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66b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1"/>
    <style:style style:name="T1" style:family="text">
      <style:text-properties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ne 2017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style-name="ce15"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102260" calcext:value-type="float">
            <text:p>102260</text:p>
          </table:table-cell>
          <table:table-cell office:value-type="float" office:value="8400" calcext:value-type="float">
            <text:p>840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9.818" calcext:value-type="float">
            <text:p>189.818</text:p>
          </table:table-cell>
          <table:table-cell table:style-name="Default" office:value-type="float" office:value="4.67269" calcext:value-type="float">
            <text:p>4.67269</text:p>
          </table:table-cell>
          <table:table-cell table:style-name="Default" office:value-type="float" office:value="190.068" calcext:value-type="float">
            <text:p>190.06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4.696" calcext:value-type="float">
            <text:p>24.696</text:p>
          </table:table-cell>
          <table:table-cell table:style-name="Default" office:value-type="float" office:value="0.211" calcext:value-type="float">
            <text:p>0.211</text:p>
          </table:table-cell>
          <table:table-cell office:value-type="float" office:value="-0.117785" calcext:value-type="float">
            <text:p>-0.117785</text:p>
          </table:table-cell>
          <table:table-cell office:value-type="float" office:value="-0.157207" calcext:value-type="float">
            <text:p>-0.157207</text:p>
          </table:table-cell>
          <table:table-cell office:value-type="float" office:value="-0.980517" calcext:value-type="float">
            <text:p>-0.980517</text:p>
          </table:table-cell>
          <table:table-cell office:value-type="float" office:value="-1024.576" calcext:value-type="float">
            <text:p>-1024.576</text:p>
          </table:table-cell>
          <table:table-cell office:value-type="float" office:value="-937.952" calcext:value-type="float">
            <text:p>-937.952</text:p>
          </table:table-cell>
          <table:table-cell office:value-type="float" office:value="-8291.162" calcext:value-type="float">
            <text:p>-8291.162</text:p>
          </table:table-cell>
          <table:table-cell table:number-columns-repeated="46"/>
        </table:table-row>
        <table:table-row table:style-name="ro1">
          <table:table-cell table:style-name="ce15"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102264" calcext:value-type="float">
            <text:p>102264</text:p>
          </table:table-cell>
          <table:table-cell office:value-type="float" office:value="7275" calcext:value-type="float">
            <text:p>727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89.672" calcext:value-type="float">
            <text:p>189.672</text:p>
          </table:table-cell>
          <table:table-cell table:style-name="Default" office:value-type="float" office:value="4.70647" calcext:value-type="float">
            <text:p>4.70647</text:p>
          </table:table-cell>
          <table:table-cell table:style-name="Default" office:value-type="float" office:value="189.94" calcext:value-type="float">
            <text:p>189.9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3.93" calcext:value-type="float">
            <text:p>23.93</text:p>
          </table:table-cell>
          <table:table-cell table:style-name="Default" office:value-type="float" office:value="0.156" calcext:value-type="float">
            <text:p>0.156</text:p>
          </table:table-cell>
          <table:table-cell office:value-type="float" office:value="-0.0182159" calcext:value-type="float">
            <text:p>-0.0182159</text:p>
          </table:table-cell>
          <table:table-cell office:value-type="float" office:value="-0.39557" calcext:value-type="float">
            <text:p>-0.39557</text:p>
          </table:table-cell>
          <table:table-cell office:value-type="float" office:value="-0.918255" calcext:value-type="float">
            <text:p>-0.918255</text:p>
          </table:table-cell>
          <table:table-cell office:value-type="float" office:value="-696.686" calcext:value-type="float">
            <text:p>-696.686</text:p>
          </table:table-cell>
          <table:table-cell office:value-type="float" office:value="-3777.451" calcext:value-type="float">
            <text:p>-3777.451</text:p>
          </table:table-cell>
          <table:table-cell office:value-type="float" office:value="-7477.828" calcext:value-type="float">
            <text:p>-7477.828</text:p>
          </table:table-cell>
          <table:table-cell table:number-columns-repeated="46"/>
        </table:table-row>
        <table:table-row table:style-name="ro1">
          <table:table-cell table:style-name="ce15"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102268" calcext:value-type="float">
            <text:p>102268</text:p>
          </table:table-cell>
          <table:table-cell office:value-type="float" office:value="7000" calcext:value-type="float">
            <text:p>7000</text:p>
          </table:table-cell>
          <table:table-cell office:value-type="float" office:value="650" calcext:value-type="float">
            <text:p>65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189.236" calcext:value-type="float">
            <text:p>189.236</text:p>
          </table:table-cell>
          <table:table-cell table:style-name="Default" office:value-type="float" office:value="4.71374" calcext:value-type="float">
            <text:p>4.71374</text:p>
          </table:table-cell>
          <table:table-cell table:style-name="Default" office:value-type="float" office:value="189.41" calcext:value-type="float">
            <text:p>189.4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8.961" calcext:value-type="float">
            <text:p>28.961</text:p>
          </table:table-cell>
          <table:table-cell table:style-name="Default" office:value-type="float" office:value="0.136" calcext:value-type="float">
            <text:p>0.136</text:p>
          </table:table-cell>
          <table:table-cell office:value-type="float" office:value="-0.0201957" calcext:value-type="float">
            <text:p>-0.0201957</text:p>
          </table:table-cell>
          <table:table-cell office:value-type="float" office:value="-0.641505" calcext:value-type="float">
            <text:p>-0.641505</text:p>
          </table:table-cell>
          <table:table-cell office:value-type="float" office:value="-0.766853" calcext:value-type="float">
            <text:p>-0.766853</text:p>
          </table:table-cell>
          <table:table-cell office:value-type="float" office:value="52.782" calcext:value-type="float">
            <text:p>52.782</text:p>
          </table:table-cell>
          <table:table-cell office:value-type="float" office:value="-4966.931" calcext:value-type="float">
            <text:p>-4966.931</text:p>
          </table:table-cell>
          <table:table-cell office:value-type="float" office:value="-6782.54" calcext:value-type="float">
            <text:p>-6782.54</text:p>
          </table:table-cell>
          <table:table-cell table:number-columns-repeated="46"/>
        </table:table-row>
        <table:table-row table:style-name="ro1">
          <table:table-cell table:style-name="ce15" office:value-type="float" office:value="4" calcext:value-type="float">
            <text:p>004</text:p>
          </table:table-cell>
          <table:table-cell office:value-type="string" calcext:value-type="string">
            <text:p>FT004A</text:p>
          </table:table-cell>
          <table:table-cell office:value-type="float" office:value="102161" calcext:value-type="float">
            <text:p>102161</text:p>
          </table:table-cell>
          <table:table-cell office:value-type="float" office:value="7800" calcext:value-type="float">
            <text:p>7800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88.48" calcext:value-type="float">
            <text:p>188.48</text:p>
          </table:table-cell>
          <table:table-cell table:style-name="Default" office:value-type="float" office:value="4.69401" calcext:value-type="float">
            <text:p>4.69401</text:p>
          </table:table-cell>
          <table:table-cell table:style-name="Default" office:value-type="float" office:value="188.268" calcext:value-type="float">
            <text:p>188.26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2.423" calcext:value-type="float">
            <text:p>52.423</text:p>
          </table:table-cell>
          <table:table-cell table:style-name="Default" office:value-type="float" office:value="0.129" calcext:value-type="float">
            <text:p>0.129</text:p>
          </table:table-cell>
          <table:table-cell office:value-type="float" office:value="0.0117066" calcext:value-type="float">
            <text:p>0.0117066</text:p>
          </table:table-cell>
          <table:table-cell office:value-type="float" office:value="-0.875758" calcext:value-type="float">
            <text:p>-0.875758</text:p>
          </table:table-cell>
          <table:table-cell office:value-type="float" office:value="-0.482609" calcext:value-type="float">
            <text:p>-0.482609</text:p>
          </table:table-cell>
          <table:table-cell office:value-type="float" office:value="130.05" calcext:value-type="float">
            <text:p>130.05</text:p>
          </table:table-cell>
          <table:table-cell office:value-type="float" office:value="-7385.147" calcext:value-type="float">
            <text:p>-7385.147</text:p>
          </table:table-cell>
          <table:table-cell office:value-type="float" office:value="-4012.735" calcext:value-type="float">
            <text:p>-4012.735</text:p>
          </table:table-cell>
          <table:table-cell table:number-columns-repeated="46"/>
        </table:table-row>
        <table:table-row table:style-name="ro1">
          <table:table-cell table:style-name="ce15"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102274" calcext:value-type="float">
            <text:p>102274</text:p>
          </table:table-cell>
          <table:table-cell office:value-type="float" office:value="7925" calcext:value-type="float">
            <text:p>792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9.053" calcext:value-type="float">
            <text:p>189.053</text:p>
          </table:table-cell>
          <table:table-cell table:style-name="Default" office:value-type="float" office:value="4.67897" calcext:value-type="float">
            <text:p>4.67897</text:p>
          </table:table-cell>
          <table:table-cell table:style-name="Default" office:value-type="float" office:value="188.575" calcext:value-type="float">
            <text:p>188.57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5.062" calcext:value-type="float">
            <text:p>55.062</text:p>
          </table:table-cell>
          <table:table-cell table:style-name="Default" office:value-type="float" office:value="0.134" calcext:value-type="float">
            <text:p>0.134</text:p>
          </table:table-cell>
          <table:table-cell office:value-type="float" office:value="0.291244" calcext:value-type="float">
            <text:p>0.291244</text:p>
          </table:table-cell>
          <table:table-cell office:value-type="float" office:value="-0.813599" calcext:value-type="float">
            <text:p>-0.813599</text:p>
          </table:table-cell>
          <table:table-cell office:value-type="float" office:value="-0.503223" calcext:value-type="float">
            <text:p>-0.503223</text:p>
          </table:table-cell>
          <table:table-cell office:value-type="float" office:value="1921.374" calcext:value-type="float">
            <text:p>1921.374</text:p>
          </table:table-cell>
          <table:table-cell office:value-type="float" office:value="-6875.501" calcext:value-type="float">
            <text:p>-6875.501</text:p>
          </table:table-cell>
          <table:table-cell office:value-type="float" office:value="-4438.582" calcext:value-type="float">
            <text:p>-4438.582</text:p>
          </table:table-cell>
          <table:table-cell table:number-columns-repeated="46"/>
        </table:table-row>
        <table:table-row table:style-name="ro1">
          <table:table-cell table:style-name="ce15"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102278" calcext:value-type="float">
            <text:p>102278</text:p>
          </table:table-cell>
          <table:table-cell office:value-type="float" office:value="7975" calcext:value-type="float">
            <text:p>7975</text:p>
          </table:table-cell>
          <table:table-cell office:value-type="float" office:value="650" calcext:value-type="float">
            <text:p>65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189.602" calcext:value-type="float">
            <text:p>189.602</text:p>
          </table:table-cell>
          <table:table-cell table:style-name="Default" office:value-type="float" office:value="4.62711" calcext:value-type="float">
            <text:p>4.62711</text:p>
          </table:table-cell>
          <table:table-cell table:style-name="Default" office:value-type="float" office:value="189.793" calcext:value-type="float">
            <text:p>189.79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0.499" calcext:value-type="float">
            <text:p>30.499</text:p>
          </table:table-cell>
          <table:table-cell table:style-name="Default" office:value-type="float" office:value="0.159" calcext:value-type="float">
            <text:p>0.159</text:p>
          </table:table-cell>
          <table:table-cell office:value-type="float" office:value="0.669189" calcext:value-type="float">
            <text:p>0.669189</text:p>
          </table:table-cell>
          <table:table-cell office:value-type="float" office:value="-0.565447" calcext:value-type="float">
            <text:p>-0.565447</text:p>
          </table:table-cell>
          <table:table-cell office:value-type="float" office:value="-0.482137" calcext:value-type="float">
            <text:p>-0.482137</text:p>
          </table:table-cell>
          <table:table-cell office:value-type="float" office:value="5718.998" calcext:value-type="float">
            <text:p>5718.998</text:p>
          </table:table-cell>
          <table:table-cell office:value-type="float" office:value="-4601.355" calcext:value-type="float">
            <text:p>-4601.355</text:p>
          </table:table-cell>
          <table:table-cell office:value-type="float" office:value="-4097.963" calcext:value-type="float">
            <text:p>-4097.963</text:p>
          </table:table-cell>
          <table:table-cell table:number-columns-repeated="46"/>
        </table:table-row>
        <table:table-row table:style-name="ro1">
          <table:table-cell table:style-name="ce15"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102281" calcext:value-type="float">
            <text:p>102281</text:p>
          </table:table-cell>
          <table:table-cell office:value-type="float" office:value="7500" calcext:value-type="float">
            <text:p>7500</text:p>
          </table:table-cell>
          <table:table-cell office:value-type="float" office:value="650" calcext:value-type="float">
            <text:p>65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189.701" calcext:value-type="float">
            <text:p>189.701</text:p>
          </table:table-cell>
          <table:table-cell table:style-name="Default" office:value-type="float" office:value="4.6196" calcext:value-type="float">
            <text:p>4.6196</text:p>
          </table:table-cell>
          <table:table-cell table:style-name="Default" office:value-type="float" office:value="190.007" calcext:value-type="float">
            <text:p>190.00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7.079" calcext:value-type="float">
            <text:p>27.079</text:p>
          </table:table-cell>
          <table:table-cell table:style-name="Default" office:value-type="float" office:value="0.151" calcext:value-type="float">
            <text:p>0.151</text:p>
          </table:table-cell>
          <table:table-cell office:value-type="float" office:value="0.839189" calcext:value-type="float">
            <text:p>0.839189</text:p>
          </table:table-cell>
          <table:table-cell office:value-type="float" office:value="-0.248235" calcext:value-type="float">
            <text:p>-0.248235</text:p>
          </table:table-cell>
          <table:table-cell office:value-type="float" office:value="-0.483882" calcext:value-type="float">
            <text:p>-0.483882</text:p>
          </table:table-cell>
          <table:table-cell office:value-type="float" office:value="7108.091" calcext:value-type="float">
            <text:p>7108.091</text:p>
          </table:table-cell>
          <table:table-cell office:value-type="float" office:value="-1968.96" calcext:value-type="float">
            <text:p>-1968.96</text:p>
          </table:table-cell>
          <table:table-cell office:value-type="float" office:value="-4033.685" calcext:value-type="float">
            <text:p>-4033.685</text:p>
          </table:table-cell>
          <table:table-cell table:number-columns-repeated="46"/>
        </table:table-row>
        <table:table-row table:style-name="ro1">
          <table:table-cell table:style-name="ce15"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102286" calcext:value-type="float">
            <text:p>102286</text:p>
          </table:table-cell>
          <table:table-cell office:value-type="float" office:value="7025" calcext:value-type="float">
            <text:p>7025</text:p>
          </table:table-cell>
          <table:table-cell office:value-type="float" office:value="650" calcext:value-type="float">
            <text:p>65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189.323" calcext:value-type="float">
            <text:p>189.323</text:p>
          </table:table-cell>
          <table:table-cell table:style-name="Default" office:value-type="float" office:value="4.60502" calcext:value-type="float">
            <text:p>4.60502</text:p>
          </table:table-cell>
          <table:table-cell table:style-name="Default" office:value-type="float" office:value="188.905" calcext:value-type="float">
            <text:p>188.90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9.428" calcext:value-type="float">
            <text:p>59.428</text:p>
          </table:table-cell>
          <table:table-cell table:style-name="Default" office:value-type="float" office:value="0.159" calcext:value-type="float">
            <text:p>0.159</text:p>
          </table:table-cell>
          <table:table-cell office:value-type="float" office:value="0.634615" calcext:value-type="float">
            <text:p>0.634615</text:p>
          </table:table-cell>
          <table:table-cell office:value-type="float" office:value="-0.245283" calcext:value-type="float">
            <text:p>-0.245283</text:p>
          </table:table-cell>
          <table:table-cell office:value-type="float" office:value="-0.732871" calcext:value-type="float">
            <text:p>-0.732871</text:p>
          </table:table-cell>
          <table:table-cell office:value-type="float" office:value="5378.772" calcext:value-type="float">
            <text:p>5378.772</text:p>
          </table:table-cell>
          <table:table-cell office:value-type="float" office:value="-1998.712" calcext:value-type="float">
            <text:p>-1998.712</text:p>
          </table:table-cell>
          <table:table-cell office:value-type="float" office:value="-6144.235" calcext:value-type="float">
            <text:p>-6144.235</text:p>
          </table:table-cell>
          <table:table-cell table:number-columns-repeated="46"/>
        </table:table-row>
        <table:table-row table:style-name="ro1">
          <table:table-cell table:style-name="ce15"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102290" calcext:value-type="float">
            <text:p>102290</text:p>
          </table:table-cell>
          <table:table-cell office:value-type="float" office:value="8000" calcext:value-type="float">
            <text:p>8000</text:p>
          </table:table-cell>
          <table:table-cell office:value-type="float" office:value="650" calcext:value-type="float">
            <text:p>65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188.814" calcext:value-type="float">
            <text:p>188.814</text:p>
          </table:table-cell>
          <table:table-cell table:style-name="Default" office:value-type="float" office:value="4.67061" calcext:value-type="float">
            <text:p>4.67061</text:p>
          </table:table-cell>
          <table:table-cell table:style-name="Default" office:value-type="float" office:value="189.005" calcext:value-type="float">
            <text:p>189.00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7.419" calcext:value-type="float">
            <text:p>27.419</text:p>
          </table:table-cell>
          <table:table-cell table:style-name="Default" office:value-type="float" office:value="0.134" calcext:value-type="float">
            <text:p>0.134</text:p>
          </table:table-cell>
          <table:table-cell office:value-type="float" office:value="0.334161" calcext:value-type="float">
            <text:p>0.334161</text:p>
          </table:table-cell>
          <table:table-cell office:value-type="float" office:value="-0.072872" calcext:value-type="float">
            <text:p>-0.072872</text:p>
          </table:table-cell>
          <table:table-cell office:value-type="float" office:value="-0.939695" calcext:value-type="float">
            <text:p>-0.939695</text:p>
          </table:table-cell>
          <table:table-cell office:value-type="float" office:value="3236.157" calcext:value-type="float">
            <text:p>3236.157</text:p>
          </table:table-cell>
          <table:table-cell office:value-type="float" office:value="-446.655" calcext:value-type="float">
            <text:p>-446.655</text:p>
          </table:table-cell>
          <table:table-cell office:value-type="float" office:value="-7745.693" calcext:value-type="float">
            <text:p>-7745.693</text:p>
          </table:table-cell>
          <table:table-cell table:number-columns-repeated="46"/>
        </table:table-row>
        <table:table-row table:style-name="ro1">
          <table:table-cell table:style-name="ce15"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102165" calcext:value-type="float">
            <text:p>102165</text:p>
          </table:table-cell>
          <table:table-cell office:value-type="float" office:value="6850" calcext:value-type="float">
            <text:p>6850</text:p>
          </table:table-cell>
          <table:table-cell office:value-type="float" office:value="650" calcext:value-type="float">
            <text:p>65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190.151" calcext:value-type="float">
            <text:p>190.151</text:p>
          </table:table-cell>
          <table:table-cell table:style-name="Default" office:value-type="float" office:value="4.69097" calcext:value-type="float">
            <text:p>4.69097</text:p>
          </table:table-cell>
          <table:table-cell table:style-name="Default" office:value-type="float" office:value="190.428" calcext:value-type="float">
            <text:p>190.42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9.691" calcext:value-type="float">
            <text:p>29.691</text:p>
          </table:table-cell>
          <table:table-cell table:style-name="Default" office:value-type="float" office:value="0.139" calcext:value-type="float">
            <text:p>0.139</text:p>
          </table:table-cell>
          <table:table-cell office:value-type="float" office:value="0.351909" calcext:value-type="float">
            <text:p>0.351909</text:p>
          </table:table-cell>
          <table:table-cell office:value-type="float" office:value="-0.449751" calcext:value-type="float">
            <text:p>-0.449751</text:p>
          </table:table-cell>
          <table:table-cell office:value-type="float" office:value="-0.820904" calcext:value-type="float">
            <text:p>-0.820904</text:p>
          </table:table-cell>
          <table:table-cell office:value-type="float" office:value="3518.27" calcext:value-type="float">
            <text:p>3518.27</text:p>
          </table:table-cell>
          <table:table-cell office:value-type="float" office:value="-3622.262" calcext:value-type="float">
            <text:p>-3622.262</text:p>
          </table:table-cell>
          <table:table-cell office:value-type="float" office:value="-6720.693" calcext:value-type="float">
            <text:p>-6720.693</text:p>
          </table:table-cell>
          <table:table-cell table:number-columns-repeated="46"/>
        </table:table-row>
        <table:table-row table:style-name="ro1">
          <table:table-cell table:style-name="ce15"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102293" calcext:value-type="float">
            <text:p>102293</text:p>
          </table:table-cell>
          <table:table-cell office:value-type="float" office:value="6975" calcext:value-type="float">
            <text:p>697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89.342" calcext:value-type="float">
            <text:p>189.342</text:p>
          </table:table-cell>
          <table:table-cell table:style-name="Default" office:value-type="float" office:value="4.63162" calcext:value-type="float">
            <text:p>4.63162</text:p>
          </table:table-cell>
          <table:table-cell table:style-name="Default" office:value-type="float" office:value="189.858" calcext:value-type="float">
            <text:p>189.85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9.649" calcext:value-type="float">
            <text:p>19.649</text:p>
          </table:table-cell>
          <table:table-cell table:style-name="Default" office:value-type="float" office:value="0.189" calcext:value-type="float">
            <text:p>0.189</text:p>
          </table:table-cell>
          <table:table-cell office:value-type="float" office:value="0.858499" calcext:value-type="float">
            <text:p>0.858499</text:p>
          </table:table-cell>
          <table:table-cell office:value-type="float" office:value="0.0091468" calcext:value-type="float">
            <text:p>0.0091468</text:p>
          </table:table-cell>
          <table:table-cell office:value-type="float" office:value="-0.512734" calcext:value-type="float">
            <text:p>-0.512734</text:p>
          </table:table-cell>
          <table:table-cell office:value-type="float" office:value="7022.979" calcext:value-type="float">
            <text:p>7022.979</text:p>
          </table:table-cell>
          <table:table-cell office:value-type="float" office:value="-573.155" calcext:value-type="float">
            <text:p>-573.155</text:p>
          </table:table-cell>
          <table:table-cell office:value-type="float" office:value="-4585.505" calcext:value-type="float">
            <text:p>-4585.505</text:p>
          </table:table-cell>
          <table:table-cell table:number-columns-repeated="46"/>
        </table:table-row>
        <table:table-row table:style-name="ro1">
          <table:table-cell table:style-name="ce15"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102296" calcext:value-type="float">
            <text:p>102296</text:p>
          </table:table-cell>
          <table:table-cell office:value-type="float" office:value="8550" calcext:value-type="float">
            <text:p>855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8.347" calcext:value-type="float">
            <text:p>188.347</text:p>
          </table:table-cell>
          <table:table-cell table:style-name="Default" office:value-type="float" office:value="4.60312" calcext:value-type="float">
            <text:p>4.60312</text:p>
          </table:table-cell>
          <table:table-cell table:style-name="Default" office:value-type="float" office:value="188.8" calcext:value-type="float">
            <text:p>188.8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30.42" calcext:value-type="float">
            <text:p>30.42</text:p>
          </table:table-cell>
          <table:table-cell table:style-name="Default" office:value-type="float" office:value="0.266" calcext:value-type="float">
            <text:p>0.266</text:p>
          </table:table-cell>
          <table:table-cell office:value-type="float" office:value="0.758091" calcext:value-type="float">
            <text:p>0.758091</text:p>
          </table:table-cell>
          <table:table-cell office:value-type="float" office:value="0.435532" calcext:value-type="float">
            <text:p>0.435532</text:p>
          </table:table-cell>
          <table:table-cell office:value-type="float" office:value="-0.485397" calcext:value-type="float">
            <text:p>-0.485397</text:p>
          </table:table-cell>
          <table:table-cell office:value-type="float" office:value="6372.884" calcext:value-type="float">
            <text:p>6372.884</text:p>
          </table:table-cell>
          <table:table-cell office:value-type="float" office:value="3578.352" calcext:value-type="float">
            <text:p>3578.352</text:p>
          </table:table-cell>
          <table:table-cell office:value-type="float" office:value="-4154.071" calcext:value-type="float">
            <text:p>-4154.071</text:p>
          </table:table-cell>
          <table:table-cell table:number-columns-repeated="46"/>
        </table:table-row>
        <table:table-row table:style-name="ro1">
          <table:table-cell table:style-name="ce15"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102300" calcext:value-type="float">
            <text:p>102300</text:p>
          </table:table-cell>
          <table:table-cell office:value-type="float" office:value="7975" calcext:value-type="float">
            <text:p>797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8.93" calcext:value-type="float">
            <text:p>188.93</text:p>
          </table:table-cell>
          <table:table-cell table:style-name="Default" office:value-type="float" office:value="4.64654" calcext:value-type="float">
            <text:p>4.64654</text:p>
          </table:table-cell>
          <table:table-cell table:style-name="Default" office:value-type="float" office:value="189.442" calcext:value-type="float">
            <text:p>189.44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2.222" calcext:value-type="float">
            <text:p>22.222</text:p>
          </table:table-cell>
          <table:table-cell table:style-name="Default" office:value-type="float" office:value="0.138" calcext:value-type="float">
            <text:p>0.138</text:p>
          </table:table-cell>
          <table:table-cell office:value-type="float" office:value="0.494661" calcext:value-type="float">
            <text:p>0.494661</text:p>
          </table:table-cell>
          <table:table-cell office:value-type="float" office:value="0.770977" calcext:value-type="float">
            <text:p>0.770977</text:p>
          </table:table-cell>
          <table:table-cell office:value-type="float" office:value="-0.40113" calcext:value-type="float">
            <text:p>-0.40113</text:p>
          </table:table-cell>
          <table:table-cell office:value-type="float" office:value="4185.466" calcext:value-type="float">
            <text:p>4185.466</text:p>
          </table:table-cell>
          <table:table-cell office:value-type="float" office:value="6759.286" calcext:value-type="float">
            <text:p>6759.286</text:p>
          </table:table-cell>
          <table:table-cell office:value-type="float" office:value="-2731.674" calcext:value-type="float">
            <text:p>-2731.674</text:p>
          </table:table-cell>
          <table:table-cell table:number-columns-repeated="46"/>
        </table:table-row>
        <table:table-row table:style-name="ro1">
          <table:table-cell table:style-name="ce15"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102304" calcext:value-type="float">
            <text:p>102304</text:p>
          </table:table-cell>
          <table:table-cell office:value-type="float" office:value="4575" calcext:value-type="float">
            <text:p>4575</text:p>
          </table:table-cell>
          <table:table-cell office:value-type="float" office:value="650" calcext:value-type="float">
            <text:p>65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189.899" calcext:value-type="float">
            <text:p>189.899</text:p>
          </table:table-cell>
          <table:table-cell table:style-name="Default" office:value-type="float" office:value="4.65385" calcext:value-type="float">
            <text:p>4.65385</text:p>
          </table:table-cell>
          <table:table-cell table:style-name="Default" office:value-type="float" office:value="189.834" calcext:value-type="float">
            <text:p>189.83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2.877" calcext:value-type="float">
            <text:p>42.877</text:p>
          </table:table-cell>
          <table:table-cell table:style-name="Default" office:value-type="float" office:value="0.153" calcext:value-type="float">
            <text:p>0.153</text:p>
          </table:table-cell>
          <table:table-cell office:value-type="float" office:value="0.398667" calcext:value-type="float">
            <text:p>0.398667</text:p>
          </table:table-cell>
          <table:table-cell office:value-type="float" office:value="0.519174" calcext:value-type="float">
            <text:p>0.519174</text:p>
          </table:table-cell>
          <table:table-cell office:value-type="float" office:value="-0.755991" calcext:value-type="float">
            <text:p>-0.755991</text:p>
          </table:table-cell>
          <table:table-cell office:value-type="float" office:value="2970.867" calcext:value-type="float">
            <text:p>2970.867</text:p>
          </table:table-cell>
          <table:table-cell office:value-type="float" office:value="4259.201" calcext:value-type="float">
            <text:p>4259.201</text:p>
          </table:table-cell>
          <table:table-cell office:value-type="float" office:value="-6611.379" calcext:value-type="float">
            <text:p>-6611.379</text:p>
          </table:table-cell>
          <table:table-cell table:number-columns-repeated="46"/>
        </table:table-row>
        <table:table-row table:style-name="ro1">
          <table:table-cell table:style-name="ce15"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102168" calcext:value-type="float">
            <text:p>102168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89.931" calcext:value-type="float">
            <text:p>189.931</text:p>
          </table:table-cell>
          <table:table-cell table:style-name="Default" office:value-type="float" office:value="4.7125" calcext:value-type="float">
            <text:p>4.7125</text:p>
          </table:table-cell>
          <table:table-cell table:style-name="Default" office:value-type="float" office:value="189.679" calcext:value-type="float">
            <text:p>189.679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8.671" calcext:value-type="float">
            <text:p>58.671</text:p>
          </table:table-cell>
          <table:table-cell table:style-name="Default" office:value-type="float" office:value="0.195" calcext:value-type="float">
            <text:p>0.195</text:p>
          </table:table-cell>
          <table:table-cell office:value-type="float" office:value="0.226439" calcext:value-type="float">
            <text:p>0.226439</text:p>
          </table:table-cell>
          <table:table-cell office:value-type="float" office:value="0.265425" calcext:value-type="float">
            <text:p>0.265425</text:p>
          </table:table-cell>
          <table:table-cell office:value-type="float" office:value="-0.937163" calcext:value-type="float">
            <text:p>-0.937163</text:p>
          </table:table-cell>
          <table:table-cell office:value-type="float" office:value="1815.463" calcext:value-type="float">
            <text:p>1815.463</text:p>
          </table:table-cell>
          <table:table-cell office:value-type="float" office:value="2378.541" calcext:value-type="float">
            <text:p>2378.541</text:p>
          </table:table-cell>
          <table:table-cell office:value-type="float" office:value="-7856.244" calcext:value-type="float">
            <text:p>-7856.244</text:p>
          </table:table-cell>
          <table:table-cell table:number-columns-repeated="46"/>
        </table:table-row>
        <table:table-row table:style-name="ro1">
          <table:table-cell table:style-name="ce15"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102306" calcext:value-type="float">
            <text:p>102306</text:p>
          </table:table-cell>
          <table:table-cell office:value-type="float" office:value="5600" calcext:value-type="float">
            <text:p>5600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89.619" calcext:value-type="float">
            <text:p>189.619</text:p>
          </table:table-cell>
          <table:table-cell table:style-name="Default" office:value-type="float" office:value="4.67096" calcext:value-type="float">
            <text:p>4.67096</text:p>
          </table:table-cell>
          <table:table-cell table:style-name="Default" office:value-type="float" office:value="189.978" calcext:value-type="float">
            <text:p>189.97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8.707" calcext:value-type="float">
            <text:p>28.707</text:p>
          </table:table-cell>
          <table:table-cell table:style-name="Default" office:value-type="float" office:value="0.197" calcext:value-type="float">
            <text:p>0.197</text:p>
          </table:table-cell>
          <table:table-cell office:value-type="float" office:value="0.526819" calcext:value-type="float">
            <text:p>0.526819</text:p>
          </table:table-cell>
          <table:table-cell office:value-type="float" office:value="0.198183" calcext:value-type="float">
            <text:p>0.198183</text:p>
          </table:table-cell>
          <table:table-cell office:value-type="float" office:value="-0.82655" calcext:value-type="float">
            <text:p>-0.82655</text:p>
          </table:table-cell>
          <table:table-cell office:value-type="float" office:value="4369.874" calcext:value-type="float">
            <text:p>4369.874</text:p>
          </table:table-cell>
          <table:table-cell office:value-type="float" office:value="2268.019" calcext:value-type="float">
            <text:p>2268.019</text:p>
          </table:table-cell>
          <table:table-cell office:value-type="float" office:value="-6814.364" calcext:value-type="float">
            <text:p>-6814.364</text:p>
          </table:table-cell>
          <table:table-cell table:number-columns-repeated="46"/>
        </table:table-row>
        <table:table-row table:style-name="ro1">
          <table:table-cell table:style-name="ce15"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102310" calcext:value-type="float">
            <text:p>102310</text:p>
          </table:table-cell>
          <table:table-cell office:value-type="float" office:value="10700" calcext:value-type="float">
            <text:p>10700</text:p>
          </table:table-cell>
          <table:table-cell office:value-type="float" office:value="650" calcext:value-type="float">
            <text:p>65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189.787" calcext:value-type="float">
            <text:p>189.787</text:p>
          </table:table-cell>
          <table:table-cell table:style-name="Default" office:value-type="float" office:value="4.66022" calcext:value-type="float">
            <text:p>4.66022</text:p>
          </table:table-cell>
          <table:table-cell table:style-name="Default" office:value-type="float" office:value="190.002" calcext:value-type="float">
            <text:p>190.00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32.007" calcext:value-type="float">
            <text:p>32.007</text:p>
          </table:table-cell>
          <table:table-cell table:style-name="Default" office:value-type="float" office:value="0.131" calcext:value-type="float">
            <text:p>0.131</text:p>
          </table:table-cell>
          <table:table-cell office:value-type="float" office:value="0.256288" calcext:value-type="float">
            <text:p>0.256288</text:p>
          </table:table-cell>
          <table:table-cell office:value-type="float" office:value="0.824847" calcext:value-type="float">
            <text:p>0.824847</text:p>
          </table:table-cell>
          <table:table-cell office:value-type="float" office:value="-0.503929" calcext:value-type="float">
            <text:p>-0.503929</text:p>
          </table:table-cell>
          <table:table-cell office:value-type="float" office:value="2712.34" calcext:value-type="float">
            <text:p>2712.34</text:p>
          </table:table-cell>
          <table:table-cell office:value-type="float" office:value="6601.696" calcext:value-type="float">
            <text:p>6601.696</text:p>
          </table:table-cell>
          <table:table-cell office:value-type="float" office:value="-4442.117" calcext:value-type="float">
            <text:p>-4442.117</text:p>
          </table:table-cell>
          <table:table-cell table:number-columns-repeated="46"/>
        </table:table-row>
        <table:table-row table:style-name="ro1">
          <table:table-cell table:style-name="ce15"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102313" calcext:value-type="float">
            <text:p>102313</text:p>
          </table:table-cell>
          <table:table-cell office:value-type="float" office:value="6050" calcext:value-type="float">
            <text:p>6050</text:p>
          </table:table-cell>
          <table:table-cell office:value-type="float" office:value="650" calcext:value-type="float">
            <text:p>65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189.41" calcext:value-type="float">
            <text:p>189.41</text:p>
          </table:table-cell>
          <table:table-cell table:style-name="Default" office:value-type="float" office:value="4.65662" calcext:value-type="float">
            <text:p>4.65662</text:p>
          </table:table-cell>
          <table:table-cell table:style-name="Default" office:value-type="float" office:value="189.839" calcext:value-type="float">
            <text:p>189.839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6.169" calcext:value-type="float">
            <text:p>26.169</text:p>
          </table:table-cell>
          <table:table-cell table:style-name="Default" office:value-type="float" office:value="0.176" calcext:value-type="float">
            <text:p>0.176</text:p>
          </table:table-cell>
          <table:table-cell office:value-type="float" office:value="-0.156289" calcext:value-type="float">
            <text:p>-0.156289</text:p>
          </table:table-cell>
          <table:table-cell office:value-type="float" office:value="0.853895" calcext:value-type="float">
            <text:p>0.853895</text:p>
          </table:table-cell>
          <table:table-cell office:value-type="float" office:value="-0.496424" calcext:value-type="float">
            <text:p>-0.496424</text:p>
          </table:table-cell>
          <table:table-cell office:value-type="float" office:value="-1034.216" calcext:value-type="float">
            <text:p>-1034.216</text:p>
          </table:table-cell>
          <table:table-cell office:value-type="float" office:value="7128.833" calcext:value-type="float">
            <text:p>7128.833</text:p>
          </table:table-cell>
          <table:table-cell office:value-type="float" office:value="-4333.855" calcext:value-type="float">
            <text:p>-4333.855</text:p>
          </table:table-cell>
          <table:table-cell table:number-columns-repeated="46"/>
        </table:table-row>
        <table:table-row table:style-name="ro1">
          <table:table-cell table:style-name="ce15"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102315" calcext:value-type="float">
            <text:p>102315</text:p>
          </table:table-cell>
          <table:table-cell office:value-type="float" office:value="5850" calcext:value-type="float">
            <text:p>5850</text:p>
          </table:table-cell>
          <table:table-cell office:value-type="float" office:value="650" calcext:value-type="float">
            <text:p>65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188.899" calcext:value-type="float">
            <text:p>188.899</text:p>
          </table:table-cell>
          <table:table-cell table:style-name="Default" office:value-type="float" office:value="4.65801" calcext:value-type="float">
            <text:p>4.65801</text:p>
          </table:table-cell>
          <table:table-cell table:style-name="Default" office:value-type="float" office:value="189.391" calcext:value-type="float">
            <text:p>189.39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8.417" calcext:value-type="float">
            <text:p>28.417</text:p>
          </table:table-cell>
          <table:table-cell table:style-name="Default" office:value-type="float" office:value="0.195" calcext:value-type="float">
            <text:p>0.195</text:p>
          </table:table-cell>
          <table:table-cell office:value-type="float" office:value="-0.561451" calcext:value-type="float">
            <text:p>-0.561451</text:p>
          </table:table-cell>
          <table:table-cell office:value-type="float" office:value="0.719514" calcext:value-type="float">
            <text:p>0.719514</text:p>
          </table:table-cell>
          <table:table-cell office:value-type="float" office:value="-0.408745" calcext:value-type="float">
            <text:p>-0.408745</text:p>
          </table:table-cell>
          <table:table-cell office:value-type="float" office:value="-4825.034" calcext:value-type="float">
            <text:p>-4825.034</text:p>
          </table:table-cell>
          <table:table-cell office:value-type="float" office:value="6259.895" calcext:value-type="float">
            <text:p>6259.895</text:p>
          </table:table-cell>
          <table:table-cell office:value-type="float" office:value="-2864.56" calcext:value-type="float">
            <text:p>-2864.56</text:p>
          </table:table-cell>
          <table:table-cell table:number-columns-repeated="46"/>
        </table:table-row>
        <table:table-row table:style-name="ro1">
          <table:table-cell table:style-name="ce15"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101374" calcext:value-type="float">
            <text:p>101374</text:p>
          </table:table-cell>
          <table:table-cell office:value-type="float" office:value="8650" calcext:value-type="float">
            <text:p>8650</text:p>
          </table:table-cell>
          <table:table-cell office:value-type="float" office:value="700" calcext:value-type="float">
            <text:p>7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33.238" calcext:value-type="float">
            <text:p>133.238</text:p>
          </table:table-cell>
          <table:table-cell table:style-name="Default" office:value-type="float" office:value="4.71643" calcext:value-type="float">
            <text:p>4.71643</text:p>
          </table:table-cell>
          <table:table-cell table:style-name="Default" office:value-type="float" office:value="133.52" calcext:value-type="float">
            <text:p>133.5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34.245" calcext:value-type="float">
            <text:p>34.245</text:p>
          </table:table-cell>
          <table:table-cell table:style-name="Default" office:value-type="float" office:value="0.156" calcext:value-type="float">
            <text:p>0.156</text:p>
          </table:table-cell>
          <table:table-cell office:value-type="float" office:value="-0.407617" calcext:value-type="float">
            <text:p>-0.407617</text:p>
          </table:table-cell>
          <table:table-cell office:value-type="float" office:value="0.506078" calcext:value-type="float">
            <text:p>0.506078</text:p>
          </table:table-cell>
          <table:table-cell office:value-type="float" office:value="-0.760088" calcext:value-type="float">
            <text:p>-0.760088</text:p>
          </table:table-cell>
          <table:table-cell office:value-type="float" office:value="-3406.585" calcext:value-type="float">
            <text:p>-3406.585</text:p>
          </table:table-cell>
          <table:table-cell office:value-type="float" office:value="4191.936" calcext:value-type="float">
            <text:p>4191.936</text:p>
          </table:table-cell>
          <table:table-cell office:value-type="float" office:value="-6441.611" calcext:value-type="float">
            <text:p>-6441.611</text:p>
          </table:table-cell>
          <table:table-cell table:number-columns-repeated="46"/>
        </table:table-row>
        <table:table-row table:style-name="ro1">
          <table:table-cell table:style-name="ce15"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101381" calcext:value-type="float">
            <text:p>101381</text:p>
          </table:table-cell>
          <table:table-cell office:value-type="float" office:value="6275" calcext:value-type="float">
            <text:p>6275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2.556" calcext:value-type="float">
            <text:p>132.556</text:p>
          </table:table-cell>
          <table:table-cell table:style-name="Default" office:value-type="float" office:value="4.6854" calcext:value-type="float">
            <text:p>4.6854</text:p>
          </table:table-cell>
          <table:table-cell table:style-name="Default" office:value-type="float" office:value="133.398" calcext:value-type="float">
            <text:p>133.398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18.758" calcext:value-type="float">
            <text:p>18.758</text:p>
          </table:table-cell>
          <table:table-cell table:style-name="Default" office:value-type="float" office:value="0.703" calcext:value-type="float">
            <text:p>0.703</text:p>
          </table:table-cell>
          <table:table-cell office:value-type="float" office:value="-0.20235" calcext:value-type="float">
            <text:p>-0.20235</text:p>
          </table:table-cell>
          <table:table-cell office:value-type="float" office:value="0.278234" calcext:value-type="float">
            <text:p>0.278234</text:p>
          </table:table-cell>
          <table:table-cell office:value-type="float" office:value="-0.938957" calcext:value-type="float">
            <text:p>-0.938957</text:p>
          </table:table-cell>
          <table:table-cell office:value-type="float" office:value="-1957.772" calcext:value-type="float">
            <text:p>-1957.772</text:p>
          </table:table-cell>
          <table:table-cell office:value-type="float" office:value="2024.059" calcext:value-type="float">
            <text:p>2024.059</text:p>
          </table:table-cell>
          <table:table-cell office:value-type="float" office:value="-7921.042" calcext:value-type="float">
            <text:p>-7921.042</text:p>
          </table:table-cell>
          <table:table-cell table:number-columns-repeated="46"/>
        </table:table-row>
        <table:table-row table:style-name="ro1">
          <table:table-cell table:style-name="ce15"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101386" calcext:value-type="float">
            <text:p>101386</text:p>
          </table:table-cell>
          <table:table-cell office:value-type="float" office:value="6000" calcext:value-type="float">
            <text:p>6000</text:p>
          </table:table-cell>
          <table:table-cell office:value-type="float" office:value="700" calcext:value-type="float">
            <text:p>7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132.155" calcext:value-type="float">
            <text:p>132.155</text:p>
          </table:table-cell>
          <table:table-cell table:style-name="Default" office:value-type="float" office:value="4.67574" calcext:value-type="float">
            <text:p>4.67574</text:p>
          </table:table-cell>
          <table:table-cell table:style-name="Default" office:value-type="float" office:value="132.45" calcext:value-type="float">
            <text:p>132.4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4.04" calcext:value-type="float">
            <text:p>34.04</text:p>
          </table:table-cell>
          <table:table-cell table:style-name="Default" office:value-type="float" office:value="0.189" calcext:value-type="float">
            <text:p>0.189</text:p>
          </table:table-cell>
          <table:table-cell office:value-type="float" office:value="-0.0092141" calcext:value-type="float">
            <text:p>-0.0092141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-0.825223" calcext:value-type="float">
            <text:p>-0.825223</text:p>
          </table:table-cell>
          <table:table-cell office:value-type="float" office:value="-531.117" calcext:value-type="float">
            <text:p>-531.117</text:p>
          </table:table-cell>
          <table:table-cell office:value-type="float" office:value="4907.02" calcext:value-type="float">
            <text:p>4907.02</text:p>
          </table:table-cell>
          <table:table-cell office:value-type="float" office:value="-6805.403" calcext:value-type="float">
            <text:p>-6805.403</text:p>
          </table:table-cell>
          <table:table-cell table:number-columns-repeated="46"/>
        </table:table-row>
        <table:table-row table:style-name="ro1">
          <table:table-cell table:style-name="ce15"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101391" calcext:value-type="float">
            <text:p>101391</text:p>
          </table:table-cell>
          <table:table-cell office:value-type="float" office:value="6400" calcext:value-type="float">
            <text:p>6400</text:p>
          </table:table-cell>
          <table:table-cell office:value-type="float" office:value="700" calcext:value-type="float">
            <text:p>7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131.911" calcext:value-type="float">
            <text:p>131.911</text:p>
          </table:table-cell>
          <table:table-cell table:style-name="Default" office:value-type="float" office:value="4.64797" calcext:value-type="float">
            <text:p>4.64797</text:p>
          </table:table-cell>
          <table:table-cell table:style-name="Default" office:value-type="float" office:value="132.483" calcext:value-type="float">
            <text:p>132.48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1.939" calcext:value-type="float">
            <text:p>21.939</text:p>
          </table:table-cell>
          <table:table-cell table:style-name="Default" office:value-type="float" office:value="0.212" calcext:value-type="float">
            <text:p>0.212</text:p>
          </table:table-cell>
          <table:table-cell office:value-type="float" office:value="-0.692972" calcext:value-type="float">
            <text:p>-0.692972</text:p>
          </table:table-cell>
          <table:table-cell office:value-type="float" office:value="0.503087" calcext:value-type="float">
            <text:p>0.503087</text:p>
          </table:table-cell>
          <table:table-cell office:value-type="float" office:value="-0.516424" calcext:value-type="float">
            <text:p>-0.516424</text:p>
          </table:table-cell>
          <table:table-cell office:value-type="float" office:value="-5217.75" calcext:value-type="float">
            <text:p>-5217.75</text:p>
          </table:table-cell>
          <table:table-cell office:value-type="float" office:value="4682.333" calcext:value-type="float">
            <text:p>4682.333</text:p>
          </table:table-cell>
          <table:table-cell office:value-type="float" office:value="-4639.362" calcext:value-type="float">
            <text:p>-4639.362</text:p>
          </table:table-cell>
          <table:table-cell table:number-columns-repeated="46"/>
        </table:table-row>
        <table:table-row table:style-name="ro1">
          <table:table-cell table:style-name="ce15"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101404" calcext:value-type="float">
            <text:p>101404</text:p>
          </table:table-cell>
          <table:table-cell office:value-type="float" office:value="6075" calcext:value-type="float">
            <text:p>6075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2.61" calcext:value-type="float">
            <text:p>132.61</text:p>
          </table:table-cell>
          <table:table-cell table:style-name="Default" office:value-type="float" office:value="4.65267" calcext:value-type="float">
            <text:p>4.65267</text:p>
          </table:table-cell>
          <table:table-cell table:style-name="Default" office:value-type="float" office:value="132.473" calcext:value-type="float">
            <text:p>132.47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7.731" calcext:value-type="float">
            <text:p>47.731</text:p>
          </table:table-cell>
          <table:table-cell table:style-name="Default" office:value-type="float" office:value="0.169" calcext:value-type="float">
            <text:p>0.169</text:p>
          </table:table-cell>
          <table:table-cell office:value-type="float" office:value="-0.871451" calcext:value-type="float">
            <text:p>-0.871451</text:p>
          </table:table-cell>
          <table:table-cell office:value-type="float" office:value="0.0678685" calcext:value-type="float">
            <text:p>0.0678685</text:p>
          </table:table-cell>
          <table:table-cell office:value-type="float" office:value="-0.485764" calcext:value-type="float">
            <text:p>-0.485764</text:p>
          </table:table-cell>
          <table:table-cell office:value-type="float" office:value="-7271.822" calcext:value-type="float">
            <text:p>-7271.822</text:p>
          </table:table-cell>
          <table:table-cell office:value-type="float" office:value="563.891" calcext:value-type="float">
            <text:p>563.891</text:p>
          </table:table-cell>
          <table:table-cell office:value-type="float" office:value="-4179.431" calcext:value-type="float">
            <text:p>-4179.431</text:p>
          </table:table-cell>
          <table:table-cell table:number-columns-repeated="46"/>
        </table:table-row>
        <table:table-row table:style-name="ro1">
          <table:table-cell table:style-name="ce15"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101410" calcext:value-type="float">
            <text:p>101410</text:p>
          </table:table-cell>
          <table:table-cell office:value-type="float" office:value="6850" calcext:value-type="float">
            <text:p>6850</text:p>
          </table:table-cell>
          <table:table-cell office:value-type="float" office:value="700" calcext:value-type="float">
            <text:p>7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131.196" calcext:value-type="float">
            <text:p>131.196</text:p>
          </table:table-cell>
          <table:table-cell table:style-name="Default" office:value-type="float" office:value="4.59067" calcext:value-type="float">
            <text:p>4.59067</text:p>
          </table:table-cell>
          <table:table-cell table:style-name="Default" office:value-type="float" office:value="131.126" calcext:value-type="float">
            <text:p>131.12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2.491" calcext:value-type="float">
            <text:p>52.491</text:p>
          </table:table-cell>
          <table:table-cell table:style-name="Default" office:value-type="float" office:value="0.167" calcext:value-type="float">
            <text:p>0.167</text:p>
          </table:table-cell>
          <table:table-cell office:value-type="float" office:value="-0.810295" calcext:value-type="float">
            <text:p>-0.810295</text:p>
          </table:table-cell>
          <table:table-cell office:value-type="float" office:value="-0.315263" calcext:value-type="float">
            <text:p>-0.315263</text:p>
          </table:table-cell>
          <table:table-cell office:value-type="float" office:value="-0.493996" calcext:value-type="float">
            <text:p>-0.493996</text:p>
          </table:table-cell>
          <table:table-cell office:value-type="float" office:value="-6679.652" calcext:value-type="float">
            <text:p>-6679.652</text:p>
          </table:table-cell>
          <table:table-cell office:value-type="float" office:value="-2727.75" calcext:value-type="float">
            <text:p>-2727.75</text:p>
          </table:table-cell>
          <table:table-cell office:value-type="float" office:value="-4313.63" calcext:value-type="float">
            <text:p>-4313.63</text:p>
          </table:table-cell>
          <table:table-cell table:number-columns-repeated="46"/>
        </table:table-row>
        <table:table-row table:style-name="ro1">
          <table:table-cell table:style-name="ce15"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101414" calcext:value-type="float">
            <text:p>101414</text:p>
          </table:table-cell>
          <table:table-cell office:value-type="float" office:value="4475" calcext:value-type="float">
            <text:p>4475</text:p>
          </table:table-cell>
          <table:table-cell office:value-type="float" office:value="700" calcext:value-type="float">
            <text:p>7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32.712" calcext:value-type="float">
            <text:p>132.712</text:p>
          </table:table-cell>
          <table:table-cell table:style-name="Default" office:value-type="float" office:value="4.68758" calcext:value-type="float">
            <text:p>4.68758</text:p>
          </table:table-cell>
          <table:table-cell table:style-name="Default" office:value-type="float" office:value="133.077" calcext:value-type="float">
            <text:p>133.07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6.598" calcext:value-type="float">
            <text:p>26.598</text:p>
          </table:table-cell>
          <table:table-cell table:style-name="Default" office:value-type="float" office:value="0.18" calcext:value-type="float">
            <text:p>0.18</text:p>
          </table:table-cell>
          <table:table-cell office:value-type="float" office:value="-0.534931" calcext:value-type="float">
            <text:p>-0.534931</text:p>
          </table:table-cell>
          <table:table-cell office:value-type="float" office:value="0.137886" calcext:value-type="float">
            <text:p>0.137886</text:p>
          </table:table-cell>
          <table:table-cell office:value-type="float" office:value="-0.833568" calcext:value-type="float">
            <text:p>-0.833568</text:p>
          </table:table-cell>
          <table:table-cell office:value-type="float" office:value="-4734.117" calcext:value-type="float">
            <text:p>-4734.117</text:p>
          </table:table-cell>
          <table:table-cell office:value-type="float" office:value="541.167" calcext:value-type="float">
            <text:p>541.167</text:p>
          </table:table-cell>
          <table:table-cell office:value-type="float" office:value="-6924.975" calcext:value-type="float">
            <text:p>-6924.975</text:p>
          </table:table-cell>
          <table:table-cell table:number-columns-repeated="46"/>
        </table:table-row>
        <table:table-row table:style-name="ro1">
          <table:table-cell table:style-name="ce15"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101498" calcext:value-type="float">
            <text:p>101498</text:p>
          </table:table-cell>
          <table:table-cell office:value-type="float" office:value="6950" calcext:value-type="float">
            <text:p>6950</text:p>
          </table:table-cell>
          <table:table-cell office:value-type="float" office:value="700" calcext:value-type="float">
            <text:p>700</text:p>
          </table:table-cell>
          <table:table-cell office:value-type="float" office:value="8.25" calcext:value-type="float">
            <text:p>8.25</text:p>
          </table:table-cell>
          <table:table-cell table:style-name="Default" office:value-type="float" office:value="132.111" calcext:value-type="float">
            <text:p>132.111</text:p>
          </table:table-cell>
          <table:table-cell table:style-name="Default" office:value-type="float" office:value="4.62485" calcext:value-type="float">
            <text:p>4.62485</text:p>
          </table:table-cell>
          <table:table-cell table:style-name="Default" office:value-type="float" office:value="132.533" calcext:value-type="float">
            <text:p>132.533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2.642" calcext:value-type="float">
            <text:p>22.642</text:p>
          </table:table-cell>
          <table:table-cell table:style-name="Default" office:value-type="float" office:value="0.203" calcext:value-type="float">
            <text:p>0.203</text:p>
          </table:table-cell>
          <table:table-cell office:value-type="float" office:value="-0.344509" calcext:value-type="float">
            <text:p>-0.344509</text:p>
          </table:table-cell>
          <table:table-cell office:value-type="float" office:value="-0.0669507" calcext:value-type="float">
            <text:p>-0.0669507</text:p>
          </table:table-cell>
          <table:table-cell office:value-type="float" office:value="-0.936393" calcext:value-type="float">
            <text:p>-0.936393</text:p>
          </table:table-cell>
          <table:table-cell office:value-type="float" office:value="-2956.768" calcext:value-type="float">
            <text:p>-2956.768</text:p>
          </table:table-cell>
          <table:table-cell office:value-type="float" office:value="-610.41" calcext:value-type="float">
            <text:p>-610.41</text:p>
          </table:table-cell>
          <table:table-cell office:value-type="float" office:value="-7845.444" calcext:value-type="float">
            <text:p>-7845.444</text:p>
          </table:table-cell>
          <table:table-cell table:number-columns-repeated="46"/>
        </table:table-row>
        <table:table-row table:style-name="ro1">
          <table:table-cell table:style-name="ce15"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101500" calcext:value-type="float">
            <text:p>101500</text:p>
          </table:table-cell>
          <table:table-cell office:value-type="float" office:value="8600" calcext:value-type="float">
            <text:p>8600</text:p>
          </table:table-cell>
          <table:table-cell office:value-type="float" office:value="700" calcext:value-type="float">
            <text:p>7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131.875" calcext:value-type="float">
            <text:p>131.875</text:p>
          </table:table-cell>
          <table:table-cell table:style-name="Default" office:value-type="float" office:value="4.67831" calcext:value-type="float">
            <text:p>4.67831</text:p>
          </table:table-cell>
          <table:table-cell table:style-name="Default" office:value-type="float" office:value="131.302" calcext:value-type="float">
            <text:p>131.30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6.45" calcext:value-type="float">
            <text:p>56.45</text:p>
          </table:table-cell>
          <table:table-cell table:style-name="Default" office:value-type="float" office:value="0.136" calcext:value-type="float">
            <text:p>0.136</text:p>
          </table:table-cell>
          <table:table-cell office:value-type="float" office:value="-0.609527" calcext:value-type="float">
            <text:p>-0.609527</text:p>
          </table:table-cell>
          <table:table-cell office:value-type="float" office:value="-0.21779" calcext:value-type="float">
            <text:p>-0.21779</text:p>
          </table:table-cell>
          <table:table-cell office:value-type="float" office:value="-0.762263" calcext:value-type="float">
            <text:p>-0.762263</text:p>
          </table:table-cell>
          <table:table-cell office:value-type="float" office:value="-4905.939" calcext:value-type="float">
            <text:p>-4905.939</text:p>
          </table:table-cell>
          <table:table-cell office:value-type="float" office:value="-2200.345" calcext:value-type="float">
            <text:p>-2200.345</text:p>
          </table:table-cell>
          <table:table-cell office:value-type="float" office:value="-6461.726" calcext:value-type="float">
            <text:p>-6461.726</text:p>
          </table:table-cell>
          <table:table-cell table:number-columns-repeated="46"/>
        </table:table-row>
        <table:table-row table:style-name="ro1">
          <table:table-cell table:style-name="ce15"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101502" calcext:value-type="float">
            <text:p>101502</text:p>
          </table:table-cell>
          <table:table-cell office:value-type="float" office:value="5850" calcext:value-type="float">
            <text:p>5850</text:p>
          </table:table-cell>
          <table:table-cell office:value-type="float" office:value="700" calcext:value-type="float">
            <text:p>7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31.741" calcext:value-type="float">
            <text:p>131.741</text:p>
          </table:table-cell>
          <table:table-cell table:style-name="Default" office:value-type="float" office:value="4.60931" calcext:value-type="float">
            <text:p>4.60931</text:p>
          </table:table-cell>
          <table:table-cell table:style-name="Default" office:value-type="float" office:value="132.208" calcext:value-type="float">
            <text:p>132.20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5.61" calcext:value-type="float">
            <text:p>25.61</text:p>
          </table:table-cell>
          <table:table-cell table:style-name="Default" office:value-type="float" office:value="0.138" calcext:value-type="float">
            <text:p>0.138</text:p>
          </table:table-cell>
          <table:table-cell office:value-type="float" office:value="-0.682427" calcext:value-type="float">
            <text:p>-0.682427</text:p>
          </table:table-cell>
          <table:table-cell office:value-type="float" office:value="-0.509311" calcext:value-type="float">
            <text:p>-0.509311</text:p>
          </table:table-cell>
          <table:table-cell office:value-type="float" office:value="-0.524305" calcext:value-type="float">
            <text:p>-0.524305</text:p>
          </table:table-cell>
          <table:table-cell office:value-type="float" office:value="-5899.79" calcext:value-type="float">
            <text:p>-5899.79</text:p>
          </table:table-cell>
          <table:table-cell office:value-type="float" office:value="-3614.569" calcext:value-type="float">
            <text:p>-3614.569</text:p>
          </table:table-cell>
          <table:table-cell office:value-type="float" office:value="-4774.774" calcext:value-type="float">
            <text:p>-4774.774</text:p>
          </table:table-cell>
          <table:table-cell table:number-columns-repeated="46"/>
        </table:table-row>
        <table:table-row table:style-name="ro1">
          <table:table-cell table:style-name="ce15"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101505" calcext:value-type="float">
            <text:p>101505</text:p>
          </table:table-cell>
          <table:table-cell office:value-type="float" office:value="6500" calcext:value-type="float">
            <text:p>6500</text:p>
          </table:table-cell>
          <table:table-cell office:value-type="float" office:value="650" calcext:value-type="float">
            <text:p>65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181.661" calcext:value-type="float">
            <text:p>181.661</text:p>
          </table:table-cell>
          <table:table-cell table:style-name="Default" office:value-type="float" office:value="4.63473" calcext:value-type="float">
            <text:p>4.63473</text:p>
          </table:table-cell>
          <table:table-cell table:style-name="Default" office:value-type="float" office:value="182.375" calcext:value-type="float">
            <text:p>182.375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2.178" calcext:value-type="float">
            <text:p>22.178</text:p>
          </table:table-cell>
          <table:table-cell table:style-name="Default" office:value-type="float" office:value="0.218" calcext:value-type="float">
            <text:p>0.218</text:p>
          </table:table-cell>
          <table:table-cell office:value-type="float" office:value="-0.388577" calcext:value-type="float">
            <text:p>-0.388577</text:p>
          </table:table-cell>
          <table:table-cell office:value-type="float" office:value="-0.788334" calcext:value-type="float">
            <text:p>-0.788334</text:p>
          </table:table-cell>
          <table:table-cell office:value-type="float" office:value="-0.477009" calcext:value-type="float">
            <text:p>-0.477009</text:p>
          </table:table-cell>
          <table:table-cell office:value-type="float" office:value="-3573.256" calcext:value-type="float">
            <text:p>-3573.256</text:p>
          </table:table-cell>
          <table:table-cell office:value-type="float" office:value="-6469.079" calcext:value-type="float">
            <text:p>-6469.079</text:p>
          </table:table-cell>
          <table:table-cell office:value-type="float" office:value="-4006.906" calcext:value-type="float">
            <text:p>-4006.906</text:p>
          </table:table-cell>
          <table:table-cell table:number-columns-repeated="46"/>
        </table:table-row>
        <table:table-row table:style-name="ro1">
          <table:table-cell table:style-name="ce15"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101509" calcext:value-type="float">
            <text:p>101509</text:p>
          </table:table-cell>
          <table:table-cell office:value-type="float" office:value="8150" calcext:value-type="float">
            <text:p>8150</text:p>
          </table:table-cell>
          <table:table-cell office:value-type="float" office:value="650" calcext:value-type="float">
            <text:p>65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181.728" calcext:value-type="float">
            <text:p>181.728</text:p>
          </table:table-cell>
          <table:table-cell table:style-name="Default" office:value-type="float" office:value="4.63696" calcext:value-type="float">
            <text:p>4.63696</text:p>
          </table:table-cell>
          <table:table-cell table:style-name="Default" office:value-type="float" office:value="182.152" calcext:value-type="float">
            <text:p>182.15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2.998" calcext:value-type="float">
            <text:p>22.998</text:p>
          </table:table-cell>
          <table:table-cell table:style-name="Default" office:value-type="float" office:value="0.138" calcext:value-type="float">
            <text:p>0.138</text:p>
          </table:table-cell>
          <table:table-cell office:value-type="float" office:value="-0.321594" calcext:value-type="float">
            <text:p>-0.321594</text:p>
          </table:table-cell>
          <table:table-cell office:value-type="float" office:value="-0.455416" calcext:value-type="float">
            <text:p>-0.455416</text:p>
          </table:table-cell>
          <table:table-cell office:value-type="float" office:value="-0.830165" calcext:value-type="float">
            <text:p>-0.830165</text:p>
          </table:table-cell>
          <table:table-cell office:value-type="float" office:value="-2407.409" calcext:value-type="float">
            <text:p>-2407.409</text:p>
          </table:table-cell>
          <table:table-cell office:value-type="float" office:value="-4168.647" calcext:value-type="float">
            <text:p>-4168.647</text:p>
          </table:table-cell>
          <table:table-cell office:value-type="float" office:value="-6891.482" calcext:value-type="float">
            <text:p>-6891.482</text:p>
          </table:table-cell>
          <table:table-cell table:number-columns-repeated="46"/>
        </table:table-row>
        <table:table-row table:style-name="ro1">
          <table:table-cell table:style-name="ce15"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101512" calcext:value-type="float">
            <text:p>101512</text:p>
          </table:table-cell>
          <table:table-cell office:value-type="float" office:value="6325" calcext:value-type="float">
            <text:p>6325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81.889" calcext:value-type="float">
            <text:p>181.889</text:p>
          </table:table-cell>
          <table:table-cell table:style-name="Default" office:value-type="float" office:value="4.64008" calcext:value-type="float">
            <text:p>4.64008</text:p>
          </table:table-cell>
          <table:table-cell table:style-name="Default" office:value-type="float" office:value="181.951" calcext:value-type="float">
            <text:p>181.95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6.823" calcext:value-type="float">
            <text:p>46.823</text:p>
          </table:table-cell>
          <table:table-cell table:style-name="Default" office:value-type="float" office:value="0.155" calcext:value-type="float">
            <text:p>0.155</text:p>
          </table:table-cell>
          <table:table-cell office:value-type="float" office:value="0.200634" calcext:value-type="float">
            <text:p>0.200634</text:p>
          </table:table-cell>
          <table:table-cell office:value-type="float" office:value="-0.973037" calcext:value-type="float">
            <text:p>-0.973037</text:p>
          </table:table-cell>
          <table:table-cell office:value-type="float" office:value="-0.113774" calcext:value-type="float">
            <text:p>-0.113774</text:p>
          </table:table-cell>
          <table:table-cell office:value-type="float" office:value="1273.468" calcext:value-type="float">
            <text:p>1273.468</text:p>
          </table:table-cell>
          <table:table-cell office:value-type="float" office:value="-8287.252" calcext:value-type="float">
            <text:p>-8287.252</text:p>
          </table:table-cell>
          <table:table-cell office:value-type="float" office:value="-612.871" calcext:value-type="float">
            <text:p>-612.871</text:p>
          </table:table-cell>
          <table:table-cell table:number-columns-repeated="46"/>
        </table:table-row>
        <table:table-row table:style-name="ro1">
          <table:table-cell table:style-name="ce15"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101515" calcext:value-type="float">
            <text:p>101515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182.443" calcext:value-type="float">
            <text:p>182.443</text:p>
          </table:table-cell>
          <table:table-cell table:style-name="Default" office:value-type="float" office:value="4.61952" calcext:value-type="float">
            <text:p>4.61952</text:p>
          </table:table-cell>
          <table:table-cell table:style-name="Default" office:value-type="float" office:value="183.145" calcext:value-type="float">
            <text:p>183.14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5.534" calcext:value-type="float">
            <text:p>25.534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0.38218" calcext:value-type="float">
            <text:p>0.38218</text:p>
          </table:table-cell>
          <table:table-cell office:value-type="float" office:value="-0.918381" calcext:value-type="float">
            <text:p>-0.918381</text:p>
          </table:table-cell>
          <table:table-cell office:value-type="float" office:value="0.102545" calcext:value-type="float">
            <text:p>0.102545</text:p>
          </table:table-cell>
          <table:table-cell office:value-type="float" office:value="3107.8" calcext:value-type="float">
            <text:p>3107.8</text:p>
          </table:table-cell>
          <table:table-cell office:value-type="float" office:value="-7779.95" calcext:value-type="float">
            <text:p>-7779.95</text:p>
          </table:table-cell>
          <table:table-cell office:value-type="float" office:value="696.528" calcext:value-type="float">
            <text:p>696.528</text:p>
          </table:table-cell>
          <table:table-cell table:number-columns-repeated="46"/>
        </table:table-row>
        <table:table-row table:style-name="ro1">
          <table:table-cell table:style-name="ce15"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101530" calcext:value-type="float">
            <text:p>101530</text:p>
          </table:table-cell>
          <table:table-cell office:value-type="float" office:value="9350" calcext:value-type="float">
            <text:p>9350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82.782" calcext:value-type="float">
            <text:p>182.782</text:p>
          </table:table-cell>
          <table:table-cell table:style-name="Default" office:value-type="float" office:value="4.61746" calcext:value-type="float">
            <text:p>4.61746</text:p>
          </table:table-cell>
          <table:table-cell table:style-name="Default" office:value-type="float" office:value="183.806" calcext:value-type="float">
            <text:p>183.80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3.698" calcext:value-type="float">
            <text:p>23.698</text:p>
          </table:table-cell>
          <table:table-cell table:style-name="Default" office:value-type="float" office:value="0.172" calcext:value-type="float">
            <text:p>0.172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-0.694384" calcext:value-type="float">
            <text:p>-0.694384</text:p>
          </table:table-cell>
          <table:table-cell office:value-type="float" office:value="0.441372" calcext:value-type="float">
            <text:p>0.441372</text:p>
          </table:table-cell>
          <table:table-cell office:value-type="float" office:value="4807.272" calcext:value-type="float">
            <text:p>4807.272</text:p>
          </table:table-cell>
          <table:table-cell office:value-type="float" office:value="-5764.966" calcext:value-type="float">
            <text:p>-5764.966</text:p>
          </table:table-cell>
          <table:table-cell office:value-type="float" office:value="3785.902" calcext:value-type="float">
            <text:p>3785.902</text:p>
          </table:table-cell>
          <table:table-cell table:number-columns-repeated="46"/>
        </table:table-row>
        <table:table-row table:style-name="ro1">
          <table:table-cell table:style-name="ce15"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101533" calcext:value-type="float">
            <text:p>101533</text:p>
          </table:table-cell>
          <table:table-cell office:value-type="float" office:value="7125" calcext:value-type="float">
            <text:p>7125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2.665" calcext:value-type="float">
            <text:p>182.665</text:p>
          </table:table-cell>
          <table:table-cell table:style-name="Default" office:value-type="float" office:value="4.6983" calcext:value-type="float">
            <text:p>4.6983</text:p>
          </table:table-cell>
          <table:table-cell table:style-name="Default" office:value-type="float" office:value="182.966" calcext:value-type="float">
            <text:p>182.96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3.91" calcext:value-type="float">
            <text:p>53.91</text:p>
          </table:table-cell>
          <table:table-cell table:style-name="Default" office:value-type="float" office:value="0.143" calcext:value-type="float">
            <text:p>0.143</text:p>
          </table:table-cell>
          <table:table-cell office:value-type="float" office:value="0.181754" calcext:value-type="float">
            <text:p>0.181754</text:p>
          </table:table-cell>
          <table:table-cell office:value-type="float" office:value="-0.818463" calcext:value-type="float">
            <text:p>-0.818463</text:p>
          </table:table-cell>
          <table:table-cell office:value-type="float" office:value="0.545053" calcext:value-type="float">
            <text:p>0.545053</text:p>
          </table:table-cell>
          <table:table-cell office:value-type="float" office:value="1023.605" calcext:value-type="float">
            <text:p>1023.605</text:p>
          </table:table-cell>
          <table:table-cell office:value-type="float" office:value="-6863.04" calcext:value-type="float">
            <text:p>-6863.04</text:p>
          </table:table-cell>
          <table:table-cell office:value-type="float" office:value="4746.768" calcext:value-type="float">
            <text:p>4746.768</text:p>
          </table:table-cell>
          <table:table-cell table:number-columns-repeated="46"/>
        </table:table-row>
        <table:table-row table:style-name="ro1">
          <table:table-cell table:style-name="ce15"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101528" calcext:value-type="float">
            <text:p>101528</text:p>
          </table:table-cell>
          <table:table-cell office:value-type="float" office:value="7925" calcext:value-type="float">
            <text:p>792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82.011" calcext:value-type="float">
            <text:p>182.011</text:p>
          </table:table-cell>
          <table:table-cell table:style-name="Default" office:value-type="float" office:value="4.69763" calcext:value-type="float">
            <text:p>4.69763</text:p>
          </table:table-cell>
          <table:table-cell table:style-name="Default" office:value-type="float" office:value="182.829" calcext:value-type="float">
            <text:p>182.82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9.217" calcext:value-type="float">
            <text:p>29.217</text:p>
          </table:table-cell>
          <table:table-cell table:style-name="Default" office:value-type="float" office:value="0.135" calcext:value-type="float">
            <text:p>0.135</text:p>
          </table:table-cell>
          <table:table-cell office:value-type="float" office:value="-0.232372" calcext:value-type="float">
            <text:p>-0.232372</text:p>
          </table:table-cell>
          <table:table-cell office:value-type="float" office:value="-0.806592" calcext:value-type="float">
            <text:p>-0.806592</text:p>
          </table:table-cell>
          <table:table-cell office:value-type="float" office:value="0.543519" calcext:value-type="float">
            <text:p>0.543519</text:p>
          </table:table-cell>
          <table:table-cell office:value-type="float" office:value="-2034.549" calcext:value-type="float">
            <text:p>-2034.549</text:p>
          </table:table-cell>
          <table:table-cell office:value-type="float" office:value="-6802.735" calcext:value-type="float">
            <text:p>-6802.735</text:p>
          </table:table-cell>
          <table:table-cell office:value-type="float" office:value="4501.366" calcext:value-type="float">
            <text:p>4501.366</text:p>
          </table:table-cell>
          <table:table-cell table:number-columns-repeated="46"/>
        </table:table-row>
        <table:table-row table:style-name="ro1">
          <table:table-cell table:style-name="ce15"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101537" calcext:value-type="float">
            <text:p>101537</text:p>
          </table:table-cell>
          <table:table-cell office:value-type="float" office:value="8175" calcext:value-type="float">
            <text:p>817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3.52" calcext:value-type="float">
            <text:p>183.52</text:p>
          </table:table-cell>
          <table:table-cell table:style-name="Default" office:value-type="float" office:value="4.68816" calcext:value-type="float">
            <text:p>4.68816</text:p>
          </table:table-cell>
          <table:table-cell table:style-name="Default" office:value-type="float" office:value="183.268" calcext:value-type="float">
            <text:p>183.26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63.431" calcext:value-type="float">
            <text:p>63.431</text:p>
          </table:table-cell>
          <table:table-cell table:style-name="Default" office:value-type="float" office:value="0.171" calcext:value-type="float">
            <text:p>0.171</text:p>
          </table:table-cell>
          <table:table-cell office:value-type="float" office:value="-0.499031" calcext:value-type="float">
            <text:p>-0.499031</text:p>
          </table:table-cell>
          <table:table-cell office:value-type="float" office:value="-0.722645" calcext:value-type="float">
            <text:p>-0.722645</text:p>
          </table:table-cell>
          <table:table-cell office:value-type="float" office:value="0.478281" calcext:value-type="float">
            <text:p>0.478281</text:p>
          </table:table-cell>
          <table:table-cell office:value-type="float" office:value="-4284.046" calcext:value-type="float">
            <text:p>-4284.046</text:p>
          </table:table-cell>
          <table:table-cell office:value-type="float" office:value="-5985.927" calcext:value-type="float">
            <text:p>-5985.927</text:p>
          </table:table-cell>
          <table:table-cell office:value-type="float" office:value="4060.46" calcext:value-type="float">
            <text:p>4060.46</text:p>
          </table:table-cell>
          <table:table-cell table:number-columns-repeated="46"/>
        </table:table-row>
        <table:table-row table:style-name="ro1">
          <table:table-cell table:style-name="ce15"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101543" calcext:value-type="float">
            <text:p>101543</text:p>
          </table:table-cell>
          <table:table-cell office:value-type="float" office:value="8925" calcext:value-type="float">
            <text:p>892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82.015" calcext:value-type="float">
            <text:p>182.015</text:p>
          </table:table-cell>
          <table:table-cell table:style-name="Default" office:value-type="float" office:value="4.6845" calcext:value-type="float">
            <text:p>4.6845</text:p>
          </table:table-cell>
          <table:table-cell table:style-name="Default" office:value-type="float" office:value="182.835" calcext:value-type="float">
            <text:p>182.83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3.631" calcext:value-type="float">
            <text:p>23.631</text:p>
          </table:table-cell>
          <table:table-cell table:style-name="Default" office:value-type="float" office:value="0.189" calcext:value-type="float">
            <text:p>0.189</text:p>
          </table:table-cell>
          <table:table-cell office:value-type="float" office:value="-0.384076" calcext:value-type="float">
            <text:p>-0.384076</text:p>
          </table:table-cell>
          <table:table-cell office:value-type="float" office:value="-0.911148" calcext:value-type="float">
            <text:p>-0.911148</text:p>
          </table:table-cell>
          <table:table-cell office:value-type="float" office:value="0.149313" calcext:value-type="float">
            <text:p>0.149313</text:p>
          </table:table-cell>
          <table:table-cell office:value-type="float" office:value="-2722.35" calcext:value-type="float">
            <text:p>-2722.35</text:p>
          </table:table-cell>
          <table:table-cell office:value-type="float" office:value="-7856.621" calcext:value-type="float">
            <text:p>-7856.621</text:p>
          </table:table-cell>
          <table:table-cell office:value-type="float" office:value="1238.295" calcext:value-type="float">
            <text:p>1238.295</text:p>
          </table:table-cell>
          <table:table-cell table:number-columns-repeated="46"/>
        </table:table-row>
        <table:table-row table:style-name="ro1">
          <table:table-cell table:style-name="ce15"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101548" calcext:value-type="float">
            <text:p>101548</text:p>
          </table:table-cell>
          <table:table-cell office:value-type="float" office:value="6800" calcext:value-type="float">
            <text:p>6800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84.673" calcext:value-type="float">
            <text:p>184.673</text:p>
          </table:table-cell>
          <table:table-cell table:style-name="Default" office:value-type="float" office:value="4.72151" calcext:value-type="float">
            <text:p>4.72151</text:p>
          </table:table-cell>
          <table:table-cell table:style-name="Default" office:value-type="float" office:value="184.657" calcext:value-type="float">
            <text:p>184.65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1.371" calcext:value-type="float">
            <text:p>51.371</text:p>
          </table:table-cell>
          <table:table-cell table:style-name="Default" office:value-type="float" office:value="0.161" calcext:value-type="float">
            <text:p>0.161</text:p>
          </table:table-cell>
          <table:table-cell office:value-type="float" office:value="-0.211667" calcext:value-type="float">
            <text:p>-0.211667</text:p>
          </table:table-cell>
          <table:table-cell office:value-type="float" office:value="-0.968285" calcext:value-type="float">
            <text:p>-0.968285</text:p>
          </table:table-cell>
          <table:table-cell office:value-type="float" office:value="-0.132749" calcext:value-type="float">
            <text:p>-0.132749</text:p>
          </table:table-cell>
          <table:table-cell office:value-type="float" office:value="-2196.873" calcext:value-type="float">
            <text:p>-2196.873</text:p>
          </table:table-cell>
          <table:table-cell office:value-type="float" office:value="-8057.334" calcext:value-type="float">
            <text:p>-8057.334</text:p>
          </table:table-cell>
          <table:table-cell office:value-type="float" office:value="-961.772" calcext:value-type="float">
            <text:p>-961.772</text:p>
          </table:table-cell>
          <table:table-cell table:number-columns-repeated="46"/>
        </table:table-row>
        <table:table-row table:style-name="ro1">
          <table:table-cell table:style-name="ce15"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101553" calcext:value-type="float">
            <text:p>101553</text:p>
          </table:table-cell>
          <table:table-cell office:value-type="float" office:value="7000" calcext:value-type="float">
            <text:p>7000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81.717" calcext:value-type="float">
            <text:p>181.717</text:p>
          </table:table-cell>
          <table:table-cell table:style-name="Default" office:value-type="float" office:value="4.64524" calcext:value-type="float">
            <text:p>4.64524</text:p>
          </table:table-cell>
          <table:table-cell table:style-name="Default" office:value-type="float" office:value="181.772" calcext:value-type="float">
            <text:p>181.77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62.719" calcext:value-type="float">
            <text:p>62.719</text:p>
          </table:table-cell>
          <table:table-cell table:style-name="Default" office:value-type="float" office:value="0.201" calcext:value-type="float">
            <text:p>0.201</text:p>
          </table:table-cell>
          <table:table-cell office:value-type="float" office:value="0.0291234" calcext:value-type="float">
            <text:p>0.0291234</text:p>
          </table:table-cell>
          <table:table-cell office:value-type="float" office:value="-0.977753" calcext:value-type="float">
            <text:p>-0.977753</text:p>
          </table:table-cell>
          <table:table-cell office:value-type="float" office:value="0.207726" calcext:value-type="float">
            <text:p>0.207726</text:p>
          </table:table-cell>
          <table:table-cell office:value-type="float" office:value="-257.41" calcext:value-type="float">
            <text:p>-257.41</text:p>
          </table:table-cell>
          <table:table-cell office:value-type="float" office:value="-8180.94" calcext:value-type="float">
            <text:p>-8180.94</text:p>
          </table:table-cell>
          <table:table-cell office:value-type="float" office:value="1919.183" calcext:value-type="float">
            <text:p>1919.183</text:p>
          </table:table-cell>
          <table:table-cell table:number-columns-repeated="46"/>
        </table:table-row>
        <table:table-row table:style-name="ro1">
          <table:table-cell table:style-name="ce15"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101558" calcext:value-type="float">
            <text:p>101558</text:p>
          </table:table-cell>
          <table:table-cell office:value-type="float" office:value="7950" calcext:value-type="float">
            <text:p>7950</text:p>
          </table:table-cell>
          <table:table-cell office:value-type="float" office:value="650" calcext:value-type="float">
            <text:p>65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181.721" calcext:value-type="float">
            <text:p>181.721</text:p>
          </table:table-cell>
          <table:table-cell table:style-name="Default" office:value-type="float" office:value="4.61009" calcext:value-type="float">
            <text:p>4.61009</text:p>
          </table:table-cell>
          <table:table-cell table:style-name="Default" office:value-type="float" office:value="182.32" calcext:value-type="float">
            <text:p>182.32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9.709" calcext:value-type="float">
            <text:p>29.709</text:p>
          </table:table-cell>
          <table:table-cell table:style-name="Default" office:value-type="float" office:value="0.261" calcext:value-type="float">
            <text:p>0.261</text:p>
          </table:table-cell>
          <table:table-cell office:value-type="float" office:value="0.843733" calcext:value-type="float">
            <text:p>0.843733</text:p>
          </table:table-cell>
          <table:table-cell office:value-type="float" office:value="-0.497804" calcext:value-type="float">
            <text:p>-0.497804</text:p>
          </table:table-cell>
          <table:table-cell office:value-type="float" office:value="-0.200763" calcext:value-type="float">
            <text:p>-0.200763</text:p>
          </table:table-cell>
          <table:table-cell office:value-type="float" office:value="7099.882" calcext:value-type="float">
            <text:p>7099.882</text:p>
          </table:table-cell>
          <table:table-cell office:value-type="float" office:value="-3925.77" calcext:value-type="float">
            <text:p>-3925.77</text:p>
          </table:table-cell>
          <table:table-cell office:value-type="float" office:value="-2204.111" calcext:value-type="float">
            <text:p>-2204.111</text:p>
          </table:table-cell>
          <table:table-cell table:number-columns-repeated="46"/>
        </table:table-row>
        <table:table-row table:style-name="ro1">
          <table:table-cell table:style-name="ce15"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101560" calcext:value-type="float">
            <text:p>101560</text:p>
          </table:table-cell>
          <table:table-cell office:value-type="float" office:value="7500" calcext:value-type="float">
            <text:p>7500</text:p>
          </table:table-cell>
          <table:table-cell office:value-type="float" office:value="650" calcext:value-type="float">
            <text:p>65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182.696" calcext:value-type="float">
            <text:p>182.696</text:p>
          </table:table-cell>
          <table:table-cell table:style-name="Default" office:value-type="float" office:value="4.66987" calcext:value-type="float">
            <text:p>4.66987</text:p>
          </table:table-cell>
          <table:table-cell table:style-name="Default" office:value-type="float" office:value="182.91" calcext:value-type="float">
            <text:p>182.9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49.293" calcext:value-type="float">
            <text:p>49.293</text:p>
          </table:table-cell>
          <table:table-cell table:style-name="Default" office:value-type="float" office:value="0.221" calcext:value-type="float">
            <text:p>0.221</text:p>
          </table:table-cell>
          <table:table-cell office:value-type="float" office:value="0.749826" calcext:value-type="float">
            <text:p>0.749826</text:p>
          </table:table-cell>
          <table:table-cell office:value-type="float" office:value="-0.655342" calcext:value-type="float">
            <text:p>-0.655342</text:p>
          </table:table-cell>
          <table:table-cell office:value-type="float" office:value="0.0910427" calcext:value-type="float">
            <text:p>0.0910427</text:p>
          </table:table-cell>
          <table:table-cell office:value-type="float" office:value="6202.496" calcext:value-type="float">
            <text:p>6202.496</text:p>
          </table:table-cell>
          <table:table-cell office:value-type="float" office:value="-5662.87" calcext:value-type="float">
            <text:p>-5662.87</text:p>
          </table:table-cell>
          <table:table-cell office:value-type="float" office:value="364.614" calcext:value-type="float">
            <text:p>364.614</text:p>
          </table:table-cell>
          <table:table-cell table:number-columns-repeated="46"/>
        </table:table-row>
        <table:table-row table:style-name="ro1">
          <table:table-cell table:style-name="ce15"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101564" calcext:value-type="float">
            <text:p>101564</text:p>
          </table:table-cell>
          <table:table-cell office:value-type="float" office:value="5725" calcext:value-type="float">
            <text:p>5725</text:p>
          </table:table-cell>
          <table:table-cell office:value-type="float" office:value="650" calcext:value-type="float">
            <text:p>65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182.261" calcext:value-type="float">
            <text:p>182.261</text:p>
          </table:table-cell>
          <table:table-cell table:style-name="Default" office:value-type="float" office:value="4.67256" calcext:value-type="float">
            <text:p>4.67256</text:p>
          </table:table-cell>
          <table:table-cell table:style-name="Default" office:value-type="float" office:value="182.546" calcext:value-type="float">
            <text:p>182.54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0.358" calcext:value-type="float">
            <text:p>40.358</text:p>
          </table:table-cell>
          <table:table-cell table:style-name="Default" office:value-type="float" office:value="0.186" calcext:value-type="float">
            <text:p>0.186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-0.796365" calcext:value-type="float">
            <text:p>-0.796365</text:p>
          </table:table-cell>
          <table:table-cell office:value-type="float" office:value="-0.140552" calcext:value-type="float">
            <text:p>-0.140552</text:p>
          </table:table-cell>
          <table:table-cell office:value-type="float" office:value="5264.361" calcext:value-type="float">
            <text:p>5264.361</text:p>
          </table:table-cell>
          <table:table-cell office:value-type="float" office:value="-6396.97" calcext:value-type="float">
            <text:p>-6396.97</text:p>
          </table:table-cell>
          <table:table-cell office:value-type="float" office:value="-1425.98" calcext:value-type="float">
            <text:p>-1425.98</text:p>
          </table:table-cell>
          <table:table-cell table:number-columns-repeated="46"/>
        </table:table-row>
        <table:table-row table:style-name="ro1">
          <table:table-cell table:style-name="ce15"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101567" calcext:value-type="float">
            <text:p>101567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3.913" calcext:value-type="float">
            <text:p>183.913</text:p>
          </table:table-cell>
          <table:table-cell table:style-name="Default" office:value-type="float" office:value="4.64342" calcext:value-type="float">
            <text:p>4.64342</text:p>
          </table:table-cell>
          <table:table-cell table:style-name="Default" office:value-type="float" office:value="184.809" calcext:value-type="float">
            <text:p>184.809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2.084" calcext:value-type="float">
            <text:p>32.084</text:p>
          </table:table-cell>
          <table:table-cell table:style-name="Default" office:value-type="float" office:value="0.186" calcext:value-type="float">
            <text:p>0.186</text:p>
          </table:table-cell>
          <table:table-cell office:value-type="float" office:value="0.686168" calcext:value-type="float">
            <text:p>0.686168</text:p>
          </table:table-cell>
          <table:table-cell office:value-type="float" office:value="-0.492428" calcext:value-type="float">
            <text:p>-0.492428</text:p>
          </table:table-cell>
          <table:table-cell office:value-type="float" office:value="0.535433" calcext:value-type="float">
            <text:p>0.535433</text:p>
          </table:table-cell>
          <table:table-cell office:value-type="float" office:value="5520.544" calcext:value-type="float">
            <text:p>5520.544</text:p>
          </table:table-cell>
          <table:table-cell office:value-type="float" office:value="-4649.199" calcext:value-type="float">
            <text:p>-4649.199</text:p>
          </table:table-cell>
          <table:table-cell office:value-type="float" office:value="4311.22" calcext:value-type="float">
            <text:p>4311.22</text:p>
          </table:table-cell>
          <table:table-cell table:number-columns-repeated="46"/>
        </table:table-row>
        <table:table-row table:style-name="ro1">
          <table:table-cell table:style-name="ce15"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101570" calcext:value-type="float">
            <text:p>101570</text:p>
          </table:table-cell>
          <table:table-cell office:value-type="float" office:value="7950" calcext:value-type="float">
            <text:p>7950</text:p>
          </table:table-cell>
          <table:table-cell office:value-type="float" office:value="650" calcext:value-type="float">
            <text:p>65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183.574" calcext:value-type="float">
            <text:p>183.574</text:p>
          </table:table-cell>
          <table:table-cell table:style-name="Default" office:value-type="float" office:value="4.62658" calcext:value-type="float">
            <text:p>4.62658</text:p>
          </table:table-cell>
          <table:table-cell table:style-name="Default" office:value-type="float" office:value="184.343" calcext:value-type="float">
            <text:p>184.343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32.476" calcext:value-type="float">
            <text:p>32.476</text:p>
          </table:table-cell>
          <table:table-cell table:style-name="Default" office:value-type="float" office:value="0.153" calcext:value-type="float">
            <text:p>0.153</text:p>
          </table:table-cell>
          <table:table-cell office:value-type="float" office:value="0.841088" calcext:value-type="float">
            <text:p>0.841088</text:p>
          </table:table-cell>
          <table:table-cell office:value-type="float" office:value="-0.0733293" calcext:value-type="float">
            <text:p>-0.0733293</text:p>
          </table:table-cell>
          <table:table-cell office:value-type="float" office:value="0.535905" calcext:value-type="float">
            <text:p>0.535905</text:p>
          </table:table-cell>
          <table:table-cell office:value-type="float" office:value="6960.886" calcext:value-type="float">
            <text:p>6960.886</text:p>
          </table:table-cell>
          <table:table-cell office:value-type="float" office:value="-1035.018" calcext:value-type="float">
            <text:p>-1035.018</text:p>
          </table:table-cell>
          <table:table-cell office:value-type="float" office:value="4598.382" calcext:value-type="float">
            <text:p>4598.382</text:p>
          </table:table-cell>
          <table:table-cell table:number-columns-repeated="46"/>
        </table:table-row>
        <table:table-row table:style-name="ro1">
          <table:table-cell table:style-name="ce15"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101579" calcext:value-type="float">
            <text:p>101579</text:p>
          </table:table-cell>
          <table:table-cell office:value-type="float" office:value="9900" calcext:value-type="float">
            <text:p>9900</text:p>
          </table:table-cell>
          <table:table-cell office:value-type="float" office:value="650" calcext:value-type="float">
            <text:p>65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183.394" calcext:value-type="float">
            <text:p>183.394</text:p>
          </table:table-cell>
          <table:table-cell table:style-name="Default" office:value-type="float" office:value="4.66369" calcext:value-type="float">
            <text:p>4.66369</text:p>
          </table:table-cell>
          <table:table-cell table:style-name="Default" office:value-type="float" office:value="184.181" calcext:value-type="float">
            <text:p>184.18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5.646" calcext:value-type="float">
            <text:p>35.646</text:p>
          </table:table-cell>
          <table:table-cell table:style-name="Default" office:value-type="float" office:value="0.239" calcext:value-type="float">
            <text:p>0.239</text:p>
          </table:table-cell>
          <table:table-cell office:value-type="float" office:value="0.854583" calcext:value-type="float">
            <text:p>0.854583</text:p>
          </table:table-cell>
          <table:table-cell office:value-type="float" office:value="0.316233" calcext:value-type="float">
            <text:p>0.316233</text:p>
          </table:table-cell>
          <table:table-cell office:value-type="float" office:value="0.411928" calcext:value-type="float">
            <text:p>0.411928</text:p>
          </table:table-cell>
          <table:table-cell office:value-type="float" office:value="7170.832" calcext:value-type="float">
            <text:p>7170.832</text:p>
          </table:table-cell>
          <table:table-cell office:value-type="float" office:value="3291.555" calcext:value-type="float">
            <text:p>3291.555</text:p>
          </table:table-cell>
          <table:table-cell office:value-type="float" office:value="2901.633" calcext:value-type="float">
            <text:p>2901.633</text:p>
          </table:table-cell>
          <table:table-cell table:number-columns-repeated="46"/>
        </table:table-row>
        <table:table-row table:style-name="ro1">
          <table:table-cell table:style-name="ce15"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101944" calcext:value-type="float">
            <text:p>101944</text:p>
          </table:table-cell>
          <table:table-cell office:value-type="float" office:value="4500" calcext:value-type="float">
            <text:p>4500</text:p>
          </table:table-cell>
          <table:table-cell office:value-type="float" office:value="650" calcext:value-type="float">
            <text:p>65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93.906" calcext:value-type="float">
            <text:p>193.906</text:p>
          </table:table-cell>
          <table:table-cell table:style-name="Default" office:value-type="float" office:value="4.69587" calcext:value-type="float">
            <text:p>4.69587</text:p>
          </table:table-cell>
          <table:table-cell table:style-name="Default" office:value-type="float" office:value="194.768" calcext:value-type="float">
            <text:p>194.768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18.56" calcext:value-type="float">
            <text:p>18.56</text:p>
          </table:table-cell>
          <table:table-cell table:style-name="Default" office:value-type="float" office:value="1.038" calcext:value-type="float">
            <text:p>1.038</text:p>
          </table:table-cell>
          <table:table-cell office:value-type="float" office:value="-0.0524682" calcext:value-type="float">
            <text:p>-0.0524682</text:p>
          </table:table-cell>
          <table:table-cell office:value-type="float" office:value="0.617316" calcext:value-type="float">
            <text:p>0.617316</text:p>
          </table:table-cell>
          <table:table-cell office:value-type="float" office:value="-0.784964" calcext:value-type="float">
            <text:p>-0.784964</text:p>
          </table:table-cell>
          <table:table-cell office:value-type="float" office:value="-134.625" calcext:value-type="float">
            <text:p>-134.625</text:p>
          </table:table-cell>
          <table:table-cell office:value-type="float" office:value="5283.552" calcext:value-type="float">
            <text:p>5283.552</text:p>
          </table:table-cell>
          <table:table-cell office:value-type="float" office:value="-6537.141" calcext:value-type="float">
            <text:p>-6537.141</text:p>
          </table:table-cell>
          <table:table-cell table:number-columns-repeated="46"/>
        </table:table-row>
        <table:table-row table:style-name="ro1">
          <table:table-cell table:style-name="ce15"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101705" calcext:value-type="float">
            <text:p>101705</text:p>
          </table:table-cell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87.436" calcext:value-type="float">
            <text:p>187.436</text:p>
          </table:table-cell>
          <table:table-cell table:style-name="Default" office:value-type="float" office:value="4.63689" calcext:value-type="float">
            <text:p>4.63689</text:p>
          </table:table-cell>
          <table:table-cell table:style-name="Default" office:value-type="float" office:value="188.014" calcext:value-type="float">
            <text:p>188.014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34.733" calcext:value-type="float">
            <text:p>34.733</text:p>
          </table:table-cell>
          <table:table-cell table:style-name="Default" office:value-type="float" office:value="0.37" calcext:value-type="float">
            <text:p>0.37</text:p>
          </table:table-cell>
          <table:table-cell office:value-type="float" office:value="0.966517" calcext:value-type="float">
            <text:p>0.966517</text:p>
          </table:table-cell>
          <table:table-cell office:value-type="float" office:value="-0.158883" calcext:value-type="float">
            <text:p>-0.158883</text:p>
          </table:table-cell>
          <table:table-cell office:value-type="float" office:value="-0.201498" calcext:value-type="float">
            <text:p>-0.201498</text:p>
          </table:table-cell>
          <table:table-cell office:value-type="float" office:value="7963.109" calcext:value-type="float">
            <text:p>7963.109</text:p>
          </table:table-cell>
          <table:table-cell office:value-type="float" office:value="-1499.837" calcext:value-type="float">
            <text:p>-1499.837</text:p>
          </table:table-cell>
          <table:table-cell office:value-type="float" office:value="-2238.992" calcext:value-type="float">
            <text:p>-2238.992</text:p>
          </table:table-cell>
          <table:table-cell table:number-columns-repeated="46"/>
        </table:table-row>
        <table:table-row table:style-name="ro1">
          <table:table-cell table:style-name="ce15"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101717" calcext:value-type="float">
            <text:p>101717</text:p>
          </table:table-cell>
          <table:table-cell office:value-type="float" office:value="5650" calcext:value-type="float">
            <text:p>56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7.56" calcext:value-type="float">
            <text:p>187.56</text:p>
          </table:table-cell>
          <table:table-cell table:style-name="Default" office:value-type="float" office:value="4.67842" calcext:value-type="float">
            <text:p>4.67842</text:p>
          </table:table-cell>
          <table:table-cell table:style-name="Default" office:value-type="float" office:value="187.402" calcext:value-type="float">
            <text:p>187.40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9.725" calcext:value-type="float">
            <text:p>59.725</text:p>
          </table:table-cell>
          <table:table-cell table:style-name="Default" office:value-type="float" office:value="0.139" calcext:value-type="float">
            <text:p>0.139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-0.318778" calcext:value-type="float">
            <text:p>-0.318778</text:p>
          </table:table-cell>
          <table:table-cell office:value-type="float" office:value="0.162112" calcext:value-type="float">
            <text:p>0.162112</text:p>
          </table:table-cell>
          <table:table-cell office:value-type="float" office:value="8061.622" calcext:value-type="float">
            <text:p>8061.622</text:p>
          </table:table-cell>
          <table:table-cell office:value-type="float" office:value="-2092.937" calcext:value-type="float">
            <text:p>-2092.937</text:p>
          </table:table-cell>
          <table:table-cell office:value-type="float" office:value="1142.116" calcext:value-type="float">
            <text:p>1142.116</text:p>
          </table:table-cell>
          <table:table-cell table:number-columns-repeated="46"/>
        </table:table-row>
        <table:table-row table:style-name="ro1">
          <table:table-cell table:style-name="ce15"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101721" calcext:value-type="float">
            <text:p>101721</text:p>
          </table:table-cell>
          <table:table-cell office:value-type="float" office:value="5525" calcext:value-type="float">
            <text:p>5525</text:p>
          </table:table-cell>
          <table:table-cell office:value-type="float" office:value="650" calcext:value-type="float">
            <text:p>65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187.88" calcext:value-type="float">
            <text:p>187.88</text:p>
          </table:table-cell>
          <table:table-cell table:style-name="Default" office:value-type="float" office:value="4.64621" calcext:value-type="float">
            <text:p>4.64621</text:p>
          </table:table-cell>
          <table:table-cell table:style-name="Default" office:value-type="float" office:value="187.848" calcext:value-type="float">
            <text:p>187.84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6.113" calcext:value-type="float">
            <text:p>46.113</text:p>
          </table:table-cell>
          <table:table-cell table:style-name="Default" office:value-type="float" office:value="0.147" calcext:value-type="float">
            <text:p>0.147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692161" calcext:value-type="float">
            <text:p>0.692161</text:p>
          </table:table-cell>
          <table:table-cell office:value-type="float" office:value="-0.10579" calcext:value-type="float">
            <text:p>-0.10579</text:p>
          </table:table-cell>
          <table:table-cell office:value-type="float" office:value="5840.644" calcext:value-type="float">
            <text:p>5840.644</text:p>
          </table:table-cell>
          <table:table-cell office:value-type="float" office:value="5998.61" calcext:value-type="float">
            <text:p>5998.61</text:p>
          </table:table-cell>
          <table:table-cell office:value-type="float" office:value="-756.397" calcext:value-type="float">
            <text:p>-756.397</text:p>
          </table:table-cell>
          <table:table-cell table:number-columns-repeated="46"/>
        </table:table-row>
        <table:table-row table:style-name="ro1">
          <table:table-cell table:style-name="ce15"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101726" calcext:value-type="float">
            <text:p>101726</text:p>
          </table:table-cell>
          <table:table-cell office:value-type="float" office:value="7275" calcext:value-type="float">
            <text:p>7275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87.842" calcext:value-type="float">
            <text:p>187.842</text:p>
          </table:table-cell>
          <table:table-cell table:style-name="Default" office:value-type="float" office:value="4.69226" calcext:value-type="float">
            <text:p>4.69226</text:p>
          </table:table-cell>
          <table:table-cell table:style-name="Default" office:value-type="float" office:value="187.778" calcext:value-type="float">
            <text:p>187.77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7.818" calcext:value-type="float">
            <text:p>57.818</text:p>
          </table:table-cell>
          <table:table-cell table:style-name="Default" office:value-type="float" office:value="0.155" calcext:value-type="float">
            <text:p>0.155</text:p>
          </table:table-cell>
          <table:table-cell office:value-type="float" office:value="0.879209" calcext:value-type="float">
            <text:p>0.879209</text:p>
          </table:table-cell>
          <table:table-cell office:value-type="float" office:value="0.453378" calcext:value-type="float">
            <text:p>0.453378</text:p>
          </table:table-cell>
          <table:table-cell office:value-type="float" office:value="0.146422" calcext:value-type="float">
            <text:p>0.146422</text:p>
          </table:table-cell>
          <table:table-cell office:value-type="float" office:value="7471.572" calcext:value-type="float">
            <text:p>7471.572</text:p>
          </table:table-cell>
          <table:table-cell office:value-type="float" office:value="3768.782" calcext:value-type="float">
            <text:p>3768.782</text:p>
          </table:table-cell>
          <table:table-cell office:value-type="float" office:value="803.244" calcext:value-type="float">
            <text:p>803.244</text:p>
          </table:table-cell>
          <table:table-cell table:number-columns-repeated="46"/>
        </table:table-row>
        <table:table-row table:style-name="ro1">
          <table:table-cell table:style-name="ce15"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101730" calcext:value-type="float">
            <text:p>101730</text:p>
          </table:table-cell>
          <table:table-cell office:value-type="float" office:value="6750" calcext:value-type="float">
            <text:p>675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88.27" calcext:value-type="float">
            <text:p>188.27</text:p>
          </table:table-cell>
          <table:table-cell table:style-name="Default" office:value-type="float" office:value="4.70965" calcext:value-type="float">
            <text:p>4.70965</text:p>
          </table:table-cell>
          <table:table-cell table:style-name="Default" office:value-type="float" office:value="188.852" calcext:value-type="float">
            <text:p>188.85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2.758" calcext:value-type="float">
            <text:p>32.758</text:p>
          </table:table-cell>
          <table:table-cell table:style-name="Default" office:value-type="float" office:value="0.219" calcext:value-type="float">
            <text:p>0.219</text:p>
          </table:table-cell>
          <table:table-cell office:value-type="float" office:value="0.944178" calcext:value-type="float">
            <text:p>0.944178</text:p>
          </table:table-cell>
          <table:table-cell office:value-type="float" office:value="0.26202" calcext:value-type="float">
            <text:p>0.26202</text:p>
          </table:table-cell>
          <table:table-cell office:value-type="float" office:value="-0.199682" calcext:value-type="float">
            <text:p>-0.199682</text:p>
          </table:table-cell>
          <table:table-cell office:value-type="float" office:value="7759.052" calcext:value-type="float">
            <text:p>7759.052</text:p>
          </table:table-cell>
          <table:table-cell office:value-type="float" office:value="2159.849" calcext:value-type="float">
            <text:p>2159.849</text:p>
          </table:table-cell>
          <table:table-cell office:value-type="float" office:value="-2408.915" calcext:value-type="float">
            <text:p>-2408.915</text:p>
          </table:table-cell>
          <table:table-cell table:number-columns-repeated="46"/>
        </table:table-row>
        <table:table-row table:style-name="ro1">
          <table:table-cell table:style-name="ce15"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101735" calcext:value-type="float">
            <text:p>101735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186.719" calcext:value-type="float">
            <text:p>186.719</text:p>
          </table:table-cell>
          <table:table-cell table:style-name="Default" office:value-type="float" office:value="4.6681" calcext:value-type="float">
            <text:p>4.6681</text:p>
          </table:table-cell>
          <table:table-cell table:style-name="Default" office:value-type="float" office:value="187.312" calcext:value-type="float">
            <text:p>187.31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1.291" calcext:value-type="float">
            <text:p>41.291</text:p>
          </table:table-cell>
          <table:table-cell table:style-name="Default" office:value-type="float" office:value="0.21" calcext:value-type="float">
            <text:p>0.21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513228" calcext:value-type="float">
            <text:p>0.513228</text:p>
          </table:table-cell>
          <table:table-cell office:value-type="float" office:value="0.533755" calcext:value-type="float">
            <text:p>0.533755</text:p>
          </table:table-cell>
          <table:table-cell office:value-type="float" office:value="5998.012" calcext:value-type="float">
            <text:p>5998.012</text:p>
          </table:table-cell>
          <table:table-cell office:value-type="float" office:value="4035.643" calcext:value-type="float">
            <text:p>4035.643</text:p>
          </table:table-cell>
          <table:table-cell office:value-type="float" office:value="4290.436" calcext:value-type="float">
            <text:p>4290.436</text:p>
          </table:table-cell>
          <table:table-cell table:number-columns-repeated="46"/>
        </table:table-row>
        <table:table-row table:style-name="ro1">
          <table:table-cell table:style-name="ce15"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101740" calcext:value-type="float">
            <text:p>101740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186.664" calcext:value-type="float">
            <text:p>186.664</text:p>
          </table:table-cell>
          <table:table-cell table:style-name="Default" office:value-type="float" office:value="4.73972" calcext:value-type="float">
            <text:p>4.73972</text:p>
          </table:table-cell>
          <table:table-cell table:style-name="Default" office:value-type="float" office:value="186.693" calcext:value-type="float">
            <text:p>186.69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61.782" calcext:value-type="float">
            <text:p>61.782</text:p>
          </table:table-cell>
          <table:table-cell table:style-name="Default" office:value-type="float" office:value="0.177" calcext:value-type="float">
            <text:p>0.177</text:p>
          </table:table-cell>
          <table:table-cell office:value-type="float" office:value="0.31479" calcext:value-type="float">
            <text:p>0.31479</text:p>
          </table:table-cell>
          <table:table-cell office:value-type="float" office:value="0.813801" calcext:value-type="float">
            <text:p>0.813801</text:p>
          </table:table-cell>
          <table:table-cell office:value-type="float" office:value="0.488503" calcext:value-type="float">
            <text:p>0.488503</text:p>
          </table:table-cell>
          <table:table-cell office:value-type="float" office:value="2324.169" calcext:value-type="float">
            <text:p>2324.169</text:p>
          </table:table-cell>
          <table:table-cell office:value-type="float" office:value="6898.93" calcext:value-type="float">
            <text:p>6898.93</text:p>
          </table:table-cell>
          <table:table-cell office:value-type="float" office:value="4203.642" calcext:value-type="float">
            <text:p>4203.642</text:p>
          </table:table-cell>
          <table:table-cell table:number-columns-repeated="46"/>
        </table:table-row>
        <table:table-row table:style-name="ro1">
          <table:table-cell table:style-name="ce15"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101745" calcext:value-type="float">
            <text:p>101745</text:p>
          </table:table-cell>
          <table:table-cell office:value-type="float" office:value="7335" calcext:value-type="float">
            <text:p>7335</text:p>
          </table:table-cell>
          <table:table-cell office:value-type="float" office:value="650" calcext:value-type="float">
            <text:p>65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88.373" calcext:value-type="float">
            <text:p>188.373</text:p>
          </table:table-cell>
          <table:table-cell table:style-name="Default" office:value-type="float" office:value="4.68069" calcext:value-type="float">
            <text:p>4.68069</text:p>
          </table:table-cell>
          <table:table-cell table:style-name="Default" office:value-type="float" office:value="188.212" calcext:value-type="float">
            <text:p>188.21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61.89" calcext:value-type="float">
            <text:p>61.89</text:p>
          </table:table-cell>
          <table:table-cell table:style-name="Default" office:value-type="float" office:value="0.163" calcext:value-type="float">
            <text:p>0.163</text:p>
          </table:table-cell>
          <table:table-cell office:value-type="float" office:value="-0.000473714" calcext:value-type="float">
            <text:p>-0.000473714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397793" calcext:value-type="float">
            <text:p>0.397793</text:p>
          </table:table-cell>
          <table:table-cell office:value-type="float" office:value="-384.909" calcext:value-type="float">
            <text:p>-384.909</text:p>
          </table:table-cell>
          <table:table-cell office:value-type="float" office:value="7829.279" calcext:value-type="float">
            <text:p>7829.279</text:p>
          </table:table-cell>
          <table:table-cell office:value-type="float" office:value="3037.053" calcext:value-type="float">
            <text:p>3037.053</text:p>
          </table:table-cell>
          <table:table-cell table:number-columns-repeated="46"/>
        </table:table-row>
        <table:table-row table:style-name="ro1">
          <table:table-cell table:style-name="ce15"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101749" calcext:value-type="float">
            <text:p>101749</text:p>
          </table:table-cell>
          <table:table-cell office:value-type="float" office:value="8925" calcext:value-type="float">
            <text:p>8925</text:p>
          </table:table-cell>
          <table:table-cell office:value-type="float" office:value="650" calcext:value-type="float">
            <text:p>65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185.816" calcext:value-type="float">
            <text:p>185.816</text:p>
          </table:table-cell>
          <table:table-cell table:style-name="Default" office:value-type="float" office:value="4.69242" calcext:value-type="float">
            <text:p>4.69242</text:p>
          </table:table-cell>
          <table:table-cell table:style-name="Default" office:value-type="float" office:value="185.931" calcext:value-type="float">
            <text:p>185.93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4.847" calcext:value-type="float">
            <text:p>54.847</text:p>
          </table:table-cell>
          <table:table-cell table:style-name="Default" office:value-type="float" office:value="0.158" calcext:value-type="float">
            <text:p>0.158</text:p>
          </table:table-cell>
          <table:table-cell office:value-type="float" office:value="0.21543" calcext:value-type="float">
            <text:p>0.21543</text:p>
          </table:table-cell>
          <table:table-cell office:value-type="float" office:value="0.965918" calcext:value-type="float">
            <text:p>0.965918</text:p>
          </table:table-cell>
          <table:table-cell office:value-type="float" office:value="0.1435" calcext:value-type="float">
            <text:p>0.1435</text:p>
          </table:table-cell>
          <table:table-cell office:value-type="float" office:value="1624.724" calcext:value-type="float">
            <text:p>1624.724</text:p>
          </table:table-cell>
          <table:table-cell office:value-type="float" office:value="8215.6" calcext:value-type="float">
            <text:p>8215.6</text:p>
          </table:table-cell>
          <table:table-cell office:value-type="float" office:value="729.412" calcext:value-type="float">
            <text:p>729.412</text:p>
          </table:table-cell>
          <table:table-cell table:number-columns-repeated="46"/>
        </table:table-row>
        <table:table-row table:style-name="ro1">
          <table:table-cell table:style-name="ce15"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101756" calcext:value-type="float">
            <text:p>101756</text:p>
          </table:table-cell>
          <table:table-cell office:value-type="float" office:value="8825" calcext:value-type="float">
            <text:p>8825</text:p>
          </table:table-cell>
          <table:table-cell office:value-type="float" office:value="650" calcext:value-type="float">
            <text:p>65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85.933" calcext:value-type="float">
            <text:p>185.933</text:p>
          </table:table-cell>
          <table:table-cell table:style-name="Default" office:value-type="float" office:value="4.62207" calcext:value-type="float">
            <text:p>4.62207</text:p>
          </table:table-cell>
          <table:table-cell table:style-name="Default" office:value-type="float" office:value="185.918" calcext:value-type="float">
            <text:p>185.91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9.969" calcext:value-type="float">
            <text:p>49.969</text:p>
          </table:table-cell>
          <table:table-cell table:style-name="Default" office:value-type="float" office:value="0.169" calcext:value-type="float">
            <text:p>0.169</text:p>
          </table:table-cell>
          <table:table-cell office:value-type="float" office:value="0.425739" calcext:value-type="float">
            <text:p>0.425739</text:p>
          </table:table-cell>
          <table:table-cell office:value-type="float" office:value="0.895165" calcext:value-type="float">
            <text:p>0.895165</text:p>
          </table:table-cell>
          <table:table-cell office:value-type="float" office:value="-0.132004" calcext:value-type="float">
            <text:p>-0.132004</text:p>
          </table:table-cell>
          <table:table-cell office:value-type="float" office:value="3571.831" calcext:value-type="float">
            <text:p>3571.831</text:p>
          </table:table-cell>
          <table:table-cell office:value-type="float" office:value="7513.673" calcext:value-type="float">
            <text:p>7513.673</text:p>
          </table:table-cell>
          <table:table-cell office:value-type="float" office:value="-1203.868" calcext:value-type="float">
            <text:p>-1203.868</text:p>
          </table:table-cell>
          <table:table-cell table:number-columns-repeated="46"/>
        </table:table-row>
        <table:table-row table:style-name="ro1">
          <table:table-cell table:style-name="ce15"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101759" calcext:value-type="float">
            <text:p>101759</text:p>
          </table:table-cell>
          <table:table-cell office:value-type="float" office:value="8425" calcext:value-type="float">
            <text:p>842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6.767" calcext:value-type="float">
            <text:p>186.767</text:p>
          </table:table-cell>
          <table:table-cell table:style-name="Default" office:value-type="float" office:value="4.70525" calcext:value-type="float">
            <text:p>4.70525</text:p>
          </table:table-cell>
          <table:table-cell table:style-name="Default" office:value-type="float" office:value="187.472" calcext:value-type="float">
            <text:p>187.47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8.485" calcext:value-type="float">
            <text:p>28.485</text:p>
          </table:table-cell>
          <table:table-cell table:style-name="Default" office:value-type="float" office:value="0.168" calcext:value-type="float">
            <text:p>0.168</text:p>
          </table:table-cell>
          <table:table-cell office:value-type="float" office:value="0.596235" calcext:value-type="float">
            <text:p>0.596235</text:p>
          </table:table-cell>
          <table:table-cell office:value-type="float" office:value="0.786806" calcext:value-type="float">
            <text:p>0.786806</text:p>
          </table:table-cell>
          <table:table-cell office:value-type="float" office:value="0.159498" calcext:value-type="float">
            <text:p>0.159498</text:p>
          </table:table-cell>
          <table:table-cell office:value-type="float" office:value="4559.44" calcext:value-type="float">
            <text:p>4559.44</text:p>
          </table:table-cell>
          <table:table-cell office:value-type="float" office:value="6976.461" calcext:value-type="float">
            <text:p>6976.461</text:p>
          </table:table-cell>
          <table:table-cell office:value-type="float" office:value="1099.143" calcext:value-type="float">
            <text:p>1099.143</text:p>
          </table:table-cell>
          <table:table-cell table:number-columns-repeated="46"/>
        </table:table-row>
        <table:table-row table:style-name="ro1">
          <table:table-cell table:style-name="ce15"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101763" calcext:value-type="float">
            <text:p>101763</text:p>
          </table:table-cell>
          <table:table-cell office:value-type="float" office:value="8675" calcext:value-type="float">
            <text:p>867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85.96" calcext:value-type="float">
            <text:p>185.96</text:p>
          </table:table-cell>
          <table:table-cell table:style-name="Default" office:value-type="float" office:value="4.66672" calcext:value-type="float">
            <text:p>4.66672</text:p>
          </table:table-cell>
          <table:table-cell table:style-name="Default" office:value-type="float" office:value="186.875" calcext:value-type="float">
            <text:p>186.87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4.232" calcext:value-type="float">
            <text:p>14.232</text:p>
          </table:table-cell>
          <table:table-cell table:style-name="Default" office:value-type="float" office:value="0.176" calcext:value-type="float">
            <text:p>0.176</text:p>
          </table:table-cell>
          <table:table-cell office:value-type="float" office:value="-0.398477" calcext:value-type="float">
            <text:p>-0.398477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-0.147276" calcext:value-type="float">
            <text:p>-0.147276</text:p>
          </table:table-cell>
          <table:table-cell office:value-type="float" office:value="-2969.992" calcext:value-type="float">
            <text:p>-2969.992</text:p>
          </table:table-cell>
          <table:table-cell office:value-type="float" office:value="7771.67" calcext:value-type="float">
            <text:p>7771.67</text:p>
          </table:table-cell>
          <table:table-cell office:value-type="float" office:value="-1206.318" calcext:value-type="float">
            <text:p>-1206.318</text:p>
          </table:table-cell>
          <table:table-cell table:number-columns-repeated="46"/>
        </table:table-row>
        <table:table-row table:style-name="ro1">
          <table:table-cell table:style-name="ce15"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101771" calcext:value-type="float">
            <text:p>101771</text:p>
          </table:table-cell>
          <table:table-cell office:value-type="float" office:value="5950" calcext:value-type="float">
            <text:p>59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6.936" calcext:value-type="float">
            <text:p>186.936</text:p>
          </table:table-cell>
          <table:table-cell table:style-name="Default" office:value-type="float" office:value="4.67521" calcext:value-type="float">
            <text:p>4.67521</text:p>
          </table:table-cell>
          <table:table-cell table:style-name="Default" office:value-type="float" office:value="187.64" calcext:value-type="float">
            <text:p>187.64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3.516" calcext:value-type="float">
            <text:p>23.516</text:p>
          </table:table-cell>
          <table:table-cell table:style-name="Default" office:value-type="float" office:value="0.123" calcext:value-type="float">
            <text:p>0.123</text:p>
          </table:table-cell>
          <table:table-cell office:value-type="float" office:value="-0.166101" calcext:value-type="float">
            <text:p>-0.166101</text:p>
          </table:table-cell>
          <table:table-cell office:value-type="float" office:value="0.977598" calcext:value-type="float">
            <text:p>0.977598</text:p>
          </table:table-cell>
          <table:table-cell office:value-type="float" office:value="0.129279" calcext:value-type="float">
            <text:p>0.129279</text:p>
          </table:table-cell>
          <table:table-cell office:value-type="float" office:value="-1383.55" calcext:value-type="float">
            <text:p>-1383.55</text:p>
          </table:table-cell>
          <table:table-cell office:value-type="float" office:value="8276.133" calcext:value-type="float">
            <text:p>8276.133</text:p>
          </table:table-cell>
          <table:table-cell office:value-type="float" office:value="513.181" calcext:value-type="float">
            <text:p>513.181</text:p>
          </table:table-cell>
          <table:table-cell table:number-columns-repeated="46"/>
        </table:table-row>
        <table:table-row table:style-name="ro1">
          <table:table-cell table:style-name="ce15"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101774" calcext:value-type="float">
            <text:p>101774</text:p>
          </table:table-cell>
          <table:table-cell office:value-type="float" office:value="6200" calcext:value-type="float">
            <text:p>6200</text:p>
          </table:table-cell>
          <table:table-cell office:value-type="float" office:value="650" calcext:value-type="float">
            <text:p>65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187.812" calcext:value-type="float">
            <text:p>187.812</text:p>
          </table:table-cell>
          <table:table-cell table:style-name="Default" office:value-type="float" office:value="4.71578" calcext:value-type="float">
            <text:p>4.71578</text:p>
          </table:table-cell>
          <table:table-cell table:style-name="Default" office:value-type="float" office:value="187.528" calcext:value-type="float">
            <text:p>187.52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61.878" calcext:value-type="float">
            <text:p>61.878</text:p>
          </table:table-cell>
          <table:table-cell table:style-name="Default" office:value-type="float" office:value="0.133" calcext:value-type="float">
            <text:p>0.133</text:p>
          </table:table-cell>
          <table:table-cell office:value-type="float" office:value="0.0287569" calcext:value-type="float">
            <text:p>0.0287569</text:p>
          </table:table-cell>
          <table:table-cell office:value-type="float" office:value="0.987773" calcext:value-type="float">
            <text:p>0.987773</text:p>
          </table:table-cell>
          <table:table-cell office:value-type="float" office:value="-0.153222" calcext:value-type="float">
            <text:p>-0.153222</text:p>
          </table:table-cell>
          <table:table-cell office:value-type="float" office:value="114.108" calcext:value-type="float">
            <text:p>114.108</text:p>
          </table:table-cell>
          <table:table-cell office:value-type="float" office:value="8244.158" calcext:value-type="float">
            <text:p>8244.158</text:p>
          </table:table-cell>
          <table:table-cell office:value-type="float" office:value="-1640.159" calcext:value-type="float">
            <text:p>-1640.159</text:p>
          </table:table-cell>
          <table:table-cell table:number-columns-repeated="46"/>
        </table:table-row>
        <table:table-row table:style-name="ro1">
          <table:table-cell table:style-name="ce15"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101780" calcext:value-type="float">
            <text:p>101780</text:p>
          </table:table-cell>
          <table:table-cell office:value-type="float" office:value="6200" calcext:value-type="float">
            <text:p>620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8.039" calcext:value-type="float">
            <text:p>188.039</text:p>
          </table:table-cell>
          <table:table-cell table:style-name="Default" office:value-type="float" office:value="4.6564" calcext:value-type="float">
            <text:p>4.6564</text:p>
          </table:table-cell>
          <table:table-cell table:style-name="Default" office:value-type="float" office:value="188.701" calcext:value-type="float">
            <text:p>188.70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2.76" calcext:value-type="float">
            <text:p>22.76</text:p>
          </table:table-cell>
          <table:table-cell table:style-name="Default" office:value-type="float" office:value="0.125" calcext:value-type="float">
            <text:p>0.125</text:p>
          </table:table-cell>
          <table:table-cell office:value-type="float" office:value="-0.278402" calcext:value-type="float">
            <text:p>-0.278402</text:p>
          </table:table-cell>
          <table:table-cell office:value-type="float" office:value="0.821607" calcext:value-type="float">
            <text:p>0.821607</text:p>
          </table:table-cell>
          <table:table-cell office:value-type="float" office:value="0.497448" calcext:value-type="float">
            <text:p>0.497448</text:p>
          </table:table-cell>
          <table:table-cell office:value-type="float" office:value="-1938.787" calcext:value-type="float">
            <text:p>-1938.787</text:p>
          </table:table-cell>
          <table:table-cell office:value-type="float" office:value="7316.162" calcext:value-type="float">
            <text:p>7316.162</text:p>
          </table:table-cell>
          <table:table-cell office:value-type="float" office:value="3659.569" calcext:value-type="float">
            <text:p>3659.569</text:p>
          </table:table-cell>
          <table:table-cell table:number-columns-repeated="46"/>
        </table:table-row>
        <table:table-row table:style-name="ro1">
          <table:table-cell table:style-name="ce15"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101787" calcext:value-type="float">
            <text:p>101787</text:p>
          </table:table-cell>
          <table:table-cell office:value-type="float" office:value="5700" calcext:value-type="float">
            <text:p>5700</text:p>
          </table:table-cell>
          <table:table-cell office:value-type="float" office:value="650" calcext:value-type="float">
            <text:p>65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187.603" calcext:value-type="float">
            <text:p>187.603</text:p>
          </table:table-cell>
          <table:table-cell table:style-name="Default" office:value-type="float" office:value="4.72399" calcext:value-type="float">
            <text:p>4.72399</text:p>
          </table:table-cell>
          <table:table-cell table:style-name="Default" office:value-type="float" office:value="188.281" calcext:value-type="float">
            <text:p>188.281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36.537" calcext:value-type="float">
            <text:p>36.537</text:p>
          </table:table-cell>
          <table:table-cell table:style-name="Default" office:value-type="float" office:value="0.329" calcext:value-type="float">
            <text:p>0.329</text:p>
          </table:table-cell>
          <table:table-cell office:value-type="float" office:value="-0.629083" calcext:value-type="float">
            <text:p>-0.629083</text:p>
          </table:table-cell>
          <table:table-cell office:value-type="float" office:value="0.607851" calcext:value-type="float">
            <text:p>0.607851</text:p>
          </table:table-cell>
          <table:table-cell office:value-type="float" office:value="0.484533" calcext:value-type="float">
            <text:p>0.484533</text:p>
          </table:table-cell>
          <table:table-cell office:value-type="float" office:value="-5250.478" calcext:value-type="float">
            <text:p>-5250.478</text:p>
          </table:table-cell>
          <table:table-cell office:value-type="float" office:value="5206.429" calcext:value-type="float">
            <text:p>5206.429</text:p>
          </table:table-cell>
          <table:table-cell office:value-type="float" office:value="4000.088" calcext:value-type="float">
            <text:p>4000.088</text:p>
          </table:table-cell>
          <table:table-cell table:number-columns-repeated="46"/>
        </table:table-row>
        <table:table-row table:style-name="ro1">
          <table:table-cell table:style-name="ce15"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101793" calcext:value-type="float">
            <text:p>101793</text:p>
          </table:table-cell>
          <table:table-cell office:value-type="float" office:value="7875" calcext:value-type="float">
            <text:p>787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7.73" calcext:value-type="float">
            <text:p>187.73</text:p>
          </table:table-cell>
          <table:table-cell table:style-name="Default" office:value-type="float" office:value="4.73137" calcext:value-type="float">
            <text:p>4.73137</text:p>
          </table:table-cell>
          <table:table-cell table:style-name="Default" office:value-type="float" office:value="187.812" calcext:value-type="float">
            <text:p>187.812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7.664" calcext:value-type="float">
            <text:p>47.664</text:p>
          </table:table-cell>
          <table:table-cell table:style-name="Default" office:value-type="float" office:value="0.151" calcext:value-type="float">
            <text:p>0.151</text:p>
          </table:table-cell>
          <table:table-cell office:value-type="float" office:value="-0.808956" calcext:value-type="float">
            <text:p>-0.808956</text:p>
          </table:table-cell>
          <table:table-cell office:value-type="float" office:value="0.327217" calcext:value-type="float">
            <text:p>0.327217</text:p>
          </table:table-cell>
          <table:table-cell office:value-type="float" office:value="0.488384" calcext:value-type="float">
            <text:p>0.488384</text:p>
          </table:table-cell>
          <table:table-cell office:value-type="float" office:value="-6620.366" calcext:value-type="float">
            <text:p>-6620.366</text:p>
          </table:table-cell>
          <table:table-cell office:value-type="float" office:value="2845.786" calcext:value-type="float">
            <text:p>2845.786</text:p>
          </table:table-cell>
          <table:table-cell office:value-type="float" office:value="4329.746" calcext:value-type="float">
            <text:p>4329.746</text:p>
          </table:table-cell>
          <table:table-cell table:number-columns-repeated="46"/>
        </table:table-row>
        <table:table-row table:style-name="ro1">
          <table:table-cell table:style-name="ce15"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101795" calcext:value-type="float">
            <text:p>101795</text:p>
          </table:table-cell>
          <table:table-cell office:value-type="float" office:value="6250" calcext:value-type="float">
            <text:p>625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7.849" calcext:value-type="float">
            <text:p>187.849</text:p>
          </table:table-cell>
          <table:table-cell table:style-name="Default" office:value-type="float" office:value="4.59319" calcext:value-type="float">
            <text:p>4.59319</text:p>
          </table:table-cell>
          <table:table-cell table:style-name="Default" office:value-type="float" office:value="188.167" calcext:value-type="float">
            <text:p>188.16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6.652" calcext:value-type="float">
            <text:p>36.652</text:p>
          </table:table-cell>
          <table:table-cell table:style-name="Default" office:value-type="float" office:value="0.198" calcext:value-type="float">
            <text:p>0.198</text:p>
          </table:table-cell>
          <table:table-cell office:value-type="float" office:value="-0.848959" calcext:value-type="float">
            <text:p>-0.848959</text:p>
          </table:table-cell>
          <table:table-cell office:value-type="float" office:value="0.512902" calcext:value-type="float">
            <text:p>0.512902</text:p>
          </table:table-cell>
          <table:table-cell office:value-type="float" office:value="0.127281" calcext:value-type="float">
            <text:p>0.127281</text:p>
          </table:table-cell>
          <table:table-cell office:value-type="float" office:value="-7266.16" calcext:value-type="float">
            <text:p>-7266.16</text:p>
          </table:table-cell>
          <table:table-cell office:value-type="float" office:value="4143.694" calcext:value-type="float">
            <text:p>4143.694</text:p>
          </table:table-cell>
          <table:table-cell office:value-type="float" office:value="842.642" calcext:value-type="float">
            <text:p>842.642</text:p>
          </table:table-cell>
          <table:table-cell table:number-columns-repeated="46"/>
        </table:table-row>
        <table:table-row table:style-name="ro1">
          <table:table-cell table:style-name="ce15"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101799" calcext:value-type="float">
            <text:p>101799</text:p>
          </table:table-cell>
          <table:table-cell office:value-type="float" office:value="9500" calcext:value-type="float">
            <text:p>950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86.074" calcext:value-type="float">
            <text:p>186.074</text:p>
          </table:table-cell>
          <table:table-cell table:style-name="Default" office:value-type="float" office:value="4.60263" calcext:value-type="float">
            <text:p>4.60263</text:p>
          </table:table-cell>
          <table:table-cell table:style-name="Default" office:value-type="float" office:value="186.556" calcext:value-type="float">
            <text:p>186.55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1.787" calcext:value-type="float">
            <text:p>21.787</text:p>
          </table:table-cell>
          <table:table-cell table:style-name="Default" office:value-type="float" office:value="0.129" calcext:value-type="float">
            <text:p>0.129</text:p>
          </table:table-cell>
          <table:table-cell office:value-type="float" office:value="-0.688539" calcext:value-type="float">
            <text:p>-0.688539</text:p>
          </table:table-cell>
          <table:table-cell office:value-type="float" office:value="0.705565" calcext:value-type="float">
            <text:p>0.705565</text:p>
          </table:table-cell>
          <table:table-cell office:value-type="float" office:value="-0.167608" calcext:value-type="float">
            <text:p>-0.167608</text:p>
          </table:table-cell>
          <table:table-cell office:value-type="float" office:value="-5495.751" calcext:value-type="float">
            <text:p>-5495.751</text:p>
          </table:table-cell>
          <table:table-cell office:value-type="float" office:value="6101.898" calcext:value-type="float">
            <text:p>6101.898</text:p>
          </table:table-cell>
          <table:table-cell office:value-type="float" office:value="-1797.602" calcext:value-type="float">
            <text:p>-1797.602</text:p>
          </table:table-cell>
          <table:table-cell table:number-columns-repeated="46"/>
        </table:table-row>
        <table:table-row table:style-name="ro1">
          <table:table-cell table:style-name="ce15"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102183" calcext:value-type="float">
            <text:p>102183</text:p>
          </table:table-cell>
          <table:table-cell office:value-type="float" office:value="5625" calcext:value-type="float">
            <text:p>562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4.483" calcext:value-type="float">
            <text:p>194.483</text:p>
          </table:table-cell>
          <table:table-cell table:style-name="Default" office:value-type="float" office:value="4.60604" calcext:value-type="float">
            <text:p>4.60604</text:p>
          </table:table-cell>
          <table:table-cell table:style-name="Default" office:value-type="float" office:value="194.941" calcext:value-type="float">
            <text:p>194.94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8.419" calcext:value-type="float">
            <text:p>18.419</text:p>
          </table:table-cell>
          <table:table-cell table:style-name="Default" office:value-type="float" office:value="0.138" calcext:value-type="float">
            <text:p>0.138</text:p>
          </table:table-cell>
          <table:table-cell office:value-type="float" office:value="-0.621893" calcext:value-type="float">
            <text:p>-0.621893</text:p>
          </table:table-cell>
          <table:table-cell office:value-type="float" office:value="0.145265" calcext:value-type="float">
            <text:p>0.145265</text:p>
          </table:table-cell>
          <table:table-cell office:value-type="float" office:value="-0.769511" calcext:value-type="float">
            <text:p>-0.769511</text:p>
          </table:table-cell>
          <table:table-cell office:value-type="float" office:value="-5379.189" calcext:value-type="float">
            <text:p>-5379.189</text:p>
          </table:table-cell>
          <table:table-cell office:value-type="float" office:value="1579.496" calcext:value-type="float">
            <text:p>1579.496</text:p>
          </table:table-cell>
          <table:table-cell office:value-type="float" office:value="-6263.667" calcext:value-type="float">
            <text:p>-6263.667</text:p>
          </table:table-cell>
          <table:table-cell table:number-columns-repeated="46"/>
        </table:table-row>
        <table:table-row table:style-name="ro1">
          <table:table-cell table:style-name="ce15"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101806" calcext:value-type="float">
            <text:p>101806</text:p>
          </table:table-cell>
          <table:table-cell office:value-type="float" office:value="6725" calcext:value-type="float">
            <text:p>6725</text:p>
          </table:table-cell>
          <table:table-cell office:value-type="float" office:value="650" calcext:value-type="float">
            <text:p>65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88.535" calcext:value-type="float">
            <text:p>188.535</text:p>
          </table:table-cell>
          <table:table-cell table:style-name="Default" office:value-type="float" office:value="4.7177" calcext:value-type="float">
            <text:p>4.7177</text:p>
          </table:table-cell>
          <table:table-cell table:style-name="Default" office:value-type="float" office:value="188.158" calcext:value-type="float">
            <text:p>188.15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9.437" calcext:value-type="float">
            <text:p>59.437</text:p>
          </table:table-cell>
          <table:table-cell table:style-name="Default" office:value-type="float" office:value="0.132" calcext:value-type="float">
            <text:p>0.132</text:p>
          </table:table-cell>
          <table:table-cell office:value-type="float" office:value="-0.98964" calcext:value-type="float">
            <text:p>-0.98964</text:p>
          </table:table-cell>
          <table:table-cell office:value-type="float" office:value="-0.0730546" calcext:value-type="float">
            <text:p>-0.0730546</text:p>
          </table:table-cell>
          <table:table-cell office:value-type="float" office:value="-0.123592" calcext:value-type="float">
            <text:p>-0.123592</text:p>
          </table:table-cell>
          <table:table-cell office:value-type="float" office:value="-8338.63" calcext:value-type="float">
            <text:p>-8338.63</text:p>
          </table:table-cell>
          <table:table-cell office:value-type="float" office:value="-725.254" calcext:value-type="float">
            <text:p>-725.254</text:p>
          </table:table-cell>
          <table:table-cell office:value-type="float" office:value="-786.148" calcext:value-type="float">
            <text:p>-786.148</text:p>
          </table:table-cell>
          <table:table-cell table:number-columns-repeated="46"/>
        </table:table-row>
        <table:table-row table:style-name="ro1">
          <table:table-cell table:style-name="ce15"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101809" calcext:value-type="float">
            <text:p>101809</text:p>
          </table:table-cell>
          <table:table-cell office:value-type="float" office:value="8100" calcext:value-type="float">
            <text:p>8100</text:p>
          </table:table-cell>
          <table:table-cell office:value-type="float" office:value="650" calcext:value-type="float">
            <text:p>65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186.373" calcext:value-type="float">
            <text:p>186.373</text:p>
          </table:table-cell>
          <table:table-cell table:style-name="Default" office:value-type="float" office:value="4.69404" calcext:value-type="float">
            <text:p>4.69404</text:p>
          </table:table-cell>
          <table:table-cell table:style-name="Default" office:value-type="float" office:value="186.493" calcext:value-type="float">
            <text:p>186.49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9.864" calcext:value-type="float">
            <text:p>39.864</text:p>
          </table:table-cell>
          <table:table-cell table:style-name="Default" office:value-type="float" office:value="0.139" calcext:value-type="float">
            <text:p>0.139</text:p>
          </table:table-cell>
          <table:table-cell office:value-type="float" office:value="-0.974643" calcext:value-type="float">
            <text:p>-0.974643</text:p>
          </table:table-cell>
          <table:table-cell office:value-type="float" office:value="0.166097" calcext:value-type="float">
            <text:p>0.166097</text:p>
          </table:table-cell>
          <table:table-cell office:value-type="float" office:value="0.149942" calcext:value-type="float">
            <text:p>0.149942</text:p>
          </table:table-cell>
          <table:table-cell office:value-type="float" office:value="-8203.235" calcext:value-type="float">
            <text:p>-8203.235</text:p>
          </table:table-cell>
          <table:table-cell office:value-type="float" office:value="1687.775" calcext:value-type="float">
            <text:p>1687.775</text:p>
          </table:table-cell>
          <table:table-cell office:value-type="float" office:value="728.314" calcext:value-type="float">
            <text:p>728.314</text:p>
          </table:table-cell>
          <table:table-cell table:number-columns-repeated="46"/>
        </table:table-row>
        <table:table-row table:style-name="ro1">
          <table:table-cell table:style-name="ce15"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101811" calcext:value-type="float">
            <text:p>101811</text:p>
          </table:table-cell>
          <table:table-cell office:value-type="float" office:value="6800" calcext:value-type="float">
            <text:p>6800</text:p>
          </table:table-cell>
          <table:table-cell office:value-type="float" office:value="650" calcext:value-type="float">
            <text:p>65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186.146" calcext:value-type="float">
            <text:p>186.146</text:p>
          </table:table-cell>
          <table:table-cell table:style-name="Default" office:value-type="float" office:value="4.61971" calcext:value-type="float">
            <text:p>4.61971</text:p>
          </table:table-cell>
          <table:table-cell table:style-name="Default" office:value-type="float" office:value="187.057" calcext:value-type="float">
            <text:p>187.057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22.808" calcext:value-type="float">
            <text:p>22.808</text:p>
          </table:table-cell>
          <table:table-cell table:style-name="Default" office:value-type="float" office:value="0.515" calcext:value-type="float">
            <text:p>0.515</text:p>
          </table:table-cell>
          <table:table-cell office:value-type="float" office:value="-0.934028" calcext:value-type="float">
            <text:p>-0.934028</text:p>
          </table:table-cell>
          <table:table-cell office:value-type="float" office:value="0.322224" calcext:value-type="float">
            <text:p>0.322224</text:p>
          </table:table-cell>
          <table:table-cell office:value-type="float" office:value="-0.154158" calcext:value-type="float">
            <text:p>-0.154158</text:p>
          </table:table-cell>
          <table:table-cell office:value-type="float" office:value="-7859.539" calcext:value-type="float">
            <text:p>-7859.539</text:p>
          </table:table-cell>
          <table:table-cell office:value-type="float" office:value="2480.883" calcext:value-type="float">
            <text:p>2480.883</text:p>
          </table:table-cell>
          <table:table-cell office:value-type="float" office:value="-1655.131" calcext:value-type="float">
            <text:p>-1655.131</text:p>
          </table:table-cell>
          <table:table-cell table:number-columns-repeated="46"/>
        </table:table-row>
        <table:table-row table:style-name="ro1">
          <table:table-cell table:style-name="ce15"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101815" calcext:value-type="float">
            <text:p>101815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187.714" calcext:value-type="float">
            <text:p>187.714</text:p>
          </table:table-cell>
          <table:table-cell table:style-name="Default" office:value-type="float" office:value="4.65892" calcext:value-type="float">
            <text:p>4.65892</text:p>
          </table:table-cell>
          <table:table-cell table:style-name="Default" office:value-type="float" office:value="187.799" calcext:value-type="float">
            <text:p>187.79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9.749" calcext:value-type="float">
            <text:p>49.749</text:p>
          </table:table-cell>
          <table:table-cell table:style-name="Default" office:value-type="float" office:value="0.124" calcext:value-type="float">
            <text:p>0.124</text:p>
          </table:table-cell>
          <table:table-cell office:value-type="float" office:value="-0.850089" calcext:value-type="float">
            <text:p>-0.850089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514536" calcext:value-type="float">
            <text:p>0.514536</text:p>
          </table:table-cell>
          <table:table-cell office:value-type="float" office:value="-7279.998" calcext:value-type="float">
            <text:p>-7279.998</text:p>
          </table:table-cell>
          <table:table-cell office:value-type="float" office:value="-1042.752" calcext:value-type="float">
            <text:p>-1042.752</text:p>
          </table:table-cell>
          <table:table-cell office:value-type="float" office:value="4072.435" calcext:value-type="float">
            <text:p>4072.435</text:p>
          </table:table-cell>
          <table:table-cell table:number-columns-repeated="46"/>
        </table:table-row>
        <table:table-row table:style-name="ro1">
          <table:table-cell table:style-name="ce15"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101819" calcext:value-type="float">
            <text:p>101819</text:p>
          </table:table-cell>
          <table:table-cell office:value-type="float" office:value="7375" calcext:value-type="float">
            <text:p>737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8.406" calcext:value-type="float">
            <text:p>188.406</text:p>
          </table:table-cell>
          <table:table-cell table:style-name="Default" office:value-type="float" office:value="4.73978" calcext:value-type="float">
            <text:p>4.73978</text:p>
          </table:table-cell>
          <table:table-cell table:style-name="Default" office:value-type="float" office:value="188.319" calcext:value-type="float">
            <text:p>188.31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6.673" calcext:value-type="float">
            <text:p>56.673</text:p>
          </table:table-cell>
          <table:table-cell table:style-name="Default" office:value-type="float" office:value="0.137" calcext:value-type="float">
            <text:p>0.137</text:p>
          </table:table-cell>
          <table:table-cell office:value-type="float" office:value="-0.726164" calcext:value-type="float">
            <text:p>-0.726164</text:p>
          </table:table-cell>
          <table:table-cell office:value-type="float" office:value="-0.484468" calcext:value-type="float">
            <text:p>-0.484468</text:p>
          </table:table-cell>
          <table:table-cell office:value-type="float" office:value="0.487829" calcext:value-type="float">
            <text:p>0.487829</text:p>
          </table:table-cell>
          <table:table-cell office:value-type="float" office:value="-5813.27" calcext:value-type="float">
            <text:p>-5813.27</text:p>
          </table:table-cell>
          <table:table-cell office:value-type="float" office:value="-4397.343" calcext:value-type="float">
            <text:p>-4397.343</text:p>
          </table:table-cell>
          <table:table-cell office:value-type="float" office:value="4187.559" calcext:value-type="float">
            <text:p>4187.559</text:p>
          </table:table-cell>
          <table:table-cell table:number-columns-repeated="46"/>
        </table:table-row>
        <table:table-row table:style-name="ro1">
          <table:table-cell table:style-name="ce15"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101822" calcext:value-type="float">
            <text:p>101822</text:p>
          </table:table-cell>
          <table:table-cell office:value-type="float" office:value="7025" calcext:value-type="float">
            <text:p>7025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87.463" calcext:value-type="float">
            <text:p>187.463</text:p>
          </table:table-cell>
          <table:table-cell table:style-name="Default" office:value-type="float" office:value="4.75527" calcext:value-type="float">
            <text:p>4.75527</text:p>
          </table:table-cell>
          <table:table-cell table:style-name="Default" office:value-type="float" office:value="187.432" calcext:value-type="float">
            <text:p>187.43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7.407" calcext:value-type="float">
            <text:p>47.407</text:p>
          </table:table-cell>
          <table:table-cell table:style-name="Default" office:value-type="float" office:value="0.128" calcext:value-type="float">
            <text:p>0.128</text:p>
          </table:table-cell>
          <table:table-cell office:value-type="float" office:value="-0.730322" calcext:value-type="float">
            <text:p>-0.730322</text:p>
          </table:table-cell>
          <table:table-cell office:value-type="float" office:value="-0.671843" calcext:value-type="float">
            <text:p>-0.671843</text:p>
          </table:table-cell>
          <table:table-cell office:value-type="float" office:value="0.123519" calcext:value-type="float">
            <text:p>0.123519</text:p>
          </table:table-cell>
          <table:table-cell office:value-type="float" office:value="-5836.458" calcext:value-type="float">
            <text:p>-5836.458</text:p>
          </table:table-cell>
          <table:table-cell office:value-type="float" office:value="-6000.077" calcext:value-type="float">
            <text:p>-6000.077</text:p>
          </table:table-cell>
          <table:table-cell office:value-type="float" office:value="776.594" calcext:value-type="float">
            <text:p>776.594</text:p>
          </table:table-cell>
          <table:table-cell table:number-columns-repeated="46"/>
        </table:table-row>
        <table:table-row table:style-name="ro1">
          <table:table-cell table:style-name="ce15"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101824" calcext:value-type="float">
            <text:p>101824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186.174" calcext:value-type="float">
            <text:p>186.174</text:p>
          </table:table-cell>
          <table:table-cell table:style-name="Default" office:value-type="float" office:value="4.66319" calcext:value-type="float">
            <text:p>4.66319</text:p>
          </table:table-cell>
          <table:table-cell table:style-name="Default" office:value-type="float" office:value="186.438" calcext:value-type="float">
            <text:p>186.438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44.78" calcext:value-type="float">
            <text:p>44.78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float" office:value="-0.840281" calcext:value-type="float">
            <text:p>-0.840281</text:p>
          </table:table-cell>
          <table:table-cell office:value-type="float" office:value="-0.526345" calcext:value-type="float">
            <text:p>-0.526345</text:p>
          </table:table-cell>
          <table:table-cell office:value-type="float" office:value="-0.129954" calcext:value-type="float">
            <text:p>-0.129954</text:p>
          </table:table-cell>
          <table:table-cell office:value-type="float" office:value="-6859.638" calcext:value-type="float">
            <text:p>-6859.638</text:p>
          </table:table-cell>
          <table:table-cell office:value-type="float" office:value="-4719.602" calcext:value-type="float">
            <text:p>-4719.602</text:p>
          </table:table-cell>
          <table:table-cell office:value-type="float" office:value="-1156.278" calcext:value-type="float">
            <text:p>-1156.278</text:p>
          </table:table-cell>
          <table:table-cell table:number-columns-repeated="46"/>
        </table:table-row>
        <table:table-row table:style-name="ro1">
          <table:table-cell table:style-name="ce15"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101827" calcext:value-type="float">
            <text:p>101827</text:p>
          </table:table-cell>
          <table:table-cell office:value-type="float" office:value="6650" calcext:value-type="float">
            <text:p>6650</text:p>
          </table:table-cell>
          <table:table-cell office:value-type="float" office:value="650" calcext:value-type="float">
            <text:p>65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186.676" calcext:value-type="float">
            <text:p>186.676</text:p>
          </table:table-cell>
          <table:table-cell table:style-name="Default" office:value-type="float" office:value="4.69613" calcext:value-type="float">
            <text:p>4.69613</text:p>
          </table:table-cell>
          <table:table-cell table:style-name="Default" office:value-type="float" office:value="186.865" calcext:value-type="float">
            <text:p>186.865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7.591" calcext:value-type="float">
            <text:p>47.591</text:p>
          </table:table-cell>
          <table:table-cell table:style-name="Default" office:value-type="float" office:value="0.164" calcext:value-type="float">
            <text:p>0.164</text:p>
          </table:table-cell>
          <table:table-cell office:value-type="float" office:value="-0.917771" calcext:value-type="float">
            <text:p>-0.917771</text:p>
          </table:table-cell>
          <table:table-cell office:value-type="float" office:value="-0.344362" calcext:value-type="float">
            <text:p>-0.344362</text:p>
          </table:table-cell>
          <table:table-cell office:value-type="float" office:value="0.197767" calcext:value-type="float">
            <text:p>0.197767</text:p>
          </table:table-cell>
          <table:table-cell office:value-type="float" office:value="-7821.736" calcext:value-type="float">
            <text:p>-7821.736</text:p>
          </table:table-cell>
          <table:table-cell office:value-type="float" office:value="-2531.7" calcext:value-type="float">
            <text:p>-2531.7</text:p>
          </table:table-cell>
          <table:table-cell office:value-type="float" office:value="1755.413" calcext:value-type="float">
            <text:p>1755.413</text:p>
          </table:table-cell>
          <table:table-cell table:number-columns-repeated="46"/>
        </table:table-row>
        <table:table-row table:style-name="ro1">
          <table:table-cell table:style-name="ce15"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101831" calcext:value-type="float">
            <text:p>101831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88.199" calcext:value-type="float">
            <text:p>188.199</text:p>
          </table:table-cell>
          <table:table-cell table:style-name="Default" office:value-type="float" office:value="4.41203" calcext:value-type="float">
            <text:p>4.41203</text:p>
          </table:table-cell>
          <table:table-cell table:style-name="Default" office:value-type="float" office:value="189.553" calcext:value-type="float">
            <text:p>189.55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2.091" calcext:value-type="float">
            <text:p>2.091</text:p>
          </table:table-cell>
          <table:table-cell table:style-name="Default" office:value-type="float" office:value="0.621" calcext:value-type="float">
            <text:p>0.621</text:p>
          </table:table-cell>
          <table:table-cell office:value-type="float" office:value="-0.547268" calcext:value-type="float">
            <text:p>-0.547268</text:p>
          </table:table-cell>
          <table:table-cell office:value-type="float" office:value="-0.827164" calcext:value-type="float">
            <text:p>-0.827164</text:p>
          </table:table-cell>
          <table:table-cell office:value-type="float" office:value="-0.127662" calcext:value-type="float">
            <text:p>-0.127662</text:p>
          </table:table-cell>
          <table:table-cell office:value-type="float" office:value="-3962.4" calcext:value-type="float">
            <text:p>-3962.4</text:p>
          </table:table-cell>
          <table:table-cell office:value-type="float" office:value="-7315.14" calcext:value-type="float">
            <text:p>-7315.14</text:p>
          </table:table-cell>
          <table:table-cell office:value-type="float" office:value="-1205.401" calcext:value-type="float">
            <text:p>-1205.401</text:p>
          </table:table-cell>
          <table:table-cell table:number-columns-repeated="46"/>
        </table:table-row>
        <table:table-row table:style-name="ro1">
          <table:table-cell table:style-name="ce15"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101834" calcext:value-type="float">
            <text:p>101834</text:p>
          </table:table-cell>
          <table:table-cell office:value-type="float" office:value="6900" calcext:value-type="float">
            <text:p>6900</text:p>
          </table:table-cell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88.187" calcext:value-type="float">
            <text:p>188.187</text:p>
          </table:table-cell>
          <table:table-cell table:style-name="Default" office:value-type="float" office:value="4.65219" calcext:value-type="float">
            <text:p>4.65219</text:p>
          </table:table-cell>
          <table:table-cell table:style-name="Default" office:value-type="float" office:value="188.569" calcext:value-type="float">
            <text:p>188.569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2.327" calcext:value-type="float">
            <text:p>42.327</text:p>
          </table:table-cell>
          <table:table-cell table:style-name="Default" office:value-type="float" office:value="0.169" calcext:value-type="float">
            <text:p>0.169</text:p>
          </table:table-cell>
          <table:table-cell office:value-type="float" office:value="-0.446644" calcext:value-type="float">
            <text:p>-0.446644</text:p>
          </table:table-cell>
          <table:table-cell office:value-type="float" office:value="-0.557417" calcext:value-type="float">
            <text:p>-0.557417</text:p>
          </table:table-cell>
          <table:table-cell office:value-type="float" office:value="0.699854" calcext:value-type="float">
            <text:p>0.699854</text:p>
          </table:table-cell>
          <table:table-cell office:value-type="float" office:value="-3842.484" calcext:value-type="float">
            <text:p>-3842.484</text:p>
          </table:table-cell>
          <table:table-cell office:value-type="float" office:value="-4991.839" calcext:value-type="float">
            <text:p>-4991.839</text:p>
          </table:table-cell>
          <table:table-cell office:value-type="float" office:value="5566.767" calcext:value-type="float">
            <text:p>5566.767</text:p>
          </table:table-cell>
          <table:table-cell table:number-columns-repeated="46"/>
        </table:table-row>
        <table:table-row table:style-name="ro1">
          <table:table-cell table:style-name="ce15"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101839" calcext:value-type="float">
            <text:p>101839</text:p>
          </table:table-cell>
          <table:table-cell office:value-type="float" office:value="6450" calcext:value-type="float">
            <text:p>6450</text:p>
          </table:table-cell>
          <table:table-cell office:value-type="float" office:value="650" calcext:value-type="float">
            <text:p>65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188.099" calcext:value-type="float">
            <text:p>188.099</text:p>
          </table:table-cell>
          <table:table-cell table:style-name="Default" office:value-type="float" office:value="4.64026" calcext:value-type="float">
            <text:p>4.64026</text:p>
          </table:table-cell>
          <table:table-cell table:style-name="Default" office:value-type="float" office:value="188.689" calcext:value-type="float">
            <text:p>188.68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0.792" calcext:value-type="float">
            <text:p>40.792</text:p>
          </table:table-cell>
          <table:table-cell table:style-name="Default" office:value-type="float" office:value="0.148" calcext:value-type="float">
            <text:p>0.148</text:p>
          </table:table-cell>
          <table:table-cell office:value-type="float" office:value="-0.169753" calcext:value-type="float">
            <text:p>-0.169753</text:p>
          </table:table-cell>
          <table:table-cell office:value-type="float" office:value="-0.252277" calcext:value-type="float">
            <text:p>-0.252277</text:p>
          </table:table-cell>
          <table:table-cell office:value-type="float" office:value="0.952649" calcext:value-type="float">
            <text:p>0.952649</text:p>
          </table:table-cell>
          <table:table-cell office:value-type="float" office:value="-1407.409" calcext:value-type="float">
            <text:p>-1407.409</text:p>
          </table:table-cell>
          <table:table-cell office:value-type="float" office:value="-1583.845" calcext:value-type="float">
            <text:p>-1583.845</text:p>
          </table:table-cell>
          <table:table-cell office:value-type="float" office:value="8135.111" calcext:value-type="float">
            <text:p>8135.111</text:p>
          </table:table-cell>
          <table:table-cell table:number-columns-repeated="46"/>
        </table:table-row>
        <table:table-row table:style-name="ro1">
          <table:table-cell table:style-name="ce15"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101842" calcext:value-type="float">
            <text:p>101842</text:p>
          </table:table-cell>
          <table:table-cell office:value-type="float" office:value="6100" calcext:value-type="float">
            <text:p>6100</text:p>
          </table:table-cell>
          <table:table-cell office:value-type="float" office:value="650" calcext:value-type="float">
            <text:p>65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186.838" calcext:value-type="float">
            <text:p>186.838</text:p>
          </table:table-cell>
          <table:table-cell table:style-name="Default" office:value-type="float" office:value="4.65767" calcext:value-type="float">
            <text:p>4.65767</text:p>
          </table:table-cell>
          <table:table-cell table:style-name="Default" office:value-type="float" office:value="187.811" calcext:value-type="float">
            <text:p>187.81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5.269" calcext:value-type="float">
            <text:p>25.269</text:p>
          </table:table-cell>
          <table:table-cell table:style-name="Default" office:value-type="float" office:value="0.188" calcext:value-type="float">
            <text:p>0.188</text:p>
          </table:table-cell>
          <table:table-cell office:value-type="float" office:value="-0.0517874" calcext:value-type="float">
            <text:p>-0.0517874</text:p>
          </table:table-cell>
          <table:table-cell office:value-type="float" office:value="0.0158905" calcext:value-type="float">
            <text:p>0.0158905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-1096.396" calcext:value-type="float">
            <text:p>-1096.396</text:p>
          </table:table-cell>
          <table:table-cell office:value-type="float" office:value="-60.484" calcext:value-type="float">
            <text:p>-60.484</text:p>
          </table:table-cell>
          <table:table-cell office:value-type="float" office:value="8333.967" calcext:value-type="float">
            <text:p>8333.967</text:p>
          </table:table-cell>
          <table:table-cell table:number-columns-repeated="46"/>
        </table:table-row>
        <table:table-row table:style-name="ro1">
          <table:table-cell table:style-name="ce15"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101845" calcext:value-type="float">
            <text:p>101845</text:p>
          </table:table-cell>
          <table:table-cell office:value-type="float" office:value="6900" calcext:value-type="float">
            <text:p>6900</text:p>
          </table:table-cell>
          <table:table-cell office:value-type="float" office:value="650" calcext:value-type="float">
            <text:p>65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186.144" calcext:value-type="float">
            <text:p>186.144</text:p>
          </table:table-cell>
          <table:table-cell table:style-name="Default" office:value-type="float" office:value="4.71108" calcext:value-type="float">
            <text:p>4.71108</text:p>
          </table:table-cell>
          <table:table-cell table:style-name="Default" office:value-type="float" office:value="187.037" calcext:value-type="float">
            <text:p>187.03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5.459" calcext:value-type="float">
            <text:p>35.459</text:p>
          </table:table-cell>
          <table:table-cell table:style-name="Default" office:value-type="float" office:value="0.175" calcext:value-type="float">
            <text:p>0.175</text:p>
          </table:table-cell>
          <table:table-cell office:value-type="float" office:value="0.151781" calcext:value-type="float">
            <text:p>0.151781</text:p>
          </table:table-cell>
          <table:table-cell office:value-type="float" office:value="-0.243923" calcext:value-type="float">
            <text:p>-0.243923</text:p>
          </table:table-cell>
          <table:table-cell office:value-type="float" office:value="0.957844" calcext:value-type="float">
            <text:p>0.957844</text:p>
          </table:table-cell>
          <table:table-cell office:value-type="float" office:value="465.339" calcext:value-type="float">
            <text:p>465.339</text:p>
          </table:table-cell>
          <table:table-cell office:value-type="float" office:value="-1892.386" calcext:value-type="float">
            <text:p>-1892.386</text:p>
          </table:table-cell>
          <table:table-cell office:value-type="float" office:value="8177.416" calcext:value-type="float">
            <text:p>8177.416</text:p>
          </table:table-cell>
          <table:table-cell table:number-columns-repeated="46"/>
        </table:table-row>
        <table:table-row table:style-name="ro1">
          <table:table-cell table:style-name="ce15"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101849" calcext:value-type="float">
            <text:p>101849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186.435" calcext:value-type="float">
            <text:p>186.435</text:p>
          </table:table-cell>
          <table:table-cell table:style-name="Default" office:value-type="float" office:value="4.6705" calcext:value-type="float">
            <text:p>4.6705</text:p>
          </table:table-cell>
          <table:table-cell table:style-name="Default" office:value-type="float" office:value="186.783" calcext:value-type="float">
            <text:p>186.783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3.711" calcext:value-type="float">
            <text:p>53.711</text:p>
          </table:table-cell>
          <table:table-cell table:style-name="Default" office:value-type="float" office:value="0.133" calcext:value-type="float">
            <text:p>0.133</text:p>
          </table:table-cell>
          <table:table-cell office:value-type="float" office:value="0.394614" calcext:value-type="float">
            <text:p>0.394614</text:p>
          </table:table-cell>
          <table:table-cell office:value-type="float" office:value="-0.546902" calcext:value-type="float">
            <text:p>-0.546902</text:p>
          </table:table-cell>
          <table:table-cell office:value-type="float" office:value="0.738361" calcext:value-type="float">
            <text:p>0.738361</text:p>
          </table:table-cell>
          <table:table-cell office:value-type="float" office:value="3590.415" calcext:value-type="float">
            <text:p>3590.415</text:p>
          </table:table-cell>
          <table:table-cell office:value-type="float" office:value="-4577.603" calcext:value-type="float">
            <text:p>-4577.603</text:p>
          </table:table-cell>
          <table:table-cell office:value-type="float" office:value="6068.809" calcext:value-type="float">
            <text:p>6068.809</text:p>
          </table:table-cell>
          <table:table-cell table:number-columns-repeated="46"/>
        </table:table-row>
        <table:table-row table:style-name="ro1">
          <table:table-cell table:style-name="ce15"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101852" calcext:value-type="float">
            <text:p>101852</text:p>
          </table:table-cell>
          <table:table-cell office:value-type="float" office:value="8700" calcext:value-type="float">
            <text:p>8700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6.694" calcext:value-type="float">
            <text:p>186.694</text:p>
          </table:table-cell>
          <table:table-cell table:style-name="Default" office:value-type="float" office:value="4.71086" calcext:value-type="float">
            <text:p>4.71086</text:p>
          </table:table-cell>
          <table:table-cell table:style-name="Default" office:value-type="float" office:value="187.193" calcext:value-type="float">
            <text:p>187.193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6.248" calcext:value-type="float">
            <text:p>46.248</text:p>
          </table:table-cell>
          <table:table-cell table:style-name="Default" office:value-type="float" office:value="0.121" calcext:value-type="float">
            <text:p>0.121</text:p>
          </table:table-cell>
          <table:table-cell office:value-type="float" office:value="0.00961288" calcext:value-type="float">
            <text:p>0.00961288</text:p>
          </table:table-cell>
          <table:table-cell office:value-type="float" office:value="-0.652713" calcext:value-type="float">
            <text:p>-0.652713</text:p>
          </table:table-cell>
          <table:table-cell office:value-type="float" office:value="0.757544" calcext:value-type="float">
            <text:p>0.757544</text:p>
          </table:table-cell>
          <table:table-cell office:value-type="float" office:value="537.815" calcext:value-type="float">
            <text:p>537.815</text:p>
          </table:table-cell>
          <table:table-cell office:value-type="float" office:value="-5361.072" calcext:value-type="float">
            <text:p>-5361.072</text:p>
          </table:table-cell>
          <table:table-cell office:value-type="float" office:value="6453.145" calcext:value-type="float">
            <text:p>6453.145</text:p>
          </table:table-cell>
          <table:table-cell table:number-columns-repeated="46"/>
        </table:table-row>
        <table:table-row table:style-name="ro1">
          <table:table-cell table:style-name="ce15"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102178" calcext:value-type="float">
            <text:p>102178</text:p>
          </table:table-cell>
          <table:table-cell office:value-type="float" office:value="6700" calcext:value-type="float">
            <text:p>6700</text:p>
          </table:table-cell>
          <table:table-cell office:value-type="float" office:value="650" calcext:value-type="float">
            <text:p>65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90.74" calcext:value-type="float">
            <text:p>190.74</text:p>
          </table:table-cell>
          <table:table-cell table:style-name="Default" office:value-type="float" office:value="4.72462" calcext:value-type="float">
            <text:p>4.72462</text:p>
          </table:table-cell>
          <table:table-cell table:style-name="Default" office:value-type="float" office:value="191.835" calcext:value-type="float">
            <text:p>191.83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7.615" calcext:value-type="float">
            <text:p>17.615</text:p>
          </table:table-cell>
          <table:table-cell table:style-name="Default" office:value-type="float" office:value="0.138" calcext:value-type="float">
            <text:p>0.138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242946" calcext:value-type="float">
            <text:p>0.242946</text:p>
          </table:table-cell>
          <table:table-cell office:value-type="float" office:value="0.667039" calcext:value-type="float">
            <text:p>0.667039</text:p>
          </table:table-cell>
          <table:table-cell office:value-type="float" office:value="6239.502" calcext:value-type="float">
            <text:p>6239.502</text:p>
          </table:table-cell>
          <table:table-cell office:value-type="float" office:value="2674.598" calcext:value-type="float">
            <text:p>2674.598</text:p>
          </table:table-cell>
          <table:table-cell office:value-type="float" office:value="4958.44" calcext:value-type="float">
            <text:p>4958.44</text:p>
          </table:table-cell>
          <table:table-cell table:number-columns-repeated="46"/>
        </table:table-row>
        <table:table-row table:style-name="ro1">
          <table:table-cell table:style-name="ce15"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101889" calcext:value-type="float">
            <text:p>101889</text:p>
          </table:table-cell>
          <table:table-cell office:value-type="float" office:value="7525" calcext:value-type="float">
            <text:p>752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6.413" calcext:value-type="float">
            <text:p>186.413</text:p>
          </table:table-cell>
          <table:table-cell table:style-name="Default" office:value-type="float" office:value="4.6218" calcext:value-type="float">
            <text:p>4.6218</text:p>
          </table:table-cell>
          <table:table-cell table:style-name="Default" office:value-type="float" office:value="186.943" calcext:value-type="float">
            <text:p>186.94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7.836" calcext:value-type="float">
            <text:p>47.836</text:p>
          </table:table-cell>
          <table:table-cell table:style-name="Default" office:value-type="float" office:value="0.182" calcext:value-type="float">
            <text:p>0.182</text:p>
          </table:table-cell>
          <table:table-cell office:value-type="float" office:value="0.294813" calcext:value-type="float">
            <text:p>0.294813</text:p>
          </table:table-cell>
          <table:table-cell office:value-type="float" office:value="0.129066" calcext:value-type="float">
            <text:p>0.129066</text:p>
          </table:table-cell>
          <table:table-cell office:value-type="float" office:value="0.946798" calcext:value-type="float">
            <text:p>0.946798</text:p>
          </table:table-cell>
          <table:table-cell office:value-type="float" office:value="2230.26" calcext:value-type="float">
            <text:p>2230.26</text:p>
          </table:table-cell>
          <table:table-cell office:value-type="float" office:value="872.163" calcext:value-type="float">
            <text:p>872.163</text:p>
          </table:table-cell>
          <table:table-cell office:value-type="float" office:value="8057.472" calcext:value-type="float">
            <text:p>8057.472</text:p>
          </table:table-cell>
          <table:table-cell table:number-columns-repeated="46"/>
        </table:table-row>
        <table:table-row table:style-name="ro1">
          <table:table-cell table:style-name="ce15"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101892" calcext:value-type="float">
            <text:p>101892</text:p>
          </table:table-cell>
          <table:table-cell office:value-type="float" office:value="8150" calcext:value-type="float">
            <text:p>815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7.244" calcext:value-type="float">
            <text:p>187.244</text:p>
          </table:table-cell>
          <table:table-cell table:style-name="Default" office:value-type="float" office:value="4.68916" calcext:value-type="float">
            <text:p>4.68916</text:p>
          </table:table-cell>
          <table:table-cell table:style-name="Default" office:value-type="float" office:value="188.248" calcext:value-type="float">
            <text:p>188.24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26.808" calcext:value-type="float">
            <text:p>26.808</text:p>
          </table:table-cell>
          <table:table-cell table:style-name="Default" office:value-type="float" office:value="0.162" calcext:value-type="float">
            <text:p>0.162</text:p>
          </table:table-cell>
          <table:table-cell office:value-type="float" office:value="0.586517" calcext:value-type="float">
            <text:p>0.586517</text:p>
          </table:table-cell>
          <table:table-cell office:value-type="float" office:value="-0.229654" calcext:value-type="float">
            <text:p>-0.229654</text:p>
          </table:table-cell>
          <table:table-cell office:value-type="float" office:value="0.776697" calcext:value-type="float">
            <text:p>0.776697</text:p>
          </table:table-cell>
          <table:table-cell office:value-type="float" office:value="5574.946" calcext:value-type="float">
            <text:p>5574.946</text:p>
          </table:table-cell>
          <table:table-cell office:value-type="float" office:value="-2076.707" calcext:value-type="float">
            <text:p>-2076.707</text:p>
          </table:table-cell>
          <table:table-cell office:value-type="float" office:value="5939.458" calcext:value-type="float">
            <text:p>5939.458</text:p>
          </table:table-cell>
          <table:table-cell table:number-columns-repeated="46"/>
        </table:table-row>
        <table:table-row table:style-name="ro1">
          <table:table-cell table:style-name="ce15"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101895" calcext:value-type="float">
            <text:p>101895</text:p>
          </table:table-cell>
          <table:table-cell office:value-type="float" office:value="5475" calcext:value-type="float">
            <text:p>5475</text:p>
          </table:table-cell>
          <table:table-cell office:value-type="float" office:value="650" calcext:value-type="float">
            <text:p>65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187.228" calcext:value-type="float">
            <text:p>187.228</text:p>
          </table:table-cell>
          <table:table-cell table:style-name="Default" office:value-type="float" office:value="4.67207" calcext:value-type="float">
            <text:p>4.67207</text:p>
          </table:table-cell>
          <table:table-cell table:style-name="Default" office:value-type="float" office:value="187.186" calcext:value-type="float">
            <text:p>187.18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0.568" calcext:value-type="float">
            <text:p>50.568</text:p>
          </table:table-cell>
          <table:table-cell table:style-name="Default" office:value-type="float" office:value="0.121" calcext:value-type="float">
            <text:p>0.121</text:p>
          </table:table-cell>
          <table:table-cell office:value-type="float" office:value="0.0130183" calcext:value-type="float">
            <text:p>0.0130183</text:p>
          </table:table-cell>
          <table:table-cell office:value-type="float" office:value="0.717625" calcext:value-type="float">
            <text:p>0.717625</text:p>
          </table:table-cell>
          <table:table-cell office:value-type="float" office:value="0.696308" calcext:value-type="float">
            <text:p>0.696308</text:p>
          </table:table-cell>
          <table:table-cell office:value-type="float" office:value="83.713" calcext:value-type="float">
            <text:p>83.713</text:p>
          </table:table-cell>
          <table:table-cell office:value-type="float" office:value="6059.581" calcext:value-type="float">
            <text:p>6059.581</text:p>
          </table:table-cell>
          <table:table-cell office:value-type="float" office:value="5826.931" calcext:value-type="float">
            <text:p>5826.931</text:p>
          </table:table-cell>
          <table:table-cell table:number-columns-repeated="46"/>
        </table:table-row>
        <table:table-row table:style-name="ro1">
          <table:table-cell table:style-name="ce15"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101898" calcext:value-type="float">
            <text:p>101898</text:p>
          </table:table-cell>
          <table:table-cell office:value-type="float" office:value="8850" calcext:value-type="float">
            <text:p>885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88.638" calcext:value-type="float">
            <text:p>188.638</text:p>
          </table:table-cell>
          <table:table-cell table:style-name="Default" office:value-type="float" office:value="4.69045" calcext:value-type="float">
            <text:p>4.69045</text:p>
          </table:table-cell>
          <table:table-cell table:style-name="Default" office:value-type="float" office:value="188.772" calcext:value-type="float">
            <text:p>188.77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0.615" calcext:value-type="float">
            <text:p>50.615</text:p>
          </table:table-cell>
          <table:table-cell table:style-name="Default" office:value-type="float" office:value="0.123" calcext:value-type="float">
            <text:p>0.123</text:p>
          </table:table-cell>
          <table:table-cell office:value-type="float" office:value="-0.00845071" calcext:value-type="float">
            <text:p>-0.00845071</text:p>
          </table:table-cell>
          <table:table-cell office:value-type="float" office:value="0.315332" calcext:value-type="float">
            <text:p>0.315332</text:p>
          </table:table-cell>
          <table:table-cell office:value-type="float" office:value="0.948944" calcext:value-type="float">
            <text:p>0.948944</text:p>
          </table:table-cell>
          <table:table-cell office:value-type="float" office:value="249.567" calcext:value-type="float">
            <text:p>249.567</text:p>
          </table:table-cell>
          <table:table-cell office:value-type="float" office:value="2303.443" calcext:value-type="float">
            <text:p>2303.443</text:p>
          </table:table-cell>
          <table:table-cell office:value-type="float" office:value="8080.703" calcext:value-type="float">
            <text:p>8080.703</text:p>
          </table:table-cell>
          <table:table-cell table:number-columns-repeated="46"/>
        </table:table-row>
        <table:table-row table:style-name="ro1">
          <table:table-cell table:style-name="ce15"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101903" calcext:value-type="float">
            <text:p>101903</text:p>
          </table:table-cell>
          <table:table-cell office:value-type="float" office:value="9050" calcext:value-type="float">
            <text:p>9050</text:p>
          </table:table-cell>
          <table:table-cell office:value-type="float" office:value="650" calcext:value-type="float">
            <text:p>65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87.711" calcext:value-type="float">
            <text:p>187.711</text:p>
          </table:table-cell>
          <table:table-cell table:style-name="Default" office:value-type="float" office:value="4.66747" calcext:value-type="float">
            <text:p>4.66747</text:p>
          </table:table-cell>
          <table:table-cell table:style-name="Default" office:value-type="float" office:value="188.816" calcext:value-type="float">
            <text:p>188.81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4.749" calcext:value-type="float">
            <text:p>24.749</text:p>
          </table:table-cell>
          <table:table-cell table:style-name="Default" office:value-type="float" office:value="0.27" calcext:value-type="float">
            <text:p>0.27</text:p>
          </table:table-cell>
          <table:table-cell office:value-type="float" office:value="0.320308" calcext:value-type="float">
            <text:p>0.320308</text:p>
          </table:table-cell>
          <table:table-cell office:value-type="float" office:value="0.525917" calcext:value-type="float">
            <text:p>0.525917</text:p>
          </table:table-cell>
          <table:table-cell office:value-type="float" office:value="0.787917" calcext:value-type="float">
            <text:p>0.787917</text:p>
          </table:table-cell>
          <table:table-cell office:value-type="float" office:value="2359.856" calcext:value-type="float">
            <text:p>2359.856</text:p>
          </table:table-cell>
          <table:table-cell office:value-type="float" office:value="5289.645" calcext:value-type="float">
            <text:p>5289.645</text:p>
          </table:table-cell>
          <table:table-cell office:value-type="float" office:value="6092.58" calcext:value-type="float">
            <text:p>6092.58</text:p>
          </table:table-cell>
          <table:table-cell table:number-columns-repeated="46"/>
        </table:table-row>
        <table:table-row table:style-name="ro1">
          <table:table-cell table:style-name="ce15"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101905" calcext:value-type="float">
            <text:p>101905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86.585" calcext:value-type="float">
            <text:p>186.585</text:p>
          </table:table-cell>
          <table:table-cell table:style-name="Default" office:value-type="float" office:value="4.69544" calcext:value-type="float">
            <text:p>4.69544</text:p>
          </table:table-cell>
          <table:table-cell table:style-name="Default" office:value-type="float" office:value="186.701" calcext:value-type="float">
            <text:p>186.7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2.865" calcext:value-type="float">
            <text:p>52.865</text:p>
          </table:table-cell>
          <table:table-cell table:style-name="Default" office:value-type="float" office:value="0.156" calcext:value-type="float">
            <text:p>0.156</text:p>
          </table:table-cell>
          <table:table-cell office:value-type="float" office:value="-0.683441" calcext:value-type="float">
            <text:p>-0.683441</text:p>
          </table:table-cell>
          <table:table-cell office:value-type="float" office:value="0.242081" calcext:value-type="float">
            <text:p>0.242081</text:p>
          </table:table-cell>
          <table:table-cell office:value-type="float" office:value="0.688698" calcext:value-type="float">
            <text:p>0.688698</text:p>
          </table:table-cell>
          <table:table-cell office:value-type="float" office:value="-6177.675" calcext:value-type="float">
            <text:p>-6177.675</text:p>
          </table:table-cell>
          <table:table-cell office:value-type="float" office:value="1931.392" calcext:value-type="float">
            <text:p>1931.392</text:p>
          </table:table-cell>
          <table:table-cell office:value-type="float" office:value="5365.374" calcext:value-type="float">
            <text:p>5365.374</text:p>
          </table:table-cell>
          <table:table-cell table:number-columns-repeated="46"/>
        </table:table-row>
        <table:table-row table:style-name="ro1">
          <table:table-cell table:style-name="ce15"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101910" calcext:value-type="float">
            <text:p>101910</text:p>
          </table:table-cell>
          <table:table-cell office:value-type="float" office:value="6325" calcext:value-type="float">
            <text:p>632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86.917" calcext:value-type="float">
            <text:p>186.917</text:p>
          </table:table-cell>
          <table:table-cell table:style-name="Default" office:value-type="float" office:value="4.74227" calcext:value-type="float">
            <text:p>4.74227</text:p>
          </table:table-cell>
          <table:table-cell table:style-name="Default" office:value-type="float" office:value="186.97" calcext:value-type="float">
            <text:p>186.97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60.214" calcext:value-type="float">
            <text:p>60.214</text:p>
          </table:table-cell>
          <table:table-cell table:style-name="Default" office:value-type="float" office:value="0.171" calcext:value-type="float">
            <text:p>0.171</text:p>
          </table:table-cell>
          <table:table-cell office:value-type="float" office:value="-0.295148" calcext:value-type="float">
            <text:p>-0.295148</text:p>
          </table:table-cell>
          <table:table-cell office:value-type="float" office:value="0.077895" calcext:value-type="float">
            <text:p>0.077895</text:p>
          </table:table-cell>
          <table:table-cell office:value-type="float" office:value="0.952271" calcext:value-type="float">
            <text:p>0.952271</text:p>
          </table:table-cell>
          <table:table-cell office:value-type="float" office:value="-1988.864" calcext:value-type="float">
            <text:p>-1988.864</text:p>
          </table:table-cell>
          <table:table-cell office:value-type="float" office:value="755.593" calcext:value-type="float">
            <text:p>755.593</text:p>
          </table:table-cell>
          <table:table-cell office:value-type="float" office:value="8132.929" calcext:value-type="float">
            <text:p>8132.929</text:p>
          </table:table-cell>
          <table:table-cell table:number-columns-repeated="46"/>
        </table:table-row>
        <table:table-row table:style-name="ro1">
          <table:table-cell table:style-name="ce15"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101913" calcext:value-type="float">
            <text:p>101913</text:p>
          </table:table-cell>
          <table:table-cell office:value-type="float" office:value="7700" calcext:value-type="float">
            <text:p>770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88.147" calcext:value-type="float">
            <text:p>188.147</text:p>
          </table:table-cell>
          <table:table-cell table:style-name="Default" office:value-type="float" office:value="4.64424" calcext:value-type="float">
            <text:p>4.64424</text:p>
          </table:table-cell>
          <table:table-cell table:style-name="Default" office:value-type="float" office:value="188.017" calcext:value-type="float">
            <text:p>188.01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61.758" calcext:value-type="float">
            <text:p>61.758</text:p>
          </table:table-cell>
          <table:table-cell table:style-name="Default" office:value-type="float" office:value="0.153" calcext:value-type="float">
            <text:p>0.153</text:p>
          </table:table-cell>
          <table:table-cell office:value-type="float" office:value="-0.326062" calcext:value-type="float">
            <text:p>-0.326062</text:p>
          </table:table-cell>
          <table:table-cell office:value-type="float" office:value="0.523398" calcext:value-type="float">
            <text:p>0.523398</text:p>
          </table:table-cell>
          <table:table-cell office:value-type="float" office:value="0.787234" calcext:value-type="float">
            <text:p>0.787234</text:p>
          </table:table-cell>
          <table:table-cell office:value-type="float" office:value="-3074.529" calcext:value-type="float">
            <text:p>-3074.529</text:p>
          </table:table-cell>
          <table:table-cell office:value-type="float" office:value="4852.948" calcext:value-type="float">
            <text:p>4852.948</text:p>
          </table:table-cell>
          <table:table-cell office:value-type="float" office:value="6138.093" calcext:value-type="float">
            <text:p>6138.093</text:p>
          </table:table-cell>
          <table:table-cell table:number-columns-repeated="46"/>
        </table:table-row>
        <table:table-row table:style-name="ro1">
          <table:table-cell table:style-name="ce15"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101915" calcext:value-type="float">
            <text:p>101915</text:p>
          </table:table-cell>
          <table:table-cell office:value-type="float" office:value="5300" calcext:value-type="float">
            <text:p>5300</text:p>
          </table:table-cell>
          <table:table-cell office:value-type="float" office:value="650" calcext:value-type="float">
            <text:p>65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187.975" calcext:value-type="float">
            <text:p>187.975</text:p>
          </table:table-cell>
          <table:table-cell table:style-name="Default" office:value-type="float" office:value="4.69637" calcext:value-type="float">
            <text:p>4.69637</text:p>
          </table:table-cell>
          <table:table-cell table:style-name="Default" office:value-type="float" office:value="188.896" calcext:value-type="float">
            <text:p>188.89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8.406" calcext:value-type="float">
            <text:p>28.406</text:p>
          </table:table-cell>
          <table:table-cell table:style-name="Default" office:value-type="float" office:value="0.222" calcext:value-type="float">
            <text:p>0.222</text:p>
          </table:table-cell>
          <table:table-cell office:value-type="float" office:value="-0.627341" calcext:value-type="float">
            <text:p>-0.627341</text:p>
          </table:table-cell>
          <table:table-cell office:value-type="float" office:value="-0.200054" calcext:value-type="float">
            <text:p>-0.200054</text:p>
          </table:table-cell>
          <table:table-cell office:value-type="float" office:value="0.752609" calcext:value-type="float">
            <text:p>0.752609</text:p>
          </table:table-cell>
          <table:table-cell office:value-type="float" office:value="-5100.156" calcext:value-type="float">
            <text:p>-5100.156</text:p>
          </table:table-cell>
          <table:table-cell office:value-type="float" office:value="-1989.921" calcext:value-type="float">
            <text:p>-1989.921</text:p>
          </table:table-cell>
          <table:table-cell office:value-type="float" office:value="6379.781" calcext:value-type="float">
            <text:p>6379.781</text:p>
          </table:table-cell>
          <table:table-cell table:number-columns-repeated="46"/>
        </table:table-row>
        <table:table-row table:style-name="ro1">
          <table:table-cell table:style-name="ce15"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101929" calcext:value-type="float">
            <text:p>101929</text:p>
          </table:table-cell>
          <table:table-cell office:value-type="float" office:value="5925" calcext:value-type="float">
            <text:p>592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86.621" calcext:value-type="float">
            <text:p>186.621</text:p>
          </table:table-cell>
          <table:table-cell table:style-name="Default" office:value-type="float" office:value="4.72806" calcext:value-type="float">
            <text:p>4.72806</text:p>
          </table:table-cell>
          <table:table-cell table:style-name="Default" office:value-type="float" office:value="187.335" calcext:value-type="float">
            <text:p>187.33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8.387" calcext:value-type="float">
            <text:p>28.387</text:p>
          </table:table-cell>
          <table:table-cell table:style-name="Default" office:value-type="float" office:value="0.144" calcext:value-type="float">
            <text:p>0.144</text:p>
          </table:table-cell>
          <table:table-cell office:value-type="float" office:value="-0.373693" calcext:value-type="float">
            <text:p>-0.373693</text:p>
          </table:table-cell>
          <table:table-cell office:value-type="float" office:value="0.471293" calcext:value-type="float">
            <text:p>0.471293</text:p>
          </table:table-cell>
          <table:table-cell office:value-type="float" office:value="0.798897" calcext:value-type="float">
            <text:p>0.798897</text:p>
          </table:table-cell>
          <table:table-cell office:value-type="float" office:value="-2676.632" calcext:value-type="float">
            <text:p>-2676.632</text:p>
          </table:table-cell>
          <table:table-cell office:value-type="float" office:value="4230.841" calcext:value-type="float">
            <text:p>4230.841</text:p>
          </table:table-cell>
          <table:table-cell office:value-type="float" office:value="6753.779" calcext:value-type="float">
            <text:p>6753.779</text:p>
          </table:table-cell>
          <table:table-cell table:number-columns-repeated="46"/>
        </table:table-row>
        <table:table-row table:style-name="ro1">
          <table:table-cell table:style-name="ce15"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101933" calcext:value-type="float">
            <text:p>101933</text:p>
          </table:table-cell>
          <table:table-cell office:value-type="float" office:value="8100" calcext:value-type="float">
            <text:p>8100</text:p>
          </table:table-cell>
          <table:table-cell office:value-type="float" office:value="650" calcext:value-type="float">
            <text:p>65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188.331" calcext:value-type="float">
            <text:p>188.331</text:p>
          </table:table-cell>
          <table:table-cell table:style-name="Default" office:value-type="float" office:value="4.70093" calcext:value-type="float">
            <text:p>4.70093</text:p>
          </table:table-cell>
          <table:table-cell table:style-name="Default" office:value-type="float" office:value="188.561" calcext:value-type="float">
            <text:p>188.56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2.219" calcext:value-type="float">
            <text:p>42.219</text:p>
          </table:table-cell>
          <table:table-cell table:style-name="Default" office:value-type="float" office:value="0.161" calcext:value-type="float">
            <text:p>0.161</text:p>
          </table:table-cell>
          <table:table-cell office:value-type="float" office:value="-0.574438" calcext:value-type="float">
            <text:p>-0.574438</text:p>
          </table:table-cell>
          <table:table-cell office:value-type="float" office:value="0.782672" calcext:value-type="float">
            <text:p>0.782672</text:p>
          </table:table-cell>
          <table:table-cell office:value-type="float" office:value="0.239678" calcext:value-type="float">
            <text:p>0.239678</text:p>
          </table:table-cell>
          <table:table-cell office:value-type="float" office:value="-4172.474" calcext:value-type="float">
            <text:p>-4172.474</text:p>
          </table:table-cell>
          <table:table-cell office:value-type="float" office:value="6877.469" calcext:value-type="float">
            <text:p>6877.469</text:p>
          </table:table-cell>
          <table:table-cell office:value-type="float" office:value="2442.269" calcext:value-type="float">
            <text:p>2442.269</text:p>
          </table:table-cell>
          <table:table-cell table:number-columns-repeated="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102157" calcext:value-type="float">
            <text:p>102157</text:p>
          </table:table-cell>
          <table:table-cell office:value-type="float" office:value="7600" calcext:value-type="float">
            <text:p>7600</text:p>
          </table:table-cell>
          <table:table-cell office:value-type="float" office:value="650" calcext:value-type="float">
            <text:p>65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189.693" calcext:value-type="float">
            <text:p>189.693</text:p>
          </table:table-cell>
          <table:table-cell table:style-name="Default" office:value-type="float" office:value="4.581" calcext:value-type="float">
            <text:p>4.581</text:p>
          </table:table-cell>
          <table:table-cell table:style-name="Default" office:value-type="float" office:value="190.16" calcext:value-type="float">
            <text:p>190.1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30.667" calcext:value-type="float">
            <text:p>30.667</text:p>
          </table:table-cell>
          <table:table-cell table:style-name="Default" office:value-type="float" office:value="0.134" calcext:value-type="float">
            <text:p>0.134</text:p>
          </table:table-cell>
          <table:table-cell office:value-type="float" office:value="0.980882" calcext:value-type="float">
            <text:p>0.980882</text:p>
          </table:table-cell>
          <table:table-cell office:value-type="float" office:value="0.0842912" calcext:value-type="float">
            <text:p>0.0842912</text:p>
          </table:table-cell>
          <table:table-cell office:value-type="float" office:value="0.1754" calcext:value-type="float">
            <text:p>0.1754</text:p>
          </table:table-cell>
          <table:table-cell office:value-type="float" office:value="8268.083" calcext:value-type="float">
            <text:p>8268.083</text:p>
          </table:table-cell>
          <table:table-cell office:value-type="float" office:value="839.488" calcext:value-type="float">
            <text:p>839.488</text:p>
          </table:table-cell>
          <table:table-cell office:value-type="float" office:value="1269.311" calcext:value-type="float">
            <text:p>1269.311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ch 2018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style-name="ce15"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110264" calcext:value-type="float">
            <text:p>110264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1.191" calcext:value-type="float">
            <text:p>131.191</text:p>
          </table:table-cell>
          <table:table-cell table:style-name="Default" office:value-type="float" office:value="3.93536" calcext:value-type="float">
            <text:p>3.93536</text:p>
          </table:table-cell>
          <table:table-cell table:style-name="Default" office:value-type="float" office:value="131.877" calcext:value-type="float">
            <text:p>131.87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ce17" office:value-type="float" office:value="25.522" calcext:value-type="float">
            <text:p>25.522</text:p>
          </table:table-cell>
          <table:table-cell table:style-name="Default" office:value-type="float" office:value="0.121" calcext:value-type="float">
            <text:p>0.121</text:p>
          </table:table-cell>
          <table:table-cell office:value-type="float" office:value="-0.124149" calcext:value-type="float">
            <text:p>-0.124149</text:p>
          </table:table-cell>
          <table:table-cell office:value-type="float" office:value="-0.17585" calcext:value-type="float">
            <text:p>-0.17585</text:p>
          </table:table-cell>
          <table:table-cell office:value-type="float" office:value="-0.976557" calcext:value-type="float">
            <text:p>-0.976557</text:p>
          </table:table-cell>
          <table:table-cell office:value-type="float" office:value="-999.558" calcext:value-type="float">
            <text:p>-999.558</text:p>
          </table:table-cell>
          <table:table-cell office:value-type="float" office:value="-1511.96" calcext:value-type="float">
            <text:p>-1511.96</text:p>
          </table:table-cell>
          <table:table-cell office:value-type="float" office:value="-8209.523" calcext:value-type="float">
            <text:p>-8209.523</text:p>
          </table:table-cell>
          <table:table-cell table:number-columns-repeated="46"/>
        </table:table-row>
        <table:table-row table:style-name="ro1">
          <table:table-cell table:style-name="ce15"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110266" calcext:value-type="float">
            <text:p>110266</text:p>
          </table:table-cell>
          <table:table-cell office:value-type="float" office:value="7540" calcext:value-type="float">
            <text:p>754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31.032" calcext:value-type="float">
            <text:p>131.032</text:p>
          </table:table-cell>
          <table:table-cell table:style-name="Default" office:value-type="float" office:value="3.92036" calcext:value-type="float">
            <text:p>3.92036</text:p>
          </table:table-cell>
          <table:table-cell table:style-name="Default" office:value-type="float" office:value="131.735" calcext:value-type="float">
            <text:p>131.7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963" calcext:value-type="float">
            <text:p>23.963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0101926" calcext:value-type="float">
            <text:p>-0.0101926</text:p>
          </table:table-cell>
          <table:table-cell office:value-type="float" office:value="-0.386419" calcext:value-type="float">
            <text:p>-0.386419</text:p>
          </table:table-cell>
          <table:table-cell office:value-type="float" office:value="-0.922267" calcext:value-type="float">
            <text:p>-0.922267</text:p>
          </table:table-cell>
          <table:table-cell office:value-type="float" office:value="-511.529" calcext:value-type="float">
            <text:p>-511.529</text:p>
          </table:table-cell>
          <table:table-cell office:value-type="float" office:value="-3768.851" calcext:value-type="float">
            <text:p>-3768.851</text:p>
          </table:table-cell>
          <table:table-cell office:value-type="float" office:value="-7497.149" calcext:value-type="float">
            <text:p>-7497.149</text:p>
          </table:table-cell>
          <table:table-cell table:number-columns-repeated="46"/>
        </table:table-row>
        <table:table-row table:style-name="ro1">
          <table:table-cell table:style-name="ce15"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110268" calcext:value-type="float">
            <text:p>110268</text:p>
          </table:table-cell>
          <table:table-cell office:value-type="float" office:value="7320" calcext:value-type="float">
            <text:p>7320</text:p>
          </table:table-cell>
          <table:table-cell office:value-type="float" office:value="1000" calcext:value-type="float">
            <text:p>10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131.008" calcext:value-type="float">
            <text:p>131.008</text:p>
          </table:table-cell>
          <table:table-cell table:style-name="Default" office:value-type="float" office:value="3.92354" calcext:value-type="float">
            <text:p>3.92354</text:p>
          </table:table-cell>
          <table:table-cell table:style-name="Default" office:value-type="float" office:value="131.696" calcext:value-type="float">
            <text:p>131.69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837" calcext:value-type="float">
            <text:p>25.83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-0.0158474" calcext:value-type="float">
            <text:p>-0.0158474</text:p>
          </table:table-cell>
          <table:table-cell office:value-type="float" office:value="-0.640596" calcext:value-type="float">
            <text:p>-0.640596</text:p>
          </table:table-cell>
          <table:table-cell office:value-type="float" office:value="-0.767714" calcext:value-type="float">
            <text:p>-0.767714</text:p>
          </table:table-cell>
          <table:table-cell office:value-type="float" office:value="44.204" calcext:value-type="float">
            <text:p>44.204</text:p>
          </table:table-cell>
          <table:table-cell office:value-type="float" office:value="-4995.978" calcext:value-type="float">
            <text:p>-4995.978</text:p>
          </table:table-cell>
          <table:table-cell office:value-type="float" office:value="-6761.066" calcext:value-type="float">
            <text:p>-6761.066</text:p>
          </table:table-cell>
          <table:table-cell table:number-columns-repeated="46"/>
        </table:table-row>
        <table:table-row table:style-name="ro1">
          <table:table-cell table:style-name="ce15" office:value-type="float" office:value="4" calcext:value-type="float">
            <text:p>004</text:p>
          </table:table-cell>
          <table:table-cell office:value-type="string" calcext:value-type="string">
            <text:p>FT004A</text:p>
          </table:table-cell>
          <table:table-cell office:value-type="float" office:value="110269" calcext:value-type="float">
            <text:p>110269</text:p>
          </table:table-cell>
          <table:table-cell office:value-type="float" office:value="8030" calcext:value-type="float">
            <text:p>803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29.816" calcext:value-type="float">
            <text:p>129.816</text:p>
          </table:table-cell>
          <table:table-cell table:style-name="Default" office:value-type="float" office:value="3.97372" calcext:value-type="float">
            <text:p>3.97372</text:p>
          </table:table-cell>
          <table:table-cell table:style-name="Default" office:value-type="float" office:value="129.676" calcext:value-type="float">
            <text:p>129.67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432" calcext:value-type="float">
            <text:p>52.432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-0.87646" calcext:value-type="float">
            <text:p>-0.87646</text:p>
          </table:table-cell>
          <table:table-cell office:value-type="float" office:value="-0.481222" calcext:value-type="float">
            <text:p>-0.481222</text:p>
          </table:table-cell>
          <table:table-cell office:value-type="float" office:value="148.844" calcext:value-type="float">
            <text:p>148.844</text:p>
          </table:table-cell>
          <table:table-cell office:value-type="float" office:value="-7408.932" calcext:value-type="float">
            <text:p>-7408.932</text:p>
          </table:table-cell>
          <table:table-cell office:value-type="float" office:value="-3968.097" calcext:value-type="float">
            <text:p>-3968.097</text:p>
          </table:table-cell>
          <table:table-cell table:number-columns-repeated="46"/>
        </table:table-row>
        <table:table-row table:style-name="ro1">
          <table:table-cell table:style-name="ce15"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110282" calcext:value-type="float">
            <text:p>110282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0.523" calcext:value-type="float">
            <text:p>130.523</text:p>
          </table:table-cell>
          <table:table-cell table:style-name="Default" office:value-type="float" office:value="4.00476" calcext:value-type="float">
            <text:p>4.00476</text:p>
          </table:table-cell>
          <table:table-cell table:style-name="Default" office:value-type="float" office:value="130.354" calcext:value-type="float">
            <text:p>130.35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4.772" calcext:value-type="float">
            <text:p>54.772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294844" calcext:value-type="float">
            <text:p>0.294844</text:p>
          </table:table-cell>
          <table:table-cell office:value-type="float" office:value="-0.810984" calcext:value-type="float">
            <text:p>-0.810984</text:p>
          </table:table-cell>
          <table:table-cell office:value-type="float" office:value="-0.505344" calcext:value-type="float">
            <text:p>-0.505344</text:p>
          </table:table-cell>
          <table:table-cell office:value-type="float" office:value="1985.843" calcext:value-type="float">
            <text:p>1985.843</text:p>
          </table:table-cell>
          <table:table-cell office:value-type="float" office:value="-6943.329" calcext:value-type="float">
            <text:p>-6943.329</text:p>
          </table:table-cell>
          <table:table-cell office:value-type="float" office:value="-4303.389" calcext:value-type="float">
            <text:p>-4303.389</text:p>
          </table:table-cell>
          <table:table-cell table:number-columns-repeated="46"/>
        </table:table-row>
        <table:table-row table:style-name="ro1">
          <table:table-cell table:style-name="ce15"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110289" calcext:value-type="float">
            <text:p>110289</text:p>
          </table:table-cell>
          <table:table-cell office:value-type="float" office:value="8190" calcext:value-type="float">
            <text:p>8190</text:p>
          </table:table-cell>
          <table:table-cell office:value-type="float" office:value="1000" calcext:value-type="float">
            <text:p>10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130.905" calcext:value-type="float">
            <text:p>130.905</text:p>
          </table:table-cell>
          <table:table-cell table:style-name="Default" office:value-type="float" office:value="3.97803" calcext:value-type="float">
            <text:p>3.97803</text:p>
          </table:table-cell>
          <table:table-cell table:style-name="Default" office:value-type="float" office:value="131.19" calcext:value-type="float">
            <text:p>131.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9.366" calcext:value-type="float">
            <text:p>39.366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float" office:value="0.670575" calcext:value-type="float">
            <text:p>0.670575</text:p>
          </table:table-cell>
          <table:table-cell office:value-type="float" office:value="-0.56217" calcext:value-type="float">
            <text:p>-0.56217</text:p>
          </table:table-cell>
          <table:table-cell office:value-type="float" office:value="-0.484039" calcext:value-type="float">
            <text:p>-0.484039</text:p>
          </table:table-cell>
          <table:table-cell office:value-type="float" office:value="5777.086" calcext:value-type="float">
            <text:p>5777.086</text:p>
          </table:table-cell>
          <table:table-cell office:value-type="float" office:value="-4764.334" calcext:value-type="float">
            <text:p>-4764.334</text:p>
          </table:table-cell>
          <table:table-cell office:value-type="float" office:value="-3821.45" calcext:value-type="float">
            <text:p>-3821.45</text:p>
          </table:table-cell>
          <table:table-cell table:number-columns-repeated="46"/>
        </table:table-row>
        <table:table-row table:style-name="ro1">
          <table:table-cell table:style-name="ce15"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110293" calcext:value-type="float">
            <text:p>110293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131.135" calcext:value-type="float">
            <text:p>131.135</text:p>
          </table:table-cell>
          <table:table-cell table:style-name="Default" office:value-type="float" office:value="3.94104" calcext:value-type="float">
            <text:p>3.94104</text:p>
          </table:table-cell>
          <table:table-cell table:style-name="Default" office:value-type="float" office:value="131.665" calcext:value-type="float">
            <text:p>131.66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347" calcext:value-type="float">
            <text:p>27.347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839024" calcext:value-type="float">
            <text:p>0.839024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-0.484206" calcext:value-type="float">
            <text:p>-0.484206</text:p>
          </table:table-cell>
          <table:table-cell office:value-type="float" office:value="7196.734" calcext:value-type="float">
            <text:p>7196.734</text:p>
          </table:table-cell>
          <table:table-cell office:value-type="float" office:value="-2081.752" calcext:value-type="float">
            <text:p>-2081.752</text:p>
          </table:table-cell>
          <table:table-cell office:value-type="float" office:value="-3814.443" calcext:value-type="float">
            <text:p>-3814.443</text:p>
          </table:table-cell>
          <table:table-cell table:number-columns-repeated="46"/>
        </table:table-row>
        <table:table-row table:style-name="ro1">
          <table:table-cell table:style-name="ce15"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110932" calcext:value-type="float">
            <text:p>110932</text:p>
          </table:table-cell>
          <table:table-cell office:value-type="float" office:value="7300" calcext:value-type="float">
            <text:p>7300</text:p>
          </table:table-cell>
          <table:table-cell office:value-type="float" office:value="1000" calcext:value-type="float">
            <text:p>10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130.895" calcext:value-type="float">
            <text:p>130.895</text:p>
          </table:table-cell>
          <table:table-cell table:style-name="Default" office:value-type="float" office:value="3.8749" calcext:value-type="float">
            <text:p>3.8749</text:p>
          </table:table-cell>
          <table:table-cell table:style-name="Default" office:value-type="float" office:value="130.596" calcext:value-type="float">
            <text:p>130.59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303" calcext:value-type="float">
            <text:p>61.303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632136" calcext:value-type="float">
            <text:p>0.632136</text:p>
          </table:table-cell>
          <table:table-cell office:value-type="float" office:value="-0.24467" calcext:value-type="float">
            <text:p>-0.24467</text:p>
          </table:table-cell>
          <table:table-cell office:value-type="float" office:value="-0.735214" calcext:value-type="float">
            <text:p>-0.735214</text:p>
          </table:table-cell>
          <table:table-cell office:value-type="float" office:value="5299.552" calcext:value-type="float">
            <text:p>5299.552</text:p>
          </table:table-cell>
          <table:table-cell office:value-type="float" office:value="-1989.964" calcext:value-type="float">
            <text:p>-1989.964</text:p>
          </table:table-cell>
          <table:table-cell office:value-type="float" office:value="-6216.131" calcext:value-type="float">
            <text:p>-6216.131</text:p>
          </table:table-cell>
          <table:table-cell table:number-columns-repeated="46"/>
        </table:table-row>
        <table:table-row table:style-name="ro1">
          <table:table-cell table:style-name="ce15"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110303" calcext:value-type="float">
            <text:p>110303</text:p>
          </table:table-cell>
          <table:table-cell office:value-type="float" office:value="8260" calcext:value-type="float">
            <text:p>8260</text:p>
          </table:table-cell>
          <table:table-cell office:value-type="float" office:value="1000" calcext:value-type="float">
            <text:p>10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130.633" calcext:value-type="float">
            <text:p>130.633</text:p>
          </table:table-cell>
          <table:table-cell table:style-name="Default" office:value-type="float" office:value="3.88445" calcext:value-type="float">
            <text:p>3.88445</text:p>
          </table:table-cell>
          <table:table-cell table:style-name="Default" office:value-type="float" office:value="131.129" calcext:value-type="float">
            <text:p>131.12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9.588" calcext:value-type="float">
            <text:p>29.588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302815" calcext:value-type="float">
            <text:p>0.302815</text:p>
          </table:table-cell>
          <table:table-cell office:value-type="float" office:value="-0.0617971" calcext:value-type="float">
            <text:p>-0.0617971</text:p>
          </table:table-cell>
          <table:table-cell office:value-type="float" office:value="-0.951044" calcext:value-type="float">
            <text:p>-0.951044</text:p>
          </table:table-cell>
          <table:table-cell office:value-type="float" office:value="2707.722" calcext:value-type="float">
            <text:p>2707.722</text:p>
          </table:table-cell>
          <table:table-cell office:value-type="float" office:value="-468.581" calcext:value-type="float">
            <text:p>-468.581</text:p>
          </table:table-cell>
          <table:table-cell office:value-type="float" office:value="-7945.277" calcext:value-type="float">
            <text:p>-7945.277</text:p>
          </table:table-cell>
          <table:table-cell table:number-columns-repeated="46"/>
        </table:table-row>
        <table:table-row table:style-name="ro1">
          <table:table-cell table:style-name="ce15"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110309" calcext:value-type="float">
            <text:p>110309</text:p>
          </table:table-cell>
          <table:table-cell office:value-type="float" office:value="7130" calcext:value-type="float">
            <text:p>7130</text:p>
          </table:table-cell>
          <table:table-cell office:value-type="float" office:value="1000" calcext:value-type="float">
            <text:p>10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130.822" calcext:value-type="float">
            <text:p>130.822</text:p>
          </table:table-cell>
          <table:table-cell table:style-name="Default" office:value-type="float" office:value="3.90348" calcext:value-type="float">
            <text:p>3.90348</text:p>
          </table:table-cell>
          <table:table-cell table:style-name="Default" office:value-type="float" office:value="131.512" calcext:value-type="float">
            <text:p>131.5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663" calcext:value-type="float">
            <text:p>24.663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351407" calcext:value-type="float">
            <text:p>0.351407</text:p>
          </table:table-cell>
          <table:table-cell office:value-type="float" office:value="-0.447309" calcext:value-type="float">
            <text:p>-0.447309</text:p>
          </table:table-cell>
          <table:table-cell office:value-type="float" office:value="-0.822452" calcext:value-type="float">
            <text:p>-0.822452</text:p>
          </table:table-cell>
          <table:table-cell office:value-type="float" office:value="3320.912" calcext:value-type="float">
            <text:p>3320.912</text:p>
          </table:table-cell>
          <table:table-cell office:value-type="float" office:value="-3661.217" calcext:value-type="float">
            <text:p>-3661.217</text:p>
          </table:table-cell>
          <table:table-cell office:value-type="float" office:value="-6800.001" calcext:value-type="float">
            <text:p>-6800.001</text:p>
          </table:table-cell>
          <table:table-cell table:number-columns-repeated="46"/>
        </table:table-row>
        <table:table-row table:style-name="ro1">
          <table:table-cell table:style-name="ce15"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110314" calcext:value-type="float">
            <text:p>110314</text:p>
          </table:table-cell>
          <table:table-cell office:value-type="float" office:value="7180" calcext:value-type="float">
            <text:p>718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30.696" calcext:value-type="float">
            <text:p>130.696</text:p>
          </table:table-cell>
          <table:table-cell table:style-name="Default" office:value-type="float" office:value="3.84572" calcext:value-type="float">
            <text:p>3.84572</text:p>
          </table:table-cell>
          <table:table-cell table:style-name="Default" office:value-type="float" office:value="131.472" calcext:value-type="float">
            <text:p>131.47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9.771" calcext:value-type="float">
            <text:p>19.771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857912" calcext:value-type="float">
            <text:p>0.857912</text:p>
          </table:table-cell>
          <table:table-cell office:value-type="float" office:value="0.0121912" calcext:value-type="float">
            <text:p>0.0121912</text:p>
          </table:table-cell>
          <table:table-cell office:value-type="float" office:value="-0.513652" calcext:value-type="float">
            <text:p>-0.513652</text:p>
          </table:table-cell>
          <table:table-cell office:value-type="float" office:value="7125.632" calcext:value-type="float">
            <text:p>7125.632</text:p>
          </table:table-cell>
          <table:table-cell office:value-type="float" office:value="-530.762" calcext:value-type="float">
            <text:p>-530.762</text:p>
          </table:table-cell>
          <table:table-cell office:value-type="float" office:value="-4430.066" calcext:value-type="float">
            <text:p>-4430.066</text:p>
          </table:table-cell>
          <table:table-cell table:number-columns-repeated="46"/>
        </table:table-row>
        <table:table-row table:style-name="ro1">
          <table:table-cell table:style-name="ce15"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110321" calcext:value-type="float">
            <text:p>110321</text:p>
          </table:table-cell>
          <table:table-cell office:value-type="float" office:value="8790" calcext:value-type="float">
            <text:p>879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0.612" calcext:value-type="float">
            <text:p>130.612</text:p>
          </table:table-cell>
          <table:table-cell table:style-name="Default" office:value-type="float" office:value="3.87383" calcext:value-type="float">
            <text:p>3.87383</text:p>
          </table:table-cell>
          <table:table-cell table:style-name="Default" office:value-type="float" office:value="131.26" calcext:value-type="float">
            <text:p>131.2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935" calcext:value-type="float">
            <text:p>23.935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760928" calcext:value-type="float">
            <text:p>0.760928</text:p>
          </table:table-cell>
          <table:table-cell office:value-type="float" office:value="0.430062" calcext:value-type="float">
            <text:p>0.430062</text:p>
          </table:table-cell>
          <table:table-cell office:value-type="float" office:value="-0.485834" calcext:value-type="float">
            <text:p>-0.485834</text:p>
          </table:table-cell>
          <table:table-cell office:value-type="float" office:value="6506.159" calcext:value-type="float">
            <text:p>6506.159</text:p>
          </table:table-cell>
          <table:table-cell office:value-type="float" office:value="3465.247" calcext:value-type="float">
            <text:p>3465.247</text:p>
          </table:table-cell>
          <table:table-cell office:value-type="float" office:value="-4042.092" calcext:value-type="float">
            <text:p>-4042.092</text:p>
          </table:table-cell>
          <table:table-cell table:number-columns-repeated="46"/>
        </table:table-row>
        <table:table-row table:style-name="ro1">
          <table:table-cell table:style-name="ce15"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110329" calcext:value-type="float">
            <text:p>110329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0.96" calcext:value-type="float">
            <text:p>130.96</text:p>
          </table:table-cell>
          <table:table-cell table:style-name="Default" office:value-type="float" office:value="3.87537" calcext:value-type="float">
            <text:p>3.87537</text:p>
          </table:table-cell>
          <table:table-cell table:style-name="Default" office:value-type="float" office:value="131.647" calcext:value-type="float">
            <text:p>131.64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971" calcext:value-type="float">
            <text:p>23.971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0.494331" calcext:value-type="float">
            <text:p>0.494331</text:p>
          </table:table-cell>
          <table:table-cell office:value-type="float" office:value="0.774327" calcext:value-type="float">
            <text:p>0.774327</text:p>
          </table:table-cell>
          <table:table-cell office:value-type="float" office:value="-0.395037" calcext:value-type="float">
            <text:p>-0.395037</text:p>
          </table:table-cell>
          <table:table-cell office:value-type="float" office:value="4226.713" calcext:value-type="float">
            <text:p>4226.713</text:p>
          </table:table-cell>
          <table:table-cell office:value-type="float" office:value="6851.335" calcext:value-type="float">
            <text:p>6851.335</text:p>
          </table:table-cell>
          <table:table-cell office:value-type="float" office:value="-2421.674" calcext:value-type="float">
            <text:p>-2421.674</text:p>
          </table:table-cell>
          <table:table-cell table:number-columns-repeated="46"/>
        </table:table-row>
        <table:table-row table:style-name="ro1">
          <table:table-cell table:style-name="ce15"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110337" calcext:value-type="float">
            <text:p>110337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131.007" calcext:value-type="float">
            <text:p>131.007</text:p>
          </table:table-cell>
          <table:table-cell table:style-name="Default" office:value-type="float" office:value="3.86502" calcext:value-type="float">
            <text:p>3.86502</text:p>
          </table:table-cell>
          <table:table-cell table:style-name="Default" office:value-type="float" office:value="131.24" calcext:value-type="float">
            <text:p>131.2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9.532" calcext:value-type="float">
            <text:p>39.532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393896" calcext:value-type="float">
            <text:p>0.393896</text:p>
          </table:table-cell>
          <table:table-cell office:value-type="float" office:value="0.511025" calcext:value-type="float">
            <text:p>0.511025</text:p>
          </table:table-cell>
          <table:table-cell office:value-type="float" office:value="-0.764003" calcext:value-type="float">
            <text:p>-0.764003</text:p>
          </table:table-cell>
          <table:table-cell office:value-type="float" office:value="2779.934" calcext:value-type="float">
            <text:p>2779.934</text:p>
          </table:table-cell>
          <table:table-cell office:value-type="float" office:value="4117" calcext:value-type="float">
            <text:p>4117</text:p>
          </table:table-cell>
          <table:table-cell office:value-type="float" office:value="-6782.954" calcext:value-type="float">
            <text:p>-6782.954</text:p>
          </table:table-cell>
          <table:table-cell table:number-columns-repeated="46"/>
        </table:table-row>
        <table:table-row table:style-name="ro1">
          <table:table-cell table:style-name="ce15"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110342" calcext:value-type="float">
            <text:p>110342</text:p>
          </table:table-cell>
          <table:table-cell office:value-type="float" office:value="6210" calcext:value-type="float">
            <text:p>621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30.861" calcext:value-type="float">
            <text:p>130.861</text:p>
          </table:table-cell>
          <table:table-cell table:style-name="Default" office:value-type="float" office:value="3.96159" calcext:value-type="float">
            <text:p>3.96159</text:p>
          </table:table-cell>
          <table:table-cell table:style-name="Default" office:value-type="float" office:value="130.74" calcext:value-type="float">
            <text:p>130.7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3.025" calcext:value-type="float">
            <text:p>53.025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220046" calcext:value-type="float">
            <text:p>0.220046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-0.941817" calcext:value-type="float">
            <text:p>-0.941817</text:p>
          </table:table-cell>
          <table:table-cell office:value-type="float" office:value="1636.391" calcext:value-type="float">
            <text:p>1636.391</text:p>
          </table:table-cell>
          <table:table-cell office:value-type="float" office:value="2189.37" calcext:value-type="float">
            <text:p>2189.37</text:p>
          </table:table-cell>
          <table:table-cell office:value-type="float" office:value="-7950.31" calcext:value-type="float">
            <text:p>-7950.31</text:p>
          </table:table-cell>
          <table:table-cell table:number-columns-repeated="46"/>
        </table:table-row>
        <table:table-row table:style-name="ro1">
          <table:table-cell table:style-name="ce15"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110347" calcext:value-type="float">
            <text:p>110347</text:p>
          </table:table-cell>
          <table:table-cell office:value-type="float" office:value="5870" calcext:value-type="float">
            <text:p>587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31.161" calcext:value-type="float">
            <text:p>131.161</text:p>
          </table:table-cell>
          <table:table-cell table:style-name="Default" office:value-type="float" office:value="3.93056" calcext:value-type="float">
            <text:p>3.93056</text:p>
          </table:table-cell>
          <table:table-cell table:style-name="Default" office:value-type="float" office:value="131.87" calcext:value-type="float">
            <text:p>131.8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195" calcext:value-type="float">
            <text:p>22.195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52496" calcext:value-type="float">
            <text:p>0.52496</text:p>
          </table:table-cell>
          <table:table-cell office:value-type="float" office:value="0.194411" calcext:value-type="float">
            <text:p>0.194411</text:p>
          </table:table-cell>
          <table:table-cell office:value-type="float" office:value="-0.828626" calcext:value-type="float">
            <text:p>-0.828626</text:p>
          </table:table-cell>
          <table:table-cell office:value-type="float" office:value="4372.174" calcext:value-type="float">
            <text:p>4372.174</text:p>
          </table:table-cell>
          <table:table-cell office:value-type="float" office:value="2153.358" calcext:value-type="float">
            <text:p>2153.358</text:p>
          </table:table-cell>
          <table:table-cell office:value-type="float" office:value="-6850.574" calcext:value-type="float">
            <text:p>-6850.574</text:p>
          </table:table-cell>
          <table:table-cell table:number-columns-repeated="46"/>
        </table:table-row>
        <table:table-row table:style-name="ro1">
          <table:table-cell table:style-name="ce15"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870" calcext:value-type="float">
            <text:p>10870</text:p>
          </table:table-cell>
          <table:table-cell office:value-type="float" office:value="1000" calcext:value-type="float">
            <text:p>100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130.982" calcext:value-type="float">
            <text:p>130.982</text:p>
          </table:table-cell>
          <table:table-cell table:style-name="Default" office:value-type="float" office:value="3.85237" calcext:value-type="float">
            <text:p>3.85237</text:p>
          </table:table-cell>
          <table:table-cell table:style-name="Default" office:value-type="float" office:value="131.369" calcext:value-type="float">
            <text:p>131.3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3.281" calcext:value-type="float">
            <text:p>33.281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0.25104" calcext:value-type="float">
            <text:p>0.25104</text:p>
          </table:table-cell>
          <table:table-cell office:value-type="float" office:value="0.8275" calcext:value-type="float">
            <text:p>0.8275</text:p>
          </table:table-cell>
          <table:table-cell office:value-type="float" office:value="-0.502218" calcext:value-type="float">
            <text:p>-0.502218</text:p>
          </table:table-cell>
          <table:table-cell office:value-type="float" office:value="2442.357" calcext:value-type="float">
            <text:p>2442.357</text:p>
          </table:table-cell>
          <table:table-cell office:value-type="float" office:value="6671.037" calcext:value-type="float">
            <text:p>6671.037</text:p>
          </table:table-cell>
          <table:table-cell office:value-type="float" office:value="-4494.934" calcext:value-type="float">
            <text:p>-4494.934</text:p>
          </table:table-cell>
          <table:table-cell table:number-columns-repeated="46"/>
        </table:table-row>
        <table:table-row table:style-name="ro1">
          <table:table-cell table:style-name="ce15"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110357" calcext:value-type="float">
            <text:p>110357</text:p>
          </table:table-cell>
          <table:table-cell office:value-type="float" office:value="6220" calcext:value-type="float">
            <text:p>6220</text:p>
          </table:table-cell>
          <table:table-cell office:value-type="float" office:value="1000" calcext:value-type="float">
            <text:p>100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131.319" calcext:value-type="float">
            <text:p>131.319</text:p>
          </table:table-cell>
          <table:table-cell table:style-name="Default" office:value-type="float" office:value="3.90464" calcext:value-type="float">
            <text:p>3.90464</text:p>
          </table:table-cell>
          <table:table-cell table:style-name="Default" office:value-type="float" office:value="131.965" calcext:value-type="float">
            <text:p>131.96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306" calcext:value-type="float">
            <text:p>25.306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-0.164967" calcext:value-type="float">
            <text:p>-0.164967</text:p>
          </table:table-cell>
          <table:table-cell office:value-type="float" office:value="0.854288" calcext:value-type="float">
            <text:p>0.854288</text:p>
          </table:table-cell>
          <table:table-cell office:value-type="float" office:value="-0.492928" calcext:value-type="float">
            <text:p>-0.492928</text:p>
          </table:table-cell>
          <table:table-cell office:value-type="float" office:value="-1325.144" calcext:value-type="float">
            <text:p>-1325.144</text:p>
          </table:table-cell>
          <table:table-cell office:value-type="float" office:value="7124.406" calcext:value-type="float">
            <text:p>7124.406</text:p>
          </table:table-cell>
          <table:table-cell office:value-type="float" office:value="-4261.583" calcext:value-type="float">
            <text:p>-4261.583</text:p>
          </table:table-cell>
          <table:table-cell table:number-columns-repeated="46"/>
        </table:table-row>
        <table:table-row table:style-name="ro1">
          <table:table-cell table:style-name="ce15"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110363" calcext:value-type="float">
            <text:p>110363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130.211" calcext:value-type="float">
            <text:p>130.211</text:p>
          </table:table-cell>
          <table:table-cell table:style-name="Default" office:value-type="float" office:value="3.89071" calcext:value-type="float">
            <text:p>3.89071</text:p>
          </table:table-cell>
          <table:table-cell table:style-name="Default" office:value-type="float" office:value="131.066" calcext:value-type="float">
            <text:p>131.06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7.716" calcext:value-type="float">
            <text:p>17.716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56438" calcext:value-type="float">
            <text:p>-0.56438</text:p>
          </table:table-cell>
          <table:table-cell office:value-type="float" office:value="0.718318" calcext:value-type="float">
            <text:p>0.718318</text:p>
          </table:table-cell>
          <table:table-cell office:value-type="float" office:value="-0.40681" calcext:value-type="float">
            <text:p>-0.40681</text:p>
          </table:table-cell>
          <table:table-cell office:value-type="float" office:value="-5093.809" calcext:value-type="float">
            <text:p>-5093.809</text:p>
          </table:table-cell>
          <table:table-cell office:value-type="float" office:value="6161.118" calcext:value-type="float">
            <text:p>6161.118</text:p>
          </table:table-cell>
          <table:table-cell office:value-type="float" office:value="-2601.31" calcext:value-type="float">
            <text:p>-2601.31</text:p>
          </table:table-cell>
          <table:table-cell table:number-columns-repeated="46"/>
        </table:table-row>
        <table:table-row table:style-name="ro1">
          <table:table-cell table:style-name="ce15"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110367" calcext:value-type="float">
            <text:p>110367</text:p>
          </table:table-cell>
          <table:table-cell office:value-type="float" office:value="8800" calcext:value-type="float">
            <text:p>880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31.83" calcext:value-type="float">
            <text:p>131.83</text:p>
          </table:table-cell>
          <table:table-cell table:style-name="Default" office:value-type="float" office:value="3.96903" calcext:value-type="float">
            <text:p>3.96903</text:p>
          </table:table-cell>
          <table:table-cell table:style-name="Default" office:value-type="float" office:value="132.527" calcext:value-type="float">
            <text:p>132.52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853" calcext:value-type="float">
            <text:p>26.853</text:p>
          </table:table-cell>
          <table:table-cell table:style-name="Default" office:value-type="float" office:value="0.111" calcext:value-type="float">
            <text:p>0.111</text:p>
          </table:table-cell>
          <table:table-cell office:value-type="float" office:value="-0.410183" calcext:value-type="float">
            <text:p>-0.410183</text:p>
          </table:table-cell>
          <table:table-cell office:value-type="float" office:value="0.504707" calcext:value-type="float">
            <text:p>0.504707</text:p>
          </table:table-cell>
          <table:table-cell office:value-type="float" office:value="-0.759619" calcext:value-type="float">
            <text:p>-0.759619</text:p>
          </table:table-cell>
          <table:table-cell office:value-type="float" office:value="-3664.125" calcext:value-type="float">
            <text:p>-3664.125</text:p>
          </table:table-cell>
          <table:table-cell office:value-type="float" office:value="4032.381" calcext:value-type="float">
            <text:p>4032.381</text:p>
          </table:table-cell>
          <table:table-cell office:value-type="float" office:value="-6402.343" calcext:value-type="float">
            <text:p>-6402.343</text:p>
          </table:table-cell>
          <table:table-cell table:number-columns-repeated="46"/>
        </table:table-row>
        <table:table-row table:style-name="ro1">
          <table:table-cell table:style-name="ce15"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110372" calcext:value-type="float">
            <text:p>110372</text:p>
          </table:table-cell>
          <table:table-cell office:value-type="float" office:value="6380" calcext:value-type="float">
            <text:p>638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1.419" calcext:value-type="float">
            <text:p>131.419</text:p>
          </table:table-cell>
          <table:table-cell table:style-name="Default" office:value-type="float" office:value="4.00357" calcext:value-type="float">
            <text:p>4.00357</text:p>
          </table:table-cell>
          <table:table-cell table:style-name="Default" office:value-type="float" office:value="132.142" calcext:value-type="float">
            <text:p>132.142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6.915" calcext:value-type="float">
            <text:p>26.915</text:p>
          </table:table-cell>
          <table:table-cell table:style-name="Default" office:value-type="float" office:value="0.189" calcext:value-type="float">
            <text:p>0.189</text:p>
          </table:table-cell>
          <table:table-cell office:value-type="float" office:value="-0.159972" calcext:value-type="float">
            <text:p>-0.159972</text:p>
          </table:table-cell>
          <table:table-cell office:value-type="float" office:value="0.278611" calcext:value-type="float">
            <text:p>0.278611</text:p>
          </table:table-cell>
          <table:table-cell office:value-type="float" office:value="-0.946987" calcext:value-type="float">
            <text:p>-0.946987</text:p>
          </table:table-cell>
          <table:table-cell office:value-type="float" office:value="-1474.046" calcext:value-type="float">
            <text:p>-1474.046</text:p>
          </table:table-cell>
          <table:table-cell office:value-type="float" office:value="1855.764" calcext:value-type="float">
            <text:p>1855.764</text:p>
          </table:table-cell>
          <table:table-cell office:value-type="float" office:value="-8065.692" calcext:value-type="float">
            <text:p>-8065.692</text:p>
          </table:table-cell>
          <table:table-cell table:number-columns-repeated="46"/>
        </table:table-row>
        <table:table-row table:style-name="ro1">
          <table:table-cell table:style-name="ce15"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110376" calcext:value-type="float">
            <text:p>110376</text:p>
          </table:table-cell>
          <table:table-cell office:value-type="float" office:value="6120" calcext:value-type="float">
            <text:p>6120</text:p>
          </table:table-cell>
          <table:table-cell office:value-type="float" office:value="1000" calcext:value-type="float">
            <text:p>10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130.858" calcext:value-type="float">
            <text:p>130.858</text:p>
          </table:table-cell>
          <table:table-cell table:style-name="Default" office:value-type="float" office:value="3.8607" calcext:value-type="float">
            <text:p>3.8607</text:p>
          </table:table-cell>
          <table:table-cell table:style-name="Default" office:value-type="float" office:value="131.549" calcext:value-type="float">
            <text:p>131.54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065" calcext:value-type="float">
            <text:p>26.065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-0.0104281" calcext:value-type="float">
            <text:p>-0.0104281</text:p>
          </table:table-cell>
          <table:table-cell office:value-type="float" office:value="0.563425" calcext:value-type="float">
            <text:p>0.563425</text:p>
          </table:table-cell>
          <table:table-cell office:value-type="float" office:value="-0.826101" calcext:value-type="float">
            <text:p>-0.826101</text:p>
          </table:table-cell>
          <table:table-cell office:value-type="float" office:value="-402.013" calcext:value-type="float">
            <text:p>-402.013</text:p>
          </table:table-cell>
          <table:table-cell office:value-type="float" office:value="5085.809" calcext:value-type="float">
            <text:p>5085.809</text:p>
          </table:table-cell>
          <table:table-cell office:value-type="float" office:value="-6681.732" calcext:value-type="float">
            <text:p>-6681.732</text:p>
          </table:table-cell>
          <table:table-cell table:number-columns-repeated="46"/>
        </table:table-row>
        <table:table-row table:style-name="ro1">
          <table:table-cell table:style-name="ce15"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110385" calcext:value-type="float">
            <text:p>110385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130.847" calcext:value-type="float">
            <text:p>130.847</text:p>
          </table:table-cell>
          <table:table-cell table:style-name="Default" office:value-type="float" office:value="3.89875" calcext:value-type="float">
            <text:p>3.89875</text:p>
          </table:table-cell>
          <table:table-cell table:style-name="Default" office:value-type="float" office:value="131.5" calcext:value-type="float">
            <text:p>131.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4.738" calcext:value-type="float">
            <text:p>24.738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-0.695092" calcext:value-type="float">
            <text:p>-0.695092</text:p>
          </table:table-cell>
          <table:table-cell office:value-type="float" office:value="0.503996" calcext:value-type="float">
            <text:p>0.503996</text:p>
          </table:table-cell>
          <table:table-cell office:value-type="float" office:value="-0.512675" calcext:value-type="float">
            <text:p>-0.512675</text:p>
          </table:table-cell>
          <table:table-cell office:value-type="float" office:value="-5508.117" calcext:value-type="float">
            <text:p>-5508.117</text:p>
          </table:table-cell>
          <table:table-cell office:value-type="float" office:value="4636.124" calcext:value-type="float">
            <text:p>4636.124</text:p>
          </table:table-cell>
          <table:table-cell office:value-type="float" office:value="-4340.884" calcext:value-type="float">
            <text:p>-4340.884</text:p>
          </table:table-cell>
          <table:table-cell table:number-columns-repeated="46"/>
        </table:table-row>
        <table:table-row table:style-name="ro1">
          <table:table-cell table:style-name="ce15"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110392" calcext:value-type="float">
            <text:p>110392</text:p>
          </table:table-cell>
          <table:table-cell office:value-type="float" office:value="6220" calcext:value-type="float">
            <text:p>622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31.336" calcext:value-type="float">
            <text:p>131.336</text:p>
          </table:table-cell>
          <table:table-cell table:style-name="Default" office:value-type="float" office:value="3.89625" calcext:value-type="float">
            <text:p>3.89625</text:p>
          </table:table-cell>
          <table:table-cell table:style-name="Default" office:value-type="float" office:value="131.303" calcext:value-type="float">
            <text:p>131.30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031" calcext:value-type="float">
            <text:p>48.031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-0.874326" calcext:value-type="float">
            <text:p>-0.874326</text:p>
          </table:table-cell>
          <table:table-cell office:value-type="float" office:value="0.0765833" calcext:value-type="float">
            <text:p>0.0765833</text:p>
          </table:table-cell>
          <table:table-cell office:value-type="float" office:value="-0.479259" calcext:value-type="float">
            <text:p>-0.479259</text:p>
          </table:table-cell>
          <table:table-cell office:value-type="float" office:value="-7455.196" calcext:value-type="float">
            <text:p>-7455.196</text:p>
          </table:table-cell>
          <table:table-cell office:value-type="float" office:value="760.116" calcext:value-type="float">
            <text:p>760.116</text:p>
          </table:table-cell>
          <table:table-cell office:value-type="float" office:value="-3810.579" calcext:value-type="float">
            <text:p>-3810.579</text:p>
          </table:table-cell>
          <table:table-cell table:number-columns-repeated="46"/>
        </table:table-row>
        <table:table-row table:style-name="ro1">
          <table:table-cell table:style-name="ce15"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110398" calcext:value-type="float">
            <text:p>110398</text:p>
          </table:table-cell>
          <table:table-cell office:value-type="float" office:value="6960" calcext:value-type="float">
            <text:p>6960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office:value-type="float" office:value="130.795" calcext:value-type="float">
            <text:p>130.795</text:p>
          </table:table-cell>
          <table:table-cell office:value-type="float" office:value="3.81949" calcext:value-type="float">
            <text:p>3.81949</text:p>
          </table:table-cell>
          <table:table-cell table:style-name="Default" office:value-type="float" office:value="130.742" calcext:value-type="float">
            <text:p>130.74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964" calcext:value-type="float">
            <text:p>52.964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815611" calcext:value-type="float">
            <text:p>-0.815611</text:p>
          </table:table-cell>
          <table:table-cell office:value-type="float" office:value="-0.311763" calcext:value-type="float">
            <text:p>-0.311763</text:p>
          </table:table-cell>
          <table:table-cell office:value-type="float" office:value="-0.487425" calcext:value-type="float">
            <text:p>-0.487425</text:p>
          </table:table-cell>
          <table:table-cell office:value-type="float" office:value="-6842.553" calcext:value-type="float">
            <text:p>-6842.553</text:p>
          </table:table-cell>
          <table:table-cell office:value-type="float" office:value="-2818.034" calcext:value-type="float">
            <text:p>-2818.034</text:p>
          </table:table-cell>
          <table:table-cell office:value-type="float" office:value="-3989.34" calcext:value-type="float">
            <text:p>-3989.34</text:p>
          </table:table-cell>
          <table:table-cell table:number-columns-repeated="46"/>
        </table:table-row>
        <table:table-row table:style-name="ro1">
          <table:table-cell table:style-name="ce15"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110403" calcext:value-type="float">
            <text:p>110403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31.295" calcext:value-type="float">
            <text:p>131.295</text:p>
          </table:table-cell>
          <table:table-cell table:style-name="Default" office:value-type="float" office:value="3.98232" calcext:value-type="float">
            <text:p>3.98232</text:p>
          </table:table-cell>
          <table:table-cell table:style-name="Default" office:value-type="float" office:value="131.928" calcext:value-type="float">
            <text:p>131.92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953" calcext:value-type="float">
            <text:p>24.953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534739" calcext:value-type="float">
            <text:p>-0.534739</text:p>
          </table:table-cell>
          <table:table-cell office:value-type="float" office:value="0.145671" calcext:value-type="float">
            <text:p>0.145671</text:p>
          </table:table-cell>
          <table:table-cell office:value-type="float" office:value="-0.832366" calcext:value-type="float">
            <text:p>-0.832366</text:p>
          </table:table-cell>
          <table:table-cell office:value-type="float" office:value="-4811.694" calcext:value-type="float">
            <text:p>-4811.694</text:p>
          </table:table-cell>
          <table:table-cell office:value-type="float" office:value="707.181" calcext:value-type="float">
            <text:p>707.181</text:p>
          </table:table-cell>
          <table:table-cell office:value-type="float" office:value="-6857.147" calcext:value-type="float">
            <text:p>-6857.147</text:p>
          </table:table-cell>
          <table:table-cell table:number-columns-repeated="46"/>
        </table:table-row>
        <table:table-row table:style-name="ro1">
          <table:table-cell table:style-name="ce15"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110407" calcext:value-type="float">
            <text:p>110407</text:p>
          </table:table-cell>
          <table:table-cell office:value-type="float" office:value="7090" calcext:value-type="float">
            <text:p>7090</text:p>
          </table:table-cell>
          <table:table-cell office:value-type="float" office:value="1000" calcext:value-type="float">
            <text:p>1000</text:p>
          </table:table-cell>
          <table:table-cell office:value-type="float" office:value="8.25" calcext:value-type="float">
            <text:p>8.25</text:p>
          </table:table-cell>
          <table:table-cell office:value-type="float" office:value="131.099" calcext:value-type="float">
            <text:p>131.099</text:p>
          </table:table-cell>
          <table:table-cell office:value-type="float" office:value="3.8616" calcext:value-type="float">
            <text:p>3.8616</text:p>
          </table:table-cell>
          <table:table-cell table:style-name="Default" office:value-type="float" office:value="131.779" calcext:value-type="float">
            <text:p>131.77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103" calcext:value-type="float">
            <text:p>24.103</text:p>
          </table:table-cell>
          <table:table-cell table:style-name="Default" office:value-type="float" office:value="0.111" calcext:value-type="float">
            <text:p>0.111</text:p>
          </table:table-cell>
          <table:table-cell office:value-type="float" office:value="-0.328795" calcext:value-type="float">
            <text:p>-0.328795</text:p>
          </table:table-cell>
          <table:table-cell office:value-type="float" office:value="-0.0657352" calcext:value-type="float">
            <text:p>-0.0657352</text:p>
          </table:table-cell>
          <table:table-cell office:value-type="float" office:value="-0.942111" calcext:value-type="float">
            <text:p>-0.942111</text:p>
          </table:table-cell>
          <table:table-cell office:value-type="float" office:value="-2778.217" calcext:value-type="float">
            <text:p>-2778.217</text:p>
          </table:table-cell>
          <table:table-cell office:value-type="float" office:value="-804.015" calcext:value-type="float">
            <text:p>-804.015</text:p>
          </table:table-cell>
          <table:table-cell office:value-type="float" office:value="-7893.615" calcext:value-type="float">
            <text:p>-7893.615</text:p>
          </table:table-cell>
          <table:table-cell table:number-columns-repeated="46"/>
        </table:table-row>
        <table:table-row table:style-name="ro1">
          <table:table-cell table:style-name="ce15"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110413" calcext:value-type="float">
            <text:p>110413</text:p>
          </table:table-cell>
          <table:table-cell office:value-type="float" office:value="8730" calcext:value-type="float">
            <text:p>8730</text:p>
          </table:table-cell>
          <table:table-cell office:value-type="float" office:value="1000" calcext:value-type="float">
            <text:p>10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130.899" calcext:value-type="float">
            <text:p>130.899</text:p>
          </table:table-cell>
          <table:table-cell table:style-name="Default" office:value-type="float" office:value="4.00906" calcext:value-type="float">
            <text:p>4.00906</text:p>
          </table:table-cell>
          <table:table-cell table:style-name="Default" office:value-type="float" office:value="130.708" calcext:value-type="float">
            <text:p>130.7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6.244" calcext:value-type="float">
            <text:p>56.244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-0.609894" calcext:value-type="float">
            <text:p>-0.609894</text:p>
          </table:table-cell>
          <table:table-cell office:value-type="float" office:value="-0.222348" calcext:value-type="float">
            <text:p>-0.222348</text:p>
          </table:table-cell>
          <table:table-cell office:value-type="float" office:value="-0.760652" calcext:value-type="float">
            <text:p>-0.760652</text:p>
          </table:table-cell>
          <table:table-cell office:value-type="float" office:value="-5035.048" calcext:value-type="float">
            <text:p>-5035.048</text:p>
          </table:table-cell>
          <table:table-cell office:value-type="float" office:value="-2450.305" calcext:value-type="float">
            <text:p>-2450.305</text:p>
          </table:table-cell>
          <table:table-cell office:value-type="float" office:value="-6270.608" calcext:value-type="float">
            <text:p>-6270.608</text:p>
          </table:table-cell>
          <table:table-cell table:number-columns-repeated="46"/>
        </table:table-row>
        <table:table-row table:style-name="ro1">
          <table:table-cell table:style-name="ce15"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110415" calcext:value-type="float">
            <text:p>110415</text:p>
          </table:table-cell>
          <table:table-cell office:value-type="float" office:value="5966" calcext:value-type="float">
            <text:p>5966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30.693" calcext:value-type="float">
            <text:p>130.693</text:p>
          </table:table-cell>
          <table:table-cell table:style-name="Default" office:value-type="float" office:value="3.87651" calcext:value-type="float">
            <text:p>3.87651</text:p>
          </table:table-cell>
          <table:table-cell table:style-name="Default" office:value-type="float" office:value="131.326" calcext:value-type="float">
            <text:p>131.32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237" calcext:value-type="float">
            <text:p>26.237</text:p>
          </table:table-cell>
          <table:table-cell table:style-name="Default" office:value-type="float" office:value="0.108" calcext:value-type="float">
            <text:p>0.108</text:p>
          </table:table-cell>
          <table:table-cell office:value-type="float" office:value="-0.684628" calcext:value-type="float">
            <text:p>-0.684628</text:p>
          </table:table-cell>
          <table:table-cell office:value-type="float" office:value="-0.514491" calcext:value-type="float">
            <text:p>-0.514491</text:p>
          </table:table-cell>
          <table:table-cell office:value-type="float" office:value="-0.516316" calcext:value-type="float">
            <text:p>-0.516316</text:p>
          </table:table-cell>
          <table:table-cell office:value-type="float" office:value="-5992.125" calcext:value-type="float">
            <text:p>-5992.125</text:p>
          </table:table-cell>
          <table:table-cell office:value-type="float" office:value="-3833.988" calcext:value-type="float">
            <text:p>-3833.988</text:p>
          </table:table-cell>
          <table:table-cell office:value-type="float" office:value="-4480.04" calcext:value-type="float">
            <text:p>-4480.04</text:p>
          </table:table-cell>
          <table:table-cell table:number-columns-repeated="46"/>
        </table:table-row>
        <table:table-row table:style-name="ro1">
          <table:table-cell table:style-name="ce15"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110426" calcext:value-type="float">
            <text:p>110426</text:p>
          </table:table-cell>
          <table:table-cell office:value-type="float" office:value="6590" calcext:value-type="float">
            <text:p>6590</text:p>
          </table:table-cell>
          <table:table-cell office:value-type="float" office:value="1000" calcext:value-type="float">
            <text:p>100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130.922" calcext:value-type="float">
            <text:p>130.922</text:p>
          </table:table-cell>
          <table:table-cell table:style-name="Default" office:value-type="float" office:value="3.94374" calcext:value-type="float">
            <text:p>3.94374</text:p>
          </table:table-cell>
          <table:table-cell table:style-name="Default" office:value-type="float" office:value="131.718" calcext:value-type="float">
            <text:p>131.7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9.572" calcext:value-type="float">
            <text:p>19.572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-0.389034" calcext:value-type="float">
            <text:p>-0.389034</text:p>
          </table:table-cell>
          <table:table-cell office:value-type="float" office:value="-0.791293" calcext:value-type="float">
            <text:p>-0.791293</text:p>
          </table:table-cell>
          <table:table-cell office:value-type="float" office:value="-0.471708" calcext:value-type="float">
            <text:p>-0.471708</text:p>
          </table:table-cell>
          <table:table-cell office:value-type="float" office:value="-3655.336" calcext:value-type="float">
            <text:p>-3655.336</text:p>
          </table:table-cell>
          <table:table-cell office:value-type="float" office:value="-6444.518" calcext:value-type="float">
            <text:p>-6444.518</text:p>
          </table:table-cell>
          <table:table-cell office:value-type="float" office:value="-3972.325" calcext:value-type="float">
            <text:p>-3972.325</text:p>
          </table:table-cell>
          <table:table-cell table:number-columns-repeated="46"/>
        </table:table-row>
        <table:table-row table:style-name="ro1">
          <table:table-cell table:style-name="ce15"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110430" calcext:value-type="float">
            <text:p>110430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130.944" calcext:value-type="float">
            <text:p>130.944</text:p>
          </table:table-cell>
          <table:table-cell table:style-name="Default" office:value-type="float" office:value="3.88816" calcext:value-type="float">
            <text:p>3.88816</text:p>
          </table:table-cell>
          <table:table-cell table:style-name="Default" office:value-type="float" office:value="131.702" calcext:value-type="float">
            <text:p>131.70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1.133" calcext:value-type="float">
            <text:p>21.133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-0.311192" calcext:value-type="float">
            <text:p>-0.311192</text:p>
          </table:table-cell>
          <table:table-cell office:value-type="float" office:value="-0.465322" calcext:value-type="float">
            <text:p>-0.465322</text:p>
          </table:table-cell>
          <table:table-cell office:value-type="float" office:value="-0.828634" calcext:value-type="float">
            <text:p>-0.828634</text:p>
          </table:table-cell>
          <table:table-cell office:value-type="float" office:value="-2209.028" calcext:value-type="float">
            <text:p>-2209.028</text:p>
          </table:table-cell>
          <table:table-cell office:value-type="float" office:value="-4413.555" calcext:value-type="float">
            <text:p>-4413.555</text:p>
          </table:table-cell>
          <table:table-cell office:value-type="float" office:value="-6805.212" calcext:value-type="float">
            <text:p>-6805.212</text:p>
          </table:table-cell>
          <table:table-cell table:number-columns-repeated="46"/>
        </table:table-row>
        <table:table-row table:style-name="ro1">
          <table:table-cell table:style-name="ce15"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110434" calcext:value-type="float">
            <text:p>110434</text:p>
          </table:table-cell>
          <table:table-cell office:value-type="float" office:value="6410" calcext:value-type="float">
            <text:p>641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1.186" calcext:value-type="float">
            <text:p>131.186</text:p>
          </table:table-cell>
          <table:table-cell table:style-name="Default" office:value-type="float" office:value="3.98178" calcext:value-type="float">
            <text:p>3.98178</text:p>
          </table:table-cell>
          <table:table-cell table:style-name="Default" office:value-type="float" office:value="131.139" calcext:value-type="float">
            <text:p>131.13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744" calcext:value-type="float">
            <text:p>48.744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198533" calcext:value-type="float">
            <text:p>0.198533</text:p>
          </table:table-cell>
          <table:table-cell office:value-type="float" office:value="-0.974341" calcext:value-type="float">
            <text:p>-0.974341</text:p>
          </table:table-cell>
          <table:table-cell office:value-type="float" office:value="-0.106036" calcext:value-type="float">
            <text:p>-0.106036</text:p>
          </table:table-cell>
          <table:table-cell office:value-type="float" office:value="1280.917" calcext:value-type="float">
            <text:p>1280.917</text:p>
          </table:table-cell>
          <table:table-cell office:value-type="float" office:value="-8293.186" calcext:value-type="float">
            <text:p>-8293.186</text:p>
          </table:table-cell>
          <table:table-cell office:value-type="float" office:value="-505.719" calcext:value-type="float">
            <text:p>-505.719</text:p>
          </table:table-cell>
          <table:table-cell table:number-columns-repeated="46"/>
        </table:table-row>
        <table:table-row table:style-name="ro1">
          <table:table-cell table:style-name="ce15"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110440" calcext:value-type="float">
            <text:p>110440</text:p>
          </table:table-cell>
          <table:table-cell office:value-type="float" office:value="6060" calcext:value-type="float">
            <text:p>6060</text:p>
          </table:table-cell>
          <table:table-cell office:value-type="float" office:value="1000" calcext:value-type="float">
            <text:p>100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131.723" calcext:value-type="float">
            <text:p>131.723</text:p>
          </table:table-cell>
          <table:table-cell table:style-name="Default" office:value-type="float" office:value="3.87597" calcext:value-type="float">
            <text:p>3.87597</text:p>
          </table:table-cell>
          <table:table-cell table:style-name="Default" office:value-type="float" office:value="132.386" calcext:value-type="float">
            <text:p>132.38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747" calcext:value-type="float">
            <text:p>25.747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378814" calcext:value-type="float">
            <text:p>0.378814</text:p>
          </table:table-cell>
          <table:table-cell office:value-type="float" office:value="-0.920046" calcext:value-type="float">
            <text:p>-0.92004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3079.061" calcext:value-type="float">
            <text:p>3079.061</text:p>
          </table:table-cell>
          <table:table-cell office:value-type="float" office:value="-7796.478" calcext:value-type="float">
            <text:p>-7796.478</text:p>
          </table:table-cell>
          <table:table-cell office:value-type="float" office:value="637.077" calcext:value-type="float">
            <text:p>637.077</text:p>
          </table:table-cell>
          <table:table-cell table:number-columns-repeated="46"/>
        </table:table-row>
        <table:table-row table:style-name="ro1">
          <table:table-cell table:style-name="ce15"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110964" calcext:value-type="float">
            <text:p>110964</text:p>
          </table:table-cell>
          <table:table-cell office:value-type="float" office:value="9380" calcext:value-type="float">
            <text:p>938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31.837" calcext:value-type="float">
            <text:p>131.837</text:p>
          </table:table-cell>
          <table:table-cell table:style-name="Default" office:value-type="float" office:value="3.85677" calcext:value-type="float">
            <text:p>3.85677</text:p>
          </table:table-cell>
          <table:table-cell table:style-name="Default" office:value-type="float" office:value="132.599" calcext:value-type="float">
            <text:p>132.59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112" calcext:value-type="float">
            <text:p>23.112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56873" calcext:value-type="float">
            <text:p>0.56873</text:p>
          </table:table-cell>
          <table:table-cell office:value-type="float" office:value="-0.693015" calcext:value-type="float">
            <text:p>-0.693015</text:p>
          </table:table-cell>
          <table:table-cell office:value-type="float" office:value="0.44303" calcext:value-type="float">
            <text:p>0.44303</text:p>
          </table:table-cell>
          <table:table-cell office:value-type="float" office:value="4732.034" calcext:value-type="float">
            <text:p>4732.034</text:p>
          </table:table-cell>
          <table:table-cell office:value-type="float" office:value="-5781.309" calcext:value-type="float">
            <text:p>-5781.309</text:p>
          </table:table-cell>
          <table:table-cell office:value-type="float" office:value="3854.89" calcext:value-type="float">
            <text:p>3854.89</text:p>
          </table:table-cell>
          <table:table-cell table:number-columns-repeated="46"/>
        </table:table-row>
        <table:table-row table:style-name="ro1">
          <table:table-cell table:style-name="ce15"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110972" calcext:value-type="float">
            <text:p>110972</text:p>
          </table:table-cell>
          <table:table-cell office:value-type="float" office:value="7270" calcext:value-type="float">
            <text:p>727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1.561" calcext:value-type="float">
            <text:p>131.561</text:p>
          </table:table-cell>
          <table:table-cell table:style-name="Default" office:value-type="float" office:value="4.02203" calcext:value-type="float">
            <text:p>4.02203</text:p>
          </table:table-cell>
          <table:table-cell table:style-name="Default" office:value-type="float" office:value="131.44" calcext:value-type="float">
            <text:p>131.4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641" calcext:value-type="float">
            <text:p>55.641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187563" calcext:value-type="float">
            <text:p>0.187563</text:p>
          </table:table-cell>
          <table:table-cell office:value-type="float" office:value="-0.817055" calcext:value-type="float">
            <text:p>-0.817055</text:p>
          </table:table-cell>
          <table:table-cell office:value-type="float" office:value="0.545199" calcext:value-type="float">
            <text:p>0.545199</text:p>
          </table:table-cell>
          <table:table-cell office:value-type="float" office:value="1166.801" calcext:value-type="float">
            <text:p>1166.801</text:p>
          </table:table-cell>
          <table:table-cell office:value-type="float" office:value="-6892.18" calcext:value-type="float">
            <text:p>-6892.18</text:p>
          </table:table-cell>
          <table:table-cell office:value-type="float" office:value="4671.051" calcext:value-type="float">
            <text:p>4671.051</text:p>
          </table:table-cell>
          <table:table-cell table:number-columns-repeated="46"/>
        </table:table-row>
        <table:table-row table:style-name="ro1">
          <table:table-cell table:style-name="ce15"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110468" calcext:value-type="float">
            <text:p>110468</text:p>
          </table:table-cell>
          <table:table-cell office:value-type="float" office:value="8075" calcext:value-type="float">
            <text:p>8075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31.42" calcext:value-type="float">
            <text:p>131.42</text:p>
          </table:table-cell>
          <table:table-cell table:style-name="Default" office:value-type="float" office:value="4.02926" calcext:value-type="float">
            <text:p>4.02926</text:p>
          </table:table-cell>
          <table:table-cell table:style-name="Default" office:value-type="float" office:value="132.016" calcext:value-type="float">
            <text:p>132.01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0.666" calcext:value-type="float">
            <text:p>30.666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float" office:value="-0.229763" calcext:value-type="float">
            <text:p>-0.229763</text:p>
          </table:table-cell>
          <table:table-cell office:value-type="float" office:value="-0.806622" calcext:value-type="float">
            <text:p>-0.806622</text:p>
          </table:table-cell>
          <table:table-cell office:value-type="float" office:value="0.544582" calcext:value-type="float">
            <text:p>0.544582</text:p>
          </table:table-cell>
          <table:table-cell office:value-type="float" office:value="-1930.495" calcext:value-type="float">
            <text:p>-1930.495</text:p>
          </table:table-cell>
          <table:table-cell office:value-type="float" office:value="-6798.09" calcext:value-type="float">
            <text:p>-6798.09</text:p>
          </table:table-cell>
          <table:table-cell office:value-type="float" office:value="4554.346" calcext:value-type="float">
            <text:p>4554.346</text:p>
          </table:table-cell>
          <table:table-cell table:number-columns-repeated="46"/>
        </table:table-row>
        <table:table-row table:style-name="ro1">
          <table:table-cell table:style-name="ce15"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110477" calcext:value-type="float">
            <text:p>110477</text:p>
          </table:table-cell>
          <table:table-cell office:value-type="float" office:value="8320" calcext:value-type="float">
            <text:p>832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2.289" calcext:value-type="float">
            <text:p>132.289</text:p>
          </table:table-cell>
          <table:table-cell table:style-name="Default" office:value-type="float" office:value="4.00907" calcext:value-type="float">
            <text:p>4.00907</text:p>
          </table:table-cell>
          <table:table-cell table:style-name="Default" office:value-type="float" office:value="131.919" calcext:value-type="float">
            <text:p>131.9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3.271" calcext:value-type="float">
            <text:p>63.271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499229" calcext:value-type="float">
            <text:p>-0.499229</text:p>
          </table:table-cell>
          <table:table-cell office:value-type="float" office:value="-0.721659" calcext:value-type="float">
            <text:p>-0.721659</text:p>
          </table:table-cell>
          <table:table-cell office:value-type="float" office:value="0.479561" calcext:value-type="float">
            <text:p>0.479561</text:p>
          </table:table-cell>
          <table:table-cell office:value-type="float" office:value="-4325.6" calcext:value-type="float">
            <text:p>-4325.6</text:p>
          </table:table-cell>
          <table:table-cell office:value-type="float" office:value="-5871.284" calcext:value-type="float">
            <text:p>-5871.284</text:p>
          </table:table-cell>
          <table:table-cell office:value-type="float" office:value="4182.536" calcext:value-type="float">
            <text:p>4182.536</text:p>
          </table:table-cell>
          <table:table-cell table:number-columns-repeated="46"/>
        </table:table-row>
        <table:table-row table:style-name="ro1">
          <table:table-cell table:style-name="ce15"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110481" calcext:value-type="float">
            <text:p>110481</text:p>
          </table:table-cell>
          <table:table-cell office:value-type="float" office:value="8975" calcext:value-type="float">
            <text:p>8975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31.495" calcext:value-type="float">
            <text:p>131.495</text:p>
          </table:table-cell>
          <table:table-cell table:style-name="Default" office:value-type="float" office:value="3.93086" calcext:value-type="float">
            <text:p>3.93086</text:p>
          </table:table-cell>
          <table:table-cell table:style-name="Default" office:value-type="float" office:value="132.223" calcext:value-type="float">
            <text:p>132.22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513" calcext:value-type="float">
            <text:p>23.513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-0.390104" calcext:value-type="float">
            <text:p>-0.390104</text:p>
          </table:table-cell>
          <table:table-cell office:value-type="float" office:value="-0.90833" calcext:value-type="float">
            <text:p>-0.90833</text:p>
          </table:table-cell>
          <table:table-cell office:value-type="float" office:value="0.150853" calcext:value-type="float">
            <text:p>0.150853</text:p>
          </table:table-cell>
          <table:table-cell office:value-type="float" office:value="-2932.112" calcext:value-type="float">
            <text:p>-2932.112</text:p>
          </table:table-cell>
          <table:table-cell office:value-type="float" office:value="-7773.045" calcext:value-type="float">
            <text:p>-7773.045</text:p>
          </table:table-cell>
          <table:table-cell office:value-type="float" office:value="1287.245" calcext:value-type="float">
            <text:p>1287.245</text:p>
          </table:table-cell>
          <table:table-cell table:number-columns-repeated="46"/>
        </table:table-row>
        <table:table-row table:style-name="ro1">
          <table:table-cell table:style-name="ce15"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110487" calcext:value-type="float">
            <text:p>110487</text:p>
          </table:table-cell>
          <table:table-cell office:value-type="float" office:value="6920" calcext:value-type="float">
            <text:p>692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36.618" calcext:value-type="float">
            <text:p>136.618</text:p>
          </table:table-cell>
          <table:table-cell table:style-name="Default" office:value-type="float" office:value="4.01498" calcext:value-type="float">
            <text:p>4.01498</text:p>
          </table:table-cell>
          <table:table-cell table:style-name="Default" office:value-type="float" office:value="136.59" calcext:value-type="float">
            <text:p>136.5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9.949" calcext:value-type="float">
            <text:p>49.949</text:p>
          </table:table-cell>
          <table:table-cell table:style-name="Default" office:value-type="float" office:value="0.118" calcext:value-type="float">
            <text:p>0.118</text:p>
          </table:table-cell>
          <table:table-cell office:value-type="float" office:value="-0.211236" calcext:value-type="float">
            <text:p>-0.211236</text:p>
          </table:table-cell>
          <table:table-cell office:value-type="float" office:value="-0.968997" calcext:value-type="float">
            <text:p>-0.968997</text:p>
          </table:table-cell>
          <table:table-cell office:value-type="float" office:value="-0.128154" calcext:value-type="float">
            <text:p>-0.128154</text:p>
          </table:table-cell>
          <table:table-cell office:value-type="float" office:value="-2435.319" calcext:value-type="float">
            <text:p>-2435.319</text:p>
          </table:table-cell>
          <table:table-cell office:value-type="float" office:value="-7999.136" calcext:value-type="float">
            <text:p>-7999.136</text:p>
          </table:table-cell>
          <table:table-cell office:value-type="float" office:value="-870.183" calcext:value-type="float">
            <text:p>-870.183</text:p>
          </table:table-cell>
          <table:table-cell table:number-columns-repeated="46"/>
        </table:table-row>
        <table:table-row table:style-name="ro1">
          <table:table-cell table:style-name="ce15"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110496" calcext:value-type="float">
            <text:p>110496</text:p>
          </table:table-cell>
          <table:table-cell office:value-type="float" office:value="7075" calcext:value-type="float">
            <text:p>707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31.087" calcext:value-type="float">
            <text:p>131.087</text:p>
          </table:table-cell>
          <table:table-cell table:style-name="Default" office:value-type="float" office:value="4.06903" calcext:value-type="float">
            <text:p>4.06903</text:p>
          </table:table-cell>
          <table:table-cell table:style-name="Default" office:value-type="float" office:value="130.813" calcext:value-type="float">
            <text:p>130.81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22" calcext:value-type="float">
            <text:p>61.22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0.0290828" calcext:value-type="float">
            <text:p>0.0290828</text:p>
          </table:table-cell>
          <table:table-cell office:value-type="float" office:value="-0.977088" calcext:value-type="float">
            <text:p>-0.977088</text:p>
          </table:table-cell>
          <table:table-cell office:value-type="float" office:value="0.210841" calcext:value-type="float">
            <text:p>0.210841</text:p>
          </table:table-cell>
          <table:table-cell office:value-type="float" office:value="-300.239" calcext:value-type="float">
            <text:p>-300.239</text:p>
          </table:table-cell>
          <table:table-cell office:value-type="float" office:value="-8110.928" calcext:value-type="float">
            <text:p>-8110.928</text:p>
          </table:table-cell>
          <table:table-cell office:value-type="float" office:value="2191.473" calcext:value-type="float">
            <text:p>2191.473</text:p>
          </table:table-cell>
          <table:table-cell table:number-columns-repeated="46"/>
        </table:table-row>
        <table:table-row table:style-name="ro1">
          <table:table-cell table:style-name="ce15"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110501" calcext:value-type="float">
            <text:p>110501</text:p>
          </table:table-cell>
          <table:table-cell office:value-type="float" office:value="8110" calcext:value-type="float">
            <text:p>8110</text:p>
          </table:table-cell>
          <table:table-cell office:value-type="float" office:value="1000" calcext:value-type="float">
            <text:p>100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133.766" calcext:value-type="float">
            <text:p>133.766</text:p>
          </table:table-cell>
          <table:table-cell table:style-name="Default" office:value-type="float" office:value="3.94879" calcext:value-type="float">
            <text:p>3.94879</text:p>
          </table:table-cell>
          <table:table-cell table:style-name="Default" office:value-type="float" office:value="134.378" calcext:value-type="float">
            <text:p>134.37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186" calcext:value-type="float">
            <text:p>25.186</text:p>
          </table:table-cell>
          <table:table-cell table:style-name="Default" office:value-type="float" office:value="0.114" calcext:value-type="float">
            <text:p>0.114</text:p>
          </table:table-cell>
          <table:table-cell office:value-type="float" office:value="0.845204" calcext:value-type="float">
            <text:p>0.845204</text:p>
          </table:table-cell>
          <table:table-cell office:value-type="float" office:value="-0.496106" calcext:value-type="float">
            <text:p>-0.496106</text:p>
          </table:table-cell>
          <table:table-cell office:value-type="float" office:value="-0.198769" calcext:value-type="float">
            <text:p>-0.198769</text:p>
          </table:table-cell>
          <table:table-cell office:value-type="float" office:value="7121.344" calcext:value-type="float">
            <text:p>7121.344</text:p>
          </table:table-cell>
          <table:table-cell office:value-type="float" office:value="-3945.43" calcext:value-type="float">
            <text:p>-3945.43</text:p>
          </table:table-cell>
          <table:table-cell office:value-type="float" office:value="-2097.758" calcext:value-type="float">
            <text:p>-2097.758</text:p>
          </table:table-cell>
          <table:table-cell table:number-columns-repeated="46"/>
        </table:table-row>
        <table:table-row table:style-name="ro1">
          <table:table-cell table:style-name="ce15"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110507" calcext:value-type="float">
            <text:p>110507</text:p>
          </table:table-cell>
          <table:table-cell office:value-type="float" office:value="7630" calcext:value-type="float">
            <text:p>7630</text:p>
          </table:table-cell>
          <table:table-cell office:value-type="float" office:value="1000" calcext:value-type="float">
            <text:p>100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131.487" calcext:value-type="float">
            <text:p>131.487</text:p>
          </table:table-cell>
          <table:table-cell table:style-name="Default" office:value-type="float" office:value="4.02347" calcext:value-type="float">
            <text:p>4.02347</text:p>
          </table:table-cell>
          <table:table-cell table:style-name="Default" office:value-type="float" office:value="131.577" calcext:value-type="float">
            <text:p>131.57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1.057" calcext:value-type="float">
            <text:p>51.057</text:p>
          </table:table-cell>
          <table:table-cell table:style-name="Default" office:value-type="float" office:value="0.135" calcext:value-type="float">
            <text:p>0.135</text:p>
          </table:table-cell>
          <table:table-cell office:value-type="float" office:value="0.750878" calcext:value-type="float">
            <text:p>0.750878</text:p>
          </table:table-cell>
          <table:table-cell office:value-type="float" office:value="-0.654317" calcext:value-type="float">
            <text:p>-0.654317</text:p>
          </table:table-cell>
          <table:table-cell office:value-type="float" office:value="0.0897272" calcext:value-type="float">
            <text:p>0.0897272</text:p>
          </table:table-cell>
          <table:table-cell office:value-type="float" office:value="6242.812" calcext:value-type="float">
            <text:p>6242.812</text:p>
          </table:table-cell>
          <table:table-cell office:value-type="float" office:value="-5621.543" calcext:value-type="float">
            <text:p>-5621.543</text:p>
          </table:table-cell>
          <table:table-cell office:value-type="float" office:value="313.98" calcext:value-type="float">
            <text:p>313.98</text:p>
          </table:table-cell>
          <table:table-cell table:number-columns-repeated="46"/>
        </table:table-row>
        <table:table-row table:style-name="ro1">
          <table:table-cell table:style-name="ce15"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110510" calcext:value-type="float">
            <text:p>110510</text:p>
          </table:table-cell>
          <table:table-cell office:value-type="float" office:value="5855" calcext:value-type="float">
            <text:p>5855</text:p>
          </table:table-cell>
          <table:table-cell office:value-type="float" office:value="1000" calcext:value-type="float">
            <text:p>100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134.122" calcext:value-type="float">
            <text:p>134.122</text:p>
          </table:table-cell>
          <table:table-cell table:style-name="Default" office:value-type="float" office:value="3.99947" calcext:value-type="float">
            <text:p>3.99947</text:p>
          </table:table-cell>
          <table:table-cell table:style-name="Default" office:value-type="float" office:value="134.307" calcext:value-type="float">
            <text:p>134.30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5.638" calcext:value-type="float">
            <text:p>45.638</text:p>
          </table:table-cell>
          <table:table-cell table:style-name="Default" office:value-type="float" office:value="0.134" calcext:value-type="float">
            <text:p>0.134</text:p>
          </table:table-cell>
          <table:table-cell office:value-type="float" office:value="0.575024" calcext:value-type="float">
            <text:p>0.575024</text:p>
          </table:table-cell>
          <table:table-cell office:value-type="float" office:value="-0.805895" calcext:value-type="float">
            <text:p>-0.805895</text:p>
          </table:table-cell>
          <table:table-cell office:value-type="float" office:value="-0.140998" calcext:value-type="float">
            <text:p>-0.140998</text:p>
          </table:table-cell>
          <table:table-cell office:value-type="float" office:value="5159.37" calcext:value-type="float">
            <text:p>5159.37</text:p>
          </table:table-cell>
          <table:table-cell office:value-type="float" office:value="-6496.52" calcext:value-type="float">
            <text:p>-6496.52</text:p>
          </table:table-cell>
          <table:table-cell office:value-type="float" office:value="-1358.925" calcext:value-type="float">
            <text:p>-1358.925</text:p>
          </table:table-cell>
          <table:table-cell table:number-columns-repeated="46"/>
        </table:table-row>
        <table:table-row table:style-name="ro1">
          <table:table-cell table:style-name="ce15"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110516" calcext:value-type="float">
            <text:p>110516</text:p>
          </table:table-cell>
          <table:table-cell office:value-type="float" office:value="5795" calcext:value-type="float">
            <text:p>5795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5.627" calcext:value-type="float">
            <text:p>135.627</text:p>
          </table:table-cell>
          <table:table-cell table:style-name="Default" office:value-type="float" office:value="3.9229" calcext:value-type="float">
            <text:p>3.9229</text:p>
          </table:table-cell>
          <table:table-cell table:style-name="Default" office:value-type="float" office:value="136.209" calcext:value-type="float">
            <text:p>136.20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9.79" calcext:value-type="float">
            <text:p>29.79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0.68633" calcext:value-type="float">
            <text:p>0.68633</text:p>
          </table:table-cell>
          <table:table-cell office:value-type="float" office:value="-0.490575" calcext:value-type="float">
            <text:p>-0.490575</text:p>
          </table:table-cell>
          <table:table-cell office:value-type="float" office:value="0.536924" calcext:value-type="float">
            <text:p>0.536924</text:p>
          </table:table-cell>
          <table:table-cell office:value-type="float" office:value="5458.575" calcext:value-type="float">
            <text:p>5458.575</text:p>
          </table:table-cell>
          <table:table-cell office:value-type="float" office:value="-4607.258" calcext:value-type="float">
            <text:p>-4607.258</text:p>
          </table:table-cell>
          <table:table-cell office:value-type="float" office:value="4433.417" calcext:value-type="float">
            <text:p>4433.417</text:p>
          </table:table-cell>
          <table:table-cell table:number-columns-repeated="46"/>
        </table:table-row>
        <table:table-row table:style-name="ro1">
          <table:table-cell table:style-name="ce15"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110520" calcext:value-type="float">
            <text:p>110520</text:p>
          </table:table-cell>
          <table:table-cell office:value-type="float" office:value="8110" calcext:value-type="float">
            <text:p>8110</text:p>
          </table:table-cell>
          <table:table-cell office:value-type="float" office:value="1000" calcext:value-type="float">
            <text:p>100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134.882" calcext:value-type="float">
            <text:p>134.882</text:p>
          </table:table-cell>
          <table:table-cell table:style-name="Default" office:value-type="float" office:value="3.90852" calcext:value-type="float">
            <text:p>3.90852</text:p>
          </table:table-cell>
          <table:table-cell table:style-name="Default" office:value-type="float" office:value="135.42" calcext:value-type="float">
            <text:p>135.4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0.914" calcext:value-type="float">
            <text:p>30.914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841897" calcext:value-type="float">
            <text:p>0.841897</text:p>
          </table:table-cell>
          <table:table-cell office:value-type="float" office:value="-0.0736" calcext:value-type="float">
            <text:p>-0.0736</text:p>
          </table:table-cell>
          <table:table-cell office:value-type="float" office:value="0.534595" calcext:value-type="float">
            <text:p>0.534595</text:p>
          </table:table-cell>
          <table:table-cell office:value-type="float" office:value="6986.946" calcext:value-type="float">
            <text:p>6986.946</text:p>
          </table:table-cell>
          <table:table-cell office:value-type="float" office:value="-1366.276" calcext:value-type="float">
            <text:p>-1366.276</text:p>
          </table:table-cell>
          <table:table-cell office:value-type="float" office:value="4470.825" calcext:value-type="float">
            <text:p>4470.825</text:p>
          </table:table-cell>
          <table:table-cell table:number-columns-repeated="46"/>
        </table:table-row>
        <table:table-row table:style-name="ro1">
          <table:table-cell table:style-name="ce15"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110997" calcext:value-type="float">
            <text:p>110997</text:p>
          </table:table-cell>
          <table:table-cell office:value-type="float" office:value="9488" calcext:value-type="float">
            <text:p>9488</text:p>
          </table:table-cell>
          <table:table-cell office:value-type="float" office:value="1000" calcext:value-type="float">
            <text:p>100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135.565" calcext:value-type="float">
            <text:p>135.565</text:p>
          </table:table-cell>
          <table:table-cell table:style-name="Default" office:value-type="float" office:value="3.89201" calcext:value-type="float">
            <text:p>3.89201</text:p>
          </table:table-cell>
          <table:table-cell table:style-name="Default" office:value-type="float" office:value="136.222" calcext:value-type="float">
            <text:p>136.22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704" calcext:value-type="float">
            <text:p>27.704</text:p>
          </table:table-cell>
          <table:table-cell table:style-name="Default" office:value-type="float" office:value="0.116" calcext:value-type="float">
            <text:p>0.116</text:p>
          </table:table-cell>
          <table:table-cell office:value-type="float" office:value="0.854544" calcext:value-type="float">
            <text:p>0.854544</text:p>
          </table:table-cell>
          <table:table-cell office:value-type="float" office:value="0.317983" calcext:value-type="float">
            <text:p>0.317983</text:p>
          </table:table-cell>
          <table:table-cell office:value-type="float" office:value="0.410661" calcext:value-type="float">
            <text:p>0.410661</text:p>
          </table:table-cell>
          <table:table-cell office:value-type="float" office:value="7254.975" calcext:value-type="float">
            <text:p>7254.975</text:p>
          </table:table-cell>
          <table:table-cell office:value-type="float" office:value="3367.641" calcext:value-type="float">
            <text:p>3367.641</text:p>
          </table:table-cell>
          <table:table-cell office:value-type="float" office:value="2588.733" calcext:value-type="float">
            <text:p>2588.733</text:p>
          </table:table-cell>
          <table:table-cell table:number-columns-repeated="46"/>
        </table:table-row>
        <table:table-row table:style-name="ro1">
          <table:table-cell table:style-name="ce15"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110578" calcext:value-type="float">
            <text:p>11057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36.094" calcext:value-type="float">
            <text:p>136.094</text:p>
          </table:table-cell>
          <table:table-cell table:style-name="Default" office:value-type="float" office:value="3.94665" calcext:value-type="float">
            <text:p>3.94665</text:p>
          </table:table-cell>
          <table:table-cell table:style-name="Default" office:value-type="float" office:value="136.673" calcext:value-type="float">
            <text:p>136.67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098" calcext:value-type="float">
            <text:p>28.098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0304831" calcext:value-type="float">
            <text:p>-0.0304831</text:p>
          </table:table-cell>
          <table:table-cell office:value-type="float" office:value="0.565587" calcext:value-type="float">
            <text:p>0.565587</text:p>
          </table:table-cell>
          <table:table-cell office:value-type="float" office:value="-0.824125" calcext:value-type="float">
            <text:p>-0.824125</text:p>
          </table:table-cell>
          <table:table-cell office:value-type="float" office:value="328.263" calcext:value-type="float">
            <text:p>328.263</text:p>
          </table:table-cell>
          <table:table-cell office:value-type="float" office:value="4692.142" calcext:value-type="float">
            <text:p>4692.142</text:p>
          </table:table-cell>
          <table:table-cell office:value-type="float" office:value="-6967.846" calcext:value-type="float">
            <text:p>-6967.846</text:p>
          </table:table-cell>
          <table:table-cell table:number-columns-repeated="46"/>
        </table:table-row>
        <table:table-row table:style-name="ro1">
          <table:table-cell table:style-name="ce15"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110587" calcext:value-type="float">
            <text:p>110587</text:p>
          </table:table-cell>
          <table:table-cell office:value-type="float" office:value="9070" calcext:value-type="float">
            <text:p>907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35.357" calcext:value-type="float">
            <text:p>135.357</text:p>
          </table:table-cell>
          <table:table-cell table:style-name="Default" office:value-type="float" office:value="3.98177" calcext:value-type="float">
            <text:p>3.98177</text:p>
          </table:table-cell>
          <table:table-cell table:style-name="Default" office:value-type="float" office:value="135.842" calcext:value-type="float">
            <text:p>135.84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9.942" calcext:value-type="float">
            <text:p>29.94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0.967687" calcext:value-type="float">
            <text:p>0.967687</text:p>
          </table:table-cell>
          <table:table-cell office:value-type="float" office:value="-0.148263" calcext:value-type="float">
            <text:p>-0.148263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8027.968" calcext:value-type="float">
            <text:p>8027.968</text:p>
          </table:table-cell>
          <table:table-cell office:value-type="float" office:value="-1293.282" calcext:value-type="float">
            <text:p>-1293.282</text:p>
          </table:table-cell>
          <table:table-cell office:value-type="float" office:value="-2133.858" calcext:value-type="float">
            <text:p>-2133.858</text:p>
          </table:table-cell>
          <table:table-cell table:number-columns-repeated="46"/>
        </table:table-row>
        <table:table-row table:style-name="ro1">
          <table:table-cell table:style-name="ce15"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111033" calcext:value-type="float">
            <text:p>111033</text:p>
          </table:table-cell>
          <table:table-cell office:value-type="float" office:value="5705" calcext:value-type="float">
            <text:p>5705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2.295" calcext:value-type="float">
            <text:p>132.295</text:p>
          </table:table-cell>
          <table:table-cell table:style-name="Default" office:value-type="float" office:value="3.98901" calcext:value-type="float">
            <text:p>3.98901</text:p>
          </table:table-cell>
          <table:table-cell table:style-name="Default" office:value-type="float" office:value="131.86" calcext:value-type="float">
            <text:p>131.8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0.228" calcext:value-type="float">
            <text:p>60.228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0.933703" calcext:value-type="float">
            <text:p>0.933703</text:p>
          </table:table-cell>
          <table:table-cell office:value-type="float" office:value="-0.316344" calcext:value-type="float">
            <text:p>-0.316344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8097.132" calcext:value-type="float">
            <text:p>8097.132</text:p>
          </table:table-cell>
          <table:table-cell office:value-type="float" office:value="-1967.73" calcext:value-type="float">
            <text:p>-1967.73</text:p>
          </table:table-cell>
          <table:table-cell office:value-type="float" office:value="1112.866" calcext:value-type="float">
            <text:p>1112.866</text:p>
          </table:table-cell>
          <table:table-cell table:number-columns-repeated="46"/>
        </table:table-row>
        <table:table-row table:style-name="ro1">
          <table:table-cell table:style-name="ce15"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110608" calcext:value-type="float">
            <text:p>110608</text:p>
          </table:table-cell>
          <table:table-cell office:value-type="float" office:value="5665" calcext:value-type="float">
            <text:p>5665</text:p>
          </table:table-cell>
          <table:table-cell office:value-type="float" office:value="1000" calcext:value-type="float">
            <text:p>10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135.478" calcext:value-type="float">
            <text:p>135.478</text:p>
          </table:table-cell>
          <table:table-cell table:style-name="Default" office:value-type="float" office:value="3.92696" calcext:value-type="float">
            <text:p>3.92696</text:p>
          </table:table-cell>
          <table:table-cell table:style-name="Default" office:value-type="float" office:value="135.294" calcext:value-type="float">
            <text:p>135.29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086" calcext:value-type="float">
            <text:p>46.086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0.710831" calcext:value-type="float">
            <text:p>0.710831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-0.114559" calcext:value-type="float">
            <text:p>-0.114559</text:p>
          </table:table-cell>
          <table:table-cell office:value-type="float" office:value="5899.098" calcext:value-type="float">
            <text:p>5899.098</text:p>
          </table:table-cell>
          <table:table-cell office:value-type="float" office:value="5927.225" calcext:value-type="float">
            <text:p>5927.225</text:p>
          </table:table-cell>
          <table:table-cell office:value-type="float" office:value="-858.296" calcext:value-type="float">
            <text:p>-858.296</text:p>
          </table:table-cell>
          <table:table-cell table:number-columns-repeated="46"/>
        </table:table-row>
        <table:table-row table:style-name="ro1">
          <table:table-cell table:style-name="ce15"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110614" calcext:value-type="float">
            <text:p>110614</text:p>
          </table:table-cell>
          <table:table-cell office:value-type="float" office:value="7415" calcext:value-type="float">
            <text:p>74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35.516" calcext:value-type="float">
            <text:p>135.516</text:p>
          </table:table-cell>
          <table:table-cell table:style-name="Default" office:value-type="float" office:value="3.91597" calcext:value-type="float">
            <text:p>3.91597</text:p>
          </table:table-cell>
          <table:table-cell table:style-name="Default" office:value-type="float" office:value="135.308" calcext:value-type="float">
            <text:p>135.3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927" calcext:value-type="float">
            <text:p>55.927</text:p>
          </table:table-cell>
          <table:table-cell table:style-name="Default" office:value-type="float" office:value="0.104" calcext:value-type="float">
            <text:p>0.104</text:p>
          </table:table-cell>
          <table:table-cell office:value-type="float" office:value="0.875857" calcext:value-type="float">
            <text:p>0.875857</text:p>
          </table:table-cell>
          <table:table-cell office:value-type="float" office:value="0.462973" calcext:value-type="float">
            <text:p>0.462973</text:p>
          </table:table-cell>
          <table:table-cell office:value-type="float" office:value="0.136129" calcext:value-type="float">
            <text:p>0.136129</text:p>
          </table:table-cell>
          <table:table-cell office:value-type="float" office:value="7486.184" calcext:value-type="float">
            <text:p>7486.184</text:p>
          </table:table-cell>
          <table:table-cell office:value-type="float" office:value="3778.785" calcext:value-type="float">
            <text:p>3778.785</text:p>
          </table:table-cell>
          <table:table-cell office:value-type="float" office:value="590.288" calcext:value-type="float">
            <text:p>590.288</text:p>
          </table:table-cell>
          <table:table-cell table:number-columns-repeated="46"/>
        </table:table-row>
        <table:table-row table:style-name="ro1">
          <table:table-cell table:style-name="ce15"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110619" calcext:value-type="float">
            <text:p>110619</text:p>
          </table:table-cell>
          <table:table-cell office:value-type="float" office:value="6875" calcext:value-type="float">
            <text:p>6875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35.944" calcext:value-type="float">
            <text:p>135.944</text:p>
          </table:table-cell>
          <table:table-cell table:style-name="Default" office:value-type="float" office:value="3.96002" calcext:value-type="float">
            <text:p>3.96002</text:p>
          </table:table-cell>
          <table:table-cell table:style-name="Default" office:value-type="float" office:value="136.634" calcext:value-type="float">
            <text:p>136.63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576" calcext:value-type="float">
            <text:p>25.576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0.943532" calcext:value-type="float">
            <text:p>0.943532</text:p>
          </table:table-cell>
          <table:table-cell office:value-type="float" office:value="0.262885" calcext:value-type="float">
            <text:p>0.262885</text:p>
          </table:table-cell>
          <table:table-cell office:value-type="float" office:value="-0.201591" calcext:value-type="float">
            <text:p>-0.201591</text:p>
          </table:table-cell>
          <table:table-cell office:value-type="float" office:value="7789.644" calcext:value-type="float">
            <text:p>7789.644</text:p>
          </table:table-cell>
          <table:table-cell office:value-type="float" office:value="2337.749" calcext:value-type="float">
            <text:p>2337.749</text:p>
          </table:table-cell>
          <table:table-cell office:value-type="float" office:value="-2128.115" calcext:value-type="float">
            <text:p>-2128.115</text:p>
          </table:table-cell>
          <table:table-cell table:number-columns-repeated="46"/>
        </table:table-row>
        <table:table-row table:style-name="ro1">
          <table:table-cell table:style-name="ce15"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110625" calcext:value-type="float">
            <text:p>110625</text:p>
          </table:table-cell>
          <table:table-cell office:value-type="float" office:value="5772" calcext:value-type="float">
            <text:p>5772</text:p>
          </table:table-cell>
          <table:table-cell office:value-type="float" office:value="1000" calcext:value-type="float">
            <text:p>10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131.215" calcext:value-type="float">
            <text:p>131.215</text:p>
          </table:table-cell>
          <table:table-cell table:style-name="Default" office:value-type="float" office:value="3.90433" calcext:value-type="float">
            <text:p>3.90433</text:p>
          </table:table-cell>
          <table:table-cell table:style-name="Default" office:value-type="float" office:value="131.533" calcext:value-type="float">
            <text:p>131.53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9.165" calcext:value-type="float">
            <text:p>39.165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516293" calcext:value-type="float">
            <text:p>0.516293</text:p>
          </table:table-cell>
          <table:table-cell office:value-type="float" office:value="0.528153" calcext:value-type="float">
            <text:p>0.528153</text:p>
          </table:table-cell>
          <table:table-cell office:value-type="float" office:value="6211.677" calcext:value-type="float">
            <text:p>6211.677</text:p>
          </table:table-cell>
          <table:table-cell office:value-type="float" office:value="4082.847" calcext:value-type="float">
            <text:p>4082.847</text:p>
          </table:table-cell>
          <table:table-cell office:value-type="float" office:value="3927.106" calcext:value-type="float">
            <text:p>3927.106</text:p>
          </table:table-cell>
          <table:table-cell table:number-columns-repeated="46"/>
        </table:table-row>
        <table:table-row table:style-name="ro1">
          <table:table-cell table:style-name="ce15"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110637" calcext:value-type="float">
            <text:p>110637</text:p>
          </table:table-cell>
          <table:table-cell office:value-type="float" office:value="5845" calcext:value-type="float">
            <text:p>5845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131.405" calcext:value-type="float">
            <text:p>131.405</text:p>
          </table:table-cell>
          <table:table-cell table:style-name="Default" office:value-type="float" office:value="4.03922" calcext:value-type="float">
            <text:p>4.03922</text:p>
          </table:table-cell>
          <table:table-cell table:style-name="Default" office:value-type="float" office:value="131.158" calcext:value-type="float">
            <text:p>131.15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973" calcext:value-type="float">
            <text:p>61.973</text:p>
          </table:table-cell>
          <table:table-cell table:style-name="Default" office:value-type="float" office:value="0.114" calcext:value-type="float">
            <text:p>0.114</text:p>
          </table:table-cell>
          <table:table-cell office:value-type="float" office:value="0.313803" calcext:value-type="float">
            <text:p>0.313803</text:p>
          </table:table-cell>
          <table:table-cell office:value-type="float" office:value="0.814653" calcext:value-type="float">
            <text:p>0.814653</text:p>
          </table:table-cell>
          <table:table-cell office:value-type="float" office:value="0.487717" calcext:value-type="float">
            <text:p>0.487717</text:p>
          </table:table-cell>
          <table:table-cell office:value-type="float" office:value="2023.378" calcext:value-type="float">
            <text:p>2023.378</text:p>
          </table:table-cell>
          <table:table-cell office:value-type="float" office:value="7018.924" calcext:value-type="float">
            <text:p>7018.924</text:p>
          </table:table-cell>
          <table:table-cell office:value-type="float" office:value="4161.24" calcext:value-type="float">
            <text:p>4161.24</text:p>
          </table:table-cell>
          <table:table-cell table:number-columns-repeated="46"/>
        </table:table-row>
        <table:table-row table:style-name="ro1">
          <table:table-cell table:style-name="ce15"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110645" calcext:value-type="float">
            <text:p>110645</text:p>
          </table:table-cell>
          <table:table-cell office:value-type="float" office:value="7485" calcext:value-type="float">
            <text:p>7485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35.677" calcext:value-type="float">
            <text:p>135.677</text:p>
          </table:table-cell>
          <table:table-cell table:style-name="Default" office:value-type="float" office:value="3.94687" calcext:value-type="float">
            <text:p>3.94687</text:p>
          </table:table-cell>
          <table:table-cell table:style-name="Default" office:value-type="float" office:value="135.341" calcext:value-type="float">
            <text:p>135.34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0.937" calcext:value-type="float">
            <text:p>60.937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00480647" calcext:value-type="float">
            <text:p>0.00480647</text:p>
          </table:table-cell>
          <table:table-cell office:value-type="float" office:value="0.916251" calcext:value-type="float">
            <text:p>0.916251</text:p>
          </table:table-cell>
          <table:table-cell office:value-type="float" office:value="0.400575" calcext:value-type="float">
            <text:p>0.400575</text:p>
          </table:table-cell>
          <table:table-cell office:value-type="float" office:value="-475.631" calcext:value-type="float">
            <text:p>-475.631</text:p>
          </table:table-cell>
          <table:table-cell office:value-type="float" office:value="7761.466" calcext:value-type="float">
            <text:p>7761.466</text:p>
          </table:table-cell>
          <table:table-cell office:value-type="float" office:value="3195.016" calcext:value-type="float">
            <text:p>3195.016</text:p>
          </table:table-cell>
          <table:table-cell table:number-columns-repeated="46"/>
        </table:table-row>
        <table:table-row table:style-name="ro1">
          <table:table-cell table:style-name="ce15"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110650" calcext:value-type="float">
            <text:p>110650</text:p>
          </table:table-cell>
          <table:table-cell office:value-type="float" office:value="8945" calcext:value-type="float">
            <text:p>8945</text:p>
          </table:table-cell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130.923" calcext:value-type="float">
            <text:p>130.923</text:p>
          </table:table-cell>
          <table:table-cell table:style-name="Default" office:value-type="float" office:value="3.96565" calcext:value-type="float">
            <text:p>3.96565</text:p>
          </table:table-cell>
          <table:table-cell table:style-name="Default" office:value-type="float" office:value="130.857" calcext:value-type="float">
            <text:p>130.85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941" calcext:value-type="float">
            <text:p>55.941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220859" calcext:value-type="float">
            <text:p>0.220859</text:p>
          </table:table-cell>
          <table:table-cell office:value-type="float" office:value="0.964785" calcext:value-type="float">
            <text:p>0.964785</text:p>
          </table:table-cell>
          <table:table-cell office:value-type="float" office:value="0.142866" calcext:value-type="float">
            <text:p>0.142866</text:p>
          </table:table-cell>
          <table:table-cell office:value-type="float" office:value="1550.353" calcext:value-type="float">
            <text:p>1550.353</text:p>
          </table:table-cell>
          <table:table-cell office:value-type="float" office:value="8219.031" calcext:value-type="float">
            <text:p>8219.031</text:p>
          </table:table-cell>
          <table:table-cell office:value-type="float" office:value="842.699" calcext:value-type="float">
            <text:p>842.699</text:p>
          </table:table-cell>
          <table:table-cell table:number-columns-repeated="46"/>
        </table:table-row>
        <table:table-row table:style-name="ro1">
          <table:table-cell table:style-name="ce15"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110660" calcext:value-type="float">
            <text:p>110660</text:p>
          </table:table-cell>
          <table:table-cell office:value-type="float" office:value="8922" calcext:value-type="float">
            <text:p>8922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34.197" calcext:value-type="float">
            <text:p>134.197</text:p>
          </table:table-cell>
          <table:table-cell table:style-name="Default" office:value-type="float" office:value="3.90212" calcext:value-type="float">
            <text:p>3.90212</text:p>
          </table:table-cell>
          <table:table-cell table:style-name="Default" office:value-type="float" office:value="133.956" calcext:value-type="float">
            <text:p>133.95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4.038" calcext:value-type="float">
            <text:p>54.038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0.432213" calcext:value-type="float">
            <text:p>0.432213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-0.134683" calcext:value-type="float">
            <text:p>-0.134683</text:p>
          </table:table-cell>
          <table:table-cell office:value-type="float" office:value="3687.39" calcext:value-type="float">
            <text:p>3687.39</text:p>
          </table:table-cell>
          <table:table-cell office:value-type="float" office:value="7459.05" calcext:value-type="float">
            <text:p>7459.05</text:p>
          </table:table-cell>
          <table:table-cell office:value-type="float" office:value="-1194.458" calcext:value-type="float">
            <text:p>-1194.458</text:p>
          </table:table-cell>
          <table:table-cell table:number-columns-repeated="46"/>
        </table:table-row>
        <table:table-row table:style-name="ro1">
          <table:table-cell table:style-name="ce15"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110666" calcext:value-type="float">
            <text:p>110666</text:p>
          </table:table-cell>
          <table:table-cell office:value-type="float" office:value="8560" calcext:value-type="float">
            <text:p>856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1.495" calcext:value-type="float">
            <text:p>131.495</text:p>
          </table:table-cell>
          <table:table-cell table:style-name="Default" office:value-type="float" office:value="3.97216" calcext:value-type="float">
            <text:p>3.97216</text:p>
          </table:table-cell>
          <table:table-cell table:style-name="Default" office:value-type="float" office:value="132.116" calcext:value-type="float">
            <text:p>132.11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952" calcext:value-type="float">
            <text:p>27.952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590597" calcext:value-type="float">
            <text:p>0.590597</text:p>
          </table:table-cell>
          <table:table-cell office:value-type="float" office:value="0.789574" calcext:value-type="float">
            <text:p>0.789574</text:p>
          </table:table-cell>
          <table:table-cell office:value-type="float" office:value="0.166635" calcext:value-type="float">
            <text:p>0.166635</text:p>
          </table:table-cell>
          <table:table-cell office:value-type="float" office:value="4552.899" calcext:value-type="float">
            <text:p>4552.899</text:p>
          </table:table-cell>
          <table:table-cell office:value-type="float" office:value="6959.6" calcext:value-type="float">
            <text:p>6959.6</text:p>
          </table:table-cell>
          <table:table-cell office:value-type="float" office:value="1226.893" calcext:value-type="float">
            <text:p>1226.893</text:p>
          </table:table-cell>
          <table:table-cell table:number-columns-repeated="46"/>
        </table:table-row>
        <table:table-row table:style-name="ro1">
          <table:table-cell table:style-name="ce15"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110671" calcext:value-type="float">
            <text:p>110671</text:p>
          </table:table-cell>
          <table:table-cell office:value-type="float" office:value="8840" calcext:value-type="float">
            <text:p>884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33.509" calcext:value-type="float">
            <text:p>133.509</text:p>
          </table:table-cell>
          <table:table-cell table:style-name="Default" office:value-type="float" office:value="3.871" calcext:value-type="float">
            <text:p>3.871</text:p>
          </table:table-cell>
          <table:table-cell table:style-name="Default" office:value-type="float" office:value="134.406" calcext:value-type="float">
            <text:p>134.40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5.107" calcext:value-type="float">
            <text:p>15.107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float" office:value="-0.392589" calcext:value-type="float">
            <text:p>-0.392589</text:p>
          </table:table-cell>
          <table:table-cell office:value-type="float" office:value="0.90935" calcext:value-type="float">
            <text:p>0.90935</text:p>
          </table:table-cell>
          <table:table-cell office:value-type="float" office:value="-0.137687" calcext:value-type="float">
            <text:p>-0.137687</text:p>
          </table:table-cell>
          <table:table-cell office:value-type="float" office:value="-2966.543" calcext:value-type="float">
            <text:p>-2966.543</text:p>
          </table:table-cell>
          <table:table-cell office:value-type="float" office:value="7828.97" calcext:value-type="float">
            <text:p>7828.97</text:p>
          </table:table-cell>
          <table:table-cell office:value-type="float" office:value="-760.728" calcext:value-type="float">
            <text:p>-760.728</text:p>
          </table:table-cell>
          <table:table-cell table:number-columns-repeated="46"/>
        </table:table-row>
        <table:table-row table:style-name="ro1">
          <table:table-cell table:style-name="ce15"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111036" calcext:value-type="float">
            <text:p>111036</text:p>
          </table:table-cell>
          <table:table-cell office:value-type="float" office:value="6180" calcext:value-type="float">
            <text:p>618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1.333" calcext:value-type="float">
            <text:p>131.333</text:p>
          </table:table-cell>
          <table:table-cell table:style-name="Default" office:value-type="float" office:value="3.87444" calcext:value-type="float">
            <text:p>3.87444</text:p>
          </table:table-cell>
          <table:table-cell table:style-name="Default" office:value-type="float" office:value="131.984" calcext:value-type="float">
            <text:p>131.98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66" calcext:value-type="float">
            <text:p>25.66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-0.166858" calcext:value-type="float">
            <text:p>-0.166858</text:p>
          </table:table-cell>
          <table:table-cell office:value-type="float" office:value="0.97526" calcext:value-type="float">
            <text:p>0.97526</text:p>
          </table:table-cell>
          <table:table-cell office:value-type="float" office:value="0.145003" calcext:value-type="float">
            <text:p>0.145003</text:p>
          </table:table-cell>
          <table:table-cell office:value-type="float" office:value="-1555.82" calcext:value-type="float">
            <text:p>-1555.82</text:p>
          </table:table-cell>
          <table:table-cell office:value-type="float" office:value="8212.647" calcext:value-type="float">
            <text:p>8212.647</text:p>
          </table:table-cell>
          <table:table-cell office:value-type="float" office:value="896.885" calcext:value-type="float">
            <text:p>896.885</text:p>
          </table:table-cell>
          <table:table-cell table:number-columns-repeated="46"/>
        </table:table-row>
        <table:table-row table:style-name="ro1">
          <table:table-cell table:style-name="ce15"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111042" calcext:value-type="float">
            <text:p>111042</text:p>
          </table:table-cell>
          <table:table-cell office:value-type="float" office:value="6300" calcext:value-type="float">
            <text:p>6300</text:p>
          </table:table-cell>
          <table:table-cell office:value-type="float" office:value="1000" calcext:value-type="float">
            <text:p>10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135.356" calcext:value-type="float">
            <text:p>135.356</text:p>
          </table:table-cell>
          <table:table-cell table:style-name="Default" office:value-type="float" office:value="3.911" calcext:value-type="float">
            <text:p>3.911</text:p>
          </table:table-cell>
          <table:table-cell table:style-name="Default" office:value-type="float" office:value="135.195" calcext:value-type="float">
            <text:p>135.19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8.546" calcext:value-type="float">
            <text:p>58.546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0253053" calcext:value-type="float">
            <text:p>0.0253053</text:p>
          </table:table-cell>
          <table:table-cell office:value-type="float" office:value="0.988138" calcext:value-type="float">
            <text:p>0.988138</text:p>
          </table:table-cell>
          <table:table-cell office:value-type="float" office:value="-0.151466" calcext:value-type="float">
            <text:p>-0.151466</text:p>
          </table:table-cell>
          <table:table-cell office:value-type="float" office:value="-140.187" calcext:value-type="float">
            <text:p>-140.187</text:p>
          </table:table-cell>
          <table:table-cell office:value-type="float" office:value="8306.035" calcext:value-type="float">
            <text:p>8306.035</text:p>
          </table:table-cell>
          <table:table-cell office:value-type="float" office:value="-1287.675" calcext:value-type="float">
            <text:p>-1287.675</text:p>
          </table:table-cell>
          <table:table-cell table:number-columns-repeated="46"/>
        </table:table-row>
        <table:table-row table:style-name="ro1">
          <table:table-cell table:style-name="ce15"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110700" calcext:value-type="float">
            <text:p>110700</text:p>
          </table:table-cell>
          <table:table-cell office:value-type="float" office:value="6333" calcext:value-type="float">
            <text:p>6333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4.833" calcext:value-type="float">
            <text:p>134.833</text:p>
          </table:table-cell>
          <table:table-cell table:style-name="Default" office:value-type="float" office:value="3.84183" calcext:value-type="float">
            <text:p>3.84183</text:p>
          </table:table-cell>
          <table:table-cell table:style-name="Default" office:value-type="float" office:value="135.508" calcext:value-type="float">
            <text:p>135.5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272729" calcext:value-type="float">
            <text:p>-0.272729</text:p>
          </table:table-cell>
          <table:table-cell office:value-type="float" office:value="0.823033" calcext:value-type="float">
            <text:p>0.823033</text:p>
          </table:table-cell>
          <table:table-cell office:value-type="float" office:value="0.498231" calcext:value-type="float">
            <text:p>0.498231</text:p>
          </table:table-cell>
          <table:table-cell office:value-type="float" office:value="-1946.836" calcext:value-type="float">
            <text:p>-1946.836</text:p>
          </table:table-cell>
          <table:table-cell office:value-type="float" office:value="7270.242" calcext:value-type="float">
            <text:p>7270.242</text:p>
          </table:table-cell>
          <table:table-cell office:value-type="float" office:value="3746.74" calcext:value-type="float">
            <text:p>3746.74</text:p>
          </table:table-cell>
          <table:table-cell table:number-columns-repeated="46"/>
        </table:table-row>
        <table:table-row table:style-name="ro1">
          <table:table-cell table:style-name="ce15"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111044" calcext:value-type="float">
            <text:p>111044</text:p>
          </table:table-cell>
          <table:table-cell office:value-type="float" office:value="5925" calcext:value-type="float">
            <text:p>5925</text:p>
          </table:table-cell>
          <table:table-cell office:value-type="float" office:value="1000" calcext:value-type="float">
            <text:p>10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134.712" calcext:value-type="float">
            <text:p>134.712</text:p>
          </table:table-cell>
          <table:table-cell table:style-name="Default" office:value-type="float" office:value="3.9386" calcext:value-type="float">
            <text:p>3.9386</text:p>
          </table:table-cell>
          <table:table-cell table:style-name="Default" office:value-type="float" office:value="135.339" calcext:value-type="float">
            <text:p>135.33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8.759" calcext:value-type="float">
            <text:p>28.759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-0.630202" calcext:value-type="float">
            <text:p>-0.630202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480702" calcext:value-type="float">
            <text:p>0.480702</text:p>
          </table:table-cell>
          <table:table-cell office:value-type="float" office:value="-5291.26" calcext:value-type="float">
            <text:p>-5291.26</text:p>
          </table:table-cell>
          <table:table-cell office:value-type="float" office:value="5206.084" calcext:value-type="float">
            <text:p>5206.084</text:p>
          </table:table-cell>
          <table:table-cell office:value-type="float" office:value="3947.366" calcext:value-type="float">
            <text:p>3947.366</text:p>
          </table:table-cell>
          <table:table-cell table:number-columns-repeated="46"/>
        </table:table-row>
        <table:table-row table:style-name="ro1">
          <table:table-cell table:style-name="ce15"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110725" calcext:value-type="float">
            <text:p>110725</text:p>
          </table:table-cell>
          <table:table-cell office:value-type="float" office:value="8055" calcext:value-type="float">
            <text:p>8055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4.735" calcext:value-type="float">
            <text:p>134.735</text:p>
          </table:table-cell>
          <table:table-cell table:style-name="Default" office:value-type="float" office:value="3.98897" calcext:value-type="float">
            <text:p>3.98897</text:p>
          </table:table-cell>
          <table:table-cell table:style-name="Default" office:value-type="float" office:value="134.729" calcext:value-type="float">
            <text:p>134.72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001" calcext:value-type="float">
            <text:p>48.001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-0.812638" calcext:value-type="float">
            <text:p>-0.812638</text:p>
          </table:table-cell>
          <table:table-cell office:value-type="float" office:value="0.324191" calcext:value-type="float">
            <text:p>0.324191</text:p>
          </table:table-cell>
          <table:table-cell office:value-type="float" office:value="0.484273" calcext:value-type="float">
            <text:p>0.484273</text:p>
          </table:table-cell>
          <table:table-cell office:value-type="float" office:value="-6674.615" calcext:value-type="float">
            <text:p>-6674.615</text:p>
          </table:table-cell>
          <table:table-cell office:value-type="float" office:value="2821.373" calcext:value-type="float">
            <text:p>2821.373</text:p>
          </table:table-cell>
          <table:table-cell office:value-type="float" office:value="4262.586" calcext:value-type="float">
            <text:p>4262.586</text:p>
          </table:table-cell>
          <table:table-cell table:number-columns-repeated="46"/>
        </table:table-row>
        <table:table-row table:style-name="ro1">
          <table:table-cell table:style-name="ce15"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110731" calcext:value-type="float">
            <text:p>110731</text:p>
          </table:table-cell>
          <table:table-cell office:value-type="float" office:value="6380" calcext:value-type="float">
            <text:p>638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5.064" calcext:value-type="float">
            <text:p>135.064</text:p>
          </table:table-cell>
          <table:table-cell table:style-name="Default" office:value-type="float" office:value="3.90979" calcext:value-type="float">
            <text:p>3.90979</text:p>
          </table:table-cell>
          <table:table-cell table:style-name="Default" office:value-type="float" office:value="135.014" calcext:value-type="float">
            <text:p>135.01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4.956" calcext:value-type="float">
            <text:p>44.956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-0.854263" calcext:value-type="float">
            <text:p>-0.854263</text:p>
          </table:table-cell>
          <table:table-cell office:value-type="float" office:value="0.503651" calcext:value-type="float">
            <text:p>0.503651</text:p>
          </table:table-cell>
          <table:table-cell office:value-type="float" office:value="0.128727" calcext:value-type="float">
            <text:p>0.128727</text:p>
          </table:table-cell>
          <table:table-cell office:value-type="float" office:value="-7363.8" calcext:value-type="float">
            <text:p>-7363.8</text:p>
          </table:table-cell>
          <table:table-cell office:value-type="float" office:value="3960.787" calcext:value-type="float">
            <text:p>3960.787</text:p>
          </table:table-cell>
          <table:table-cell office:value-type="float" office:value="874.251" calcext:value-type="float">
            <text:p>874.251</text:p>
          </table:table-cell>
          <table:table-cell table:number-columns-repeated="46"/>
        </table:table-row>
        <table:table-row table:style-name="ro1">
          <table:table-cell table:style-name="ce15"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110736" calcext:value-type="float">
            <text:p>110736</text:p>
          </table:table-cell>
          <table:table-cell office:value-type="float" office:value="9633" calcext:value-type="float">
            <text:p>9633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33.961" calcext:value-type="float">
            <text:p>133.961</text:p>
          </table:table-cell>
          <table:table-cell table:style-name="Default" office:value-type="float" office:value="3.81737" calcext:value-type="float">
            <text:p>3.81737</text:p>
          </table:table-cell>
          <table:table-cell table:style-name="Default" office:value-type="float" office:value="134.445" calcext:value-type="float">
            <text:p>134.44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76" calcext:value-type="float">
            <text:p>24.76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-0.693906" calcext:value-type="float">
            <text:p>-0.693906</text:p>
          </table:table-cell>
          <table:table-cell office:value-type="float" office:value="0.702784" calcext:value-type="float">
            <text:p>0.702784</text:p>
          </table:table-cell>
          <table:table-cell office:value-type="float" office:value="-0.156807" calcext:value-type="float">
            <text:p>-0.156807</text:p>
          </table:table-cell>
          <table:table-cell office:value-type="float" office:value="-5797.617" calcext:value-type="float">
            <text:p>-5797.617</text:p>
          </table:table-cell>
          <table:table-cell office:value-type="float" office:value="5934.292" calcext:value-type="float">
            <text:p>5934.292</text:p>
          </table:table-cell>
          <table:table-cell office:value-type="float" office:value="-1355.953" calcext:value-type="float">
            <text:p>-1355.953</text:p>
          </table:table-cell>
          <table:table-cell table:number-columns-repeated="46"/>
        </table:table-row>
        <table:table-row table:style-name="ro1">
          <table:table-cell table:style-name="ce15"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110744" calcext:value-type="float">
            <text:p>110744</text:p>
          </table:table-cell>
          <table:table-cell office:value-type="float" office:value="5825" calcext:value-type="float">
            <text:p>5825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35.62" calcext:value-type="float">
            <text:p>135.62</text:p>
          </table:table-cell>
          <table:table-cell table:style-name="Default" office:value-type="float" office:value="3.71347" calcext:value-type="float">
            <text:p>3.71347</text:p>
          </table:table-cell>
          <table:table-cell table:style-name="Default" office:value-type="float" office:value="136.485" calcext:value-type="float">
            <text:p>136.48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5.057" calcext:value-type="float">
            <text:p>15.057</text:p>
          </table:table-cell>
          <table:table-cell table:style-name="Default" office:value-type="float" office:value="0.093" calcext:value-type="float">
            <text:p>0.093</text:p>
          </table:table-cell>
          <table:table-cell office:value-type="float" office:value="-0.620586" calcext:value-type="float">
            <text:p>-0.620586</text:p>
          </table:table-cell>
          <table:table-cell office:value-type="float" office:value="0.162421" calcext:value-type="float">
            <text:p>0.162421</text:p>
          </table:table-cell>
          <table:table-cell office:value-type="float" office:value="-0.767133" calcext:value-type="float">
            <text:p>-0.767133</text:p>
          </table:table-cell>
          <table:table-cell office:value-type="float" office:value="-5537.368" calcext:value-type="float">
            <text:p>-5537.368</text:p>
          </table:table-cell>
          <table:table-cell office:value-type="float" office:value="1962.494" calcext:value-type="float">
            <text:p>1962.494</text:p>
          </table:table-cell>
          <table:table-cell office:value-type="float" office:value="-6013.453" calcext:value-type="float">
            <text:p>-6013.453</text:p>
          </table:table-cell>
          <table:table-cell table:number-columns-repeated="46"/>
        </table:table-row>
        <table:table-row table:style-name="ro1">
          <table:table-cell table:style-name="ce15"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110757" calcext:value-type="float">
            <text:p>110757</text:p>
          </table:table-cell>
          <table:table-cell office:value-type="float" office:value="6865" calcext:value-type="float">
            <text:p>6865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135.853" calcext:value-type="float">
            <text:p>135.853</text:p>
          </table:table-cell>
          <table:table-cell table:style-name="Default" office:value-type="float" office:value="3.98379" calcext:value-type="float">
            <text:p>3.98379</text:p>
          </table:table-cell>
          <table:table-cell table:style-name="Default" office:value-type="float" office:value="135.486" calcext:value-type="float">
            <text:p>135.48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9.797" calcext:value-type="float">
            <text:p>59.797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-0.98915" calcext:value-type="float">
            <text:p>-0.98915</text:p>
          </table:table-cell>
          <table:table-cell office:value-type="float" office:value="-0.0721153" calcext:value-type="float">
            <text:p>-0.0721153</text:p>
          </table:table-cell>
          <table:table-cell office:value-type="float" office:value="-0.127991" calcext:value-type="float">
            <text:p>-0.127991</text:p>
          </table:table-cell>
          <table:table-cell office:value-type="float" office:value="-8335.898" calcext:value-type="float">
            <text:p>-8335.898</text:p>
          </table:table-cell>
          <table:table-cell office:value-type="float" office:value="-709.482" calcext:value-type="float">
            <text:p>-709.482</text:p>
          </table:table-cell>
          <table:table-cell office:value-type="float" office:value="-830.954" calcext:value-type="float">
            <text:p>-830.954</text:p>
          </table:table-cell>
          <table:table-cell table:number-columns-repeated="46"/>
        </table:table-row>
        <table:table-row table:style-name="ro1">
          <table:table-cell table:style-name="ce15"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110762" calcext:value-type="float">
            <text:p>110762</text:p>
          </table:table-cell>
          <table:table-cell office:value-type="float" office:value="8255" calcext:value-type="float">
            <text:p>8255</text:p>
          </table:table-cell>
          <table:table-cell office:value-type="float" office:value="1000" calcext:value-type="float">
            <text:p>10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133.718" calcext:value-type="float">
            <text:p>133.718</text:p>
          </table:table-cell>
          <table:table-cell table:style-name="Default" office:value-type="float" office:value="3.98241" calcext:value-type="float">
            <text:p>3.98241</text:p>
          </table:table-cell>
          <table:table-cell table:style-name="Default" office:value-type="float" office:value="133.821" calcext:value-type="float">
            <text:p>133.82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3.246" calcext:value-type="float">
            <text:p>43.246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975317" calcext:value-type="float">
            <text:p>-0.975317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-8221.404" calcext:value-type="float">
            <text:p>-8221.404</text:p>
          </table:table-cell>
          <table:table-cell office:value-type="float" office:value="1545.792" calcext:value-type="float">
            <text:p>1545.792</text:p>
          </table:table-cell>
          <table:table-cell office:value-type="float" office:value="832.857" calcext:value-type="float">
            <text:p>832.857</text:p>
          </table:table-cell>
          <table:table-cell table:number-columns-repeated="46"/>
        </table:table-row>
        <table:table-row table:style-name="ro1">
          <table:table-cell table:style-name="ce15"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110768" calcext:value-type="float">
            <text:p>110768</text:p>
          </table:table-cell>
          <table:table-cell office:value-type="float" office:value="6830" calcext:value-type="float">
            <text:p>6830</text:p>
          </table:table-cell>
          <table:table-cell office:value-type="float" office:value="1000" calcext:value-type="float">
            <text:p>100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133.96" calcext:value-type="float">
            <text:p>133.96</text:p>
          </table:table-cell>
          <table:table-cell table:style-name="Default" office:value-type="float" office:value="3.96893" calcext:value-type="float">
            <text:p>3.96893</text:p>
          </table:table-cell>
          <table:table-cell table:style-name="Default" office:value-type="float" office:value="134.8" calcext:value-type="float">
            <text:p>134.8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16.926" calcext:value-type="float">
            <text:p>16.926</text:p>
          </table:table-cell>
          <table:table-cell table:style-name="Default" office:value-type="float" office:value="0.132" calcext:value-type="float">
            <text:p>0.132</text:p>
          </table:table-cell>
          <table:table-cell office:value-type="float" office:value="-0.934564" calcext:value-type="float">
            <text:p>-0.934564</text:p>
          </table:table-cell>
          <table:table-cell office:value-type="float" office:value="0.319404" calcext:value-type="float">
            <text:p>0.319404</text:p>
          </table:table-cell>
          <table:table-cell office:value-type="float" office:value="-0.15675" calcext:value-type="float">
            <text:p>-0.15675</text:p>
          </table:table-cell>
          <table:table-cell office:value-type="float" office:value="-7891.674" calcext:value-type="float">
            <text:p>-7891.674</text:p>
          </table:table-cell>
          <table:table-cell office:value-type="float" office:value="2476.338" calcext:value-type="float">
            <text:p>2476.338</text:p>
          </table:table-cell>
          <table:table-cell office:value-type="float" office:value="-1503.461" calcext:value-type="float">
            <text:p>-1503.461</text:p>
          </table:table-cell>
          <table:table-cell table:number-columns-repeated="46"/>
        </table:table-row>
        <table:table-row table:style-name="ro1">
          <table:table-cell table:style-name="ce15"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110773" calcext:value-type="float">
            <text:p>110773</text:p>
          </table:table-cell>
          <table:table-cell office:value-type="float" office:value="6490" calcext:value-type="float">
            <text:p>6490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134.399" calcext:value-type="float">
            <text:p>134.399</text:p>
          </table:table-cell>
          <table:table-cell table:style-name="Default" office:value-type="float" office:value="3.92235" calcext:value-type="float">
            <text:p>3.92235</text:p>
          </table:table-cell>
          <table:table-cell table:style-name="Default" office:value-type="float" office:value="134.222" calcext:value-type="float">
            <text:p>134.22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108" calcext:value-type="float">
            <text:p>55.108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849402" calcext:value-type="float">
            <text:p>-0.849402</text:p>
          </table:table-cell>
          <table:table-cell office:value-type="float" office:value="-0.109695" calcext:value-type="float">
            <text:p>-0.109695</text:p>
          </table:table-cell>
          <table:table-cell office:value-type="float" office:value="0.51622" calcext:value-type="float">
            <text:p>0.51622</text:p>
          </table:table-cell>
          <table:table-cell office:value-type="float" office:value="-7283.566" calcext:value-type="float">
            <text:p>-7283.566</text:p>
          </table:table-cell>
          <table:table-cell office:value-type="float" office:value="-926.307" calcext:value-type="float">
            <text:p>-926.307</text:p>
          </table:table-cell>
          <table:table-cell office:value-type="float" office:value="4094.891" calcext:value-type="float">
            <text:p>4094.891</text:p>
          </table:table-cell>
          <table:table-cell table:number-columns-repeated="46"/>
        </table:table-row>
        <table:table-row table:style-name="ro1">
          <table:table-cell table:style-name="ce15"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110777" calcext:value-type="float">
            <text:p>110777</text:p>
          </table:table-cell>
          <table:table-cell office:value-type="float" office:value="7565" calcext:value-type="float">
            <text:p>7565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4.934" calcext:value-type="float">
            <text:p>134.934</text:p>
          </table:table-cell>
          <table:table-cell table:style-name="Default" office:value-type="float" office:value="3.98853" calcext:value-type="float">
            <text:p>3.98853</text:p>
          </table:table-cell>
          <table:table-cell table:style-name="Default" office:value-type="float" office:value="134.734" calcext:value-type="float">
            <text:p>134.73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7.412" calcext:value-type="float">
            <text:p>57.412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-0.728182" calcext:value-type="float">
            <text:p>-0.728182</text:p>
          </table:table-cell>
          <table:table-cell office:value-type="float" office:value="-0.481678" calcext:value-type="float">
            <text:p>-0.481678</text:p>
          </table:table-cell>
          <table:table-cell office:value-type="float" office:value="0.487583" calcext:value-type="float">
            <text:p>0.487583</text:p>
          </table:table-cell>
          <table:table-cell office:value-type="float" office:value="-5852.349" calcext:value-type="float">
            <text:p>-5852.349</text:p>
          </table:table-cell>
          <table:table-cell office:value-type="float" office:value="-4305.864" calcext:value-type="float">
            <text:p>-4305.864</text:p>
          </table:table-cell>
          <table:table-cell office:value-type="float" office:value="4228.881" calcext:value-type="float">
            <text:p>4228.881</text:p>
          </table:table-cell>
          <table:table-cell table:number-columns-repeated="46"/>
        </table:table-row>
        <table:table-row table:style-name="ro1">
          <table:table-cell table:style-name="ce15"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110781" calcext:value-type="float">
            <text:p>110781</text:p>
          </table:table-cell>
          <table:table-cell office:value-type="float" office:value="7075" calcext:value-type="float">
            <text:p>7075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2.663" calcext:value-type="float">
            <text:p>132.663</text:p>
          </table:table-cell>
          <table:table-cell table:style-name="Default" office:value-type="float" office:value="4.02983" calcext:value-type="float">
            <text:p>4.02983</text:p>
          </table:table-cell>
          <table:table-cell table:style-name="Default" office:value-type="float" office:value="132.576" calcext:value-type="float">
            <text:p>132.57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325" calcext:value-type="float">
            <text:p>46.325</text:p>
          </table:table-cell>
          <table:table-cell table:style-name="Default" office:value-type="float" office:value="0.093" calcext:value-type="float">
            <text:p>0.093</text:p>
          </table:table-cell>
          <table:table-cell office:value-type="float" office:value="-0.731027" calcext:value-type="float">
            <text:p>-0.731027</text:p>
          </table:table-cell>
          <table:table-cell office:value-type="float" office:value="-0.671694" calcext:value-type="float">
            <text:p>-0.671694</text:p>
          </table:table-cell>
          <table:table-cell office:value-type="float" office:value="0.120112" calcext:value-type="float">
            <text:p>0.120112</text:p>
          </table:table-cell>
          <table:table-cell office:value-type="float" office:value="-5905.368" calcext:value-type="float">
            <text:p>-5905.368</text:p>
          </table:table-cell>
          <table:table-cell office:value-type="float" office:value="-5942.928" calcext:value-type="float">
            <text:p>-5942.928</text:p>
          </table:table-cell>
          <table:table-cell office:value-type="float" office:value="693.29" calcext:value-type="float">
            <text:p>693.29</text:p>
          </table:table-cell>
          <table:table-cell table:number-columns-repeated="46"/>
        </table:table-row>
        <table:table-row table:style-name="ro1">
          <table:table-cell table:style-name="ce15"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110785" calcext:value-type="float">
            <text:p>110785</text:p>
          </table:table-cell>
          <table:table-cell office:value-type="float" office:value="6395" calcext:value-type="float">
            <text:p>6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133.94" calcext:value-type="float">
            <text:p>133.94</text:p>
          </table:table-cell>
          <table:table-cell table:style-name="Default" office:value-type="float" office:value="3.97863" calcext:value-type="float">
            <text:p>3.97863</text:p>
          </table:table-cell>
          <table:table-cell table:style-name="Default" office:value-type="float" office:value="133.918" calcext:value-type="float">
            <text:p>133.918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7.575" calcext:value-type="float">
            <text:p>47.575</text:p>
          </table:table-cell>
          <table:table-cell table:style-name="Default" office:value-type="float" office:value="0.123" calcext:value-type="float">
            <text:p>0.123</text:p>
          </table:table-cell>
          <table:table-cell office:value-type="float" office:value="-0.846345" calcext:value-type="float">
            <text:p>-0.846345</text:p>
          </table:table-cell>
          <table:table-cell office:value-type="float" office:value="-0.516624" calcext:value-type="float">
            <text:p>-0.516624</text:p>
          </table:table-cell>
          <table:table-cell office:value-type="float" office:value="-0.129613" calcext:value-type="float">
            <text:p>-0.129613</text:p>
          </table:table-cell>
          <table:table-cell office:value-type="float" office:value="-7026.169" calcext:value-type="float">
            <text:p>-7026.169</text:p>
          </table:table-cell>
          <table:table-cell office:value-type="float" office:value="-4475.756" calcext:value-type="float">
            <text:p>-4475.756</text:p>
          </table:table-cell>
          <table:table-cell office:value-type="float" office:value="-1128.699" calcext:value-type="float">
            <text:p>-1128.699</text:p>
          </table:table-cell>
          <table:table-cell table:number-columns-repeated="46"/>
        </table:table-row>
        <table:table-row table:style-name="ro1">
          <table:table-cell table:style-name="ce15"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110793" calcext:value-type="float">
            <text:p>110793</text:p>
          </table:table-cell>
          <table:table-cell office:value-type="float" office:value="6720" calcext:value-type="float">
            <text:p>6720</text:p>
          </table:table-cell>
          <table:table-cell office:value-type="float" office:value="1000" calcext:value-type="float">
            <text:p>100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131.727" calcext:value-type="float">
            <text:p>131.727</text:p>
          </table:table-cell>
          <table:table-cell table:style-name="Default" office:value-type="float" office:value="3.89297" calcext:value-type="float">
            <text:p>3.89297</text:p>
          </table:table-cell>
          <table:table-cell table:style-name="Default" office:value-type="float" office:value="131.855" calcext:value-type="float">
            <text:p>131.85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9.084" calcext:value-type="float">
            <text:p>49.084</text:p>
          </table:table-cell>
          <table:table-cell table:style-name="Default" office:value-type="float" office:value="0.108" calcext:value-type="float">
            <text:p>0.108</text:p>
          </table:table-cell>
          <table:table-cell office:value-type="float" office:value="-0.917745" calcext:value-type="float">
            <text:p>-0.917745</text:p>
          </table:table-cell>
          <table:table-cell office:value-type="float" office:value="-0.346582" calcext:value-type="float">
            <text:p>-0.346582</text:p>
          </table:table-cell>
          <table:table-cell office:value-type="float" office:value="0.193974" calcext:value-type="float">
            <text:p>0.193974</text:p>
          </table:table-cell>
          <table:table-cell office:value-type="float" office:value="-7817.896" calcext:value-type="float">
            <text:p>-7817.896</text:p>
          </table:table-cell>
          <table:table-cell office:value-type="float" office:value="-2605.01" calcext:value-type="float">
            <text:p>-2605.01</text:p>
          </table:table-cell>
          <table:table-cell office:value-type="float" office:value="1664.378" calcext:value-type="float">
            <text:p>1664.378</text:p>
          </table:table-cell>
          <table:table-cell table:number-columns-repeated="46"/>
        </table:table-row>
        <table:table-row table:style-name="ro1">
          <table:table-cell table:style-name="ce15"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110796" calcext:value-type="float">
            <text:p>110796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134.963" calcext:value-type="float">
            <text:p>134.963</text:p>
          </table:table-cell>
          <table:table-cell table:style-name="Default" office:value-type="float" office:value="3.91648" calcext:value-type="float">
            <text:p>3.91648</text:p>
          </table:table-cell>
          <table:table-cell table:style-name="Default" office:value-type="float" office:value="136.193" calcext:value-type="float">
            <text:p>136.193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6.333" calcext:value-type="float">
            <text:p>6.333</text:p>
          </table:table-cell>
          <table:table-cell table:style-name="Default" office:value-type="float" office:value="0.231" calcext:value-type="float">
            <text:p>0.231</text:p>
          </table:table-cell>
          <table:table-cell office:value-type="float" office:value="-0.578457" calcext:value-type="float">
            <text:p>-0.578457</text:p>
          </table:table-cell>
          <table:table-cell office:value-type="float" office:value="-0.806551" calcext:value-type="float">
            <text:p>-0.806551</text:p>
          </table:table-cell>
          <table:table-cell office:value-type="float" office:value="-0.121914" calcext:value-type="float">
            <text:p>-0.121914</text:p>
          </table:table-cell>
          <table:table-cell office:value-type="float" office:value="-4912.161" calcext:value-type="float">
            <text:p>-4912.161</text:p>
          </table:table-cell>
          <table:table-cell office:value-type="float" office:value="-6738.625" calcext:value-type="float">
            <text:p>-6738.625</text:p>
          </table:table-cell>
          <table:table-cell office:value-type="float" office:value="-1063.5" calcext:value-type="float">
            <text:p>-1063.5</text:p>
          </table:table-cell>
          <table:table-cell table:number-columns-repeated="46"/>
        </table:table-row>
        <table:table-row table:style-name="ro1">
          <table:table-cell table:style-name="ce15"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110800" calcext:value-type="float">
            <text:p>1108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35.319" calcext:value-type="float">
            <text:p>135.319</text:p>
          </table:table-cell>
          <table:table-cell table:style-name="Default" office:value-type="float" office:value="3.84833" calcext:value-type="float">
            <text:p>3.84833</text:p>
          </table:table-cell>
          <table:table-cell table:style-name="Default" office:value-type="float" office:value="135.403" calcext:value-type="float">
            <text:p>135.40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2.745" calcext:value-type="float">
            <text:p>42.745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445619" calcext:value-type="float">
            <text:p>-0.445619</text:p>
          </table:table-cell>
          <table:table-cell office:value-type="float" office:value="-0.557633" calcext:value-type="float">
            <text:p>-0.557633</text:p>
          </table:table-cell>
          <table:table-cell office:value-type="float" office:value="0.700335" calcext:value-type="float">
            <text:p>0.700335</text:p>
          </table:table-cell>
          <table:table-cell office:value-type="float" office:value="-3937.414" calcext:value-type="float">
            <text:p>-3937.414</text:p>
          </table:table-cell>
          <table:table-cell office:value-type="float" office:value="-4889.592" calcext:value-type="float">
            <text:p>-4889.592</text:p>
          </table:table-cell>
          <table:table-cell office:value-type="float" office:value="5591.94" calcext:value-type="float">
            <text:p>5591.94</text:p>
          </table:table-cell>
          <table:table-cell table:number-columns-repeated="46"/>
        </table:table-row>
        <table:table-row table:style-name="ro1">
          <table:table-cell table:style-name="ce15"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111050" calcext:value-type="float">
            <text:p>111050</text:p>
          </table:table-cell>
          <table:table-cell office:value-type="float" office:value="6520" calcext:value-type="float">
            <text:p>6520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135.078" calcext:value-type="float">
            <text:p>135.078</text:p>
          </table:table-cell>
          <table:table-cell table:style-name="Default" office:value-type="float" office:value="3.84182" calcext:value-type="float">
            <text:p>3.84182</text:p>
          </table:table-cell>
          <table:table-cell table:style-name="Default" office:value-type="float" office:value="135.114" calcext:value-type="float">
            <text:p>135.11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0.008" calcext:value-type="float">
            <text:p>40.008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-0.17002" calcext:value-type="float">
            <text:p>-0.17002</text:p>
          </table:table-cell>
          <table:table-cell office:value-type="float" office:value="-0.252632" calcext:value-type="float">
            <text:p>-0.252632</text:p>
          </table:table-cell>
          <table:table-cell office:value-type="float" office:value="0.952507" calcext:value-type="float">
            <text:p>0.952507</text:p>
          </table:table-cell>
          <table:table-cell office:value-type="float" office:value="-1556.104" calcext:value-type="float">
            <text:p>-1556.104</text:p>
          </table:table-cell>
          <table:table-cell office:value-type="float" office:value="-1534.488" calcext:value-type="float">
            <text:p>-1534.488</text:p>
          </table:table-cell>
          <table:table-cell office:value-type="float" office:value="8117.777" calcext:value-type="float">
            <text:p>8117.777</text:p>
          </table:table-cell>
          <table:table-cell table:number-columns-repeated="46"/>
        </table:table-row>
        <table:table-row table:style-name="ro1">
          <table:table-cell table:style-name="ce15"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110823" calcext:value-type="float">
            <text:p>110823</text:p>
          </table:table-cell>
          <table:table-cell office:value-type="float" office:value="6200" calcext:value-type="float">
            <text:p>6200</text:p>
          </table:table-cell>
          <table:table-cell office:value-type="float" office:value="1000" calcext:value-type="float">
            <text:p>100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133.899" calcext:value-type="float">
            <text:p>133.899</text:p>
          </table:table-cell>
          <table:table-cell table:style-name="Default" office:value-type="float" office:value="3.82783" calcext:value-type="float">
            <text:p>3.82783</text:p>
          </table:table-cell>
          <table:table-cell table:style-name="Default" office:value-type="float" office:value="134.526" calcext:value-type="float">
            <text:p>134.52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514" calcext:value-type="float">
            <text:p>22.514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0506797" calcext:value-type="float">
            <text:p>-0.0506797</text:p>
          </table:table-cell>
          <table:table-cell office:value-type="float" office:value="0.0150661" calcext:value-type="float">
            <text:p>0.0150661</text:p>
          </table:table-cell>
          <table:table-cell office:value-type="float" office:value="0.998601" calcext:value-type="float">
            <text:p>0.998601</text:p>
          </table:table-cell>
          <table:table-cell office:value-type="float" office:value="-1069.603" calcext:value-type="float">
            <text:p>-1069.603</text:p>
          </table:table-cell>
          <table:table-cell office:value-type="float" office:value="-42.27" calcext:value-type="float">
            <text:p>-42.27</text:p>
          </table:table-cell>
          <table:table-cell office:value-type="float" office:value="8338.178" calcext:value-type="float">
            <text:p>8338.178</text:p>
          </table:table-cell>
          <table:table-cell table:number-columns-repeated="46"/>
        </table:table-row>
        <table:table-row table:style-name="ro1">
          <table:table-cell table:style-name="ce15"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110833" calcext:value-type="float">
            <text:p>110833</text:p>
          </table:table-cell>
          <table:table-cell office:value-type="float" office:value="6947" calcext:value-type="float">
            <text:p>6947</text:p>
          </table:table-cell>
          <table:table-cell office:value-type="float" office:value="1000" calcext:value-type="float">
            <text:p>100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131.557" calcext:value-type="float">
            <text:p>131.557</text:p>
          </table:table-cell>
          <table:table-cell table:style-name="Default" office:value-type="float" office:value="3.92901" calcext:value-type="float">
            <text:p>3.92901</text:p>
          </table:table-cell>
          <table:table-cell table:style-name="Default" office:value-type="float" office:value="131.964" calcext:value-type="float">
            <text:p>131.96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3.498" calcext:value-type="float">
            <text:p>33.498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152616" calcext:value-type="float">
            <text:p>0.152616</text:p>
          </table:table-cell>
          <table:table-cell office:value-type="float" office:value="-0.24524" calcext:value-type="float">
            <text:p>-0.24524</text:p>
          </table:table-cell>
          <table:table-cell office:value-type="float" office:value="0.957374" calcext:value-type="float">
            <text:p>0.957374</text:p>
          </table:table-cell>
          <table:table-cell office:value-type="float" office:value="512.638" calcext:value-type="float">
            <text:p>512.638</text:p>
          </table:table-cell>
          <table:table-cell office:value-type="float" office:value="-1693.585" calcext:value-type="float">
            <text:p>-1693.585</text:p>
          </table:table-cell>
          <table:table-cell office:value-type="float" office:value="8218.391" calcext:value-type="float">
            <text:p>8218.391</text:p>
          </table:table-cell>
          <table:table-cell table:number-columns-repeated="46"/>
        </table:table-row>
        <table:table-row table:style-name="ro1">
          <table:table-cell table:style-name="ce15"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110841" calcext:value-type="float">
            <text:p>110841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130.897" calcext:value-type="float">
            <text:p>130.897</text:p>
          </table:table-cell>
          <table:table-cell table:style-name="Default" office:value-type="float" office:value="3.87561" calcext:value-type="float">
            <text:p>3.87561</text:p>
          </table:table-cell>
          <table:table-cell table:style-name="Default" office:value-type="float" office:value="130.808" calcext:value-type="float">
            <text:p>130.8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4.338" calcext:value-type="float">
            <text:p>54.338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39522" calcext:value-type="float">
            <text:p>0.39522</text:p>
          </table:table-cell>
          <table:table-cell office:value-type="float" office:value="-0.547348" calcext:value-type="float">
            <text:p>-0.547348</text:p>
          </table:table-cell>
          <table:table-cell office:value-type="float" office:value="0.737707" calcext:value-type="float">
            <text:p>0.737707</text:p>
          </table:table-cell>
          <table:table-cell office:value-type="float" office:value="3779.193" calcext:value-type="float">
            <text:p>3779.193</text:p>
          </table:table-cell>
          <table:table-cell office:value-type="float" office:value="-4646.733" calcext:value-type="float">
            <text:p>-4646.733</text:p>
          </table:table-cell>
          <table:table-cell office:value-type="float" office:value="5899.475" calcext:value-type="float">
            <text:p>5899.475</text:p>
          </table:table-cell>
          <table:table-cell table:number-columns-repeated="46"/>
        </table:table-row>
        <table:table-row table:style-name="ro1">
          <table:table-cell table:style-name="ce15"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110847" calcext:value-type="float">
            <text:p>110847</text:p>
          </table:table-cell>
          <table:table-cell office:value-type="float" office:value="8855" calcext:value-type="float">
            <text:p>8855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1.557" calcext:value-type="float">
            <text:p>131.557</text:p>
          </table:table-cell>
          <table:table-cell table:style-name="Default" office:value-type="float" office:value="3.90355" calcext:value-type="float">
            <text:p>3.90355</text:p>
          </table:table-cell>
          <table:table-cell table:style-name="Default" office:value-type="float" office:value="131.551" calcext:value-type="float">
            <text:p>131.55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5.179" calcext:value-type="float">
            <text:p>45.179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0.0165668" calcext:value-type="float">
            <text:p>0.0165668</text:p>
          </table:table-cell>
          <table:table-cell office:value-type="float" office:value="-0.652108" calcext:value-type="float">
            <text:p>-0.652108</text:p>
          </table:table-cell>
          <table:table-cell office:value-type="float" office:value="0.757945" calcext:value-type="float">
            <text:p>0.757945</text:p>
          </table:table-cell>
          <table:table-cell office:value-type="float" office:value="619.391" calcext:value-type="float">
            <text:p>619.391</text:p>
          </table:table-cell>
          <table:table-cell office:value-type="float" office:value="-5429.585" calcext:value-type="float">
            <text:p>-5429.585</text:p>
          </table:table-cell>
          <table:table-cell office:value-type="float" office:value="6388.796" calcext:value-type="float">
            <text:p>6388.796</text:p>
          </table:table-cell>
          <table:table-cell table:number-columns-repeated="46"/>
        </table:table-row>
        <table:table-row table:style-name="ro1">
          <table:table-cell table:style-name="ce15"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110854" calcext:value-type="float">
            <text:p>110854</text:p>
          </table:table-cell>
          <table:table-cell office:value-type="float" office:value="6830" calcext:value-type="float">
            <text:p>6830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131.838" calcext:value-type="float">
            <text:p>131.838</text:p>
          </table:table-cell>
          <table:table-cell table:style-name="Default" office:value-type="float" office:value="3.94896" calcext:value-type="float">
            <text:p>3.94896</text:p>
          </table:table-cell>
          <table:table-cell table:style-name="Default" office:value-type="float" office:value="132.665" calcext:value-type="float">
            <text:p>132.66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8.941" calcext:value-type="float">
            <text:p>18.941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0.707509" calcext:value-type="float">
            <text:p>0.707509</text:p>
          </table:table-cell>
          <table:table-cell office:value-type="float" office:value="0.241746" calcext:value-type="float">
            <text:p>0.241746</text:p>
          </table:table-cell>
          <table:table-cell office:value-type="float" office:value="0.664071" calcext:value-type="float">
            <text:p>0.664071</text:p>
          </table:table-cell>
          <table:table-cell office:value-type="float" office:value="6447.277" calcext:value-type="float">
            <text:p>6447.277</text:p>
          </table:table-cell>
          <table:table-cell office:value-type="float" office:value="2590.588" calcext:value-type="float">
            <text:p>2590.588</text:p>
          </table:table-cell>
          <table:table-cell office:value-type="float" office:value="4732.596" calcext:value-type="float">
            <text:p>4732.596</text:p>
          </table:table-cell>
          <table:table-cell table:number-columns-repeated="46"/>
        </table:table-row>
        <table:table-row table:style-name="ro1">
          <table:table-cell table:style-name="ce15"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110858" calcext:value-type="float">
            <text:p>110858</text:p>
          </table:table-cell>
          <table:table-cell office:value-type="float" office:value="7662" calcext:value-type="float">
            <text:p>7662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31.328" calcext:value-type="float">
            <text:p>131.328</text:p>
          </table:table-cell>
          <table:table-cell table:style-name="Default" office:value-type="float" office:value="3.94285" calcext:value-type="float">
            <text:p>3.94285</text:p>
          </table:table-cell>
          <table:table-cell table:style-name="Default" office:value-type="float" office:value="131.052" calcext:value-type="float">
            <text:p>131.05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157" calcext:value-type="float">
            <text:p>52.157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292582" calcext:value-type="float">
            <text:p>0.292582</text:p>
          </table:table-cell>
          <table:table-cell office:value-type="float" office:value="0.126471" calcext:value-type="float">
            <text:p>0.126471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2105.215" calcext:value-type="float">
            <text:p>2105.215</text:p>
          </table:table-cell>
          <table:table-cell office:value-type="float" office:value="670.123" calcext:value-type="float">
            <text:p>670.123</text:p>
          </table:table-cell>
          <table:table-cell office:value-type="float" office:value="8110.616" calcext:value-type="float">
            <text:p>8110.616</text:p>
          </table:table-cell>
          <table:table-cell table:number-columns-repeated="46"/>
        </table:table-row>
        <table:table-row table:style-name="ro1">
          <table:table-cell table:style-name="ce15"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110865" calcext:value-type="float">
            <text:p>110865</text:p>
          </table:table-cell>
          <table:table-cell office:value-type="float" office:value="8253" calcext:value-type="float">
            <text:p>82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1.803" calcext:value-type="float">
            <text:p>131.803</text:p>
          </table:table-cell>
          <table:table-cell table:style-name="Default" office:value-type="float" office:value="3.87685" calcext:value-type="float">
            <text:p>3.87685</text:p>
          </table:table-cell>
          <table:table-cell table:style-name="Default" office:value-type="float" office:value="132.358" calcext:value-type="float">
            <text:p>132.35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252" calcext:value-type="float">
            <text:p>28.252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589879" calcext:value-type="float">
            <text:p>0.589879</text:p>
          </table:table-cell>
          <table:table-cell office:value-type="float" office:value="-0.234382" calcext:value-type="float">
            <text:p>-0.234382</text:p>
          </table:table-cell>
          <table:table-cell office:value-type="float" office:value="0.772728" calcext:value-type="float">
            <text:p>0.772728</text:p>
          </table:table-cell>
          <table:table-cell office:value-type="float" office:value="5587.443" calcext:value-type="float">
            <text:p>5587.443</text:p>
          </table:table-cell>
          <table:table-cell office:value-type="float" office:value="-2195.052" calcext:value-type="float">
            <text:p>-2195.052</text:p>
          </table:table-cell>
          <table:table-cell office:value-type="float" office:value="5885.04" calcext:value-type="float">
            <text:p>5885.04</text:p>
          </table:table-cell>
          <table:table-cell table:number-columns-repeated="46"/>
        </table:table-row>
        <table:table-row table:style-name="ro1">
          <table:table-cell table:style-name="ce15"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110872" calcext:value-type="float">
            <text:p>110872</text:p>
          </table:table-cell>
          <table:table-cell office:value-type="float" office:value="5575" calcext:value-type="float">
            <text:p>5575</text:p>
          </table:table-cell>
          <table:table-cell office:value-type="float" office:value="1000" calcext:value-type="float">
            <text:p>10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133.897" calcext:value-type="float">
            <text:p>133.897</text:p>
          </table:table-cell>
          <table:table-cell table:style-name="Default" office:value-type="float" office:value="3.88904" calcext:value-type="float">
            <text:p>3.88904</text:p>
          </table:table-cell>
          <table:table-cell table:style-name="Default" office:value-type="float" office:value="133.72" calcext:value-type="float">
            <text:p>133.7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9.987" calcext:value-type="float">
            <text:p>49.987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0157951" calcext:value-type="float">
            <text:p>0.0157951</text:p>
          </table:table-cell>
          <table:table-cell office:value-type="float" office:value="0.725014" calcext:value-type="float">
            <text:p>0.725014</text:p>
          </table:table-cell>
          <table:table-cell office:value-type="float" office:value="0.688553" calcext:value-type="float">
            <text:p>0.688553</text:p>
          </table:table-cell>
          <table:table-cell office:value-type="float" office:value="-61.846" calcext:value-type="float">
            <text:p>-61.846</text:p>
          </table:table-cell>
          <table:table-cell office:value-type="float" office:value="6158.675" calcext:value-type="float">
            <text:p>6158.675</text:p>
          </table:table-cell>
          <table:table-cell office:value-type="float" office:value="5723.711" calcext:value-type="float">
            <text:p>5723.711</text:p>
          </table:table-cell>
          <table:table-cell table:number-columns-repeated="46"/>
        </table:table-row>
        <table:table-row table:style-name="ro1">
          <table:table-cell table:style-name="ce15"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110878" calcext:value-type="float">
            <text:p>110878</text:p>
          </table:table-cell>
          <table:table-cell office:value-type="float" office:value="9040" calcext:value-type="float">
            <text:p>9040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135.646" calcext:value-type="float">
            <text:p>135.646</text:p>
          </table:table-cell>
          <table:table-cell table:style-name="Default" office:value-type="float" office:value="3.93457" calcext:value-type="float">
            <text:p>3.93457</text:p>
          </table:table-cell>
          <table:table-cell table:style-name="Default" office:value-type="float" office:value="135.39" calcext:value-type="float">
            <text:p>135.3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1.884" calcext:value-type="float">
            <text:p>51.884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00910221" calcext:value-type="float">
            <text:p>-0.00910221</text:p>
          </table:table-cell>
          <table:table-cell office:value-type="float" office:value="0.313212" calcext:value-type="float">
            <text:p>0.313212</text:p>
          </table:table-cell>
          <table:table-cell office:value-type="float" office:value="0.94964" calcext:value-type="float">
            <text:p>0.94964</text:p>
          </table:table-cell>
          <table:table-cell office:value-type="float" office:value="139.037" calcext:value-type="float">
            <text:p>139.037</text:p>
          </table:table-cell>
          <table:table-cell office:value-type="float" office:value="2259.196" calcext:value-type="float">
            <text:p>2259.196</text:p>
          </table:table-cell>
          <table:table-cell office:value-type="float" office:value="8096.849" calcext:value-type="float">
            <text:p>8096.849</text:p>
          </table:table-cell>
          <table:table-cell table:number-columns-repeated="46"/>
        </table:table-row>
        <table:table-row table:style-name="ro1">
          <table:table-cell table:style-name="ce15"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111058" calcext:value-type="float">
            <text:p>111058</text:p>
          </table:table-cell>
          <table:table-cell office:value-type="float" office:value="9050" calcext:value-type="float">
            <text:p>905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135.479" calcext:value-type="float">
            <text:p>135.479</text:p>
          </table:table-cell>
          <table:table-cell table:style-name="Default" office:value-type="float" office:value="3.84974" calcext:value-type="float">
            <text:p>3.84974</text:p>
          </table:table-cell>
          <table:table-cell table:style-name="Default" office:value-type="float" office:value="136.157" calcext:value-type="float">
            <text:p>136.15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15" calcext:value-type="float">
            <text:p>22.15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0.320484" calcext:value-type="float">
            <text:p>0.320484</text:p>
          </table:table-cell>
          <table:table-cell office:value-type="float" office:value="0.533281" calcext:value-type="float">
            <text:p>0.533281</text:p>
          </table:table-cell>
          <table:table-cell office:value-type="float" office:value="0.78288" calcext:value-type="float">
            <text:p>0.78288</text:p>
          </table:table-cell>
          <table:table-cell office:value-type="float" office:value="2050.94" calcext:value-type="float">
            <text:p>2050.94</text:p>
          </table:table-cell>
          <table:table-cell office:value-type="float" office:value="5461.41" calcext:value-type="float">
            <text:p>5461.41</text:p>
          </table:table-cell>
          <table:table-cell office:value-type="float" office:value="6053.598" calcext:value-type="float">
            <text:p>6053.598</text:p>
          </table:table-cell>
          <table:table-cell table:number-columns-repeated="46"/>
        </table:table-row>
        <table:table-row table:style-name="ro1">
          <table:table-cell table:style-name="ce15"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110891" calcext:value-type="float">
            <text:p>110891</text:p>
          </table:table-cell>
          <table:table-cell office:value-type="float" office:value="6105" calcext:value-type="float">
            <text:p>6105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3.419" calcext:value-type="float">
            <text:p>133.419</text:p>
          </table:table-cell>
          <table:table-cell table:style-name="Default" office:value-type="float" office:value="3.88105" calcext:value-type="float">
            <text:p>3.88105</text:p>
          </table:table-cell>
          <table:table-cell table:style-name="Default" office:value-type="float" office:value="133.407" calcext:value-type="float">
            <text:p>133.40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1.939" calcext:value-type="float">
            <text:p>51.939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-0.684751" calcext:value-type="float">
            <text:p>-0.684751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688924" calcext:value-type="float">
            <text:p>0.688924</text:p>
          </table:table-cell>
          <table:table-cell office:value-type="float" office:value="-6214.547" calcext:value-type="float">
            <text:p>-6214.547</text:p>
          </table:table-cell>
          <table:table-cell office:value-type="float" office:value="1860.593" calcext:value-type="float">
            <text:p>1860.593</text:p>
          </table:table-cell>
          <table:table-cell office:value-type="float" office:value="5348.335" calcext:value-type="float">
            <text:p>5348.335</text:p>
          </table:table-cell>
          <table:table-cell table:number-columns-repeated="46"/>
        </table:table-row>
        <table:table-row table:style-name="ro1">
          <table:table-cell table:style-name="ce15"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110896" calcext:value-type="float">
            <text:p>110896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31.324" calcext:value-type="float">
            <text:p>131.324</text:p>
          </table:table-cell>
          <table:table-cell table:style-name="Default" office:value-type="float" office:value="4.03986" calcext:value-type="float">
            <text:p>4.03986</text:p>
          </table:table-cell>
          <table:table-cell table:style-name="Default" office:value-type="float" office:value="130.979" calcext:value-type="float">
            <text:p>130.97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309" calcext:value-type="float">
            <text:p>61.309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-0.29792" calcext:value-type="float">
            <text:p>-0.29792</text:p>
          </table:table-cell>
          <table:table-cell office:value-type="float" office:value="0.0752601" calcext:value-type="float">
            <text:p>0.0752601</text:p>
          </table:table-cell>
          <table:table-cell office:value-type="float" office:value="0.95162" calcext:value-type="float">
            <text:p>0.95162</text:p>
          </table:table-cell>
          <table:table-cell office:value-type="float" office:value="-2155.165" calcext:value-type="float">
            <text:p>-2155.165</text:p>
          </table:table-cell>
          <table:table-cell office:value-type="float" office:value="705.678" calcext:value-type="float">
            <text:p>705.678</text:p>
          </table:table-cell>
          <table:table-cell office:value-type="float" office:value="8095.598" calcext:value-type="float">
            <text:p>8095.598</text:p>
          </table:table-cell>
          <table:table-cell table:number-columns-repeated="46"/>
        </table:table-row>
        <table:table-row table:style-name="ro1">
          <table:table-cell table:style-name="ce15"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110902" calcext:value-type="float">
            <text:p>110902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135.335" calcext:value-type="float">
            <text:p>135.335</text:p>
          </table:table-cell>
          <table:table-cell table:style-name="Default" office:value-type="float" office:value="3.8849" calcext:value-type="float">
            <text:p>3.8849</text:p>
          </table:table-cell>
          <table:table-cell table:style-name="Default" office:value-type="float" office:value="135.069" calcext:value-type="float">
            <text:p>135.0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9.341" calcext:value-type="float">
            <text:p>59.341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-0.326265" calcext:value-type="float">
            <text:p>-0.326265</text:p>
          </table:table-cell>
          <table:table-cell office:value-type="float" office:value="0.528509" calcext:value-type="float">
            <text:p>0.528509</text:p>
          </table:table-cell>
          <table:table-cell office:value-type="float" office:value="0.783728" calcext:value-type="float">
            <text:p>0.783728</text:p>
          </table:table-cell>
          <table:table-cell office:value-type="float" office:value="-3172.47" calcext:value-type="float">
            <text:p>-3172.47</text:p>
          </table:table-cell>
          <table:table-cell office:value-type="float" office:value="4902.864" calcext:value-type="float">
            <text:p>4902.864</text:p>
          </table:table-cell>
          <table:table-cell office:value-type="float" office:value="6049.129" calcext:value-type="float">
            <text:p>6049.129</text:p>
          </table:table-cell>
          <table:table-cell table:number-columns-repeated="46"/>
        </table:table-row>
        <table:table-row table:style-name="ro1">
          <table:table-cell table:style-name="ce15"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110910" calcext:value-type="float">
            <text:p>110910</text:p>
          </table:table-cell>
          <table:table-cell office:value-type="float" office:value="5405" calcext:value-type="float">
            <text:p>5405</text:p>
          </table:table-cell>
          <table:table-cell office:value-type="float" office:value="1000" calcext:value-type="float">
            <text:p>100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135.207" calcext:value-type="float">
            <text:p>135.207</text:p>
          </table:table-cell>
          <table:table-cell table:style-name="Default" office:value-type="float" office:value="3.89579" calcext:value-type="float">
            <text:p>3.89579</text:p>
          </table:table-cell>
          <table:table-cell table:style-name="Default" office:value-type="float" office:value="135.786" calcext:value-type="float">
            <text:p>135.78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112" calcext:value-type="float">
            <text:p>28.112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-0.629748" calcext:value-type="float">
            <text:p>-0.629748</text:p>
          </table:table-cell>
          <table:table-cell office:value-type="float" office:value="-0.198877" calcext:value-type="float">
            <text:p>-0.198877</text:p>
          </table:table-cell>
          <table:table-cell office:value-type="float" office:value="0.75091" calcext:value-type="float">
            <text:p>0.75091</text:p>
          </table:table-cell>
          <table:table-cell office:value-type="float" office:value="-5174.443" calcext:value-type="float">
            <text:p>-5174.443</text:p>
          </table:table-cell>
          <table:table-cell office:value-type="float" office:value="-1948.045" calcext:value-type="float">
            <text:p>-1948.045</text:p>
          </table:table-cell>
          <table:table-cell office:value-type="float" office:value="6333.444" calcext:value-type="float">
            <text:p>6333.444</text:p>
          </table:table-cell>
          <table:table-cell table:number-columns-repeated="46"/>
        </table:table-row>
        <table:table-row table:style-name="ro1">
          <table:table-cell table:style-name="ce15"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110905" calcext:value-type="float">
            <text:p>110905</text:p>
          </table:table-cell>
          <table:table-cell office:value-type="float" office:value="6100" calcext:value-type="float">
            <text:p>610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132.985" calcext:value-type="float">
            <text:p>132.985</text:p>
          </table:table-cell>
          <table:table-cell table:style-name="Default" office:value-type="float" office:value="3.88358" calcext:value-type="float">
            <text:p>3.88358</text:p>
          </table:table-cell>
          <table:table-cell table:style-name="Default" office:value-type="float" office:value="133.588" calcext:value-type="float">
            <text:p>133.58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67" calcext:value-type="float">
            <text:p>27.67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-0.370995" calcext:value-type="float">
            <text:p>-0.370995</text:p>
          </table:table-cell>
          <table:table-cell office:value-type="float" office:value="0.475879" calcext:value-type="float">
            <text:p>0.475879</text:p>
          </table:table-cell>
          <table:table-cell office:value-type="float" office:value="0.797435" calcext:value-type="float">
            <text:p>0.797435</text:p>
          </table:table-cell>
          <table:table-cell office:value-type="float" office:value="-2672.88" calcext:value-type="float">
            <text:p>-2672.88</text:p>
          </table:table-cell>
          <table:table-cell office:value-type="float" office:value="4321.996" calcext:value-type="float">
            <text:p>4321.996</text:p>
          </table:table-cell>
          <table:table-cell office:value-type="float" office:value="6698.331" calcext:value-type="float">
            <text:p>6698.331</text:p>
          </table:table-cell>
          <table:table-cell table:number-columns-repeated="46"/>
        </table:table-row>
        <table:table-row table:style-name="ro1">
          <table:table-cell table:style-name="ce15"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110751" calcext:value-type="float">
            <text:p>110751</text:p>
          </table:table-cell>
          <table:table-cell office:value-type="float" office:value="8217" calcext:value-type="float">
            <text:p>8217</text:p>
          </table:table-cell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135.389" calcext:value-type="float">
            <text:p>135.389</text:p>
          </table:table-cell>
          <table:table-cell table:style-name="Default" office:value-type="float" office:value="3.91904" calcext:value-type="float">
            <text:p>3.91904</text:p>
          </table:table-cell>
          <table:table-cell table:style-name="Default" office:value-type="float" office:value="135.536" calcext:value-type="float">
            <text:p>135.5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452" calcext:value-type="float">
            <text:p>46.452</text:p>
          </table:table-cell>
          <table:table-cell table:style-name="Default" office:value-type="float" office:value="0.114" calcext:value-type="float">
            <text:p>0.114</text:p>
          </table:table-cell>
          <table:table-cell office:value-type="float" office:value="-0.576555" calcext:value-type="float">
            <text:p>-0.576555</text:p>
          </table:table-cell>
          <table:table-cell office:value-type="float" office:value="0.782922" calcext:value-type="float">
            <text:p>0.782922</text:p>
          </table:table-cell>
          <table:table-cell office:value-type="float" office:value="0.233704" calcext:value-type="float">
            <text:p>0.233704</text:p>
          </table:table-cell>
          <table:table-cell office:value-type="float" office:value="-4432.264" calcext:value-type="float">
            <text:p>-4432.264</text:p>
          </table:table-cell>
          <table:table-cell office:value-type="float" office:value="6765.363" calcext:value-type="float">
            <text:p>6765.363</text:p>
          </table:table-cell>
          <table:table-cell office:value-type="float" office:value="2294.008" calcext:value-type="float">
            <text:p>2294.008</text:p>
          </table:table-cell>
          <table:table-cell table:number-columns-repeated="46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111022" calcext:value-type="float">
            <text:p>111022</text:p>
          </table:table-cell>
          <table:table-cell office:value-type="float" office:value="7739" calcext:value-type="float">
            <text:p>7739</text:p>
          </table:table-cell>
          <table:table-cell office:value-type="float" office:value="1000" calcext:value-type="float">
            <text:p>10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130.908" calcext:value-type="float">
            <text:p>130.908</text:p>
          </table:table-cell>
          <table:table-cell table:style-name="Default" office:value-type="float" office:value="3.70367" calcext:value-type="float">
            <text:p>3.70367</text:p>
          </table:table-cell>
          <table:table-cell table:style-name="Default" office:value-type="float" office:value="131.301" calcext:value-type="float">
            <text:p>131.3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0.752" calcext:value-type="float">
            <text:p>30.752</text:p>
          </table:table-cell>
          <table:table-cell table:style-name="Default" office:value-type="float" office:value="0.086" calcext:value-type="float">
            <text:p>0.086</text:p>
          </table:table-cell>
          <table:table-cell office:value-type="float" office:value="0.981156" calcext:value-type="float">
            <text:p>0.981156</text:p>
          </table:table-cell>
          <table:table-cell office:value-type="float" office:value="0.082204" calcext:value-type="float">
            <text:p>0.082204</text:p>
          </table:table-cell>
          <table:table-cell office:value-type="float" office:value="0.174857" calcext:value-type="float">
            <text:p>0.174857</text:p>
          </table:table-cell>
          <table:table-cell office:value-type="float" office:value="8288.251" calcext:value-type="float">
            <text:p>8288.251</text:p>
          </table:table-cell>
          <table:table-cell office:value-type="float" office:value="803.863" calcext:value-type="float">
            <text:p>803.863</text:p>
          </table:table-cell>
          <table:table-cell office:value-type="float" office:value="1155.722" calcext:value-type="float">
            <text:p>1155.722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une 2018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formula="of:=MID([.B2];3;3)" office:value-type="string" office:string-value="001" calcext:value-type="string">
            <text:p>001</text:p>
          </table:table-cell>
          <table:table-cell table:style-name="ce18" office:value-type="string" calcext:value-type="string">
            <text:p>FT001A</text:p>
          </table:table-cell>
          <table:table-cell table:style-name="ce18" office:value-type="float" office:value="114670" calcext:value-type="float">
            <text:p>114670</text:p>
          </table:table-cell>
          <table:table-cell table:style-name="ce18" office:value-type="float" office:value="8650" calcext:value-type="float">
            <text:p>865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2.217" calcext:value-type="float">
            <text:p>232.217</text:p>
          </table:table-cell>
          <table:table-cell table:style-name="Default" office:value-type="float" office:value="3.70195" calcext:value-type="float">
            <text:p>3.70195</text:p>
          </table:table-cell>
          <table:table-cell table:style-name="Default" office:value-type="float" office:value="232.854" calcext:value-type="float">
            <text:p>232.854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6.532" calcext:value-type="float">
            <text:p>26.532</text:p>
          </table:table-cell>
          <table:table-cell table:style-name="Default" office:value-type="float" office:value="0.144" calcext:value-type="float">
            <text:p>0.144</text:p>
          </table:table-cell>
          <table:table-cell office:value-type="float" office:value="-0.124444" calcext:value-type="float">
            <text:p>-0.124444</text:p>
          </table:table-cell>
          <table:table-cell office:value-type="float" office:value="-0.173655" calcext:value-type="float">
            <text:p>-0.173655</text:p>
          </table:table-cell>
          <table:table-cell office:value-type="float" office:value="-0.976912" calcext:value-type="float">
            <text:p>-0.976912</text:p>
          </table:table-cell>
          <table:table-cell office:value-type="float" office:value="-1137.828" calcext:value-type="float">
            <text:p>-1137.828</text:p>
          </table:table-cell>
          <table:table-cell office:value-type="float" office:value="-1216.339" calcext:value-type="float">
            <text:p>-1216.339</text:p>
          </table:table-cell>
          <table:table-cell office:value-type="float" office:value="-8240.453" calcext:value-type="float">
            <text:p>-8240.4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];3;3)" office:value-type="string" office:string-value="002" calcext:value-type="string">
            <text:p>002</text:p>
          </table:table-cell>
          <table:table-cell table:style-name="ce18" office:value-type="string" calcext:value-type="string">
            <text:p>FT002A</text:p>
          </table:table-cell>
          <table:table-cell table:style-name="ce18" office:value-type="float" office:value="114673" calcext:value-type="float">
            <text:p>114673</text:p>
          </table:table-cell>
          <table:table-cell table:style-name="ce18" office:value-type="float" office:value="7540" calcext:value-type="float">
            <text:p>754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088" calcext:value-type="float">
            <text:p>232.088</text:p>
          </table:table-cell>
          <table:table-cell table:style-name="Default" office:value-type="float" office:value="3.71199" calcext:value-type="float">
            <text:p>3.71199</text:p>
          </table:table-cell>
          <table:table-cell table:style-name="Default" office:value-type="float" office:value="232.701" calcext:value-type="float">
            <text:p>232.7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758" calcext:value-type="float">
            <text:p>23.758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00859245" calcext:value-type="float">
            <text:p>-0.00859245</text:p>
          </table:table-cell>
          <table:table-cell office:value-type="float" office:value="-0.390855" calcext:value-type="float">
            <text:p>-0.390855</text:p>
          </table:table-cell>
          <table:table-cell office:value-type="float" office:value="-0.920412" calcext:value-type="float">
            <text:p>-0.920412</text:p>
          </table:table-cell>
          <table:table-cell office:value-type="float" office:value="-535.619" calcext:value-type="float">
            <text:p>-535.619</text:p>
          </table:table-cell>
          <table:table-cell office:value-type="float" office:value="-3704.203" calcext:value-type="float">
            <text:p>-3704.203</text:p>
          </table:table-cell>
          <table:table-cell office:value-type="float" office:value="-7527.445" calcext:value-type="float">
            <text:p>-7527.44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];3;3)" office:value-type="string" office:string-value="003" calcext:value-type="string">
            <text:p>003</text:p>
          </table:table-cell>
          <table:table-cell table:style-name="ce18" office:value-type="string" calcext:value-type="string">
            <text:p>FT003A</text:p>
          </table:table-cell>
          <table:table-cell table:style-name="ce18" office:value-type="float" office:value="114675" calcext:value-type="float">
            <text:p>114675</text:p>
          </table:table-cell>
          <table:table-cell table:style-name="ce18" office:value-type="float" office:value="7315" calcext:value-type="float">
            <text:p>7315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2.193" calcext:value-type="float">
            <text:p>232.193</text:p>
          </table:table-cell>
          <table:table-cell table:style-name="Default" office:value-type="float" office:value="3.74578" calcext:value-type="float">
            <text:p>3.74578</text:p>
          </table:table-cell>
          <table:table-cell table:style-name="Default" office:value-type="float" office:value="232.702" calcext:value-type="float">
            <text:p>232.70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268" calcext:value-type="float">
            <text:p>24.268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-0.0164316" calcext:value-type="float">
            <text:p>-0.0164316</text:p>
          </table:table-cell>
          <table:table-cell office:value-type="float" office:value="-0.643614" calcext:value-type="float">
            <text:p>-0.643614</text:p>
          </table:table-cell>
          <table:table-cell office:value-type="float" office:value="-0.765174" calcext:value-type="float">
            <text:p>-0.765174</text:p>
          </table:table-cell>
          <table:table-cell office:value-type="float" office:value="115.912" calcext:value-type="float">
            <text:p>115.912</text:p>
          </table:table-cell>
          <table:table-cell office:value-type="float" office:value="-5002.84" calcext:value-type="float">
            <text:p>-5002.84</text:p>
          </table:table-cell>
          <table:table-cell office:value-type="float" office:value="-6754.997" calcext:value-type="float">
            <text:p>-6754.99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];3;3)" office:value-type="string" office:string-value="004" calcext:value-type="string">
            <text:p>004</text:p>
          </table:table-cell>
          <table:table-cell table:style-name="ce18" office:value-type="string" calcext:value-type="string">
            <text:p>FT004A</text:p>
          </table:table-cell>
          <table:table-cell table:style-name="ce18" office:value-type="float" office:value="114677" calcext:value-type="float">
            <text:p>114677</text:p>
          </table:table-cell>
          <table:table-cell table:style-name="ce18" office:value-type="float" office:value="8040" calcext:value-type="float">
            <text:p>804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0.998" calcext:value-type="float">
            <text:p>230.998</text:p>
          </table:table-cell>
          <table:table-cell table:style-name="Default" office:value-type="float" office:value="3.83213" calcext:value-type="float">
            <text:p>3.83213</text:p>
          </table:table-cell>
          <table:table-cell table:style-name="Default" office:value-type="float" office:value="230.704" calcext:value-type="float">
            <text:p>230.70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3.168" calcext:value-type="float">
            <text:p>53.168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0155402" calcext:value-type="float">
            <text:p>0.0155402</text:p>
          </table:table-cell>
          <table:table-cell office:value-type="float" office:value="-0.87613" calcext:value-type="float">
            <text:p>-0.87613</text:p>
          </table:table-cell>
          <table:table-cell office:value-type="float" office:value="-0.481824" calcext:value-type="float">
            <text:p>-0.481824</text:p>
          </table:table-cell>
          <table:table-cell office:value-type="float" office:value="194.504" calcext:value-type="float">
            <text:p>194.504</text:p>
          </table:table-cell>
          <table:table-cell office:value-type="float" office:value="-7391.079" calcext:value-type="float">
            <text:p>-7391.079</text:p>
          </table:table-cell>
          <table:table-cell office:value-type="float" office:value="-3999.353" calcext:value-type="float">
            <text:p>-3999.3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];3;3)" office:value-type="string" office:string-value="005" calcext:value-type="string">
            <text:p>005</text:p>
          </table:table-cell>
          <table:table-cell table:style-name="ce18" office:value-type="string" calcext:value-type="string">
            <text:p>FT005A</text:p>
          </table:table-cell>
          <table:table-cell table:style-name="ce18" office:value-type="float" office:value="114679" calcext:value-type="float">
            <text:p>114679</text:p>
          </table:table-cell>
          <table:table-cell table:style-name="ce18" office:value-type="float" office:value="8205" calcext:value-type="float">
            <text:p>820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1.707" calcext:value-type="float">
            <text:p>231.707</text:p>
          </table:table-cell>
          <table:table-cell table:style-name="Default" office:value-type="float" office:value="3.88445" calcext:value-type="float">
            <text:p>3.8844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4.469" calcext:value-type="float">
            <text:p>54.469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293675" calcext:value-type="float">
            <text:p>0.293675</text:p>
          </table:table-cell>
          <table:table-cell office:value-type="float" office:value="-0.811462" calcext:value-type="float">
            <text:p>-0.811462</text:p>
          </table:table-cell>
          <table:table-cell office:value-type="float" office:value="-0.505256" calcext:value-type="float">
            <text:p>-0.505256</text:p>
          </table:table-cell>
          <table:table-cell office:value-type="float" office:value="1962.787" calcext:value-type="float">
            <text:p>1962.787</text:p>
          </table:table-cell>
          <table:table-cell office:value-type="float" office:value="-6841.383" calcext:value-type="float">
            <text:p>-6841.383</text:p>
          </table:table-cell>
          <table:table-cell office:value-type="float" office:value="-4473.763" calcext:value-type="float">
            <text:p>-4473.76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];3;3)" office:value-type="string" office:string-value="006" calcext:value-type="string">
            <text:p>006</text:p>
          </table:table-cell>
          <table:table-cell table:style-name="ce18" office:value-type="string" calcext:value-type="string">
            <text:p>FT006A</text:p>
          </table:table-cell>
          <table:table-cell table:style-name="ce18" office:value-type="float" office:value="114681" calcext:value-type="float">
            <text:p>114681</text:p>
          </table:table-cell>
          <table:table-cell table:style-name="ce18" office:value-type="float" office:value="8165" calcext:value-type="float">
            <text:p>8165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2.084" calcext:value-type="float">
            <text:p>232.084</text:p>
          </table:table-cell>
          <table:table-cell table:style-name="Default" office:value-type="float" office:value="3.81057" calcext:value-type="float">
            <text:p>3.81057</text:p>
          </table:table-cell>
          <table:table-cell table:style-name="Default" office:value-type="float" office:value="232.271" calcext:value-type="float">
            <text:p>232.27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8.543" calcext:value-type="float">
            <text:p>38.543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669378" calcext:value-type="float">
            <text:p>0.669378</text:p>
          </table:table-cell>
          <table:table-cell office:value-type="float" office:value="-0.562367" calcext:value-type="float">
            <text:p>-0.562367</text:p>
          </table:table-cell>
          <table:table-cell office:value-type="float" office:value="-0.485465" calcext:value-type="float">
            <text:p>-0.485465</text:p>
          </table:table-cell>
          <table:table-cell office:value-type="float" office:value="5721.383" calcext:value-type="float">
            <text:p>5721.383</text:p>
          </table:table-cell>
          <table:table-cell office:value-type="float" office:value="-4548.907" calcext:value-type="float">
            <text:p>-4548.907</text:p>
          </table:table-cell>
          <table:table-cell office:value-type="float" office:value="-4153.339" calcext:value-type="float">
            <text:p>-4153.33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];3;3)" office:value-type="string" office:string-value="007" calcext:value-type="string">
            <text:p>007</text:p>
          </table:table-cell>
          <table:table-cell table:style-name="ce18" office:value-type="string" calcext:value-type="string">
            <text:p>FT007A</text:p>
          </table:table-cell>
          <table:table-cell table:style-name="ce18" office:value-type="float" office:value="114683" calcext:value-type="float">
            <text:p>114683</text:p>
          </table:table-cell>
          <table:table-cell table:style-name="ce18" office:value-type="float" office:value="7800" calcext:value-type="float">
            <text:p>7800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232.231" calcext:value-type="float">
            <text:p>232.231</text:p>
          </table:table-cell>
          <table:table-cell table:style-name="Default" office:value-type="float" office:value="3.75276" calcext:value-type="float">
            <text:p>3.75276</text:p>
          </table:table-cell>
          <table:table-cell table:style-name="Default" office:value-type="float" office:value="232.713" calcext:value-type="float">
            <text:p>232.71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633" calcext:value-type="float">
            <text:p>25.633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839951" calcext:value-type="float">
            <text:p>0.839951</text:p>
          </table:table-cell>
          <table:table-cell office:value-type="float" office:value="-0.247947" calcext:value-type="float">
            <text:p>-0.247947</text:p>
          </table:table-cell>
          <table:table-cell office:value-type="float" office:value="-0.482705" calcext:value-type="float">
            <text:p>-0.482705</text:p>
          </table:table-cell>
          <table:table-cell office:value-type="float" office:value="7120.669" calcext:value-type="float">
            <text:p>7120.669</text:p>
          </table:table-cell>
          <table:table-cell office:value-type="float" office:value="-1964.057" calcext:value-type="float">
            <text:p>-1964.057</text:p>
          </table:table-cell>
          <table:table-cell office:value-type="float" office:value="-4013.775" calcext:value-type="float">
            <text:p>-4013.77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];3;3)" office:value-type="string" office:string-value="008" calcext:value-type="string">
            <text:p>008</text:p>
          </table:table-cell>
          <table:table-cell table:style-name="ce18" office:value-type="string" calcext:value-type="string">
            <text:p>FT008A</text:p>
          </table:table-cell>
          <table:table-cell table:style-name="ce18" office:value-type="float" office:value="114685" calcext:value-type="float">
            <text:p>114685</text:p>
          </table:table-cell>
          <table:table-cell table:style-name="ce18" office:value-type="float" office:value="7305" calcext:value-type="float">
            <text:p>7305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2.102" calcext:value-type="float">
            <text:p>232.102</text:p>
          </table:table-cell>
          <table:table-cell table:style-name="Default" office:value-type="float" office:value="3.75821" calcext:value-type="float">
            <text:p>3.75821</text:p>
          </table:table-cell>
          <table:table-cell table:style-name="Default" office:value-type="float" office:value="231.564" calcext:value-type="float">
            <text:p>231.56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57" calcext:value-type="float">
            <text:p>61.57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632064" calcext:value-type="float">
            <text:p>0.632064</text:p>
          </table:table-cell>
          <table:table-cell office:value-type="float" office:value="-0.24431" calcext:value-type="float">
            <text:p>-0.24431</text:p>
          </table:table-cell>
          <table:table-cell office:value-type="float" office:value="-0.735396" calcext:value-type="float">
            <text:p>-0.735396</text:p>
          </table:table-cell>
          <table:table-cell office:value-type="float" office:value="5335.929" calcext:value-type="float">
            <text:p>5335.929</text:p>
          </table:table-cell>
          <table:table-cell office:value-type="float" office:value="-1982.369" calcext:value-type="float">
            <text:p>-1982.369</text:p>
          </table:table-cell>
          <table:table-cell office:value-type="float" office:value="-6186.753" calcext:value-type="float">
            <text:p>-6186.7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0];3;3)" office:value-type="string" office:string-value="009" calcext:value-type="string">
            <text:p>009</text:p>
          </table:table-cell>
          <table:table-cell table:style-name="ce18" office:value-type="string" calcext:value-type="string">
            <text:p>FT009A</text:p>
          </table:table-cell>
          <table:table-cell table:style-name="ce18" office:value-type="float" office:value="114687" calcext:value-type="float">
            <text:p>114687</text:p>
          </table:table-cell>
          <table:table-cell table:style-name="ce18" office:value-type="float" office:value="8265" calcext:value-type="float">
            <text:p>8265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1.758" calcext:value-type="float">
            <text:p>231.758</text:p>
          </table:table-cell>
          <table:table-cell table:style-name="Default" office:value-type="float" office:value="3.70852" calcext:value-type="float">
            <text:p>3.70852</text:p>
          </table:table-cell>
          <table:table-cell table:style-name="Default" office:value-type="float" office:value="232.163" calcext:value-type="float">
            <text:p>232.16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721" calcext:value-type="float">
            <text:p>28.721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07824" calcext:value-type="float">
            <text:p>0.307824</text:p>
          </table:table-cell>
          <table:table-cell office:value-type="float" office:value="-0.0644773" calcext:value-type="float">
            <text:p>-0.0644773</text:p>
          </table:table-cell>
          <table:table-cell office:value-type="float" office:value="-0.949256" calcext:value-type="float">
            <text:p>-0.949256</text:p>
          </table:table-cell>
          <table:table-cell office:value-type="float" office:value="2798.822" calcext:value-type="float">
            <text:p>2798.822</text:p>
          </table:table-cell>
          <table:table-cell office:value-type="float" office:value="-306.73" calcext:value-type="float">
            <text:p>-306.73</text:p>
          </table:table-cell>
          <table:table-cell office:value-type="float" office:value="-7921.061" calcext:value-type="float">
            <text:p>-7921.06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1];3;3)" office:value-type="string" office:string-value="010" calcext:value-type="string">
            <text:p>010</text:p>
          </table:table-cell>
          <table:table-cell table:style-name="ce18" office:value-type="string" calcext:value-type="string">
            <text:p>FT010A</text:p>
          </table:table-cell>
          <table:table-cell table:style-name="ce18" office:value-type="float" office:value="114689" calcext:value-type="float">
            <text:p>114689</text:p>
          </table:table-cell>
          <table:table-cell table:style-name="ce18" office:value-type="float" office:value="7120" calcext:value-type="float">
            <text:p>712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1.906" calcext:value-type="float">
            <text:p>231.906</text:p>
          </table:table-cell>
          <table:table-cell table:style-name="Default" office:value-type="float" office:value="3.73898" calcext:value-type="float">
            <text:p>3.73898</text:p>
          </table:table-cell>
          <table:table-cell table:style-name="Default" office:value-type="float" office:value="232.461" calcext:value-type="float">
            <text:p>232.46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8" calcext:value-type="float">
            <text:p>24.8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351735" calcext:value-type="float">
            <text:p>0.351735</text:p>
          </table:table-cell>
          <table:table-cell office:value-type="float" office:value="-0.446601" calcext:value-type="float">
            <text:p>-0.446601</text:p>
          </table:table-cell>
          <table:table-cell office:value-type="float" office:value="-0.822697" calcext:value-type="float">
            <text:p>-0.822697</text:p>
          </table:table-cell>
          <table:table-cell office:value-type="float" office:value="3515.258" calcext:value-type="float">
            <text:p>3515.258</text:p>
          </table:table-cell>
          <table:table-cell office:value-type="float" office:value="-3569.409" calcext:value-type="float">
            <text:p>-3569.409</text:p>
          </table:table-cell>
          <table:table-cell office:value-type="float" office:value="-6750.457" calcext:value-type="float">
            <text:p>-6750.45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2];3;3)" office:value-type="string" office:string-value="011" calcext:value-type="string">
            <text:p>011</text:p>
          </table:table-cell>
          <table:table-cell table:style-name="ce18" office:value-type="string" calcext:value-type="string">
            <text:p>FT011A</text:p>
          </table:table-cell>
          <table:table-cell table:style-name="ce18" office:value-type="float" office:value="114691" calcext:value-type="float">
            <text:p>114691</text:p>
          </table:table-cell>
          <table:table-cell table:style-name="ce18" office:value-type="float" office:value="7175" calcext:value-type="float">
            <text:p>7175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1.884" calcext:value-type="float">
            <text:p>231.884</text:p>
          </table:table-cell>
          <table:table-cell table:style-name="Default" office:value-type="float" office:value="3.64729" calcext:value-type="float">
            <text:p>3.64729</text:p>
          </table:table-cell>
          <table:table-cell table:style-name="Default" office:value-type="float" office:value="232.673" calcext:value-type="float">
            <text:p>232.67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5.289" calcext:value-type="float">
            <text:p>15.289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857662" calcext:value-type="float">
            <text:p>0.857662</text:p>
          </table:table-cell>
          <table:table-cell office:value-type="float" office:value="0.0110204" calcext:value-type="float">
            <text:p>0.0110204</text:p>
          </table:table-cell>
          <table:table-cell office:value-type="float" office:value="-0.514095" calcext:value-type="float">
            <text:p>-0.514095</text:p>
          </table:table-cell>
          <table:table-cell office:value-type="float" office:value="7010.011" calcext:value-type="float">
            <text:p>7010.011</text:p>
          </table:table-cell>
          <table:table-cell office:value-type="float" office:value="-541.752" calcext:value-type="float">
            <text:p>-541.752</text:p>
          </table:table-cell>
          <table:table-cell office:value-type="float" office:value="-4608.932" calcext:value-type="float">
            <text:p>-4608.93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3];3;3)" office:value-type="string" office:string-value="012" calcext:value-type="string">
            <text:p>012</text:p>
          </table:table-cell>
          <table:table-cell table:style-name="ce18" office:value-type="string" calcext:value-type="string">
            <text:p>FT012A</text:p>
          </table:table-cell>
          <table:table-cell table:style-name="ce18" office:value-type="float" office:value="114693" calcext:value-type="float">
            <text:p>114693</text:p>
          </table:table-cell>
          <table:table-cell table:style-name="ce18" office:value-type="float" office:value="8800" calcext:value-type="float">
            <text:p>880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1.797" calcext:value-type="float">
            <text:p>231.797</text:p>
          </table:table-cell>
          <table:table-cell table:style-name="Default" office:value-type="float" office:value="3.7369" calcext:value-type="float">
            <text:p>3.7369</text:p>
          </table:table-cell>
          <table:table-cell table:style-name="Default" office:value-type="float" office:value="232.221" calcext:value-type="float">
            <text:p>232.22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976" calcext:value-type="float">
            <text:p>28.976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76015" calcext:value-type="float">
            <text:p>0.76015</text:p>
          </table:table-cell>
          <table:table-cell office:value-type="float" office:value="0.432732" calcext:value-type="float">
            <text:p>0.432732</text:p>
          </table:table-cell>
          <table:table-cell office:value-type="float" office:value="-0.484681" calcext:value-type="float">
            <text:p>-0.484681</text:p>
          </table:table-cell>
          <table:table-cell office:value-type="float" office:value="6407.03" calcext:value-type="float">
            <text:p>6407.03</text:p>
          </table:table-cell>
          <table:table-cell office:value-type="float" office:value="3530.997" calcext:value-type="float">
            <text:p>3530.997</text:p>
          </table:table-cell>
          <table:table-cell office:value-type="float" office:value="-4141.721" calcext:value-type="float">
            <text:p>-4141.72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4];3;3)" office:value-type="string" office:string-value="013" calcext:value-type="string">
            <text:p>013</text:p>
          </table:table-cell>
          <table:table-cell table:style-name="ce18" office:value-type="string" calcext:value-type="string">
            <text:p>FT013A</text:p>
          </table:table-cell>
          <table:table-cell table:style-name="ce18" office:value-type="float" office:value="114695" calcext:value-type="float">
            <text:p>114695</text:p>
          </table:table-cell>
          <table:table-cell table:style-name="ce18" office:value-type="float" office:value="8217" calcext:value-type="float">
            <text:p>8217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198" calcext:value-type="float">
            <text:p>232.198</text:p>
          </table:table-cell>
          <table:table-cell table:style-name="Default" office:value-type="float" office:value="3.77677" calcext:value-type="float">
            <text:p>3.77677</text:p>
          </table:table-cell>
          <table:table-cell table:style-name="Default" office:value-type="float" office:value="232.91" calcext:value-type="float">
            <text:p>232.9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81" calcext:value-type="float">
            <text:p>22.81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490976" calcext:value-type="float">
            <text:p>0.490976</text:p>
          </table:table-cell>
          <table:table-cell office:value-type="float" office:value="0.772641" calcext:value-type="float">
            <text:p>0.772641</text:p>
          </table:table-cell>
          <table:table-cell office:value-type="float" office:value="-0.402454" calcext:value-type="float">
            <text:p>-0.402454</text:p>
          </table:table-cell>
          <table:table-cell office:value-type="float" office:value="4124.177" calcext:value-type="float">
            <text:p>4124.177</text:p>
          </table:table-cell>
          <table:table-cell office:value-type="float" office:value="6787.923" calcext:value-type="float">
            <text:p>6787.923</text:p>
          </table:table-cell>
          <table:table-cell office:value-type="float" office:value="-2754.25" calcext:value-type="float">
            <text:p>-2754.2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5];3;3)" office:value-type="string" office:string-value="014" calcext:value-type="string">
            <text:p>014</text:p>
          </table:table-cell>
          <table:table-cell table:style-name="ce18" office:value-type="string" calcext:value-type="string">
            <text:p>FT014A</text:p>
          </table:table-cell>
          <table:table-cell table:style-name="ce18" office:value-type="float" office:value="114697" calcext:value-type="float">
            <text:p>114697</text:p>
          </table:table-cell>
          <table:table-cell table:style-name="ce18" office:value-type="float" office:value="4900" calcext:value-type="float">
            <text:p>4900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232.241" calcext:value-type="float">
            <text:p>232.241</text:p>
          </table:table-cell>
          <table:table-cell table:style-name="Default" office:value-type="float" office:value="3.7356" calcext:value-type="float">
            <text:p>3.7356</text:p>
          </table:table-cell>
          <table:table-cell table:style-name="Default" office:value-type="float" office:value="232.166" calcext:value-type="float">
            <text:p>232.16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2.203" calcext:value-type="float">
            <text:p>42.203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398823" calcext:value-type="float">
            <text:p>0.398823</text:p>
          </table:table-cell>
          <table:table-cell office:value-type="float" office:value="0.515088" calcext:value-type="float">
            <text:p>0.515088</text:p>
          </table:table-cell>
          <table:table-cell office:value-type="float" office:value="-0.758699" calcext:value-type="float">
            <text:p>-0.758699</text:p>
          </table:table-cell>
          <table:table-cell office:value-type="float" office:value="2972.581" calcext:value-type="float">
            <text:p>2972.581</text:p>
          </table:table-cell>
          <table:table-cell office:value-type="float" office:value="4189.414" calcext:value-type="float">
            <text:p>4189.414</text:p>
          </table:table-cell>
          <table:table-cell office:value-type="float" office:value="-6655.11" calcext:value-type="float">
            <text:p>-6655.1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6];3;3)" office:value-type="string" office:string-value="015" calcext:value-type="string">
            <text:p>015</text:p>
          </table:table-cell>
          <table:table-cell table:style-name="ce18" office:value-type="string" calcext:value-type="string">
            <text:p>FT015A</text:p>
          </table:table-cell>
          <table:table-cell table:style-name="ce18" office:value-type="float" office:value="114699" calcext:value-type="float">
            <text:p>114699</text:p>
          </table:table-cell>
          <table:table-cell table:style-name="ce18" office:value-type="float" office:value="6210" calcext:value-type="float">
            <text:p>621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2.067" calcext:value-type="float">
            <text:p>232.067</text:p>
          </table:table-cell>
          <table:table-cell table:style-name="Default" office:value-type="float" office:value="3.79812" calcext:value-type="float">
            <text:p>3.79812</text:p>
          </table:table-cell>
          <table:table-cell table:style-name="Default" office:value-type="float" office:value="231.781" calcext:value-type="float">
            <text:p>231.78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3.383" calcext:value-type="float">
            <text:p>53.383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224122" calcext:value-type="float">
            <text:p>0.224122</text:p>
          </table:table-cell>
          <table:table-cell office:value-type="float" office:value="0.257592" calcext:value-type="float">
            <text:p>0.257592</text:p>
          </table:table-cell>
          <table:table-cell office:value-type="float" office:value="-0.939902" calcext:value-type="float">
            <text:p>-0.939902</text:p>
          </table:table-cell>
          <table:table-cell office:value-type="float" office:value="1776.833" calcext:value-type="float">
            <text:p>1776.833</text:p>
          </table:table-cell>
          <table:table-cell office:value-type="float" office:value="2247.227" calcext:value-type="float">
            <text:p>2247.227</text:p>
          </table:table-cell>
          <table:table-cell office:value-type="float" office:value="-7903.638" calcext:value-type="float">
            <text:p>-7903.63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7];3;3)" office:value-type="string" office:string-value="016" calcext:value-type="string">
            <text:p>016</text:p>
          </table:table-cell>
          <table:table-cell table:style-name="ce18" office:value-type="string" calcext:value-type="string">
            <text:p>FT016A</text:p>
          </table:table-cell>
          <table:table-cell table:style-name="ce18" office:value-type="float" office:value="114701" calcext:value-type="float">
            <text:p>114701</text:p>
          </table:table-cell>
          <table:table-cell table:style-name="ce18" office:value-type="float" office:value="5865" calcext:value-type="float">
            <text:p>586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325" calcext:value-type="float">
            <text:p>232.325</text:p>
          </table:table-cell>
          <table:table-cell table:style-name="Default" office:value-type="float" office:value="3.74214" calcext:value-type="float">
            <text:p>3.74214</text:p>
          </table:table-cell>
          <table:table-cell table:style-name="Default" office:value-type="float" office:value="232.925" calcext:value-type="float">
            <text:p>232.92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1.521" calcext:value-type="float">
            <text:p>21.521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0.523732" calcext:value-type="float">
            <text:p>0.523732</text:p>
          </table:table-cell>
          <table:table-cell office:value-type="float" office:value="0.198092" calcext:value-type="float">
            <text:p>0.198092</text:p>
          </table:table-cell>
          <table:table-cell office:value-type="float" office:value="-0.828531" calcext:value-type="float">
            <text:p>-0.828531</text:p>
          </table:table-cell>
          <table:table-cell office:value-type="float" office:value="4318.319" calcext:value-type="float">
            <text:p>4318.319</text:p>
          </table:table-cell>
          <table:table-cell office:value-type="float" office:value="2266.538" calcext:value-type="float">
            <text:p>2266.538</text:p>
          </table:table-cell>
          <table:table-cell office:value-type="float" office:value="-6847.66" calcext:value-type="float">
            <text:p>-6847.6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8];3;3)" office:value-type="string" office:string-value="017" calcext:value-type="string">
            <text:p>017</text:p>
          </table:table-cell>
          <table:table-cell table:style-name="ce18" office:value-type="string" calcext:value-type="string">
            <text:p>FT017A</text:p>
          </table:table-cell>
          <table:table-cell table:style-name="ce18" office:value-type="float" office:value="114703" calcext:value-type="float">
            <text:p>114703</text:p>
          </table:table-cell>
          <table:table-cell table:style-name="ce18" office:value-type="float" office:value="10860" calcext:value-type="float">
            <text:p>1086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232.194" calcext:value-type="float">
            <text:p>232.194</text:p>
          </table:table-cell>
          <table:table-cell table:style-name="Default" office:value-type="float" office:value="3.70369" calcext:value-type="float">
            <text:p>3.70369</text:p>
          </table:table-cell>
          <table:table-cell table:style-name="Default" office:value-type="float" office:value="232.381" calcext:value-type="float">
            <text:p>232.38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6.584" calcext:value-type="float">
            <text:p>36.584</text:p>
          </table:table-cell>
          <table:table-cell table:style-name="Default" office:value-type="float" office:value="0.09" calcext:value-type="float">
            <text:p>0.09</text:p>
          </table:table-cell>
          <table:table-cell office:value-type="float" office:value="0.254874" calcext:value-type="float">
            <text:p>0.254874</text:p>
          </table:table-cell>
          <table:table-cell office:value-type="float" office:value="0.823667" calcext:value-type="float">
            <text:p>0.823667</text:p>
          </table:table-cell>
          <table:table-cell office:value-type="float" office:value="-0.506569" calcext:value-type="float">
            <text:p>-0.506569</text:p>
          </table:table-cell>
          <table:table-cell office:value-type="float" office:value="2688.56" calcext:value-type="float">
            <text:p>2688.56</text:p>
          </table:table-cell>
          <table:table-cell office:value-type="float" office:value="6581.687" calcext:value-type="float">
            <text:p>6581.687</text:p>
          </table:table-cell>
          <table:table-cell office:value-type="float" office:value="-4486.226" calcext:value-type="float">
            <text:p>-4486.22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19];3;3)" office:value-type="string" office:string-value="018" calcext:value-type="string">
            <text:p>018</text:p>
          </table:table-cell>
          <table:table-cell table:style-name="ce18" office:value-type="string" calcext:value-type="string">
            <text:p>FT018A</text:p>
          </table:table-cell>
          <table:table-cell table:style-name="ce18" office:value-type="float" office:value="114705" calcext:value-type="float">
            <text:p>114705</text:p>
          </table:table-cell>
          <table:table-cell table:style-name="ce18" office:value-type="float" office:value="6228" calcext:value-type="float">
            <text:p>6228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232.479" calcext:value-type="float">
            <text:p>232.479</text:p>
          </table:table-cell>
          <table:table-cell table:style-name="Default" office:value-type="float" office:value="3.70206" calcext:value-type="float">
            <text:p>3.70206</text:p>
          </table:table-cell>
          <table:table-cell table:style-name="Default" office:value-type="float" office:value="233.112" calcext:value-type="float">
            <text:p>233.1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91" calcext:value-type="float">
            <text:p>22.91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-0.160893" calcext:value-type="float">
            <text:p>-0.160893</text:p>
          </table:table-cell>
          <table:table-cell office:value-type="float" office:value="0.854102" calcext:value-type="float">
            <text:p>0.854102</text:p>
          </table:table-cell>
          <table:table-cell office:value-type="float" office:value="-0.494594" calcext:value-type="float">
            <text:p>-0.494594</text:p>
          </table:table-cell>
          <table:table-cell office:value-type="float" office:value="-1112.076" calcext:value-type="float">
            <text:p>-1112.076</text:p>
          </table:table-cell>
          <table:table-cell office:value-type="float" office:value="7135.011" calcext:value-type="float">
            <text:p>7135.011</text:p>
          </table:table-cell>
          <table:table-cell office:value-type="float" office:value="-4304.661" calcext:value-type="float">
            <text:p>-4304.66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0];3;3)" office:value-type="string" office:string-value="019" calcext:value-type="string">
            <text:p>019</text:p>
          </table:table-cell>
          <table:table-cell table:style-name="ce18" office:value-type="string" calcext:value-type="string">
            <text:p>FT019A</text:p>
          </table:table-cell>
          <table:table-cell table:style-name="ce18" office:value-type="float" office:value="114707" calcext:value-type="float">
            <text:p>114707</text:p>
          </table:table-cell>
          <table:table-cell table:style-name="ce18" office:value-type="float" office:value="6085" calcext:value-type="float">
            <text:p>608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1.382" calcext:value-type="float">
            <text:p>231.382</text:p>
          </table:table-cell>
          <table:table-cell table:style-name="Default" office:value-type="float" office:value="3.71428" calcext:value-type="float">
            <text:p>3.71428</text:p>
          </table:table-cell>
          <table:table-cell table:style-name="Default" office:value-type="float" office:value="232.155" calcext:value-type="float">
            <text:p>232.15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7.136" calcext:value-type="float">
            <text:p>17.136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565199" calcext:value-type="float">
            <text:p>-0.565199</text:p>
          </table:table-cell>
          <table:table-cell office:value-type="float" office:value="0.719658" calcext:value-type="float">
            <text:p>0.719658</text:p>
          </table:table-cell>
          <table:table-cell office:value-type="float" office:value="-0.403289" calcext:value-type="float">
            <text:p>-0.403289</text:p>
          </table:table-cell>
          <table:table-cell office:value-type="float" office:value="-4883.716" calcext:value-type="float">
            <text:p>-4883.716</text:p>
          </table:table-cell>
          <table:table-cell office:value-type="float" office:value="6256.986" calcext:value-type="float">
            <text:p>6256.986</text:p>
          </table:table-cell>
          <table:table-cell office:value-type="float" office:value="-2770.067" calcext:value-type="float">
            <text:p>-2770.06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1];3;3)" office:value-type="string" office:string-value="020" calcext:value-type="string">
            <text:p>020</text:p>
          </table:table-cell>
          <table:table-cell table:style-name="ce18" office:value-type="string" calcext:value-type="string">
            <text:p>FT020A</text:p>
          </table:table-cell>
          <table:table-cell table:style-name="ce18" office:value-type="float" office:value="114709" calcext:value-type="float">
            <text:p>114709</text:p>
          </table:table-cell>
          <table:table-cell table:style-name="ce18" office:value-type="float" office:value="8795" calcext:value-type="float">
            <text:p>879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2.91" calcext:value-type="float">
            <text:p>232.91</text:p>
          </table:table-cell>
          <table:table-cell table:style-name="Default" office:value-type="float" office:value="3.76671" calcext:value-type="float">
            <text:p>3.76671</text:p>
          </table:table-cell>
          <table:table-cell table:style-name="Default" office:value-type="float" office:value="233.468" calcext:value-type="float">
            <text:p>233.46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766" calcext:value-type="float">
            <text:p>27.766</text:p>
          </table:table-cell>
          <table:table-cell table:style-name="Default" office:value-type="float" office:value="0.104" calcext:value-type="float">
            <text:p>0.104</text:p>
          </table:table-cell>
          <table:table-cell office:value-type="float" office:value="-0.412394" calcext:value-type="float">
            <text:p>-0.412394</text:p>
          </table:table-cell>
          <table:table-cell office:value-type="float" office:value="0.505005" calcext:value-type="float">
            <text:p>0.505005</text:p>
          </table:table-cell>
          <table:table-cell office:value-type="float" office:value="-0.758222" calcext:value-type="float">
            <text:p>-0.758222</text:p>
          </table:table-cell>
          <table:table-cell office:value-type="float" office:value="-3486.971" calcext:value-type="float">
            <text:p>-3486.971</text:p>
          </table:table-cell>
          <table:table-cell office:value-type="float" office:value="4173.969" calcext:value-type="float">
            <text:p>4173.969</text:p>
          </table:table-cell>
          <table:table-cell office:value-type="float" office:value="-6410.352" calcext:value-type="float">
            <text:p>-6410.35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2];3;3)" office:value-type="string" office:string-value="021" calcext:value-type="string">
            <text:p>021</text:p>
          </table:table-cell>
          <table:table-cell table:style-name="ce18" office:value-type="string" calcext:value-type="string">
            <text:p>FT021A</text:p>
          </table:table-cell>
          <table:table-cell table:style-name="ce18" office:value-type="float" office:value="114711" calcext:value-type="float">
            <text:p>114711</text:p>
          </table:table-cell>
          <table:table-cell table:style-name="ce18" office:value-type="float" office:value="6385" calcext:value-type="float">
            <text:p>638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441" calcext:value-type="float">
            <text:p>232.441</text:p>
          </table:table-cell>
          <table:table-cell table:style-name="Default" office:value-type="float" office:value="3.77874" calcext:value-type="float">
            <text:p>3.77874</text:p>
          </table:table-cell>
          <table:table-cell table:style-name="Default" office:value-type="float" office:value="233.003" calcext:value-type="float">
            <text:p>233.00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30.652" calcext:value-type="float">
            <text:p>30.652</text:p>
          </table:table-cell>
          <table:table-cell table:style-name="Default" office:value-type="float" office:value="0.199" calcext:value-type="float">
            <text:p>0.199</text:p>
          </table:table-cell>
          <table:table-cell office:value-type="float" office:value="-0.165221" calcext:value-type="float">
            <text:p>-0.165221</text:p>
          </table:table-cell>
          <table:table-cell office:value-type="float" office:value="0.281369" calcext:value-type="float">
            <text:p>0.281369</text:p>
          </table:table-cell>
          <table:table-cell office:value-type="float" office:value="-0.945269" calcext:value-type="float">
            <text:p>-0.945269</text:p>
          </table:table-cell>
          <table:table-cell office:value-type="float" office:value="-1335.533" calcext:value-type="float">
            <text:p>-1335.533</text:p>
          </table:table-cell>
          <table:table-cell office:value-type="float" office:value="2079.121" calcext:value-type="float">
            <text:p>2079.121</text:p>
          </table:table-cell>
          <table:table-cell office:value-type="float" office:value="-8035.17" calcext:value-type="float">
            <text:p>-8035.1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3];3;3)" office:value-type="string" office:string-value="022" calcext:value-type="string">
            <text:p>022</text:p>
          </table:table-cell>
          <table:table-cell table:style-name="ce18" office:value-type="string" calcext:value-type="string">
            <text:p>FT022A</text:p>
          </table:table-cell>
          <table:table-cell table:style-name="ce18" office:value-type="float" office:value="114713" calcext:value-type="float">
            <text:p>114713</text:p>
          </table:table-cell>
          <table:table-cell table:style-name="ce18" office:value-type="float" office:value="6120" calcext:value-type="float">
            <text:p>612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1.911" calcext:value-type="float">
            <text:p>231.911</text:p>
          </table:table-cell>
          <table:table-cell table:style-name="Default" office:value-type="float" office:value="3.69199" calcext:value-type="float">
            <text:p>3.69199</text:p>
          </table:table-cell>
          <table:table-cell table:style-name="Default" office:value-type="float" office:value="232.502" calcext:value-type="float">
            <text:p>232.50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671" calcext:value-type="float">
            <text:p>24.671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-0.00504971" calcext:value-type="float">
            <text:p>-0.00504971</text:p>
          </table:table-cell>
          <table:table-cell office:value-type="float" office:value="0.566146" calcext:value-type="float">
            <text:p>0.566146</text:p>
          </table:table-cell>
          <table:table-cell office:value-type="float" office:value="-0.824289" calcext:value-type="float">
            <text:p>-0.824289</text:p>
          </table:table-cell>
          <table:table-cell office:value-type="float" office:value="-461.373" calcext:value-type="float">
            <text:p>-461.373</text:p>
          </table:table-cell>
          <table:table-cell office:value-type="float" office:value="4932.217" calcext:value-type="float">
            <text:p>4932.217</text:p>
          </table:table-cell>
          <table:table-cell office:value-type="float" office:value="-6791.957" calcext:value-type="float">
            <text:p>-6791.95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4];3;3)" office:value-type="string" office:string-value="023" calcext:value-type="string">
            <text:p>023</text:p>
          </table:table-cell>
          <table:table-cell table:style-name="ce18" office:value-type="string" calcext:value-type="string">
            <text:p>FT023A</text:p>
          </table:table-cell>
          <table:table-cell table:style-name="ce18" office:value-type="float" office:value="114715" calcext:value-type="float">
            <text:p>114715</text:p>
          </table:table-cell>
          <table:table-cell table:style-name="ce18" office:value-type="float" office:value="6443" calcext:value-type="float">
            <text:p>6443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231.942" calcext:value-type="float">
            <text:p>231.942</text:p>
          </table:table-cell>
          <table:table-cell table:style-name="Default" office:value-type="float" office:value="3.71257" calcext:value-type="float">
            <text:p>3.71257</text:p>
          </table:table-cell>
          <table:table-cell table:style-name="Default" office:value-type="float" office:value="232.483" calcext:value-type="float">
            <text:p>232.483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5.568" calcext:value-type="float">
            <text:p>25.568</text:p>
          </table:table-cell>
          <table:table-cell table:style-name="Default" office:value-type="float" office:value="0.108" calcext:value-type="float">
            <text:p>0.108</text:p>
          </table:table-cell>
          <table:table-cell office:value-type="float" office:value="-0.697103" calcext:value-type="float">
            <text:p>-0.697103</text:p>
          </table:table-cell>
          <table:table-cell office:value-type="float" office:value="0.503128" calcext:value-type="float">
            <text:p>0.503128</text:p>
          </table:table-cell>
          <table:table-cell office:value-type="float" office:value="-0.510794" calcext:value-type="float">
            <text:p>-0.510794</text:p>
          </table:table-cell>
          <table:table-cell office:value-type="float" office:value="-5292.561" calcext:value-type="float">
            <text:p>-5292.561</text:p>
          </table:table-cell>
          <table:table-cell office:value-type="float" office:value="4687.106" calcext:value-type="float">
            <text:p>4687.106</text:p>
          </table:table-cell>
          <table:table-cell office:value-type="float" office:value="-4549.264" calcext:value-type="float">
            <text:p>-4549.26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5];3;3)" office:value-type="string" office:string-value="024" calcext:value-type="string">
            <text:p>024</text:p>
          </table:table-cell>
          <table:table-cell table:style-name="ce18" office:value-type="string" calcext:value-type="string">
            <text:p>FT024A</text:p>
          </table:table-cell>
          <table:table-cell table:style-name="ce18" office:value-type="float" office:value="114717" calcext:value-type="float">
            <text:p>114717</text:p>
          </table:table-cell>
          <table:table-cell table:style-name="ce18" office:value-type="float" office:value="6220" calcext:value-type="float">
            <text:p>622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2.436" calcext:value-type="float">
            <text:p>232.436</text:p>
          </table:table-cell>
          <table:table-cell table:style-name="Default" office:value-type="float" office:value="3.75077" calcext:value-type="float">
            <text:p>3.75077</text:p>
          </table:table-cell>
          <table:table-cell table:style-name="Default" office:value-type="float" office:value="232.319" calcext:value-type="float">
            <text:p>232.3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745" calcext:value-type="float">
            <text:p>48.745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875217" calcext:value-type="float">
            <text:p>-0.875217</text:p>
          </table:table-cell>
          <table:table-cell office:value-type="float" office:value="0.0747641" calcext:value-type="float">
            <text:p>0.0747641</text:p>
          </table:table-cell>
          <table:table-cell office:value-type="float" office:value="-0.477917" calcext:value-type="float">
            <text:p>-0.477917</text:p>
          </table:table-cell>
          <table:table-cell office:value-type="float" office:value="-7336.447" calcext:value-type="float">
            <text:p>-7336.447</text:p>
          </table:table-cell>
          <table:table-cell office:value-type="float" office:value="679.944" calcext:value-type="float">
            <text:p>679.944</text:p>
          </table:table-cell>
          <table:table-cell office:value-type="float" office:value="-4048.197" calcext:value-type="float">
            <text:p>-4048.19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6];3;3)" office:value-type="string" office:string-value="025" calcext:value-type="string">
            <text:p>025</text:p>
          </table:table-cell>
          <table:table-cell table:style-name="ce18" office:value-type="string" calcext:value-type="string">
            <text:p>FT025A</text:p>
          </table:table-cell>
          <table:table-cell table:style-name="ce18" office:value-type="float" office:value="114720" calcext:value-type="float">
            <text:p>114720</text:p>
          </table:table-cell>
          <table:table-cell table:style-name="ce18" office:value-type="float" office:value="6965" calcext:value-type="float">
            <text:p>696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2.056" calcext:value-type="float">
            <text:p>232.056</text:p>
          </table:table-cell>
          <table:table-cell table:style-name="Default" office:value-type="float" office:value="3.65838" calcext:value-type="float">
            <text:p>3.65838</text:p>
          </table:table-cell>
          <table:table-cell table:style-name="Default" office:value-type="float" office:value="231.909" calcext:value-type="float">
            <text:p>231.90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0.497" calcext:value-type="float">
            <text:p>50.497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8159" calcext:value-type="float">
            <text:p>-0.8159</text:p>
          </table:table-cell>
          <table:table-cell office:value-type="float" office:value="-0.311382" calcext:value-type="float">
            <text:p>-0.311382</text:p>
          </table:table-cell>
          <table:table-cell office:value-type="float" office:value="-0.487183" calcext:value-type="float">
            <text:p>-0.487183</text:p>
          </table:table-cell>
          <table:table-cell office:value-type="float" office:value="-6777.174" calcext:value-type="float">
            <text:p>-6777.174</text:p>
          </table:table-cell>
          <table:table-cell office:value-type="float" office:value="-2663.782" calcext:value-type="float">
            <text:p>-2663.782</text:p>
          </table:table-cell>
          <table:table-cell office:value-type="float" office:value="-4201.074" calcext:value-type="float">
            <text:p>-4201.07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7];3;3)" office:value-type="string" office:string-value="026" calcext:value-type="string">
            <text:p>026</text:p>
          </table:table-cell>
          <table:table-cell table:style-name="ce18" office:value-type="string" calcext:value-type="string">
            <text:p>FT026A</text:p>
          </table:table-cell>
          <table:table-cell table:style-name="ce18" office:value-type="float" office:value="115751" calcext:value-type="float">
            <text:p>115751</text:p>
          </table:table-cell>
          <table:table-cell table:style-name="ce18" office:value-type="float" office:value="4645" calcext:value-type="float">
            <text:p>464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2.12" calcext:value-type="float">
            <text:p>232.12</text:p>
          </table:table-cell>
          <table:table-cell table:style-name="Default" office:value-type="float" office:value="3.5743" calcext:value-type="float">
            <text:p>3.5743</text:p>
          </table:table-cell>
          <table:table-cell table:style-name="Default" office:value-type="float" office:value="232.751" calcext:value-type="float">
            <text:p>232.75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571" calcext:value-type="float">
            <text:p>25.571</text:p>
          </table:table-cell>
          <table:table-cell table:style-name="Default" office:value-type="float" office:value="0.085" calcext:value-type="float">
            <text:p>0.085</text:p>
          </table:table-cell>
          <table:table-cell office:value-type="float" office:value="-0.536001" calcext:value-type="float">
            <text:p>-0.536001</text:p>
          </table:table-cell>
          <table:table-cell office:value-type="float" office:value="0.144595" calcext:value-type="float">
            <text:p>0.144595</text:p>
          </table:table-cell>
          <table:table-cell office:value-type="float" office:value="-0.831742" calcext:value-type="float">
            <text:p>-0.831742</text:p>
          </table:table-cell>
          <table:table-cell office:value-type="float" office:value="-4756.103" calcext:value-type="float">
            <text:p>-4756.103</text:p>
          </table:table-cell>
          <table:table-cell office:value-type="float" office:value="654.492" calcext:value-type="float">
            <text:p>654.492</text:p>
          </table:table-cell>
          <table:table-cell office:value-type="float" office:value="-6900.801" calcext:value-type="float">
            <text:p>-6900.80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8];3;3)" office:value-type="string" office:string-value="027" calcext:value-type="string">
            <text:p>027</text:p>
          </table:table-cell>
          <table:table-cell table:style-name="ce18" office:value-type="string" calcext:value-type="string">
            <text:p>FT027A</text:p>
          </table:table-cell>
          <table:table-cell table:style-name="ce18" office:value-type="float" office:value="114724" calcext:value-type="float">
            <text:p>114724</text:p>
          </table:table-cell>
          <table:table-cell table:style-name="ce18" office:value-type="float" office:value="7090" calcext:value-type="float">
            <text:p>7090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table:style-name="Default" office:value-type="float" office:value="232.127" calcext:value-type="float">
            <text:p>232.127</text:p>
          </table:table-cell>
          <table:table-cell table:style-name="Default" office:value-type="float" office:value="3.68263" calcext:value-type="float">
            <text:p>3.68263</text:p>
          </table:table-cell>
          <table:table-cell table:style-name="Default" office:value-type="float" office:value="232.701" calcext:value-type="float">
            <text:p>232.7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168" calcext:value-type="float">
            <text:p>25.168</text:p>
          </table:table-cell>
          <table:table-cell table:style-name="Default" office:value-type="float" office:value="0.113" calcext:value-type="float">
            <text:p>0.113</text:p>
          </table:table-cell>
          <table:table-cell office:value-type="float" office:value="-0.32963" calcext:value-type="float">
            <text:p>-0.32963</text:p>
          </table:table-cell>
          <table:table-cell office:value-type="float" office:value="-0.0673083" calcext:value-type="float">
            <text:p>-0.0673083</text:p>
          </table:table-cell>
          <table:table-cell office:value-type="float" office:value="-0.941708" calcext:value-type="float">
            <text:p>-0.941708</text:p>
          </table:table-cell>
          <table:table-cell office:value-type="float" office:value="-2706.673" calcext:value-type="float">
            <text:p>-2706.673</text:p>
          </table:table-cell>
          <table:table-cell office:value-type="float" office:value="-616.442" calcext:value-type="float">
            <text:p>-616.442</text:p>
          </table:table-cell>
          <table:table-cell office:value-type="float" office:value="-7935.086" calcext:value-type="float">
            <text:p>-7935.08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29];3;3)" office:value-type="string" office:string-value="028" calcext:value-type="string">
            <text:p>028</text:p>
          </table:table-cell>
          <table:table-cell table:style-name="ce18" office:value-type="string" calcext:value-type="string">
            <text:p>FT028A</text:p>
          </table:table-cell>
          <table:table-cell table:style-name="ce18" office:value-type="float" office:value="114722" calcext:value-type="float">
            <text:p>114722</text:p>
          </table:table-cell>
          <table:table-cell table:style-name="ce18" office:value-type="float" office:value="8733" calcext:value-type="float">
            <text:p>8733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2.013" calcext:value-type="float">
            <text:p>232.013</text:p>
          </table:table-cell>
          <table:table-cell table:style-name="Default" office:value-type="float" office:value="3.8839" calcext:value-type="float">
            <text:p>3.8839</text:p>
          </table:table-cell>
          <table:table-cell table:style-name="Default" office:value-type="float" office:value="231.731" calcext:value-type="float">
            <text:p>231.73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108" calcext:value-type="float">
            <text:p>55.108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609432" calcext:value-type="float">
            <text:p>-0.609432</text:p>
          </table:table-cell>
          <table:table-cell office:value-type="float" office:value="-0.222529" calcext:value-type="float">
            <text:p>-0.222529</text:p>
          </table:table-cell>
          <table:table-cell office:value-type="float" office:value="-0.760968" calcext:value-type="float">
            <text:p>-0.760968</text:p>
          </table:table-cell>
          <table:table-cell office:value-type="float" office:value="-4902.482" calcext:value-type="float">
            <text:p>-4902.482</text:p>
          </table:table-cell>
          <table:table-cell office:value-type="float" office:value="-2279.269" calcext:value-type="float">
            <text:p>-2279.269</text:p>
          </table:table-cell>
          <table:table-cell office:value-type="float" office:value="-6437.655" calcext:value-type="float">
            <text:p>-6437.65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0];3;3)" office:value-type="string" office:string-value="029" calcext:value-type="string">
            <text:p>029</text:p>
          </table:table-cell>
          <table:table-cell table:style-name="ce18" office:value-type="string" calcext:value-type="string">
            <text:p>FT029A</text:p>
          </table:table-cell>
          <table:table-cell table:style-name="ce18" office:value-type="float" office:value="114728" calcext:value-type="float">
            <text:p>114728</text:p>
          </table:table-cell>
          <table:table-cell table:style-name="ce18" office:value-type="float" office:value="5970" calcext:value-type="float">
            <text:p>597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1.967" calcext:value-type="float">
            <text:p>231.967</text:p>
          </table:table-cell>
          <table:table-cell table:style-name="Default" office:value-type="float" office:value="3.71215" calcext:value-type="float">
            <text:p>3.71215</text:p>
          </table:table-cell>
          <table:table-cell table:style-name="Default" office:value-type="float" office:value="232.538" calcext:value-type="float">
            <text:p>232.53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481" calcext:value-type="float">
            <text:p>23.481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683385" calcext:value-type="float">
            <text:p>-0.683385</text:p>
          </table:table-cell>
          <table:table-cell office:value-type="float" office:value="-0.514548" calcext:value-type="float">
            <text:p>-0.514548</text:p>
          </table:table-cell>
          <table:table-cell office:value-type="float" office:value="-0.517905" calcext:value-type="float">
            <text:p>-0.517905</text:p>
          </table:table-cell>
          <table:table-cell office:value-type="float" office:value="-5923.415" calcext:value-type="float">
            <text:p>-5923.415</text:p>
          </table:table-cell>
          <table:table-cell office:value-type="float" office:value="-3707.987" calcext:value-type="float">
            <text:p>-3707.987</text:p>
          </table:table-cell>
          <table:table-cell office:value-type="float" office:value="-4673.357" calcext:value-type="float">
            <text:p>-4673.35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1];3;3)" office:value-type="string" office:string-value="030" calcext:value-type="string">
            <text:p>030</text:p>
          </table:table-cell>
          <table:table-cell table:style-name="ce18" office:value-type="string" calcext:value-type="string">
            <text:p>FT030A</text:p>
          </table:table-cell>
          <table:table-cell table:style-name="ce18" office:value-type="float" office:value="114730" calcext:value-type="float">
            <text:p>114730</text:p>
          </table:table-cell>
          <table:table-cell table:style-name="ce18" office:value-type="float" office:value="6585" calcext:value-type="float">
            <text:p>6585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232.098" calcext:value-type="float">
            <text:p>232.098</text:p>
          </table:table-cell>
          <table:table-cell table:style-name="Default" office:value-type="float" office:value="3.79886" calcext:value-type="float">
            <text:p>3.79886</text:p>
          </table:table-cell>
          <table:table-cell table:style-name="Default" office:value-type="float" office:value="232.765" calcext:value-type="float">
            <text:p>232.76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9.05" calcext:value-type="float">
            <text:p>19.05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-0.388109" calcext:value-type="float">
            <text:p>-0.388109</text:p>
          </table:table-cell>
          <table:table-cell office:value-type="float" office:value="-0.791156" calcext:value-type="float">
            <text:p>-0.791156</text:p>
          </table:table-cell>
          <table:table-cell office:value-type="float" office:value="-0.472699" calcext:value-type="float">
            <text:p>-0.472699</text:p>
          </table:table-cell>
          <table:table-cell office:value-type="float" office:value="-3565.766" calcext:value-type="float">
            <text:p>-3565.766</text:p>
          </table:table-cell>
          <table:table-cell office:value-type="float" office:value="-6517.253" calcext:value-type="float">
            <text:p>-6517.253</text:p>
          </table:table-cell>
          <table:table-cell office:value-type="float" office:value="-3934.955" calcext:value-type="float">
            <text:p>-3934.95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2];3;3)" office:value-type="string" office:string-value="031" calcext:value-type="string">
            <text:p>031</text:p>
          </table:table-cell>
          <table:table-cell table:style-name="ce18" office:value-type="string" calcext:value-type="string">
            <text:p>FT031A</text:p>
          </table:table-cell>
          <table:table-cell table:style-name="ce18" office:value-type="float" office:value="114732" calcext:value-type="float">
            <text:p>114732</text:p>
          </table:table-cell>
          <table:table-cell table:style-name="ce18" office:value-type="float" office:value="8230" calcext:value-type="float">
            <text:p>8230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2.052" calcext:value-type="float">
            <text:p>232.052</text:p>
          </table:table-cell>
          <table:table-cell table:style-name="Default" office:value-type="float" office:value="3.72937" calcext:value-type="float">
            <text:p>3.72937</text:p>
          </table:table-cell>
          <table:table-cell table:style-name="Default" office:value-type="float" office:value="232.69" calcext:value-type="float">
            <text:p>232.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-0.311205" calcext:value-type="float">
            <text:p>-0.311205</text:p>
          </table:table-cell>
          <table:table-cell office:value-type="float" office:value="-0.465756" calcext:value-type="float">
            <text:p>-0.465756</text:p>
          </table:table-cell>
          <table:table-cell office:value-type="float" office:value="-0.828385" calcext:value-type="float">
            <text:p>-0.828385</text:p>
          </table:table-cell>
          <table:table-cell office:value-type="float" office:value="-2228.625" calcext:value-type="float">
            <text:p>-2228.625</text:p>
          </table:table-cell>
          <table:table-cell office:value-type="float" office:value="-4334.852" calcext:value-type="float">
            <text:p>-4334.852</text:p>
          </table:table-cell>
          <table:table-cell office:value-type="float" office:value="-6849.112" calcext:value-type="float">
            <text:p>-6849.11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3];3;3)" office:value-type="string" office:string-value="032" calcext:value-type="string">
            <text:p>032</text:p>
          </table:table-cell>
          <table:table-cell table:style-name="ce18" office:value-type="string" calcext:value-type="string">
            <text:p>FT032A</text:p>
          </table:table-cell>
          <table:table-cell table:style-name="ce18" office:value-type="float" office:value="114734" calcext:value-type="float">
            <text:p>114734</text:p>
          </table:table-cell>
          <table:table-cell table:style-name="ce18" office:value-type="float" office:value="6413" calcext:value-type="float">
            <text:p>6413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2.295" calcext:value-type="float">
            <text:p>232.295</text:p>
          </table:table-cell>
          <table:table-cell table:style-name="Default" office:value-type="float" office:value="3.77826" calcext:value-type="float">
            <text:p>3.77826</text:p>
          </table:table-cell>
          <table:table-cell table:style-name="Default" office:value-type="float" office:value="232.156" calcext:value-type="float">
            <text:p>232.15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738" calcext:value-type="float">
            <text:p>48.738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194739" calcext:value-type="float">
            <text:p>0.194739</text:p>
          </table:table-cell>
          <table:table-cell office:value-type="float" office:value="-0.975388" calcext:value-type="float">
            <text:p>-0.975388</text:p>
          </table:table-cell>
          <table:table-cell office:value-type="float" office:value="-0.103414" calcext:value-type="float">
            <text:p>-0.103414</text:p>
          </table:table-cell>
          <table:table-cell office:value-type="float" office:value="1171.847" calcext:value-type="float">
            <text:p>1171.847</text:p>
          </table:table-cell>
          <table:table-cell office:value-type="float" office:value="-8313.175" calcext:value-type="float">
            <text:p>-8313.175</text:p>
          </table:table-cell>
          <table:table-cell office:value-type="float" office:value="-437.568" calcext:value-type="float">
            <text:p>-437.56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4];3;3)" office:value-type="string" office:string-value="033" calcext:value-type="string">
            <text:p>033</text:p>
          </table:table-cell>
          <table:table-cell table:style-name="ce18" office:value-type="string" calcext:value-type="string">
            <text:p>FT033A</text:p>
          </table:table-cell>
          <table:table-cell table:style-name="ce18" office:value-type="float" office:value="114736" calcext:value-type="float">
            <text:p>114736</text:p>
          </table:table-cell>
          <table:table-cell table:style-name="ce18" office:value-type="float" office:value="6060" calcext:value-type="float">
            <text:p>606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232.805" calcext:value-type="float">
            <text:p>232.805</text:p>
          </table:table-cell>
          <table:table-cell table:style-name="Default" office:value-type="float" office:value="3.69953" calcext:value-type="float">
            <text:p>3.69953</text:p>
          </table:table-cell>
          <table:table-cell table:style-name="Default" office:value-type="float" office:value="233.336" calcext:value-type="float">
            <text:p>233.3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328" calcext:value-type="float">
            <text:p>26.328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0.378219" calcext:value-type="float">
            <text:p>0.378219</text:p>
          </table:table-cell>
          <table:table-cell office:value-type="float" office:value="-0.920837" calcext:value-type="float">
            <text:p>-0.920837</text:p>
          </table:table-cell>
          <table:table-cell office:value-type="float" office:value="0.094922" calcext:value-type="float">
            <text:p>0.094922</text:p>
          </table:table-cell>
          <table:table-cell office:value-type="float" office:value="3039.617" calcext:value-type="float">
            <text:p>3039.617</text:p>
          </table:table-cell>
          <table:table-cell office:value-type="float" office:value="-7817.391" calcext:value-type="float">
            <text:p>-7817.391</text:p>
          </table:table-cell>
          <table:table-cell office:value-type="float" office:value="567.97" calcext:value-type="float">
            <text:p>567.9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5];3;3)" office:value-type="string" office:string-value="034" calcext:value-type="string">
            <text:p>034</text:p>
          </table:table-cell>
          <table:table-cell table:style-name="ce18" office:value-type="string" calcext:value-type="string">
            <text:p>FT034A</text:p>
          </table:table-cell>
          <table:table-cell table:style-name="ce18" office:value-type="float" office:value="114738" calcext:value-type="float">
            <text:p>114738</text:p>
          </table:table-cell>
          <table:table-cell table:style-name="ce18" office:value-type="float" office:value="9305" calcext:value-type="float">
            <text:p>930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3.017" calcext:value-type="float">
            <text:p>233.017</text:p>
          </table:table-cell>
          <table:table-cell table:style-name="Default" office:value-type="float" office:value="3.68851" calcext:value-type="float">
            <text:p>3.68851</text:p>
          </table:table-cell>
          <table:table-cell table:style-name="Default" office:value-type="float" office:value="233.637" calcext:value-type="float">
            <text:p>233.63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1.929" calcext:value-type="float">
            <text:p>21.929</text:p>
          </table:table-cell>
          <table:table-cell table:style-name="Default" office:value-type="float" office:value="0.097" calcext:value-type="float">
            <text:p>0.097</text:p>
          </table:table-cell>
          <table:table-cell office:value-type="float" office:value="0.56916" calcext:value-type="float">
            <text:p>0.56916</text:p>
          </table:table-cell>
          <table:table-cell office:value-type="float" office:value="-0.694353" calcext:value-type="float">
            <text:p>-0.694353</text:p>
          </table:table-cell>
          <table:table-cell office:value-type="float" office:value="0.440376" calcext:value-type="float">
            <text:p>0.440376</text:p>
          </table:table-cell>
          <table:table-cell office:value-type="float" office:value="4820.903" calcext:value-type="float">
            <text:p>4820.903</text:p>
          </table:table-cell>
          <table:table-cell office:value-type="float" office:value="-5764.462" calcext:value-type="float">
            <text:p>-5764.462</text:p>
          </table:table-cell>
          <table:table-cell office:value-type="float" office:value="3769.173" calcext:value-type="float">
            <text:p>3769.17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6];3;3)" office:value-type="string" office:string-value="035" calcext:value-type="string">
            <text:p>035</text:p>
          </table:table-cell>
          <table:table-cell table:style-name="ce18" office:value-type="string" calcext:value-type="string">
            <text:p>FT035A</text:p>
          </table:table-cell>
          <table:table-cell table:style-name="ce18" office:value-type="float" office:value="114740" calcext:value-type="float">
            <text:p>114740</text:p>
          </table:table-cell>
          <table:table-cell table:style-name="ce18" office:value-type="float" office:value="7218" calcext:value-type="float">
            <text:p>7218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2.706" calcext:value-type="float">
            <text:p>232.706</text:p>
          </table:table-cell>
          <table:table-cell table:style-name="Default" office:value-type="float" office:value="3.84621" calcext:value-type="float">
            <text:p>3.84621</text:p>
          </table:table-cell>
          <table:table-cell table:style-name="Default" office:value-type="float" office:value="232.508" calcext:value-type="float">
            <text:p>232.5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6.964" calcext:value-type="float">
            <text:p>56.964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float" office:value="0.184107" calcext:value-type="float">
            <text:p>0.184107</text:p>
          </table:table-cell>
          <table:table-cell office:value-type="float" office:value="-0.819386" calcext:value-type="float">
            <text:p>-0.819386</text:p>
          </table:table-cell>
          <table:table-cell office:value-type="float" office:value="0.542874" calcext:value-type="float">
            <text:p>0.542874</text:p>
          </table:table-cell>
          <table:table-cell office:value-type="float" office:value="1063.588" calcext:value-type="float">
            <text:p>1063.588</text:p>
          </table:table-cell>
          <table:table-cell office:value-type="float" office:value="-6880.705" calcext:value-type="float">
            <text:p>-6880.705</text:p>
          </table:table-cell>
          <table:table-cell office:value-type="float" office:value="4711.647" calcext:value-type="float">
            <text:p>4711.64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7];3;3)" office:value-type="string" office:string-value="036" calcext:value-type="string">
            <text:p>036</text:p>
          </table:table-cell>
          <table:table-cell table:style-name="ce18" office:value-type="string" calcext:value-type="string">
            <text:p>FT036A</text:p>
          </table:table-cell>
          <table:table-cell table:style-name="ce18" office:value-type="float" office:value="114742" calcext:value-type="float">
            <text:p>114742</text:p>
          </table:table-cell>
          <table:table-cell table:style-name="ce18" office:value-type="float" office:value="8075" calcext:value-type="float">
            <text:p>8075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2.565" calcext:value-type="float">
            <text:p>232.565</text:p>
          </table:table-cell>
          <table:table-cell table:style-name="Default" office:value-type="float" office:value="3.84088" calcext:value-type="float">
            <text:p>3.84088</text:p>
          </table:table-cell>
          <table:table-cell table:style-name="Default" office:value-type="float" office:value="233.066" calcext:value-type="float">
            <text:p>233.06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9.951" calcext:value-type="float">
            <text:p>29.95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-0.228655" calcext:value-type="float">
            <text:p>-0.228655</text:p>
          </table:table-cell>
          <table:table-cell office:value-type="float" office:value="-0.807617" calcext:value-type="float">
            <text:p>-0.807617</text:p>
          </table:table-cell>
          <table:table-cell office:value-type="float" office:value="0.543574" calcext:value-type="float">
            <text:p>0.543574</text:p>
          </table:table-cell>
          <table:table-cell office:value-type="float" office:value="-1972.107" calcext:value-type="float">
            <text:p>-1972.107</text:p>
          </table:table-cell>
          <table:table-cell office:value-type="float" office:value="-6820.212" calcext:value-type="float">
            <text:p>-6820.212</text:p>
          </table:table-cell>
          <table:table-cell office:value-type="float" office:value="4502.459" calcext:value-type="float">
            <text:p>4502.45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8];3;3)" office:value-type="string" office:string-value="037" calcext:value-type="string">
            <text:p>037</text:p>
          </table:table-cell>
          <table:table-cell table:style-name="ce18" office:value-type="string" calcext:value-type="string">
            <text:p>FT037A</text:p>
          </table:table-cell>
          <table:table-cell table:style-name="ce18" office:value-type="float" office:value="114744" calcext:value-type="float">
            <text:p>114744</text:p>
          </table:table-cell>
          <table:table-cell table:style-name="ce18" office:value-type="float" office:value="8306" calcext:value-type="float">
            <text:p>8306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3.544" calcext:value-type="float">
            <text:p>233.544</text:p>
          </table:table-cell>
          <table:table-cell table:style-name="Default" office:value-type="float" office:value="3.8554" calcext:value-type="float">
            <text:p>3.8554</text:p>
          </table:table-cell>
          <table:table-cell table:style-name="Default" office:value-type="float" office:value="233.003" calcext:value-type="float">
            <text:p>233.00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4.222" calcext:value-type="float">
            <text:p>64.222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-0.499267" calcext:value-type="float">
            <text:p>-0.499267</text:p>
          </table:table-cell>
          <table:table-cell office:value-type="float" office:value="-0.720748" calcext:value-type="float">
            <text:p>-0.720748</text:p>
          </table:table-cell>
          <table:table-cell office:value-type="float" office:value="0.48089" calcext:value-type="float">
            <text:p>0.48089</text:p>
          </table:table-cell>
          <table:table-cell office:value-type="float" office:value="-4287.825" calcext:value-type="float">
            <text:p>-4287.825</text:p>
          </table:table-cell>
          <table:table-cell office:value-type="float" office:value="-5953.746" calcext:value-type="float">
            <text:p>-5953.746</text:p>
          </table:table-cell>
          <table:table-cell office:value-type="float" office:value="4104.151" calcext:value-type="float">
            <text:p>4104.15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39];3;3)" office:value-type="string" office:string-value="038" calcext:value-type="string">
            <text:p>038</text:p>
          </table:table-cell>
          <table:table-cell table:style-name="ce18" office:value-type="string" calcext:value-type="string">
            <text:p>FT038A</text:p>
          </table:table-cell>
          <table:table-cell table:style-name="ce18" office:value-type="float" office:value="114746" calcext:value-type="float">
            <text:p>114746</text:p>
          </table:table-cell>
          <table:table-cell table:style-name="ce18" office:value-type="float" office:value="8980" calcext:value-type="float">
            <text:p>898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613" calcext:value-type="float">
            <text:p>232.613</text:p>
          </table:table-cell>
          <table:table-cell table:style-name="Default" office:value-type="float" office:value="3.74799" calcext:value-type="float">
            <text:p>3.74799</text:p>
          </table:table-cell>
          <table:table-cell table:style-name="Default" office:value-type="float" office:value="233.279" calcext:value-type="float">
            <text:p>233.279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22.263" calcext:value-type="float">
            <text:p>22.263</text:p>
          </table:table-cell>
          <table:table-cell table:style-name="Default" office:value-type="float" office:value="0.111" calcext:value-type="float">
            <text:p>0.111</text:p>
          </table:table-cell>
          <table:table-cell office:value-type="float" office:value="-0.391418" calcext:value-type="float">
            <text:p>-0.391418</text:p>
          </table:table-cell>
          <table:table-cell office:value-type="float" office:value="-0.908231" calcext:value-type="float">
            <text:p>-0.908231</text:p>
          </table:table-cell>
          <table:table-cell office:value-type="float" office:value="0.148016" calcext:value-type="float">
            <text:p>0.148016</text:p>
          </table:table-cell>
          <table:table-cell office:value-type="float" office:value="-2848.735" calcext:value-type="float">
            <text:p>-2848.735</text:p>
          </table:table-cell>
          <table:table-cell office:value-type="float" office:value="-7815.004" calcext:value-type="float">
            <text:p>-7815.004</text:p>
          </table:table-cell>
          <table:table-cell office:value-type="float" office:value="1217.721" calcext:value-type="float">
            <text:p>1217.72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0];3;3)" office:value-type="string" office:string-value="039" calcext:value-type="string">
            <text:p>039</text:p>
          </table:table-cell>
          <table:table-cell table:style-name="ce18" office:value-type="string" calcext:value-type="string">
            <text:p>FT039A</text:p>
          </table:table-cell>
          <table:table-cell table:style-name="ce18" office:value-type="float" office:value="114748" calcext:value-type="float">
            <text:p>114748</text:p>
          </table:table-cell>
          <table:table-cell table:style-name="ce18" office:value-type="float" office:value="6910" calcext:value-type="float">
            <text:p>691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7.666" calcext:value-type="float">
            <text:p>237.666</text:p>
          </table:table-cell>
          <table:table-cell table:style-name="Default" office:value-type="float" office:value="3.85785" calcext:value-type="float">
            <text:p>3.85785</text:p>
          </table:table-cell>
          <table:table-cell table:style-name="Default" office:value-type="float" office:value="237.505" calcext:value-type="float">
            <text:p>237.50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1.922" calcext:value-type="float">
            <text:p>51.922</text:p>
          </table:table-cell>
          <table:table-cell table:style-name="Default" office:value-type="float" office:value="0.119" calcext:value-type="float">
            <text:p>0.119</text:p>
          </table:table-cell>
          <table:table-cell office:value-type="float" office:value="-0.214565" calcext:value-type="float">
            <text:p>-0.214565</text:p>
          </table:table-cell>
          <table:table-cell office:value-type="float" office:value="-0.968391" calcext:value-type="float">
            <text:p>-0.968391</text:p>
          </table:table-cell>
          <table:table-cell office:value-type="float" office:value="-0.127205" calcext:value-type="float">
            <text:p>-0.127205</text:p>
          </table:table-cell>
          <table:table-cell office:value-type="float" office:value="-2244.607" calcext:value-type="float">
            <text:p>-2244.607</text:p>
          </table:table-cell>
          <table:table-cell office:value-type="float" office:value="-8054.955" calcext:value-type="float">
            <text:p>-8054.955</text:p>
          </table:table-cell>
          <table:table-cell office:value-type="float" office:value="-868.144" calcext:value-type="float">
            <text:p>-868.14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1];3;3)" office:value-type="string" office:string-value="040" calcext:value-type="string">
            <text:p>040</text:p>
          </table:table-cell>
          <table:table-cell table:style-name="ce18" office:value-type="string" calcext:value-type="string">
            <text:p>FT040A</text:p>
          </table:table-cell>
          <table:table-cell table:style-name="ce18" office:value-type="float" office:value="114750" calcext:value-type="float">
            <text:p>114750</text:p>
          </table:table-cell>
          <table:table-cell table:style-name="ce18" office:value-type="float" office:value="7075" calcext:value-type="float">
            <text:p>707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2.263" calcext:value-type="float">
            <text:p>232.263</text:p>
          </table:table-cell>
          <table:table-cell table:style-name="Default" office:value-type="float" office:value="3.93857" calcext:value-type="float">
            <text:p>3.93857</text:p>
          </table:table-cell>
          <table:table-cell table:style-name="Default" office:value-type="float" office:value="231.837" calcext:value-type="float">
            <text:p>231.83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43" calcext:value-type="float">
            <text:p>61.43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0302349" calcext:value-type="float">
            <text:p>0.0302349</text:p>
          </table:table-cell>
          <table:table-cell office:value-type="float" office:value="-0.977029" calcext:value-type="float">
            <text:p>-0.977029</text:p>
          </table:table-cell>
          <table:table-cell office:value-type="float" office:value="0.210952" calcext:value-type="float">
            <text:p>0.210952</text:p>
          </table:table-cell>
          <table:table-cell office:value-type="float" office:value="-238.798" calcext:value-type="float">
            <text:p>-238.798</text:p>
          </table:table-cell>
          <table:table-cell office:value-type="float" office:value="-8168.762" calcext:value-type="float">
            <text:p>-8168.762</text:p>
          </table:table-cell>
          <table:table-cell office:value-type="float" office:value="1973.19" calcext:value-type="float">
            <text:p>1973.1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2];3;3)" office:value-type="string" office:string-value="041" calcext:value-type="string">
            <text:p>041</text:p>
          </table:table-cell>
          <table:table-cell table:style-name="ce18" office:value-type="string" calcext:value-type="string">
            <text:p>FT041A</text:p>
          </table:table-cell>
          <table:table-cell table:style-name="ce18" office:value-type="float" office:value="114752" calcext:value-type="float">
            <text:p>114752</text:p>
          </table:table-cell>
          <table:table-cell table:style-name="ce18" office:value-type="float" office:value="8103" calcext:value-type="float">
            <text:p>8103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234.802" calcext:value-type="float">
            <text:p>234.802</text:p>
          </table:table-cell>
          <table:table-cell table:style-name="Default" office:value-type="float" office:value="3.75241" calcext:value-type="float">
            <text:p>3.75241</text:p>
          </table:table-cell>
          <table:table-cell table:style-name="Default" office:value-type="float" office:value="235.352" calcext:value-type="float">
            <text:p>235.35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25" calcext:value-type="float">
            <text:p>23.25</text:p>
          </table:table-cell>
          <table:table-cell table:style-name="Default" office:value-type="float" office:value="0.111" calcext:value-type="float">
            <text:p>0.111</text:p>
          </table:table-cell>
          <table:table-cell office:value-type="float" office:value="0.845151" calcext:value-type="float">
            <text:p>0.845151</text:p>
          </table:table-cell>
          <table:table-cell office:value-type="float" office:value="-0.49471" calcext:value-type="float">
            <text:p>-0.49471</text:p>
          </table:table-cell>
          <table:table-cell office:value-type="float" office:value="-0.20244" calcext:value-type="float">
            <text:p>-0.20244</text:p>
          </table:table-cell>
          <table:table-cell office:value-type="float" office:value="7120.913" calcext:value-type="float">
            <text:p>7120.913</text:p>
          </table:table-cell>
          <table:table-cell office:value-type="float" office:value="-3872.227" calcext:value-type="float">
            <text:p>-3872.227</text:p>
          </table:table-cell>
          <table:table-cell office:value-type="float" office:value="-2231.576" calcext:value-type="float">
            <text:p>-2231.57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3];3;3)" office:value-type="string" office:string-value="042" calcext:value-type="string">
            <text:p>042</text:p>
          </table:table-cell>
          <table:table-cell table:style-name="ce18" office:value-type="string" calcext:value-type="string">
            <text:p>FT042A</text:p>
          </table:table-cell>
          <table:table-cell table:style-name="ce18" office:value-type="float" office:value="114754" calcext:value-type="float">
            <text:p>114754</text:p>
          </table:table-cell>
          <table:table-cell table:style-name="ce18" office:value-type="float" office:value="7615" calcext:value-type="float">
            <text:p>7615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232.625" calcext:value-type="float">
            <text:p>232.625</text:p>
          </table:table-cell>
          <table:table-cell table:style-name="Default" office:value-type="float" office:value="3.87079" calcext:value-type="float">
            <text:p>3.87079</text:p>
          </table:table-cell>
          <table:table-cell table:style-name="Default" office:value-type="float" office:value="232.605" calcext:value-type="float">
            <text:p>232.605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51.533" calcext:value-type="float">
            <text:p>51.533</text:p>
          </table:table-cell>
          <table:table-cell table:style-name="Default" office:value-type="float" office:value="0.136" calcext:value-type="float">
            <text:p>0.136</text:p>
          </table:table-cell>
          <table:table-cell office:value-type="float" office:value="0.753367" calcext:value-type="float">
            <text:p>0.753367</text:p>
          </table:table-cell>
          <table:table-cell office:value-type="float" office:value="-0.652214" calcext:value-type="float">
            <text:p>-0.652214</text:p>
          </table:table-cell>
          <table:table-cell office:value-type="float" office:value="0.0839925" calcext:value-type="float">
            <text:p>0.0839925</text:p>
          </table:table-cell>
          <table:table-cell office:value-type="float" office:value="6258.666" calcext:value-type="float">
            <text:p>6258.666</text:p>
          </table:table-cell>
          <table:table-cell office:value-type="float" office:value="-5607.491" calcext:value-type="float">
            <text:p>-5607.491</text:p>
          </table:table-cell>
          <table:table-cell office:value-type="float" office:value="245.835" calcext:value-type="float">
            <text:p>245.83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4];3;3)" office:value-type="string" office:string-value="043" calcext:value-type="string">
            <text:p>043</text:p>
          </table:table-cell>
          <table:table-cell table:style-name="ce18" office:value-type="string" calcext:value-type="string">
            <text:p>FT043A</text:p>
          </table:table-cell>
          <table:table-cell table:style-name="ce18" office:value-type="float" office:value="114756" calcext:value-type="float">
            <text:p>114756</text:p>
          </table:table-cell>
          <table:table-cell table:style-name="ce18" office:value-type="float" office:value="5845" calcext:value-type="float">
            <text:p>5845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235.121" calcext:value-type="float">
            <text:p>235.121</text:p>
          </table:table-cell>
          <table:table-cell table:style-name="Default" office:value-type="float" office:value="3.83946" calcext:value-type="float">
            <text:p>3.83946</text:p>
          </table:table-cell>
          <table:table-cell table:style-name="Default" office:value-type="float" office:value="235.16" calcext:value-type="float">
            <text:p>235.1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48.386" calcext:value-type="float">
            <text:p>48.386</text:p>
          </table:table-cell>
          <table:table-cell table:style-name="Default" office:value-type="float" office:value="0.134" calcext:value-type="float">
            <text:p>0.134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-0.808517" calcext:value-type="float">
            <text:p>-0.808517</text:p>
          </table:table-cell>
          <table:table-cell office:value-type="float" office:value="-0.140965" calcext:value-type="float">
            <text:p>-0.140965</text:p>
          </table:table-cell>
          <table:table-cell office:value-type="float" office:value="4989.16" calcext:value-type="float">
            <text:p>4989.16</text:p>
          </table:table-cell>
          <table:table-cell office:value-type="float" office:value="-6612.132" calcext:value-type="float">
            <text:p>-6612.132</text:p>
          </table:table-cell>
          <table:table-cell office:value-type="float" office:value="-1434.918" calcext:value-type="float">
            <text:p>-1434.91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5];3;3)" office:value-type="string" office:string-value="044" calcext:value-type="string">
            <text:p>044</text:p>
          </table:table-cell>
          <table:table-cell table:style-name="ce18" office:value-type="string" calcext:value-type="string">
            <text:p>FT044A</text:p>
          </table:table-cell>
          <table:table-cell table:style-name="ce18" office:value-type="float" office:value="114787" calcext:value-type="float">
            <text:p>114787</text:p>
          </table:table-cell>
          <table:table-cell table:style-name="ce18" office:value-type="float" office:value="5787" calcext:value-type="float">
            <text:p>5787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6.653" calcext:value-type="float">
            <text:p>236.653</text:p>
          </table:table-cell>
          <table:table-cell table:style-name="Default" office:value-type="float" office:value="3.71693" calcext:value-type="float">
            <text:p>3.71693</text:p>
          </table:table-cell>
          <table:table-cell table:style-name="Default" office:value-type="float" office:value="237.165" calcext:value-type="float">
            <text:p>237.16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093" calcext:value-type="float">
            <text:p>28.093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689007" calcext:value-type="float">
            <text:p>0.689007</text:p>
          </table:table-cell>
          <table:table-cell office:value-type="float" office:value="-0.492011" calcext:value-type="float">
            <text:p>-0.492011</text:p>
          </table:table-cell>
          <table:table-cell office:value-type="float" office:value="0.532161" calcext:value-type="float">
            <text:p>0.532161</text:p>
          </table:table-cell>
          <table:table-cell office:value-type="float" office:value="5568.491" calcext:value-type="float">
            <text:p>5568.491</text:p>
          </table:table-cell>
          <table:table-cell office:value-type="float" office:value="-4642.44" calcext:value-type="float">
            <text:p>-4642.44</text:p>
          </table:table-cell>
          <table:table-cell office:value-type="float" office:value="4256.596" calcext:value-type="float">
            <text:p>4256.59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6];3;3)" office:value-type="string" office:string-value="045" calcext:value-type="string">
            <text:p>045</text:p>
          </table:table-cell>
          <table:table-cell table:style-name="ce18" office:value-type="string" calcext:value-type="string">
            <text:p>FT045A</text:p>
          </table:table-cell>
          <table:table-cell table:style-name="ce18" office:value-type="float" office:value="114789" calcext:value-type="float">
            <text:p>114789</text:p>
          </table:table-cell>
          <table:table-cell table:style-name="ce18" office:value-type="float" office:value="8093" calcext:value-type="float">
            <text:p>8093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235.984" calcext:value-type="float">
            <text:p>235.984</text:p>
          </table:table-cell>
          <table:table-cell table:style-name="Default" office:value-type="float" office:value="3.67422" calcext:value-type="float">
            <text:p>3.67422</text:p>
          </table:table-cell>
          <table:table-cell table:style-name="Default" office:value-type="float" office:value="236.446" calcext:value-type="float">
            <text:p>236.44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1.376" calcext:value-type="float">
            <text:p>31.376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0.84287" calcext:value-type="float">
            <text:p>0.84287</text:p>
          </table:table-cell>
          <table:table-cell office:value-type="float" office:value="-0.0735304" calcext:value-type="float">
            <text:p>-0.0735304</text:p>
          </table:table-cell>
          <table:table-cell office:value-type="float" office:value="0.533069" calcext:value-type="float">
            <text:p>0.533069</text:p>
          </table:table-cell>
          <table:table-cell office:value-type="float" office:value="6991.441" calcext:value-type="float">
            <text:p>6991.441</text:p>
          </table:table-cell>
          <table:table-cell office:value-type="float" office:value="-1038.449" calcext:value-type="float">
            <text:p>-1038.449</text:p>
          </table:table-cell>
          <table:table-cell office:value-type="float" office:value="4551.162" calcext:value-type="float">
            <text:p>4551.16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7];3;3)" office:value-type="string" office:string-value="046" calcext:value-type="string">
            <text:p>046</text:p>
          </table:table-cell>
          <table:table-cell table:style-name="ce18" office:value-type="string" calcext:value-type="string">
            <text:p>FT046A</text:p>
          </table:table-cell>
          <table:table-cell table:style-name="ce18" office:value-type="float" office:value="114794" calcext:value-type="float">
            <text:p>114794</text:p>
          </table:table-cell>
          <table:table-cell table:style-name="ce18" office:value-type="float" office:value="9430" calcext:value-type="float">
            <text:p>9430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236.469" calcext:value-type="float">
            <text:p>236.469</text:p>
          </table:table-cell>
          <table:table-cell table:style-name="Default" office:value-type="float" office:value="3.67667" calcext:value-type="float">
            <text:p>3.67667</text:p>
          </table:table-cell>
          <table:table-cell table:style-name="Default" office:value-type="float" office:value="236.86" calcext:value-type="float">
            <text:p>236.8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51.162" calcext:value-type="float">
            <text:p>51.162</text:p>
          </table:table-cell>
          <table:table-cell table:style-name="Default" office:value-type="float" office:value="0.219" calcext:value-type="float">
            <text:p>0.219</text:p>
          </table:table-cell>
          <table:table-cell office:value-type="float" office:value="0.853689" calcext:value-type="float">
            <text:p>0.853689</text:p>
          </table:table-cell>
          <table:table-cell office:value-type="float" office:value="0.316258" calcext:value-type="float">
            <text:p>0.316258</text:p>
          </table:table-cell>
          <table:table-cell office:value-type="float" office:value="0.413757" calcext:value-type="float">
            <text:p>0.413757</text:p>
          </table:table-cell>
          <table:table-cell office:value-type="float" office:value="7157.625" calcext:value-type="float">
            <text:p>7157.625</text:p>
          </table:table-cell>
          <table:table-cell office:value-type="float" office:value="3292.624" calcext:value-type="float">
            <text:p>3292.624</text:p>
          </table:table-cell>
          <table:table-cell office:value-type="float" office:value="2933.073" calcext:value-type="float">
            <text:p>2933.07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8];3;3)" office:value-type="string" office:string-value="047" calcext:value-type="string">
            <text:p>047</text:p>
          </table:table-cell>
          <table:table-cell table:style-name="ce18" office:value-type="string" calcext:value-type="string">
            <text:p>FT047B</text:p>
          </table:table-cell>
          <table:table-cell table:style-name="ce18" office:value-type="float" office:value="115749" calcext:value-type="float">
            <text:p>115749</text:p>
          </table:table-cell>
          <table:table-cell table:style-name="ce18" office:value-type="float" office:value="6153" calcext:value-type="float">
            <text:p>6153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6.818" calcext:value-type="float">
            <text:p>236.818</text:p>
          </table:table-cell>
          <table:table-cell table:style-name="Default" office:value-type="float" office:value="3.52325" calcext:value-type="float">
            <text:p>3.52325</text:p>
          </table:table-cell>
          <table:table-cell table:style-name="Default" office:value-type="float" office:value="237.407" calcext:value-type="float">
            <text:p>237.40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61" calcext:value-type="float">
            <text:p>27.61</text:p>
          </table:table-cell>
          <table:table-cell table:style-name="Default" office:value-type="float" office:value="0.085" calcext:value-type="float">
            <text:p>0.085</text:p>
          </table:table-cell>
          <table:table-cell office:value-type="float" office:value="-0.0257544" calcext:value-type="float">
            <text:p>-0.0257544</text:p>
          </table:table-cell>
          <table:table-cell office:value-type="float" office:value="0.567366" calcext:value-type="float">
            <text:p>0.567366</text:p>
          </table:table-cell>
          <table:table-cell office:value-type="float" office:value="-0.823063" calcext:value-type="float">
            <text:p>-0.823063</text:p>
          </table:table-cell>
          <table:table-cell office:value-type="float" office:value="314.36" calcext:value-type="float">
            <text:p>314.36</text:p>
          </table:table-cell>
          <table:table-cell office:value-type="float" office:value="4422.79" calcext:value-type="float">
            <text:p>4422.79</text:p>
          </table:table-cell>
          <table:table-cell office:value-type="float" office:value="-7142.251" calcext:value-type="float">
            <text:p>-7142.25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49];3;3)" office:value-type="string" office:string-value="048" calcext:value-type="string">
            <text:p>048</text:p>
          </table:table-cell>
          <table:table-cell table:style-name="ce18" office:value-type="string" calcext:value-type="string">
            <text:p>FT048A</text:p>
          </table:table-cell>
          <table:table-cell table:style-name="ce18" office:value-type="float" office:value="114798" calcext:value-type="float">
            <text:p>114798</text:p>
          </table:table-cell>
          <table:table-cell table:style-name="ce18" office:value-type="float" office:value="9065" calcext:value-type="float">
            <text:p>906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6.312" calcext:value-type="float">
            <text:p>236.312</text:p>
          </table:table-cell>
          <table:table-cell table:style-name="Default" office:value-type="float" office:value="3.7737" calcext:value-type="float">
            <text:p>3.7737</text:p>
          </table:table-cell>
          <table:table-cell table:style-name="Default" office:value-type="float" office:value="236.786" calcext:value-type="float">
            <text:p>236.78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848" calcext:value-type="float">
            <text:p>26.848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966599" calcext:value-type="float">
            <text:p>0.966599</text:p>
          </table:table-cell>
          <table:table-cell office:value-type="float" office:value="-0.150893" calcext:value-type="float">
            <text:p>-0.150893</text:p>
          </table:table-cell>
          <table:table-cell office:value-type="float" office:value="-0.207166" calcext:value-type="float">
            <text:p>-0.207166</text:p>
          </table:table-cell>
          <table:table-cell office:value-type="float" office:value="7960.305" calcext:value-type="float">
            <text:p>7960.305</text:p>
          </table:table-cell>
          <table:table-cell office:value-type="float" office:value="-1365.15" calcext:value-type="float">
            <text:p>-1365.15</text:p>
          </table:table-cell>
          <table:table-cell office:value-type="float" office:value="-2333.174" calcext:value-type="float">
            <text:p>-2333.17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0];3;3)" office:value-type="string" office:string-value="049" calcext:value-type="string">
            <text:p>049</text:p>
          </table:table-cell>
          <table:table-cell table:style-name="ce18" office:value-type="string" calcext:value-type="string">
            <text:p>FT049A</text:p>
          </table:table-cell>
          <table:table-cell table:style-name="ce18" office:value-type="float" office:value="114800" calcext:value-type="float">
            <text:p>114800</text:p>
          </table:table-cell>
          <table:table-cell table:style-name="ce18" office:value-type="float" office:value="5690" calcext:value-type="float">
            <text:p>569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3.082" calcext:value-type="float">
            <text:p>233.082</text:p>
          </table:table-cell>
          <table:table-cell table:style-name="Default" office:value-type="float" office:value="3.766" calcext:value-type="float">
            <text:p>3.766</text:p>
          </table:table-cell>
          <table:table-cell table:style-name="Default" office:value-type="float" office:value="232.751" calcext:value-type="float">
            <text:p>232.75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1.523" calcext:value-type="float">
            <text:p>61.523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-0.315312" calcext:value-type="float">
            <text:p>-0.315312</text:p>
          </table:table-cell>
          <table:table-cell office:value-type="float" office:value="0.16951" calcext:value-type="float">
            <text:p>0.16951</text:p>
          </table:table-cell>
          <table:table-cell office:value-type="float" office:value="8058.131" calcext:value-type="float">
            <text:p>8058.131</text:p>
          </table:table-cell>
          <table:table-cell office:value-type="float" office:value="-2034.545" calcext:value-type="float">
            <text:p>-2034.545</text:p>
          </table:table-cell>
          <table:table-cell office:value-type="float" office:value="1265.653" calcext:value-type="float">
            <text:p>1265.6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1];3;3)" office:value-type="string" office:string-value="050" calcext:value-type="string">
            <text:p>050</text:p>
          </table:table-cell>
          <table:table-cell table:style-name="ce18" office:value-type="string" calcext:value-type="string">
            <text:p>FT050A</text:p>
          </table:table-cell>
          <table:table-cell table:style-name="ce18" office:value-type="float" office:value="114802" calcext:value-type="float">
            <text:p>114802</text:p>
          </table:table-cell>
          <table:table-cell table:style-name="ce18" office:value-type="float" office:value="5655" calcext:value-type="float">
            <text:p>565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6.644" calcext:value-type="float">
            <text:p>236.644</text:p>
          </table:table-cell>
          <table:table-cell table:style-name="Default" office:value-type="float" office:value="3.87933" calcext:value-type="float">
            <text:p>3.87933</text:p>
          </table:table-cell>
          <table:table-cell table:style-name="Default" office:value-type="float" office:value="236.852" calcext:value-type="float">
            <text:p>236.85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0.744" calcext:value-type="float">
            <text:p>30.744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0.717046" calcext:value-type="float">
            <text:p>0.717046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-0.108045" calcext:value-type="float">
            <text:p>-0.108045</text:p>
          </table:table-cell>
          <table:table-cell office:value-type="float" office:value="5894.58" calcext:value-type="float">
            <text:p>5894.58</text:p>
          </table:table-cell>
          <table:table-cell office:value-type="float" office:value="5940.586" calcext:value-type="float">
            <text:p>5940.586</text:p>
          </table:table-cell>
          <table:table-cell office:value-type="float" office:value="-794.576" calcext:value-type="float">
            <text:p>-794.57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2];3;3)" office:value-type="string" office:string-value="051" calcext:value-type="string">
            <text:p>051</text:p>
          </table:table-cell>
          <table:table-cell table:style-name="ce18" office:value-type="string" calcext:value-type="string">
            <text:p>FT051A</text:p>
          </table:table-cell>
          <table:table-cell table:style-name="ce18" office:value-type="float" office:value="114804" calcext:value-type="float">
            <text:p>114804</text:p>
          </table:table-cell>
          <table:table-cell table:style-name="ce18" office:value-type="float" office:value="7400" calcext:value-type="float">
            <text:p>74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6.546" calcext:value-type="float">
            <text:p>236.546</text:p>
          </table:table-cell>
          <table:table-cell table:style-name="Default" office:value-type="float" office:value="3.83036" calcext:value-type="float">
            <text:p>3.83036</text:p>
          </table:table-cell>
          <table:table-cell table:style-name="Default" office:value-type="float" office:value="236.359" calcext:value-type="float">
            <text:p>236.35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565" calcext:value-type="float">
            <text:p>55.565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877518" calcext:value-type="float">
            <text:p>0.877518</text:p>
          </table:table-cell>
          <table:table-cell office:value-type="float" office:value="0.461093" calcext:value-type="float">
            <text:p>0.461093</text:p>
          </table:table-cell>
          <table:table-cell office:value-type="float" office:value="0.131744" calcext:value-type="float">
            <text:p>0.131744</text:p>
          </table:table-cell>
          <table:table-cell office:value-type="float" office:value="7430.843" calcext:value-type="float">
            <text:p>7430.843</text:p>
          </table:table-cell>
          <table:table-cell office:value-type="float" office:value="3891.849" calcext:value-type="float">
            <text:p>3891.849</text:p>
          </table:table-cell>
          <table:table-cell office:value-type="float" office:value="554.912" calcext:value-type="float">
            <text:p>554.91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3];3;3)" office:value-type="string" office:string-value="052" calcext:value-type="string">
            <text:p>052</text:p>
          </table:table-cell>
          <table:table-cell table:style-name="ce18" office:value-type="string" calcext:value-type="string">
            <text:p>FT052A</text:p>
          </table:table-cell>
          <table:table-cell table:style-name="ce18" office:value-type="float" office:value="114806" calcext:value-type="float">
            <text:p>114806</text:p>
          </table:table-cell>
          <table:table-cell table:style-name="ce18" office:value-type="float" office:value="6880" calcext:value-type="float">
            <text:p>688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6.843" calcext:value-type="float">
            <text:p>236.843</text:p>
          </table:table-cell>
          <table:table-cell table:style-name="Default" office:value-type="float" office:value="3.78821" calcext:value-type="float">
            <text:p>3.78821</text:p>
          </table:table-cell>
          <table:table-cell table:style-name="Default" office:value-type="float" office:value="237.4" calcext:value-type="float">
            <text:p>237.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129" calcext:value-type="float">
            <text:p>28.129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0.942043" calcext:value-type="float">
            <text:p>0.942043</text:p>
          </table:table-cell>
          <table:table-cell office:value-type="float" office:value="0.264221" calcext:value-type="float">
            <text:p>0.264221</text:p>
          </table:table-cell>
          <table:table-cell office:value-type="float" office:value="-0.206744" calcext:value-type="float">
            <text:p>-0.206744</text:p>
          </table:table-cell>
          <table:table-cell office:value-type="float" office:value="7712.568" calcext:value-type="float">
            <text:p>7712.568</text:p>
          </table:table-cell>
          <table:table-cell office:value-type="float" office:value="2193.605" calcext:value-type="float">
            <text:p>2193.605</text:p>
          </table:table-cell>
          <table:table-cell office:value-type="float" office:value="-2524.586" calcext:value-type="float">
            <text:p>-2524.58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4];3;3)" office:value-type="string" office:string-value="053" calcext:value-type="string">
            <text:p>053</text:p>
          </table:table-cell>
          <table:table-cell table:style-name="ce18" office:value-type="string" calcext:value-type="string">
            <text:p>FT053A</text:p>
          </table:table-cell>
          <table:table-cell table:style-name="ce18" office:value-type="float" office:value="114808" calcext:value-type="float">
            <text:p>114808</text:p>
          </table:table-cell>
          <table:table-cell table:style-name="ce18" office:value-type="float" office:value="5772" calcext:value-type="float">
            <text:p>5772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2.367" calcext:value-type="float">
            <text:p>232.367</text:p>
          </table:table-cell>
          <table:table-cell table:style-name="Default" office:value-type="float" office:value="3.73378" calcext:value-type="float">
            <text:p>3.73378</text:p>
          </table:table-cell>
          <table:table-cell table:style-name="Default" office:value-type="float" office:value="232.492" calcext:value-type="float">
            <text:p>232.49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7.015" calcext:value-type="float">
            <text:p>47.015</text:p>
          </table:table-cell>
          <table:table-cell table:style-name="Default" office:value-type="float" office:value="0.105" calcext:value-type="float">
            <text:p>0.105</text:p>
          </table:table-cell>
          <table:table-cell office:value-type="float" office:value="0.671702" calcext:value-type="float">
            <text:p>0.671702</text:p>
          </table:table-cell>
          <table:table-cell office:value-type="float" office:value="0.516132" calcext:value-type="float">
            <text:p>0.516132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5992.163" calcext:value-type="float">
            <text:p>5992.163</text:p>
          </table:table-cell>
          <table:table-cell office:value-type="float" office:value="4084.887" calcext:value-type="float">
            <text:p>4084.887</text:p>
          </table:table-cell>
          <table:table-cell office:value-type="float" office:value="4252.009" calcext:value-type="float">
            <text:p>4252.00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5];3;3)" office:value-type="string" office:string-value="054" calcext:value-type="string">
            <text:p>054</text:p>
          </table:table-cell>
          <table:table-cell table:style-name="ce18" office:value-type="string" calcext:value-type="string">
            <text:p>FT054A</text:p>
          </table:table-cell>
          <table:table-cell table:style-name="ce18" office:value-type="float" office:value="114810" calcext:value-type="float">
            <text:p>114810</text:p>
          </table:table-cell>
          <table:table-cell table:style-name="ce18" office:value-type="float" office:value="5845" calcext:value-type="float">
            <text:p>584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2.589" calcext:value-type="float">
            <text:p>232.589</text:p>
          </table:table-cell>
          <table:table-cell table:style-name="Default" office:value-type="float" office:value="3.94777" calcext:value-type="float">
            <text:p>3.94777</text:p>
          </table:table-cell>
          <table:table-cell table:style-name="Default" office:value-type="float" office:value="232.047" calcext:value-type="float">
            <text:p>232.04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69.827" calcext:value-type="float">
            <text:p>69.827</text:p>
          </table:table-cell>
          <table:table-cell table:style-name="Default" office:value-type="float" office:value="0.112" calcext:value-type="float">
            <text:p>0.112</text:p>
          </table:table-cell>
          <table:table-cell office:value-type="float" office:value="0.315197" calcext:value-type="float">
            <text:p>0.315197</text:p>
          </table:table-cell>
          <table:table-cell office:value-type="float" office:value="0.813165" calcext:value-type="float">
            <text:p>0.813165</text:p>
          </table:table-cell>
          <table:table-cell office:value-type="float" office:value="0.4893" calcext:value-type="float">
            <text:p>0.4893</text:p>
          </table:table-cell>
          <table:table-cell office:value-type="float" office:value="2331.079" calcext:value-type="float">
            <text:p>2331.079</text:p>
          </table:table-cell>
          <table:table-cell office:value-type="float" office:value="6888.393" calcext:value-type="float">
            <text:p>6888.393</text:p>
          </table:table-cell>
          <table:table-cell office:value-type="float" office:value="4217.111" calcext:value-type="float">
            <text:p>4217.11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6];3;3)" office:value-type="string" office:string-value="055" calcext:value-type="string">
            <text:p>055</text:p>
          </table:table-cell>
          <table:table-cell table:style-name="ce18" office:value-type="string" calcext:value-type="string">
            <text:p>FT055A</text:p>
          </table:table-cell>
          <table:table-cell table:style-name="ce18" office:value-type="float" office:value="114812" calcext:value-type="float">
            <text:p>114812</text:p>
          </table:table-cell>
          <table:table-cell table:style-name="ce18" office:value-type="float" office:value="7478" calcext:value-type="float">
            <text:p>7478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6.762" calcext:value-type="float">
            <text:p>236.762</text:p>
          </table:table-cell>
          <table:table-cell table:style-name="Default" office:value-type="float" office:value="3.80535" calcext:value-type="float">
            <text:p>3.80535</text:p>
          </table:table-cell>
          <table:table-cell table:style-name="Default" office:value-type="float" office:value="236.178" calcext:value-type="float">
            <text:p>236.17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7.643" calcext:value-type="float">
            <text:p>67.643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00807144" calcext:value-type="float">
            <text:p>0.00807144</text:p>
          </table:table-cell>
          <table:table-cell office:value-type="float" office:value="0.915573" calcext:value-type="float">
            <text:p>0.915573</text:p>
          </table:table-cell>
          <table:table-cell office:value-type="float" office:value="0.402072" calcext:value-type="float">
            <text:p>0.402072</text:p>
          </table:table-cell>
          <table:table-cell office:value-type="float" office:value="-241.399" calcext:value-type="float">
            <text:p>-241.399</text:p>
          </table:table-cell>
          <table:table-cell office:value-type="float" office:value="7805.386" calcext:value-type="float">
            <text:p>7805.386</text:p>
          </table:table-cell>
          <table:table-cell office:value-type="float" office:value="3112.407" calcext:value-type="float">
            <text:p>3112.40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7];3;3)" office:value-type="string" office:string-value="056" calcext:value-type="string">
            <text:p>056</text:p>
          </table:table-cell>
          <table:table-cell table:style-name="ce18" office:value-type="string" calcext:value-type="string">
            <text:p>FT056A</text:p>
          </table:table-cell>
          <table:table-cell table:style-name="ce18" office:value-type="float" office:value="114817" calcext:value-type="float">
            <text:p>114817</text:p>
          </table:table-cell>
          <table:table-cell table:style-name="ce18" office:value-type="float" office:value="8860" calcext:value-type="float">
            <text:p>8860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232.272" calcext:value-type="float">
            <text:p>232.272</text:p>
          </table:table-cell>
          <table:table-cell table:style-name="Default" office:value-type="float" office:value="3.91588" calcext:value-type="float">
            <text:p>3.91588</text:p>
          </table:table-cell>
          <table:table-cell table:style-name="Default" office:value-type="float" office:value="232.051" calcext:value-type="float">
            <text:p>232.05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7.802" calcext:value-type="float">
            <text:p>57.802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0.217179" calcext:value-type="float">
            <text:p>0.217179</text:p>
          </table:table-cell>
          <table:table-cell office:value-type="float" office:value="0.966602" calcext:value-type="float">
            <text:p>0.966602</text:p>
          </table:table-cell>
          <table:table-cell office:value-type="float" office:value="0.136063" calcext:value-type="float">
            <text:p>0.136063</text:p>
          </table:table-cell>
          <table:table-cell office:value-type="float" office:value="1652.527" calcext:value-type="float">
            <text:p>1652.527</text:p>
          </table:table-cell>
          <table:table-cell office:value-type="float" office:value="8220.172" calcext:value-type="float">
            <text:p>8220.172</text:p>
          </table:table-cell>
          <table:table-cell office:value-type="float" office:value="603.611" calcext:value-type="float">
            <text:p>603.61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8];3;3)" office:value-type="string" office:string-value="057" calcext:value-type="string">
            <text:p>057</text:p>
          </table:table-cell>
          <table:table-cell table:style-name="ce18" office:value-type="string" calcext:value-type="string">
            <text:p>FT057A</text:p>
          </table:table-cell>
          <table:table-cell table:style-name="ce18" office:value-type="float" office:value="114819" calcext:value-type="float">
            <text:p>114819</text:p>
          </table:table-cell>
          <table:table-cell table:style-name="ce18" office:value-type="float" office:value="8917" calcext:value-type="float">
            <text:p>8917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35.266" calcext:value-type="float">
            <text:p>235.266</text:p>
          </table:table-cell>
          <table:table-cell table:style-name="Default" office:value-type="float" office:value="3.8358" calcext:value-type="float">
            <text:p>3.8358</text:p>
          </table:table-cell>
          <table:table-cell table:style-name="Default" office:value-type="float" office:value="235.307" calcext:value-type="float">
            <text:p>235.30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3.569" calcext:value-type="float">
            <text:p>43.569</text:p>
          </table:table-cell>
          <table:table-cell table:style-name="Default" office:value-type="float" office:value="0.107" calcext:value-type="float">
            <text:p>0.107</text:p>
          </table:table-cell>
          <table:table-cell office:value-type="float" office:value="0.432721" calcext:value-type="float">
            <text:p>0.432721</text:p>
          </table:table-cell>
          <table:table-cell office:value-type="float" office:value="0.891707" calcext:value-type="float">
            <text:p>0.891707</text:p>
          </table:table-cell>
          <table:table-cell office:value-type="float" office:value="-0.132703" calcext:value-type="float">
            <text:p>-0.132703</text:p>
          </table:table-cell>
          <table:table-cell office:value-type="float" office:value="3689.005" calcext:value-type="float">
            <text:p>3689.005</text:p>
          </table:table-cell>
          <table:table-cell office:value-type="float" office:value="7454.976" calcext:value-type="float">
            <text:p>7454.976</text:p>
          </table:table-cell>
          <table:table-cell office:value-type="float" office:value="-1215.538" calcext:value-type="float">
            <text:p>-1215.53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59];3;3)" office:value-type="string" office:string-value="058" calcext:value-type="string">
            <text:p>058</text:p>
          </table:table-cell>
          <table:table-cell table:style-name="ce18" office:value-type="string" calcext:value-type="string">
            <text:p>FT058A</text:p>
          </table:table-cell>
          <table:table-cell table:style-name="ce18" office:value-type="float" office:value="114821" calcext:value-type="float">
            <text:p>114821</text:p>
          </table:table-cell>
          <table:table-cell table:style-name="ce18" office:value-type="float" office:value="8563" calcext:value-type="float">
            <text:p>8563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771" calcext:value-type="float">
            <text:p>232.771</text:p>
          </table:table-cell>
          <table:table-cell table:style-name="Default" office:value-type="float" office:value="3.91762" calcext:value-type="float">
            <text:p>3.91762</text:p>
          </table:table-cell>
          <table:table-cell table:style-name="Default" office:value-type="float" office:value="233.82" calcext:value-type="float">
            <text:p>233.8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0.872" calcext:value-type="float">
            <text:p>10.872</text:p>
          </table:table-cell>
          <table:table-cell table:style-name="Default" office:value-type="float" office:value="0.104" calcext:value-type="float">
            <text:p>0.104</text:p>
          </table:table-cell>
          <table:table-cell office:value-type="float" office:value="0.589834" calcext:value-type="float">
            <text:p>0.589834</text:p>
          </table:table-cell>
          <table:table-cell office:value-type="float" office:value="0.790104" calcext:value-type="float">
            <text:p>0.790104</text:p>
          </table:table-cell>
          <table:table-cell office:value-type="float" office:value="0.166828" calcext:value-type="float">
            <text:p>0.166828</text:p>
          </table:table-cell>
          <table:table-cell office:value-type="float" office:value="4449.126" calcext:value-type="float">
            <text:p>4449.126</text:p>
          </table:table-cell>
          <table:table-cell office:value-type="float" office:value="7027.362" calcext:value-type="float">
            <text:p>7027.362</text:p>
          </table:table-cell>
          <table:table-cell office:value-type="float" office:value="1220.88" calcext:value-type="float">
            <text:p>1220.8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0];3;3)" office:value-type="string" office:string-value="059" calcext:value-type="string">
            <text:p>059</text:p>
          </table:table-cell>
          <table:table-cell table:style-name="ce18" office:value-type="string" calcext:value-type="string">
            <text:p>FT059A</text:p>
          </table:table-cell>
          <table:table-cell table:style-name="ce18" office:value-type="float" office:value="114824" calcext:value-type="float">
            <text:p>114824</text:p>
          </table:table-cell>
          <table:table-cell table:style-name="ce18" office:value-type="float" office:value="8833" calcext:value-type="float">
            <text:p>8833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4.541" calcext:value-type="float">
            <text:p>234.541</text:p>
          </table:table-cell>
          <table:table-cell table:style-name="Default" office:value-type="float" office:value="3.64267" calcext:value-type="float">
            <text:p>3.64267</text:p>
          </table:table-cell>
          <table:table-cell table:style-name="Default" office:value-type="float" office:value="235.391" calcext:value-type="float">
            <text:p>235.391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4.418" calcext:value-type="float">
            <text:p>14.418</text:p>
          </table:table-cell>
          <table:table-cell table:style-name="Default" office:value-type="float" office:value="0.114" calcext:value-type="float">
            <text:p>0.114</text:p>
          </table:table-cell>
          <table:table-cell office:value-type="float" office:value="-0.389563" calcext:value-type="float">
            <text:p>-0.389563</text:p>
          </table:table-cell>
          <table:table-cell office:value-type="float" office:value="0.910286" calcext:value-type="float">
            <text:p>0.910286</text:p>
          </table:table-cell>
          <table:table-cell office:value-type="float" office:value="-0.140069" calcext:value-type="float">
            <text:p>-0.140069</text:p>
          </table:table-cell>
          <table:table-cell office:value-type="float" office:value="-2816.312" calcext:value-type="float">
            <text:p>-2816.312</text:p>
          </table:table-cell>
          <table:table-cell office:value-type="float" office:value="7846.518" calcext:value-type="float">
            <text:p>7846.518</text:p>
          </table:table-cell>
          <table:table-cell office:value-type="float" office:value="-1083.837" calcext:value-type="float">
            <text:p>-1083.83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1];3;3)" office:value-type="string" office:string-value="060" calcext:value-type="string">
            <text:p>060</text:p>
          </table:table-cell>
          <table:table-cell table:style-name="ce18" office:value-type="string" calcext:value-type="string">
            <text:p>FT060A</text:p>
          </table:table-cell>
          <table:table-cell table:style-name="ce18" office:value-type="float" office:value="114826" calcext:value-type="float">
            <text:p>114826</text:p>
          </table:table-cell>
          <table:table-cell table:style-name="ce18" office:value-type="float" office:value="6173" calcext:value-type="float">
            <text:p>6173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2.475" calcext:value-type="float">
            <text:p>232.475</text:p>
          </table:table-cell>
          <table:table-cell table:style-name="Default" office:value-type="float" office:value="3.66952" calcext:value-type="float">
            <text:p>3.66952</text:p>
          </table:table-cell>
          <table:table-cell table:style-name="Default" office:value-type="float" office:value="233.053" calcext:value-type="float">
            <text:p>233.05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5.07" calcext:value-type="float">
            <text:p>25.07</text:p>
          </table:table-cell>
          <table:table-cell table:style-name="Default" office:value-type="float" office:value="0.106" calcext:value-type="float">
            <text:p>0.106</text:p>
          </table:table-cell>
          <table:table-cell office:value-type="float" office:value="-0.173727" calcext:value-type="float">
            <text:p>-0.173727</text:p>
          </table:table-cell>
          <table:table-cell office:value-type="float" office:value="0.974543" calcext:value-type="float">
            <text:p>0.974543</text:p>
          </table:table-cell>
          <table:table-cell office:value-type="float" office:value="0.141723" calcext:value-type="float">
            <text:p>0.141723</text:p>
          </table:table-cell>
          <table:table-cell office:value-type="float" office:value="-1513.74" calcext:value-type="float">
            <text:p>-1513.74</text:p>
          </table:table-cell>
          <table:table-cell office:value-type="float" office:value="8237.575" calcext:value-type="float">
            <text:p>8237.575</text:p>
          </table:table-cell>
          <table:table-cell office:value-type="float" office:value="723.78" calcext:value-type="float">
            <text:p>723.7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2];3;3)" office:value-type="string" office:string-value="061" calcext:value-type="string">
            <text:p>061</text:p>
          </table:table-cell>
          <table:table-cell table:style-name="ce18" office:value-type="string" calcext:value-type="string">
            <text:p>FT061A</text:p>
          </table:table-cell>
          <table:table-cell table:style-name="ce18" office:value-type="float" office:value="114828" calcext:value-type="float">
            <text:p>114828</text:p>
          </table:table-cell>
          <table:table-cell table:style-name="ce18" office:value-type="float" office:value="6300" calcext:value-type="float">
            <text:p>630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6.386" calcext:value-type="float">
            <text:p>236.386</text:p>
          </table:table-cell>
          <table:table-cell table:style-name="Default" office:value-type="float" office:value="3.77235" calcext:value-type="float">
            <text:p>3.77235</text:p>
          </table:table-cell>
          <table:table-cell table:style-name="Default" office:value-type="float" office:value="236.028" calcext:value-type="float">
            <text:p>236.02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5.619" calcext:value-type="float">
            <text:p>65.619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0.025736" calcext:value-type="float">
            <text:p>0.025736</text:p>
          </table:table-cell>
          <table:table-cell office:value-type="float" office:value="0.988494" calcext:value-type="float">
            <text:p>0.988494</text:p>
          </table:table-cell>
          <table:table-cell office:value-type="float" office:value="-0.149056" calcext:value-type="float">
            <text:p>-0.149056</text:p>
          </table:table-cell>
          <table:table-cell office:value-type="float" office:value="63.525" calcext:value-type="float">
            <text:p>63.525</text:p>
          </table:table-cell>
          <table:table-cell office:value-type="float" office:value="8258.346" calcext:value-type="float">
            <text:p>8258.346</text:p>
          </table:table-cell>
          <table:table-cell office:value-type="float" office:value="-1570.64" calcext:value-type="float">
            <text:p>-1570.6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3];3;3)" office:value-type="string" office:string-value="062" calcext:value-type="string">
            <text:p>062</text:p>
          </table:table-cell>
          <table:table-cell table:style-name="ce18" office:value-type="string" calcext:value-type="string">
            <text:p>FT062A</text:p>
          </table:table-cell>
          <table:table-cell table:style-name="ce18" office:value-type="float" office:value="114830" calcext:value-type="float">
            <text:p>114830</text:p>
          </table:table-cell>
          <table:table-cell table:style-name="ce18" office:value-type="float" office:value="6327" calcext:value-type="float">
            <text:p>6327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853" calcext:value-type="float">
            <text:p>235.853</text:p>
          </table:table-cell>
          <table:table-cell table:style-name="Default" office:value-type="float" office:value="3.63566" calcext:value-type="float">
            <text:p>3.63566</text:p>
          </table:table-cell>
          <table:table-cell table:style-name="Default" office:value-type="float" office:value="236.428" calcext:value-type="float">
            <text:p>236.42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3.839" calcext:value-type="float">
            <text:p>23.839</text:p>
          </table:table-cell>
          <table:table-cell table:style-name="Default" office:value-type="float" office:value="0.102" calcext:value-type="float">
            <text:p>0.102</text:p>
          </table:table-cell>
          <table:table-cell office:value-type="float" office:value="-0.273292" calcext:value-type="float">
            <text:p>-0.273292</text:p>
          </table:table-cell>
          <table:table-cell office:value-type="float" office:value="0.823156" calcext:value-type="float">
            <text:p>0.823156</text:p>
          </table:table-cell>
          <table:table-cell office:value-type="float" office:value="0.497721" calcext:value-type="float">
            <text:p>0.497721</text:p>
          </table:table-cell>
          <table:table-cell office:value-type="float" office:value="-1851.743" calcext:value-type="float">
            <text:p>-1851.743</text:p>
          </table:table-cell>
          <table:table-cell office:value-type="float" office:value="7337.673" calcext:value-type="float">
            <text:p>7337.673</text:p>
          </table:table-cell>
          <table:table-cell office:value-type="float" office:value="3661.458" calcext:value-type="float">
            <text:p>3661.45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4];3;3)" office:value-type="string" office:string-value="063" calcext:value-type="string">
            <text:p>063</text:p>
          </table:table-cell>
          <table:table-cell table:style-name="ce18" office:value-type="string" calcext:value-type="string">
            <text:p>FT063A</text:p>
          </table:table-cell>
          <table:table-cell table:style-name="ce18" office:value-type="float" office:value="114832" calcext:value-type="float">
            <text:p>114832</text:p>
          </table:table-cell>
          <table:table-cell table:style-name="ce18" office:value-type="float" office:value="5985" calcext:value-type="float">
            <text:p>5985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5.816" calcext:value-type="float">
            <text:p>235.816</text:p>
          </table:table-cell>
          <table:table-cell table:style-name="Default" office:value-type="float" office:value="3.76606" calcext:value-type="float">
            <text:p>3.76606</text:p>
          </table:table-cell>
          <table:table-cell table:style-name="Default" office:value-type="float" office:value="236.371" calcext:value-type="float">
            <text:p>236.37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042" calcext:value-type="float">
            <text:p>28.042</text:p>
          </table:table-cell>
          <table:table-cell table:style-name="Default" office:value-type="float" office:value="0.113" calcext:value-type="float">
            <text:p>0.113</text:p>
          </table:table-cell>
          <table:table-cell office:value-type="float" office:value="-0.631571" calcext:value-type="float">
            <text:p>-0.631571</text:p>
          </table:table-cell>
          <table:table-cell office:value-type="float" office:value="0.609145" calcext:value-type="float">
            <text:p>0.609145</text:p>
          </table:table-cell>
          <table:table-cell office:value-type="float" office:value="0.479646" calcext:value-type="float">
            <text:p>0.479646</text:p>
          </table:table-cell>
          <table:table-cell office:value-type="float" office:value="-5291.587" calcext:value-type="float">
            <text:p>-5291.587</text:p>
          </table:table-cell>
          <table:table-cell office:value-type="float" office:value="5227.48" calcext:value-type="float">
            <text:p>5227.48</text:p>
          </table:table-cell>
          <table:table-cell office:value-type="float" office:value="3917.353" calcext:value-type="float">
            <text:p>3917.3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5];3;3)" office:value-type="string" office:string-value="064" calcext:value-type="string">
            <text:p>064</text:p>
          </table:table-cell>
          <table:table-cell table:style-name="ce18" office:value-type="string" calcext:value-type="string">
            <text:p>FT064A</text:p>
          </table:table-cell>
          <table:table-cell table:style-name="ce18" office:value-type="float" office:value="114834" calcext:value-type="float">
            <text:p>114834</text:p>
          </table:table-cell>
          <table:table-cell table:style-name="ce18" office:value-type="float" office:value="8044" calcext:value-type="float">
            <text:p>8044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855" calcext:value-type="float">
            <text:p>235.855</text:p>
          </table:table-cell>
          <table:table-cell table:style-name="Default" office:value-type="float" office:value="3.8021" calcext:value-type="float">
            <text:p>3.8021</text:p>
          </table:table-cell>
          <table:table-cell table:style-name="Default" office:value-type="float" office:value="235.754" calcext:value-type="float">
            <text:p>235.75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9.211" calcext:value-type="float">
            <text:p>49.211</text:p>
          </table:table-cell>
          <table:table-cell table:style-name="Default" office:value-type="float" office:value="0.099" calcext:value-type="float">
            <text:p>0.099</text:p>
          </table:table-cell>
          <table:table-cell office:value-type="float" office:value="-0.812148" calcext:value-type="float">
            <text:p>-0.812148</text:p>
          </table:table-cell>
          <table:table-cell office:value-type="float" office:value="0.324224" calcext:value-type="float">
            <text:p>0.324224</text:p>
          </table:table-cell>
          <table:table-cell office:value-type="float" office:value="0.485072" calcext:value-type="float">
            <text:p>0.485072</text:p>
          </table:table-cell>
          <table:table-cell office:value-type="float" office:value="-6676.566" calcext:value-type="float">
            <text:p>-6676.566</text:p>
          </table:table-cell>
          <table:table-cell office:value-type="float" office:value="2796.5" calcext:value-type="float">
            <text:p>2796.5</text:p>
          </table:table-cell>
          <table:table-cell office:value-type="float" office:value="4275.601" calcext:value-type="float">
            <text:p>4275.60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6];3;3)" office:value-type="string" office:string-value="065" calcext:value-type="string">
            <text:p>065</text:p>
          </table:table-cell>
          <table:table-cell table:style-name="ce18" office:value-type="string" calcext:value-type="string">
            <text:p>FT065A</text:p>
          </table:table-cell>
          <table:table-cell table:style-name="ce18" office:value-type="float" office:value="114836" calcext:value-type="float">
            <text:p>114836</text:p>
          </table:table-cell>
          <table:table-cell table:style-name="ce18" office:value-type="float" office:value="6372" calcext:value-type="float">
            <text:p>6372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6.175" calcext:value-type="float">
            <text:p>236.175</text:p>
          </table:table-cell>
          <table:table-cell table:style-name="Default" office:value-type="float" office:value="3.71145" calcext:value-type="float">
            <text:p>3.71145</text:p>
          </table:table-cell>
          <table:table-cell table:style-name="Default" office:value-type="float" office:value="236.217" calcext:value-type="float">
            <text:p>236.217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8.564" calcext:value-type="float">
            <text:p>38.564</text:p>
          </table:table-cell>
          <table:table-cell table:style-name="Default" office:value-type="float" office:value="0.104" calcext:value-type="float">
            <text:p>0.104</text:p>
          </table:table-cell>
          <table:table-cell office:value-type="float" office:value="-0.855512" calcext:value-type="float">
            <text:p>-0.855512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126751" calcext:value-type="float">
            <text:p>0.126751</text:p>
          </table:table-cell>
          <table:table-cell office:value-type="float" office:value="-7370.301" calcext:value-type="float">
            <text:p>-7370.301</text:p>
          </table:table-cell>
          <table:table-cell office:value-type="float" office:value="3957.438" calcext:value-type="float">
            <text:p>3957.438</text:p>
          </table:table-cell>
          <table:table-cell office:value-type="float" office:value="832.853" calcext:value-type="float">
            <text:p>832.85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7];3;3)" office:value-type="string" office:string-value="066" calcext:value-type="string">
            <text:p>066</text:p>
          </table:table-cell>
          <table:table-cell table:style-name="ce18" office:value-type="string" calcext:value-type="string">
            <text:p>FT066A</text:p>
          </table:table-cell>
          <table:table-cell table:style-name="ce18" office:value-type="float" office:value="115672" calcext:value-type="float">
            <text:p>115672</text:p>
          </table:table-cell>
          <table:table-cell table:style-name="ce18" office:value-type="float" office:value="9645" calcext:value-type="float">
            <text:p>9645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4.626" calcext:value-type="float">
            <text:p>234.626</text:p>
          </table:table-cell>
          <table:table-cell table:style-name="Default" office:value-type="float" office:value="3.29914" calcext:value-type="float">
            <text:p>3.29914</text:p>
          </table:table-cell>
          <table:table-cell table:style-name="Default" office:value-type="float" office:value="235.319" calcext:value-type="float">
            <text:p>235.3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0.823" calcext:value-type="float">
            <text:p>20.823</text:p>
          </table:table-cell>
          <table:table-cell table:style-name="Default" office:value-type="float" office:value="0.093" calcext:value-type="float">
            <text:p>0.093</text:p>
          </table:table-cell>
          <table:table-cell office:value-type="float" office:value="-0.689579" calcext:value-type="float">
            <text:p>-0.689579</text:p>
          </table:table-cell>
          <table:table-cell office:value-type="float" office:value="0.704319" calcext:value-type="float">
            <text:p>0.704319</text:p>
          </table:table-cell>
          <table:table-cell office:value-type="float" office:value="-0.16857" calcext:value-type="float">
            <text:p>-0.16857</text:p>
          </table:table-cell>
          <table:table-cell office:value-type="float" office:value="-5513.378" calcext:value-type="float">
            <text:p>-5513.378</text:p>
          </table:table-cell>
          <table:table-cell office:value-type="float" office:value="6081.154" calcext:value-type="float">
            <text:p>6081.154</text:p>
          </table:table-cell>
          <table:table-cell office:value-type="float" office:value="-1813.788" calcext:value-type="float">
            <text:p>-1813.78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8];3;3)" office:value-type="string" office:string-value="067" calcext:value-type="string">
            <text:p>067</text:p>
          </table:table-cell>
          <table:table-cell table:style-name="ce18" office:value-type="string" calcext:value-type="string">
            <text:p>FT067A</text:p>
          </table:table-cell>
          <table:table-cell table:style-name="ce18" office:value-type="float" office:value="114726" calcext:value-type="float">
            <text:p>114726</text:p>
          </table:table-cell>
          <table:table-cell table:style-name="ce18" office:value-type="float" office:value="5830" calcext:value-type="float">
            <text:p>583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6.635" calcext:value-type="float">
            <text:p>236.635</text:p>
          </table:table-cell>
          <table:table-cell table:style-name="Default" office:value-type="float" office:value="3.5593" calcext:value-type="float">
            <text:p>3.5593</text:p>
          </table:table-cell>
          <table:table-cell table:style-name="Default" office:value-type="float" office:value="237.35" calcext:value-type="float">
            <text:p>237.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6.956" calcext:value-type="float">
            <text:p>16.956</text:p>
          </table:table-cell>
          <table:table-cell table:style-name="Default" office:value-type="float" office:value="0.103" calcext:value-type="float">
            <text:p>0.103</text:p>
          </table:table-cell>
          <table:table-cell office:value-type="float" office:value="-0.622123" calcext:value-type="float">
            <text:p>-0.622123</text:p>
          </table:table-cell>
          <table:table-cell office:value-type="float" office:value="0.159756" calcext:value-type="float">
            <text:p>0.159756</text:p>
          </table:table-cell>
          <table:table-cell office:value-type="float" office:value="-0.766447" calcext:value-type="float">
            <text:p>-0.766447</text:p>
          </table:table-cell>
          <table:table-cell office:value-type="float" office:value="-5374.878" calcext:value-type="float">
            <text:p>-5374.878</text:p>
          </table:table-cell>
          <table:table-cell office:value-type="float" office:value="1820.229" calcext:value-type="float">
            <text:p>1820.229</text:p>
          </table:table-cell>
          <table:table-cell office:value-type="float" office:value="-6202.262" calcext:value-type="float">
            <text:p>-6202.26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69];3;3)" office:value-type="string" office:string-value="068" calcext:value-type="string">
            <text:p>068</text:p>
          </table:table-cell>
          <table:table-cell table:style-name="ce18" office:value-type="string" calcext:value-type="string">
            <text:p>FT068A</text:p>
          </table:table-cell>
          <table:table-cell table:style-name="ce18" office:value-type="float" office:value="115676" calcext:value-type="float">
            <text:p>115676</text:p>
          </table:table-cell>
          <table:table-cell table:style-name="ce18" office:value-type="float" office:value="6852" calcext:value-type="float">
            <text:p>6852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6.491" calcext:value-type="float">
            <text:p>236.491</text:p>
          </table:table-cell>
          <table:table-cell table:style-name="Default" office:value-type="float" office:value="3.58475" calcext:value-type="float">
            <text:p>3.58475</text:p>
          </table:table-cell>
          <table:table-cell table:style-name="Default" office:value-type="float" office:value="236.213" calcext:value-type="float">
            <text:p>236.21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0.406" calcext:value-type="float">
            <text:p>60.406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-0.988134" calcext:value-type="float">
            <text:p>-0.988134</text:p>
          </table:table-cell>
          <table:table-cell office:value-type="float" office:value="-0.072303" calcext:value-type="float">
            <text:p>-0.072303</text:p>
          </table:table-cell>
          <table:table-cell office:value-type="float" office:value="-0.135509" calcext:value-type="float">
            <text:p>-0.135509</text:p>
          </table:table-cell>
          <table:table-cell office:value-type="float" office:value="-8318.638" calcext:value-type="float">
            <text:p>-8318.638</text:p>
          </table:table-cell>
          <table:table-cell office:value-type="float" office:value="-713.01" calcext:value-type="float">
            <text:p>-713.01</text:p>
          </table:table-cell>
          <table:table-cell office:value-type="float" office:value="-987.186" calcext:value-type="float">
            <text:p>-987.18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0];3;3)" office:value-type="string" office:string-value="069" calcext:value-type="string">
            <text:p>069</text:p>
          </table:table-cell>
          <table:table-cell table:style-name="ce18" office:value-type="string" calcext:value-type="string">
            <text:p>FT069A</text:p>
          </table:table-cell>
          <table:table-cell table:style-name="ce18" office:value-type="float" office:value="115678" calcext:value-type="float">
            <text:p>115678</text:p>
          </table:table-cell>
          <table:table-cell table:style-name="ce18" office:value-type="float" office:value="8250" calcext:value-type="float">
            <text:p>825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4.387" calcext:value-type="float">
            <text:p>234.387</text:p>
          </table:table-cell>
          <table:table-cell table:style-name="Default" office:value-type="float" office:value="3.535" calcext:value-type="float">
            <text:p>3.535</text:p>
          </table:table-cell>
          <table:table-cell table:style-name="Default" office:value-type="float" office:value="234.643" calcext:value-type="float">
            <text:p>234.64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0.929" calcext:value-type="float">
            <text:p>40.929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-0.975939" calcext:value-type="float">
            <text:p>-0.975939</text:p>
          </table:table-cell>
          <table:table-cell office:value-type="float" office:value="0.157083" calcext:value-type="float">
            <text:p>0.157083</text:p>
          </table:table-cell>
          <table:table-cell office:value-type="float" office:value="0.15122" calcext:value-type="float">
            <text:p>0.15122</text:p>
          </table:table-cell>
          <table:table-cell office:value-type="float" office:value="-8230.842" calcext:value-type="float">
            <text:p>-8230.842</text:p>
          </table:table-cell>
          <table:table-cell office:value-type="float" office:value="1537.51" calcext:value-type="float">
            <text:p>1537.51</text:p>
          </table:table-cell>
          <table:table-cell office:value-type="float" office:value="750.657" calcext:value-type="float">
            <text:p>750.65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1];3;3)" office:value-type="string" office:string-value="070" calcext:value-type="string">
            <text:p>070</text:p>
          </table:table-cell>
          <table:table-cell table:style-name="ce18" office:value-type="string" calcext:value-type="string">
            <text:p>FT070A</text:p>
          </table:table-cell>
          <table:table-cell table:style-name="ce18" office:value-type="float" office:value="115682" calcext:value-type="float">
            <text:p>115682</text:p>
          </table:table-cell>
          <table:table-cell table:style-name="ce18" office:value-type="float" office:value="6800" calcext:value-type="float">
            <text:p>6800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234.646" calcext:value-type="float">
            <text:p>234.646</text:p>
          </table:table-cell>
          <table:table-cell table:style-name="Default" office:value-type="float" office:value="3.50889" calcext:value-type="float">
            <text:p>3.50889</text:p>
          </table:table-cell>
          <table:table-cell table:style-name="Default" office:value-type="float" office:value="235.56" calcext:value-type="float">
            <text:p>235.5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6.677" calcext:value-type="float">
            <text:p>16.677</text:p>
          </table:table-cell>
          <table:table-cell table:style-name="Default" office:value-type="float" office:value="0.116" calcext:value-type="float">
            <text:p>0.116</text:p>
          </table:table-cell>
          <table:table-cell office:value-type="float" office:value="-0.932817" calcext:value-type="float">
            <text:p>-0.932817</text:p>
          </table:table-cell>
          <table:table-cell office:value-type="float" office:value="0.322593" calcext:value-type="float">
            <text:p>0.322593</text:p>
          </table:table-cell>
          <table:table-cell office:value-type="float" office:value="-0.160581" calcext:value-type="float">
            <text:p>-0.160581</text:p>
          </table:table-cell>
          <table:table-cell office:value-type="float" office:value="-7834.959" calcext:value-type="float">
            <text:p>-7834.959</text:p>
          </table:table-cell>
          <table:table-cell office:value-type="float" office:value="2485.595" calcext:value-type="float">
            <text:p>2485.595</text:p>
          </table:table-cell>
          <table:table-cell office:value-type="float" office:value="-1762.04" calcext:value-type="float">
            <text:p>-1762.0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2];3;3)" office:value-type="string" office:string-value="071" calcext:value-type="string">
            <text:p>071</text:p>
          </table:table-cell>
          <table:table-cell table:style-name="ce18" office:value-type="string" calcext:value-type="string">
            <text:p>FT071A</text:p>
          </table:table-cell>
          <table:table-cell table:style-name="ce18" office:value-type="float" office:value="115684" calcext:value-type="float">
            <text:p>115684</text:p>
          </table:table-cell>
          <table:table-cell table:style-name="ce18" office:value-type="float" office:value="6482" calcext:value-type="float">
            <text:p>6482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235.14" calcext:value-type="float">
            <text:p>235.14</text:p>
          </table:table-cell>
          <table:table-cell table:style-name="Default" office:value-type="float" office:value="3.47198" calcext:value-type="float">
            <text:p>3.47198</text:p>
          </table:table-cell>
          <table:table-cell table:style-name="Default" office:value-type="float" office:value="235.108" calcext:value-type="float">
            <text:p>235.10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66" calcext:value-type="float">
            <text:p>52.66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-0.848406" calcext:value-type="float">
            <text:p>-0.848406</text:p>
          </table:table-cell>
          <table:table-cell office:value-type="float" office:value="-0.114191" calcext:value-type="float">
            <text:p>-0.114191</text:p>
          </table:table-cell>
          <table:table-cell office:value-type="float" office:value="0.516883" calcext:value-type="float">
            <text:p>0.516883</text:p>
          </table:table-cell>
          <table:table-cell office:value-type="float" office:value="-7253.617" calcext:value-type="float">
            <text:p>-7253.617</text:p>
          </table:table-cell>
          <table:table-cell office:value-type="float" office:value="-1075.527" calcext:value-type="float">
            <text:p>-1075.527</text:p>
          </table:table-cell>
          <table:table-cell office:value-type="float" office:value="4113.039" calcext:value-type="float">
            <text:p>4113.03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3];3;3)" office:value-type="string" office:string-value="072" calcext:value-type="string">
            <text:p>072</text:p>
          </table:table-cell>
          <table:table-cell table:style-name="ce18" office:value-type="string" calcext:value-type="string">
            <text:p>FT072A</text:p>
          </table:table-cell>
          <table:table-cell table:style-name="ce18" office:value-type="float" office:value="115686" calcext:value-type="float">
            <text:p>115686</text:p>
          </table:table-cell>
          <table:table-cell table:style-name="ce18" office:value-type="float" office:value="7557" calcext:value-type="float">
            <text:p>7557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5.603" calcext:value-type="float">
            <text:p>235.603</text:p>
          </table:table-cell>
          <table:table-cell table:style-name="Default" office:value-type="float" office:value="3.57567" calcext:value-type="float">
            <text:p>3.57567</text:p>
          </table:table-cell>
          <table:table-cell table:style-name="Default" office:value-type="float" office:value="235.516" calcext:value-type="float">
            <text:p>235.51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7.115" calcext:value-type="float">
            <text:p>57.115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-0.727888" calcext:value-type="float">
            <text:p>-0.727888</text:p>
          </table:table-cell>
          <table:table-cell office:value-type="float" office:value="-0.481678" calcext:value-type="float">
            <text:p>-0.481678</text:p>
          </table:table-cell>
          <table:table-cell office:value-type="float" office:value="0.488022" calcext:value-type="float">
            <text:p>0.488022</text:p>
          </table:table-cell>
          <table:table-cell office:value-type="float" office:value="-5845.012" calcext:value-type="float">
            <text:p>-5845.012</text:p>
          </table:table-cell>
          <table:table-cell office:value-type="float" office:value="-4352.329" calcext:value-type="float">
            <text:p>-4352.329</text:p>
          </table:table-cell>
          <table:table-cell office:value-type="float" office:value="4192.664" calcext:value-type="float">
            <text:p>4192.66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4];3;3)" office:value-type="string" office:string-value="073" calcext:value-type="string">
            <text:p>073</text:p>
          </table:table-cell>
          <table:table-cell table:style-name="ce18" office:value-type="string" calcext:value-type="string">
            <text:p>FT073A</text:p>
          </table:table-cell>
          <table:table-cell table:style-name="ce18" office:value-type="float" office:value="115688" calcext:value-type="float">
            <text:p>115688</text:p>
          </table:table-cell>
          <table:table-cell table:style-name="ce18" office:value-type="float" office:value="7078" calcext:value-type="float">
            <text:p>7078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3.331" calcext:value-type="float">
            <text:p>233.331</text:p>
          </table:table-cell>
          <table:table-cell table:style-name="Default" office:value-type="float" office:value="3.64254" calcext:value-type="float">
            <text:p>3.64254</text:p>
          </table:table-cell>
          <table:table-cell table:style-name="Default" office:value-type="float" office:value="233.355" calcext:value-type="float">
            <text:p>233.35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745" calcext:value-type="float">
            <text:p>46.745</text:p>
          </table:table-cell>
          <table:table-cell table:style-name="Default" office:value-type="float" office:value="0.088" calcext:value-type="float">
            <text:p>0.088</text:p>
          </table:table-cell>
          <table:table-cell office:value-type="float" office:value="-0.730018" calcext:value-type="float">
            <text:p>-0.730018</text:p>
          </table:table-cell>
          <table:table-cell office:value-type="float" office:value="-0.673374" calcext:value-type="float">
            <text:p>-0.673374</text:p>
          </table:table-cell>
          <table:table-cell office:value-type="float" office:value="0.116792" calcext:value-type="float">
            <text:p>0.116792</text:p>
          </table:table-cell>
          <table:table-cell office:value-type="float" office:value="-5827.832" calcext:value-type="float">
            <text:p>-5827.832</text:p>
          </table:table-cell>
          <table:table-cell office:value-type="float" office:value="-6022.52" calcext:value-type="float">
            <text:p>-6022.52</text:p>
          </table:table-cell>
          <table:table-cell office:value-type="float" office:value="663.126" calcext:value-type="float">
            <text:p>663.12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5];3;3)" office:value-type="string" office:string-value="074" calcext:value-type="string">
            <text:p>074</text:p>
          </table:table-cell>
          <table:table-cell table:style-name="ce18" office:value-type="string" calcext:value-type="string">
            <text:p>FT074A</text:p>
          </table:table-cell>
          <table:table-cell table:style-name="ce18" office:value-type="float" office:value="115690" calcext:value-type="float">
            <text:p>115690</text:p>
          </table:table-cell>
          <table:table-cell table:style-name="ce18" office:value-type="float" office:value="6386" calcext:value-type="float">
            <text:p>6386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234.628" calcext:value-type="float">
            <text:p>234.628</text:p>
          </table:table-cell>
          <table:table-cell table:style-name="Default" office:value-type="float" office:value="3.59275" calcext:value-type="float">
            <text:p>3.59275</text:p>
          </table:table-cell>
          <table:table-cell table:style-name="Default" office:value-type="float" office:value="234.68" calcext:value-type="float">
            <text:p>234.6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956" calcext:value-type="float">
            <text:p>46.956</text:p>
          </table:table-cell>
          <table:table-cell table:style-name="Default" office:value-type="float" office:value="0.109" calcext:value-type="float">
            <text:p>0.109</text:p>
          </table:table-cell>
          <table:table-cell office:value-type="float" office:value="-0.846725" calcext:value-type="float">
            <text:p>-0.846725</text:p>
          </table:table-cell>
          <table:table-cell office:value-type="float" office:value="-0.514251" calcext:value-type="float">
            <text:p>-0.514251</text:p>
          </table:table-cell>
          <table:table-cell office:value-type="float" office:value="-0.136394" calcext:value-type="float">
            <text:p>-0.136394</text:p>
          </table:table-cell>
          <table:table-cell office:value-type="float" office:value="-6974.32" calcext:value-type="float">
            <text:p>-6974.32</text:p>
          </table:table-cell>
          <table:table-cell office:value-type="float" office:value="-4520.304" calcext:value-type="float">
            <text:p>-4520.304</text:p>
          </table:table-cell>
          <table:table-cell office:value-type="float" office:value="-1265.522" calcext:value-type="float">
            <text:p>-1265.52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6];3;3)" office:value-type="string" office:string-value="075" calcext:value-type="string">
            <text:p>075</text:p>
          </table:table-cell>
          <table:table-cell table:style-name="ce18" office:value-type="string" calcext:value-type="string">
            <text:p>FT075A</text:p>
          </table:table-cell>
          <table:table-cell table:style-name="ce18" office:value-type="float" office:value="115692" calcext:value-type="float">
            <text:p>115692</text:p>
          </table:table-cell>
          <table:table-cell table:style-name="ce18" office:value-type="float" office:value="6716" calcext:value-type="float">
            <text:p>6716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232.558" calcext:value-type="float">
            <text:p>232.558</text:p>
          </table:table-cell>
          <table:table-cell table:style-name="Default" office:value-type="float" office:value="3.42772" calcext:value-type="float">
            <text:p>3.42772</text:p>
          </table:table-cell>
          <table:table-cell table:style-name="Default" office:value-type="float" office:value="232.702" calcext:value-type="float">
            <text:p>232.70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8.885" calcext:value-type="float">
            <text:p>48.885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-0.917888" calcext:value-type="float">
            <text:p>-0.917888</text:p>
          </table:table-cell>
          <table:table-cell office:value-type="float" office:value="-0.347108" calcext:value-type="float">
            <text:p>-0.347108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-7826.623" calcext:value-type="float">
            <text:p>-7826.623</text:p>
          </table:table-cell>
          <table:table-cell office:value-type="float" office:value="-2578.832" calcext:value-type="float">
            <text:p>-2578.832</text:p>
          </table:table-cell>
          <table:table-cell office:value-type="float" office:value="1665.244" calcext:value-type="float">
            <text:p>1665.24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7];3;3)" office:value-type="string" office:string-value="076" calcext:value-type="string">
            <text:p>076</text:p>
          </table:table-cell>
          <table:table-cell table:style-name="ce18" office:value-type="string" calcext:value-type="string">
            <text:p>FT076A</text:p>
          </table:table-cell>
          <table:table-cell table:style-name="ce18" office:value-type="float" office:value="115694" calcext:value-type="float">
            <text:p>115694</text:p>
          </table:table-cell>
          <table:table-cell table:style-name="ce18" office:value-type="float" office:value="6480" calcext:value-type="float">
            <text:p>648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688" calcext:value-type="float">
            <text:p>235.688</text:p>
          </table:table-cell>
          <table:table-cell table:style-name="Default" office:value-type="float" office:value="3.48278" calcext:value-type="float">
            <text:p>3.48278</text:p>
          </table:table-cell>
          <table:table-cell table:style-name="Default" office:value-type="float" office:value="236.976" calcext:value-type="float">
            <text:p>236.97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4.99" calcext:value-type="float">
            <text:p>4.99</text:p>
          </table:table-cell>
          <table:table-cell table:style-name="Default" office:value-type="float" office:value="0.154" calcext:value-type="float">
            <text:p>0.154</text:p>
          </table:table-cell>
          <table:table-cell office:value-type="float" office:value="-0.574245" calcext:value-type="float">
            <text:p>-0.574245</text:p>
          </table:table-cell>
          <table:table-cell office:value-type="float" office:value="-0.808315" calcext:value-type="float">
            <text:p>-0.808315</text:p>
          </table:table-cell>
          <table:table-cell office:value-type="float" office:value="-0.12988" calcext:value-type="float">
            <text:p>-0.12988</text:p>
          </table:table-cell>
          <table:table-cell office:value-type="float" office:value="-4435.523" calcext:value-type="float">
            <text:p>-4435.523</text:p>
          </table:table-cell>
          <table:table-cell office:value-type="float" office:value="-7031.409" calcext:value-type="float">
            <text:p>-7031.409</text:p>
          </table:table-cell>
          <table:table-cell office:value-type="float" office:value="-1247.507" calcext:value-type="float">
            <text:p>-1247.50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8];3;3)" office:value-type="string" office:string-value="077" calcext:value-type="string">
            <text:p>077</text:p>
          </table:table-cell>
          <table:table-cell table:style-name="ce18" office:value-type="string" calcext:value-type="string">
            <text:p>FT077A</text:p>
          </table:table-cell>
          <table:table-cell table:style-name="ce18" office:value-type="float" office:value="115696" calcext:value-type="float">
            <text:p>115696</text:p>
          </table:table-cell>
          <table:table-cell table:style-name="ce18" office:value-type="float" office:value="6990" calcext:value-type="float">
            <text:p>6990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3.40406" calcext:value-type="float">
            <text:p>3.40406</text:p>
          </table:table-cell>
          <table:table-cell table:style-name="Default" office:value-type="float" office:value="236.135" calcext:value-type="float">
            <text:p>236.1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3.157" calcext:value-type="float">
            <text:p>43.157</text:p>
          </table:table-cell>
          <table:table-cell table:style-name="Default" office:value-type="float" office:value="0.092" calcext:value-type="float">
            <text:p>0.092</text:p>
          </table:table-cell>
          <table:table-cell office:value-type="float" office:value="-0.446226" calcext:value-type="float">
            <text:p>-0.446226</text:p>
          </table:table-cell>
          <table:table-cell office:value-type="float" office:value="-0.558185" calcext:value-type="float">
            <text:p>-0.558185</text:p>
          </table:table-cell>
          <table:table-cell office:value-type="float" office:value="0.699509" calcext:value-type="float">
            <text:p>0.699509</text:p>
          </table:table-cell>
          <table:table-cell office:value-type="float" office:value="-3835.499" calcext:value-type="float">
            <text:p>-3835.499</text:p>
          </table:table-cell>
          <table:table-cell office:value-type="float" office:value="-5004.8" calcext:value-type="float">
            <text:p>-5004.8</text:p>
          </table:table-cell>
          <table:table-cell office:value-type="float" office:value="5561.048" calcext:value-type="float">
            <text:p>5561.04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79];3;3)" office:value-type="string" office:string-value="078" calcext:value-type="string">
            <text:p>078</text:p>
          </table:table-cell>
          <table:table-cell table:style-name="ce18" office:value-type="string" calcext:value-type="string">
            <text:p>FT078A</text:p>
          </table:table-cell>
          <table:table-cell table:style-name="ce18" office:value-type="float" office:value="115707" calcext:value-type="float">
            <text:p>115707</text:p>
          </table:table-cell>
          <table:table-cell table:style-name="ce18" office:value-type="float" office:value="6475" calcext:value-type="float">
            <text:p>6475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236.098" calcext:value-type="float">
            <text:p>236.098</text:p>
          </table:table-cell>
          <table:table-cell table:style-name="Default" office:value-type="float" office:value="3.48045" calcext:value-type="float">
            <text:p>3.48045</text:p>
          </table:table-cell>
          <table:table-cell table:style-name="Default" office:value-type="float" office:value="235.831" calcext:value-type="float">
            <text:p>235.831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40.658" calcext:value-type="float">
            <text:p>40.658</text:p>
          </table:table-cell>
          <table:table-cell table:style-name="Default" office:value-type="float" office:value="0.072" calcext:value-type="float">
            <text:p>0.072</text:p>
          </table:table-cell>
          <table:table-cell office:value-type="float" office:value="-0.171655" calcext:value-type="float">
            <text:p>-0.171655</text:p>
          </table:table-cell>
          <table:table-cell office:value-type="float" office:value="-0.252815" calcext:value-type="float">
            <text:p>-0.252815</text:p>
          </table:table-cell>
          <table:table-cell office:value-type="float" office:value="0.952166" calcext:value-type="float">
            <text:p>0.952166</text:p>
          </table:table-cell>
          <table:table-cell office:value-type="float" office:value="-1439.544" calcext:value-type="float">
            <text:p>-1439.544</text:p>
          </table:table-cell>
          <table:table-cell office:value-type="float" office:value="-1593.188" calcext:value-type="float">
            <text:p>-1593.188</text:p>
          </table:table-cell>
          <table:table-cell office:value-type="float" office:value="8128.232" calcext:value-type="float">
            <text:p>8128.23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0];3;3)" office:value-type="string" office:string-value="079" calcext:value-type="string">
            <text:p>079</text:p>
          </table:table-cell>
          <table:table-cell table:style-name="ce18" office:value-type="string" calcext:value-type="string">
            <text:p>FT079A</text:p>
          </table:table-cell>
          <table:table-cell table:style-name="ce18" office:value-type="float" office:value="115711" calcext:value-type="float">
            <text:p>115711</text:p>
          </table:table-cell>
          <table:table-cell table:style-name="ce18" office:value-type="float" office:value="6195" calcext:value-type="float">
            <text:p>6195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234.546" calcext:value-type="float">
            <text:p>234.546</text:p>
          </table:table-cell>
          <table:table-cell table:style-name="Default" office:value-type="float" office:value="3.34466" calcext:value-type="float">
            <text:p>3.34466</text:p>
          </table:table-cell>
          <table:table-cell table:style-name="Default" office:value-type="float" office:value="235.184" calcext:value-type="float">
            <text:p>235.18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4.486" calcext:value-type="float">
            <text:p>24.486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-0.0523942" calcext:value-type="float">
            <text:p>-0.0523942</text:p>
          </table:table-cell>
          <table:table-cell office:value-type="float" office:value="0.0153947" calcext:value-type="float">
            <text:p>0.0153947</text:p>
          </table:table-cell>
          <table:table-cell office:value-type="float" office:value="0.998508" calcext:value-type="float">
            <text:p>0.998508</text:p>
          </table:table-cell>
          <table:table-cell office:value-type="float" office:value="-1106.534" calcext:value-type="float">
            <text:p>-1106.534</text:p>
          </table:table-cell>
          <table:table-cell office:value-type="float" office:value="-68.803" calcext:value-type="float">
            <text:p>-68.803</text:p>
          </table:table-cell>
          <table:table-cell office:value-type="float" office:value="8332.959" calcext:value-type="float">
            <text:p>8332.95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1];3;3)" office:value-type="string" office:string-value="080" calcext:value-type="string">
            <text:p>080</text:p>
          </table:table-cell>
          <table:table-cell table:style-name="ce18" office:value-type="string" calcext:value-type="string">
            <text:p>FT080A</text:p>
          </table:table-cell>
          <table:table-cell table:style-name="ce18" office:value-type="float" office:value="115713" calcext:value-type="float">
            <text:p>115713</text:p>
          </table:table-cell>
          <table:table-cell table:style-name="ce18" office:value-type="float" office:value="6939" calcext:value-type="float">
            <text:p>6939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232.295" calcext:value-type="float">
            <text:p>232.295</text:p>
          </table:table-cell>
          <table:table-cell table:style-name="Default" office:value-type="float" office:value="3.50076" calcext:value-type="float">
            <text:p>3.50076</text:p>
          </table:table-cell>
          <table:table-cell table:style-name="Default" office:value-type="float" office:value="232.718" calcext:value-type="float">
            <text:p>232.7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2.791" calcext:value-type="float">
            <text:p>32.791</text:p>
          </table:table-cell>
          <table:table-cell table:style-name="Default" office:value-type="float" office:value="0.086" calcext:value-type="float">
            <text:p>0.086</text:p>
          </table:table-cell>
          <table:table-cell office:value-type="float" office:value="0.148797" calcext:value-type="float">
            <text:p>0.148797</text:p>
          </table:table-cell>
          <table:table-cell office:value-type="float" office:value="-0.246674" calcext:value-type="float">
            <text:p>-0.246674</text:p>
          </table:table-cell>
          <table:table-cell office:value-type="float" office:value="0.957607" calcext:value-type="float">
            <text:p>0.957607</text:p>
          </table:table-cell>
          <table:table-cell office:value-type="float" office:value="414.806" calcext:value-type="float">
            <text:p>414.806</text:p>
          </table:table-cell>
          <table:table-cell office:value-type="float" office:value="-1937.429" calcext:value-type="float">
            <text:p>-1937.429</text:p>
          </table:table-cell>
          <table:table-cell office:value-type="float" office:value="8169.578" calcext:value-type="float">
            <text:p>8169.57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2];3;3)" office:value-type="string" office:string-value="081" calcext:value-type="string">
            <text:p>081</text:p>
          </table:table-cell>
          <table:table-cell table:style-name="ce18" office:value-type="string" calcext:value-type="string">
            <text:p>FT081A</text:p>
          </table:table-cell>
          <table:table-cell table:style-name="ce18" office:value-type="float" office:value="115716" calcext:value-type="float">
            <text:p>115716</text:p>
          </table:table-cell>
          <table:table-cell table:style-name="ce18" office:value-type="float" office:value="6425" calcext:value-type="float">
            <text:p>642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1.788" calcext:value-type="float">
            <text:p>231.788</text:p>
          </table:table-cell>
          <table:table-cell table:style-name="Default" office:value-type="float" office:value="3.44551" calcext:value-type="float">
            <text:p>3.44551</text:p>
          </table:table-cell>
          <table:table-cell table:style-name="Default" office:value-type="float" office:value="231.552" calcext:value-type="float">
            <text:p>231.55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5.477" calcext:value-type="float">
            <text:p>55.477</text:p>
          </table:table-cell>
          <table:table-cell table:style-name="Default" office:value-type="float" office:value="0.086" calcext:value-type="float">
            <text:p>0.086</text:p>
          </table:table-cell>
          <table:table-cell office:value-type="float" office:value="0.394466" calcext:value-type="float">
            <text:p>0.394466</text:p>
          </table:table-cell>
          <table:table-cell office:value-type="float" office:value="-0.549398" calcext:value-type="float">
            <text:p>-0.549398</text:p>
          </table:table-cell>
          <table:table-cell office:value-type="float" office:value="0.736585" calcext:value-type="float">
            <text:p>0.736585</text:p>
          </table:table-cell>
          <table:table-cell office:value-type="float" office:value="3587.712" calcext:value-type="float">
            <text:p>3587.712</text:p>
          </table:table-cell>
          <table:table-cell office:value-type="float" office:value="-4619.25" calcext:value-type="float">
            <text:p>-4619.25</text:p>
          </table:table-cell>
          <table:table-cell office:value-type="float" office:value="6038.568" calcext:value-type="float">
            <text:p>6038.56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3];3;3)" office:value-type="string" office:string-value="082" calcext:value-type="string">
            <text:p>082</text:p>
          </table:table-cell>
          <table:table-cell table:style-name="ce18" office:value-type="string" calcext:value-type="string">
            <text:p>FT082A</text:p>
          </table:table-cell>
          <table:table-cell table:style-name="ce18" office:value-type="float" office:value="115718" calcext:value-type="float">
            <text:p>115718</text:p>
          </table:table-cell>
          <table:table-cell table:style-name="ce18" office:value-type="float" office:value="8855" calcext:value-type="float">
            <text:p>885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253" calcext:value-type="float">
            <text:p>232.253</text:p>
          </table:table-cell>
          <table:table-cell table:style-name="Default" office:value-type="float" office:value="3.45629" calcext:value-type="float">
            <text:p>3.45629</text:p>
          </table:table-cell>
          <table:table-cell table:style-name="Default" office:value-type="float" office:value="232.28" calcext:value-type="float">
            <text:p>232.2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7.377" calcext:value-type="float">
            <text:p>47.377</text:p>
          </table:table-cell>
          <table:table-cell table:style-name="Default" office:value-type="float" office:value="0.087" calcext:value-type="float">
            <text:p>0.087</text:p>
          </table:table-cell>
          <table:table-cell office:value-type="float" office:value="0.0105933" calcext:value-type="float">
            <text:p>0.0105933</text:p>
          </table:table-cell>
          <table:table-cell office:value-type="float" office:value="-0.65409" calcext:value-type="float">
            <text:p>-0.65409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554.236" calcext:value-type="float">
            <text:p>554.236</text:p>
          </table:table-cell>
          <table:table-cell office:value-type="float" office:value="-5383.918" calcext:value-type="float">
            <text:p>-5383.918</text:p>
          </table:table-cell>
          <table:table-cell office:value-type="float" office:value="6432.75" calcext:value-type="float">
            <text:p>6432.7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4];3;3)" office:value-type="string" office:string-value="083" calcext:value-type="string">
            <text:p>083</text:p>
          </table:table-cell>
          <table:table-cell table:style-name="ce18" office:value-type="string" calcext:value-type="string">
            <text:p>FT083A</text:p>
          </table:table-cell>
          <table:table-cell table:style-name="ce18" office:value-type="float" office:value="115722" calcext:value-type="float">
            <text:p>115722</text:p>
          </table:table-cell>
          <table:table-cell table:style-name="ce18" office:value-type="float" office:value="6830" calcext:value-type="float">
            <text:p>6830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2.613" calcext:value-type="float">
            <text:p>232.613</text:p>
          </table:table-cell>
          <table:table-cell table:style-name="Default" office:value-type="float" office:value="3.50628" calcext:value-type="float">
            <text:p>3.50628</text:p>
          </table:table-cell>
          <table:table-cell table:style-name="Default" office:value-type="float" office:value="233.444" calcext:value-type="float">
            <text:p>233.44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0.609" calcext:value-type="float">
            <text:p>20.609</text:p>
          </table:table-cell>
          <table:table-cell table:style-name="Default" office:value-type="float" office:value="0.088" calcext:value-type="float">
            <text:p>0.088</text:p>
          </table:table-cell>
          <table:table-cell office:value-type="float" office:value="0.706861" calcext:value-type="float">
            <text:p>0.706861</text:p>
          </table:table-cell>
          <table:table-cell office:value-type="float" office:value="0.241687" calcext:value-type="float">
            <text:p>0.241687</text:p>
          </table:table-cell>
          <table:table-cell office:value-type="float" office:value="0.664782" calcext:value-type="float">
            <text:p>0.664782</text:p>
          </table:table-cell>
          <table:table-cell office:value-type="float" office:value="6280.222" calcext:value-type="float">
            <text:p>6280.222</text:p>
          </table:table-cell>
          <table:table-cell office:value-type="float" office:value="2652.845" calcext:value-type="float">
            <text:p>2652.845</text:p>
          </table:table-cell>
          <table:table-cell office:value-type="float" office:value="4918.772" calcext:value-type="float">
            <text:p>4918.772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5];3;3)" office:value-type="string" office:string-value="084" calcext:value-type="string">
            <text:p>084</text:p>
          </table:table-cell>
          <table:table-cell table:style-name="ce18" office:value-type="string" calcext:value-type="string">
            <text:p>FT084A</text:p>
          </table:table-cell>
          <table:table-cell table:style-name="ce18" office:value-type="float" office:value="115725" calcext:value-type="float">
            <text:p>115725</text:p>
          </table:table-cell>
          <table:table-cell table:style-name="ce18" office:value-type="float" office:value="7670" calcext:value-type="float">
            <text:p>767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965" calcext:value-type="float">
            <text:p>231.965</text:p>
          </table:table-cell>
          <table:table-cell table:style-name="Default" office:value-type="float" office:value="3.49115" calcext:value-type="float">
            <text:p>3.49115</text:p>
          </table:table-cell>
          <table:table-cell table:style-name="Default" office:value-type="float" office:value="231.84" calcext:value-type="float">
            <text:p>231.8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686" calcext:value-type="float">
            <text:p>52.686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0.293046" calcext:value-type="float">
            <text:p>0.293046</text:p>
          </table:table-cell>
          <table:table-cell office:value-type="float" office:value="0.126912" calcext:value-type="float">
            <text:p>0.126912</text:p>
          </table:table-cell>
          <table:table-cell office:value-type="float" office:value="0.947638" calcext:value-type="float">
            <text:p>0.947638</text:p>
          </table:table-cell>
          <table:table-cell office:value-type="float" office:value="2200.021" calcext:value-type="float">
            <text:p>2200.021</text:p>
          </table:table-cell>
          <table:table-cell office:value-type="float" office:value="835.729" calcext:value-type="float">
            <text:p>835.729</text:p>
          </table:table-cell>
          <table:table-cell office:value-type="float" office:value="8069.795" calcext:value-type="float">
            <text:p>8069.79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6];3;3)" office:value-type="string" office:string-value="085" calcext:value-type="string">
            <text:p>085</text:p>
          </table:table-cell>
          <table:table-cell table:style-name="ce18" office:value-type="string" calcext:value-type="string">
            <text:p>FT085A</text:p>
          </table:table-cell>
          <table:table-cell table:style-name="ce18" office:value-type="float" office:value="115728" calcext:value-type="float">
            <text:p>115728</text:p>
          </table:table-cell>
          <table:table-cell table:style-name="ce18" office:value-type="float" office:value="8239" calcext:value-type="float">
            <text:p>823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2.511" calcext:value-type="float">
            <text:p>232.511</text:p>
          </table:table-cell>
          <table:table-cell table:style-name="Default" office:value-type="float" office:value="3.3753" calcext:value-type="float">
            <text:p>3.3753</text:p>
          </table:table-cell>
          <table:table-cell table:style-name="Default" office:value-type="float" office:value="233.134" calcext:value-type="float">
            <text:p>233.134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8.309" calcext:value-type="float">
            <text:p>28.309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593976" calcext:value-type="float">
            <text:p>0.593976</text:p>
          </table:table-cell>
          <table:table-cell office:value-type="float" office:value="-0.231633" calcext:value-type="float">
            <text:p>-0.231633</text:p>
          </table:table-cell>
          <table:table-cell office:value-type="float" office:value="0.770415" calcext:value-type="float">
            <text:p>0.770415</text:p>
          </table:table-cell>
          <table:table-cell office:value-type="float" office:value="5688.511" calcext:value-type="float">
            <text:p>5688.511</text:p>
          </table:table-cell>
          <table:table-cell office:value-type="float" office:value="-2105.485" calcext:value-type="float">
            <text:p>-2105.485</text:p>
          </table:table-cell>
          <table:table-cell office:value-type="float" office:value="5820.485" calcext:value-type="float">
            <text:p>5820.48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7];3;3)" office:value-type="string" office:string-value="086" calcext:value-type="string">
            <text:p>086</text:p>
          </table:table-cell>
          <table:table-cell table:style-name="ce18" office:value-type="string" calcext:value-type="string">
            <text:p>FT086A</text:p>
          </table:table-cell>
          <table:table-cell table:style-name="ce18" office:value-type="float" office:value="115730" calcext:value-type="float">
            <text:p>115730</text:p>
          </table:table-cell>
          <table:table-cell table:style-name="ce18" office:value-type="float" office:value="5566" calcext:value-type="float">
            <text:p>5566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4.725" calcext:value-type="float">
            <text:p>234.725</text:p>
          </table:table-cell>
          <table:table-cell table:style-name="Default" office:value-type="float" office:value="3.47968" calcext:value-type="float">
            <text:p>3.47968</text:p>
          </table:table-cell>
          <table:table-cell table:style-name="Default" office:value-type="float" office:value="234.483" calcext:value-type="float">
            <text:p>234.48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9.4" calcext:value-type="float">
            <text:p>49.4</text:p>
          </table:table-cell>
          <table:table-cell table:style-name="Default" office:value-type="float" office:value="0.084" calcext:value-type="float">
            <text:p>0.084</text:p>
          </table:table-cell>
          <table:table-cell office:value-type="float" office:value="0.0217796" calcext:value-type="float">
            <text:p>0.0217796</text:p>
          </table:table-cell>
          <table:table-cell office:value-type="float" office:value="0.726094" calcext:value-type="float">
            <text:p>0.726094</text:p>
          </table:table-cell>
          <table:table-cell office:value-type="float" office:value="0.68725" calcext:value-type="float">
            <text:p>0.68725</text:p>
          </table:table-cell>
          <table:table-cell office:value-type="float" office:value="230.971" calcext:value-type="float">
            <text:p>230.971</text:p>
          </table:table-cell>
          <table:table-cell office:value-type="float" office:value="6200.086" calcext:value-type="float">
            <text:p>6200.086</text:p>
          </table:table-cell>
          <table:table-cell office:value-type="float" office:value="5672.83" calcext:value-type="float">
            <text:p>5672.83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8];3;3)" office:value-type="string" office:string-value="087" calcext:value-type="string">
            <text:p>087</text:p>
          </table:table-cell>
          <table:table-cell table:style-name="ce18" office:value-type="string" calcext:value-type="string">
            <text:p>FT087A</text:p>
          </table:table-cell>
          <table:table-cell table:style-name="ce18" office:value-type="float" office:value="115732" calcext:value-type="float">
            <text:p>115732</text:p>
          </table:table-cell>
          <table:table-cell table:style-name="ce18" office:value-type="float" office:value="9035" calcext:value-type="float">
            <text:p>9035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6.334" calcext:value-type="float">
            <text:p>236.334</text:p>
          </table:table-cell>
          <table:table-cell table:style-name="Default" office:value-type="float" office:value="3.55764" calcext:value-type="float">
            <text:p>3.55764</text:p>
          </table:table-cell>
          <table:table-cell table:style-name="Default" office:value-type="float" office:value="236.031" calcext:value-type="float">
            <text:p>236.03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4.144" calcext:value-type="float">
            <text:p>54.144</text:p>
          </table:table-cell>
          <table:table-cell table:style-name="Default" office:value-type="float" office:value="0.088" calcext:value-type="float">
            <text:p>0.088</text:p>
          </table:table-cell>
          <table:table-cell office:value-type="float" office:value="-0.00753436" calcext:value-type="float">
            <text:p>-0.00753436</text:p>
          </table:table-cell>
          <table:table-cell office:value-type="float" office:value="0.313893" calcext:value-type="float">
            <text:p>0.313893</text:p>
          </table:table-cell>
          <table:table-cell office:value-type="float" office:value="0.949429" calcext:value-type="float">
            <text:p>0.949429</text:p>
          </table:table-cell>
          <table:table-cell office:value-type="float" office:value="264.966" calcext:value-type="float">
            <text:p>264.966</text:p>
          </table:table-cell>
          <table:table-cell office:value-type="float" office:value="2278.689" calcext:value-type="float">
            <text:p>2278.689</text:p>
          </table:table-cell>
          <table:table-cell office:value-type="float" office:value="8087.038" calcext:value-type="float">
            <text:p>8087.03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89];3;3)" office:value-type="string" office:string-value="088" calcext:value-type="string">
            <text:p>088</text:p>
          </table:table-cell>
          <table:table-cell table:style-name="ce18" office:value-type="string" calcext:value-type="string">
            <text:p>FT088A</text:p>
          </table:table-cell>
          <table:table-cell table:style-name="ce18" office:value-type="float" office:value="115738" calcext:value-type="float">
            <text:p>115738</text:p>
          </table:table-cell>
          <table:table-cell table:style-name="ce18" office:value-type="float" office:value="9145" calcext:value-type="float">
            <text:p>914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5.995" calcext:value-type="float">
            <text:p>235.995</text:p>
          </table:table-cell>
          <table:table-cell table:style-name="Default" office:value-type="float" office:value="3.33079" calcext:value-type="float">
            <text:p>3.33079</text:p>
          </table:table-cell>
          <table:table-cell table:style-name="Default" office:value-type="float" office:value="236.769" calcext:value-type="float">
            <text:p>236.7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2.479" calcext:value-type="float">
            <text:p>22.479</text:p>
          </table:table-cell>
          <table:table-cell table:style-name="Default" office:value-type="float" office:value="0.093" calcext:value-type="float">
            <text:p>0.093</text:p>
          </table:table-cell>
          <table:table-cell office:value-type="float" office:value="0.323585" calcext:value-type="float">
            <text:p>0.323585</text:p>
          </table:table-cell>
          <table:table-cell office:value-type="float" office:value="0.532078" calcext:value-type="float">
            <text:p>0.532078</text:p>
          </table:table-cell>
          <table:table-cell office:value-type="float" office:value="0.782423" calcext:value-type="float">
            <text:p>0.782423</text:p>
          </table:table-cell>
          <table:table-cell office:value-type="float" office:value="2409.53" calcext:value-type="float">
            <text:p>2409.53</text:p>
          </table:table-cell>
          <table:table-cell office:value-type="float" office:value="5384.221" calcext:value-type="float">
            <text:p>5384.221</text:p>
          </table:table-cell>
          <table:table-cell office:value-type="float" office:value="5989.39" calcext:value-type="float">
            <text:p>5989.3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0];3;3)" office:value-type="string" office:string-value="089" calcext:value-type="string">
            <text:p>089</text:p>
          </table:table-cell>
          <table:table-cell table:style-name="ce18" office:value-type="string" calcext:value-type="string">
            <text:p>FT089A</text:p>
          </table:table-cell>
          <table:table-cell table:style-name="ce18" office:value-type="float" office:value="115740" calcext:value-type="float">
            <text:p>115740</text:p>
          </table:table-cell>
          <table:table-cell table:style-name="ce18" office:value-type="float" office:value="6093" calcext:value-type="float">
            <text:p>6093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4.198" calcext:value-type="float">
            <text:p>234.198</text:p>
          </table:table-cell>
          <table:table-cell table:style-name="Default" office:value-type="float" office:value="3.39417" calcext:value-type="float">
            <text:p>3.39417</text:p>
          </table:table-cell>
          <table:table-cell table:style-name="Default" office:value-type="float" office:value="234.243" calcext:value-type="float">
            <text:p>234.24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2.028" calcext:value-type="float">
            <text:p>52.028</text:p>
          </table:table-cell>
          <table:table-cell table:style-name="Default" office:value-type="float" office:value="0.098" calcext:value-type="float">
            <text:p>0.098</text:p>
          </table:table-cell>
          <table:table-cell office:value-type="float" office:value="-0.685332" calcext:value-type="float">
            <text:p>-0.685332</text:p>
          </table:table-cell>
          <table:table-cell office:value-type="float" office:value="0.236944" calcext:value-type="float">
            <text:p>0.236944</text:p>
          </table:table-cell>
          <table:table-cell office:value-type="float" office:value="0.688606" calcext:value-type="float">
            <text:p>0.688606</text:p>
          </table:table-cell>
          <table:table-cell office:value-type="float" office:value="-6207.555" calcext:value-type="float">
            <text:p>-6207.555</text:p>
          </table:table-cell>
          <table:table-cell office:value-type="float" office:value="1844.605" calcext:value-type="float">
            <text:p>1844.605</text:p>
          </table:table-cell>
          <table:table-cell office:value-type="float" office:value="5361.997" calcext:value-type="float">
            <text:p>5361.997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1];3;3)" office:value-type="string" office:string-value="090" calcext:value-type="string">
            <text:p>090</text:p>
          </table:table-cell>
          <table:table-cell table:style-name="ce18" office:value-type="string" calcext:value-type="string">
            <text:p>FT090A</text:p>
          </table:table-cell>
          <table:table-cell table:style-name="ce18" office:value-type="float" office:value="115742" calcext:value-type="float">
            <text:p>115742</text:p>
          </table:table-cell>
          <table:table-cell table:style-name="ce18" office:value-type="float" office:value="6438" calcext:value-type="float">
            <text:p>6438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2.151" calcext:value-type="float">
            <text:p>232.151</text:p>
          </table:table-cell>
          <table:table-cell table:style-name="Default" office:value-type="float" office:value="3.6931" calcext:value-type="float">
            <text:p>3.6931</text:p>
          </table:table-cell>
          <table:table-cell table:style-name="Default" office:value-type="float" office:value="231.769" calcext:value-type="float">
            <text:p>231.7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62.615" calcext:value-type="float">
            <text:p>62.615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-0.298828" calcext:value-type="float">
            <text:p>-0.298828</text:p>
          </table:table-cell>
          <table:table-cell office:value-type="float" office:value="0.0750955" calcext:value-type="float">
            <text:p>0.0750955</text:p>
          </table:table-cell>
          <table:table-cell office:value-type="float" office:value="0.951348" calcext:value-type="float">
            <text:p>0.951348</text:p>
          </table:table-cell>
          <table:table-cell office:value-type="float" office:value="-2052.019" calcext:value-type="float">
            <text:p>-2052.019</text:p>
          </table:table-cell>
          <table:table-cell office:value-type="float" office:value="708.953" calcext:value-type="float">
            <text:p>708.953</text:p>
          </table:table-cell>
          <table:table-cell office:value-type="float" office:value="8121.854" calcext:value-type="float">
            <text:p>8121.854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2];3;3)" office:value-type="string" office:string-value="091" calcext:value-type="string">
            <text:p>091</text:p>
          </table:table-cell>
          <table:table-cell table:style-name="ce18" office:value-type="string" calcext:value-type="string">
            <text:p>FT091A</text:p>
          </table:table-cell>
          <table:table-cell table:style-name="ce18" office:value-type="float" office:value="115744" calcext:value-type="float">
            <text:p>115744</text:p>
          </table:table-cell>
          <table:table-cell table:style-name="ce18" office:value-type="float" office:value="7817" calcext:value-type="float">
            <text:p>7817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6.126" calcext:value-type="float">
            <text:p>236.126</text:p>
          </table:table-cell>
          <table:table-cell table:style-name="Default" office:value-type="float" office:value="3.50099" calcext:value-type="float">
            <text:p>3.50099</text:p>
          </table:table-cell>
          <table:table-cell table:style-name="Default" office:value-type="float" office:value="235.918" calcext:value-type="float">
            <text:p>235.9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56.907" calcext:value-type="float">
            <text:p>56.907</text:p>
          </table:table-cell>
          <table:table-cell table:style-name="Default" office:value-type="float" office:value="0.094" calcext:value-type="float">
            <text:p>0.094</text:p>
          </table:table-cell>
          <table:table-cell office:value-type="float" office:value="-0.32733" calcext:value-type="float">
            <text:p>-0.32733</text:p>
          </table:table-cell>
          <table:table-cell office:value-type="float" office:value="0.528467" calcext:value-type="float">
            <text:p>0.528467</text:p>
          </table:table-cell>
          <table:table-cell office:value-type="float" office:value="0.783312" calcext:value-type="float">
            <text:p>0.783312</text:p>
          </table:table-cell>
          <table:table-cell office:value-type="float" office:value="-3092.533" calcext:value-type="float">
            <text:p>-3092.533</text:p>
          </table:table-cell>
          <table:table-cell office:value-type="float" office:value="4932.532" calcext:value-type="float">
            <text:p>4932.532</text:p>
          </table:table-cell>
          <table:table-cell office:value-type="float" office:value="6064.896" calcext:value-type="float">
            <text:p>6064.896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3];3;3)" office:value-type="string" office:string-value="092" calcext:value-type="string">
            <text:p>092</text:p>
          </table:table-cell>
          <table:table-cell table:style-name="ce18" office:value-type="string" calcext:value-type="string">
            <text:p>FT092A</text:p>
          </table:table-cell>
          <table:table-cell table:style-name="ce18" office:value-type="float" office:value="115746" calcext:value-type="float">
            <text:p>115746</text:p>
          </table:table-cell>
          <table:table-cell table:style-name="ce18" office:value-type="float" office:value="5395" calcext:value-type="float">
            <text:p>5395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235.921" calcext:value-type="float">
            <text:p>235.921</text:p>
          </table:table-cell>
          <table:table-cell table:style-name="Default" office:value-type="float" office:value="3.42116" calcext:value-type="float">
            <text:p>3.42116</text:p>
          </table:table-cell>
          <table:table-cell table:style-name="Default" office:value-type="float" office:value="236.552" calcext:value-type="float">
            <text:p>236.55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7.259" calcext:value-type="float">
            <text:p>27.259</text:p>
          </table:table-cell>
          <table:table-cell table:style-name="Default" office:value-type="float" office:value="0.096" calcext:value-type="float">
            <text:p>0.096</text:p>
          </table:table-cell>
          <table:table-cell office:value-type="float" office:value="-0.629092" calcext:value-type="float">
            <text:p>-0.629092</text:p>
          </table:table-cell>
          <table:table-cell office:value-type="float" office:value="-0.198931" calcext:value-type="float">
            <text:p>-0.198931</text:p>
          </table:table-cell>
          <table:table-cell office:value-type="float" office:value="0.751445" calcext:value-type="float">
            <text:p>0.751445</text:p>
          </table:table-cell>
          <table:table-cell office:value-type="float" office:value="-5130.978" calcext:value-type="float">
            <text:p>-5130.978</text:p>
          </table:table-cell>
          <table:table-cell office:value-type="float" office:value="-1971.542" calcext:value-type="float">
            <text:p>-1971.542</text:p>
          </table:table-cell>
          <table:table-cell office:value-type="float" office:value="6362.028" calcext:value-type="float">
            <text:p>6362.028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4];3;3)" office:value-type="string" office:string-value="093" calcext:value-type="string">
            <text:p>093</text:p>
          </table:table-cell>
          <table:table-cell table:style-name="ce18" office:value-type="string" calcext:value-type="string">
            <text:p>FT093A</text:p>
          </table:table-cell>
          <table:table-cell table:style-name="ce18" office:value-type="float" office:value="115753" calcext:value-type="float">
            <text:p>115753</text:p>
          </table:table-cell>
          <table:table-cell table:style-name="ce18" office:value-type="float" office:value="6092" calcext:value-type="float">
            <text:p>6092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3.719" calcext:value-type="float">
            <text:p>233.719</text:p>
          </table:table-cell>
          <table:table-cell table:style-name="Default" office:value-type="float" office:value="3.44252" calcext:value-type="float">
            <text:p>3.44252</text:p>
          </table:table-cell>
          <table:table-cell table:style-name="Default" office:value-type="float" office:value="234.39" calcext:value-type="float">
            <text:p>234.3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26.683" calcext:value-type="float">
            <text:p>26.683</text:p>
          </table:table-cell>
          <table:table-cell table:style-name="Default" office:value-type="float" office:value="0.093" calcext:value-type="float">
            <text:p>0.093</text:p>
          </table:table-cell>
          <table:table-cell office:value-type="float" office:value="-0.373196" calcext:value-type="float">
            <text:p>-0.373196</text:p>
          </table:table-cell>
          <table:table-cell office:value-type="float" office:value="0.473527" calcext:value-type="float">
            <text:p>0.473527</text:p>
          </table:table-cell>
          <table:table-cell office:value-type="float" office:value="0.797808" calcext:value-type="float">
            <text:p>0.797808</text:p>
          </table:table-cell>
          <table:table-cell office:value-type="float" office:value="-2667.664" calcext:value-type="float">
            <text:p>-2667.664</text:p>
          </table:table-cell>
          <table:table-cell office:value-type="float" office:value="4267.418" calcext:value-type="float">
            <text:p>4267.418</text:p>
          </table:table-cell>
          <table:table-cell office:value-type="float" office:value="6734.149" calcext:value-type="float">
            <text:p>6734.149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5];3;3)" office:value-type="string" office:string-value="094" calcext:value-type="string">
            <text:p>094</text:p>
          </table:table-cell>
          <table:table-cell table:style-name="ce18" office:value-type="string" calcext:value-type="string">
            <text:p>FT094A</text:p>
          </table:table-cell>
          <table:table-cell table:style-name="ce18" office:value-type="float" office:value="115674" calcext:value-type="float">
            <text:p>115674</text:p>
          </table:table-cell>
          <table:table-cell table:style-name="ce18" office:value-type="float" office:value="8212" calcext:value-type="float">
            <text:p>8212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236.051" calcext:value-type="float">
            <text:p>236.051</text:p>
          </table:table-cell>
          <table:table-cell table:style-name="Default" office:value-type="float" office:value="3.4528" calcext:value-type="float">
            <text:p>3.4528</text:p>
          </table:table-cell>
          <table:table-cell table:style-name="Default" office:value-type="float" office:value="236.273" calcext:value-type="float">
            <text:p>236.27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46.105" calcext:value-type="float">
            <text:p>46.105</text:p>
          </table:table-cell>
          <table:table-cell table:style-name="Default" office:value-type="float" office:value="0.101" calcext:value-type="float">
            <text:p>0.101</text:p>
          </table:table-cell>
          <table:table-cell office:value-type="float" office:value="-0.578795" calcext:value-type="float">
            <text:p>-0.578795</text:p>
          </table:table-cell>
          <table:table-cell office:value-type="float" office:value="0.781357" calcext:value-type="float">
            <text:p>0.781357</text:p>
          </table:table-cell>
          <table:table-cell office:value-type="float" office:value="0.233406" calcext:value-type="float">
            <text:p>0.233406</text:p>
          </table:table-cell>
          <table:table-cell office:value-type="float" office:value="-4251.727" calcext:value-type="float">
            <text:p>-4251.727</text:p>
          </table:table-cell>
          <table:table-cell office:value-type="float" office:value="6864.302" calcext:value-type="float">
            <text:p>6864.302</text:p>
          </table:table-cell>
          <table:table-cell office:value-type="float" office:value="2340.165" calcext:value-type="float">
            <text:p>2340.165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>
          <table:table-cell table:formula="of:=MID([.B96];3;3)" office:value-type="string" office:string-value="101" calcext:value-type="string">
            <text:p>101</text:p>
          </table:table-cell>
          <table:table-cell table:style-name="ce18" office:value-type="string" calcext:value-type="string">
            <text:p>FT101A</text:p>
          </table:table-cell>
          <table:table-cell table:style-name="ce18" office:value-type="float" office:value="114796" calcext:value-type="float">
            <text:p>114796</text:p>
          </table:table-cell>
          <table:table-cell table:style-name="ce18" office:value-type="float" office:value="7739" calcext:value-type="float">
            <text:p>7739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2.009" calcext:value-type="float">
            <text:p>232.009</text:p>
          </table:table-cell>
          <table:table-cell table:style-name="Default" office:value-type="float" office:value="3.51146" calcext:value-type="float">
            <text:p>3.51146</text:p>
          </table:table-cell>
          <table:table-cell table:style-name="Default" office:value-type="float" office:value="232.306" calcext:value-type="float">
            <text:p>232.30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32.615" calcext:value-type="float">
            <text:p>32.615</text:p>
          </table:table-cell>
          <table:table-cell table:style-name="Default" office:value-type="float" office:value="0.088" calcext:value-type="float">
            <text:p>0.088</text:p>
          </table:table-cell>
          <table:table-cell office:value-type="float" office:value="0.981197" calcext:value-type="float">
            <text:p>0.981197</text:p>
          </table:table-cell>
          <table:table-cell office:value-type="float" office:value="0.0899816" calcext:value-type="float">
            <text:p>0.0899816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8269.596" calcext:value-type="float">
            <text:p>8269.596</text:p>
          </table:table-cell>
          <table:table-cell office:value-type="float" office:value="934.79" calcext:value-type="float">
            <text:p>934.79</text:p>
          </table:table-cell>
          <table:table-cell office:value-type="float" office:value="1190.491" calcext:value-type="float">
            <text:p>1190.491</text:p>
          </table:table-cell>
          <table:table-cell table:number-columns-repeated="2"/>
          <table:table-cell table:style-name="ce20" table:number-columns-repeated="3"/>
          <table:table-cell table:number-columns-repeated="41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ptember 2018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formula="of:=MID([.B2];3;3)" office:value-type="string" office:string-value="001" calcext:value-type="string">
            <text:p>001</text:p>
          </table:table-cell>
          <table:table-cell table:style-name="ce18" office:value-type="string" calcext:value-type="string">
            <text:p>FT001A</text:p>
          </table:table-cell>
          <table:table-cell table:style-name="ce18" office:value-type="float" office:value="117790" calcext:value-type="float">
            <text:p>117790</text:p>
          </table:table-cell>
          <table:table-cell table:style-name="ce18" office:value-type="float" office:value="8670" calcext:value-type="float">
            <text:p>867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1.363" calcext:value-type="float">
            <text:p>231.363</text:p>
          </table:table-cell>
          <table:table-cell table:style-name="Default" office:value-type="float" office:value="3.96086" calcext:value-type="float">
            <text:p>3.96086</text:p>
          </table:table-cell>
          <table:table-cell office:value-type="float" office:value="232.008" calcext:value-type="float">
            <text:p>232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24.951" calcext:value-type="float">
            <text:p>24.951</text:p>
          </table:table-cell>
          <table:table-cell office:value-type="float" office:value="0.114" calcext:value-type="float">
            <text:p>0.114</text:p>
          </table:table-cell>
          <table:table-cell office:value-type="float" office:value="-0.126044" calcext:value-type="float">
            <text:p>-0.126044</text:p>
          </table:table-cell>
          <table:table-cell office:value-type="float" office:value="-0.172366" calcext:value-type="float">
            <text:p>-0.172366</text:p>
          </table:table-cell>
          <table:table-cell office:value-type="float" office:value="-0.976936" calcext:value-type="float">
            <text:p>-0.976936</text:p>
          </table:table-cell>
          <table:table-cell office:value-type="float" office:value="-1164.631" calcext:value-type="float">
            <text:p>-1164.631</text:p>
          </table:table-cell>
          <table:table-cell office:value-type="float" office:value="-1194.482" calcext:value-type="float">
            <text:p>-1194.482</text:p>
          </table:table-cell>
          <table:table-cell office:value-type="float" office:value="-8239.953" calcext:value-type="float">
            <text:p>-8239.953</text:p>
          </table:table-cell>
          <table:table-cell table:number-columns-repeated="46"/>
        </table:table-row>
        <table:table-row table:style-name="ro1">
          <table:table-cell table:formula="of:=MID([.B3];3;3)" office:value-type="string" office:string-value="002" calcext:value-type="string">
            <text:p>002</text:p>
          </table:table-cell>
          <table:table-cell table:style-name="ce18" office:value-type="string" calcext:value-type="string">
            <text:p>FT002A</text:p>
          </table:table-cell>
          <table:table-cell table:style-name="ce18" office:value-type="float" office:value="117578" calcext:value-type="float">
            <text:p>117578</text:p>
          </table:table-cell>
          <table:table-cell table:style-name="ce18" office:value-type="float" office:value="7545" calcext:value-type="float">
            <text:p>754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1.384" calcext:value-type="float">
            <text:p>231.384</text:p>
          </table:table-cell>
          <table:table-cell table:style-name="Default" office:value-type="float" office:value="3.96333" calcext:value-type="float">
            <text:p>3.96333</text:p>
          </table:table-cell>
          <table:table-cell office:value-type="float" office:value="232.045" calcext:value-type="float">
            <text:p>232.045</text:p>
          </table:table-cell>
          <table:table-cell office:value-type="float" office:value="0.003" calcext:value-type="float">
            <text:p>0.003</text:p>
          </table:table-cell>
          <table:table-cell office:value-type="float" office:value="23.119" calcext:value-type="float">
            <text:p>23.119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0669611" calcext:value-type="float">
            <text:p>-0.00669611</text:p>
          </table:table-cell>
          <table:table-cell office:value-type="float" office:value="-0.386465" calcext:value-type="float">
            <text:p>-0.386465</text:p>
          </table:table-cell>
          <table:table-cell office:value-type="float" office:value="-0.92228" calcext:value-type="float">
            <text:p>-0.92228</text:p>
          </table:table-cell>
          <table:table-cell office:value-type="float" office:value="-503.868" calcext:value-type="float">
            <text:p>-503.868</text:p>
          </table:table-cell>
          <table:table-cell office:value-type="float" office:value="-3632.98" calcext:value-type="float">
            <text:p>-3632.98</text:p>
          </table:table-cell>
          <table:table-cell office:value-type="float" office:value="-7564.395" calcext:value-type="float">
            <text:p>-7564.395</text:p>
          </table:table-cell>
          <table:table-cell table:number-columns-repeated="46"/>
        </table:table-row>
        <table:table-row table:style-name="ro1">
          <table:table-cell table:formula="of:=MID([.B4];3;3)" office:value-type="string" office:string-value="003" calcext:value-type="string">
            <text:p>003</text:p>
          </table:table-cell>
          <table:table-cell table:style-name="ce18" office:value-type="string" calcext:value-type="string">
            <text:p>FT003A</text:p>
          </table:table-cell>
          <table:table-cell table:style-name="ce18" office:value-type="float" office:value="117580" calcext:value-type="float">
            <text:p>117580</text:p>
          </table:table-cell>
          <table:table-cell table:style-name="ce18" office:value-type="float" office:value="7340" calcext:value-type="float">
            <text:p>734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1.247" calcext:value-type="float">
            <text:p>231.247</text:p>
          </table:table-cell>
          <table:table-cell table:style-name="Default" office:value-type="float" office:value="4.00867" calcext:value-type="float">
            <text:p>4.00867</text:p>
          </table:table-cell>
          <table:table-cell office:value-type="float" office:value="231.918" calcext:value-type="float">
            <text:p>231.918</text:p>
          </table:table-cell>
          <table:table-cell office:value-type="float" office:value="0.004" calcext:value-type="float">
            <text:p>0.004</text:p>
          </table:table-cell>
          <table:table-cell office:value-type="float" office:value="24.776" calcext:value-type="float">
            <text:p>24.776</text:p>
          </table:table-cell>
          <table:table-cell office:value-type="float" office:value="0.111" calcext:value-type="float">
            <text:p>0.111</text:p>
          </table:table-cell>
          <table:table-cell office:value-type="float" office:value="-0.0123544" calcext:value-type="float">
            <text:p>-0.0123544</text:p>
          </table:table-cell>
          <table:table-cell office:value-type="float" office:value="-0.638472" calcext:value-type="float">
            <text:p>-0.638472</text:p>
          </table:table-cell>
          <table:table-cell office:value-type="float" office:value="-0.769546" calcext:value-type="float">
            <text:p>-0.769546</text:p>
          </table:table-cell>
          <table:table-cell office:value-type="float" office:value="184.43" calcext:value-type="float">
            <text:p>184.43</text:p>
          </table:table-cell>
          <table:table-cell office:value-type="float" office:value="-4910.547" calcext:value-type="float">
            <text:p>-4910.547</text:p>
          </table:table-cell>
          <table:table-cell office:value-type="float" office:value="-6821.07" calcext:value-type="float">
            <text:p>-6821.07</text:p>
          </table:table-cell>
          <table:table-cell table:number-columns-repeated="46"/>
        </table:table-row>
        <table:table-row table:style-name="ro1">
          <table:table-cell table:formula="of:=MID([.B5];3;3)" office:value-type="string" office:string-value="004" calcext:value-type="string">
            <text:p>004</text:p>
          </table:table-cell>
          <table:table-cell table:style-name="ce18" office:value-type="string" calcext:value-type="string">
            <text:p>FT004A</text:p>
          </table:table-cell>
          <table:table-cell table:style-name="ce18" office:value-type="float" office:value="117582" calcext:value-type="float">
            <text:p>117582</text:p>
          </table:table-cell>
          <table:table-cell table:style-name="ce18" office:value-type="float" office:value="8040" calcext:value-type="float">
            <text:p>804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0.099" calcext:value-type="float">
            <text:p>230.099</text:p>
          </table:table-cell>
          <table:table-cell table:style-name="Default" office:value-type="float" office:value="4.02824" calcext:value-type="float">
            <text:p>4.02824</text:p>
          </table:table-cell>
          <table:table-cell office:value-type="float" office:value="229.971" calcext:value-type="float">
            <text:p>229.971</text:p>
          </table:table-cell>
          <table:table-cell office:value-type="float" office:value="0.003" calcext:value-type="float">
            <text:p>0.003</text:p>
          </table:table-cell>
          <table:table-cell office:value-type="float" office:value="51.91" calcext:value-type="float">
            <text:p>51.9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79721" calcext:value-type="float">
            <text:p>0.0179721</text:p>
          </table:table-cell>
          <table:table-cell office:value-type="float" office:value="-0.876803" calcext:value-type="float">
            <text:p>-0.876803</text:p>
          </table:table-cell>
          <table:table-cell office:value-type="float" office:value="-0.480515" calcext:value-type="float">
            <text:p>-0.480515</text:p>
          </table:table-cell>
          <table:table-cell office:value-type="float" office:value="235.39" calcext:value-type="float">
            <text:p>235.39</text:p>
          </table:table-cell>
          <table:table-cell office:value-type="float" office:value="-7402.171" calcext:value-type="float">
            <text:p>-7402.171</text:p>
          </table:table-cell>
          <table:table-cell office:value-type="float" office:value="-3977.229" calcext:value-type="float">
            <text:p>-3977.229</text:p>
          </table:table-cell>
          <table:table-cell table:number-columns-repeated="46"/>
        </table:table-row>
        <table:table-row table:style-name="ro1">
          <table:table-cell table:formula="of:=MID([.B6];3;3)" office:value-type="string" office:string-value="005" calcext:value-type="string">
            <text:p>005</text:p>
          </table:table-cell>
          <table:table-cell table:style-name="ce18" office:value-type="string" calcext:value-type="string">
            <text:p>FT005A</text:p>
          </table:table-cell>
          <table:table-cell table:style-name="ce18" office:value-type="float" office:value="117584" calcext:value-type="float">
            <text:p>117584</text:p>
          </table:table-cell>
          <table:table-cell table:style-name="ce18" office:value-type="float" office:value="8215" calcext:value-type="float">
            <text:p>821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0.881" calcext:value-type="float">
            <text:p>230.881</text:p>
          </table:table-cell>
          <table:table-cell table:style-name="Default" office:value-type="float" office:value="4.07435" calcext:value-type="float">
            <text:p>4.07435</text:p>
          </table:table-cell>
          <table:table-cell office:value-type="float" office:value="230.683" calcext:value-type="float">
            <text:p>230.683</text:p>
          </table:table-cell>
          <table:table-cell office:value-type="float" office:value="0.004" calcext:value-type="float">
            <text:p>0.004</text:p>
          </table:table-cell>
          <table:table-cell office:value-type="float" office:value="54.62" calcext:value-type="float">
            <text:p>54.62</text:p>
          </table:table-cell>
          <table:table-cell office:value-type="float" office:value="0.11" calcext:value-type="float">
            <text:p>0.11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-0.810023" calcext:value-type="float">
            <text:p>-0.810023</text:p>
          </table:table-cell>
          <table:table-cell office:value-type="float" office:value="-0.505209" calcext:value-type="float">
            <text:p>-0.505209</text:p>
          </table:table-cell>
          <table:table-cell office:value-type="float" office:value="2031.605" calcext:value-type="float">
            <text:p>2031.605</text:p>
          </table:table-cell>
          <table:table-cell office:value-type="float" office:value="-6820.576" calcext:value-type="float">
            <text:p>-6820.576</text:p>
          </table:table-cell>
          <table:table-cell office:value-type="float" office:value="-4475.069" calcext:value-type="float">
            <text:p>-4475.069</text:p>
          </table:table-cell>
          <table:table-cell table:number-columns-repeated="46"/>
        </table:table-row>
        <table:table-row table:style-name="ro1">
          <table:table-cell table:formula="of:=MID([.B7];3;3)" office:value-type="string" office:string-value="006" calcext:value-type="string">
            <text:p>006</text:p>
          </table:table-cell>
          <table:table-cell table:style-name="ce18" office:value-type="string" calcext:value-type="string">
            <text:p>FT006A</text:p>
          </table:table-cell>
          <table:table-cell table:style-name="ce18" office:value-type="float" office:value="117586" calcext:value-type="float">
            <text:p>117586</text:p>
          </table:table-cell>
          <table:table-cell table:style-name="ce18" office:value-type="float" office:value="8165" calcext:value-type="float">
            <text:p>8165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1.306" calcext:value-type="float">
            <text:p>231.306</text:p>
          </table:table-cell>
          <table:table-cell table:style-name="Default" office:value-type="float" office:value="4.02549" calcext:value-type="float">
            <text:p>4.02549</text:p>
          </table:table-cell>
          <table:table-cell office:value-type="float" office:value="231.576" calcext:value-type="float">
            <text:p>231.576</text:p>
          </table:table-cell>
          <table:table-cell office:value-type="float" office:value="0.003" calcext:value-type="float">
            <text:p>0.003</text:p>
          </table:table-cell>
          <table:table-cell office:value-type="float" office:value="38.359" calcext:value-type="float">
            <text:p>38.359</text:p>
          </table:table-cell>
          <table:table-cell office:value-type="float" office:value="0.113" calcext:value-type="float">
            <text:p>0.113</text:p>
          </table:table-cell>
          <table:table-cell office:value-type="float" office:value="0.668619" calcext:value-type="float">
            <text:p>0.668619</text:p>
          </table:table-cell>
          <table:table-cell office:value-type="float" office:value="-0.563165" calcext:value-type="float">
            <text:p>-0.563165</text:p>
          </table:table-cell>
          <table:table-cell office:value-type="float" office:value="-0.485587" calcext:value-type="float">
            <text:p>-0.485587</text:p>
          </table:table-cell>
          <table:table-cell office:value-type="float" office:value="5708.875" calcext:value-type="float">
            <text:p>5708.875</text:p>
          </table:table-cell>
          <table:table-cell office:value-type="float" office:value="-4562.537" calcext:value-type="float">
            <text:p>-4562.537</text:p>
          </table:table-cell>
          <table:table-cell office:value-type="float" office:value="-4155.576" calcext:value-type="float">
            <text:p>-4155.576</text:p>
          </table:table-cell>
          <table:table-cell table:number-columns-repeated="46"/>
        </table:table-row>
        <table:table-row table:style-name="ro1">
          <table:table-cell table:formula="of:=MID([.B8];3;3)" office:value-type="string" office:string-value="007" calcext:value-type="string">
            <text:p>007</text:p>
          </table:table-cell>
          <table:table-cell table:style-name="ce18" office:value-type="string" calcext:value-type="string">
            <text:p>FT007A</text:p>
          </table:table-cell>
          <table:table-cell table:style-name="ce18" office:value-type="float" office:value="117588" calcext:value-type="float">
            <text:p>117588</text:p>
          </table:table-cell>
          <table:table-cell table:style-name="ce18" office:value-type="float" office:value="7815" calcext:value-type="float">
            <text:p>7815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231.373" calcext:value-type="float">
            <text:p>231.373</text:p>
          </table:table-cell>
          <table:table-cell table:style-name="Default" office:value-type="float" office:value="3.97338" calcext:value-type="float">
            <text:p>3.97338</text:p>
          </table:table-cell>
          <table:table-cell office:value-type="float" office:value="231.937" calcext:value-type="float">
            <text:p>231.93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359" calcext:value-type="float">
            <text:p>27.3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839655" calcext:value-type="float">
            <text:p>0.839655</text:p>
          </table:table-cell>
          <table:table-cell office:value-type="float" office:value="-0.246451" calcext:value-type="float">
            <text:p>-0.246451</text:p>
          </table:table-cell>
          <table:table-cell office:value-type="float" office:value="-0.483985" calcext:value-type="float">
            <text:p>-0.483985</text:p>
          </table:table-cell>
          <table:table-cell office:value-type="float" office:value="7115.46" calcext:value-type="float">
            <text:p>7115.46</text:p>
          </table:table-cell>
          <table:table-cell office:value-type="float" office:value="-1938.826" calcext:value-type="float">
            <text:p>-1938.826</text:p>
          </table:table-cell>
          <table:table-cell office:value-type="float" office:value="-4035.149" calcext:value-type="float">
            <text:p>-4035.149</text:p>
          </table:table-cell>
          <table:table-cell table:number-columns-repeated="46"/>
        </table:table-row>
        <table:table-row table:style-name="ro1">
          <table:table-cell table:formula="of:=MID([.B9];3;3)" office:value-type="string" office:string-value="008" calcext:value-type="string">
            <text:p>008</text:p>
          </table:table-cell>
          <table:table-cell table:style-name="ce18" office:value-type="string" calcext:value-type="string">
            <text:p>FT008A</text:p>
          </table:table-cell>
          <table:table-cell table:style-name="ce18" office:value-type="float" office:value="117590" calcext:value-type="float">
            <text:p>117590</text:p>
          </table:table-cell>
          <table:table-cell table:style-name="ce18" office:value-type="float" office:value="7330" calcext:value-type="float">
            <text:p>733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1.081" calcext:value-type="float">
            <text:p>231.081</text:p>
          </table:table-cell>
          <table:table-cell table:style-name="Default" office:value-type="float" office:value="3.93326" calcext:value-type="float">
            <text:p>3.93326</text:p>
          </table:table-cell>
          <table:table-cell office:value-type="float" office:value="230.811" calcext:value-type="float">
            <text:p>230.811</text:p>
          </table:table-cell>
          <table:table-cell office:value-type="float" office:value="0.003" calcext:value-type="float">
            <text:p>0.003</text:p>
          </table:table-cell>
          <table:table-cell office:value-type="float" office:value="61.002" calcext:value-type="float">
            <text:p>61.002</text:p>
          </table:table-cell>
          <table:table-cell office:value-type="float" office:value="0.11" calcext:value-type="float">
            <text:p>0.11</text:p>
          </table:table-cell>
          <table:table-cell office:value-type="float" office:value="0.630822" calcext:value-type="float">
            <text:p>0.630822</text:p>
          </table:table-cell>
          <table:table-cell office:value-type="float" office:value="-0.243455" calcext:value-type="float">
            <text:p>-0.243455</text:p>
          </table:table-cell>
          <table:table-cell office:value-type="float" office:value="-0.736745" calcext:value-type="float">
            <text:p>-0.736745</text:p>
          </table:table-cell>
          <table:table-cell office:value-type="float" office:value="5314.986" calcext:value-type="float">
            <text:p>5314.986</text:p>
          </table:table-cell>
          <table:table-cell office:value-type="float" office:value="-1967.976" calcext:value-type="float">
            <text:p>-1967.976</text:p>
          </table:table-cell>
          <table:table-cell office:value-type="float" office:value="-6209.384" calcext:value-type="float">
            <text:p>-6209.384</text:p>
          </table:table-cell>
          <table:table-cell table:number-columns-repeated="46"/>
        </table:table-row>
        <table:table-row table:style-name="ro1">
          <table:table-cell table:formula="of:=MID([.B10];3;3)" office:value-type="string" office:string-value="009" calcext:value-type="string">
            <text:p>009</text:p>
          </table:table-cell>
          <table:table-cell table:style-name="ce18" office:value-type="string" calcext:value-type="string">
            <text:p>FT009A</text:p>
          </table:table-cell>
          <table:table-cell table:style-name="ce18" office:value-type="float" office:value="117592" calcext:value-type="float">
            <text:p>117592</text:p>
          </table:table-cell>
          <table:table-cell table:style-name="ce18" office:value-type="float" office:value="8270" calcext:value-type="float">
            <text:p>827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0.852" calcext:value-type="float">
            <text:p>230.852</text:p>
          </table:table-cell>
          <table:table-cell table:style-name="Default" office:value-type="float" office:value="3.94341" calcext:value-type="float">
            <text:p>3.94341</text:p>
          </table:table-cell>
          <table:table-cell office:value-type="float" office:value="231.336" calcext:value-type="float">
            <text:p>231.336</text:p>
          </table:table-cell>
          <table:table-cell office:value-type="float" office:value="0.003" calcext:value-type="float">
            <text:p>0.003</text:p>
          </table:table-cell>
          <table:table-cell office:value-type="float" office:value="29.821" calcext:value-type="float">
            <text:p>29.821</text:p>
          </table:table-cell>
          <table:table-cell office:value-type="float" office:value="0.106" calcext:value-type="float">
            <text:p>0.106</text:p>
          </table:table-cell>
          <table:table-cell office:value-type="float" office:value="0.308714" calcext:value-type="float">
            <text:p>0.308714</text:p>
          </table:table-cell>
          <table:table-cell office:value-type="float" office:value="-0.0638292" calcext:value-type="float">
            <text:p>-0.0638292</text:p>
          </table:table-cell>
          <table:table-cell office:value-type="float" office:value="-0.949011" calcext:value-type="float">
            <text:p>-0.949011</text:p>
          </table:table-cell>
          <table:table-cell office:value-type="float" office:value="2813.544" calcext:value-type="float">
            <text:p>2813.544</text:p>
          </table:table-cell>
          <table:table-cell office:value-type="float" office:value="-295.793" calcext:value-type="float">
            <text:p>-295.793</text:p>
          </table:table-cell>
          <table:table-cell office:value-type="float" office:value="-7916.234" calcext:value-type="float">
            <text:p>-7916.234</text:p>
          </table:table-cell>
          <table:table-cell table:number-columns-repeated="46"/>
        </table:table-row>
        <table:table-row table:style-name="ro1">
          <table:table-cell table:formula="of:=MID([.B11];3;3)" office:value-type="string" office:string-value="010" calcext:value-type="string">
            <text:p>010</text:p>
          </table:table-cell>
          <table:table-cell table:style-name="ce18" office:value-type="string" calcext:value-type="string">
            <text:p>FT010A</text:p>
          </table:table-cell>
          <table:table-cell table:style-name="ce18" office:value-type="float" office:value="117594" calcext:value-type="float">
            <text:p>117594</text:p>
          </table:table-cell>
          <table:table-cell table:style-name="ce18" office:value-type="float" office:value="7140" calcext:value-type="float">
            <text:p>714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1.022" calcext:value-type="float">
            <text:p>231.022</text:p>
          </table:table-cell>
          <table:table-cell table:style-name="Default" office:value-type="float" office:value="3.96842" calcext:value-type="float">
            <text:p>3.96842</text:p>
          </table:table-cell>
          <table:table-cell office:value-type="float" office:value="231.698" calcext:value-type="float">
            <text:p>231.698</text:p>
          </table:table-cell>
          <table:table-cell office:value-type="float" office:value="0.003" calcext:value-type="float">
            <text:p>0.003</text:p>
          </table:table-cell>
          <table:table-cell office:value-type="float" office:value="24.788" calcext:value-type="float">
            <text:p>24.7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52472" calcext:value-type="float">
            <text:p>0.352472</text:p>
          </table:table-cell>
          <table:table-cell office:value-type="float" office:value="-0.447772" calcext:value-type="float">
            <text:p>-0.447772</text:p>
          </table:table-cell>
          <table:table-cell office:value-type="float" office:value="-0.821745" calcext:value-type="float">
            <text:p>-0.821745</text:p>
          </table:table-cell>
          <table:table-cell office:value-type="float" office:value="3527.34" calcext:value-type="float">
            <text:p>3527.34</text:p>
          </table:table-cell>
          <table:table-cell office:value-type="float" office:value="-3588.692" calcext:value-type="float">
            <text:p>-3588.692</text:p>
          </table:table-cell>
          <table:table-cell office:value-type="float" office:value="-6733.954" calcext:value-type="float">
            <text:p>-6733.954</text:p>
          </table:table-cell>
          <table:table-cell table:number-columns-repeated="46"/>
        </table:table-row>
        <table:table-row table:style-name="ro1">
          <table:table-cell table:formula="of:=MID([.B12];3;3)" office:value-type="string" office:string-value="011" calcext:value-type="string">
            <text:p>011</text:p>
          </table:table-cell>
          <table:table-cell table:style-name="ce18" office:value-type="string" calcext:value-type="string">
            <text:p>FT011A</text:p>
          </table:table-cell>
          <table:table-cell table:style-name="ce18" office:value-type="float" office:value="117598" calcext:value-type="float">
            <text:p>117598</text:p>
          </table:table-cell>
          <table:table-cell table:style-name="ce18" office:value-type="float" office:value="7190" calcext:value-type="float">
            <text:p>719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0.982" calcext:value-type="float">
            <text:p>230.982</text:p>
          </table:table-cell>
          <table:table-cell table:style-name="Default" office:value-type="float" office:value="3.89974" calcext:value-type="float">
            <text:p>3.89974</text:p>
          </table:table-cell>
          <table:table-cell office:value-type="float" office:value="231.86" calcext:value-type="float">
            <text:p>231.8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937" calcext:value-type="float">
            <text:p>15.9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844" calcext:value-type="float">
            <text:p>0.85844</text:p>
          </table:table-cell>
          <table:table-cell office:value-type="float" office:value="0.00781231" calcext:value-type="float">
            <text:p>0.00781231</text:p>
          </table:table-cell>
          <table:table-cell office:value-type="float" office:value="-0.512855" calcext:value-type="float">
            <text:p>-0.512855</text:p>
          </table:table-cell>
          <table:table-cell office:value-type="float" office:value="7020.336" calcext:value-type="float">
            <text:p>7020.336</text:p>
          </table:table-cell>
          <table:table-cell office:value-type="float" office:value="-595.528" calcext:value-type="float">
            <text:p>-595.528</text:p>
          </table:table-cell>
          <table:table-cell office:value-type="float" office:value="-4586.548" calcext:value-type="float">
            <text:p>-4586.548</text:p>
          </table:table-cell>
          <table:table-cell table:number-columns-repeated="46"/>
        </table:table-row>
        <table:table-row table:style-name="ro1">
          <table:table-cell table:formula="of:=MID([.B13];3;3)" office:value-type="string" office:string-value="012" calcext:value-type="string">
            <text:p>012</text:p>
          </table:table-cell>
          <table:table-cell table:style-name="ce18" office:value-type="string" calcext:value-type="string">
            <text:p>FT012A</text:p>
          </table:table-cell>
          <table:table-cell table:style-name="ce18" office:value-type="float" office:value="117792" calcext:value-type="float">
            <text:p>117792</text:p>
          </table:table-cell>
          <table:table-cell table:style-name="ce18" office:value-type="float" office:value="8820" calcext:value-type="float">
            <text:p>882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0.698" calcext:value-type="float">
            <text:p>230.698</text:p>
          </table:table-cell>
          <table:table-cell table:style-name="Default" office:value-type="float" office:value="3.93168" calcext:value-type="float">
            <text:p>3.93168</text:p>
          </table:table-cell>
          <table:table-cell office:value-type="float" office:value="231.377" calcext:value-type="float">
            <text:p>231.377</text:p>
          </table:table-cell>
          <table:table-cell office:value-type="float" office:value="0.004" calcext:value-type="float">
            <text:p>0.004</text:p>
          </table:table-cell>
          <table:table-cell office:value-type="float" office:value="22.918" calcext:value-type="float">
            <text:p>22.91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61693" calcext:value-type="float">
            <text:p>0.761693</text:p>
          </table:table-cell>
          <table:table-cell office:value-type="float" office:value="0.429227" calcext:value-type="float">
            <text:p>0.429227</text:p>
          </table:table-cell>
          <table:table-cell office:value-type="float" office:value="-0.485373" calcext:value-type="float">
            <text:p>-0.485373</text:p>
          </table:table-cell>
          <table:table-cell office:value-type="float" office:value="6432.447" calcext:value-type="float">
            <text:p>6432.447</text:p>
          </table:table-cell>
          <table:table-cell office:value-type="float" office:value="3471.767" calcext:value-type="float">
            <text:p>3471.767</text:p>
          </table:table-cell>
          <table:table-cell office:value-type="float" office:value="-4153.024" calcext:value-type="float">
            <text:p>-4153.024</text:p>
          </table:table-cell>
          <table:table-cell table:number-columns-repeated="46"/>
        </table:table-row>
        <table:table-row table:style-name="ro1">
          <table:table-cell table:formula="of:=MID([.B14];3;3)" office:value-type="string" office:string-value="013" calcext:value-type="string">
            <text:p>013</text:p>
          </table:table-cell>
          <table:table-cell table:style-name="ce18" office:value-type="string" calcext:value-type="string">
            <text:p>FT013A</text:p>
          </table:table-cell>
          <table:table-cell table:style-name="ce18" office:value-type="float" office:value="117602" calcext:value-type="float">
            <text:p>117602</text:p>
          </table:table-cell>
          <table:table-cell table:style-name="ce18" office:value-type="float" office:value="8230" calcext:value-type="float">
            <text:p>823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213" calcext:value-type="float">
            <text:p>231.213</text:p>
          </table:table-cell>
          <table:table-cell table:style-name="Default" office:value-type="float" office:value="3.93977" calcext:value-type="float">
            <text:p>3.93977</text:p>
          </table:table-cell>
          <table:table-cell office:value-type="float" office:value="231.869" calcext:value-type="float">
            <text:p>231.869</text:p>
          </table:table-cell>
          <table:table-cell office:value-type="float" office:value="0.003" calcext:value-type="float">
            <text:p>0.003</text:p>
          </table:table-cell>
          <table:table-cell office:value-type="float" office:value="25.074" calcext:value-type="float">
            <text:p>25.074</text:p>
          </table:table-cell>
          <table:table-cell office:value-type="float" office:value="0.108" calcext:value-type="float">
            <text:p>0.108</text:p>
          </table:table-cell>
          <table:table-cell office:value-type="float" office:value="0.489362" calcext:value-type="float">
            <text:p>0.489362</text:p>
          </table:table-cell>
          <table:table-cell office:value-type="float" office:value="0.773627" calcext:value-type="float">
            <text:p>0.773627</text:p>
          </table:table-cell>
          <table:table-cell office:value-type="float" office:value="-0.402525" calcext:value-type="float">
            <text:p>-0.402525</text:p>
          </table:table-cell>
          <table:table-cell office:value-type="float" office:value="4096.899" calcext:value-type="float">
            <text:p>4096.899</text:p>
          </table:table-cell>
          <table:table-cell office:value-type="float" office:value="6804.067" calcext:value-type="float">
            <text:p>6804.067</text:p>
          </table:table-cell>
          <table:table-cell office:value-type="float" office:value="-2755.25" calcext:value-type="float">
            <text:p>-2755.25</text:p>
          </table:table-cell>
          <table:table-cell table:number-columns-repeated="46"/>
        </table:table-row>
        <table:table-row table:style-name="ro1">
          <table:table-cell table:formula="of:=MID([.B15];3;3)" office:value-type="string" office:string-value="014" calcext:value-type="string">
            <text:p>014</text:p>
          </table:table-cell>
          <table:table-cell table:style-name="ce18" office:value-type="string" calcext:value-type="string">
            <text:p>FT014A</text:p>
          </table:table-cell>
          <table:table-cell table:style-name="ce18" office:value-type="float" office:value="117604" calcext:value-type="float">
            <text:p>117604</text:p>
          </table:table-cell>
          <table:table-cell table:style-name="ce18" office:value-type="float" office:value="4920" calcext:value-type="float">
            <text:p>4920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231.229" calcext:value-type="float">
            <text:p>231.229</text:p>
          </table:table-cell>
          <table:table-cell table:style-name="Default" office:value-type="float" office:value="3.94933" calcext:value-type="float">
            <text:p>3.94933</text:p>
          </table:table-cell>
          <table:table-cell office:value-type="float" office:value="231.418" calcext:value-type="float">
            <text:p>231.418</text:p>
          </table:table-cell>
          <table:table-cell office:value-type="float" office:value="0.003" calcext:value-type="float">
            <text:p>0.003</text:p>
          </table:table-cell>
          <table:table-cell office:value-type="float" office:value="40.955" calcext:value-type="float">
            <text:p>40.955</text:p>
          </table:table-cell>
          <table:table-cell office:value-type="float" office:value="0.108" calcext:value-type="float">
            <text:p>0.108</text:p>
          </table:table-cell>
          <table:table-cell office:value-type="float" office:value="0.394187" calcext:value-type="float">
            <text:p>0.394187</text:p>
          </table:table-cell>
          <table:table-cell office:value-type="float" office:value="0.513008" calcext:value-type="float">
            <text:p>0.513008</text:p>
          </table:table-cell>
          <table:table-cell office:value-type="float" office:value="-0.762522" calcext:value-type="float">
            <text:p>-0.762522</text:p>
          </table:table-cell>
          <table:table-cell office:value-type="float" office:value="2892.188" calcext:value-type="float">
            <text:p>2892.188</text:p>
          </table:table-cell>
          <table:table-cell office:value-type="float" office:value="4151.167" calcext:value-type="float">
            <text:p>4151.167</text:p>
          </table:table-cell>
          <table:table-cell office:value-type="float" office:value="-6714.333" calcext:value-type="float">
            <text:p>-6714.333</text:p>
          </table:table-cell>
          <table:table-cell table:number-columns-repeated="46"/>
        </table:table-row>
        <table:table-row table:style-name="ro1">
          <table:table-cell table:formula="of:=MID([.B16];3;3)" office:value-type="string" office:string-value="015" calcext:value-type="string">
            <text:p>015</text:p>
          </table:table-cell>
          <table:table-cell table:style-name="ce18" office:value-type="string" calcext:value-type="string">
            <text:p>FT015A</text:p>
          </table:table-cell>
          <table:table-cell table:style-name="ce18" office:value-type="float" office:value="117606" calcext:value-type="float">
            <text:p>117606</text:p>
          </table:table-cell>
          <table:table-cell table:style-name="ce18" office:value-type="float" office:value="6220" calcext:value-type="float">
            <text:p>622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1.113" calcext:value-type="float">
            <text:p>231.113</text:p>
          </table:table-cell>
          <table:table-cell table:style-name="Default" office:value-type="float" office:value="4.0145" calcext:value-type="float">
            <text:p>4.0145</text:p>
          </table:table-cell>
          <table:table-cell office:value-type="float" office:value="230.95" calcext:value-type="float">
            <text:p>230.95</text:p>
          </table:table-cell>
          <table:table-cell office:value-type="float" office:value="0.003" calcext:value-type="float">
            <text:p>0.003</text:p>
          </table:table-cell>
          <table:table-cell office:value-type="float" office:value="54.375" calcext:value-type="float">
            <text:p>54.3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21885" calcext:value-type="float">
            <text:p>0.221885</text:p>
          </table:table-cell>
          <table:table-cell office:value-type="float" office:value="0.257134" calcext:value-type="float">
            <text:p>0.257134</text:p>
          </table:table-cell>
          <table:table-cell office:value-type="float" office:value="-0.940558" calcext:value-type="float">
            <text:p>-0.940558</text:p>
          </table:table-cell>
          <table:table-cell office:value-type="float" office:value="1739.132" calcext:value-type="float">
            <text:p>1739.132</text:p>
          </table:table-cell>
          <table:table-cell office:value-type="float" office:value="2239.419" calcext:value-type="float">
            <text:p>2239.419</text:p>
          </table:table-cell>
          <table:table-cell office:value-type="float" office:value="-7914.298" calcext:value-type="float">
            <text:p>-7914.298</text:p>
          </table:table-cell>
          <table:table-cell table:number-columns-repeated="46"/>
        </table:table-row>
        <table:table-row table:style-name="ro1">
          <table:table-cell table:formula="of:=MID([.B17];3;3)" office:value-type="string" office:string-value="016" calcext:value-type="string">
            <text:p>016</text:p>
          </table:table-cell>
          <table:table-cell table:style-name="ce18" office:value-type="string" calcext:value-type="string">
            <text:p>FT016A</text:p>
          </table:table-cell>
          <table:table-cell table:style-name="ce18" office:value-type="float" office:value="117608" calcext:value-type="float">
            <text:p>117608</text:p>
          </table:table-cell>
          <table:table-cell table:style-name="ce18" office:value-type="float" office:value="5890" calcext:value-type="float">
            <text:p>589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1.396" calcext:value-type="float">
            <text:p>231.396</text:p>
          </table:table-cell>
          <table:table-cell table:style-name="Default" office:value-type="float" office:value="3.97362" calcext:value-type="float">
            <text:p>3.97362</text:p>
          </table:table-cell>
          <table:table-cell office:value-type="float" office:value="232.062" calcext:value-type="float">
            <text:p>232.062</text:p>
          </table:table-cell>
          <table:table-cell office:value-type="float" office:value="0.003" calcext:value-type="float">
            <text:p>0.003</text:p>
          </table:table-cell>
          <table:table-cell office:value-type="float" office:value="23.513" calcext:value-type="float">
            <text:p>23.513</text:p>
          </table:table-cell>
          <table:table-cell office:value-type="float" office:value="0.106" calcext:value-type="float">
            <text:p>0.106</text:p>
          </table:table-cell>
          <table:table-cell office:value-type="float" office:value="0.524512" calcext:value-type="float">
            <text:p>0.524512</text:p>
          </table:table-cell>
          <table:table-cell office:value-type="float" office:value="0.194155" calcext:value-type="float">
            <text:p>0.194155</text:p>
          </table:table-cell>
          <table:table-cell office:value-type="float" office:value="-0.82897" calcext:value-type="float">
            <text:p>-0.82897</text:p>
          </table:table-cell>
          <table:table-cell office:value-type="float" office:value="4333.853" calcext:value-type="float">
            <text:p>4333.853</text:p>
          </table:table-cell>
          <table:table-cell office:value-type="float" office:value="2201.566" calcext:value-type="float">
            <text:p>2201.566</text:p>
          </table:table-cell>
          <table:table-cell office:value-type="float" office:value="-6858.924" calcext:value-type="float">
            <text:p>-6858.924</text:p>
          </table:table-cell>
          <table:table-cell table:number-columns-repeated="46"/>
        </table:table-row>
        <table:table-row table:style-name="ro1">
          <table:table-cell table:formula="of:=MID([.B18];3;3)" office:value-type="string" office:string-value="017" calcext:value-type="string">
            <text:p>017</text:p>
          </table:table-cell>
          <table:table-cell table:style-name="ce18" office:value-type="string" calcext:value-type="string">
            <text:p>FT017A</text:p>
          </table:table-cell>
          <table:table-cell table:style-name="ce18" office:value-type="float" office:value="117610" calcext:value-type="float">
            <text:p>117610</text:p>
          </table:table-cell>
          <table:table-cell table:style-name="ce18" office:value-type="float" office:value="10900" calcext:value-type="float">
            <text:p>1090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230.758" calcext:value-type="float">
            <text:p>230.758</text:p>
          </table:table-cell>
          <table:table-cell table:style-name="Default" office:value-type="float" office:value="3.90105" calcext:value-type="float">
            <text:p>3.90105</text:p>
          </table:table-cell>
          <table:table-cell office:value-type="float" office:value="231.173" calcext:value-type="float">
            <text:p>231.173</text:p>
          </table:table-cell>
          <table:table-cell office:value-type="float" office:value="0.003" calcext:value-type="float">
            <text:p>0.003</text:p>
          </table:table-cell>
          <table:table-cell office:value-type="float" office:value="32.315" calcext:value-type="float">
            <text:p>32.3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8916" calcext:value-type="float">
            <text:p>0.248916</text:p>
          </table:table-cell>
          <table:table-cell office:value-type="float" office:value="0.826232" calcext:value-type="float">
            <text:p>0.826232</text:p>
          </table:table-cell>
          <table:table-cell office:value-type="float" office:value="-0.505352" calcext:value-type="float">
            <text:p>-0.505352</text:p>
          </table:table-cell>
          <table:table-cell office:value-type="float" office:value="2590.839" calcext:value-type="float">
            <text:p>2590.839</text:p>
          </table:table-cell>
          <table:table-cell office:value-type="float" office:value="6631.802" calcext:value-type="float">
            <text:p>6631.802</text:p>
          </table:table-cell>
          <table:table-cell office:value-type="float" office:value="-4470.185" calcext:value-type="float">
            <text:p>-4470.185</text:p>
          </table:table-cell>
          <table:table-cell table:number-columns-repeated="46"/>
        </table:table-row>
        <table:table-row table:style-name="ro1">
          <table:table-cell table:formula="of:=MID([.B19];3;3)" office:value-type="string" office:string-value="018" calcext:value-type="string">
            <text:p>018</text:p>
          </table:table-cell>
          <table:table-cell table:style-name="ce18" office:value-type="string" calcext:value-type="string">
            <text:p>FT018A</text:p>
          </table:table-cell>
          <table:table-cell table:style-name="ce18" office:value-type="float" office:value="117612" calcext:value-type="float">
            <text:p>117612</text:p>
          </table:table-cell>
          <table:table-cell table:style-name="ce18" office:value-type="float" office:value="6225" calcext:value-type="float">
            <text:p>6225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231.61" calcext:value-type="float">
            <text:p>231.61</text:p>
          </table:table-cell>
          <table:table-cell table:style-name="Default" office:value-type="float" office:value="3.95453" calcext:value-type="float">
            <text:p>3.95453</text:p>
          </table:table-cell>
          <table:table-cell office:value-type="float" office:value="232.216" calcext:value-type="float">
            <text:p>232.216</text:p>
          </table:table-cell>
          <table:table-cell office:value-type="float" office:value="0.003" calcext:value-type="float">
            <text:p>0.003</text:p>
          </table:table-cell>
          <table:table-cell office:value-type="float" office:value="25.604" calcext:value-type="float">
            <text:p>25.604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6294" calcext:value-type="float">
            <text:p>-0.16294</text:p>
          </table:table-cell>
          <table:table-cell office:value-type="float" office:value="0.852776" calcext:value-type="float">
            <text:p>0.852776</text:p>
          </table:table-cell>
          <table:table-cell office:value-type="float" office:value="-0.496209" calcext:value-type="float">
            <text:p>-0.496209</text:p>
          </table:table-cell>
          <table:table-cell office:value-type="float" office:value="-1146.555" calcext:value-type="float">
            <text:p>-1146.555</text:p>
          </table:table-cell>
          <table:table-cell office:value-type="float" office:value="7113.109" calcext:value-type="float">
            <text:p>7113.109</text:p>
          </table:table-cell>
          <table:table-cell office:value-type="float" office:value="-4332.035" calcext:value-type="float">
            <text:p>-4332.035</text:p>
          </table:table-cell>
          <table:table-cell table:number-columns-repeated="46"/>
        </table:table-row>
        <table:table-row table:style-name="ro1">
          <table:table-cell table:formula="of:=MID([.B20];3;3)" office:value-type="string" office:string-value="019" calcext:value-type="string">
            <text:p>019</text:p>
          </table:table-cell>
          <table:table-cell table:style-name="ce18" office:value-type="string" calcext:value-type="string">
            <text:p>FT019A</text:p>
          </table:table-cell>
          <table:table-cell table:style-name="ce18" office:value-type="float" office:value="117614" calcext:value-type="float">
            <text:p>117614</text:p>
          </table:table-cell>
          <table:table-cell table:style-name="ce18" office:value-type="float" office:value="6090" calcext:value-type="float">
            <text:p>6090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0.48" calcext:value-type="float">
            <text:p>230.48</text:p>
          </table:table-cell>
          <table:table-cell table:style-name="Default" office:value-type="float" office:value="3.95605" calcext:value-type="float">
            <text:p>3.95605</text:p>
          </table:table-cell>
          <table:table-cell office:value-type="float" office:value="231.317" calcext:value-type="float">
            <text:p>231.317</text:p>
          </table:table-cell>
          <table:table-cell office:value-type="float" office:value="0.003" calcext:value-type="float">
            <text:p>0.003</text:p>
          </table:table-cell>
          <table:table-cell office:value-type="float" office:value="17.375" calcext:value-type="float">
            <text:p>17.37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563467" calcext:value-type="float">
            <text:p>-0.5634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-0.406695" calcext:value-type="float">
            <text:p>-0.406695</text:p>
          </table:table-cell>
          <table:table-cell office:value-type="float" office:value="-4857.438" calcext:value-type="float">
            <text:p>-4857.438</text:p>
          </table:table-cell>
          <table:table-cell office:value-type="float" office:value="6251.152" calcext:value-type="float">
            <text:p>6251.152</text:p>
          </table:table-cell>
          <table:table-cell office:value-type="float" office:value="-2829.175" calcext:value-type="float">
            <text:p>-2829.175</text:p>
          </table:table-cell>
          <table:table-cell table:number-columns-repeated="46"/>
        </table:table-row>
        <table:table-row table:style-name="ro1">
          <table:table-cell table:formula="of:=MID([.B21];3;3)" office:value-type="string" office:string-value="020" calcext:value-type="string">
            <text:p>020</text:p>
          </table:table-cell>
          <table:table-cell table:style-name="ce18" office:value-type="string" calcext:value-type="string">
            <text:p>FT020A</text:p>
          </table:table-cell>
          <table:table-cell table:style-name="ce18" office:value-type="float" office:value="117616" calcext:value-type="float">
            <text:p>117616</text:p>
          </table:table-cell>
          <table:table-cell table:style-name="ce18" office:value-type="float" office:value="8810" calcext:value-type="float">
            <text:p>881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2.093" calcext:value-type="float">
            <text:p>232.093</text:p>
          </table:table-cell>
          <table:table-cell table:style-name="Default" office:value-type="float" office:value="4.02253" calcext:value-type="float">
            <text:p>4.02253</text:p>
          </table:table-cell>
          <table:table-cell office:value-type="float" office:value="232.713" calcext:value-type="float">
            <text:p>232.713</text:p>
          </table:table-cell>
          <table:table-cell office:value-type="float" office:value="0.004" calcext:value-type="float">
            <text:p>0.004</text:p>
          </table:table-cell>
          <table:table-cell office:value-type="float" office:value="28.595" calcext:value-type="float">
            <text:p>28.59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40836" calcext:value-type="float">
            <text:p>-0.40836</text:p>
          </table:table-cell>
          <table:table-cell office:value-type="float" office:value="0.505487" calcext:value-type="float">
            <text:p>0.505487</text:p>
          </table:table-cell>
          <table:table-cell office:value-type="float" office:value="-0.760083" calcext:value-type="float">
            <text:p>-0.760083</text:p>
          </table:table-cell>
          <table:table-cell office:value-type="float" office:value="-3419.133" calcext:value-type="float">
            <text:p>-3419.133</text:p>
          </table:table-cell>
          <table:table-cell office:value-type="float" office:value="4182.069" calcext:value-type="float">
            <text:p>4182.069</text:p>
          </table:table-cell>
          <table:table-cell office:value-type="float" office:value="-6441.654" calcext:value-type="float">
            <text:p>-6441.654</text:p>
          </table:table-cell>
          <table:table-cell table:number-columns-repeated="46"/>
        </table:table-row>
        <table:table-row table:style-name="ro1">
          <table:table-cell table:formula="of:=MID([.B22];3;3)" office:value-type="string" office:string-value="021" calcext:value-type="string">
            <text:p>021</text:p>
          </table:table-cell>
          <table:table-cell table:style-name="ce18" office:value-type="string" calcext:value-type="string">
            <text:p>FT021A</text:p>
          </table:table-cell>
          <table:table-cell table:style-name="ce18" office:value-type="float" office:value="117618" calcext:value-type="float">
            <text:p>117618</text:p>
          </table:table-cell>
          <table:table-cell table:style-name="ce18" office:value-type="float" office:value="6390" calcext:value-type="float">
            <text:p>639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525" calcext:value-type="float">
            <text:p>231.525</text:p>
          </table:table-cell>
          <table:table-cell table:style-name="Default" office:value-type="float" office:value="4.00487" calcext:value-type="float">
            <text:p>4.00487</text:p>
          </table:table-cell>
          <table:table-cell office:value-type="float" office:value="232.129" calcext:value-type="float">
            <text:p>232.129</text:p>
          </table:table-cell>
          <table:table-cell office:value-type="float" office:value="0.006" calcext:value-type="float">
            <text:p>0.00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1" calcext:value-type="float">
            <text:p>0.21</text:p>
          </table:table-cell>
          <table:table-cell office:value-type="float" office:value="-0.16741" calcext:value-type="float">
            <text:p>-0.16741</text:p>
          </table:table-cell>
          <table:table-cell office:value-type="float" office:value="0.283255" calcext:value-type="float">
            <text:p>0.283255</text:p>
          </table:table-cell>
          <table:table-cell office:value-type="float" office:value="-0.94432" calcext:value-type="float">
            <text:p>-0.94432</text:p>
          </table:table-cell>
          <table:table-cell office:value-type="float" office:value="-1372.562" calcext:value-type="float">
            <text:p>-1372.562</text:p>
          </table:table-cell>
          <table:table-cell office:value-type="float" office:value="2111.221" calcext:value-type="float">
            <text:p>2111.221</text:p>
          </table:table-cell>
          <table:table-cell office:value-type="float" office:value="-8020.571" calcext:value-type="float">
            <text:p>-8020.571</text:p>
          </table:table-cell>
          <table:table-cell table:number-columns-repeated="46"/>
        </table:table-row>
        <table:table-row table:style-name="ro1">
          <table:table-cell table:formula="of:=MID([.B23];3;3)" office:value-type="string" office:string-value="022" calcext:value-type="string">
            <text:p>022</text:p>
          </table:table-cell>
          <table:table-cell table:style-name="ce18" office:value-type="string" calcext:value-type="string">
            <text:p>FT022A</text:p>
          </table:table-cell>
          <table:table-cell table:style-name="ce18" office:value-type="float" office:value="117620" calcext:value-type="float">
            <text:p>117620</text:p>
          </table:table-cell>
          <table:table-cell table:style-name="ce18" office:value-type="float" office:value="6135" calcext:value-type="float">
            <text:p>613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1.068" calcext:value-type="float">
            <text:p>231.068</text:p>
          </table:table-cell>
          <table:table-cell table:style-name="Default" office:value-type="float" office:value="3.93846" calcext:value-type="float">
            <text:p>3.93846</text:p>
          </table:table-cell>
          <table:table-cell office:value-type="float" office:value="231.756" calcext:value-type="float">
            <text:p>231.756</text:p>
          </table:table-cell>
          <table:table-cell office:value-type="float" office:value="0.003" calcext:value-type="float">
            <text:p>0.003</text:p>
          </table:table-cell>
          <table:table-cell office:value-type="float" office:value="24.734" calcext:value-type="float">
            <text:p>24.73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110101" calcext:value-type="float">
            <text:p>-0.0110101</text:p>
          </table:table-cell>
          <table:table-cell office:value-type="float" office:value="0.563695" calcext:value-type="float">
            <text:p>0.563695</text:p>
          </table:table-cell>
          <table:table-cell office:value-type="float" office:value="-0.82591" calcext:value-type="float">
            <text:p>-0.82591</text:p>
          </table:table-cell>
          <table:table-cell office:value-type="float" office:value="-561.188" calcext:value-type="float">
            <text:p>-561.188</text:p>
          </table:table-cell>
          <table:table-cell office:value-type="float" office:value="4888.909" calcext:value-type="float">
            <text:p>4888.909</text:p>
          </table:table-cell>
          <table:table-cell office:value-type="float" office:value="-6815.836" calcext:value-type="float">
            <text:p>-6815.836</text:p>
          </table:table-cell>
          <table:table-cell table:number-columns-repeated="46"/>
        </table:table-row>
        <table:table-row table:style-name="ro1">
          <table:table-cell table:formula="of:=MID([.B24];3;3)" office:value-type="string" office:string-value="023" calcext:value-type="string">
            <text:p>023</text:p>
          </table:table-cell>
          <table:table-cell table:style-name="ce18" office:value-type="string" calcext:value-type="string">
            <text:p>FT023A</text:p>
          </table:table-cell>
          <table:table-cell table:style-name="ce18" office:value-type="float" office:value="117622" calcext:value-type="float">
            <text:p>117622</text:p>
          </table:table-cell>
          <table:table-cell table:style-name="ce18" office:value-type="float" office:value="6450" calcext:value-type="float">
            <text:p>6450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231.017" calcext:value-type="float">
            <text:p>231.017</text:p>
          </table:table-cell>
          <table:table-cell table:style-name="Default" office:value-type="float" office:value="3.97022" calcext:value-type="float">
            <text:p>3.97022</text:p>
          </table:table-cell>
          <table:table-cell office:value-type="float" office:value="231.662" calcext:value-type="float">
            <text:p>231.662</text:p>
          </table:table-cell>
          <table:table-cell office:value-type="float" office:value="0.004" calcext:value-type="float">
            <text:p>0.004</text:p>
          </table:table-cell>
          <table:table-cell office:value-type="float" office:value="25.023" calcext:value-type="float">
            <text:p>25.023</text:p>
          </table:table-cell>
          <table:table-cell office:value-type="float" office:value="0.124" calcext:value-type="float">
            <text:p>0.124</text:p>
          </table:table-cell>
          <table:table-cell office:value-type="float" office:value="-0.694445" calcext:value-type="float">
            <text:p>-0.694445</text:p>
          </table:table-cell>
          <table:table-cell office:value-type="float" office:value="0.503885" calcext:value-type="float">
            <text:p>0.503885</text:p>
          </table:table-cell>
          <table:table-cell office:value-type="float" office:value="-0.51366" calcext:value-type="float">
            <text:p>-0.51366</text:p>
          </table:table-cell>
          <table:table-cell office:value-type="float" office:value="-5244.439" calcext:value-type="float">
            <text:p>-5244.439</text:p>
          </table:table-cell>
          <table:table-cell office:value-type="float" office:value="4697.174" calcext:value-type="float">
            <text:p>4697.174</text:p>
          </table:table-cell>
          <table:table-cell office:value-type="float" office:value="-4594.582" calcext:value-type="float">
            <text:p>-4594.582</text:p>
          </table:table-cell>
          <table:table-cell table:number-columns-repeated="46"/>
        </table:table-row>
        <table:table-row table:style-name="ro1">
          <table:table-cell table:formula="of:=MID([.B25];3;3)" office:value-type="string" office:string-value="024" calcext:value-type="string">
            <text:p>024</text:p>
          </table:table-cell>
          <table:table-cell table:style-name="ce18" office:value-type="string" calcext:value-type="string">
            <text:p>FT024A</text:p>
          </table:table-cell>
          <table:table-cell table:style-name="ce18" office:value-type="float" office:value="117624" calcext:value-type="float">
            <text:p>117624</text:p>
          </table:table-cell>
          <table:table-cell table:style-name="ce18" office:value-type="float" office:value="6290" calcext:value-type="float">
            <text:p>629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1.19" calcext:value-type="float">
            <text:p>231.19</text:p>
          </table:table-cell>
          <table:table-cell table:style-name="Default" office:value-type="float" office:value="3.97612" calcext:value-type="float">
            <text:p>3.97612</text:p>
          </table:table-cell>
          <table:table-cell office:value-type="float" office:value="231.178" calcext:value-type="float">
            <text:p>231.178</text:p>
          </table:table-cell>
          <table:table-cell office:value-type="float" office:value="0.003" calcext:value-type="float">
            <text:p>0.003</text:p>
          </table:table-cell>
          <table:table-cell office:value-type="float" office:value="47.746" calcext:value-type="float">
            <text:p>47.746</text:p>
          </table:table-cell>
          <table:table-cell office:value-type="float" office:value="0.101" calcext:value-type="float">
            <text:p>0.101</text:p>
          </table:table-cell>
          <table:table-cell office:value-type="float" office:value="-0.875379" calcext:value-type="float">
            <text:p>-0.875379</text:p>
          </table:table-cell>
          <table:table-cell office:value-type="float" office:value="0.0738494" calcext:value-type="float">
            <text:p>0.0738494</text:p>
          </table:table-cell>
          <table:table-cell office:value-type="float" office:value="-0.477763" calcext:value-type="float">
            <text:p>-0.477763</text:p>
          </table:table-cell>
          <table:table-cell office:value-type="float" office:value="-7339.346" calcext:value-type="float">
            <text:p>-7339.346</text:p>
          </table:table-cell>
          <table:table-cell office:value-type="float" office:value="664.579" calcext:value-type="float">
            <text:p>664.579</text:p>
          </table:table-cell>
          <table:table-cell office:value-type="float" office:value="-4045.7" calcext:value-type="float">
            <text:p>-4045.7</text:p>
          </table:table-cell>
          <table:table-cell table:number-columns-repeated="46"/>
        </table:table-row>
        <table:table-row table:style-name="ro1">
          <table:table-cell table:formula="of:=MID([.B26];3;3)" office:value-type="string" office:string-value="025" calcext:value-type="string">
            <text:p>025</text:p>
          </table:table-cell>
          <table:table-cell table:style-name="ce18" office:value-type="string" calcext:value-type="string">
            <text:p>FT025A</text:p>
          </table:table-cell>
          <table:table-cell table:style-name="ce18" office:value-type="float" office:value="117626" calcext:value-type="float">
            <text:p>117626</text:p>
          </table:table-cell>
          <table:table-cell table:style-name="ce18" office:value-type="float" office:value="6965" calcext:value-type="float">
            <text:p>696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3.87965" calcext:value-type="float">
            <text:p>3.87965</text:p>
          </table:table-cell>
          <table:table-cell office:value-type="float" office:value="230.975" calcext:value-type="float">
            <text:p>230.975</text:p>
          </table:table-cell>
          <table:table-cell office:value-type="float" office:value="0.003" calcext:value-type="float">
            <text:p>0.003</text:p>
          </table:table-cell>
          <table:table-cell office:value-type="float" office:value="52.12" calcext:value-type="float">
            <text:p>52.1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816151" calcext:value-type="float">
            <text:p>-0.816151</text:p>
          </table:table-cell>
          <table:table-cell office:value-type="float" office:value="-0.312092" calcext:value-type="float">
            <text:p>-0.312092</text:p>
          </table:table-cell>
          <table:table-cell office:value-type="float" office:value="-0.486308" calcext:value-type="float">
            <text:p>-0.486308</text:p>
          </table:table-cell>
          <table:table-cell office:value-type="float" office:value="-6781.559" calcext:value-type="float">
            <text:p>-6781.559</text:p>
          </table:table-cell>
          <table:table-cell office:value-type="float" office:value="-2675.773" calcext:value-type="float">
            <text:p>-2675.773</text:p>
          </table:table-cell>
          <table:table-cell office:value-type="float" office:value="-4186.455" calcext:value-type="float">
            <text:p>-4186.455</text:p>
          </table:table-cell>
          <table:table-cell table:number-columns-repeated="46"/>
        </table:table-row>
        <table:table-row table:style-name="ro1">
          <table:table-cell table:formula="of:=MID([.B27];3;3)" office:value-type="string" office:string-value="026" calcext:value-type="string">
            <text:p>026</text:p>
          </table:table-cell>
          <table:table-cell table:style-name="ce18" office:value-type="string" calcext:value-type="string">
            <text:p>FT026A</text:p>
          </table:table-cell>
          <table:table-cell table:style-name="ce18" office:value-type="float" office:value="117772" calcext:value-type="float">
            <text:p>117772</text:p>
          </table:table-cell>
          <table:table-cell table:style-name="ce18" office:value-type="float" office:value="4665" calcext:value-type="float">
            <text:p>466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1.491" calcext:value-type="float">
            <text:p>231.491</text:p>
          </table:table-cell>
          <table:table-cell table:style-name="Default" office:value-type="float" office:value="4.04025" calcext:value-type="float">
            <text:p>4.04025</text:p>
          </table:table-cell>
          <table:table-cell office:value-type="float" office:value="232.11" calcext:value-type="float">
            <text:p>232.11</text:p>
          </table:table-cell>
          <table:table-cell office:value-type="float" office:value="0.003" calcext:value-type="float">
            <text:p>0.003</text:p>
          </table:table-cell>
          <table:table-cell office:value-type="float" office:value="23.933" calcext:value-type="float">
            <text:p>23.933</text:p>
          </table:table-cell>
          <table:table-cell office:value-type="float" office:value="0.099" calcext:value-type="float">
            <text:p>0.099</text:p>
          </table:table-cell>
          <table:table-cell office:value-type="float" office:value="-0.534296" calcext:value-type="float">
            <text:p>-0.534296</text:p>
          </table:table-cell>
          <table:table-cell office:value-type="float" office:value="0.143722" calcext:value-type="float">
            <text:p>0.143722</text:p>
          </table:table-cell>
          <table:table-cell office:value-type="float" office:value="-0.832989" calcext:value-type="float">
            <text:p>-0.832989</text:p>
          </table:table-cell>
          <table:table-cell office:value-type="float" office:value="-4727.633" calcext:value-type="float">
            <text:p>-4727.633</text:p>
          </table:table-cell>
          <table:table-cell office:value-type="float" office:value="639.9" calcext:value-type="float">
            <text:p>639.9</text:p>
          </table:table-cell>
          <table:table-cell office:value-type="float" office:value="-6921.747" calcext:value-type="float">
            <text:p>-6921.747</text:p>
          </table:table-cell>
          <table:table-cell table:number-columns-repeated="46"/>
        </table:table-row>
        <table:table-row table:style-name="ro1">
          <table:table-cell table:formula="of:=MID([.B28];3;3)" office:value-type="string" office:string-value="027" calcext:value-type="string">
            <text:p>027</text:p>
          </table:table-cell>
          <table:table-cell table:style-name="ce18" office:value-type="string" calcext:value-type="string">
            <text:p>FT027A</text:p>
          </table:table-cell>
          <table:table-cell table:style-name="ce18" office:value-type="float" office:value="117630" calcext:value-type="float">
            <text:p>117630</text:p>
          </table:table-cell>
          <table:table-cell table:style-name="ce18" office:value-type="float" office:value="7100" calcext:value-type="float">
            <text:p>7100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table:style-name="Default" office:value-type="float" office:value="231.215" calcext:value-type="float">
            <text:p>231.215</text:p>
          </table:table-cell>
          <table:table-cell table:style-name="Default" office:value-type="float" office:value="3.94825" calcext:value-type="float">
            <text:p>3.94825</text:p>
          </table:table-cell>
          <table:table-cell office:value-type="float" office:value="231.885" calcext:value-type="float">
            <text:p>231.885</text:p>
          </table:table-cell>
          <table:table-cell office:value-type="float" office:value="0.003" calcext:value-type="float">
            <text:p>0.003</text:p>
          </table:table-cell>
          <table:table-cell office:value-type="float" office:value="23.503" calcext:value-type="float">
            <text:p>23.503</text:p>
          </table:table-cell>
          <table:table-cell office:value-type="float" office:value="0.112" calcext:value-type="float">
            <text:p>0.112</text:p>
          </table:table-cell>
          <table:table-cell office:value-type="float" office:value="-0.327955" calcext:value-type="float">
            <text:p>-0.327955</text:p>
          </table:table-cell>
          <table:table-cell office:value-type="float" office:value="-0.0669437" calcext:value-type="float">
            <text:p>-0.0669437</text:p>
          </table:table-cell>
          <table:table-cell office:value-type="float" office:value="-0.942318" calcext:value-type="float">
            <text:p>-0.942318</text:p>
          </table:table-cell>
          <table:table-cell office:value-type="float" office:value="-2678.471" calcext:value-type="float">
            <text:p>-2678.471</text:p>
          </table:table-cell>
          <table:table-cell office:value-type="float" office:value="-610.302" calcext:value-type="float">
            <text:p>-610.302</text:p>
          </table:table-cell>
          <table:table-cell office:value-type="float" office:value="-7945.231" calcext:value-type="float">
            <text:p>-7945.231</text:p>
          </table:table-cell>
          <table:table-cell table:number-columns-repeated="46"/>
        </table:table-row>
        <table:table-row table:style-name="ro1">
          <table:table-cell table:formula="of:=MID([.B29];3;3)" office:value-type="string" office:string-value="028" calcext:value-type="string">
            <text:p>028</text:p>
          </table:table-cell>
          <table:table-cell table:style-name="ce18" office:value-type="string" calcext:value-type="string">
            <text:p>FT028A</text:p>
          </table:table-cell>
          <table:table-cell table:style-name="ce18" office:value-type="float" office:value="117628" calcext:value-type="float">
            <text:p>117628</text:p>
          </table:table-cell>
          <table:table-cell table:style-name="ce18" office:value-type="float" office:value="8740" calcext:value-type="float">
            <text:p>874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1.186" calcext:value-type="float">
            <text:p>231.186</text:p>
          </table:table-cell>
          <table:table-cell table:style-name="Default" office:value-type="float" office:value="4.07905" calcext:value-type="float">
            <text:p>4.07905</text:p>
          </table:table-cell>
          <table:table-cell office:value-type="float" office:value="230.944" calcext:value-type="float">
            <text:p>230.944</text:p>
          </table:table-cell>
          <table:table-cell office:value-type="float" office:value="0.003" calcext:value-type="float">
            <text:p>0.003</text:p>
          </table:table-cell>
          <table:table-cell office:value-type="float" office:value="55.406" calcext:value-type="float">
            <text:p>55.40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609094" calcext:value-type="float">
            <text:p>-0.609094</text:p>
          </table:table-cell>
          <table:table-cell office:value-type="float" office:value="-0.222426" calcext:value-type="float">
            <text:p>-0.222426</text:p>
          </table:table-cell>
          <table:table-cell office:value-type="float" office:value="-0.761269" calcext:value-type="float">
            <text:p>-0.761269</text:p>
          </table:table-cell>
          <table:table-cell office:value-type="float" office:value="-4896.798" calcext:value-type="float">
            <text:p>-4896.798</text:p>
          </table:table-cell>
          <table:table-cell office:value-type="float" office:value="-2277.537" calcext:value-type="float">
            <text:p>-2277.537</text:p>
          </table:table-cell>
          <table:table-cell office:value-type="float" office:value="-6442.69" calcext:value-type="float">
            <text:p>-6442.69</text:p>
          </table:table-cell>
          <table:table-cell table:number-columns-repeated="46"/>
        </table:table-row>
        <table:table-row table:style-name="ro1">
          <table:table-cell table:formula="of:=MID([.B30];3;3)" office:value-type="string" office:string-value="029" calcext:value-type="string">
            <text:p>029</text:p>
          </table:table-cell>
          <table:table-cell table:style-name="ce18" office:value-type="string" calcext:value-type="string">
            <text:p>FT029A</text:p>
          </table:table-cell>
          <table:table-cell table:style-name="ce18" office:value-type="float" office:value="117634" calcext:value-type="float">
            <text:p>117634</text:p>
          </table:table-cell>
          <table:table-cell table:style-name="ce18" office:value-type="float" office:value="5975" calcext:value-type="float">
            <text:p>5975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0.973" calcext:value-type="float">
            <text:p>230.973</text:p>
          </table:table-cell>
          <table:table-cell table:style-name="Default" office:value-type="float" office:value="3.92729" calcext:value-type="float">
            <text:p>3.92729</text:p>
          </table:table-cell>
          <table:table-cell office:value-type="float" office:value="231.594" calcext:value-type="float">
            <text:p>231.594</text:p>
          </table:table-cell>
          <table:table-cell office:value-type="float" office:value="0.003" calcext:value-type="float">
            <text:p>0.003</text:p>
          </table:table-cell>
          <table:table-cell office:value-type="float" office:value="24.976" calcext:value-type="float">
            <text:p>24.97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683145" calcext:value-type="float">
            <text:p>-0.683145</text:p>
          </table:table-cell>
          <table:table-cell office:value-type="float" office:value="-0.515855" calcext:value-type="float">
            <text:p>-0.515855</text:p>
          </table:table-cell>
          <table:table-cell office:value-type="float" office:value="-0.51692" calcext:value-type="float">
            <text:p>-0.51692</text:p>
          </table:table-cell>
          <table:table-cell office:value-type="float" office:value="-5921.044" calcext:value-type="float">
            <text:p>-5921.044</text:p>
          </table:table-cell>
          <table:table-cell office:value-type="float" office:value="-3731.143" calcext:value-type="float">
            <text:p>-3731.143</text:p>
          </table:table-cell>
          <table:table-cell office:value-type="float" office:value="-4658.118" calcext:value-type="float">
            <text:p>-4658.118</text:p>
          </table:table-cell>
          <table:table-cell table:number-columns-repeated="46"/>
        </table:table-row>
        <table:table-row table:style-name="ro1">
          <table:table-cell table:formula="of:=MID([.B31];3;3)" office:value-type="string" office:string-value="030" calcext:value-type="string">
            <text:p>030</text:p>
          </table:table-cell>
          <table:table-cell table:style-name="ce18" office:value-type="string" calcext:value-type="string">
            <text:p>FT030A</text:p>
          </table:table-cell>
          <table:table-cell table:style-name="ce18" office:value-type="float" office:value="117636" calcext:value-type="float">
            <text:p>117636</text:p>
          </table:table-cell>
          <table:table-cell table:style-name="ce18"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231.118" calcext:value-type="float">
            <text:p>231.118</text:p>
          </table:table-cell>
          <table:table-cell table:style-name="Default" office:value-type="float" office:value="3.99999" calcext:value-type="float">
            <text:p>3.99999</text:p>
          </table:table-cell>
          <table:table-cell office:value-type="float" office:value="231.875" calcext:value-type="float">
            <text:p>231.875</text:p>
          </table:table-cell>
          <table:table-cell office:value-type="float" office:value="0.004" calcext:value-type="float">
            <text:p>0.004</text:p>
          </table:table-cell>
          <table:table-cell office:value-type="float" office:value="20.681" calcext:value-type="float">
            <text:p>20.681</text:p>
          </table:table-cell>
          <table:table-cell office:value-type="float" office:value="0.115" calcext:value-type="float">
            <text:p>0.115</text:p>
          </table:table-cell>
          <table:table-cell office:value-type="float" office:value="-0.387995" calcext:value-type="float">
            <text:p>-0.387995</text:p>
          </table:table-cell>
          <table:table-cell office:value-type="float" office:value="-0.791552" calcext:value-type="float">
            <text:p>-0.791552</text:p>
          </table:table-cell>
          <table:table-cell office:value-type="float" office:value="-0.472129" calcext:value-type="float">
            <text:p>-0.472129</text:p>
          </table:table-cell>
          <table:table-cell office:value-type="float" office:value="-3563.99" calcext:value-type="float">
            <text:p>-3563.99</text:p>
          </table:table-cell>
          <table:table-cell office:value-type="float" office:value="-6524.166" calcext:value-type="float">
            <text:p>-6524.166</text:p>
          </table:table-cell>
          <table:table-cell office:value-type="float" office:value="-3925.533" calcext:value-type="float">
            <text:p>-3925.533</text:p>
          </table:table-cell>
          <table:table-cell table:number-columns-repeated="46"/>
        </table:table-row>
        <table:table-row table:style-name="ro1">
          <table:table-cell table:formula="of:=MID([.B32];3;3)" office:value-type="string" office:string-value="031" calcext:value-type="string">
            <text:p>031</text:p>
          </table:table-cell>
          <table:table-cell table:style-name="ce18" office:value-type="string" calcext:value-type="string">
            <text:p>FT031A</text:p>
          </table:table-cell>
          <table:table-cell table:style-name="ce18" office:value-type="float" office:value="117638" calcext:value-type="float">
            <text:p>117638</text:p>
          </table:table-cell>
          <table:table-cell table:style-name="ce18" office:value-type="float" office:value="8265" calcext:value-type="float">
            <text:p>826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1.03" calcext:value-type="float">
            <text:p>231.03</text:p>
          </table:table-cell>
          <table:table-cell table:style-name="Default" office:value-type="float" office:value="3.96378" calcext:value-type="float">
            <text:p>3.96378</text:p>
          </table:table-cell>
          <table:table-cell office:value-type="float" office:value="231.781" calcext:value-type="float">
            <text:p>231.781</text:p>
          </table:table-cell>
          <table:table-cell office:value-type="float" office:value="0.003" calcext:value-type="float">
            <text:p>0.003</text:p>
          </table:table-cell>
          <table:table-cell office:value-type="float" office:value="21.282" calcext:value-type="float">
            <text:p>21.282</text:p>
          </table:table-cell>
          <table:table-cell office:value-type="float" office:value="0.105" calcext:value-type="float">
            <text:p>0.105</text:p>
          </table:table-cell>
          <table:table-cell office:value-type="float" office:value="-0.312797" calcext:value-type="float">
            <text:p>-0.312797</text:p>
          </table:table-cell>
          <table:table-cell office:value-type="float" office:value="-0.463971" calcext:value-type="float">
            <text:p>-0.463971</text:p>
          </table:table-cell>
          <table:table-cell office:value-type="float" office:value="-0.828788" calcext:value-type="float">
            <text:p>-0.828788</text:p>
          </table:table-cell>
          <table:table-cell office:value-type="float" office:value="-2256.199" calcext:value-type="float">
            <text:p>-2256.199</text:p>
          </table:table-cell>
          <table:table-cell office:value-type="float" office:value="-4306.334" calcext:value-type="float">
            <text:p>-4306.334</text:p>
          </table:table-cell>
          <table:table-cell office:value-type="float" office:value="-6858.306" calcext:value-type="float">
            <text:p>-6858.306</text:p>
          </table:table-cell>
          <table:table-cell table:number-columns-repeated="46"/>
        </table:table-row>
        <table:table-row table:style-name="ro1">
          <table:table-cell table:formula="of:=MID([.B33];3;3)" office:value-type="string" office:string-value="032" calcext:value-type="string">
            <text:p>032</text:p>
          </table:table-cell>
          <table:table-cell table:style-name="ce18" office:value-type="string" calcext:value-type="string">
            <text:p>FT032A</text:p>
          </table:table-cell>
          <table:table-cell table:style-name="ce18" office:value-type="float" office:value="117640" calcext:value-type="float">
            <text:p>117640</text:p>
          </table:table-cell>
          <table:table-cell table:style-name="ce18" office:value-type="float" office:value="6420" calcext:value-type="float">
            <text:p>642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1.418" calcext:value-type="float">
            <text:p>231.418</text:p>
          </table:table-cell>
          <table:table-cell table:style-name="Default" office:value-type="float" office:value="4.02181" calcext:value-type="float">
            <text:p>4.02181</text:p>
          </table:table-cell>
          <table:table-cell office:value-type="float" office:value="231.399" calcext:value-type="float">
            <text:p>231.399</text:p>
          </table:table-cell>
          <table:table-cell office:value-type="float" office:value="0.003" calcext:value-type="float">
            <text:p>0.003</text:p>
          </table:table-cell>
          <table:table-cell office:value-type="float" office:value="47.445" calcext:value-type="float">
            <text:p>47.44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93434" calcext:value-type="float">
            <text:p>0.193434</text:p>
          </table:table-cell>
          <table:table-cell office:value-type="float" office:value="-0.975465" calcext:value-type="float">
            <text:p>-0.975465</text:p>
          </table:table-cell>
          <table:table-cell office:value-type="float" office:value="-0.105125" calcext:value-type="float">
            <text:p>-0.105125</text:p>
          </table:table-cell>
          <table:table-cell office:value-type="float" office:value="1150.071" calcext:value-type="float">
            <text:p>1150.071</text:p>
          </table:table-cell>
          <table:table-cell office:value-type="float" office:value="-8314.999" calcext:value-type="float">
            <text:p>-8314.999</text:p>
          </table:table-cell>
          <table:table-cell office:value-type="float" office:value="-466.324" calcext:value-type="float">
            <text:p>-466.324</text:p>
          </table:table-cell>
          <table:table-cell table:number-columns-repeated="46"/>
        </table:table-row>
        <table:table-row table:style-name="ro1">
          <table:table-cell table:formula="of:=MID([.B34];3;3)" office:value-type="string" office:string-value="033" calcext:value-type="string">
            <text:p>033</text:p>
          </table:table-cell>
          <table:table-cell table:style-name="ce18" office:value-type="string" calcext:value-type="string">
            <text:p>FT033A</text:p>
          </table:table-cell>
          <table:table-cell table:style-name="ce18" office:value-type="float" office:value="117642" calcext:value-type="float">
            <text:p>117642</text:p>
          </table:table-cell>
          <table:table-cell table:style-name="ce18" office:value-type="float" office:value="6060" calcext:value-type="float">
            <text:p>606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231.998" calcext:value-type="float">
            <text:p>231.998</text:p>
          </table:table-cell>
          <table:table-cell table:style-name="Default" office:value-type="float" office:value="3.94297" calcext:value-type="float">
            <text:p>3.94297</text:p>
          </table:table-cell>
          <table:table-cell office:value-type="float" office:value="232.645" calcext:value-type="float">
            <text:p>232.645</text:p>
          </table:table-cell>
          <table:table-cell office:value-type="float" office:value="0.003" calcext:value-type="float">
            <text:p>0.003</text:p>
          </table:table-cell>
          <table:table-cell office:value-type="float" office:value="24.778" calcext:value-type="float">
            <text:p>24.77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80272" calcext:value-type="float">
            <text:p>0.380272</text:p>
          </table:table-cell>
          <table:table-cell office:value-type="float" office:value="-0.919182" calcext:value-type="float">
            <text:p>-0.919182</text:p>
          </table:table-cell>
          <table:table-cell office:value-type="float" office:value="0.102454" calcext:value-type="float">
            <text:p>0.102454</text:p>
          </table:table-cell>
          <table:table-cell office:value-type="float" office:value="3075.549" calcext:value-type="float">
            <text:p>3075.549</text:p>
          </table:table-cell>
          <table:table-cell office:value-type="float" office:value="-7793.036" calcext:value-type="float">
            <text:p>-7793.036</text:p>
          </table:table-cell>
          <table:table-cell office:value-type="float" office:value="694.955" calcext:value-type="float">
            <text:p>694.955</text:p>
          </table:table-cell>
          <table:table-cell table:number-columns-repeated="46"/>
        </table:table-row>
        <table:table-row table:style-name="ro1">
          <table:table-cell table:formula="of:=MID([.B35];3;3)" office:value-type="string" office:string-value="034" calcext:value-type="string">
            <text:p>034</text:p>
          </table:table-cell>
          <table:table-cell table:style-name="ce18" office:value-type="string" calcext:value-type="string">
            <text:p>FT034A</text:p>
          </table:table-cell>
          <table:table-cell table:style-name="ce18" office:value-type="float" office:value="117644" calcext:value-type="float">
            <text:p>117644</text:p>
          </table:table-cell>
          <table:table-cell table:style-name="ce18" office:value-type="float" office:value="9350" calcext:value-type="float">
            <text:p>935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1.785" calcext:value-type="float">
            <text:p>231.785</text:p>
          </table:table-cell>
          <table:table-cell table:style-name="Default" office:value-type="float" office:value="3.94076" calcext:value-type="float">
            <text:p>3.94076</text:p>
          </table:table-cell>
          <table:table-cell office:value-type="float" office:value="232.501" calcext:value-type="float">
            <text:p>232.501</text:p>
          </table:table-cell>
          <table:table-cell office:value-type="float" office:value="0.003" calcext:value-type="float">
            <text:p>0.003</text:p>
          </table:table-cell>
          <table:table-cell office:value-type="float" office:value="23.028" calcext:value-type="float">
            <text:p>23.0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569118" calcext:value-type="float">
            <text:p>0.569118</text:p>
          </table:table-cell>
          <table:table-cell office:value-type="float" office:value="-0.694694" calcext:value-type="float">
            <text:p>-0.694694</text:p>
          </table:table-cell>
          <table:table-cell office:value-type="float" office:value="0.439892" calcext:value-type="float">
            <text:p>0.439892</text:p>
          </table:table-cell>
          <table:table-cell office:value-type="float" office:value="4820.244" calcext:value-type="float">
            <text:p>4820.244</text:p>
          </table:table-cell>
          <table:table-cell office:value-type="float" office:value="-5770.261" calcext:value-type="float">
            <text:p>-5770.261</text:p>
          </table:table-cell>
          <table:table-cell office:value-type="float" office:value="3761.06" calcext:value-type="float">
            <text:p>3761.06</text:p>
          </table:table-cell>
          <table:table-cell table:number-columns-repeated="46"/>
        </table:table-row>
        <table:table-row table:style-name="ro1">
          <table:table-cell table:formula="of:=MID([.B36];3;3)" office:value-type="string" office:string-value="035" calcext:value-type="string">
            <text:p>035</text:p>
          </table:table-cell>
          <table:table-cell table:style-name="ce18" office:value-type="string" calcext:value-type="string">
            <text:p>FT035A</text:p>
          </table:table-cell>
          <table:table-cell table:style-name="ce18" office:value-type="float" office:value="117646" calcext:value-type="float">
            <text:p>117646</text:p>
          </table:table-cell>
          <table:table-cell table:style-name="ce18" office:value-type="float" office:value="7230" calcext:value-type="float">
            <text:p>72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1.793" calcext:value-type="float">
            <text:p>231.793</text:p>
          </table:table-cell>
          <table:table-cell table:style-name="Default" office:value-type="float" office:value="4.08546" calcext:value-type="float">
            <text:p>4.08546</text:p>
          </table:table-cell>
          <table:table-cell office:value-type="float" office:value="231.644" calcext:value-type="float">
            <text:p>231.644</text:p>
          </table:table-cell>
          <table:table-cell office:value-type="float" office:value="0.003" calcext:value-type="float">
            <text:p>0.003</text:p>
          </table:table-cell>
          <table:table-cell office:value-type="float" office:value="56.957" calcext:value-type="float">
            <text:p>56.9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4329" calcext:value-type="float">
            <text:p>0.184329</text:p>
          </table:table-cell>
          <table:table-cell office:value-type="float" office:value="-0.81842" calcext:value-type="float">
            <text:p>-0.81842</text:p>
          </table:table-cell>
          <table:table-cell office:value-type="float" office:value="0.544254" calcext:value-type="float">
            <text:p>0.544254</text:p>
          </table:table-cell>
          <table:table-cell office:value-type="float" office:value="1067.258" calcext:value-type="float">
            <text:p>1067.258</text:p>
          </table:table-cell>
          <table:table-cell office:value-type="float" office:value="-6864.256" calcext:value-type="float">
            <text:p>-6864.256</text:p>
          </table:table-cell>
          <table:table-cell office:value-type="float" office:value="4734.649" calcext:value-type="float">
            <text:p>4734.649</text:p>
          </table:table-cell>
          <table:table-cell table:number-columns-repeated="46"/>
        </table:table-row>
        <table:table-row table:style-name="ro1">
          <table:table-cell table:formula="of:=MID([.B37];3;3)" office:value-type="string" office:string-value="036" calcext:value-type="string">
            <text:p>036</text:p>
          </table:table-cell>
          <table:table-cell table:style-name="ce18" office:value-type="string" calcext:value-type="string">
            <text:p>FT036A</text:p>
          </table:table-cell>
          <table:table-cell table:style-name="ce18" office:value-type="float" office:value="117654" calcext:value-type="float">
            <text:p>117654</text:p>
          </table:table-cell>
          <table:table-cell table:style-name="ce18" office:value-type="float" office:value="8080" calcext:value-type="float">
            <text:p>808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1.65" calcext:value-type="float">
            <text:p>231.65</text:p>
          </table:table-cell>
          <table:table-cell table:style-name="Default" office:value-type="float" office:value="4.07765" calcext:value-type="float">
            <text:p>4.07765</text:p>
          </table:table-cell>
          <table:table-cell office:value-type="float" office:value="232.221" calcext:value-type="float">
            <text:p>232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69" calcext:value-type="float">
            <text:p>30.16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231473" calcext:value-type="float">
            <text:p>-0.231473</text:p>
          </table:table-cell>
          <table:table-cell office:value-type="float" office:value="-0.807112" calcext:value-type="float">
            <text:p>-0.807112</text:p>
          </table:table-cell>
          <table:table-cell office:value-type="float" office:value="0.54313" calcext:value-type="float">
            <text:p>0.54313</text:p>
          </table:table-cell>
          <table:table-cell office:value-type="float" office:value="-2019.396" calcext:value-type="float">
            <text:p>-2019.396</text:p>
          </table:table-cell>
          <table:table-cell office:value-type="float" office:value="-6811.329" calcext:value-type="float">
            <text:p>-6811.329</text:p>
          </table:table-cell>
          <table:table-cell office:value-type="float" office:value="4494.725" calcext:value-type="float">
            <text:p>4494.725</text:p>
          </table:table-cell>
          <table:table-cell table:number-columns-repeated="46"/>
        </table:table-row>
        <table:table-row table:style-name="ro1">
          <table:table-cell table:formula="of:=MID([.B38];3;3)" office:value-type="string" office:string-value="037" calcext:value-type="string">
            <text:p>037</text:p>
          </table:table-cell>
          <table:table-cell table:style-name="ce18" office:value-type="string" calcext:value-type="string">
            <text:p>FT037A</text:p>
          </table:table-cell>
          <table:table-cell table:style-name="ce18" office:value-type="float" office:value="117656" calcext:value-type="float">
            <text:p>117656</text:p>
          </table:table-cell>
          <table:table-cell table:style-name="ce18" office:value-type="float" office:value="8380" calcext:value-type="float">
            <text:p>838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2.253" calcext:value-type="float">
            <text:p>232.253</text:p>
          </table:table-cell>
          <table:table-cell table:style-name="Default" office:value-type="float" office:value="4.06636" calcext:value-type="float">
            <text:p>4.06636</text:p>
          </table:table-cell>
          <table:table-cell office:value-type="float" office:value="231.782" calcext:value-type="float">
            <text:p>231.782</text:p>
          </table:table-cell>
          <table:table-cell office:value-type="float" office:value="0.003" calcext:value-type="float">
            <text:p>0.003</text:p>
          </table:table-cell>
          <table:table-cell office:value-type="float" office:value="63.273" calcext:value-type="float">
            <text:p>63.27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499822" calcext:value-type="float">
            <text:p>-0.499822</text:p>
          </table:table-cell>
          <table:table-cell office:value-type="float" office:value="-0.723319" calcext:value-type="float">
            <text:p>-0.723319</text:p>
          </table:table-cell>
          <table:table-cell office:value-type="float" office:value="0.476433" calcext:value-type="float">
            <text:p>0.476433</text:p>
          </table:table-cell>
          <table:table-cell office:value-type="float" office:value="-4297.308" calcext:value-type="float">
            <text:p>-4297.308</text:p>
          </table:table-cell>
          <table:table-cell office:value-type="float" office:value="-5997.197" calcext:value-type="float">
            <text:p>-5997.197</text:p>
          </table:table-cell>
          <table:table-cell office:value-type="float" office:value="4029.346" calcext:value-type="float">
            <text:p>4029.346</text:p>
          </table:table-cell>
          <table:table-cell table:number-columns-repeated="46"/>
        </table:table-row>
        <table:table-row table:style-name="ro1">
          <table:table-cell table:formula="of:=MID([.B39];3;3)" office:value-type="string" office:string-value="038" calcext:value-type="string">
            <text:p>038</text:p>
          </table:table-cell>
          <table:table-cell table:style-name="ce18" office:value-type="string" calcext:value-type="string">
            <text:p>FT038A</text:p>
          </table:table-cell>
          <table:table-cell table:style-name="ce18" office:value-type="float" office:value="117658" calcext:value-type="float">
            <text:p>117658</text:p>
          </table:table-cell>
          <table:table-cell table:style-name="ce18" office:value-type="float" office:value="8980" calcext:value-type="float">
            <text:p>898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1.779" calcext:value-type="float">
            <text:p>231.779</text:p>
          </table:table-cell>
          <table:table-cell table:style-name="Default" office:value-type="float" office:value="3.98366" calcext:value-type="float">
            <text:p>3.98366</text:p>
          </table:table-cell>
          <table:table-cell office:value-type="float" office:value="232.489" calcext:value-type="float">
            <text:p>232.489</text:p>
          </table:table-cell>
          <table:table-cell office:value-type="float" office:value="0.004" calcext:value-type="float">
            <text:p>0.004</text:p>
          </table:table-cell>
          <table:table-cell office:value-type="float" office:value="23.025" calcext:value-type="float">
            <text:p>23.02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87341" calcext:value-type="float">
            <text:p>-0.387341</text:p>
          </table:table-cell>
          <table:table-cell office:value-type="float" office:value="-0.909339" calcext:value-type="float">
            <text:p>-0.909339</text:p>
          </table:table-cell>
          <table:table-cell office:value-type="float" office:value="0.151885" calcext:value-type="float">
            <text:p>0.151885</text:p>
          </table:table-cell>
          <table:table-cell office:value-type="float" office:value="-2778.749" calcext:value-type="float">
            <text:p>-2778.749</text:p>
          </table:table-cell>
          <table:table-cell office:value-type="float" office:value="-7830.029" calcext:value-type="float">
            <text:p>-7830.029</text:p>
          </table:table-cell>
          <table:table-cell office:value-type="float" office:value="1282.072" calcext:value-type="float">
            <text:p>1282.072</text:p>
          </table:table-cell>
          <table:table-cell table:number-columns-repeated="46"/>
        </table:table-row>
        <table:table-row table:style-name="ro1">
          <table:table-cell table:formula="of:=MID([.B40];3;3)" office:value-type="string" office:string-value="039" calcext:value-type="string">
            <text:p>039</text:p>
          </table:table-cell>
          <table:table-cell table:style-name="ce18" office:value-type="string" calcext:value-type="string">
            <text:p>FT039A</text:p>
          </table:table-cell>
          <table:table-cell table:style-name="ce18" office:value-type="float" office:value="117660" calcext:value-type="float">
            <text:p>117660</text:p>
          </table:table-cell>
          <table:table-cell table:style-name="ce18" office:value-type="float" office:value="6925" calcext:value-type="float">
            <text:p>692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6.926" calcext:value-type="float">
            <text:p>236.926</text:p>
          </table:table-cell>
          <table:table-cell table:style-name="Default" office:value-type="float" office:value="4.08132" calcext:value-type="float">
            <text:p>4.08132</text:p>
          </table:table-cell>
          <table:table-cell office:value-type="float" office:value="236.803" calcext:value-type="float">
            <text:p>236.803</text:p>
          </table:table-cell>
          <table:table-cell office:value-type="float" office:value="0.004" calcext:value-type="float">
            <text:p>0.004</text:p>
          </table:table-cell>
          <table:table-cell office:value-type="float" office:value="53.478" calcext:value-type="float">
            <text:p>53.478</text:p>
          </table:table-cell>
          <table:table-cell office:value-type="float" office:value="0.122" calcext:value-type="float">
            <text:p>0.122</text:p>
          </table:table-cell>
          <table:table-cell office:value-type="float" office:value="-0.208439" calcext:value-type="float">
            <text:p>-0.208439</text:p>
          </table:table-cell>
          <table:table-cell office:value-type="float" office:value="-0.969106" calcext:value-type="float">
            <text:p>-0.969106</text:p>
          </table:table-cell>
          <table:table-cell office:value-type="float" office:value="-0.131861" calcext:value-type="float">
            <text:p>-0.131861</text:p>
          </table:table-cell>
          <table:table-cell office:value-type="float" office:value="-2143.224" calcext:value-type="float">
            <text:p>-2143.224</text:p>
          </table:table-cell>
          <table:table-cell office:value-type="float" office:value="-8073.703" calcext:value-type="float">
            <text:p>-8073.703</text:p>
          </table:table-cell>
          <table:table-cell office:value-type="float" office:value="-947.215" calcext:value-type="float">
            <text:p>-947.215</text:p>
          </table:table-cell>
          <table:table-cell table:number-columns-repeated="46"/>
        </table:table-row>
        <table:table-row table:style-name="ro1">
          <table:table-cell table:formula="of:=MID([.B41];3;3)" office:value-type="string" office:string-value="040" calcext:value-type="string">
            <text:p>040</text:p>
          </table:table-cell>
          <table:table-cell table:style-name="ce18" office:value-type="string" calcext:value-type="string">
            <text:p>FT040A</text:p>
          </table:table-cell>
          <table:table-cell table:style-name="ce18" office:value-type="float" office:value="117662" calcext:value-type="float">
            <text:p>117662</text:p>
          </table:table-cell>
          <table:table-cell table:style-name="ce18" office:value-type="float" office:value="7075" calcext:value-type="float">
            <text:p>707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1.45" calcext:value-type="float">
            <text:p>231.45</text:p>
          </table:table-cell>
          <table:table-cell table:style-name="Default" office:value-type="float" office:value="4.14651" calcext:value-type="float">
            <text:p>4.14651</text:p>
          </table:table-cell>
          <table:table-cell office:value-type="float" office:value="231.039" calcext:value-type="float">
            <text:p>231.039</text:p>
          </table:table-cell>
          <table:table-cell office:value-type="float" office:value="0.003" calcext:value-type="float">
            <text:p>0.003</text:p>
          </table:table-cell>
          <table:table-cell office:value-type="float" office:value="61.536" calcext:value-type="float">
            <text:p>61.5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88649" calcext:value-type="float">
            <text:p>0.0288649</text:p>
          </table:table-cell>
          <table:table-cell office:value-type="float" office:value="-0.977204" calcext:value-type="float">
            <text:p>-0.977204</text:p>
          </table:table-cell>
          <table:table-cell office:value-type="float" office:value="0.210331" calcext:value-type="float">
            <text:p>0.210331</text:p>
          </table:table-cell>
          <table:table-cell office:value-type="float" office:value="-261.772" calcext:value-type="float">
            <text:p>-261.772</text:p>
          </table:table-cell>
          <table:table-cell office:value-type="float" office:value="-8170.635" calcext:value-type="float">
            <text:p>-8170.635</text:p>
          </table:table-cell>
          <table:table-cell office:value-type="float" office:value="1962.562" calcext:value-type="float">
            <text:p>1962.562</text:p>
          </table:table-cell>
          <table:table-cell table:number-columns-repeated="46"/>
        </table:table-row>
        <table:table-row table:style-name="ro1">
          <table:table-cell table:formula="of:=MID([.B42];3;3)" office:value-type="string" office:string-value="041" calcext:value-type="string">
            <text:p>041</text:p>
          </table:table-cell>
          <table:table-cell table:style-name="ce18" office:value-type="string" calcext:value-type="string">
            <text:p>FT041A</text:p>
          </table:table-cell>
          <table:table-cell table:style-name="ce18" office:value-type="float" office:value="117664" calcext:value-type="float">
            <text:p>117664</text:p>
          </table:table-cell>
          <table:table-cell table:style-name="ce18" office:value-type="float" office:value="8120" calcext:value-type="float">
            <text:p>8120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234.091" calcext:value-type="float">
            <text:p>234.091</text:p>
          </table:table-cell>
          <table:table-cell table:style-name="Default" office:value-type="float" office:value="4.00976" calcext:value-type="float">
            <text:p>4.00976</text:p>
          </table:table-cell>
          <table:table-cell office:value-type="float" office:value="234.654" calcext:value-type="float">
            <text:p>234.654</text:p>
          </table:table-cell>
          <table:table-cell office:value-type="float" office:value="0.003" calcext:value-type="float">
            <text:p>0.003</text:p>
          </table:table-cell>
          <table:table-cell office:value-type="float" office:value="25.497" calcext:value-type="float">
            <text:p>25.497</text:p>
          </table:table-cell>
          <table:table-cell office:value-type="float" office:value="0.114" calcext:value-type="float">
            <text:p>0.114</text:p>
          </table:table-cell>
          <table:table-cell office:value-type="float" office:value="0.845532" calcext:value-type="float">
            <text:p>0.845532</text:p>
          </table:table-cell>
          <table:table-cell office:value-type="float" office:value="-0.495343" calcext:value-type="float">
            <text:p>-0.495343</text:p>
          </table:table-cell>
          <table:table-cell office:value-type="float" office:value="-0.199274" calcext:value-type="float">
            <text:p>-0.199274</text:p>
          </table:table-cell>
          <table:table-cell office:value-type="float" office:value="7130.318" calcext:value-type="float">
            <text:p>7130.318</text:p>
          </table:table-cell>
          <table:table-cell office:value-type="float" office:value="-3884.623" calcext:value-type="float">
            <text:p>-3884.623</text:p>
          </table:table-cell>
          <table:table-cell office:value-type="float" office:value="-2179.183" calcext:value-type="float">
            <text:p>-2179.183</text:p>
          </table:table-cell>
          <table:table-cell table:number-columns-repeated="46"/>
        </table:table-row>
        <table:table-row table:style-name="ro1">
          <table:table-cell table:formula="of:=MID([.B43];3;3)" office:value-type="string" office:string-value="042" calcext:value-type="string">
            <text:p>042</text:p>
          </table:table-cell>
          <table:table-cell table:style-name="ce18" office:value-type="string" calcext:value-type="string">
            <text:p>FT042A</text:p>
          </table:table-cell>
          <table:table-cell table:style-name="ce18" office:value-type="float" office:value="117666" calcext:value-type="float">
            <text:p>117666</text:p>
          </table:table-cell>
          <table:table-cell table:style-name="ce18" office:value-type="float" office:value="7670" calcext:value-type="float">
            <text:p>7670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231.435" calcext:value-type="float">
            <text:p>231.435</text:p>
          </table:table-cell>
          <table:table-cell table:style-name="Default" office:value-type="float" office:value="4.09964" calcext:value-type="float">
            <text:p>4.09964</text:p>
          </table:table-cell>
          <table:table-cell office:value-type="float" office:value="231.445" calcext:value-type="float">
            <text:p>231.445</text:p>
          </table:table-cell>
          <table:table-cell office:value-type="float" office:value="0.004" calcext:value-type="float">
            <text:p>0.004</text:p>
          </table:table-cell>
          <table:table-cell office:value-type="float" office:value="52.053" calcext:value-type="float">
            <text:p>52.0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2226" calcext:value-type="float">
            <text:p>0.752226</text:p>
          </table:table-cell>
          <table:table-cell office:value-type="float" office:value="-0.653007" calcext:value-type="float">
            <text:p>-0.653007</text:p>
          </table:table-cell>
          <table:table-cell office:value-type="float" office:value="0.087964" calcext:value-type="float">
            <text:p>0.087964</text:p>
          </table:table-cell>
          <table:table-cell office:value-type="float" office:value="6241.866" calcext:value-type="float">
            <text:p>6241.866</text:p>
          </table:table-cell>
          <table:table-cell office:value-type="float" office:value="-5622.839" calcext:value-type="float">
            <text:p>-5622.839</text:p>
          </table:table-cell>
          <table:table-cell office:value-type="float" office:value="312.794" calcext:value-type="float">
            <text:p>312.794</text:p>
          </table:table-cell>
          <table:table-cell table:number-columns-repeated="46"/>
        </table:table-row>
        <table:table-row table:style-name="ro1">
          <table:table-cell table:formula="of:=MID([.B44];3;3)" office:value-type="string" office:string-value="043" calcext:value-type="string">
            <text:p>043</text:p>
          </table:table-cell>
          <table:table-cell table:style-name="ce18" office:value-type="string" calcext:value-type="string">
            <text:p>FT043A</text:p>
          </table:table-cell>
          <table:table-cell table:style-name="ce18" office:value-type="float" office:value="117668" calcext:value-type="float">
            <text:p>117668</text:p>
          </table:table-cell>
          <table:table-cell table:style-name="ce18" office:value-type="float" office:value="5860" calcext:value-type="float">
            <text:p>5860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234.383" calcext:value-type="float">
            <text:p>234.383</text:p>
          </table:table-cell>
          <table:table-cell table:style-name="Default" office:value-type="float" office:value="4.09296" calcext:value-type="float">
            <text:p>4.09296</text:p>
          </table:table-cell>
          <table:table-cell office:value-type="float" office:value="234.486" calcext:value-type="float">
            <text:p>234.486</text:p>
          </table:table-cell>
          <table:table-cell office:value-type="float" office:value="0.004" calcext:value-type="float">
            <text:p>0.004</text:p>
          </table:table-cell>
          <table:table-cell office:value-type="float" office:value="48.714" calcext:value-type="float">
            <text:p>48.714</text:p>
          </table:table-cell>
          <table:table-cell office:value-type="float" office:value="0.136" calcext:value-type="float">
            <text:p>0.136</text:p>
          </table:table-cell>
          <table:table-cell office:value-type="float" office:value="0.571871" calcext:value-type="float">
            <text:p>0.571871</text:p>
          </table:table-cell>
          <table:table-cell office:value-type="float" office:value="-0.807702" calcext:value-type="float">
            <text:p>-0.807702</text:p>
          </table:table-cell>
          <table:table-cell office:value-type="float" office:value="-0.143458" calcext:value-type="float">
            <text:p>-0.143458</text:p>
          </table:table-cell>
          <table:table-cell office:value-type="float" office:value="4997.093" calcext:value-type="float">
            <text:p>4997.093</text:p>
          </table:table-cell>
          <table:table-cell office:value-type="float" office:value="-6597.093" calcext:value-type="float">
            <text:p>-6597.093</text:p>
          </table:table-cell>
          <table:table-cell office:value-type="float" office:value="-1476.476" calcext:value-type="float">
            <text:p>-1476.476</text:p>
          </table:table-cell>
          <table:table-cell table:number-columns-repeated="46"/>
        </table:table-row>
        <table:table-row table:style-name="ro1">
          <table:table-cell table:formula="of:=MID([.B45];3;3)" office:value-type="string" office:string-value="044" calcext:value-type="string">
            <text:p>044</text:p>
          </table:table-cell>
          <table:table-cell table:style-name="ce18" office:value-type="string" calcext:value-type="string">
            <text:p>FT044A</text:p>
          </table:table-cell>
          <table:table-cell table:style-name="ce18" office:value-type="float" office:value="117670" calcext:value-type="float">
            <text:p>117670</text:p>
          </table:table-cell>
          <table:table-cell table:style-name="ce18" office:value-type="float" office:value="5810" calcext:value-type="float">
            <text:p>581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983" calcext:value-type="float">
            <text:p>235.983</text:p>
          </table:table-cell>
          <table:table-cell table:style-name="Default" office:value-type="float" office:value="4.0014" calcext:value-type="float">
            <text:p>4.0014</text:p>
          </table:table-cell>
          <table:table-cell office:value-type="float" office:value="236.631" calcext:value-type="float">
            <text:p>236.631</text:p>
          </table:table-cell>
          <table:table-cell office:value-type="float" office:value="0.003" calcext:value-type="float">
            <text:p>0.003</text:p>
          </table:table-cell>
          <table:table-cell office:value-type="float" office:value="26.388" calcext:value-type="float">
            <text:p>26.388</text:p>
          </table:table-cell>
          <table:table-cell office:value-type="float" office:value="0.111" calcext:value-type="float">
            <text:p>0.111</text:p>
          </table:table-cell>
          <table:table-cell office:value-type="float" office:value="0.688322" calcext:value-type="float">
            <text:p>0.688322</text:p>
          </table:table-cell>
          <table:table-cell office:value-type="float" office:value="-0.492449" calcext:value-type="float">
            <text:p>-0.492449</text:p>
          </table:table-cell>
          <table:table-cell office:value-type="float" office:value="0.532642" calcext:value-type="float">
            <text:p>0.532642</text:p>
          </table:table-cell>
          <table:table-cell office:value-type="float" office:value="5556.57" calcext:value-type="float">
            <text:p>5556.57</text:p>
          </table:table-cell>
          <table:table-cell office:value-type="float" office:value="-4649.496" calcext:value-type="float">
            <text:p>-4649.496</text:p>
          </table:table-cell>
          <table:table-cell office:value-type="float" office:value="4264.33" calcext:value-type="float">
            <text:p>4264.33</text:p>
          </table:table-cell>
          <table:table-cell table:number-columns-repeated="46"/>
        </table:table-row>
        <table:table-row table:style-name="ro1">
          <table:table-cell table:formula="of:=MID([.B46];3;3)" office:value-type="string" office:string-value="045" calcext:value-type="string">
            <text:p>045</text:p>
          </table:table-cell>
          <table:table-cell table:style-name="ce18" office:value-type="string" calcext:value-type="string">
            <text:p>FT045A</text:p>
          </table:table-cell>
          <table:table-cell table:style-name="ce18" office:value-type="float" office:value="117672" calcext:value-type="float">
            <text:p>117672</text:p>
          </table:table-cell>
          <table:table-cell table:style-name="ce18" office:value-type="float" office:value="8110" calcext:value-type="float">
            <text:p>8110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235.634" calcext:value-type="float">
            <text:p>235.634</text:p>
          </table:table-cell>
          <table:table-cell table:style-name="Default" office:value-type="float" office:value="4.07164" calcext:value-type="float">
            <text:p>4.07164</text:p>
          </table:table-cell>
          <table:table-cell office:value-type="float" office:value="235.914" calcext:value-type="float">
            <text:p>235.914</text:p>
          </table:table-cell>
          <table:table-cell office:value-type="float" office:value="0.003" calcext:value-type="float">
            <text:p>0.003</text:p>
          </table:table-cell>
          <table:table-cell office:value-type="float" office:value="28.477" calcext:value-type="float">
            <text:p>28.477</text:p>
          </table:table-cell>
          <table:table-cell office:value-type="float" office:value="0.077" calcext:value-type="float">
            <text:p>0.077</text:p>
          </table:table-cell>
          <table:table-cell office:value-type="float" office:value="0.843785" calcext:value-type="float">
            <text:p>0.843785</text:p>
          </table:table-cell>
          <table:table-cell office:value-type="float" office:value="-0.0703977" calcext:value-type="float">
            <text:p>-0.0703977</text:p>
          </table:table-cell>
          <table:table-cell office:value-type="float" office:value="0.532044" calcext:value-type="float">
            <text:p>0.532044</text:p>
          </table:table-cell>
          <table:table-cell office:value-type="float" office:value="7009.322" calcext:value-type="float">
            <text:p>7009.322</text:p>
          </table:table-cell>
          <table:table-cell office:value-type="float" office:value="-986.057" calcext:value-type="float">
            <text:p>-986.057</text:p>
          </table:table-cell>
          <table:table-cell office:value-type="float" office:value="4535.545" calcext:value-type="float">
            <text:p>4535.545</text:p>
          </table:table-cell>
          <table:table-cell table:number-columns-repeated="46"/>
        </table:table-row>
        <table:table-row table:style-name="ro1">
          <table:table-cell table:formula="of:=MID([.B47];3;3)" office:value-type="string" office:string-value="046" calcext:value-type="string">
            <text:p>046</text:p>
          </table:table-cell>
          <table:table-cell table:style-name="ce18" office:value-type="string" calcext:value-type="string">
            <text:p>FT046A</text:p>
          </table:table-cell>
          <table:table-cell table:style-name="ce18" office:value-type="float" office:value="117779" calcext:value-type="float">
            <text:p>117779</text:p>
          </table:table-cell>
          <table:table-cell table:style-name="ce18" office:value-type="float" office:value="9310" calcext:value-type="float">
            <text:p>9310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235.819" calcext:value-type="float">
            <text:p>235.819</text:p>
          </table:table-cell>
          <table:table-cell table:style-name="Default" office:value-type="float" office:value="3.992" calcext:value-type="float">
            <text:p>3.992</text:p>
          </table:table-cell>
          <table:table-cell office:value-type="float" office:value="236.469" calcext:value-type="float">
            <text:p>236.469</text:p>
          </table:table-cell>
          <table:table-cell office:value-type="float" office:value="0.004" calcext:value-type="float">
            <text:p>0.004</text:p>
          </table:table-cell>
          <table:table-cell office:value-type="float" office:value="27.066" calcext:value-type="float">
            <text:p>27.0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853955" calcext:value-type="float">
            <text:p>0.853955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413811" calcext:value-type="float">
            <text:p>0.413811</text:p>
          </table:table-cell>
          <table:table-cell office:value-type="float" office:value="7163.561" calcext:value-type="float">
            <text:p>7163.561</text:p>
          </table:table-cell>
          <table:table-cell office:value-type="float" office:value="3279.976" calcext:value-type="float">
            <text:p>3279.976</text:p>
          </table:table-cell>
          <table:table-cell office:value-type="float" office:value="2934.703" calcext:value-type="float">
            <text:p>2934.703</text:p>
          </table:table-cell>
          <table:table-cell table:number-columns-repeated="46"/>
        </table:table-row>
        <table:table-row table:style-name="ro1">
          <table:table-cell table:formula="of:=MID([.B48];3;3)" office:value-type="string" office:string-value="047" calcext:value-type="string">
            <text:p>047</text:p>
          </table:table-cell>
          <table:table-cell table:style-name="ce18" office:value-type="string" calcext:value-type="string">
            <text:p>FT047B</text:p>
          </table:table-cell>
          <table:table-cell table:style-name="ce18" office:value-type="float" office:value="117770" calcext:value-type="float">
            <text:p>117770</text:p>
          </table:table-cell>
          <table:table-cell table:style-name="ce18" office:value-type="float" office:value="6153" calcext:value-type="float">
            <text:p>6153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6.292" calcext:value-type="float">
            <text:p>236.292</text:p>
          </table:table-cell>
          <table:table-cell table:style-name="Default" office:value-type="float" office:value="4.02837" calcext:value-type="float">
            <text:p>4.02837</text:p>
          </table:table-cell>
          <table:table-cell office:value-type="float" office:value="236.845" calcext:value-type="float">
            <text:p>236.84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358" calcext:value-type="float">
            <text:p>27.358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301676" calcext:value-type="float">
            <text:p>-0.0301676</text:p>
          </table:table-cell>
          <table:table-cell office:value-type="float" office:value="0.565287" calcext:value-type="float">
            <text:p>0.565287</text:p>
          </table:table-cell>
          <table:table-cell office:value-type="float" office:value="-0.824342" calcext:value-type="float">
            <text:p>-0.824342</text:p>
          </table:table-cell>
          <table:table-cell office:value-type="float" office:value="240.467" calcext:value-type="float">
            <text:p>240.467</text:p>
          </table:table-cell>
          <table:table-cell office:value-type="float" office:value="4389.439" calcext:value-type="float">
            <text:p>4389.439</text:p>
          </table:table-cell>
          <table:table-cell office:value-type="float" office:value="-7165.735" calcext:value-type="float">
            <text:p>-7165.735</text:p>
          </table:table-cell>
          <table:table-cell table:number-columns-repeated="46"/>
        </table:table-row>
        <table:table-row table:style-name="ro1">
          <table:table-cell table:formula="of:=MID([.B49];3;3)" office:value-type="string" office:string-value="048" calcext:value-type="string">
            <text:p>048</text:p>
          </table:table-cell>
          <table:table-cell table:style-name="ce18" office:value-type="string" calcext:value-type="string">
            <text:p>FT048A</text:p>
          </table:table-cell>
          <table:table-cell table:style-name="ce18" office:value-type="float" office:value="117680" calcext:value-type="float">
            <text:p>117680</text:p>
          </table:table-cell>
          <table:table-cell table:style-name="ce18" office:value-type="float" office:value="9100" calcext:value-type="float">
            <text:p>910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5.546" calcext:value-type="float">
            <text:p>235.546</text:p>
          </table:table-cell>
          <table:table-cell table:style-name="Default" office:value-type="float" office:value="4.0529" calcext:value-type="float">
            <text:p>4.0529</text:p>
          </table:table-cell>
          <table:table-cell office:value-type="float" office:value="236.033" calcext:value-type="float">
            <text:p>236.033</text:p>
          </table:table-cell>
          <table:table-cell office:value-type="float" office:value="0.004" calcext:value-type="float">
            <text:p>0.004</text:p>
          </table:table-cell>
          <table:table-cell office:value-type="float" office:value="29.095" calcext:value-type="float">
            <text:p>29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968266" calcext:value-type="float">
            <text:p>0.968266</text:p>
          </table:table-cell>
          <table:table-cell office:value-type="float" office:value="-0.145367" calcext:value-type="float">
            <text:p>-0.145367</text:p>
          </table:table-cell>
          <table:table-cell office:value-type="float" office:value="-0.203296" calcext:value-type="float">
            <text:p>-0.203296</text:p>
          </table:table-cell>
          <table:table-cell office:value-type="float" office:value="7993.899" calcext:value-type="float">
            <text:p>7993.899</text:p>
          </table:table-cell>
          <table:table-cell office:value-type="float" office:value="-1273.306" calcext:value-type="float">
            <text:p>-1273.306</text:p>
          </table:table-cell>
          <table:table-cell office:value-type="float" office:value="-2269.453" calcext:value-type="float">
            <text:p>-2269.453</text:p>
          </table:table-cell>
          <table:table-cell table:number-columns-repeated="46"/>
        </table:table-row>
        <table:table-row table:style-name="ro1">
          <table:table-cell table:formula="of:=MID([.B50];3;3)" office:value-type="string" office:string-value="049" calcext:value-type="string">
            <text:p>049</text:p>
          </table:table-cell>
          <table:table-cell table:style-name="ce18" office:value-type="string" calcext:value-type="string">
            <text:p>FT049A</text:p>
          </table:table-cell>
          <table:table-cell table:style-name="ce18" office:value-type="float" office:value="117784" calcext:value-type="float">
            <text:p>117784</text:p>
          </table:table-cell>
          <table:table-cell table:style-name="ce18" office:value-type="float" office:value="5590" calcext:value-type="float">
            <text:p>559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1.636" calcext:value-type="float">
            <text:p>231.636</text:p>
          </table:table-cell>
          <table:table-cell table:style-name="Default" office:value-type="float" office:value="4.06906" calcext:value-type="float">
            <text:p>4.06906</text:p>
          </table:table-cell>
          <table:table-cell office:value-type="float" office:value="231.26" calcext:value-type="float">
            <text:p>231.26</text:p>
          </table:table-cell>
          <table:table-cell office:value-type="float" office:value="0.004" calcext:value-type="float">
            <text:p>0.004</text:p>
          </table:table-cell>
          <table:table-cell office:value-type="float" office:value="68.317" calcext:value-type="float">
            <text:p>68.317</text:p>
          </table:table-cell>
          <table:table-cell office:value-type="float" office:value="0.143" calcext:value-type="float">
            <text:p>0.143</text:p>
          </table:table-cell>
          <table:table-cell office:value-type="float" office:value="0.934008" calcext:value-type="float">
            <text:p>0.934008</text:p>
          </table:table-cell>
          <table:table-cell office:value-type="float" office:value="-0.314103" calcext:value-type="float">
            <text:p>-0.314103</text:p>
          </table:table-cell>
          <table:table-cell office:value-type="float" office:value="0.170201" calcext:value-type="float">
            <text:p>0.170201</text:p>
          </table:table-cell>
          <table:table-cell office:value-type="float" office:value="8061.488" calcext:value-type="float">
            <text:p>8061.488</text:p>
          </table:table-cell>
          <table:table-cell office:value-type="float" office:value="-2013.874" calcext:value-type="float">
            <text:p>-2013.874</text:p>
          </table:table-cell>
          <table:table-cell office:value-type="float" office:value="1276.965" calcext:value-type="float">
            <text:p>1276.965</text:p>
          </table:table-cell>
          <table:table-cell table:number-columns-repeated="46"/>
        </table:table-row>
        <table:table-row table:style-name="ro1">
          <table:table-cell table:formula="of:=MID([.B51];3;3)" office:value-type="string" office:string-value="050" calcext:value-type="string">
            <text:p>050</text:p>
          </table:table-cell>
          <table:table-cell table:style-name="ce18" office:value-type="string" calcext:value-type="string">
            <text:p>FT050A</text:p>
          </table:table-cell>
          <table:table-cell table:style-name="ce18" office:value-type="float" office:value="117684" calcext:value-type="float">
            <text:p>117684</text:p>
          </table:table-cell>
          <table:table-cell table:style-name="ce18" office:value-type="float" office:value="5675" calcext:value-type="float">
            <text:p>567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5.675" calcext:value-type="float">
            <text:p>235.675</text:p>
          </table:table-cell>
          <table:table-cell table:style-name="Default" office:value-type="float" office:value="3.99543" calcext:value-type="float">
            <text:p>3.99543</text:p>
          </table:table-cell>
          <table:table-cell office:value-type="float" office:value="235.473" calcext:value-type="float">
            <text:p>235.473</text:p>
          </table:table-cell>
          <table:table-cell office:value-type="float" office:value="0.003" calcext:value-type="float">
            <text:p>0.003</text:p>
          </table:table-cell>
          <table:table-cell office:value-type="float" office:value="47.448" calcext:value-type="float">
            <text:p>47.448</text:p>
          </table:table-cell>
          <table:table-cell office:value-type="float" office:value="0.105" calcext:value-type="float">
            <text:p>0.105</text:p>
          </table:table-cell>
          <table:table-cell office:value-type="float" office:value="0.713816" calcext:value-type="float">
            <text:p>0.713816</text:p>
          </table:table-cell>
          <table:table-cell office:value-type="float" office:value="0.689662" calcext:value-type="float">
            <text:p>0.689662</text:p>
          </table:table-cell>
          <table:table-cell office:value-type="float" office:value="-0.121796" calcext:value-type="float">
            <text:p>-0.121796</text:p>
          </table:table-cell>
          <table:table-cell office:value-type="float" office:value="5841.466" calcext:value-type="float">
            <text:p>5841.466</text:p>
          </table:table-cell>
          <table:table-cell office:value-type="float" office:value="5959.559" calcext:value-type="float">
            <text:p>5959.559</text:p>
          </table:table-cell>
          <table:table-cell office:value-type="float" office:value="-1025.942" calcext:value-type="float">
            <text:p>-1025.942</text:p>
          </table:table-cell>
          <table:table-cell table:number-columns-repeated="46"/>
        </table:table-row>
        <table:table-row table:style-name="ro1">
          <table:table-cell table:formula="of:=MID([.B52];3;3)" office:value-type="string" office:string-value="051" calcext:value-type="string">
            <text:p>051</text:p>
          </table:table-cell>
          <table:table-cell table:style-name="ce18" office:value-type="string" calcext:value-type="string">
            <text:p>FT051A</text:p>
          </table:table-cell>
          <table:table-cell table:style-name="ce18" office:value-type="float" office:value="117686" calcext:value-type="float">
            <text:p>117686</text:p>
          </table:table-cell>
          <table:table-cell table:style-name="ce18" office:value-type="float" office:value="7435" calcext:value-type="float">
            <text:p>7435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5.66" calcext:value-type="float">
            <text:p>235.66</text:p>
          </table:table-cell>
          <table:table-cell table:style-name="Default" office:value-type="float" office:value="3.98431" calcext:value-type="float">
            <text:p>3.98431</text:p>
          </table:table-cell>
          <table:table-cell office:value-type="float" office:value="235.432" calcext:value-type="float">
            <text:p>235.432</text:p>
          </table:table-cell>
          <table:table-cell office:value-type="float" office:value="0.003" calcext:value-type="float">
            <text:p>0.003</text:p>
          </table:table-cell>
          <table:table-cell office:value-type="float" office:value="57.124" calcext:value-type="float">
            <text:p>57.124</text:p>
          </table:table-cell>
          <table:table-cell office:value-type="float" office:value="0.104" calcext:value-type="float">
            <text:p>0.104</text:p>
          </table:table-cell>
          <table:table-cell office:value-type="float" office:value="0.878631" calcext:value-type="float">
            <text:p>0.878631</text:p>
          </table:table-cell>
          <table:table-cell office:value-type="float" office:value="0.459687" calcext:value-type="float">
            <text:p>0.459687</text:p>
          </table:table-cell>
          <table:table-cell office:value-type="float" office:value="0.12921" calcext:value-type="float">
            <text:p>0.12921</text:p>
          </table:table-cell>
          <table:table-cell office:value-type="float" office:value="7447.837" calcext:value-type="float">
            <text:p>7447.837</text:p>
          </table:table-cell>
          <table:table-cell office:value-type="float" office:value="3867.373" calcext:value-type="float">
            <text:p>3867.373</text:p>
          </table:table-cell>
          <table:table-cell office:value-type="float" office:value="512.161" calcext:value-type="float">
            <text:p>512.161</text:p>
          </table:table-cell>
          <table:table-cell table:number-columns-repeated="46"/>
        </table:table-row>
        <table:table-row table:style-name="ro1">
          <table:table-cell table:formula="of:=MID([.B53];3;3)" office:value-type="string" office:string-value="052" calcext:value-type="string">
            <text:p>052</text:p>
          </table:table-cell>
          <table:table-cell table:style-name="ce18" office:value-type="string" calcext:value-type="string">
            <text:p>FT052A</text:p>
          </table:table-cell>
          <table:table-cell table:style-name="ce18" office:value-type="float" office:value="117688" calcext:value-type="float">
            <text:p>117688</text:p>
          </table:table-cell>
          <table:table-cell table:style-name="ce18" office:value-type="float" office:value="6900" calcext:value-type="float">
            <text:p>690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6.081" calcext:value-type="float">
            <text:p>236.081</text:p>
          </table:table-cell>
          <table:table-cell table:style-name="Default" office:value-type="float" office:value="4.02905" calcext:value-type="float">
            <text:p>4.02905</text:p>
          </table:table-cell>
          <table:table-cell office:value-type="float" office:value="236.77" calcext:value-type="float">
            <text:p>236.77</text:p>
          </table:table-cell>
          <table:table-cell office:value-type="float" office:value="0.003" calcext:value-type="float">
            <text:p>0.003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944034" calcext:value-type="float">
            <text:p>0.944034</text:p>
          </table:table-cell>
          <table:table-cell office:value-type="float" office:value="0.261698" calcext:value-type="float">
            <text:p>0.261698</text:p>
          </table:table-cell>
          <table:table-cell office:value-type="float" office:value="-0.200784" calcext:value-type="float">
            <text:p>-0.200784</text:p>
          </table:table-cell>
          <table:table-cell office:value-type="float" office:value="7755.199" calcext:value-type="float">
            <text:p>7755.199</text:p>
          </table:table-cell>
          <table:table-cell office:value-type="float" office:value="2154.067" calcext:value-type="float">
            <text:p>2154.067</text:p>
          </table:table-cell>
          <table:table-cell office:value-type="float" office:value="-2427.04" calcext:value-type="float">
            <text:p>-2427.04</text:p>
          </table:table-cell>
          <table:table-cell table:number-columns-repeated="46"/>
        </table:table-row>
        <table:table-row table:style-name="ro1">
          <table:table-cell table:formula="of:=MID([.B54];3;3)" office:value-type="string" office:string-value="053" calcext:value-type="string">
            <text:p>053</text:p>
          </table:table-cell>
          <table:table-cell table:style-name="ce18" office:value-type="string" calcext:value-type="string">
            <text:p>FT053A</text:p>
          </table:table-cell>
          <table:table-cell table:style-name="ce18" office:value-type="float" office:value="117690" calcext:value-type="float">
            <text:p>117690</text:p>
          </table:table-cell>
          <table:table-cell table:style-name="ce18" office:value-type="float" office:value="5790" calcext:value-type="float">
            <text:p>5790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1.393" calcext:value-type="float">
            <text:p>231.393</text:p>
          </table:table-cell>
          <table:table-cell table:style-name="Default" office:value-type="float" office:value="3.97257" calcext:value-type="float">
            <text:p>3.97257</text:p>
          </table:table-cell>
          <table:table-cell office:value-type="float" office:value="231.597" calcext:value-type="float">
            <text:p>231.597</text:p>
          </table:table-cell>
          <table:table-cell office:value-type="float" office:value="0.003" calcext:value-type="float">
            <text:p>0.003</text:p>
          </table:table-cell>
          <table:table-cell office:value-type="float" office:value="42.561" calcext:value-type="float">
            <text:p>42.561</text:p>
          </table:table-cell>
          <table:table-cell office:value-type="float" office:value="0.108" calcext:value-type="float">
            <text:p>0.108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51036" calcext:value-type="float">
            <text:p>0.51036</text:p>
          </table:table-cell>
          <table:table-cell office:value-type="float" office:value="0.535445" calcext:value-type="float">
            <text:p>0.535445</text:p>
          </table:table-cell>
          <table:table-cell office:value-type="float" office:value="6011.813" calcext:value-type="float">
            <text:p>6011.813</text:p>
          </table:table-cell>
          <table:table-cell office:value-type="float" office:value="3987.274" calcext:value-type="float">
            <text:p>3987.274</text:p>
          </table:table-cell>
          <table:table-cell office:value-type="float" office:value="4318.561" calcext:value-type="float">
            <text:p>4318.561</text:p>
          </table:table-cell>
          <table:table-cell table:number-columns-repeated="46"/>
        </table:table-row>
        <table:table-row table:style-name="ro1">
          <table:table-cell table:formula="of:=MID([.B55];3;3)" office:value-type="string" office:string-value="054" calcext:value-type="string">
            <text:p>054</text:p>
          </table:table-cell>
          <table:table-cell table:style-name="ce18" office:value-type="string" calcext:value-type="string">
            <text:p>FT054A</text:p>
          </table:table-cell>
          <table:table-cell table:style-name="ce18" office:value-type="float" office:value="117692" calcext:value-type="float">
            <text:p>117692</text:p>
          </table:table-cell>
          <table:table-cell table:style-name="ce18" office:value-type="float" office:value="5855" calcext:value-type="float">
            <text:p>585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1.659" calcext:value-type="float">
            <text:p>231.659</text:p>
          </table:table-cell>
          <table:table-cell table:style-name="Default" office:value-type="float" office:value="4.07963" calcext:value-type="float">
            <text:p>4.07963</text:p>
          </table:table-cell>
          <table:table-cell office:value-type="float" office:value="231.465" calcext:value-type="float">
            <text:p>231.465</text:p>
          </table:table-cell>
          <table:table-cell office:value-type="float" office:value="0.003" calcext:value-type="float">
            <text:p>0.003</text:p>
          </table:table-cell>
          <table:table-cell office:value-type="float" office:value="59.086" calcext:value-type="float">
            <text:p>59.086</text:p>
          </table:table-cell>
          <table:table-cell office:value-type="float" office:value="0.11" calcext:value-type="float">
            <text:p>0.11</text:p>
          </table:table-cell>
          <table:table-cell office:value-type="float" office:value="0.317102" calcext:value-type="float">
            <text:p>0.317102</text:p>
          </table:table-cell>
          <table:table-cell office:value-type="float" office:value="0.814011" calcext:value-type="float">
            <text:p>0.814011</text:p>
          </table:table-cell>
          <table:table-cell office:value-type="float" office:value="0.486655" calcext:value-type="float">
            <text:p>0.486655</text:p>
          </table:table-cell>
          <table:table-cell office:value-type="float" office:value="2363.995" calcext:value-type="float">
            <text:p>2363.995</text:p>
          </table:table-cell>
          <table:table-cell office:value-type="float" office:value="6904.95" calcext:value-type="float">
            <text:p>6904.95</text:p>
          </table:table-cell>
          <table:table-cell office:value-type="float" office:value="4174.07" calcext:value-type="float">
            <text:p>4174.07</text:p>
          </table:table-cell>
          <table:table-cell table:number-columns-repeated="46"/>
        </table:table-row>
        <table:table-row table:style-name="ro1">
          <table:table-cell table:formula="of:=MID([.B56];3;3)" office:value-type="string" office:string-value="055" calcext:value-type="string">
            <text:p>055</text:p>
          </table:table-cell>
          <table:table-cell table:style-name="ce18" office:value-type="string" calcext:value-type="string">
            <text:p>FT055A</text:p>
          </table:table-cell>
          <table:table-cell table:style-name="ce18" office:value-type="float" office:value="117694" calcext:value-type="float">
            <text:p>117694</text:p>
          </table:table-cell>
          <table:table-cell table:style-name="ce18" office:value-type="float" office:value="7500" calcext:value-type="float">
            <text:p>750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5.846" calcext:value-type="float">
            <text:p>235.846</text:p>
          </table:table-cell>
          <table:table-cell table:style-name="Default" office:value-type="float" office:value="3.98266" calcext:value-type="float">
            <text:p>3.98266</text:p>
          </table:table-cell>
          <table:table-cell office:value-type="float" office:value="235.578" calcext:value-type="float">
            <text:p>235.578</text:p>
          </table:table-cell>
          <table:table-cell office:value-type="float" office:value="0.003" calcext:value-type="float">
            <text:p>0.003</text:p>
          </table:table-cell>
          <table:table-cell office:value-type="float" office:value="60.793" calcext:value-type="float">
            <text:p>60.7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288148" calcext:value-type="float">
            <text:p>0.00288148</text:p>
          </table:table-cell>
          <table:table-cell office:value-type="float" office:value="0.917245" calcext:value-type="float">
            <text:p>0.917245</text:p>
          </table:table-cell>
          <table:table-cell office:value-type="float" office:value="0.398313" calcext:value-type="float">
            <text:p>0.398313</text:p>
          </table:table-cell>
          <table:table-cell office:value-type="float" office:value="-328.578" calcext:value-type="float">
            <text:p>-328.578</text:p>
          </table:table-cell>
          <table:table-cell office:value-type="float" office:value="7828.778" calcext:value-type="float">
            <text:p>7828.778</text:p>
          </table:table-cell>
          <table:table-cell office:value-type="float" office:value="3047.238" calcext:value-type="float">
            <text:p>3047.238</text:p>
          </table:table-cell>
          <table:table-cell table:number-columns-repeated="46"/>
        </table:table-row>
        <table:table-row table:style-name="ro1">
          <table:table-cell table:formula="of:=MID([.B57];3;3)" office:value-type="string" office:string-value="056" calcext:value-type="string">
            <text:p>056</text:p>
          </table:table-cell>
          <table:table-cell table:style-name="ce18" office:value-type="string" calcext:value-type="string">
            <text:p>FT056A</text:p>
          </table:table-cell>
          <table:table-cell table:style-name="ce18" office:value-type="float" office:value="117696" calcext:value-type="float">
            <text:p>117696</text:p>
          </table:table-cell>
          <table:table-cell table:style-name="ce18" office:value-type="float" office:value="8885" calcext:value-type="float">
            <text:p>8885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231.105" calcext:value-type="float">
            <text:p>231.105</text:p>
          </table:table-cell>
          <table:table-cell table:style-name="Default" office:value-type="float" office:value="4.02803" calcext:value-type="float">
            <text:p>4.02803</text:p>
          </table:table-cell>
          <table:table-cell office:value-type="float" office:value="231.069" calcext:value-type="float">
            <text:p>231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54.837" calcext:value-type="float">
            <text:p>54.83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14423" calcext:value-type="float">
            <text:p>0.214423</text:p>
          </table:table-cell>
          <table:table-cell office:value-type="float" office:value="0.966122" calcext:value-type="float">
            <text:p>0.966122</text:p>
          </table:table-cell>
          <table:table-cell office:value-type="float" office:value="0.143635" calcext:value-type="float">
            <text:p>0.143635</text:p>
          </table:table-cell>
          <table:table-cell office:value-type="float" office:value="1608.042" calcext:value-type="float">
            <text:p>1608.042</text:p>
          </table:table-cell>
          <table:table-cell office:value-type="float" office:value="8220.034" calcext:value-type="float">
            <text:p>8220.034</text:p>
          </table:table-cell>
          <table:table-cell office:value-type="float" office:value="731.827" calcext:value-type="float">
            <text:p>731.827</text:p>
          </table:table-cell>
          <table:table-cell table:number-columns-repeated="46"/>
        </table:table-row>
        <table:table-row table:style-name="ro1">
          <table:table-cell table:formula="of:=MID([.B58];3;3)" office:value-type="string" office:string-value="057" calcext:value-type="string">
            <text:p>057</text:p>
          </table:table-cell>
          <table:table-cell table:style-name="ce18" office:value-type="string" calcext:value-type="string">
            <text:p>FT057A</text:p>
          </table:table-cell>
          <table:table-cell table:style-name="ce18" office:value-type="float" office:value="117698" calcext:value-type="float">
            <text:p>117698</text:p>
          </table:table-cell>
          <table:table-cell table:style-name="ce18" office:value-type="float" office:value="8920" calcext:value-type="float">
            <text:p>8920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34.471" calcext:value-type="float">
            <text:p>234.471</text:p>
          </table:table-cell>
          <table:table-cell table:style-name="Default" office:value-type="float" office:value="4.02943" calcext:value-type="float">
            <text:p>4.02943</text:p>
          </table:table-cell>
          <table:table-cell office:value-type="float" office:value="234.133" calcext:value-type="float">
            <text:p>234.133</text:p>
          </table:table-cell>
          <table:table-cell office:value-type="float" office:value="0.003" calcext:value-type="float">
            <text:p>0.003</text:p>
          </table:table-cell>
          <table:table-cell office:value-type="float" office:value="53.365" calcext:value-type="float">
            <text:p>53.3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433608" calcext:value-type="float">
            <text:p>0.433608</text:p>
          </table:table-cell>
          <table:table-cell office:value-type="float" office:value="0.889623" calcext:value-type="float">
            <text:p>0.889623</text:p>
          </table:table-cell>
          <table:table-cell office:value-type="float" office:value="-0.14337" calcext:value-type="float">
            <text:p>-0.14337</text:p>
          </table:table-cell>
          <table:table-cell office:value-type="float" office:value="3703.03" calcext:value-type="float">
            <text:p>3703.03</text:p>
          </table:table-cell>
          <table:table-cell office:value-type="float" office:value="7418.103" calcext:value-type="float">
            <text:p>7418.103</text:p>
          </table:table-cell>
          <table:table-cell office:value-type="float" office:value="-1394.638" calcext:value-type="float">
            <text:p>-1394.638</text:p>
          </table:table-cell>
          <table:table-cell table:number-columns-repeated="46"/>
        </table:table-row>
        <table:table-row table:style-name="ro1">
          <table:table-cell table:formula="of:=MID([.B59];3;3)" office:value-type="string" office:string-value="058" calcext:value-type="string">
            <text:p>058</text:p>
          </table:table-cell>
          <table:table-cell table:style-name="ce18" office:value-type="string" calcext:value-type="string">
            <text:p>FT058A</text:p>
          </table:table-cell>
          <table:table-cell table:style-name="ce18" office:value-type="float" office:value="117700" calcext:value-type="float">
            <text:p>117700</text:p>
          </table:table-cell>
          <table:table-cell table:style-name="ce18" office:value-type="float" office:value="8635" calcext:value-type="float">
            <text:p>863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373" calcext:value-type="float">
            <text:p>231.373</text:p>
          </table:table-cell>
          <table:table-cell table:style-name="Default" office:value-type="float" office:value="4.07319" calcext:value-type="float">
            <text:p>4.07319</text:p>
          </table:table-cell>
          <table:table-cell office:value-type="float" office:value="231.893" calcext:value-type="float">
            <text:p>231.893</text:p>
          </table:table-cell>
          <table:table-cell office:value-type="float" office:value="0.003" calcext:value-type="float">
            <text:p>0.003</text:p>
          </table:table-cell>
          <table:table-cell office:value-type="float" office:value="27.469" calcext:value-type="float">
            <text:p>27.469</text:p>
          </table:table-cell>
          <table:table-cell office:value-type="float" office:value="0.099" calcext:value-type="float">
            <text:p>0.099</text:p>
          </table:table-cell>
          <table:table-cell office:value-type="float" office:value="0.591074" calcext:value-type="float">
            <text:p>0.591074</text:p>
          </table:table-cell>
          <table:table-cell office:value-type="float" office:value="0.789206" calcext:value-type="float">
            <text:p>0.789206</text:p>
          </table:table-cell>
          <table:table-cell office:value-type="float" office:value="0.166689" calcext:value-type="float">
            <text:p>0.166689</text:p>
          </table:table-cell>
          <table:table-cell office:value-type="float" office:value="4471.794" calcext:value-type="float">
            <text:p>4471.794</text:p>
          </table:table-cell>
          <table:table-cell office:value-type="float" office:value="7014.911" calcext:value-type="float">
            <text:p>7014.911</text:p>
          </table:table-cell>
          <table:table-cell office:value-type="float" office:value="1219.108" calcext:value-type="float">
            <text:p>1219.108</text:p>
          </table:table-cell>
          <table:table-cell table:number-columns-repeated="46"/>
        </table:table-row>
        <table:table-row table:style-name="ro1">
          <table:table-cell table:formula="of:=MID([.B60];3;3)" office:value-type="string" office:string-value="059" calcext:value-type="string">
            <text:p>059</text:p>
          </table:table-cell>
          <table:table-cell table:style-name="ce18" office:value-type="string" calcext:value-type="string">
            <text:p>FT059A</text:p>
          </table:table-cell>
          <table:table-cell table:style-name="ce18" office:value-type="float" office:value="117702" calcext:value-type="float">
            <text:p>117702</text:p>
          </table:table-cell>
          <table:table-cell table:style-name="ce18" office:value-type="float" office:value="8840" calcext:value-type="float">
            <text:p>884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3.786" calcext:value-type="float">
            <text:p>233.786</text:p>
          </table:table-cell>
          <table:table-cell table:style-name="Default" office:value-type="float" office:value="3.93817" calcext:value-type="float">
            <text:p>3.93817</text:p>
          </table:table-cell>
          <table:table-cell office:value-type="float" office:value="234.63" calcext:value-type="float">
            <text:p>234.63</text:p>
          </table:table-cell>
          <table:table-cell office:value-type="float" office:value="0.004" calcext:value-type="float">
            <text:p>0.004</text:p>
          </table:table-cell>
          <table:table-cell office:value-type="float" office:value="15.76" calcext:value-type="float">
            <text:p>15.76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93065" calcext:value-type="float">
            <text:p>-0.393065</text:p>
          </table:table-cell>
          <table:table-cell office:value-type="float" office:value="0.909071" calcext:value-type="float">
            <text:p>0.909071</text:p>
          </table:table-cell>
          <table:table-cell office:value-type="float" office:value="-0.138166" calcext:value-type="float">
            <text:p>-0.138166</text:p>
          </table:table-cell>
          <table:table-cell office:value-type="float" office:value="-2876.436" calcext:value-type="float">
            <text:p>-2876.436</text:p>
          </table:table-cell>
          <table:table-cell office:value-type="float" office:value="7829.216" calcext:value-type="float">
            <text:p>7829.216</text:p>
          </table:table-cell>
          <table:table-cell office:value-type="float" office:value="-1052.377" calcext:value-type="float">
            <text:p>-1052.377</text:p>
          </table:table-cell>
          <table:table-cell table:number-columns-repeated="46"/>
        </table:table-row>
        <table:table-row table:style-name="ro1">
          <table:table-cell table:formula="of:=MID([.B61];3;3)" office:value-type="string" office:string-value="060" calcext:value-type="string">
            <text:p>060</text:p>
          </table:table-cell>
          <table:table-cell table:style-name="ce18" office:value-type="string" calcext:value-type="string">
            <text:p>FT060A</text:p>
          </table:table-cell>
          <table:table-cell table:style-name="ce18" office:value-type="float" office:value="117704" calcext:value-type="float">
            <text:p>117704</text:p>
          </table:table-cell>
          <table:table-cell table:style-name="ce18" office:value-type="float" office:value="6250" calcext:value-type="float">
            <text:p>625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1.193" calcext:value-type="float">
            <text:p>231.193</text:p>
          </table:table-cell>
          <table:table-cell table:style-name="Default" office:value-type="float" office:value="3.97879" calcext:value-type="float">
            <text:p>3.97879</text:p>
          </table:table-cell>
          <table:table-cell office:value-type="float" office:value="231.81" calcext:value-type="float">
            <text:p>231.81</text:p>
          </table:table-cell>
          <table:table-cell office:value-type="float" office:value="0.003" calcext:value-type="float">
            <text:p>0.003</text:p>
          </table:table-cell>
          <table:table-cell office:value-type="float" office:value="24.245" calcext:value-type="float">
            <text:p>24.245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72339" calcext:value-type="float">
            <text:p>-0.172339</text:p>
          </table:table-cell>
          <table:table-cell office:value-type="float" office:value="0.974322" calcext:value-type="float">
            <text:p>0.974322</text:p>
          </table:table-cell>
          <table:table-cell office:value-type="float" office:value="0.144897" calcext:value-type="float">
            <text:p>0.144897</text:p>
          </table:table-cell>
          <table:table-cell office:value-type="float" office:value="-1491.028" calcext:value-type="float">
            <text:p>-1491.028</text:p>
          </table:table-cell>
          <table:table-cell office:value-type="float" office:value="8237.195" calcext:value-type="float">
            <text:p>8237.195</text:p>
          </table:table-cell>
          <table:table-cell office:value-type="float" office:value="777.563" calcext:value-type="float">
            <text:p>777.563</text:p>
          </table:table-cell>
          <table:table-cell table:number-columns-repeated="46"/>
        </table:table-row>
        <table:table-row table:style-name="ro1">
          <table:table-cell table:formula="of:=MID([.B62];3;3)" office:value-type="string" office:string-value="061" calcext:value-type="string">
            <text:p>061</text:p>
          </table:table-cell>
          <table:table-cell table:style-name="ce18" office:value-type="string" calcext:value-type="string">
            <text:p>FT061A</text:p>
          </table:table-cell>
          <table:table-cell table:style-name="ce18" office:value-type="float" office:value="117786" calcext:value-type="float">
            <text:p>117786</text:p>
          </table:table-cell>
          <table:table-cell table:style-name="ce18" office:value-type="float" office:value="6260" calcext:value-type="float">
            <text:p>626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5.545" calcext:value-type="float">
            <text:p>235.545</text:p>
          </table:table-cell>
          <table:table-cell table:style-name="Default" office:value-type="float" office:value="3.99607" calcext:value-type="float">
            <text:p>3.99607</text:p>
          </table:table-cell>
          <table:table-cell office:value-type="float" office:value="235.319" calcext:value-type="float">
            <text:p>235.319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" calcext:value-type="float">
            <text:p>62.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48055" calcext:value-type="float">
            <text:p>0.0248055</text:p>
          </table:table-cell>
          <table:table-cell office:value-type="float" office:value="0.988528" calcext:value-type="float">
            <text:p>0.988528</text:p>
          </table:table-cell>
          <table:table-cell office:value-type="float" office:value="-0.148987" calcext:value-type="float">
            <text:p>-0.148987</text:p>
          </table:table-cell>
          <table:table-cell office:value-type="float" office:value="47.929" calcext:value-type="float">
            <text:p>47.929</text:p>
          </table:table-cell>
          <table:table-cell office:value-type="float" office:value="8259.123" calcext:value-type="float">
            <text:p>8259.123</text:p>
          </table:table-cell>
          <table:table-cell office:value-type="float" office:value="-1569.518" calcext:value-type="float">
            <text:p>-1569.518</text:p>
          </table:table-cell>
          <table:table-cell table:number-columns-repeated="46"/>
        </table:table-row>
        <table:table-row table:style-name="ro1">
          <table:table-cell table:formula="of:=MID([.B63];3;3)" office:value-type="string" office:string-value="062" calcext:value-type="string">
            <text:p>062</text:p>
          </table:table-cell>
          <table:table-cell table:style-name="ce18" office:value-type="string" calcext:value-type="string">
            <text:p>FT062A</text:p>
          </table:table-cell>
          <table:table-cell table:style-name="ce18" office:value-type="float" office:value="117708" calcext:value-type="float">
            <text:p>117708</text:p>
          </table:table-cell>
          <table:table-cell table:style-name="ce18" office:value-type="float" office:value="6345" calcext:value-type="float">
            <text:p>634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127" calcext:value-type="float">
            <text:p>235.127</text:p>
          </table:table-cell>
          <table:table-cell table:style-name="Default" office:value-type="float" office:value="3.92432" calcext:value-type="float">
            <text:p>3.92432</text:p>
          </table:table-cell>
          <table:table-cell office:value-type="float" office:value="235.76" calcext:value-type="float">
            <text:p>235.76</text:p>
          </table:table-cell>
          <table:table-cell office:value-type="float" office:value="0.003" calcext:value-type="float">
            <text:p>0.003</text:p>
          </table:table-cell>
          <table:table-cell office:value-type="float" office:value="22.752" calcext:value-type="float">
            <text:p>22.752</text:p>
          </table:table-cell>
          <table:table-cell office:value-type="float" office:value="0.101" calcext:value-type="float">
            <text:p>0.101</text:p>
          </table:table-cell>
          <table:table-cell office:value-type="float" office:value="-0.275934" calcext:value-type="float">
            <text:p>-0.275934</text:p>
          </table:table-cell>
          <table:table-cell office:value-type="float" office:value="0.82389" calcext:value-type="float">
            <text:p>0.82389</text:p>
          </table:table-cell>
          <table:table-cell office:value-type="float" office:value="0.495041" calcext:value-type="float">
            <text:p>0.495041</text:p>
          </table:table-cell>
          <table:table-cell office:value-type="float" office:value="-1895.738" calcext:value-type="float">
            <text:p>-1895.738</text:p>
          </table:table-cell>
          <table:table-cell office:value-type="float" office:value="7349.273" calcext:value-type="float">
            <text:p>7349.273</text:p>
          </table:table-cell>
          <table:table-cell office:value-type="float" office:value="3616.178" calcext:value-type="float">
            <text:p>3616.178</text:p>
          </table:table-cell>
          <table:table-cell table:number-columns-repeated="46"/>
        </table:table-row>
        <table:table-row table:style-name="ro1">
          <table:table-cell table:formula="of:=MID([.B64];3;3)" office:value-type="string" office:string-value="063" calcext:value-type="string">
            <text:p>063</text:p>
          </table:table-cell>
          <table:table-cell table:style-name="ce18" office:value-type="string" calcext:value-type="string">
            <text:p>FT063A</text:p>
          </table:table-cell>
          <table:table-cell table:style-name="ce18" office:value-type="float" office:value="117788" calcext:value-type="float">
            <text:p>117788</text:p>
          </table:table-cell>
          <table:table-cell table:style-name="ce18" office:value-type="float" office:value="5920" calcext:value-type="float">
            <text:p>5920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5.009" calcext:value-type="float">
            <text:p>235.009</text:p>
          </table:table-cell>
          <table:table-cell table:style-name="Default" office:value-type="float" office:value="4.03809" calcext:value-type="float">
            <text:p>4.03809</text:p>
          </table:table-cell>
          <table:table-cell office:value-type="float" office:value="235.575" calcext:value-type="float">
            <text:p>235.575</text:p>
          </table:table-cell>
          <table:table-cell office:value-type="float" office:value="0.004" calcext:value-type="float">
            <text:p>0.004</text:p>
          </table:table-cell>
          <table:table-cell office:value-type="float" office:value="28.8" calcext:value-type="float">
            <text:p>28.8</text:p>
          </table:table-cell>
          <table:table-cell office:value-type="float" office:value="0.112" calcext:value-type="float">
            <text:p>0.112</text:p>
          </table:table-cell>
          <table:table-cell office:value-type="float" office:value="-0.630531" calcext:value-type="float">
            <text:p>-0.630531</text:p>
          </table:table-cell>
          <table:table-cell office:value-type="float" office:value="0.609531" calcext:value-type="float">
            <text:p>0.609531</text:p>
          </table:table-cell>
          <table:table-cell office:value-type="float" office:value="0.480523" calcext:value-type="float">
            <text:p>0.480523</text:p>
          </table:table-cell>
          <table:table-cell office:value-type="float" office:value="-5274.148" calcext:value-type="float">
            <text:p>-5274.148</text:p>
          </table:table-cell>
          <table:table-cell office:value-type="float" office:value="5234.037" calcext:value-type="float">
            <text:p>5234.037</text:p>
          </table:table-cell>
          <table:table-cell office:value-type="float" office:value="3932.155" calcext:value-type="float">
            <text:p>3932.155</text:p>
          </table:table-cell>
          <table:table-cell table:number-columns-repeated="46"/>
        </table:table-row>
        <table:table-row table:style-name="ro1">
          <table:table-cell table:formula="of:=MID([.B65];3;3)" office:value-type="string" office:string-value="064" calcext:value-type="string">
            <text:p>064</text:p>
          </table:table-cell>
          <table:table-cell table:style-name="ce18" office:value-type="string" calcext:value-type="string">
            <text:p>FT064A</text:p>
          </table:table-cell>
          <table:table-cell table:style-name="ce18" office:value-type="float" office:value="117712" calcext:value-type="float">
            <text:p>117712</text:p>
          </table:table-cell>
          <table:table-cell table:style-name="ce18" office:value-type="float" office:value="8075" calcext:value-type="float">
            <text:p>807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151" calcext:value-type="float">
            <text:p>235.151</text:p>
          </table:table-cell>
          <table:table-cell table:style-name="Default" office:value-type="float" office:value="4.05623" calcext:value-type="float">
            <text:p>4.05623</text:p>
          </table:table-cell>
          <table:table-cell office:value-type="float" office:value="235.053" calcext:value-type="float">
            <text:p>235.053</text:p>
          </table:table-cell>
          <table:table-cell office:value-type="float" office:value="0.003" calcext:value-type="float">
            <text:p>0.003</text:p>
          </table:table-cell>
          <table:table-cell office:value-type="float" office:value="48.233" calcext:value-type="float">
            <text:p>48.233</text:p>
          </table:table-cell>
          <table:table-cell office:value-type="float" office:value="0.095" calcext:value-type="float">
            <text:p>0.095</text:p>
          </table:table-cell>
          <table:table-cell office:value-type="float" office:value="-0.812238" calcext:value-type="float">
            <text:p>-0.812238</text:p>
          </table:table-cell>
          <table:table-cell office:value-type="float" office:value="0.323863" calcext:value-type="float">
            <text:p>0.323863</text:p>
          </table:table-cell>
          <table:table-cell office:value-type="float" office:value="0.485162" calcext:value-type="float">
            <text:p>0.485162</text:p>
          </table:table-cell>
          <table:table-cell office:value-type="float" office:value="-6677.82" calcext:value-type="float">
            <text:p>-6677.82</text:p>
          </table:table-cell>
          <table:table-cell office:value-type="float" office:value="2790.341" calcext:value-type="float">
            <text:p>2790.341</text:p>
          </table:table-cell>
          <table:table-cell office:value-type="float" office:value="4276.959" calcext:value-type="float">
            <text:p>4276.959</text:p>
          </table:table-cell>
          <table:table-cell table:number-columns-repeated="46"/>
        </table:table-row>
        <table:table-row table:style-name="ro1">
          <table:table-cell table:formula="of:=MID([.B66];3;3)" office:value-type="string" office:string-value="065" calcext:value-type="string">
            <text:p>065</text:p>
          </table:table-cell>
          <table:table-cell table:style-name="ce18" office:value-type="string" calcext:value-type="string">
            <text:p>FT065A</text:p>
          </table:table-cell>
          <table:table-cell table:style-name="ce18" office:value-type="float" office:value="117714" calcext:value-type="float">
            <text:p>117714</text:p>
          </table:table-cell>
          <table:table-cell table:style-name="ce18" office:value-type="float" office:value="6385" calcext:value-type="float">
            <text:p>638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492" calcext:value-type="float">
            <text:p>235.492</text:p>
          </table:table-cell>
          <table:table-cell table:style-name="Default" office:value-type="float" office:value="3.96965" calcext:value-type="float">
            <text:p>3.96965</text:p>
          </table:table-cell>
          <table:table-cell office:value-type="float" office:value="235.508" calcext:value-type="float">
            <text:p>235.508</text:p>
          </table:table-cell>
          <table:table-cell office:value-type="float" office:value="0.003" calcext:value-type="float">
            <text:p>0.003</text:p>
          </table:table-cell>
          <table:table-cell office:value-type="float" office:value="39.271" calcext:value-type="float">
            <text:p>39.271</text:p>
          </table:table-cell>
          <table:table-cell office:value-type="float" office:value="0.096" calcext:value-type="float">
            <text:p>0.096</text:p>
          </table:table-cell>
          <table:table-cell office:value-type="float" office:value="-0.853529" calcext:value-type="float">
            <text:p>-0.853529</text:p>
          </table:table-cell>
          <table:table-cell office:value-type="float" office:value="0.505007" calcext:value-type="float">
            <text:p>0.505007</text:p>
          </table:table-cell>
          <table:table-cell office:value-type="float" office:value="0.128279" calcext:value-type="float">
            <text:p>0.128279</text:p>
          </table:table-cell>
          <table:table-cell office:value-type="float" office:value="-7339.611" calcext:value-type="float">
            <text:p>-7339.611</text:p>
          </table:table-cell>
          <table:table-cell office:value-type="float" office:value="4009.025" calcext:value-type="float">
            <text:p>4009.025</text:p>
          </table:table-cell>
          <table:table-cell office:value-type="float" office:value="858.913" calcext:value-type="float">
            <text:p>858.913</text:p>
          </table:table-cell>
          <table:table-cell table:number-columns-repeated="46"/>
        </table:table-row>
        <table:table-row table:style-name="ro1">
          <table:table-cell table:formula="of:=MID([.B67];3;3)" office:value-type="string" office:string-value="066" calcext:value-type="string">
            <text:p>066</text:p>
          </table:table-cell>
          <table:table-cell table:style-name="ce18" office:value-type="string" calcext:value-type="string">
            <text:p>FT066A</text:p>
          </table:table-cell>
          <table:table-cell table:style-name="ce18" office:value-type="float" office:value="117716" calcext:value-type="float">
            <text:p>117716</text:p>
          </table:table-cell>
          <table:table-cell table:style-name="ce18" office:value-type="float" office:value="9650" calcext:value-type="float">
            <text:p>965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4.312" calcext:value-type="float">
            <text:p>234.312</text:p>
          </table:table-cell>
          <table:table-cell table:style-name="Default" office:value-type="float" office:value="3.8965" calcext:value-type="float">
            <text:p>3.8965</text:p>
          </table:table-cell>
          <table:table-cell office:value-type="float" office:value="234.855" calcext:value-type="float">
            <text:p>234.855</text:p>
          </table:table-cell>
          <table:table-cell office:value-type="float" office:value="0.003" calcext:value-type="float">
            <text:p>0.003</text:p>
          </table:table-cell>
          <table:table-cell office:value-type="float" office:value="21.432" calcext:value-type="float">
            <text:p>21.432</text:p>
          </table:table-cell>
          <table:table-cell office:value-type="float" office:value="0.093" calcext:value-type="float">
            <text:p>0.093</text:p>
          </table:table-cell>
          <table:table-cell office:value-type="float" office:value="-0.695787" calcext:value-type="float">
            <text:p>-0.695787</text:p>
          </table:table-cell>
          <table:table-cell office:value-type="float" office:value="0.700417" calcext:value-type="float">
            <text:p>0.700417</text:p>
          </table:table-cell>
          <table:table-cell office:value-type="float" office:value="-0.159049" calcext:value-type="float">
            <text:p>-0.159049</text:p>
          </table:table-cell>
          <table:table-cell office:value-type="float" office:value="-5625.436" calcext:value-type="float">
            <text:p>-5625.436</text:p>
          </table:table-cell>
          <table:table-cell office:value-type="float" office:value="6023.536" calcext:value-type="float">
            <text:p>6023.536</text:p>
          </table:table-cell>
          <table:table-cell office:value-type="float" office:value="-1655.74" calcext:value-type="float">
            <text:p>-1655.74</text:p>
          </table:table-cell>
          <table:table-cell table:number-columns-repeated="46"/>
        </table:table-row>
        <table:table-row table:style-name="ro1">
          <table:table-cell table:formula="of:=MID([.B68];3;3)" office:value-type="string" office:string-value="067" calcext:value-type="string">
            <text:p>067</text:p>
          </table:table-cell>
          <table:table-cell table:style-name="ce18" office:value-type="string" calcext:value-type="string">
            <text:p>FT067A</text:p>
          </table:table-cell>
          <table:table-cell table:style-name="ce18" office:value-type="float" office:value="117632" calcext:value-type="float">
            <text:p>117632</text:p>
          </table:table-cell>
          <table:table-cell table:style-name="ce18" office:value-type="float" office:value="5845" calcext:value-type="float">
            <text:p>5845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5.906" calcext:value-type="float">
            <text:p>235.906</text:p>
          </table:table-cell>
          <table:table-cell table:style-name="Default" office:value-type="float" office:value="3.8354" calcext:value-type="float">
            <text:p>3.8354</text:p>
          </table:table-cell>
          <table:table-cell office:value-type="float" office:value="236.759" calcext:value-type="float">
            <text:p>236.759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35" calcext:value-type="float">
            <text:p>15.135</text:p>
          </table:table-cell>
          <table:table-cell office:value-type="float" office:value="0.11" calcext:value-type="float">
            <text:p>0.11</text:p>
          </table:table-cell>
          <table:table-cell office:value-type="float" office:value="-0.62034" calcext:value-type="float">
            <text:p>-0.62034</text:p>
          </table:table-cell>
          <table:table-cell office:value-type="float" office:value="0.16044" calcext:value-type="float">
            <text:p>0.16044</text:p>
          </table:table-cell>
          <table:table-cell office:value-type="float" office:value="-0.767748" calcext:value-type="float">
            <text:p>-0.767748</text:p>
          </table:table-cell>
          <table:table-cell office:value-type="float" office:value="-5345.365" calcext:value-type="float">
            <text:p>-5345.365</text:p>
          </table:table-cell>
          <table:table-cell office:value-type="float" office:value="1831.767" calcext:value-type="float">
            <text:p>1831.767</text:p>
          </table:table-cell>
          <table:table-cell office:value-type="float" office:value="-6224.477" calcext:value-type="float">
            <text:p>-6224.477</text:p>
          </table:table-cell>
          <table:table-cell table:number-columns-repeated="46"/>
        </table:table-row>
        <table:table-row table:style-name="ro1">
          <table:table-cell table:formula="of:=MID([.B69];3;3)" office:value-type="string" office:string-value="068" calcext:value-type="string">
            <text:p>068</text:p>
          </table:table-cell>
          <table:table-cell table:style-name="ce18" office:value-type="string" calcext:value-type="string">
            <text:p>FT068A</text:p>
          </table:table-cell>
          <table:table-cell table:style-name="ce18" office:value-type="float" office:value="117720" calcext:value-type="float">
            <text:p>117720</text:p>
          </table:table-cell>
          <table:table-cell table:style-name="ce18" office:value-type="float" office:value="6865" calcext:value-type="float">
            <text:p>6865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6.33" calcext:value-type="float">
            <text:p>236.33</text:p>
          </table:table-cell>
          <table:table-cell table:style-name="Default" office:value-type="float" office:value="4.08623" calcext:value-type="float">
            <text:p>4.08623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0.003" calcext:value-type="float">
            <text:p>0.003</text:p>
          </table:table-cell>
          <table:table-cell office:value-type="float" office:value="61.638" calcext:value-type="float">
            <text:p>61.638</text:p>
          </table:table-cell>
          <table:table-cell office:value-type="float" office:value="0.101" calcext:value-type="float">
            <text:p>0.101</text:p>
          </table:table-cell>
          <table:table-cell office:value-type="float" office:value="-0.989664" calcext:value-type="float">
            <text:p>-0.989664</text:p>
          </table:table-cell>
          <table:table-cell office:value-type="float" office:value="-0.0705091" calcext:value-type="float">
            <text:p>-0.0705091</text:p>
          </table:table-cell>
          <table:table-cell office:value-type="float" office:value="-0.124877" calcext:value-type="float">
            <text:p>-0.124877</text:p>
          </table:table-cell>
          <table:table-cell office:value-type="float" office:value="-8340.265" calcext:value-type="float">
            <text:p>-8340.265</text:p>
          </table:table-cell>
          <table:table-cell office:value-type="float" office:value="-682.556" calcext:value-type="float">
            <text:p>-682.556</text:p>
          </table:table-cell>
          <table:table-cell office:value-type="float" office:value="-807.902" calcext:value-type="float">
            <text:p>-807.902</text:p>
          </table:table-cell>
          <table:table-cell table:number-columns-repeated="46"/>
        </table:table-row>
        <table:table-row table:style-name="ro1">
          <table:table-cell table:formula="of:=MID([.B70];3;3)" office:value-type="string" office:string-value="069" calcext:value-type="string">
            <text:p>069</text:p>
          </table:table-cell>
          <table:table-cell table:style-name="ce18" office:value-type="string" calcext:value-type="string">
            <text:p>FT069A</text:p>
          </table:table-cell>
          <table:table-cell table:style-name="ce18" office:value-type="float" office:value="117722" calcext:value-type="float">
            <text:p>117722</text:p>
          </table:table-cell>
          <table:table-cell table:style-name="ce18" office:value-type="float" office:value="8265" calcext:value-type="float">
            <text:p>8265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4.02" calcext:value-type="float">
            <text:p>234.02</text:p>
          </table:table-cell>
          <table:table-cell table:style-name="Default" office:value-type="float" office:value="4.05823" calcext:value-type="float">
            <text:p>4.05823</text:p>
          </table:table-cell>
          <table:table-cell office:value-type="float" office:value="234.106" calcext:value-type="float">
            <text:p>234.106</text:p>
          </table:table-cell>
          <table:table-cell office:value-type="float" office:value="0.003" calcext:value-type="float">
            <text:p>0.003</text:p>
          </table:table-cell>
          <table:table-cell office:value-type="float" office:value="42.596" calcext:value-type="float">
            <text:p>42.596</text:p>
          </table:table-cell>
          <table:table-cell office:value-type="float" office:value="0.101" calcext:value-type="float">
            <text:p>0.101</text:p>
          </table:table-cell>
          <table:table-cell office:value-type="float" office:value="-0.97484" calcext:value-type="float">
            <text:p>-0.97484</text:p>
          </table:table-cell>
          <table:table-cell office:value-type="float" office:value="0.158823" calcext:value-type="float">
            <text:p>0.158823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-8216.748" calcext:value-type="float">
            <text:p>-8216.748</text:p>
          </table:table-cell>
          <table:table-cell office:value-type="float" office:value="1567.418" calcext:value-type="float">
            <text:p>1567.418</text:p>
          </table:table-cell>
          <table:table-cell office:value-type="float" office:value="838.316" calcext:value-type="float">
            <text:p>838.316</text:p>
          </table:table-cell>
          <table:table-cell table:number-columns-repeated="46"/>
        </table:table-row>
        <table:table-row table:style-name="ro1">
          <table:table-cell table:formula="of:=MID([.B71];3;3)" office:value-type="string" office:string-value="070" calcext:value-type="string">
            <text:p>070</text:p>
          </table:table-cell>
          <table:table-cell table:style-name="ce18" office:value-type="string" calcext:value-type="string">
            <text:p>FT070A</text:p>
          </table:table-cell>
          <table:table-cell table:style-name="ce18" office:value-type="float" office:value="117724" calcext:value-type="float">
            <text:p>117724</text:p>
          </table:table-cell>
          <table:table-cell table:style-name="ce18" office:value-type="float" office:value="6820" calcext:value-type="float">
            <text:p>6820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234.205" calcext:value-type="float">
            <text:p>234.205</text:p>
          </table:table-cell>
          <table:table-cell table:style-name="Default" office:value-type="float" office:value="3.99987" calcext:value-type="float">
            <text:p>3.99987</text:p>
          </table:table-cell>
          <table:table-cell office:value-type="float" office:value="235.085" calcext:value-type="float">
            <text:p>235.085</text:p>
          </table:table-cell>
          <table:table-cell office:value-type="float" office:value="0.006" calcext:value-type="float">
            <text:p>0.006</text:p>
          </table:table-cell>
          <table:table-cell office:value-type="float" office:value="16.948" calcext:value-type="float">
            <text:p>16.948</text:p>
          </table:table-cell>
          <table:table-cell office:value-type="float" office:value="0.176" calcext:value-type="float">
            <text:p>0.176</text:p>
          </table:table-cell>
          <table:table-cell office:value-type="float" office:value="-0.932182" calcext:value-type="float">
            <text:p>-0.932182</text:p>
          </table:table-cell>
          <table:table-cell office:value-type="float" office:value="0.324349" calcext:value-type="float">
            <text:p>0.324349</text:p>
          </table:table-cell>
          <table:table-cell office:value-type="float" office:value="-0.160734" calcext:value-type="float">
            <text:p>-0.160734</text:p>
          </table:table-cell>
          <table:table-cell office:value-type="float" office:value="-7824.939" calcext:value-type="float">
            <text:p>-7824.939</text:p>
          </table:table-cell>
          <table:table-cell office:value-type="float" office:value="2515.227" calcext:value-type="float">
            <text:p>2515.227</text:p>
          </table:table-cell>
          <table:table-cell office:value-type="float" office:value="-1764.702" calcext:value-type="float">
            <text:p>-1764.702</text:p>
          </table:table-cell>
          <table:table-cell table:number-columns-repeated="46"/>
        </table:table-row>
        <table:table-row table:style-name="ro1">
          <table:table-cell table:formula="of:=MID([.B72];3;3)" office:value-type="string" office:string-value="071" calcext:value-type="string">
            <text:p>071</text:p>
          </table:table-cell>
          <table:table-cell table:style-name="ce18" office:value-type="string" calcext:value-type="string">
            <text:p>FT071A</text:p>
          </table:table-cell>
          <table:table-cell table:style-name="ce18" office:value-type="float" office:value="117776" calcext:value-type="float">
            <text:p>117776</text:p>
          </table:table-cell>
          <table:table-cell table:style-name="ce18" office:value-type="float" office:value="6495" calcext:value-type="float">
            <text:p>6495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234.783" calcext:value-type="float">
            <text:p>234.783</text:p>
          </table:table-cell>
          <table:table-cell table:style-name="Default" office:value-type="float" office:value="3.99957" calcext:value-type="float">
            <text:p>3.99957</text:p>
          </table:table-cell>
          <table:table-cell office:value-type="float" office:value="234.56" calcext:value-type="float">
            <text:p>234.56</text:p>
          </table:table-cell>
          <table:table-cell office:value-type="float" office:value="0.003" calcext:value-type="float">
            <text:p>0.003</text:p>
          </table:table-cell>
          <table:table-cell office:value-type="float" office:value="52.438" calcext:value-type="float">
            <text:p>52.438</text:p>
          </table:table-cell>
          <table:table-cell office:value-type="float" office:value="0.1" calcext:value-type="float">
            <text:p>0.1</text:p>
          </table:table-cell>
          <table:table-cell office:value-type="float" office:value="-0.849814" calcext:value-type="float">
            <text:p>-0.849814</text:p>
          </table:table-cell>
          <table:table-cell office:value-type="float" office:value="-0.109444" calcext:value-type="float">
            <text:p>-0.109444</text:p>
          </table:table-cell>
          <table:table-cell office:value-type="float" office:value="0.515595" calcext:value-type="float">
            <text:p>0.515595</text:p>
          </table:table-cell>
          <table:table-cell office:value-type="float" office:value="-7276.664" calcext:value-type="float">
            <text:p>-7276.664</text:p>
          </table:table-cell>
          <table:table-cell office:value-type="float" office:value="-995.644" calcext:value-type="float">
            <text:p>-995.644</text:p>
          </table:table-cell>
          <table:table-cell office:value-type="float" office:value="4091.015" calcext:value-type="float">
            <text:p>4091.015</text:p>
          </table:table-cell>
          <table:table-cell table:number-columns-repeated="46"/>
        </table:table-row>
        <table:table-row table:style-name="ro1">
          <table:table-cell table:formula="of:=MID([.B73];3;3)" office:value-type="string" office:string-value="072" calcext:value-type="string">
            <text:p>072</text:p>
          </table:table-cell>
          <table:table-cell table:style-name="ce18" office:value-type="string" calcext:value-type="string">
            <text:p>FT072A</text:p>
          </table:table-cell>
          <table:table-cell table:style-name="ce18" office:value-type="float" office:value="117728" calcext:value-type="float">
            <text:p>117728</text:p>
          </table:table-cell>
          <table:table-cell table:style-name="ce18" office:value-type="float" office:value="7575" calcext:value-type="float">
            <text:p>757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5.281" calcext:value-type="float">
            <text:p>235.281</text:p>
          </table:table-cell>
          <table:table-cell table:style-name="Default" office:value-type="float" office:value="4.08588" calcext:value-type="float">
            <text:p>4.08588</text:p>
          </table:table-cell>
          <table:table-cell office:value-type="float" office:value="234.959" calcext:value-type="float">
            <text:p>234.959</text:p>
          </table:table-cell>
          <table:table-cell office:value-type="float" office:value="0.003" calcext:value-type="float">
            <text:p>0.003</text:p>
          </table:table-cell>
          <table:table-cell office:value-type="float" office:value="58.209" calcext:value-type="float">
            <text:p>58.209</text:p>
          </table:table-cell>
          <table:table-cell office:value-type="float" office:value="0.107" calcext:value-type="float">
            <text:p>0.107</text:p>
          </table:table-cell>
          <table:table-cell office:value-type="float" office:value="-0.728193" calcext:value-type="float">
            <text:p>-0.728193</text:p>
          </table:table-cell>
          <table:table-cell office:value-type="float" office:value="-0.483326" calcext:value-type="float">
            <text:p>-0.483326</text:p>
          </table:table-cell>
          <table:table-cell office:value-type="float" office:value="0.485933" calcext:value-type="float">
            <text:p>0.485933</text:p>
          </table:table-cell>
          <table:table-cell office:value-type="float" office:value="-5849.109" calcext:value-type="float">
            <text:p>-5849.109</text:p>
          </table:table-cell>
          <table:table-cell office:value-type="float" office:value="-4379.323" calcext:value-type="float">
            <text:p>-4379.323</text:p>
          </table:table-cell>
          <table:table-cell office:value-type="float" office:value="4156.903" calcext:value-type="float">
            <text:p>4156.903</text:p>
          </table:table-cell>
          <table:table-cell table:number-columns-repeated="46"/>
        </table:table-row>
        <table:table-row table:style-name="ro1">
          <table:table-cell table:formula="of:=MID([.B74];3;3)" office:value-type="string" office:string-value="073" calcext:value-type="string">
            <text:p>073</text:p>
          </table:table-cell>
          <table:table-cell table:style-name="ce18" office:value-type="string" calcext:value-type="string">
            <text:p>FT073A</text:p>
          </table:table-cell>
          <table:table-cell table:style-name="ce18" office:value-type="float" office:value="117730" calcext:value-type="float">
            <text:p>117730</text:p>
          </table:table-cell>
          <table:table-cell table:style-name="ce18" office:value-type="float" office:value="7090" calcext:value-type="float">
            <text:p>709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2.91" calcext:value-type="float">
            <text:p>232.91</text:p>
          </table:table-cell>
          <table:table-cell table:style-name="Default" office:value-type="float" office:value="4.11107" calcext:value-type="float">
            <text:p>4.11107</text:p>
          </table:table-cell>
          <table:table-cell office:value-type="float" office:value="232.735" calcext:value-type="float">
            <text:p>232.735</text:p>
          </table:table-cell>
          <table:table-cell office:value-type="float" office:value="0.003" calcext:value-type="float">
            <text:p>0.003</text:p>
          </table:table-cell>
          <table:table-cell office:value-type="float" office:value="47.03" calcext:value-type="float">
            <text:p>47.03</text:p>
          </table:table-cell>
          <table:table-cell office:value-type="float" office:value="0.098" calcext:value-type="float">
            <text:p>0.098</text:p>
          </table:table-cell>
          <table:table-cell office:value-type="float" office:value="-0.731643" calcext:value-type="float">
            <text:p>-0.731643</text:p>
          </table:table-cell>
          <table:table-cell office:value-type="float" office:value="-0.669853" calcext:value-type="float">
            <text:p>-0.669853</text:p>
          </table:table-cell>
          <table:table-cell office:value-type="string" calcext:value-type="string">
            <text:p><text:span text:style-name="T1">0.126473</text:span></text:p>
          </table:table-cell>
          <table:table-cell office:value-type="float" office:value="-5861.506" calcext:value-type="float">
            <text:p>-5861.506</text:p>
          </table:table-cell>
          <table:table-cell office:value-type="float" office:value="-5969.311" calcext:value-type="float">
            <text:p>-5969.311</text:p>
          </table:table-cell>
          <table:table-cell office:value-type="float" office:value="826.666" calcext:value-type="float">
            <text:p>826.666</text:p>
          </table:table-cell>
          <table:table-cell table:number-columns-repeated="46"/>
        </table:table-row>
        <table:table-row table:style-name="ro1">
          <table:table-cell table:formula="of:=MID([.B75];3;3)" office:value-type="string" office:string-value="074" calcext:value-type="string">
            <text:p>074</text:p>
          </table:table-cell>
          <table:table-cell table:style-name="ce18" office:value-type="string" calcext:value-type="string">
            <text:p>FT074A</text:p>
          </table:table-cell>
          <table:table-cell table:style-name="ce18" office:value-type="float" office:value="117732" calcext:value-type="float">
            <text:p>117732</text:p>
          </table:table-cell>
          <table:table-cell table:style-name="ce18" office:value-type="float" office:value="6395" calcext:value-type="float">
            <text:p>6395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234.231" calcext:value-type="float">
            <text:p>234.231</text:p>
          </table:table-cell>
          <table:table-cell table:style-name="Default" office:value-type="float" office:value="4.10325" calcext:value-type="float">
            <text:p>4.10325</text:p>
          </table:table-cell>
          <table:table-cell office:value-type="float" office:value="234.12" calcext:value-type="float">
            <text:p>234.12</text:p>
          </table:table-cell>
          <table:table-cell office:value-type="float" office:value="0.004" calcext:value-type="float">
            <text:p>0.004</text:p>
          </table:table-cell>
          <table:table-cell office:value-type="float" office:value="46.91" calcext:value-type="float">
            <text:p>46.9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848069" calcext:value-type="float">
            <text:p>-0.848069</text:p>
          </table:table-cell>
          <table:table-cell office:value-type="float" office:value="-0.513054" calcext:value-type="float">
            <text:p>-0.513054</text:p>
          </table:table-cell>
          <table:table-cell office:value-type="float" office:value="-0.132494" calcext:value-type="float">
            <text:p>-0.132494</text:p>
          </table:table-cell>
          <table:table-cell office:value-type="float" office:value="-6998.221" calcext:value-type="float">
            <text:p>-6998.221</text:p>
          </table:table-cell>
          <table:table-cell office:value-type="float" office:value="-4500.966" calcext:value-type="float">
            <text:p>-4500.966</text:p>
          </table:table-cell>
          <table:table-cell office:value-type="float" office:value="-1200.169" calcext:value-type="float">
            <text:p>-1200.169</text:p>
          </table:table-cell>
          <table:table-cell table:number-columns-repeated="46"/>
        </table:table-row>
        <table:table-row table:style-name="ro1">
          <table:table-cell table:formula="of:=MID([.B76];3;3)" office:value-type="string" office:string-value="075" calcext:value-type="string">
            <text:p>075</text:p>
          </table:table-cell>
          <table:table-cell table:style-name="ce18" office:value-type="string" calcext:value-type="string">
            <text:p>FT075A</text:p>
          </table:table-cell>
          <table:table-cell table:style-name="ce18" office:value-type="float" office:value="117734" calcext:value-type="float">
            <text:p>117734</text:p>
          </table:table-cell>
          <table:table-cell table:style-name="ce18" office:value-type="float" office:value="6720" calcext:value-type="float">
            <text:p>6720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232.108" calcext:value-type="float">
            <text:p>232.108</text:p>
          </table:table-cell>
          <table:table-cell table:style-name="Default" office:value-type="float" office:value="3.97562" calcext:value-type="float">
            <text:p>3.97562</text:p>
          </table:table-cell>
          <table:table-cell office:value-type="float" office:value="232.095" calcext:value-type="float">
            <text:p>232.095</text:p>
          </table:table-cell>
          <table:table-cell office:value-type="float" office:value="0.003" calcext:value-type="float">
            <text:p>0.003</text:p>
          </table:table-cell>
          <table:table-cell office:value-type="float" office:value="49.476" calcext:value-type="float">
            <text:p>49.47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918" calcext:value-type="float">
            <text:p>-0.918</text:p>
          </table:table-cell>
          <table:table-cell office:value-type="float" office:value="-0.346478" calcext:value-type="float">
            <text:p>-0.346478</text:p>
          </table:table-cell>
          <table:table-cell office:value-type="float" office:value="0.192949" calcext:value-type="float">
            <text:p>0.192949</text:p>
          </table:table-cell>
          <table:table-cell office:value-type="float" office:value="-7827.771" calcext:value-type="float">
            <text:p>-7827.771</text:p>
          </table:table-cell>
          <table:table-cell office:value-type="float" office:value="-2568.003" calcext:value-type="float">
            <text:p>-2568.003</text:p>
          </table:table-cell>
          <table:table-cell office:value-type="float" office:value="1675.129" calcext:value-type="float">
            <text:p>1675.129</text:p>
          </table:table-cell>
          <table:table-cell table:number-columns-repeated="46"/>
        </table:table-row>
        <table:table-row table:style-name="ro1">
          <table:table-cell table:formula="of:=MID([.B77];3;3)" office:value-type="string" office:string-value="076" calcext:value-type="string">
            <text:p>076</text:p>
          </table:table-cell>
          <table:table-cell table:style-name="ce18" office:value-type="string" calcext:value-type="string">
            <text:p>FT076A</text:p>
          </table:table-cell>
          <table:table-cell table:style-name="ce18" office:value-type="float" office:value="117736" calcext:value-type="float">
            <text:p>117736</text:p>
          </table:table-cell>
          <table:table-cell table:style-name="ce18" office:value-type="float" office:value="6500" calcext:value-type="float">
            <text:p>650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269" calcext:value-type="float">
            <text:p>235.269</text:p>
          </table:table-cell>
          <table:table-cell table:style-name="Default" office:value-type="float" office:value="4.01051" calcext:value-type="float">
            <text:p>4.01051</text:p>
          </table:table-cell>
          <table:table-cell office:value-type="float" office:value="236.407" calcext:value-type="float">
            <text:p>236.407</text:p>
          </table:table-cell>
          <table:table-cell office:value-type="float" office:value="0.006" calcext:value-type="float">
            <text:p>0.006</text:p>
          </table:table-cell>
          <table:table-cell office:value-type="float" office:value="6.481" calcext:value-type="float">
            <text:p>6.481</text:p>
          </table:table-cell>
          <table:table-cell office:value-type="float" office:value="0.151" calcext:value-type="float">
            <text:p>0.151</text:p>
          </table:table-cell>
          <table:table-cell office:value-type="float" office:value="-0.584086" calcext:value-type="float">
            <text:p>-0.584086</text:p>
          </table:table-cell>
          <table:table-cell office:value-type="float" office:value="-0.801357" calcext:value-type="float">
            <text:p>-0.801357</text:p>
          </table:table-cell>
          <table:table-cell office:value-type="float" office:value="-0.129116" calcext:value-type="float">
            <text:p>-0.129116</text:p>
          </table:table-cell>
          <table:table-cell office:value-type="float" office:value="-4606.263" calcext:value-type="float">
            <text:p>-4606.263</text:p>
          </table:table-cell>
          <table:table-cell office:value-type="float" office:value="-6922.916" calcext:value-type="float">
            <text:p>-6922.916</text:p>
          </table:table-cell>
          <table:table-cell office:value-type="float" office:value="-1235.995" calcext:value-type="float">
            <text:p>-1235.995</text:p>
          </table:table-cell>
          <table:table-cell table:number-columns-repeated="46"/>
        </table:table-row>
        <table:table-row table:style-name="ro1">
          <table:table-cell table:formula="of:=MID([.B78];3;3)" office:value-type="string" office:string-value="077" calcext:value-type="string">
            <text:p>077</text:p>
          </table:table-cell>
          <table:table-cell table:style-name="ce18" office:value-type="string" calcext:value-type="string">
            <text:p>FT077A</text:p>
          </table:table-cell>
          <table:table-cell table:style-name="ce18" office:value-type="float" office:value="117738" calcext:value-type="float">
            <text:p>117738</text:p>
          </table:table-cell>
          <table:table-cell table:style-name="ce18" office:value-type="float" office:value="7015" calcext:value-type="float">
            <text:p>7015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5.565" calcext:value-type="float">
            <text:p>235.565</text:p>
          </table:table-cell>
          <table:table-cell table:style-name="Default" office:value-type="float" office:value="3.93459" calcext:value-type="float">
            <text:p>3.93459</text:p>
          </table:table-cell>
          <table:table-cell office:value-type="float" office:value="235.62" calcext:value-type="float">
            <text:p>235.62</text:p>
          </table:table-cell>
          <table:table-cell office:value-type="float" office:value="0.003" calcext:value-type="float">
            <text:p>0.003</text:p>
          </table:table-cell>
          <table:table-cell office:value-type="float" office:value="44.269" calcext:value-type="float">
            <text:p>44.269</text:p>
          </table:table-cell>
          <table:table-cell office:value-type="float" office:value="0.11" calcext:value-type="float">
            <text:p>0.11</text:p>
          </table:table-cell>
          <table:table-cell office:value-type="float" office:value="-0.446296" calcext:value-type="float">
            <text:p>-0.446296</text:p>
          </table:table-cell>
          <table:table-cell office:value-type="float" office:value="-0.559013" calcext:value-type="float">
            <text:p>-0.559013</text:p>
          </table:table-cell>
          <table:table-cell office:value-type="float" office:value="0.698802" calcext:value-type="float">
            <text:p>0.698802</text:p>
          </table:table-cell>
          <table:table-cell office:value-type="float" office:value="-3835.935" calcext:value-type="float">
            <text:p>-3835.935</text:p>
          </table:table-cell>
          <table:table-cell office:value-type="float" office:value="-5017.771" calcext:value-type="float">
            <text:p>-5017.771</text:p>
          </table:table-cell>
          <table:table-cell office:value-type="float" office:value="5547.997" calcext:value-type="float">
            <text:p>5547.997</text:p>
          </table:table-cell>
          <table:table-cell table:number-columns-repeated="46"/>
        </table:table-row>
        <table:table-row table:style-name="ro1">
          <table:table-cell table:formula="of:=MID([.B79];3;3)" office:value-type="string" office:string-value="078" calcext:value-type="string">
            <text:p>078</text:p>
          </table:table-cell>
          <table:table-cell table:style-name="ce18" office:value-type="string" calcext:value-type="string">
            <text:p>FT078A</text:p>
          </table:table-cell>
          <table:table-cell table:style-name="ce18" office:value-type="float" office:value="117740" calcext:value-type="float">
            <text:p>117740</text:p>
          </table:table-cell>
          <table:table-cell table:style-name="ce18" office:value-type="float" office:value="6500" calcext:value-type="float">
            <text:p>650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235.242" calcext:value-type="float">
            <text:p>235.242</text:p>
          </table:table-cell>
          <table:table-cell table:style-name="Default" office:value-type="float" office:value="3.95917" calcext:value-type="float">
            <text:p>3.95917</text:p>
          </table:table-cell>
          <table:table-cell office:value-type="float" office:value="235.186" calcext:value-type="float">
            <text:p>235.186</text:p>
          </table:table-cell>
          <table:table-cell office:value-type="float" office:value="0.003" calcext:value-type="float">
            <text:p>0.003</text:p>
          </table:table-cell>
          <table:table-cell office:value-type="float" office:value="40.872" calcext:value-type="float">
            <text:p>40.872</text:p>
          </table:table-cell>
          <table:table-cell office:value-type="float" office:value="0.096" calcext:value-type="float">
            <text:p>0.096</text:p>
          </table:table-cell>
          <table:table-cell office:value-type="float" office:value="-0.172152" calcext:value-type="float">
            <text:p>-0.172152</text:p>
          </table:table-cell>
          <table:table-cell office:value-type="float" office:value="-0.252277" calcext:value-type="float">
            <text:p>-0.252277</text:p>
          </table:table-cell>
          <table:table-cell office:value-type="float" office:value="0.952218" calcext:value-type="float">
            <text:p>0.952218</text:p>
          </table:table-cell>
          <table:table-cell office:value-type="float" office:value="-1447.691" calcext:value-type="float">
            <text:p>-1447.691</text:p>
          </table:table-cell>
          <table:table-cell office:value-type="float" office:value="-1583.878" calcext:value-type="float">
            <text:p>-1583.878</text:p>
          </table:table-cell>
          <table:table-cell office:value-type="float" office:value="8128.01" calcext:value-type="float">
            <text:p>8128.01</text:p>
          </table:table-cell>
          <table:table-cell table:number-columns-repeated="46"/>
        </table:table-row>
        <table:table-row table:style-name="ro1">
          <table:table-cell table:formula="of:=MID([.B80];3;3)" office:value-type="string" office:string-value="079" calcext:value-type="string">
            <text:p>079</text:p>
          </table:table-cell>
          <table:table-cell table:style-name="ce18" office:value-type="string" calcext:value-type="string">
            <text:p>FT079A</text:p>
          </table:table-cell>
          <table:table-cell table:style-name="ce18" office:value-type="float" office:value="117742" calcext:value-type="float">
            <text:p>117742</text:p>
          </table:table-cell>
          <table:table-cell table:style-name="ce18" office:value-type="float" office:value="6215" calcext:value-type="float">
            <text:p>6215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234.057" calcext:value-type="float">
            <text:p>234.057</text:p>
          </table:table-cell>
          <table:table-cell table:style-name="Default" office:value-type="float" office:value="3.8984" calcext:value-type="float">
            <text:p>3.8984</text:p>
          </table:table-cell>
          <table:table-cell office:value-type="float" office:value="234.673" calcext:value-type="float">
            <text:p>234.673</text:p>
          </table:table-cell>
          <table:table-cell office:value-type="float" office:value="0.004" calcext:value-type="float">
            <text:p>0.004</text:p>
          </table:table-cell>
          <table:table-cell office:value-type="float" office:value="22.916" calcext:value-type="float">
            <text:p>22.916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532581" calcext:value-type="float">
            <text:p>-0.0532581</text:p>
          </table:table-cell>
          <table:table-cell office:value-type="float" office:value="0.0163057" calcext:value-type="float">
            <text:p>0.0163057</text:p>
          </table:table-cell>
          <table:table-cell office:value-type="float" office:value="0.998448" calcext:value-type="float">
            <text:p>0.998448</text:p>
          </table:table-cell>
          <table:table-cell office:value-type="float" office:value="-1120.945" calcext:value-type="float">
            <text:p>-1120.945</text:p>
          </table:table-cell>
          <table:table-cell office:value-type="float" office:value="-53.557" calcext:value-type="float">
            <text:p>-53.557</text:p>
          </table:table-cell>
          <table:table-cell office:value-type="float" office:value="8330.711" calcext:value-type="float">
            <text:p>8330.711</text:p>
          </table:table-cell>
          <table:table-cell table:number-columns-repeated="46"/>
        </table:table-row>
        <table:table-row table:style-name="ro1">
          <table:table-cell table:formula="of:=MID([.B81];3;3)" office:value-type="string" office:string-value="080" calcext:value-type="string">
            <text:p>080</text:p>
          </table:table-cell>
          <table:table-cell table:style-name="ce18" office:value-type="string" calcext:value-type="string">
            <text:p>FT080A</text:p>
          </table:table-cell>
          <table:table-cell table:style-name="ce18" office:value-type="float" office:value="117744" calcext:value-type="float">
            <text:p>117744</text:p>
          </table:table-cell>
          <table:table-cell table:style-name="ce18" office:value-type="float" office:value="6960" calcext:value-type="float">
            <text:p>6960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231.658" calcext:value-type="float">
            <text:p>231.658</text:p>
          </table:table-cell>
          <table:table-cell table:style-name="Default" office:value-type="float" office:value="3.98234" calcext:value-type="float">
            <text:p>3.98234</text:p>
          </table:table-cell>
          <table:table-cell office:value-type="float" office:value="232.029" calcext:value-type="float">
            <text:p>232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33.734" calcext:value-type="float">
            <text:p>33.73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1651" calcext:value-type="float">
            <text:p>0.151651</text:p>
          </table:table-cell>
          <table:table-cell office:value-type="float" office:value="-0.246145" calcext:value-type="float">
            <text:p>-0.246145</text:p>
          </table:table-cell>
          <table:table-cell office:value-type="float" office:value="0.957296" calcext:value-type="float">
            <text:p>0.957296</text:p>
          </table:table-cell>
          <table:table-cell office:value-type="float" office:value="463.266" calcext:value-type="float">
            <text:p>463.266</text:p>
          </table:table-cell>
          <table:table-cell office:value-type="float" office:value="-1929.722" calcext:value-type="float">
            <text:p>-1929.722</text:p>
          </table:table-cell>
          <table:table-cell office:value-type="float" office:value="8168.845" calcext:value-type="float">
            <text:p>8168.845</text:p>
          </table:table-cell>
          <table:table-cell table:number-columns-repeated="46"/>
        </table:table-row>
        <table:table-row table:style-name="ro1">
          <table:table-cell table:formula="of:=MID([.B82];3;3)" office:value-type="string" office:string-value="081" calcext:value-type="string">
            <text:p>081</text:p>
          </table:table-cell>
          <table:table-cell table:style-name="ce18" office:value-type="string" calcext:value-type="string">
            <text:p>FT081A</text:p>
          </table:table-cell>
          <table:table-cell table:style-name="ce18" office:value-type="float" office:value="117746" calcext:value-type="float">
            <text:p>117746</text:p>
          </table:table-cell>
          <table:table-cell table:style-name="ce18" office:value-type="float" office:value="6455" calcext:value-type="float">
            <text:p>645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0.87" calcext:value-type="float">
            <text:p>230.87</text:p>
          </table:table-cell>
          <table:table-cell table:style-name="Default" office:value-type="float" office:value="3.94692" calcext:value-type="float">
            <text:p>3.94692</text:p>
          </table:table-cell>
          <table:table-cell office:value-type="float" office:value="230.812" calcext:value-type="float">
            <text:p>230.812</text:p>
          </table:table-cell>
          <table:table-cell office:value-type="float" office:value="0.003" calcext:value-type="float">
            <text:p>0.003</text:p>
          </table:table-cell>
          <table:table-cell office:value-type="float" office:value="53.981" calcext:value-type="float">
            <text:p>53.98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95706" calcext:value-type="float">
            <text:p>0.395706</text:p>
          </table:table-cell>
          <table:table-cell office:value-type="float" office:value="-0.549093" calcext:value-type="float">
            <text:p>-0.549093</text:p>
          </table:table-cell>
          <table:table-cell office:value-type="float" office:value="0.736148" calcext:value-type="float">
            <text:p>0.736148</text:p>
          </table:table-cell>
          <table:table-cell office:value-type="float" office:value="3608.282" calcext:value-type="float">
            <text:p>3608.282</text:p>
          </table:table-cell>
          <table:table-cell office:value-type="float" office:value="-4613.751" calcext:value-type="float">
            <text:p>-4613.751</text:p>
          </table:table-cell>
          <table:table-cell office:value-type="float" office:value="6030.725" calcext:value-type="float">
            <text:p>6030.725</text:p>
          </table:table-cell>
          <table:table-cell table:number-columns-repeated="46"/>
        </table:table-row>
        <table:table-row table:style-name="ro1">
          <table:table-cell table:formula="of:=MID([.B83];3;3)" office:value-type="string" office:string-value="082" calcext:value-type="string">
            <text:p>082</text:p>
          </table:table-cell>
          <table:table-cell table:style-name="ce18" office:value-type="string" calcext:value-type="string">
            <text:p>FT082A</text:p>
          </table:table-cell>
          <table:table-cell table:style-name="ce18" office:value-type="float" office:value="117748" calcext:value-type="float">
            <text:p>117748</text:p>
          </table:table-cell>
          <table:table-cell table:style-name="ce18" office:value-type="float" office:value="8870" calcext:value-type="float">
            <text:p>887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71" calcext:value-type="float">
            <text:p>231.71</text:p>
          </table:table-cell>
          <table:table-cell table:style-name="Default" office:value-type="float" office:value="3.97733" calcext:value-type="float">
            <text:p>3.97733</text:p>
          </table:table-cell>
          <table:table-cell office:value-type="float" office:value="231.625" calcext:value-type="float">
            <text:p>231.625</text:p>
          </table:table-cell>
          <table:table-cell office:value-type="float" office:value="0.003" calcext:value-type="float">
            <text:p>0.003</text:p>
          </table:table-cell>
          <table:table-cell office:value-type="float" office:value="46.286" calcext:value-type="float">
            <text:p>46.28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01839" calcext:value-type="float">
            <text:p>0.0101839</text:p>
          </table:table-cell>
          <table:table-cell office:value-type="float" office:value="-0.654764" calcext:value-type="float">
            <text:p>-0.654764</text:p>
          </table:table-cell>
          <table:table-cell office:value-type="float" office:value="0.755765" calcext:value-type="float">
            <text:p>0.755765</text:p>
          </table:table-cell>
          <table:table-cell office:value-type="float" office:value="547.387" calcext:value-type="float">
            <text:p>547.387</text:p>
          </table:table-cell>
          <table:table-cell office:value-type="float" office:value="-5395.765" calcext:value-type="float">
            <text:p>-5395.765</text:p>
          </table:table-cell>
          <table:table-cell office:value-type="float" office:value="6423.728" calcext:value-type="float">
            <text:p>6423.728</text:p>
          </table:table-cell>
          <table:table-cell table:number-columns-repeated="46"/>
        </table:table-row>
        <table:table-row table:style-name="ro1">
          <table:table-cell table:formula="of:=MID([.B84];3;3)" office:value-type="string" office:string-value="083" calcext:value-type="string">
            <text:p>083</text:p>
          </table:table-cell>
          <table:table-cell table:style-name="ce18" office:value-type="string" calcext:value-type="string">
            <text:p>FT083A</text:p>
          </table:table-cell>
          <table:table-cell table:style-name="ce18" office:value-type="float" office:value="117750" calcext:value-type="float">
            <text:p>117750</text:p>
          </table:table-cell>
          <table:table-cell table:style-name="ce18" office:value-type="float" office:value="6835" calcext:value-type="float">
            <text:p>683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2.003" calcext:value-type="float">
            <text:p>232.003</text:p>
          </table:table-cell>
          <table:table-cell table:style-name="Default" office:value-type="float" office:value="4.01436" calcext:value-type="float">
            <text:p>4.01436</text:p>
          </table:table-cell>
          <table:table-cell office:value-type="float" office:value="232.848" calcext:value-type="float">
            <text:p>232.848</text:p>
          </table:table-cell>
          <table:table-cell office:value-type="float" office:value="0.003" calcext:value-type="float">
            <text:p>0.003</text:p>
          </table:table-cell>
          <table:table-cell office:value-type="float" office:value="16.223" calcext:value-type="float">
            <text:p>16.2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707226" calcext:value-type="float">
            <text:p>0.707226</text:p>
          </table:table-cell>
          <table:table-cell office:value-type="float" office:value="0.244325" calcext:value-type="float">
            <text:p>0.244325</text:p>
          </table:table-cell>
          <table:table-cell office:value-type="float" office:value="0.663428" calcext:value-type="float">
            <text:p>0.663428</text:p>
          </table:table-cell>
          <table:table-cell office:value-type="float" office:value="6282.813" calcext:value-type="float">
            <text:p>6282.813</text:p>
          </table:table-cell>
          <table:table-cell office:value-type="float" office:value="2695.713" calcext:value-type="float">
            <text:p>2695.713</text:p>
          </table:table-cell>
          <table:table-cell office:value-type="float" office:value="4892.855" calcext:value-type="float">
            <text:p>4892.855</text:p>
          </table:table-cell>
          <table:table-cell table:number-columns-repeated="46"/>
        </table:table-row>
        <table:table-row table:style-name="ro1">
          <table:table-cell table:formula="of:=MID([.B85];3;3)" office:value-type="string" office:string-value="084" calcext:value-type="string">
            <text:p>084</text:p>
          </table:table-cell>
          <table:table-cell table:style-name="ce18" office:value-type="string" calcext:value-type="string">
            <text:p>FT084A</text:p>
          </table:table-cell>
          <table:table-cell table:style-name="ce18" office:value-type="float" office:value="117752" calcext:value-type="float">
            <text:p>117752</text:p>
          </table:table-cell>
          <table:table-cell table:style-name="ce18" office:value-type="float" office:value="7690" calcext:value-type="float">
            <text:p>769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279" calcext:value-type="float">
            <text:p>231.279</text:p>
          </table:table-cell>
          <table:table-cell table:style-name="Default" office:value-type="float" office:value="3.97508" calcext:value-type="float">
            <text:p>3.97508</text:p>
          </table:table-cell>
          <table:table-cell office:value-type="float" office:value="231.144" calcext:value-type="float">
            <text:p>231.144</text:p>
          </table:table-cell>
          <table:table-cell office:value-type="float" office:value="0.003" calcext:value-type="float">
            <text:p>0.003</text:p>
          </table:table-cell>
          <table:table-cell office:value-type="float" office:value="52.092" calcext:value-type="float">
            <text:p>52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96134" calcext:value-type="float">
            <text:p>0.296134</text:p>
          </table:table-cell>
          <table:table-cell office:value-type="float" office:value="0.129686" calcext:value-type="float">
            <text:p>0.129686</text:p>
          </table:table-cell>
          <table:table-cell office:value-type="float" office:value="0.946301" calcext:value-type="float">
            <text:p>0.946301</text:p>
          </table:table-cell>
          <table:table-cell office:value-type="float" office:value="2252.848" calcext:value-type="float">
            <text:p>2252.848</text:p>
          </table:table-cell>
          <table:table-cell office:value-type="float" office:value="882.753" calcext:value-type="float">
            <text:p>882.753</text:p>
          </table:table-cell>
          <table:table-cell office:value-type="float" office:value="8050.378" calcext:value-type="float">
            <text:p>8050.378</text:p>
          </table:table-cell>
          <table:table-cell table:number-columns-repeated="46"/>
        </table:table-row>
        <table:table-row table:style-name="ro1">
          <table:table-cell table:formula="of:=MID([.B86];3;3)" office:value-type="string" office:string-value="085" calcext:value-type="string">
            <text:p>085</text:p>
          </table:table-cell>
          <table:table-cell table:style-name="ce18" office:value-type="string" calcext:value-type="string">
            <text:p>FT085A</text:p>
          </table:table-cell>
          <table:table-cell table:style-name="ce18" office:value-type="float" office:value="117754" calcext:value-type="float">
            <text:p>117754</text:p>
          </table:table-cell>
          <table:table-cell table:style-name="ce18" office:value-type="float" office:value="8275" calcext:value-type="float">
            <text:p>827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1.736" calcext:value-type="float">
            <text:p>231.736</text:p>
          </table:table-cell>
          <table:table-cell table:style-name="Default" office:value-type="float" office:value="3.97161" calcext:value-type="float">
            <text:p>3.97161</text:p>
          </table:table-cell>
          <table:table-cell office:value-type="float" office:value="232.238" calcext:value-type="float">
            <text:p>232.238</text:p>
          </table:table-cell>
          <table:table-cell office:value-type="float" office:value="0.003" calcext:value-type="float">
            <text:p>0.003</text:p>
          </table:table-cell>
          <table:table-cell office:value-type="float" office:value="30.611" calcext:value-type="float">
            <text:p>30.611</text:p>
          </table:table-cell>
          <table:table-cell office:value-type="float" office:value="0.11" calcext:value-type="float">
            <text:p>0.11</text:p>
          </table:table-cell>
          <table:table-cell office:value-type="float" office:value="0.594788" calcext:value-type="float">
            <text:p>0.594788</text:p>
          </table:table-cell>
          <table:table-cell office:value-type="float" office:value="-0.232988" calcext:value-type="float">
            <text:p>-0.232988</text:p>
          </table:table-cell>
          <table:table-cell office:value-type="float" office:value="0.769379" calcext:value-type="float">
            <text:p>0.769379</text:p>
          </table:table-cell>
          <table:table-cell office:value-type="float" office:value="5700.359" calcext:value-type="float">
            <text:p>5700.359</text:p>
          </table:table-cell>
          <table:table-cell office:value-type="float" office:value="-2127.405" calcext:value-type="float">
            <text:p>-2127.405</text:p>
          </table:table-cell>
          <table:table-cell office:value-type="float" office:value="5801.015" calcext:value-type="float">
            <text:p>5801.015</text:p>
          </table:table-cell>
          <table:table-cell table:number-columns-repeated="46"/>
        </table:table-row>
        <table:table-row table:style-name="ro1">
          <table:table-cell table:formula="of:=MID([.B87];3;3)" office:value-type="string" office:string-value="086" calcext:value-type="string">
            <text:p>086</text:p>
          </table:table-cell>
          <table:table-cell table:style-name="ce18" office:value-type="string" calcext:value-type="string">
            <text:p>FT086A</text:p>
          </table:table-cell>
          <table:table-cell table:style-name="ce18" office:value-type="float" office:value="117756" calcext:value-type="float">
            <text:p>117756</text:p>
          </table:table-cell>
          <table:table-cell table:style-name="ce18" office:value-type="float" office:value="5590" calcext:value-type="float">
            <text:p>559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4.124" calcext:value-type="float">
            <text:p>234.124</text:p>
          </table:table-cell>
          <table:table-cell table:style-name="Default" office:value-type="float" office:value="3.97318" calcext:value-type="float">
            <text:p>3.97318</text:p>
          </table:table-cell>
          <table:table-cell office:value-type="float" office:value="233.869" calcext:value-type="float">
            <text:p>233.869</text:p>
          </table:table-cell>
          <table:table-cell office:value-type="float" office:value="0.003" calcext:value-type="float">
            <text:p>0.003</text:p>
          </table:table-cell>
          <table:table-cell office:value-type="float" office:value="49.971" calcext:value-type="float">
            <text:p>49.97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79086" calcext:value-type="float">
            <text:p>0.0179086</text:p>
          </table:table-cell>
          <table:table-cell office:value-type="float" office:value="0.72443" calcext:value-type="float">
            <text:p>0.72443</text:p>
          </table:table-cell>
          <table:table-cell office:value-type="float" office:value="0.689116" calcext:value-type="float">
            <text:p>0.689116</text:p>
          </table:table-cell>
          <table:table-cell office:value-type="float" office:value="165.918" calcext:value-type="float">
            <text:p>165.918</text:p>
          </table:table-cell>
          <table:table-cell office:value-type="float" office:value="6173.111" calcext:value-type="float">
            <text:p>6173.111</text:p>
          </table:table-cell>
          <table:table-cell office:value-type="float" office:value="5705.159" calcext:value-type="float">
            <text:p>5705.159</text:p>
          </table:table-cell>
          <table:table-cell table:number-columns-repeated="46"/>
        </table:table-row>
        <table:table-row table:style-name="ro1">
          <table:table-cell table:formula="of:=MID([.B88];3;3)" office:value-type="string" office:string-value="087" calcext:value-type="string">
            <text:p>087</text:p>
          </table:table-cell>
          <table:table-cell table:style-name="ce18" office:value-type="string" calcext:value-type="string">
            <text:p>FT087A</text:p>
          </table:table-cell>
          <table:table-cell table:style-name="ce18" office:value-type="float" office:value="117758" calcext:value-type="float">
            <text:p>117758</text:p>
          </table:table-cell>
          <table:table-cell table:style-name="ce18" office:value-type="float" office:value="9060" calcext:value-type="float">
            <text:p>906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5.804" calcext:value-type="float">
            <text:p>235.804</text:p>
          </table:table-cell>
          <table:table-cell table:style-name="Default" office:value-type="float" office:value="4.04469" calcext:value-type="float">
            <text:p>4.04469</text:p>
          </table:table-cell>
          <table:table-cell office:value-type="float" office:value="235.465" calcext:value-type="float">
            <text:p>235.465</text:p>
          </table:table-cell>
          <table:table-cell office:value-type="float" office:value="0.003" calcext:value-type="float">
            <text:p>0.003</text:p>
          </table:table-cell>
          <table:table-cell office:value-type="float" office:value="51.952" calcext:value-type="float">
            <text:p>51.952</text:p>
          </table:table-cell>
          <table:table-cell office:value-type="float" office:value="0.1" calcext:value-type="float">
            <text:p>0.1</text:p>
          </table:table-cell>
          <table:table-cell office:value-type="float" office:value="-0.00562605" calcext:value-type="float">
            <text:p>-0.00562605</text:p>
          </table:table-cell>
          <table:table-cell office:value-type="float" office:value="0.31266" calcext:value-type="float">
            <text:p>0.31266</text:p>
          </table:table-cell>
          <table:table-cell office:value-type="float" office:value="0.949848" calcext:value-type="float">
            <text:p>0.949848</text:p>
          </table:table-cell>
          <table:table-cell office:value-type="float" office:value="297.012" calcext:value-type="float">
            <text:p>297.012</text:p>
          </table:table-cell>
          <table:table-cell office:value-type="float" office:value="2257.347" calcext:value-type="float">
            <text:p>2257.347</text:p>
          </table:table-cell>
          <table:table-cell office:value-type="float" office:value="8092.082" calcext:value-type="float">
            <text:p>8092.082</text:p>
          </table:table-cell>
          <table:table-cell table:number-columns-repeated="46"/>
        </table:table-row>
        <table:table-row table:style-name="ro1">
          <table:table-cell table:formula="of:=MID([.B89];3;3)" office:value-type="string" office:string-value="088" calcext:value-type="string">
            <text:p>088</text:p>
          </table:table-cell>
          <table:table-cell table:style-name="ce18" office:value-type="string" calcext:value-type="string">
            <text:p>FT088A</text:p>
          </table:table-cell>
          <table:table-cell table:style-name="ce18" office:value-type="float" office:value="117760" calcext:value-type="float">
            <text:p>117760</text:p>
          </table:table-cell>
          <table:table-cell table:style-name="ce18" office:value-type="float" office:value="9180" calcext:value-type="float">
            <text:p>918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5.475" calcext:value-type="float">
            <text:p>235.475</text:p>
          </table:table-cell>
          <table:table-cell table:style-name="Default" office:value-type="float" office:value="3.93221" calcext:value-type="float">
            <text:p>3.93221</text:p>
          </table:table-cell>
          <table:table-cell office:value-type="float" office:value="236.221" calcext:value-type="float">
            <text:p>236.221</text:p>
          </table:table-cell>
          <table:table-cell office:value-type="float" office:value="0.003" calcext:value-type="float">
            <text:p>0.003</text:p>
          </table:table-cell>
          <table:table-cell office:value-type="float" office:value="21.928" calcext:value-type="float">
            <text:p>21.9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2731" calcext:value-type="float">
            <text:p>0.32731</text:p>
          </table:table-cell>
          <table:table-cell office:value-type="float" office:value="0.528764" calcext:value-type="float">
            <text:p>0.528764</text:p>
          </table:table-cell>
          <table:table-cell office:value-type="float" office:value="0.78312" calcext:value-type="float">
            <text:p>0.78312</text:p>
          </table:table-cell>
          <table:table-cell office:value-type="float" office:value="2474.633" calcext:value-type="float">
            <text:p>2474.633</text:p>
          </table:table-cell>
          <table:table-cell office:value-type="float" office:value="5334.215" calcext:value-type="float">
            <text:p>5334.215</text:p>
          </table:table-cell>
          <table:table-cell office:value-type="float" office:value="6008.53" calcext:value-type="float">
            <text:p>6008.53</text:p>
          </table:table-cell>
          <table:table-cell table:number-columns-repeated="46"/>
        </table:table-row>
        <table:table-row table:style-name="ro1">
          <table:table-cell table:formula="of:=MID([.B90];3;3)" office:value-type="string" office:string-value="089" calcext:value-type="string">
            <text:p>089</text:p>
          </table:table-cell>
          <table:table-cell table:style-name="ce18" office:value-type="string" calcext:value-type="string">
            <text:p>FT089A</text:p>
          </table:table-cell>
          <table:table-cell table:style-name="ce18" office:value-type="float" office:value="117762" calcext:value-type="float">
            <text:p>117762</text:p>
          </table:table-cell>
          <table:table-cell table:style-name="ce18" office:value-type="float" office:value="6050" calcext:value-type="float">
            <text:p>605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3.718" calcext:value-type="float">
            <text:p>233.718</text:p>
          </table:table-cell>
          <table:table-cell table:style-name="Default" office:value-type="float" office:value="3.95164" calcext:value-type="float">
            <text:p>3.95164</text:p>
          </table:table-cell>
          <table:table-cell office:value-type="float" office:value="233.687" calcext:value-type="float">
            <text:p>233.687</text:p>
          </table:table-cell>
          <table:table-cell office:value-type="float" office:value="0.003" calcext:value-type="float">
            <text:p>0.003</text:p>
          </table:table-cell>
          <table:table-cell office:value-type="float" office:value="51.269" calcext:value-type="float">
            <text:p>51.26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686079" calcext:value-type="float">
            <text:p>-0.686079</text:p>
          </table:table-cell>
          <table:table-cell office:value-type="float" office:value="0.237586" calcext:value-type="float">
            <text:p>0.237586</text:p>
          </table:table-cell>
          <table:table-cell office:value-type="float" office:value="0.68764" calcext:value-type="float">
            <text:p>0.68764</text:p>
          </table:table-cell>
          <table:table-cell office:value-type="float" office:value="-6218.729" calcext:value-type="float">
            <text:p>-6218.729</text:p>
          </table:table-cell>
          <table:table-cell office:value-type="float" office:value="1854.906" calcext:value-type="float">
            <text:p>1854.906</text:p>
          </table:table-cell>
          <table:table-cell office:value-type="float" office:value="5344.427" calcext:value-type="float">
            <text:p>5344.427</text:p>
          </table:table-cell>
          <table:table-cell table:number-columns-repeated="46"/>
        </table:table-row>
        <table:table-row table:style-name="ro1">
          <table:table-cell table:formula="of:=MID([.B91];3;3)" office:value-type="string" office:string-value="090" calcext:value-type="string">
            <text:p>090</text:p>
          </table:table-cell>
          <table:table-cell table:style-name="ce18" office:value-type="string" calcext:value-type="string">
            <text:p>FT090A</text:p>
          </table:table-cell>
          <table:table-cell table:style-name="ce18" office:value-type="float" office:value="117764" calcext:value-type="float">
            <text:p>117764</text:p>
          </table:table-cell>
          <table:table-cell table:style-name="ce18" office:value-type="float" office:value="6455" calcext:value-type="float">
            <text:p>645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1.583" calcext:value-type="float">
            <text:p>231.583</text:p>
          </table:table-cell>
          <table:table-cell table:style-name="Default" office:value-type="float" office:value="4.10817" calcext:value-type="float">
            <text:p>4.10817</text:p>
          </table:table-cell>
          <table:table-cell office:value-type="float" office:value="231.046" calcext:value-type="float">
            <text:p>231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61.907" calcext:value-type="float">
            <text:p>61.907</text:p>
          </table:table-cell>
          <table:table-cell office:value-type="float" office:value="0.101" calcext:value-type="float">
            <text:p>0.101</text:p>
          </table:table-cell>
          <table:table-cell office:value-type="float" office:value="-0.29946" calcext:value-type="float">
            <text:p>-0.29946</text:p>
          </table:table-cell>
          <table:table-cell office:value-type="float" office:value="0.0745198" calcext:value-type="float">
            <text:p>0.0745198</text:p>
          </table:table-cell>
          <table:table-cell office:value-type="float" office:value="0.951194" calcext:value-type="float">
            <text:p>0.951194</text:p>
          </table:table-cell>
          <table:table-cell office:value-type="float" office:value="-2062.637" calcext:value-type="float">
            <text:p>-2062.637</text:p>
          </table:table-cell>
          <table:table-cell office:value-type="float" office:value="699.289" calcext:value-type="float">
            <text:p>699.289</text:p>
          </table:table-cell>
          <table:table-cell office:value-type="float" office:value="8119.288" calcext:value-type="float">
            <text:p>8119.288</text:p>
          </table:table-cell>
          <table:table-cell table:number-columns-repeated="46"/>
        </table:table-row>
        <table:table-row table:style-name="ro1">
          <table:table-cell table:formula="of:=MID([.B92];3;3)" office:value-type="string" office:string-value="091" calcext:value-type="string">
            <text:p>091</text:p>
          </table:table-cell>
          <table:table-cell table:style-name="ce18" office:value-type="string" calcext:value-type="string">
            <text:p>FT091A</text:p>
          </table:table-cell>
          <table:table-cell table:style-name="ce18" office:value-type="float" office:value="117766" calcext:value-type="float">
            <text:p>117766</text:p>
          </table:table-cell>
          <table:table-cell table:style-name="ce18" office:value-type="float" office:value="7835" calcext:value-type="float">
            <text:p>783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573" calcext:value-type="float">
            <text:p>235.573</text:p>
          </table:table-cell>
          <table:table-cell table:style-name="Default" office:value-type="float" office:value="4.00595" calcext:value-type="float">
            <text:p>4.00595</text:p>
          </table:table-cell>
          <table:table-cell office:value-type="float" office:value="235.198" calcext:value-type="float">
            <text:p>235.198</text:p>
          </table:table-cell>
          <table:table-cell office:value-type="float" office:value="0.003" calcext:value-type="float">
            <text:p>0.003</text:p>
          </table:table-cell>
          <table:table-cell office:value-type="float" office:value="60.181" calcext:value-type="float">
            <text:p>60.181</text:p>
          </table:table-cell>
          <table:table-cell office:value-type="float" office:value="0.11" calcext:value-type="float">
            <text:p>0.11</text:p>
          </table:table-cell>
          <table:table-cell office:value-type="float" office:value="-0.328414" calcext:value-type="float">
            <text:p>-0.328414</text:p>
          </table:table-cell>
          <table:table-cell office:value-type="float" office:value="0.527954" calcext:value-type="float">
            <text:p>0.527954</text:p>
          </table:table-cell>
          <table:table-cell office:value-type="float" office:value="0.783204" calcext:value-type="float">
            <text:p>0.783204</text:p>
          </table:table-cell>
          <table:table-cell office:value-type="float" office:value="-3110.557" calcext:value-type="float">
            <text:p>-3110.557</text:p>
          </table:table-cell>
          <table:table-cell office:value-type="float" office:value="4923.84" calcext:value-type="float">
            <text:p>4923.84</text:p>
          </table:table-cell>
          <table:table-cell office:value-type="float" office:value="6062.919" calcext:value-type="float">
            <text:p>6062.919</text:p>
          </table:table-cell>
          <table:table-cell table:number-columns-repeated="46"/>
        </table:table-row>
        <table:table-row table:style-name="ro1">
          <table:table-cell table:formula="of:=MID([.B93];3;3)" office:value-type="string" office:string-value="092" calcext:value-type="string">
            <text:p>092</text:p>
          </table:table-cell>
          <table:table-cell table:style-name="ce18" office:value-type="string" calcext:value-type="string">
            <text:p>FT092A</text:p>
          </table:table-cell>
          <table:table-cell table:style-name="ce18" office:value-type="float" office:value="117768" calcext:value-type="float">
            <text:p>117768</text:p>
          </table:table-cell>
          <table:table-cell table:style-name="ce18" office:value-type="float" office:value="5420" calcext:value-type="float">
            <text:p>5420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235.445" calcext:value-type="float">
            <text:p>235.445</text:p>
          </table:table-cell>
          <table:table-cell table:style-name="Default" office:value-type="float" office:value="3.95718" calcext:value-type="float">
            <text:p>3.95718</text:p>
          </table:table-cell>
          <table:table-cell office:value-type="float" office:value="235.996" calcext:value-type="float">
            <text:p>235.996</text:p>
          </table:table-cell>
          <table:table-cell office:value-type="float" office:value="0.003" calcext:value-type="float">
            <text:p>0.003</text:p>
          </table:table-cell>
          <table:table-cell office:value-type="float" office:value="27.25" calcext:value-type="float">
            <text:p>27.25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29634" calcext:value-type="float">
            <text:p>-0.629634</text:p>
          </table:table-cell>
          <table:table-cell office:value-type="float" office:value="-0.1971" calcext:value-type="float">
            <text:p>-0.1971</text:p>
          </table:table-cell>
          <table:table-cell office:value-type="float" office:value="0.751474" calcext:value-type="float">
            <text:p>0.751474</text:p>
          </table:table-cell>
          <table:table-cell office:value-type="float" office:value="-5140.44" calcext:value-type="float">
            <text:p>-5140.44</text:p>
          </table:table-cell>
          <table:table-cell office:value-type="float" office:value="-1940.964" calcext:value-type="float">
            <text:p>-1940.964</text:p>
          </table:table-cell>
          <table:table-cell office:value-type="float" office:value="6362.961" calcext:value-type="float">
            <text:p>6362.961</text:p>
          </table:table-cell>
          <table:table-cell table:number-columns-repeated="46"/>
        </table:table-row>
        <table:table-row table:style-name="ro1">
          <table:table-cell table:formula="of:=MID([.B94];3;3)" office:value-type="string" office:string-value="093" calcext:value-type="string">
            <text:p>093</text:p>
          </table:table-cell>
          <table:table-cell table:style-name="ce18" office:value-type="string" calcext:value-type="string">
            <text:p>FT093A</text:p>
          </table:table-cell>
          <table:table-cell table:style-name="ce18" office:value-type="float" office:value="117774" calcext:value-type="float">
            <text:p>117774</text:p>
          </table:table-cell>
          <table:table-cell table:style-name="ce18" office:value-type="float" office:value="6092" calcext:value-type="float">
            <text:p>6092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3.157" calcext:value-type="float">
            <text:p>233.157</text:p>
          </table:table-cell>
          <table:table-cell table:style-name="Default" office:value-type="float" office:value="3.97126" calcext:value-type="float">
            <text:p>3.97126</text:p>
          </table:table-cell>
          <table:table-cell office:value-type="float" office:value="233.696" calcext:value-type="float">
            <text:p>233.696</text:p>
          </table:table-cell>
          <table:table-cell office:value-type="float" office:value="0.003" calcext:value-type="float">
            <text:p>0.003</text:p>
          </table:table-cell>
          <table:table-cell office:value-type="float" office:value="28.984" calcext:value-type="float">
            <text:p>28.984</text:p>
          </table:table-cell>
          <table:table-cell office:value-type="float" office:value="0.108" calcext:value-type="float">
            <text:p>0.108</text:p>
          </table:table-cell>
          <table:table-cell office:value-type="float" office:value="-0.373389" calcext:value-type="float">
            <text:p>-0.373389</text:p>
          </table:table-cell>
          <table:table-cell office:value-type="float" office:value="0.473094" calcext:value-type="float">
            <text:p>0.473094</text:p>
          </table:table-cell>
          <table:table-cell office:value-type="float" office:value="0.797974" calcext:value-type="float">
            <text:p>0.797974</text:p>
          </table:table-cell>
          <table:table-cell office:value-type="float" office:value="-2671.068" calcext:value-type="float">
            <text:p>-2671.068</text:p>
          </table:table-cell>
          <table:table-cell office:value-type="float" office:value="4260.402" calcext:value-type="float">
            <text:p>4260.402</text:p>
          </table:table-cell>
          <table:table-cell office:value-type="float" office:value="6737.299" calcext:value-type="float">
            <text:p>6737.299</text:p>
          </table:table-cell>
          <table:table-cell table:number-columns-repeated="46"/>
        </table:table-row>
        <table:table-row table:style-name="ro1">
          <table:table-cell table:formula="of:=MID([.B95];3;3)" office:value-type="string" office:string-value="094" calcext:value-type="string">
            <text:p>094</text:p>
          </table:table-cell>
          <table:table-cell table:style-name="ce18" office:value-type="string" calcext:value-type="string">
            <text:p>FT094A</text:p>
          </table:table-cell>
          <table:table-cell table:style-name="ce18" office:value-type="float" office:value="117718" calcext:value-type="float">
            <text:p>117718</text:p>
          </table:table-cell>
          <table:table-cell table:style-name="ce18" office:value-type="float" office:value="8225" calcext:value-type="float">
            <text:p>8225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235.632" calcext:value-type="float">
            <text:p>235.632</text:p>
          </table:table-cell>
          <table:table-cell table:style-name="Default" office:value-type="float" office:value="4.02047" calcext:value-type="float">
            <text:p>4.02047</text:p>
          </table:table-cell>
          <table:table-cell office:value-type="float" office:value="235.76" calcext:value-type="float">
            <text:p>235.76</text:p>
          </table:table-cell>
          <table:table-cell office:value-type="float" office:value="0.003" calcext:value-type="float">
            <text:p>0.003</text:p>
          </table:table-cell>
          <table:table-cell office:value-type="float" office:value="44.437" calcext:value-type="float">
            <text:p>44.437</text:p>
          </table:table-cell>
          <table:table-cell office:value-type="float" office:value="0.107" calcext:value-type="float">
            <text:p>0.107</text:p>
          </table:table-cell>
          <table:table-cell office:value-type="float" office:value="-0.57266" calcext:value-type="float">
            <text:p>-0.57266</text:p>
          </table:table-cell>
          <table:table-cell office:value-type="float" office:value="0.785064" calcext:value-type="float">
            <text:p>0.785064</text:p>
          </table:table-cell>
          <table:table-cell office:value-type="float" office:value="0.236081" calcext:value-type="float">
            <text:p>0.236081</text:p>
          </table:table-cell>
          <table:table-cell office:value-type="float" office:value="-4142.332" calcext:value-type="float">
            <text:p>-4142.332</text:p>
          </table:table-cell>
          <table:table-cell office:value-type="float" office:value="6916.787" calcext:value-type="float">
            <text:p>6916.787</text:p>
          </table:table-cell>
          <table:table-cell office:value-type="float" office:value="2382.031" calcext:value-type="float">
            <text:p>2382.031</text:p>
          </table:table-cell>
          <table:table-cell table:number-columns-repeated="46"/>
        </table:table-row>
        <table:table-row table:style-name="ro1">
          <table:table-cell table:formula="of:=MID([.B96];3;3)" office:value-type="string" office:string-value="101" calcext:value-type="string">
            <text:p>101</text:p>
          </table:table-cell>
          <table:table-cell table:style-name="ce18" office:value-type="string" calcext:value-type="string">
            <text:p>FT101A</text:p>
          </table:table-cell>
          <table:table-cell table:style-name="ce18" office:value-type="float" office:value="117782" calcext:value-type="float">
            <text:p>117782</text:p>
          </table:table-cell>
          <table:table-cell table:style-name="ce18" office:value-type="float" office:value="7680" calcext:value-type="float">
            <text:p>7680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0.864" calcext:value-type="float">
            <text:p>230.864</text:p>
          </table:table-cell>
          <table:table-cell table:style-name="Default" office:value-type="float" office:value="3.81239" calcext:value-type="float">
            <text:p>3.81239</text:p>
          </table:table-cell>
          <table:table-cell office:value-type="float" office:value="231.363" calcext:value-type="float">
            <text:p>231.363</text:p>
          </table:table-cell>
          <table:table-cell office:value-type="float" office:value="0.003" calcext:value-type="float">
            <text:p>0.003</text:p>
          </table:table-cell>
          <table:table-cell office:value-type="float" office:value="26.984" calcext:value-type="float">
            <text:p>26.9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981657" calcext:value-type="float">
            <text:p>0.981657</text:p>
          </table:table-cell>
          <table:table-cell office:value-type="float" office:value="0.0882175" calcext:value-type="float">
            <text:p>0.0882175</text:p>
          </table:table-cell>
          <table:table-cell office:value-type="float" office:value="0.169019" calcext:value-type="float">
            <text:p>0.169019</text:p>
          </table:table-cell>
          <table:table-cell office:value-type="float" office:value="8277.097" calcext:value-type="float">
            <text:p>8277.097</text:p>
          </table:table-cell>
          <table:table-cell office:value-type="float" office:value="905.125" calcext:value-type="float">
            <text:p>905.125</text:p>
          </table:table-cell>
          <table:table-cell office:value-type="float" office:value="1161.357" calcext:value-type="float">
            <text:p>1161.357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ember 2018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formula="of:=MID([.B2];3;3)" office:value-type="string" office:string-value="001" calcext:value-type="string">
            <text:p>001</text:p>
          </table:table-cell>
          <table:table-cell table:style-name="ce18" office:value-type="string" calcext:value-type="string">
            <text:p>FT001A</text:p>
          </table:table-cell>
          <table:table-cell table:style-name="ce18" office:value-type="float" office:value="201388" calcext:value-type="float">
            <text:p>201388</text:p>
          </table:table-cell>
          <table:table-cell table:style-name="ce18" office:value-type="float" office:value="8650" calcext:value-type="float">
            <text:p>865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0.719" calcext:value-type="float">
            <text:p>230.719</text:p>
          </table:table-cell>
          <table:table-cell table:style-name="Default" office:value-type="float" office:value="3.71263" calcext:value-type="float">
            <text:p>3.71263</text:p>
          </table:table-cell>
          <table:table-cell office:value-type="float" office:value="231.447" calcext:value-type="float">
            <text:p>231.447</text:p>
          </table:table-cell>
          <table:table-cell office:value-type="float" office:value="0.004" calcext:value-type="float">
            <text:p>0.004</text:p>
          </table:table-cell>
          <table:table-cell office:value-type="float" office:value="22.884" calcext:value-type="float">
            <text:p>22.884</text:p>
          </table:table-cell>
          <table:table-cell office:value-type="float" office:value="0.118" calcext:value-type="float">
            <text:p>0.118</text:p>
          </table:table-cell>
          <table:table-cell office:value-type="float" office:value="-0.131265" calcext:value-type="float">
            <text:p>-0.131265</text:p>
          </table:table-cell>
          <table:table-cell office:value-type="float" office:value="-0.177691" calcext:value-type="float">
            <text:p>-0.177691</text:p>
          </table:table-cell>
          <table:table-cell office:value-type="float" office:value="-0.975293" calcext:value-type="float">
            <text:p>-0.975293</text:p>
          </table:table-cell>
          <table:table-cell office:value-type="float" office:value="-1252.656" calcext:value-type="float">
            <text:p>-1252.656</text:p>
          </table:table-cell>
          <table:table-cell office:value-type="float" office:value="-1284.321" calcext:value-type="float">
            <text:p>-1284.321</text:p>
          </table:table-cell>
          <table:table-cell office:value-type="float" office:value="-8213.596" calcext:value-type="float">
            <text:p>-8213.596</text:p>
          </table:table-cell>
          <table:table-cell table:number-columns-repeated="46"/>
        </table:table-row>
        <table:table-row table:style-name="ro1">
          <table:table-cell table:formula="of:=MID([.B3];3;3)" office:value-type="string" office:string-value="002" calcext:value-type="string">
            <text:p>002</text:p>
          </table:table-cell>
          <table:table-cell table:style-name="ce18" office:value-type="string" calcext:value-type="string">
            <text:p>FT002A</text:p>
          </table:table-cell>
          <table:table-cell table:style-name="ce18" office:value-type="float" office:value="201390" calcext:value-type="float">
            <text:p>201390</text:p>
          </table:table-cell>
          <table:table-cell table:style-name="ce18" office:value-type="float" office:value="7542" calcext:value-type="float">
            <text:p>7542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0.506" calcext:value-type="float">
            <text:p>230.506</text:p>
          </table:table-cell>
          <table:table-cell table:style-name="Default" office:value-type="float" office:value="3.71538" calcext:value-type="float">
            <text:p>3.71538</text:p>
          </table:table-cell>
          <table:table-cell office:value-type="float" office:value="231.239" calcext:value-type="float">
            <text:p>231.239</text:p>
          </table:table-cell>
          <table:table-cell office:value-type="float" office:value="0.003" calcext:value-type="float">
            <text:p>0.003</text:p>
          </table:table-cell>
          <table:table-cell office:value-type="float" office:value="21.802" calcext:value-type="float">
            <text:p>21.802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0631957" calcext:value-type="float">
            <text:p>-0.00631957</text:p>
          </table:table-cell>
          <table:table-cell office:value-type="float" office:value="-0.386749" calcext:value-type="float">
            <text:p>-0.386749</text:p>
          </table:table-cell>
          <table:table-cell office:value-type="float" office:value="-0.922164" calcext:value-type="float">
            <text:p>-0.922164</text:p>
          </table:table-cell>
          <table:table-cell office:value-type="float" office:value="-497.555" calcext:value-type="float">
            <text:p>-497.555</text:p>
          </table:table-cell>
          <table:table-cell office:value-type="float" office:value="-3637.835" calcext:value-type="float">
            <text:p>-3637.835</text:p>
          </table:table-cell>
          <table:table-cell office:value-type="float" office:value="-7562.703" calcext:value-type="float">
            <text:p>-7562.703</text:p>
          </table:table-cell>
          <table:table-cell table:number-columns-repeated="46"/>
        </table:table-row>
        <table:table-row table:style-name="ro1">
          <table:table-cell table:formula="of:=MID([.B4];3;3)" office:value-type="string" office:string-value="003" calcext:value-type="string">
            <text:p>003</text:p>
          </table:table-cell>
          <table:table-cell table:style-name="ce18" office:value-type="string" calcext:value-type="string">
            <text:p>FT003A</text:p>
          </table:table-cell>
          <table:table-cell table:style-name="ce18" office:value-type="float" office:value="201392" calcext:value-type="float">
            <text:p>201392</text:p>
          </table:table-cell>
          <table:table-cell table:style-name="ce18" office:value-type="float" office:value="7317" calcext:value-type="float">
            <text:p>7317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0.488" calcext:value-type="float">
            <text:p>230.488</text:p>
          </table:table-cell>
          <table:table-cell table:style-name="Default" office:value-type="float" office:value="3.74844" calcext:value-type="float">
            <text:p>3.74844</text:p>
          </table:table-cell>
          <table:table-cell office:value-type="float" office:value="231.133" calcext:value-type="float">
            <text:p>231.133</text:p>
          </table:table-cell>
          <table:table-cell office:value-type="float" office:value="0.003" calcext:value-type="float">
            <text:p>0.003</text:p>
          </table:table-cell>
          <table:table-cell office:value-type="float" office:value="24.719" calcext:value-type="float">
            <text:p>24.719</text:p>
          </table:table-cell>
          <table:table-cell office:value-type="float" office:value="0.106" calcext:value-type="float">
            <text:p>0.106</text:p>
          </table:table-cell>
          <table:table-cell office:value-type="float" office:value="-0.0110378" calcext:value-type="float">
            <text:p>-0.0110378</text:p>
          </table:table-cell>
          <table:table-cell office:value-type="float" office:value="-0.63724" calcext:value-type="float">
            <text:p>-0.63724</text:p>
          </table:table-cell>
          <table:table-cell office:value-type="float" office:value="-0.770587" calcext:value-type="float">
            <text:p>-0.770587</text:p>
          </table:table-cell>
          <table:table-cell office:value-type="float" office:value="206.532" calcext:value-type="float">
            <text:p>206.532</text:p>
          </table:table-cell>
          <table:table-cell office:value-type="float" office:value="-4888.345" calcext:value-type="float">
            <text:p>-4888.345</text:p>
          </table:table-cell>
          <table:table-cell office:value-type="float" office:value="-6836.654" calcext:value-type="float">
            <text:p>-6836.654</text:p>
          </table:table-cell>
          <table:table-cell table:number-columns-repeated="46"/>
        </table:table-row>
        <table:table-row table:style-name="ro1">
          <table:table-cell table:formula="of:=MID([.B5];3;3)" office:value-type="string" office:string-value="004" calcext:value-type="string">
            <text:p>004</text:p>
          </table:table-cell>
          <table:table-cell table:style-name="ce18" office:value-type="string" calcext:value-type="string">
            <text:p>FT004A</text:p>
          </table:table-cell>
          <table:table-cell table:style-name="ce18" office:value-type="float" office:value="201394" calcext:value-type="float">
            <text:p>201394</text:p>
          </table:table-cell>
          <table:table-cell table:style-name="ce18" office:value-type="float" office:value="8032" calcext:value-type="float">
            <text:p>8032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29.218" calcext:value-type="float">
            <text:p>229.218</text:p>
          </table:table-cell>
          <table:table-cell table:style-name="Default" office:value-type="float" office:value="3.8314" calcext:value-type="float">
            <text:p>3.8314</text:p>
          </table:table-cell>
          <table:table-cell office:value-type="float" office:value="229.055" calcext:value-type="float">
            <text:p>229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53.579" calcext:value-type="float">
            <text:p>53.57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66769" calcext:value-type="float">
            <text:p>0.0166769</text:p>
          </table:table-cell>
          <table:table-cell office:value-type="float" office:value="-0.877175" calcext:value-type="float">
            <text:p>-0.877175</text:p>
          </table:table-cell>
          <table:table-cell office:value-type="float" office:value="-0.47988" calcext:value-type="float">
            <text:p>-0.47988</text:p>
          </table:table-cell>
          <table:table-cell office:value-type="float" office:value="213.619" calcext:value-type="float">
            <text:p>213.619</text:p>
          </table:table-cell>
          <table:table-cell office:value-type="float" office:value="-7408.788" calcext:value-type="float">
            <text:p>-7408.788</text:p>
          </table:table-cell>
          <table:table-cell office:value-type="float" office:value="-3966.753" calcext:value-type="float">
            <text:p>-3966.753</text:p>
          </table:table-cell>
          <table:table-cell table:number-columns-repeated="46"/>
        </table:table-row>
        <table:table-row table:style-name="ro1">
          <table:table-cell table:formula="of:=MID([.B6];3;3)" office:value-type="string" office:string-value="005" calcext:value-type="string">
            <text:p>005</text:p>
          </table:table-cell>
          <table:table-cell table:style-name="ce18" office:value-type="string" calcext:value-type="string">
            <text:p>FT005A</text:p>
          </table:table-cell>
          <table:table-cell table:style-name="ce18" office:value-type="float" office:value="201396" calcext:value-type="float">
            <text:p>201396</text:p>
          </table:table-cell>
          <table:table-cell table:style-name="ce18" office:value-type="float" office:value="8210" calcext:value-type="float">
            <text:p>821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0.009" calcext:value-type="float">
            <text:p>230.009</text:p>
          </table:table-cell>
          <table:table-cell table:style-name="Default" office:value-type="float" office:value="3.90392" calcext:value-type="float">
            <text:p>3.90392</text:p>
          </table:table-cell>
          <table:table-cell office:value-type="float" office:value="229.825" calcext:value-type="float">
            <text:p>229.825</text:p>
          </table:table-cell>
          <table:table-cell office:value-type="float" office:value="0.003" calcext:value-type="float">
            <text:p>0.003</text:p>
          </table:table-cell>
          <table:table-cell office:value-type="float" office:value="54.655" calcext:value-type="float">
            <text:p>54.6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296287" calcext:value-type="float">
            <text:p>0.296287</text:p>
          </table:table-cell>
          <table:table-cell office:value-type="float" office:value="-0.811175" calcext:value-type="float">
            <text:p>-0.811175</text:p>
          </table:table-cell>
          <table:table-cell office:value-type="float" office:value="-0.504192" calcext:value-type="float">
            <text:p>-0.504192</text:p>
          </table:table-cell>
          <table:table-cell office:value-type="float" office:value="2007.662" calcext:value-type="float">
            <text:p>2007.662</text:p>
          </table:table-cell>
          <table:table-cell office:value-type="float" office:value="-6839.417" calcext:value-type="float">
            <text:p>-6839.417</text:p>
          </table:table-cell>
          <table:table-cell office:value-type="float" office:value="-4457.692" calcext:value-type="float">
            <text:p>-4457.692</text:p>
          </table:table-cell>
          <table:table-cell table:number-columns-repeated="46"/>
        </table:table-row>
        <table:table-row table:style-name="ro1">
          <table:table-cell table:formula="of:=MID([.B7];3;3)" office:value-type="string" office:string-value="006" calcext:value-type="string">
            <text:p>006</text:p>
          </table:table-cell>
          <table:table-cell table:style-name="ce18" office:value-type="string" calcext:value-type="string">
            <text:p>FT006A</text:p>
          </table:table-cell>
          <table:table-cell table:style-name="ce18" office:value-type="float" office:value="201398" calcext:value-type="float">
            <text:p>201398</text:p>
          </table:table-cell>
          <table:table-cell table:style-name="ce18" office:value-type="float" office:value="8150" calcext:value-type="float">
            <text:p>815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0.463" calcext:value-type="float">
            <text:p>230.463</text:p>
          </table:table-cell>
          <table:table-cell table:style-name="Default" office:value-type="float" office:value="3.84864" calcext:value-type="float">
            <text:p>3.84864</text:p>
          </table:table-cell>
          <table:table-cell office:value-type="float" office:value="230.735" calcext:value-type="float">
            <text:p>230.735</text:p>
          </table:table-cell>
          <table:table-cell office:value-type="float" office:value="0.003" calcext:value-type="float">
            <text:p>0.003</text:p>
          </table:table-cell>
          <table:table-cell office:value-type="float" office:value="37.452" calcext:value-type="float">
            <text:p>37.452</text:p>
          </table:table-cell>
          <table:table-cell office:value-type="float" office:value="0.11" calcext:value-type="float">
            <text:p>0.11</text:p>
          </table:table-cell>
          <table:table-cell office:value-type="float" office:value="0.669163" calcext:value-type="float">
            <text:p>0.669163</text:p>
          </table:table-cell>
          <table:table-cell office:value-type="float" office:value="-0.562248" calcext:value-type="float">
            <text:p>-0.562248</text:p>
          </table:table-cell>
          <table:table-cell office:value-type="float" office:value="-0.4859" calcext:value-type="float">
            <text:p>-0.4859</text:p>
          </table:table-cell>
          <table:table-cell office:value-type="float" office:value="5717.996" calcext:value-type="float">
            <text:p>5717.996</text:p>
          </table:table-cell>
          <table:table-cell office:value-type="float" office:value="-4547.106" calcext:value-type="float">
            <text:p>-4547.106</text:p>
          </table:table-cell>
          <table:table-cell office:value-type="float" office:value="-4160.826" calcext:value-type="float">
            <text:p>-4160.826</text:p>
          </table:table-cell>
          <table:table-cell table:number-columns-repeated="46"/>
        </table:table-row>
        <table:table-row table:style-name="ro1">
          <table:table-cell table:formula="of:=MID([.B8];3;3)" office:value-type="string" office:string-value="007" calcext:value-type="string">
            <text:p>007</text:p>
          </table:table-cell>
          <table:table-cell table:style-name="ce18" office:value-type="string" calcext:value-type="string">
            <text:p>FT007A</text:p>
          </table:table-cell>
          <table:table-cell table:style-name="ce18" office:value-type="float" office:value="201401" calcext:value-type="float">
            <text:p>201401</text:p>
          </table:table-cell>
          <table:table-cell table:style-name="ce18" office:value-type="float" office:value="7800" calcext:value-type="float">
            <text:p>7800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230.61" calcext:value-type="float">
            <text:p>230.61</text:p>
          </table:table-cell>
          <table:table-cell table:style-name="Default" office:value-type="float" office:value="3.78317" calcext:value-type="float">
            <text:p>3.78317</text:p>
          </table:table-cell>
          <table:table-cell office:value-type="float" office:value="231.139" calcext:value-type="float">
            <text:p>231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26.464" calcext:value-type="float">
            <text:p>26.4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83927" calcext:value-type="float">
            <text:p>0.83927</text:p>
          </table:table-cell>
          <table:table-cell office:value-type="float" office:value="-0.247566" calcext:value-type="float">
            <text:p>-0.247566</text:p>
          </table:table-cell>
          <table:table-cell office:value-type="float" office:value="-0.484084" calcext:value-type="float">
            <text:p>-0.484084</text:p>
          </table:table-cell>
          <table:table-cell office:value-type="float" office:value="7109.53" calcext:value-type="float">
            <text:p>7109.53</text:p>
          </table:table-cell>
          <table:table-cell office:value-type="float" office:value="-1957.729" calcext:value-type="float">
            <text:p>-1957.729</text:p>
          </table:table-cell>
          <table:table-cell office:value-type="float" office:value="-4037.141" calcext:value-type="float">
            <text:p>-4037.141</text:p>
          </table:table-cell>
          <table:table-cell table:number-columns-repeated="46"/>
        </table:table-row>
        <table:table-row table:style-name="ro1">
          <table:table-cell table:formula="of:=MID([.B9];3;3)" office:value-type="string" office:string-value="008" calcext:value-type="string">
            <text:p>008</text:p>
          </table:table-cell>
          <table:table-cell table:style-name="ce18" office:value-type="string" calcext:value-type="string">
            <text:p>FT008A</text:p>
          </table:table-cell>
          <table:table-cell table:style-name="ce18" office:value-type="float" office:value="201403" calcext:value-type="float">
            <text:p>201403</text:p>
          </table:table-cell>
          <table:table-cell table:style-name="ce18" office:value-type="float" office:value="7317" calcext:value-type="float">
            <text:p>7317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0.447" calcext:value-type="float">
            <text:p>230.447</text:p>
          </table:table-cell>
          <table:table-cell table:style-name="Default" office:value-type="float" office:value="3.70698" calcext:value-type="float">
            <text:p>3.70698</text:p>
          </table:table-cell>
          <table:table-cell office:value-type="float" office:value="230.093" calcext:value-type="float">
            <text:p>230.093</text:p>
          </table:table-cell>
          <table:table-cell office:value-type="float" office:value="0.003" calcext:value-type="float">
            <text:p>0.003</text:p>
          </table:table-cell>
          <table:table-cell office:value-type="float" office:value="59.781" calcext:value-type="float">
            <text:p>59.781</text:p>
          </table:table-cell>
          <table:table-cell office:value-type="float" office:value="0.102" calcext:value-type="float">
            <text:p>0.102</text:p>
          </table:table-cell>
          <table:table-cell office:value-type="float" office:value="0.629572" calcext:value-type="float">
            <text:p>0.629572</text:p>
          </table:table-cell>
          <table:table-cell office:value-type="float" office:value="-0.245072" calcext:value-type="float">
            <text:p>-0.245072</text:p>
          </table:table-cell>
          <table:table-cell office:value-type="float" office:value="-0.737278" calcext:value-type="float">
            <text:p>-0.737278</text:p>
          </table:table-cell>
          <table:table-cell office:value-type="float" office:value="5294.326" calcext:value-type="float">
            <text:p>5294.326</text:p>
          </table:table-cell>
          <table:table-cell office:value-type="float" office:value="-1995.299" calcext:value-type="float">
            <text:p>-1995.299</text:p>
          </table:table-cell>
          <table:table-cell office:value-type="float" office:value="-6218.764" calcext:value-type="float">
            <text:p>-6218.764</text:p>
          </table:table-cell>
          <table:table-cell table:number-columns-repeated="46"/>
        </table:table-row>
        <table:table-row table:style-name="ro1">
          <table:table-cell table:formula="of:=MID([.B10];3;3)" office:value-type="string" office:string-value="009" calcext:value-type="string">
            <text:p>009</text:p>
          </table:table-cell>
          <table:table-cell table:style-name="ce18" office:value-type="string" calcext:value-type="string">
            <text:p>FT009A</text:p>
          </table:table-cell>
          <table:table-cell table:style-name="ce18" office:value-type="float" office:value="201405" calcext:value-type="float">
            <text:p>201405</text:p>
          </table:table-cell>
          <table:table-cell table:style-name="ce18" office:value-type="float" office:value="8263" calcext:value-type="float">
            <text:p>8263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0.113" calcext:value-type="float">
            <text:p>230.113</text:p>
          </table:table-cell>
          <table:table-cell table:style-name="Default" office:value-type="float" office:value="3.67204" calcext:value-type="float">
            <text:p>3.67204</text:p>
          </table:table-cell>
          <table:table-cell office:value-type="float" office:value="230.634" calcext:value-type="float">
            <text:p>230.634</text:p>
          </table:table-cell>
          <table:table-cell office:value-type="float" office:value="0.003" calcext:value-type="float">
            <text:p>0.003</text:p>
          </table:table-cell>
          <table:table-cell office:value-type="float" office:value="28.201" calcext:value-type="float">
            <text:p>28.2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310108" calcext:value-type="float">
            <text:p>0.310108</text:p>
          </table:table-cell>
          <table:table-cell office:value-type="float" office:value="-0.0629539" calcext:value-type="float">
            <text:p>-0.0629539</text:p>
          </table:table-cell>
          <table:table-cell office:value-type="float" office:value="-0.948615" calcext:value-type="float">
            <text:p>-0.948615</text:p>
          </table:table-cell>
          <table:table-cell office:value-type="float" office:value="2836.671" calcext:value-type="float">
            <text:p>2836.671</text:p>
          </table:table-cell>
          <table:table-cell office:value-type="float" office:value="-281.025" calcext:value-type="float">
            <text:p>-281.025</text:p>
          </table:table-cell>
          <table:table-cell office:value-type="float" office:value="-7908.697" calcext:value-type="float">
            <text:p>-7908.697</text:p>
          </table:table-cell>
          <table:table-cell table:number-columns-repeated="46"/>
        </table:table-row>
        <table:table-row table:style-name="ro1">
          <table:table-cell table:formula="of:=MID([.B11];3;3)" office:value-type="string" office:string-value="010" calcext:value-type="string">
            <text:p>010</text:p>
          </table:table-cell>
          <table:table-cell table:style-name="ce18" office:value-type="string" calcext:value-type="string">
            <text:p>FT010A</text:p>
          </table:table-cell>
          <table:table-cell table:style-name="ce18" office:value-type="float" office:value="201407" calcext:value-type="float">
            <text:p>201407</text:p>
          </table:table-cell>
          <table:table-cell table:style-name="ce18" office:value-type="float" office:value="7125" calcext:value-type="float">
            <text:p>712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0.301" calcext:value-type="float">
            <text:p>230.301</text:p>
          </table:table-cell>
          <table:table-cell table:style-name="Default" office:value-type="float" office:value="3.75374" calcext:value-type="float">
            <text:p>3.75374</text:p>
          </table:table-cell>
          <table:table-cell office:value-type="float" office:value="230.947" calcext:value-type="float">
            <text:p>230.947</text:p>
          </table:table-cell>
          <table:table-cell office:value-type="float" office:value="0.003" calcext:value-type="float">
            <text:p>0.003</text:p>
          </table:table-cell>
          <table:table-cell office:value-type="float" office:value="23.972" calcext:value-type="float">
            <text:p>23.972</text:p>
          </table:table-cell>
          <table:table-cell office:value-type="float" office:value="0.103" calcext:value-type="float">
            <text:p>0.103</text:p>
          </table:table-cell>
          <table:table-cell office:value-type="float" office:value="0.351083" calcext:value-type="float">
            <text:p>0.351083</text:p>
          </table:table-cell>
          <table:table-cell office:value-type="float" office:value="-0.448874" calcext:value-type="float">
            <text:p>-0.448874</text:p>
          </table:table-cell>
          <table:table-cell office:value-type="float" office:value="-0.821738" calcext:value-type="float">
            <text:p>-0.821738</text:p>
          </table:table-cell>
          <table:table-cell office:value-type="float" office:value="3504.933" calcext:value-type="float">
            <text:p>3504.933</text:p>
          </table:table-cell>
          <table:table-cell office:value-type="float" office:value="-3608.218" calcext:value-type="float">
            <text:p>-3608.218</text:p>
          </table:table-cell>
          <table:table-cell office:value-type="float" office:value="-6735.794" calcext:value-type="float">
            <text:p>-6735.794</text:p>
          </table:table-cell>
          <table:table-cell table:number-columns-repeated="46"/>
        </table:table-row>
        <table:table-row table:style-name="ro1">
          <table:table-cell table:formula="of:=MID([.B12];3;3)" office:value-type="string" office:string-value="011" calcext:value-type="string">
            <text:p>011</text:p>
          </table:table-cell>
          <table:table-cell table:style-name="ce18" office:value-type="string" calcext:value-type="string">
            <text:p>FT011A</text:p>
          </table:table-cell>
          <table:table-cell table:style-name="ce18" office:value-type="float" office:value="201409" calcext:value-type="float">
            <text:p>201409</text:p>
          </table:table-cell>
          <table:table-cell table:style-name="ce18" office:value-type="float" office:value="7173" calcext:value-type="float">
            <text:p>7173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0.269" calcext:value-type="float">
            <text:p>230.269</text:p>
          </table:table-cell>
          <table:table-cell table:style-name="Default" office:value-type="float" office:value="3.65518" calcext:value-type="float">
            <text:p>3.65518</text:p>
          </table:table-cell>
          <table:table-cell office:value-type="float" office:value="231.146" calcext:value-type="float">
            <text:p>231.146</text:p>
          </table:table-cell>
          <table:table-cell office:value-type="float" office:value="0.003" calcext:value-type="float">
            <text:p>0.003</text:p>
          </table:table-cell>
          <table:table-cell office:value-type="float" office:value="14.696" calcext:value-type="float">
            <text:p>14.696</text:p>
          </table:table-cell>
          <table:table-cell office:value-type="float" office:value="0.1" calcext:value-type="float">
            <text:p>0.1</text:p>
          </table:table-cell>
          <table:table-cell office:value-type="float" office:value="0.859161" calcext:value-type="float">
            <text:p>0.859161</text:p>
          </table:table-cell>
          <table:table-cell office:value-type="float" office:value="0.00784287" calcext:value-type="float">
            <text:p>0.00784287</text:p>
          </table:table-cell>
          <table:table-cell office:value-type="float" office:value="-0.511645" calcext:value-type="float">
            <text:p>-0.511645</text:p>
          </table:table-cell>
          <table:table-cell office:value-type="float" office:value="7033.39" calcext:value-type="float">
            <text:p>7033.39</text:p>
          </table:table-cell>
          <table:table-cell office:value-type="float" office:value="-595.007" calcext:value-type="float">
            <text:p>-595.007</text:p>
          </table:table-cell>
          <table:table-cell office:value-type="float" office:value="-4566.862" calcext:value-type="float">
            <text:p>-4566.862</text:p>
          </table:table-cell>
          <table:table-cell table:number-columns-repeated="46"/>
        </table:table-row>
        <table:table-row table:style-name="ro1">
          <table:table-cell table:formula="of:=MID([.B13];3;3)" office:value-type="string" office:string-value="012" calcext:value-type="string">
            <text:p>012</text:p>
          </table:table-cell>
          <table:table-cell table:style-name="ce18" office:value-type="string" calcext:value-type="string">
            <text:p>FT012A</text:p>
          </table:table-cell>
          <table:table-cell table:style-name="ce18" office:value-type="float" office:value="201411" calcext:value-type="float">
            <text:p>201411</text:p>
          </table:table-cell>
          <table:table-cell table:style-name="ce18" office:value-type="float" office:value="8810" calcext:value-type="float">
            <text:p>881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0.126" calcext:value-type="float">
            <text:p>230.126</text:p>
          </table:table-cell>
          <table:table-cell table:style-name="Default" office:value-type="float" office:value="3.71267" calcext:value-type="float">
            <text:p>3.71267</text:p>
          </table:table-cell>
          <table:table-cell office:value-type="float" office:value="230.651" calcext:value-type="float">
            <text:p>230.651</text:p>
          </table:table-cell>
          <table:table-cell office:value-type="float" office:value="0.003" calcext:value-type="float">
            <text:p>0.003</text:p>
          </table:table-cell>
          <table:table-cell office:value-type="float" office:value="24.551" calcext:value-type="float">
            <text:p>24.551</text:p>
          </table:table-cell>
          <table:table-cell office:value-type="float" office:value="0.1" calcext:value-type="float">
            <text:p>0.1</text:p>
          </table:table-cell>
          <table:table-cell office:value-type="float" office:value="0.758498" calcext:value-type="float">
            <text:p>0.758498</text:p>
          </table:table-cell>
          <table:table-cell office:value-type="float" office:value="0.434055" calcext:value-type="float">
            <text:p>0.434055</text:p>
          </table:table-cell>
          <table:table-cell office:value-type="float" office:value="-0.486083" calcext:value-type="float">
            <text:p>-0.486083</text:p>
          </table:table-cell>
          <table:table-cell office:value-type="float" office:value="6379.356" calcext:value-type="float">
            <text:p>6379.356</text:p>
          </table:table-cell>
          <table:table-cell office:value-type="float" office:value="3553.294" calcext:value-type="float">
            <text:p>3553.294</text:p>
          </table:table-cell>
          <table:table-cell office:value-type="float" office:value="-4165.366" calcext:value-type="float">
            <text:p>-4165.366</text:p>
          </table:table-cell>
          <table:table-cell table:number-columns-repeated="46"/>
        </table:table-row>
        <table:table-row table:style-name="ro1">
          <table:table-cell table:formula="of:=MID([.B14];3;3)" office:value-type="string" office:string-value="013" calcext:value-type="string">
            <text:p>013</text:p>
          </table:table-cell>
          <table:table-cell table:style-name="ce18" office:value-type="string" calcext:value-type="string">
            <text:p>FT013A</text:p>
          </table:table-cell>
          <table:table-cell table:style-name="ce18" office:value-type="float" office:value="201413" calcext:value-type="float">
            <text:p>201413</text:p>
          </table:table-cell>
          <table:table-cell table:style-name="ce18" office:value-type="float" office:value="8200" calcext:value-type="float">
            <text:p>820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0.634" calcext:value-type="float">
            <text:p>230.634</text:p>
          </table:table-cell>
          <table:table-cell table:style-name="Default" office:value-type="float" office:value="3.75045" calcext:value-type="float">
            <text:p>3.75045</text:p>
          </table:table-cell>
          <table:table-cell office:value-type="float" office:value="231.169" calcext:value-type="float">
            <text:p>231.169</text:p>
          </table:table-cell>
          <table:table-cell office:value-type="float" office:value="0.003" calcext:value-type="float">
            <text:p>0.003</text:p>
          </table:table-cell>
          <table:table-cell office:value-type="float" office:value="23.486" calcext:value-type="float">
            <text:p>23.4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490253" calcext:value-type="float">
            <text:p>0.490253</text:p>
          </table:table-cell>
          <table:table-cell office:value-type="float" office:value="0.775239" calcext:value-type="float">
            <text:p>0.775239</text:p>
          </table:table-cell>
          <table:table-cell office:value-type="float" office:value="-0.398316" calcext:value-type="float">
            <text:p>-0.398316</text:p>
          </table:table-cell>
          <table:table-cell office:value-type="float" office:value="4108.918" calcext:value-type="float">
            <text:p>4108.918</text:p>
          </table:table-cell>
          <table:table-cell office:value-type="float" office:value="6826.49" calcext:value-type="float">
            <text:p>6826.49</text:p>
          </table:table-cell>
          <table:table-cell office:value-type="float" office:value="-2682.353" calcext:value-type="float">
            <text:p>-2682.353</text:p>
          </table:table-cell>
          <table:table-cell table:number-columns-repeated="46"/>
        </table:table-row>
        <table:table-row table:style-name="ro1">
          <table:table-cell table:formula="of:=MID([.B15];3;3)" office:value-type="string" office:string-value="014" calcext:value-type="string">
            <text:p>014</text:p>
          </table:table-cell>
          <table:table-cell table:style-name="ce18" office:value-type="string" calcext:value-type="string">
            <text:p>FT014A</text:p>
          </table:table-cell>
          <table:table-cell table:style-name="ce18" office:value-type="float" office:value="201415" calcext:value-type="float">
            <text:p>201415</text:p>
          </table:table-cell>
          <table:table-cell table:style-name="ce18" office:value-type="float" office:value="4908" calcext:value-type="float">
            <text:p>4908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230.536" calcext:value-type="float">
            <text:p>230.536</text:p>
          </table:table-cell>
          <table:table-cell table:style-name="Default" office:value-type="float" office:value="3.68539" calcext:value-type="float">
            <text:p>3.68539</text:p>
          </table:table-cell>
          <table:table-cell office:value-type="float" office:value="230.605" calcext:value-type="float">
            <text:p>230.605</text:p>
          </table:table-cell>
          <table:table-cell office:value-type="float" office:value="0.003" calcext:value-type="float">
            <text:p>0.003</text:p>
          </table:table-cell>
          <table:table-cell office:value-type="float" office:value="41.623" calcext:value-type="float">
            <text:p>41.623</text:p>
          </table:table-cell>
          <table:table-cell office:value-type="float" office:value="0.103" calcext:value-type="float">
            <text:p>0.103</text:p>
          </table:table-cell>
          <table:table-cell office:value-type="float" office:value="0.39293" calcext:value-type="float">
            <text:p>0.39293</text:p>
          </table:table-cell>
          <table:table-cell office:value-type="float" office:value="0.515468" calcext:value-type="float">
            <text:p>0.515468</text:p>
          </table:table-cell>
          <table:table-cell office:value-type="float" office:value="-0.761511" calcext:value-type="float">
            <text:p>-0.761511</text:p>
          </table:table-cell>
          <table:table-cell office:value-type="float" office:value="2871.198" calcext:value-type="float">
            <text:p>2871.198</text:p>
          </table:table-cell>
          <table:table-cell office:value-type="float" office:value="4192.578" calcext:value-type="float">
            <text:p>4192.578</text:p>
          </table:table-cell>
          <table:table-cell office:value-type="float" office:value="-6697.575" calcext:value-type="float">
            <text:p>-6697.575</text:p>
          </table:table-cell>
          <table:table-cell table:number-columns-repeated="46"/>
        </table:table-row>
        <table:table-row table:style-name="ro1">
          <table:table-cell table:formula="of:=MID([.B16];3;3)" office:value-type="string" office:string-value="015" calcext:value-type="string">
            <text:p>015</text:p>
          </table:table-cell>
          <table:table-cell table:style-name="ce18" office:value-type="string" calcext:value-type="string">
            <text:p>FT015A</text:p>
          </table:table-cell>
          <table:table-cell table:style-name="ce18" office:value-type="float" office:value="201417" calcext:value-type="float">
            <text:p>201417</text:p>
          </table:table-cell>
          <table:table-cell table:style-name="ce18" office:value-type="float" office:value="6200" calcext:value-type="float">
            <text:p>620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0.528" calcext:value-type="float">
            <text:p>230.528</text:p>
          </table:table-cell>
          <table:table-cell table:style-name="Default" office:value-type="float" office:value="3.79874" calcext:value-type="float">
            <text:p>3.79874</text:p>
          </table:table-cell>
          <table:table-cell office:value-type="float" office:value="230.294" calcext:value-type="float">
            <text:p>230.294</text:p>
          </table:table-cell>
          <table:table-cell office:value-type="float" office:value="0.003" calcext:value-type="float">
            <text:p>0.003</text:p>
          </table:table-cell>
          <table:table-cell office:value-type="float" office:value="52.989" calcext:value-type="float">
            <text:p>52.98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21064" calcext:value-type="float">
            <text:p>0.221064</text:p>
          </table:table-cell>
          <table:table-cell office:value-type="float" office:value="0.258266" calcext:value-type="float">
            <text:p>0.258266</text:p>
          </table:table-cell>
          <table:table-cell office:value-type="float" office:value="-0.940441" calcext:value-type="float">
            <text:p>-0.940441</text:p>
          </table:table-cell>
          <table:table-cell office:value-type="float" office:value="1725.239" calcext:value-type="float">
            <text:p>1725.239</text:p>
          </table:table-cell>
          <table:table-cell office:value-type="float" office:value="2258.329" calcext:value-type="float">
            <text:p>2258.329</text:p>
          </table:table-cell>
          <table:table-cell office:value-type="float" office:value="-7911.911" calcext:value-type="float">
            <text:p>-7911.911</text:p>
          </table:table-cell>
          <table:table-cell table:number-columns-repeated="46"/>
        </table:table-row>
        <table:table-row table:style-name="ro1">
          <table:table-cell table:formula="of:=MID([.B17];3;3)" office:value-type="string" office:string-value="016" calcext:value-type="string">
            <text:p>016</text:p>
          </table:table-cell>
          <table:table-cell table:style-name="ce18" office:value-type="string" calcext:value-type="string">
            <text:p>FT016A</text:p>
          </table:table-cell>
          <table:table-cell table:style-name="ce18" office:value-type="float" office:value="201419" calcext:value-type="float">
            <text:p>201419</text:p>
          </table:table-cell>
          <table:table-cell table:style-name="ce18" office:value-type="float" office:value="5870" calcext:value-type="float">
            <text:p>587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0.698" calcext:value-type="float">
            <text:p>230.698</text:p>
          </table:table-cell>
          <table:table-cell table:style-name="Default" office:value-type="float" office:value="3.71512" calcext:value-type="float">
            <text:p>3.71512</text:p>
          </table:table-cell>
          <table:table-cell office:value-type="float" office:value="231.337" calcext:value-type="float">
            <text:p>231.337</text:p>
          </table:table-cell>
          <table:table-cell office:value-type="float" office:value="0.003" calcext:value-type="float">
            <text:p>0.003</text:p>
          </table:table-cell>
          <table:table-cell office:value-type="float" office:value="23.488" calcext:value-type="float">
            <text:p>23.488</text:p>
          </table:table-cell>
          <table:table-cell office:value-type="float" office:value="0.098" calcext:value-type="float">
            <text:p>0.098</text:p>
          </table:table-cell>
          <table:table-cell office:value-type="float" office:value="0.524513" calcext:value-type="float">
            <text:p>0.524513</text:p>
          </table:table-cell>
          <table:table-cell office:value-type="float" office:value="0.196664" calcext:value-type="float">
            <text:p>0.196664</text:p>
          </table:table-cell>
          <table:table-cell office:value-type="float" office:value="-0.828377" calcext:value-type="float">
            <text:p>-0.828377</text:p>
          </table:table-cell>
          <table:table-cell office:value-type="float" office:value="4332.271" calcext:value-type="float">
            <text:p>4332.271</text:p>
          </table:table-cell>
          <table:table-cell office:value-type="float" office:value="2242.973" calcext:value-type="float">
            <text:p>2242.973</text:p>
          </table:table-cell>
          <table:table-cell office:value-type="float" office:value="-6846.479" calcext:value-type="float">
            <text:p>-6846.479</text:p>
          </table:table-cell>
          <table:table-cell table:number-columns-repeated="46"/>
        </table:table-row>
        <table:table-row table:style-name="ro1">
          <table:table-cell table:formula="of:=MID([.B18];3;3)" office:value-type="string" office:string-value="017" calcext:value-type="string">
            <text:p>017</text:p>
          </table:table-cell>
          <table:table-cell table:style-name="ce18" office:value-type="string" calcext:value-type="string">
            <text:p>FT017A</text:p>
          </table:table-cell>
          <table:table-cell table:style-name="ce18" office:value-type="float" office:value="201421" calcext:value-type="float">
            <text:p>201421</text:p>
          </table:table-cell>
          <table:table-cell table:style-name="ce18" office:value-type="float" office:value="10833" calcext:value-type="float">
            <text:p>10833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230.489" calcext:value-type="float">
            <text:p>230.489</text:p>
          </table:table-cell>
          <table:table-cell table:style-name="Default" office:value-type="float" office:value="3.65335" calcext:value-type="float">
            <text:p>3.65335</text:p>
          </table:table-cell>
          <table:table-cell office:value-type="float" office:value="230.828" calcext:value-type="float">
            <text:p>230.828</text:p>
          </table:table-cell>
          <table:table-cell office:value-type="float" office:value="0.003" calcext:value-type="float">
            <text:p>0.003</text:p>
          </table:table-cell>
          <table:table-cell office:value-type="float" office:value="32.532" calcext:value-type="float">
            <text:p>32.5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1374" calcext:value-type="float">
            <text:p>0.251374</text:p>
          </table:table-cell>
          <table:table-cell office:value-type="float" office:value="0.82641" calcext:value-type="float">
            <text:p>0.82641</text:p>
          </table:table-cell>
          <table:table-cell office:value-type="float" office:value="-0.503844" calcext:value-type="float">
            <text:p>-0.503844</text:p>
          </table:table-cell>
          <table:table-cell office:value-type="float" office:value="2631.744" calcext:value-type="float">
            <text:p>2631.744</text:p>
          </table:table-cell>
          <table:table-cell office:value-type="float" office:value="6633.763" calcext:value-type="float">
            <text:p>6633.763</text:p>
          </table:table-cell>
          <table:table-cell office:value-type="float" office:value="-4444.262" calcext:value-type="float">
            <text:p>-4444.262</text:p>
          </table:table-cell>
          <table:table-cell table:number-columns-repeated="46"/>
        </table:table-row>
        <table:table-row table:style-name="ro1">
          <table:table-cell table:formula="of:=MID([.B19];3;3)" office:value-type="string" office:string-value="018" calcext:value-type="string">
            <text:p>018</text:p>
          </table:table-cell>
          <table:table-cell table:style-name="ce18" office:value-type="string" calcext:value-type="string">
            <text:p>FT018A</text:p>
          </table:table-cell>
          <table:table-cell table:style-name="ce18" office:value-type="float" office:value="201423" calcext:value-type="float">
            <text:p>201423</text:p>
          </table:table-cell>
          <table:table-cell table:style-name="ce18" office:value-type="float" office:value="6192" calcext:value-type="float">
            <text:p>6192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230.98" calcext:value-type="float">
            <text:p>230.98</text:p>
          </table:table-cell>
          <table:table-cell table:style-name="Default" office:value-type="float" office:value="3.69185" calcext:value-type="float">
            <text:p>3.69185</text:p>
          </table:table-cell>
          <table:table-cell office:value-type="float" office:value="231.592" calcext:value-type="float">
            <text:p>231.592</text:p>
          </table:table-cell>
          <table:table-cell office:value-type="float" office:value="0.003" calcext:value-type="float">
            <text:p>0.003</text:p>
          </table:table-cell>
          <table:table-cell office:value-type="float" office:value="25.558" calcext:value-type="float">
            <text:p>25.558</text:p>
          </table:table-cell>
          <table:table-cell office:value-type="float" office:value="0.097" calcext:value-type="float">
            <text:p>0.097</text:p>
          </table:table-cell>
          <table:table-cell office:value-type="float" office:value="-0.159835" calcext:value-type="float">
            <text:p>-0.159835</text:p>
          </table:table-cell>
          <table:table-cell office:value-type="float" office:value="0.854432" calcext:value-type="float">
            <text:p>0.854432</text:p>
          </table:table-cell>
          <table:table-cell office:value-type="float" office:value="-0.494367" calcext:value-type="float">
            <text:p>-0.494367</text:p>
          </table:table-cell>
          <table:table-cell office:value-type="float" office:value="-1094.316" calcext:value-type="float">
            <text:p>-1094.316</text:p>
          </table:table-cell>
          <table:table-cell office:value-type="float" office:value="7140.72" calcext:value-type="float">
            <text:p>7140.72</text:p>
          </table:table-cell>
          <table:table-cell office:value-type="float" office:value="-4300.934" calcext:value-type="float">
            <text:p>-4300.934</text:p>
          </table:table-cell>
          <table:table-cell table:number-columns-repeated="46"/>
        </table:table-row>
        <table:table-row table:style-name="ro1">
          <table:table-cell table:formula="of:=MID([.B20];3;3)" office:value-type="string" office:string-value="019" calcext:value-type="string">
            <text:p>019</text:p>
          </table:table-cell>
          <table:table-cell table:style-name="ce18" office:value-type="string" calcext:value-type="string">
            <text:p>FT019A</text:p>
          </table:table-cell>
          <table:table-cell table:style-name="ce18" office:value-type="float" office:value="201425" calcext:value-type="float">
            <text:p>201425</text:p>
          </table:table-cell>
          <table:table-cell table:style-name="ce18" office:value-type="float" office:value="6076" calcext:value-type="float">
            <text:p>6076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29.876" calcext:value-type="float">
            <text:p>229.876</text:p>
          </table:table-cell>
          <table:table-cell table:style-name="Default" office:value-type="float" office:value="3.68374" calcext:value-type="float">
            <text:p>3.68374</text:p>
          </table:table-cell>
          <table:table-cell office:value-type="float" office:value="230.771" calcext:value-type="float">
            <text:p>230.77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53" calcext:value-type="float">
            <text:p>15.253</text:p>
          </table:table-cell>
          <table:table-cell office:value-type="float" office:value="0.098" calcext:value-type="float">
            <text:p>0.098</text:p>
          </table:table-cell>
          <table:table-cell office:value-type="float" office:value="-0.563066" calcext:value-type="float">
            <text:p>-0.563066</text:p>
          </table:table-cell>
          <table:table-cell office:value-type="float" office:value="0.721883" calcext:value-type="float">
            <text:p>0.721883</text:p>
          </table:table-cell>
          <table:table-cell office:value-type="float" office:value="-0.402295" calcext:value-type="float">
            <text:p>-0.402295</text:p>
          </table:table-cell>
          <table:table-cell office:value-type="float" office:value="-4847.199" calcext:value-type="float">
            <text:p>-4847.199</text:p>
          </table:table-cell>
          <table:table-cell office:value-type="float" office:value="6293.32" calcext:value-type="float">
            <text:p>6293.32</text:p>
          </table:table-cell>
          <table:table-cell office:value-type="float" office:value="-2752.877" calcext:value-type="float">
            <text:p>-2752.877</text:p>
          </table:table-cell>
          <table:table-cell table:number-columns-repeated="46"/>
        </table:table-row>
        <table:table-row table:style-name="ro1">
          <table:table-cell table:formula="of:=MID([.B21];3;3)" office:value-type="string" office:string-value="020" calcext:value-type="string">
            <text:p>020</text:p>
          </table:table-cell>
          <table:table-cell table:style-name="ce18" office:value-type="string" calcext:value-type="string">
            <text:p>FT020A</text:p>
          </table:table-cell>
          <table:table-cell table:style-name="ce18" office:value-type="float" office:value="201427" calcext:value-type="float">
            <text:p>201427</text:p>
          </table:table-cell>
          <table:table-cell table:style-name="ce18" office:value-type="float" office:value="8788" calcext:value-type="float">
            <text:p>8788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1.405" calcext:value-type="float">
            <text:p>231.405</text:p>
          </table:table-cell>
          <table:table-cell table:style-name="Default" office:value-type="float" office:value="3.78864" calcext:value-type="float">
            <text:p>3.78864</text:p>
          </table:table-cell>
          <table:table-cell office:value-type="float" office:value="231.978" calcext:value-type="float">
            <text:p>231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29.8" calcext:value-type="float">
            <text:p>29.8</text:p>
          </table:table-cell>
          <table:table-cell office:value-type="float" office:value="0.104" calcext:value-type="float">
            <text:p>0.104</text:p>
          </table:table-cell>
          <table:table-cell office:value-type="float" office:value="-0.405997" calcext:value-type="float">
            <text:p>-0.405997</text:p>
          </table:table-cell>
          <table:table-cell office:value-type="float" office:value="0.504299" calcext:value-type="float">
            <text:p>0.504299</text:p>
          </table:table-cell>
          <table:table-cell office:value-type="float" office:value="-0.762134" calcext:value-type="float">
            <text:p>-0.762134</text:p>
          </table:table-cell>
          <table:table-cell office:value-type="float" office:value="-3379.263" calcext:value-type="float">
            <text:p>-3379.263</text:p>
          </table:table-cell>
          <table:table-cell office:value-type="float" office:value="4161.93" calcext:value-type="float">
            <text:p>4161.93</text:p>
          </table:table-cell>
          <table:table-cell office:value-type="float" office:value="-6475.889" calcext:value-type="float">
            <text:p>-6475.889</text:p>
          </table:table-cell>
          <table:table-cell table:number-columns-repeated="46"/>
        </table:table-row>
        <table:table-row table:style-name="ro1">
          <table:table-cell table:formula="of:=MID([.B22];3;3)" office:value-type="string" office:string-value="021" calcext:value-type="string">
            <text:p>021</text:p>
          </table:table-cell>
          <table:table-cell table:style-name="ce18" office:value-type="string" calcext:value-type="string">
            <text:p>FT021A</text:p>
          </table:table-cell>
          <table:table-cell table:style-name="ce18" office:value-type="float" office:value="201432" calcext:value-type="float">
            <text:p>201432</text:p>
          </table:table-cell>
          <table:table-cell table:style-name="ce18" office:value-type="float" office:value="6350" calcext:value-type="float">
            <text:p>635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017" calcext:value-type="float">
            <text:p>231.017</text:p>
          </table:table-cell>
          <table:table-cell table:style-name="Default" office:value-type="float" office:value="3.77472" calcext:value-type="float">
            <text:p>3.77472</text:p>
          </table:table-cell>
          <table:table-cell office:value-type="float" office:value="231.588" calcext:value-type="float">
            <text:p>231.588</text:p>
          </table:table-cell>
          <table:table-cell office:value-type="float" office:value="0.005" calcext:value-type="float">
            <text:p>0.005</text:p>
          </table:table-cell>
          <table:table-cell office:value-type="float" office:value="31.713" calcext:value-type="float">
            <text:p>31.713</text:p>
          </table:table-cell>
          <table:table-cell office:value-type="float" office:value="0.185" calcext:value-type="float">
            <text:p>0.185</text:p>
          </table:table-cell>
          <table:table-cell office:value-type="float" office:value="-0.171049" calcext:value-type="float">
            <text:p>-0.171049</text:p>
          </table:table-cell>
          <table:table-cell office:value-type="float" office:value="0.275244" calcext:value-type="float">
            <text:p>0.275244</text:p>
          </table:table-cell>
          <table:table-cell office:value-type="float" office:value="-0.946035" calcext:value-type="float">
            <text:p>-0.946035</text:p>
          </table:table-cell>
          <table:table-cell office:value-type="float" office:value="-1432.889" calcext:value-type="float">
            <text:p>-1432.889</text:p>
          </table:table-cell>
          <table:table-cell office:value-type="float" office:value="1975.25" calcext:value-type="float">
            <text:p>1975.25</text:p>
          </table:table-cell>
          <table:table-cell office:value-type="float" office:value="-8044.794" calcext:value-type="float">
            <text:p>-8044.794</text:p>
          </table:table-cell>
          <table:table-cell table:number-columns-repeated="46"/>
        </table:table-row>
        <table:table-row table:style-name="ro1">
          <table:table-cell table:formula="of:=MID([.B23];3;3)" office:value-type="string" office:string-value="022" calcext:value-type="string">
            <text:p>022</text:p>
          </table:table-cell>
          <table:table-cell table:style-name="ce18" office:value-type="string" calcext:value-type="string">
            <text:p>FT022A</text:p>
          </table:table-cell>
          <table:table-cell table:style-name="ce18" office:value-type="float" office:value="201434" calcext:value-type="float">
            <text:p>201434</text:p>
          </table:table-cell>
          <table:table-cell table:style-name="ce18" office:value-type="float" office:value="6115" calcext:value-type="float">
            <text:p>611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0.424" calcext:value-type="float">
            <text:p>230.424</text:p>
          </table:table-cell>
          <table:table-cell table:style-name="Default" office:value-type="float" office:value="3.6697" calcext:value-type="float">
            <text:p>3.6697</text:p>
          </table:table-cell>
          <table:table-cell office:value-type="float" office:value="231.025" calcext:value-type="float">
            <text:p>231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25.746" calcext:value-type="float">
            <text:p>25.74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0838749" calcext:value-type="float">
            <text:p>-0.00838749</text:p>
          </table:table-cell>
          <table:table-cell office:value-type="float" office:value="0.562176" calcext:value-type="float">
            <text:p>0.562176</text:p>
          </table:table-cell>
          <table:table-cell office:value-type="float" office:value="-0.826975" calcext:value-type="float">
            <text:p>-0.826975</text:p>
          </table:table-cell>
          <table:table-cell office:value-type="float" office:value="-517.287" calcext:value-type="float">
            <text:p>-517.287</text:p>
          </table:table-cell>
          <table:table-cell office:value-type="float" office:value="4865.326" calcext:value-type="float">
            <text:p>4865.326</text:p>
          </table:table-cell>
          <table:table-cell office:value-type="float" office:value="-6836.406" calcext:value-type="float">
            <text:p>-6836.406</text:p>
          </table:table-cell>
          <table:table-cell table:number-columns-repeated="46"/>
        </table:table-row>
        <table:table-row table:style-name="ro1">
          <table:table-cell table:formula="of:=MID([.B24];3;3)" office:value-type="string" office:string-value="023" calcext:value-type="string">
            <text:p>023</text:p>
          </table:table-cell>
          <table:table-cell table:style-name="ce18" office:value-type="string" calcext:value-type="string">
            <text:p>FT023A</text:p>
          </table:table-cell>
          <table:table-cell table:style-name="ce18" office:value-type="float" office:value="201436" calcext:value-type="float">
            <text:p>201436</text:p>
          </table:table-cell>
          <table:table-cell table:style-name="ce18" office:value-type="float" office:value="6427" calcext:value-type="float">
            <text:p>6427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230.531" calcext:value-type="float">
            <text:p>230.531</text:p>
          </table:table-cell>
          <table:table-cell table:style-name="Default" office:value-type="float" office:value="3.68336" calcext:value-type="float">
            <text:p>3.68336</text:p>
          </table:table-cell>
          <table:table-cell office:value-type="float" office:value="231.196" calcext:value-type="float">
            <text:p>231.196</text:p>
          </table:table-cell>
          <table:table-cell office:value-type="float" office:value="0.003" calcext:value-type="float">
            <text:p>0.003</text:p>
          </table:table-cell>
          <table:table-cell office:value-type="float" office:value="23.538" calcext:value-type="float">
            <text:p>23.538</text:p>
          </table:table-cell>
          <table:table-cell office:value-type="float" office:value="0.102" calcext:value-type="float">
            <text:p>0.102</text:p>
          </table:table-cell>
          <table:table-cell office:value-type="float" office:value="-0.693836" calcext:value-type="float">
            <text:p>-0.693836</text:p>
          </table:table-cell>
          <table:table-cell office:value-type="float" office:value="0.503156" calcext:value-type="float">
            <text:p>0.503156</text:p>
          </table:table-cell>
          <table:table-cell office:value-type="float" office:value="-0.515194" calcext:value-type="float">
            <text:p>-0.515194</text:p>
          </table:table-cell>
          <table:table-cell office:value-type="float" office:value="-5233.706" calcext:value-type="float">
            <text:p>-5233.706</text:p>
          </table:table-cell>
          <table:table-cell office:value-type="float" office:value="4684.571" calcext:value-type="float">
            <text:p>4684.571</text:p>
          </table:table-cell>
          <table:table-cell office:value-type="float" office:value="-4619.859" calcext:value-type="float">
            <text:p>-4619.859</text:p>
          </table:table-cell>
          <table:table-cell table:number-columns-repeated="46"/>
        </table:table-row>
        <table:table-row table:style-name="ro1">
          <table:table-cell table:formula="of:=MID([.B25];3;3)" office:value-type="string" office:string-value="024" calcext:value-type="string">
            <text:p>024</text:p>
          </table:table-cell>
          <table:table-cell table:style-name="ce18" office:value-type="string" calcext:value-type="string">
            <text:p>FT024A</text:p>
          </table:table-cell>
          <table:table-cell table:style-name="ce18" office:value-type="float" office:value="201438" calcext:value-type="float">
            <text:p>201438</text:p>
          </table:table-cell>
          <table:table-cell table:style-name="ce18" office:value-type="float" office:value="6236" calcext:value-type="float">
            <text:p>6236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0.847" calcext:value-type="float">
            <text:p>230.847</text:p>
          </table:table-cell>
          <table:table-cell table:style-name="Default" office:value-type="float" office:value="3.72863" calcext:value-type="float">
            <text:p>3.72863</text:p>
          </table:table-cell>
          <table:table-cell office:value-type="float" office:value="230.796" calcext:value-type="float">
            <text:p>230.796</text:p>
          </table:table-cell>
          <table:table-cell office:value-type="float" office:value="0.003" calcext:value-type="float">
            <text:p>0.003</text:p>
          </table:table-cell>
          <table:table-cell office:value-type="float" office:value="48.622" calcext:value-type="float">
            <text:p>48.622</text:p>
          </table:table-cell>
          <table:table-cell office:value-type="float" office:value="0.096" calcext:value-type="float">
            <text:p>0.096</text:p>
          </table:table-cell>
          <table:table-cell office:value-type="float" office:value="-0.874185" calcext:value-type="float">
            <text:p>-0.874185</text:p>
          </table:table-cell>
          <table:table-cell office:value-type="float" office:value="0.0744889" calcext:value-type="float">
            <text:p>0.0744889</text:p>
          </table:table-cell>
          <table:table-cell office:value-type="float" office:value="-0.479846" calcext:value-type="float">
            <text:p>-0.479846</text:p>
          </table:table-cell>
          <table:table-cell office:value-type="float" office:value="-7319.119" calcext:value-type="float">
            <text:p>-7319.119</text:p>
          </table:table-cell>
          <table:table-cell office:value-type="float" office:value="675.32" calcext:value-type="float">
            <text:p>675.32</text:p>
          </table:table-cell>
          <table:table-cell office:value-type="float" office:value="-4080.657" calcext:value-type="float">
            <text:p>-4080.657</text:p>
          </table:table-cell>
          <table:table-cell table:number-columns-repeated="46"/>
        </table:table-row>
        <table:table-row table:style-name="ro1">
          <table:table-cell table:formula="of:=MID([.B26];3;3)" office:value-type="string" office:string-value="025" calcext:value-type="string">
            <text:p>025</text:p>
          </table:table-cell>
          <table:table-cell table:style-name="ce18" office:value-type="string" calcext:value-type="string">
            <text:p>FT025A</text:p>
          </table:table-cell>
          <table:table-cell table:style-name="ce18" office:value-type="float" office:value="201440" calcext:value-type="float">
            <text:p>201440</text:p>
          </table:table-cell>
          <table:table-cell table:style-name="ce18" office:value-type="float" office:value="6950" calcext:value-type="float">
            <text:p>6950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0.432" calcext:value-type="float">
            <text:p>230.432</text:p>
          </table:table-cell>
          <table:table-cell table:style-name="Default" office:value-type="float" office:value="3.60604" calcext:value-type="float">
            <text:p>3.60604</text:p>
          </table:table-cell>
          <table:table-cell office:value-type="float" office:value="230.397" calcext:value-type="float">
            <text:p>230.397</text:p>
          </table:table-cell>
          <table:table-cell office:value-type="float" office:value="0.003" calcext:value-type="float">
            <text:p>0.003</text:p>
          </table:table-cell>
          <table:table-cell office:value-type="float" office:value="52.261" calcext:value-type="float">
            <text:p>52.261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14851" calcext:value-type="float">
            <text:p>-0.814851</text:p>
          </table:table-cell>
          <table:table-cell office:value-type="float" office:value="-0.312287" calcext:value-type="float">
            <text:p>-0.312287</text:p>
          </table:table-cell>
          <table:table-cell office:value-type="float" office:value="-0.488359" calcext:value-type="float">
            <text:p>-0.488359</text:p>
          </table:table-cell>
          <table:table-cell office:value-type="float" office:value="-6759.235" calcext:value-type="float">
            <text:p>-6759.235</text:p>
          </table:table-cell>
          <table:table-cell office:value-type="float" office:value="-2678.888" calcext:value-type="float">
            <text:p>-2678.888</text:p>
          </table:table-cell>
          <table:table-cell office:value-type="float" office:value="-4220.661" calcext:value-type="float">
            <text:p>-4220.661</text:p>
          </table:table-cell>
          <table:table-cell table:number-columns-repeated="46"/>
        </table:table-row>
        <table:table-row table:style-name="ro1">
          <table:table-cell table:formula="of:=MID([.B27];3;3)" office:value-type="string" office:string-value="026" calcext:value-type="string">
            <text:p>026</text:p>
          </table:table-cell>
          <table:table-cell table:style-name="ce18" office:value-type="string" calcext:value-type="string">
            <text:p>FT026A</text:p>
          </table:table-cell>
          <table:table-cell table:style-name="ce18" office:value-type="float" office:value="201595" calcext:value-type="float">
            <text:p>201595</text:p>
          </table:table-cell>
          <table:table-cell table:style-name="ce18" office:value-type="float" office:value="4643" calcext:value-type="float">
            <text:p>4643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0.924" calcext:value-type="float">
            <text:p>230.924</text:p>
          </table:table-cell>
          <table:table-cell table:style-name="Default" office:value-type="float" office:value="3.83451" calcext:value-type="float">
            <text:p>3.83451</text:p>
          </table:table-cell>
          <table:table-cell office:value-type="float" office:value="231.534" calcext:value-type="float">
            <text:p>231.534</text:p>
          </table:table-cell>
          <table:table-cell office:value-type="float" office:value="0.003" calcext:value-type="float">
            <text:p>0.003</text:p>
          </table:table-cell>
          <table:table-cell office:value-type="float" office:value="25.028" calcext:value-type="float">
            <text:p>25.028</text:p>
          </table:table-cell>
          <table:table-cell office:value-type="float" office:value="0.103" calcext:value-type="float">
            <text:p>0.103</text:p>
          </table:table-cell>
          <table:table-cell office:value-type="float" office:value="-0.534992" calcext:value-type="float">
            <text:p>-0.534992</text:p>
          </table:table-cell>
          <table:table-cell office:value-type="float" office:value="0.145705" calcext:value-type="float">
            <text:p>0.145705</text:p>
          </table:table-cell>
          <table:table-cell office:value-type="float" office:value="-0.832198" calcext:value-type="float">
            <text:p>-0.832198</text:p>
          </table:table-cell>
          <table:table-cell office:value-type="float" office:value="-4740.252" calcext:value-type="float">
            <text:p>-4740.252</text:p>
          </table:table-cell>
          <table:table-cell office:value-type="float" office:value="673.355" calcext:value-type="float">
            <text:p>673.355</text:p>
          </table:table-cell>
          <table:table-cell office:value-type="float" office:value="-6910.018" calcext:value-type="float">
            <text:p>-6910.018</text:p>
          </table:table-cell>
          <table:table-cell table:number-columns-repeated="46"/>
        </table:table-row>
        <table:table-row table:style-name="ro1">
          <table:table-cell table:formula="of:=MID([.B28];3;3)" office:value-type="string" office:string-value="027" calcext:value-type="string">
            <text:p>027</text:p>
          </table:table-cell>
          <table:table-cell table:style-name="ce18" office:value-type="string" calcext:value-type="string">
            <text:p>FT027A</text:p>
          </table:table-cell>
          <table:table-cell table:style-name="ce18" office:value-type="float" office:value="201444" calcext:value-type="float">
            <text:p>201444</text:p>
          </table:table-cell>
          <table:table-cell table:style-name="ce18" office:value-type="float" office:value="7092" calcext:value-type="float">
            <text:p>7092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table:style-name="Default" office:value-type="float" office:value="230.619" calcext:value-type="float">
            <text:p>230.619</text:p>
          </table:table-cell>
          <table:table-cell table:style-name="Default" office:value-type="float" office:value="3.67683" calcext:value-type="float">
            <text:p>3.67683</text:p>
          </table:table-cell>
          <table:table-cell office:value-type="float" office:value="231.311" calcext:value-type="float">
            <text:p>231.311</text:p>
          </table:table-cell>
          <table:table-cell office:value-type="float" office:value="0.003" calcext:value-type="float">
            <text:p>0.003</text:p>
          </table:table-cell>
          <table:table-cell office:value-type="float" office:value="22.174" calcext:value-type="float">
            <text:p>22.174</text:p>
          </table:table-cell>
          <table:table-cell office:value-type="float" office:value="0.111" calcext:value-type="float">
            <text:p>0.111</text:p>
          </table:table-cell>
          <table:table-cell office:value-type="float" office:value="-0.326007" calcext:value-type="float">
            <text:p>-0.326007</text:p>
          </table:table-cell>
          <table:table-cell office:value-type="float" office:value="-0.0651231" calcext:value-type="float">
            <text:p>-0.0651231</text:p>
          </table:table-cell>
          <table:table-cell office:value-type="float" office:value="-0.943121" calcext:value-type="float">
            <text:p>-0.943121</text:p>
          </table:table-cell>
          <table:table-cell office:value-type="float" office:value="-2645.685" calcext:value-type="float">
            <text:p>-2645.685</text:p>
          </table:table-cell>
          <table:table-cell office:value-type="float" office:value="-579.682" calcext:value-type="float">
            <text:p>-579.682</text:p>
          </table:table-cell>
          <table:table-cell office:value-type="float" office:value="-7958.627" calcext:value-type="float">
            <text:p>-7958.627</text:p>
          </table:table-cell>
          <table:table-cell table:number-columns-repeated="46"/>
        </table:table-row>
        <table:table-row table:style-name="ro1">
          <table:table-cell table:formula="of:=MID([.B29];3;3)" office:value-type="string" office:string-value="028" calcext:value-type="string">
            <text:p>028</text:p>
          </table:table-cell>
          <table:table-cell table:style-name="ce18" office:value-type="string" calcext:value-type="string">
            <text:p>FT028A</text:p>
          </table:table-cell>
          <table:table-cell table:style-name="ce18" office:value-type="float" office:value="201442" calcext:value-type="float">
            <text:p>201442</text:p>
          </table:table-cell>
          <table:table-cell table:style-name="ce18" office:value-type="float" office:value="8730" calcext:value-type="float">
            <text:p>873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0.447" calcext:value-type="float">
            <text:p>230.447</text:p>
          </table:table-cell>
          <table:table-cell table:style-name="Default" office:value-type="float" office:value="3.87639" calcext:value-type="float">
            <text:p>3.87639</text:p>
          </table:table-cell>
          <table:table-cell office:value-type="float" office:value="230.272" calcext:value-type="float">
            <text:p>230.272</text:p>
          </table:table-cell>
          <table:table-cell office:value-type="float" office:value="0.003" calcext:value-type="float">
            <text:p>0.003</text:p>
          </table:table-cell>
          <table:table-cell office:value-type="float" office:value="55.547" calcext:value-type="float">
            <text:p>55.54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609513" calcext:value-type="float">
            <text:p>-0.609513</text:p>
          </table:table-cell>
          <table:table-cell office:value-type="float" office:value="-0.222421" calcext:value-type="float">
            <text:p>-0.222421</text:p>
          </table:table-cell>
          <table:table-cell office:value-type="float" office:value="-0.760935" calcext:value-type="float">
            <text:p>-0.760935</text:p>
          </table:table-cell>
          <table:table-cell office:value-type="float" office:value="-4904.031" calcext:value-type="float">
            <text:p>-4904.031</text:p>
          </table:table-cell>
          <table:table-cell office:value-type="float" office:value="-2277.528" calcext:value-type="float">
            <text:p>-2277.528</text:p>
          </table:table-cell>
          <table:table-cell office:value-type="float" office:value="-6437.346" calcext:value-type="float">
            <text:p>-6437.346</text:p>
          </table:table-cell>
          <table:table-cell table:number-columns-repeated="46"/>
        </table:table-row>
        <table:table-row table:style-name="ro1">
          <table:table-cell table:formula="of:=MID([.B30];3;3)" office:value-type="string" office:string-value="029" calcext:value-type="string">
            <text:p>029</text:p>
          </table:table-cell>
          <table:table-cell table:style-name="ce18" office:value-type="string" calcext:value-type="string">
            <text:p>FT029A</text:p>
          </table:table-cell>
          <table:table-cell table:style-name="ce18" office:value-type="float" office:value="201448" calcext:value-type="float">
            <text:p>201448</text:p>
          </table:table-cell>
          <table:table-cell table:style-name="ce18" office:value-type="float" office:value="5962" calcext:value-type="float">
            <text:p>5962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0.362" calcext:value-type="float">
            <text:p>230.362</text:p>
          </table:table-cell>
          <table:table-cell table:style-name="Default" office:value-type="float" office:value="3.69259" calcext:value-type="float">
            <text:p>3.69259</text:p>
          </table:table-cell>
          <table:table-cell office:value-type="float" office:value="230.909" calcext:value-type="float">
            <text:p>230.909</text:p>
          </table:table-cell>
          <table:table-cell office:value-type="float" office:value="0.003" calcext:value-type="float">
            <text:p>0.003</text:p>
          </table:table-cell>
          <table:table-cell office:value-type="float" office:value="26.992" calcext:value-type="float">
            <text:p>26.992</text:p>
          </table:table-cell>
          <table:table-cell office:value-type="float" office:value="0.1" calcext:value-type="float">
            <text:p>0.1</text:p>
          </table:table-cell>
          <table:table-cell office:value-type="float" office:value="-0.682074" calcext:value-type="float">
            <text:p>-0.682074</text:p>
          </table:table-cell>
          <table:table-cell office:value-type="float" office:value="-0.516756" calcext:value-type="float">
            <text:p>-0.516756</text:p>
          </table:table-cell>
          <table:table-cell office:value-type="float" office:value="-0.517435" calcext:value-type="float">
            <text:p>-0.517435</text:p>
          </table:table-cell>
          <table:table-cell office:value-type="float" office:value="-5903.911" calcext:value-type="float">
            <text:p>-5903.911</text:p>
          </table:table-cell>
          <table:table-cell office:value-type="float" office:value="-3746.849" calcext:value-type="float">
            <text:p>-3746.849</text:p>
          </table:table-cell>
          <table:table-cell office:value-type="float" office:value="-4667.358" calcext:value-type="float">
            <text:p>-4667.358</text:p>
          </table:table-cell>
          <table:table-cell table:number-columns-repeated="46"/>
        </table:table-row>
        <table:table-row table:style-name="ro1">
          <table:table-cell table:formula="of:=MID([.B31];3;3)" office:value-type="string" office:string-value="030" calcext:value-type="string">
            <text:p>030</text:p>
          </table:table-cell>
          <table:table-cell table:style-name="ce18" office:value-type="string" calcext:value-type="string">
            <text:p>FT030A</text:p>
          </table:table-cell>
          <table:table-cell table:style-name="ce18" office:value-type="float" office:value="201450" calcext:value-type="float">
            <text:p>201450</text:p>
          </table:table-cell>
          <table:table-cell table:style-name="ce18" office:value-type="float" office:value="6592" calcext:value-type="float">
            <text:p>6592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230.428" calcext:value-type="float">
            <text:p>230.428</text:p>
          </table:table-cell>
          <table:table-cell table:style-name="Default" office:value-type="float" office:value="3.79842" calcext:value-type="float">
            <text:p>3.79842</text:p>
          </table:table-cell>
          <table:table-cell office:value-type="float" office:value="231.16" calcext:value-type="float">
            <text:p>231.16</text:p>
          </table:table-cell>
          <table:table-cell office:value-type="float" office:value="0.003" calcext:value-type="float">
            <text:p>0.003</text:p>
          </table:table-cell>
          <table:table-cell office:value-type="float" office:value="20.754" calcext:value-type="float">
            <text:p>20.754</text:p>
          </table:table-cell>
          <table:table-cell office:value-type="float" office:value="0.106" calcext:value-type="float">
            <text:p>0.106</text:p>
          </table:table-cell>
          <table:table-cell office:value-type="float" office:value="-0.389093" calcext:value-type="float">
            <text:p>-0.389093</text:p>
          </table:table-cell>
          <table:table-cell office:value-type="float" office:value="-0.790986" calcext:value-type="float">
            <text:p>-0.790986</text:p>
          </table:table-cell>
          <table:table-cell office:value-type="float" office:value="-0.472173" calcext:value-type="float">
            <text:p>-0.472173</text:p>
          </table:table-cell>
          <table:table-cell office:value-type="float" office:value="-3582.166" calcext:value-type="float">
            <text:p>-3582.166</text:p>
          </table:table-cell>
          <table:table-cell office:value-type="float" office:value="-6514.105" calcext:value-type="float">
            <text:p>-6514.105</text:p>
          </table:table-cell>
          <table:table-cell office:value-type="float" office:value="-3925.941" calcext:value-type="float">
            <text:p>-3925.941</text:p>
          </table:table-cell>
          <table:table-cell table:number-columns-repeated="46"/>
        </table:table-row>
        <table:table-row table:style-name="ro1">
          <table:table-cell table:formula="of:=MID([.B32];3;3)" office:value-type="string" office:string-value="031" calcext:value-type="string">
            <text:p>031</text:p>
          </table:table-cell>
          <table:table-cell table:style-name="ce18" office:value-type="string" calcext:value-type="string">
            <text:p>FT031A</text:p>
          </table:table-cell>
          <table:table-cell table:style-name="ce18" office:value-type="float" office:value="201452" calcext:value-type="float">
            <text:p>201452</text:p>
          </table:table-cell>
          <table:table-cell table:style-name="ce18" office:value-type="float" office:value="8225" calcext:value-type="float">
            <text:p>822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0.44" calcext:value-type="float">
            <text:p>230.44</text:p>
          </table:table-cell>
          <table:table-cell table:style-name="Default" office:value-type="float" office:value="3.73675" calcext:value-type="float">
            <text:p>3.73675</text:p>
          </table:table-cell>
          <table:table-cell office:value-type="float" office:value="231.161" calcext:value-type="float">
            <text:p>231.161</text:p>
          </table:table-cell>
          <table:table-cell office:value-type="float" office:value="0.003" calcext:value-type="float">
            <text:p>0.003</text:p>
          </table:table-cell>
          <table:table-cell office:value-type="float" office:value="21.769" calcext:value-type="float">
            <text:p>21.769</text:p>
          </table:table-cell>
          <table:table-cell office:value-type="float" office:value="0.11" calcext:value-type="float">
            <text:p>0.11</text:p>
          </table:table-cell>
          <table:table-cell office:value-type="float" office:value="-0.312569" calcext:value-type="float">
            <text:p>-0.312569</text:p>
          </table:table-cell>
          <table:table-cell office:value-type="float" office:value="-0.465406" calcext:value-type="float">
            <text:p>-0.465406</text:p>
          </table:table-cell>
          <table:table-cell office:value-type="float" office:value="-0.828069" calcext:value-type="float">
            <text:p>-0.828069</text:p>
          </table:table-cell>
          <table:table-cell office:value-type="float" office:value="-2251.955" calcext:value-type="float">
            <text:p>-2251.955</text:p>
          </table:table-cell>
          <table:table-cell office:value-type="float" office:value="-4329.729" calcext:value-type="float">
            <text:p>-4329.729</text:p>
          </table:table-cell>
          <table:table-cell office:value-type="float" office:value="-6845.12" calcext:value-type="float">
            <text:p>-6845.12</text:p>
          </table:table-cell>
          <table:table-cell table:number-columns-repeated="46"/>
        </table:table-row>
        <table:table-row table:style-name="ro1">
          <table:table-cell table:formula="of:=MID([.B33];3;3)" office:value-type="string" office:string-value="032" calcext:value-type="string">
            <text:p>032</text:p>
          </table:table-cell>
          <table:table-cell table:style-name="ce18" office:value-type="string" calcext:value-type="string">
            <text:p>FT032A</text:p>
          </table:table-cell>
          <table:table-cell table:style-name="ce18" office:value-type="float" office:value="201454" calcext:value-type="float">
            <text:p>201454</text:p>
          </table:table-cell>
          <table:table-cell table:style-name="ce18" office:value-type="float" office:value="6407" calcext:value-type="float">
            <text:p>6407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0.687" calcext:value-type="float">
            <text:p>230.687</text:p>
          </table:table-cell>
          <table:table-cell table:style-name="Default" office:value-type="float" office:value="3.83083" calcext:value-type="float">
            <text:p>3.83083</text:p>
          </table:table-cell>
          <table:table-cell office:value-type="float" office:value="230.595" calcext:value-type="float">
            <text:p>230.595</text:p>
          </table:table-cell>
          <table:table-cell office:value-type="float" office:value="0.003" calcext:value-type="float">
            <text:p>0.003</text:p>
          </table:table-cell>
          <table:table-cell office:value-type="float" office:value="50.794" calcext:value-type="float">
            <text:p>50.7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4483" calcext:value-type="float">
            <text:p>0.194483</text:p>
          </table:table-cell>
          <table:table-cell office:value-type="float" office:value="-0.974697" calcext:value-type="float">
            <text:p>-0.974697</text:p>
          </table:table-cell>
          <table:table-cell office:value-type="float" office:value="-0.110189" calcext:value-type="float">
            <text:p>-0.110189</text:p>
          </table:table-cell>
          <table:table-cell office:value-type="float" office:value="1168.665" calcext:value-type="float">
            <text:p>1168.665</text:p>
          </table:table-cell>
          <table:table-cell office:value-type="float" office:value="-8307.199" calcext:value-type="float">
            <text:p>-8307.199</text:p>
          </table:table-cell>
          <table:table-cell office:value-type="float" office:value="-551.817" calcext:value-type="float">
            <text:p>-551.817</text:p>
          </table:table-cell>
          <table:table-cell table:number-columns-repeated="46"/>
        </table:table-row>
        <table:table-row table:style-name="ro1">
          <table:table-cell table:formula="of:=MID([.B34];3;3)" office:value-type="string" office:string-value="033" calcext:value-type="string">
            <text:p>033</text:p>
          </table:table-cell>
          <table:table-cell table:style-name="ce18" office:value-type="string" calcext:value-type="string">
            <text:p>FT033A</text:p>
          </table:table-cell>
          <table:table-cell table:style-name="ce18" office:value-type="float" office:value="201456" calcext:value-type="float">
            <text:p>201456</text:p>
          </table:table-cell>
          <table:table-cell table:style-name="ce18" office:value-type="float" office:value="6045" calcext:value-type="float">
            <text:p>6045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231.333" calcext:value-type="float">
            <text:p>231.333</text:p>
          </table:table-cell>
          <table:table-cell table:style-name="Default" office:value-type="float" office:value="3.74967" calcext:value-type="float">
            <text:p>3.74967</text:p>
          </table:table-cell>
          <table:table-cell office:value-type="float" office:value="231.916" calcext:value-type="float">
            <text:p>231.916</text:p>
          </table:table-cell>
          <table:table-cell office:value-type="float" office:value="0.003" calcext:value-type="float">
            <text:p>0.003</text:p>
          </table:table-cell>
          <table:table-cell office:value-type="float" office:value="26.127" calcext:value-type="float">
            <text:p>26.127</text:p>
          </table:table-cell>
          <table:table-cell office:value-type="float" office:value="0.1" calcext:value-type="float">
            <text:p>0.1</text:p>
          </table:table-cell>
          <table:table-cell office:value-type="float" office:value="0.379902" calcext:value-type="float">
            <text:p>0.379902</text:p>
          </table:table-cell>
          <table:table-cell office:value-type="float" office:value="-0.919375" calcext:value-type="float">
            <text:p>-0.919375</text:p>
          </table:table-cell>
          <table:table-cell office:value-type="float" office:value="0.102104" calcext:value-type="float">
            <text:p>0.102104</text:p>
          </table:table-cell>
          <table:table-cell office:value-type="float" office:value="3069.276" calcext:value-type="float">
            <text:p>3069.276</text:p>
          </table:table-cell>
          <table:table-cell office:value-type="float" office:value="-7796.163" calcext:value-type="float">
            <text:p>-7796.163</text:p>
          </table:table-cell>
          <table:table-cell office:value-type="float" office:value="689.055" calcext:value-type="float">
            <text:p>689.055</text:p>
          </table:table-cell>
          <table:table-cell table:number-columns-repeated="46"/>
        </table:table-row>
        <table:table-row table:style-name="ro1">
          <table:table-cell table:formula="of:=MID([.B35];3;3)" office:value-type="string" office:string-value="034" calcext:value-type="string">
            <text:p>034</text:p>
          </table:table-cell>
          <table:table-cell table:style-name="ce18" office:value-type="string" calcext:value-type="string">
            <text:p>FT034A</text:p>
          </table:table-cell>
          <table:table-cell table:style-name="ce18" office:value-type="float" office:value="201611" calcext:value-type="float">
            <text:p>201611</text:p>
          </table:table-cell>
          <table:table-cell table:style-name="ce18" office:value-type="float" office:value="9335" calcext:value-type="float">
            <text:p>9335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1.397" calcext:value-type="float">
            <text:p>231.397</text:p>
          </table:table-cell>
          <table:table-cell table:style-name="Default" office:value-type="float" office:value="3.71569" calcext:value-type="float">
            <text:p>3.71569</text:p>
          </table:table-cell>
          <table:table-cell office:value-type="float" office:value="232.172" calcext:value-type="float">
            <text:p>232.172</text:p>
          </table:table-cell>
          <table:table-cell office:value-type="float" office:value="0.004" calcext:value-type="float">
            <text:p>0.004</text:p>
          </table:table-cell>
          <table:table-cell office:value-type="float" office:value="21.967" calcext:value-type="float">
            <text:p>21.9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569342" calcext:value-type="float">
            <text:p>0.569342</text:p>
          </table:table-cell>
          <table:table-cell office:value-type="float" office:value="-0.693348" calcext:value-type="float">
            <text:p>-0.693348</text:p>
          </table:table-cell>
          <table:table-cell office:value-type="float" office:value="0.441722" calcext:value-type="float">
            <text:p>0.441722</text:p>
          </table:table-cell>
          <table:table-cell office:value-type="float" office:value="4823.756" calcext:value-type="float">
            <text:p>4823.756</text:p>
          </table:table-cell>
          <table:table-cell office:value-type="float" office:value="-5747.304" calcext:value-type="float">
            <text:p>-5747.304</text:p>
          </table:table-cell>
          <table:table-cell office:value-type="float" office:value="3791.64" calcext:value-type="float">
            <text:p>3791.64</text:p>
          </table:table-cell>
          <table:table-cell table:number-columns-repeated="46"/>
        </table:table-row>
        <table:table-row table:style-name="ro1">
          <table:table-cell table:formula="of:=MID([.B36];3;3)" office:value-type="string" office:string-value="035" calcext:value-type="string">
            <text:p>035</text:p>
          </table:table-cell>
          <table:table-cell table:style-name="ce18" office:value-type="string" calcext:value-type="string">
            <text:p>FT035A</text:p>
          </table:table-cell>
          <table:table-cell table:style-name="ce18" office:value-type="float" office:value="201462" calcext:value-type="float">
            <text:p>201462</text:p>
          </table:table-cell>
          <table:table-cell table:style-name="ce18" office:value-type="float" office:value="7185" calcext:value-type="float">
            <text:p>718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1.078" calcext:value-type="float">
            <text:p>231.078</text:p>
          </table:table-cell>
          <table:table-cell table:style-name="Default" office:value-type="float" office:value="3.90263" calcext:value-type="float">
            <text:p>3.90263</text:p>
          </table:table-cell>
          <table:table-cell office:value-type="float" office:value="230.944" calcext:value-type="float">
            <text:p>230.944</text:p>
          </table:table-cell>
          <table:table-cell office:value-type="float" office:value="0.003" calcext:value-type="float">
            <text:p>0.003</text:p>
          </table:table-cell>
          <table:table-cell office:value-type="float" office:value="56.876" calcext:value-type="float">
            <text:p>56.87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2939" calcext:value-type="float">
            <text:p>0.182939</text:p>
          </table:table-cell>
          <table:table-cell office:value-type="float" office:value="-0.817224" calcext:value-type="float">
            <text:p>-0.817224</text:p>
          </table:table-cell>
          <table:table-cell office:value-type="float" office:value="0.546515" calcext:value-type="float">
            <text:p>0.546515</text:p>
          </table:table-cell>
          <table:table-cell office:value-type="float" office:value="1043.547" calcext:value-type="float">
            <text:p>1043.547</text:p>
          </table:table-cell>
          <table:table-cell office:value-type="float" office:value="-6842.488" calcext:value-type="float">
            <text:p>-6842.488</text:p>
          </table:table-cell>
          <table:table-cell office:value-type="float" office:value="4771.467" calcext:value-type="float">
            <text:p>4771.467</text:p>
          </table:table-cell>
          <table:table-cell table:number-columns-repeated="46"/>
        </table:table-row>
        <table:table-row table:style-name="ro1">
          <table:table-cell table:formula="of:=MID([.B37];3;3)" office:value-type="string" office:string-value="036" calcext:value-type="string">
            <text:p>036</text:p>
          </table:table-cell>
          <table:table-cell table:style-name="ce18" office:value-type="string" calcext:value-type="string">
            <text:p>FT036A</text:p>
          </table:table-cell>
          <table:table-cell table:style-name="ce18" office:value-type="float" office:value="201464" calcext:value-type="float">
            <text:p>201464</text:p>
          </table:table-cell>
          <table:table-cell table:style-name="ce18" office:value-type="float" office:value="8058" calcext:value-type="float">
            <text:p>8058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0.861" calcext:value-type="float">
            <text:p>230.861</text:p>
          </table:table-cell>
          <table:table-cell table:style-name="Default" office:value-type="float" office:value="3.9162" calcext:value-type="float">
            <text:p>3.9162</text:p>
          </table:table-cell>
          <table:table-cell office:value-type="float" office:value="231.42" calcext:value-type="float">
            <text:p>231.42</text:p>
          </table:table-cell>
          <table:table-cell office:value-type="float" office:value="0.003" calcext:value-type="float">
            <text:p>0.003</text:p>
          </table:table-cell>
          <table:table-cell office:value-type="float" office:value="30.474" calcext:value-type="float">
            <text:p>30.474</text:p>
          </table:table-cell>
          <table:table-cell office:value-type="float" office:value="0.112" calcext:value-type="float">
            <text:p>0.112</text:p>
          </table:table-cell>
          <table:table-cell office:value-type="float" office:value="-0.233315" calcext:value-type="float">
            <text:p>-0.233315</text:p>
          </table:table-cell>
          <table:table-cell office:value-type="float" office:value="-0.805401" calcext:value-type="float">
            <text:p>-0.805401</text:p>
          </table:table-cell>
          <table:table-cell office:value-type="float" office:value="0.544879" calcext:value-type="float">
            <text:p>0.544879</text:p>
          </table:table-cell>
          <table:table-cell office:value-type="float" office:value="-2050.396" calcext:value-type="float">
            <text:p>-2050.396</text:p>
          </table:table-cell>
          <table:table-cell office:value-type="float" office:value="-6782.683" calcext:value-type="float">
            <text:p>-6782.683</text:p>
          </table:table-cell>
          <table:table-cell office:value-type="float" office:value="4524.234" calcext:value-type="float">
            <text:p>4524.234</text:p>
          </table:table-cell>
          <table:table-cell table:number-columns-repeated="46"/>
        </table:table-row>
        <table:table-row table:style-name="ro1">
          <table:table-cell table:formula="of:=MID([.B38];3;3)" office:value-type="string" office:string-value="037" calcext:value-type="string">
            <text:p>037</text:p>
          </table:table-cell>
          <table:table-cell table:style-name="ce18" office:value-type="string" calcext:value-type="string">
            <text:p>FT037A</text:p>
          </table:table-cell>
          <table:table-cell table:style-name="ce18" office:value-type="float" office:value="201466" calcext:value-type="float">
            <text:p>201466</text:p>
          </table:table-cell>
          <table:table-cell table:style-name="ce18" office:value-type="float" office:value="8324" calcext:value-type="float">
            <text:p>8324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1.775" calcext:value-type="float">
            <text:p>231.775</text:p>
          </table:table-cell>
          <table:table-cell table:style-name="Default" office:value-type="float" office:value="3.91773" calcext:value-type="float">
            <text:p>3.91773</text:p>
          </table:table-cell>
          <table:table-cell office:value-type="float" office:value="231.281" calcext:value-type="float">
            <text:p>231.281</text:p>
          </table:table-cell>
          <table:table-cell office:value-type="float" office:value="0.003" calcext:value-type="float">
            <text:p>0.003</text:p>
          </table:table-cell>
          <table:table-cell office:value-type="float" office:value="64.483" calcext:value-type="float">
            <text:p>64.483</text:p>
          </table:table-cell>
          <table:table-cell office:value-type="float" office:value="0.103" calcext:value-type="float">
            <text:p>0.103</text:p>
          </table:table-cell>
          <table:table-cell office:value-type="float" office:value="-0.499781" calcext:value-type="float">
            <text:p>-0.499781</text:p>
          </table:table-cell>
          <table:table-cell office:value-type="float" office:value="-0.721722" calcext:value-type="float">
            <text:p>-0.721722</text:p>
          </table:table-cell>
          <table:table-cell office:value-type="float" office:value="0.478891" calcext:value-type="float">
            <text:p>0.478891</text:p>
          </table:table-cell>
          <table:table-cell office:value-type="float" office:value="-4296.512" calcext:value-type="float">
            <text:p>-4296.512</text:p>
          </table:table-cell>
          <table:table-cell office:value-type="float" office:value="-5970.18" calcext:value-type="float">
            <text:p>-5970.18</text:p>
          </table:table-cell>
          <table:table-cell office:value-type="float" office:value="4070.572" calcext:value-type="float">
            <text:p>4070.572</text:p>
          </table:table-cell>
          <table:table-cell table:number-columns-repeated="46"/>
        </table:table-row>
        <table:table-row table:style-name="ro1">
          <table:table-cell table:formula="of:=MID([.B39];3;3)" office:value-type="string" office:string-value="038" calcext:value-type="string">
            <text:p>038</text:p>
          </table:table-cell>
          <table:table-cell table:style-name="ce18" office:value-type="string" calcext:value-type="string">
            <text:p>FT038A</text:p>
          </table:table-cell>
          <table:table-cell table:style-name="ce18" office:value-type="float" office:value="201468" calcext:value-type="float">
            <text:p>201468</text:p>
          </table:table-cell>
          <table:table-cell table:style-name="ce18" office:value-type="float" office:value="8964" calcext:value-type="float">
            <text:p>8964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1.079" calcext:value-type="float">
            <text:p>231.079</text:p>
          </table:table-cell>
          <table:table-cell table:style-name="Default" office:value-type="float" office:value="3.78575" calcext:value-type="float">
            <text:p>3.78575</text:p>
          </table:table-cell>
          <table:table-cell office:value-type="float" office:value="231.832" calcext:value-type="float">
            <text:p>231.832</text:p>
          </table:table-cell>
          <table:table-cell office:value-type="float" office:value="0.004" calcext:value-type="float">
            <text:p>0.004</text:p>
          </table:table-cell>
          <table:table-cell office:value-type="float" office:value="21.27" calcext:value-type="float">
            <text:p>21.27</text:p>
          </table:table-cell>
          <table:table-cell office:value-type="float" office:value="0.114" calcext:value-type="float">
            <text:p>0.114</text:p>
          </table:table-cell>
          <table:table-cell office:value-type="float" office:value="-0.383968" calcext:value-type="float">
            <text:p>-0.383968</text:p>
          </table:table-cell>
          <table:table-cell office:value-type="float" office:value="-0.911142" calcext:value-type="float">
            <text:p>-0.91114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-2720.609" calcext:value-type="float">
            <text:p>-2720.609</text:p>
          </table:table-cell>
          <table:table-cell office:value-type="float" office:value="-7856.658" calcext:value-type="float">
            <text:p>-7856.658</text:p>
          </table:table-cell>
          <table:table-cell office:value-type="float" office:value="1243.635" calcext:value-type="float">
            <text:p>1243.635</text:p>
          </table:table-cell>
          <table:table-cell table:number-columns-repeated="46"/>
        </table:table-row>
        <table:table-row table:style-name="ro1">
          <table:table-cell table:formula="of:=MID([.B40];3;3)" office:value-type="string" office:string-value="039" calcext:value-type="string">
            <text:p>039</text:p>
          </table:table-cell>
          <table:table-cell table:style-name="ce18" office:value-type="string" calcext:value-type="string">
            <text:p>FT039A</text:p>
          </table:table-cell>
          <table:table-cell table:style-name="ce18" office:value-type="float" office:value="201470" calcext:value-type="float">
            <text:p>201470</text:p>
          </table:table-cell>
          <table:table-cell table:style-name="ce18" office:value-type="float" office:value="6908" calcext:value-type="float">
            <text:p>6908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6.086" calcext:value-type="float">
            <text:p>236.086</text:p>
          </table:table-cell>
          <table:table-cell table:style-name="Default" office:value-type="float" office:value="3.92688" calcext:value-type="float">
            <text:p>3.92688</text:p>
          </table:table-cell>
          <table:table-cell office:value-type="float" office:value="235.977" calcext:value-type="float">
            <text:p>235.977</text:p>
          </table:table-cell>
          <table:table-cell office:value-type="float" office:value="0.004" calcext:value-type="float">
            <text:p>0.004</text:p>
          </table:table-cell>
          <table:table-cell office:value-type="float" office:value="51.631" calcext:value-type="float">
            <text:p>51.631</text:p>
          </table:table-cell>
          <table:table-cell office:value-type="float" office:value="0.115" calcext:value-type="float">
            <text:p>0.115</text:p>
          </table:table-cell>
          <table:table-cell office:value-type="float" office:value="-0.208095" calcext:value-type="float">
            <text:p>-0.208095</text:p>
          </table:table-cell>
          <table:table-cell office:value-type="float" office:value="-0.969218" calcext:value-type="float">
            <text:p>-0.969218</text:p>
          </table:table-cell>
          <table:table-cell office:value-type="float" office:value="-0.131576" calcext:value-type="float">
            <text:p>-0.131576</text:p>
          </table:table-cell>
          <table:table-cell office:value-type="float" office:value="-2137.508" calcext:value-type="float">
            <text:p>-2137.508</text:p>
          </table:table-cell>
          <table:table-cell office:value-type="float" office:value="-8075.855" calcext:value-type="float">
            <text:p>-8075.855</text:p>
          </table:table-cell>
          <table:table-cell office:value-type="float" office:value="-942.465" calcext:value-type="float">
            <text:p>-942.465</text:p>
          </table:table-cell>
          <table:table-cell table:number-columns-repeated="46"/>
        </table:table-row>
        <table:table-row table:style-name="ro1">
          <table:table-cell table:formula="of:=MID([.B41];3;3)" office:value-type="string" office:string-value="040" calcext:value-type="string">
            <text:p>040</text:p>
          </table:table-cell>
          <table:table-cell table:style-name="ce18" office:value-type="string" calcext:value-type="string">
            <text:p>FT040A</text:p>
          </table:table-cell>
          <table:table-cell table:style-name="ce18" office:value-type="float" office:value="201473" calcext:value-type="float">
            <text:p>201473</text:p>
          </table:table-cell>
          <table:table-cell table:style-name="ce18" office:value-type="float" office:value="7065" calcext:value-type="float">
            <text:p>706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0.675" calcext:value-type="float">
            <text:p>230.675</text:p>
          </table:table-cell>
          <table:table-cell table:style-name="Default" office:value-type="float" office:value="4.01465" calcext:value-type="float">
            <text:p>4.01465</text:p>
          </table:table-cell>
          <table:table-cell office:value-type="float" office:value="230.331" calcext:value-type="float">
            <text:p>230.331</text:p>
          </table:table-cell>
          <table:table-cell office:value-type="float" office:value="0.003" calcext:value-type="float">
            <text:p>0.003</text:p>
          </table:table-cell>
          <table:table-cell office:value-type="float" office:value="61.701" calcext:value-type="float">
            <text:p>61.7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311578" calcext:value-type="float">
            <text:p>0.0311578</text:p>
          </table:table-cell>
          <table:table-cell office:value-type="float" office:value="-0.977107" calcext:value-type="float">
            <text:p>-0.977107</text:p>
          </table:table-cell>
          <table:table-cell office:value-type="float" office:value="0.210456" calcext:value-type="float">
            <text:p>0.210456</text:p>
          </table:table-cell>
          <table:table-cell office:value-type="float" office:value="-223.303" calcext:value-type="float">
            <text:p>-223.303</text:p>
          </table:table-cell>
          <table:table-cell office:value-type="float" office:value="-8171.28" calcext:value-type="float">
            <text:p>-8171.28</text:p>
          </table:table-cell>
          <table:table-cell office:value-type="float" office:value="1965.153" calcext:value-type="float">
            <text:p>1965.153</text:p>
          </table:table-cell>
          <table:table-cell table:number-columns-repeated="46"/>
        </table:table-row>
        <table:table-row table:style-name="ro1">
          <table:table-cell table:formula="of:=MID([.B42];3;3)" office:value-type="string" office:string-value="041" calcext:value-type="string">
            <text:p>041</text:p>
          </table:table-cell>
          <table:table-cell table:style-name="ce18" office:value-type="string" calcext:value-type="string">
            <text:p>FT041A</text:p>
          </table:table-cell>
          <table:table-cell table:style-name="ce18" office:value-type="float" office:value="201475" calcext:value-type="float">
            <text:p>201475</text:p>
          </table:table-cell>
          <table:table-cell table:style-name="ce18" office:value-type="float" office:value="8100" calcext:value-type="float">
            <text:p>8100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233.211" calcext:value-type="float">
            <text:p>233.211</text:p>
          </table:table-cell>
          <table:table-cell table:style-name="Default" office:value-type="float" office:value="3.81509" calcext:value-type="float">
            <text:p>3.81509</text:p>
          </table:table-cell>
          <table:table-cell office:value-type="float" office:value="233.799" calcext:value-type="float">
            <text:p>233.799</text:p>
          </table:table-cell>
          <table:table-cell office:value-type="float" office:value="0.004" calcext:value-type="float">
            <text:p>0.004</text:p>
          </table:table-cell>
          <table:table-cell office:value-type="float" office:value="24.565" calcext:value-type="float">
            <text:p>24.565</text:p>
          </table:table-cell>
          <table:table-cell office:value-type="float" office:value="0.119" calcext:value-type="float">
            <text:p>0.119</text:p>
          </table:table-cell>
          <table:table-cell office:value-type="float" office:value="0.844635" calcext:value-type="float">
            <text:p>0.844635</text:p>
          </table:table-cell>
          <table:table-cell office:value-type="float" office:value="-0.495286" calcext:value-type="float">
            <text:p>-0.495286</text:p>
          </table:table-cell>
          <table:table-cell office:value-type="float" office:value="-0.203183" calcext:value-type="float">
            <text:p>-0.203183</text:p>
          </table:table-cell>
          <table:table-cell office:value-type="float" office:value="7111.947" calcext:value-type="float">
            <text:p>7111.947</text:p>
          </table:table-cell>
          <table:table-cell office:value-type="float" office:value="-3881.709" calcext:value-type="float">
            <text:p>-3881.709</text:p>
          </table:table-cell>
          <table:table-cell office:value-type="float" office:value="-2243.97" calcext:value-type="float">
            <text:p>-2243.97</text:p>
          </table:table-cell>
          <table:table-cell table:number-columns-repeated="46"/>
        </table:table-row>
        <table:table-row table:style-name="ro1">
          <table:table-cell table:formula="of:=MID([.B43];3;3)" office:value-type="string" office:string-value="042" calcext:value-type="string">
            <text:p>042</text:p>
          </table:table-cell>
          <table:table-cell table:style-name="ce18" office:value-type="string" calcext:value-type="string">
            <text:p>FT042A</text:p>
          </table:table-cell>
          <table:table-cell table:style-name="ce18" office:value-type="float" office:value="201477" calcext:value-type="float">
            <text:p>201477</text:p>
          </table:table-cell>
          <table:table-cell table:style-name="ce18" office:value-type="float" office:value="7618" calcext:value-type="float">
            <text:p>7618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230.934" calcext:value-type="float">
            <text:p>230.934</text:p>
          </table:table-cell>
          <table:table-cell table:style-name="Default" office:value-type="float" office:value="3.95438" calcext:value-type="float">
            <text:p>3.95438</text:p>
          </table:table-cell>
          <table:table-cell office:value-type="float" office:value="231.043" calcext:value-type="float">
            <text:p>231.043</text:p>
          </table:table-cell>
          <table:table-cell office:value-type="float" office:value="0.004" calcext:value-type="float">
            <text:p>0.004</text:p>
          </table:table-cell>
          <table:table-cell office:value-type="float" office:value="49.551" calcext:value-type="float">
            <text:p>49.5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750565" calcext:value-type="float">
            <text:p>0.750565</text:p>
          </table:table-cell>
          <table:table-cell office:value-type="float" office:value="-0.655599" calcext:value-type="float">
            <text:p>-0.655599</text:p>
          </table:table-cell>
          <table:table-cell office:value-type="float" office:value="0.0827143" calcext:value-type="float">
            <text:p>0.0827143</text:p>
          </table:table-cell>
          <table:table-cell office:value-type="float" office:value="6209.782" calcext:value-type="float">
            <text:p>6209.782</text:p>
          </table:table-cell>
          <table:table-cell office:value-type="float" office:value="-5662.708" calcext:value-type="float">
            <text:p>-5662.708</text:p>
          </table:table-cell>
          <table:table-cell office:value-type="float" office:value="224.169" calcext:value-type="float">
            <text:p>224.169</text:p>
          </table:table-cell>
          <table:table-cell table:number-columns-repeated="46"/>
        </table:table-row>
        <table:table-row table:style-name="ro1">
          <table:table-cell table:formula="of:=MID([.B44];3;3)" office:value-type="string" office:string-value="043" calcext:value-type="string">
            <text:p>043</text:p>
          </table:table-cell>
          <table:table-cell table:style-name="ce18" office:value-type="string" calcext:value-type="string">
            <text:p>FT043A</text:p>
          </table:table-cell>
          <table:table-cell table:style-name="ce18" office:value-type="float" office:value="201479" calcext:value-type="float">
            <text:p>201479</text:p>
          </table:table-cell>
          <table:table-cell table:style-name="ce18" office:value-type="float" office:value="5844" calcext:value-type="float">
            <text:p>5844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233.596" calcext:value-type="float">
            <text:p>233.596</text:p>
          </table:table-cell>
          <table:table-cell table:style-name="Default" office:value-type="float" office:value="3.91747" calcext:value-type="float">
            <text:p>3.91747</text:p>
          </table:table-cell>
          <table:table-cell office:value-type="float" office:value="233.627" calcext:value-type="float">
            <text:p>233.627</text:p>
          </table:table-cell>
          <table:table-cell office:value-type="float" office:value="0.004" calcext:value-type="float">
            <text:p>0.004</text:p>
          </table:table-cell>
          <table:table-cell office:value-type="float" office:value="50.819" calcext:value-type="float">
            <text:p>50.8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569036" calcext:value-type="float">
            <text:p>0.569036</text:p>
          </table:table-cell>
          <table:table-cell office:value-type="float" office:value="-0.809604" calcext:value-type="float">
            <text:p>-0.809604</text:p>
          </table:table-cell>
          <table:table-cell office:value-type="float" office:value="-0.14401" calcext:value-type="float">
            <text:p>-0.14401</text:p>
          </table:table-cell>
          <table:table-cell office:value-type="float" office:value="4950.444" calcext:value-type="float">
            <text:p>4950.444</text:p>
          </table:table-cell>
          <table:table-cell office:value-type="float" office:value="-6630.211" calcext:value-type="float">
            <text:p>-6630.211</text:p>
          </table:table-cell>
          <table:table-cell office:value-type="float" office:value="-1485.949" calcext:value-type="float">
            <text:p>-1485.949</text:p>
          </table:table-cell>
          <table:table-cell table:number-columns-repeated="46"/>
        </table:table-row>
        <table:table-row table:style-name="ro1">
          <table:table-cell table:formula="of:=MID([.B45];3;3)" office:value-type="string" office:string-value="044" calcext:value-type="string">
            <text:p>044</text:p>
          </table:table-cell>
          <table:table-cell table:style-name="ce18" office:value-type="string" calcext:value-type="string">
            <text:p>FT044A</text:p>
          </table:table-cell>
          <table:table-cell table:style-name="ce18" office:value-type="float" office:value="201481" calcext:value-type="float">
            <text:p>201481</text:p>
          </table:table-cell>
          <table:table-cell table:style-name="ce18" office:value-type="float" office:value="5793" calcext:value-type="float">
            <text:p>5793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5.138" calcext:value-type="float">
            <text:p>235.138</text:p>
          </table:table-cell>
          <table:table-cell table:style-name="Default" office:value-type="float" office:value="3.78896" calcext:value-type="float">
            <text:p>3.78896</text:p>
          </table:table-cell>
          <table:table-cell office:value-type="float" office:value="235.727" calcext:value-type="float">
            <text:p>235.72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721" calcext:value-type="float">
            <text:p>27.7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688604" calcext:value-type="float">
            <text:p>0.688604</text:p>
          </table:table-cell>
          <table:table-cell office:value-type="float" office:value="-0.491598" calcext:value-type="float">
            <text:p>-0.491598</text:p>
          </table:table-cell>
          <table:table-cell office:value-type="float" office:value="0.533063" calcext:value-type="float">
            <text:p>0.533063</text:p>
          </table:table-cell>
          <table:table-cell office:value-type="float" office:value="5562.165" calcext:value-type="float">
            <text:p>5562.165</text:p>
          </table:table-cell>
          <table:table-cell office:value-type="float" office:value="-4635.822" calcext:value-type="float">
            <text:p>-4635.822</text:p>
          </table:table-cell>
          <table:table-cell office:value-type="float" office:value="4272.069" calcext:value-type="float">
            <text:p>4272.069</text:p>
          </table:table-cell>
          <table:table-cell table:number-columns-repeated="46"/>
        </table:table-row>
        <table:table-row table:style-name="ro1">
          <table:table-cell table:formula="of:=MID([.B46];3;3)" office:value-type="string" office:string-value="045" calcext:value-type="string">
            <text:p>045</text:p>
          </table:table-cell>
          <table:table-cell table:style-name="ce18" office:value-type="string" calcext:value-type="string">
            <text:p>FT045A</text:p>
          </table:table-cell>
          <table:table-cell table:style-name="ce18" office:value-type="float" office:value="201483" calcext:value-type="float">
            <text:p>201483</text:p>
          </table:table-cell>
          <table:table-cell table:style-name="ce18" office:value-type="float" office:value="8113" calcext:value-type="float">
            <text:p>8113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234.33" calcext:value-type="float">
            <text:p>234.33</text:p>
          </table:table-cell>
          <table:table-cell table:style-name="Default" office:value-type="float" office:value="3.79144" calcext:value-type="float">
            <text:p>3.79144</text:p>
          </table:table-cell>
          <table:table-cell office:value-type="float" office:value="234.801" calcext:value-type="float">
            <text:p>234.801</text:p>
          </table:table-cell>
          <table:table-cell office:value-type="float" office:value="0.003" calcext:value-type="float">
            <text:p>0.003</text:p>
          </table:table-cell>
          <table:table-cell office:value-type="float" office:value="31.285" calcext:value-type="float">
            <text:p>31.285</text:p>
          </table:table-cell>
          <table:table-cell office:value-type="float" office:value="0.101" calcext:value-type="float">
            <text:p>0.101</text:p>
          </table:table-cell>
          <table:table-cell office:value-type="float" office:value="0.843405" calcext:value-type="float">
            <text:p>0.843405</text:p>
          </table:table-cell>
          <table:table-cell office:value-type="float" office:value="-0.0730512" calcext:value-type="float">
            <text:p>-0.0730512</text:p>
          </table:table-cell>
          <table:table-cell office:value-type="float" office:value="0.532289" calcext:value-type="float">
            <text:p>0.532289</text:p>
          </table:table-cell>
          <table:table-cell office:value-type="float" office:value="7001.196" calcext:value-type="float">
            <text:p>7001.196</text:p>
          </table:table-cell>
          <table:table-cell office:value-type="float" office:value="-1030.47" calcext:value-type="float">
            <text:p>-1030.47</text:p>
          </table:table-cell>
          <table:table-cell office:value-type="float" office:value="4538.549" calcext:value-type="float">
            <text:p>4538.549</text:p>
          </table:table-cell>
          <table:table-cell table:number-columns-repeated="46"/>
        </table:table-row>
        <table:table-row table:style-name="ro1">
          <table:table-cell table:formula="of:=MID([.B47];3;3)" office:value-type="string" office:string-value="046" calcext:value-type="string">
            <text:p>046</text:p>
          </table:table-cell>
          <table:table-cell table:style-name="ce18" office:value-type="string" calcext:value-type="string">
            <text:p>FT046A</text:p>
          </table:table-cell>
          <table:table-cell table:style-name="ce18" office:value-type="float" office:value="201602" calcext:value-type="float">
            <text:p>201602</text:p>
          </table:table-cell>
          <table:table-cell table:style-name="ce18" office:value-type="float" office:value="8970" calcext:value-type="float">
            <text:p>8970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235.426" calcext:value-type="float">
            <text:p>235.426</text:p>
          </table:table-cell>
          <table:table-cell table:style-name="Default" office:value-type="float" office:value="3.79537" calcext:value-type="float">
            <text:p>3.79537</text:p>
          </table:table-cell>
          <table:table-cell office:value-type="float" office:value="235.942" calcext:value-type="float">
            <text:p>235.942</text:p>
          </table:table-cell>
          <table:table-cell office:value-type="float" office:value="0.004" calcext:value-type="float">
            <text:p>0.004</text:p>
          </table:table-cell>
          <table:table-cell office:value-type="float" office:value="30.947" calcext:value-type="float">
            <text:p>30.947</text:p>
          </table:table-cell>
          <table:table-cell office:value-type="float" office:value="0.13" calcext:value-type="float">
            <text:p>0.13</text:p>
          </table:table-cell>
          <table:table-cell office:value-type="float" office:value="0.854993" calcext:value-type="float">
            <text:p>0.854993</text:p>
          </table:table-cell>
          <table:table-cell office:value-type="float" office:value="0.313136" calcext:value-type="float">
            <text:p>0.313136</text:p>
          </table:table-cell>
          <table:table-cell office:value-type="float" office:value="0.41344" calcext:value-type="float">
            <text:p>0.41344</text:p>
          </table:table-cell>
          <table:table-cell office:value-type="float" office:value="7182.625" calcext:value-type="float">
            <text:p>7182.625</text:p>
          </table:table-cell>
          <table:table-cell office:value-type="float" office:value="3241.549" calcext:value-type="float">
            <text:p>3241.549</text:p>
          </table:table-cell>
          <table:table-cell office:value-type="float" office:value="2929.31" calcext:value-type="float">
            <text:p>2929.31</text:p>
          </table:table-cell>
          <table:table-cell table:number-columns-repeated="46"/>
        </table:table-row>
        <table:table-row table:style-name="ro1">
          <table:table-cell table:formula="of:=MID([.B48];3;3)" office:value-type="string" office:string-value="047" calcext:value-type="string">
            <text:p>047</text:p>
          </table:table-cell>
          <table:table-cell table:style-name="ce18" office:value-type="string" calcext:value-type="string">
            <text:p>FT047B</text:p>
          </table:table-cell>
          <table:table-cell table:style-name="ce18" office:value-type="float" office:value="201620" calcext:value-type="float">
            <text:p>201620</text:p>
          </table:table-cell>
          <table:table-cell table:style-name="ce18" office:value-type="float" office:value="6167" calcext:value-type="float">
            <text:p>6167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5.605" calcext:value-type="float">
            <text:p>235.605</text:p>
          </table:table-cell>
          <table:table-cell table:style-name="Default" office:value-type="float" office:value="3.8162" calcext:value-type="float">
            <text:p>3.8162</text:p>
          </table:table-cell>
          <table:table-cell office:value-type="float" office:value="236.112" calcext:value-type="float">
            <text:p>236.112</text:p>
          </table:table-cell>
          <table:table-cell office:value-type="float" office:value="0.003" calcext:value-type="float">
            <text:p>0.003</text:p>
          </table:table-cell>
          <table:table-cell office:value-type="float" office:value="27.672" calcext:value-type="float">
            <text:p>27.67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26549" calcext:value-type="float">
            <text:p>-0.026549</text:p>
          </table:table-cell>
          <table:table-cell office:value-type="float" office:value="0.567514" calcext:value-type="float">
            <text:p>0.567514</text:p>
          </table:table-cell>
          <table:table-cell office:value-type="float" office:value="-0.822936" calcext:value-type="float">
            <text:p>-0.822936</text:p>
          </table:table-cell>
          <table:table-cell office:value-type="float" office:value="301.039" calcext:value-type="float">
            <text:p>301.039</text:p>
          </table:table-cell>
          <table:table-cell office:value-type="float" office:value="4425.91" calcext:value-type="float">
            <text:p>4425.91</text:p>
          </table:table-cell>
          <table:table-cell office:value-type="float" office:value="-7141.07" calcext:value-type="float">
            <text:p>-7141.07</text:p>
          </table:table-cell>
          <table:table-cell table:number-columns-repeated="46"/>
        </table:table-row>
        <table:table-row table:style-name="ro1">
          <table:table-cell table:formula="of:=MID([.B49];3;3)" office:value-type="string" office:string-value="048" calcext:value-type="string">
            <text:p>048</text:p>
          </table:table-cell>
          <table:table-cell table:style-name="ce18" office:value-type="string" calcext:value-type="string">
            <text:p>FT048A</text:p>
          </table:table-cell>
          <table:table-cell table:style-name="ce18" office:value-type="float" office:value="201493" calcext:value-type="float">
            <text:p>201493</text:p>
          </table:table-cell>
          <table:table-cell table:style-name="ce18" office:value-type="float" office:value="9072" calcext:value-type="float">
            <text:p>9072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4.76" calcext:value-type="float">
            <text:p>234.76</text:p>
          </table:table-cell>
          <table:table-cell table:style-name="Default" office:value-type="float" office:value="3.86453" calcext:value-type="float">
            <text:p>3.86453</text:p>
          </table:table-cell>
          <table:table-cell office:value-type="float" office:value="235.199" calcext:value-type="float">
            <text:p>235.199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59" calcext:value-type="float">
            <text:p>30.159</text:p>
          </table:table-cell>
          <table:table-cell office:value-type="float" office:value="0.11" calcext:value-type="float">
            <text:p>0.11</text:p>
          </table:table-cell>
          <table:table-cell office:value-type="float" office:value="0.965997" calcext:value-type="float">
            <text:p>0.965997</text:p>
          </table:table-cell>
          <table:table-cell office:value-type="float" office:value="-0.148561" calcext:value-type="float">
            <text:p>-0.148561</text:p>
          </table:table-cell>
          <table:table-cell office:value-type="float" office:value="-0.21161" calcext:value-type="float">
            <text:p>-0.21161</text:p>
          </table:table-cell>
          <table:table-cell office:value-type="float" office:value="7945.465" calcext:value-type="float">
            <text:p>7945.465</text:p>
          </table:table-cell>
          <table:table-cell office:value-type="float" office:value="-1325.295" calcext:value-type="float">
            <text:p>-1325.295</text:p>
          </table:table-cell>
          <table:table-cell office:value-type="float" office:value="-2406.674" calcext:value-type="float">
            <text:p>-2406.674</text:p>
          </table:table-cell>
          <table:table-cell table:number-columns-repeated="46"/>
        </table:table-row>
        <table:table-row table:style-name="ro1">
          <table:table-cell table:formula="of:=MID([.B50];3;3)" office:value-type="string" office:string-value="049" calcext:value-type="string">
            <text:p>049</text:p>
          </table:table-cell>
          <table:table-cell table:style-name="ce18" office:value-type="string" calcext:value-type="string">
            <text:p>FT049A</text:p>
          </table:table-cell>
          <table:table-cell table:style-name="ce18" office:value-type="float" office:value="201606" calcext:value-type="float">
            <text:p>201606</text:p>
          </table:table-cell>
          <table:table-cell table:style-name="ce18" office:value-type="float" office:value="5830" calcext:value-type="float">
            <text:p>58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2.555" calcext:value-type="float">
            <text:p>232.555</text:p>
          </table:table-cell>
          <table:table-cell table:style-name="Default" office:value-type="float" office:value="4.11833" calcext:value-type="float">
            <text:p>4.11833</text:p>
          </table:table-cell>
          <table:table-cell office:value-type="float" office:value="231.251" calcext:value-type="float">
            <text:p>231.251</text:p>
          </table:table-cell>
          <table:table-cell office:value-type="float" office:value="0.002" calcext:value-type="float">
            <text:p>0.002</text:p>
          </table:table-cell>
          <table:table-cell office:value-type="float" office:value="60.715" calcext:value-type="float">
            <text:p>60.7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934388" calcext:value-type="float">
            <text:p>0.934388</text:p>
          </table:table-cell>
          <table:table-cell office:value-type="float" office:value="-0.311781" calcext:value-type="float">
            <text:p>-0.311781</text:p>
          </table:table-cell>
          <table:table-cell office:value-type="float" office:value="0.172369" calcext:value-type="float">
            <text:p>0.172369</text:p>
          </table:table-cell>
          <table:table-cell office:value-type="float" office:value="8065.831" calcext:value-type="float">
            <text:p>8065.831</text:p>
          </table:table-cell>
          <table:table-cell office:value-type="float" office:value="-1974.349" calcext:value-type="float">
            <text:p>-1974.349</text:p>
          </table:table-cell>
          <table:table-cell office:value-type="float" office:value="1312.85" calcext:value-type="float">
            <text:p>1312.85</text:p>
          </table:table-cell>
          <table:table-cell table:number-columns-repeated="46"/>
        </table:table-row>
        <table:table-row table:style-name="ro1">
          <table:table-cell table:formula="of:=MID([.B51];3;3)" office:value-type="string" office:string-value="050" calcext:value-type="string">
            <text:p>050</text:p>
          </table:table-cell>
          <table:table-cell table:style-name="ce18" office:value-type="string" calcext:value-type="string">
            <text:p>FT050A</text:p>
          </table:table-cell>
          <table:table-cell table:style-name="ce18" office:value-type="float" office:value="201504" calcext:value-type="float">
            <text:p>201504</text:p>
          </table:table-cell>
          <table:table-cell table:style-name="ce18" office:value-type="float" office:value="5649" calcext:value-type="float">
            <text:p>5649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5.09" calcext:value-type="float">
            <text:p>235.09</text:p>
          </table:table-cell>
          <table:table-cell table:style-name="Default" office:value-type="float" office:value="3.86851" calcext:value-type="float">
            <text:p>3.86851</text:p>
          </table:table-cell>
          <table:table-cell office:value-type="float" office:value="234.771" calcext:value-type="float">
            <text:p>234.771</text:p>
          </table:table-cell>
          <table:table-cell office:value-type="float" office:value="0.003" calcext:value-type="float">
            <text:p>0.003</text:p>
          </table:table-cell>
          <table:table-cell office:value-type="float" office:value="44.886" calcext:value-type="float">
            <text:p>44.886</text:p>
          </table:table-cell>
          <table:table-cell office:value-type="float" office:value="0.099" calcext:value-type="float">
            <text:p>0.099</text:p>
          </table:table-cell>
          <table:table-cell office:value-type="float" office:value="0.716" calcext:value-type="float">
            <text:p>0.716</text:p>
          </table:table-cell>
          <table:table-cell office:value-type="float" office:value="0.688554" calcext:value-type="float">
            <text:p>0.688554</text:p>
          </table:table-cell>
          <table:table-cell office:value-type="float" office:value="-0.115052" calcext:value-type="float">
            <text:p>-0.115052</text:p>
          </table:table-cell>
          <table:table-cell office:value-type="float" office:value="5877.947" calcext:value-type="float">
            <text:p>5877.947</text:p>
          </table:table-cell>
          <table:table-cell office:value-type="float" office:value="5940.697" calcext:value-type="float">
            <text:p>5940.697</text:p>
          </table:table-cell>
          <table:table-cell office:value-type="float" office:value="-912.53" calcext:value-type="float">
            <text:p>-912.53</text:p>
          </table:table-cell>
          <table:table-cell table:number-columns-repeated="46"/>
        </table:table-row>
        <table:table-row table:style-name="ro1">
          <table:table-cell table:formula="of:=MID([.B52];3;3)" office:value-type="string" office:string-value="051" calcext:value-type="string">
            <text:p>051</text:p>
          </table:table-cell>
          <table:table-cell table:style-name="ce18" office:value-type="string" calcext:value-type="string">
            <text:p>FT051A</text:p>
          </table:table-cell>
          <table:table-cell table:style-name="ce18" office:value-type="float" office:value="201506" calcext:value-type="float">
            <text:p>201506</text:p>
          </table:table-cell>
          <table:table-cell table:style-name="ce18" office:value-type="float" office:value="7398" calcext:value-type="float">
            <text:p>7398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5.175" calcext:value-type="float">
            <text:p>235.175</text:p>
          </table:table-cell>
          <table:table-cell table:style-name="Default" office:value-type="float" office:value="3.84732" calcext:value-type="float">
            <text:p>3.84732</text:p>
          </table:table-cell>
          <table:table-cell office:value-type="float" office:value="234.739" calcext:value-type="float">
            <text:p>234.739</text:p>
          </table:table-cell>
          <table:table-cell office:value-type="float" office:value="0.003" calcext:value-type="float">
            <text:p>0.003</text:p>
          </table:table-cell>
          <table:table-cell office:value-type="float" office:value="55.657" calcext:value-type="float">
            <text:p>55.657</text:p>
          </table:table-cell>
          <table:table-cell office:value-type="float" office:value="0.098" calcext:value-type="float">
            <text:p>0.098</text:p>
          </table:table-cell>
          <table:table-cell office:value-type="float" office:value="0.878147" calcext:value-type="float">
            <text:p>0.878147</text:p>
          </table:table-cell>
          <table:table-cell office:value-type="float" office:value="0.460099" calcext:value-type="float">
            <text:p>0.460099</text:p>
          </table:table-cell>
          <table:table-cell office:value-type="float" office:value="0.131024" calcext:value-type="float">
            <text:p>0.131024</text:p>
          </table:table-cell>
          <table:table-cell office:value-type="float" office:value="7440.706" calcext:value-type="float">
            <text:p>7440.706</text:p>
          </table:table-cell>
          <table:table-cell office:value-type="float" office:value="3874.818" calcext:value-type="float">
            <text:p>3874.818</text:p>
          </table:table-cell>
          <table:table-cell office:value-type="float" office:value="542.733" calcext:value-type="float">
            <text:p>542.733</text:p>
          </table:table-cell>
          <table:table-cell table:number-columns-repeated="46"/>
        </table:table-row>
        <table:table-row table:style-name="ro1">
          <table:table-cell table:formula="of:=MID([.B53];3;3)" office:value-type="string" office:string-value="052" calcext:value-type="string">
            <text:p>052</text:p>
          </table:table-cell>
          <table:table-cell table:style-name="ce18" office:value-type="string" calcext:value-type="string">
            <text:p>FT052A</text:p>
          </table:table-cell>
          <table:table-cell table:style-name="ce18" office:value-type="float" office:value="201508" calcext:value-type="float">
            <text:p>201508</text:p>
          </table:table-cell>
          <table:table-cell table:style-name="ce18" office:value-type="float" office:value="6877" calcext:value-type="float">
            <text:p>6877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5.381" calcext:value-type="float">
            <text:p>235.381</text:p>
          </table:table-cell>
          <table:table-cell table:style-name="Default" office:value-type="float" office:value="3.80975" calcext:value-type="float">
            <text:p>3.80975</text:p>
          </table:table-cell>
          <table:table-cell office:value-type="float" office:value="236.023" calcext:value-type="float">
            <text:p>236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24.857" calcext:value-type="float">
            <text:p>24.857</text:p>
          </table:table-cell>
          <table:table-cell office:value-type="float" office:value="0.107" calcext:value-type="float">
            <text:p>0.107</text:p>
          </table:table-cell>
          <table:table-cell office:value-type="float" office:value="0.943688" calcext:value-type="float">
            <text:p>0.943688</text:p>
          </table:table-cell>
          <table:table-cell office:value-type="float" office:value="0.262912" calcext:value-type="float">
            <text:p>0.262912</text:p>
          </table:table-cell>
          <table:table-cell office:value-type="float" office:value="-0.200824" calcext:value-type="float">
            <text:p>-0.200824</text:p>
          </table:table-cell>
          <table:table-cell office:value-type="float" office:value="7749.223" calcext:value-type="float">
            <text:p>7749.223</text:p>
          </table:table-cell>
          <table:table-cell office:value-type="float" office:value="2174.297" calcext:value-type="float">
            <text:p>2174.297</text:p>
          </table:table-cell>
          <table:table-cell office:value-type="float" office:value="-2427.657" calcext:value-type="float">
            <text:p>-2427.657</text:p>
          </table:table-cell>
          <table:table-cell table:number-columns-repeated="46"/>
        </table:table-row>
        <table:table-row table:style-name="ro1">
          <table:table-cell table:formula="of:=MID([.B54];3;3)" office:value-type="string" office:string-value="053" calcext:value-type="string">
            <text:p>053</text:p>
          </table:table-cell>
          <table:table-cell table:style-name="ce18" office:value-type="string" calcext:value-type="string">
            <text:p>FT053A</text:p>
          </table:table-cell>
          <table:table-cell table:style-name="ce18" office:value-type="float" office:value="201510" calcext:value-type="float">
            <text:p>201510</text:p>
          </table:table-cell>
          <table:table-cell table:style-name="ce18" office:value-type="float" office:value="5765" calcext:value-type="float">
            <text:p>576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0.886" calcext:value-type="float">
            <text:p>230.886</text:p>
          </table:table-cell>
          <table:table-cell table:style-name="Default" office:value-type="float" office:value="3.79235" calcext:value-type="float">
            <text:p>3.79235</text:p>
          </table:table-cell>
          <table:table-cell office:value-type="float" office:value="231.014" calcext:value-type="float">
            <text:p>231.014</text:p>
          </table:table-cell>
          <table:table-cell office:value-type="float" office:value="0.003" calcext:value-type="float">
            <text:p>0.003</text:p>
          </table:table-cell>
          <table:table-cell office:value-type="float" office:value="42.18" calcext:value-type="float">
            <text:p>42.18</text:p>
          </table:table-cell>
          <table:table-cell office:value-type="float" office:value="0.103" calcext:value-type="float">
            <text:p>0.103</text:p>
          </table:table-cell>
          <table:table-cell office:value-type="float" office:value="0.672912" calcext:value-type="float">
            <text:p>0.672912</text:p>
          </table:table-cell>
          <table:table-cell office:value-type="float" office:value="0.514497" calcext:value-type="float">
            <text:p>0.514497</text:p>
          </table:table-cell>
          <table:table-cell office:value-type="float" office:value="0.53149" calcext:value-type="float">
            <text:p>0.53149</text:p>
          </table:table-cell>
          <table:table-cell office:value-type="float" office:value="6011.444" calcext:value-type="float">
            <text:p>6011.444</text:p>
          </table:table-cell>
          <table:table-cell office:value-type="float" office:value="4056.64" calcext:value-type="float">
            <text:p>4056.64</text:p>
          </table:table-cell>
          <table:table-cell office:value-type="float" office:value="4252.08" calcext:value-type="float">
            <text:p>4252.08</text:p>
          </table:table-cell>
          <table:table-cell table:number-columns-repeated="46"/>
        </table:table-row>
        <table:table-row table:style-name="ro1">
          <table:table-cell table:formula="of:=MID([.B55];3;3)" office:value-type="string" office:string-value="054" calcext:value-type="string">
            <text:p>054</text:p>
          </table:table-cell>
          <table:table-cell table:style-name="ce18" office:value-type="string" calcext:value-type="string">
            <text:p>FT054A</text:p>
          </table:table-cell>
          <table:table-cell table:style-name="ce18" office:value-type="float" office:value="201512" calcext:value-type="float">
            <text:p>201512</text:p>
          </table:table-cell>
          <table:table-cell table:style-name="ce18" office:value-type="float" office:value="5834" calcext:value-type="float">
            <text:p>5834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0.982" calcext:value-type="float">
            <text:p>230.982</text:p>
          </table:table-cell>
          <table:table-cell table:style-name="Default" office:value-type="float" office:value="3.98423" calcext:value-type="float">
            <text:p>3.98423</text:p>
          </table:table-cell>
          <table:table-cell office:value-type="float" office:value="230.757" calcext:value-type="float">
            <text:p>230.757</text:p>
          </table:table-cell>
          <table:table-cell office:value-type="float" office:value="0.003" calcext:value-type="float">
            <text:p>0.003</text:p>
          </table:table-cell>
          <table:table-cell office:value-type="float" office:value="58.268" calcext:value-type="float">
            <text:p>58.268</text:p>
          </table:table-cell>
          <table:table-cell office:value-type="float" office:value="0.11" calcext:value-type="float">
            <text:p>0.11</text:p>
          </table:table-cell>
          <table:table-cell office:value-type="float" office:value="0.319707" calcext:value-type="float">
            <text:p>0.319707</text:p>
          </table:table-cell>
          <table:table-cell office:value-type="float" office:value="0.814003" calcext:value-type="float">
            <text:p>0.814003</text:p>
          </table:table-cell>
          <table:table-cell office:value-type="float" office:value="0.48496" calcext:value-type="float">
            <text:p>0.48496</text:p>
          </table:table-cell>
          <table:table-cell office:value-type="float" office:value="2408.044" calcext:value-type="float">
            <text:p>2408.044</text:p>
          </table:table-cell>
          <table:table-cell office:value-type="float" office:value="6905.512" calcext:value-type="float">
            <text:p>6905.512</text:p>
          </table:table-cell>
          <table:table-cell office:value-type="float" office:value="4145.994" calcext:value-type="float">
            <text:p>4145.994</text:p>
          </table:table-cell>
          <table:table-cell table:number-columns-repeated="46"/>
        </table:table-row>
        <table:table-row table:style-name="ro1">
          <table:table-cell table:formula="of:=MID([.B56];3;3)" office:value-type="string" office:string-value="055" calcext:value-type="string">
            <text:p>055</text:p>
          </table:table-cell>
          <table:table-cell table:style-name="ce18" office:value-type="string" calcext:value-type="string">
            <text:p>FT055A</text:p>
          </table:table-cell>
          <table:table-cell table:style-name="ce18" office:value-type="float" office:value="201514" calcext:value-type="float">
            <text:p>201514</text:p>
          </table:table-cell>
          <table:table-cell table:style-name="ce18" office:value-type="float" office:value="7478" calcext:value-type="float">
            <text:p>7478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5.284" calcext:value-type="float">
            <text:p>235.284</text:p>
          </table:table-cell>
          <table:table-cell table:style-name="Default" office:value-type="float" office:value="3.86587" calcext:value-type="float">
            <text:p>3.86587</text:p>
          </table:table-cell>
          <table:table-cell office:value-type="float" office:value="234.892" calcext:value-type="float">
            <text:p>234.892</text:p>
          </table:table-cell>
          <table:table-cell office:value-type="float" office:value="0.003" calcext:value-type="float">
            <text:p>0.003</text:p>
          </table:table-cell>
          <table:table-cell office:value-type="float" office:value="59.378" calcext:value-type="float">
            <text:p>59.37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259344" calcext:value-type="float">
            <text:p>0.00259344</text:p>
          </table:table-cell>
          <table:table-cell office:value-type="float" office:value="0.918767" calcext:value-type="float">
            <text:p>0.918767</text:p>
          </table:table-cell>
          <table:table-cell office:value-type="float" office:value="0.394791" calcext:value-type="float">
            <text:p>0.394791</text:p>
          </table:table-cell>
          <table:table-cell office:value-type="float" office:value="-333.422" calcext:value-type="float">
            <text:p>-333.422</text:p>
          </table:table-cell>
          <table:table-cell office:value-type="float" office:value="7851.631" calcext:value-type="float">
            <text:p>7851.631</text:p>
          </table:table-cell>
          <table:table-cell office:value-type="float" office:value="2986.938" calcext:value-type="float">
            <text:p>2986.938</text:p>
          </table:table-cell>
          <table:table-cell table:number-columns-repeated="46"/>
        </table:table-row>
        <table:table-row table:style-name="ro1">
          <table:table-cell table:formula="of:=MID([.B57];3;3)" office:value-type="string" office:string-value="056" calcext:value-type="string">
            <text:p>056</text:p>
          </table:table-cell>
          <table:table-cell table:style-name="ce18" office:value-type="string" calcext:value-type="string">
            <text:p>FT056A</text:p>
          </table:table-cell>
          <table:table-cell table:style-name="ce18" office:value-type="float" office:value="201516" calcext:value-type="float">
            <text:p>201516</text:p>
          </table:table-cell>
          <table:table-cell table:style-name="ce18" office:value-type="float" office:value="8873" calcext:value-type="float">
            <text:p>8873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230.678" calcext:value-type="float">
            <text:p>230.678</text:p>
          </table:table-cell>
          <table:table-cell table:style-name="Default" office:value-type="float" office:value="3.92584" calcext:value-type="float">
            <text:p>3.92584</text:p>
          </table:table-cell>
          <table:table-cell office:value-type="float" office:value="230.42" calcext:value-type="float">
            <text:p>230.42</text:p>
          </table:table-cell>
          <table:table-cell office:value-type="float" office:value="0.003" calcext:value-type="float">
            <text:p>0.003</text:p>
          </table:table-cell>
          <table:table-cell office:value-type="float" office:value="55.541" calcext:value-type="float">
            <text:p>55.54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3982" calcext:value-type="float">
            <text:p>0.223982</text:p>
          </table:table-cell>
          <table:table-cell office:value-type="float" office:value="0.963363" calcext:value-type="float">
            <text:p>0.963363</text:p>
          </table:table-cell>
          <table:table-cell office:value-type="float" office:value="0.147526" calcext:value-type="float">
            <text:p>0.147526</text:p>
          </table:table-cell>
          <table:table-cell office:value-type="float" office:value="1769.956" calcext:value-type="float">
            <text:p>1769.956</text:p>
          </table:table-cell>
          <table:table-cell office:value-type="float" office:value="8180.004" calcext:value-type="float">
            <text:p>8180.004</text:p>
          </table:table-cell>
          <table:table-cell office:value-type="float" office:value="798.088" calcext:value-type="float">
            <text:p>798.088</text:p>
          </table:table-cell>
          <table:table-cell table:number-columns-repeated="46"/>
        </table:table-row>
        <table:table-row table:style-name="ro1">
          <table:table-cell table:formula="of:=MID([.B58];3;3)" office:value-type="string" office:string-value="057" calcext:value-type="string">
            <text:p>057</text:p>
          </table:table-cell>
          <table:table-cell table:style-name="ce18" office:value-type="string" calcext:value-type="string">
            <text:p>FT057A</text:p>
          </table:table-cell>
          <table:table-cell table:style-name="ce18" office:value-type="float" office:value="201518" calcext:value-type="float">
            <text:p>201518</text:p>
          </table:table-cell>
          <table:table-cell table:style-name="ce18" office:value-type="float" office:value="8906" calcext:value-type="float">
            <text:p>8906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33.756" calcext:value-type="float">
            <text:p>233.756</text:p>
          </table:table-cell>
          <table:table-cell table:style-name="Default" office:value-type="float" office:value="3.86831" calcext:value-type="float">
            <text:p>3.86831</text:p>
          </table:table-cell>
          <table:table-cell office:value-type="float" office:value="233.328" calcext:value-type="float">
            <text:p>233.328</text:p>
          </table:table-cell>
          <table:table-cell office:value-type="float" office:value="0.003" calcext:value-type="float">
            <text:p>0.003</text:p>
          </table:table-cell>
          <table:table-cell office:value-type="float" office:value="52.331" calcext:value-type="float">
            <text:p>52.331</text:p>
          </table:table-cell>
          <table:table-cell office:value-type="float" office:value="0.108" calcext:value-type="float">
            <text:p>0.108</text:p>
          </table:table-cell>
          <table:table-cell office:value-type="float" office:value="0.439528" calcext:value-type="float">
            <text:p>0.439528</text:p>
          </table:table-cell>
          <table:table-cell office:value-type="float" office:value="0.887748" calcext:value-type="float">
            <text:p>0.887748</text:p>
          </table:table-cell>
          <table:table-cell office:value-type="float" office:value="-0.136819" calcext:value-type="float">
            <text:p>-0.136819</text:p>
          </table:table-cell>
          <table:table-cell office:value-type="float" office:value="3802.7" calcext:value-type="float">
            <text:p>3802.7</text:p>
          </table:table-cell>
          <table:table-cell office:value-type="float" office:value="7386.833" calcext:value-type="float">
            <text:p>7386.833</text:p>
          </table:table-cell>
          <table:table-cell office:value-type="float" office:value="-1284.517" calcext:value-type="float">
            <text:p>-1284.517</text:p>
          </table:table-cell>
          <table:table-cell table:number-columns-repeated="46"/>
        </table:table-row>
        <table:table-row table:style-name="ro1">
          <table:table-cell table:formula="of:=MID([.B59];3;3)" office:value-type="string" office:string-value="058" calcext:value-type="string">
            <text:p>058</text:p>
          </table:table-cell>
          <table:table-cell table:style-name="ce18" office:value-type="string" calcext:value-type="string">
            <text:p>FT058A</text:p>
          </table:table-cell>
          <table:table-cell table:style-name="ce18" office:value-type="float" office:value="201520" calcext:value-type="float">
            <text:p>201520</text:p>
          </table:table-cell>
          <table:table-cell table:style-name="ce18" office:value-type="float" office:value="8578" calcext:value-type="float">
            <text:p>8578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1.035" calcext:value-type="float">
            <text:p>231.035</text:p>
          </table:table-cell>
          <table:table-cell table:style-name="Default" office:value-type="float" office:value="3.89467" calcext:value-type="float">
            <text:p>3.89467</text:p>
          </table:table-cell>
          <table:table-cell office:value-type="float" office:value="231.519" calcext:value-type="float">
            <text:p>231.519</text:p>
          </table:table-cell>
          <table:table-cell office:value-type="float" office:value="0.004" calcext:value-type="float">
            <text:p>0.004</text:p>
          </table:table-cell>
          <table:table-cell office:value-type="float" office:value="26.533" calcext:value-type="float">
            <text:p>26.533</text:p>
          </table:table-cell>
          <table:table-cell office:value-type="float" office:value="0.11" calcext:value-type="float">
            <text:p>0.11</text:p>
          </table:table-cell>
          <table:table-cell office:value-type="float" office:value="0.586666" calcext:value-type="float">
            <text:p>0.586666</text:p>
          </table:table-cell>
          <table:table-cell office:value-type="float" office:value="0.793015" calcext:value-type="float">
            <text:p>0.793015</text:p>
          </table:table-cell>
          <table:table-cell office:value-type="float" office:value="0.164165" calcext:value-type="float">
            <text:p>0.164165</text:p>
          </table:table-cell>
          <table:table-cell office:value-type="float" office:value="4392.444" calcext:value-type="float">
            <text:p>4392.444</text:p>
          </table:table-cell>
          <table:table-cell office:value-type="float" office:value="7071.079" calcext:value-type="float">
            <text:p>7071.079</text:p>
          </table:table-cell>
          <table:table-cell office:value-type="float" office:value="1175.3" calcext:value-type="float">
            <text:p>1175.3</text:p>
          </table:table-cell>
          <table:table-cell table:number-columns-repeated="46"/>
        </table:table-row>
        <table:table-row table:style-name="ro1">
          <table:table-cell table:formula="of:=MID([.B60];3;3)" office:value-type="string" office:string-value="059" calcext:value-type="string">
            <text:p>059</text:p>
          </table:table-cell>
          <table:table-cell table:style-name="ce18" office:value-type="string" calcext:value-type="string">
            <text:p>FT059A</text:p>
          </table:table-cell>
          <table:table-cell table:style-name="ce18" office:value-type="float" office:value="201522" calcext:value-type="float">
            <text:p>201522</text:p>
          </table:table-cell>
          <table:table-cell table:style-name="ce18" office:value-type="float" office:value="8803" calcext:value-type="float">
            <text:p>8803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3.026" calcext:value-type="float">
            <text:p>233.026</text:p>
          </table:table-cell>
          <table:table-cell table:style-name="Default" office:value-type="float" office:value="3.6877" calcext:value-type="float">
            <text:p>3.6877</text:p>
          </table:table-cell>
          <table:table-cell office:value-type="float" office:value="233.902" calcext:value-type="float">
            <text:p>233.902</text:p>
          </table:table-cell>
          <table:table-cell office:value-type="float" office:value="0.004" calcext:value-type="float">
            <text:p>0.004</text:p>
          </table:table-cell>
          <table:table-cell office:value-type="float" office:value="14.008" calcext:value-type="float">
            <text:p>14.00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99011" calcext:value-type="float">
            <text:p>-0.399011</text:p>
          </table:table-cell>
          <table:table-cell office:value-type="float" office:value="0.905734" calcext:value-type="float">
            <text:p>0.905734</text:p>
          </table:table-cell>
          <table:table-cell office:value-type="float" office:value="-0.142953" calcext:value-type="float">
            <text:p>-0.142953</text:p>
          </table:table-cell>
          <table:table-cell office:value-type="float" office:value="-2979.146" calcext:value-type="float">
            <text:p>-2979.146</text:p>
          </table:table-cell>
          <table:table-cell office:value-type="float" office:value="7779.726" calcext:value-type="float">
            <text:p>7779.726</text:p>
          </table:table-cell>
          <table:table-cell office:value-type="float" office:value="-1133.771" calcext:value-type="float">
            <text:p>-1133.771</text:p>
          </table:table-cell>
          <table:table-cell table:number-columns-repeated="46"/>
        </table:table-row>
        <table:table-row table:style-name="ro1">
          <table:table-cell table:formula="of:=MID([.B61];3;3)" office:value-type="string" office:string-value="060" calcext:value-type="string">
            <text:p>060</text:p>
          </table:table-cell>
          <table:table-cell table:style-name="ce18" office:value-type="string" calcext:value-type="string">
            <text:p>FT060A</text:p>
          </table:table-cell>
          <table:table-cell table:style-name="ce18" office:value-type="float" office:value="201524" calcext:value-type="float">
            <text:p>201524</text:p>
          </table:table-cell>
          <table:table-cell table:style-name="ce18" office:value-type="float" office:value="6188" calcext:value-type="float">
            <text:p>6188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0.822" calcext:value-type="float">
            <text:p>230.822</text:p>
          </table:table-cell>
          <table:table-cell table:style-name="Default" office:value-type="float" office:value="3.7842" calcext:value-type="float">
            <text:p>3.7842</text:p>
          </table:table-cell>
          <table:table-cell office:value-type="float" office:value="231.396" calcext:value-type="float">
            <text:p>231.396</text:p>
          </table:table-cell>
          <table:table-cell office:value-type="float" office:value="0.003" calcext:value-type="float">
            <text:p>0.003</text:p>
          </table:table-cell>
          <table:table-cell office:value-type="float" office:value="23.695" calcext:value-type="float">
            <text:p>23.695</text:p>
          </table:table-cell>
          <table:table-cell office:value-type="float" office:value="0.103" calcext:value-type="float">
            <text:p>0.103</text:p>
          </table:table-cell>
          <table:table-cell office:value-type="float" office:value="-0.174267" calcext:value-type="float">
            <text:p>-0.174267</text:p>
          </table:table-cell>
          <table:table-cell office:value-type="float" office:value="0.973478" calcext:value-type="float">
            <text:p>0.973478</text:p>
          </table:table-cell>
          <table:table-cell office:value-type="float" office:value="0.14823" calcext:value-type="float">
            <text:p>0.14823</text:p>
          </table:table-cell>
          <table:table-cell office:value-type="float" office:value="-1523.942" calcext:value-type="float">
            <text:p>-1523.942</text:p>
          </table:table-cell>
          <table:table-cell office:value-type="float" office:value="8225.966" calcext:value-type="float">
            <text:p>8225.966</text:p>
          </table:table-cell>
          <table:table-cell office:value-type="float" office:value="833.986" calcext:value-type="float">
            <text:p>833.986</text:p>
          </table:table-cell>
          <table:table-cell table:number-columns-repeated="46"/>
        </table:table-row>
        <table:table-row table:style-name="ro1">
          <table:table-cell table:formula="of:=MID([.B62];3;3)" office:value-type="string" office:string-value="061" calcext:value-type="string">
            <text:p>061</text:p>
          </table:table-cell>
          <table:table-cell table:style-name="ce18" office:value-type="string" calcext:value-type="string">
            <text:p>FT061A</text:p>
          </table:table-cell>
          <table:table-cell table:style-name="ce18" office:value-type="float" office:value="201526" calcext:value-type="float">
            <text:p>201526</text:p>
          </table:table-cell>
          <table:table-cell table:style-name="ce18" office:value-type="float" office:value="6248" calcext:value-type="float">
            <text:p>6248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6.292" calcext:value-type="float">
            <text:p>236.292</text:p>
          </table:table-cell>
          <table:table-cell table:style-name="Default" office:value-type="float" office:value="4.23995" calcext:value-type="float">
            <text:p>4.23995</text:p>
          </table:table-cell>
          <table:table-cell office:value-type="float" office:value="234.598" calcext:value-type="float">
            <text:p>234.598</text:p>
          </table:table-cell>
          <table:table-cell office:value-type="float" office:value="0.002" calcext:value-type="float">
            <text:p>0.002</text:p>
          </table:table-cell>
          <table:table-cell office:value-type="float" office:value="63.109" calcext:value-type="float">
            <text:p>63.10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51753" calcext:value-type="float">
            <text:p>0.0251753</text:p>
          </table:table-cell>
          <table:table-cell office:value-type="float" office:value="0.988623" calcext:value-type="float">
            <text:p>0.988623</text:p>
          </table:table-cell>
          <table:table-cell office:value-type="float" office:value="-0.148291" calcext:value-type="float">
            <text:p>-0.148291</text:p>
          </table:table-cell>
          <table:table-cell office:value-type="float" office:value="54.151" calcext:value-type="float">
            <text:p>54.151</text:p>
          </table:table-cell>
          <table:table-cell office:value-type="float" office:value="8261.586" calcext:value-type="float">
            <text:p>8261.586</text:p>
          </table:table-cell>
          <table:table-cell office:value-type="float" office:value="-1557.967" calcext:value-type="float">
            <text:p>-1557.967</text:p>
          </table:table-cell>
          <table:table-cell table:number-columns-repeated="46"/>
        </table:table-row>
        <table:table-row table:style-name="ro1">
          <table:table-cell table:formula="of:=MID([.B63];3;3)" office:value-type="string" office:string-value="062" calcext:value-type="string">
            <text:p>062</text:p>
          </table:table-cell>
          <table:table-cell table:style-name="ce18" office:value-type="string" calcext:value-type="string">
            <text:p>FT062A</text:p>
          </table:table-cell>
          <table:table-cell table:style-name="ce18" office:value-type="float" office:value="201528" calcext:value-type="float">
            <text:p>201528</text:p>
          </table:table-cell>
          <table:table-cell table:style-name="ce18" office:value-type="float" office:value="6324" calcext:value-type="float">
            <text:p>6324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4.334" calcext:value-type="float">
            <text:p>234.334</text:p>
          </table:table-cell>
          <table:table-cell table:style-name="Default" office:value-type="float" office:value="3.72967" calcext:value-type="float">
            <text:p>3.72967</text:p>
          </table:table-cell>
          <table:table-cell office:value-type="float" office:value="234.943" calcext:value-type="float">
            <text:p>234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21.665" calcext:value-type="float">
            <text:p>21.665</text:p>
          </table:table-cell>
          <table:table-cell office:value-type="float" office:value="0.099" calcext:value-type="float">
            <text:p>0.099</text:p>
          </table:table-cell>
          <table:table-cell office:value-type="float" office:value="-0.277295" calcext:value-type="float">
            <text:p>-0.27729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94096" calcext:value-type="float">
            <text:p>0.494096</text:p>
          </table:table-cell>
          <table:table-cell office:value-type="float" office:value="-1918.509" calcext:value-type="float">
            <text:p>-1918.509</text:p>
          </table:table-cell>
          <table:table-cell office:value-type="float" office:value="7351.086" calcext:value-type="float">
            <text:p>7351.086</text:p>
          </table:table-cell>
          <table:table-cell office:value-type="float" office:value="3600.333" calcext:value-type="float">
            <text:p>3600.333</text:p>
          </table:table-cell>
          <table:table-cell table:number-columns-repeated="46"/>
        </table:table-row>
        <table:table-row table:style-name="ro1">
          <table:table-cell table:formula="of:=MID([.B64];3;3)" office:value-type="string" office:string-value="063" calcext:value-type="string">
            <text:p>063</text:p>
          </table:table-cell>
          <table:table-cell table:style-name="ce18" office:value-type="string" calcext:value-type="string">
            <text:p>FT063A</text:p>
          </table:table-cell>
          <table:table-cell table:style-name="ce18" office:value-type="float" office:value="201530" calcext:value-type="float">
            <text:p>201530</text:p>
          </table:table-cell>
          <table:table-cell table:style-name="ce18" office:value-type="float" office:value="5984" calcext:value-type="float">
            <text:p>5984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4.081" calcext:value-type="float">
            <text:p>234.081</text:p>
          </table:table-cell>
          <table:table-cell table:style-name="Default" office:value-type="float" office:value="3.84029" calcext:value-type="float">
            <text:p>3.84029</text:p>
          </table:table-cell>
          <table:table-cell office:value-type="float" office:value="234.617" calcext:value-type="float">
            <text:p>234.617</text:p>
          </table:table-cell>
          <table:table-cell office:value-type="float" office:value="0.003" calcext:value-type="float">
            <text:p>0.003</text:p>
          </table:table-cell>
          <table:table-cell office:value-type="float" office:value="29.47" calcext:value-type="float">
            <text:p>29.47</text:p>
          </table:table-cell>
          <table:table-cell office:value-type="float" office:value="0.11" calcext:value-type="float">
            <text:p>0.11</text:p>
          </table:table-cell>
          <table:table-cell office:value-type="float" office:value="-0.629998" calcext:value-type="float">
            <text:p>-0.629998</text:p>
          </table:table-cell>
          <table:table-cell office:value-type="float" office:value="0.608918" calcext:value-type="float">
            <text:p>0.608918</text:p>
          </table:table-cell>
          <table:table-cell office:value-type="float" office:value="0.481998" calcext:value-type="float">
            <text:p>0.481998</text:p>
          </table:table-cell>
          <table:table-cell office:value-type="float" office:value="-5265.473" calcext:value-type="float">
            <text:p>-5265.473</text:p>
          </table:table-cell>
          <table:table-cell office:value-type="float" office:value="5223.991" calcext:value-type="float">
            <text:p>5223.991</text:p>
          </table:table-cell>
          <table:table-cell office:value-type="float" office:value="3957.177" calcext:value-type="float">
            <text:p>3957.177</text:p>
          </table:table-cell>
          <table:table-cell table:number-columns-repeated="46"/>
        </table:table-row>
        <table:table-row table:style-name="ro1">
          <table:table-cell table:formula="of:=MID([.B65];3;3)" office:value-type="string" office:string-value="064" calcext:value-type="string">
            <text:p>064</text:p>
          </table:table-cell>
          <table:table-cell table:style-name="ce18" office:value-type="string" calcext:value-type="string">
            <text:p>FT064A</text:p>
          </table:table-cell>
          <table:table-cell table:style-name="ce18" office:value-type="float" office:value="201532" calcext:value-type="float">
            <text:p>201532</text:p>
          </table:table-cell>
          <table:table-cell table:style-name="ce18" office:value-type="float" office:value="8049" calcext:value-type="float">
            <text:p>8049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4.207" calcext:value-type="float">
            <text:p>234.207</text:p>
          </table:table-cell>
          <table:table-cell table:style-name="Default" office:value-type="float" office:value="3.85178" calcext:value-type="float">
            <text:p>3.85178</text:p>
          </table:table-cell>
          <table:table-cell office:value-type="float" office:value="234.163" calcext:value-type="float">
            <text:p>234.163</text:p>
          </table:table-cell>
          <table:table-cell office:value-type="float" office:value="0.003" calcext:value-type="float">
            <text:p>0.003</text:p>
          </table:table-cell>
          <table:table-cell office:value-type="float" office:value="48.407" calcext:value-type="float">
            <text:p>48.407</text:p>
          </table:table-cell>
          <table:table-cell office:value-type="float" office:value="0.098" calcext:value-type="float">
            <text:p>0.098</text:p>
          </table:table-cell>
          <table:table-cell office:value-type="float" office:value="-0.811064" calcext:value-type="float">
            <text:p>-0.811064</text:p>
          </table:table-cell>
          <table:table-cell office:value-type="float" office:value="0.323609" calcext:value-type="float">
            <text:p>0.323609</text:p>
          </table:table-cell>
          <table:table-cell office:value-type="float" office:value="0.487291" calcext:value-type="float">
            <text:p>0.487291</text:p>
          </table:table-cell>
          <table:table-cell office:value-type="float" office:value="-6657.088" calcext:value-type="float">
            <text:p>-6657.088</text:p>
          </table:table-cell>
          <table:table-cell office:value-type="float" office:value="2785.671" calcext:value-type="float">
            <text:p>2785.671</text:p>
          </table:table-cell>
          <table:table-cell office:value-type="float" office:value="4312.147" calcext:value-type="float">
            <text:p>4312.147</text:p>
          </table:table-cell>
          <table:table-cell table:number-columns-repeated="46"/>
        </table:table-row>
        <table:table-row table:style-name="ro1">
          <table:table-cell table:formula="of:=MID([.B66];3;3)" office:value-type="string" office:string-value="065" calcext:value-type="string">
            <text:p>065</text:p>
          </table:table-cell>
          <table:table-cell table:style-name="ce18" office:value-type="string" calcext:value-type="string">
            <text:p>FT065A</text:p>
          </table:table-cell>
          <table:table-cell table:style-name="ce18" office:value-type="float" office:value="201534" calcext:value-type="float">
            <text:p>201534</text:p>
          </table:table-cell>
          <table:table-cell table:style-name="ce18" office:value-type="float" office:value="6367" calcext:value-type="float">
            <text:p>6367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4.646" calcext:value-type="float">
            <text:p>234.646</text:p>
          </table:table-cell>
          <table:table-cell table:style-name="Default" office:value-type="float" office:value="3.72266" calcext:value-type="float">
            <text:p>3.72266</text:p>
          </table:table-cell>
          <table:table-cell office:value-type="float" office:value="234.711" calcext:value-type="float">
            <text:p>234.711</text:p>
          </table:table-cell>
          <table:table-cell office:value-type="float" office:value="0.003" calcext:value-type="float">
            <text:p>0.003</text:p>
          </table:table-cell>
          <table:table-cell office:value-type="float" office:value="39.153" calcext:value-type="float">
            <text:p>39.153</text:p>
          </table:table-cell>
          <table:table-cell office:value-type="float" office:value="0.1" calcext:value-type="float">
            <text:p>0.1</text:p>
          </table:table-cell>
          <table:table-cell office:value-type="float" office:value="-0.854761" calcext:value-type="float">
            <text:p>-0.854761</text:p>
          </table:table-cell>
          <table:table-cell office:value-type="float" office:value="0.502374" calcext:value-type="float">
            <text:p>0.502374</text:p>
          </table:table-cell>
          <table:table-cell office:value-type="float" office:value="0.130402" calcext:value-type="float">
            <text:p>0.130402</text:p>
          </table:table-cell>
          <table:table-cell office:value-type="float" office:value="-7359.558" calcext:value-type="float">
            <text:p>-7359.558</text:p>
          </table:table-cell>
          <table:table-cell office:value-type="float" office:value="3964.349" calcext:value-type="float">
            <text:p>3964.349</text:p>
          </table:table-cell>
          <table:table-cell office:value-type="float" office:value="894.471" calcext:value-type="float">
            <text:p>894.471</text:p>
          </table:table-cell>
          <table:table-cell table:number-columns-repeated="46"/>
        </table:table-row>
        <table:table-row table:style-name="ro1">
          <table:table-cell table:formula="of:=MID([.B67];3;3)" office:value-type="string" office:string-value="066" calcext:value-type="string">
            <text:p>066</text:p>
          </table:table-cell>
          <table:table-cell table:style-name="ce18" office:value-type="string" calcext:value-type="string">
            <text:p>FT066A</text:p>
          </table:table-cell>
          <table:table-cell table:style-name="ce18" office:value-type="float" office:value="201538" calcext:value-type="float">
            <text:p>201538</text:p>
          </table:table-cell>
          <table:table-cell table:style-name="ce18" office:value-type="float" office:value="9633" calcext:value-type="float">
            <text:p>9633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3.511" calcext:value-type="float">
            <text:p>233.511</text:p>
          </table:table-cell>
          <table:table-cell table:style-name="Default" office:value-type="float" office:value="3.62984" calcext:value-type="float">
            <text:p>3.62984</text:p>
          </table:table-cell>
          <table:table-cell office:value-type="float" office:value="234.096" calcext:value-type="float">
            <text:p>234.096</text:p>
          </table:table-cell>
          <table:table-cell office:value-type="float" office:value="0.003" calcext:value-type="float">
            <text:p>0.003</text:p>
          </table:table-cell>
          <table:table-cell office:value-type="float" office:value="19.791" calcext:value-type="float">
            <text:p>19.791</text:p>
          </table:table-cell>
          <table:table-cell office:value-type="float" office:value="0.1" calcext:value-type="float">
            <text:p>0.1</text:p>
          </table:table-cell>
          <table:table-cell office:value-type="float" office:value="-0.697725" calcext:value-type="float">
            <text:p>-0.697725</text:p>
          </table:table-cell>
          <table:table-cell office:value-type="float" office:value="0.698248" calcext:value-type="float">
            <text:p>0.698248</text:p>
          </table:table-cell>
          <table:table-cell office:value-type="float" office:value="-0.160093" calcext:value-type="float">
            <text:p>-0.160093</text:p>
          </table:table-cell>
          <table:table-cell office:value-type="float" office:value="-5658.588" calcext:value-type="float">
            <text:p>-5658.588</text:p>
          </table:table-cell>
          <table:table-cell office:value-type="float" office:value="5987.672" calcext:value-type="float">
            <text:p>5987.672</text:p>
          </table:table-cell>
          <table:table-cell office:value-type="float" office:value="-1673.42" calcext:value-type="float">
            <text:p>-1673.42</text:p>
          </table:table-cell>
          <table:table-cell table:number-columns-repeated="46"/>
        </table:table-row>
        <table:table-row table:style-name="ro1">
          <table:table-cell table:formula="of:=MID([.B68];3;3)" office:value-type="string" office:string-value="067" calcext:value-type="string">
            <text:p>067</text:p>
          </table:table-cell>
          <table:table-cell table:style-name="ce18" office:value-type="string" calcext:value-type="string">
            <text:p>FT067A</text:p>
          </table:table-cell>
          <table:table-cell table:style-name="ce18" office:value-type="float" office:value="201446" calcext:value-type="float">
            <text:p>201446</text:p>
          </table:table-cell>
          <table:table-cell table:style-name="ce18" office:value-type="float" office:value="5820" calcext:value-type="float">
            <text:p>582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5.136" calcext:value-type="float">
            <text:p>235.136</text:p>
          </table:table-cell>
          <table:table-cell table:style-name="Default" office:value-type="float" office:value="3.52142" calcext:value-type="float">
            <text:p>3.52142</text:p>
          </table:table-cell>
          <table:table-cell office:value-type="float" office:value="235.956" calcext:value-type="float">
            <text:p>235.95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173" calcext:value-type="float">
            <text:p>15.173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2128" calcext:value-type="float">
            <text:p>-0.62128</text:p>
          </table:table-cell>
          <table:table-cell office:value-type="float" office:value="0.159475" calcext:value-type="float">
            <text:p>0.159475</text:p>
          </table:table-cell>
          <table:table-cell office:value-type="float" office:value="-0.767189" calcext:value-type="float">
            <text:p>-0.767189</text:p>
          </table:table-cell>
          <table:table-cell office:value-type="float" office:value="-5361.446" calcext:value-type="float">
            <text:p>-5361.446</text:p>
          </table:table-cell>
          <table:table-cell office:value-type="float" office:value="1815.694" calcext:value-type="float">
            <text:p>1815.694</text:p>
          </table:table-cell>
          <table:table-cell office:value-type="float" office:value="-6215.55" calcext:value-type="float">
            <text:p>-6215.55</text:p>
          </table:table-cell>
          <table:table-cell table:number-columns-repeated="46"/>
        </table:table-row>
        <table:table-row table:style-name="ro1">
          <table:table-cell table:formula="of:=MID([.B69];3;3)" office:value-type="string" office:string-value="068" calcext:value-type="string">
            <text:p>068</text:p>
          </table:table-cell>
          <table:table-cell table:style-name="ce18" office:value-type="string" calcext:value-type="string">
            <text:p>FT068A</text:p>
          </table:table-cell>
          <table:table-cell table:style-name="ce18" office:value-type="float" office:value="201542" calcext:value-type="float">
            <text:p>201542</text:p>
          </table:table-cell>
          <table:table-cell table:style-name="ce18" office:value-type="float" office:value="6852" calcext:value-type="float">
            <text:p>6852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5.507" calcext:value-type="float">
            <text:p>235.507</text:p>
          </table:table-cell>
          <table:table-cell table:style-name="Default" office:value-type="float" office:value="3.8639" calcext:value-type="float">
            <text:p>3.8639</text:p>
          </table:table-cell>
          <table:table-cell office:value-type="float" office:value="235.136" calcext:value-type="float">
            <text:p>235.136</text:p>
          </table:table-cell>
          <table:table-cell office:value-type="float" office:value="0.003" calcext:value-type="float">
            <text:p>0.003</text:p>
          </table:table-cell>
          <table:table-cell office:value-type="float" office:value="58.256" calcext:value-type="float">
            <text:p>58.256</text:p>
          </table:table-cell>
          <table:table-cell office:value-type="float" office:value="0.107" calcext:value-type="float">
            <text:p>0.107</text:p>
          </table:table-cell>
          <table:table-cell office:value-type="float" office:value="-0.989126" calcext:value-type="float">
            <text:p>-0.989126</text:p>
          </table:table-cell>
          <table:table-cell office:value-type="float" office:value="-0.0657349" calcext:value-type="float">
            <text:p>-0.0657349</text:p>
          </table:table-cell>
          <table:table-cell office:value-type="float" office:value="-0.131562" calcext:value-type="float">
            <text:p>-0.131562</text:p>
          </table:table-cell>
          <table:table-cell office:value-type="float" office:value="-8334.977" calcext:value-type="float">
            <text:p>-8334.977</text:p>
          </table:table-cell>
          <table:table-cell office:value-type="float" office:value="-602.553" calcext:value-type="float">
            <text:p>-602.553</text:p>
          </table:table-cell>
          <table:table-cell office:value-type="float" office:value="-920.777" calcext:value-type="float">
            <text:p>-920.777</text:p>
          </table:table-cell>
          <table:table-cell table:number-columns-repeated="46"/>
        </table:table-row>
        <table:table-row table:style-name="ro1">
          <table:table-cell table:formula="of:=MID([.B70];3;3)" office:value-type="string" office:string-value="069" calcext:value-type="string">
            <text:p>069</text:p>
          </table:table-cell>
          <table:table-cell table:style-name="ce18" office:value-type="string" calcext:value-type="string">
            <text:p>FT069A</text:p>
          </table:table-cell>
          <table:table-cell table:style-name="ce18" office:value-type="float" office:value="201544" calcext:value-type="float">
            <text:p>201544</text:p>
          </table:table-cell>
          <table:table-cell table:style-name="ce18" office:value-type="float" office:value="8250" calcext:value-type="float">
            <text:p>825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3.264" calcext:value-type="float">
            <text:p>233.264</text:p>
          </table:table-cell>
          <table:table-cell table:style-name="Default" office:value-type="float" office:value="3.84444" calcext:value-type="float">
            <text:p>3.84444</text:p>
          </table:table-cell>
          <table:table-cell office:value-type="float" office:value="233.421" calcext:value-type="float">
            <text:p>233.421</text:p>
          </table:table-cell>
          <table:table-cell office:value-type="float" office:value="0.003" calcext:value-type="float">
            <text:p>0.003</text:p>
          </table:table-cell>
          <table:table-cell office:value-type="float" office:value="40.75" calcext:value-type="float">
            <text:p>40.7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974164" calcext:value-type="float">
            <text:p>-0.974164</text:p>
          </table:table-cell>
          <table:table-cell office:value-type="float" office:value="0.164355" calcext:value-type="float">
            <text:p>0.164355</text:p>
          </table:table-cell>
          <table:table-cell office:value-type="float" office:value="0.154893" calcext:value-type="float">
            <text:p>0.154893</text:p>
          </table:table-cell>
          <table:table-cell office:value-type="float" office:value="-8201.39" calcext:value-type="float">
            <text:p>-8201.39</text:p>
          </table:table-cell>
          <table:table-cell office:value-type="float" office:value="1659.581" calcext:value-type="float">
            <text:p>1659.581</text:p>
          </table:table-cell>
          <table:table-cell office:value-type="float" office:value="812.332" calcext:value-type="float">
            <text:p>812.332</text:p>
          </table:table-cell>
          <table:table-cell table:number-columns-repeated="46"/>
        </table:table-row>
        <table:table-row table:style-name="ro1">
          <table:table-cell table:formula="of:=MID([.B71];3;3)" office:value-type="string" office:string-value="070" calcext:value-type="string">
            <text:p>070</text:p>
          </table:table-cell>
          <table:table-cell table:style-name="ce18" office:value-type="string" calcext:value-type="string">
            <text:p>FT070A</text:p>
          </table:table-cell>
          <table:table-cell table:style-name="ce18" office:value-type="float" office:value="201546" calcext:value-type="float">
            <text:p>201546</text:p>
          </table:table-cell>
          <table:table-cell table:style-name="ce18" office:value-type="float" office:value="6830" calcext:value-type="float">
            <text:p>6830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233.534" calcext:value-type="float">
            <text:p>233.534</text:p>
          </table:table-cell>
          <table:table-cell table:style-name="Default" office:value-type="float" office:value="3.84172" calcext:value-type="float">
            <text:p>3.84172</text:p>
          </table:table-cell>
          <table:table-cell office:value-type="float" office:value="234.392" calcext:value-type="float">
            <text:p>234.392</text:p>
          </table:table-cell>
          <table:table-cell office:value-type="float" office:value="0.005" calcext:value-type="float">
            <text:p>0.005</text:p>
          </table:table-cell>
          <table:table-cell office:value-type="float" office:value="15.184" calcext:value-type="float">
            <text:p>15.184</text:p>
          </table:table-cell>
          <table:table-cell office:value-type="float" office:value="0.145" calcext:value-type="float">
            <text:p>0.145</text:p>
          </table:table-cell>
          <table:table-cell office:value-type="float" office:value="-0.93196" calcext:value-type="float">
            <text:p>-0.93196</text:p>
          </table:table-cell>
          <table:table-cell office:value-type="float" office:value="0.323745" calcext:value-type="float">
            <text:p>0.323745</text:p>
          </table:table-cell>
          <table:table-cell office:value-type="float" office:value="-0.163217" calcext:value-type="float">
            <text:p>-0.163217</text:p>
          </table:table-cell>
          <table:table-cell office:value-type="float" office:value="-7819.226" calcext:value-type="float">
            <text:p>-7819.226</text:p>
          </table:table-cell>
          <table:table-cell office:value-type="float" office:value="2504.409" calcext:value-type="float">
            <text:p>2504.409</text:p>
          </table:table-cell>
          <table:table-cell office:value-type="float" office:value="-1805.958" calcext:value-type="float">
            <text:p>-1805.958</text:p>
          </table:table-cell>
          <table:table-cell table:number-columns-repeated="46"/>
        </table:table-row>
        <table:table-row table:style-name="ro1">
          <table:table-cell table:formula="of:=MID([.B72];3;3)" office:value-type="string" office:string-value="071" calcext:value-type="string">
            <text:p>071</text:p>
          </table:table-cell>
          <table:table-cell table:style-name="ce18" office:value-type="string" calcext:value-type="string">
            <text:p>FT071A</text:p>
          </table:table-cell>
          <table:table-cell table:style-name="ce18" office:value-type="float" office:value="201548" calcext:value-type="float">
            <text:p>201548</text:p>
          </table:table-cell>
          <table:table-cell table:style-name="ce18" office:value-type="float" office:value="6495" calcext:value-type="float">
            <text:p>6495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233.926" calcext:value-type="float">
            <text:p>233.926</text:p>
          </table:table-cell>
          <table:table-cell table:style-name="Default" office:value-type="float" office:value="3.83734" calcext:value-type="float">
            <text:p>3.83734</text:p>
          </table:table-cell>
          <table:table-cell office:value-type="float" office:value="233.761" calcext:value-type="float">
            <text:p>233.761</text:p>
          </table:table-cell>
          <table:table-cell office:value-type="float" office:value="0.003" calcext:value-type="float">
            <text:p>0.003</text:p>
          </table:table-cell>
          <table:table-cell office:value-type="float" office:value="49.809" calcext:value-type="float">
            <text:p>49.809</text:p>
          </table:table-cell>
          <table:table-cell office:value-type="float" office:value="0.104" calcext:value-type="float">
            <text:p>0.104</text:p>
          </table:table-cell>
          <table:table-cell office:value-type="float" office:value="-0.849289" calcext:value-type="float">
            <text:p>-0.849289</text:p>
          </table:table-cell>
          <table:table-cell office:value-type="float" office:value="-0.110518" calcext:value-type="float">
            <text:p>-0.110518</text:p>
          </table:table-cell>
          <table:table-cell office:value-type="float" office:value="0.516231" calcext:value-type="float">
            <text:p>0.516231</text:p>
          </table:table-cell>
          <table:table-cell office:value-type="float" office:value="-7268.033" calcext:value-type="float">
            <text:p>-7268.033</text:p>
          </table:table-cell>
          <table:table-cell office:value-type="float" office:value="-1013.732" calcext:value-type="float">
            <text:p>-1013.732</text:p>
          </table:table-cell>
          <table:table-cell office:value-type="float" office:value="4101.815" calcext:value-type="float">
            <text:p>4101.815</text:p>
          </table:table-cell>
          <table:table-cell table:number-columns-repeated="46"/>
        </table:table-row>
        <table:table-row table:style-name="ro1">
          <table:table-cell table:formula="of:=MID([.B73];3;3)" office:value-type="string" office:string-value="072" calcext:value-type="string">
            <text:p>072</text:p>
          </table:table-cell>
          <table:table-cell table:style-name="ce18" office:value-type="string" calcext:value-type="string">
            <text:p>FT072A</text:p>
          </table:table-cell>
          <table:table-cell table:style-name="ce18" office:value-type="float" office:value="201550" calcext:value-type="float">
            <text:p>201550</text:p>
          </table:table-cell>
          <table:table-cell table:style-name="ce18" office:value-type="float" office:value="7582" calcext:value-type="float">
            <text:p>7582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4.295" calcext:value-type="float">
            <text:p>234.295</text:p>
          </table:table-cell>
          <table:table-cell table:style-name="Default" office:value-type="float" office:value="3.91772" calcext:value-type="float">
            <text:p>3.91772</text:p>
          </table:table-cell>
          <table:table-cell office:value-type="float" office:value="233.99" calcext:value-type="float">
            <text:p>233.99</text:p>
          </table:table-cell>
          <table:table-cell office:value-type="float" office:value="0.004" calcext:value-type="float">
            <text:p>0.004</text:p>
          </table:table-cell>
          <table:table-cell office:value-type="float" office:value="59.412" calcext:value-type="float">
            <text:p>59.412</text:p>
          </table:table-cell>
          <table:table-cell office:value-type="float" office:value="0.117" calcext:value-type="float">
            <text:p>0.117</text:p>
          </table:table-cell>
          <table:table-cell office:value-type="float" office:value="-0.72699" calcext:value-type="float">
            <text:p>-0.72699</text:p>
          </table:table-cell>
          <table:table-cell office:value-type="float" office:value="-0.484328" calcext:value-type="float">
            <text:p>-0.484328</text:p>
          </table:table-cell>
          <table:table-cell office:value-type="float" office:value="0.486736" calcext:value-type="float">
            <text:p>0.486736</text:p>
          </table:table-cell>
          <table:table-cell office:value-type="float" office:value="-5828.062" calcext:value-type="float">
            <text:p>-5828.062</text:p>
          </table:table-cell>
          <table:table-cell office:value-type="float" office:value="-4395.6" calcext:value-type="float">
            <text:p>-4395.6</text:p>
          </table:table-cell>
          <table:table-cell office:value-type="float" office:value="4169.825" calcext:value-type="float">
            <text:p>4169.825</text:p>
          </table:table-cell>
          <table:table-cell table:number-columns-repeated="46"/>
        </table:table-row>
        <table:table-row table:style-name="ro1">
          <table:table-cell table:formula="of:=MID([.B74];3;3)" office:value-type="string" office:string-value="073" calcext:value-type="string">
            <text:p>073</text:p>
          </table:table-cell>
          <table:table-cell table:style-name="ce18" office:value-type="string" calcext:value-type="string">
            <text:p>FT073A</text:p>
          </table:table-cell>
          <table:table-cell table:style-name="ce18" office:value-type="float" office:value="201552" calcext:value-type="float">
            <text:p>201552</text:p>
          </table:table-cell>
          <table:table-cell table:style-name="ce18" office:value-type="float" office:value="7073" calcext:value-type="float">
            <text:p>7073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2.385" calcext:value-type="float">
            <text:p>232.385</text:p>
          </table:table-cell>
          <table:table-cell table:style-name="Default" office:value-type="float" office:value="3.95029" calcext:value-type="float">
            <text:p>3.95029</text:p>
          </table:table-cell>
          <table:table-cell office:value-type="float" office:value="232.329" calcext:value-type="float">
            <text:p>232.329</text:p>
          </table:table-cell>
          <table:table-cell office:value-type="float" office:value="0.003" calcext:value-type="float">
            <text:p>0.003</text:p>
          </table:table-cell>
          <table:table-cell office:value-type="float" office:value="42.795" calcext:value-type="float">
            <text:p>42.795</text:p>
          </table:table-cell>
          <table:table-cell office:value-type="float" office:value="0.097" calcext:value-type="float">
            <text:p>0.097</text:p>
          </table:table-cell>
          <table:table-cell office:value-type="float" office:value="-0.725913" calcext:value-type="float">
            <text:p>-0.725913</text:p>
          </table:table-cell>
          <table:table-cell office:value-type="float" office:value="-0.679742" calcext:value-type="float">
            <text:p>-0.679742</text:p>
          </table:table-cell>
          <table:table-cell office:value-type="float" office:value="0.104885" calcext:value-type="float">
            <text:p>0.104885</text:p>
          </table:table-cell>
          <table:table-cell office:value-type="float" office:value="-5746.973" calcext:value-type="float">
            <text:p>-5746.973</text:p>
          </table:table-cell>
          <table:table-cell office:value-type="float" office:value="-6118.151" calcext:value-type="float">
            <text:p>-6118.151</text:p>
          </table:table-cell>
          <table:table-cell office:value-type="float" office:value="461.611" calcext:value-type="float">
            <text:p>461.611</text:p>
          </table:table-cell>
          <table:table-cell table:number-columns-repeated="46"/>
        </table:table-row>
        <table:table-row table:style-name="ro1">
          <table:table-cell table:formula="of:=MID([.B75];3;3)" office:value-type="string" office:string-value="074" calcext:value-type="string">
            <text:p>074</text:p>
          </table:table-cell>
          <table:table-cell table:style-name="ce18" office:value-type="string" calcext:value-type="string">
            <text:p>FT074A</text:p>
          </table:table-cell>
          <table:table-cell table:style-name="ce18" office:value-type="float" office:value="201554" calcext:value-type="float">
            <text:p>201554</text:p>
          </table:table-cell>
          <table:table-cell table:style-name="ce18" office:value-type="float" office:value="6385" calcext:value-type="float">
            <text:p>6385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233.497" calcext:value-type="float">
            <text:p>233.497</text:p>
          </table:table-cell>
          <table:table-cell table:style-name="Default" office:value-type="float" office:value="3.88018" calcext:value-type="float">
            <text:p>3.88018</text:p>
          </table:table-cell>
          <table:table-cell office:value-type="float" office:value="233.469" calcext:value-type="float">
            <text:p>233.469</text:p>
          </table:table-cell>
          <table:table-cell office:value-type="float" office:value="0.004" calcext:value-type="float">
            <text:p>0.004</text:p>
          </table:table-cell>
          <table:table-cell office:value-type="float" office:value="45.153" calcext:value-type="float">
            <text:p>45.153</text:p>
          </table:table-cell>
          <table:table-cell office:value-type="float" office:value="0.124" calcext:value-type="float">
            <text:p>0.124</text:p>
          </table:table-cell>
          <table:table-cell office:value-type="float" office:value="-0.846234" calcext:value-type="float">
            <text:p>-0.846234</text:p>
          </table:table-cell>
          <table:table-cell office:value-type="float" office:value="-0.513181" calcext:value-type="float">
            <text:p>-0.513181</text:p>
          </table:table-cell>
          <table:table-cell office:value-type="float" office:value="-0.143298" calcext:value-type="float">
            <text:p>-0.143298</text:p>
          </table:table-cell>
          <table:table-cell office:value-type="float" office:value="-6964.522" calcext:value-type="float">
            <text:p>-6964.522</text:p>
          </table:table-cell>
          <table:table-cell office:value-type="float" office:value="-4501.383" calcext:value-type="float">
            <text:p>-4501.383</text:p>
          </table:table-cell>
          <table:table-cell office:value-type="float" office:value="-1381.3" calcext:value-type="float">
            <text:p>-1381.3</text:p>
          </table:table-cell>
          <table:table-cell table:number-columns-repeated="46"/>
        </table:table-row>
        <table:table-row table:style-name="ro1">
          <table:table-cell table:formula="of:=MID([.B76];3;3)" office:value-type="string" office:string-value="075" calcext:value-type="string">
            <text:p>075</text:p>
          </table:table-cell>
          <table:table-cell table:style-name="ce18" office:value-type="string" calcext:value-type="string">
            <text:p>FT075A</text:p>
          </table:table-cell>
          <table:table-cell table:style-name="ce18" office:value-type="float" office:value="201557" calcext:value-type="float">
            <text:p>201557</text:p>
          </table:table-cell>
          <table:table-cell table:style-name="ce18" office:value-type="float" office:value="6698" calcext:value-type="float">
            <text:p>6698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231.51" calcext:value-type="float">
            <text:p>231.51</text:p>
          </table:table-cell>
          <table:table-cell table:style-name="Default" office:value-type="float" office:value="3.73598" calcext:value-type="float">
            <text:p>3.73598</text:p>
          </table:table-cell>
          <table:table-cell office:value-type="float" office:value="231.623" calcext:value-type="float">
            <text:p>231.623</text:p>
          </table:table-cell>
          <table:table-cell office:value-type="float" office:value="0.003" calcext:value-type="float">
            <text:p>0.003</text:p>
          </table:table-cell>
          <table:table-cell office:value-type="float" office:value="46.126" calcext:value-type="float">
            <text:p>46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917114" calcext:value-type="float">
            <text:p>-0.917114</text:p>
          </table:table-cell>
          <table:table-cell office:value-type="float" office:value="-0.348739" calcext:value-type="float">
            <text:p>-0.348739</text:p>
          </table:table-cell>
          <table:table-cell office:value-type="float" office:value="0.193089" calcext:value-type="float">
            <text:p>0.193089</text:p>
          </table:table-cell>
          <table:table-cell office:value-type="float" office:value="-7814.573" calcext:value-type="float">
            <text:p>-7814.573</text:p>
          </table:table-cell>
          <table:table-cell office:value-type="float" office:value="-2606.531" calcext:value-type="float">
            <text:p>-2606.531</text:p>
          </table:table-cell>
          <table:table-cell office:value-type="float" office:value="1677.814" calcext:value-type="float">
            <text:p>1677.814</text:p>
          </table:table-cell>
          <table:table-cell table:number-columns-repeated="46"/>
        </table:table-row>
        <table:table-row table:style-name="ro1">
          <table:table-cell table:formula="of:=MID([.B77];3;3)" office:value-type="string" office:string-value="076" calcext:value-type="string">
            <text:p>076</text:p>
          </table:table-cell>
          <table:table-cell table:style-name="ce18" office:value-type="string" calcext:value-type="string">
            <text:p>FT076A</text:p>
          </table:table-cell>
          <table:table-cell table:style-name="ce18" office:value-type="float" office:value="201559" calcext:value-type="float">
            <text:p>201559</text:p>
          </table:table-cell>
          <table:table-cell table:style-name="ce18" office:value-type="float" office:value="6500" calcext:value-type="float">
            <text:p>650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4.364" calcext:value-type="float">
            <text:p>234.364</text:p>
          </table:table-cell>
          <table:table-cell table:style-name="Default" office:value-type="float" office:value="3.78166" calcext:value-type="float">
            <text:p>3.78166</text:p>
          </table:table-cell>
          <table:table-cell office:value-type="float" office:value="235.497" calcext:value-type="float">
            <text:p>235.497</text:p>
          </table:table-cell>
          <table:table-cell office:value-type="float" office:value="0.006" calcext:value-type="float">
            <text:p>0.006</text:p>
          </table:table-cell>
          <table:table-cell office:value-type="float" office:value="6.758" calcext:value-type="float">
            <text:p>6.758</text:p>
          </table:table-cell>
          <table:table-cell office:value-type="float" office:value="0.174" calcext:value-type="float">
            <text:p>0.174</text:p>
          </table:table-cell>
          <table:table-cell office:value-type="float" office:value="-0.582307" calcext:value-type="float">
            <text:p>-0.582307</text:p>
          </table:table-cell>
          <table:table-cell office:value-type="float" office:value="-0.801291" calcext:value-type="float">
            <text:p>-0.801291</text:p>
          </table:table-cell>
          <table:table-cell office:value-type="float" office:value="-0.137297" calcext:value-type="float">
            <text:p>-0.137297</text:p>
          </table:table-cell>
          <table:table-cell office:value-type="float" office:value="-4574.043" calcext:value-type="float">
            <text:p>-4574.043</text:p>
          </table:table-cell>
          <table:table-cell office:value-type="float" office:value="-6918.505" calcext:value-type="float">
            <text:p>-6918.505</text:p>
          </table:table-cell>
          <table:table-cell office:value-type="float" office:value="-1372.571" calcext:value-type="float">
            <text:p>-1372.571</text:p>
          </table:table-cell>
          <table:table-cell table:number-columns-repeated="46"/>
        </table:table-row>
        <table:table-row table:style-name="ro1">
          <table:table-cell table:formula="of:=MID([.B78];3;3)" office:value-type="string" office:string-value="077" calcext:value-type="string">
            <text:p>077</text:p>
          </table:table-cell>
          <table:table-cell table:style-name="ce18" office:value-type="string" calcext:value-type="string">
            <text:p>FT077A</text:p>
          </table:table-cell>
          <table:table-cell table:style-name="ce18" office:value-type="float" office:value="201561" calcext:value-type="float">
            <text:p>201561</text:p>
          </table:table-cell>
          <table:table-cell table:style-name="ce18" office:value-type="float" office:value="6849" calcext:value-type="float">
            <text:p>6849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4.781" calcext:value-type="float">
            <text:p>234.781</text:p>
          </table:table-cell>
          <table:table-cell table:style-name="Default" office:value-type="float" office:value="3.76449" calcext:value-type="float">
            <text:p>3.76449</text:p>
          </table:table-cell>
          <table:table-cell office:value-type="float" office:value="234.758" calcext:value-type="float">
            <text:p>234.758</text:p>
          </table:table-cell>
          <table:table-cell office:value-type="float" office:value="0.003" calcext:value-type="float">
            <text:p>0.003</text:p>
          </table:table-cell>
          <table:table-cell office:value-type="float" office:value="44.403" calcext:value-type="float">
            <text:p>44.403</text:p>
          </table:table-cell>
          <table:table-cell office:value-type="float" office:value="0.109" calcext:value-type="float">
            <text:p>0.109</text:p>
          </table:table-cell>
          <table:table-cell office:value-type="float" office:value="-0.442859" calcext:value-type="float">
            <text:p>-0.442859</text:p>
          </table:table-cell>
          <table:table-cell office:value-type="float" office:value="-0.559506" calcext:value-type="float">
            <text:p>-0.559506</text:p>
          </table:table-cell>
          <table:table-cell office:value-type="float" office:value="0.700592" calcext:value-type="float">
            <text:p>0.700592</text:p>
          </table:table-cell>
          <table:table-cell office:value-type="float" office:value="-3778.87" calcext:value-type="float">
            <text:p>-3778.87</text:p>
          </table:table-cell>
          <table:table-cell office:value-type="float" office:value="-5026.862" calcext:value-type="float">
            <text:p>-5026.862</text:p>
          </table:table-cell>
          <table:table-cell office:value-type="float" office:value="5579.099" calcext:value-type="float">
            <text:p>5579.099</text:p>
          </table:table-cell>
          <table:table-cell table:number-columns-repeated="46"/>
        </table:table-row>
        <table:table-row table:style-name="ro1">
          <table:table-cell table:formula="of:=MID([.B79];3;3)" office:value-type="string" office:string-value="078" calcext:value-type="string">
            <text:p>078</text:p>
          </table:table-cell>
          <table:table-cell table:style-name="ce18" office:value-type="string" calcext:value-type="string">
            <text:p>FT078A</text:p>
          </table:table-cell>
          <table:table-cell table:style-name="ce18" office:value-type="float" office:value="201617" calcext:value-type="float">
            <text:p>201617</text:p>
          </table:table-cell>
          <table:table-cell table:style-name="ce18" office:value-type="float" office:value="6547" calcext:value-type="float">
            <text:p>6547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234.497" calcext:value-type="float">
            <text:p>234.497</text:p>
          </table:table-cell>
          <table:table-cell table:style-name="Default" office:value-type="float" office:value="3.77995" calcext:value-type="float">
            <text:p>3.77995</text:p>
          </table:table-cell>
          <table:table-cell office:value-type="float" office:value="234.316" calcext:value-type="float">
            <text:p>234.316</text:p>
          </table:table-cell>
          <table:table-cell office:value-type="float" office:value="0.003" calcext:value-type="float">
            <text:p>0.003</text:p>
          </table:table-cell>
          <table:table-cell office:value-type="float" office:value="41.414" calcext:value-type="float">
            <text:p>41.414</text:p>
          </table:table-cell>
          <table:table-cell office:value-type="float" office:value="0.091" calcext:value-type="float">
            <text:p>0.091</text:p>
          </table:table-cell>
          <table:table-cell office:value-type="float" office:value="-0.173989" calcext:value-type="float">
            <text:p>-0.173989</text:p>
          </table:table-cell>
          <table:table-cell office:value-type="float" office:value="-0.254944" calcext:value-type="float">
            <text:p>-0.254944</text:p>
          </table:table-cell>
          <table:table-cell office:value-type="float" office:value="0.951174" calcext:value-type="float">
            <text:p>0.951174</text:p>
          </table:table-cell>
          <table:table-cell office:value-type="float" office:value="-1479.052" calcext:value-type="float">
            <text:p>-1479.052</text:p>
          </table:table-cell>
          <table:table-cell office:value-type="float" office:value="-1629.433" calcext:value-type="float">
            <text:p>-1629.433</text:p>
          </table:table-cell>
          <table:table-cell office:value-type="float" office:value="8113.466" calcext:value-type="float">
            <text:p>8113.466</text:p>
          </table:table-cell>
          <table:table-cell table:number-columns-repeated="46"/>
        </table:table-row>
        <table:table-row table:style-name="ro1">
          <table:table-cell table:formula="of:=MID([.B80];3;3)" office:value-type="string" office:string-value="079" calcext:value-type="string">
            <text:p>079</text:p>
          </table:table-cell>
          <table:table-cell table:style-name="ce18" office:value-type="string" calcext:value-type="string">
            <text:p>FT079A</text:p>
          </table:table-cell>
          <table:table-cell table:style-name="ce18" office:value-type="float" office:value="201565" calcext:value-type="float">
            <text:p>201565</text:p>
          </table:table-cell>
          <table:table-cell table:style-name="ce18" office:value-type="float" office:value="6192" calcext:value-type="float">
            <text:p>6192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233.287" calcext:value-type="float">
            <text:p>233.287</text:p>
          </table:table-cell>
          <table:table-cell table:style-name="Default" office:value-type="float" office:value="3.69351" calcext:value-type="float">
            <text:p>3.69351</text:p>
          </table:table-cell>
          <table:table-cell office:value-type="float" office:value="233.869" calcext:value-type="float">
            <text:p>233.869</text:p>
          </table:table-cell>
          <table:table-cell office:value-type="float" office:value="0.003" calcext:value-type="float">
            <text:p>0.003</text:p>
          </table:table-cell>
          <table:table-cell office:value-type="float" office:value="21.323" calcext:value-type="float">
            <text:p>21.323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538145" calcext:value-type="float">
            <text:p>-0.0538145</text:p>
          </table:table-cell>
          <table:table-cell office:value-type="float" office:value="0.0142498" calcext:value-type="float">
            <text:p>0.0142498</text:p>
          </table:table-cell>
          <table:table-cell office:value-type="float" office:value="0.998449" calcext:value-type="float">
            <text:p>0.998449</text:p>
          </table:table-cell>
          <table:table-cell office:value-type="float" office:value="-1130.19" calcext:value-type="float">
            <text:p>-1130.19</text:p>
          </table:table-cell>
          <table:table-cell office:value-type="float" office:value="-88.028" calcext:value-type="float">
            <text:p>-88.028</text:p>
          </table:table-cell>
          <table:table-cell office:value-type="float" office:value="8329.272" calcext:value-type="float">
            <text:p>8329.272</text:p>
          </table:table-cell>
          <table:table-cell table:number-columns-repeated="46"/>
        </table:table-row>
        <table:table-row table:style-name="ro1">
          <table:table-cell table:formula="of:=MID([.B81];3;3)" office:value-type="string" office:string-value="080" calcext:value-type="string">
            <text:p>080</text:p>
          </table:table-cell>
          <table:table-cell table:style-name="ce18" office:value-type="string" calcext:value-type="string">
            <text:p>FT080A</text:p>
          </table:table-cell>
          <table:table-cell table:style-name="ce18" office:value-type="float" office:value="201567" calcext:value-type="float">
            <text:p>201567</text:p>
          </table:table-cell>
          <table:table-cell table:style-name="ce18" office:value-type="float" office:value="6936" calcext:value-type="float">
            <text:p>6936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231.089" calcext:value-type="float">
            <text:p>231.089</text:p>
          </table:table-cell>
          <table:table-cell table:style-name="Default" office:value-type="float" office:value="3.80166" calcext:value-type="float">
            <text:p>3.80166</text:p>
          </table:table-cell>
          <table:table-cell office:value-type="float" office:value="231.398" calcext:value-type="float">
            <text:p>231.398</text:p>
          </table:table-cell>
          <table:table-cell office:value-type="float" office:value="0.003" calcext:value-type="float">
            <text:p>0.003</text:p>
          </table:table-cell>
          <table:table-cell office:value-type="float" office:value="34.089" calcext:value-type="float">
            <text:p>34.0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-0.247527" calcext:value-type="float">
            <text:p>-0.247527</text:p>
          </table:table-cell>
          <table:table-cell office:value-type="float" office:value="0.957272" calcext:value-type="float">
            <text:p>0.957272</text:p>
          </table:table-cell>
          <table:table-cell office:value-type="float" office:value="427.379" calcext:value-type="float">
            <text:p>427.379</text:p>
          </table:table-cell>
          <table:table-cell office:value-type="float" office:value="-1952.101" calcext:value-type="float">
            <text:p>-1952.101</text:p>
          </table:table-cell>
          <table:table-cell office:value-type="float" office:value="8165.551" calcext:value-type="float">
            <text:p>8165.551</text:p>
          </table:table-cell>
          <table:table-cell table:number-columns-repeated="46"/>
        </table:table-row>
        <table:table-row table:style-name="ro1">
          <table:table-cell table:formula="of:=MID([.B82];3;3)" office:value-type="string" office:string-value="081" calcext:value-type="string">
            <text:p>081</text:p>
          </table:table-cell>
          <table:table-cell table:style-name="ce18" office:value-type="string" calcext:value-type="string">
            <text:p>FT081A</text:p>
          </table:table-cell>
          <table:table-cell table:style-name="ce18" office:value-type="float" office:value="201569" calcext:value-type="float">
            <text:p>201569</text:p>
          </table:table-cell>
          <table:table-cell table:style-name="ce18" office:value-type="float" office:value="6432" calcext:value-type="float">
            <text:p>6432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0.453" calcext:value-type="float">
            <text:p>230.453</text:p>
          </table:table-cell>
          <table:table-cell table:style-name="Default" office:value-type="float" office:value="3.8091" calcext:value-type="float">
            <text:p>3.8091</text:p>
          </table:table-cell>
          <table:table-cell office:value-type="float" office:value="230.186" calcext:value-type="float">
            <text:p>230.186</text:p>
          </table:table-cell>
          <table:table-cell office:value-type="float" office:value="0.003" calcext:value-type="float">
            <text:p>0.003</text:p>
          </table:table-cell>
          <table:table-cell office:value-type="float" office:value="56.515" calcext:value-type="float">
            <text:p>56.5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95481" calcext:value-type="float">
            <text:p>0.395481</text:p>
          </table:table-cell>
          <table:table-cell office:value-type="float" office:value="-0.548891" calcext:value-type="float">
            <text:p>-0.548891</text:p>
          </table:table-cell>
          <table:table-cell office:value-type="float" office:value="0.736419" calcext:value-type="float">
            <text:p>0.736419</text:p>
          </table:table-cell>
          <table:table-cell office:value-type="float" office:value="3604.539" calcext:value-type="float">
            <text:p>3604.539</text:p>
          </table:table-cell>
          <table:table-cell office:value-type="float" office:value="-4610.396" calcext:value-type="float">
            <text:p>-4610.396</text:p>
          </table:table-cell>
          <table:table-cell office:value-type="float" office:value="6035.345" calcext:value-type="float">
            <text:p>6035.345</text:p>
          </table:table-cell>
          <table:table-cell table:number-columns-repeated="46"/>
        </table:table-row>
        <table:table-row table:style-name="ro1">
          <table:table-cell table:formula="of:=MID([.B83];3;3)" office:value-type="string" office:string-value="082" calcext:value-type="string">
            <text:p>082</text:p>
          </table:table-cell>
          <table:table-cell table:style-name="ce18" office:value-type="string" calcext:value-type="string">
            <text:p>FT082A</text:p>
          </table:table-cell>
          <table:table-cell table:style-name="ce18" office:value-type="float" office:value="201571" calcext:value-type="float">
            <text:p>201571</text:p>
          </table:table-cell>
          <table:table-cell table:style-name="ce18" office:value-type="float" office:value="8860" calcext:value-type="float">
            <text:p>886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0.933" calcext:value-type="float">
            <text:p>230.933</text:p>
          </table:table-cell>
          <table:table-cell table:style-name="Default" office:value-type="float" office:value="3.80371" calcext:value-type="float">
            <text:p>3.80371</text:p>
          </table:table-cell>
          <table:table-cell office:value-type="float" office:value="230.874" calcext:value-type="float">
            <text:p>230.874</text:p>
          </table:table-cell>
          <table:table-cell office:value-type="float" office:value="0.003" calcext:value-type="float">
            <text:p>0.003</text:p>
          </table:table-cell>
          <table:table-cell office:value-type="float" office:value="48.344" calcext:value-type="float">
            <text:p>48.34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851973" calcext:value-type="float">
            <text:p>0.00851973</text:p>
          </table:table-cell>
          <table:table-cell office:value-type="float" office:value="-0.654383" calcext:value-type="float">
            <text:p>-0.654383</text:p>
          </table:table-cell>
          <table:table-cell office:value-type="float" office:value="0.756115" calcext:value-type="float">
            <text:p>0.756115</text:p>
          </table:table-cell>
          <table:table-cell office:value-type="float" office:value="519.516" calcext:value-type="float">
            <text:p>519.516</text:p>
          </table:table-cell>
          <table:table-cell office:value-type="float" office:value="-5390.19" calcext:value-type="float">
            <text:p>-5390.19</text:p>
          </table:table-cell>
          <table:table-cell office:value-type="float" office:value="6430.52" calcext:value-type="float">
            <text:p>6430.52</text:p>
          </table:table-cell>
          <table:table-cell table:number-columns-repeated="46"/>
        </table:table-row>
        <table:table-row table:style-name="ro1">
          <table:table-cell table:formula="of:=MID([.B84];3;3)" office:value-type="string" office:string-value="083" calcext:value-type="string">
            <text:p>083</text:p>
          </table:table-cell>
          <table:table-cell table:style-name="ce18" office:value-type="string" calcext:value-type="string">
            <text:p>FT083A</text:p>
          </table:table-cell>
          <table:table-cell table:style-name="ce18" office:value-type="float" office:value="201573" calcext:value-type="float">
            <text:p>201573</text:p>
          </table:table-cell>
          <table:table-cell table:style-name="ce18" office:value-type="float" office:value="6809" calcext:value-type="float">
            <text:p>6809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306.426" calcext:value-type="float">
            <text:p>306.426</text:p>
          </table:table-cell>
          <table:table-cell table:style-name="Default" office:value-type="float" office:value="3.80313" calcext:value-type="float">
            <text:p>3.80313</text:p>
          </table:table-cell>
          <table:table-cell office:value-type="float" office:value="307.234" calcext:value-type="float">
            <text:p>307.234</text:p>
          </table:table-cell>
          <table:table-cell office:value-type="float" office:value="0.003" calcext:value-type="float">
            <text:p>0.003</text:p>
          </table:table-cell>
          <table:table-cell office:value-type="float" office:value="19.339" calcext:value-type="float">
            <text:p>19.339</text:p>
          </table:table-cell>
          <table:table-cell office:value-type="float" office:value="0.105" calcext:value-type="float">
            <text:p>0.105</text:p>
          </table:table-cell>
          <table:table-cell office:value-type="float" office:value="0.707271" calcext:value-type="float">
            <text:p>0.707271</text:p>
          </table:table-cell>
          <table:table-cell office:value-type="float" office:value="0.240498" calcext:value-type="float">
            <text:p>0.240498</text:p>
          </table:table-cell>
          <table:table-cell office:value-type="float" office:value="0.664777" calcext:value-type="float">
            <text:p>0.664777</text:p>
          </table:table-cell>
          <table:table-cell office:value-type="float" office:value="6288.055" calcext:value-type="float">
            <text:p>6288.055</text:p>
          </table:table-cell>
          <table:table-cell office:value-type="float" office:value="2633.321" calcext:value-type="float">
            <text:p>2633.321</text:p>
          </table:table-cell>
          <table:table-cell office:value-type="float" office:value="4919.619" calcext:value-type="float">
            <text:p>4919.619</text:p>
          </table:table-cell>
          <table:table-cell table:number-columns-repeated="46"/>
        </table:table-row>
        <table:table-row table:style-name="ro1">
          <table:table-cell table:formula="of:=MID([.B85];3;3)" office:value-type="string" office:string-value="084" calcext:value-type="string">
            <text:p>084</text:p>
          </table:table-cell>
          <table:table-cell table:style-name="ce18" office:value-type="string" calcext:value-type="string">
            <text:p>FT084A</text:p>
          </table:table-cell>
          <table:table-cell table:style-name="ce18" office:value-type="float" office:value="201575" calcext:value-type="float">
            <text:p>201575</text:p>
          </table:table-cell>
          <table:table-cell table:style-name="ce18" office:value-type="float" office:value="7661" calcext:value-type="float">
            <text:p>7661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0.756" calcext:value-type="float">
            <text:p>230.756</text:p>
          </table:table-cell>
          <table:table-cell table:style-name="Default" office:value-type="float" office:value="3.81353" calcext:value-type="float">
            <text:p>3.81353</text:p>
          </table:table-cell>
          <table:table-cell office:value-type="float" office:value="230.553" calcext:value-type="float">
            <text:p>230.553</text:p>
          </table:table-cell>
          <table:table-cell office:value-type="float" office:value="0.003" calcext:value-type="float">
            <text:p>0.003</text:p>
          </table:table-cell>
          <table:table-cell office:value-type="float" office:value="50.835" calcext:value-type="float">
            <text:p>50.83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94087" calcext:value-type="float">
            <text:p>0.294087</text:p>
          </table:table-cell>
          <table:table-cell office:value-type="float" office:value="0.128344" calcext:value-type="float">
            <text:p>0.128344</text:p>
          </table:table-cell>
          <table:table-cell office:value-type="float" office:value="0.947122" calcext:value-type="float">
            <text:p>0.947122</text:p>
          </table:table-cell>
          <table:table-cell office:value-type="float" office:value="2217.938" calcext:value-type="float">
            <text:p>2217.938</text:p>
          </table:table-cell>
          <table:table-cell office:value-type="float" office:value="859.983" calcext:value-type="float">
            <text:p>859.983</text:p>
          </table:table-cell>
          <table:table-cell office:value-type="float" office:value="8062.513" calcext:value-type="float">
            <text:p>8062.513</text:p>
          </table:table-cell>
          <table:table-cell table:number-columns-repeated="46"/>
        </table:table-row>
        <table:table-row table:style-name="ro1">
          <table:table-cell table:formula="of:=MID([.B86];3;3)" office:value-type="string" office:string-value="085" calcext:value-type="string">
            <text:p>085</text:p>
          </table:table-cell>
          <table:table-cell table:style-name="ce18" office:value-type="string" calcext:value-type="string">
            <text:p>FT085A</text:p>
          </table:table-cell>
          <table:table-cell table:style-name="ce18" office:value-type="float" office:value="201577" calcext:value-type="float">
            <text:p>201577</text:p>
          </table:table-cell>
          <table:table-cell table:style-name="ce18" office:value-type="float" office:value="8257" calcext:value-type="float">
            <text:p>825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1.3" calcext:value-type="float">
            <text:p>231.3</text:p>
          </table:table-cell>
          <table:table-cell table:style-name="Default" office:value-type="float" office:value="3.72888" calcext:value-type="float">
            <text:p>3.72888</text:p>
          </table:table-cell>
          <table:table-cell office:value-type="float" office:value="231.893" calcext:value-type="float">
            <text:p>231.893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25" calcext:value-type="float">
            <text:p>27.125</text:p>
          </table:table-cell>
          <table:table-cell office:value-type="float" office:value="0.106" calcext:value-type="float">
            <text:p>0.106</text:p>
          </table:table-cell>
          <table:table-cell office:value-type="float" office:value="0.593882" calcext:value-type="float">
            <text:p>0.593882</text:p>
          </table:table-cell>
          <table:table-cell office:value-type="float" office:value="-0.233682" calcext:value-type="float">
            <text:p>-0.233682</text:p>
          </table:table-cell>
          <table:table-cell office:value-type="float" office:value="0.769869" calcext:value-type="float">
            <text:p>0.769869</text:p>
          </table:table-cell>
          <table:table-cell office:value-type="float" office:value="5686.301" calcext:value-type="float">
            <text:p>5686.301</text:p>
          </table:table-cell>
          <table:table-cell office:value-type="float" office:value="-2139.38" calcext:value-type="float">
            <text:p>-2139.38</text:p>
          </table:table-cell>
          <table:table-cell office:value-type="float" office:value="5810.549" calcext:value-type="float">
            <text:p>5810.549</text:p>
          </table:table-cell>
          <table:table-cell table:number-columns-repeated="46"/>
        </table:table-row>
        <table:table-row table:style-name="ro1">
          <table:table-cell table:formula="of:=MID([.B87];3;3)" office:value-type="string" office:string-value="086" calcext:value-type="string">
            <text:p>086</text:p>
          </table:table-cell>
          <table:table-cell table:style-name="ce18" office:value-type="string" calcext:value-type="string">
            <text:p>FT086A</text:p>
          </table:table-cell>
          <table:table-cell table:style-name="ce18" office:value-type="float" office:value="201579" calcext:value-type="float">
            <text:p>201579</text:p>
          </table:table-cell>
          <table:table-cell table:style-name="ce18" office:value-type="float" office:value="5584" calcext:value-type="float">
            <text:p>5584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3.198" calcext:value-type="float">
            <text:p>233.198</text:p>
          </table:table-cell>
          <table:table-cell table:style-name="Default" office:value-type="float" office:value="3.81589" calcext:value-type="float">
            <text:p>3.81589</text:p>
          </table:table-cell>
          <table:table-cell office:value-type="float" office:value="232.978" calcext:value-type="float">
            <text:p>232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49.12" calcext:value-type="float">
            <text:p>49.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43602" calcext:value-type="float">
            <text:p>0.0143602</text:p>
          </table:table-cell>
          <table:table-cell office:value-type="float" office:value="0.723978" calcext:value-type="float">
            <text:p>0.723978</text:p>
          </table:table-cell>
          <table:table-cell office:value-type="float" office:value="0.689674" calcext:value-type="float">
            <text:p>0.689674</text:p>
          </table:table-cell>
          <table:table-cell office:value-type="float" office:value="106.258" calcext:value-type="float">
            <text:p>106.258</text:p>
          </table:table-cell>
          <table:table-cell office:value-type="float" office:value="6165.447" calcext:value-type="float">
            <text:p>6165.447</text:p>
          </table:table-cell>
          <table:table-cell office:value-type="float" office:value="5714.472" calcext:value-type="float">
            <text:p>5714.472</text:p>
          </table:table-cell>
          <table:table-cell table:number-columns-repeated="46"/>
        </table:table-row>
        <table:table-row table:style-name="ro1">
          <table:table-cell table:formula="of:=MID([.B88];3;3)" office:value-type="string" office:string-value="087" calcext:value-type="string">
            <text:p>087</text:p>
          </table:table-cell>
          <table:table-cell table:style-name="ce18" office:value-type="string" calcext:value-type="string">
            <text:p>FT087A</text:p>
          </table:table-cell>
          <table:table-cell table:style-name="ce18" office:value-type="float" office:value="201581" calcext:value-type="float">
            <text:p>201581</text:p>
          </table:table-cell>
          <table:table-cell table:style-name="ce18" office:value-type="float" office:value="9045" calcext:value-type="float">
            <text:p>9045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4.957" calcext:value-type="float">
            <text:p>234.957</text:p>
          </table:table-cell>
          <table:table-cell table:style-name="Default" office:value-type="float" office:value="3.82269" calcext:value-type="float">
            <text:p>3.82269</text:p>
          </table:table-cell>
          <table:table-cell office:value-type="float" office:value="234.828" calcext:value-type="float">
            <text:p>234.828</text:p>
          </table:table-cell>
          <table:table-cell office:value-type="float" office:value="0.003" calcext:value-type="float">
            <text:p>0.003</text:p>
          </table:table-cell>
          <table:table-cell office:value-type="float" office:value="47.965" calcext:value-type="float">
            <text:p>47.96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729128" calcext:value-type="float">
            <text:p>-0.00729128</text:p>
          </table:table-cell>
          <table:table-cell office:value-type="float" office:value="0.312113" calcext:value-type="float">
            <text:p>0.312113</text:p>
          </table:table-cell>
          <table:table-cell office:value-type="float" office:value="0.950017" calcext:value-type="float">
            <text:p>0.950017</text:p>
          </table:table-cell>
          <table:table-cell office:value-type="float" office:value="269.057" calcext:value-type="float">
            <text:p>269.057</text:p>
          </table:table-cell>
          <table:table-cell office:value-type="float" office:value="2248.381" calcext:value-type="float">
            <text:p>2248.381</text:p>
          </table:table-cell>
          <table:table-cell office:value-type="float" office:value="8095.57" calcext:value-type="float">
            <text:p>8095.57</text:p>
          </table:table-cell>
          <table:table-cell table:number-columns-repeated="46"/>
        </table:table-row>
        <table:table-row table:style-name="ro1">
          <table:table-cell table:formula="of:=MID([.B89];3;3)" office:value-type="string" office:string-value="088" calcext:value-type="string">
            <text:p>088</text:p>
          </table:table-cell>
          <table:table-cell table:style-name="ce18" office:value-type="string" calcext:value-type="string">
            <text:p>FT088A</text:p>
          </table:table-cell>
          <table:table-cell table:style-name="ce18" office:value-type="float" office:value="201583" calcext:value-type="float">
            <text:p>201583</text:p>
          </table:table-cell>
          <table:table-cell table:style-name="ce18" office:value-type="float" office:value="9152" calcext:value-type="float">
            <text:p>9152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4.82" calcext:value-type="float">
            <text:p>234.82</text:p>
          </table:table-cell>
          <table:table-cell table:style-name="Default" office:value-type="float" office:value="3.65147" calcext:value-type="float">
            <text:p>3.65147</text:p>
          </table:table-cell>
          <table:table-cell office:value-type="float" office:value="235.635" calcext:value-type="float">
            <text:p>235.635</text:p>
          </table:table-cell>
          <table:table-cell office:value-type="float" office:value="0.003" calcext:value-type="float">
            <text:p>0.003</text:p>
          </table:table-cell>
          <table:table-cell office:value-type="float" office:value="17.297" calcext:value-type="float">
            <text:p>17.29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26982" calcext:value-type="float">
            <text:p>0.326982</text:p>
          </table:table-cell>
          <table:table-cell office:value-type="float" office:value="0.526192" calcext:value-type="float">
            <text:p>0.526192</text:p>
          </table:table-cell>
          <table:table-cell office:value-type="float" office:value="0.784987" calcext:value-type="float">
            <text:p>0.784987</text:p>
          </table:table-cell>
          <table:table-cell office:value-type="float" office:value="2471.137" calcext:value-type="float">
            <text:p>2471.137</text:p>
          </table:table-cell>
          <table:table-cell office:value-type="float" office:value="5294.56" calcext:value-type="float">
            <text:p>5294.56</text:p>
          </table:table-cell>
          <table:table-cell office:value-type="float" office:value="6044.302" calcext:value-type="float">
            <text:p>6044.302</text:p>
          </table:table-cell>
          <table:table-cell table:number-columns-repeated="46"/>
        </table:table-row>
        <table:table-row table:style-name="ro1">
          <table:table-cell table:formula="of:=MID([.B90];3;3)" office:value-type="string" office:string-value="089" calcext:value-type="string">
            <text:p>089</text:p>
          </table:table-cell>
          <table:table-cell table:style-name="ce18" office:value-type="string" calcext:value-type="string">
            <text:p>FT089A</text:p>
          </table:table-cell>
          <table:table-cell table:style-name="ce18" office:value-type="float" office:value="201585" calcext:value-type="float">
            <text:p>201585</text:p>
          </table:table-cell>
          <table:table-cell table:style-name="ce18" office:value-type="float" office:value="6028" calcext:value-type="float">
            <text:p>6028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2.922" calcext:value-type="float">
            <text:p>232.922</text:p>
          </table:table-cell>
          <table:table-cell table:style-name="Default" office:value-type="float" office:value="3.73485" calcext:value-type="float">
            <text:p>3.73485</text:p>
          </table:table-cell>
          <table:table-cell office:value-type="float" office:value="232.854" calcext:value-type="float">
            <text:p>232.854</text:p>
          </table:table-cell>
          <table:table-cell office:value-type="float" office:value="0.003" calcext:value-type="float">
            <text:p>0.003</text:p>
          </table:table-cell>
          <table:table-cell office:value-type="float" office:value="52.145" calcext:value-type="float">
            <text:p>52.145</text:p>
          </table:table-cell>
          <table:table-cell office:value-type="float" office:value="0.11" calcext:value-type="float">
            <text:p>0.11</text:p>
          </table:table-cell>
          <table:table-cell office:value-type="float" office:value="-0.684013" calcext:value-type="float">
            <text:p>-0.684013</text:p>
          </table:table-cell>
          <table:table-cell office:value-type="float" office:value="0.237105" calcext:value-type="float">
            <text:p>0.237105</text:p>
          </table:table-cell>
          <table:table-cell office:value-type="float" office:value="0.68986" calcext:value-type="float">
            <text:p>0.68986</text:p>
          </table:table-cell>
          <table:table-cell office:value-type="float" office:value="-6186.564" calcext:value-type="float">
            <text:p>-6186.564</text:p>
          </table:table-cell>
          <table:table-cell office:value-type="float" office:value="1847.692" calcext:value-type="float">
            <text:p>1847.692</text:p>
          </table:table-cell>
          <table:table-cell office:value-type="float" office:value="5384.157" calcext:value-type="float">
            <text:p>5384.157</text:p>
          </table:table-cell>
          <table:table-cell table:number-columns-repeated="46"/>
        </table:table-row>
        <table:table-row table:style-name="ro1">
          <table:table-cell table:formula="of:=MID([.B91];3;3)" office:value-type="string" office:string-value="090" calcext:value-type="string">
            <text:p>090</text:p>
          </table:table-cell>
          <table:table-cell table:style-name="ce18" office:value-type="string" calcext:value-type="string">
            <text:p>FT090A</text:p>
          </table:table-cell>
          <table:table-cell table:style-name="ce18" office:value-type="float" office:value="201587" calcext:value-type="float">
            <text:p>201587</text:p>
          </table:table-cell>
          <table:table-cell table:style-name="ce18" office:value-type="float" office:value="6446" calcext:value-type="float">
            <text:p>6446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0.74" calcext:value-type="float">
            <text:p>230.74</text:p>
          </table:table-cell>
          <table:table-cell table:style-name="Default" office:value-type="float" office:value="3.95937" calcext:value-type="float">
            <text:p>3.95937</text:p>
          </table:table-cell>
          <table:table-cell office:value-type="float" office:value="230.343" calcext:value-type="float">
            <text:p>230.343</text:p>
          </table:table-cell>
          <table:table-cell office:value-type="float" office:value="0.003" calcext:value-type="float">
            <text:p>0.003</text:p>
          </table:table-cell>
          <table:table-cell office:value-type="float" office:value="61.706" calcext:value-type="float">
            <text:p>61.706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00438" calcext:value-type="float">
            <text:p>-0.300438</text:p>
          </table:table-cell>
          <table:table-cell office:value-type="float" office:value="0.0739578" calcext:value-type="float">
            <text:p>0.0739578</text:p>
          </table:table-cell>
          <table:table-cell office:value-type="float" office:value="0.95093" calcext:value-type="float">
            <text:p>0.95093</text:p>
          </table:table-cell>
          <table:table-cell office:value-type="float" office:value="-2079.387" calcext:value-type="float">
            <text:p>-2079.387</text:p>
          </table:table-cell>
          <table:table-cell office:value-type="float" office:value="689.935" calcext:value-type="float">
            <text:p>689.935</text:p>
          </table:table-cell>
          <table:table-cell office:value-type="float" office:value="8115.895" calcext:value-type="float">
            <text:p>8115.895</text:p>
          </table:table-cell>
          <table:table-cell table:number-columns-repeated="46"/>
        </table:table-row>
        <table:table-row table:style-name="ro1">
          <table:table-cell table:formula="of:=MID([.B92];3;3)" office:value-type="string" office:string-value="091" calcext:value-type="string">
            <text:p>091</text:p>
          </table:table-cell>
          <table:table-cell table:style-name="ce18" office:value-type="string" calcext:value-type="string">
            <text:p>FT091A</text:p>
          </table:table-cell>
          <table:table-cell table:style-name="ce18" office:value-type="float" office:value="201589" calcext:value-type="float">
            <text:p>201589</text:p>
          </table:table-cell>
          <table:table-cell table:style-name="ce18" office:value-type="float" office:value="7812" calcext:value-type="float">
            <text:p>7812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4.873" calcext:value-type="float">
            <text:p>234.873</text:p>
          </table:table-cell>
          <table:table-cell table:style-name="Default" office:value-type="float" office:value="3.92459" calcext:value-type="float">
            <text:p>3.92459</text:p>
          </table:table-cell>
          <table:table-cell office:value-type="float" office:value="234.137" calcext:value-type="float">
            <text:p>234.137</text:p>
          </table:table-cell>
          <table:table-cell office:value-type="float" office:value="0.003" calcext:value-type="float">
            <text:p>0.003</text:p>
          </table:table-cell>
          <table:table-cell office:value-type="float" office:value="70.069" calcext:value-type="float">
            <text:p>70.06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329493" calcext:value-type="float">
            <text:p>-0.329493</text:p>
          </table:table-cell>
          <table:table-cell office:value-type="float" office:value="0.52536" calcext:value-type="float">
            <text:p>0.52536</text:p>
          </table:table-cell>
          <table:table-cell office:value-type="float" office:value="0.784494" calcext:value-type="float">
            <text:p>0.784494</text:p>
          </table:table-cell>
          <table:table-cell office:value-type="float" office:value="-3129.547" calcext:value-type="float">
            <text:p>-3129.547</text:p>
          </table:table-cell>
          <table:table-cell office:value-type="float" office:value="4882.041" calcext:value-type="float">
            <text:p>4882.041</text:p>
          </table:table-cell>
          <table:table-cell office:value-type="float" office:value="6086.763" calcext:value-type="float">
            <text:p>6086.763</text:p>
          </table:table-cell>
          <table:table-cell table:number-columns-repeated="46"/>
        </table:table-row>
        <table:table-row table:style-name="ro1">
          <table:table-cell table:formula="of:=MID([.B93];3;3)" office:value-type="string" office:string-value="092" calcext:value-type="string">
            <text:p>092</text:p>
          </table:table-cell>
          <table:table-cell table:style-name="ce18" office:value-type="string" calcext:value-type="string">
            <text:p>FT092A</text:p>
          </table:table-cell>
          <table:table-cell table:style-name="ce18" office:value-type="float" office:value="201591" calcext:value-type="float">
            <text:p>201591</text:p>
          </table:table-cell>
          <table:table-cell table:style-name="ce18" office:value-type="float" office:value="5395" calcext:value-type="float">
            <text:p>5395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234.703" calcext:value-type="float">
            <text:p>234.703</text:p>
          </table:table-cell>
          <table:table-cell table:style-name="Default" office:value-type="float" office:value="3.69764" calcext:value-type="float">
            <text:p>3.69764</text:p>
          </table:table-cell>
          <table:table-cell office:value-type="float" office:value="235.36" calcext:value-type="float">
            <text:p>235.36</text:p>
          </table:table-cell>
          <table:table-cell office:value-type="float" office:value="0.003" calcext:value-type="float">
            <text:p>0.003</text:p>
          </table:table-cell>
          <table:table-cell office:value-type="float" office:value="24.207" calcext:value-type="float">
            <text:p>24.207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27211" calcext:value-type="float">
            <text:p>-0.627211</text:p>
          </table:table-cell>
          <table:table-cell office:value-type="float" office:value="-0.200299" calcext:value-type="float">
            <text:p>-0.200299</text:p>
          </table:table-cell>
          <table:table-cell office:value-type="float" office:value="0.752653" calcext:value-type="float">
            <text:p>0.752653</text:p>
          </table:table-cell>
          <table:table-cell office:value-type="float" office:value="-5097.999" calcext:value-type="float">
            <text:p>-5097.999</text:p>
          </table:table-cell>
          <table:table-cell office:value-type="float" office:value="-1994.019" calcext:value-type="float">
            <text:p>-1994.019</text:p>
          </table:table-cell>
          <table:table-cell office:value-type="float" office:value="6380.552" calcext:value-type="float">
            <text:p>6380.552</text:p>
          </table:table-cell>
          <table:table-cell table:number-columns-repeated="46"/>
        </table:table-row>
        <table:table-row table:style-name="ro1">
          <table:table-cell table:formula="of:=MID([.B94];3;3)" office:value-type="string" office:string-value="093" calcext:value-type="string">
            <text:p>093</text:p>
          </table:table-cell>
          <table:table-cell table:style-name="ce18" office:value-type="string" calcext:value-type="string">
            <text:p>FT093A</text:p>
          </table:table-cell>
          <table:table-cell table:style-name="ce18" office:value-type="float" office:value="201597" calcext:value-type="float">
            <text:p>201597</text:p>
          </table:table-cell>
          <table:table-cell table:style-name="ce18" office:value-type="float" office:value="6115" calcext:value-type="float">
            <text:p>611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255" calcext:value-type="float">
            <text:p>232.255</text:p>
          </table:table-cell>
          <table:table-cell table:style-name="Default" office:value-type="float" office:value="3.7976" calcext:value-type="float">
            <text:p>3.7976</text:p>
          </table:table-cell>
          <table:table-cell office:value-type="float" office:value="232.585" calcext:value-type="float">
            <text:p>232.585</text:p>
          </table:table-cell>
          <table:table-cell office:value-type="float" office:value="0.003" calcext:value-type="float">
            <text:p>0.003</text:p>
          </table:table-cell>
          <table:table-cell office:value-type="float" office:value="35.886" calcext:value-type="float">
            <text:p>35.886</text:p>
          </table:table-cell>
          <table:table-cell office:value-type="float" office:value="0.108" calcext:value-type="float">
            <text:p>0.108</text:p>
          </table:table-cell>
          <table:table-cell office:value-type="float" office:value="-0.375551" calcext:value-type="float">
            <text:p>-0.375551</text:p>
          </table:table-cell>
          <table:table-cell office:value-type="float" office:value="0.472889" calcext:value-type="float">
            <text:p>0.472889</text:p>
          </table:table-cell>
          <table:table-cell office:value-type="float" office:value="0.79708" calcext:value-type="float">
            <text:p>0.79708</text:p>
          </table:table-cell>
          <table:table-cell office:value-type="float" office:value="-2708.064" calcext:value-type="float">
            <text:p>-2708.064</text:p>
          </table:table-cell>
          <table:table-cell office:value-type="float" office:value="4257.959" calcext:value-type="float">
            <text:p>4257.959</text:p>
          </table:table-cell>
          <table:table-cell office:value-type="float" office:value="6724.003" calcext:value-type="float">
            <text:p>6724.003</text:p>
          </table:table-cell>
          <table:table-cell table:number-columns-repeated="46"/>
        </table:table-row>
        <table:table-row table:style-name="ro1">
          <table:table-cell table:formula="of:=MID([.B95];3;3)" office:value-type="string" office:string-value="094" calcext:value-type="string">
            <text:p>094</text:p>
          </table:table-cell>
          <table:table-cell table:style-name="ce18" office:value-type="string" calcext:value-type="string">
            <text:p>FT094A</text:p>
          </table:table-cell>
          <table:table-cell table:style-name="ce18" office:value-type="float" office:value="201540" calcext:value-type="float">
            <text:p>201540</text:p>
          </table:table-cell>
          <table:table-cell table:style-name="ce18" office:value-type="float" office:value="8208" calcext:value-type="float">
            <text:p>8208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234.898" calcext:value-type="float">
            <text:p>234.898</text:p>
          </table:table-cell>
          <table:table-cell table:style-name="Default" office:value-type="float" office:value="3.79699" calcext:value-type="float">
            <text:p>3.79699</text:p>
          </table:table-cell>
          <table:table-cell office:value-type="float" office:value="235.054" calcext:value-type="float">
            <text:p>235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41.408" calcext:value-type="float">
            <text:p>41.408</text:p>
          </table:table-cell>
          <table:table-cell office:value-type="float" office:value="0.107" calcext:value-type="float">
            <text:p>0.107</text:p>
          </table:table-cell>
          <table:table-cell office:value-type="float" office:value="-0.570727" calcext:value-type="float">
            <text:p>-0.570727</text:p>
          </table:table-cell>
          <table:table-cell office:value-type="float" office:value="0.786713" calcext:value-type="float">
            <text:p>0.786713</text:p>
          </table:table-cell>
          <table:table-cell office:value-type="float" office:value="0.235274" calcext:value-type="float">
            <text:p>0.235274</text:p>
          </table:table-cell>
          <table:table-cell office:value-type="float" office:value="-4108.395" calcext:value-type="float">
            <text:p>-4108.395</text:p>
          </table:table-cell>
          <table:table-cell office:value-type="float" office:value="6942.033" calcext:value-type="float">
            <text:p>6942.033</text:p>
          </table:table-cell>
          <table:table-cell office:value-type="float" office:value="2367.866" calcext:value-type="float">
            <text:p>2367.866</text:p>
          </table:table-cell>
          <table:table-cell table:number-columns-repeated="46"/>
        </table:table-row>
        <table:table-row table:style-name="ro1">
          <table:table-cell table:formula="of:=MID([.B96];3;3)" office:value-type="string" office:string-value="101" calcext:value-type="string">
            <text:p>101</text:p>
          </table:table-cell>
          <table:table-cell table:style-name="ce18" office:value-type="string" calcext:value-type="string">
            <text:p>FT101A</text:p>
          </table:table-cell>
          <table:table-cell table:style-name="ce18" office:value-type="float" office:value="201613" calcext:value-type="float">
            <text:p>201613</text:p>
          </table:table-cell>
          <table:table-cell table:style-name="ce18" office:value-type="float" office:value="7738" calcext:value-type="float">
            <text:p>7738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0.533" calcext:value-type="float">
            <text:p>230.533</text:p>
          </table:table-cell>
          <table:table-cell table:style-name="Default" office:value-type="float" office:value="3.56395" calcext:value-type="float">
            <text:p>3.56395</text:p>
          </table:table-cell>
          <table:table-cell office:value-type="float" office:value="230.866" calcext:value-type="float">
            <text:p>230.866</text:p>
          </table:table-cell>
          <table:table-cell office:value-type="float" office:value="0.003" calcext:value-type="float">
            <text:p>0.003</text:p>
          </table:table-cell>
          <table:table-cell office:value-type="float" office:value="30.042" calcext:value-type="float">
            <text:p>30.0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982211" calcext:value-type="float">
            <text:p>0.982211</text:p>
          </table:table-cell>
          <table:table-cell office:value-type="float" office:value="0.0897345" calcext:value-type="float">
            <text:p>0.0897345</text:p>
          </table:table-cell>
          <table:table-cell office:value-type="float" office:value="0.164954" calcext:value-type="float">
            <text:p>0.164954</text:p>
          </table:table-cell>
          <table:table-cell office:value-type="float" office:value="8283.85" calcext:value-type="float">
            <text:p>8283.85</text:p>
          </table:table-cell>
          <table:table-cell office:value-type="float" office:value="930.384" calcext:value-type="float">
            <text:p>930.384</text:p>
          </table:table-cell>
          <table:table-cell office:value-type="float" office:value="1092.621" calcext:value-type="float">
            <text:p>1092.621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ch 2019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formula="of:=MID([.B2];3;3)" office:value-type="string" office:string-value="001" calcext:value-type="string">
            <text:p>001</text:p>
          </table:table-cell>
          <table:table-cell table:style-name="ce18" office:value-type="string" calcext:value-type="string">
            <text:p>FT001A</text:p>
          </table:table-cell>
          <table:table-cell table:style-name="ce18" office:value-type="float" office:value="204401" calcext:value-type="float">
            <text:p>204401</text:p>
          </table:table-cell>
          <table:table-cell table:style-name="ce18" office:value-type="float" office:value="3830" calcext:value-type="float">
            <text:p>383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7.779" calcext:value-type="float">
            <text:p>237.779</text:p>
          </table:table-cell>
          <table:table-cell table:style-name="Default" office:value-type="float" office:value="3.36083" calcext:value-type="float">
            <text:p>3.36083</text:p>
          </table:table-cell>
          <table:table-cell office:value-type="float" office:value="238.647" calcext:value-type="float">
            <text:p>238.647</text:p>
          </table:table-cell>
          <table:table-cell office:value-type="float" office:value="0.003" calcext:value-type="float">
            <text:p>0.003</text:p>
          </table:table-cell>
          <table:table-cell office:value-type="float" office:value="25.401" calcext:value-type="float">
            <text:p>25.40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1722" calcext:value-type="float">
            <text:p>-0.11722</text:p>
          </table:table-cell>
          <table:table-cell office:value-type="float" office:value="-0.171408" calcext:value-type="float">
            <text:p>-0.171408</text:p>
          </table:table-cell>
          <table:table-cell office:value-type="float" office:value="-0.978202" calcext:value-type="float">
            <text:p>-0.978202</text:p>
          </table:table-cell>
          <table:table-cell office:value-type="float" office:value="-1016.2" calcext:value-type="float">
            <text:p>-1016.2</text:p>
          </table:table-cell>
          <table:table-cell office:value-type="float" office:value="-1178.439" calcext:value-type="float">
            <text:p>-1178.439</text:p>
          </table:table-cell>
          <table:table-cell office:value-type="float" office:value="-8261.7" calcext:value-type="float">
            <text:p>-8261.7</text:p>
          </table:table-cell>
          <table:table-cell table:number-columns-repeated="46"/>
        </table:table-row>
        <table:table-row table:style-name="ro1">
          <table:table-cell table:formula="of:=MID([.B3];3;3)" office:value-type="string" office:string-value="002" calcext:value-type="string">
            <text:p>002</text:p>
          </table:table-cell>
          <table:table-cell table:style-name="ce18" office:value-type="string" calcext:value-type="string">
            <text:p>FT002A</text:p>
          </table:table-cell>
          <table:table-cell table:style-name="ce18" office:value-type="float" office:value="204403" calcext:value-type="float">
            <text:p>204403</text:p>
          </table:table-cell>
          <table:table-cell table:style-name="ce18" office:value-type="float" office:value="5900" calcext:value-type="float">
            <text:p>590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384" calcext:value-type="float">
            <text:p>232.384</text:p>
          </table:table-cell>
          <table:table-cell table:style-name="Default" office:value-type="float" office:value="3.39421" calcext:value-type="float">
            <text:p>3.39421</text:p>
          </table:table-cell>
          <table:table-cell office:value-type="float" office:value="233.304" calcext:value-type="float">
            <text:p>233.304</text:p>
          </table:table-cell>
          <table:table-cell office:value-type="float" office:value="0.003" calcext:value-type="float">
            <text:p>0.003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0634985" calcext:value-type="float">
            <text:p>-0.00634985</text:p>
          </table:table-cell>
          <table:table-cell office:value-type="float" office:value="-0.383931" calcext:value-type="float">
            <text:p>-0.383931</text:p>
          </table:table-cell>
          <table:table-cell office:value-type="float" office:value="-0.92334" calcext:value-type="float">
            <text:p>-0.92334</text:p>
          </table:table-cell>
          <table:table-cell office:value-type="float" office:value="-498.076" calcext:value-type="float">
            <text:p>-498.076</text:p>
          </table:table-cell>
          <table:table-cell office:value-type="float" office:value="-3591.411" calcext:value-type="float">
            <text:p>-3591.411</text:p>
          </table:table-cell>
          <table:table-cell office:value-type="float" office:value="-7584.425" calcext:value-type="float">
            <text:p>-7584.425</text:p>
          </table:table-cell>
          <table:table-cell table:number-columns-repeated="46"/>
        </table:table-row>
        <table:table-row table:style-name="ro1">
          <table:table-cell table:formula="of:=MID([.B4];3;3)" office:value-type="string" office:string-value="003" calcext:value-type="string">
            <text:p>003</text:p>
          </table:table-cell>
          <table:table-cell table:style-name="ce18" office:value-type="string" calcext:value-type="string">
            <text:p>FT003A</text:p>
          </table:table-cell>
          <table:table-cell table:style-name="ce18" office:value-type="float" office:value="204409" calcext:value-type="float">
            <text:p>204409</text:p>
          </table:table-cell>
          <table:table-cell table:style-name="ce18" office:value-type="float" office:value="5330" calcext:value-type="float">
            <text:p>533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2.218" calcext:value-type="float">
            <text:p>232.218</text:p>
          </table:table-cell>
          <table:table-cell table:style-name="Default" office:value-type="float" office:value="3.38396" calcext:value-type="float">
            <text:p>3.38396</text:p>
          </table:table-cell>
          <table:table-cell office:value-type="float" office:value="233.078" calcext:value-type="float">
            <text:p>233.078</text:p>
          </table:table-cell>
          <table:table-cell office:value-type="float" office:value="0.003" calcext:value-type="float">
            <text:p>0.003</text:p>
          </table:table-cell>
          <table:table-cell office:value-type="float" office:value="25.414" calcext:value-type="float">
            <text:p>25.414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146589" calcext:value-type="float">
            <text:p>-0.0146589</text:p>
          </table:table-cell>
          <table:table-cell office:value-type="float" office:value="-0.642102" calcext:value-type="float">
            <text:p>-0.642102</text:p>
          </table:table-cell>
          <table:table-cell office:value-type="float" office:value="-0.766479" calcext:value-type="float">
            <text:p>-0.766479</text:p>
          </table:table-cell>
          <table:table-cell office:value-type="float" office:value="145.695" calcext:value-type="float">
            <text:p>145.695</text:p>
          </table:table-cell>
          <table:table-cell office:value-type="float" office:value="-4975.563" calcext:value-type="float">
            <text:p>-4975.563</text:p>
          </table:table-cell>
          <table:table-cell office:value-type="float" office:value="-6774.592" calcext:value-type="float">
            <text:p>-6774.592</text:p>
          </table:table-cell>
          <table:table-cell table:number-columns-repeated="46"/>
        </table:table-row>
        <table:table-row table:style-name="ro1">
          <table:table-cell table:formula="of:=MID([.B5];3;3)" office:value-type="string" office:string-value="004" calcext:value-type="string">
            <text:p>004</text:p>
          </table:table-cell>
          <table:table-cell table:style-name="ce18" office:value-type="string" calcext:value-type="string">
            <text:p>FT004A</text:p>
          </table:table-cell>
          <table:table-cell table:style-name="ce18" office:value-type="float" office:value="204411" calcext:value-type="float">
            <text:p>204411</text:p>
          </table:table-cell>
          <table:table-cell table:style-name="ce18" office:value-type="float" office:value="6500" calcext:value-type="float">
            <text:p>650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0.963" calcext:value-type="float">
            <text:p>230.963</text:p>
          </table:table-cell>
          <table:table-cell table:style-name="Default" office:value-type="float" office:value="3.53434" calcext:value-type="float">
            <text:p>3.53434</text:p>
          </table:table-cell>
          <table:table-cell office:value-type="float" office:value="230.943" calcext:value-type="float">
            <text:p>230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54.596" calcext:value-type="float">
            <text:p>54.5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191362" calcext:value-type="float">
            <text:p>0.0191362</text:p>
          </table:table-cell>
          <table:table-cell office:value-type="float" office:value="-0.876904" calcext:value-type="float">
            <text:p>-0.876904</text:p>
          </table:table-cell>
          <table:table-cell office:value-type="float" office:value="-0.480284" calcext:value-type="float">
            <text:p>-0.480284</text:p>
          </table:table-cell>
          <table:table-cell office:value-type="float" office:value="254.957" calcext:value-type="float">
            <text:p>254.957</text:p>
          </table:table-cell>
          <table:table-cell office:value-type="float" office:value="-7403.613" calcext:value-type="float">
            <text:p>-7403.613</text:p>
          </table:table-cell>
          <table:table-cell office:value-type="float" office:value="-3973.198" calcext:value-type="float">
            <text:p>-3973.198</text:p>
          </table:table-cell>
          <table:table-cell table:number-columns-repeated="46"/>
        </table:table-row>
        <table:table-row table:style-name="ro1">
          <table:table-cell table:formula="of:=MID([.B6];3;3)" office:value-type="string" office:string-value="005" calcext:value-type="string">
            <text:p>005</text:p>
          </table:table-cell>
          <table:table-cell table:style-name="ce18" office:value-type="string" calcext:value-type="string">
            <text:p>FT005A</text:p>
          </table:table-cell>
          <table:table-cell table:style-name="ce18" office:value-type="float" office:value="204413" calcext:value-type="float">
            <text:p>204413</text:p>
          </table:table-cell>
          <table:table-cell table:style-name="ce18" office:value-type="float" office:value="6400" calcext:value-type="float">
            <text:p>640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2.084" calcext:value-type="float">
            <text:p>232.084</text:p>
          </table:table-cell>
          <table:table-cell table:style-name="Default" office:value-type="float" office:value="3.55985" calcext:value-type="float">
            <text:p>3.55985</text:p>
          </table:table-cell>
          <table:table-cell office:value-type="float" office:value="232.084" calcext:value-type="float">
            <text:p>232.084</text:p>
          </table:table-cell>
          <table:table-cell office:value-type="float" office:value="0.003" calcext:value-type="float">
            <text:p>0.003</text:p>
          </table:table-cell>
          <table:table-cell office:value-type="float" office:value="54.235" calcext:value-type="float">
            <text:p>54.23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98663" calcext:value-type="float">
            <text:p>0.298663</text:p>
          </table:table-cell>
          <table:table-cell office:value-type="float" office:value="-0.809704" calcext:value-type="float">
            <text:p>-0.809704</text:p>
          </table:table-cell>
          <table:table-cell office:value-type="float" office:value="-0.505153" calcext:value-type="float">
            <text:p>-0.505153</text:p>
          </table:table-cell>
          <table:table-cell office:value-type="float" office:value="2047.992" calcext:value-type="float">
            <text:p>2047.992</text:p>
          </table:table-cell>
          <table:table-cell office:value-type="float" office:value="-6815.976" calcext:value-type="float">
            <text:p>-6815.976</text:p>
          </table:table-cell>
          <table:table-cell office:value-type="float" office:value="-4474.596" calcext:value-type="float">
            <text:p>-4474.596</text:p>
          </table:table-cell>
          <table:table-cell table:number-columns-repeated="46"/>
        </table:table-row>
        <table:table-row table:style-name="ro1">
          <table:table-cell table:formula="of:=MID([.B7];3;3)" office:value-type="string" office:string-value="006" calcext:value-type="string">
            <text:p>006</text:p>
          </table:table-cell>
          <table:table-cell table:style-name="ce18" office:value-type="string" calcext:value-type="string">
            <text:p>FT006A</text:p>
          </table:table-cell>
          <table:table-cell table:style-name="ce18" office:value-type="float" office:value="204415" calcext:value-type="float">
            <text:p>204415</text:p>
          </table:table-cell>
          <table:table-cell table:style-name="ce18" office:value-type="float" office:value="5920" calcext:value-type="float">
            <text:p>592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table:style-name="Default" office:value-type="float" office:value="232.684" calcext:value-type="float">
            <text:p>232.684</text:p>
          </table:table-cell>
          <table:table-cell table:style-name="Default" office:value-type="float" office:value="3.52685" calcext:value-type="float">
            <text:p>3.52685</text:p>
          </table:table-cell>
          <table:table-cell office:value-type="float" office:value="233.141" calcext:value-type="float">
            <text:p>233.141</text:p>
          </table:table-cell>
          <table:table-cell office:value-type="float" office:value="0.003" calcext:value-type="float">
            <text:p>0.003</text:p>
          </table:table-cell>
          <table:table-cell office:value-type="float" office:value="37.638" calcext:value-type="float">
            <text:p>37.638</text:p>
          </table:table-cell>
          <table:table-cell office:value-type="float" office:value="0.099" calcext:value-type="float">
            <text:p>0.099</text:p>
          </table:table-cell>
          <table:table-cell office:value-type="float" office:value="0.668307" calcext:value-type="float">
            <text:p>0.668307</text:p>
          </table:table-cell>
          <table:table-cell office:value-type="float" office:value="-0.563242" calcext:value-type="float">
            <text:p>-0.563242</text:p>
          </table:table-cell>
          <table:table-cell office:value-type="float" office:value="-0.485925" calcext:value-type="float">
            <text:p>-0.485925</text:p>
          </table:table-cell>
          <table:table-cell office:value-type="float" office:value="5703.637" calcext:value-type="float">
            <text:p>5703.637</text:p>
          </table:table-cell>
          <table:table-cell office:value-type="float" office:value="-4563.838" calcext:value-type="float">
            <text:p>-4563.838</text:p>
          </table:table-cell>
          <table:table-cell office:value-type="float" office:value="-4161.264" calcext:value-type="float">
            <text:p>-4161.264</text:p>
          </table:table-cell>
          <table:table-cell table:number-columns-repeated="46"/>
        </table:table-row>
        <table:table-row table:style-name="ro1">
          <table:table-cell table:formula="of:=MID([.B8];3;3)" office:value-type="string" office:string-value="007" calcext:value-type="string">
            <text:p>007</text:p>
          </table:table-cell>
          <table:table-cell table:style-name="ce18" office:value-type="string" calcext:value-type="string">
            <text:p>FT007A</text:p>
          </table:table-cell>
          <table:table-cell table:style-name="ce18" office:value-type="float" office:value="204418" calcext:value-type="float">
            <text:p>204418</text:p>
          </table:table-cell>
          <table:table-cell table:style-name="ce18" office:value-type="float" office:value="6450" calcext:value-type="float">
            <text:p>6450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table:style-name="Default" office:value-type="float" office:value="232.365" calcext:value-type="float">
            <text:p>232.365</text:p>
          </table:table-cell>
          <table:table-cell table:style-name="Default" office:value-type="float" office:value="3.44807" calcext:value-type="float">
            <text:p>3.44807</text:p>
          </table:table-cell>
          <table:table-cell office:value-type="float" office:value="233.069" calcext:value-type="float">
            <text:p>233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26.219" calcext:value-type="float">
            <text:p>26.219</text:p>
          </table:table-cell>
          <table:table-cell office:value-type="float" office:value="0.083" calcext:value-type="float">
            <text:p>0.083</text:p>
          </table:table-cell>
          <table:table-cell office:value-type="float" office:value="0.838128" calcext:value-type="float">
            <text:p>0.838128</text:p>
          </table:table-cell>
          <table:table-cell office:value-type="float" office:value="-0.246182" calcext:value-type="float">
            <text:p>-0.246182</text:p>
          </table:table-cell>
          <table:table-cell office:value-type="float" office:value="-0.48676" calcext:value-type="float">
            <text:p>-0.48676</text:p>
          </table:table-cell>
          <table:table-cell office:value-type="float" office:value="7089.97" calcext:value-type="float">
            <text:p>7089.97</text:p>
          </table:table-cell>
          <table:table-cell office:value-type="float" office:value="-1934.36" calcext:value-type="float">
            <text:p>-1934.36</text:p>
          </table:table-cell>
          <table:table-cell office:value-type="float" office:value="-4081.908" calcext:value-type="float">
            <text:p>-4081.908</text:p>
          </table:table-cell>
          <table:table-cell table:number-columns-repeated="46"/>
        </table:table-row>
        <table:table-row table:style-name="ro1">
          <table:table-cell table:formula="of:=MID([.B9];3;3)" office:value-type="string" office:string-value="008" calcext:value-type="string">
            <text:p>008</text:p>
          </table:table-cell>
          <table:table-cell table:style-name="ce18" office:value-type="string" calcext:value-type="string">
            <text:p>FT008A</text:p>
          </table:table-cell>
          <table:table-cell table:style-name="ce18" office:value-type="float" office:value="204420" calcext:value-type="float">
            <text:p>204420</text:p>
          </table:table-cell>
          <table:table-cell table:style-name="ce18" office:value-type="float" office:value="6010" calcext:value-type="float">
            <text:p>601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1.901" calcext:value-type="float">
            <text:p>231.901</text:p>
          </table:table-cell>
          <table:table-cell table:style-name="Default" office:value-type="float" office:value="3.30503" calcext:value-type="float">
            <text:p>3.30503</text:p>
          </table:table-cell>
          <table:table-cell office:value-type="float" office:value="231.894" calcext:value-type="float">
            <text:p>231.894</text:p>
          </table:table-cell>
          <table:table-cell office:value-type="float" office:value="0.003" calcext:value-type="float">
            <text:p>0.003</text:p>
          </table:table-cell>
          <table:table-cell office:value-type="float" office:value="60.714" calcext:value-type="float">
            <text:p>60.714</text:p>
          </table:table-cell>
          <table:table-cell office:value-type="float" office:value="0.099" calcext:value-type="float">
            <text:p>0.099</text:p>
          </table:table-cell>
          <table:table-cell office:value-type="float" office:value="0.628684" calcext:value-type="float">
            <text:p>0.628684</text:p>
          </table:table-cell>
          <table:table-cell office:value-type="float" office:value="-0.243538" calcext:value-type="float">
            <text:p>-0.243538</text:p>
          </table:table-cell>
          <table:table-cell office:value-type="float" office:value="-0.738543" calcext:value-type="float">
            <text:p>-0.738543</text:p>
          </table:table-cell>
          <table:table-cell office:value-type="float" office:value="5278.939" calcext:value-type="float">
            <text:p>5278.939</text:p>
          </table:table-cell>
          <table:table-cell office:value-type="float" office:value="-1969.331" calcext:value-type="float">
            <text:p>-1969.331</text:p>
          </table:table-cell>
          <table:table-cell office:value-type="float" office:value="-6239.488" calcext:value-type="float">
            <text:p>-6239.488</text:p>
          </table:table-cell>
          <table:table-cell table:number-columns-repeated="46"/>
        </table:table-row>
        <table:table-row table:style-name="ro1">
          <table:table-cell table:formula="of:=MID([.B10];3;3)" office:value-type="string" office:string-value="009" calcext:value-type="string">
            <text:p>009</text:p>
          </table:table-cell>
          <table:table-cell table:style-name="ce18" office:value-type="string" calcext:value-type="string">
            <text:p>FT009A</text:p>
          </table:table-cell>
          <table:table-cell table:style-name="ce18" office:value-type="float" office:value="204423" calcext:value-type="float">
            <text:p>204423</text:p>
          </table:table-cell>
          <table:table-cell table:style-name="ce18" office:value-type="float" office:value="6350" calcext:value-type="float">
            <text:p>635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31.989" calcext:value-type="float">
            <text:p>231.989</text:p>
          </table:table-cell>
          <table:table-cell table:style-name="Default" office:value-type="float" office:value="3.36465" calcext:value-type="float">
            <text:p>3.36465</text:p>
          </table:table-cell>
          <table:table-cell office:value-type="float" office:value="232.604" calcext:value-type="float">
            <text:p>232.604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55" calcext:value-type="float">
            <text:p>30.155</text:p>
          </table:table-cell>
          <table:table-cell office:value-type="float" office:value="0.097" calcext:value-type="float">
            <text:p>0.097</text:p>
          </table:table-cell>
          <table:table-cell office:value-type="float" office:value="0.31073" calcext:value-type="float">
            <text:p>0.31073</text:p>
          </table:table-cell>
          <table:table-cell office:value-type="float" office:value="-0.0656985" calcext:value-type="float">
            <text:p>-0.0656985</text:p>
          </table:table-cell>
          <table:table-cell office:value-type="float" office:value="-0.948225" calcext:value-type="float">
            <text:p>-0.948225</text:p>
          </table:table-cell>
          <table:table-cell office:value-type="float" office:value="2847.305" calcext:value-type="float">
            <text:p>2847.305</text:p>
          </table:table-cell>
          <table:table-cell office:value-type="float" office:value="-327.18" calcext:value-type="float">
            <text:p>-327.18</text:p>
          </table:table-cell>
          <table:table-cell office:value-type="float" office:value="-7902.688" calcext:value-type="float">
            <text:p>-7902.688</text:p>
          </table:table-cell>
          <table:table-cell table:number-columns-repeated="46"/>
        </table:table-row>
        <table:table-row table:style-name="ro1">
          <table:table-cell table:formula="of:=MID([.B11];3;3)" office:value-type="string" office:string-value="010" calcext:value-type="string">
            <text:p>010</text:p>
          </table:table-cell>
          <table:table-cell table:style-name="ce18" office:value-type="string" calcext:value-type="string">
            <text:p>FT010A</text:p>
          </table:table-cell>
          <table:table-cell table:style-name="ce18" office:value-type="float" office:value="204425" calcext:value-type="float">
            <text:p>204425</text:p>
          </table:table-cell>
          <table:table-cell table:style-name="ce18"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1.769" calcext:value-type="float">
            <text:p>231.769</text:p>
          </table:table-cell>
          <table:table-cell table:style-name="Default" office:value-type="float" office:value="3.39017" calcext:value-type="float">
            <text:p>3.39017</text:p>
          </table:table-cell>
          <table:table-cell office:value-type="float" office:value="232.655" calcext:value-type="float">
            <text:p>232.655</text:p>
          </table:table-cell>
          <table:table-cell office:value-type="float" office:value="0.003" calcext:value-type="float">
            <text:p>0.003</text:p>
          </table:table-cell>
          <table:table-cell office:value-type="float" office:value="22.498" calcext:value-type="float">
            <text:p>22.4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352377" calcext:value-type="float">
            <text:p>0.352377</text:p>
          </table:table-cell>
          <table:table-cell office:value-type="float" office:value="-0.447229" calcext:value-type="float">
            <text:p>-0.447229</text:p>
          </table:table-cell>
          <table:table-cell office:value-type="float" office:value="-0.82208" calcext:value-type="float">
            <text:p>-0.82208</text:p>
          </table:table-cell>
          <table:table-cell office:value-type="float" office:value="3525.732" calcext:value-type="float">
            <text:p>3525.732</text:p>
          </table:table-cell>
          <table:table-cell office:value-type="float" office:value="-3579.589" calcext:value-type="float">
            <text:p>-3579.589</text:p>
          </table:table-cell>
          <table:table-cell office:value-type="float" office:value="-6739.516" calcext:value-type="float">
            <text:p>-6739.516</text:p>
          </table:table-cell>
          <table:table-cell table:number-columns-repeated="46"/>
        </table:table-row>
        <table:table-row table:style-name="ro1">
          <table:table-cell table:formula="of:=MID([.B12];3;3)" office:value-type="string" office:string-value="011" calcext:value-type="string">
            <text:p>011</text:p>
          </table:table-cell>
          <table:table-cell table:style-name="ce18" office:value-type="string" calcext:value-type="string">
            <text:p>FT011A</text:p>
          </table:table-cell>
          <table:table-cell table:style-name="ce18" office:value-type="float" office:value="204429" calcext:value-type="float">
            <text:p>204429</text:p>
          </table:table-cell>
          <table:table-cell table:style-name="ce18" office:value-type="float" office:value="4550" calcext:value-type="float">
            <text:p>455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2.328" calcext:value-type="float">
            <text:p>232.328</text:p>
          </table:table-cell>
          <table:table-cell table:style-name="Default" office:value-type="float" office:value="3.26901" calcext:value-type="float">
            <text:p>3.26901</text:p>
          </table:table-cell>
          <table:table-cell office:value-type="float" office:value="233.442" calcext:value-type="float">
            <text:p>233.442</text:p>
          </table:table-cell>
          <table:table-cell office:value-type="float" office:value="0.004" calcext:value-type="float">
            <text:p>0.004</text:p>
          </table:table-cell>
          <table:table-cell office:value-type="float" office:value="13.972" calcext:value-type="float">
            <text:p>13.9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7433" calcext:value-type="float">
            <text:p>0.857433</text:p>
          </table:table-cell>
          <table:table-cell office:value-type="float" office:value="0.0117101" calcext:value-type="float">
            <text:p>0.0117101</text:p>
          </table:table-cell>
          <table:table-cell office:value-type="float" office:value="-0.514463" calcext:value-type="float">
            <text:p>-0.514463</text:p>
          </table:table-cell>
          <table:table-cell office:value-type="float" office:value="7006.631" calcext:value-type="float">
            <text:p>7006.631</text:p>
          </table:table-cell>
          <table:table-cell office:value-type="float" office:value="-530.191" calcext:value-type="float">
            <text:p>-530.191</text:p>
          </table:table-cell>
          <table:table-cell office:value-type="float" office:value="-4615.381" calcext:value-type="float">
            <text:p>-4615.381</text:p>
          </table:table-cell>
          <table:table-cell table:number-columns-repeated="46"/>
        </table:table-row>
        <table:table-row table:style-name="ro1">
          <table:table-cell table:formula="of:=MID([.B13];3;3)" office:value-type="string" office:string-value="012" calcext:value-type="string">
            <text:p>012</text:p>
          </table:table-cell>
          <table:table-cell table:style-name="ce18" office:value-type="string" calcext:value-type="string">
            <text:p>FT012A</text:p>
          </table:table-cell>
          <table:table-cell table:style-name="ce18" office:value-type="float" office:value="204431" calcext:value-type="float">
            <text:p>204431</text:p>
          </table:table-cell>
          <table:table-cell table:style-name="ce18" office:value-type="float" office:value="4900" calcext:value-type="float">
            <text:p>490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348" calcext:value-type="float">
            <text:p>235.348</text:p>
          </table:table-cell>
          <table:table-cell table:style-name="Default" office:value-type="float" office:value="3.30353" calcext:value-type="float">
            <text:p>3.30353</text:p>
          </table:table-cell>
          <table:table-cell office:value-type="float" office:value="236.055" calcext:value-type="float">
            <text:p>236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4" calcext:value-type="float">
            <text:p>27.14</text:p>
          </table:table-cell>
          <table:table-cell office:value-type="float" office:value="0.1" calcext:value-type="float">
            <text:p>0.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0.430312" calcext:value-type="float">
            <text:p>0.430312</text:p>
          </table:table-cell>
          <table:table-cell office:value-type="float" office:value="-0.487978" calcext:value-type="float">
            <text:p>-0.487978</text:p>
          </table:table-cell>
          <table:table-cell office:value-type="float" office:value="6394.012" calcext:value-type="float">
            <text:p>6394.012</text:p>
          </table:table-cell>
          <table:table-cell office:value-type="float" office:value="3489.958" calcext:value-type="float">
            <text:p>3489.958</text:p>
          </table:table-cell>
          <table:table-cell office:value-type="float" office:value="-4196.755" calcext:value-type="float">
            <text:p>-4196.755</text:p>
          </table:table-cell>
          <table:table-cell table:number-columns-repeated="46"/>
        </table:table-row>
        <table:table-row table:style-name="ro1">
          <table:table-cell table:formula="of:=MID([.B14];3;3)" office:value-type="string" office:string-value="013" calcext:value-type="string">
            <text:p>013</text:p>
          </table:table-cell>
          <table:table-cell table:style-name="ce18" office:value-type="string" calcext:value-type="string">
            <text:p>FT013A</text:p>
          </table:table-cell>
          <table:table-cell table:style-name="ce18" office:value-type="float" office:value="204437" calcext:value-type="float">
            <text:p>204437</text:p>
          </table:table-cell>
          <table:table-cell table:style-name="ce18" office:value-type="float" office:value="6300" calcext:value-type="float">
            <text:p>630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318" calcext:value-type="float">
            <text:p>232.318</text:p>
          </table:table-cell>
          <table:table-cell table:style-name="Default" office:value-type="float" office:value="3.35275" calcext:value-type="float">
            <text:p>3.35275</text:p>
          </table:table-cell>
          <table:table-cell office:value-type="float" office:value="233.138" calcext:value-type="float">
            <text:p>233.138</text:p>
          </table:table-cell>
          <table:table-cell office:value-type="float" office:value="0.003" calcext:value-type="float">
            <text:p>0.003</text:p>
          </table:table-cell>
          <table:table-cell office:value-type="float" office:value="23.739" calcext:value-type="float">
            <text:p>23.7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489265" calcext:value-type="float">
            <text:p>0.489265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401492" calcext:value-type="float">
            <text:p>-0.401492</text:p>
          </table:table-cell>
          <table:table-cell office:value-type="float" office:value="4094.488" calcext:value-type="float">
            <text:p>4094.488</text:p>
          </table:table-cell>
          <table:table-cell office:value-type="float" office:value="6812.853" calcext:value-type="float">
            <text:p>6812.853</text:p>
          </table:table-cell>
          <table:table-cell office:value-type="float" office:value="-2737.29" calcext:value-type="float">
            <text:p>-2737.29</text:p>
          </table:table-cell>
          <table:table-cell table:number-columns-repeated="46"/>
        </table:table-row>
        <table:table-row table:style-name="ro1">
          <table:table-cell table:formula="of:=MID([.B15];3;3)" office:value-type="string" office:string-value="014" calcext:value-type="string">
            <text:p>014</text:p>
          </table:table-cell>
          <table:table-cell table:style-name="ce18" office:value-type="string" calcext:value-type="string">
            <text:p>FT014A</text:p>
          </table:table-cell>
          <table:table-cell table:style-name="ce18" office:value-type="float" office:value="204439" calcext:value-type="float">
            <text:p>204439</text:p>
          </table:table-cell>
          <table:table-cell table:style-name="ce18" office:value-type="float" office:value="4260" calcext:value-type="float">
            <text:p>4260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table:style-name="Default" office:value-type="float" office:value="231.831" calcext:value-type="float">
            <text:p>231.831</text:p>
          </table:table-cell>
          <table:table-cell table:style-name="Default" office:value-type="float" office:value="3.26469" calcext:value-type="float">
            <text:p>3.26469</text:p>
          </table:table-cell>
          <table:table-cell office:value-type="float" office:value="232.174" calcext:value-type="float">
            <text:p>232.174</text:p>
          </table:table-cell>
          <table:table-cell office:value-type="float" office:value="0.003" calcext:value-type="float">
            <text:p>0.003</text:p>
          </table:table-cell>
          <table:table-cell office:value-type="float" office:value="42.034" calcext:value-type="float">
            <text:p>42.0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39481" calcext:value-type="float">
            <text:p>0.39481</text:p>
          </table:table-cell>
          <table:table-cell office:value-type="float" office:value="0.513518" calcext:value-type="float">
            <text:p>0.513518</text:p>
          </table:table-cell>
          <table:table-cell office:value-type="float" office:value="-0.761855" calcext:value-type="float">
            <text:p>-0.761855</text:p>
          </table:table-cell>
          <table:table-cell office:value-type="float" office:value="2903.025" calcext:value-type="float">
            <text:p>2903.025</text:p>
          </table:table-cell>
          <table:table-cell office:value-type="float" office:value="4160.21" calcext:value-type="float">
            <text:p>4160.21</text:p>
          </table:table-cell>
          <table:table-cell office:value-type="float" office:value="-6703.861" calcext:value-type="float">
            <text:p>-6703.861</text:p>
          </table:table-cell>
          <table:table-cell table:number-columns-repeated="46"/>
        </table:table-row>
        <table:table-row table:style-name="ro1">
          <table:table-cell table:formula="of:=MID([.B16];3;3)" office:value-type="string" office:string-value="015" calcext:value-type="string">
            <text:p>015</text:p>
          </table:table-cell>
          <table:table-cell table:style-name="ce18" office:value-type="string" calcext:value-type="string">
            <text:p>FT015A</text:p>
          </table:table-cell>
          <table:table-cell table:style-name="ce18" office:value-type="float" office:value="204441" calcext:value-type="float">
            <text:p>204441</text:p>
          </table:table-cell>
          <table:table-cell table:style-name="ce18" office:value-type="float" office:value="4820" calcext:value-type="float">
            <text:p>482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1.984" calcext:value-type="float">
            <text:p>231.984</text:p>
          </table:table-cell>
          <table:table-cell table:style-name="Default" office:value-type="float" office:value="3.41851" calcext:value-type="float">
            <text:p>3.41851</text:p>
          </table:table-cell>
          <table:table-cell office:value-type="float" office:value="231.992" calcext:value-type="float">
            <text:p>231.992</text:p>
          </table:table-cell>
          <table:table-cell office:value-type="float" office:value="0.003" calcext:value-type="float">
            <text:p>0.003</text:p>
          </table:table-cell>
          <table:table-cell office:value-type="float" office:value="56.157" calcext:value-type="float">
            <text:p>56.15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23198" calcext:value-type="float">
            <text:p>0.223198</text:p>
          </table:table-cell>
          <table:table-cell office:value-type="float" office:value="0.257718" calcext:value-type="float">
            <text:p>0.257718</text:p>
          </table:table-cell>
          <table:table-cell office:value-type="float" office:value="-0.940087" calcext:value-type="float">
            <text:p>-0.940087</text:p>
          </table:table-cell>
          <table:table-cell office:value-type="float" office:value="1761.215" calcext:value-type="float">
            <text:p>1761.215</text:p>
          </table:table-cell>
          <table:table-cell office:value-type="float" office:value="2249.24" calcext:value-type="float">
            <text:p>2249.24</text:p>
          </table:table-cell>
          <table:table-cell office:value-type="float" office:value="-7906.391" calcext:value-type="float">
            <text:p>-7906.391</text:p>
          </table:table-cell>
          <table:table-cell table:number-columns-repeated="46"/>
        </table:table-row>
        <table:table-row table:style-name="ro1">
          <table:table-cell table:formula="of:=MID([.B17];3;3)" office:value-type="string" office:string-value="016" calcext:value-type="string">
            <text:p>016</text:p>
          </table:table-cell>
          <table:table-cell table:style-name="ce18" office:value-type="string" calcext:value-type="string">
            <text:p>FT016A</text:p>
          </table:table-cell>
          <table:table-cell table:style-name="ce18" office:value-type="float" office:value="204442" calcext:value-type="float">
            <text:p>204442</text:p>
          </table:table-cell>
          <table:table-cell table:style-name="ce18" office:value-type="float" office:value="4600" calcext:value-type="float">
            <text:p>460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354" calcext:value-type="float">
            <text:p>232.354</text:p>
          </table:table-cell>
          <table:table-cell table:style-name="Default" office:value-type="float" office:value="3.35289" calcext:value-type="float">
            <text:p>3.35289</text:p>
          </table:table-cell>
          <table:table-cell office:value-type="float" office:value="233.165" calcext:value-type="float">
            <text:p>233.165</text:p>
          </table:table-cell>
          <table:table-cell office:value-type="float" office:value="0.003" calcext:value-type="float">
            <text:p>0.003</text:p>
          </table:table-cell>
          <table:table-cell office:value-type="float" office:value="26.484" calcext:value-type="float">
            <text:p>26.484</text:p>
          </table:table-cell>
          <table:table-cell office:value-type="float" office:value="0.111" calcext:value-type="float">
            <text:p>0.111</text:p>
          </table:table-cell>
          <table:table-cell office:value-type="float" office:value="0.52513" calcext:value-type="float">
            <text:p>0.52513</text:p>
          </table:table-cell>
          <table:table-cell office:value-type="float" office:value="0.190918" calcext:value-type="float">
            <text:p>0.190918</text:p>
          </table:table-cell>
          <table:table-cell office:value-type="float" office:value="-0.829331" calcext:value-type="float">
            <text:p>-0.829331</text:p>
          </table:table-cell>
          <table:table-cell office:value-type="float" office:value="4346.068" calcext:value-type="float">
            <text:p>4346.068</text:p>
          </table:table-cell>
          <table:table-cell office:value-type="float" office:value="2148.066" calcext:value-type="float">
            <text:p>2148.066</text:p>
          </table:table-cell>
          <table:table-cell office:value-type="float" office:value="-6867.933" calcext:value-type="float">
            <text:p>-6867.933</text:p>
          </table:table-cell>
          <table:table-cell table:number-columns-repeated="46"/>
        </table:table-row>
        <table:table-row table:style-name="ro1">
          <table:table-cell table:formula="of:=MID([.B18];3;3)" office:value-type="string" office:string-value="017" calcext:value-type="string">
            <text:p>017</text:p>
          </table:table-cell>
          <table:table-cell table:style-name="ce18" office:value-type="string" calcext:value-type="string">
            <text:p>FT017A</text:p>
          </table:table-cell>
          <table:table-cell table:style-name="ce18" office:value-type="float" office:value="204444" calcext:value-type="float">
            <text:p>204444</text:p>
          </table:table-cell>
          <table:table-cell table:style-name="ce18" office:value-type="float" office:value="9080" calcext:value-type="float">
            <text:p>908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table:style-name="Default" office:value-type="float" office:value="232.025" calcext:value-type="float">
            <text:p>232.025</text:p>
          </table:table-cell>
          <table:table-cell table:style-name="Default" office:value-type="float" office:value="3.2868" calcext:value-type="float">
            <text:p>3.2868</text:p>
          </table:table-cell>
          <table:table-cell office:value-type="float" office:value="232.513" calcext:value-type="float">
            <text:p>232.513</text:p>
          </table:table-cell>
          <table:table-cell office:value-type="float" office:value="0.003" calcext:value-type="float">
            <text:p>0.003</text:p>
          </table:table-cell>
          <table:table-cell office:value-type="float" office:value="34.968" calcext:value-type="float">
            <text:p>34.96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9883" calcext:value-type="float">
            <text:p>0.249883</text:p>
          </table:table-cell>
          <table:table-cell office:value-type="float" office:value="0.82677" calcext:value-type="float">
            <text:p>0.82677</text:p>
          </table:table-cell>
          <table:table-cell office:value-type="float" office:value="-0.503994" calcext:value-type="float">
            <text:p>-0.503994</text:p>
          </table:table-cell>
          <table:table-cell office:value-type="float" office:value="2607.029" calcext:value-type="float">
            <text:p>2607.029</text:p>
          </table:table-cell>
          <table:table-cell office:value-type="float" office:value="6640.727" calcext:value-type="float">
            <text:p>6640.727</text:p>
          </table:table-cell>
          <table:table-cell office:value-type="float" office:value="-4447.355" calcext:value-type="float">
            <text:p>-4447.355</text:p>
          </table:table-cell>
          <table:table-cell table:number-columns-repeated="46"/>
        </table:table-row>
        <table:table-row table:style-name="ro1">
          <table:table-cell table:formula="of:=MID([.B19];3;3)" office:value-type="string" office:string-value="018" calcext:value-type="string">
            <text:p>018</text:p>
          </table:table-cell>
          <table:table-cell table:style-name="ce18" office:value-type="string" calcext:value-type="string">
            <text:p>FT018A</text:p>
          </table:table-cell>
          <table:table-cell table:style-name="ce18" office:value-type="float" office:value="204446" calcext:value-type="float">
            <text:p>204446</text:p>
          </table:table-cell>
          <table:table-cell table:style-name="ce18" office:value-type="float" office:value="5150" calcext:value-type="float">
            <text:p>5150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table:style-name="Default" office:value-type="float" office:value="232.368" calcext:value-type="float">
            <text:p>232.368</text:p>
          </table:table-cell>
          <table:table-cell table:style-name="Default" office:value-type="float" office:value="3.37751" calcext:value-type="float">
            <text:p>3.37751</text:p>
          </table:table-cell>
          <table:table-cell office:value-type="float" office:value="233.127" calcext:value-type="float">
            <text:p>233.12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391" calcext:value-type="float">
            <text:p>27.39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161296" calcext:value-type="float">
            <text:p>-0.161296</text:p>
          </table:table-cell>
          <table:table-cell office:value-type="float" office:value="0.854594" calcext:value-type="float">
            <text:p>0.854594</text:p>
          </table:table-cell>
          <table:table-cell office:value-type="float" office:value="-0.493612" calcext:value-type="float">
            <text:p>-0.493612</text:p>
          </table:table-cell>
          <table:table-cell office:value-type="float" office:value="-1118.934" calcext:value-type="float">
            <text:p>-1118.934</text:p>
          </table:table-cell>
          <table:table-cell office:value-type="float" office:value="7143.769" calcext:value-type="float">
            <text:p>7143.769</text:p>
          </table:table-cell>
          <table:table-cell office:value-type="float" office:value="-4288.451" calcext:value-type="float">
            <text:p>-4288.451</text:p>
          </table:table-cell>
          <table:table-cell table:number-columns-repeated="46"/>
        </table:table-row>
        <table:table-row table:style-name="ro1">
          <table:table-cell table:formula="of:=MID([.B20];3;3)" office:value-type="string" office:string-value="019" calcext:value-type="string">
            <text:p>019</text:p>
          </table:table-cell>
          <table:table-cell table:style-name="ce18" office:value-type="string" calcext:value-type="string">
            <text:p>FT019A</text:p>
          </table:table-cell>
          <table:table-cell table:style-name="ce18" office:value-type="float" office:value="204448" calcext:value-type="float">
            <text:p>204448</text:p>
          </table:table-cell>
          <table:table-cell table:style-name="ce18" office:value-type="float" office:value="4800" calcext:value-type="float">
            <text:p>4800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1.494" calcext:value-type="float">
            <text:p>231.494</text:p>
          </table:table-cell>
          <table:table-cell table:style-name="Default" office:value-type="float" office:value="3.38249" calcext:value-type="float">
            <text:p>3.38249</text:p>
          </table:table-cell>
          <table:table-cell office:value-type="float" office:value="232.51" calcext:value-type="float">
            <text:p>232.51</text:p>
          </table:table-cell>
          <table:table-cell office:value-type="float" office:value="0.003" calcext:value-type="float">
            <text:p>0.003</text:p>
          </table:table-cell>
          <table:table-cell office:value-type="float" office:value="15.801" calcext:value-type="float">
            <text:p>15.801</text:p>
          </table:table-cell>
          <table:table-cell office:value-type="float" office:value="0.086" calcext:value-type="float">
            <text:p>0.086</text:p>
          </table:table-cell>
          <table:table-cell office:value-type="float" office:value="-0.562329" calcext:value-type="float">
            <text:p>-0.562329</text:p>
          </table:table-cell>
          <table:table-cell office:value-type="float" office:value="0.720306" calcext:value-type="float">
            <text:p>0.720306</text:p>
          </table:table-cell>
          <table:table-cell office:value-type="float" office:value="-0.406134" calcext:value-type="float">
            <text:p>-0.406134</text:p>
          </table:table-cell>
          <table:table-cell office:value-type="float" office:value="-4837.816" calcext:value-type="float">
            <text:p>-4837.816</text:p>
          </table:table-cell>
          <table:table-cell office:value-type="float" office:value="6270.69" calcext:value-type="float">
            <text:p>6270.69</text:p>
          </table:table-cell>
          <table:table-cell office:value-type="float" office:value="-2819.376" calcext:value-type="float">
            <text:p>-2819.376</text:p>
          </table:table-cell>
          <table:table-cell table:number-columns-repeated="46"/>
        </table:table-row>
        <table:table-row table:style-name="ro1">
          <table:table-cell table:formula="of:=MID([.B21];3;3)" office:value-type="string" office:string-value="020" calcext:value-type="string">
            <text:p>020</text:p>
          </table:table-cell>
          <table:table-cell table:style-name="ce18" office:value-type="string" calcext:value-type="string">
            <text:p>FT020A</text:p>
          </table:table-cell>
          <table:table-cell table:style-name="ce18" office:value-type="float" office:value="204450" calcext:value-type="float">
            <text:p>204450</text:p>
          </table:table-cell>
          <table:table-cell table:style-name="ce18" office:value-type="float" office:value="6666" calcext:value-type="float">
            <text:p>6666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3.388" calcext:value-type="float">
            <text:p>233.388</text:p>
          </table:table-cell>
          <table:table-cell table:style-name="Default" office:value-type="float" office:value="3.48221" calcext:value-type="float">
            <text:p>3.48221</text:p>
          </table:table-cell>
          <table:table-cell office:value-type="float" office:value="234.15" calcext:value-type="float">
            <text:p>234.15</text:p>
          </table:table-cell>
          <table:table-cell office:value-type="float" office:value="0.003" calcext:value-type="float">
            <text:p>0.003</text:p>
          </table:table-cell>
          <table:table-cell office:value-type="float" office:value="30.021" calcext:value-type="float">
            <text:p>30.021</text:p>
          </table:table-cell>
          <table:table-cell office:value-type="float" office:value="0.105" calcext:value-type="float">
            <text:p>0.105</text:p>
          </table:table-cell>
          <table:table-cell office:value-type="float" office:value="-0.406073" calcext:value-type="float">
            <text:p>-0.406073</text:p>
          </table:table-cell>
          <table:table-cell office:value-type="float" office:value="0.506046" calcext:value-type="float">
            <text:p>0.506046</text:p>
          </table:table-cell>
          <table:table-cell office:value-type="float" office:value="-0.760935" calcext:value-type="float">
            <text:p>-0.760935</text:p>
          </table:table-cell>
          <table:table-cell office:value-type="float" office:value="-3380.601" calcext:value-type="float">
            <text:p>-3380.601</text:p>
          </table:table-cell>
          <table:table-cell office:value-type="float" office:value="4191.388" calcext:value-type="float">
            <text:p>4191.388</text:p>
          </table:table-cell>
          <table:table-cell office:value-type="float" office:value="-6455.86" calcext:value-type="float">
            <text:p>-6455.86</text:p>
          </table:table-cell>
          <table:table-cell table:number-columns-repeated="46"/>
        </table:table-row>
        <table:table-row table:style-name="ro1">
          <table:table-cell table:formula="of:=MID([.B22];3;3)" office:value-type="string" office:string-value="021" calcext:value-type="string">
            <text:p>021</text:p>
          </table:table-cell>
          <table:table-cell table:style-name="ce18" office:value-type="string" calcext:value-type="string">
            <text:p>FT021A</text:p>
          </table:table-cell>
          <table:table-cell table:style-name="ce18" office:value-type="float" office:value="204452" calcext:value-type="float">
            <text:p>204452</text:p>
          </table:table-cell>
          <table:table-cell table:style-name="ce18" office:value-type="float" office:value="4780" calcext:value-type="float">
            <text:p>478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816" calcext:value-type="float">
            <text:p>232.816</text:p>
          </table:table-cell>
          <table:table-cell table:style-name="Default" office:value-type="float" office:value="3.45607" calcext:value-type="float">
            <text:p>3.45607</text:p>
          </table:table-cell>
          <table:table-cell office:value-type="float" office:value="233.509" calcext:value-type="float">
            <text:p>233.509</text:p>
          </table:table-cell>
          <table:table-cell office:value-type="float" office:value="0.005" calcext:value-type="float">
            <text:p>0.005</text:p>
          </table:table-cell>
          <table:table-cell office:value-type="float" office:value="35.846" calcext:value-type="float">
            <text:p>35.846</text:p>
          </table:table-cell>
          <table:table-cell office:value-type="float" office:value="0.184" calcext:value-type="float">
            <text:p>0.184</text:p>
          </table:table-cell>
          <table:table-cell office:value-type="float" office:value="-0.164241" calcext:value-type="float">
            <text:p>-0.164241</text:p>
          </table:table-cell>
          <table:table-cell office:value-type="float" office:value="0.281967" calcext:value-type="float">
            <text:p>0.281967</text:p>
          </table:table-cell>
          <table:table-cell office:value-type="float" office:value="-0.945262" calcext:value-type="float">
            <text:p>-0.945262</text:p>
          </table:table-cell>
          <table:table-cell office:value-type="float" office:value="-1319.098" calcext:value-type="float">
            <text:p>-1319.098</text:p>
          </table:table-cell>
          <table:table-cell office:value-type="float" office:value="2089.231" calcext:value-type="float">
            <text:p>2089.231</text:p>
          </table:table-cell>
          <table:table-cell office:value-type="float" office:value="-8035.246" calcext:value-type="float">
            <text:p>-8035.246</text:p>
          </table:table-cell>
          <table:table-cell table:number-columns-repeated="46"/>
        </table:table-row>
        <table:table-row table:style-name="ro1">
          <table:table-cell table:formula="of:=MID([.B23];3;3)" office:value-type="string" office:string-value="022" calcext:value-type="string">
            <text:p>022</text:p>
          </table:table-cell>
          <table:table-cell table:style-name="ce18" office:value-type="string" calcext:value-type="string">
            <text:p>FT022A</text:p>
          </table:table-cell>
          <table:table-cell table:style-name="ce18" office:value-type="float" office:value="204454" calcext:value-type="float">
            <text:p>204454</text:p>
          </table:table-cell>
          <table:table-cell table:style-name="ce18" office:value-type="float" office:value="4780" calcext:value-type="float">
            <text:p>478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table:style-name="Default" office:value-type="float" office:value="232.137" calcext:value-type="float">
            <text:p>232.137</text:p>
          </table:table-cell>
          <table:table-cell table:style-name="Default" office:value-type="float" office:value="3.29882" calcext:value-type="float">
            <text:p>3.29882</text:p>
          </table:table-cell>
          <table:table-cell office:value-type="float" office:value="232.918" calcext:value-type="float">
            <text:p>232.918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15" calcext:value-type="float">
            <text:p>27.115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0913478" calcext:value-type="float">
            <text:p>-0.00913478</text:p>
          </table:table-cell>
          <table:table-cell office:value-type="float" office:value="0.56419" calcext:value-type="float">
            <text:p>0.56419</text:p>
          </table:table-cell>
          <table:table-cell office:value-type="float" office:value="-0.825595" calcext:value-type="float">
            <text:p>-0.825595</text:p>
          </table:table-cell>
          <table:table-cell office:value-type="float" office:value="-529.789" calcext:value-type="float">
            <text:p>-529.789</text:p>
          </table:table-cell>
          <table:table-cell office:value-type="float" office:value="4897.983" calcext:value-type="float">
            <text:p>4897.983</text:p>
          </table:table-cell>
          <table:table-cell office:value-type="float" office:value="-6811.7" calcext:value-type="float">
            <text:p>-6811.7</text:p>
          </table:table-cell>
          <table:table-cell table:number-columns-repeated="46"/>
        </table:table-row>
        <table:table-row table:style-name="ro1">
          <table:table-cell table:formula="of:=MID([.B24];3;3)" office:value-type="string" office:string-value="023" calcext:value-type="string">
            <text:p>023</text:p>
          </table:table-cell>
          <table:table-cell table:style-name="ce18" office:value-type="string" calcext:value-type="string">
            <text:p>FT023A</text:p>
          </table:table-cell>
          <table:table-cell table:style-name="ce18" office:value-type="float" office:value="204456" calcext:value-type="float">
            <text:p>204456</text:p>
          </table:table-cell>
          <table:table-cell table:style-name="ce18" office:value-type="float" office:value="5340" calcext:value-type="float">
            <text:p>5340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table:style-name="Default" office:value-type="float" office:value="231.418" calcext:value-type="float">
            <text:p>231.418</text:p>
          </table:table-cell>
          <table:table-cell table:style-name="Default" office:value-type="float" office:value="3.37103" calcext:value-type="float">
            <text:p>3.37103</text:p>
          </table:table-cell>
          <table:table-cell office:value-type="float" office:value="232.2" calcext:value-type="float">
            <text:p>232.2</text:p>
          </table:table-cell>
          <table:table-cell office:value-type="float" office:value="0.003" calcext:value-type="float">
            <text:p>0.003</text:p>
          </table:table-cell>
          <table:table-cell office:value-type="float" office:value="24.171" calcext:value-type="float">
            <text:p>24.17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695372" calcext:value-type="float">
            <text:p>-0.695372</text:p>
          </table:table-cell>
          <table:table-cell office:value-type="float" office:value="0.502623" calcext:value-type="float">
            <text:p>0.502623</text:p>
          </table:table-cell>
          <table:table-cell office:value-type="float" office:value="-0.513642" calcext:value-type="float">
            <text:p>-0.513642</text:p>
          </table:table-cell>
          <table:table-cell office:value-type="float" office:value="-5261.496" calcext:value-type="float">
            <text:p>-5261.496</text:p>
          </table:table-cell>
          <table:table-cell office:value-type="float" office:value="4677.141" calcext:value-type="float">
            <text:p>4677.141</text:p>
          </table:table-cell>
          <table:table-cell office:value-type="float" office:value="-4595.408" calcext:value-type="float">
            <text:p>-4595.408</text:p>
          </table:table-cell>
          <table:table-cell table:number-columns-repeated="46"/>
        </table:table-row>
        <table:table-row table:style-name="ro1">
          <table:table-cell table:formula="of:=MID([.B25];3;3)" office:value-type="string" office:string-value="024" calcext:value-type="string">
            <text:p>024</text:p>
          </table:table-cell>
          <table:table-cell table:style-name="ce18" office:value-type="string" calcext:value-type="string">
            <text:p>FT024A</text:p>
          </table:table-cell>
          <table:table-cell table:style-name="ce18" office:value-type="float" office:value="204460" calcext:value-type="float">
            <text:p>204460</text:p>
          </table:table-cell>
          <table:table-cell table:style-name="ce18" office:value-type="float" office:value="4666" calcext:value-type="float">
            <text:p>4666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32.835" calcext:value-type="float">
            <text:p>232.835</text:p>
          </table:table-cell>
          <table:table-cell table:style-name="Default" office:value-type="float" office:value="3.39145" calcext:value-type="float">
            <text:p>3.39145</text:p>
          </table:table-cell>
          <table:table-cell office:value-type="float" office:value="232.958" calcext:value-type="float">
            <text:p>232.958</text:p>
          </table:table-cell>
          <table:table-cell office:value-type="float" office:value="0.003" calcext:value-type="float">
            <text:p>0.003</text:p>
          </table:table-cell>
          <table:table-cell office:value-type="float" office:value="48.445" calcext:value-type="float">
            <text:p>48.445</text:p>
          </table:table-cell>
          <table:table-cell office:value-type="float" office:value="0.086" calcext:value-type="float">
            <text:p>0.086</text:p>
          </table:table-cell>
          <table:table-cell office:value-type="float" office:value="-0.875149" calcext:value-type="float">
            <text:p>-0.875149</text:p>
          </table:table-cell>
          <table:table-cell office:value-type="float" office:value="0.072255" calcext:value-type="float">
            <text:p>0.072255</text:p>
          </table:table-cell>
          <table:table-cell office:value-type="float" office:value="-0.478427" calcext:value-type="float">
            <text:p>-0.478427</text:p>
          </table:table-cell>
          <table:table-cell office:value-type="float" office:value="-7335.483" calcext:value-type="float">
            <text:p>-7335.483</text:p>
          </table:table-cell>
          <table:table-cell office:value-type="float" office:value="637.767" calcext:value-type="float">
            <text:p>637.767</text:p>
          </table:table-cell>
          <table:table-cell office:value-type="float" office:value="-4056.873" calcext:value-type="float">
            <text:p>-4056.873</text:p>
          </table:table-cell>
          <table:table-cell table:number-columns-repeated="46"/>
        </table:table-row>
        <table:table-row table:style-name="ro1">
          <table:table-cell table:formula="of:=MID([.B26];3;3)" office:value-type="string" office:string-value="025" calcext:value-type="string">
            <text:p>025</text:p>
          </table:table-cell>
          <table:table-cell table:style-name="ce18" office:value-type="string" calcext:value-type="string">
            <text:p>FT025A</text:p>
          </table:table-cell>
          <table:table-cell table:style-name="ce18" office:value-type="float" office:value="204462" calcext:value-type="float">
            <text:p>204462</text:p>
          </table:table-cell>
          <table:table-cell table:style-name="ce18" office:value-type="float" office:value="5700" calcext:value-type="float">
            <text:p>5700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1.98" calcext:value-type="float">
            <text:p>231.98</text:p>
          </table:table-cell>
          <table:table-cell table:style-name="Default" office:value-type="float" office:value="3.23292" calcext:value-type="float">
            <text:p>3.23292</text:p>
          </table:table-cell>
          <table:table-cell office:value-type="float" office:value="232.123" calcext:value-type="float">
            <text:p>232.123</text:p>
          </table:table-cell>
          <table:table-cell office:value-type="float" office:value="0.003" calcext:value-type="float">
            <text:p>0.003</text:p>
          </table:table-cell>
          <table:table-cell office:value-type="float" office:value="51.589" calcext:value-type="float">
            <text:p>51.589</text:p>
          </table:table-cell>
          <table:table-cell office:value-type="float" office:value="0.091" calcext:value-type="float">
            <text:p>0.091</text:p>
          </table:table-cell>
          <table:table-cell office:value-type="float" office:value="-0.8169" calcext:value-type="float">
            <text:p>-0.8169</text:p>
          </table:table-cell>
          <table:table-cell office:value-type="float" office:value="-0.311128" calcext:value-type="float">
            <text:p>-0.311128</text:p>
          </table:table-cell>
          <table:table-cell office:value-type="float" office:value="-0.485669" calcext:value-type="float">
            <text:p>-0.485669</text:p>
          </table:table-cell>
          <table:table-cell office:value-type="float" office:value="-6794.386" calcext:value-type="float">
            <text:p>-6794.386</text:p>
          </table:table-cell>
          <table:table-cell office:value-type="float" office:value="-2659.661" calcext:value-type="float">
            <text:p>-2659.661</text:p>
          </table:table-cell>
          <table:table-cell office:value-type="float" office:value="-4175.862" calcext:value-type="float">
            <text:p>-4175.862</text:p>
          </table:table-cell>
          <table:table-cell table:number-columns-repeated="46"/>
        </table:table-row>
        <table:table-row table:style-name="ro1">
          <table:table-cell table:formula="of:=MID([.B27];3;3)" office:value-type="string" office:string-value="026" calcext:value-type="string">
            <text:p>026</text:p>
          </table:table-cell>
          <table:table-cell table:style-name="ce18" office:value-type="string" calcext:value-type="string">
            <text:p>FT026A</text:p>
          </table:table-cell>
          <table:table-cell table:style-name="ce18" office:value-type="float" office:value="204597" calcext:value-type="float">
            <text:p>204597</text:p>
          </table:table-cell>
          <table:table-cell table:style-name="ce18" office:value-type="float" office:value="7508" calcext:value-type="float">
            <text:p>7508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26.896" calcext:value-type="float">
            <text:p>226.896</text:p>
          </table:table-cell>
          <table:table-cell table:style-name="Default" office:value-type="float" office:value="3.47531" calcext:value-type="float">
            <text:p>3.47531</text:p>
          </table:table-cell>
          <table:table-cell office:value-type="float" office:value="227.706" calcext:value-type="float">
            <text:p>227.706</text:p>
          </table:table-cell>
          <table:table-cell office:value-type="float" office:value="0.003" calcext:value-type="float">
            <text:p>0.003</text:p>
          </table:table-cell>
          <table:table-cell office:value-type="float" office:value="27.636" calcext:value-type="float">
            <text:p>27.63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536286" calcext:value-type="float">
            <text:p>-0.536286</text:p>
          </table:table-cell>
          <table:table-cell office:value-type="float" office:value="0.144413" calcext:value-type="float">
            <text:p>0.144413</text:p>
          </table:table-cell>
          <table:table-cell office:value-type="float" office:value="-0.83159" calcext:value-type="float">
            <text:p>-0.83159</text:p>
          </table:table-cell>
          <table:table-cell office:value-type="float" office:value="-4760.691" calcext:value-type="float">
            <text:p>-4760.691</text:p>
          </table:table-cell>
          <table:table-cell office:value-type="float" office:value="651.395" calcext:value-type="float">
            <text:p>651.395</text:p>
          </table:table-cell>
          <table:table-cell office:value-type="float" office:value="-6897.977" calcext:value-type="float">
            <text:p>-6897.977</text:p>
          </table:table-cell>
          <table:table-cell table:number-columns-repeated="46"/>
        </table:table-row>
        <table:table-row table:style-name="ro1">
          <table:table-cell table:formula="of:=MID([.B28];3;3)" office:value-type="string" office:string-value="027" calcext:value-type="string">
            <text:p>027</text:p>
          </table:table-cell>
          <table:table-cell table:style-name="ce18" office:value-type="string" calcext:value-type="string">
            <text:p>FT027A</text:p>
          </table:table-cell>
          <table:table-cell table:style-name="ce18" office:value-type="float" office:value="204467" calcext:value-type="float">
            <text:p>204467</text:p>
          </table:table-cell>
          <table:table-cell table:style-name="ce18" office:value-type="float" office:value="5760" calcext:value-type="float">
            <text:p>5760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table:style-name="Default" office:value-type="float" office:value="231.97" calcext:value-type="float">
            <text:p>231.97</text:p>
          </table:table-cell>
          <table:table-cell table:style-name="Default" office:value-type="float" office:value="3.3297" calcext:value-type="float">
            <text:p>3.3297</text:p>
          </table:table-cell>
          <table:table-cell office:value-type="float" office:value="232.777" calcext:value-type="float">
            <text:p>232.777</text:p>
          </table:table-cell>
          <table:table-cell office:value-type="float" office:value="0.003" calcext:value-type="float">
            <text:p>0.003</text:p>
          </table:table-cell>
          <table:table-cell office:value-type="float" office:value="22.18" calcext:value-type="float">
            <text:p>22.18</text:p>
          </table:table-cell>
          <table:table-cell office:value-type="float" office:value="0.089" calcext:value-type="float">
            <text:p>0.089</text:p>
          </table:table-cell>
          <table:table-cell office:value-type="float" office:value="-0.326244" calcext:value-type="float">
            <text:p>-0.326244</text:p>
          </table:table-cell>
          <table:table-cell office:value-type="float" office:value="-0.0648654" calcext:value-type="float">
            <text:p>-0.0648654</text:p>
          </table:table-cell>
          <table:table-cell office:value-type="float" office:value="-0.943057" calcext:value-type="float">
            <text:p>-0.943057</text:p>
          </table:table-cell>
          <table:table-cell office:value-type="float" office:value="-2649.611" calcext:value-type="float">
            <text:p>-2649.611</text:p>
          </table:table-cell>
          <table:table-cell office:value-type="float" office:value="-575.338" calcext:value-type="float">
            <text:p>-575.338</text:p>
          </table:table-cell>
          <table:table-cell office:value-type="float" office:value="-7957.387" calcext:value-type="float">
            <text:p>-7957.387</text:p>
          </table:table-cell>
          <table:table-cell table:number-columns-repeated="46"/>
        </table:table-row>
        <table:table-row table:style-name="ro1">
          <table:table-cell table:formula="of:=MID([.B29];3;3)" office:value-type="string" office:string-value="028" calcext:value-type="string">
            <text:p>028</text:p>
          </table:table-cell>
          <table:table-cell table:style-name="ce18" office:value-type="string" calcext:value-type="string">
            <text:p>FT028A</text:p>
          </table:table-cell>
          <table:table-cell table:style-name="ce18" office:value-type="float" office:value="204464" calcext:value-type="float">
            <text:p>204464</text:p>
          </table:table-cell>
          <table:table-cell table:style-name="ce18" office:value-type="float" office:value="6770" calcext:value-type="float">
            <text:p>677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table:style-name="Default" office:value-type="float" office:value="232.461" calcext:value-type="float">
            <text:p>232.461</text:p>
          </table:table-cell>
          <table:table-cell table:style-name="Default" office:value-type="float" office:value="3.57105" calcext:value-type="float">
            <text:p>3.57105</text:p>
          </table:table-cell>
          <table:table-cell office:value-type="float" office:value="232.36" calcext:value-type="float">
            <text:p>232.36</text:p>
          </table:table-cell>
          <table:table-cell office:value-type="float" office:value="0.003" calcext:value-type="float">
            <text:p>0.003</text:p>
          </table:table-cell>
          <table:table-cell office:value-type="float" office:value="56.53" calcext:value-type="float">
            <text:p>56.53</text:p>
          </table:table-cell>
          <table:table-cell office:value-type="float" office:value="0.088" calcext:value-type="float">
            <text:p>0.088</text:p>
          </table:table-cell>
          <table:table-cell office:value-type="float" office:value="-0.610948" calcext:value-type="float">
            <text:p>-0.610948</text:p>
          </table:table-cell>
          <table:table-cell office:value-type="float" office:value="-0.220779" calcext:value-type="float">
            <text:p>-0.220779</text:p>
          </table:table-cell>
          <table:table-cell office:value-type="float" office:value="-0.760263" calcext:value-type="float">
            <text:p>-0.760263</text:p>
          </table:table-cell>
          <table:table-cell office:value-type="float" office:value="-4929.218" calcext:value-type="float">
            <text:p>-4929.218</text:p>
          </table:table-cell>
          <table:table-cell office:value-type="float" office:value="-2250.346" calcext:value-type="float">
            <text:p>-2250.346</text:p>
          </table:table-cell>
          <table:table-cell office:value-type="float" office:value="-6427.399" calcext:value-type="float">
            <text:p>-6427.399</text:p>
          </table:table-cell>
          <table:table-cell table:number-columns-repeated="46"/>
        </table:table-row>
        <table:table-row table:style-name="ro1">
          <table:table-cell table:formula="of:=MID([.B30];3;3)" office:value-type="string" office:string-value="029" calcext:value-type="string">
            <text:p>029</text:p>
          </table:table-cell>
          <table:table-cell table:style-name="ce18" office:value-type="string" calcext:value-type="string">
            <text:p>FT029A</text:p>
          </table:table-cell>
          <table:table-cell table:style-name="ce18" office:value-type="float" office:value="204471" calcext:value-type="float">
            <text:p>204471</text:p>
          </table:table-cell>
          <table:table-cell table:style-name="ce18" office:value-type="float" office:value="4080" calcext:value-type="float">
            <text:p>408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2.347" calcext:value-type="float">
            <text:p>232.347</text:p>
          </table:table-cell>
          <table:table-cell table:style-name="Default" office:value-type="float" office:value="3.41498" calcext:value-type="float">
            <text:p>3.41498</text:p>
          </table:table-cell>
          <table:table-cell office:value-type="float" office:value="233.042" calcext:value-type="float">
            <text:p>233.042</text:p>
          </table:table-cell>
          <table:table-cell office:value-type="float" office:value="0.003" calcext:value-type="float">
            <text:p>0.003</text:p>
          </table:table-cell>
          <table:table-cell office:value-type="float" office:value="25.049" calcext:value-type="float">
            <text:p>25.049</text:p>
          </table:table-cell>
          <table:table-cell office:value-type="float" office:value="0.083" calcext:value-type="float">
            <text:p>0.083</text:p>
          </table:table-cell>
          <table:table-cell office:value-type="float" office:value="-0.685017" calcext:value-type="float">
            <text:p>-0.685017</text:p>
          </table:table-cell>
          <table:table-cell office:value-type="float" office:value="-0.515212" calcext:value-type="float">
            <text:p>-0.515212</text:p>
          </table:table-cell>
          <table:table-cell office:value-type="float" office:value="-0.515081" calcext:value-type="float">
            <text:p>-0.515081</text:p>
          </table:table-cell>
          <table:table-cell office:value-type="float" office:value="-5952.219" calcext:value-type="float">
            <text:p>-5952.219</text:p>
          </table:table-cell>
          <table:table-cell office:value-type="float" office:value="-3720.201" calcext:value-type="float">
            <text:p>-3720.201</text:p>
          </table:table-cell>
          <table:table-cell office:value-type="float" office:value="-4627.141" calcext:value-type="float">
            <text:p>-4627.141</text:p>
          </table:table-cell>
          <table:table-cell table:number-columns-repeated="46"/>
        </table:table-row>
        <table:table-row table:style-name="ro1">
          <table:table-cell table:formula="of:=MID([.B31];3;3)" office:value-type="string" office:string-value="030" calcext:value-type="string">
            <text:p>030</text:p>
          </table:table-cell>
          <table:table-cell table:style-name="ce18" office:value-type="string" calcext:value-type="string">
            <text:p>FT030A</text:p>
          </table:table-cell>
          <table:table-cell table:style-name="ce18" office:value-type="float" office:value="204473" calcext:value-type="float">
            <text:p>204473</text:p>
          </table:table-cell>
          <table:table-cell table:style-name="ce18" office:value-type="float" office:value="5620" calcext:value-type="float">
            <text:p>5620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table:style-name="Default" office:value-type="float" office:value="231.477" calcext:value-type="float">
            <text:p>231.477</text:p>
          </table:table-cell>
          <table:table-cell table:style-name="Default" office:value-type="float" office:value="3.49522" calcext:value-type="float">
            <text:p>3.49522</text:p>
          </table:table-cell>
          <table:table-cell office:value-type="float" office:value="232.37" calcext:value-type="float">
            <text:p>232.37</text:p>
          </table:table-cell>
          <table:table-cell office:value-type="float" office:value="0.003" calcext:value-type="float">
            <text:p>0.003</text:p>
          </table:table-cell>
          <table:table-cell office:value-type="float" office:value="21.677" calcext:value-type="float">
            <text:p>21.67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3879" calcext:value-type="float">
            <text:p>-0.3879</text:p>
          </table:table-cell>
          <table:table-cell office:value-type="float" office:value="-0.792307" calcext:value-type="float">
            <text:p>-0.792307</text:p>
          </table:table-cell>
          <table:table-cell office:value-type="float" office:value="-0.470939" calcext:value-type="float">
            <text:p>-0.470939</text:p>
          </table:table-cell>
          <table:table-cell office:value-type="float" office:value="-3562.423" calcext:value-type="float">
            <text:p>-3562.423</text:p>
          </table:table-cell>
          <table:table-cell office:value-type="float" office:value="-6536.916" calcext:value-type="float">
            <text:p>-6536.916</text:p>
          </table:table-cell>
          <table:table-cell office:value-type="float" office:value="-3905.583" calcext:value-type="float">
            <text:p>-3905.583</text:p>
          </table:table-cell>
          <table:table-cell table:number-columns-repeated="46"/>
        </table:table-row>
        <table:table-row table:style-name="ro1">
          <table:table-cell table:formula="of:=MID([.B32];3;3)" office:value-type="string" office:string-value="031" calcext:value-type="string">
            <text:p>031</text:p>
          </table:table-cell>
          <table:table-cell table:style-name="ce18" office:value-type="string" calcext:value-type="string">
            <text:p>FT031A</text:p>
          </table:table-cell>
          <table:table-cell table:style-name="ce18" office:value-type="float" office:value="204475" calcext:value-type="float">
            <text:p>204475</text:p>
          </table:table-cell>
          <table:table-cell table:style-name="ce18" office:value-type="float" office:value="6740" calcext:value-type="float">
            <text:p>6740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2.244" calcext:value-type="float">
            <text:p>232.244</text:p>
          </table:table-cell>
          <table:table-cell table:style-name="Default" office:value-type="float" office:value="3.37823" calcext:value-type="float">
            <text:p>3.37823</text:p>
          </table:table-cell>
          <table:table-cell office:value-type="float" office:value="233.143" calcext:value-type="float">
            <text:p>233.143</text:p>
          </table:table-cell>
          <table:table-cell office:value-type="float" office:value="0.003" calcext:value-type="float">
            <text:p>0.003</text:p>
          </table:table-cell>
          <table:table-cell office:value-type="float" office:value="22.866" calcext:value-type="float">
            <text:p>22.866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11788" calcext:value-type="float">
            <text:p>-0.311788</text:p>
          </table:table-cell>
          <table:table-cell office:value-type="float" office:value="-0.46462" calcext:value-type="float">
            <text:p>-0.46462</text:p>
          </table:table-cell>
          <table:table-cell office:value-type="float" office:value="-0.828804" calcext:value-type="float">
            <text:p>-0.828804</text:p>
          </table:table-cell>
          <table:table-cell office:value-type="float" office:value="-2238.889" calcext:value-type="float">
            <text:p>-2238.889</text:p>
          </table:table-cell>
          <table:table-cell office:value-type="float" office:value="-4316.579" calcext:value-type="float">
            <text:p>-4316.579</text:p>
          </table:table-cell>
          <table:table-cell office:value-type="float" office:value="-6857.471" calcext:value-type="float">
            <text:p>-6857.471</text:p>
          </table:table-cell>
          <table:table-cell table:number-columns-repeated="46"/>
        </table:table-row>
        <table:table-row table:style-name="ro1">
          <table:table-cell table:formula="of:=MID([.B33];3;3)" office:value-type="string" office:string-value="032" calcext:value-type="string">
            <text:p>032</text:p>
          </table:table-cell>
          <table:table-cell table:style-name="ce18" office:value-type="string" calcext:value-type="string">
            <text:p>FT032A</text:p>
          </table:table-cell>
          <table:table-cell table:style-name="ce18" office:value-type="float" office:value="204477" calcext:value-type="float">
            <text:p>204477</text:p>
          </table:table-cell>
          <table:table-cell table:style-name="ce18" office:value-type="float" office:value="5050" calcext:value-type="float">
            <text:p>505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2.38" calcext:value-type="float">
            <text:p>232.38</text:p>
          </table:table-cell>
          <table:table-cell table:style-name="Default" office:value-type="float" office:value="3.54277" calcext:value-type="float">
            <text:p>3.54277</text:p>
          </table:table-cell>
          <table:table-cell office:value-type="float" office:value="232.456" calcext:value-type="float">
            <text:p>232.456</text:p>
          </table:table-cell>
          <table:table-cell office:value-type="float" office:value="0.003" calcext:value-type="float">
            <text:p>0.003</text:p>
          </table:table-cell>
          <table:table-cell office:value-type="float" office:value="49.663" calcext:value-type="float">
            <text:p>49.66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7196" calcext:value-type="float">
            <text:p>0.197196</text:p>
          </table:table-cell>
          <table:table-cell office:value-type="float" office:value="-0.973598" calcext:value-type="float">
            <text:p>-0.973598</text:p>
          </table:table-cell>
          <table:table-cell office:value-type="float" office:value="-0.114983" calcext:value-type="float">
            <text:p>-0.114983</text:p>
          </table:table-cell>
          <table:table-cell office:value-type="float" office:value="1215.38" calcext:value-type="float">
            <text:p>1215.38</text:p>
          </table:table-cell>
          <table:table-cell office:value-type="float" office:value="-8294.726" calcext:value-type="float">
            <text:p>-8294.726</text:p>
          </table:table-cell>
          <table:table-cell office:value-type="float" office:value="-632.936" calcext:value-type="float">
            <text:p>-632.936</text:p>
          </table:table-cell>
          <table:table-cell table:number-columns-repeated="46"/>
        </table:table-row>
        <table:table-row table:style-name="ro1">
          <table:table-cell table:formula="of:=MID([.B34];3;3)" office:value-type="string" office:string-value="033" calcext:value-type="string">
            <text:p>033</text:p>
          </table:table-cell>
          <table:table-cell table:style-name="ce18" office:value-type="string" calcext:value-type="string">
            <text:p>FT033A</text:p>
          </table:table-cell>
          <table:table-cell table:style-name="ce18" office:value-type="float" office:value="204479" calcext:value-type="float">
            <text:p>204479</text:p>
          </table:table-cell>
          <table:table-cell table:style-name="ce18" office:value-type="float" office:value="4360" calcext:value-type="float">
            <text:p>436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table:style-name="Default" office:value-type="float" office:value="233.207" calcext:value-type="float">
            <text:p>233.207</text:p>
          </table:table-cell>
          <table:table-cell table:style-name="Default" office:value-type="float" office:value="3.39802" calcext:value-type="float">
            <text:p>3.39802</text:p>
          </table:table-cell>
          <table:table-cell office:value-type="float" office:value="233.945" calcext:value-type="float">
            <text:p>233.94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65" calcext:value-type="float">
            <text:p>27.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3453" calcext:value-type="float">
            <text:p>0.383453</text:p>
          </table:table-cell>
          <table:table-cell office:value-type="float" office:value="-0.917762" calcext:value-type="float">
            <text:p>-0.917762</text:p>
          </table:table-cell>
          <table:table-cell office:value-type="float" office:value="0.103328" calcext:value-type="float">
            <text:p>0.103328</text:p>
          </table:table-cell>
          <table:table-cell office:value-type="float" office:value="3129.452" calcext:value-type="float">
            <text:p>3129.452</text:p>
          </table:table-cell>
          <table:table-cell office:value-type="float" office:value="-7770.158" calcext:value-type="float">
            <text:p>-7770.158</text:p>
          </table:table-cell>
          <table:table-cell office:value-type="float" office:value="709.772" calcext:value-type="float">
            <text:p>709.772</text:p>
          </table:table-cell>
          <table:table-cell table:number-columns-repeated="46"/>
        </table:table-row>
        <table:table-row table:style-name="ro1">
          <table:table-cell table:formula="of:=MID([.B35];3;3)" office:value-type="string" office:string-value="034" calcext:value-type="string">
            <text:p>034</text:p>
          </table:table-cell>
          <table:table-cell table:style-name="ce18" office:value-type="string" calcext:value-type="string">
            <text:p>FT034A</text:p>
          </table:table-cell>
          <table:table-cell table:style-name="ce18" office:value-type="float" office:value="204481" calcext:value-type="float">
            <text:p>204481</text:p>
          </table:table-cell>
          <table:table-cell table:style-name="ce18" office:value-type="float" office:value="5640" calcext:value-type="float">
            <text:p>564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2.894" calcext:value-type="float">
            <text:p>232.894</text:p>
          </table:table-cell>
          <table:table-cell table:style-name="Default" office:value-type="float" office:value="3.38557" calcext:value-type="float">
            <text:p>3.38557</text:p>
          </table:table-cell>
          <table:table-cell office:value-type="float" office:value="233.776" calcext:value-type="float">
            <text:p>233.776</text:p>
          </table:table-cell>
          <table:table-cell office:value-type="float" office:value="0.003" calcext:value-type="float">
            <text:p>0.003</text:p>
          </table:table-cell>
          <table:table-cell office:value-type="float" office:value="22.383" calcext:value-type="float">
            <text:p>22.3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569474" calcext:value-type="float">
            <text:p>0.569474</text:p>
          </table:table-cell>
          <table:table-cell office:value-type="float" office:value="-0.693141" calcext:value-type="float">
            <text:p>-0.693141</text:p>
          </table:table-cell>
          <table:table-cell office:value-type="float" office:value="0.441876" calcext:value-type="float">
            <text:p>0.441876</text:p>
          </table:table-cell>
          <table:table-cell office:value-type="float" office:value="4825.933" calcext:value-type="float">
            <text:p>4825.933</text:p>
          </table:table-cell>
          <table:table-cell office:value-type="float" office:value="-5743.782" calcext:value-type="float">
            <text:p>-5743.782</text:p>
          </table:table-cell>
          <table:table-cell office:value-type="float" office:value="3794.181" calcext:value-type="float">
            <text:p>3794.181</text:p>
          </table:table-cell>
          <table:table-cell table:number-columns-repeated="46"/>
        </table:table-row>
        <table:table-row table:style-name="ro1">
          <table:table-cell table:formula="of:=MID([.B36];3;3)" office:value-type="string" office:string-value="035" calcext:value-type="string">
            <text:p>035</text:p>
          </table:table-cell>
          <table:table-cell table:style-name="ce18" office:value-type="string" calcext:value-type="string">
            <text:p>FT035A</text:p>
          </table:table-cell>
          <table:table-cell table:style-name="ce18" office:value-type="float" office:value="204483" calcext:value-type="float">
            <text:p>204483</text:p>
          </table:table-cell>
          <table:table-cell table:style-name="ce18" office:value-type="float" office:value="5360" calcext:value-type="float">
            <text:p>536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40.459" calcext:value-type="float">
            <text:p>240.459</text:p>
          </table:table-cell>
          <table:table-cell table:style-name="Default" office:value-type="float" office:value="3.63169" calcext:value-type="float">
            <text:p>3.63169</text:p>
          </table:table-cell>
          <table:table-cell office:value-type="float" office:value="240.514" calcext:value-type="float">
            <text:p>240.514</text:p>
          </table:table-cell>
          <table:table-cell office:value-type="float" office:value="0.003" calcext:value-type="float">
            <text:p>0.003</text:p>
          </table:table-cell>
          <table:table-cell office:value-type="float" office:value="55.618" calcext:value-type="float">
            <text:p>55.6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5988" calcext:value-type="float">
            <text:p>0.185988</text:p>
          </table:table-cell>
          <table:table-cell office:value-type="float" office:value="-0.818504" calcext:value-type="float">
            <text:p>-0.818504</text:p>
          </table:table-cell>
          <table:table-cell office:value-type="float" office:value="0.543563" calcext:value-type="float">
            <text:p>0.543563</text:p>
          </table:table-cell>
          <table:table-cell office:value-type="float" office:value="1095.45" calcext:value-type="float">
            <text:p>1095.45</text:p>
          </table:table-cell>
          <table:table-cell office:value-type="float" office:value="-6867.161" calcext:value-type="float">
            <text:p>-6867.161</text:p>
          </table:table-cell>
          <table:table-cell office:value-type="float" office:value="4724.044" calcext:value-type="float">
            <text:p>4724.044</text:p>
          </table:table-cell>
          <table:table-cell table:number-columns-repeated="46"/>
        </table:table-row>
        <table:table-row table:style-name="ro1">
          <table:table-cell table:formula="of:=MID([.B37];3;3)" office:value-type="string" office:string-value="036" calcext:value-type="string">
            <text:p>036</text:p>
          </table:table-cell>
          <table:table-cell table:style-name="ce18" office:value-type="string" calcext:value-type="string">
            <text:p>FT036A</text:p>
          </table:table-cell>
          <table:table-cell table:style-name="ce18" office:value-type="float" office:value="204485" calcext:value-type="float">
            <text:p>204485</text:p>
          </table:table-cell>
          <table:table-cell table:style-name="ce18" office:value-type="float" office:value="6340" calcext:value-type="float">
            <text:p>634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2.886" calcext:value-type="float">
            <text:p>232.886</text:p>
          </table:table-cell>
          <table:table-cell table:style-name="Default" office:value-type="float" office:value="3.63097" calcext:value-type="float">
            <text:p>3.63097</text:p>
          </table:table-cell>
          <table:table-cell office:value-type="float" office:value="233.657" calcext:value-type="float">
            <text:p>233.657</text:p>
          </table:table-cell>
          <table:table-cell office:value-type="float" office:value="0.003" calcext:value-type="float">
            <text:p>0.003</text:p>
          </table:table-cell>
          <table:table-cell office:value-type="float" office:value="29.771" calcext:value-type="float">
            <text:p>29.771</text:p>
          </table:table-cell>
          <table:table-cell office:value-type="float" office:value="0.11" calcext:value-type="float">
            <text:p>0.11</text:p>
          </table:table-cell>
          <table:table-cell office:value-type="float" office:value="-0.233999" calcext:value-type="float">
            <text:p>-0.233999</text:p>
          </table:table-cell>
          <table:table-cell office:value-type="float" office:value="-0.804796" calcext:value-type="float">
            <text:p>-0.804796</text:p>
          </table:table-cell>
          <table:table-cell office:value-type="float" office:value="0.54548" calcext:value-type="float">
            <text:p>0.54548</text:p>
          </table:table-cell>
          <table:table-cell office:value-type="float" office:value="-2061.865" calcext:value-type="float">
            <text:p>-2061.865</text:p>
          </table:table-cell>
          <table:table-cell office:value-type="float" office:value="-6772.362" calcext:value-type="float">
            <text:p>-6772.362</text:p>
          </table:table-cell>
          <table:table-cell office:value-type="float" office:value="4534.232" calcext:value-type="float">
            <text:p>4534.232</text:p>
          </table:table-cell>
          <table:table-cell table:number-columns-repeated="46"/>
        </table:table-row>
        <table:table-row table:style-name="ro1">
          <table:table-cell table:formula="of:=MID([.B38];3;3)" office:value-type="string" office:string-value="037" calcext:value-type="string">
            <text:p>037</text:p>
          </table:table-cell>
          <table:table-cell table:style-name="ce18" office:value-type="string" calcext:value-type="string">
            <text:p>FT037A</text:p>
          </table:table-cell>
          <table:table-cell table:style-name="ce18" office:value-type="float" office:value="204487" calcext:value-type="float">
            <text:p>204487</text:p>
          </table:table-cell>
          <table:table-cell table:style-name="ce18" office:value-type="float" office:value="6820" calcext:value-type="float">
            <text:p>682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3.688" calcext:value-type="float">
            <text:p>233.688</text:p>
          </table:table-cell>
          <table:table-cell table:style-name="Default" office:value-type="float" office:value="3.62793" calcext:value-type="float">
            <text:p>3.62793</text:p>
          </table:table-cell>
          <table:table-cell office:value-type="float" office:value="233.409" calcext:value-type="float">
            <text:p>233.409</text:p>
          </table:table-cell>
          <table:table-cell office:value-type="float" office:value="0.003" calcext:value-type="float">
            <text:p>0.003</text:p>
          </table:table-cell>
          <table:table-cell office:value-type="float" office:value="63.007" calcext:value-type="float">
            <text:p>63.007</text:p>
          </table:table-cell>
          <table:table-cell office:value-type="float" office:value="0.093" calcext:value-type="float">
            <text:p>0.093</text:p>
          </table:table-cell>
          <table:table-cell office:value-type="float" office:value="-0.500689" calcext:value-type="float">
            <text:p>-0.500689</text:p>
          </table:table-cell>
          <table:table-cell office:value-type="float" office:value="-0.721546" calcext:value-type="float">
            <text:p>-0.721546</text:p>
          </table:table-cell>
          <table:table-cell office:value-type="float" office:value="0.478207" calcext:value-type="float">
            <text:p>0.478207</text:p>
          </table:table-cell>
          <table:table-cell office:value-type="float" office:value="-4311.651" calcext:value-type="float">
            <text:p>-4311.651</text:p>
          </table:table-cell>
          <table:table-cell office:value-type="float" office:value="-5967.031" calcext:value-type="float">
            <text:p>-5967.031</text:p>
          </table:table-cell>
          <table:table-cell office:value-type="float" office:value="4058.951" calcext:value-type="float">
            <text:p>4058.951</text:p>
          </table:table-cell>
          <table:table-cell table:number-columns-repeated="46"/>
        </table:table-row>
        <table:table-row table:style-name="ro1">
          <table:table-cell table:formula="of:=MID([.B39];3;3)" office:value-type="string" office:string-value="038" calcext:value-type="string">
            <text:p>038</text:p>
          </table:table-cell>
          <table:table-cell table:style-name="ce18" office:value-type="string" calcext:value-type="string">
            <text:p>FT038A</text:p>
          </table:table-cell>
          <table:table-cell table:style-name="ce18" office:value-type="float" office:value="204489" calcext:value-type="float">
            <text:p>204489</text:p>
          </table:table-cell>
          <table:table-cell table:style-name="ce18" office:value-type="float" office:value="7050" calcext:value-type="float">
            <text:p>705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2.984" calcext:value-type="float">
            <text:p>232.984</text:p>
          </table:table-cell>
          <table:table-cell table:style-name="Default" office:value-type="float" office:value="3.47544" calcext:value-type="float">
            <text:p>3.47544</text:p>
          </table:table-cell>
          <table:table-cell office:value-type="float" office:value="233.896" calcext:value-type="float">
            <text:p>233.896</text:p>
          </table:table-cell>
          <table:table-cell office:value-type="float" office:value="0.003" calcext:value-type="float">
            <text:p>0.003</text:p>
          </table:table-cell>
          <table:table-cell office:value-type="float" office:value="22.757" calcext:value-type="float">
            <text:p>22.757</text:p>
          </table:table-cell>
          <table:table-cell office:value-type="float" office:value="0.101" calcext:value-type="float">
            <text:p>0.101</text:p>
          </table:table-cell>
          <table:table-cell office:value-type="float" office:value="-0.385917" calcext:value-type="float">
            <text:p>-0.385917</text:p>
          </table:table-cell>
          <table:table-cell office:value-type="float" office:value="-0.910106" calcext:value-type="float">
            <text:p>-0.910106</text:p>
          </table:table-cell>
          <table:table-cell office:value-type="float" office:value="0.150918" calcext:value-type="float">
            <text:p>0.150918</text:p>
          </table:table-cell>
          <table:table-cell office:value-type="float" office:value="-2754.153" calcext:value-type="float">
            <text:p>-2754.153</text:p>
          </table:table-cell>
          <table:table-cell office:value-type="float" office:value="-7841.256" calcext:value-type="float">
            <text:p>-7841.256</text:p>
          </table:table-cell>
          <table:table-cell office:value-type="float" office:value="1265.574" calcext:value-type="float">
            <text:p>1265.574</text:p>
          </table:table-cell>
          <table:table-cell table:number-columns-repeated="46"/>
        </table:table-row>
        <table:table-row table:style-name="ro1">
          <table:table-cell table:formula="of:=MID([.B40];3;3)" office:value-type="string" office:string-value="039" calcext:value-type="string">
            <text:p>039</text:p>
          </table:table-cell>
          <table:table-cell table:style-name="ce18" office:value-type="string" calcext:value-type="string">
            <text:p>FT039A</text:p>
          </table:table-cell>
          <table:table-cell table:style-name="ce18" office:value-type="float" office:value="204491" calcext:value-type="float">
            <text:p>204491</text:p>
          </table:table-cell>
          <table:table-cell table:style-name="ce18" office:value-type="float" office:value="5440" calcext:value-type="float">
            <text:p>544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37.78" calcext:value-type="float">
            <text:p>237.78</text:p>
          </table:table-cell>
          <table:table-cell table:style-name="Default" office:value-type="float" office:value="3.6278" calcext:value-type="float">
            <text:p>3.6278</text:p>
          </table:table-cell>
          <table:table-cell office:value-type="float" office:value="237.831" calcext:value-type="float">
            <text:p>237.831</text:p>
          </table:table-cell>
          <table:table-cell office:value-type="float" office:value="0.003" calcext:value-type="float">
            <text:p>0.003</text:p>
          </table:table-cell>
          <table:table-cell office:value-type="float" office:value="54.193" calcext:value-type="float">
            <text:p>54.193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05291" calcext:value-type="float">
            <text:p>-0.205291</text:p>
          </table:table-cell>
          <table:table-cell office:value-type="float" office:value="-0.969335" calcext:value-type="float">
            <text:p>-0.969335</text:p>
          </table:table-cell>
          <table:table-cell office:value-type="float" office:value="-0.135074" calcext:value-type="float">
            <text:p>-0.135074</text:p>
          </table:table-cell>
          <table:table-cell office:value-type="float" office:value="-2091.017" calcext:value-type="float">
            <text:p>-2091.017</text:p>
          </table:table-cell>
          <table:table-cell office:value-type="float" office:value="-8080.688" calcext:value-type="float">
            <text:p>-8080.688</text:p>
          </table:table-cell>
          <table:table-cell office:value-type="float" office:value="-1001.604" calcext:value-type="float">
            <text:p>-1001.604</text:p>
          </table:table-cell>
          <table:table-cell table:number-columns-repeated="46"/>
        </table:table-row>
        <table:table-row table:style-name="ro1">
          <table:table-cell table:formula="of:=MID([.B41];3;3)" office:value-type="string" office:string-value="040" calcext:value-type="string">
            <text:p>040</text:p>
          </table:table-cell>
          <table:table-cell table:style-name="ce18" office:value-type="string" calcext:value-type="string">
            <text:p>FT040A</text:p>
          </table:table-cell>
          <table:table-cell table:style-name="ce18" office:value-type="float" office:value="204493" calcext:value-type="float">
            <text:p>204493</text:p>
          </table:table-cell>
          <table:table-cell table:style-name="ce18" office:value-type="float" office:value="5850" calcext:value-type="float">
            <text:p>5850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2.132" calcext:value-type="float">
            <text:p>232.132</text:p>
          </table:table-cell>
          <table:table-cell table:style-name="Default" office:value-type="float" office:value="3.67735" calcext:value-type="float">
            <text:p>3.67735</text:p>
          </table:table-cell>
          <table:table-cell office:value-type="float" office:value="232.112" calcext:value-type="float">
            <text:p>232.112</text:p>
          </table:table-cell>
          <table:table-cell office:value-type="float" office:value="0.003" calcext:value-type="float">
            <text:p>0.003</text:p>
          </table:table-cell>
          <table:table-cell office:value-type="float" office:value="59.442" calcext:value-type="float">
            <text:p>59.442</text:p>
          </table:table-cell>
          <table:table-cell office:value-type="float" office:value="0.1" calcext:value-type="float">
            <text:p>0.1</text:p>
          </table:table-cell>
          <table:table-cell office:value-type="float" office:value="0.0270672" calcext:value-type="float">
            <text:p>0.0270672</text:p>
          </table:table-cell>
          <table:table-cell office:value-type="float" office:value="-0.977791" calcext:value-type="float">
            <text:p>-0.977791</text:p>
          </table:table-cell>
          <table:table-cell office:value-type="float" office:value="0.207828" calcext:value-type="float">
            <text:p>0.207828</text:p>
          </table:table-cell>
          <table:table-cell office:value-type="float" office:value="-291.901" calcext:value-type="float">
            <text:p>-291.901</text:p>
          </table:table-cell>
          <table:table-cell office:value-type="float" office:value="-8179.546" calcext:value-type="float">
            <text:p>-8179.546</text:p>
          </table:table-cell>
          <table:table-cell office:value-type="float" office:value="1920.448" calcext:value-type="float">
            <text:p>1920.448</text:p>
          </table:table-cell>
          <table:table-cell table:number-columns-repeated="46"/>
        </table:table-row>
        <table:table-row table:style-name="ro1">
          <table:table-cell table:formula="of:=MID([.B42];3;3)" office:value-type="string" office:string-value="041" calcext:value-type="string">
            <text:p>041</text:p>
          </table:table-cell>
          <table:table-cell table:style-name="ce18" office:value-type="string" calcext:value-type="string">
            <text:p>FT041A</text:p>
          </table:table-cell>
          <table:table-cell table:style-name="ce18" office:value-type="float" office:value="204495" calcext:value-type="float">
            <text:p>204495</text:p>
          </table:table-cell>
          <table:table-cell table:style-name="ce18" office:value-type="float" office:value="6690" calcext:value-type="float">
            <text:p>6690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table:style-name="Default" office:value-type="float" office:value="234.9" calcext:value-type="float">
            <text:p>234.9</text:p>
          </table:table-cell>
          <table:table-cell table:style-name="Default" office:value-type="float" office:value="3.45492" calcext:value-type="float">
            <text:p>3.45492</text:p>
          </table:table-cell>
          <table:table-cell office:value-type="float" office:value="235.739" calcext:value-type="float">
            <text:p>235.739</text:p>
          </table:table-cell>
          <table:table-cell office:value-type="float" office:value="0.003" calcext:value-type="float">
            <text:p>0.003</text:p>
          </table:table-cell>
          <table:table-cell office:value-type="float" office:value="22.844" calcext:value-type="float">
            <text:p>22.844</text:p>
          </table:table-cell>
          <table:table-cell office:value-type="float" office:value="0.11" calcext:value-type="float">
            <text:p>0.11</text:p>
          </table:table-cell>
          <table:table-cell office:value-type="float" office:value="0.84504" calcext:value-type="float">
            <text:p>0.84504</text:p>
          </table:table-cell>
          <table:table-cell office:value-type="float" office:value="-0.495295" calcext:value-type="float">
            <text:p>-0.495295</text:p>
          </table:table-cell>
          <table:table-cell office:value-type="float" office:value="-0.201467" calcext:value-type="float">
            <text:p>-0.201467</text:p>
          </table:table-cell>
          <table:table-cell office:value-type="float" office:value="7120.161" calcext:value-type="float">
            <text:p>7120.161</text:p>
          </table:table-cell>
          <table:table-cell office:value-type="float" office:value="-3882.702" calcext:value-type="float">
            <text:p>-3882.702</text:p>
          </table:table-cell>
          <table:table-cell office:value-type="float" office:value="-2215.525" calcext:value-type="float">
            <text:p>-2215.525</text:p>
          </table:table-cell>
          <table:table-cell table:number-columns-repeated="46"/>
        </table:table-row>
        <table:table-row table:style-name="ro1">
          <table:table-cell table:formula="of:=MID([.B43];3;3)" office:value-type="string" office:string-value="042" calcext:value-type="string">
            <text:p>042</text:p>
          </table:table-cell>
          <table:table-cell table:style-name="ce18" office:value-type="string" calcext:value-type="string">
            <text:p>FT042A</text:p>
          </table:table-cell>
          <table:table-cell table:style-name="ce18" office:value-type="float" office:value="204497" calcext:value-type="float">
            <text:p>204497</text:p>
          </table:table-cell>
          <table:table-cell table:style-name="ce18" office:value-type="float" office:value="6320" calcext:value-type="float">
            <text:p>6320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table:style-name="Default" office:value-type="float" office:value="232.693" calcext:value-type="float">
            <text:p>232.693</text:p>
          </table:table-cell>
          <table:table-cell table:style-name="Default" office:value-type="float" office:value="3.61239" calcext:value-type="float">
            <text:p>3.61239</text:p>
          </table:table-cell>
          <table:table-cell office:value-type="float" office:value="232.945" calcext:value-type="float">
            <text:p>232.945</text:p>
          </table:table-cell>
          <table:table-cell office:value-type="float" office:value="0.003" calcext:value-type="float">
            <text:p>0.003</text:p>
          </table:table-cell>
          <table:table-cell office:value-type="float" office:value="49.298" calcext:value-type="float">
            <text:p>49.298</text:p>
          </table:table-cell>
          <table:table-cell office:value-type="float" office:value="0.118" calcext:value-type="float">
            <text:p>0.118</text:p>
          </table:table-cell>
          <table:table-cell office:value-type="float" office:value="0.753499" calcext:value-type="float">
            <text:p>0.753499</text:p>
          </table:table-cell>
          <table:table-cell office:value-type="float" office:value="-0.651586" calcext:value-type="float">
            <text:p>-0.651586</text:p>
          </table:table-cell>
          <table:table-cell office:value-type="float" office:value="0.0876044" calcext:value-type="float">
            <text:p>0.0876044</text:p>
          </table:table-cell>
          <table:table-cell office:value-type="float" office:value="6263.416" calcext:value-type="float">
            <text:p>6263.416</text:p>
          </table:table-cell>
          <table:table-cell office:value-type="float" office:value="-5599.132" calcext:value-type="float">
            <text:p>-5599.132</text:p>
          </table:table-cell>
          <table:table-cell office:value-type="float" office:value="306.774" calcext:value-type="float">
            <text:p>306.774</text:p>
          </table:table-cell>
          <table:table-cell table:number-columns-repeated="46"/>
        </table:table-row>
        <table:table-row table:style-name="ro1">
          <table:table-cell table:formula="of:=MID([.B44];3;3)" office:value-type="string" office:string-value="043" calcext:value-type="string">
            <text:p>043</text:p>
          </table:table-cell>
          <table:table-cell table:style-name="ce18" office:value-type="string" calcext:value-type="string">
            <text:p>FT043A</text:p>
          </table:table-cell>
          <table:table-cell table:style-name="ce18" office:value-type="float" office:value="204499" calcext:value-type="float">
            <text:p>204499</text:p>
          </table:table-cell>
          <table:table-cell table:style-name="ce18" office:value-type="float" office:value="4800" calcext:value-type="float">
            <text:p>4800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table:style-name="Default" office:value-type="float" office:value="235.123" calcext:value-type="float">
            <text:p>235.123</text:p>
          </table:table-cell>
          <table:table-cell table:style-name="Default" office:value-type="float" office:value="3.56331" calcext:value-type="float">
            <text:p>3.56331</text:p>
          </table:table-cell>
          <table:table-cell office:value-type="float" office:value="235.271" calcext:value-type="float">
            <text:p>235.271</text:p>
          </table:table-cell>
          <table:table-cell office:value-type="float" office:value="0.004" calcext:value-type="float">
            <text:p>0.004</text:p>
          </table:table-cell>
          <table:table-cell office:value-type="float" office:value="56.113" calcext:value-type="float">
            <text:p>56.1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573497" calcext:value-type="float">
            <text:p>0.573497</text:p>
          </table:table-cell>
          <table:table-cell office:value-type="float" office:value="-0.807113" calcext:value-type="float">
            <text:p>-0.807113</text:p>
          </table:table-cell>
          <table:table-cell office:value-type="float" office:value="-0.140253" calcext:value-type="float">
            <text:p>-0.140253</text:p>
          </table:table-cell>
          <table:table-cell office:value-type="float" office:value="5024.748" calcext:value-type="float">
            <text:p>5024.748</text:p>
          </table:table-cell>
          <table:table-cell office:value-type="float" office:value="-6587.778" calcext:value-type="float">
            <text:p>-6587.778</text:p>
          </table:table-cell>
          <table:table-cell office:value-type="float" office:value="-1422.849" calcext:value-type="float">
            <text:p>-1422.849</text:p>
          </table:table-cell>
          <table:table-cell table:number-columns-repeated="46"/>
        </table:table-row>
        <table:table-row table:style-name="ro1">
          <table:table-cell table:formula="of:=MID([.B45];3;3)" office:value-type="string" office:string-value="044" calcext:value-type="string">
            <text:p>044</text:p>
          </table:table-cell>
          <table:table-cell table:style-name="ce18" office:value-type="string" calcext:value-type="string">
            <text:p>FT044A</text:p>
          </table:table-cell>
          <table:table-cell table:style-name="ce18" office:value-type="float" office:value="204501" calcext:value-type="float">
            <text:p>204501</text:p>
          </table:table-cell>
          <table:table-cell table:style-name="ce18" office:value-type="float" office:value="4470" calcext:value-type="float">
            <text:p>447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6.805" calcext:value-type="float">
            <text:p>236.805</text:p>
          </table:table-cell>
          <table:table-cell table:style-name="Default" office:value-type="float" office:value="3.51227" calcext:value-type="float">
            <text:p>3.51227</text:p>
          </table:table-cell>
          <table:table-cell office:value-type="float" office:value="237.398" calcext:value-type="float">
            <text:p>237.398</text:p>
          </table:table-cell>
          <table:table-cell office:value-type="float" office:value="0.003" calcext:value-type="float">
            <text:p>0.003</text:p>
          </table:table-cell>
          <table:table-cell office:value-type="float" office:value="33.663" calcext:value-type="float">
            <text:p>33.663</text:p>
          </table:table-cell>
          <table:table-cell office:value-type="float" office:value="0.1" calcext:value-type="float">
            <text:p>0.1</text:p>
          </table:table-cell>
          <table:table-cell office:value-type="float" office:value="0.688733" calcext:value-type="float">
            <text:p>0.688733</text:p>
          </table:table-cell>
          <table:table-cell office:value-type="float" office:value="-0.491007" calcext:value-type="float">
            <text:p>-0.491007</text:p>
          </table:table-cell>
          <table:table-cell office:value-type="float" office:value="0.53344" calcext:value-type="float">
            <text:p>0.53344</text:p>
          </table:table-cell>
          <table:table-cell office:value-type="float" office:value="5564.849" calcext:value-type="float">
            <text:p>5564.849</text:p>
          </table:table-cell>
          <table:table-cell office:value-type="float" office:value="-4626.291" calcext:value-type="float">
            <text:p>-4626.291</text:p>
          </table:table-cell>
          <table:table-cell office:value-type="float" office:value="4278.797" calcext:value-type="float">
            <text:p>4278.797</text:p>
          </table:table-cell>
          <table:table-cell table:number-columns-repeated="46"/>
        </table:table-row>
        <table:table-row table:style-name="ro1">
          <table:table-cell table:formula="of:=MID([.B46];3;3)" office:value-type="string" office:string-value="045" calcext:value-type="string">
            <text:p>045</text:p>
          </table:table-cell>
          <table:table-cell table:style-name="ce18" office:value-type="string" calcext:value-type="string">
            <text:p>FT045A</text:p>
          </table:table-cell>
          <table:table-cell table:style-name="ce18" office:value-type="float" office:value="204503" calcext:value-type="float">
            <text:p>204503</text:p>
          </table:table-cell>
          <table:table-cell table:style-name="ce18"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table:style-name="Default" office:value-type="float" office:value="236.426" calcext:value-type="float">
            <text:p>236.426</text:p>
          </table:table-cell>
          <table:table-cell table:style-name="Default" office:value-type="float" office:value="3.49369" calcext:value-type="float">
            <text:p>3.49369</text:p>
          </table:table-cell>
          <table:table-cell office:value-type="float" office:value="236.899" calcext:value-type="float">
            <text:p>236.899</text:p>
          </table:table-cell>
          <table:table-cell office:value-type="float" office:value="0.003" calcext:value-type="float">
            <text:p>0.003</text:p>
          </table:table-cell>
          <table:table-cell office:value-type="float" office:value="38.567" calcext:value-type="float">
            <text:p>38.567</text:p>
          </table:table-cell>
          <table:table-cell office:value-type="float" office:value="0.104" calcext:value-type="float">
            <text:p>0.104</text:p>
          </table:table-cell>
          <table:table-cell office:value-type="float" office:value="0.843289" calcext:value-type="float">
            <text:p>0.843289</text:p>
          </table:table-cell>
          <table:table-cell office:value-type="float" office:value="-0.0718079" calcext:value-type="float">
            <text:p>-0.0718079</text:p>
          </table:table-cell>
          <table:table-cell office:value-type="float" office:value="0.532641" calcext:value-type="float">
            <text:p>0.532641</text:p>
          </table:table-cell>
          <table:table-cell office:value-type="float" office:value="6999.898" calcext:value-type="float">
            <text:p>6999.898</text:p>
          </table:table-cell>
          <table:table-cell office:value-type="float" office:value="-1009.646" calcext:value-type="float">
            <text:p>-1009.646</text:p>
          </table:table-cell>
          <table:table-cell office:value-type="float" office:value="4544.873" calcext:value-type="float">
            <text:p>4544.873</text:p>
          </table:table-cell>
          <table:table-cell table:number-columns-repeated="46"/>
        </table:table-row>
        <table:table-row table:style-name="ro1">
          <table:table-cell table:formula="of:=MID([.B47];3;3)" office:value-type="string" office:string-value="046" calcext:value-type="string">
            <text:p>046</text:p>
          </table:table-cell>
          <table:table-cell table:style-name="ce18" office:value-type="string" calcext:value-type="string">
            <text:p>FT046A</text:p>
          </table:table-cell>
          <table:table-cell table:style-name="ce18" office:value-type="float" office:value="204505" calcext:value-type="float">
            <text:p>204505</text:p>
          </table:table-cell>
          <table:table-cell table:style-name="ce18" office:value-type="float" office:value="7300" calcext:value-type="float">
            <text:p>7300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table:style-name="Default" office:value-type="float" office:value="236.307" calcext:value-type="float">
            <text:p>236.307</text:p>
          </table:table-cell>
          <table:table-cell table:style-name="Default" office:value-type="float" office:value="3.49435" calcext:value-type="float">
            <text:p>3.49435</text:p>
          </table:table-cell>
          <table:table-cell office:value-type="float" office:value="237.005" calcext:value-type="float">
            <text:p>237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88" calcext:value-type="float">
            <text:p>30.188</text:p>
          </table:table-cell>
          <table:table-cell office:value-type="float" office:value="0.1" calcext:value-type="float">
            <text:p>0.1</text:p>
          </table:table-cell>
          <table:table-cell office:value-type="float" office:value="0.854941" calcext:value-type="float">
            <text:p>0.854941</text:p>
          </table:table-cell>
          <table:table-cell office:value-type="float" office:value="0.314485" calcext:value-type="float">
            <text:p>0.314485</text:p>
          </table:table-cell>
          <table:table-cell office:value-type="float" office:value="0.412523" calcext:value-type="float">
            <text:p>0.412523</text:p>
          </table:table-cell>
          <table:table-cell office:value-type="float" office:value="7179.483" calcext:value-type="float">
            <text:p>7179.483</text:p>
          </table:table-cell>
          <table:table-cell office:value-type="float" office:value="3263.291" calcext:value-type="float">
            <text:p>3263.291</text:p>
          </table:table-cell>
          <table:table-cell office:value-type="float" office:value="2912.868" calcext:value-type="float">
            <text:p>2912.868</text:p>
          </table:table-cell>
          <table:table-cell table:number-columns-repeated="46"/>
        </table:table-row>
        <table:table-row table:style-name="ro1">
          <table:table-cell table:formula="of:=MID([.B48];3;3)" office:value-type="string" office:string-value="047" calcext:value-type="string">
            <text:p>047</text:p>
          </table:table-cell>
          <table:table-cell table:style-name="ce18" office:value-type="string" calcext:value-type="string">
            <text:p>FT047B</text:p>
          </table:table-cell>
          <table:table-cell table:style-name="ce18" office:value-type="float" office:value="204595" calcext:value-type="float">
            <text:p>204595</text:p>
          </table:table-cell>
          <table:table-cell table:style-name="ce18" office:value-type="float" office:value="5808" calcext:value-type="float">
            <text:p>5808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29.42" calcext:value-type="float">
            <text:p>229.42</text:p>
          </table:table-cell>
          <table:table-cell table:style-name="Default" office:value-type="float" office:value="3.49161" calcext:value-type="float">
            <text:p>3.49161</text:p>
          </table:table-cell>
          <table:table-cell office:value-type="float" office:value="230.11" calcext:value-type="float">
            <text:p>230.11</text:p>
          </table:table-cell>
          <table:table-cell office:value-type="float" office:value="0.003" calcext:value-type="float">
            <text:p>0.003</text:p>
          </table:table-cell>
          <table:table-cell office:value-type="float" office:value="30.499" calcext:value-type="float">
            <text:p>30.499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271546" calcext:value-type="float">
            <text:p>-0.0271546</text:p>
          </table:table-cell>
          <table:table-cell office:value-type="float" office:value="0.565597" calcext:value-type="float">
            <text:p>0.565597</text:p>
          </table:table-cell>
          <table:table-cell office:value-type="float" office:value="-0.824234" calcext:value-type="float">
            <text:p>-0.824234</text:p>
          </table:table-cell>
          <table:table-cell office:value-type="float" office:value="290.95" calcext:value-type="float">
            <text:p>290.95</text:p>
          </table:table-cell>
          <table:table-cell office:value-type="float" office:value="4393" calcext:value-type="float">
            <text:p>4393</text:p>
          </table:table-cell>
          <table:table-cell office:value-type="float" office:value="-7161.557" calcext:value-type="float">
            <text:p>-7161.557</text:p>
          </table:table-cell>
          <table:table-cell table:number-columns-repeated="46"/>
        </table:table-row>
        <table:table-row table:style-name="ro1">
          <table:table-cell table:formula="of:=MID([.B49];3;3)" office:value-type="string" office:string-value="048" calcext:value-type="string">
            <text:p>048</text:p>
          </table:table-cell>
          <table:table-cell table:style-name="ce18" office:value-type="string" calcext:value-type="string">
            <text:p>FT048A</text:p>
          </table:table-cell>
          <table:table-cell table:style-name="ce18" office:value-type="float" office:value="204509" calcext:value-type="float">
            <text:p>204509</text:p>
          </table:table-cell>
          <table:table-cell table:style-name="ce18" office:value-type="float" office:value="7150" calcext:value-type="float">
            <text:p>715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6.516" calcext:value-type="float">
            <text:p>236.516</text:p>
          </table:table-cell>
          <table:table-cell table:style-name="Default" office:value-type="float" office:value="3.57729" calcext:value-type="float">
            <text:p>3.57729</text:p>
          </table:table-cell>
          <table:table-cell office:value-type="float" office:value="237.234" calcext:value-type="float">
            <text:p>237.234</text:p>
          </table:table-cell>
          <table:table-cell office:value-type="float" office:value="0.003" calcext:value-type="float">
            <text:p>0.003</text:p>
          </table:table-cell>
          <table:table-cell office:value-type="float" office:value="27.266" calcext:value-type="float">
            <text:p>27.266</text:p>
          </table:table-cell>
          <table:table-cell office:value-type="float" office:value="0.1" calcext:value-type="float">
            <text:p>0.1</text:p>
          </table:table-cell>
          <table:table-cell office:value-type="float" office:value="0.967426" calcext:value-type="float">
            <text:p>0.967426</text:p>
          </table:table-cell>
          <table:table-cell office:value-type="float" office:value="-0.145354" calcext:value-type="float">
            <text:p>-0.145354</text:p>
          </table:table-cell>
          <table:table-cell office:value-type="float" office:value="-0.207267" calcext:value-type="float">
            <text:p>-0.207267</text:p>
          </table:table-cell>
          <table:table-cell office:value-type="float" office:value="7975.115" calcext:value-type="float">
            <text:p>7975.115</text:p>
          </table:table-cell>
          <table:table-cell office:value-type="float" office:value="-1272.395" calcext:value-type="float">
            <text:p>-1272.395</text:p>
          </table:table-cell>
          <table:table-cell office:value-type="float" office:value="-2335.08" calcext:value-type="float">
            <text:p>-2335.08</text:p>
          </table:table-cell>
          <table:table-cell table:number-columns-repeated="46"/>
        </table:table-row>
        <table:table-row table:style-name="ro1">
          <table:table-cell table:formula="of:=MID([.B50];3;3)" office:value-type="string" office:string-value="049" calcext:value-type="string">
            <text:p>049</text:p>
          </table:table-cell>
          <table:table-cell table:style-name="ce18" office:value-type="string" calcext:value-type="string">
            <text:p>FT049A</text:p>
          </table:table-cell>
          <table:table-cell table:style-name="ce18" office:value-type="float" office:value="204511" calcext:value-type="float">
            <text:p>204511</text:p>
          </table:table-cell>
          <table:table-cell table:style-name="ce18" office:value-type="float" office:value="5140" calcext:value-type="float">
            <text:p>514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2.045" calcext:value-type="float">
            <text:p>232.045</text:p>
          </table:table-cell>
          <table:table-cell table:style-name="Default" office:value-type="float" office:value="3.52371" calcext:value-type="float">
            <text:p>3.52371</text:p>
          </table:table-cell>
          <table:table-cell office:value-type="float" office:value="231.858" calcext:value-type="float">
            <text:p>231.858</text:p>
          </table:table-cell>
          <table:table-cell office:value-type="float" office:value="0.003" calcext:value-type="float">
            <text:p>0.003</text:p>
          </table:table-cell>
          <table:table-cell office:value-type="float" office:value="63.636" calcext:value-type="float">
            <text:p>63.636</text:p>
          </table:table-cell>
          <table:table-cell office:value-type="float" office:value="0.094" calcext:value-type="float">
            <text:p>0.094</text:p>
          </table:table-cell>
          <table:table-cell office:value-type="float" office:value="0.934922" calcext:value-type="float">
            <text:p>0.934922</text:p>
          </table:table-cell>
          <table:table-cell office:value-type="float" office:value="-0.311744" calcext:value-type="float">
            <text:p>-0.311744</text:p>
          </table:table-cell>
          <table:table-cell office:value-type="float" office:value="0.16952" calcext:value-type="float">
            <text:p>0.16952</text:p>
          </table:table-cell>
          <table:table-cell office:value-type="float" office:value="8073.472" calcext:value-type="float">
            <text:p>8073.472</text:p>
          </table:table-cell>
          <table:table-cell office:value-type="float" office:value="-1973.31" calcext:value-type="float">
            <text:p>-1973.31</text:p>
          </table:table-cell>
          <table:table-cell office:value-type="float" office:value="1264.974" calcext:value-type="float">
            <text:p>1264.974</text:p>
          </table:table-cell>
          <table:table-cell table:number-columns-repeated="46"/>
        </table:table-row>
        <table:table-row table:style-name="ro1">
          <table:table-cell table:formula="of:=MID([.B51];3;3)" office:value-type="string" office:string-value="050" calcext:value-type="string">
            <text:p>050</text:p>
          </table:table-cell>
          <table:table-cell table:style-name="ce18" office:value-type="string" calcext:value-type="string">
            <text:p>FT050A</text:p>
          </table:table-cell>
          <table:table-cell table:style-name="ce18" office:value-type="float" office:value="204513" calcext:value-type="float">
            <text:p>204513</text:p>
          </table:table-cell>
          <table:table-cell table:style-name="ce18" office:value-type="float" office:value="4695" calcext:value-type="float">
            <text:p>469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table:style-name="Default" office:value-type="float" office:value="236.439" calcext:value-type="float">
            <text:p>236.439</text:p>
          </table:table-cell>
          <table:table-cell table:style-name="Default" office:value-type="float" office:value="3.44806" calcext:value-type="float">
            <text:p>3.44806</text:p>
          </table:table-cell>
          <table:table-cell office:value-type="float" office:value="236.494" calcext:value-type="float">
            <text:p>236.494</text:p>
          </table:table-cell>
          <table:table-cell office:value-type="float" office:value="0.003" calcext:value-type="float">
            <text:p>0.003</text:p>
          </table:table-cell>
          <table:table-cell office:value-type="float" office:value="43.197" calcext:value-type="float">
            <text:p>43.1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713003" calcext:value-type="float">
            <text:p>0.713003</text:p>
          </table:table-cell>
          <table:table-cell office:value-type="float" office:value="0.691251" calcext:value-type="float">
            <text:p>0.691251</text:p>
          </table:table-cell>
          <table:table-cell office:value-type="float" office:value="-0.117466" calcext:value-type="float">
            <text:p>-0.117466</text:p>
          </table:table-cell>
          <table:table-cell office:value-type="float" office:value="5826.332" calcext:value-type="float">
            <text:p>5826.332</text:p>
          </table:table-cell>
          <table:table-cell office:value-type="float" office:value="5984.863" calcext:value-type="float">
            <text:p>5984.863</text:p>
          </table:table-cell>
          <table:table-cell office:value-type="float" office:value="-952.907" calcext:value-type="float">
            <text:p>-952.907</text:p>
          </table:table-cell>
          <table:table-cell table:number-columns-repeated="46"/>
        </table:table-row>
        <table:table-row table:style-name="ro1">
          <table:table-cell table:formula="of:=MID([.B52];3;3)" office:value-type="string" office:string-value="051" calcext:value-type="string">
            <text:p>051</text:p>
          </table:table-cell>
          <table:table-cell table:style-name="ce18" office:value-type="string" calcext:value-type="string">
            <text:p>FT051A</text:p>
          </table:table-cell>
          <table:table-cell table:style-name="ce18" office:value-type="float" office:value="204515" calcext:value-type="float">
            <text:p>204515</text:p>
          </table:table-cell>
          <table:table-cell table:style-name="ce18" office:value-type="float" office:value="6160" calcext:value-type="float">
            <text:p>616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236.512" calcext:value-type="float">
            <text:p>236.512</text:p>
          </table:table-cell>
          <table:table-cell table:style-name="Default" office:value-type="float" office:value="3.41378" calcext:value-type="float">
            <text:p>3.41378</text:p>
          </table:table-cell>
          <table:table-cell office:value-type="float" office:value="236.472" calcext:value-type="float">
            <text:p>236.472</text:p>
          </table:table-cell>
          <table:table-cell office:value-type="float" office:value="0.003" calcext:value-type="float">
            <text:p>0.003</text:p>
          </table:table-cell>
          <table:table-cell office:value-type="float" office:value="57.828" calcext:value-type="float">
            <text:p>57.828</text:p>
          </table:table-cell>
          <table:table-cell office:value-type="float" office:value="0.1" calcext:value-type="float">
            <text:p>0.1</text:p>
          </table:table-cell>
          <table:table-cell office:value-type="float" office:value="0.874899" calcext:value-type="float">
            <text:p>0.874899</text:p>
          </table:table-cell>
          <table:table-cell office:value-type="float" office:value="0.466295" calcext:value-type="float">
            <text:p>0.466295</text:p>
          </table:table-cell>
          <table:table-cell office:value-type="float" office:value="0.130844" calcext:value-type="float">
            <text:p>0.130844</text:p>
          </table:table-cell>
          <table:table-cell office:value-type="float" office:value="7386.004" calcext:value-type="float">
            <text:p>7386.004</text:p>
          </table:table-cell>
          <table:table-cell office:value-type="float" office:value="3978.65" calcext:value-type="float">
            <text:p>3978.65</text:p>
          </table:table-cell>
          <table:table-cell office:value-type="float" office:value="539.684" calcext:value-type="float">
            <text:p>539.684</text:p>
          </table:table-cell>
          <table:table-cell table:number-columns-repeated="46"/>
        </table:table-row>
        <table:table-row table:style-name="ro1">
          <table:table-cell table:formula="of:=MID([.B53];3;3)" office:value-type="string" office:string-value="052" calcext:value-type="string">
            <text:p>052</text:p>
          </table:table-cell>
          <table:table-cell table:style-name="ce18" office:value-type="string" calcext:value-type="string">
            <text:p>FT052A</text:p>
          </table:table-cell>
          <table:table-cell table:style-name="ce18" office:value-type="float" office:value="204517" calcext:value-type="float">
            <text:p>204517</text:p>
          </table:table-cell>
          <table:table-cell table:style-name="ce18" office:value-type="float" office:value="5305" calcext:value-type="float">
            <text:p>5305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7.132" calcext:value-type="float">
            <text:p>237.132</text:p>
          </table:table-cell>
          <table:table-cell table:style-name="Default" office:value-type="float" office:value="3.48876" calcext:value-type="float">
            <text:p>3.48876</text:p>
          </table:table-cell>
          <table:table-cell office:value-type="float" office:value="237.966" calcext:value-type="float">
            <text:p>237.966</text:p>
          </table:table-cell>
          <table:table-cell office:value-type="float" office:value="0.003" calcext:value-type="float">
            <text:p>0.003</text:p>
          </table:table-cell>
          <table:table-cell office:value-type="float" office:value="26.193" calcext:value-type="float">
            <text:p>26.1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44204" calcext:value-type="float">
            <text:p>0.944204</text:p>
          </table:table-cell>
          <table:table-cell office:value-type="float" office:value="0.261195" calcext:value-type="float">
            <text:p>0.261195</text:p>
          </table:table-cell>
          <table:table-cell office:value-type="float" office:value="-0.200639" calcext:value-type="float">
            <text:p>-0.200639</text:p>
          </table:table-cell>
          <table:table-cell office:value-type="float" office:value="7758.262" calcext:value-type="float">
            <text:p>7758.262</text:p>
          </table:table-cell>
          <table:table-cell office:value-type="float" office:value="2145.729" calcext:value-type="float">
            <text:p>2145.729</text:p>
          </table:table-cell>
          <table:table-cell office:value-type="float" office:value="-2424.654" calcext:value-type="float">
            <text:p>-2424.654</text:p>
          </table:table-cell>
          <table:table-cell table:number-columns-repeated="46"/>
        </table:table-row>
        <table:table-row table:style-name="ro1">
          <table:table-cell table:formula="of:=MID([.B54];3;3)" office:value-type="string" office:string-value="053" calcext:value-type="string">
            <text:p>053</text:p>
          </table:table-cell>
          <table:table-cell table:style-name="ce18" office:value-type="string" calcext:value-type="string">
            <text:p>FT053A</text:p>
          </table:table-cell>
          <table:table-cell table:style-name="ce18" office:value-type="float" office:value="204519" calcext:value-type="float">
            <text:p>204519</text:p>
          </table:table-cell>
          <table:table-cell table:style-name="ce18" office:value-type="float" office:value="4720" calcext:value-type="float">
            <text:p>4720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2.428" calcext:value-type="float">
            <text:p>232.428</text:p>
          </table:table-cell>
          <table:table-cell table:style-name="Default" office:value-type="float" office:value="3.42722" calcext:value-type="float">
            <text:p>3.42722</text:p>
          </table:table-cell>
          <table:table-cell office:value-type="float" office:value="232.755" calcext:value-type="float">
            <text:p>232.755</text:p>
          </table:table-cell>
          <table:table-cell office:value-type="float" office:value="0.003" calcext:value-type="float">
            <text:p>0.003</text:p>
          </table:table-cell>
          <table:table-cell office:value-type="float" office:value="45.082" calcext:value-type="float">
            <text:p>45.0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673754" calcext:value-type="float">
            <text:p>0.673754</text:p>
          </table:table-cell>
          <table:table-cell office:value-type="float" office:value="0.512373" calcext:value-type="float">
            <text:p>0.512373</text:p>
          </table:table-cell>
          <table:table-cell office:value-type="float" office:value="0.532475" calcext:value-type="float">
            <text:p>0.532475</text:p>
          </table:table-cell>
          <table:table-cell office:value-type="float" office:value="6024.716" calcext:value-type="float">
            <text:p>6024.716</text:p>
          </table:table-cell>
          <table:table-cell office:value-type="float" office:value="4020.33" calcext:value-type="float">
            <text:p>4020.33</text:p>
          </table:table-cell>
          <table:table-cell office:value-type="float" office:value="4267.937" calcext:value-type="float">
            <text:p>4267.937</text:p>
          </table:table-cell>
          <table:table-cell table:number-columns-repeated="46"/>
        </table:table-row>
        <table:table-row table:style-name="ro1">
          <table:table-cell table:formula="of:=MID([.B55];3;3)" office:value-type="string" office:string-value="054" calcext:value-type="string">
            <text:p>054</text:p>
          </table:table-cell>
          <table:table-cell table:style-name="ce18" office:value-type="string" calcext:value-type="string">
            <text:p>FT054A</text:p>
          </table:table-cell>
          <table:table-cell table:style-name="ce18" office:value-type="float" office:value="204521" calcext:value-type="float">
            <text:p>204521</text:p>
          </table:table-cell>
          <table:table-cell table:style-name="ce18" office:value-type="float" office:value="4665" calcext:value-type="float">
            <text:p>466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table:style-name="Default" office:value-type="float" office:value="232.702" calcext:value-type="float">
            <text:p>232.702</text:p>
          </table:table-cell>
          <table:table-cell table:style-name="Default" office:value-type="float" office:value="3.63956" calcext:value-type="float">
            <text:p>3.63956</text:p>
          </table:table-cell>
          <table:table-cell office:value-type="float" office:value="232.661" calcext:value-type="float">
            <text:p>232.661</text:p>
          </table:table-cell>
          <table:table-cell office:value-type="float" office:value="0.003" calcext:value-type="float">
            <text:p>0.003</text:p>
          </table:table-cell>
          <table:table-cell office:value-type="float" office:value="62.408" calcext:value-type="float">
            <text:p>62.4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16545" calcext:value-type="float">
            <text:p>0.316545</text:p>
          </table:table-cell>
          <table:table-cell office:value-type="float" office:value="0.813679" calcext:value-type="float">
            <text:p>0.813679</text:p>
          </table:table-cell>
          <table:table-cell office:value-type="float" office:value="0.487571" calcext:value-type="float">
            <text:p>0.487571</text:p>
          </table:table-cell>
          <table:table-cell office:value-type="float" office:value="2354.196" calcext:value-type="float">
            <text:p>2354.196</text:p>
          </table:table-cell>
          <table:table-cell office:value-type="float" office:value="6898.22" calcext:value-type="float">
            <text:p>6898.22</text:p>
          </table:table-cell>
          <table:table-cell office:value-type="float" office:value="4188.767" calcext:value-type="float">
            <text:p>4188.767</text:p>
          </table:table-cell>
          <table:table-cell table:number-columns-repeated="46"/>
        </table:table-row>
        <table:table-row table:style-name="ro1">
          <table:table-cell table:formula="of:=MID([.B56];3;3)" office:value-type="string" office:string-value="055" calcext:value-type="string">
            <text:p>055</text:p>
          </table:table-cell>
          <table:table-cell table:style-name="ce18" office:value-type="string" calcext:value-type="string">
            <text:p>FT055A</text:p>
          </table:table-cell>
          <table:table-cell table:style-name="ce18" office:value-type="float" office:value="204523" calcext:value-type="float">
            <text:p>204523</text:p>
          </table:table-cell>
          <table:table-cell table:style-name="ce18" office:value-type="float" office:value="6228" calcext:value-type="float">
            <text:p>6228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6.466" calcext:value-type="float">
            <text:p>236.466</text:p>
          </table:table-cell>
          <table:table-cell table:style-name="Default" office:value-type="float" office:value="3.53604" calcext:value-type="float">
            <text:p>3.53604</text:p>
          </table:table-cell>
          <table:table-cell office:value-type="float" office:value="236.273" calcext:value-type="float">
            <text:p>236.273</text:p>
          </table:table-cell>
          <table:table-cell office:value-type="float" office:value="0.003" calcext:value-type="float">
            <text:p>0.003</text:p>
          </table:table-cell>
          <table:table-cell office:value-type="float" office:value="64.997" calcext:value-type="float">
            <text:p>64.9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277891" calcext:value-type="float">
            <text:p>0.00277891</text:p>
          </table:table-cell>
          <table:table-cell office:value-type="float" office:value="0.917728" calcext:value-type="float">
            <text:p>0.917728</text:p>
          </table:table-cell>
          <table:table-cell office:value-type="float" office:value="0.397199" calcext:value-type="float">
            <text:p>0.397199</text:p>
          </table:table-cell>
          <table:table-cell office:value-type="float" office:value="-330.304" calcext:value-type="float">
            <text:p>-330.304</text:p>
          </table:table-cell>
          <table:table-cell office:value-type="float" office:value="7835.586" calcext:value-type="float">
            <text:p>7835.586</text:p>
          </table:table-cell>
          <table:table-cell office:value-type="float" office:value="3027.97" calcext:value-type="float">
            <text:p>3027.97</text:p>
          </table:table-cell>
          <table:table-cell table:number-columns-repeated="46"/>
        </table:table-row>
        <table:table-row table:style-name="ro1">
          <table:table-cell table:formula="of:=MID([.B57];3;3)" office:value-type="string" office:string-value="056" calcext:value-type="string">
            <text:p>056</text:p>
          </table:table-cell>
          <table:table-cell table:style-name="ce18" office:value-type="string" calcext:value-type="string">
            <text:p>FT056A</text:p>
          </table:table-cell>
          <table:table-cell table:style-name="ce18" office:value-type="float" office:value="204525" calcext:value-type="float">
            <text:p>204525</text:p>
          </table:table-cell>
          <table:table-cell table:style-name="ce18" office:value-type="float" office:value="7290" calcext:value-type="float">
            <text:p>7290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table:style-name="Default" office:value-type="float" office:value="231.998" calcext:value-type="float">
            <text:p>231.998</text:p>
          </table:table-cell>
          <table:table-cell table:style-name="Default" office:value-type="float" office:value="3.5442" calcext:value-type="float">
            <text:p>3.5442</text:p>
          </table:table-cell>
          <table:table-cell office:value-type="float" office:value="232.056" calcext:value-type="float">
            <text:p>232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56.879" calcext:value-type="float">
            <text:p>56.87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25149" calcext:value-type="float">
            <text:p>0.225149</text:p>
          </table:table-cell>
          <table:table-cell office:value-type="float" office:value="0.963651" calcext:value-type="float">
            <text:p>0.963651</text:p>
          </table:table-cell>
          <table:table-cell office:value-type="float" office:value="0.143821" calcext:value-type="float">
            <text:p>0.143821</text:p>
          </table:table-cell>
          <table:table-cell office:value-type="float" office:value="1788.674" calcext:value-type="float">
            <text:p>1788.674</text:p>
          </table:table-cell>
          <table:table-cell office:value-type="float" office:value="8181.074" calcext:value-type="float">
            <text:p>8181.074</text:p>
          </table:table-cell>
          <table:table-cell office:value-type="float" office:value="735.318" calcext:value-type="float">
            <text:p>735.318</text:p>
          </table:table-cell>
          <table:table-cell table:number-columns-repeated="46"/>
        </table:table-row>
        <table:table-row table:style-name="ro1">
          <table:table-cell table:formula="of:=MID([.B58];3;3)" office:value-type="string" office:string-value="057" calcext:value-type="string">
            <text:p>057</text:p>
          </table:table-cell>
          <table:table-cell table:style-name="ce18" office:value-type="string" calcext:value-type="string">
            <text:p>FT057A</text:p>
          </table:table-cell>
          <table:table-cell table:style-name="ce18" office:value-type="float" office:value="204527" calcext:value-type="float">
            <text:p>204527</text:p>
          </table:table-cell>
          <table:table-cell table:style-name="ce18" office:value-type="float" office:value="6745" calcext:value-type="float">
            <text:p>6745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35.661" calcext:value-type="float">
            <text:p>235.661</text:p>
          </table:table-cell>
          <table:table-cell table:style-name="Default" office:value-type="float" office:value="3.44239" calcext:value-type="float">
            <text:p>3.44239</text:p>
          </table:table-cell>
          <table:table-cell office:value-type="float" office:value="235.66" calcext:value-type="float">
            <text:p>235.66</text:p>
          </table:table-cell>
          <table:table-cell office:value-type="float" office:value="0.003" calcext:value-type="float">
            <text:p>0.003</text:p>
          </table:table-cell>
          <table:table-cell office:value-type="float" office:value="50.121" calcext:value-type="float">
            <text:p>50.1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437759" calcext:value-type="float">
            <text:p>0.437759</text:p>
          </table:table-cell>
          <table:table-cell office:value-type="float" office:value="0.888606" calcext:value-type="float">
            <text:p>0.888606</text:p>
          </table:table-cell>
          <table:table-cell office:value-type="float" office:value="-0.136918" calcext:value-type="float">
            <text:p>-0.136918</text:p>
          </table:table-cell>
          <table:table-cell office:value-type="float" office:value="3772.848" calcext:value-type="float">
            <text:p>3772.848</text:p>
          </table:table-cell>
          <table:table-cell office:value-type="float" office:value="7401.028" calcext:value-type="float">
            <text:p>7401.028</text:p>
          </table:table-cell>
          <table:table-cell office:value-type="float" office:value="-1286.147" calcext:value-type="float">
            <text:p>-1286.147</text:p>
          </table:table-cell>
          <table:table-cell table:number-columns-repeated="46"/>
        </table:table-row>
        <table:table-row table:style-name="ro1">
          <table:table-cell table:formula="of:=MID([.B59];3;3)" office:value-type="string" office:string-value="058" calcext:value-type="string">
            <text:p>058</text:p>
          </table:table-cell>
          <table:table-cell table:style-name="ce18" office:value-type="string" calcext:value-type="string">
            <text:p>FT058A</text:p>
          </table:table-cell>
          <table:table-cell table:style-name="ce18" office:value-type="float" office:value="204529" calcext:value-type="float">
            <text:p>204529</text:p>
          </table:table-cell>
          <table:table-cell table:style-name="ce18" office:value-type="float" office:value="6855" calcext:value-type="float">
            <text:p>685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755" calcext:value-type="float">
            <text:p>232.755</text:p>
          </table:table-cell>
          <table:table-cell table:style-name="Default" office:value-type="float" office:value="3.5015" calcext:value-type="float">
            <text:p>3.5015</text:p>
          </table:table-cell>
          <table:table-cell office:value-type="float" office:value="233.68" calcext:value-type="float">
            <text:p>233.68</text:p>
          </table:table-cell>
          <table:table-cell office:value-type="float" office:value="0.003" calcext:value-type="float">
            <text:p>0.003</text:p>
          </table:table-cell>
          <table:table-cell office:value-type="float" office:value="21.309" calcext:value-type="float">
            <text:p>21.3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590048" calcext:value-type="float">
            <text:p>0.590048</text:p>
          </table:table-cell>
          <table:table-cell office:value-type="float" office:value="0.790167" calcext:value-type="float">
            <text:p>0.790167</text:p>
          </table:table-cell>
          <table:table-cell office:value-type="float" office:value="0.165767" calcext:value-type="float">
            <text:p>0.165767</text:p>
          </table:table-cell>
          <table:table-cell office:value-type="float" office:value="4452.707" calcext:value-type="float">
            <text:p>4452.707</text:p>
          </table:table-cell>
          <table:table-cell office:value-type="float" office:value="7028.423" calcext:value-type="float">
            <text:p>7028.423</text:p>
          </table:table-cell>
          <table:table-cell office:value-type="float" office:value="1203.134" calcext:value-type="float">
            <text:p>1203.134</text:p>
          </table:table-cell>
          <table:table-cell table:number-columns-repeated="46"/>
        </table:table-row>
        <table:table-row table:style-name="ro1">
          <table:table-cell table:formula="of:=MID([.B60];3;3)" office:value-type="string" office:string-value="059" calcext:value-type="string">
            <text:p>059</text:p>
          </table:table-cell>
          <table:table-cell table:style-name="ce18" office:value-type="string" calcext:value-type="string">
            <text:p>FT059A</text:p>
          </table:table-cell>
          <table:table-cell table:style-name="ce18" office:value-type="float" office:value="204531" calcext:value-type="float">
            <text:p>204531</text:p>
          </table:table-cell>
          <table:table-cell table:style-name="ce18" office:value-type="float" office:value="7398" calcext:value-type="float">
            <text:p>7398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4.593" calcext:value-type="float">
            <text:p>234.593</text:p>
          </table:table-cell>
          <table:table-cell table:style-name="Default" office:value-type="float" office:value="3.32087" calcext:value-type="float">
            <text:p>3.32087</text:p>
          </table:table-cell>
          <table:table-cell office:value-type="float" office:value="235.675" calcext:value-type="float">
            <text:p>235.675</text:p>
          </table:table-cell>
          <table:table-cell office:value-type="float" office:value="0.003" calcext:value-type="float">
            <text:p>0.003</text:p>
          </table:table-cell>
          <table:table-cell office:value-type="float" office:value="13.326" calcext:value-type="float">
            <text:p>13.326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93631" calcext:value-type="float">
            <text:p>-0.393631</text:p>
          </table:table-cell>
          <table:table-cell office:value-type="float" office:value="0.908339" calcext:value-type="float">
            <text:p>0.908339</text:p>
          </table:table-cell>
          <table:table-cell office:value-type="float" office:value="-0.141334" calcext:value-type="float">
            <text:p>-0.141334</text:p>
          </table:table-cell>
          <table:table-cell office:value-type="float" office:value="-2886.42" calcext:value-type="float">
            <text:p>-2886.42</text:p>
          </table:table-cell>
          <table:table-cell office:value-type="float" office:value="7818.039" calcext:value-type="float">
            <text:p>7818.039</text:p>
          </table:table-cell>
          <table:table-cell office:value-type="float" office:value="-1105.74" calcext:value-type="float">
            <text:p>-1105.74</text:p>
          </table:table-cell>
          <table:table-cell table:number-columns-repeated="46"/>
        </table:table-row>
        <table:table-row table:style-name="ro1">
          <table:table-cell table:formula="of:=MID([.B61];3;3)" office:value-type="string" office:string-value="060" calcext:value-type="string">
            <text:p>060</text:p>
          </table:table-cell>
          <table:table-cell table:style-name="ce18" office:value-type="string" calcext:value-type="string">
            <text:p>FT060A</text:p>
          </table:table-cell>
          <table:table-cell table:style-name="ce18" office:value-type="float" office:value="204533" calcext:value-type="float">
            <text:p>204533</text:p>
          </table:table-cell>
          <table:table-cell table:style-name="ce18" office:value-type="float" office:value="4770" calcext:value-type="float">
            <text:p>477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2.695" calcext:value-type="float">
            <text:p>232.695</text:p>
          </table:table-cell>
          <table:table-cell table:style-name="Default" office:value-type="float" office:value="3.39746" calcext:value-type="float">
            <text:p>3.39746</text:p>
          </table:table-cell>
          <table:table-cell office:value-type="float" office:value="233.463" calcext:value-type="float">
            <text:p>233.463</text:p>
          </table:table-cell>
          <table:table-cell office:value-type="float" office:value="0.003" calcext:value-type="float">
            <text:p>0.003</text:p>
          </table:table-cell>
          <table:table-cell office:value-type="float" office:value="26.467" calcext:value-type="float">
            <text:p>26.467</text:p>
          </table:table-cell>
          <table:table-cell office:value-type="float" office:value="0.099" calcext:value-type="float">
            <text:p>0.099</text:p>
          </table:table-cell>
          <table:table-cell office:value-type="float" office:value="-0.168517" calcext:value-type="float">
            <text:p>-0.168517</text:p>
          </table:table-cell>
          <table:table-cell office:value-type="float" office:value="0.974904" calcext:value-type="float">
            <text:p>0.974904</text:p>
          </table:table-cell>
          <table:table-cell office:value-type="float" office:value="0.14548" calcext:value-type="float">
            <text:p>0.14548</text:p>
          </table:table-cell>
          <table:table-cell office:value-type="float" office:value="-1426.905" calcext:value-type="float">
            <text:p>-1426.905</text:p>
          </table:table-cell>
          <table:table-cell office:value-type="float" office:value="8247.278" calcext:value-type="float">
            <text:p>8247.278</text:p>
          </table:table-cell>
          <table:table-cell office:value-type="float" office:value="787.398" calcext:value-type="float">
            <text:p>787.398</text:p>
          </table:table-cell>
          <table:table-cell table:number-columns-repeated="46"/>
        </table:table-row>
        <table:table-row table:style-name="ro1">
          <table:table-cell table:formula="of:=MID([.B62];3;3)" office:value-type="string" office:string-value="061" calcext:value-type="string">
            <text:p>061</text:p>
          </table:table-cell>
          <table:table-cell table:style-name="ce18" office:value-type="string" calcext:value-type="string">
            <text:p>FT061A</text:p>
          </table:table-cell>
          <table:table-cell table:style-name="ce18" office:value-type="float" office:value="204535" calcext:value-type="float">
            <text:p>204535</text:p>
          </table:table-cell>
          <table:table-cell table:style-name="ce18" office:value-type="float" office:value="5254" calcext:value-type="float">
            <text:p>5254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table:style-name="Default" office:value-type="float" office:value="240.094" calcext:value-type="float">
            <text:p>240.094</text:p>
          </table:table-cell>
          <table:table-cell table:style-name="Default" office:value-type="float" office:value="3.46857" calcext:value-type="float">
            <text:p>3.46857</text:p>
          </table:table-cell>
          <table:table-cell office:value-type="float" office:value="240.018" calcext:value-type="float">
            <text:p>24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62.135" calcext:value-type="float">
            <text:p>62.1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66513" calcext:value-type="float">
            <text:p>0.0266513</text:p>
          </table:table-cell>
          <table:table-cell office:value-type="float" office:value="0.988467" calcext:value-type="float">
            <text:p>0.988467</text:p>
          </table:table-cell>
          <table:table-cell office:value-type="float" office:value="-0.149076" calcext:value-type="float">
            <text:p>-0.149076</text:p>
          </table:table-cell>
          <table:table-cell office:value-type="float" office:value="78.878" calcext:value-type="float">
            <text:p>78.878</text:p>
          </table:table-cell>
          <table:table-cell office:value-type="float" office:value="8258.193" calcext:value-type="float">
            <text:p>8258.193</text:p>
          </table:table-cell>
          <table:table-cell office:value-type="float" office:value="-1571.013" calcext:value-type="float">
            <text:p>-1571.013</text:p>
          </table:table-cell>
          <table:table-cell table:number-columns-repeated="46"/>
        </table:table-row>
        <table:table-row table:style-name="ro1">
          <table:table-cell table:formula="of:=MID([.B63];3;3)" office:value-type="string" office:string-value="062" calcext:value-type="string">
            <text:p>062</text:p>
          </table:table-cell>
          <table:table-cell table:style-name="ce18" office:value-type="string" calcext:value-type="string">
            <text:p>FT062A</text:p>
          </table:table-cell>
          <table:table-cell table:style-name="ce18" office:value-type="float" office:value="204537" calcext:value-type="float">
            <text:p>204537</text:p>
          </table:table-cell>
          <table:table-cell table:style-name="ce18" office:value-type="float" office:value="4795" calcext:value-type="float">
            <text:p>479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6.168" calcext:value-type="float">
            <text:p>236.168</text:p>
          </table:table-cell>
          <table:table-cell table:style-name="Default" office:value-type="float" office:value="3.35638" calcext:value-type="float">
            <text:p>3.35638</text:p>
          </table:table-cell>
          <table:table-cell office:value-type="float" office:value="236.903" calcext:value-type="float">
            <text:p>236.903</text:p>
          </table:table-cell>
          <table:table-cell office:value-type="float" office:value="0.003" calcext:value-type="float">
            <text:p>0.003</text:p>
          </table:table-cell>
          <table:table-cell office:value-type="float" office:value="25.574" calcext:value-type="float">
            <text:p>25.574</text:p>
          </table:table-cell>
          <table:table-cell office:value-type="float" office:value="0.093" calcext:value-type="float">
            <text:p>0.093</text:p>
          </table:table-cell>
          <table:table-cell office:value-type="float" office:value="-0.274344" calcext:value-type="float">
            <text:p>-0.274344</text:p>
          </table:table-cell>
          <table:table-cell office:value-type="float" office:value="0.824206" calcext:value-type="float">
            <text:p>0.824206</text:p>
          </table:table-cell>
          <table:table-cell office:value-type="float" office:value="0.495399" calcext:value-type="float">
            <text:p>0.495399</text:p>
          </table:table-cell>
          <table:table-cell office:value-type="float" office:value="-1868.713" calcext:value-type="float">
            <text:p>-1868.713</text:p>
          </table:table-cell>
          <table:table-cell office:value-type="float" office:value="7353.311" calcext:value-type="float">
            <text:p>7353.311</text:p>
          </table:table-cell>
          <table:table-cell office:value-type="float" office:value="3621.422" calcext:value-type="float">
            <text:p>3621.422</text:p>
          </table:table-cell>
          <table:table-cell table:number-columns-repeated="46"/>
        </table:table-row>
        <table:table-row table:style-name="ro1">
          <table:table-cell table:formula="of:=MID([.B64];3;3)" office:value-type="string" office:string-value="063" calcext:value-type="string">
            <text:p>063</text:p>
          </table:table-cell>
          <table:table-cell table:style-name="ce18" office:value-type="string" calcext:value-type="string">
            <text:p>FT063A</text:p>
          </table:table-cell>
          <table:table-cell table:style-name="ce18" office:value-type="float" office:value="204541" calcext:value-type="float">
            <text:p>204541</text:p>
          </table:table-cell>
          <table:table-cell table:style-name="ce18" office:value-type="float" office:value="4830" calcext:value-type="float">
            <text:p>4830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5.764" calcext:value-type="float">
            <text:p>235.764</text:p>
          </table:table-cell>
          <table:table-cell table:style-name="Default" office:value-type="float" office:value="3.52135" calcext:value-type="float">
            <text:p>3.52135</text:p>
          </table:table-cell>
          <table:table-cell office:value-type="float" office:value="236.494" calcext:value-type="float">
            <text:p>236.494</text:p>
          </table:table-cell>
          <table:table-cell office:value-type="float" office:value="0.004" calcext:value-type="float">
            <text:p>0.004</text:p>
          </table:table-cell>
          <table:table-cell office:value-type="float" office:value="32.577" calcext:value-type="float">
            <text:p>32.577</text:p>
          </table:table-cell>
          <table:table-cell office:value-type="float" office:value="0.143" calcext:value-type="float">
            <text:p>0.143</text:p>
          </table:table-cell>
          <table:table-cell office:value-type="float" office:value="-0.628447" calcext:value-type="float">
            <text:p>-0.628447</text:p>
          </table:table-cell>
          <table:table-cell office:value-type="float" office:value="0.609446" calcext:value-type="float">
            <text:p>0.609446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-5239.328" calcext:value-type="float">
            <text:p>-5239.328</text:p>
          </table:table-cell>
          <table:table-cell office:value-type="float" office:value="5232.819" calcext:value-type="float">
            <text:p>5232.819</text:p>
          </table:table-cell>
          <table:table-cell office:value-type="float" office:value="3979.901" calcext:value-type="float">
            <text:p>3979.901</text:p>
          </table:table-cell>
          <table:table-cell table:number-columns-repeated="46"/>
        </table:table-row>
        <table:table-row table:style-name="ro1">
          <table:table-cell table:formula="of:=MID([.B65];3;3)" office:value-type="string" office:string-value="064" calcext:value-type="string">
            <text:p>064</text:p>
          </table:table-cell>
          <table:table-cell table:style-name="ce18" office:value-type="string" calcext:value-type="string">
            <text:p>FT064A</text:p>
          </table:table-cell>
          <table:table-cell table:style-name="ce18" office:value-type="float" office:value="204543" calcext:value-type="float">
            <text:p>204543</text:p>
          </table:table-cell>
          <table:table-cell table:style-name="ce18" office:value-type="float" office:value="6697" calcext:value-type="float">
            <text:p>6697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5.962" calcext:value-type="float">
            <text:p>235.962</text:p>
          </table:table-cell>
          <table:table-cell table:style-name="Default" office:value-type="float" office:value="3.58064" calcext:value-type="float">
            <text:p>3.58064</text:p>
          </table:table-cell>
          <table:table-cell office:value-type="float" office:value="236.064" calcext:value-type="float">
            <text:p>236.064</text:p>
          </table:table-cell>
          <table:table-cell office:value-type="float" office:value="0.003" calcext:value-type="float">
            <text:p>0.003</text:p>
          </table:table-cell>
          <table:table-cell office:value-type="float" office:value="50.565" calcext:value-type="float">
            <text:p>50.565</text:p>
          </table:table-cell>
          <table:table-cell office:value-type="float" office:value="0.095" calcext:value-type="float">
            <text:p>0.095</text:p>
          </table:table-cell>
          <table:table-cell office:value-type="float" office:value="-0.811376" calcext:value-type="float">
            <text:p>-0.811376</text:p>
          </table:table-cell>
          <table:table-cell office:value-type="float" office:value="0.321046" calcext:value-type="float">
            <text:p>0.321046</text:p>
          </table:table-cell>
          <table:table-cell office:value-type="float" office:value="0.488465" calcext:value-type="float">
            <text:p>0.488465</text:p>
          </table:table-cell>
          <table:table-cell office:value-type="float" office:value="-6662.169" calcext:value-type="float">
            <text:p>-6662.169</text:p>
          </table:table-cell>
          <table:table-cell office:value-type="float" office:value="2742.524" calcext:value-type="float">
            <text:p>2742.524</text:p>
          </table:table-cell>
          <table:table-cell office:value-type="float" office:value="4331.777" calcext:value-type="float">
            <text:p>4331.777</text:p>
          </table:table-cell>
          <table:table-cell table:number-columns-repeated="46"/>
        </table:table-row>
        <table:table-row table:style-name="ro1">
          <table:table-cell table:formula="of:=MID([.B66];3;3)" office:value-type="string" office:string-value="066" calcext:value-type="string">
            <text:p>066</text:p>
          </table:table-cell>
          <table:table-cell table:style-name="ce18" office:value-type="string" calcext:value-type="string">
            <text:p>FT066A</text:p>
          </table:table-cell>
          <table:table-cell table:style-name="ce18" office:value-type="float" office:value="204545" calcext:value-type="float">
            <text:p>204545</text:p>
          </table:table-cell>
          <table:table-cell table:style-name="ce18" office:value-type="float" office:value="7238" calcext:value-type="float">
            <text:p>7238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5.64" calcext:value-type="float">
            <text:p>235.64</text:p>
          </table:table-cell>
          <table:table-cell table:style-name="Default" office:value-type="float" office:value="3.2342" calcext:value-type="float">
            <text:p>3.2342</text:p>
          </table:table-cell>
          <table:table-cell office:value-type="float" office:value="236.42" calcext:value-type="float">
            <text:p>236.42</text:p>
          </table:table-cell>
          <table:table-cell office:value-type="float" office:value="0.003" calcext:value-type="float">
            <text:p>0.003</text:p>
          </table:table-cell>
          <table:table-cell office:value-type="float" office:value="20.618" calcext:value-type="float">
            <text:p>20.618</text:p>
          </table:table-cell>
          <table:table-cell office:value-type="float" office:value="0.098" calcext:value-type="float">
            <text:p>0.098</text:p>
          </table:table-cell>
          <table:table-cell office:value-type="float" office:value="-0.694872" calcext:value-type="float">
            <text:p>-0.694872</text:p>
          </table:table-cell>
          <table:table-cell office:value-type="float" office:value="0.701335" calcext:value-type="float">
            <text:p>0.701335</text:p>
          </table:table-cell>
          <table:table-cell office:value-type="float" office:value="-0.159006" calcext:value-type="float">
            <text:p>-0.159006</text:p>
          </table:table-cell>
          <table:table-cell office:value-type="float" office:value="-5609.565" calcext:value-type="float">
            <text:p>-5609.565</text:p>
          </table:table-cell>
          <table:table-cell office:value-type="float" office:value="6038.441" calcext:value-type="float">
            <text:p>6038.441</text:p>
          </table:table-cell>
          <table:table-cell office:value-type="float" office:value="-1654.899" calcext:value-type="float">
            <text:p>-1654.899</text:p>
          </table:table-cell>
          <table:table-cell table:number-columns-repeated="46"/>
        </table:table-row>
        <table:table-row table:style-name="ro1">
          <table:table-cell table:formula="of:=MID([.B67];3;3)" office:value-type="string" office:string-value="067" calcext:value-type="string">
            <text:p>067</text:p>
          </table:table-cell>
          <table:table-cell table:style-name="ce18" office:value-type="string" calcext:value-type="string">
            <text:p>FT067A</text:p>
          </table:table-cell>
          <table:table-cell table:style-name="ce18" office:value-type="float" office:value="204469" calcext:value-type="float">
            <text:p>204469</text:p>
          </table:table-cell>
          <table:table-cell table:style-name="ce18" office:value-type="float" office:value="4200" calcext:value-type="float">
            <text:p>420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36.982" calcext:value-type="float">
            <text:p>236.982</text:p>
          </table:table-cell>
          <table:table-cell table:style-name="Default" office:value-type="float" office:value="3.12602" calcext:value-type="float">
            <text:p>3.12602</text:p>
          </table:table-cell>
          <table:table-cell office:value-type="float" office:value="237.945" calcext:value-type="float">
            <text:p>237.945</text:p>
          </table:table-cell>
          <table:table-cell office:value-type="float" office:value="0.003" calcext:value-type="float">
            <text:p>0.003</text:p>
          </table:table-cell>
          <table:table-cell office:value-type="float" office:value="15.26" calcext:value-type="float">
            <text:p>15.26</text:p>
          </table:table-cell>
          <table:table-cell office:value-type="float" office:value="0.085" calcext:value-type="float">
            <text:p>0.085</text:p>
          </table:table-cell>
          <table:table-cell office:value-type="float" office:value="-0.621217" calcext:value-type="float">
            <text:p>-0.621217</text:p>
          </table:table-cell>
          <table:table-cell office:value-type="float" office:value="0.160384" calcext:value-type="float">
            <text:p>0.160384</text:p>
          </table:table-cell>
          <table:table-cell office:value-type="float" office:value="-0.76705" calcext:value-type="float">
            <text:p>-0.76705</text:p>
          </table:table-cell>
          <table:table-cell office:value-type="float" office:value="-5359.704" calcext:value-type="float">
            <text:p>-5359.704</text:p>
          </table:table-cell>
          <table:table-cell office:value-type="float" office:value="1830.739" calcext:value-type="float">
            <text:p>1830.739</text:p>
          </table:table-cell>
          <table:table-cell office:value-type="float" office:value="-6212.368" calcext:value-type="float">
            <text:p>-6212.368</text:p>
          </table:table-cell>
          <table:table-cell table:number-columns-repeated="46"/>
        </table:table-row>
        <table:table-row table:style-name="ro1">
          <table:table-cell table:formula="of:=MID([.B68];3;3)" office:value-type="string" office:string-value="068" calcext:value-type="string">
            <text:p>068</text:p>
          </table:table-cell>
          <table:table-cell table:style-name="ce18" office:value-type="string" calcext:value-type="string">
            <text:p>FT068A</text:p>
          </table:table-cell>
          <table:table-cell table:style-name="ce18" office:value-type="float" office:value="204549" calcext:value-type="float">
            <text:p>204549</text:p>
          </table:table-cell>
          <table:table-cell table:style-name="ce18" office:value-type="float" office:value="5540" calcext:value-type="float">
            <text:p>554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table:style-name="Default" office:value-type="float" office:value="237.168" calcext:value-type="float">
            <text:p>237.168</text:p>
          </table:table-cell>
          <table:table-cell table:style-name="Default" office:value-type="float" office:value="3.56965" calcext:value-type="float">
            <text:p>3.56965</text:p>
          </table:table-cell>
          <table:table-cell office:value-type="float" office:value="236.967" calcext:value-type="float">
            <text:p>236.967</text:p>
          </table:table-cell>
          <table:table-cell office:value-type="float" office:value="0.003" calcext:value-type="float">
            <text:p>0.003</text:p>
          </table:table-cell>
          <table:table-cell office:value-type="float" office:value="61.431" calcext:value-type="float">
            <text:p>61.431</text:p>
          </table:table-cell>
          <table:table-cell office:value-type="float" office:value="0.1" calcext:value-type="float">
            <text:p>0.1</text:p>
          </table:table-cell>
          <table:table-cell office:value-type="float" office:value="-0.989244" calcext:value-type="float">
            <text:p>-0.989244</text:p>
          </table:table-cell>
          <table:table-cell office:value-type="float" office:value="-0.0663897" calcext:value-type="float">
            <text:p>-0.0663897</text:p>
          </table:table-cell>
          <table:table-cell office:value-type="float" office:value="-0.130343" calcext:value-type="float">
            <text:p>-0.130343</text:p>
          </table:table-cell>
          <table:table-cell office:value-type="float" office:value="-8336.337" calcext:value-type="float">
            <text:p>-8336.337</text:p>
          </table:table-cell>
          <table:table-cell office:value-type="float" office:value="-613.52" calcext:value-type="float">
            <text:p>-613.52</text:p>
          </table:table-cell>
          <table:table-cell office:value-type="float" office:value="-900.205" calcext:value-type="float">
            <text:p>-900.205</text:p>
          </table:table-cell>
          <table:table-cell table:number-columns-repeated="46"/>
        </table:table-row>
        <table:table-row table:style-name="ro1">
          <table:table-cell table:formula="of:=MID([.B69];3;3)" office:value-type="string" office:string-value="069" calcext:value-type="string">
            <text:p>069</text:p>
          </table:table-cell>
          <table:table-cell table:style-name="ce18" office:value-type="string" calcext:value-type="string">
            <text:p>FT069A</text:p>
          </table:table-cell>
          <table:table-cell table:style-name="ce18" office:value-type="float" office:value="204551" calcext:value-type="float">
            <text:p>204551</text:p>
          </table:table-cell>
          <table:table-cell table:style-name="ce18" office:value-type="float" office:value="6897" calcext:value-type="float">
            <text:p>6897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table:style-name="Default" office:value-type="float" office:value="234.828" calcext:value-type="float">
            <text:p>234.828</text:p>
          </table:table-cell>
          <table:table-cell table:style-name="Default" office:value-type="float" office:value="3.50887" calcext:value-type="float">
            <text:p>3.50887</text:p>
          </table:table-cell>
          <table:table-cell office:value-type="float" office:value="235.182" calcext:value-type="float">
            <text:p>235.182</text:p>
          </table:table-cell>
          <table:table-cell office:value-type="float" office:value="0.003" calcext:value-type="float">
            <text:p>0.003</text:p>
          </table:table-cell>
          <table:table-cell office:value-type="float" office:value="42.013" calcext:value-type="float">
            <text:p>42.013</text:p>
          </table:table-cell>
          <table:table-cell office:value-type="float" office:value="0.099" calcext:value-type="float">
            <text:p>0.099</text:p>
          </table:table-cell>
          <table:table-cell office:value-type="float" office:value="-0.974761" calcext:value-type="float">
            <text:p>-0.974761</text:p>
          </table:table-cell>
          <table:table-cell office:value-type="float" office:value="0.162158" calcext:value-type="float">
            <text:p>0.162158</text:p>
          </table:table-cell>
          <table:table-cell office:value-type="float" office:value="0.153445" calcext:value-type="float">
            <text:p>0.153445</text:p>
          </table:table-cell>
          <table:table-cell office:value-type="float" office:value="-8211.016" calcext:value-type="float">
            <text:p>-8211.016</text:p>
          </table:table-cell>
          <table:table-cell office:value-type="float" office:value="1622.653" calcext:value-type="float">
            <text:p>1622.653</text:p>
          </table:table-cell>
          <table:table-cell office:value-type="float" office:value="787.976" calcext:value-type="float">
            <text:p>787.976</text:p>
          </table:table-cell>
          <table:table-cell table:number-columns-repeated="46"/>
        </table:table-row>
        <table:table-row table:style-name="ro1">
          <table:table-cell table:formula="of:=MID([.B70];3;3)" office:value-type="string" office:string-value="070" calcext:value-type="string">
            <text:p>070</text:p>
          </table:table-cell>
          <table:table-cell table:style-name="ce18" office:value-type="string" calcext:value-type="string">
            <text:p>FT070A</text:p>
          </table:table-cell>
          <table:table-cell table:style-name="ce18" office:value-type="float" office:value="204553" calcext:value-type="float">
            <text:p>204553</text:p>
          </table:table-cell>
          <table:table-cell table:style-name="ce18" office:value-type="float" office:value="5482" calcext:value-type="float">
            <text:p>5482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table:style-name="Default" office:value-type="float" office:value="237.103" calcext:value-type="float">
            <text:p>237.103</text:p>
          </table:table-cell>
          <table:table-cell table:style-name="Default" office:value-type="float" office:value="3.49726" calcext:value-type="float">
            <text:p>3.49726</text:p>
          </table:table-cell>
          <table:table-cell office:value-type="float" office:value="238.157" calcext:value-type="float">
            <text:p>238.157</text:p>
          </table:table-cell>
          <table:table-cell office:value-type="float" office:value="0.005" calcext:value-type="float">
            <text:p>0.005</text:p>
          </table:table-cell>
          <table:table-cell office:value-type="float" office:value="17.044" calcext:value-type="float">
            <text:p>17.044</text:p>
          </table:table-cell>
          <table:table-cell office:value-type="float" office:value="0.155" calcext:value-type="float">
            <text:p>0.155</text:p>
          </table:table-cell>
          <table:table-cell office:value-type="float" office:value="-0.932567" calcext:value-type="float">
            <text:p>-0.932567</text:p>
          </table:table-cell>
          <table:table-cell office:value-type="float" office:value="0.323366" calcext:value-type="float">
            <text:p>0.323366</text:p>
          </table:table-cell>
          <table:table-cell office:value-type="float" office:value="-0.160478" calcext:value-type="float">
            <text:p>-0.160478</text:p>
          </table:table-cell>
          <table:table-cell office:value-type="float" office:value="-7831.141" calcext:value-type="float">
            <text:p>-7831.141</text:p>
          </table:table-cell>
          <table:table-cell office:value-type="float" office:value="2498.661" calcext:value-type="float">
            <text:p>2498.661</text:p>
          </table:table-cell>
          <table:table-cell office:value-type="float" office:value="-1760.369" calcext:value-type="float">
            <text:p>-1760.369</text:p>
          </table:table-cell>
          <table:table-cell table:number-columns-repeated="46"/>
        </table:table-row>
        <table:table-row table:style-name="ro1">
          <table:table-cell table:formula="of:=MID([.B71];3;3)" office:value-type="string" office:string-value="071" calcext:value-type="string">
            <text:p>071</text:p>
          </table:table-cell>
          <table:table-cell table:style-name="ce18" office:value-type="string" calcext:value-type="string">
            <text:p>FT071A</text:p>
          </table:table-cell>
          <table:table-cell table:style-name="ce18" office:value-type="float" office:value="204555" calcext:value-type="float">
            <text:p>204555</text:p>
          </table:table-cell>
          <table:table-cell table:style-name="ce18" office:value-type="float" office:value="5322" calcext:value-type="float">
            <text:p>5322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table:style-name="Default" office:value-type="float" office:value="235.668" calcext:value-type="float">
            <text:p>235.668</text:p>
          </table:table-cell>
          <table:table-cell table:style-name="Default" office:value-type="float" office:value="3.42335" calcext:value-type="float">
            <text:p>3.42335</text:p>
          </table:table-cell>
          <table:table-cell office:value-type="float" office:value="235.818" calcext:value-type="float">
            <text:p>235.818</text:p>
          </table:table-cell>
          <table:table-cell office:value-type="float" office:value="0.003" calcext:value-type="float">
            <text:p>0.003</text:p>
          </table:table-cell>
          <table:table-cell office:value-type="float" office:value="50.131" calcext:value-type="float">
            <text:p>50.131</text:p>
          </table:table-cell>
          <table:table-cell office:value-type="float" office:value="0.095" calcext:value-type="float">
            <text:p>0.095</text:p>
          </table:table-cell>
          <table:table-cell office:value-type="float" office:value="-0.850352" calcext:value-type="float">
            <text:p>-0.850352</text:p>
          </table:table-cell>
          <table:table-cell office:value-type="float" office:value="-0.109841" calcext:value-type="float">
            <text:p>-0.109841</text:p>
          </table:table-cell>
          <table:table-cell office:value-type="float" office:value="0.514623" calcext:value-type="float">
            <text:p>0.514623</text:p>
          </table:table-cell>
          <table:table-cell office:value-type="float" office:value="-7285.009" calcext:value-type="float">
            <text:p>-7285.009</text:p>
          </table:table-cell>
          <table:table-cell office:value-type="float" office:value="-1002.233" calcext:value-type="float">
            <text:p>-1002.233</text:p>
          </table:table-cell>
          <table:table-cell office:value-type="float" office:value="4074.259" calcext:value-type="float">
            <text:p>4074.259</text:p>
          </table:table-cell>
          <table:table-cell table:number-columns-repeated="46"/>
        </table:table-row>
        <table:table-row table:style-name="ro1">
          <table:table-cell table:formula="of:=MID([.B72];3;3)" office:value-type="string" office:string-value="072" calcext:value-type="string">
            <text:p>072</text:p>
          </table:table-cell>
          <table:table-cell table:style-name="ce18" office:value-type="string" calcext:value-type="string">
            <text:p>FT072A</text:p>
          </table:table-cell>
          <table:table-cell table:style-name="ce18" office:value-type="float" office:value="204557" calcext:value-type="float">
            <text:p>204557</text:p>
          </table:table-cell>
          <table:table-cell table:style-name="ce18" office:value-type="float" office:value="6336" calcext:value-type="float">
            <text:p>6336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6.14" calcext:value-type="float">
            <text:p>236.14</text:p>
          </table:table-cell>
          <table:table-cell table:style-name="Default" office:value-type="float" office:value="3.58636" calcext:value-type="float">
            <text:p>3.58636</text:p>
          </table:table-cell>
          <table:table-cell office:value-type="float" office:value="236.132" calcext:value-type="float">
            <text:p>236.132</text:p>
          </table:table-cell>
          <table:table-cell office:value-type="float" office:value="0.003" calcext:value-type="float">
            <text:p>0.003</text:p>
          </table:table-cell>
          <table:table-cell office:value-type="float" office:value="56.546" calcext:value-type="float">
            <text:p>56.54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728963" calcext:value-type="float">
            <text:p>-0.728963</text:p>
          </table:table-cell>
          <table:table-cell office:value-type="float" office:value="-0.48136" calcext:value-type="float">
            <text:p>-0.48136</text:p>
          </table:table-cell>
          <table:table-cell office:value-type="float" office:value="0.48673" calcext:value-type="float">
            <text:p>0.48673</text:p>
          </table:table-cell>
          <table:table-cell office:value-type="float" office:value="-5863.124" calcext:value-type="float">
            <text:p>-5863.124</text:p>
          </table:table-cell>
          <table:table-cell office:value-type="float" office:value="-4347.022" calcext:value-type="float">
            <text:p>-4347.022</text:p>
          </table:table-cell>
          <table:table-cell office:value-type="float" office:value="4171.006" calcext:value-type="float">
            <text:p>4171.006</text:p>
          </table:table-cell>
          <table:table-cell table:number-columns-repeated="46"/>
        </table:table-row>
        <table:table-row table:style-name="ro1">
          <table:table-cell table:formula="of:=MID([.B73];3;3)" office:value-type="string" office:string-value="073" calcext:value-type="string">
            <text:p>073</text:p>
          </table:table-cell>
          <table:table-cell table:style-name="ce18" office:value-type="string" calcext:value-type="string">
            <text:p>FT073A</text:p>
          </table:table-cell>
          <table:table-cell table:style-name="ce18" office:value-type="float" office:value="204559" calcext:value-type="float">
            <text:p>204559</text:p>
          </table:table-cell>
          <table:table-cell table:style-name="ce18" office:value-type="float" office:value="5827" calcext:value-type="float">
            <text:p>5827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3.812" calcext:value-type="float">
            <text:p>233.812</text:p>
          </table:table-cell>
          <table:table-cell table:style-name="Default" office:value-type="float" office:value="3.65311" calcext:value-type="float">
            <text:p>3.65311</text:p>
          </table:table-cell>
          <table:table-cell office:value-type="float" office:value="233.88" calcext:value-type="float">
            <text:p>233.88</text:p>
          </table:table-cell>
          <table:table-cell office:value-type="float" office:value="0.003" calcext:value-type="float">
            <text:p>0.003</text:p>
          </table:table-cell>
          <table:table-cell office:value-type="float" office:value="47.761" calcext:value-type="float">
            <text:p>47.76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728586" calcext:value-type="float">
            <text:p>-0.728586</text:p>
          </table:table-cell>
          <table:table-cell office:value-type="float" office:value="-0.674746" calcext:value-type="float">
            <text:p>-0.674746</text:p>
          </table:table-cell>
          <table:table-cell office:value-type="float" office:value="0.117811" calcext:value-type="float">
            <text:p>0.117811</text:p>
          </table:table-cell>
          <table:table-cell office:value-type="float" office:value="-5802.822" calcext:value-type="float">
            <text:p>-5802.822</text:p>
          </table:table-cell>
          <table:table-cell office:value-type="float" office:value="-6044.633" calcext:value-type="float">
            <text:p>-6044.633</text:p>
          </table:table-cell>
          <table:table-cell office:value-type="float" office:value="680.063" calcext:value-type="float">
            <text:p>680.063</text:p>
          </table:table-cell>
          <table:table-cell table:number-columns-repeated="46"/>
        </table:table-row>
        <table:table-row table:style-name="ro1">
          <table:table-cell table:formula="of:=MID([.B74];3;3)" office:value-type="string" office:string-value="074" calcext:value-type="string">
            <text:p>074</text:p>
          </table:table-cell>
          <table:table-cell table:style-name="ce18" office:value-type="string" calcext:value-type="string">
            <text:p>FT074A</text:p>
          </table:table-cell>
          <table:table-cell table:style-name="ce18" office:value-type="float" office:value="204561" calcext:value-type="float">
            <text:p>204561</text:p>
          </table:table-cell>
          <table:table-cell table:style-name="ce18" office:value-type="float" office:value="4960" calcext:value-type="float">
            <text:p>4960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235.251" calcext:value-type="float">
            <text:p>235.251</text:p>
          </table:table-cell>
          <table:table-cell table:style-name="Default" office:value-type="float" office:value="3.60955" calcext:value-type="float">
            <text:p>3.60955</text:p>
          </table:table-cell>
          <table:table-cell office:value-type="float" office:value="235.335" calcext:value-type="float">
            <text:p>235.335</text:p>
          </table:table-cell>
          <table:table-cell office:value-type="float" office:value="0.003" calcext:value-type="float">
            <text:p>0.003</text:p>
          </table:table-cell>
          <table:table-cell office:value-type="float" office:value="47.67" calcext:value-type="float">
            <text:p>47.67</text:p>
          </table:table-cell>
          <table:table-cell office:value-type="float" office:value="0.11" calcext:value-type="float">
            <text:p>0.11</text:p>
          </table:table-cell>
          <table:table-cell office:value-type="float" office:value="-0.844964" calcext:value-type="float">
            <text:p>-0.844964</text:p>
          </table:table-cell>
          <table:table-cell office:value-type="float" office:value="-0.516814" calcext:value-type="float">
            <text:p>-0.516814</text:p>
          </table:table-cell>
          <table:table-cell office:value-type="float" office:value="-0.137623" calcext:value-type="float">
            <text:p>-0.137623</text:p>
          </table:table-cell>
          <table:table-cell office:value-type="float" office:value="-6943.014" calcext:value-type="float">
            <text:p>-6943.014</text:p>
          </table:table-cell>
          <table:table-cell office:value-type="float" office:value="-4562.337" calcext:value-type="float">
            <text:p>-4562.337</text:p>
          </table:table-cell>
          <table:table-cell office:value-type="float" office:value="-1285.9" calcext:value-type="float">
            <text:p>-1285.9</text:p>
          </table:table-cell>
          <table:table-cell table:number-columns-repeated="46"/>
        </table:table-row>
        <table:table-row table:style-name="ro1">
          <table:table-cell table:formula="of:=MID([.B75];3;3)" office:value-type="string" office:string-value="075" calcext:value-type="string">
            <text:p>075</text:p>
          </table:table-cell>
          <table:table-cell table:style-name="ce18" office:value-type="string" calcext:value-type="string">
            <text:p>FT075A</text:p>
          </table:table-cell>
          <table:table-cell table:style-name="ce18" office:value-type="float" office:value="204563" calcext:value-type="float">
            <text:p>204563</text:p>
          </table:table-cell>
          <table:table-cell table:style-name="ce18" office:value-type="float" office:value="5128" calcext:value-type="float">
            <text:p>5128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table:style-name="Default" office:value-type="float" office:value="233.21" calcext:value-type="float">
            <text:p>233.21</text:p>
          </table:table-cell>
          <table:table-cell table:style-name="Default" office:value-type="float" office:value="3.4284" calcext:value-type="float">
            <text:p>3.4284</text:p>
          </table:table-cell>
          <table:table-cell office:value-type="float" office:value="233.398" calcext:value-type="float">
            <text:p>233.398</text:p>
          </table:table-cell>
          <table:table-cell office:value-type="float" office:value="0.003" calcext:value-type="float">
            <text:p>0.003</text:p>
          </table:table-cell>
          <table:table-cell office:value-type="float" office:value="50.083" calcext:value-type="float">
            <text:p>50.083</text:p>
          </table:table-cell>
          <table:table-cell office:value-type="float" office:value="0.1" calcext:value-type="float">
            <text:p>0.1</text:p>
          </table:table-cell>
          <table:table-cell office:value-type="float" office:value="-0.91746" calcext:value-type="float">
            <text:p>-0.91746</text:p>
          </table:table-cell>
          <table:table-cell office:value-type="float" office:value="-0.348119" calcext:value-type="float">
            <text:p>-0.348119</text:p>
          </table:table-cell>
          <table:table-cell office:value-type="float" office:value="0.192561" calcext:value-type="float">
            <text:p>0.192561</text:p>
          </table:table-cell>
          <table:table-cell office:value-type="float" office:value="-7820.075" calcext:value-type="float">
            <text:p>-7820.075</text:p>
          </table:table-cell>
          <table:table-cell office:value-type="float" office:value="-2596.011" calcext:value-type="float">
            <text:p>-2596.011</text:p>
          </table:table-cell>
          <table:table-cell office:value-type="float" office:value="1668.909" calcext:value-type="float">
            <text:p>1668.909</text:p>
          </table:table-cell>
          <table:table-cell table:number-columns-repeated="46"/>
        </table:table-row>
        <table:table-row table:style-name="ro1">
          <table:table-cell table:formula="of:=MID([.B76];3;3)" office:value-type="string" office:string-value="076" calcext:value-type="string">
            <text:p>076</text:p>
          </table:table-cell>
          <table:table-cell table:style-name="ce18" office:value-type="string" calcext:value-type="string">
            <text:p>FT076A</text:p>
          </table:table-cell>
          <table:table-cell table:style-name="ce18" office:value-type="float" office:value="204565" calcext:value-type="float">
            <text:p>204565</text:p>
          </table:table-cell>
          <table:table-cell table:style-name="ce18" office:value-type="float" office:value="5311" calcext:value-type="float">
            <text:p>5311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236.096" calcext:value-type="float">
            <text:p>236.096</text:p>
          </table:table-cell>
          <table:table-cell table:style-name="Default" office:value-type="float" office:value="3.44022" calcext:value-type="float">
            <text:p>3.44022</text:p>
          </table:table-cell>
          <table:table-cell office:value-type="float" office:value="237.298" calcext:value-type="float">
            <text:p>237.298</text:p>
          </table:table-cell>
          <table:table-cell office:value-type="float" office:value="0.005" calcext:value-type="float">
            <text:p>0.005</text:p>
          </table:table-cell>
          <table:table-cell office:value-type="float" office:value="12.135" calcext:value-type="float">
            <text:p>12.135</text:p>
          </table:table-cell>
          <table:table-cell office:value-type="float" office:value="0.176" calcext:value-type="float">
            <text:p>0.176</text:p>
          </table:table-cell>
          <table:table-cell office:value-type="float" office:value="-0.592277" calcext:value-type="float">
            <text:p>-0.592277</text:p>
          </table:table-cell>
          <table:table-cell office:value-type="float" office:value="-0.796543" calcext:value-type="float">
            <text:p>-0.796543</text:p>
          </table:table-cell>
          <table:table-cell office:value-type="float" office:value="-0.121352" calcext:value-type="float">
            <text:p>-0.121352</text:p>
          </table:table-cell>
          <table:table-cell office:value-type="float" office:value="-4748.123" calcext:value-type="float">
            <text:p>-4748.123</text:p>
          </table:table-cell>
          <table:table-cell office:value-type="float" office:value="-6848.357" calcext:value-type="float">
            <text:p>-6848.357</text:p>
          </table:table-cell>
          <table:table-cell office:value-type="float" office:value="-1106.797" calcext:value-type="float">
            <text:p>-1106.797</text:p>
          </table:table-cell>
          <table:table-cell table:number-columns-repeated="46"/>
        </table:table-row>
        <table:table-row table:style-name="ro1">
          <table:table-cell table:formula="of:=MID([.B77];3;3)" office:value-type="string" office:string-value="077" calcext:value-type="string">
            <text:p>077</text:p>
          </table:table-cell>
          <table:table-cell table:style-name="ce18" office:value-type="string" calcext:value-type="string">
            <text:p>FT077A</text:p>
          </table:table-cell>
          <table:table-cell table:style-name="ce18" office:value-type="float" office:value="204567" calcext:value-type="float">
            <text:p>204567</text:p>
          </table:table-cell>
          <table:table-cell table:style-name="ce18" office:value-type="float" office:value="5390" calcext:value-type="float">
            <text:p>5390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36.776" calcext:value-type="float">
            <text:p>236.776</text:p>
          </table:table-cell>
          <table:table-cell table:style-name="Default" office:value-type="float" office:value="3.38707" calcext:value-type="float">
            <text:p>3.38707</text:p>
          </table:table-cell>
          <table:table-cell office:value-type="float" office:value="236.978" calcext:value-type="float">
            <text:p>236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44.109" calcext:value-type="float">
            <text:p>44.109</text:p>
          </table:table-cell>
          <table:table-cell office:value-type="float" office:value="0.098" calcext:value-type="float">
            <text:p>0.098</text:p>
          </table:table-cell>
          <table:table-cell office:value-type="float" office:value="-0.44631" calcext:value-type="float">
            <text:p>-0.44631</text:p>
          </table:table-cell>
          <table:table-cell office:value-type="float" office:value="-0.558111" calcext:value-type="float">
            <text:p>-0.558111</text:p>
          </table:table-cell>
          <table:table-cell office:value-type="float" office:value="0.699514" calcext:value-type="float">
            <text:p>0.699514</text:p>
          </table:table-cell>
          <table:table-cell office:value-type="float" office:value="-3836.575" calcext:value-type="float">
            <text:p>-3836.575</text:p>
          </table:table-cell>
          <table:table-cell office:value-type="float" office:value="-5003.145" calcext:value-type="float">
            <text:p>-5003.145</text:p>
          </table:table-cell>
          <table:table-cell office:value-type="float" office:value="5560.615" calcext:value-type="float">
            <text:p>5560.615</text:p>
          </table:table-cell>
          <table:table-cell table:number-columns-repeated="46"/>
        </table:table-row>
        <table:table-row table:style-name="ro1">
          <table:table-cell table:formula="of:=MID([.B78];3;3)" office:value-type="string" office:string-value="078" calcext:value-type="string">
            <text:p>078</text:p>
          </table:table-cell>
          <table:table-cell table:style-name="ce18" office:value-type="string" calcext:value-type="string">
            <text:p>FT078A</text:p>
          </table:table-cell>
          <table:table-cell table:style-name="ce18" office:value-type="float" office:value="204569" calcext:value-type="float">
            <text:p>204569</text:p>
          </table:table-cell>
          <table:table-cell table:style-name="ce18" office:value-type="float" office:value="4740" calcext:value-type="float">
            <text:p>474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235.613" calcext:value-type="float">
            <text:p>235.613</text:p>
          </table:table-cell>
          <table:table-cell table:style-name="Default" office:value-type="float" office:value="3.34327" calcext:value-type="float">
            <text:p>3.34327</text:p>
          </table:table-cell>
          <table:table-cell office:value-type="float" office:value="235.86" calcext:value-type="float">
            <text:p>235.86</text:p>
          </table:table-cell>
          <table:table-cell office:value-type="float" office:value="0.003" calcext:value-type="float">
            <text:p>0.003</text:p>
          </table:table-cell>
          <table:table-cell office:value-type="float" office:value="42.568" calcext:value-type="float">
            <text:p>42.568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73013" calcext:value-type="float">
            <text:p>-0.173013</text:p>
          </table:table-cell>
          <table:table-cell office:value-type="float" office:value="-0.25263" calcext:value-type="float">
            <text:p>-0.25263</text:p>
          </table:table-cell>
          <table:table-cell office:value-type="float" office:value="0.951969" calcext:value-type="float">
            <text:p>0.951969</text:p>
          </table:table-cell>
          <table:table-cell office:value-type="float" office:value="-1462.196" calcext:value-type="float">
            <text:p>-1462.196</text:p>
          </table:table-cell>
          <table:table-cell office:value-type="float" office:value="-1589.905" calcext:value-type="float">
            <text:p>-1589.905</text:p>
          </table:table-cell>
          <table:table-cell office:value-type="float" office:value="8124.194" calcext:value-type="float">
            <text:p>8124.194</text:p>
          </table:table-cell>
          <table:table-cell table:number-columns-repeated="46"/>
        </table:table-row>
        <table:table-row table:style-name="ro1">
          <table:table-cell table:formula="of:=MID([.B79];3;3)" office:value-type="string" office:string-value="079" calcext:value-type="string">
            <text:p>079</text:p>
          </table:table-cell>
          <table:table-cell table:style-name="ce18" office:value-type="string" calcext:value-type="string">
            <text:p>FT079A</text:p>
          </table:table-cell>
          <table:table-cell table:style-name="ce18" office:value-type="float" office:value="204571" calcext:value-type="float">
            <text:p>204571</text:p>
          </table:table-cell>
          <table:table-cell table:style-name="ce18" office:value-type="float" office:value="4824" calcext:value-type="float">
            <text:p>4824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table:style-name="Default" office:value-type="float" office:value="235.113" calcext:value-type="float">
            <text:p>235.113</text:p>
          </table:table-cell>
          <table:table-cell table:style-name="Default" office:value-type="float" office:value="3.32789" calcext:value-type="float">
            <text:p>3.32789</text:p>
          </table:table-cell>
          <table:table-cell office:value-type="float" office:value="235.889" calcext:value-type="float">
            <text:p>235.889</text:p>
          </table:table-cell>
          <table:table-cell office:value-type="float" office:value="0.003" calcext:value-type="float">
            <text:p>0.003</text:p>
          </table:table-cell>
          <table:table-cell office:value-type="float" office:value="22.167" calcext:value-type="float">
            <text:p>22.167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548694" calcext:value-type="float">
            <text:p>-0.0548694</text:p>
          </table:table-cell>
          <table:table-cell office:value-type="float" office:value="0.0156631" calcext:value-type="float">
            <text:p>0.0156631</text:p>
          </table:table-cell>
          <table:table-cell office:value-type="float" office:value="0.998371" calcext:value-type="float">
            <text:p>0.998371</text:p>
          </table:table-cell>
          <table:table-cell office:value-type="float" office:value="-1147.806" calcext:value-type="float">
            <text:p>-1147.806</text:p>
          </table:table-cell>
          <table:table-cell office:value-type="float" office:value="-64.365" calcext:value-type="float">
            <text:p>-64.365</text:p>
          </table:table-cell>
          <table:table-cell office:value-type="float" office:value="8326.882" calcext:value-type="float">
            <text:p>8326.882</text:p>
          </table:table-cell>
          <table:table-cell table:number-columns-repeated="46"/>
        </table:table-row>
        <table:table-row table:style-name="ro1">
          <table:table-cell table:formula="of:=MID([.B80];3;3)" office:value-type="string" office:string-value="080" calcext:value-type="string">
            <text:p>080</text:p>
          </table:table-cell>
          <table:table-cell table:style-name="ce18" office:value-type="string" calcext:value-type="string">
            <text:p>FT080A</text:p>
          </table:table-cell>
          <table:table-cell table:style-name="ce18" office:value-type="float" office:value="204573" calcext:value-type="float">
            <text:p>204573</text:p>
          </table:table-cell>
          <table:table-cell table:style-name="ce18" office:value-type="float" office:value="5571" calcext:value-type="float">
            <text:p>5571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table:style-name="Default" office:value-type="float" office:value="232.709" calcext:value-type="float">
            <text:p>232.709</text:p>
          </table:table-cell>
          <table:table-cell table:style-name="Default" office:value-type="float" office:value="3.45908" calcext:value-type="float">
            <text:p>3.45908</text:p>
          </table:table-cell>
          <table:table-cell office:value-type="float" office:value="233.207" calcext:value-type="float">
            <text:p>233.207</text:p>
          </table:table-cell>
          <table:table-cell office:value-type="float" office:value="0.003" calcext:value-type="float">
            <text:p>0.003</text:p>
          </table:table-cell>
          <table:table-cell office:value-type="float" office:value="35.418" calcext:value-type="float">
            <text:p>35.41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51992" calcext:value-type="float">
            <text:p>0.151992</text:p>
          </table:table-cell>
          <table:table-cell office:value-type="float" office:value="-0.244402" calcext:value-type="float">
            <text:p>-0.244402</text:p>
          </table:table-cell>
          <table:table-cell office:value-type="float" office:value="0.957688" calcext:value-type="float">
            <text:p>0.957688</text:p>
          </table:table-cell>
          <table:table-cell office:value-type="float" office:value="468.93" calcext:value-type="float">
            <text:p>468.93</text:p>
          </table:table-cell>
          <table:table-cell office:value-type="float" office:value="-1900.517" calcext:value-type="float">
            <text:p>-1900.517</text:p>
          </table:table-cell>
          <table:table-cell office:value-type="float" office:value="8175.21" calcext:value-type="float">
            <text:p>8175.21</text:p>
          </table:table-cell>
          <table:table-cell table:number-columns-repeated="46"/>
        </table:table-row>
        <table:table-row table:style-name="ro1">
          <table:table-cell table:formula="of:=MID([.B81];3;3)" office:value-type="string" office:string-value="081" calcext:value-type="string">
            <text:p>081</text:p>
          </table:table-cell>
          <table:table-cell table:style-name="ce18" office:value-type="string" calcext:value-type="string">
            <text:p>FT081A</text:p>
          </table:table-cell>
          <table:table-cell table:style-name="ce18" office:value-type="float" office:value="204575" calcext:value-type="float">
            <text:p>204575</text:p>
          </table:table-cell>
          <table:table-cell table:style-name="ce18" office:value-type="float" office:value="5405" calcext:value-type="float">
            <text:p>540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31.98" calcext:value-type="float">
            <text:p>231.98</text:p>
          </table:table-cell>
          <table:table-cell table:style-name="Default" office:value-type="float" office:value="3.39669" calcext:value-type="float">
            <text:p>3.39669</text:p>
          </table:table-cell>
          <table:table-cell office:value-type="float" office:value="231.972" calcext:value-type="float">
            <text:p>231.972</text:p>
          </table:table-cell>
          <table:table-cell office:value-type="float" office:value="0.003" calcext:value-type="float">
            <text:p>0.003</text:p>
          </table:table-cell>
          <table:table-cell office:value-type="float" office:value="55.011" calcext:value-type="float">
            <text:p>55.011</text:p>
          </table:table-cell>
          <table:table-cell office:value-type="float" office:value="0.09" calcext:value-type="float">
            <text:p>0.09</text:p>
          </table:table-cell>
          <table:table-cell office:value-type="float" office:value="0.396615" calcext:value-type="float">
            <text:p>0.396615</text:p>
          </table:table-cell>
          <table:table-cell office:value-type="float" office:value="-0.547387" calcext:value-type="float">
            <text:p>-0.547387</text:p>
          </table:table-cell>
          <table:table-cell office:value-type="float" office:value="0.736929" calcext:value-type="float">
            <text:p>0.736929</text:p>
          </table:table-cell>
          <table:table-cell office:value-type="float" office:value="3623.414" calcext:value-type="float">
            <text:p>3623.414</text:p>
          </table:table-cell>
          <table:table-cell office:value-type="float" office:value="-4584.902" calcext:value-type="float">
            <text:p>-4584.902</text:p>
          </table:table-cell>
          <table:table-cell office:value-type="float" office:value="6043.596" calcext:value-type="float">
            <text:p>6043.596</text:p>
          </table:table-cell>
          <table:table-cell table:number-columns-repeated="46"/>
        </table:table-row>
        <table:table-row table:style-name="ro1">
          <table:table-cell table:formula="of:=MID([.B82];3;3)" office:value-type="string" office:string-value="082" calcext:value-type="string">
            <text:p>082</text:p>
          </table:table-cell>
          <table:table-cell table:style-name="ce18" office:value-type="string" calcext:value-type="string">
            <text:p>FT082A</text:p>
          </table:table-cell>
          <table:table-cell table:style-name="ce18" office:value-type="float" office:value="204577" calcext:value-type="float">
            <text:p>204577</text:p>
          </table:table-cell>
          <table:table-cell table:style-name="ce18" office:value-type="float" office:value="6850" calcext:value-type="float">
            <text:p>685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983" calcext:value-type="float">
            <text:p>232.983</text:p>
          </table:table-cell>
          <table:table-cell table:style-name="Default" office:value-type="float" office:value="3.45623" calcext:value-type="float">
            <text:p>3.45623</text:p>
          </table:table-cell>
          <table:table-cell office:value-type="float" office:value="233.129" calcext:value-type="float">
            <text:p>233.129</text:p>
          </table:table-cell>
          <table:table-cell office:value-type="float" office:value="0.003" calcext:value-type="float">
            <text:p>0.003</text:p>
          </table:table-cell>
          <table:table-cell office:value-type="float" office:value="47.925" calcext:value-type="float">
            <text:p>47.9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17794" calcext:value-type="float">
            <text:p>0.0117794</text:p>
          </table:table-cell>
          <table:table-cell office:value-type="float" office:value="-0.652182" calcext:value-type="float">
            <text:p>-0.652182</text:p>
          </table:table-cell>
          <table:table-cell office:value-type="float" office:value="0.757971" calcext:value-type="float">
            <text:p>0.757971</text:p>
          </table:table-cell>
          <table:table-cell office:value-type="float" office:value="574.083" calcext:value-type="float">
            <text:p>574.083</text:p>
          </table:table-cell>
          <table:table-cell office:value-type="float" office:value="-5350.631" calcext:value-type="float">
            <text:p>-5350.631</text:p>
          </table:table-cell>
          <table:table-cell office:value-type="float" office:value="6458.503" calcext:value-type="float">
            <text:p>6458.503</text:p>
          </table:table-cell>
          <table:table-cell table:number-columns-repeated="46"/>
        </table:table-row>
        <table:table-row table:style-name="ro1">
          <table:table-cell table:formula="of:=MID([.B83];3;3)" office:value-type="string" office:string-value="083" calcext:value-type="string">
            <text:p>083</text:p>
          </table:table-cell>
          <table:table-cell table:style-name="ce18" office:value-type="string" calcext:value-type="string">
            <text:p>FT083A</text:p>
          </table:table-cell>
          <table:table-cell table:style-name="ce18" office:value-type="float" office:value="204579" calcext:value-type="float">
            <text:p>204579</text:p>
          </table:table-cell>
          <table:table-cell table:style-name="ce18" office:value-type="float" office:value="5265" calcext:value-type="float">
            <text:p>526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table:style-name="Default" office:value-type="float" office:value="233.122" calcext:value-type="float">
            <text:p>233.122</text:p>
          </table:table-cell>
          <table:table-cell table:style-name="Default" office:value-type="float" office:value="3.50074" calcext:value-type="float">
            <text:p>3.50074</text:p>
          </table:table-cell>
          <table:table-cell office:value-type="float" office:value="234.134" calcext:value-type="float">
            <text:p>234.134</text:p>
          </table:table-cell>
          <table:table-cell office:value-type="float" office:value="0.003" calcext:value-type="float">
            <text:p>0.003</text:p>
          </table:table-cell>
          <table:table-cell office:value-type="float" office:value="17.863" calcext:value-type="float">
            <text:p>17.8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705341" calcext:value-type="float">
            <text:p>0.705341</text:p>
          </table:table-cell>
          <table:table-cell office:value-type="float" office:value="0.23993" calcext:value-type="float">
            <text:p>0.23993</text:p>
          </table:table-cell>
          <table:table-cell office:value-type="float" office:value="0.667029" calcext:value-type="float">
            <text:p>0.667029</text:p>
          </table:table-cell>
          <table:table-cell office:value-type="float" office:value="6259.268" calcext:value-type="float">
            <text:p>6259.268</text:p>
          </table:table-cell>
          <table:table-cell office:value-type="float" office:value="2625.001" calcext:value-type="float">
            <text:p>2625.001</text:p>
          </table:table-cell>
          <table:table-cell office:value-type="float" office:value="4960.489" calcext:value-type="float">
            <text:p>4960.489</text:p>
          </table:table-cell>
          <table:table-cell table:number-columns-repeated="46"/>
        </table:table-row>
        <table:table-row table:style-name="ro1">
          <table:table-cell table:formula="of:=MID([.B84];3;3)" office:value-type="string" office:string-value="084" calcext:value-type="string">
            <text:p>084</text:p>
          </table:table-cell>
          <table:table-cell table:style-name="ce18" office:value-type="string" calcext:value-type="string">
            <text:p>FT084A</text:p>
          </table:table-cell>
          <table:table-cell table:style-name="ce18" office:value-type="float" office:value="204581" calcext:value-type="float">
            <text:p>204581</text:p>
          </table:table-cell>
          <table:table-cell table:style-name="ce18" office:value-type="float" office:value="6137" calcext:value-type="float">
            <text:p>6137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232.496" calcext:value-type="float">
            <text:p>232.496</text:p>
          </table:table-cell>
          <table:table-cell table:style-name="Default" office:value-type="float" office:value="3.42712" calcext:value-type="float">
            <text:p>3.42712</text:p>
          </table:table-cell>
          <table:table-cell office:value-type="float" office:value="232.534" calcext:value-type="float">
            <text:p>232.534</text:p>
          </table:table-cell>
          <table:table-cell office:value-type="float" office:value="0.003" calcext:value-type="float">
            <text:p>0.003</text:p>
          </table:table-cell>
          <table:table-cell office:value-type="float" office:value="51.623" calcext:value-type="float">
            <text:p>51.6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4991" calcext:value-type="float">
            <text:p>0.294991</text:p>
          </table:table-cell>
          <table:table-cell office:value-type="float" office:value="0.129426" calcext:value-type="float">
            <text:p>0.129426</text:p>
          </table:table-cell>
          <table:table-cell office:value-type="float" office:value="0.946694" calcext:value-type="float">
            <text:p>0.946694</text:p>
          </table:table-cell>
          <table:table-cell office:value-type="float" office:value="2233.413" calcext:value-type="float">
            <text:p>2233.413</text:p>
          </table:table-cell>
          <table:table-cell office:value-type="float" office:value="878.278" calcext:value-type="float">
            <text:p>878.278</text:p>
          </table:table-cell>
          <table:table-cell office:value-type="float" office:value="8056.265" calcext:value-type="float">
            <text:p>8056.265</text:p>
          </table:table-cell>
          <table:table-cell table:number-columns-repeated="46"/>
        </table:table-row>
        <table:table-row table:style-name="ro1">
          <table:table-cell table:formula="of:=MID([.B85];3;3)" office:value-type="string" office:string-value="085" calcext:value-type="string">
            <text:p>085</text:p>
          </table:table-cell>
          <table:table-cell table:style-name="ce18" office:value-type="string" calcext:value-type="string">
            <text:p>FT085A</text:p>
          </table:table-cell>
          <table:table-cell table:style-name="ce18" office:value-type="float" office:value="204583" calcext:value-type="float">
            <text:p>204583</text:p>
          </table:table-cell>
          <table:table-cell table:style-name="ce18" office:value-type="float" office:value="6463" calcext:value-type="float">
            <text:p>646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2.76" calcext:value-type="float">
            <text:p>232.76</text:p>
          </table:table-cell>
          <table:table-cell table:style-name="Default" office:value-type="float" office:value="3.40608" calcext:value-type="float">
            <text:p>3.40608</text:p>
          </table:table-cell>
          <table:table-cell office:value-type="float" office:value="233.346" calcext:value-type="float">
            <text:p>233.346</text:p>
          </table:table-cell>
          <table:table-cell office:value-type="float" office:value="0.003" calcext:value-type="float">
            <text:p>0.003</text:p>
          </table:table-cell>
          <table:table-cell office:value-type="float" office:value="32.461" calcext:value-type="float">
            <text:p>32.461</text:p>
          </table:table-cell>
          <table:table-cell office:value-type="float" office:value="0.096" calcext:value-type="float">
            <text:p>0.096</text:p>
          </table:table-cell>
          <table:table-cell office:value-type="float" office:value="0.592652" calcext:value-type="float">
            <text:p>0.592652</text:p>
          </table:table-cell>
          <table:table-cell office:value-type="float" office:value="-0.23223" calcext:value-type="float">
            <text:p>-0.23223</text:p>
          </table:table-cell>
          <table:table-cell office:value-type="float" office:value="0.771254" calcext:value-type="float">
            <text:p>0.771254</text:p>
          </table:table-cell>
          <table:table-cell office:value-type="float" office:value="5668.115" calcext:value-type="float">
            <text:p>5668.115</text:p>
          </table:table-cell>
          <table:table-cell office:value-type="float" office:value="-2116.1" calcext:value-type="float">
            <text:p>-2116.1</text:p>
          </table:table-cell>
          <table:table-cell office:value-type="float" office:value="5836.657" calcext:value-type="float">
            <text:p>5836.657</text:p>
          </table:table-cell>
          <table:table-cell table:number-columns-repeated="46"/>
        </table:table-row>
        <table:table-row table:style-name="ro1">
          <table:table-cell table:formula="of:=MID([.B86];3;3)" office:value-type="string" office:string-value="087" calcext:value-type="string">
            <text:p>087</text:p>
          </table:table-cell>
          <table:table-cell table:style-name="ce18" office:value-type="string" calcext:value-type="string">
            <text:p>FT087A</text:p>
          </table:table-cell>
          <table:table-cell table:style-name="ce18" office:value-type="float" office:value="204585" calcext:value-type="float">
            <text:p>204585</text:p>
          </table:table-cell>
          <table:table-cell table:style-name="ce18" office:value-type="float" office:value="7050" calcext:value-type="float">
            <text:p>705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table:style-name="Default" office:value-type="float" office:value="237.077" calcext:value-type="float">
            <text:p>237.077</text:p>
          </table:table-cell>
          <table:table-cell table:style-name="Default" office:value-type="float" office:value="3.5026" calcext:value-type="float">
            <text:p>3.5026</text:p>
          </table:table-cell>
          <table:table-cell office:value-type="float" office:value="237.087" calcext:value-type="float">
            <text:p>237.087</text:p>
          </table:table-cell>
          <table:table-cell office:value-type="float" office:value="0.003" calcext:value-type="float">
            <text:p>0.003</text:p>
          </table:table-cell>
          <table:table-cell office:value-type="float" office:value="49.776" calcext:value-type="float">
            <text:p>49.776</text:p>
          </table:table-cell>
          <table:table-cell office:value-type="float" office:value="0.09" calcext:value-type="float">
            <text:p>0.09</text:p>
          </table:table-cell>
          <table:table-cell office:value-type="float" office:value="-0.00700178" calcext:value-type="float">
            <text:p>-0.00700178</text:p>
          </table:table-cell>
          <table:table-cell office:value-type="float" office:value="0.314089" calcext:value-type="float">
            <text:p>0.314089</text:p>
          </table:table-cell>
          <table:table-cell office:value-type="float" office:value="0.949368" calcext:value-type="float">
            <text:p>0.949368</text:p>
          </table:table-cell>
          <table:table-cell office:value-type="float" office:value="273.907" calcext:value-type="float">
            <text:p>273.907</text:p>
          </table:table-cell>
          <table:table-cell office:value-type="float" office:value="2281.943" calcext:value-type="float">
            <text:p>2281.943</text:p>
          </table:table-cell>
          <table:table-cell office:value-type="float" office:value="8085.896" calcext:value-type="float">
            <text:p>8085.896</text:p>
          </table:table-cell>
          <table:table-cell table:number-columns-repeated="46"/>
        </table:table-row>
        <table:table-row table:style-name="ro1">
          <table:table-cell table:formula="of:=MID([.B87];3;3)" office:value-type="string" office:string-value="088" calcext:value-type="string">
            <text:p>088</text:p>
          </table:table-cell>
          <table:table-cell table:style-name="ce18" office:value-type="string" calcext:value-type="string">
            <text:p>FT088A</text:p>
          </table:table-cell>
          <table:table-cell table:style-name="ce18" office:value-type="float" office:value="204601" calcext:value-type="float">
            <text:p>204601</text:p>
          </table:table-cell>
          <table:table-cell table:style-name="ce18" office:value-type="float" office:value="6765" calcext:value-type="float">
            <text:p>676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236.949" calcext:value-type="float">
            <text:p>236.949</text:p>
          </table:table-cell>
          <table:table-cell table:style-name="Default" office:value-type="float" office:value="3.29861" calcext:value-type="float">
            <text:p>3.29861</text:p>
          </table:table-cell>
          <table:table-cell office:value-type="float" office:value="237.848" calcext:value-type="float">
            <text:p>237.848</text:p>
          </table:table-cell>
          <table:table-cell office:value-type="float" office:value="0.003" calcext:value-type="float">
            <text:p>0.003</text:p>
          </table:table-cell>
          <table:table-cell office:value-type="float" office:value="22.705" calcext:value-type="float">
            <text:p>22.70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25028" calcext:value-type="float">
            <text:p>0.325028</text:p>
          </table:table-cell>
          <table:table-cell office:value-type="float" office:value="0.527717" calcext:value-type="float">
            <text:p>0.527717</text:p>
          </table:table-cell>
          <table:table-cell office:value-type="float" office:value="0.784774" calcext:value-type="float">
            <text:p>0.784774</text:p>
          </table:table-cell>
          <table:table-cell office:value-type="float" office:value="2437.295" calcext:value-type="float">
            <text:p>2437.295</text:p>
          </table:table-cell>
          <table:table-cell office:value-type="float" office:value="5317.804" calcext:value-type="float">
            <text:p>5317.804</text:p>
          </table:table-cell>
          <table:table-cell office:value-type="float" office:value="6037.572" calcext:value-type="float">
            <text:p>6037.572</text:p>
          </table:table-cell>
          <table:table-cell table:number-columns-repeated="46"/>
        </table:table-row>
        <table:table-row table:style-name="ro1">
          <table:table-cell table:formula="of:=MID([.B88];3;3)" office:value-type="string" office:string-value="090" calcext:value-type="string">
            <text:p>090</text:p>
          </table:table-cell>
          <table:table-cell table:style-name="ce18" office:value-type="string" calcext:value-type="string">
            <text:p>FT090A</text:p>
          </table:table-cell>
          <table:table-cell table:style-name="ce18" office:value-type="float" office:value="204589" calcext:value-type="float">
            <text:p>204589</text:p>
          </table:table-cell>
          <table:table-cell table:style-name="ce18" office:value-type="float" office:value="4992" calcext:value-type="float">
            <text:p>4992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2.357" calcext:value-type="float">
            <text:p>232.357</text:p>
          </table:table-cell>
          <table:table-cell table:style-name="Default" office:value-type="float" office:value="3.62559" calcext:value-type="float">
            <text:p>3.62559</text:p>
          </table:table-cell>
          <table:table-cell office:value-type="float" office:value="232.26" calcext:value-type="float">
            <text:p>232.26</text:p>
          </table:table-cell>
          <table:table-cell office:value-type="float" office:value="0.003" calcext:value-type="float">
            <text:p>0.003</text:p>
          </table:table-cell>
          <table:table-cell office:value-type="float" office:value="59.871" calcext:value-type="float">
            <text:p>59.871</text:p>
          </table:table-cell>
          <table:table-cell office:value-type="float" office:value="0.104" calcext:value-type="float">
            <text:p>0.104</text:p>
          </table:table-cell>
          <table:table-cell office:value-type="float" office:value="-0.300216" calcext:value-type="float">
            <text:p>-0.300216</text:p>
          </table:table-cell>
          <table:table-cell office:value-type="float" office:value="0.0767558" calcext:value-type="float">
            <text:p>0.0767558</text:p>
          </table:table-cell>
          <table:table-cell office:value-type="float" office:value="0.950778" calcext:value-type="float">
            <text:p>0.950778</text:p>
          </table:table-cell>
          <table:table-cell office:value-type="float" office:value="-2075.413" calcext:value-type="float">
            <text:p>-2075.413</text:p>
          </table:table-cell>
          <table:table-cell office:value-type="float" office:value="736.853" calcext:value-type="float">
            <text:p>736.853</text:p>
          </table:table-cell>
          <table:table-cell office:value-type="float" office:value="8112.603" calcext:value-type="float">
            <text:p>8112.603</text:p>
          </table:table-cell>
          <table:table-cell table:number-columns-repeated="46"/>
        </table:table-row>
        <table:table-row table:style-name="ro1">
          <table:table-cell table:formula="of:=MID([.B89];3;3)" office:value-type="string" office:string-value="091" calcext:value-type="string">
            <text:p>091</text:p>
          </table:table-cell>
          <table:table-cell table:style-name="ce18" office:value-type="string" calcext:value-type="string">
            <text:p>FT091A</text:p>
          </table:table-cell>
          <table:table-cell table:style-name="ce18" office:value-type="float" office:value="204605" calcext:value-type="float">
            <text:p>204605</text:p>
          </table:table-cell>
          <table:table-cell table:style-name="ce18" office:value-type="float" office:value="5530" calcext:value-type="float">
            <text:p>553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table:style-name="Default" office:value-type="float" office:value="237.063" calcext:value-type="float">
            <text:p>237.063</text:p>
          </table:table-cell>
          <table:table-cell table:style-name="Default" office:value-type="float" office:value="3.52226" calcext:value-type="float">
            <text:p>3.52226</text:p>
          </table:table-cell>
          <table:table-cell office:value-type="float" office:value="236.719" calcext:value-type="float">
            <text:p>236.719</text:p>
          </table:table-cell>
          <table:table-cell office:value-type="float" office:value="0.003" calcext:value-type="float">
            <text:p>0.003</text:p>
          </table:table-cell>
          <table:table-cell office:value-type="float" office:value="65.287" calcext:value-type="float">
            <text:p>65.287</text:p>
          </table:table-cell>
          <table:table-cell office:value-type="float" office:value="0.092" calcext:value-type="float">
            <text:p>0.092</text:p>
          </table:table-cell>
          <table:table-cell office:value-type="float" office:value="-0.328222" calcext:value-type="float">
            <text:p>-0.328222</text:p>
          </table:table-cell>
          <table:table-cell office:value-type="float" office:value="0.526686" calcext:value-type="float">
            <text:p>0.526686</text:p>
          </table:table-cell>
          <table:table-cell office:value-type="float" office:value="0.784138" calcext:value-type="float">
            <text:p>0.784138</text:p>
          </table:table-cell>
          <table:table-cell office:value-type="float" office:value="-3108.068" calcext:value-type="float">
            <text:p>-3108.068</text:p>
          </table:table-cell>
          <table:table-cell office:value-type="float" office:value="4903.815" calcext:value-type="float">
            <text:p>4903.815</text:p>
          </table:table-cell>
          <table:table-cell office:value-type="float" office:value="6080.24" calcext:value-type="float">
            <text:p>6080.24</text:p>
          </table:table-cell>
          <table:table-cell table:number-columns-repeated="46"/>
        </table:table-row>
        <table:table-row table:style-name="ro1">
          <table:table-cell table:formula="of:=MID([.B90];3;3)" office:value-type="string" office:string-value="092" calcext:value-type="string">
            <text:p>092</text:p>
          </table:table-cell>
          <table:table-cell table:style-name="ce18" office:value-type="string" calcext:value-type="string">
            <text:p>FT092A</text:p>
          </table:table-cell>
          <table:table-cell table:style-name="ce18" office:value-type="float" office:value="204593" calcext:value-type="float">
            <text:p>204593</text:p>
          </table:table-cell>
          <table:table-cell table:style-name="ce18" office:value-type="float" office:value="4257" calcext:value-type="float">
            <text:p>4257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table:style-name="Default" office:value-type="float" office:value="236.209" calcext:value-type="float">
            <text:p>236.209</text:p>
          </table:table-cell>
          <table:table-cell table:style-name="Default" office:value-type="float" office:value="3.37513" calcext:value-type="float">
            <text:p>3.37513</text:p>
          </table:table-cell>
          <table:table-cell office:value-type="float" office:value="237.024" calcext:value-type="float">
            <text:p>237.024</text:p>
          </table:table-cell>
          <table:table-cell office:value-type="float" office:value="0.003" calcext:value-type="float">
            <text:p>0.003</text:p>
          </table:table-cell>
          <table:table-cell office:value-type="float" office:value="26.667" calcext:value-type="float">
            <text:p>26.667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30525" calcext:value-type="float">
            <text:p>-0.630525</text:p>
          </table:table-cell>
          <table:table-cell office:value-type="float" office:value="-0.19638" calcext:value-type="float">
            <text:p>-0.19638</text:p>
          </table:table-cell>
          <table:table-cell office:value-type="float" office:value="0.750915" calcext:value-type="float">
            <text:p>0.750915</text:p>
          </table:table-cell>
          <table:table-cell office:value-type="float" office:value="-5155.635" calcext:value-type="float">
            <text:p>-5155.635</text:p>
          </table:table-cell>
          <table:table-cell office:value-type="float" office:value="-1928.966" calcext:value-type="float">
            <text:p>-1928.966</text:p>
          </table:table-cell>
          <table:table-cell office:value-type="float" office:value="6353.886" calcext:value-type="float">
            <text:p>6353.886</text:p>
          </table:table-cell>
          <table:table-cell table:number-columns-repeated="46"/>
        </table:table-row>
        <table:table-row table:style-name="ro1">
          <table:table-cell table:formula="of:=MID([.B91];3;3)" office:value-type="string" office:string-value="093" calcext:value-type="string">
            <text:p>093</text:p>
          </table:table-cell>
          <table:table-cell table:style-name="ce18" office:value-type="string" calcext:value-type="string">
            <text:p>FT093A</text:p>
          </table:table-cell>
          <table:table-cell table:style-name="ce18" office:value-type="float" office:value="204599" calcext:value-type="float">
            <text:p>204599</text:p>
          </table:table-cell>
          <table:table-cell table:style-name="ce18" office:value-type="float" office:value="7555" calcext:value-type="float">
            <text:p>755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230.394" calcext:value-type="float">
            <text:p>230.394</text:p>
          </table:table-cell>
          <table:table-cell table:style-name="Default" office:value-type="float" office:value="3.41367" calcext:value-type="float">
            <text:p>3.41367</text:p>
          </table:table-cell>
          <table:table-cell office:value-type="float" office:value="231.031" calcext:value-type="float">
            <text:p>231.031</text:p>
          </table:table-cell>
          <table:table-cell office:value-type="float" office:value="0.003" calcext:value-type="float">
            <text:p>0.003</text:p>
          </table:table-cell>
          <table:table-cell office:value-type="float" office:value="33.157" calcext:value-type="float">
            <text:p>33.157</text:p>
          </table:table-cell>
          <table:table-cell office:value-type="float" office:value="0.107" calcext:value-type="float">
            <text:p>0.107</text:p>
          </table:table-cell>
          <table:table-cell office:value-type="float" office:value="-0.373913" calcext:value-type="float">
            <text:p>-0.373913</text:p>
          </table:table-cell>
          <table:table-cell office:value-type="float" office:value="0.472714" calcext:value-type="float">
            <text:p>0.472714</text:p>
          </table:table-cell>
          <table:table-cell office:value-type="float" office:value="0.797954" calcext:value-type="float">
            <text:p>0.797954</text:p>
          </table:table-cell>
          <table:table-cell office:value-type="float" office:value="-2680.077" calcext:value-type="float">
            <text:p>-2680.077</text:p>
          </table:table-cell>
          <table:table-cell office:value-type="float" office:value="4254.325" calcext:value-type="float">
            <text:p>4254.325</text:p>
          </table:table-cell>
          <table:table-cell office:value-type="float" office:value="6737.463" calcext:value-type="float">
            <text:p>6737.463</text:p>
          </table:table-cell>
          <table:table-cell table:number-columns-repeated="46"/>
        </table:table-row>
        <table:table-row table:style-name="ro1">
          <table:table-cell table:formula="of:=MID([.B92];3;3)" office:value-type="string" office:string-value="094" calcext:value-type="string">
            <text:p>094</text:p>
          </table:table-cell>
          <table:table-cell table:style-name="ce18" office:value-type="string" calcext:value-type="string">
            <text:p>FT094A</text:p>
          </table:table-cell>
          <table:table-cell table:style-name="ce18" office:value-type="float" office:value="204547" calcext:value-type="float">
            <text:p>204547</text:p>
          </table:table-cell>
          <table:table-cell table:style-name="ce18" office:value-type="float" office:value="6176" calcext:value-type="float">
            <text:p>6176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table:style-name="Default" office:value-type="float" office:value="236.895" calcext:value-type="float">
            <text:p>236.895</text:p>
          </table:table-cell>
          <table:table-cell table:style-name="Default" office:value-type="float" office:value="3.46085" calcext:value-type="float">
            <text:p>3.46085</text:p>
          </table:table-cell>
          <table:table-cell office:value-type="float" office:value="237.225" calcext:value-type="float">
            <text:p>237.225</text:p>
          </table:table-cell>
          <table:table-cell office:value-type="float" office:value="0.003" calcext:value-type="float">
            <text:p>0.003</text:p>
          </table:table-cell>
          <table:table-cell office:value-type="float" office:value="42.626" calcext:value-type="float">
            <text:p>42.62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5667" calcext:value-type="float">
            <text:p>-0.5667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241373" calcext:value-type="float">
            <text:p>0.241373</text:p>
          </table:table-cell>
          <table:table-cell office:value-type="float" office:value="-4034.56" calcext:value-type="float">
            <text:p>-4034.56</text:p>
          </table:table-cell>
          <table:table-cell office:value-type="float" office:value="6950.587" calcext:value-type="float">
            <text:p>6950.587</text:p>
          </table:table-cell>
          <table:table-cell office:value-type="float" office:value="2466.866" calcext:value-type="float">
            <text:p>2466.866</text:p>
          </table:table-cell>
          <table:table-cell table:number-columns-repeated="46"/>
        </table:table-row>
        <table:table-row table:style-name="ro1">
          <table:table-cell table:formula="of:=MID([.B93];3;3)" office:value-type="string" office:string-value="101" calcext:value-type="string">
            <text:p>101</text:p>
          </table:table-cell>
          <table:table-cell table:style-name="ce18" office:value-type="string" calcext:value-type="string">
            <text:p>FT101A</text:p>
          </table:table-cell>
          <table:table-cell table:style-name="ce18" office:value-type="float" office:value="204507" calcext:value-type="float">
            <text:p>204507</text:p>
          </table:table-cell>
          <table:table-cell table:style-name="ce18" office:value-type="float" office:value="5600" calcext:value-type="float">
            <text:p>5600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table:style-name="Default" office:value-type="float" office:value="232.926" calcext:value-type="float">
            <text:p>232.926</text:p>
          </table:table-cell>
          <table:table-cell table:style-name="Default" office:value-type="float" office:value="3.1115" calcext:value-type="float">
            <text:p>3.1115</text:p>
          </table:table-cell>
          <table:table-cell office:value-type="float" office:value="233.451" calcext:value-type="float">
            <text:p>233.451</text:p>
          </table:table-cell>
          <table:table-cell office:value-type="float" office:value="0.002" calcext:value-type="float">
            <text:p>0.002</text:p>
          </table:table-cell>
          <table:table-cell office:value-type="float" office:value="29.747" calcext:value-type="float">
            <text:p>29.747</text:p>
          </table:table-cell>
          <table:table-cell office:value-type="float" office:value="0.079" calcext:value-type="float">
            <text:p>0.079</text:p>
          </table:table-cell>
          <table:table-cell office:value-type="float" office:value="0.981673" calcext:value-type="float">
            <text:p>0.981673</text:p>
          </table:table-cell>
          <table:table-cell office:value-type="float" office:value="0.0870032" calcext:value-type="float">
            <text:p>0.0870032</text:p>
          </table:table-cell>
          <table:table-cell office:value-type="float" office:value="0.169553" calcext:value-type="float">
            <text:p>0.169553</text:p>
          </table:table-cell>
          <table:table-cell office:value-type="float" office:value="8277.99" calcext:value-type="float">
            <text:p>8277.99</text:p>
          </table:table-cell>
          <table:table-cell office:value-type="float" office:value="884.772" calcext:value-type="float">
            <text:p>884.772</text:p>
          </table:table-cell>
          <table:table-cell office:value-type="float" office:value="1170.438" calcext:value-type="float">
            <text:p>1170.438</text:p>
          </table:table-cell>
          <table:table-cell table:number-columns-repeated="46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ember 2019" table:style-name="ta1">
        <table:table-column table:style-name="co1" table:default-cell-style-name="ce21"/>
        <table:table-column table:style-name="co1" table:number-columns-repeated="63" table:default-cell-style-name="Default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style-name="ce16" table:number-columns-repeated="46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253803" calcext:value-type="float">
            <text:p>253803</text:p>
          </table:table-cell>
          <table:table-cell office:value-type="float" office:value="4462" calcext:value-type="float">
            <text:p>4462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9.077" calcext:value-type="float">
            <text:p>239.077</text:p>
          </table:table-cell>
          <table:table-cell office:value-type="float" office:value="3.79333" calcext:value-type="float">
            <text:p>3.79333</text:p>
          </table:table-cell>
          <table:table-cell office:value-type="float" office:value="240.099" calcext:value-type="float">
            <text:p>240.099</text:p>
          </table:table-cell>
          <table:table-cell office:value-type="float" office:value="0.005" calcext:value-type="float">
            <text:p>0.005</text:p>
          </table:table-cell>
          <table:table-cell office:value-type="float" office:value="31.202" calcext:value-type="float">
            <text:p>31.202</text:p>
          </table:table-cell>
          <table:table-cell office:value-type="float" office:value="0.172" calcext:value-type="float">
            <text:p>0.172</text:p>
          </table:table-cell>
          <table:table-cell office:value-type="float" office:value="-0.140739" calcext:value-type="float">
            <text:p>-0.140739</text:p>
          </table:table-cell>
          <table:table-cell office:value-type="float" office:value="-0.197341" calcext:value-type="float">
            <text:p>-0.197341</text:p>
          </table:table-cell>
          <table:table-cell office:value-type="float" office:value="-0.97018" calcext:value-type="float">
            <text:p>-0.97018</text:p>
          </table:table-cell>
          <table:table-cell office:value-type="float" office:value="-1411.729" calcext:value-type="float">
            <text:p>-1411.729</text:p>
          </table:table-cell>
          <table:table-cell office:value-type="float" office:value="-1615.233" calcext:value-type="float">
            <text:p>-1615.233</text:p>
          </table:table-cell>
          <table:table-cell office:value-type="float" office:value="-8128.284" calcext:value-type="float">
            <text:p>-8128.284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253805" calcext:value-type="float">
            <text:p>253805</text:p>
          </table:table-cell>
          <table:table-cell office:value-type="float" office:value="7413" calcext:value-type="float">
            <text:p>7413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3.386" calcext:value-type="float">
            <text:p>233.386</text:p>
          </table:table-cell>
          <table:table-cell office:value-type="float" office:value="3.87338" calcext:value-type="float">
            <text:p>3.87338</text:p>
          </table:table-cell>
          <table:table-cell office:value-type="float" office:value="234.419" calcext:value-type="float">
            <text:p>234.419</text:p>
          </table:table-cell>
          <table:table-cell office:value-type="float" office:value="0.004" calcext:value-type="float">
            <text:p>0.004</text:p>
          </table:table-cell>
          <table:table-cell office:value-type="float" office:value="25.625" calcext:value-type="float">
            <text:p>25.625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118933" calcext:value-type="float">
            <text:p>-0.00118933</text:p>
          </table:table-cell>
          <table:table-cell office:value-type="float" office:value="-0.424035" calcext:value-type="float">
            <text:p>-0.424035</text:p>
          </table:table-cell>
          <table:table-cell office:value-type="float" office:value="-0.905645" calcext:value-type="float">
            <text:p>-0.905645</text:p>
          </table:table-cell>
          <table:table-cell office:value-type="float" office:value="-410.66" calcext:value-type="float">
            <text:p>-410.66</text:p>
          </table:table-cell>
          <table:table-cell office:value-type="float" office:value="-4242.688" calcext:value-type="float">
            <text:p>-4242.688</text:p>
          </table:table-cell>
          <table:table-cell office:value-type="float" office:value="-7245.607" calcext:value-type="float">
            <text:p>-7245.607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253808" calcext:value-type="float">
            <text:p>253808</text:p>
          </table:table-cell>
          <table:table-cell office:value-type="float" office:value="6910" calcext:value-type="float">
            <text:p>691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32.626" calcext:value-type="float">
            <text:p>232.626</text:p>
          </table:table-cell>
          <table:table-cell office:value-type="float" office:value="3.80952" calcext:value-type="float">
            <text:p>3.80952</text:p>
          </table:table-cell>
          <table:table-cell office:value-type="float" office:value="233.67" calcext:value-type="float">
            <text:p>233.67</text:p>
          </table:table-cell>
          <table:table-cell office:value-type="float" office:value="0.005" calcext:value-type="float">
            <text:p>0.005</text:p>
          </table:table-cell>
          <table:table-cell office:value-type="float" office:value="19.855" calcext:value-type="float">
            <text:p>19.855</text:p>
          </table:table-cell>
          <table:table-cell office:value-type="float" office:value="0.163" calcext:value-type="float">
            <text:p>0.163</text:p>
          </table:table-cell>
          <table:table-cell office:value-type="float" office:value="-0.0135386" calcext:value-type="float">
            <text:p>-0.0135386</text:p>
          </table:table-cell>
          <table:table-cell office:value-type="float" office:value="-0.661968" calcext:value-type="float">
            <text:p>-0.661968</text:p>
          </table:table-cell>
          <table:table-cell office:value-type="float" office:value="-0.749409" calcext:value-type="float">
            <text:p>-0.749409</text:p>
          </table:table-cell>
          <table:table-cell office:value-type="float" office:value="163.637" calcext:value-type="float">
            <text:p>163.637</text:p>
          </table:table-cell>
          <table:table-cell office:value-type="float" office:value="-5323.567" calcext:value-type="float">
            <text:p>-5323.567</text:p>
          </table:table-cell>
          <table:table-cell office:value-type="float" office:value="-6504.07" calcext:value-type="float">
            <text:p>-6504.07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FT004A</text:p>
          </table:table-cell>
          <table:table-cell office:value-type="float" office:value="253811" calcext:value-type="float">
            <text:p>253811</text:p>
          </table:table-cell>
          <table:table-cell office:value-type="float" office:value="7680" calcext:value-type="float">
            <text:p>768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30.141" calcext:value-type="float">
            <text:p>230.141</text:p>
          </table:table-cell>
          <table:table-cell office:value-type="float" office:value="3.75278" calcext:value-type="float">
            <text:p>3.75278</text:p>
          </table:table-cell>
          <table:table-cell office:value-type="float" office:value="231.223" calcext:value-type="float">
            <text:p>231.223</text:p>
          </table:table-cell>
          <table:table-cell office:value-type="float" office:value="0.005" calcext:value-type="float">
            <text:p>0.005</text:p>
          </table:table-cell>
          <table:table-cell office:value-type="float" office:value="55.7" calcext:value-type="float">
            <text:p>55.7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83885" calcext:value-type="float">
            <text:p>0.0183885</text:p>
          </table:table-cell>
          <table:table-cell office:value-type="float" office:value="-0.879453" calcext:value-type="float">
            <text:p>-0.879453</text:p>
          </table:table-cell>
          <table:table-cell office:value-type="float" office:value="-0.47563" calcext:value-type="float">
            <text:p>-0.47563</text:p>
          </table:table-cell>
          <table:table-cell office:value-type="float" office:value="242.194" calcext:value-type="float">
            <text:p>242.194</text:p>
          </table:table-cell>
          <table:table-cell office:value-type="float" office:value="-7445.532" calcext:value-type="float">
            <text:p>-7445.532</text:p>
          </table:table-cell>
          <table:table-cell office:value-type="float" office:value="-3894.718" calcext:value-type="float">
            <text:p>-3894.718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253815" calcext:value-type="float">
            <text:p>253815</text:p>
          </table:table-cell>
          <table:table-cell office:value-type="float" office:value="8066" calcext:value-type="float">
            <text:p>8066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1.076" calcext:value-type="float">
            <text:p>231.076</text:p>
          </table:table-cell>
          <table:table-cell office:value-type="float" office:value="3.78292" calcext:value-type="float">
            <text:p>3.78292</text:p>
          </table:table-cell>
          <table:table-cell office:value-type="float" office:value="232.14" calcext:value-type="float">
            <text:p>232.14</text:p>
          </table:table-cell>
          <table:table-cell office:value-type="float" office:value="0.004" calcext:value-type="float">
            <text:p>0.004</text:p>
          </table:table-cell>
          <table:table-cell office:value-type="float" office:value="51.403" calcext:value-type="float">
            <text:p>51.403</text:p>
          </table:table-cell>
          <table:table-cell office:value-type="float" office:value="0.134" calcext:value-type="float">
            <text:p>0.134</text:p>
          </table:table-cell>
          <table:table-cell office:value-type="float" office:value="0.296161" calcext:value-type="float">
            <text:p>0.296161</text:p>
          </table:table-cell>
          <table:table-cell office:value-type="float" office:value="-0.813147" calcext:value-type="float">
            <text:p>-0.813147</text:p>
          </table:table-cell>
          <table:table-cell office:value-type="float" office:value="-0.501079" calcext:value-type="float">
            <text:p>-0.501079</text:p>
          </table:table-cell>
          <table:table-cell office:value-type="float" office:value="2006.71" calcext:value-type="float">
            <text:p>2006.71</text:p>
          </table:table-cell>
          <table:table-cell office:value-type="float" office:value="-6872.987" calcext:value-type="float">
            <text:p>-6872.987</text:p>
          </table:table-cell>
          <table:table-cell office:value-type="float" office:value="-4405.395" calcext:value-type="float">
            <text:p>-4405.395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253821" calcext:value-type="float">
            <text:p>253821</text:p>
          </table:table-cell>
          <table:table-cell office:value-type="float" office:value="7890" calcext:value-type="float">
            <text:p>7890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32.163" calcext:value-type="float">
            <text:p>232.163</text:p>
          </table:table-cell>
          <table:table-cell office:value-type="float" office:value="3.88688" calcext:value-type="float">
            <text:p>3.88688</text:p>
          </table:table-cell>
          <table:table-cell office:value-type="float" office:value="233.207" calcext:value-type="float">
            <text:p>233.207</text:p>
          </table:table-cell>
          <table:table-cell office:value-type="float" office:value="0.004" calcext:value-type="float">
            <text:p>0.004</text:p>
          </table:table-cell>
          <table:table-cell office:value-type="float" office:value="36.086" calcext:value-type="float">
            <text:p>36.086</text:p>
          </table:table-cell>
          <table:table-cell office:value-type="float" office:value="0.134" calcext:value-type="float">
            <text:p>0.134</text:p>
          </table:table-cell>
          <table:table-cell office:value-type="float" office:value="0.669127" calcext:value-type="float">
            <text:p>0.669127</text:p>
          </table:table-cell>
          <table:table-cell office:value-type="float" office:value="-0.563297" calcext:value-type="float">
            <text:p>-0.563297</text:p>
          </table:table-cell>
          <table:table-cell office:value-type="float" office:value="-0.484733" calcext:value-type="float">
            <text:p>-0.484733</text:p>
          </table:table-cell>
          <table:table-cell office:value-type="float" office:value="5717.245" calcext:value-type="float">
            <text:p>5717.245</text:p>
          </table:table-cell>
          <table:table-cell office:value-type="float" office:value="-4565.104" calcext:value-type="float">
            <text:p>-4565.104</text:p>
          </table:table-cell>
          <table:table-cell office:value-type="float" office:value="-4141.101" calcext:value-type="float">
            <text:p>-4141.101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253823" calcext:value-type="float">
            <text:p>253823</text:p>
          </table:table-cell>
          <table:table-cell office:value-type="float" office:value="7645" calcext:value-type="float">
            <text:p>7645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office:value-type="float" office:value="232.291" calcext:value-type="float">
            <text:p>232.291</text:p>
          </table:table-cell>
          <table:table-cell office:value-type="float" office:value="3.74221" calcext:value-type="float">
            <text:p>3.74221</text:p>
          </table:table-cell>
          <table:table-cell office:value-type="float" office:value="233.325" calcext:value-type="float">
            <text:p>233.325</text:p>
          </table:table-cell>
          <table:table-cell office:value-type="float" office:value="0.004" calcext:value-type="float">
            <text:p>0.004</text:p>
          </table:table-cell>
          <table:table-cell office:value-type="float" office:value="30.026" calcext:value-type="float">
            <text:p>30.026</text:p>
          </table:table-cell>
          <table:table-cell office:value-type="float" office:value="0.119" calcext:value-type="float">
            <text:p>0.119</text:p>
          </table:table-cell>
          <table:table-cell office:value-type="float" office:value="0.838631" calcext:value-type="float">
            <text:p>0.838631</text:p>
          </table:table-cell>
          <table:table-cell office:value-type="float" office:value="-0.246964" calcext:value-type="float">
            <text:p>-0.246964</text:p>
          </table:table-cell>
          <table:table-cell office:value-type="float" office:value="-0.485496" calcext:value-type="float">
            <text:p>-0.485496</text:p>
          </table:table-cell>
          <table:table-cell office:value-type="float" office:value="7098.477" calcext:value-type="float">
            <text:p>7098.477</text:p>
          </table:table-cell>
          <table:table-cell office:value-type="float" office:value="-1947.805" calcext:value-type="float">
            <text:p>-1947.805</text:p>
          </table:table-cell>
          <table:table-cell office:value-type="float" office:value="-4060.783" calcext:value-type="float">
            <text:p>-4060.783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253825" calcext:value-type="float">
            <text:p>253825</text:p>
          </table:table-cell>
          <table:table-cell office:value-type="float" office:value="7180" calcext:value-type="float">
            <text:p>718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31.277" calcext:value-type="float">
            <text:p>231.277</text:p>
          </table:table-cell>
          <table:table-cell office:value-type="float" office:value="3.61835" calcext:value-type="float">
            <text:p>3.61835</text:p>
          </table:table-cell>
          <table:table-cell office:value-type="float" office:value="232.321" calcext:value-type="float">
            <text:p>232.321</text:p>
          </table:table-cell>
          <table:table-cell office:value-type="float" office:value="0.004" calcext:value-type="float">
            <text:p>0.004</text:p>
          </table:table-cell>
          <table:table-cell office:value-type="float" office:value="44.548" calcext:value-type="float">
            <text:p>44.548</text:p>
          </table:table-cell>
          <table:table-cell office:value-type="float" office:value="0.107" calcext:value-type="float">
            <text:p>0.107</text:p>
          </table:table-cell>
          <table:table-cell office:value-type="float" office:value="0.671648" calcext:value-type="float">
            <text:p>0.671648</text:p>
          </table:table-cell>
          <table:table-cell office:value-type="float" office:value="-0.261973" calcext:value-type="float">
            <text:p>-0.261973</text:p>
          </table:table-cell>
          <table:table-cell office:value-type="float" office:value="-0.693007" calcext:value-type="float">
            <text:p>-0.693007</text:p>
          </table:table-cell>
          <table:table-cell office:value-type="float" office:value="5980.598" calcext:value-type="float">
            <text:p>5980.598</text:p>
          </table:table-cell>
          <table:table-cell office:value-type="float" office:value="-2271.325" calcext:value-type="float">
            <text:p>-2271.325</text:p>
          </table:table-cell>
          <table:table-cell office:value-type="float" office:value="-5453.746" calcext:value-type="float">
            <text:p>-5453.746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253827" calcext:value-type="float">
            <text:p>253827</text:p>
          </table:table-cell>
          <table:table-cell office:value-type="float" office:value="8100" calcext:value-type="float">
            <text:p>810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32.383" calcext:value-type="float">
            <text:p>232.383</text:p>
          </table:table-cell>
          <table:table-cell office:value-type="float" office:value="3.77472" calcext:value-type="float">
            <text:p>3.77472</text:p>
          </table:table-cell>
          <table:table-cell office:value-type="float" office:value="233.377" calcext:value-type="float">
            <text:p>233.377</text:p>
          </table:table-cell>
          <table:table-cell office:value-type="float" office:value="0.005" calcext:value-type="float">
            <text:p>0.005</text:p>
          </table:table-cell>
          <table:table-cell office:value-type="float" office:value="29.009" calcext:value-type="float">
            <text:p>29.009</text:p>
          </table:table-cell>
          <table:table-cell office:value-type="float" office:value="0.143" calcext:value-type="float">
            <text:p>0.143</text:p>
          </table:table-cell>
          <table:table-cell office:value-type="float" office:value="0.330045" calcext:value-type="float">
            <text:p>0.330045</text:p>
          </table:table-cell>
          <table:table-cell office:value-type="float" office:value="-0.0780952" calcext:value-type="float">
            <text:p>-0.0780952</text:p>
          </table:table-cell>
          <table:table-cell office:value-type="float" office:value="-0.940729" calcext:value-type="float">
            <text:p>-0.940729</text:p>
          </table:table-cell>
          <table:table-cell office:value-type="float" office:value="3168.046" calcext:value-type="float">
            <text:p>3168.046</text:p>
          </table:table-cell>
          <table:table-cell office:value-type="float" office:value="-535.009" calcext:value-type="float">
            <text:p>-535.009</text:p>
          </table:table-cell>
          <table:table-cell office:value-type="float" office:value="-7768.403" calcext:value-type="float">
            <text:p>-7768.403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253829" calcext:value-type="float">
            <text:p>253829</text:p>
          </table:table-cell>
          <table:table-cell office:value-type="float" office:value="6990" calcext:value-type="float">
            <text:p>6990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33.019" calcext:value-type="float">
            <text:p>233.019</text:p>
          </table:table-cell>
          <table:table-cell office:value-type="float" office:value="3.78599" calcext:value-type="float">
            <text:p>3.78599</text:p>
          </table:table-cell>
          <table:table-cell office:value-type="float" office:value="234.057" calcext:value-type="float">
            <text:p>234.057</text:p>
          </table:table-cell>
          <table:table-cell office:value-type="float" office:value="0.004" calcext:value-type="float">
            <text:p>0.004</text:p>
          </table:table-cell>
          <table:table-cell office:value-type="float" office:value="18.567" calcext:value-type="float">
            <text:p>18.5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72379" calcext:value-type="float">
            <text:p>0.372379</text:p>
          </table:table-cell>
          <table:table-cell office:value-type="float" office:value="-0.497247" calcext:value-type="float">
            <text:p>-0.497247</text:p>
          </table:table-cell>
          <table:table-cell office:value-type="float" office:value="-0.783632" calcext:value-type="float">
            <text:p>-0.783632</text:p>
          </table:table-cell>
          <table:table-cell office:value-type="float" office:value="3839.023" calcext:value-type="float">
            <text:p>3839.023</text:p>
          </table:table-cell>
          <table:table-cell office:value-type="float" office:value="-4389.469" calcext:value-type="float">
            <text:p>-4389.469</text:p>
          </table:table-cell>
          <table:table-cell office:value-type="float" office:value="-6055.038" calcext:value-type="float">
            <text:p>-6055.038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253832" calcext:value-type="float">
            <text:p>253832</text:p>
          </table:table-cell>
          <table:table-cell office:value-type="float" office:value="6900" calcext:value-type="float">
            <text:p>690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2.373" calcext:value-type="float">
            <text:p>232.373</text:p>
          </table:table-cell>
          <table:table-cell office:value-type="float" office:value="3.6455" calcext:value-type="float">
            <text:p>3.6455</text:p>
          </table:table-cell>
          <table:table-cell office:value-type="float" office:value="233.475" calcext:value-type="float">
            <text:p>233.475</text:p>
          </table:table-cell>
          <table:table-cell office:value-type="float" office:value="0.008" calcext:value-type="float">
            <text:p>0.008</text:p>
          </table:table-cell>
          <table:table-cell office:value-type="float" office:value="16.426" calcext:value-type="float">
            <text:p>16.4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858098" calcext:value-type="float">
            <text:p>0.858098</text:p>
          </table:table-cell>
          <table:table-cell office:value-type="float" office:value="0.00926676" calcext:value-type="float">
            <text:p>0.00926676</text:p>
          </table:table-cell>
          <table:table-cell office:value-type="float" office:value="-0.513402" calcext:value-type="float">
            <text:p>-0.513402</text:p>
          </table:table-cell>
          <table:table-cell office:value-type="float" office:value="7016.381" calcext:value-type="float">
            <text:p>7016.381</text:p>
          </table:table-cell>
          <table:table-cell office:value-type="float" office:value="-569.843" calcext:value-type="float">
            <text:p>-569.843</text:p>
          </table:table-cell>
          <table:table-cell office:value-type="float" office:value="-4595.961" calcext:value-type="float">
            <text:p>-4595.961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253835" calcext:value-type="float">
            <text:p>253835</text:p>
          </table:table-cell>
          <table:table-cell office:value-type="float" office:value="5953" calcext:value-type="float">
            <text:p>5953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5.291" calcext:value-type="float">
            <text:p>235.291</text:p>
          </table:table-cell>
          <table:table-cell office:value-type="float" office:value="3.6148" calcext:value-type="float">
            <text:p>3.6148</text:p>
          </table:table-cell>
          <table:table-cell office:value-type="float" office:value="236.295" calcext:value-type="float">
            <text:p>236.295</text:p>
          </table:table-cell>
          <table:table-cell office:value-type="float" office:value="0.004" calcext:value-type="float">
            <text:p>0.004</text:p>
          </table:table-cell>
          <table:table-cell office:value-type="float" office:value="25.922" calcext:value-type="float">
            <text:p>25.922</text:p>
          </table:table-cell>
          <table:table-cell office:value-type="float" office:value="0.131" calcext:value-type="float">
            <text:p>0.131</text:p>
          </table:table-cell>
          <table:table-cell office:value-type="float" office:value="0.761865" calcext:value-type="float">
            <text:p>0.761865</text:p>
          </table:table-cell>
          <table:table-cell office:value-type="float" office:value="0.42969" calcext:value-type="float">
            <text:p>0.42969</text:p>
          </table:table-cell>
          <table:table-cell office:value-type="float" office:value="-0.484694" calcext:value-type="float">
            <text:p>-0.484694</text:p>
          </table:table-cell>
          <table:table-cell office:value-type="float" office:value="6435.347" calcext:value-type="float">
            <text:p>6435.347</text:p>
          </table:table-cell>
          <table:table-cell office:value-type="float" office:value="3479.845" calcext:value-type="float">
            <text:p>3479.845</text:p>
          </table:table-cell>
          <table:table-cell office:value-type="float" office:value="-4141.508" calcext:value-type="float">
            <text:p>-4141.508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253837" calcext:value-type="float">
            <text:p>253837</text:p>
          </table:table-cell>
          <table:table-cell office:value-type="float" office:value="7970" calcext:value-type="float">
            <text:p>797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095" calcext:value-type="float">
            <text:p>232.095</text:p>
          </table:table-cell>
          <table:table-cell office:value-type="float" office:value="3.65252" calcext:value-type="float">
            <text:p>3.65252</text:p>
          </table:table-cell>
          <table:table-cell office:value-type="float" office:value="233.164" calcext:value-type="float">
            <text:p>233.164</text:p>
          </table:table-cell>
          <table:table-cell office:value-type="float" office:value="0.004" calcext:value-type="float">
            <text:p>0.004</text:p>
          </table:table-cell>
          <table:table-cell office:value-type="float" office:value="23.796" calcext:value-type="float">
            <text:p>23.796</text:p>
          </table:table-cell>
          <table:table-cell office:value-type="float" office:value="0.136" calcext:value-type="float">
            <text:p>0.136</text:p>
          </table:table-cell>
          <table:table-cell office:value-type="float" office:value="0.490139" calcext:value-type="float">
            <text:p>0.490139</text:p>
          </table:table-cell>
          <table:table-cell office:value-type="float" office:value="0.773264" calcext:value-type="float">
            <text:p>0.773264</text:p>
          </table:table-cell>
          <table:table-cell office:value-type="float" office:value="-0.402277" calcext:value-type="float">
            <text:p>-0.402277</text:p>
          </table:table-cell>
          <table:table-cell office:value-type="float" office:value="4109.974" calcext:value-type="float">
            <text:p>4109.974</text:p>
          </table:table-cell>
          <table:table-cell office:value-type="float" office:value="6797.453" calcext:value-type="float">
            <text:p>6797.453</text:p>
          </table:table-cell>
          <table:table-cell office:value-type="float" office:value="-2752.402" calcext:value-type="float">
            <text:p>-2752.402</text:p>
          </table:table-cell>
          <table:table-cell table:number-columns-repeated="46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253842" calcext:value-type="float">
            <text:p>253842</text:p>
          </table:table-cell>
          <table:table-cell office:value-type="float" office:value="4655" calcext:value-type="float">
            <text:p>4655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office:value-type="float" office:value="232.197" calcext:value-type="float">
            <text:p>232.197</text:p>
          </table:table-cell>
          <table:table-cell office:value-type="float" office:value="3.62347" calcext:value-type="float">
            <text:p>3.62347</text:p>
          </table:table-cell>
          <table:table-cell office:value-type="float" office:value="233.296" calcext:value-type="float">
            <text:p>233.296</text:p>
          </table:table-cell>
          <table:table-cell office:value-type="float" office:value="0.005" calcext:value-type="float">
            <text:p>0.005</text:p>
          </table:table-cell>
          <table:table-cell office:value-type="float" office:value="32.13" calcext:value-type="float">
            <text:p>32.13</text:p>
          </table:table-cell>
          <table:table-cell office:value-type="float" office:value="0.12" calcext:value-type="float">
            <text:p>0.12</text:p>
          </table:table-cell>
          <table:table-cell office:value-type="float" office:value="0.419543" calcext:value-type="float">
            <text:p>0.419543</text:p>
          </table:table-cell>
          <table:table-cell office:value-type="float" office:value="0.546867" calcext:value-type="float">
            <text:p>0.546867</text:p>
          </table:table-cell>
          <table:table-cell office:value-type="float" office:value="-0.724514" calcext:value-type="float">
            <text:p>-0.724514</text:p>
          </table:table-cell>
          <table:table-cell office:value-type="float" office:value="3329.87" calcext:value-type="float">
            <text:p>3329.87</text:p>
          </table:table-cell>
          <table:table-cell office:value-type="float" office:value="4734.423" calcext:value-type="float">
            <text:p>4734.423</text:p>
          </table:table-cell>
          <table:table-cell office:value-type="float" office:value="-6096.832" calcext:value-type="float">
            <text:p>-6096.832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253844" calcext:value-type="float">
            <text:p>253844</text:p>
          </table:table-cell>
          <table:table-cell office:value-type="float" office:value="6065" calcext:value-type="float">
            <text:p>6065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1.884" calcext:value-type="float">
            <text:p>231.884</text:p>
          </table:table-cell>
          <table:table-cell office:value-type="float" office:value="3.72973" calcext:value-type="float">
            <text:p>3.72973</text:p>
          </table:table-cell>
          <table:table-cell office:value-type="float" office:value="232.93" calcext:value-type="float">
            <text:p>232.93</text:p>
          </table:table-cell>
          <table:table-cell office:value-type="float" office:value="0.004" calcext:value-type="float">
            <text:p>0.004</text:p>
          </table:table-cell>
          <table:table-cell office:value-type="float" office:value="58.192" calcext:value-type="float">
            <text:p>58.1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43728" calcext:value-type="float">
            <text:p>0.243728</text:p>
          </table:table-cell>
          <table:table-cell office:value-type="float" office:value="0.285884" calcext:value-type="float">
            <text:p>0.285884</text:p>
          </table:table-cell>
          <table:table-cell office:value-type="float" office:value="-0.926751" calcext:value-type="float">
            <text:p>-0.926751</text:p>
          </table:table-cell>
          <table:table-cell office:value-type="float" office:value="2103.519" calcext:value-type="float">
            <text:p>2103.519</text:p>
          </table:table-cell>
          <table:table-cell office:value-type="float" office:value="2718.93" calcext:value-type="float">
            <text:p>2718.93</text:p>
          </table:table-cell>
          <table:table-cell office:value-type="float" office:value="-7671.87" calcext:value-type="float">
            <text:p>-7671.87</text:p>
          </table:table-cell>
          <table:table-cell table:number-columns-repeated="46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253847" calcext:value-type="float">
            <text:p>253847</text:p>
          </table:table-cell>
          <table:table-cell office:value-type="float" office:value="5670" calcext:value-type="float">
            <text:p>567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2.803" calcext:value-type="float">
            <text:p>232.803</text:p>
          </table:table-cell>
          <table:table-cell office:value-type="float" office:value="3.74708" calcext:value-type="float">
            <text:p>3.74708</text:p>
          </table:table-cell>
          <table:table-cell office:value-type="float" office:value="233.826" calcext:value-type="float">
            <text:p>233.826</text:p>
          </table:table-cell>
          <table:table-cell office:value-type="float" office:value="0.004" calcext:value-type="float">
            <text:p>0.004</text:p>
          </table:table-cell>
          <table:table-cell office:value-type="float" office:value="29.445" calcext:value-type="float">
            <text:p>29.445</text:p>
          </table:table-cell>
          <table:table-cell office:value-type="float" office:value="0.139" calcext:value-type="float">
            <text:p>0.139</text:p>
          </table:table-cell>
          <table:table-cell office:value-type="float" office:value="0.582751" calcext:value-type="float">
            <text:p>0.582751</text:p>
          </table:table-cell>
          <table:table-cell office:value-type="float" office:value="0.201017" calcext:value-type="float">
            <text:p>0.201017</text:p>
          </table:table-cell>
          <table:table-cell office:value-type="float" office:value="-0.787397" calcext:value-type="float">
            <text:p>-0.787397</text:p>
          </table:table-cell>
          <table:table-cell office:value-type="float" office:value="5278.288" calcext:value-type="float">
            <text:p>5278.288</text:p>
          </table:table-cell>
          <table:table-cell office:value-type="float" office:value="2304.967" calcext:value-type="float">
            <text:p>2304.967</text:p>
          </table:table-cell>
          <table:table-cell office:value-type="float" office:value="-6123.863" calcext:value-type="float">
            <text:p>-6123.863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253849" calcext:value-type="float">
            <text:p>253849</text:p>
          </table:table-cell>
          <table:table-cell office:value-type="float" office:value="10900" calcext:value-type="float">
            <text:p>1090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office:value-type="float" office:value="231.755" calcext:value-type="float">
            <text:p>231.755</text:p>
          </table:table-cell>
          <table:table-cell office:value-type="float" office:value="3.69354" calcext:value-type="float">
            <text:p>3.69354</text:p>
          </table:table-cell>
          <table:table-cell office:value-type="float" office:value="232.805" calcext:value-type="float">
            <text:p>232.805</text:p>
          </table:table-cell>
          <table:table-cell office:value-type="float" office:value="0.004" calcext:value-type="float">
            <text:p>0.004</text:p>
          </table:table-cell>
          <table:table-cell office:value-type="float" office:value="32.174" calcext:value-type="float">
            <text:p>32.174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0.826071" calcext:value-type="float">
            <text:p>0.826071</text:p>
          </table:table-cell>
          <table:table-cell office:value-type="float" office:value="-0.505921" calcext:value-type="float">
            <text:p>-0.505921</text:p>
          </table:table-cell>
          <table:table-cell office:value-type="float" office:value="2579.47" calcext:value-type="float">
            <text:p>2579.47</text:p>
          </table:table-cell>
          <table:table-cell office:value-type="float" office:value="6629.91" calcext:value-type="float">
            <text:p>6629.91</text:p>
          </table:table-cell>
          <table:table-cell office:value-type="float" office:value="-4479.377" calcext:value-type="float">
            <text:p>-4479.377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254046" calcext:value-type="float">
            <text:p>254046</text:p>
          </table:table-cell>
          <table:table-cell office:value-type="float" office:value="6050" calcext:value-type="float">
            <text:p>6050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office:value-type="float" office:value="232.45" calcext:value-type="float">
            <text:p>232.45</text:p>
          </table:table-cell>
          <table:table-cell office:value-type="float" office:value="3.75695" calcext:value-type="float">
            <text:p>3.75695</text:p>
          </table:table-cell>
          <table:table-cell office:value-type="float" office:value="233.41" calcext:value-type="float">
            <text:p>233.41</text:p>
          </table:table-cell>
          <table:table-cell office:value-type="float" office:value="0.004" calcext:value-type="float">
            <text:p>0.004</text:p>
          </table:table-cell>
          <table:table-cell office:value-type="float" office:value="27.541" calcext:value-type="float">
            <text:p>27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61935" calcext:value-type="float">
            <text:p>-0.161935</text:p>
          </table:table-cell>
          <table:table-cell office:value-type="float" office:value="0.852876" calcext:value-type="float">
            <text:p>0.852876</text:p>
          </table:table-cell>
          <table:table-cell office:value-type="float" office:value="-0.496366" calcext:value-type="float">
            <text:p>-0.496366</text:p>
          </table:table-cell>
          <table:table-cell office:value-type="float" office:value="-1130.018" calcext:value-type="float">
            <text:p>-1130.018</text:p>
          </table:table-cell>
          <table:table-cell office:value-type="float" office:value="7114.323" calcext:value-type="float">
            <text:p>7114.323</text:p>
          </table:table-cell>
          <table:table-cell office:value-type="float" office:value="-4334.011" calcext:value-type="float">
            <text:p>-4334.011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253855" calcext:value-type="float">
            <text:p>253855</text:p>
          </table:table-cell>
          <table:table-cell office:value-type="float" office:value="5955" calcext:value-type="float">
            <text:p>595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31.514" calcext:value-type="float">
            <text:p>231.514</text:p>
          </table:table-cell>
          <table:table-cell office:value-type="float" office:value="3.7058" calcext:value-type="float">
            <text:p>3.7058</text:p>
          </table:table-cell>
          <table:table-cell office:value-type="float" office:value="232.567" calcext:value-type="float">
            <text:p>232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15.938" calcext:value-type="float">
            <text:p>15.938</text:p>
          </table:table-cell>
          <table:table-cell office:value-type="float" office:value="0.133" calcext:value-type="float">
            <text:p>0.133</text:p>
          </table:table-cell>
          <table:table-cell office:value-type="float" office:value="-0.563836" calcext:value-type="float">
            <text:p>-0.563836</text:p>
          </table:table-cell>
          <table:table-cell office:value-type="float" office:value="0.719423" calcext:value-type="float">
            <text:p>0.719423</text:p>
          </table:table-cell>
          <table:table-cell office:value-type="float" office:value="-0.40561" calcext:value-type="float">
            <text:p>-0.40561</text:p>
          </table:table-cell>
          <table:table-cell office:value-type="float" office:value="-4862.543" calcext:value-type="float">
            <text:p>-4862.543</text:p>
          </table:table-cell>
          <table:table-cell office:value-type="float" office:value="6255.082" calcext:value-type="float">
            <text:p>6255.082</text:p>
          </table:table-cell>
          <table:table-cell office:value-type="float" office:value="-2811.571" calcext:value-type="float">
            <text:p>-2811.571</text:p>
          </table:table-cell>
          <table:table-cell table:number-columns-repeated="46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253857" calcext:value-type="float">
            <text:p>253857</text:p>
          </table:table-cell>
          <table:table-cell office:value-type="float" office:value="8605" calcext:value-type="float">
            <text:p>860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3.199" calcext:value-type="float">
            <text:p>233.199</text:p>
          </table:table-cell>
          <table:table-cell office:value-type="float" office:value="3.80941" calcext:value-type="float">
            <text:p>3.80941</text:p>
          </table:table-cell>
          <table:table-cell office:value-type="float" office:value="234.232" calcext:value-type="float">
            <text:p>234.232</text:p>
          </table:table-cell>
          <table:table-cell office:value-type="float" office:value="0.005" calcext:value-type="float">
            <text:p>0.005</text:p>
          </table:table-cell>
          <table:table-cell office:value-type="float" office:value="27.661" calcext:value-type="float">
            <text:p>27.661</text:p>
          </table:table-cell>
          <table:table-cell office:value-type="float" office:value="0.123" calcext:value-type="float">
            <text:p>0.123</text:p>
          </table:table-cell>
          <table:table-cell office:value-type="float" office:value="-0.433441" calcext:value-type="float">
            <text:p>-0.433441</text:p>
          </table:table-cell>
          <table:table-cell office:value-type="float" office:value="0.546014" calcext:value-type="float">
            <text:p>0.546014</text:p>
          </table:table-cell>
          <table:table-cell office:value-type="float" office:value="-0.716936" calcext:value-type="float">
            <text:p>-0.716936</text:p>
          </table:table-cell>
          <table:table-cell office:value-type="float" office:value="-3829.947" calcext:value-type="float">
            <text:p>-3829.947</text:p>
          </table:table-cell>
          <table:table-cell office:value-type="float" office:value="4849.725" calcext:value-type="float">
            <text:p>4849.725</text:p>
          </table:table-cell>
          <table:table-cell office:value-type="float" office:value="-5699.187" calcext:value-type="float">
            <text:p>-5699.187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253861" calcext:value-type="float">
            <text:p>253861</text:p>
          </table:table-cell>
          <table:table-cell office:value-type="float" office:value="6005" calcext:value-type="float">
            <text:p>600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3.207" calcext:value-type="float">
            <text:p>233.207</text:p>
          </table:table-cell>
          <table:table-cell office:value-type="float" office:value="3.85402" calcext:value-type="float">
            <text:p>3.85402</text:p>
          </table:table-cell>
          <table:table-cell office:value-type="float" office:value="234.278" calcext:value-type="float">
            <text:p>234.278</text:p>
          </table:table-cell>
          <table:table-cell office:value-type="float" office:value="0.007" calcext:value-type="float">
            <text:p>0.007</text:p>
          </table:table-cell>
          <table:table-cell office:value-type="float" office:value="31.834" calcext:value-type="float">
            <text:p>31.834</text:p>
          </table:table-cell>
          <table:table-cell office:value-type="float" office:value="0.245" calcext:value-type="float">
            <text:p>0.245</text:p>
          </table:table-cell>
          <table:table-cell office:value-type="float" office:value="-0.184743" calcext:value-type="float">
            <text:p>-0.184743</text:p>
          </table:table-cell>
          <table:table-cell office:value-type="float" office:value="0.303737" calcext:value-type="float">
            <text:p>0.303737</text:p>
          </table:table-cell>
          <table:table-cell office:value-type="float" office:value="-0.934673" calcext:value-type="float">
            <text:p>-0.934673</text:p>
          </table:table-cell>
          <table:table-cell office:value-type="float" office:value="-1664.934" calcext:value-type="float">
            <text:p>-1664.934</text:p>
          </table:table-cell>
          <table:table-cell office:value-type="float" office:value="2457.779" calcext:value-type="float">
            <text:p>2457.779</text:p>
          </table:table-cell>
          <table:table-cell office:value-type="float" office:value="-7864.94" calcext:value-type="float">
            <text:p>-7864.94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253863" calcext:value-type="float">
            <text:p>253863</text:p>
          </table:table-cell>
          <table:table-cell office:value-type="float" office:value="5975" calcext:value-type="float">
            <text:p>597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32.445" calcext:value-type="float">
            <text:p>232.445</text:p>
          </table:table-cell>
          <table:table-cell office:value-type="float" office:value="3.71697" calcext:value-type="float">
            <text:p>3.71697</text:p>
          </table:table-cell>
          <table:table-cell office:value-type="float" office:value="233.444" calcext:value-type="float">
            <text:p>233.444</text:p>
          </table:table-cell>
          <table:table-cell office:value-type="float" office:value="0.004" calcext:value-type="float">
            <text:p>0.004</text:p>
          </table:table-cell>
          <table:table-cell office:value-type="float" office:value="30.153" calcext:value-type="float">
            <text:p>30.153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015956" calcext:value-type="float">
            <text:p>-0.0015956</text:p>
          </table:table-cell>
          <table:table-cell office:value-type="float" office:value="0.616626" calcext:value-type="float">
            <text:p>0.616626</text:p>
          </table:table-cell>
          <table:table-cell office:value-type="float" office:value="-0.787254" calcext:value-type="float">
            <text:p>-0.787254</text:p>
          </table:table-cell>
          <table:table-cell office:value-type="float" office:value="-402.635" calcext:value-type="float">
            <text:p>-402.635</text:p>
          </table:table-cell>
          <table:table-cell office:value-type="float" office:value="5741.487" calcext:value-type="float">
            <text:p>5741.487</text:p>
          </table:table-cell>
          <table:table-cell office:value-type="float" office:value="-6127.37" calcext:value-type="float">
            <text:p>-6127.37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253865" calcext:value-type="float">
            <text:p>253865</text:p>
          </table:table-cell>
          <table:table-cell office:value-type="float" office:value="6550" calcext:value-type="float">
            <text:p>6550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office:value-type="float" office:value="232.14" calcext:value-type="float">
            <text:p>232.14</text:p>
          </table:table-cell>
          <table:table-cell office:value-type="float" office:value="3.79592" calcext:value-type="float">
            <text:p>3.79592</text:p>
          </table:table-cell>
          <table:table-cell office:value-type="float" office:value="233.191" calcext:value-type="float">
            <text:p>233.191</text:p>
          </table:table-cell>
          <table:table-cell office:value-type="float" office:value="0.005" calcext:value-type="float">
            <text:p>0.005</text:p>
          </table:table-cell>
          <table:table-cell office:value-type="float" office:value="23.299" calcext:value-type="float">
            <text:p>23.299</text:p>
          </table:table-cell>
          <table:table-cell office:value-type="float" office:value="0.133" calcext:value-type="float">
            <text:p>0.133</text:p>
          </table:table-cell>
          <table:table-cell office:value-type="float" office:value="-0.69472" calcext:value-type="float">
            <text:p>-0.69472</text:p>
          </table:table-cell>
          <table:table-cell office:value-type="float" office:value="0.505946" calcext:value-type="float">
            <text:p>0.505946</text:p>
          </table:table-cell>
          <table:table-cell office:value-type="float" office:value="-0.511255" calcext:value-type="float">
            <text:p>-0.511255</text:p>
          </table:table-cell>
          <table:table-cell office:value-type="float" office:value="-5250.057" calcext:value-type="float">
            <text:p>-5250.057</text:p>
          </table:table-cell>
          <table:table-cell office:value-type="float" office:value="4730.572" calcext:value-type="float">
            <text:p>4730.572</text:p>
          </table:table-cell>
          <table:table-cell office:value-type="float" office:value="-4553.675" calcext:value-type="float">
            <text:p>-4553.675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253867" calcext:value-type="float">
            <text:p>253867</text:p>
          </table:table-cell>
          <table:table-cell office:value-type="float" office:value="5990" calcext:value-type="float">
            <text:p>599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31.885" calcext:value-type="float">
            <text:p>231.885</text:p>
          </table:table-cell>
          <table:table-cell office:value-type="float" office:value="3.6651" calcext:value-type="float">
            <text:p>3.6651</text:p>
          </table:table-cell>
          <table:table-cell office:value-type="float" office:value="232.914" calcext:value-type="float">
            <text:p>232.914</text:p>
          </table:table-cell>
          <table:table-cell office:value-type="float" office:value="0.004" calcext:value-type="float">
            <text:p>0.004</text:p>
          </table:table-cell>
          <table:table-cell office:value-type="float" office:value="47.02" calcext:value-type="float">
            <text:p>47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876664" calcext:value-type="float">
            <text:p>-0.876664</text:p>
          </table:table-cell>
          <table:table-cell office:value-type="float" office:value="0.0739189" calcext:value-type="float">
            <text:p>0.0739189</text:p>
          </table:table-cell>
          <table:table-cell office:value-type="float" office:value="-0.475391" calcext:value-type="float">
            <text:p>-0.475391</text:p>
          </table:table-cell>
          <table:table-cell office:value-type="float" office:value="-7361.039" calcext:value-type="float">
            <text:p>-7361.039</text:p>
          </table:table-cell>
          <table:table-cell office:value-type="float" office:value="665.665" calcext:value-type="float">
            <text:p>665.665</text:p>
          </table:table-cell>
          <table:table-cell office:value-type="float" office:value="-4005.827" calcext:value-type="float">
            <text:p>-4005.827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253869" calcext:value-type="float">
            <text:p>253869</text:p>
          </table:table-cell>
          <table:table-cell office:value-type="float" office:value="6835" calcext:value-type="float">
            <text:p>683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31.056" calcext:value-type="float">
            <text:p>231.056</text:p>
          </table:table-cell>
          <table:table-cell office:value-type="float" office:value="3.57191" calcext:value-type="float">
            <text:p>3.57191</text:p>
          </table:table-cell>
          <table:table-cell office:value-type="float" office:value="232.176" calcext:value-type="float">
            <text:p>232.176</text:p>
          </table:table-cell>
          <table:table-cell office:value-type="float" office:value="0.004" calcext:value-type="float">
            <text:p>0.004</text:p>
          </table:table-cell>
          <table:table-cell office:value-type="float" office:value="51.117" calcext:value-type="float">
            <text:p>51.117</text:p>
          </table:table-cell>
          <table:table-cell office:value-type="float" office:value="0.146" calcext:value-type="float">
            <text:p>0.146</text:p>
          </table:table-cell>
          <table:table-cell office:value-type="float" office:value="-0.814193" calcext:value-type="float">
            <text:p>-0.814193</text:p>
          </table:table-cell>
          <table:table-cell office:value-type="float" office:value="-0.313503" calcext:value-type="float">
            <text:p>-0.313503</text:p>
          </table:table-cell>
          <table:table-cell office:value-type="float" office:value="-0.488677" calcext:value-type="float">
            <text:p>-0.488677</text:p>
          </table:table-cell>
          <table:table-cell office:value-type="float" office:value="-6747.885" calcext:value-type="float">
            <text:p>-6747.885</text:p>
          </table:table-cell>
          <table:table-cell office:value-type="float" office:value="-2699.019" calcext:value-type="float">
            <text:p>-2699.019</text:p>
          </table:table-cell>
          <table:table-cell office:value-type="float" office:value="-4225.487" calcext:value-type="float">
            <text:p>-4225.487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254035" calcext:value-type="float">
            <text:p>254035</text:p>
          </table:table-cell>
          <table:table-cell office:value-type="float" office:value="8842" calcext:value-type="float">
            <text:p>8842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7.614" calcext:value-type="float">
            <text:p>227.614</text:p>
          </table:table-cell>
          <table:table-cell office:value-type="float" office:value="3.79833" calcext:value-type="float">
            <text:p>3.79833</text:p>
          </table:table-cell>
          <table:table-cell office:value-type="float" office:value="228.612" calcext:value-type="float">
            <text:p>228.612</text:p>
          </table:table-cell>
          <table:table-cell office:value-type="float" office:value="0.004" calcext:value-type="float">
            <text:p>0.004</text:p>
          </table:table-cell>
          <table:table-cell office:value-type="float" office:value="24.092" calcext:value-type="float">
            <text:p>24.092</text:p>
          </table:table-cell>
          <table:table-cell office:value-type="float" office:value="0.136" calcext:value-type="float">
            <text:p>0.136</text:p>
          </table:table-cell>
          <table:table-cell office:value-type="float" office:value="-0.58389" calcext:value-type="float">
            <text:p>-0.58389</text:p>
          </table:table-cell>
          <table:table-cell office:value-type="float" office:value="0.158918" calcext:value-type="float">
            <text:p>0.158918</text:p>
          </table:table-cell>
          <table:table-cell office:value-type="float" office:value="-0.796127" calcext:value-type="float">
            <text:p>-0.796127</text:p>
          </table:table-cell>
          <table:table-cell office:value-type="float" office:value="-5529.712" calcext:value-type="float">
            <text:p>-5529.712</text:p>
          </table:table-cell>
          <table:table-cell office:value-type="float" office:value="887.86" calcext:value-type="float">
            <text:p>887.86</text:p>
          </table:table-cell>
          <table:table-cell office:value-type="float" office:value="-6269.464" calcext:value-type="float">
            <text:p>-6269.464</text:p>
          </table:table-cell>
          <table:table-cell table:number-columns-repeated="46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253875" calcext:value-type="float">
            <text:p>253875</text:p>
          </table:table-cell>
          <table:table-cell office:value-type="float" office:value="6895" calcext:value-type="float">
            <text:p>6895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office:value-type="float" office:value="233.408" calcext:value-type="float">
            <text:p>233.408</text:p>
          </table:table-cell>
          <table:table-cell office:value-type="float" office:value="3.72962" calcext:value-type="float">
            <text:p>3.72962</text:p>
          </table:table-cell>
          <table:table-cell office:value-type="float" office:value="234.433" calcext:value-type="float">
            <text:p>234.433</text:p>
          </table:table-cell>
          <table:table-cell office:value-type="float" office:value="0.004" calcext:value-type="float">
            <text:p>0.004</text:p>
          </table:table-cell>
          <table:table-cell office:value-type="float" office:value="25.324" calcext:value-type="float">
            <text:p>25.32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35919" calcext:value-type="float">
            <text:p>-0.35919</text:p>
          </table:table-cell>
          <table:table-cell office:value-type="float" office:value="-0.0733391" calcext:value-type="float">
            <text:p>-0.0733391</text:p>
          </table:table-cell>
          <table:table-cell office:value-type="float" office:value="-0.930378" calcext:value-type="float">
            <text:p>-0.930378</text:p>
          </table:table-cell>
          <table:table-cell office:value-type="float" office:value="-3201.524" calcext:value-type="float">
            <text:p>-3201.524</text:p>
          </table:table-cell>
          <table:table-cell office:value-type="float" office:value="-717.274" calcext:value-type="float">
            <text:p>-717.274</text:p>
          </table:table-cell>
          <table:table-cell office:value-type="float" office:value="-7739.999" calcext:value-type="float">
            <text:p>-7739.999</text:p>
          </table:table-cell>
          <table:table-cell table:number-columns-repeated="46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253871" calcext:value-type="float">
            <text:p>253871</text:p>
          </table:table-cell>
          <table:table-cell office:value-type="float" office:value="8485" calcext:value-type="float">
            <text:p>8485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31.181" calcext:value-type="float">
            <text:p>231.181</text:p>
          </table:table-cell>
          <table:table-cell office:value-type="float" office:value="3.75897" calcext:value-type="float">
            <text:p>3.75897</text:p>
          </table:table-cell>
          <table:table-cell office:value-type="float" office:value="232.206" calcext:value-type="float">
            <text:p>232.206</text:p>
          </table:table-cell>
          <table:table-cell office:value-type="float" office:value="0.004" calcext:value-type="float">
            <text:p>0.004</text:p>
          </table:table-cell>
          <table:table-cell office:value-type="float" office:value="49.346" calcext:value-type="float">
            <text:p>49.346</text:p>
          </table:table-cell>
          <table:table-cell office:value-type="float" office:value="0.111" calcext:value-type="float">
            <text:p>0.111</text:p>
          </table:table-cell>
          <table:table-cell office:value-type="float" office:value="-0.651464" calcext:value-type="float">
            <text:p>-0.651464</text:p>
          </table:table-cell>
          <table:table-cell office:value-type="float" office:value="-0.23804" calcext:value-type="float">
            <text:p>-0.23804</text:p>
          </table:table-cell>
          <table:table-cell office:value-type="float" office:value="-0.720369" calcext:value-type="float">
            <text:p>-0.720369</text:p>
          </table:table-cell>
          <table:table-cell office:value-type="float" office:value="-5593.739" calcext:value-type="float">
            <text:p>-5593.739</text:p>
          </table:table-cell>
          <table:table-cell office:value-type="float" office:value="-2533.428" calcext:value-type="float">
            <text:p>-2533.428</text:p>
          </table:table-cell>
          <table:table-cell office:value-type="float" office:value="-5740.732" calcext:value-type="float">
            <text:p>-5740.732</text:p>
          </table:table-cell>
          <table:table-cell table:number-columns-repeated="46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253882" calcext:value-type="float">
            <text:p>253882</text:p>
          </table:table-cell>
          <table:table-cell office:value-type="float" office:value="5590" calcext:value-type="float">
            <text:p>559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1.829" calcext:value-type="float">
            <text:p>231.829</text:p>
          </table:table-cell>
          <table:table-cell office:value-type="float" office:value="3.70261" calcext:value-type="float">
            <text:p>3.70261</text:p>
          </table:table-cell>
          <table:table-cell office:value-type="float" office:value="232.819" calcext:value-type="float">
            <text:p>232.819</text:p>
          </table:table-cell>
          <table:table-cell office:value-type="float" office:value="0.004" calcext:value-type="float">
            <text:p>0.004</text:p>
          </table:table-cell>
          <table:table-cell office:value-type="float" office:value="29.217" calcext:value-type="float">
            <text:p>29.217</text:p>
          </table:table-cell>
          <table:table-cell office:value-type="float" office:value="0.129" calcext:value-type="float">
            <text:p>0.129</text:p>
          </table:table-cell>
          <table:table-cell office:value-type="float" office:value="-0.682051" calcext:value-type="float">
            <text:p>-0.682051</text:p>
          </table:table-cell>
          <table:table-cell office:value-type="float" office:value="-0.517077" calcext:value-type="float">
            <text:p>-0.517077</text:p>
          </table:table-cell>
          <table:table-cell office:value-type="float" office:value="-0.517144" calcext:value-type="float">
            <text:p>-0.517144</text:p>
          </table:table-cell>
          <table:table-cell office:value-type="float" office:value="-5903.515" calcext:value-type="float">
            <text:p>-5903.515</text:p>
          </table:table-cell>
          <table:table-cell office:value-type="float" office:value="-3753.678" calcext:value-type="float">
            <text:p>-3753.678</text:p>
          </table:table-cell>
          <table:table-cell office:value-type="float" office:value="-4662.095" calcext:value-type="float">
            <text:p>-4662.095</text:p>
          </table:table-cell>
          <table:table-cell table:number-columns-repeated="46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253885" calcext:value-type="float">
            <text:p>253885</text:p>
          </table:table-cell>
          <table:table-cell office:value-type="float" office:value="6540" calcext:value-type="float">
            <text:p>6540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office:value-type="float" office:value="232.316" calcext:value-type="float">
            <text:p>232.316</text:p>
          </table:table-cell>
          <table:table-cell office:value-type="float" office:value="3.82769" calcext:value-type="float">
            <text:p>3.82769</text:p>
          </table:table-cell>
          <table:table-cell office:value-type="float" office:value="233.32" calcext:value-type="float">
            <text:p>233.32</text:p>
          </table:table-cell>
          <table:table-cell office:value-type="float" office:value="0.004" calcext:value-type="float">
            <text:p>0.004</text:p>
          </table:table-cell>
          <table:table-cell office:value-type="float" office:value="20.992" calcext:value-type="float">
            <text:p>20.992</text:p>
          </table:table-cell>
          <table:table-cell office:value-type="float" office:value="0.127" calcext:value-type="float">
            <text:p>0.127</text:p>
          </table:table-cell>
          <table:table-cell office:value-type="float" office:value="-0.387318" calcext:value-type="float">
            <text:p>-0.387318</text:p>
          </table:table-cell>
          <table:table-cell office:value-type="float" office:value="-0.793515" calcext:value-type="float">
            <text:p>-0.793515</text:p>
          </table:table-cell>
          <table:table-cell office:value-type="float" office:value="-0.469381" calcext:value-type="float">
            <text:p>-0.469381</text:p>
          </table:table-cell>
          <table:table-cell office:value-type="float" office:value="-3552.196" calcext:value-type="float">
            <text:p>-3552.196</text:p>
          </table:table-cell>
          <table:table-cell office:value-type="float" office:value="-6557.762" calcext:value-type="float">
            <text:p>-6557.762</text:p>
          </table:table-cell>
          <table:table-cell office:value-type="float" office:value="-3879.712" calcext:value-type="float">
            <text:p>-3879.712</text:p>
          </table:table-cell>
          <table:table-cell table:number-columns-repeated="46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253887" calcext:value-type="float">
            <text:p>253887</text:p>
          </table:table-cell>
          <table:table-cell office:value-type="float" office:value="8185" calcext:value-type="float">
            <text:p>818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32.283" calcext:value-type="float">
            <text:p>232.283</text:p>
          </table:table-cell>
          <table:table-cell office:value-type="float" office:value="3.79955" calcext:value-type="float">
            <text:p>3.79955</text:p>
          </table:table-cell>
          <table:table-cell office:value-type="float" office:value="233.313" calcext:value-type="float">
            <text:p>233.313</text:p>
          </table:table-cell>
          <table:table-cell office:value-type="float" office:value="0.004" calcext:value-type="float">
            <text:p>0.004</text:p>
          </table:table-cell>
          <table:table-cell office:value-type="float" office:value="26.4" calcext:value-type="float">
            <text:p>26.4</text:p>
          </table:table-cell>
          <table:table-cell office:value-type="float" office:value="0.142" calcext:value-type="float">
            <text:p>0.142</text:p>
          </table:table-cell>
          <table:table-cell office:value-type="float" office:value="-0.353784" calcext:value-type="float">
            <text:p>-0.353784</text:p>
          </table:table-cell>
          <table:table-cell office:value-type="float" office:value="-0.502963" calcext:value-type="float">
            <text:p>-0.502963</text:p>
          </table:table-cell>
          <table:table-cell office:value-type="float" office:value="-0.788584" calcext:value-type="float">
            <text:p>-0.788584</text:p>
          </table:table-cell>
          <table:table-cell office:value-type="float" office:value="-2924.903" calcext:value-type="float">
            <text:p>-2924.903</text:p>
          </table:table-cell>
          <table:table-cell office:value-type="float" office:value="-4932.686" calcext:value-type="float">
            <text:p>-4932.686</text:p>
          </table:table-cell>
          <table:table-cell office:value-type="float" office:value="-6146.866" calcext:value-type="float">
            <text:p>-6146.866</text:p>
          </table:table-cell>
          <table:table-cell table:number-columns-repeated="46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253889" calcext:value-type="float">
            <text:p>253889</text:p>
          </table:table-cell>
          <table:table-cell office:value-type="float" office:value="6310" calcext:value-type="float">
            <text:p>631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31.638" calcext:value-type="float">
            <text:p>231.638</text:p>
          </table:table-cell>
          <table:table-cell office:value-type="float" office:value="3.89724" calcext:value-type="float">
            <text:p>3.89724</text:p>
          </table:table-cell>
          <table:table-cell office:value-type="float" office:value="232.647" calcext:value-type="float">
            <text:p>232.647</text:p>
          </table:table-cell>
          <table:table-cell office:value-type="float" office:value="0.005" calcext:value-type="float">
            <text:p>0.005</text:p>
          </table:table-cell>
          <table:table-cell office:value-type="float" office:value="53.157" calcext:value-type="float">
            <text:p>53.15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97044" calcext:value-type="float">
            <text:p>0.197044</text:p>
          </table:table-cell>
          <table:table-cell office:value-type="float" office:value="-0.974423" calcext:value-type="float">
            <text:p>-0.974423</text:p>
          </table:table-cell>
          <table:table-cell office:value-type="float" office:value="-0.10804" calcext:value-type="float">
            <text:p>-0.10804</text:p>
          </table:table-cell>
          <table:table-cell office:value-type="float" office:value="1212.616" calcext:value-type="float">
            <text:p>1212.616</text:p>
          </table:table-cell>
          <table:table-cell office:value-type="float" office:value="-8302.908" calcext:value-type="float">
            <text:p>-8302.908</text:p>
          </table:table-cell>
          <table:table-cell office:value-type="float" office:value="-516.612" calcext:value-type="float">
            <text:p>-516.612</text:p>
          </table:table-cell>
          <table:table-cell table:number-columns-repeated="46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253893" calcext:value-type="float">
            <text:p>253893</text:p>
          </table:table-cell>
          <table:table-cell office:value-type="float" office:value="5730" calcext:value-type="float">
            <text:p>573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office:value-type="float" office:value="233.245" calcext:value-type="float">
            <text:p>233.245</text:p>
          </table:table-cell>
          <table:table-cell office:value-type="float" office:value="3.81713" calcext:value-type="float">
            <text:p>3.81713</text:p>
          </table:table-cell>
          <table:table-cell office:value-type="float" office:value="234.261" calcext:value-type="float">
            <text:p>234.261</text:p>
          </table:table-cell>
          <table:table-cell office:value-type="float" office:value="0.004" calcext:value-type="float">
            <text:p>0.004</text:p>
          </table:table-cell>
          <table:table-cell office:value-type="float" office:value="28.505" calcext:value-type="float">
            <text:p>28.5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584" calcext:value-type="float">
            <text:p>0.38584</text:p>
          </table:table-cell>
          <table:table-cell office:value-type="float" office:value="-0.916181" calcext:value-type="float">
            <text:p>-0.916181</text:p>
          </table:table-cell>
          <table:table-cell office:value-type="float" office:value="0.108349" calcext:value-type="float">
            <text:p>0.108349</text:p>
          </table:table-cell>
          <table:table-cell office:value-type="float" office:value="3170.437" calcext:value-type="float">
            <text:p>3170.437</text:p>
          </table:table-cell>
          <table:table-cell office:value-type="float" office:value="-7745.18" calcext:value-type="float">
            <text:p>-7745.18</text:p>
          </table:table-cell>
          <table:table-cell office:value-type="float" office:value="794.62" calcext:value-type="float">
            <text:p>794.62</text:p>
          </table:table-cell>
          <table:table-cell table:number-columns-repeated="46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253895" calcext:value-type="float">
            <text:p>253895</text:p>
          </table:table-cell>
          <table:table-cell office:value-type="float" office:value="7300" calcext:value-type="float">
            <text:p>730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2.62" calcext:value-type="float">
            <text:p>232.62</text:p>
          </table:table-cell>
          <table:table-cell office:value-type="float" office:value="3.79463" calcext:value-type="float">
            <text:p>3.79463</text:p>
          </table:table-cell>
          <table:table-cell office:value-type="float" office:value="233.613" calcext:value-type="float">
            <text:p>233.613</text:p>
          </table:table-cell>
          <table:table-cell office:value-type="float" office:value="0.005" calcext:value-type="float">
            <text:p>0.005</text:p>
          </table:table-cell>
          <table:table-cell office:value-type="float" office:value="26.713" calcext:value-type="float">
            <text:p>26.713</text:p>
          </table:table-cell>
          <table:table-cell office:value-type="float" office:value="0.141" calcext:value-type="float">
            <text:p>0.141</text:p>
          </table:table-cell>
          <table:table-cell office:value-type="float" office:value="0.564936" calcext:value-type="float">
            <text:p>0.564936</text:p>
          </table:table-cell>
          <table:table-cell office:value-type="float" office:value="-0.692809" calcext:value-type="float">
            <text:p>-0.692809</text:p>
          </table:table-cell>
          <table:table-cell office:value-type="float" office:value="0.448178" calcext:value-type="float">
            <text:p>0.448178</text:p>
          </table:table-cell>
          <table:table-cell office:value-type="float" office:value="4748.914" calcext:value-type="float">
            <text:p>4748.914</text:p>
          </table:table-cell>
          <table:table-cell office:value-type="float" office:value="-5737.498" calcext:value-type="float">
            <text:p>-5737.498</text:p>
          </table:table-cell>
          <table:table-cell office:value-type="float" office:value="3899.32" calcext:value-type="float">
            <text:p>3899.32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253897" calcext:value-type="float">
            <text:p>253897</text:p>
          </table:table-cell>
          <table:table-cell office:value-type="float" office:value="6460" calcext:value-type="float">
            <text:p>646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40.484" calcext:value-type="float">
            <text:p>240.484</text:p>
          </table:table-cell>
          <table:table-cell office:value-type="float" office:value="3.9421" calcext:value-type="float">
            <text:p>3.9421</text:p>
          </table:table-cell>
          <table:table-cell office:value-type="float" office:value="241.516" calcext:value-type="float">
            <text:p>241.516</text:p>
          </table:table-cell>
          <table:table-cell office:value-type="float" office:value="0.004" calcext:value-type="float">
            <text:p>0.004</text:p>
          </table:table-cell>
          <table:table-cell office:value-type="float" office:value="56.124" calcext:value-type="float">
            <text:p>56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105" calcext:value-type="float">
            <text:p>0.18105</text:p>
          </table:table-cell>
          <table:table-cell office:value-type="float" office:value="-0.81214" calcext:value-type="float">
            <text:p>-0.81214</text:p>
          </table:table-cell>
          <table:table-cell office:value-type="float" office:value="0.554661" calcext:value-type="float">
            <text:p>0.554661</text:p>
          </table:table-cell>
          <table:table-cell office:value-type="float" office:value="1011.801" calcext:value-type="float">
            <text:p>1011.801</text:p>
          </table:table-cell>
          <table:table-cell office:value-type="float" office:value="-6752.501" calcext:value-type="float">
            <text:p>-6752.501</text:p>
          </table:table-cell>
          <table:table-cell office:value-type="float" office:value="4904.388" calcext:value-type="float">
            <text:p>4904.388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253899" calcext:value-type="float">
            <text:p>253899</text:p>
          </table:table-cell>
          <table:table-cell office:value-type="float" office:value="7925" calcext:value-type="float">
            <text:p>7925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2.666" calcext:value-type="float">
            <text:p>232.666</text:p>
          </table:table-cell>
          <table:table-cell office:value-type="float" office:value="3.99476" calcext:value-type="float">
            <text:p>3.99476</text:p>
          </table:table-cell>
          <table:table-cell office:value-type="float" office:value="233.704" calcext:value-type="float">
            <text:p>233.704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9" calcext:value-type="float">
            <text:p>32.60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233009" calcext:value-type="float">
            <text:p>-0.233009</text:p>
          </table:table-cell>
          <table:table-cell office:value-type="float" office:value="-0.801631" calcext:value-type="float">
            <text:p>-0.801631</text:p>
          </table:table-cell>
          <table:table-cell office:value-type="float" office:value="0.55054" calcext:value-type="float">
            <text:p>0.55054</text:p>
          </table:table-cell>
          <table:table-cell office:value-type="float" office:value="-2045.135" calcext:value-type="float">
            <text:p>-2045.135</text:p>
          </table:table-cell>
          <table:table-cell office:value-type="float" office:value="-6719.477" calcext:value-type="float">
            <text:p>-6719.477</text:p>
          </table:table-cell>
          <table:table-cell office:value-type="float" office:value="4619.542" calcext:value-type="float">
            <text:p>4619.542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253901" calcext:value-type="float">
            <text:p>253901</text:p>
          </table:table-cell>
          <table:table-cell office:value-type="float" office:value="8247" calcext:value-type="float">
            <text:p>8247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29" calcext:value-type="float">
            <text:p>232.29</text:p>
          </table:table-cell>
          <table:table-cell office:value-type="float" office:value="3.78986" calcext:value-type="float">
            <text:p>3.78986</text:p>
          </table:table-cell>
          <table:table-cell office:value-type="float" office:value="233.337" calcext:value-type="float">
            <text:p>233.337</text:p>
          </table:table-cell>
          <table:table-cell office:value-type="float" office:value="0.004" calcext:value-type="float">
            <text:p>0.004</text:p>
          </table:table-cell>
          <table:table-cell office:value-type="float" office:value="66.271" calcext:value-type="float">
            <text:p>66.271</text:p>
          </table:table-cell>
          <table:table-cell office:value-type="float" office:value="0.128" calcext:value-type="float">
            <text:p>0.128</text:p>
          </table:table-cell>
          <table:table-cell office:value-type="float" office:value="-0.4944" calcext:value-type="float">
            <text:p>-0.4944</text:p>
          </table:table-cell>
          <table:table-cell office:value-type="float" office:value="-0.724405" calcext:value-type="float">
            <text:p>-0.724405</text:p>
          </table:table-cell>
          <table:table-cell office:value-type="float" office:value="0.480423" calcext:value-type="float">
            <text:p>0.480423</text:p>
          </table:table-cell>
          <table:table-cell office:value-type="float" office:value="-4206.379" calcext:value-type="float">
            <text:p>-4206.379</text:p>
          </table:table-cell>
          <table:table-cell office:value-type="float" office:value="-6016.074" calcext:value-type="float">
            <text:p>-6016.074</text:p>
          </table:table-cell>
          <table:table-cell office:value-type="float" office:value="4096.634" calcext:value-type="float">
            <text:p>4096.634</text:p>
          </table:table-cell>
          <table:table-cell table:number-columns-repeated="46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253903" calcext:value-type="float">
            <text:p>253903</text:p>
          </table:table-cell>
          <table:table-cell office:value-type="float" office:value="8850" calcext:value-type="float">
            <text:p>885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2.872" calcext:value-type="float">
            <text:p>232.872</text:p>
          </table:table-cell>
          <table:table-cell office:value-type="float" office:value="3.84406" calcext:value-type="float">
            <text:p>3.84406</text:p>
          </table:table-cell>
          <table:table-cell office:value-type="float" office:value="233.861" calcext:value-type="float">
            <text:p>233.861</text:p>
          </table:table-cell>
          <table:table-cell office:value-type="float" office:value="0.005" calcext:value-type="float">
            <text:p>0.005</text:p>
          </table:table-cell>
          <table:table-cell office:value-type="float" office:value="22.906" calcext:value-type="float">
            <text:p>22.906</text:p>
          </table:table-cell>
          <table:table-cell office:value-type="float" office:value="0.156" calcext:value-type="float">
            <text:p>0.156</text:p>
          </table:table-cell>
          <table:table-cell office:value-type="float" office:value="-0.388844" calcext:value-type="float">
            <text:p>-0.388844</text:p>
          </table:table-cell>
          <table:table-cell office:value-type="float" office:value="-0.90797" calcext:value-type="float">
            <text:p>-0.90797</text:p>
          </table:table-cell>
          <table:table-cell office:value-type="float" office:value="0.156175" calcext:value-type="float">
            <text:p>0.156175</text:p>
          </table:table-cell>
          <table:table-cell office:value-type="float" office:value="-2805.472" calcext:value-type="float">
            <text:p>-2805.472</text:p>
          </table:table-cell>
          <table:table-cell office:value-type="float" office:value="-7808.011" calcext:value-type="float">
            <text:p>-7808.011</text:p>
          </table:table-cell>
          <table:table-cell office:value-type="float" office:value="1354.229" calcext:value-type="float">
            <text:p>1354.229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253905" calcext:value-type="float">
            <text:p>253905</text:p>
          </table:table-cell>
          <table:table-cell office:value-type="float" office:value="6790" calcext:value-type="float">
            <text:p>67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7.837" calcext:value-type="float">
            <text:p>237.837</text:p>
          </table:table-cell>
          <table:table-cell office:value-type="float" office:value="3.95225" calcext:value-type="float">
            <text:p>3.95225</text:p>
          </table:table-cell>
          <table:table-cell office:value-type="float" office:value="238.81" calcext:value-type="float">
            <text:p>238.81</text:p>
          </table:table-cell>
          <table:table-cell office:value-type="float" office:value="0.005" calcext:value-type="float">
            <text:p>0.005</text:p>
          </table:table-cell>
          <table:table-cell office:value-type="float" office:value="50.26" calcext:value-type="float">
            <text:p>50.26</text:p>
          </table:table-cell>
          <table:table-cell office:value-type="float" office:value="0.158" calcext:value-type="float">
            <text:p>0.158</text:p>
          </table:table-cell>
          <table:table-cell office:value-type="float" office:value="-0.213313" calcext:value-type="float">
            <text:p>-0.213313</text:p>
          </table:table-cell>
          <table:table-cell office:value-type="float" office:value="-0.968046" calcext:value-type="float">
            <text:p>-0.968046</text:p>
          </table:table-cell>
          <table:table-cell office:value-type="float" office:value="-0.131849" calcext:value-type="float">
            <text:p>-0.131849</text:p>
          </table:table-cell>
          <table:table-cell office:value-type="float" office:value="-2223.289" calcext:value-type="float">
            <text:p>-2223.289</text:p>
          </table:table-cell>
          <table:table-cell office:value-type="float" office:value="-8051.883" calcext:value-type="float">
            <text:p>-8051.883</text:p>
          </table:table-cell>
          <table:table-cell office:value-type="float" office:value="-946.764" calcext:value-type="float">
            <text:p>-946.764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253907" calcext:value-type="float">
            <text:p>253907</text:p>
          </table:table-cell>
          <table:table-cell office:value-type="float" office:value="7016" calcext:value-type="float">
            <text:p>7016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31.591" calcext:value-type="float">
            <text:p>231.591</text:p>
          </table:table-cell>
          <table:table-cell office:value-type="float" office:value="3.94458" calcext:value-type="float">
            <text:p>3.94458</text:p>
          </table:table-cell>
          <table:table-cell office:value-type="float" office:value="232.641" calcext:value-type="float">
            <text:p>232.641</text:p>
          </table:table-cell>
          <table:table-cell office:value-type="float" office:value="0.005" calcext:value-type="float">
            <text:p>0.005</text:p>
          </table:table-cell>
          <table:table-cell office:value-type="float" office:value="55.416" calcext:value-type="float">
            <text:p>55.416</text:p>
          </table:table-cell>
          <table:table-cell office:value-type="float" office:value="0.143" calcext:value-type="float">
            <text:p>0.143</text:p>
          </table:table-cell>
          <table:table-cell office:value-type="float" office:value="0.0274592" calcext:value-type="float">
            <text:p>0.0274592</text:p>
          </table:table-cell>
          <table:table-cell office:value-type="float" office:value="-0.977359" calcext:value-type="float">
            <text:p>-0.977359</text:p>
          </table:table-cell>
          <table:table-cell office:value-type="float" office:value="0.2098" calcext:value-type="float">
            <text:p>0.2098</text:p>
          </table:table-cell>
          <table:table-cell office:value-type="float" office:value="-284.319" calcext:value-type="float">
            <text:p>-284.319</text:p>
          </table:table-cell>
          <table:table-cell office:value-type="float" office:value="-8171.889" calcext:value-type="float">
            <text:p>-8171.889</text:p>
          </table:table-cell>
          <table:table-cell office:value-type="float" office:value="1952.997" calcext:value-type="float">
            <text:p>1952.997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253909" calcext:value-type="float">
            <text:p>253909</text:p>
          </table:table-cell>
          <table:table-cell office:value-type="float" office:value="7930" calcext:value-type="float">
            <text:p>7930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office:value-type="float" office:value="235.801" calcext:value-type="float">
            <text:p>235.801</text:p>
          </table:table-cell>
          <table:table-cell office:value-type="float" office:value="3.92635" calcext:value-type="float">
            <text:p>3.92635</text:p>
          </table:table-cell>
          <table:table-cell office:value-type="float" office:value="236.722" calcext:value-type="float">
            <text:p>236.722</text:p>
          </table:table-cell>
          <table:table-cell office:value-type="float" office:value="0.004" calcext:value-type="float">
            <text:p>0.004</text:p>
          </table:table-cell>
          <table:table-cell office:value-type="float" office:value="24.882" calcext:value-type="float">
            <text:p>24.882</text:p>
          </table:table-cell>
          <table:table-cell office:value-type="float" office:value="0.137" calcext:value-type="float">
            <text:p>0.137</text:p>
          </table:table-cell>
          <table:table-cell office:value-type="float" office:value="0.847091" calcext:value-type="float">
            <text:p>0.847091</text:p>
          </table:table-cell>
          <table:table-cell office:value-type="float" office:value="-0.49392" calcext:value-type="float">
            <text:p>-0.49392</text:p>
          </table:table-cell>
          <table:table-cell office:value-type="float" office:value="-0.196162" calcext:value-type="float">
            <text:p>-0.196162</text:p>
          </table:table-cell>
          <table:table-cell office:value-type="float" office:value="7158.198" calcext:value-type="float">
            <text:p>7158.198</text:p>
          </table:table-cell>
          <table:table-cell office:value-type="float" office:value="-3862.361" calcext:value-type="float">
            <text:p>-3862.361</text:p>
          </table:table-cell>
          <table:table-cell office:value-type="float" office:value="-2126.426" calcext:value-type="float">
            <text:p>-2126.426</text:p>
          </table:table-cell>
          <table:table-cell table:number-columns-repeated="46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253911" calcext:value-type="float">
            <text:p>253911</text:p>
          </table:table-cell>
          <table:table-cell office:value-type="float" office:value="7645" calcext:value-type="float">
            <text:p>7645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office:value-type="float" office:value="231.969" calcext:value-type="float">
            <text:p>231.969</text:p>
          </table:table-cell>
          <table:table-cell office:value-type="float" office:value="3.94648" calcext:value-type="float">
            <text:p>3.94648</text:p>
          </table:table-cell>
          <table:table-cell office:value-type="float" office:value="233.01" calcext:value-type="float">
            <text:p>233.01</text:p>
          </table:table-cell>
          <table:table-cell office:value-type="float" office:value="0.005" calcext:value-type="float">
            <text:p>0.005</text:p>
          </table:table-cell>
          <table:table-cell office:value-type="float" office:value="51.185" calcext:value-type="float">
            <text:p>51.185</text:p>
          </table:table-cell>
          <table:table-cell office:value-type="float" office:value="0.161" calcext:value-type="float">
            <text:p>0.161</text:p>
          </table:table-cell>
          <table:table-cell office:value-type="float" office:value="0.754058" calcext:value-type="float">
            <text:p>0.754058</text:p>
          </table:table-cell>
          <table:table-cell office:value-type="float" office:value="-0.650482" calcext:value-type="float">
            <text:p>-0.650482</text:p>
          </table:table-cell>
          <table:table-cell office:value-type="float" office:value="0.0909415" calcext:value-type="float">
            <text:p>0.0909415</text:p>
          </table:table-cell>
          <table:table-cell office:value-type="float" office:value="6275.228" calcext:value-type="float">
            <text:p>6275.228</text:p>
          </table:table-cell>
          <table:table-cell office:value-type="float" office:value="-5582.341" calcext:value-type="float">
            <text:p>-5582.341</text:p>
          </table:table-cell>
          <table:table-cell office:value-type="float" office:value="363.895" calcext:value-type="float">
            <text:p>363.895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253913" calcext:value-type="float">
            <text:p>253913</text:p>
          </table:table-cell>
          <table:table-cell office:value-type="float" office:value="5740" calcext:value-type="float">
            <text:p>5740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office:value-type="float" office:value="235.601" calcext:value-type="float">
            <text:p>235.601</text:p>
          </table:table-cell>
          <table:table-cell office:value-type="float" office:value="3.94252" calcext:value-type="float">
            <text:p>3.94252</text:p>
          </table:table-cell>
          <table:table-cell office:value-type="float" office:value="236.579" calcext:value-type="float">
            <text:p>236.579</text:p>
          </table:table-cell>
          <table:table-cell office:value-type="float" office:value="0.005" calcext:value-type="float">
            <text:p>0.005</text:p>
          </table:table-cell>
          <table:table-cell office:value-type="float" office:value="52.617" calcext:value-type="float">
            <text:p>52.6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6482" calcext:value-type="float">
            <text:p>0.56482</text:p>
          </table:table-cell>
          <table:table-cell office:value-type="float" office:value="-0.812611" calcext:value-type="float">
            <text:p>-0.812611</text:p>
          </table:table-cell>
          <table:table-cell office:value-type="float" office:value="-0.14367" calcext:value-type="float">
            <text:p>-0.14367</text:p>
          </table:table-cell>
          <table:table-cell office:value-type="float" office:value="4880.73" calcext:value-type="float">
            <text:p>4880.73</text:p>
          </table:table-cell>
          <table:table-cell office:value-type="float" office:value="-6682.688" calcext:value-type="float">
            <text:p>-6682.688</text:p>
          </table:table-cell>
          <table:table-cell office:value-type="float" office:value="-1480.014" calcext:value-type="float">
            <text:p>-1480.014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253916" calcext:value-type="float">
            <text:p>253916</text:p>
          </table:table-cell>
          <table:table-cell office:value-type="float" office:value="5664" calcext:value-type="float">
            <text:p>5664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7.339" calcext:value-type="float">
            <text:p>237.339</text:p>
          </table:table-cell>
          <table:table-cell office:value-type="float" office:value="3.90806" calcext:value-type="float">
            <text:p>3.90806</text:p>
          </table:table-cell>
          <table:table-cell office:value-type="float" office:value="238.285" calcext:value-type="float">
            <text:p>238.285</text:p>
          </table:table-cell>
          <table:table-cell office:value-type="float" office:value="0.004" calcext:value-type="float">
            <text:p>0.004</text:p>
          </table:table-cell>
          <table:table-cell office:value-type="float" office:value="32.361" calcext:value-type="float">
            <text:p>32.361</text:p>
          </table:table-cell>
          <table:table-cell office:value-type="float" office:value="0.129" calcext:value-type="float">
            <text:p>0.129</text:p>
          </table:table-cell>
          <table:table-cell office:value-type="float" office:value="0.683935" calcext:value-type="float">
            <text:p>0.683935</text:p>
          </table:table-cell>
          <table:table-cell office:value-type="float" office:value="-0.492902" calcext:value-type="float">
            <text:p>-0.492902</text:p>
          </table:table-cell>
          <table:table-cell office:value-type="float" office:value="0.537849" calcext:value-type="float">
            <text:p>0.537849</text:p>
          </table:table-cell>
          <table:table-cell office:value-type="float" office:value="5483.135" calcext:value-type="float">
            <text:p>5483.135</text:p>
          </table:table-cell>
          <table:table-cell office:value-type="float" office:value="-4655.787" calcext:value-type="float">
            <text:p>-4655.787</text:p>
          </table:table-cell>
          <table:table-cell office:value-type="float" office:value="4351.715" calcext:value-type="float">
            <text:p>4351.71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253920" calcext:value-type="float">
            <text:p>253920</text:p>
          </table:table-cell>
          <table:table-cell office:value-type="float" office:value="7800" calcext:value-type="float">
            <text:p>7800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office:value-type="float" office:value="236.767" calcext:value-type="float">
            <text:p>236.767</text:p>
          </table:table-cell>
          <table:table-cell office:value-type="float" office:value="3.89995" calcext:value-type="float">
            <text:p>3.89995</text:p>
          </table:table-cell>
          <table:table-cell office:value-type="float" office:value="237.717" calcext:value-type="float">
            <text:p>237.717</text:p>
          </table:table-cell>
          <table:table-cell office:value-type="float" office:value="0.005" calcext:value-type="float">
            <text:p>0.005</text:p>
          </table:table-cell>
          <table:table-cell office:value-type="float" office:value="37.814" calcext:value-type="float">
            <text:p>37.8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839687" calcext:value-type="float">
            <text:p>0.839687</text:p>
          </table:table-cell>
          <table:table-cell office:value-type="float" office:value="-0.0703624" calcext:value-type="float">
            <text:p>-0.0703624</text:p>
          </table:table-cell>
          <table:table-cell office:value-type="float" office:value="0.538493" calcext:value-type="float">
            <text:p>0.538493</text:p>
          </table:table-cell>
          <table:table-cell office:value-type="float" office:value="6939.092" calcext:value-type="float">
            <text:p>6939.092</text:p>
          </table:table-cell>
          <table:table-cell office:value-type="float" office:value="-984.541" calcext:value-type="float">
            <text:p>-984.541</text:p>
          </table:table-cell>
          <table:table-cell office:value-type="float" office:value="4642.567" calcext:value-type="float">
            <text:p>4642.567</text:p>
          </table:table-cell>
          <table:table-cell table:number-columns-repeated="46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253922" calcext:value-type="float">
            <text:p>253922</text:p>
          </table:table-cell>
          <table:table-cell office:value-type="float" office:value="8620" calcext:value-type="float">
            <text:p>8620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office:value-type="float" office:value="236.896" calcext:value-type="float">
            <text:p>236.896</text:p>
          </table:table-cell>
          <table:table-cell office:value-type="float" office:value="3.95094" calcext:value-type="float">
            <text:p>3.95094</text:p>
          </table:table-cell>
          <table:table-cell office:value-type="float" office:value="237.86" calcext:value-type="float">
            <text:p>237.86</text:p>
          </table:table-cell>
          <table:table-cell office:value-type="float" office:value="0.004" calcext:value-type="float">
            <text:p>0.004</text:p>
          </table:table-cell>
          <table:table-cell office:value-type="float" office:value="31.798" calcext:value-type="float">
            <text:p>31.798</text:p>
          </table:table-cell>
          <table:table-cell office:value-type="float" office:value="0.13" calcext:value-type="float">
            <text:p>0.13</text:p>
          </table:table-cell>
          <table:table-cell office:value-type="float" office:value="0.852044" calcext:value-type="float">
            <text:p>0.852044</text:p>
          </table:table-cell>
          <table:table-cell office:value-type="float" office:value="0.314357" calcext:value-type="float">
            <text:p>0.314357</text:p>
          </table:table-cell>
          <table:table-cell office:value-type="float" office:value="0.418569" calcext:value-type="float">
            <text:p>0.418569</text:p>
          </table:table-cell>
          <table:table-cell office:value-type="float" office:value="7136.618" calcext:value-type="float">
            <text:p>7136.618</text:p>
          </table:table-cell>
          <table:table-cell office:value-type="float" office:value="3261.939" calcext:value-type="float">
            <text:p>3261.939</text:p>
          </table:table-cell>
          <table:table-cell office:value-type="float" office:value="3017.788" calcext:value-type="float">
            <text:p>3017.788</text:p>
          </table:table-cell>
          <table:table-cell table:number-columns-repeated="46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254033" calcext:value-type="float">
            <text:p>254033</text:p>
          </table:table-cell>
          <table:table-cell office:value-type="float" office:value="7290" calcext:value-type="float">
            <text:p>7290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9.643" calcext:value-type="float">
            <text:p>229.643</text:p>
          </table:table-cell>
          <table:table-cell office:value-type="float" office:value="3.87707" calcext:value-type="float">
            <text:p>3.87707</text:p>
          </table:table-cell>
          <table:table-cell office:value-type="float" office:value="230.57" calcext:value-type="float">
            <text:p>230.57</text:p>
          </table:table-cell>
          <table:table-cell office:value-type="float" office:value="0.005" calcext:value-type="float">
            <text:p>0.005</text:p>
          </table:table-cell>
          <table:table-cell office:value-type="float" office:value="30.004" calcext:value-type="float">
            <text:p>30.004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354869" calcext:value-type="float">
            <text:p>-0.0354869</text:p>
          </table:table-cell>
          <table:table-cell office:value-type="float" office:value="0.603852" calcext:value-type="float">
            <text:p>0.603852</text:p>
          </table:table-cell>
          <table:table-cell office:value-type="float" office:value="-0.796306" calcext:value-type="float">
            <text:p>-0.796306</text:p>
          </table:table-cell>
          <table:table-cell office:value-type="float" office:value="149.622" calcext:value-type="float">
            <text:p>149.622</text:p>
          </table:table-cell>
          <table:table-cell office:value-type="float" office:value="5050.916" calcext:value-type="float">
            <text:p>5050.916</text:p>
          </table:table-cell>
          <table:table-cell office:value-type="float" office:value="-6718.129" calcext:value-type="float">
            <text:p>-6718.129</text:p>
          </table:table-cell>
          <table:table-cell table:number-columns-repeated="46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253927" calcext:value-type="float">
            <text:p>253927</text:p>
          </table:table-cell>
          <table:table-cell office:value-type="float" office:value="8870" calcext:value-type="float">
            <text:p>887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6.771" calcext:value-type="float">
            <text:p>236.771</text:p>
          </table:table-cell>
          <table:table-cell office:value-type="float" office:value="3.94748" calcext:value-type="float">
            <text:p>3.94748</text:p>
          </table:table-cell>
          <table:table-cell office:value-type="float" office:value="237.716" calcext:value-type="float">
            <text:p>237.716</text:p>
          </table:table-cell>
          <table:table-cell office:value-type="float" office:value="0.004" calcext:value-type="float">
            <text:p>0.004</text:p>
          </table:table-cell>
          <table:table-cell office:value-type="float" office:value="29.521" calcext:value-type="float">
            <text:p>29.521</text:p>
          </table:table-cell>
          <table:table-cell office:value-type="float" office:value="0.14" calcext:value-type="float">
            <text:p>0.14</text:p>
          </table:table-cell>
          <table:table-cell office:value-type="float" office:value="0.968024" calcext:value-type="float">
            <text:p>0.968024</text:p>
          </table:table-cell>
          <table:table-cell office:value-type="float" office:value="-0.146669" calcext:value-type="float">
            <text:p>-0.146669</text:p>
          </table:table-cell>
          <table:table-cell office:value-type="float" office:value="-0.203511" calcext:value-type="float">
            <text:p>-0.203511</text:p>
          </table:table-cell>
          <table:table-cell office:value-type="float" office:value="7989.803" calcext:value-type="float">
            <text:p>7989.803</text:p>
          </table:table-cell>
          <table:table-cell office:value-type="float" office:value="-1294.985" calcext:value-type="float">
            <text:p>-1294.985</text:p>
          </table:table-cell>
          <table:table-cell office:value-type="float" office:value="-2271.866" calcext:value-type="float">
            <text:p>-2271.866</text:p>
          </table:table-cell>
          <table:table-cell table:number-columns-repeated="46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253929" calcext:value-type="float">
            <text:p>253929</text:p>
          </table:table-cell>
          <table:table-cell office:value-type="float" office:value="6530" calcext:value-type="float">
            <text:p>65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0.819" calcext:value-type="float">
            <text:p>230.819</text:p>
          </table:table-cell>
          <table:table-cell office:value-type="float" office:value="3.81825" calcext:value-type="float">
            <text:p>3.81825</text:p>
          </table:table-cell>
          <table:table-cell office:value-type="float" office:value="231.836" calcext:value-type="float">
            <text:p>231.836</text:p>
          </table:table-cell>
          <table:table-cell office:value-type="float" office:value="0.004" calcext:value-type="float">
            <text:p>0.004</text:p>
          </table:table-cell>
          <table:table-cell office:value-type="float" office:value="61.837" calcext:value-type="float">
            <text:p>61.8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935081" calcext:value-type="float">
            <text:p>0.935081</text:p>
          </table:table-cell>
          <table:table-cell office:value-type="float" office:value="-0.312226" calcext:value-type="float">
            <text:p>-0.312226</text:p>
          </table:table-cell>
          <table:table-cell office:value-type="float" office:value="0.167743" calcext:value-type="float">
            <text:p>0.167743</text:p>
          </table:table-cell>
          <table:table-cell office:value-type="float" office:value="8075.632" calcext:value-type="float">
            <text:p>8075.632</text:p>
          </table:table-cell>
          <table:table-cell office:value-type="float" office:value="-1982.633" calcext:value-type="float">
            <text:p>-1982.633</text:p>
          </table:table-cell>
          <table:table-cell office:value-type="float" office:value="1235.593" calcext:value-type="float">
            <text:p>1235.593</text:p>
          </table:table-cell>
          <table:table-cell table:number-columns-repeated="46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253931" calcext:value-type="float">
            <text:p>253931</text:p>
          </table:table-cell>
          <table:table-cell office:value-type="float" office:value="5520" calcext:value-type="float">
            <text:p>5520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36.608" calcext:value-type="float">
            <text:p>236.608</text:p>
          </table:table-cell>
          <table:table-cell office:value-type="float" office:value="3.76875" calcext:value-type="float">
            <text:p>3.76875</text:p>
          </table:table-cell>
          <table:table-cell office:value-type="float" office:value="237.536" calcext:value-type="float">
            <text:p>237.536</text:p>
          </table:table-cell>
          <table:table-cell office:value-type="float" office:value="0.004" calcext:value-type="float">
            <text:p>0.004</text:p>
          </table:table-cell>
          <table:table-cell office:value-type="float" office:value="39.821" calcext:value-type="float">
            <text:p>39.821</text:p>
          </table:table-cell>
          <table:table-cell office:value-type="float" office:value="0.128" calcext:value-type="float">
            <text:p>0.128</text:p>
          </table:table-cell>
          <table:table-cell office:value-type="float" office:value="0.711755" calcext:value-type="float">
            <text:p>0.711755</text:p>
          </table:table-cell>
          <table:table-cell office:value-type="float" office:value="0.692543" calcext:value-type="float">
            <text:p>0.692543</text:p>
          </table:table-cell>
          <table:table-cell office:value-type="float" office:value="-0.117423" calcext:value-type="float">
            <text:p>-0.117423</text:p>
          </table:table-cell>
          <table:table-cell office:value-type="float" office:value="5805.025" calcext:value-type="float">
            <text:p>5805.025</text:p>
          </table:table-cell>
          <table:table-cell office:value-type="float" office:value="6005.541" calcext:value-type="float">
            <text:p>6005.541</text:p>
          </table:table-cell>
          <table:table-cell office:value-type="float" office:value="-952.145" calcext:value-type="float">
            <text:p>-952.145</text:p>
          </table:table-cell>
          <table:table-cell table:number-columns-repeated="46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253934" calcext:value-type="float">
            <text:p>253934</text:p>
          </table:table-cell>
          <table:table-cell office:value-type="float" office:value="7235" calcext:value-type="float">
            <text:p>7235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236.319" calcext:value-type="float">
            <text:p>236.319</text:p>
          </table:table-cell>
          <table:table-cell office:value-type="float" office:value="3.791" calcext:value-type="float">
            <text:p>3.791</text:p>
          </table:table-cell>
          <table:table-cell office:value-type="float" office:value="237.262" calcext:value-type="float">
            <text:p>237.262</text:p>
          </table:table-cell>
          <table:table-cell office:value-type="float" office:value="0.004" calcext:value-type="float">
            <text:p>0.004</text:p>
          </table:table-cell>
          <table:table-cell office:value-type="float" office:value="56.784" calcext:value-type="float">
            <text:p>56.784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4382" calcext:value-type="float">
            <text:p>0.874382</text:p>
          </table:table-cell>
          <table:table-cell office:value-type="float" office:value="0.467615" calcext:value-type="float">
            <text:p>0.467615</text:p>
          </table:table-cell>
          <table:table-cell office:value-type="float" office:value="0.129583" calcext:value-type="float">
            <text:p>0.129583</text:p>
          </table:table-cell>
          <table:table-cell office:value-type="float" office:value="7375.911" calcext:value-type="float">
            <text:p>7375.911</text:p>
          </table:table-cell>
          <table:table-cell office:value-type="float" office:value="3999.917" calcext:value-type="float">
            <text:p>3999.917</text:p>
          </table:table-cell>
          <table:table-cell office:value-type="float" office:value="519.461" calcext:value-type="float">
            <text:p>519.461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253936" calcext:value-type="float">
            <text:p>253936</text:p>
          </table:table-cell>
          <table:table-cell office:value-type="float" office:value="6763" calcext:value-type="float">
            <text:p>6763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7.768" calcext:value-type="float">
            <text:p>237.768</text:p>
          </table:table-cell>
          <table:table-cell office:value-type="float" office:value="3.90998" calcext:value-type="float">
            <text:p>3.90998</text:p>
          </table:table-cell>
          <table:table-cell office:value-type="float" office:value="238.69" calcext:value-type="float">
            <text:p>238.69</text:p>
          </table:table-cell>
          <table:table-cell office:value-type="float" office:value="0.004" calcext:value-type="float">
            <text:p>0.004</text:p>
          </table:table-cell>
          <table:table-cell office:value-type="float" office:value="27.303" calcext:value-type="float">
            <text:p>27.3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944255" calcext:value-type="float">
            <text:p>0.944255</text:p>
          </table:table-cell>
          <table:table-cell office:value-type="float" office:value="0.260511" calcext:value-type="float">
            <text:p>0.260511</text:p>
          </table:table-cell>
          <table:table-cell office:value-type="float" office:value="-0.201285" calcext:value-type="float">
            <text:p>-0.201285</text:p>
          </table:table-cell>
          <table:table-cell office:value-type="float" office:value="7758.49" calcext:value-type="float">
            <text:p>7758.49</text:p>
          </table:table-cell>
          <table:table-cell office:value-type="float" office:value="2134.126" calcext:value-type="float">
            <text:p>2134.126</text:p>
          </table:table-cell>
          <table:table-cell office:value-type="float" office:value="-2433.749" calcext:value-type="float">
            <text:p>-2433.749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253938" calcext:value-type="float">
            <text:p>253938</text:p>
          </table:table-cell>
          <table:table-cell office:value-type="float" office:value="5658" calcext:value-type="float">
            <text:p>5658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32.17" calcext:value-type="float">
            <text:p>232.17</text:p>
          </table:table-cell>
          <table:table-cell office:value-type="float" office:value="3.80879" calcext:value-type="float">
            <text:p>3.80879</text:p>
          </table:table-cell>
          <table:table-cell office:value-type="float" office:value="233.191" calcext:value-type="float">
            <text:p>233.191</text:p>
          </table:table-cell>
          <table:table-cell office:value-type="float" office:value="0.004" calcext:value-type="float">
            <text:p>0.004</text:p>
          </table:table-cell>
          <table:table-cell office:value-type="float" office:value="47.964" calcext:value-type="float">
            <text:p>47.964</text:p>
          </table:table-cell>
          <table:table-cell office:value-type="float" office:value="0.128" calcext:value-type="float">
            <text:p>0.128</text:p>
          </table:table-cell>
          <table:table-cell office:value-type="float" office:value="0.668942" calcext:value-type="float">
            <text:p>0.668942</text:p>
          </table:table-cell>
          <table:table-cell office:value-type="float" office:value="0.509879" calcext:value-type="float">
            <text:p>0.509879</text:p>
          </table:table-cell>
          <table:table-cell office:value-type="float" office:value="0.540869" calcext:value-type="float">
            <text:p>0.540869</text:p>
          </table:table-cell>
          <table:table-cell office:value-type="float" office:value="5946.48" calcext:value-type="float">
            <text:p>5946.48</text:p>
          </table:table-cell>
          <table:table-cell office:value-type="float" office:value="3981.502" calcext:value-type="float">
            <text:p>3981.502</text:p>
          </table:table-cell>
          <table:table-cell office:value-type="float" office:value="4411.686" calcext:value-type="float">
            <text:p>4411.686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253940" calcext:value-type="float">
            <text:p>253940</text:p>
          </table:table-cell>
          <table:table-cell office:value-type="float" office:value="5840" calcext:value-type="float">
            <text:p>5840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32.043" calcext:value-type="float">
            <text:p>232.043</text:p>
          </table:table-cell>
          <table:table-cell office:value-type="float" office:value="3.92977" calcext:value-type="float">
            <text:p>3.92977</text:p>
          </table:table-cell>
          <table:table-cell office:value-type="float" office:value="233.04" calcext:value-type="float">
            <text:p>233.04</text:p>
          </table:table-cell>
          <table:table-cell office:value-type="float" office:value="0.004" calcext:value-type="float">
            <text:p>0.004</text:p>
          </table:table-cell>
          <table:table-cell office:value-type="float" office:value="57.208" calcext:value-type="float">
            <text:p>57.20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17056" calcext:value-type="float">
            <text:p>0.317056</text:p>
          </table:table-cell>
          <table:table-cell office:value-type="float" office:value="0.810221" calcext:value-type="float">
            <text:p>0.810221</text:p>
          </table:table-cell>
          <table:table-cell office:value-type="float" office:value="0.492967" calcext:value-type="float">
            <text:p>0.492967</text:p>
          </table:table-cell>
          <table:table-cell office:value-type="float" office:value="2363.226" calcext:value-type="float">
            <text:p>2363.226</text:p>
          </table:table-cell>
          <table:table-cell office:value-type="float" office:value="6839.644" calcext:value-type="float">
            <text:p>6839.644</text:p>
          </table:table-cell>
          <table:table-cell office:value-type="float" office:value="4278.941" calcext:value-type="float">
            <text:p>4278.941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253942" calcext:value-type="float">
            <text:p>253942</text:p>
          </table:table-cell>
          <table:table-cell office:value-type="float" office:value="7345" calcext:value-type="float">
            <text:p>7345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6.124" calcext:value-type="float">
            <text:p>236.124</text:p>
          </table:table-cell>
          <table:table-cell office:value-type="float" office:value="3.82545" calcext:value-type="float">
            <text:p>3.82545</text:p>
          </table:table-cell>
          <table:table-cell office:value-type="float" office:value="237.079" calcext:value-type="float">
            <text:p>237.079</text:p>
          </table:table-cell>
          <table:table-cell office:value-type="float" office:value="0.004" calcext:value-type="float">
            <text:p>0.004</text:p>
          </table:table-cell>
          <table:table-cell office:value-type="float" office:value="64.038" calcext:value-type="float">
            <text:p>64.038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00815374" calcext:value-type="float">
            <text:p>8.15374E-05</text:p>
          </table:table-cell>
          <table:table-cell office:value-type="float" office:value="0.916205" calcext:value-type="float">
            <text:p>0.916205</text:p>
          </table:table-cell>
          <table:table-cell office:value-type="float" office:value="0.400709" calcext:value-type="float">
            <text:p>0.400709</text:p>
          </table:table-cell>
          <table:table-cell office:value-type="float" office:value="-374.837" calcext:value-type="float">
            <text:p>-374.837</text:p>
          </table:table-cell>
          <table:table-cell office:value-type="float" office:value="7810.307" calcext:value-type="float">
            <text:p>7810.307</text:p>
          </table:table-cell>
          <table:table-cell office:value-type="float" office:value="3087.676" calcext:value-type="float">
            <text:p>3087.676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253947" calcext:value-type="float">
            <text:p>253947</text:p>
          </table:table-cell>
          <table:table-cell office:value-type="float" office:value="8528" calcext:value-type="float">
            <text:p>8528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office:value-type="float" office:value="231.721" calcext:value-type="float">
            <text:p>231.721</text:p>
          </table:table-cell>
          <table:table-cell office:value-type="float" office:value="3.81114" calcext:value-type="float">
            <text:p>3.81114</text:p>
          </table:table-cell>
          <table:table-cell office:value-type="float" office:value="232.748" calcext:value-type="float">
            <text:p>232.748</text:p>
          </table:table-cell>
          <table:table-cell office:value-type="float" office:value="0.004" calcext:value-type="float">
            <text:p>0.004</text:p>
          </table:table-cell>
          <table:table-cell office:value-type="float" office:value="53.467" calcext:value-type="float">
            <text:p>53.4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23599" calcext:value-type="float">
            <text:p>0.223599</text:p>
          </table:table-cell>
          <table:table-cell office:value-type="float" office:value="0.964498" calcext:value-type="float">
            <text:p>0.964498</text:p>
          </table:table-cell>
          <table:table-cell office:value-type="float" office:value="0.140527" calcext:value-type="float">
            <text:p>0.140527</text:p>
          </table:table-cell>
          <table:table-cell office:value-type="float" office:value="1762.103" calcext:value-type="float">
            <text:p>1762.103</text:p>
          </table:table-cell>
          <table:table-cell office:value-type="float" office:value="8191.728" calcext:value-type="float">
            <text:p>8191.728</text:p>
          </table:table-cell>
          <table:table-cell office:value-type="float" office:value="680.534" calcext:value-type="float">
            <text:p>680.534</text:p>
          </table:table-cell>
          <table:table-cell table:number-columns-repeated="46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253949" calcext:value-type="float">
            <text:p>253949</text:p>
          </table:table-cell>
          <table:table-cell office:value-type="float" office:value="8798" calcext:value-type="float">
            <text:p>8798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235.178" calcext:value-type="float">
            <text:p>235.178</text:p>
          </table:table-cell>
          <table:table-cell office:value-type="float" office:value="3.76034" calcext:value-type="float">
            <text:p>3.76034</text:p>
          </table:table-cell>
          <table:table-cell office:value-type="float" office:value="236.137" calcext:value-type="float">
            <text:p>236.137</text:p>
          </table:table-cell>
          <table:table-cell office:value-type="float" office:value="0.004" calcext:value-type="float">
            <text:p>0.004</text:p>
          </table:table-cell>
          <table:table-cell office:value-type="float" office:value="49.084" calcext:value-type="float">
            <text:p>49.084</text:p>
          </table:table-cell>
          <table:table-cell office:value-type="float" office:value="0.134" calcext:value-type="float">
            <text:p>0.134</text:p>
          </table:table-cell>
          <table:table-cell office:value-type="float" office:value="0.434961" calcext:value-type="float">
            <text:p>0.434961</text:p>
          </table:table-cell>
          <table:table-cell office:value-type="float" office:value="0.889947" calcext:value-type="float">
            <text:p>0.889947</text:p>
          </table:table-cell>
          <table:table-cell office:value-type="float" office:value="-0.137122" calcext:value-type="float">
            <text:p>-0.137122</text:p>
          </table:table-cell>
          <table:table-cell office:value-type="float" office:value="3725.932" calcext:value-type="float">
            <text:p>3725.932</text:p>
          </table:table-cell>
          <table:table-cell office:value-type="float" office:value="7424.249" calcext:value-type="float">
            <text:p>7424.249</text:p>
          </table:table-cell>
          <table:table-cell office:value-type="float" office:value="-1289.388" calcext:value-type="float">
            <text:p>-1289.388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253951" calcext:value-type="float">
            <text:p>253951</text:p>
          </table:table-cell>
          <table:table-cell office:value-type="float" office:value="8610" calcext:value-type="float">
            <text:p>861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654" calcext:value-type="float">
            <text:p>232.654</text:p>
          </table:table-cell>
          <table:table-cell office:value-type="float" office:value="3.9042" calcext:value-type="float">
            <text:p>3.9042</text:p>
          </table:table-cell>
          <table:table-cell office:value-type="float" office:value="233.657" calcext:value-type="float">
            <text:p>233.657</text:p>
          </table:table-cell>
          <table:table-cell office:value-type="float" office:value="0.004" calcext:value-type="float">
            <text:p>0.004</text:p>
          </table:table-cell>
          <table:table-cell office:value-type="float" office:value="23.968" calcext:value-type="float">
            <text:p>23.9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588907" calcext:value-type="float">
            <text:p>0.588907</text:p>
          </table:table-cell>
          <table:table-cell office:value-type="float" office:value="0.78983" calcext:value-type="float">
            <text:p>0.78983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4435.216" calcext:value-type="float">
            <text:p>4435.216</text:p>
          </table:table-cell>
          <table:table-cell office:value-type="float" office:value="7022.778" calcext:value-type="float">
            <text:p>7022.778</text:p>
          </table:table-cell>
          <table:table-cell office:value-type="float" office:value="1296.818" calcext:value-type="float">
            <text:p>1296.818</text:p>
          </table:table-cell>
          <table:table-cell table:number-columns-repeated="46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253955" calcext:value-type="float">
            <text:p>253955</text:p>
          </table:table-cell>
          <table:table-cell office:value-type="float" office:value="8700" calcext:value-type="float">
            <text:p>870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5.437" calcext:value-type="float">
            <text:p>235.437</text:p>
          </table:table-cell>
          <table:table-cell office:value-type="float" office:value="3.7936" calcext:value-type="float">
            <text:p>3.7936</text:p>
          </table:table-cell>
          <table:table-cell office:value-type="float" office:value="236.38" calcext:value-type="float">
            <text:p>236.38</text:p>
          </table:table-cell>
          <table:table-cell office:value-type="float" office:value="0.004" calcext:value-type="float">
            <text:p>0.004</text:p>
          </table:table-cell>
          <table:table-cell office:value-type="float" office:value="16.767" calcext:value-type="float">
            <text:p>16.767</text:p>
          </table:table-cell>
          <table:table-cell office:value-type="float" office:value="0.13" calcext:value-type="float">
            <text:p>0.13</text:p>
          </table:table-cell>
          <table:table-cell office:value-type="float" office:value="-0.393645" calcext:value-type="float">
            <text:p>-0.393645</text:p>
          </table:table-cell>
          <table:table-cell office:value-type="float" office:value="0.908466" calcext:value-type="float">
            <text:p>0.908466</text:p>
          </table:table-cell>
          <table:table-cell office:value-type="float" office:value="-0.140474" calcext:value-type="float">
            <text:p>-0.140474</text:p>
          </table:table-cell>
          <table:table-cell office:value-type="float" office:value="-2887.424" calcext:value-type="float">
            <text:p>-2887.424</text:p>
          </table:table-cell>
          <table:table-cell office:value-type="float" office:value="7819.64" calcext:value-type="float">
            <text:p>7819.64</text:p>
          </table:table-cell>
          <table:table-cell office:value-type="float" office:value="-1091.438" calcext:value-type="float">
            <text:p>-1091.438</text:p>
          </table:table-cell>
          <table:table-cell table:number-columns-repeated="46"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253957" calcext:value-type="float">
            <text:p>253957</text:p>
          </table:table-cell>
          <table:table-cell office:value-type="float" office:value="6130" calcext:value-type="float">
            <text:p>61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2.361" calcext:value-type="float">
            <text:p>232.361</text:p>
          </table:table-cell>
          <table:table-cell office:value-type="float" office:value="3.78523" calcext:value-type="float">
            <text:p>3.78523</text:p>
          </table:table-cell>
          <table:table-cell office:value-type="float" office:value="233.356" calcext:value-type="float">
            <text:p>233.356</text:p>
          </table:table-cell>
          <table:table-cell office:value-type="float" office:value="0.004" calcext:value-type="float">
            <text:p>0.004</text:p>
          </table:table-cell>
          <table:table-cell office:value-type="float" office:value="28.284" calcext:value-type="float">
            <text:p>28.284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68796" calcext:value-type="float">
            <text:p>-0.168796</text:p>
          </table:table-cell>
          <table:table-cell office:value-type="float" office:value="0.975727" calcext:value-type="float">
            <text:p>0.975727</text:p>
          </table:table-cell>
          <table:table-cell office:value-type="float" office:value="0.139514" calcext:value-type="float">
            <text:p>0.139514</text:p>
          </table:table-cell>
          <table:table-cell office:value-type="float" office:value="-1430.642" calcext:value-type="float">
            <text:p>-1430.642</text:p>
          </table:table-cell>
          <table:table-cell office:value-type="float" office:value="8255.605" calcext:value-type="float">
            <text:p>8255.605</text:p>
          </table:table-cell>
          <table:table-cell office:value-type="float" office:value="687.422" calcext:value-type="float">
            <text:p>687.422</text:p>
          </table:table-cell>
          <table:table-cell table:number-columns-repeated="46"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253959" calcext:value-type="float">
            <text:p>253959</text:p>
          </table:table-cell>
          <table:table-cell office:value-type="float" office:value="6138" calcext:value-type="float">
            <text:p>6138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39.78" calcext:value-type="float">
            <text:p>239.78</text:p>
          </table:table-cell>
          <table:table-cell office:value-type="float" office:value="3.81014" calcext:value-type="float">
            <text:p>3.81014</text:p>
          </table:table-cell>
          <table:table-cell office:value-type="float" office:value="240.723" calcext:value-type="float">
            <text:p>240.723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38" calcext:value-type="float">
            <text:p>62.3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32611" calcext:value-type="float">
            <text:p>0.0232611</text:p>
          </table:table-cell>
          <table:table-cell office:value-type="float" office:value="0.988073" calcext:value-type="float">
            <text:p>0.988073</text:p>
          </table:table-cell>
          <table:table-cell office:value-type="float" office:value="-0.152216" calcext:value-type="float">
            <text:p>-0.152216</text:p>
          </table:table-cell>
          <table:table-cell office:value-type="float" office:value="22.312" calcext:value-type="float">
            <text:p>22.312</text:p>
          </table:table-cell>
          <table:table-cell office:value-type="float" office:value="8248.626" calcext:value-type="float">
            <text:p>8248.626</text:p>
          </table:table-cell>
          <table:table-cell office:value-type="float" office:value="-1622.503" calcext:value-type="float">
            <text:p>-1622.503</text:p>
          </table:table-cell>
          <table:table-cell table:number-columns-repeated="46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253961" calcext:value-type="float">
            <text:p>253961</text:p>
          </table:table-cell>
          <table:table-cell office:value-type="float" office:value="6118" calcext:value-type="float">
            <text:p>6118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6.514" calcext:value-type="float">
            <text:p>236.514</text:p>
          </table:table-cell>
          <table:table-cell office:value-type="float" office:value="3.763" calcext:value-type="float">
            <text:p>3.763</text:p>
          </table:table-cell>
          <table:table-cell office:value-type="float" office:value="237.425" calcext:value-type="float">
            <text:p>237.425</text:p>
          </table:table-cell>
          <table:table-cell office:value-type="float" office:value="0.004" calcext:value-type="float">
            <text:p>0.004</text:p>
          </table:table-cell>
          <table:table-cell office:value-type="float" office:value="26.163" calcext:value-type="float">
            <text:p>26.163</text:p>
          </table:table-cell>
          <table:table-cell office:value-type="float" office:value="0.111" calcext:value-type="float">
            <text:p>0.111</text:p>
          </table:table-cell>
          <table:table-cell office:value-type="float" office:value="-0.274816" calcext:value-type="float">
            <text:p>-0.274816</text:p>
          </table:table-cell>
          <table:table-cell office:value-type="float" office:value="0.821901" calcext:value-type="float">
            <text:p>0.821901</text:p>
          </table:table-cell>
          <table:table-cell office:value-type="float" office:value="0.498954" calcext:value-type="float">
            <text:p>0.498954</text:p>
          </table:table-cell>
          <table:table-cell office:value-type="float" office:value="-1879.213" calcext:value-type="float">
            <text:p>-1879.213</text:p>
          </table:table-cell>
          <table:table-cell office:value-type="float" office:value="7319.086" calcext:value-type="float">
            <text:p>7319.086</text:p>
          </table:table-cell>
          <table:table-cell office:value-type="float" office:value="3685.103" calcext:value-type="float">
            <text:p>3685.103</text:p>
          </table:table-cell>
          <table:table-cell table:number-columns-repeated="46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253964" calcext:value-type="float">
            <text:p>253964</text:p>
          </table:table-cell>
          <table:table-cell office:value-type="float" office:value="5715" calcext:value-type="float">
            <text:p>5715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36.341" calcext:value-type="float">
            <text:p>236.341</text:p>
          </table:table-cell>
          <table:table-cell office:value-type="float" office:value="3.97478" calcext:value-type="float">
            <text:p>3.97478</text:p>
          </table:table-cell>
          <table:table-cell office:value-type="float" office:value="237.204" calcext:value-type="float">
            <text:p>237.204</text:p>
          </table:table-cell>
          <table:table-cell office:value-type="float" office:value="0.005" calcext:value-type="float">
            <text:p>0.005</text:p>
          </table:table-cell>
          <table:table-cell office:value-type="float" office:value="34.651" calcext:value-type="float">
            <text:p>34.651</text:p>
          </table:table-cell>
          <table:table-cell office:value-type="float" office:value="0.138" calcext:value-type="float">
            <text:p>0.138</text:p>
          </table:table-cell>
          <table:table-cell office:value-type="float" office:value="-0.625984" calcext:value-type="float">
            <text:p>-0.625984</text:p>
          </table:table-cell>
          <table:table-cell office:value-type="float" office:value="0.606796" calcext:value-type="float">
            <text:p>0.606796</text:p>
          </table:table-cell>
          <table:table-cell office:value-type="float" office:value="0.48984" calcext:value-type="float">
            <text:p>0.48984</text:p>
          </table:table-cell>
          <table:table-cell office:value-type="float" office:value="-5198.707" calcext:value-type="float">
            <text:p>-5198.707</text:p>
          </table:table-cell>
          <table:table-cell office:value-type="float" office:value="5188.721" calcext:value-type="float">
            <text:p>5188.721</text:p>
          </table:table-cell>
          <table:table-cell office:value-type="float" office:value="4089.568" calcext:value-type="float">
            <text:p>4089.568</text:p>
          </table:table-cell>
          <table:table-cell table:number-columns-repeated="46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253966" calcext:value-type="float">
            <text:p>253966</text:p>
          </table:table-cell>
          <table:table-cell office:value-type="float" office:value="7784" calcext:value-type="float">
            <text:p>7784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5.99" calcext:value-type="float">
            <text:p>235.99</text:p>
          </table:table-cell>
          <table:table-cell office:value-type="float" office:value="3.90124" calcext:value-type="float">
            <text:p>3.90124</text:p>
          </table:table-cell>
          <table:table-cell office:value-type="float" office:value="236.96" calcext:value-type="float">
            <text:p>236.96</text:p>
          </table:table-cell>
          <table:table-cell office:value-type="float" office:value="0.004" calcext:value-type="float">
            <text:p>0.004</text:p>
          </table:table-cell>
          <table:table-cell office:value-type="float" office:value="48.685" calcext:value-type="float">
            <text:p>48.68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805107" calcext:value-type="float">
            <text:p>-0.805107</text:p>
          </table:table-cell>
          <table:table-cell office:value-type="float" office:value="0.324739" calcext:value-type="float">
            <text:p>0.324739</text:p>
          </table:table-cell>
          <table:table-cell office:value-type="float" office:value="0.496334" calcext:value-type="float">
            <text:p>0.496334</text:p>
          </table:table-cell>
          <table:table-cell office:value-type="float" office:value="-6551.942" calcext:value-type="float">
            <text:p>-6551.942</text:p>
          </table:table-cell>
          <table:table-cell office:value-type="float" office:value="2802.303" calcext:value-type="float">
            <text:p>2802.303</text:p>
          </table:table-cell>
          <table:table-cell office:value-type="float" office:value="4460.19" calcext:value-type="float">
            <text:p>4460.19</text:p>
          </table:table-cell>
          <table:table-cell table:number-columns-repeated="46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253968" calcext:value-type="float">
            <text:p>253968</text:p>
          </table:table-cell>
          <table:table-cell office:value-type="float" office:value="6240" calcext:value-type="float">
            <text:p>624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6.578" calcext:value-type="float">
            <text:p>236.578</text:p>
          </table:table-cell>
          <table:table-cell office:value-type="float" office:value="3.68596" calcext:value-type="float">
            <text:p>3.68596</text:p>
          </table:table-cell>
          <table:table-cell office:value-type="float" office:value="237.477" calcext:value-type="float">
            <text:p>237.477</text:p>
          </table:table-cell>
          <table:table-cell office:value-type="float" office:value="0.004" calcext:value-type="float">
            <text:p>0.004</text:p>
          </table:table-cell>
          <table:table-cell office:value-type="float" office:value="37.487" calcext:value-type="float">
            <text:p>37.487</text:p>
          </table:table-cell>
          <table:table-cell office:value-type="float" office:value="0.12" calcext:value-type="float">
            <text:p>0.12</text:p>
          </table:table-cell>
          <table:table-cell office:value-type="float" office:value="-0.854283" calcext:value-type="float">
            <text:p>-0.854283</text:p>
          </table:table-cell>
          <table:table-cell office:value-type="float" office:value="0.504186" calcext:value-type="float">
            <text:p>0.504186</text:p>
          </table:table-cell>
          <table:table-cell office:value-type="float" office:value="0.126479" calcext:value-type="float">
            <text:p>0.126479</text:p>
          </table:table-cell>
          <table:table-cell office:value-type="float" office:value="-7350.81" calcext:value-type="float">
            <text:p>-7350.81</text:p>
          </table:table-cell>
          <table:table-cell office:value-type="float" office:value="3995.055" calcext:value-type="float">
            <text:p>3995.055</text:p>
          </table:table-cell>
          <table:table-cell office:value-type="float" office:value="828.975" calcext:value-type="float">
            <text:p>828.975</text:p>
          </table:table-cell>
          <table:table-cell table:number-columns-repeated="46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253971" calcext:value-type="float">
            <text:p>253971</text:p>
          </table:table-cell>
          <table:table-cell office:value-type="float" office:value="9545" calcext:value-type="float">
            <text:p>9545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5.644" calcext:value-type="float">
            <text:p>235.644</text:p>
          </table:table-cell>
          <table:table-cell office:value-type="float" office:value="3.65206" calcext:value-type="float">
            <text:p>3.65206</text:p>
          </table:table-cell>
          <table:table-cell office:value-type="float" office:value="236.566" calcext:value-type="float">
            <text:p>236.566</text:p>
          </table:table-cell>
          <table:table-cell office:value-type="float" office:value="0.004" calcext:value-type="float">
            <text:p>0.004</text:p>
          </table:table-cell>
          <table:table-cell office:value-type="float" office:value="20.849" calcext:value-type="float">
            <text:p>20.84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693639" calcext:value-type="float">
            <text:p>-0.693639</text:p>
          </table:table-cell>
          <table:table-cell office:value-type="float" office:value="0.702695" calcext:value-type="float">
            <text:p>0.702695</text:p>
          </table:table-cell>
          <table:table-cell office:value-type="float" office:value="-0.158382" calcext:value-type="float">
            <text:p>-0.158382</text:p>
          </table:table-cell>
          <table:table-cell office:value-type="float" office:value="-5588.949" calcext:value-type="float">
            <text:p>-5588.949</text:p>
          </table:table-cell>
          <table:table-cell office:value-type="float" office:value="6060.601" calcext:value-type="float">
            <text:p>6060.601</text:p>
          </table:table-cell>
          <table:table-cell office:value-type="float" office:value="-1643.716" calcext:value-type="float">
            <text:p>-1643.716</text:p>
          </table:table-cell>
          <table:table-cell table:number-columns-repeated="46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253880" calcext:value-type="float">
            <text:p>253880</text:p>
          </table:table-cell>
          <table:table-cell office:value-type="float" office:value="5750" calcext:value-type="float">
            <text:p>575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7.988" calcext:value-type="float">
            <text:p>237.988</text:p>
          </table:table-cell>
          <table:table-cell office:value-type="float" office:value="3.56757" calcext:value-type="float">
            <text:p>3.56757</text:p>
          </table:table-cell>
          <table:table-cell office:value-type="float" office:value="238.914" calcext:value-type="float">
            <text:p>238.91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89" calcext:value-type="float">
            <text:p>11.789</text:p>
          </table:table-cell>
          <table:table-cell office:value-type="float" office:value="0.103" calcext:value-type="float">
            <text:p>0.103</text:p>
          </table:table-cell>
          <table:table-cell office:value-type="float" office:value="-0.656824" calcext:value-type="float">
            <text:p>-0.656824</text:p>
          </table:table-cell>
          <table:table-cell office:value-type="float" office:value="0.168898" calcext:value-type="float">
            <text:p>0.168898</text:p>
          </table:table-cell>
          <table:table-cell office:value-type="float" office:value="-0.734884" calcext:value-type="float">
            <text:p>-0.734884</text:p>
          </table:table-cell>
          <table:table-cell office:value-type="float" office:value="-5920.255" calcext:value-type="float">
            <text:p>-5920.255</text:p>
          </table:table-cell>
          <table:table-cell office:value-type="float" office:value="1963.249" calcext:value-type="float">
            <text:p>1963.249</text:p>
          </table:table-cell>
          <table:table-cell office:value-type="float" office:value="-5635.882" calcext:value-type="float">
            <text:p>-5635.882</text:p>
          </table:table-cell>
          <table:table-cell table:number-columns-repeated="46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254052" calcext:value-type="float">
            <text:p>254052</text:p>
          </table:table-cell>
          <table:table-cell office:value-type="float" office:value="6490" calcext:value-type="float">
            <text:p>649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6.948" calcext:value-type="float">
            <text:p>236.948</text:p>
          </table:table-cell>
          <table:table-cell office:value-type="float" office:value="3.7831" calcext:value-type="float">
            <text:p>3.7831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0.005" calcext:value-type="float">
            <text:p>0.005</text:p>
          </table:table-cell>
          <table:table-cell office:value-type="float" office:value="57.19" calcext:value-type="float">
            <text:p>57.19</text:p>
          </table:table-cell>
          <table:table-cell office:value-type="float" office:value="0.149" calcext:value-type="float">
            <text:p>0.149</text:p>
          </table:table-cell>
          <table:table-cell office:value-type="float" office:value="-0.98966" calcext:value-type="float">
            <text:p>-0.98966</text:p>
          </table:table-cell>
          <table:table-cell office:value-type="float" office:value="-0.0650797" calcext:value-type="float">
            <text:p>-0.0650797</text:p>
          </table:table-cell>
          <table:table-cell office:value-type="float" office:value="-0.127822" calcext:value-type="float">
            <text:p>-0.127822</text:p>
          </table:table-cell>
          <table:table-cell office:value-type="float" office:value="-8342.165" calcext:value-type="float">
            <text:p>-8342.165</text:p>
          </table:table-cell>
          <table:table-cell office:value-type="float" office:value="-591.335" calcext:value-type="float">
            <text:p>-591.335</text:p>
          </table:table-cell>
          <table:table-cell office:value-type="float" office:value="-858.103" calcext:value-type="float">
            <text:p>-858.103</text:p>
          </table:table-cell>
          <table:table-cell table:number-columns-repeated="46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253977" calcext:value-type="float">
            <text:p>253977</text:p>
          </table:table-cell>
          <table:table-cell office:value-type="float" office:value="7992" calcext:value-type="float">
            <text:p>7992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5.477" calcext:value-type="float">
            <text:p>235.477</text:p>
          </table:table-cell>
          <table:table-cell office:value-type="float" office:value="3.82847" calcext:value-type="float">
            <text:p>3.82847</text:p>
          </table:table-cell>
          <table:table-cell office:value-type="float" office:value="236.406" calcext:value-type="float">
            <text:p>236.406</text:p>
          </table:table-cell>
          <table:table-cell office:value-type="float" office:value="0.004" calcext:value-type="float">
            <text:p>0.004</text:p>
          </table:table-cell>
          <table:table-cell office:value-type="float" office:value="41.374" calcext:value-type="float">
            <text:p>41.374</text:p>
          </table:table-cell>
          <table:table-cell office:value-type="float" office:value="0.126" calcext:value-type="float">
            <text:p>0.126</text:p>
          </table:table-cell>
          <table:table-cell office:value-type="float" office:value="-0.97475" calcext:value-type="float">
            <text:p>-0.97475</text:p>
          </table:table-cell>
          <table:table-cell office:value-type="float" office:value="0.161808" calcext:value-type="float">
            <text:p>0.161808</text:p>
          </table:table-cell>
          <table:table-cell office:value-type="float" office:value="0.153885" calcext:value-type="float">
            <text:p>0.153885</text:p>
          </table:table-cell>
          <table:table-cell office:value-type="float" office:value="-8211.528" calcext:value-type="float">
            <text:p>-8211.528</text:p>
          </table:table-cell>
          <table:table-cell office:value-type="float" office:value="1616.403" calcext:value-type="float">
            <text:p>1616.403</text:p>
          </table:table-cell>
          <table:table-cell office:value-type="float" office:value="796.469" calcext:value-type="float">
            <text:p>796.469</text:p>
          </table:table-cell>
          <table:table-cell table:number-columns-repeated="46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253979" calcext:value-type="float">
            <text:p>253979</text:p>
          </table:table-cell>
          <table:table-cell office:value-type="float" office:value="6672" calcext:value-type="float">
            <text:p>6672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office:value-type="float" office:value="238.122" calcext:value-type="float">
            <text:p>238.122</text:p>
          </table:table-cell>
          <table:table-cell office:value-type="float" office:value="3.88126" calcext:value-type="float">
            <text:p>3.88126</text:p>
          </table:table-cell>
          <table:table-cell office:value-type="float" office:value="239.029" calcext:value-type="float">
            <text:p>239.029</text:p>
          </table:table-cell>
          <table:table-cell office:value-type="float" office:value="0.006" calcext:value-type="float">
            <text:p>0.006</text:p>
          </table:table-cell>
          <table:table-cell office:value-type="float" office:value="17.503" calcext:value-type="float">
            <text:p>17.503</text:p>
          </table:table-cell>
          <table:table-cell office:value-type="float" office:value="0.183" calcext:value-type="float">
            <text:p>0.183</text:p>
          </table:table-cell>
          <table:table-cell office:value-type="float" office:value="-0.931382" calcext:value-type="float">
            <text:p>-0.931382</text:p>
          </table:table-cell>
          <table:table-cell office:value-type="float" office:value="0.327694" calcext:value-type="float">
            <text:p>0.327694</text:p>
          </table:table-cell>
          <table:table-cell office:value-type="float" office:value="-0.15857" calcext:value-type="float">
            <text:p>-0.15857</text:p>
          </table:table-cell>
          <table:table-cell office:value-type="float" office:value="-7814.377" calcext:value-type="float">
            <text:p>-7814.377</text:p>
          </table:table-cell>
          <table:table-cell office:value-type="float" office:value="2572.628" calcext:value-type="float">
            <text:p>2572.628</text:p>
          </table:table-cell>
          <table:table-cell office:value-type="float" office:value="-1728.134" calcext:value-type="float">
            <text:p>-1728.134</text:p>
          </table:table-cell>
          <table:table-cell table:number-columns-repeated="46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253981" calcext:value-type="float">
            <text:p>253981</text:p>
          </table:table-cell>
          <table:table-cell office:value-type="float" office:value="6365" calcext:value-type="float">
            <text:p>6365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office:value-type="float" office:value="235.644" calcext:value-type="float">
            <text:p>235.644</text:p>
          </table:table-cell>
          <table:table-cell office:value-type="float" office:value="3.75769" calcext:value-type="float">
            <text:p>3.75769</text:p>
          </table:table-cell>
          <table:table-cell office:value-type="float" office:value="236.557" calcext:value-type="float">
            <text:p>236.557</text:p>
          </table:table-cell>
          <table:table-cell office:value-type="float" office:value="0.004" calcext:value-type="float">
            <text:p>0.004</text:p>
          </table:table-cell>
          <table:table-cell office:value-type="float" office:value="51.003" calcext:value-type="float">
            <text:p>51.003</text:p>
          </table:table-cell>
          <table:table-cell office:value-type="float" office:value="0.124" calcext:value-type="float">
            <text:p>0.124</text:p>
          </table:table-cell>
          <table:table-cell office:value-type="float" office:value="-0.847727" calcext:value-type="float">
            <text:p>-0.847727</text:p>
          </table:table-cell>
          <table:table-cell office:value-type="float" office:value="-0.107076" calcext:value-type="float">
            <text:p>-0.107076</text:p>
          </table:table-cell>
          <table:table-cell office:value-type="float" office:value="0.519513" calcext:value-type="float">
            <text:p>0.519513</text:p>
          </table:table-cell>
          <table:table-cell office:value-type="float" office:value="-7243.355" calcext:value-type="float">
            <text:p>-7243.355</text:p>
          </table:table-cell>
          <table:table-cell office:value-type="float" office:value="-955.985" calcext:value-type="float">
            <text:p>-955.985</text:p>
          </table:table-cell>
          <table:table-cell office:value-type="float" office:value="4158.503" calcext:value-type="float">
            <text:p>4158.503</text:p>
          </table:table-cell>
          <table:table-cell table:number-columns-repeated="46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253983" calcext:value-type="float">
            <text:p>253983</text:p>
          </table:table-cell>
          <table:table-cell office:value-type="float" office:value="7463" calcext:value-type="float">
            <text:p>7463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7.408" calcext:value-type="float">
            <text:p>237.408</text:p>
          </table:table-cell>
          <table:table-cell office:value-type="float" office:value="4.06579" calcext:value-type="float">
            <text:p>4.06579</text:p>
          </table:table-cell>
          <table:table-cell office:value-type="float" office:value="237.377" calcext:value-type="float">
            <text:p>237.377</text:p>
          </table:table-cell>
          <table:table-cell office:value-type="float" office:value="0.004" calcext:value-type="float">
            <text:p>0.004</text:p>
          </table:table-cell>
          <table:table-cell office:value-type="float" office:value="37.783" calcext:value-type="float">
            <text:p>37.783</text:p>
          </table:table-cell>
          <table:table-cell office:value-type="float" office:value="0.131" calcext:value-type="float">
            <text:p>0.131</text:p>
          </table:table-cell>
          <table:table-cell office:value-type="float" office:value="-0.724048" calcext:value-type="float">
            <text:p>-0.724048</text:p>
          </table:table-cell>
          <table:table-cell office:value-type="float" office:value="-0.483866" calcext:value-type="float">
            <text:p>-0.483866</text:p>
          </table:table-cell>
          <table:table-cell office:value-type="float" office:value="0.491556" calcext:value-type="float">
            <text:p>0.491556</text:p>
          </table:table-cell>
          <table:table-cell office:value-type="float" office:value="260.673" calcext:value-type="float">
            <text:p>260.673</text:p>
          </table:table-cell>
          <table:table-cell office:value-type="float" office:value="2063.084" calcext:value-type="float">
            <text:p>2063.084</text:p>
          </table:table-cell>
          <table:table-cell office:value-type="float" office:value="8145.369" calcext:value-type="float">
            <text:p>8145.369</text:p>
          </table:table-cell>
          <table:table-cell table:number-columns-repeated="46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253985" calcext:value-type="float">
            <text:p>253985</text:p>
          </table:table-cell>
          <table:table-cell office:value-type="float" office:value="6928" calcext:value-type="float">
            <text:p>6928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33.394" calcext:value-type="float">
            <text:p>233.394</text:p>
          </table:table-cell>
          <table:table-cell office:value-type="float" office:value="3.90818" calcext:value-type="float">
            <text:p>3.90818</text:p>
          </table:table-cell>
          <table:table-cell office:value-type="float" office:value="234.328" calcext:value-type="float">
            <text:p>234.328</text:p>
          </table:table-cell>
          <table:table-cell office:value-type="float" office:value="0.004" calcext:value-type="float">
            <text:p>0.004</text:p>
          </table:table-cell>
          <table:table-cell office:value-type="float" office:value="48" calcext:value-type="float">
            <text:p>48</text:p>
          </table:table-cell>
          <table:table-cell office:value-type="float" office:value="0.128" calcext:value-type="float">
            <text:p>0.128</text:p>
          </table:table-cell>
          <table:table-cell office:value-type="float" office:value="-0.731349" calcext:value-type="float">
            <text:p>-0.731349</text:p>
          </table:table-cell>
          <table:table-cell office:value-type="float" office:value="-0.670264" calcext:value-type="float">
            <text:p>-0.670264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-5856.607" calcext:value-type="float">
            <text:p>-5856.607</text:p>
          </table:table-cell>
          <table:table-cell office:value-type="float" office:value="-5975.023" calcext:value-type="float">
            <text:p>-5975.023</text:p>
          </table:table-cell>
          <table:table-cell office:value-type="float" office:value="819.009" calcext:value-type="float">
            <text:p>819.009</text:p>
          </table:table-cell>
          <table:table-cell table:number-columns-repeated="46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253987" calcext:value-type="float">
            <text:p>253987</text:p>
          </table:table-cell>
          <table:table-cell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office:value-type="float" office:value="235.555" calcext:value-type="float">
            <text:p>235.555</text:p>
          </table:table-cell>
          <table:table-cell office:value-type="float" office:value="3.87489" calcext:value-type="float">
            <text:p>3.87489</text:p>
          </table:table-cell>
          <table:table-cell office:value-type="float" office:value="236.515" calcext:value-type="float">
            <text:p>236.515</text:p>
          </table:table-cell>
          <table:table-cell office:value-type="float" office:value="0.005" calcext:value-type="float">
            <text:p>0.005</text:p>
          </table:table-cell>
          <table:table-cell office:value-type="float" office:value="44.636" calcext:value-type="float">
            <text:p>44.636</text:p>
          </table:table-cell>
          <table:table-cell office:value-type="float" office:value="0.151" calcext:value-type="float">
            <text:p>0.151</text:p>
          </table:table-cell>
          <table:table-cell office:value-type="float" office:value="-0.845723" calcext:value-type="float">
            <text:p>-0.845723</text:p>
          </table:table-cell>
          <table:table-cell office:value-type="float" office:value="-0.515842" calcext:value-type="float">
            <text:p>-0.515842</text:p>
          </table:table-cell>
          <table:table-cell office:value-type="float" office:value="-0.136603" calcext:value-type="float">
            <text:p>-0.136603</text:p>
          </table:table-cell>
          <table:table-cell office:value-type="float" office:value="-6956.725" calcext:value-type="float">
            <text:p>-6956.725</text:p>
          </table:table-cell>
          <table:table-cell office:value-type="float" office:value="-4545.978" calcext:value-type="float">
            <text:p>-4545.978</text:p>
          </table:table-cell>
          <table:table-cell office:value-type="float" office:value="-1268.626" calcext:value-type="float">
            <text:p>-1268.626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253989" calcext:value-type="float">
            <text:p>253989</text:p>
          </table:table-cell>
          <table:table-cell office:value-type="float" office:value="6535" calcext:value-type="float">
            <text:p>6535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office:value-type="float" office:value="232.664" calcext:value-type="float">
            <text:p>232.664</text:p>
          </table:table-cell>
          <table:table-cell office:value-type="float" office:value="3.73347" calcext:value-type="float">
            <text:p>3.73347</text:p>
          </table:table-cell>
          <table:table-cell office:value-type="float" office:value="233.712" calcext:value-type="float">
            <text:p>233.712</text:p>
          </table:table-cell>
          <table:table-cell office:value-type="float" office:value="0.004" calcext:value-type="float">
            <text:p>0.004</text:p>
          </table:table-cell>
          <table:table-cell office:value-type="float" office:value="45.693" calcext:value-type="float">
            <text:p>45.693</text:p>
          </table:table-cell>
          <table:table-cell office:value-type="float" office:value="0.139" calcext:value-type="float">
            <text:p>0.139</text:p>
          </table:table-cell>
          <table:table-cell office:value-type="float" office:value="-0.917574" calcext:value-type="float">
            <text:p>-0.917574</text:p>
          </table:table-cell>
          <table:table-cell office:value-type="float" office:value="-0.348868" calcext:value-type="float">
            <text:p>-0.348868</text:p>
          </table:table-cell>
          <table:table-cell office:value-type="float" office:value="0.190657" calcext:value-type="float">
            <text:p>0.190657</text:p>
          </table:table-cell>
          <table:table-cell office:value-type="float" office:value="-7821.943" calcext:value-type="float">
            <text:p>-7821.943</text:p>
          </table:table-cell>
          <table:table-cell office:value-type="float" office:value="-2609.286" calcext:value-type="float">
            <text:p>-2609.286</text:p>
          </table:table-cell>
          <table:table-cell office:value-type="float" office:value="1636.954" calcext:value-type="float">
            <text:p>1636.954</text:p>
          </table:table-cell>
          <table:table-cell table:number-columns-repeated="46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253996" calcext:value-type="float">
            <text:p>253996</text:p>
          </table:table-cell>
          <table:table-cell office:value-type="float" office:value="6420" calcext:value-type="float">
            <text:p>642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7.192" calcext:value-type="float">
            <text:p>237.192</text:p>
          </table:table-cell>
          <table:table-cell office:value-type="float" office:value="3.8363" calcext:value-type="float">
            <text:p>3.8363</text:p>
          </table:table-cell>
          <table:table-cell office:value-type="float" office:value="238.109" calcext:value-type="float">
            <text:p>238.109</text:p>
          </table:table-cell>
          <table:table-cell office:value-type="float" office:value="0.007" calcext:value-type="float">
            <text:p>0.007</text:p>
          </table:table-cell>
          <table:table-cell office:value-type="float" office:value="16.611" calcext:value-type="float">
            <text:p>16.611</text:p>
          </table:table-cell>
          <table:table-cell office:value-type="float" office:value="0.246" calcext:value-type="float">
            <text:p>0.246</text:p>
          </table:table-cell>
          <table:table-cell office:value-type="float" office:value="-0.596323" calcext:value-type="float">
            <text:p>-0.596323</text:p>
          </table:table-cell>
          <table:table-cell office:value-type="float" office:value="-0.794156" calcext:value-type="float">
            <text:p>-0.794156</text:p>
          </table:table-cell>
          <table:table-cell office:value-type="float" office:value="-0.117113" calcext:value-type="float">
            <text:p>-0.117113</text:p>
          </table:table-cell>
          <table:table-cell office:value-type="float" office:value="-4818.064" calcext:value-type="float">
            <text:p>-4818.064</text:p>
          </table:table-cell>
          <table:table-cell office:value-type="float" office:value="-6810.325" calcext:value-type="float">
            <text:p>-6810.325</text:p>
          </table:table-cell>
          <table:table-cell office:value-type="float" office:value="-1035.941" calcext:value-type="float">
            <text:p>-1035.941</text:p>
          </table:table-cell>
          <table:table-cell table:number-columns-repeated="46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253998" calcext:value-type="float">
            <text:p>253998</text:p>
          </table:table-cell>
          <table:table-cell office:value-type="float" office:value="6875" calcext:value-type="float">
            <text:p>6875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36.517" calcext:value-type="float">
            <text:p>236.517</text:p>
          </table:table-cell>
          <table:table-cell office:value-type="float" office:value="3.72176" calcext:value-type="float">
            <text:p>3.72176</text:p>
          </table:table-cell>
          <table:table-cell office:value-type="float" office:value="237.486" calcext:value-type="float">
            <text:p>237.486</text:p>
          </table:table-cell>
          <table:table-cell office:value-type="float" office:value="0.004" calcext:value-type="float">
            <text:p>0.004</text:p>
          </table:table-cell>
          <table:table-cell office:value-type="float" office:value="46.65" calcext:value-type="float">
            <text:p>46.65</text:p>
          </table:table-cell>
          <table:table-cell office:value-type="float" office:value="0.129" calcext:value-type="float">
            <text:p>0.129</text:p>
          </table:table-cell>
          <table:table-cell office:value-type="float" office:value="-0.43839" calcext:value-type="float">
            <text:p>-0.43839</text:p>
          </table:table-cell>
          <table:table-cell office:value-type="float" office:value="-0.551608" calcext:value-type="float">
            <text:p>-0.551608</text:p>
          </table:table-cell>
          <table:table-cell office:value-type="float" office:value="0.709608" calcext:value-type="float">
            <text:p>0.709608</text:p>
          </table:table-cell>
          <table:table-cell office:value-type="float" office:value="-3708.154" calcext:value-type="float">
            <text:p>-3708.154</text:p>
          </table:table-cell>
          <table:table-cell office:value-type="float" office:value="-4899.219" calcext:value-type="float">
            <text:p>-4899.219</text:p>
          </table:table-cell>
          <table:table-cell office:value-type="float" office:value="5738.025" calcext:value-type="float">
            <text:p>5738.025</text:p>
          </table:table-cell>
          <table:table-cell table:number-columns-repeated="46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254001" calcext:value-type="float">
            <text:p>254001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office:value-type="float" office:value="237.102" calcext:value-type="float">
            <text:p>237.102</text:p>
          </table:table-cell>
          <table:table-cell office:value-type="float" office:value="3.77041" calcext:value-type="float">
            <text:p>3.77041</text:p>
          </table:table-cell>
          <table:table-cell office:value-type="float" office:value="238.056" calcext:value-type="float">
            <text:p>238.056</text:p>
          </table:table-cell>
          <table:table-cell office:value-type="float" office:value="0.004" calcext:value-type="float">
            <text:p>0.004</text:p>
          </table:table-cell>
          <table:table-cell office:value-type="float" office:value="30.15" calcext:value-type="float">
            <text:p>30.1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16913" calcext:value-type="float">
            <text:p>-0.16913</text:p>
          </table:table-cell>
          <table:table-cell office:value-type="float" office:value="-0.243741" calcext:value-type="float">
            <text:p>-0.243741</text:p>
          </table:table-cell>
          <table:table-cell office:value-type="float" office:value="0.954979" calcext:value-type="float">
            <text:p>0.954979</text:p>
          </table:table-cell>
          <table:table-cell office:value-type="float" office:value="-1395.29" calcext:value-type="float">
            <text:p>-1395.29</text:p>
          </table:table-cell>
          <table:table-cell office:value-type="float" office:value="-1439.364" calcext:value-type="float">
            <text:p>-1439.364</text:p>
          </table:table-cell>
          <table:table-cell office:value-type="float" office:value="8164.281" calcext:value-type="float">
            <text:p>8164.281</text:p>
          </table:table-cell>
          <table:table-cell table:number-columns-repeated="46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254003" calcext:value-type="float">
            <text:p>254003</text:p>
          </table:table-cell>
          <table:table-cell office:value-type="float" office:value="6067" calcext:value-type="float">
            <text:p>6067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office:value-type="float" office:value="236.209" calcext:value-type="float">
            <text:p>236.209</text:p>
          </table:table-cell>
          <table:table-cell office:value-type="float" office:value="3.76997" calcext:value-type="float">
            <text:p>3.76997</text:p>
          </table:table-cell>
          <table:table-cell office:value-type="float" office:value="237.153" calcext:value-type="float">
            <text:p>237.153</text:p>
          </table:table-cell>
          <table:table-cell office:value-type="float" office:value="0.004" calcext:value-type="float">
            <text:p>0.004</text:p>
          </table:table-cell>
          <table:table-cell office:value-type="float" office:value="11.001" calcext:value-type="float">
            <text:p>11.001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498226" calcext:value-type="float">
            <text:p>-0.0498226</text:p>
          </table:table-cell>
          <table:table-cell office:value-type="float" office:value="0.0142173" calcext:value-type="float">
            <text:p>0.0142173</text:p>
          </table:table-cell>
          <table:table-cell office:value-type="float" office:value="0.998657" calcext:value-type="float">
            <text:p>0.998657</text:p>
          </table:table-cell>
          <table:table-cell office:value-type="float" office:value="-1062.268" calcext:value-type="float">
            <text:p>-1062.268</text:p>
          </table:table-cell>
          <table:table-cell office:value-type="float" office:value="-88.081" calcext:value-type="float">
            <text:p>-88.081</text:p>
          </table:table-cell>
          <table:table-cell office:value-type="float" office:value="8338.043" calcext:value-type="float">
            <text:p>8338.043</text:p>
          </table:table-cell>
          <table:table-cell table:number-columns-repeated="46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254005" calcext:value-type="float">
            <text:p>254005</text:p>
          </table:table-cell>
          <table:table-cell office:value-type="float" office:value="6706" calcext:value-type="float">
            <text:p>6706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office:value-type="float" office:value="233.322" calcext:value-type="float">
            <text:p>233.322</text:p>
          </table:table-cell>
          <table:table-cell office:value-type="float" office:value="3.90015" calcext:value-type="float">
            <text:p>3.90015</text:p>
          </table:table-cell>
          <table:table-cell office:value-type="float" office:value="234.345" calcext:value-type="float">
            <text:p>234.345</text:p>
          </table:table-cell>
          <table:table-cell office:value-type="float" office:value="0.005" calcext:value-type="float">
            <text:p>0.005</text:p>
          </table:table-cell>
          <table:table-cell office:value-type="float" office:value="25.381" calcext:value-type="float">
            <text:p>25.38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201" calcext:value-type="float">
            <text:p>0.145201</text:p>
          </table:table-cell>
          <table:table-cell office:value-type="float" office:value="-0.235475" calcext:value-type="float">
            <text:p>-0.235475</text:p>
          </table:table-cell>
          <table:table-cell office:value-type="float" office:value="0.960973" calcext:value-type="float">
            <text:p>0.960973</text:p>
          </table:table-cell>
          <table:table-cell office:value-type="float" office:value="354.847" calcext:value-type="float">
            <text:p>354.847</text:p>
          </table:table-cell>
          <table:table-cell office:value-type="float" office:value="-1748.032" calcext:value-type="float">
            <text:p>-1748.032</text:p>
          </table:table-cell>
          <table:table-cell office:value-type="float" office:value="8215.348" calcext:value-type="float">
            <text:p>8215.348</text:p>
          </table:table-cell>
          <table:table-cell table:number-columns-repeated="46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254007" calcext:value-type="float">
            <text:p>254007</text:p>
          </table:table-cell>
          <table:table-cell office:value-type="float" office:value="6332" calcext:value-type="float">
            <text:p>6332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31.753" calcext:value-type="float">
            <text:p>231.753</text:p>
          </table:table-cell>
          <table:table-cell office:value-type="float" office:value="3.68573" calcext:value-type="float">
            <text:p>3.68573</text:p>
          </table:table-cell>
          <table:table-cell office:value-type="float" office:value="232.789" calcext:value-type="float">
            <text:p>232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52.662" calcext:value-type="float">
            <text:p>52.6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87023" calcext:value-type="float">
            <text:p>0.387023</text:p>
          </table:table-cell>
          <table:table-cell office:value-type="float" office:value="-0.542105" calcext:value-type="float">
            <text:p>-0.542105</text:p>
          </table:table-cell>
          <table:table-cell office:value-type="float" office:value="0.745879" calcext:value-type="float">
            <text:p>0.745879</text:p>
          </table:table-cell>
          <table:table-cell office:value-type="float" office:value="3464.401" calcext:value-type="float">
            <text:p>3464.401</text:p>
          </table:table-cell>
          <table:table-cell office:value-type="float" office:value="-4499.879" calcext:value-type="float">
            <text:p>-4499.879</text:p>
          </table:table-cell>
          <table:table-cell office:value-type="float" office:value="6199.132" calcext:value-type="float">
            <text:p>6199.132</text:p>
          </table:table-cell>
          <table:table-cell table:number-columns-repeated="46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254009" calcext:value-type="float">
            <text:p>254009</text:p>
          </table:table-cell>
          <table:table-cell office:value-type="float" office:value="8730" calcext:value-type="float">
            <text:p>873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231" calcext:value-type="float">
            <text:p>232.231</text:p>
          </table:table-cell>
          <table:table-cell office:value-type="float" office:value="3.71459" calcext:value-type="float">
            <text:p>3.71459</text:p>
          </table:table-cell>
          <table:table-cell office:value-type="float" office:value="233.254" calcext:value-type="float">
            <text:p>233.254</text:p>
          </table:table-cell>
          <table:table-cell office:value-type="float" office:value="0.004" calcext:value-type="float">
            <text:p>0.004</text:p>
          </table:table-cell>
          <table:table-cell office:value-type="float" office:value="46.698" calcext:value-type="float">
            <text:p>46.69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726868" calcext:value-type="float">
            <text:p>0.00726868</text:p>
          </table:table-cell>
          <table:table-cell office:value-type="float" office:value="-0.642369" calcext:value-type="float">
            <text:p>-0.642369</text:p>
          </table:table-cell>
          <table:table-cell office:value-type="float" office:value="0.766361" calcext:value-type="float">
            <text:p>0.766361</text:p>
          </table:table-cell>
          <table:table-cell office:value-type="float" office:value="497.645" calcext:value-type="float">
            <text:p>497.645</text:p>
          </table:table-cell>
          <table:table-cell office:value-type="float" office:value="-5185.996" calcext:value-type="float">
            <text:p>-5185.996</text:p>
          </table:table-cell>
          <table:table-cell office:value-type="float" office:value="6597.892" calcext:value-type="float">
            <text:p>6597.892</text:p>
          </table:table-cell>
          <table:table-cell table:number-columns-repeated="46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254011" calcext:value-type="float">
            <text:p>254011</text:p>
          </table:table-cell>
          <table:table-cell office:value-type="float" office:value="6670" calcext:value-type="float">
            <text:p>6670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33.327" calcext:value-type="float">
            <text:p>233.327</text:p>
          </table:table-cell>
          <table:table-cell office:value-type="float" office:value="3.8573" calcext:value-type="float">
            <text:p>3.8573</text:p>
          </table:table-cell>
          <table:table-cell office:value-type="float" office:value="234.334" calcext:value-type="float">
            <text:p>234.334</text:p>
          </table:table-cell>
          <table:table-cell office:value-type="float" office:value="0.004" calcext:value-type="float">
            <text:p>0.004</text:p>
          </table:table-cell>
          <table:table-cell office:value-type="float" office:value="22.597" calcext:value-type="float">
            <text:p>22.597</text:p>
          </table:table-cell>
          <table:table-cell office:value-type="float" office:value="0.126" calcext:value-type="float">
            <text:p>0.126</text:p>
          </table:table-cell>
          <table:table-cell office:value-type="float" office:value="0.701386" calcext:value-type="float">
            <text:p>0.701386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.670375" calcext:value-type="float">
            <text:p>0.670375</text:p>
          </table:table-cell>
          <table:table-cell office:value-type="float" office:value="6195.545" calcext:value-type="float">
            <text:p>6195.545</text:p>
          </table:table-cell>
          <table:table-cell office:value-type="float" office:value="2662.507" calcext:value-type="float">
            <text:p>2662.507</text:p>
          </table:table-cell>
          <table:table-cell office:value-type="float" office:value="5020.515" calcext:value-type="float">
            <text:p>5020.515</text:p>
          </table:table-cell>
          <table:table-cell table:number-columns-repeated="46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254013" calcext:value-type="float">
            <text:p>254013</text:p>
          </table:table-cell>
          <table:table-cell office:value-type="float" office:value="7510" calcext:value-type="float">
            <text:p>751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404" calcext:value-type="float">
            <text:p>232.404</text:p>
          </table:table-cell>
          <table:table-cell office:value-type="float" office:value="3.67586" calcext:value-type="float">
            <text:p>3.67586</text:p>
          </table:table-cell>
          <table:table-cell office:value-type="float" office:value="233.416" calcext:value-type="float">
            <text:p>233.416</text:p>
          </table:table-cell>
          <table:table-cell office:value-type="float" office:value="0.004" calcext:value-type="float">
            <text:p>0.004</text:p>
          </table:table-cell>
          <table:table-cell office:value-type="float" office:value="39.335" calcext:value-type="float">
            <text:p>39.3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279976" calcext:value-type="float">
            <text:p>0.279976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952005" calcext:value-type="float">
            <text:p>0.952005</text:p>
          </table:table-cell>
          <table:table-cell office:value-type="float" office:value="1978.27" calcext:value-type="float">
            <text:p>1978.27</text:p>
          </table:table-cell>
          <table:table-cell office:value-type="float" office:value="780.834" calcext:value-type="float">
            <text:p>780.834</text:p>
          </table:table-cell>
          <table:table-cell office:value-type="float" office:value="8132.978" calcext:value-type="float">
            <text:p>8132.978</text:p>
          </table:table-cell>
          <table:table-cell table:number-columns-repeated="46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254015" calcext:value-type="float">
            <text:p>254015</text:p>
          </table:table-cell>
          <table:table-cell office:value-type="float" office:value="8170" calcext:value-type="float">
            <text:p>817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33.332" calcext:value-type="float">
            <text:p>233.332</text:p>
          </table:table-cell>
          <table:table-cell office:value-type="float" office:value="3.8401" calcext:value-type="float">
            <text:p>3.8401</text:p>
          </table:table-cell>
          <table:table-cell office:value-type="float" office:value="234.353" calcext:value-type="float">
            <text:p>234.353</text:p>
          </table:table-cell>
          <table:table-cell office:value-type="float" office:value="0.004" calcext:value-type="float">
            <text:p>0.004</text:p>
          </table:table-cell>
          <table:table-cell office:value-type="float" office:value="28.762" calcext:value-type="float">
            <text:p>28.7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582513" calcext:value-type="float">
            <text:p>0.582513</text:p>
          </table:table-cell>
          <table:table-cell office:value-type="float" office:value="-0.23119" calcext:value-type="float">
            <text:p>-0.23119</text:p>
          </table:table-cell>
          <table:table-cell office:value-type="float" office:value="0.779249" calcext:value-type="float">
            <text:p>0.779249</text:p>
          </table:table-cell>
          <table:table-cell office:value-type="float" office:value="5511.546" calcext:value-type="float">
            <text:p>5511.546</text:p>
          </table:table-cell>
          <table:table-cell office:value-type="float" office:value="-2103.868" calcext:value-type="float">
            <text:p>-2103.868</text:p>
          </table:table-cell>
          <table:table-cell office:value-type="float" office:value="5989.428" calcext:value-type="float">
            <text:p>5989.428</text:p>
          </table:table-cell>
          <table:table-cell table:number-columns-repeated="46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254017" calcext:value-type="float">
            <text:p>254017</text:p>
          </table:table-cell>
          <table:table-cell office:value-type="float" office:value="5503" calcext:value-type="float">
            <text:p>5503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3.71583" calcext:value-type="float">
            <text:p>3.71583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0.004" calcext:value-type="float">
            <text:p>0.004</text:p>
          </table:table-cell>
          <table:table-cell office:value-type="float" office:value="51.808" calcext:value-type="float">
            <text:p>51.80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941556" calcext:value-type="float">
            <text:p>0.00941556</text:p>
          </table:table-cell>
          <table:table-cell office:value-type="float" office:value="0.713327" calcext:value-type="float">
            <text:p>0.713327</text:p>
          </table:table-cell>
          <table:table-cell office:value-type="float" office:value="0.700768" calcext:value-type="float">
            <text:p>0.700768</text:p>
          </table:table-cell>
          <table:table-cell office:value-type="float" office:value="23.251" calcext:value-type="float">
            <text:p>23.251</text:p>
          </table:table-cell>
          <table:table-cell office:value-type="float" office:value="5987.62" calcext:value-type="float">
            <text:p>5987.62</text:p>
          </table:table-cell>
          <table:table-cell office:value-type="float" office:value="5902.192" calcext:value-type="float">
            <text:p>5902.192</text:p>
          </table:table-cell>
          <table:table-cell table:number-columns-repeated="46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254019" calcext:value-type="float">
            <text:p>254019</text:p>
          </table:table-cell>
          <table:table-cell office:value-type="float" office:value="8660" calcext:value-type="float">
            <text:p>866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6.988" calcext:value-type="float">
            <text:p>236.988</text:p>
          </table:table-cell>
          <table:table-cell office:value-type="float" office:value="4.06735" calcext:value-type="float">
            <text:p>4.06735</text:p>
          </table:table-cell>
          <table:table-cell office:value-type="float" office:value="237.531" calcext:value-type="float">
            <text:p>237.531</text:p>
          </table:table-cell>
          <table:table-cell office:value-type="float" office:value="0.004" calcext:value-type="float">
            <text:p>0.004</text:p>
          </table:table-cell>
          <table:table-cell office:value-type="float" office:value="61.361" calcext:value-type="float">
            <text:p>61.36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775628" calcext:value-type="float">
            <text:p>-0.00775628</text:p>
          </table:table-cell>
          <table:table-cell office:value-type="float" office:value="0.301187" calcext:value-type="float">
            <text:p>0.301187</text:p>
          </table:table-cell>
          <table:table-cell office:value-type="float" office:value="0.953534" calcext:value-type="float">
            <text:p>0.953534</text:p>
          </table:table-cell>
          <table:table-cell office:value-type="float" office:value="-5777.314" calcext:value-type="float">
            <text:p>-5777.314</text:p>
          </table:table-cell>
          <table:table-cell office:value-type="float" office:value="-4385.896" calcext:value-type="float">
            <text:p>-4385.896</text:p>
          </table:table-cell>
          <table:table-cell office:value-type="float" office:value="4249.205" calcext:value-type="float">
            <text:p>4249.205</text:p>
          </table:table-cell>
          <table:table-cell table:number-columns-repeated="46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254023" calcext:value-type="float">
            <text:p>254023</text:p>
          </table:table-cell>
          <table:table-cell office:value-type="float" office:value="9275" calcext:value-type="float">
            <text:p>9275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7.296" calcext:value-type="float">
            <text:p>237.296</text:p>
          </table:table-cell>
          <table:table-cell office:value-type="float" office:value="3.79964" calcext:value-type="float">
            <text:p>3.79964</text:p>
          </table:table-cell>
          <table:table-cell office:value-type="float" office:value="238.222" calcext:value-type="float">
            <text:p>238.222</text:p>
          </table:table-cell>
          <table:table-cell office:value-type="float" office:value="0.004" calcext:value-type="float">
            <text:p>0.004</text:p>
          </table:table-cell>
          <table:table-cell office:value-type="float" office:value="21.83" calcext:value-type="float">
            <text:p>21.8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20853" calcext:value-type="float">
            <text:p>0.320853</text:p>
          </table:table-cell>
          <table:table-cell office:value-type="float" office:value="0.518811" calcext:value-type="float">
            <text:p>0.518811</text:p>
          </table:table-cell>
          <table:table-cell office:value-type="float" office:value="0.792394" calcext:value-type="float">
            <text:p>0.792394</text:p>
          </table:table-cell>
          <table:table-cell office:value-type="float" office:value="2375.236" calcext:value-type="float">
            <text:p>2375.236</text:p>
          </table:table-cell>
          <table:table-cell office:value-type="float" office:value="5178.833" calcext:value-type="float">
            <text:p>5178.833</text:p>
          </table:table-cell>
          <table:table-cell office:value-type="float" office:value="6182.034" calcext:value-type="float">
            <text:p>6182.034</text:p>
          </table:table-cell>
          <table:table-cell table:number-columns-repeated="46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254025" calcext:value-type="float">
            <text:p>254025</text:p>
          </table:table-cell>
          <table:table-cell office:value-type="float" office:value="6118" calcext:value-type="float">
            <text:p>6118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234.193" calcext:value-type="float">
            <text:p>234.193</text:p>
          </table:table-cell>
          <table:table-cell office:value-type="float" office:value="3.79143" calcext:value-type="float">
            <text:p>3.79143</text:p>
          </table:table-cell>
          <table:table-cell office:value-type="float" office:value="235.164" calcext:value-type="float">
            <text:p>235.164</text:p>
          </table:table-cell>
          <table:table-cell office:value-type="float" office:value="0.004" calcext:value-type="float">
            <text:p>0.004</text:p>
          </table:table-cell>
          <table:table-cell office:value-type="float" office:value="58.237" calcext:value-type="float">
            <text:p>58.237</text:p>
          </table:table-cell>
          <table:table-cell office:value-type="float" office:value="0.13" calcext:value-type="float">
            <text:p>0.13</text:p>
          </table:table-cell>
          <table:table-cell office:value-type="float" office:value="-0.672803" calcext:value-type="float">
            <text:p>-0.672803</text:p>
          </table:table-cell>
          <table:table-cell office:value-type="float" office:value="0.240767" calcext:value-type="float">
            <text:p>0.240767</text:p>
          </table:table-cell>
          <table:table-cell office:value-type="float" office:value="0.699548" calcext:value-type="float">
            <text:p>0.699548</text:p>
          </table:table-cell>
          <table:table-cell office:value-type="float" office:value="-6009.464" calcext:value-type="float">
            <text:p>-6009.464</text:p>
          </table:table-cell>
          <table:table-cell office:value-type="float" office:value="1913.499" calcext:value-type="float">
            <text:p>1913.499</text:p>
          </table:table-cell>
          <table:table-cell office:value-type="float" office:value="5559.375" calcext:value-type="float">
            <text:p>5559.375</text:p>
          </table:table-cell>
          <table:table-cell table:number-columns-repeated="46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254027" calcext:value-type="float">
            <text:p>254027</text:p>
          </table:table-cell>
          <table:table-cell office:value-type="float" office:value="6263" calcext:value-type="float">
            <text:p>6263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32.384" calcext:value-type="float">
            <text:p>232.384</text:p>
          </table:table-cell>
          <table:table-cell office:value-type="float" office:value="3.92276" calcext:value-type="float">
            <text:p>3.92276</text:p>
          </table:table-cell>
          <table:table-cell office:value-type="float" office:value="233.419" calcext:value-type="float">
            <text:p>233.419</text:p>
          </table:table-cell>
          <table:table-cell office:value-type="float" office:value="0.004" calcext:value-type="float">
            <text:p>0.004</text:p>
          </table:table-cell>
          <table:table-cell office:value-type="float" office:value="50.247" calcext:value-type="float">
            <text:p>50.247</text:p>
          </table:table-cell>
          <table:table-cell office:value-type="float" office:value="0.139" calcext:value-type="float">
            <text:p>0.139</text:p>
          </table:table-cell>
          <table:table-cell office:value-type="float" office:value="-0.290924" calcext:value-type="float">
            <text:p>-0.290924</text:p>
          </table:table-cell>
          <table:table-cell office:value-type="float" office:value="0.0714235" calcext:value-type="float">
            <text:p>0.0714235</text:p>
          </table:table-cell>
          <table:table-cell office:value-type="float" office:value="0.954077" calcext:value-type="float">
            <text:p>0.954077</text:p>
          </table:table-cell>
          <table:table-cell office:value-type="float" office:value="-1917.92" calcext:value-type="float">
            <text:p>-1917.92</text:p>
          </table:table-cell>
          <table:table-cell office:value-type="float" office:value="646.611" calcext:value-type="float">
            <text:p>646.611</text:p>
          </table:table-cell>
          <table:table-cell office:value-type="float" office:value="8159.372" calcext:value-type="float">
            <text:p>8159.372</text:p>
          </table:table-cell>
          <table:table-cell table:number-columns-repeated="46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254029" calcext:value-type="float">
            <text:p>254029</text:p>
          </table:table-cell>
          <table:table-cell office:value-type="float" office:value="7658" calcext:value-type="float">
            <text:p>7658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6.071" calcext:value-type="float">
            <text:p>236.071</text:p>
          </table:table-cell>
          <table:table-cell office:value-type="float" office:value="3.73529" calcext:value-type="float">
            <text:p>3.73529</text:p>
          </table:table-cell>
          <table:table-cell office:value-type="float" office:value="237.017" calcext:value-type="float">
            <text:p>237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7.287" calcext:value-type="float">
            <text:p>67.287</text:p>
          </table:table-cell>
          <table:table-cell office:value-type="float" office:value="0.13" calcext:value-type="float">
            <text:p>0.13</text:p>
          </table:table-cell>
          <table:table-cell office:value-type="float" office:value="-0.323808" calcext:value-type="float">
            <text:p>-0.323808</text:p>
          </table:table-cell>
          <table:table-cell office:value-type="float" office:value="0.519774" calcext:value-type="float">
            <text:p>0.519774</text:p>
          </table:table-cell>
          <table:table-cell office:value-type="float" office:value="0.790559" calcext:value-type="float">
            <text:p>0.790559</text:p>
          </table:table-cell>
          <table:table-cell office:value-type="float" office:value="-3038.765" calcext:value-type="float">
            <text:p>-3038.765</text:p>
          </table:table-cell>
          <table:table-cell office:value-type="float" office:value="4795.637" calcext:value-type="float">
            <text:p>4795.637</text:p>
          </table:table-cell>
          <table:table-cell office:value-type="float" office:value="6200.832" calcext:value-type="float">
            <text:p>6200.832</text:p>
          </table:table-cell>
          <table:table-cell table:number-columns-repeated="46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254031" calcext:value-type="float">
            <text:p>254031</text:p>
          </table:table-cell>
          <table:table-cell office:value-type="float" office:value="5240" calcext:value-type="float">
            <text:p>5240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office:value-type="float" office:value="237.097" calcext:value-type="float">
            <text:p>237.097</text:p>
          </table:table-cell>
          <table:table-cell office:value-type="float" office:value="3.86836" calcext:value-type="float">
            <text:p>3.86836</text:p>
          </table:table-cell>
          <table:table-cell office:value-type="float" office:value="238.042" calcext:value-type="float">
            <text:p>238.042</text:p>
          </table:table-cell>
          <table:table-cell office:value-type="float" office:value="0.004" calcext:value-type="float">
            <text:p>0.004</text:p>
          </table:table-cell>
          <table:table-cell office:value-type="float" office:value="23.952" calcext:value-type="float">
            <text:p>23.952</text:p>
          </table:table-cell>
          <table:table-cell office:value-type="float" office:value="0.133" calcext:value-type="float">
            <text:p>0.133</text:p>
          </table:table-cell>
          <table:table-cell office:value-type="float" office:value="-0.615154" calcext:value-type="float">
            <text:p>-0.615154</text:p>
          </table:table-cell>
          <table:table-cell office:value-type="float" office:value="-0.192794" calcext:value-type="float">
            <text:p>-0.192794</text:p>
          </table:table-cell>
          <table:table-cell office:value-type="float" office:value="0.764471" calcext:value-type="float">
            <text:p>0.764471</text:p>
          </table:table-cell>
          <table:table-cell office:value-type="float" office:value="-4894.211" calcext:value-type="float">
            <text:p>-4894.211</text:p>
          </table:table-cell>
          <table:table-cell office:value-type="float" office:value="-1867.023" calcext:value-type="float">
            <text:p>-1867.023</text:p>
          </table:table-cell>
          <table:table-cell office:value-type="float" office:value="6575.643" calcext:value-type="float">
            <text:p>6575.643</text:p>
          </table:table-cell>
          <table:table-cell table:number-columns-repeated="46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254037" calcext:value-type="float">
            <text:p>254037</text:p>
          </table:table-cell>
          <table:table-cell office:value-type="float" office:value="8922" calcext:value-type="float">
            <text:p>8922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1.029" calcext:value-type="float">
            <text:p>231.029</text:p>
          </table:table-cell>
          <table:table-cell office:value-type="float" office:value="3.89201" calcext:value-type="float">
            <text:p>3.89201</text:p>
          </table:table-cell>
          <table:table-cell office:value-type="float" office:value="231.964" calcext:value-type="float">
            <text:p>231.964</text:p>
          </table:table-cell>
          <table:table-cell office:value-type="float" office:value="0.004" calcext:value-type="float">
            <text:p>0.004</text:p>
          </table:table-cell>
          <table:table-cell office:value-type="float" office:value="31.545" calcext:value-type="float">
            <text:p>31.545</text:p>
          </table:table-cell>
          <table:table-cell office:value-type="float" office:value="0.129" calcext:value-type="float">
            <text:p>0.129</text:p>
          </table:table-cell>
          <table:table-cell office:value-type="float" office:value="-0.372107" calcext:value-type="float">
            <text:p>-0.372107</text:p>
          </table:table-cell>
          <table:table-cell office:value-type="float" office:value="0.462496" calcext:value-type="float">
            <text:p>0.462496</text:p>
          </table:table-cell>
          <table:table-cell office:value-type="float" office:value="0.804757" calcext:value-type="float">
            <text:p>0.804757</text:p>
          </table:table-cell>
          <table:table-cell office:value-type="float" office:value="-2651.797" calcext:value-type="float">
            <text:p>-2651.797</text:p>
          </table:table-cell>
          <table:table-cell office:value-type="float" office:value="4084.086" calcext:value-type="float">
            <text:p>4084.086</text:p>
          </table:table-cell>
          <table:table-cell office:value-type="float" office:value="6853.398" calcext:value-type="float">
            <text:p>6853.398</text:p>
          </table:table-cell>
          <table:table-cell table:number-columns-repeated="46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253973" calcext:value-type="float">
            <text:p>253973</text:p>
          </table:table-cell>
          <table:table-cell office:value-type="float" office:value="8104" calcext:value-type="float">
            <text:p>8104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office:value-type="float" office:value="236.965" calcext:value-type="float">
            <text:p>236.965</text:p>
          </table:table-cell>
          <table:table-cell office:value-type="float" office:value="3.84844" calcext:value-type="float">
            <text:p>3.84844</text:p>
          </table:table-cell>
          <table:table-cell office:value-type="float" office:value="237.923" calcext:value-type="float">
            <text:p>237.923</text:p>
          </table:table-cell>
          <table:table-cell office:value-type="float" office:value="0.004" calcext:value-type="float">
            <text:p>0.004</text:p>
          </table:table-cell>
          <table:table-cell office:value-type="float" office:value="40.648" calcext:value-type="float">
            <text:p>40.648</text:p>
          </table:table-cell>
          <table:table-cell office:value-type="float" office:value="0.123" calcext:value-type="float">
            <text:p>0.123</text:p>
          </table:table-cell>
          <table:table-cell office:value-type="float" office:value="-0.569675" calcext:value-type="float">
            <text:p>-0.569675</text:p>
          </table:table-cell>
          <table:table-cell office:value-type="float" office:value="0.785008" calcext:value-type="float">
            <text:p>0.785008</text:p>
          </table:table-cell>
          <table:table-cell office:value-type="float" office:value="0.243379" calcext:value-type="float">
            <text:p>0.243379</text:p>
          </table:table-cell>
          <table:table-cell office:value-type="float" office:value="-4088.117" calcext:value-type="float">
            <text:p>-4088.117</text:p>
          </table:table-cell>
          <table:table-cell office:value-type="float" office:value="6907.254" calcext:value-type="float">
            <text:p>6907.254</text:p>
          </table:table-cell>
          <table:table-cell office:value-type="float" office:value="2500.482" calcext:value-type="float">
            <text:p>2500.482</text:p>
          </table:table-cell>
          <table:table-cell table:number-columns-repeated="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253925" calcext:value-type="float">
            <text:p>253925</text:p>
          </table:table-cell>
          <table:table-cell office:value-type="float" office:value="6900" calcext:value-type="float">
            <text:p>6900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32.146" calcext:value-type="float">
            <text:p>232.146</text:p>
          </table:table-cell>
          <table:table-cell office:value-type="float" office:value="3.49744" calcext:value-type="float">
            <text:p>3.49744</text:p>
          </table:table-cell>
          <table:table-cell office:value-type="float" office:value="233.209" calcext:value-type="float">
            <text:p>233.209</text:p>
          </table:table-cell>
          <table:table-cell office:value-type="float" office:value="0.004" calcext:value-type="float">
            <text:p>0.004</text:p>
          </table:table-cell>
          <table:table-cell office:value-type="float" office:value="31.254" calcext:value-type="float">
            <text:p>31.254</text:p>
          </table:table-cell>
          <table:table-cell office:value-type="float" office:value="0.12" calcext:value-type="float">
            <text:p>0.12</text:p>
          </table:table-cell>
          <table:table-cell office:value-type="float" office:value="0.981986" calcext:value-type="float">
            <text:p>0.981986</text:p>
          </table:table-cell>
          <table:table-cell office:value-type="float" office:value="0.0870175" calcext:value-type="float">
            <text:p>0.0870175</text:p>
          </table:table-cell>
          <table:table-cell office:value-type="float" office:value="0.167726" calcext:value-type="float">
            <text:p>0.167726</text:p>
          </table:table-cell>
          <table:table-cell office:value-type="float" office:value="8282.23" calcext:value-type="float">
            <text:p>8282.23</text:p>
          </table:table-cell>
          <table:table-cell office:value-type="float" office:value="884.624" calcext:value-type="float">
            <text:p>884.624</text:p>
          </table:table-cell>
          <table:table-cell office:value-type="float" office:value="1140.111" calcext:value-type="float">
            <text:p>1140.111</text:p>
          </table:table-cell>
          <table:table-cell table:number-columns-repeated="46"/>
        </table:table-row>
      </table:table>
      <table:table table:name="May 2020" table:style-name="ta1">
        <table:table-column table:style-name="co1" table:default-cell-style-name="ce21"/>
        <table:table-column table:style-name="co1" table:number-columns-repeated="61" table:default-cell-style-name="Default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258566" calcext:value-type="float">
            <text:p>258566</text:p>
          </table:table-cell>
          <table:table-cell office:value-type="float" office:value="4490" calcext:value-type="float">
            <text:p>449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6.011" calcext:value-type="float">
            <text:p>236.011</text:p>
          </table:table-cell>
          <table:table-cell office:value-type="float" office:value="4.02448" calcext:value-type="float">
            <text:p>4.02448</text:p>
          </table:table-cell>
          <table:table-cell office:value-type="float" office:value="242.263" calcext:value-type="float">
            <text:p>242.263</text:p>
          </table:table-cell>
          <table:table-cell office:value-type="float" office:value="0.004" calcext:value-type="float">
            <text:p>0.004</text:p>
          </table:table-cell>
          <table:table-cell office:value-type="float" office:value="26.6281904762" calcext:value-type="float">
            <text:p>26.6281904762</text:p>
          </table:table-cell>
          <table:table-cell office:value-type="float" office:value="0.144" calcext:value-type="float">
            <text:p>0.144</text:p>
          </table:table-cell>
          <table:table-cell office:value-type="float" office:value="-0.128157464286" calcext:value-type="float">
            <text:p>-0.128157464286</text:p>
          </table:table-cell>
          <table:table-cell office:value-type="float" office:value="-0.179200928571" calcext:value-type="float">
            <text:p>-0.179200928571</text:p>
          </table:table-cell>
          <table:table-cell office:value-type="float" office:value="-0.975323142857" calcext:value-type="float">
            <text:p>-0.975323142857</text:p>
          </table:table-cell>
          <table:table-cell table:number-columns-repeated="3"/>
          <table:table-cell table:style-name="ce16" table:number-columns-repeated="44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258568" calcext:value-type="float">
            <text:p>258568</text:p>
          </table:table-cell>
          <table:table-cell office:value-type="float" office:value="7451" calcext:value-type="float">
            <text:p>7451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0.457" calcext:value-type="float">
            <text:p>230.457</text:p>
          </table:table-cell>
          <table:table-cell office:value-type="float" office:value="4.01915" calcext:value-type="float">
            <text:p>4.01915</text:p>
          </table:table-cell>
          <table:table-cell office:value-type="float" office:value="236.757" calcext:value-type="float">
            <text:p>236.757</text:p>
          </table:table-cell>
          <table:table-cell office:value-type="float" office:value="0.004" calcext:value-type="float">
            <text:p>0.004</text:p>
          </table:table-cell>
          <table:table-cell office:value-type="float" office:value="23.3204285714" calcext:value-type="float">
            <text:p>23.3204285714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604232678571" calcext:value-type="float">
            <text:p>-0.00604232678571</text:p>
          </table:table-cell>
          <table:table-cell office:value-type="float" office:value="-0.396157464286" calcext:value-type="float">
            <text:p>-0.396157464286</text:p>
          </table:table-cell>
          <table:table-cell office:value-type="float" office:value="-0.917982857143" calcext:value-type="float">
            <text:p>-0.917982857143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258570" calcext:value-type="float">
            <text:p>258570</text:p>
          </table:table-cell>
          <table:table-cell office:value-type="float" office:value="6952" calcext:value-type="float">
            <text:p>6952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29.959" calcext:value-type="float">
            <text:p>229.959</text:p>
          </table:table-cell>
          <table:table-cell office:value-type="float" office:value="4.01802" calcext:value-type="float">
            <text:p>4.01802</text:p>
          </table:table-cell>
          <table:table-cell office:value-type="float" office:value="236.132" calcext:value-type="float">
            <text:p>236.132</text:p>
          </table:table-cell>
          <table:table-cell office:value-type="float" office:value="0.004" calcext:value-type="float">
            <text:p>0.004</text:p>
          </table:table-cell>
          <table:table-cell office:value-type="float" office:value="23.5131904762" calcext:value-type="float">
            <text:p>23.5131904762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138755535714" calcext:value-type="float">
            <text:p>-0.0138755535714</text:p>
          </table:table-cell>
          <table:table-cell office:value-type="float" office:value="-0.645714821429" calcext:value-type="float">
            <text:p>-0.645714821429</text:p>
          </table:table-cell>
          <table:table-cell office:value-type="float" office:value="-0.763344964286" calcext:value-type="float">
            <text:p>-0.763344964286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258576" calcext:value-type="float">
            <text:p>258576</text:p>
          </table:table-cell>
          <table:table-cell office:value-type="float" office:value="8105" calcext:value-type="float">
            <text:p>810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27.501" calcext:value-type="float">
            <text:p>227.501</text:p>
          </table:table-cell>
          <table:table-cell office:value-type="float" office:value="4.19828" calcext:value-type="float">
            <text:p>4.19828</text:p>
          </table:table-cell>
          <table:table-cell office:value-type="float" office:value="234.221" calcext:value-type="float">
            <text:p>234.221</text:p>
          </table:table-cell>
          <table:table-cell office:value-type="float" office:value="0.004" calcext:value-type="float">
            <text:p>0.004</text:p>
          </table:table-cell>
          <table:table-cell office:value-type="float" office:value="53.6087142857" calcext:value-type="float">
            <text:p>53.6087142857</text:p>
          </table:table-cell>
          <table:table-cell office:value-type="float" office:value="0.119" calcext:value-type="float">
            <text:p>0.119</text:p>
          </table:table-cell>
          <table:table-cell office:value-type="float" office:value="0.296403892857" calcext:value-type="float">
            <text:p>0.296403892857</text:p>
          </table:table-cell>
          <table:table-cell office:value-type="float" office:value="-0.811291892857" calcext:value-type="float">
            <text:p>-0.811291892857</text:p>
          </table:table-cell>
          <table:table-cell office:value-type="float" office:value="-0.503926642857" calcext:value-type="float">
            <text:p>-0.503926642857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258578" calcext:value-type="float">
            <text:p>258578</text:p>
          </table:table-cell>
          <table:table-cell office:value-type="float" office:value="7925" calcext:value-type="float">
            <text:p>7925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28.691" calcext:value-type="float">
            <text:p>228.691</text:p>
          </table:table-cell>
          <table:table-cell office:value-type="float" office:value="4.26834" calcext:value-type="float">
            <text:p>4.26834</text:p>
          </table:table-cell>
          <table:table-cell office:value-type="float" office:value="235.03" calcext:value-type="float">
            <text:p>235.03</text:p>
          </table:table-cell>
          <table:table-cell office:value-type="float" office:value="0.004" calcext:value-type="float">
            <text:p>0.004</text:p>
          </table:table-cell>
          <table:table-cell office:value-type="float" office:value="37.4306190476" calcext:value-type="float">
            <text:p>37.43061904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9017678571" calcext:value-type="float">
            <text:p>0.669017678571</text:p>
          </table:table-cell>
          <table:table-cell office:value-type="float" office:value="-0.562975678571" calcext:value-type="float">
            <text:p>-0.562975678571</text:p>
          </table:table-cell>
          <table:table-cell office:value-type="float" office:value="-0.485254964286" calcext:value-type="float">
            <text:p>-0.485254964286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258580" calcext:value-type="float">
            <text:p>258580</text:p>
          </table:table-cell>
          <table:table-cell office:value-type="float" office:value="7697" calcext:value-type="float">
            <text:p>7697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office:value-type="float" office:value="229.745" calcext:value-type="float">
            <text:p>229.745</text:p>
          </table:table-cell>
          <table:table-cell office:value-type="float" office:value="4.83593" calcext:value-type="float">
            <text:p>4.83593</text:p>
          </table:table-cell>
          <table:table-cell office:value-type="float" office:value="235.32" calcext:value-type="float">
            <text:p>235.32</text:p>
          </table:table-cell>
          <table:table-cell office:value-type="float" office:value="0.004" calcext:value-type="float">
            <text:p>0.004</text:p>
          </table:table-cell>
          <table:table-cell office:value-type="float" office:value="27.5141428571" calcext:value-type="float">
            <text:p>27.5141428571</text:p>
          </table:table-cell>
          <table:table-cell office:value-type="float" office:value="0.102" calcext:value-type="float">
            <text:p>0.102</text:p>
          </table:table-cell>
          <table:table-cell office:value-type="float" office:value="0.838973035714" calcext:value-type="float">
            <text:p>0.838973035714</text:p>
          </table:table-cell>
          <table:table-cell office:value-type="float" office:value="-0.247066785714" calcext:value-type="float">
            <text:p>-0.247066785714</text:p>
          </table:table-cell>
          <table:table-cell office:value-type="float" office:value="-0.484850035714" calcext:value-type="float">
            <text:p>-0.484850035714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258582" calcext:value-type="float">
            <text:p>258582</text:p>
          </table:table-cell>
          <table:table-cell office:value-type="float" office:value="7200" calcext:value-type="float">
            <text:p>720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29.276" calcext:value-type="float">
            <text:p>229.276</text:p>
          </table:table-cell>
          <table:table-cell office:value-type="float" office:value="3.96412" calcext:value-type="float">
            <text:p>3.96412</text:p>
          </table:table-cell>
          <table:table-cell office:value-type="float" office:value="235.459" calcext:value-type="float">
            <text:p>235.459</text:p>
          </table:table-cell>
          <table:table-cell office:value-type="float" office:value="0.004" calcext:value-type="float">
            <text:p>0.004</text:p>
          </table:table-cell>
          <table:table-cell office:value-type="float" office:value="56.0681428571" calcext:value-type="float">
            <text:p>56.0681428571</text:p>
          </table:table-cell>
          <table:table-cell office:value-type="float" office:value="0.154" calcext:value-type="float">
            <text:p>0.154</text:p>
          </table:table-cell>
          <table:table-cell office:value-type="float" office:value="0.640709535714" calcext:value-type="float">
            <text:p>0.640709535714</text:p>
          </table:table-cell>
          <table:table-cell office:value-type="float" office:value="-0.248634714286" calcext:value-type="float">
            <text:p>-0.248634714286</text:p>
          </table:table-cell>
          <table:table-cell office:value-type="float" office:value="-0.725898714286" calcext:value-type="float">
            <text:p>-0.725898714286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258584" calcext:value-type="float">
            <text:p>258584</text:p>
          </table:table-cell>
          <table:table-cell office:value-type="float" office:value="8150" calcext:value-type="float">
            <text:p>815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29.365" calcext:value-type="float">
            <text:p>229.365</text:p>
          </table:table-cell>
          <table:table-cell office:value-type="float" office:value="3.98109" calcext:value-type="float">
            <text:p>3.98109</text:p>
          </table:table-cell>
          <table:table-cell office:value-type="float" office:value="235.668" calcext:value-type="float">
            <text:p>23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29.2440952381" calcext:value-type="float">
            <text:p>29.24409523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15119785714" calcext:value-type="float">
            <text:p>0.315119785714</text:p>
          </table:table-cell>
          <table:table-cell office:value-type="float" office:value="-0.0678872071429" calcext:value-type="float">
            <text:p>-0.0678872071429</text:p>
          </table:table-cell>
          <table:table-cell office:value-type="float" office:value="-0.946540107143" calcext:value-type="float">
            <text:p>-0.946540107143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258586" calcext:value-type="float">
            <text:p>258586</text:p>
          </table:table-cell>
          <table:table-cell office:value-type="float" office:value="7018" calcext:value-type="float">
            <text:p>7018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30.369" calcext:value-type="float">
            <text:p>230.369</text:p>
          </table:table-cell>
          <table:table-cell office:value-type="float" office:value="4.08633" calcext:value-type="float">
            <text:p>4.08633</text:p>
          </table:table-cell>
          <table:table-cell office:value-type="float" office:value="236.918" calcext:value-type="float">
            <text:p>236.918</text:p>
          </table:table-cell>
          <table:table-cell office:value-type="float" office:value="0.004" calcext:value-type="float">
            <text:p>0.004</text:p>
          </table:table-cell>
          <table:table-cell office:value-type="float" office:value="22.3050952381" calcext:value-type="float">
            <text:p>22.3050952381</text:p>
          </table:table-cell>
          <table:table-cell office:value-type="float" office:value="0.129" calcext:value-type="float">
            <text:p>0.129</text:p>
          </table:table-cell>
          <table:table-cell office:value-type="float" office:value="0.357005214286" calcext:value-type="float">
            <text:p>0.357005214286</text:p>
          </table:table-cell>
          <table:table-cell office:value-type="float" office:value="-0.460133321429" calcext:value-type="float">
            <text:p>-0.460133321429</text:p>
          </table:table-cell>
          <table:table-cell office:value-type="float" office:value="-0.81240975" calcext:value-type="float">
            <text:p>-0.81240975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258588" calcext:value-type="float">
            <text:p>258588</text:p>
          </table:table-cell>
          <table:table-cell office:value-type="float" office:value="6780" calcext:value-type="float">
            <text:p>678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8.906" calcext:value-type="float">
            <text:p>228.906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235.089" calcext:value-type="float">
            <text:p>235.089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933333333" calcext:value-type="float">
            <text:p>15.4933333333</text:p>
          </table:table-cell>
          <table:table-cell office:value-type="float" office:value="0.183" calcext:value-type="float">
            <text:p>0.183</text:p>
          </table:table-cell>
          <table:table-cell office:value-type="float" office:value="0.8581485" calcext:value-type="float">
            <text:p>0.8581485</text:p>
          </table:table-cell>
          <table:table-cell office:value-type="float" office:value="0.0097207825" calcext:value-type="float">
            <text:p>0.0097207825</text:p>
          </table:table-cell>
          <table:table-cell office:value-type="float" office:value="-0.513305714286" calcext:value-type="float">
            <text:p>-0.513305714286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258590" calcext:value-type="float">
            <text:p>258590</text:p>
          </table:table-cell>
          <table:table-cell office:value-type="float" office:value="5980" calcext:value-type="float">
            <text:p>598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216" calcext:value-type="float">
            <text:p>232.216</text:p>
          </table:table-cell>
          <table:table-cell office:value-type="float" office:value="4.33885" calcext:value-type="float">
            <text:p>4.33885</text:p>
          </table:table-cell>
          <table:table-cell office:value-type="float" office:value="238.286" calcext:value-type="float">
            <text:p>238.286</text:p>
          </table:table-cell>
          <table:table-cell office:value-type="float" office:value="0.004" calcext:value-type="float">
            <text:p>0.004</text:p>
          </table:table-cell>
          <table:table-cell office:value-type="float" office:value="25.717952381" calcext:value-type="float">
            <text:p>25.717952381</text:p>
          </table:table-cell>
          <table:table-cell office:value-type="float" office:value="0.113" calcext:value-type="float">
            <text:p>0.113</text:p>
          </table:table-cell>
          <table:table-cell office:value-type="float" office:value="0.760328285714" calcext:value-type="float">
            <text:p>0.760328285714</text:p>
          </table:table-cell>
          <table:table-cell office:value-type="float" office:value="0.43109775" calcext:value-type="float">
            <text:p>0.43109775</text:p>
          </table:table-cell>
          <table:table-cell office:value-type="float" office:value="-0.485847892857" calcext:value-type="float">
            <text:p>-0.485847892857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258592" calcext:value-type="float">
            <text:p>258592</text:p>
          </table:table-cell>
          <table:table-cell office:value-type="float" office:value="8090" calcext:value-type="float">
            <text:p>809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463" calcext:value-type="float">
            <text:p>232.463</text:p>
          </table:table-cell>
          <table:table-cell office:value-type="float" office:value="5.12819" calcext:value-type="float">
            <text:p>5.12819</text:p>
          </table:table-cell>
          <table:table-cell office:value-type="float" office:value="235.648" calcext:value-type="float">
            <text:p>235.648</text:p>
          </table:table-cell>
          <table:table-cell office:value-type="float" office:value="0.004" calcext:value-type="float">
            <text:p>0.004</text:p>
          </table:table-cell>
          <table:table-cell office:value-type="float" office:value="23.8203809524" calcext:value-type="float">
            <text:p>23.8203809524</text:p>
          </table:table-cell>
          <table:table-cell office:value-type="float" office:value="0.093" calcext:value-type="float">
            <text:p>0.093</text:p>
          </table:table-cell>
          <table:table-cell office:value-type="float" office:value="0.490411678571" calcext:value-type="float">
            <text:p>0.490411678571</text:p>
          </table:table-cell>
          <table:table-cell office:value-type="float" office:value="0.773801964286" calcext:value-type="float">
            <text:p>0.773801964286</text:p>
          </table:table-cell>
          <table:table-cell office:value-type="float" office:value="-0.40089775" calcext:value-type="float">
            <text:p>-0.40089775</text:p>
          </table:table-cell>
          <table:table-cell table:number-columns-repeated="47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258594" calcext:value-type="float">
            <text:p>258594</text:p>
          </table:table-cell>
          <table:table-cell office:value-type="float" office:value="4638" calcext:value-type="float">
            <text:p>4638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office:value-type="float" office:value="229.786" calcext:value-type="float">
            <text:p>229.786</text:p>
          </table:table-cell>
          <table:table-cell office:value-type="float" office:value="3.95025" calcext:value-type="float">
            <text:p>3.95025</text:p>
          </table:table-cell>
          <table:table-cell office:value-type="float" office:value="235.969" calcext:value-type="float">
            <text:p>235.969</text:p>
          </table:table-cell>
          <table:table-cell office:value-type="float" office:value="0.004" calcext:value-type="float">
            <text:p>0.004</text:p>
          </table:table-cell>
          <table:table-cell office:value-type="float" office:value="38.8688095238" calcext:value-type="float">
            <text:p>38.86880952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1070964286" calcext:value-type="float">
            <text:p>0.401070964286</text:p>
          </table:table-cell>
          <table:table-cell office:value-type="float" office:value="0.52232275" calcext:value-type="float">
            <text:p>0.52232275</text:p>
          </table:table-cell>
          <table:table-cell office:value-type="float" office:value="-0.752159464286" calcext:value-type="float">
            <text:p>-0.752159464286</text:p>
          </table:table-cell>
          <table:table-cell table:number-columns-repeated="47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258596" calcext:value-type="float">
            <text:p>258596</text:p>
          </table:table-cell>
          <table:table-cell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8.836" calcext:value-type="float">
            <text:p>228.836</text:p>
          </table:table-cell>
          <table:table-cell office:value-type="float" office:value="3.95727" calcext:value-type="float">
            <text:p>3.95727</text:p>
          </table:table-cell>
          <table:table-cell office:value-type="float" office:value="235.237" calcext:value-type="float">
            <text:p>235.237</text:p>
          </table:table-cell>
          <table:table-cell office:value-type="float" office:value="0.004" calcext:value-type="float">
            <text:p>0.004</text:p>
          </table:table-cell>
          <table:table-cell office:value-type="float" office:value="55.4670952381" calcext:value-type="float">
            <text:p>55.4670952381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7751464286" calcext:value-type="float">
            <text:p>0.227751464286</text:p>
          </table:table-cell>
          <table:table-cell office:value-type="float" office:value="0.264776535714" calcext:value-type="float">
            <text:p>0.264776535714</text:p>
          </table:table-cell>
          <table:table-cell office:value-type="float" office:value="-0.936882821429" calcext:value-type="float">
            <text:p>-0.93688282142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258811" calcext:value-type="float">
            <text:p>258811</text:p>
          </table:table-cell>
          <table:table-cell office:value-type="float" office:value="5590" calcext:value-type="float">
            <text:p>559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0.626" calcext:value-type="float">
            <text:p>230.626</text:p>
          </table:table-cell>
          <table:table-cell office:value-type="float" office:value="3.97228" calcext:value-type="float">
            <text:p>3.97228</text:p>
          </table:table-cell>
          <table:table-cell office:value-type="float" office:value="237.06" calcext:value-type="float">
            <text:p>237.06</text:p>
          </table:table-cell>
          <table:table-cell office:value-type="float" office:value="0.004" calcext:value-type="float">
            <text:p>0.004</text:p>
          </table:table-cell>
          <table:table-cell office:value-type="float" office:value="25.658" calcext:value-type="float">
            <text:p>25.6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539235178571" calcext:value-type="float">
            <text:p>0.539235178571</text:p>
          </table:table-cell>
          <table:table-cell office:value-type="float" office:value="0.196208857143" calcext:value-type="float">
            <text:p>0.196208857143</text:p>
          </table:table-cell>
          <table:table-cell office:value-type="float" office:value="-0.818390178571" calcext:value-type="float">
            <text:p>-0.818390178571</text:p>
          </table:table-cell>
          <table:table-cell table:number-columns-repeated="47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258602" calcext:value-type="float">
            <text:p>258602</text:p>
          </table:table-cell>
          <table:table-cell office:value-type="float" office:value="10880" calcext:value-type="float">
            <text:p>1088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4.18685" calcext:value-type="float">
            <text:p>4.18685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0.005" calcext:value-type="float">
            <text:p>0.005</text:p>
          </table:table-cell>
          <table:table-cell office:value-type="float" office:value="33.4002857143" calcext:value-type="float">
            <text:p>33.4002857143</text:p>
          </table:table-cell>
          <table:table-cell office:value-type="float" office:value="0.131" calcext:value-type="float">
            <text:p>0.131</text:p>
          </table:table-cell>
          <table:table-cell office:value-type="float" office:value="0.25046" calcext:value-type="float">
            <text:p>0.25046</text:p>
          </table:table-cell>
          <table:table-cell office:value-type="float" office:value="0.826105107143" calcext:value-type="float">
            <text:p>0.826105107143</text:p>
          </table:table-cell>
          <table:table-cell office:value-type="float" office:value="-0.504789678571" calcext:value-type="float">
            <text:p>-0.504789678571</text:p>
          </table:table-cell>
          <table:table-cell table:number-columns-repeated="47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258608" calcext:value-type="float">
            <text:p>258608</text:p>
          </table:table-cell>
          <table:table-cell office:value-type="float" office:value="6220" calcext:value-type="float">
            <text:p>6220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office:value-type="float" office:value="228.233" calcext:value-type="float">
            <text:p>228.233</text:p>
          </table:table-cell>
          <table:table-cell office:value-type="float" office:value="4.40604" calcext:value-type="float">
            <text:p>4.40604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0.005" calcext:value-type="float">
            <text:p>0.005</text:p>
          </table:table-cell>
          <table:table-cell office:value-type="float" office:value="26.3033809524" calcext:value-type="float">
            <text:p>26.3033809524</text:p>
          </table:table-cell>
          <table:table-cell office:value-type="float" office:value="0.133" calcext:value-type="float">
            <text:p>0.133</text:p>
          </table:table-cell>
          <table:table-cell office:value-type="float" office:value="-0.161469928571" calcext:value-type="float">
            <text:p>-0.161469928571</text:p>
          </table:table-cell>
          <table:table-cell office:value-type="float" office:value="0.853776321429" calcext:value-type="float">
            <text:p>0.853776321429</text:p>
          </table:table-cell>
          <table:table-cell office:value-type="float" office:value="-0.494963107143" calcext:value-type="float">
            <text:p>-0.494963107143</text:p>
          </table:table-cell>
          <table:table-cell table:number-columns-repeated="47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258610" calcext:value-type="float">
            <text:p>258610</text:p>
          </table:table-cell>
          <table:table-cell office:value-type="float" office:value="5983" calcext:value-type="float">
            <text:p>5983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5.19058" calcext:value-type="float">
            <text:p>5.19058</text:p>
          </table:table-cell>
          <table:table-cell office:value-type="float" office:value="235.229" calcext:value-type="float">
            <text:p>235.229</text:p>
          </table:table-cell>
          <table:table-cell office:value-type="float" office:value="0.004" calcext:value-type="float">
            <text:p>0.004</text:p>
          </table:table-cell>
          <table:table-cell office:value-type="float" office:value="16.178952381" calcext:value-type="float">
            <text:p>16.178952381</text:p>
          </table:table-cell>
          <table:table-cell office:value-type="float" office:value="0.098" calcext:value-type="float">
            <text:p>0.098</text:p>
          </table:table-cell>
          <table:table-cell office:value-type="float" office:value="-0.563422571429" calcext:value-type="float">
            <text:p>-0.563422571429</text:p>
          </table:table-cell>
          <table:table-cell office:value-type="float" office:value="0.719954857143" calcext:value-type="float">
            <text:p>0.719954857143</text:p>
          </table:table-cell>
          <table:table-cell office:value-type="float" office:value="-0.405234321429" calcext:value-type="float">
            <text:p>-0.40523432142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258612" calcext:value-type="float">
            <text:p>258612</text:p>
          </table:table-cell>
          <table:table-cell office:value-type="float" office:value="8650" calcext:value-type="float">
            <text:p>865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1.049" calcext:value-type="float">
            <text:p>231.049</text:p>
          </table:table-cell>
          <table:table-cell office:value-type="float" office:value="4.17612" calcext:value-type="float">
            <text:p>4.17612</text:p>
          </table:table-cell>
          <table:table-cell office:value-type="float" office:value="237.272" calcext:value-type="float">
            <text:p>237.272</text:p>
          </table:table-cell>
          <table:table-cell office:value-type="float" office:value="0.004" calcext:value-type="float">
            <text:p>0.004</text:p>
          </table:table-cell>
          <table:table-cell office:value-type="float" office:value="28.7352857143" calcext:value-type="float">
            <text:p>28.7352857143</text:p>
          </table:table-cell>
          <table:table-cell office:value-type="float" office:value="0.145" calcext:value-type="float">
            <text:p>0.145</text:p>
          </table:table-cell>
          <table:table-cell office:value-type="float" office:value="-0.414254107143" calcext:value-type="float">
            <text:p>-0.414254107143</text:p>
          </table:table-cell>
          <table:table-cell office:value-type="float" office:value="0.515440142857" calcext:value-type="float">
            <text:p>0.515440142857</text:p>
          </table:table-cell>
          <table:table-cell office:value-type="float" office:value="-0.749612714286" calcext:value-type="float">
            <text:p>-0.749612714286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258614" calcext:value-type="float">
            <text:p>258614</text:p>
          </table:table-cell>
          <table:table-cell office:value-type="float" office:value="6175" calcext:value-type="float">
            <text:p>617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0.042" calcext:value-type="float">
            <text:p>230.042</text:p>
          </table:table-cell>
          <table:table-cell office:value-type="float" office:value="4.00785" calcext:value-type="float">
            <text:p>4.00785</text:p>
          </table:table-cell>
          <table:table-cell office:value-type="float" office:value="236.424" calcext:value-type="float">
            <text:p>236.424</text:p>
          </table:table-cell>
          <table:table-cell office:value-type="float" office:value="0.008" calcext:value-type="float">
            <text:p>0.008</text:p>
          </table:table-cell>
          <table:table-cell office:value-type="float" office:value="32.5673809524" calcext:value-type="float">
            <text:p>32.5673809524</text:p>
          </table:table-cell>
          <table:table-cell office:value-type="float" office:value="0.409" calcext:value-type="float">
            <text:p>0.409</text:p>
          </table:table-cell>
          <table:table-cell office:value-type="float" office:value="-0.172196035714" calcext:value-type="float">
            <text:p>-0.172196035714</text:p>
          </table:table-cell>
          <table:table-cell office:value-type="float" office:value="0.285955857143" calcext:value-type="float">
            <text:p>0.285955857143</text:p>
          </table:table-cell>
          <table:table-cell office:value-type="float" office:value="-0.942517" calcext:value-type="float">
            <text:p>-0.942517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258616" calcext:value-type="float">
            <text:p>258616</text:p>
          </table:table-cell>
          <table:table-cell office:value-type="float" office:value="6015" calcext:value-type="float">
            <text:p>601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29.78" calcext:value-type="float">
            <text:p>229.78</text:p>
          </table:table-cell>
          <table:table-cell office:value-type="float" office:value="4.02291" calcext:value-type="float">
            <text:p>4.02291</text:p>
          </table:table-cell>
          <table:table-cell office:value-type="float" office:value="236.025" calcext:value-type="float">
            <text:p>236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27.0993333333" calcext:value-type="float">
            <text:p>27.0993333333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0704197" calcext:value-type="float">
            <text:p>-0.00704197</text:p>
          </table:table-cell>
          <table:table-cell office:value-type="float" office:value="0.577042928571" calcext:value-type="float">
            <text:p>0.577042928571</text:p>
          </table:table-cell>
          <table:table-cell office:value-type="float" office:value="-0.816184107143" calcext:value-type="float">
            <text:p>-0.816184107143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258618" calcext:value-type="float">
            <text:p>258618</text:p>
          </table:table-cell>
          <table:table-cell office:value-type="float" office:value="6575" calcext:value-type="float">
            <text:p>6575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office:value-type="float" office:value="228.597" calcext:value-type="float">
            <text:p>228.597</text:p>
          </table:table-cell>
          <table:table-cell office:value-type="float" office:value="4.18065" calcext:value-type="float">
            <text:p>4.18065</text:p>
          </table:table-cell>
          <table:table-cell office:value-type="float" office:value="234.904" calcext:value-type="float">
            <text:p>234.904</text:p>
          </table:table-cell>
          <table:table-cell office:value-type="float" office:value="0.005" calcext:value-type="float">
            <text:p>0.005</text:p>
          </table:table-cell>
          <table:table-cell office:value-type="float" office:value="24.083047619" calcext:value-type="float">
            <text:p>24.083047619</text:p>
          </table:table-cell>
          <table:table-cell office:value-type="float" office:value="0.138" calcext:value-type="float">
            <text:p>0.138</text:p>
          </table:table-cell>
          <table:table-cell office:value-type="float" office:value="-0.694882035714" calcext:value-type="float">
            <text:p>-0.694882035714</text:p>
          </table:table-cell>
          <table:table-cell office:value-type="float" office:value="0.503897964286" calcext:value-type="float">
            <text:p>0.503897964286</text:p>
          </table:table-cell>
          <table:table-cell office:value-type="float" office:value="-0.513050107143" calcext:value-type="float">
            <text:p>-0.51305010714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258621" calcext:value-type="float">
            <text:p>258621</text:p>
          </table:table-cell>
          <table:table-cell office:value-type="float" office:value="5920" calcext:value-type="float">
            <text:p>592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29.979" calcext:value-type="float">
            <text:p>229.979</text:p>
          </table:table-cell>
          <table:table-cell office:value-type="float" office:value="4.4944" calcext:value-type="float">
            <text:p>4.4944</text:p>
          </table:table-cell>
          <table:table-cell office:value-type="float" office:value="236.244" calcext:value-type="float">
            <text:p>236.244</text:p>
          </table:table-cell>
          <table:table-cell office:value-type="float" office:value="0.004" calcext:value-type="float">
            <text:p>0.004</text:p>
          </table:table-cell>
          <table:table-cell office:value-type="float" office:value="47.9805714286" calcext:value-type="float">
            <text:p>47.980571428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75204892857" calcext:value-type="float">
            <text:p>-0.875204892857</text:p>
          </table:table-cell>
          <table:table-cell office:value-type="float" office:value="0.0737189928571" calcext:value-type="float">
            <text:p>0.0737189928571</text:p>
          </table:table-cell>
          <table:table-cell office:value-type="float" office:value="-0.478093357143" calcext:value-type="float">
            <text:p>-0.478093357143</text:p>
          </table:table-cell>
          <table:table-cell table:number-columns-repeated="47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258623" calcext:value-type="float">
            <text:p>258623</text:p>
          </table:table-cell>
          <table:table-cell office:value-type="float" office:value="6875" calcext:value-type="float">
            <text:p>687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27.851" calcext:value-type="float">
            <text:p>227.851</text:p>
          </table:table-cell>
          <table:table-cell office:value-type="float" office:value="4.23338" calcext:value-type="float">
            <text:p>4.23338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0.004" calcext:value-type="float">
            <text:p>0.004</text:p>
          </table:table-cell>
          <table:table-cell office:value-type="float" office:value="51.6194761905" calcext:value-type="float">
            <text:p>51.619476190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81531525" calcext:value-type="float">
            <text:p>-0.81531525</text:p>
          </table:table-cell>
          <table:table-cell office:value-type="float" office:value="-0.312286678571" calcext:value-type="float">
            <text:p>-0.312286678571</text:p>
          </table:table-cell>
          <table:table-cell office:value-type="float" office:value="-0.487577678571" calcext:value-type="float">
            <text:p>-0.487577678571</text:p>
          </table:table-cell>
          <table:table-cell table:number-columns-repeated="47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258807" calcext:value-type="float">
            <text:p>258807</text:p>
          </table:table-cell>
          <table:table-cell office:value-type="float" office:value="8875" calcext:value-type="float">
            <text:p>887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5.204" calcext:value-type="float">
            <text:p>225.204</text:p>
          </table:table-cell>
          <table:table-cell office:value-type="float" office:value="4.06698" calcext:value-type="float">
            <text:p>4.06698</text:p>
          </table:table-cell>
          <table:table-cell office:value-type="float" office:value="231.657" calcext:value-type="float">
            <text:p>231.657</text:p>
          </table:table-cell>
          <table:table-cell office:value-type="float" office:value="0.004" calcext:value-type="float">
            <text:p>0.004</text:p>
          </table:table-cell>
          <table:table-cell office:value-type="float" office:value="25.2732380952" calcext:value-type="float">
            <text:p>25.2732380952</text:p>
          </table:table-cell>
          <table:table-cell office:value-type="float" office:value="0.142" calcext:value-type="float">
            <text:p>0.142</text:p>
          </table:table-cell>
          <table:table-cell office:value-type="float" office:value="-0.547482214286" calcext:value-type="float">
            <text:p>-0.547482214286</text:p>
          </table:table-cell>
          <table:table-cell office:value-type="float" office:value="0.1480475" calcext:value-type="float">
            <text:p>0.1480475</text:p>
          </table:table-cell>
          <table:table-cell office:value-type="float" office:value="-0.823175035714" calcext:value-type="float">
            <text:p>-0.823175035714</text:p>
          </table:table-cell>
          <table:table-cell table:number-columns-repeated="47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258631" calcext:value-type="float">
            <text:p>258631</text:p>
          </table:table-cell>
          <table:table-cell office:value-type="float" office:value="6920" calcext:value-type="float">
            <text:p>6920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office:value-type="float" office:value="230.501" calcext:value-type="float">
            <text:p>230.501</text:p>
          </table:table-cell>
          <table:table-cell office:value-type="float" office:value="3.94433" calcext:value-type="float">
            <text:p>3.94433</text:p>
          </table:table-cell>
          <table:table-cell office:value-type="float" office:value="236.743" calcext:value-type="float">
            <text:p>236.743</text:p>
          </table:table-cell>
          <table:table-cell office:value-type="float" office:value="0.004" calcext:value-type="float">
            <text:p>0.004</text:p>
          </table:table-cell>
          <table:table-cell office:value-type="float" office:value="23.6422857143" calcext:value-type="float">
            <text:p>23.6422857143</text:p>
          </table:table-cell>
          <table:table-cell office:value-type="float" office:value="0.133" calcext:value-type="float">
            <text:p>0.133</text:p>
          </table:table-cell>
          <table:table-cell office:value-type="float" office:value="-0.335879928571" calcext:value-type="float">
            <text:p>-0.335879928571</text:p>
          </table:table-cell>
          <table:table-cell office:value-type="float" office:value="-0.0677250857143" calcext:value-type="float">
            <text:p>-0.0677250857143</text:p>
          </table:table-cell>
          <table:table-cell office:value-type="float" office:value="-0.939343" calcext:value-type="float">
            <text:p>-0.939343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258627" calcext:value-type="float">
            <text:p>258627</text:p>
          </table:table-cell>
          <table:table-cell office:value-type="float" office:value="8425" calcext:value-type="float">
            <text:p>8425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29.297" calcext:value-type="float">
            <text:p>229.297</text:p>
          </table:table-cell>
          <table:table-cell office:value-type="float" office:value="4.06231" calcext:value-type="float">
            <text:p>4.06231</text:p>
          </table:table-cell>
          <table:table-cell office:value-type="float" office:value="235.384" calcext:value-type="float">
            <text:p>235.384</text:p>
          </table:table-cell>
          <table:table-cell office:value-type="float" office:value="0.004" calcext:value-type="float">
            <text:p>0.004</text:p>
          </table:table-cell>
          <table:table-cell office:value-type="float" office:value="53.9805714286" calcext:value-type="float">
            <text:p>53.9805714286</text:p>
          </table:table-cell>
          <table:table-cell office:value-type="float" office:value="0.144" calcext:value-type="float">
            <text:p>0.144</text:p>
          </table:table-cell>
          <table:table-cell office:value-type="float" office:value="-0.620267428571" calcext:value-type="float">
            <text:p>-0.620267428571</text:p>
          </table:table-cell>
          <table:table-cell office:value-type="float" office:value="-0.225815571429" calcext:value-type="float">
            <text:p>-0.225815571429</text:p>
          </table:table-cell>
          <table:table-cell office:value-type="float" office:value="-0.750727964286" calcext:value-type="float">
            <text:p>-0.750727964286</text:p>
          </table:table-cell>
          <table:table-cell table:number-columns-repeated="47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258635" calcext:value-type="float">
            <text:p>258635</text:p>
          </table:table-cell>
          <table:table-cell office:value-type="float" office:value="5650" calcext:value-type="float">
            <text:p>565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28.237" calcext:value-type="float">
            <text:p>228.237</text:p>
          </table:table-cell>
          <table:table-cell office:value-type="float" office:value="4.13212" calcext:value-type="float">
            <text:p>4.13212</text:p>
          </table:table-cell>
          <table:table-cell office:value-type="float" office:value="234.6" calcext:value-type="float">
            <text:p>234.6</text:p>
          </table:table-cell>
          <table:table-cell office:value-type="float" office:value="0.004" calcext:value-type="float">
            <text:p>0.004</text:p>
          </table:table-cell>
          <table:table-cell office:value-type="float" office:value="26.5067619048" calcext:value-type="float">
            <text:p>26.5067619048</text:p>
          </table:table-cell>
          <table:table-cell office:value-type="float" office:value="0.124" calcext:value-type="float">
            <text:p>0.124</text:p>
          </table:table-cell>
          <table:table-cell office:value-type="float" office:value="-0.683187392857" calcext:value-type="float">
            <text:p>-0.683187392857</text:p>
          </table:table-cell>
          <table:table-cell office:value-type="float" office:value="-0.515712428571" calcext:value-type="float">
            <text:p>-0.515712428571</text:p>
          </table:table-cell>
          <table:table-cell office:value-type="float" office:value="-0.517000035714" calcext:value-type="float">
            <text:p>-0.517000035714</text:p>
          </table:table-cell>
          <table:table-cell table:number-columns-repeated="47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258637" calcext:value-type="float">
            <text:p>258637</text:p>
          </table:table-cell>
          <table:table-cell office:value-type="float" office:value="6590" calcext:value-type="float">
            <text:p>6590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office:value-type="float" office:value="229.889" calcext:value-type="float">
            <text:p>229.889</text:p>
          </table:table-cell>
          <table:table-cell office:value-type="float" office:value="5.07065" calcext:value-type="float">
            <text:p>5.07065</text:p>
          </table:table-cell>
          <table:table-cell office:value-type="float" office:value="235.153" calcext:value-type="float">
            <text:p>235.153</text:p>
          </table:table-cell>
          <table:table-cell office:value-type="float" office:value="0.004" calcext:value-type="float">
            <text:p>0.004</text:p>
          </table:table-cell>
          <table:table-cell office:value-type="float" office:value="20.8127619048" calcext:value-type="float">
            <text:p>20.812761904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88108678571" calcext:value-type="float">
            <text:p>-0.388108678571</text:p>
          </table:table-cell>
          <table:table-cell office:value-type="float" office:value="-0.791927607143" calcext:value-type="float">
            <text:p>-0.791927607143</text:p>
          </table:table-cell>
          <table:table-cell office:value-type="float" office:value="-0.471400142857" calcext:value-type="float">
            <text:p>-0.471400142857</text:p>
          </table:table-cell>
          <table:table-cell table:number-columns-repeated="47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258639" calcext:value-type="float">
            <text:p>258639</text:p>
          </table:table-cell>
          <table:table-cell office:value-type="float" office:value="8205" calcext:value-type="float">
            <text:p>820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29.843" calcext:value-type="float">
            <text:p>229.843</text:p>
          </table:table-cell>
          <table:table-cell office:value-type="float" office:value="3.98816" calcext:value-type="float">
            <text:p>3.98816</text:p>
          </table:table-cell>
          <table:table-cell office:value-type="float" office:value="236.203" calcext:value-type="float">
            <text:p>236.203</text:p>
          </table:table-cell>
          <table:table-cell office:value-type="float" office:value="0.004" calcext:value-type="float">
            <text:p>0.004</text:p>
          </table:table-cell>
          <table:table-cell office:value-type="float" office:value="23.1421428571" calcext:value-type="float">
            <text:p>23.1421428571</text:p>
          </table:table-cell>
          <table:table-cell office:value-type="float" office:value="0.151" calcext:value-type="float">
            <text:p>0.151</text:p>
          </table:table-cell>
          <table:table-cell office:value-type="float" office:value="-0.322815785714" calcext:value-type="float">
            <text:p>-0.322815785714</text:p>
          </table:table-cell>
          <table:table-cell office:value-type="float" office:value="-0.474096535714" calcext:value-type="float">
            <text:p>-0.474096535714</text:p>
          </table:table-cell>
          <table:table-cell office:value-type="float" office:value="-0.818607035714" calcext:value-type="float">
            <text:p>-0.818607035714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258641" calcext:value-type="float">
            <text:p>258641</text:p>
          </table:table-cell>
          <table:table-cell office:value-type="float" office:value="6340" calcext:value-type="float">
            <text:p>634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30.398" calcext:value-type="float">
            <text:p>230.398</text:p>
          </table:table-cell>
          <table:table-cell office:value-type="float" office:value="5.65511" calcext:value-type="float">
            <text:p>5.65511</text:p>
          </table:table-cell>
          <table:table-cell office:value-type="float" office:value="240.28" calcext:value-type="float">
            <text:p>24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50.428" calcext:value-type="float">
            <text:p>50.42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96091142857" calcext:value-type="float">
            <text:p>0.196091142857</text:p>
          </table:table-cell>
          <table:table-cell office:value-type="float" office:value="-0.974492035714" calcext:value-type="float">
            <text:p>-0.974492035714</text:p>
          </table:table-cell>
          <table:table-cell office:value-type="float" office:value="-0.109061107143" calcext:value-type="float">
            <text:p>-0.109061107143</text:p>
          </table:table-cell>
          <table:table-cell table:number-columns-repeated="47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258643" calcext:value-type="float">
            <text:p>258643</text:p>
          </table:table-cell>
          <table:table-cell office:value-type="float" office:value="5820" calcext:value-type="float">
            <text:p>582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office:value-type="float" office:value="227.043" calcext:value-type="float">
            <text:p>227.043</text:p>
          </table:table-cell>
          <table:table-cell office:value-type="float" office:value="4.12259" calcext:value-type="float">
            <text:p>4.12259</text:p>
          </table:table-cell>
          <table:table-cell office:value-type="float" office:value="233.389" calcext:value-type="float">
            <text:p>233.389</text:p>
          </table:table-cell>
          <table:table-cell office:value-type="float" office:value="0.004" calcext:value-type="float">
            <text:p>0.004</text:p>
          </table:table-cell>
          <table:table-cell office:value-type="float" office:value="26.9773809524" calcext:value-type="float">
            <text:p>26.97738095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382023607143" calcext:value-type="float">
            <text:p>0.382023607143</text:p>
          </table:table-cell>
          <table:table-cell office:value-type="float" office:value="-0.918372357143" calcext:value-type="float">
            <text:p>-0.918372357143</text:p>
          </table:table-cell>
          <table:table-cell office:value-type="float" office:value="0.103078928571" calcext:value-type="float">
            <text:p>0.103078928571</text:p>
          </table:table-cell>
          <table:table-cell table:number-columns-repeated="47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258645" calcext:value-type="float">
            <text:p>258645</text:p>
          </table:table-cell>
          <table:table-cell office:value-type="float" office:value="7180" calcext:value-type="float">
            <text:p>718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0.039" calcext:value-type="float">
            <text:p>230.039</text:p>
          </table:table-cell>
          <table:table-cell office:value-type="float" office:value="4.57903" calcext:value-type="float">
            <text:p>4.57903</text:p>
          </table:table-cell>
          <table:table-cell office:value-type="float" office:value="237.044" calcext:value-type="float">
            <text:p>237.044</text:p>
          </table:table-cell>
          <table:table-cell office:value-type="float" office:value="0.004" calcext:value-type="float">
            <text:p>0.004</text:p>
          </table:table-cell>
          <table:table-cell office:value-type="float" office:value="23.6245238095" calcext:value-type="float">
            <text:p>23.62452380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568138142857" calcext:value-type="float">
            <text:p>0.568138142857</text:p>
          </table:table-cell>
          <table:table-cell office:value-type="float" office:value="-0.693482071429" calcext:value-type="float">
            <text:p>-0.693482071429</text:p>
          </table:table-cell>
          <table:table-cell office:value-type="float" office:value="0.443044285714" calcext:value-type="float">
            <text:p>0.443044285714</text:p>
          </table:table-cell>
          <table:table-cell table:number-columns-repeated="47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258647" calcext:value-type="float">
            <text:p>258647</text:p>
          </table:table-cell>
          <table:table-cell office:value-type="float" office:value="6475" calcext:value-type="float">
            <text:p>647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7.083" calcext:value-type="float">
            <text:p>237.083</text:p>
          </table:table-cell>
          <table:table-cell office:value-type="float" office:value="4.35668" calcext:value-type="float">
            <text:p>4.35668</text:p>
          </table:table-cell>
          <table:table-cell office:value-type="float" office:value="244.452" calcext:value-type="float">
            <text:p>244.452</text:p>
          </table:table-cell>
          <table:table-cell office:value-type="float" office:value="0.004" calcext:value-type="float">
            <text:p>0.004</text:p>
          </table:table-cell>
          <table:table-cell office:value-type="float" office:value="56.3227619048" calcext:value-type="float">
            <text:p>56.3227619048</text:p>
          </table:table-cell>
          <table:table-cell office:value-type="float" office:value="0.11" calcext:value-type="float">
            <text:p>0.11</text:p>
          </table:table-cell>
          <table:table-cell office:value-type="float" office:value="0.183731785714" calcext:value-type="float">
            <text:p>0.183731785714</text:p>
          </table:table-cell>
          <table:table-cell office:value-type="float" office:value="-0.816661964286" calcext:value-type="float">
            <text:p>-0.816661964286</text:p>
          </table:table-cell>
          <table:table-cell office:value-type="float" office:value="0.547059607143" calcext:value-type="float">
            <text:p>0.54705960714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258649" calcext:value-type="float">
            <text:p>258649</text:p>
          </table:table-cell>
          <table:table-cell office:value-type="float" office:value="7970" calcext:value-type="float">
            <text:p>797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9.129" calcext:value-type="float">
            <text:p>229.129</text:p>
          </table:table-cell>
          <table:table-cell office:value-type="float" office:value="4.44893" calcext:value-type="float">
            <text:p>4.44893</text:p>
          </table:table-cell>
          <table:table-cell office:value-type="float" office:value="236.327" calcext:value-type="float">
            <text:p>236.327</text:p>
          </table:table-cell>
          <table:table-cell office:value-type="float" office:value="0.004" calcext:value-type="float">
            <text:p>0.004</text:p>
          </table:table-cell>
          <table:table-cell office:value-type="float" office:value="30.8323809524" calcext:value-type="float">
            <text:p>30.8323809524</text:p>
          </table:table-cell>
          <table:table-cell office:value-type="float" office:value="0.128" calcext:value-type="float">
            <text:p>0.128</text:p>
          </table:table-cell>
          <table:table-cell office:value-type="float" office:value="-0.23233525" calcext:value-type="float">
            <text:p>-0.23233525</text:p>
          </table:table-cell>
          <table:table-cell office:value-type="float" office:value="-0.804940464286" calcext:value-type="float">
            <text:p>-0.804940464286</text:p>
          </table:table-cell>
          <table:table-cell office:value-type="float" office:value="0.545963571429" calcext:value-type="float">
            <text:p>0.545963571429</text:p>
          </table:table-cell>
          <table:table-cell table:number-columns-repeated="47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258651" calcext:value-type="float">
            <text:p>258651</text:p>
          </table:table-cell>
          <table:table-cell office:value-type="float" office:value="8155" calcext:value-type="float">
            <text:p>815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29.683" calcext:value-type="float">
            <text:p>229.683</text:p>
          </table:table-cell>
          <table:table-cell office:value-type="float" office:value="4.34347" calcext:value-type="float">
            <text:p>4.34347</text:p>
          </table:table-cell>
          <table:table-cell office:value-type="float" office:value="236.582" calcext:value-type="float">
            <text:p>236.582</text:p>
          </table:table-cell>
          <table:table-cell office:value-type="float" office:value="0.004" calcext:value-type="float">
            <text:p>0.004</text:p>
          </table:table-cell>
          <table:table-cell office:value-type="float" office:value="64.387" calcext:value-type="float">
            <text:p>64.387</text:p>
          </table:table-cell>
          <table:table-cell office:value-type="float" office:value="0.115" calcext:value-type="float">
            <text:p>0.115</text:p>
          </table:table-cell>
          <table:table-cell office:value-type="float" office:value="-0.498514892857" calcext:value-type="float">
            <text:p>-0.498514892857</text:p>
          </table:table-cell>
          <table:table-cell office:value-type="float" office:value="-0.722507285714" calcext:value-type="float">
            <text:p>-0.722507285714</text:p>
          </table:table-cell>
          <table:table-cell office:value-type="float" office:value="0.479016535714" calcext:value-type="float">
            <text:p>0.479016535714</text:p>
          </table:table-cell>
          <table:table-cell table:number-columns-repeated="47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258653" calcext:value-type="float">
            <text:p>258653</text:p>
          </table:table-cell>
          <table:table-cell office:value-type="float" office:value="8920" calcext:value-type="float">
            <text:p>892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27.598" calcext:value-type="float">
            <text:p>227.598</text:p>
          </table:table-cell>
          <table:table-cell office:value-type="float" office:value="4.40248" calcext:value-type="float">
            <text:p>4.40248</text:p>
          </table:table-cell>
          <table:table-cell office:value-type="float" office:value="233.474" calcext:value-type="float">
            <text:p>233.474</text:p>
          </table:table-cell>
          <table:table-cell office:value-type="float" office:value="0.005" calcext:value-type="float">
            <text:p>0.005</text:p>
          </table:table-cell>
          <table:table-cell office:value-type="float" office:value="22.5435714286" calcext:value-type="float">
            <text:p>22.5435714286</text:p>
          </table:table-cell>
          <table:table-cell office:value-type="float" office:value="0.123" calcext:value-type="float">
            <text:p>0.123</text:p>
          </table:table-cell>
          <table:table-cell office:value-type="float" office:value="-0.387326857143" calcext:value-type="float">
            <text:p>-0.387326857143</text:p>
          </table:table-cell>
          <table:table-cell office:value-type="float" office:value="-0.909356892857" calcext:value-type="float">
            <text:p>-0.909356892857</text:p>
          </table:table-cell>
          <table:table-cell office:value-type="float" office:value="0.1517675" calcext:value-type="float">
            <text:p>0.1517675</text:p>
          </table:table-cell>
          <table:table-cell table:number-columns-repeated="47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258655" calcext:value-type="float">
            <text:p>258655</text:p>
          </table:table-cell>
          <table:table-cell office:value-type="float" office:value="6812" calcext:value-type="float">
            <text:p>6812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5.44236" calcext:value-type="float">
            <text:p>5.44236</text:p>
          </table:table-cell>
          <table:table-cell office:value-type="float" office:value="245.927" calcext:value-type="float">
            <text:p>245.927</text:p>
          </table:table-cell>
          <table:table-cell office:value-type="float" office:value="0.005" calcext:value-type="float">
            <text:p>0.005</text:p>
          </table:table-cell>
          <table:table-cell office:value-type="float" office:value="52.0607619048" calcext:value-type="float">
            <text:p>52.0607619048</text:p>
          </table:table-cell>
          <table:table-cell office:value-type="float" office:value="0.146" calcext:value-type="float">
            <text:p>0.146</text:p>
          </table:table-cell>
          <table:table-cell office:value-type="float" office:value="-0.209892928571" calcext:value-type="float">
            <text:p>-0.209892928571</text:p>
          </table:table-cell>
          <table:table-cell office:value-type="float" office:value="-0.968796357143" calcext:value-type="float">
            <text:p>-0.968796357143</text:p>
          </table:table-cell>
          <table:table-cell office:value-type="float" office:value="-0.131763678571" calcext:value-type="float">
            <text:p>-0.131763678571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258657" calcext:value-type="float">
            <text:p>258657</text:p>
          </table:table-cell>
          <table:table-cell office:value-type="float" office:value="7040" calcext:value-type="float">
            <text:p>7040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26.865" calcext:value-type="float">
            <text:p>226.865</text:p>
          </table:table-cell>
          <table:table-cell office:value-type="float" office:value="4.52749" calcext:value-type="float">
            <text:p>4.52749</text:p>
          </table:table-cell>
          <table:table-cell office:value-type="float" office:value="233.532" calcext:value-type="float">
            <text:p>233.532</text:p>
          </table:table-cell>
          <table:table-cell office:value-type="float" office:value="0.005" calcext:value-type="float">
            <text:p>0.005</text:p>
          </table:table-cell>
          <table:table-cell office:value-type="float" office:value="59.2951428571" calcext:value-type="float">
            <text:p>59.2951428571</text:p>
          </table:table-cell>
          <table:table-cell office:value-type="float" office:value="0.11" calcext:value-type="float">
            <text:p>0.11</text:p>
          </table:table-cell>
          <table:table-cell office:value-type="float" office:value="0.0287092821429" calcext:value-type="float">
            <text:p>0.0287092821429</text:p>
          </table:table-cell>
          <table:table-cell office:value-type="float" office:value="-0.977343785714" calcext:value-type="float">
            <text:p>-0.977343785714</text:p>
          </table:table-cell>
          <table:table-cell office:value-type="float" office:value="0.209694142857" calcext:value-type="float">
            <text:p>0.209694142857</text:p>
          </table:table-cell>
          <table:table-cell table:number-columns-repeated="47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258659" calcext:value-type="float">
            <text:p>258659</text:p>
          </table:table-cell>
          <table:table-cell office:value-type="float" office:value="7977" calcext:value-type="float">
            <text:p>7977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office:value-type="float" office:value="232.546" calcext:value-type="float">
            <text:p>232.546</text:p>
          </table:table-cell>
          <table:table-cell office:value-type="float" office:value="5.39598" calcext:value-type="float">
            <text:p>5.39598</text:p>
          </table:table-cell>
          <table:table-cell office:value-type="float" office:value="239.497" calcext:value-type="float">
            <text:p>239.497</text:p>
          </table:table-cell>
          <table:table-cell office:value-type="float" office:value="0.005" calcext:value-type="float">
            <text:p>0.005</text:p>
          </table:table-cell>
          <table:table-cell office:value-type="float" office:value="24.2832857143" calcext:value-type="float">
            <text:p>24.2832857143</text:p>
          </table:table-cell>
          <table:table-cell office:value-type="float" office:value="0.117" calcext:value-type="float">
            <text:p>0.117</text:p>
          </table:table-cell>
          <table:table-cell office:value-type="float" office:value="0.845527642857" calcext:value-type="float">
            <text:p>0.845527642857</text:p>
          </table:table-cell>
          <table:table-cell office:value-type="float" office:value="-0.495041357143" calcext:value-type="float">
            <text:p>-0.495041357143</text:p>
          </table:table-cell>
          <table:table-cell office:value-type="float" office:value="-0.200020285714" calcext:value-type="float">
            <text:p>-0.200020285714</text:p>
          </table:table-cell>
          <table:table-cell table:number-columns-repeated="47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258661" calcext:value-type="float">
            <text:p>258661</text:p>
          </table:table-cell>
          <table:table-cell office:value-type="float" office:value="7557" calcext:value-type="float">
            <text:p>7557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office:value-type="float" office:value="227.414" calcext:value-type="float">
            <text:p>227.414</text:p>
          </table:table-cell>
          <table:table-cell office:value-type="float" office:value="4.18884" calcext:value-type="float">
            <text:p>4.18884</text:p>
          </table:table-cell>
          <table:table-cell office:value-type="float" office:value="233.5" calcext:value-type="float">
            <text:p>233.5</text:p>
          </table:table-cell>
          <table:table-cell office:value-type="float" office:value="0.005" calcext:value-type="float">
            <text:p>0.005</text:p>
          </table:table-cell>
          <table:table-cell office:value-type="float" office:value="50.5755238095" calcext:value-type="float">
            <text:p>50.5755238095</text:p>
          </table:table-cell>
          <table:table-cell office:value-type="float" office:value="0.118" calcext:value-type="float">
            <text:p>0.118</text:p>
          </table:table-cell>
          <table:table-cell office:value-type="float" office:value="0.752600428571" calcext:value-type="float">
            <text:p>0.752600428571</text:p>
          </table:table-cell>
          <table:table-cell office:value-type="float" office:value="-0.652626107143" calcext:value-type="float">
            <text:p>-0.652626107143</text:p>
          </table:table-cell>
          <table:table-cell office:value-type="float" office:value="0.08750425" calcext:value-type="float">
            <text:p>0.08750425</text:p>
          </table:table-cell>
          <table:table-cell table:number-columns-repeated="47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258663" calcext:value-type="float">
            <text:p>258663</text:p>
          </table:table-cell>
          <table:table-cell office:value-type="float" office:value="5762" calcext:value-type="float">
            <text:p>5762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office:value-type="float" office:value="231.893" calcext:value-type="float">
            <text:p>231.893</text:p>
          </table:table-cell>
          <table:table-cell office:value-type="float" office:value="5.26509" calcext:value-type="float">
            <text:p>5.26509</text:p>
          </table:table-cell>
          <table:table-cell office:value-type="float" office:value="240.204" calcext:value-type="float">
            <text:p>240.204</text:p>
          </table:table-cell>
          <table:table-cell office:value-type="float" office:value="0.006" calcext:value-type="float">
            <text:p>0.006</text:p>
          </table:table-cell>
          <table:table-cell office:value-type="float" office:value="51.814047619" calcext:value-type="float">
            <text:p>51.8140476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570704035714" calcext:value-type="float">
            <text:p>0.570704035714</text:p>
          </table:table-cell>
          <table:table-cell office:value-type="float" office:value="-0.808696035714" calcext:value-type="float">
            <text:p>-0.808696035714</text:p>
          </table:table-cell>
          <table:table-cell office:value-type="float" office:value="-0.142376178571" calcext:value-type="float">
            <text:p>-0.142376178571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258665" calcext:value-type="float">
            <text:p>258665</text:p>
          </table:table-cell>
          <table:table-cell office:value-type="float" office:value="5692" calcext:value-type="float">
            <text:p>5692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4.124" calcext:value-type="float">
            <text:p>234.124</text:p>
          </table:table-cell>
          <table:table-cell office:value-type="float" office:value="4.37049" calcext:value-type="float">
            <text:p>4.37049</text:p>
          </table:table-cell>
          <table:table-cell office:value-type="float" office:value="241.138" calcext:value-type="float">
            <text:p>241.138</text:p>
          </table:table-cell>
          <table:table-cell office:value-type="float" office:value="0.004" calcext:value-type="float">
            <text:p>0.004</text:p>
          </table:table-cell>
          <table:table-cell office:value-type="float" office:value="30.405" calcext:value-type="float">
            <text:p>30.405</text:p>
          </table:table-cell>
          <table:table-cell office:value-type="float" office:value="0.119" calcext:value-type="float">
            <text:p>0.119</text:p>
          </table:table-cell>
          <table:table-cell office:value-type="float" office:value="0.687217857143" calcext:value-type="float">
            <text:p>0.687217857143</text:p>
          </table:table-cell>
          <table:table-cell office:value-type="float" office:value="-0.49191975" calcext:value-type="float">
            <text:p>-0.49191975</text:p>
          </table:table-cell>
          <table:table-cell office:value-type="float" office:value="0.534543928571" calcext:value-type="float">
            <text:p>0.534543928571</text:p>
          </table:table-cell>
          <table:table-cell table:number-columns-repeated="47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258667" calcext:value-type="float">
            <text:p>258667</text:p>
          </table:table-cell>
          <table:table-cell office:value-type="float" office:value="7850" calcext:value-type="float">
            <text:p>7850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office:value-type="float" office:value="233.47" calcext:value-type="float">
            <text:p>233.47</text:p>
          </table:table-cell>
          <table:table-cell office:value-type="float" office:value="4.50379" calcext:value-type="float">
            <text:p>4.50379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004" calcext:value-type="float">
            <text:p>0.004</text:p>
          </table:table-cell>
          <table:table-cell office:value-type="float" office:value="34.4740952381" calcext:value-type="float">
            <text:p>34.4740952381</text:p>
          </table:table-cell>
          <table:table-cell office:value-type="float" office:value="0.1" calcext:value-type="float">
            <text:p>0.1</text:p>
          </table:table-cell>
          <table:table-cell office:value-type="float" office:value="0.842257142857" calcext:value-type="float">
            <text:p>0.842257142857</text:p>
          </table:table-cell>
          <table:table-cell office:value-type="float" office:value="-0.0718339821429" calcext:value-type="float">
            <text:p>-0.0718339821429</text:p>
          </table:table-cell>
          <table:table-cell office:value-type="float" office:value="0.534257857143" calcext:value-type="float">
            <text:p>0.534257857143</text:p>
          </table:table-cell>
          <table:table-cell table:number-columns-repeated="47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258669" calcext:value-type="float">
            <text:p>258669</text:p>
          </table:table-cell>
          <table:table-cell office:value-type="float" office:value="8655" calcext:value-type="float">
            <text:p>8655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office:value-type="float" office:value="233.307" calcext:value-type="float">
            <text:p>233.307</text:p>
          </table:table-cell>
          <table:table-cell office:value-type="float" office:value="4.35496" calcext:value-type="float">
            <text:p>4.35496</text:p>
          </table:table-cell>
          <table:table-cell office:value-type="float" office:value="239.647" calcext:value-type="float">
            <text:p>239.647</text:p>
          </table:table-cell>
          <table:table-cell office:value-type="float" office:value="0.004" calcext:value-type="float">
            <text:p>0.004</text:p>
          </table:table-cell>
          <table:table-cell office:value-type="float" office:value="32.2258095238" calcext:value-type="float">
            <text:p>32.2258095238</text:p>
          </table:table-cell>
          <table:table-cell office:value-type="float" office:value="0.118" calcext:value-type="float">
            <text:p>0.118</text:p>
          </table:table-cell>
          <table:table-cell office:value-type="float" office:value="0.853909892857" calcext:value-type="float">
            <text:p>0.853909892857</text:p>
          </table:table-cell>
          <table:table-cell office:value-type="float" office:value="0.314855071429" calcext:value-type="float">
            <text:p>0.314855071429</text:p>
          </table:table-cell>
          <table:table-cell office:value-type="float" office:value="0.414360214286" calcext:value-type="float">
            <text:p>0.414360214286</text:p>
          </table:table-cell>
          <table:table-cell table:number-columns-repeated="47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258805" calcext:value-type="float">
            <text:p>258805</text:p>
          </table:table-cell>
          <table:table-cell office:value-type="float" office:value="7305" calcext:value-type="float">
            <text:p>730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7.479" calcext:value-type="float">
            <text:p>227.479</text:p>
          </table:table-cell>
          <table:table-cell office:value-type="float" office:value="4.16659" calcext:value-type="float">
            <text:p>4.16659</text:p>
          </table:table-cell>
          <table:table-cell office:value-type="float" office:value="233.545" calcext:value-type="float">
            <text:p>233.545</text:p>
          </table:table-cell>
          <table:table-cell office:value-type="float" office:value="0.004" calcext:value-type="float">
            <text:p>0.004</text:p>
          </table:table-cell>
          <table:table-cell office:value-type="float" office:value="28.9809047619" calcext:value-type="float">
            <text:p>28.9809047619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305517464286" calcext:value-type="float">
            <text:p>-0.0305517464286</text:p>
          </table:table-cell>
          <table:table-cell office:value-type="float" office:value="0.577494714286" calcext:value-type="float">
            <text:p>0.577494714286</text:p>
          </table:table-cell>
          <table:table-cell office:value-type="float" office:value="-0.815499892857" calcext:value-type="float">
            <text:p>-0.81549989285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258673" calcext:value-type="float">
            <text:p>258673</text:p>
          </table:table-cell>
          <table:table-cell office:value-type="float" office:value="8900" calcext:value-type="float">
            <text:p>890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3.498" calcext:value-type="float">
            <text:p>233.498</text:p>
          </table:table-cell>
          <table:table-cell office:value-type="float" office:value="5.23114" calcext:value-type="float">
            <text:p>5.23114</text:p>
          </table:table-cell>
          <table:table-cell office:value-type="float" office:value="240.2" calcext:value-type="float">
            <text:p>240.2</text:p>
          </table:table-cell>
          <table:table-cell office:value-type="float" office:value="0.006" calcext:value-type="float">
            <text:p>0.006</text:p>
          </table:table-cell>
          <table:table-cell office:value-type="float" office:value="28.8102380952" calcext:value-type="float">
            <text:p>28.8102380952</text:p>
          </table:table-cell>
          <table:table-cell office:value-type="float" office:value="0.122" calcext:value-type="float">
            <text:p>0.122</text:p>
          </table:table-cell>
          <table:table-cell office:value-type="float" office:value="0.967337892857" calcext:value-type="float">
            <text:p>0.967337892857</text:p>
          </table:table-cell>
          <table:table-cell office:value-type="float" office:value="-0.147541714286" calcext:value-type="float">
            <text:p>-0.147541714286</text:p>
          </table:table-cell>
          <table:table-cell office:value-type="float" office:value="-0.206083107143" calcext:value-type="float">
            <text:p>-0.206083107143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258675" calcext:value-type="float">
            <text:p>258675</text:p>
          </table:table-cell>
          <table:table-cell office:value-type="float" office:value="6403" calcext:value-type="float">
            <text:p>6403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26.746" calcext:value-type="float">
            <text:p>226.746</text:p>
          </table:table-cell>
          <table:table-cell office:value-type="float" office:value="4.24601" calcext:value-type="float">
            <text:p>4.24601</text:p>
          </table:table-cell>
          <table:table-cell office:value-type="float" office:value="233.051" calcext:value-type="float">
            <text:p>233.051</text:p>
          </table:table-cell>
          <table:table-cell office:value-type="float" office:value="0.004" calcext:value-type="float">
            <text:p>0.004</text:p>
          </table:table-cell>
          <table:table-cell office:value-type="float" office:value="62.8708095238" calcext:value-type="float">
            <text:p>62.87080952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934482785714" calcext:value-type="float">
            <text:p>0.934482785714</text:p>
          </table:table-cell>
          <table:table-cell office:value-type="float" office:value="-0.313170178571" calcext:value-type="float">
            <text:p>-0.313170178571</text:p>
          </table:table-cell>
          <table:table-cell office:value-type="float" office:value="0.169286571429" calcext:value-type="float">
            <text:p>0.169286571429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258677" calcext:value-type="float">
            <text:p>258677</text:p>
          </table:table-cell>
          <table:table-cell office:value-type="float" office:value="5555" calcext:value-type="float">
            <text:p>555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33.391" calcext:value-type="float">
            <text:p>233.391</text:p>
          </table:table-cell>
          <table:table-cell office:value-type="float" office:value="5.30857" calcext:value-type="float">
            <text:p>5.30857</text:p>
          </table:table-cell>
          <table:table-cell office:value-type="float" office:value="243.587" calcext:value-type="float">
            <text:p>243.587</text:p>
          </table:table-cell>
          <table:table-cell office:value-type="float" office:value="0.005" calcext:value-type="float">
            <text:p>0.005</text:p>
          </table:table-cell>
          <table:table-cell office:value-type="float" office:value="42.113" calcext:value-type="float">
            <text:p>42.113</text:p>
          </table:table-cell>
          <table:table-cell office:value-type="float" office:value="0.15" calcext:value-type="float">
            <text:p>0.15</text:p>
          </table:table-cell>
          <table:table-cell office:value-type="float" office:value="0.713654107143" calcext:value-type="float">
            <text:p>0.713654107143</text:p>
          </table:table-cell>
          <table:table-cell office:value-type="float" office:value="0.69080825" calcext:value-type="float">
            <text:p>0.69080825</text:p>
          </table:table-cell>
          <table:table-cell office:value-type="float" office:value="-0.116008714286" calcext:value-type="float">
            <text:p>-0.116008714286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258679" calcext:value-type="float">
            <text:p>258679</text:p>
          </table:table-cell>
          <table:table-cell office:value-type="float" office:value="7268" calcext:value-type="float">
            <text:p>7268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231.561" calcext:value-type="float">
            <text:p>231.561</text:p>
          </table:table-cell>
          <table:table-cell office:value-type="float" office:value="4.10146" calcext:value-type="float">
            <text:p>4.10146</text:p>
          </table:table-cell>
          <table:table-cell office:value-type="float" office:value="237.498" calcext:value-type="float">
            <text:p>237.498</text:p>
          </table:table-cell>
          <table:table-cell office:value-type="float" office:value="0.004" calcext:value-type="float">
            <text:p>0.004</text:p>
          </table:table-cell>
          <table:table-cell office:value-type="float" office:value="56.7095714286" calcext:value-type="float">
            <text:p>56.7095714286</text:p>
          </table:table-cell>
          <table:table-cell office:value-type="float" office:value="0.102" calcext:value-type="float">
            <text:p>0.102</text:p>
          </table:table-cell>
          <table:table-cell office:value-type="float" office:value="0.876385857143" calcext:value-type="float">
            <text:p>0.876385857143</text:p>
          </table:table-cell>
          <table:table-cell office:value-type="float" office:value="0.463318607143" calcext:value-type="float">
            <text:p>0.463318607143</text:p>
          </table:table-cell>
          <table:table-cell office:value-type="float" office:value="0.13135775" calcext:value-type="float">
            <text:p>0.13135775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258681" calcext:value-type="float">
            <text:p>258681</text:p>
          </table:table-cell>
          <table:table-cell office:value-type="float" office:value="6800" calcext:value-type="float">
            <text:p>680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3.348" calcext:value-type="float">
            <text:p>233.348</text:p>
          </table:table-cell>
          <table:table-cell office:value-type="float" office:value="4.5386" calcext:value-type="float">
            <text:p>4.5386</text:p>
          </table:table-cell>
          <table:table-cell office:value-type="float" office:value="239.513" calcext:value-type="float">
            <text:p>239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26.227952381" calcext:value-type="float">
            <text:p>26.227952381</text:p>
          </table:table-cell>
          <table:table-cell office:value-type="float" office:value="0.123" calcext:value-type="float">
            <text:p>0.123</text:p>
          </table:table-cell>
          <table:table-cell office:value-type="float" office:value="0.943819857143" calcext:value-type="float">
            <text:p>0.943819857143</text:p>
          </table:table-cell>
          <table:table-cell office:value-type="float" office:value="0.261876857143" calcext:value-type="float">
            <text:p>0.261876857143</text:p>
          </table:table-cell>
          <table:table-cell office:value-type="float" office:value="-0.201542178571" calcext:value-type="float">
            <text:p>-0.201542178571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258683" calcext:value-type="float">
            <text:p>258683</text:p>
          </table:table-cell>
          <table:table-cell office:value-type="float" office:value="5680" calcext:value-type="float">
            <text:p>5680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28.716" calcext:value-type="float">
            <text:p>228.716</text:p>
          </table:table-cell>
          <table:table-cell office:value-type="float" office:value="4.3144" calcext:value-type="float">
            <text:p>4.3144</text:p>
          </table:table-cell>
          <table:table-cell office:value-type="float" office:value="235.805" calcext:value-type="float">
            <text:p>235.805</text:p>
          </table:table-cell>
          <table:table-cell office:value-type="float" office:value="0.004" calcext:value-type="float">
            <text:p>0.004</text:p>
          </table:table-cell>
          <table:table-cell office:value-type="float" office:value="44.8948571429" calcext:value-type="float">
            <text:p>44.89485714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6720325" calcext:value-type="float">
            <text:p>0.6720325</text:p>
          </table:table-cell>
          <table:table-cell office:value-type="float" office:value="0.5125545" calcext:value-type="float">
            <text:p>0.5125545</text:p>
          </table:table-cell>
          <table:table-cell office:value-type="float" office:value="0.534447678571" calcext:value-type="float">
            <text:p>0.534447678571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258685" calcext:value-type="float">
            <text:p>258685</text:p>
          </table:table-cell>
          <table:table-cell office:value-type="float" office:value="5882" calcext:value-type="float">
            <text:p>5882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4.50007" calcext:value-type="float">
            <text:p>4.50007</text:p>
          </table:table-cell>
          <table:table-cell office:value-type="float" office:value="235.046" calcext:value-type="float">
            <text:p>235.046</text:p>
          </table:table-cell>
          <table:table-cell office:value-type="float" office:value="0.004" calcext:value-type="float">
            <text:p>0.004</text:p>
          </table:table-cell>
          <table:table-cell office:value-type="float" office:value="60.345" calcext:value-type="float">
            <text:p>60.345</text:p>
          </table:table-cell>
          <table:table-cell office:value-type="float" office:value="0.127" calcext:value-type="float">
            <text:p>0.127</text:p>
          </table:table-cell>
          <table:table-cell office:value-type="float" office:value="0.316914" calcext:value-type="float">
            <text:p>0.316914</text:p>
          </table:table-cell>
          <table:table-cell office:value-type="float" office:value="0.812938642857" calcext:value-type="float">
            <text:p>0.812938642857</text:p>
          </table:table-cell>
          <table:table-cell office:value-type="float" office:value="0.488551857143" calcext:value-type="float">
            <text:p>0.488551857143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258687" calcext:value-type="float">
            <text:p>258687</text:p>
          </table:table-cell>
          <table:table-cell office:value-type="float" office:value="7380" calcext:value-type="float">
            <text:p>738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2.452" calcext:value-type="float">
            <text:p>232.452</text:p>
          </table:table-cell>
          <table:table-cell office:value-type="float" office:value="4.49783" calcext:value-type="float">
            <text:p>4.49783</text:p>
          </table:table-cell>
          <table:table-cell office:value-type="float" office:value="238.521" calcext:value-type="float">
            <text:p>238.521</text:p>
          </table:table-cell>
          <table:table-cell office:value-type="float" office:value="0.004" calcext:value-type="float">
            <text:p>0.004</text:p>
          </table:table-cell>
          <table:table-cell office:value-type="float" office:value="63.1108095238" calcext:value-type="float">
            <text:p>63.110809523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68181742143" calcext:value-type="float">
            <text:p>0.00268181742143</text:p>
          </table:table-cell>
          <table:table-cell office:value-type="float" office:value="0.917118357143" calcext:value-type="float">
            <text:p>0.917118357143</text:p>
          </table:table-cell>
          <table:table-cell office:value-type="float" office:value="0.398590107143" calcext:value-type="float">
            <text:p>0.398590107143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258691" calcext:value-type="float">
            <text:p>258691</text:p>
          </table:table-cell>
          <table:table-cell office:value-type="float" office:value="8525" calcext:value-type="float">
            <text:p>8525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4.33853" calcext:value-type="float">
            <text:p>4.33853</text:p>
          </table:table-cell>
          <table:table-cell office:value-type="float" office:value="232.465" calcext:value-type="float">
            <text:p>232.465</text:p>
          </table:table-cell>
          <table:table-cell office:value-type="float" office:value="0.004" calcext:value-type="float">
            <text:p>0.004</text:p>
          </table:table-cell>
          <table:table-cell office:value-type="float" office:value="55.4008095238" calcext:value-type="float">
            <text:p>55.4008095238</text:p>
          </table:table-cell>
          <table:table-cell office:value-type="float" office:value="0.111" calcext:value-type="float">
            <text:p>0.111</text:p>
          </table:table-cell>
          <table:table-cell office:value-type="float" office:value="0.221513357143" calcext:value-type="float">
            <text:p>0.221513357143</text:p>
          </table:table-cell>
          <table:table-cell office:value-type="float" office:value="0.964642464286" calcext:value-type="float">
            <text:p>0.964642464286</text:p>
          </table:table-cell>
          <table:table-cell office:value-type="float" office:value="0.142721642857" calcext:value-type="float">
            <text:p>0.142721642857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258693" calcext:value-type="float">
            <text:p>258693</text:p>
          </table:table-cell>
          <table:table-cell office:value-type="float" office:value="8820" calcext:value-type="float">
            <text:p>8820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231.329" calcext:value-type="float">
            <text:p>231.329</text:p>
          </table:table-cell>
          <table:table-cell office:value-type="float" office:value="4.97207" calcext:value-type="float">
            <text:p>4.97207</text:p>
          </table:table-cell>
          <table:table-cell office:value-type="float" office:value="240.867" calcext:value-type="float">
            <text:p>240.867</text:p>
          </table:table-cell>
          <table:table-cell office:value-type="float" office:value="0.005" calcext:value-type="float">
            <text:p>0.005</text:p>
          </table:table-cell>
          <table:table-cell office:value-type="float" office:value="50.2716190476" calcext:value-type="float">
            <text:p>50.27161904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35417178571" calcext:value-type="float">
            <text:p>0.435417178571</text:p>
          </table:table-cell>
          <table:table-cell office:value-type="float" office:value="0.88971775" calcext:value-type="float">
            <text:p>0.88971775</text:p>
          </table:table-cell>
          <table:table-cell office:value-type="float" office:value="-0.137086285714" calcext:value-type="float">
            <text:p>-0.137086285714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258695" calcext:value-type="float">
            <text:p>258695</text:p>
          </table:table-cell>
          <table:table-cell office:value-type="float" office:value="8505" calcext:value-type="float">
            <text:p>850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8.473" calcext:value-type="float">
            <text:p>228.473</text:p>
          </table:table-cell>
          <table:table-cell office:value-type="float" office:value="4.31703" calcext:value-type="float">
            <text:p>4.31703</text:p>
          </table:table-cell>
          <table:table-cell office:value-type="float" office:value="234.477" calcext:value-type="float">
            <text:p>234.477</text:p>
          </table:table-cell>
          <table:table-cell office:value-type="float" office:value="0.005" calcext:value-type="float">
            <text:p>0.005</text:p>
          </table:table-cell>
          <table:table-cell office:value-type="float" office:value="23.2660952381" calcext:value-type="float">
            <text:p>23.2660952381</text:p>
          </table:table-cell>
          <table:table-cell office:value-type="float" office:value="0.12" calcext:value-type="float">
            <text:p>0.12</text:p>
          </table:table-cell>
          <table:table-cell office:value-type="float" office:value="0.589542642857" calcext:value-type="float">
            <text:p>0.589542642857</text:p>
          </table:table-cell>
          <table:table-cell office:value-type="float" office:value="0.790284892857" calcext:value-type="float">
            <text:p>0.790284892857</text:p>
          </table:table-cell>
          <table:table-cell office:value-type="float" office:value="0.166957678571" calcext:value-type="float">
            <text:p>0.166957678571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258697" calcext:value-type="float">
            <text:p>258697</text:p>
          </table:table-cell>
          <table:table-cell office:value-type="float" office:value="8715" calcext:value-type="float">
            <text:p>871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3.574" calcext:value-type="float">
            <text:p>233.574</text:p>
          </table:table-cell>
          <table:table-cell office:value-type="float" office:value="5.9281" calcext:value-type="float">
            <text:p>5.9281</text:p>
          </table:table-cell>
          <table:table-cell office:value-type="float" office:value="243.05" calcext:value-type="float">
            <text:p>243.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.9755714286" calcext:value-type="float">
            <text:p>14.9755714286</text:p>
          </table:table-cell>
          <table:table-cell office:value-type="float" office:value="0.124" calcext:value-type="float">
            <text:p>0.124</text:p>
          </table:table-cell>
          <table:table-cell office:value-type="float" office:value="-0.394177142857" calcext:value-type="float">
            <text:p>-0.394177142857</text:p>
          </table:table-cell>
          <table:table-cell office:value-type="float" office:value="0.908181607143" calcext:value-type="float">
            <text:p>0.908181607143</text:p>
          </table:table-cell>
          <table:table-cell office:value-type="float" office:value="-0.140771714286" calcext:value-type="float">
            <text:p>-0.140771714286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258702" calcext:value-type="float">
            <text:p>258702</text:p>
          </table:table-cell>
          <table:table-cell office:value-type="float" office:value="6030" calcext:value-type="float">
            <text:p>60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28.274" calcext:value-type="float">
            <text:p>228.274</text:p>
          </table:table-cell>
          <table:table-cell office:value-type="float" office:value="4.27812" calcext:value-type="float">
            <text:p>4.27812</text:p>
          </table:table-cell>
          <table:table-cell office:value-type="float" office:value="233.991" calcext:value-type="float">
            <text:p>233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25.9692380952" calcext:value-type="float">
            <text:p>25.9692380952</text:p>
          </table:table-cell>
          <table:table-cell office:value-type="float" office:value="0.12" calcext:value-type="float">
            <text:p>0.12</text:p>
          </table:table-cell>
          <table:table-cell office:value-type="float" office:value="-0.170512964286" calcext:value-type="float">
            <text:p>-0.170512964286</text:p>
          </table:table-cell>
          <table:table-cell office:value-type="float" office:value="0.974854928571" calcext:value-type="float">
            <text:p>0.974854928571</text:p>
          </table:table-cell>
          <table:table-cell office:value-type="float" office:value="0.143381071429" calcext:value-type="float">
            <text:p>0.14338107142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258704" calcext:value-type="float">
            <text:p>258704</text:p>
          </table:table-cell>
          <table:table-cell office:value-type="float" office:value="6170" calcext:value-type="float">
            <text:p>617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35.43" calcext:value-type="float">
            <text:p>235.43</text:p>
          </table:table-cell>
          <table:table-cell office:value-type="float" office:value="4.67044" calcext:value-type="float">
            <text:p>4.67044</text:p>
          </table:table-cell>
          <table:table-cell office:value-type="float" office:value="242.75" calcext:value-type="float">
            <text:p>242.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.563" calcext:value-type="float">
            <text:p>62.56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51574821429" calcext:value-type="float">
            <text:p>0.0251574821429</text:p>
          </table:table-cell>
          <table:table-cell office:value-type="float" office:value="0.988359678571" calcext:value-type="float">
            <text:p>0.988359678571</text:p>
          </table:table-cell>
          <table:table-cell office:value-type="float" office:value="-0.15002475" calcext:value-type="float">
            <text:p>-0.15002475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258706" calcext:value-type="float">
            <text:p>258706</text:p>
          </table:table-cell>
          <table:table-cell office:value-type="float" office:value="6160" calcext:value-type="float">
            <text:p>616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2.823" calcext:value-type="float">
            <text:p>232.823</text:p>
          </table:table-cell>
          <table:table-cell office:value-type="float" office:value="4.20727" calcext:value-type="float">
            <text:p>4.20727</text:p>
          </table:table-cell>
          <table:table-cell office:value-type="float" office:value="239.198" calcext:value-type="float">
            <text:p>239.198</text:p>
          </table:table-cell>
          <table:table-cell office:value-type="float" office:value="0.004" calcext:value-type="float">
            <text:p>0.004</text:p>
          </table:table-cell>
          <table:table-cell office:value-type="float" office:value="24.302952381" calcext:value-type="float">
            <text:p>24.302952381</text:p>
          </table:table-cell>
          <table:table-cell office:value-type="float" office:value="0.118" calcext:value-type="float">
            <text:p>0.118</text:p>
          </table:table-cell>
          <table:table-cell office:value-type="float" office:value="-0.275132964286" calcext:value-type="float">
            <text:p>-0.275132964286</text:p>
          </table:table-cell>
          <table:table-cell office:value-type="float" office:value="0.823258714286" calcext:value-type="float">
            <text:p>0.823258714286</text:p>
          </table:table-cell>
          <table:table-cell office:value-type="float" office:value="0.496528178571" calcext:value-type="float">
            <text:p>0.496528178571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258708" calcext:value-type="float">
            <text:p>258708</text:p>
          </table:table-cell>
          <table:table-cell office:value-type="float" office:value="5705" calcext:value-type="float">
            <text:p>5705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32.956" calcext:value-type="float">
            <text:p>232.956</text:p>
          </table:table-cell>
          <table:table-cell office:value-type="float" office:value="4.43043" calcext:value-type="float">
            <text:p>4.43043</text:p>
          </table:table-cell>
          <table:table-cell office:value-type="float" office:value="239.694" calcext:value-type="float">
            <text:p>239.694</text:p>
          </table:table-cell>
          <table:table-cell office:value-type="float" office:value="0.005" calcext:value-type="float">
            <text:p>0.005</text:p>
          </table:table-cell>
          <table:table-cell office:value-type="float" office:value="31.4244761905" calcext:value-type="float">
            <text:p>31.4244761905</text:p>
          </table:table-cell>
          <table:table-cell office:value-type="float" office:value="0.132" calcext:value-type="float">
            <text:p>0.132</text:p>
          </table:table-cell>
          <table:table-cell office:value-type="float" office:value="-0.628888714286" calcext:value-type="float">
            <text:p>-0.628888714286</text:p>
          </table:table-cell>
          <table:table-cell office:value-type="float" office:value="0.608632428571" calcext:value-type="float">
            <text:p>0.608632428571</text:p>
          </table:table-cell>
          <table:table-cell office:value-type="float" office:value="0.483784107143" calcext:value-type="float">
            <text:p>0.483784107143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258712" calcext:value-type="float">
            <text:p>258712</text:p>
          </table:table-cell>
          <table:table-cell office:value-type="float" office:value="7710" calcext:value-type="float">
            <text:p>771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737" calcext:value-type="float">
            <text:p>232.737</text:p>
          </table:table-cell>
          <table:table-cell office:value-type="float" office:value="4.53031" calcext:value-type="float">
            <text:p>4.53031</text:p>
          </table:table-cell>
          <table:table-cell office:value-type="float" office:value="240.113" calcext:value-type="float">
            <text:p>240.113</text:p>
          </table:table-cell>
          <table:table-cell office:value-type="float" office:value="0.004" calcext:value-type="float">
            <text:p>0.004</text:p>
          </table:table-cell>
          <table:table-cell office:value-type="float" office:value="49.0326190476" calcext:value-type="float">
            <text:p>49.0326190476</text:p>
          </table:table-cell>
          <table:table-cell office:value-type="float" office:value="0.106" calcext:value-type="float">
            <text:p>0.106</text:p>
          </table:table-cell>
          <table:table-cell office:value-type="float" office:value="-0.809962607143" calcext:value-type="float">
            <text:p>-0.809962607143</text:p>
          </table:table-cell>
          <table:table-cell office:value-type="float" office:value="0.323614892857" calcext:value-type="float">
            <text:p>0.323614892857</text:p>
          </table:table-cell>
          <table:table-cell office:value-type="float" office:value="0.489084892857" calcext:value-type="float">
            <text:p>0.489084892857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258714" calcext:value-type="float">
            <text:p>258714</text:p>
          </table:table-cell>
          <table:table-cell office:value-type="float" office:value="6270" calcext:value-type="float">
            <text:p>627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1.721" calcext:value-type="float">
            <text:p>231.721</text:p>
          </table:table-cell>
          <table:table-cell office:value-type="float" office:value="3.99844" calcext:value-type="float">
            <text:p>3.99844</text:p>
          </table:table-cell>
          <table:table-cell office:value-type="float" office:value="237.779" calcext:value-type="float">
            <text:p>237.779</text:p>
          </table:table-cell>
          <table:table-cell office:value-type="float" office:value="0.004" calcext:value-type="float">
            <text:p>0.004</text:p>
          </table:table-cell>
          <table:table-cell office:value-type="float" office:value="38.8394375" calcext:value-type="float">
            <text:p>38.8394375</text:p>
          </table:table-cell>
          <table:table-cell office:value-type="float" office:value="0.094" calcext:value-type="float">
            <text:p>0.094</text:p>
          </table:table-cell>
          <table:table-cell office:value-type="float" office:value="-0.854178318182" calcext:value-type="float">
            <text:p>-0.854178318182</text:p>
          </table:table-cell>
          <table:table-cell office:value-type="float" office:value="0.503976863636" calcext:value-type="float">
            <text:p>0.503976863636</text:p>
          </table:table-cell>
          <table:table-cell office:value-type="float" office:value="0.127975772727" calcext:value-type="float">
            <text:p>0.127975772727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258716" calcext:value-type="float">
            <text:p>258716</text:p>
          </table:table-cell>
          <table:table-cell office:value-type="float" office:value="9600" calcext:value-type="float">
            <text:p>960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2.285" calcext:value-type="float">
            <text:p>232.285</text:p>
          </table:table-cell>
          <table:table-cell office:value-type="float" office:value="5.03931" calcext:value-type="float">
            <text:p>5.03931</text:p>
          </table:table-cell>
          <table:table-cell office:value-type="float" office:value="240.018" calcext:value-type="float">
            <text:p>24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.8595238095" calcext:value-type="float">
            <text:p>20.8595238095</text:p>
          </table:table-cell>
          <table:table-cell office:value-type="float" office:value="0.135" calcext:value-type="float">
            <text:p>0.135</text:p>
          </table:table-cell>
          <table:table-cell office:value-type="float" office:value="-0.694341642857" calcext:value-type="float">
            <text:p>-0.694341642857</text:p>
          </table:table-cell>
          <table:table-cell office:value-type="float" office:value="0.701566892857" calcext:value-type="float">
            <text:p>0.701566892857</text:p>
          </table:table-cell>
          <table:table-cell office:value-type="float" office:value="-0.160225107143" calcext:value-type="float">
            <text:p>-0.160225107143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258633" calcext:value-type="float">
            <text:p>258633</text:p>
          </table:table-cell>
          <table:table-cell office:value-type="float" office:value="5770" calcext:value-type="float">
            <text:p>577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5.925" calcext:value-type="float">
            <text:p>235.925</text:p>
          </table:table-cell>
          <table:table-cell office:value-type="float" office:value="3.94988" calcext:value-type="float">
            <text:p>3.94988</text:p>
          </table:table-cell>
          <table:table-cell office:value-type="float" office:value="242.335" calcext:value-type="float">
            <text:p>242.335</text:p>
          </table:table-cell>
          <table:table-cell office:value-type="float" office:value="0.004" calcext:value-type="float">
            <text:p>0.004</text:p>
          </table:table-cell>
          <table:table-cell office:value-type="float" office:value="14.3857142857" calcext:value-type="float">
            <text:p>14.3857142857</text:p>
          </table:table-cell>
          <table:table-cell office:value-type="float" office:value="0.15" calcext:value-type="float">
            <text:p>0.15</text:p>
          </table:table-cell>
          <table:table-cell office:value-type="float" office:value="-0.630080857143" calcext:value-type="float">
            <text:p>-0.630080857143</text:p>
          </table:table-cell>
          <table:table-cell office:value-type="float" office:value="0.161896428571" calcext:value-type="float">
            <text:p>0.161896428571</text:p>
          </table:table-cell>
          <table:table-cell office:value-type="float" office:value="-0.75916225" calcext:value-type="float">
            <text:p>-0.75916225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258721" calcext:value-type="float">
            <text:p>258721</text:p>
          </table:table-cell>
          <table:table-cell office:value-type="float" office:value="6560" calcext:value-type="float">
            <text:p>656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7.354" calcext:value-type="float">
            <text:p>237.354</text:p>
          </table:table-cell>
          <table:table-cell office:value-type="float" office:value="4.20207" calcext:value-type="float">
            <text:p>4.20207</text:p>
          </table:table-cell>
          <table:table-cell office:value-type="float" office:value="245.056" calcext:value-type="float">
            <text:p>245.056</text:p>
          </table:table-cell>
          <table:table-cell office:value-type="float" office:value="0.008" calcext:value-type="float">
            <text:p>0.008</text:p>
          </table:table-cell>
          <table:table-cell office:value-type="float" office:value="59.4686666667" calcext:value-type="float">
            <text:p>59.4686666667</text:p>
          </table:table-cell>
          <table:table-cell office:value-type="float" office:value="0.267" calcext:value-type="float">
            <text:p>0.267</text:p>
          </table:table-cell>
          <table:table-cell office:value-type="float" office:value="-0.989275428571" calcext:value-type="float">
            <text:p>-0.989275428571</text:p>
          </table:table-cell>
          <table:table-cell office:value-type="float" office:value="-0.0678143285714" calcext:value-type="float">
            <text:p>-0.0678143285714</text:p>
          </table:table-cell>
          <table:table-cell office:value-type="float" office:value="-0.129293964286" calcext:value-type="float">
            <text:p>-0.129293964286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258723" calcext:value-type="float">
            <text:p>258723</text:p>
          </table:table-cell>
          <table:table-cell office:value-type="float" office:value="7950" calcext:value-type="float">
            <text:p>795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0.664" calcext:value-type="float">
            <text:p>230.664</text:p>
          </table:table-cell>
          <table:table-cell office:value-type="float" office:value="4.16953" calcext:value-type="float">
            <text:p>4.16953</text:p>
          </table:table-cell>
          <table:table-cell office:value-type="float" office:value="236.648" calcext:value-type="float">
            <text:p>236.648</text:p>
          </table:table-cell>
          <table:table-cell office:value-type="float" office:value="0.005" calcext:value-type="float">
            <text:p>0.005</text:p>
          </table:table-cell>
          <table:table-cell office:value-type="float" office:value="41.6286190476" calcext:value-type="float">
            <text:p>41.6286190476</text:p>
          </table:table-cell>
          <table:table-cell office:value-type="float" office:value="0.115" calcext:value-type="float">
            <text:p>0.115</text:p>
          </table:table-cell>
          <table:table-cell office:value-type="float" office:value="-0.974824642857" calcext:value-type="float">
            <text:p>-0.974824642857</text:p>
          </table:table-cell>
          <table:table-cell office:value-type="float" office:value="0.161171964286" calcext:value-type="float">
            <text:p>0.161171964286</text:p>
          </table:table-cell>
          <table:table-cell office:value-type="float" office:value="0.154046" calcext:value-type="float">
            <text:p>0.154046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258727" calcext:value-type="float">
            <text:p>258727</text:p>
          </table:table-cell>
          <table:table-cell office:value-type="float" office:value="6715" calcext:value-type="float">
            <text:p>6715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office:value-type="float" office:value="236.09" calcext:value-type="float">
            <text:p>236.09</text:p>
          </table:table-cell>
          <table:table-cell office:value-type="float" office:value="5.82411" calcext:value-type="float">
            <text:p>5.82411</text:p>
          </table:table-cell>
          <table:table-cell office:value-type="float" office:value="241.795" calcext:value-type="float">
            <text:p>241.795</text:p>
          </table:table-cell>
          <table:table-cell office:value-type="float" office:value="0.007" calcext:value-type="float">
            <text:p>0.007</text:p>
          </table:table-cell>
          <table:table-cell office:value-type="float" office:value="16.7665714286" calcext:value-type="float">
            <text:p>16.7665714286</text:p>
          </table:table-cell>
          <table:table-cell office:value-type="float" office:value="0.171" calcext:value-type="float">
            <text:p>0.171</text:p>
          </table:table-cell>
          <table:table-cell office:value-type="float" office:value="-0.932328964286" calcext:value-type="float">
            <text:p>-0.932328964286</text:p>
          </table:table-cell>
          <table:table-cell office:value-type="float" office:value="0.3242495" calcext:value-type="float">
            <text:p>0.3242495</text:p>
          </table:table-cell>
          <table:table-cell office:value-type="float" office:value="-0.160045714286" calcext:value-type="float">
            <text:p>-0.160045714286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258747" calcext:value-type="float">
            <text:p>258747</text:p>
          </table:table-cell>
          <table:table-cell office:value-type="float" office:value="6398" calcext:value-type="float">
            <text:p>6398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office:value-type="float" office:value="232.165" calcext:value-type="float">
            <text:p>232.165</text:p>
          </table:table-cell>
          <table:table-cell office:value-type="float" office:value="4.1904" calcext:value-type="float">
            <text:p>4.1904</text:p>
          </table:table-cell>
          <table:table-cell office:value-type="float" office:value="238.981" calcext:value-type="float">
            <text:p>238.981</text:p>
          </table:table-cell>
          <table:table-cell office:value-type="float" office:value="0.004" calcext:value-type="float">
            <text:p>0.004</text:p>
          </table:table-cell>
          <table:table-cell office:value-type="float" office:value="51.1262380952" calcext:value-type="float">
            <text:p>51.1262380952</text:p>
          </table:table-cell>
          <table:table-cell office:value-type="float" office:value="0.115" calcext:value-type="float">
            <text:p>0.115</text:p>
          </table:table-cell>
          <table:table-cell office:value-type="float" office:value="-0.849143321429" calcext:value-type="float">
            <text:p>-0.849143321429</text:p>
          </table:table-cell>
          <table:table-cell office:value-type="float" office:value="-0.109755821429" calcext:value-type="float">
            <text:p>-0.109755821429</text:p>
          </table:table-cell>
          <table:table-cell office:value-type="float" office:value="0.516624607143" calcext:value-type="float">
            <text:p>0.51662460714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258749" calcext:value-type="float">
            <text:p>258749</text:p>
          </table:table-cell>
          <table:table-cell office:value-type="float" office:value="7533" calcext:value-type="float">
            <text:p>7533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777" calcext:value-type="float">
            <text:p>232.777</text:p>
          </table:table-cell>
          <table:table-cell office:value-type="float" office:value="4.38891" calcext:value-type="float">
            <text:p>4.38891</text:p>
          </table:table-cell>
          <table:table-cell office:value-type="float" office:value="239.567" calcext:value-type="float">
            <text:p>239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52.064047619" calcext:value-type="float">
            <text:p>52.064047619</text:p>
          </table:table-cell>
          <table:table-cell office:value-type="float" office:value="0.121" calcext:value-type="float">
            <text:p>0.121</text:p>
          </table:table-cell>
          <table:table-cell office:value-type="float" office:value="-0.727001" calcext:value-type="float">
            <text:p>-0.727001</text:p>
          </table:table-cell>
          <table:table-cell office:value-type="float" office:value="-0.482965142857" calcext:value-type="float">
            <text:p>-0.482965142857</text:p>
          </table:table-cell>
          <table:table-cell office:value-type="float" office:value="0.488062321429" calcext:value-type="float">
            <text:p>0.488062321429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258751" calcext:value-type="float">
            <text:p>258751</text:p>
          </table:table-cell>
          <table:table-cell office:value-type="float" office:value="6990" calcext:value-type="float">
            <text:p>699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28.123" calcext:value-type="float">
            <text:p>228.123</text:p>
          </table:table-cell>
          <table:table-cell office:value-type="float" office:value="4.24515" calcext:value-type="float">
            <text:p>4.24515</text:p>
          </table:table-cell>
          <table:table-cell office:value-type="float" office:value="233.907" calcext:value-type="float">
            <text:p>233.907</text:p>
          </table:table-cell>
          <table:table-cell office:value-type="float" office:value="0.004" calcext:value-type="float">
            <text:p>0.004</text:p>
          </table:table-cell>
          <table:table-cell office:value-type="float" office:value="46.6138095238" calcext:value-type="float">
            <text:p>46.6138095238</text:p>
          </table:table-cell>
          <table:table-cell office:value-type="float" office:value="0.1" calcext:value-type="float">
            <text:p>0.1</text:p>
          </table:table-cell>
          <table:table-cell office:value-type="float" office:value="-0.729625928571" calcext:value-type="float">
            <text:p>-0.729625928571</text:p>
          </table:table-cell>
          <table:table-cell office:value-type="float" office:value="-0.673349964286" calcext:value-type="float">
            <text:p>-0.673349964286</text:p>
          </table:table-cell>
          <table:table-cell office:value-type="float" office:value="0.119045" calcext:value-type="float">
            <text:p>0.119045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258754" calcext:value-type="float">
            <text:p>258754</text:p>
          </table:table-cell>
          <table:table-cell office:value-type="float" office:value="6025" calcext:value-type="float">
            <text:p>6025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office:value-type="float" office:value="232.505" calcext:value-type="float">
            <text:p>232.505</text:p>
          </table:table-cell>
          <table:table-cell office:value-type="float" office:value="5.53737" calcext:value-type="float">
            <text:p>5.53737</text:p>
          </table:table-cell>
          <table:table-cell office:value-type="float" office:value="241.45" calcext:value-type="float">
            <text:p>241.45</text:p>
          </table:table-cell>
          <table:table-cell office:value-type="float" office:value="0.006" calcext:value-type="float">
            <text:p>0.006</text:p>
          </table:table-cell>
          <table:table-cell office:value-type="float" office:value="46.1426190476" calcext:value-type="float">
            <text:p>46.1426190476</text:p>
          </table:table-cell>
          <table:table-cell office:value-type="float" office:value="0.17" calcext:value-type="float">
            <text:p>0.17</text:p>
          </table:table-cell>
          <table:table-cell office:value-type="float" office:value="-0.845944178571" calcext:value-type="float">
            <text:p>-0.845944178571</text:p>
          </table:table-cell>
          <table:table-cell office:value-type="float" office:value="-0.515437321429" calcext:value-type="float">
            <text:p>-0.515437321429</text:p>
          </table:table-cell>
          <table:table-cell office:value-type="float" office:value="-0.136670964286" calcext:value-type="float">
            <text:p>-0.136670964286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258756" calcext:value-type="float">
            <text:p>258756</text:p>
          </table:table-cell>
          <table:table-cell office:value-type="float" office:value="6627" calcext:value-type="float">
            <text:p>6627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office:value-type="float" office:value="227.241" calcext:value-type="float">
            <text:p>227.241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233.774" calcext:value-type="float">
            <text:p>233.774</text:p>
          </table:table-cell>
          <table:table-cell office:value-type="float" office:value="0.004" calcext:value-type="float">
            <text:p>0.004</text:p>
          </table:table-cell>
          <table:table-cell office:value-type="float" office:value="47.8266190476" calcext:value-type="float">
            <text:p>47.8266190476</text:p>
          </table:table-cell>
          <table:table-cell office:value-type="float" office:value="0.108" calcext:value-type="float">
            <text:p>0.108</text:p>
          </table:table-cell>
          <table:table-cell office:value-type="float" office:value="-0.917581178571" calcext:value-type="float">
            <text:p>-0.917581178571</text:p>
          </table:table-cell>
          <table:table-cell office:value-type="float" office:value="-0.34783025" calcext:value-type="float">
            <text:p>-0.34783025</text:p>
          </table:table-cell>
          <table:table-cell office:value-type="float" office:value="0.192498964286" calcext:value-type="float">
            <text:p>0.192498964286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258760" calcext:value-type="float">
            <text:p>258760</text:p>
          </table:table-cell>
          <table:table-cell office:value-type="float" office:value="6440" calcext:value-type="float">
            <text:p>644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5.629" calcext:value-type="float">
            <text:p>235.629</text:p>
          </table:table-cell>
          <table:table-cell office:value-type="float" office:value="5.98869" calcext:value-type="float">
            <text:p>5.98869</text:p>
          </table:table-cell>
          <table:table-cell office:value-type="float" office:value="242.769" calcext:value-type="float">
            <text:p>242.769</text:p>
          </table:table-cell>
          <table:table-cell office:value-type="float" office:value="0.005" calcext:value-type="float">
            <text:p>0.005</text:p>
          </table:table-cell>
          <table:table-cell office:value-type="float" office:value="10.6251904762" calcext:value-type="float">
            <text:p>10.6251904762</text:p>
          </table:table-cell>
          <table:table-cell office:value-type="float" office:value="0.151" calcext:value-type="float">
            <text:p>0.151</text:p>
          </table:table-cell>
          <table:table-cell office:value-type="float" office:value="-0.585811392857" calcext:value-type="float">
            <text:p>-0.585811392857</text:p>
          </table:table-cell>
          <table:table-cell office:value-type="float" office:value="-0.800551571429" calcext:value-type="float">
            <text:p>-0.800551571429</text:p>
          </table:table-cell>
          <table:table-cell office:value-type="float" office:value="-0.125427928571" calcext:value-type="float">
            <text:p>-0.125427928571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258762" calcext:value-type="float">
            <text:p>258762</text:p>
          </table:table-cell>
          <table:table-cell office:value-type="float" office:value="6903" calcext:value-type="float">
            <text:p>6903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33.479" calcext:value-type="float">
            <text:p>233.479</text:p>
          </table:table-cell>
          <table:table-cell office:value-type="float" office:value="4.03687" calcext:value-type="float">
            <text:p>4.03687</text:p>
          </table:table-cell>
          <table:table-cell office:value-type="float" office:value="240.641" calcext:value-type="float">
            <text:p>240.641</text:p>
          </table:table-cell>
          <table:table-cell office:value-type="float" office:value="0.004" calcext:value-type="float">
            <text:p>0.004</text:p>
          </table:table-cell>
          <table:table-cell office:value-type="float" office:value="44.7582380952" calcext:value-type="float">
            <text:p>44.7582380952</text:p>
          </table:table-cell>
          <table:table-cell office:value-type="float" office:value="0.132" calcext:value-type="float">
            <text:p>0.132</text:p>
          </table:table-cell>
          <table:table-cell office:value-type="float" office:value="-0.443665321429" calcext:value-type="float">
            <text:p>-0.443665321429</text:p>
          </table:table-cell>
          <table:table-cell office:value-type="float" office:value="-0.556812214286" calcext:value-type="float">
            <text:p>-0.556812214286</text:p>
          </table:table-cell>
          <table:table-cell office:value-type="float" office:value="0.702198535714" calcext:value-type="float">
            <text:p>0.70219853571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258764" calcext:value-type="float">
            <text:p>258764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office:value-type="float" office:value="233.823" calcext:value-type="float">
            <text:p>233.823</text:p>
          </table:table-cell>
          <table:table-cell office:value-type="float" office:value="3.999" calcext:value-type="float">
            <text:p>3.999</text:p>
          </table:table-cell>
          <table:table-cell office:value-type="float" office:value="240.737" calcext:value-type="float">
            <text:p>240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38.2540952381" calcext:value-type="float">
            <text:p>38.254095238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71617821429" calcext:value-type="float">
            <text:p>-0.171617821429</text:p>
          </table:table-cell>
          <table:table-cell office:value-type="float" office:value="-0.250777892857" calcext:value-type="float">
            <text:p>-0.250777892857</text:p>
          </table:table-cell>
          <table:table-cell office:value-type="float" office:value="0.952698928571" calcext:value-type="float">
            <text:p>0.952698928571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258766" calcext:value-type="float">
            <text:p>258766</text:p>
          </table:table-cell>
          <table:table-cell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office:value-type="float" office:value="233.234" calcext:value-type="float">
            <text:p>233.234</text:p>
          </table:table-cell>
          <table:table-cell office:value-type="float" office:value="3.96521" calcext:value-type="float">
            <text:p>3.96521</text:p>
          </table:table-cell>
          <table:table-cell office:value-type="float" office:value="239.897" calcext:value-type="float">
            <text:p>239.897</text:p>
          </table:table-cell>
          <table:table-cell office:value-type="float" office:value="0.004" calcext:value-type="float">
            <text:p>0.004</text:p>
          </table:table-cell>
          <table:table-cell office:value-type="float" office:value="19.1603333333" calcext:value-type="float">
            <text:p>19.1603333333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525146035714" calcext:value-type="float">
            <text:p>-0.0525146035714</text:p>
          </table:table-cell>
          <table:table-cell office:value-type="float" office:value="0.0150777964286" calcext:value-type="float">
            <text:p>0.0150777964286</text:p>
          </table:table-cell>
          <table:table-cell office:value-type="float" office:value="0.998504285714" calcext:value-type="float">
            <text:p>0.99850428571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258772" calcext:value-type="float">
            <text:p>258772</text:p>
          </table:table-cell>
          <table:table-cell office:value-type="float" office:value="6828" calcext:value-type="float">
            <text:p>6828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office:value-type="float" office:value="229.489" calcext:value-type="float">
            <text:p>229.489</text:p>
          </table:table-cell>
          <table:table-cell office:value-type="float" office:value="4.0947" calcext:value-type="float">
            <text:p>4.0947</text:p>
          </table:table-cell>
          <table:table-cell office:value-type="float" office:value="236.344" calcext:value-type="float">
            <text:p>236.344</text:p>
          </table:table-cell>
          <table:table-cell office:value-type="float" office:value="0.004" calcext:value-type="float">
            <text:p>0.004</text:p>
          </table:table-cell>
          <table:table-cell office:value-type="float" office:value="31.714952381" calcext:value-type="float">
            <text:p>31.71495238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9501321429" calcext:value-type="float">
            <text:p>0.149501321429</text:p>
          </table:table-cell>
          <table:table-cell office:value-type="float" office:value="-0.243263464286" calcext:value-type="float">
            <text:p>-0.243263464286</text:p>
          </table:table-cell>
          <table:table-cell office:value-type="float" office:value="0.958353428571" calcext:value-type="float">
            <text:p>0.95835342857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258774" calcext:value-type="float">
            <text:p>258774</text:p>
          </table:table-cell>
          <table:table-cell office:value-type="float" office:value="6365" calcext:value-type="float">
            <text:p>636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28.446" calcext:value-type="float">
            <text:p>228.446</text:p>
          </table:table-cell>
          <table:table-cell office:value-type="float" office:value="3.97334" calcext:value-type="float">
            <text:p>3.97334</text:p>
          </table:table-cell>
          <table:table-cell office:value-type="float" office:value="235.686" calcext:value-type="float">
            <text:p>235.686</text:p>
          </table:table-cell>
          <table:table-cell office:value-type="float" office:value="0.004" calcext:value-type="float">
            <text:p>0.004</text:p>
          </table:table-cell>
          <table:table-cell office:value-type="float" office:value="54.4915238095" calcext:value-type="float">
            <text:p>54.4915238095</text:p>
          </table:table-cell>
          <table:table-cell office:value-type="float" office:value="0.143" calcext:value-type="float">
            <text:p>0.143</text:p>
          </table:table-cell>
          <table:table-cell office:value-type="float" office:value="0.393483285714" calcext:value-type="float">
            <text:p>0.393483285714</text:p>
          </table:table-cell>
          <table:table-cell office:value-type="float" office:value="-0.546774142857" calcext:value-type="float">
            <text:p>-0.546774142857</text:p>
          </table:table-cell>
          <table:table-cell office:value-type="float" office:value="0.739033714286" calcext:value-type="float">
            <text:p>0.739033714286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258776" calcext:value-type="float">
            <text:p>258776</text:p>
          </table:table-cell>
          <table:table-cell office:value-type="float" office:value="8755" calcext:value-type="float">
            <text:p>875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9.042" calcext:value-type="float">
            <text:p>229.042</text:p>
          </table:table-cell>
          <table:table-cell office:value-type="float" office:value="4.02048" calcext:value-type="float">
            <text:p>4.02048</text:p>
          </table:table-cell>
          <table:table-cell office:value-type="float" office:value="236.204" calcext:value-type="float">
            <text:p>236.204</text:p>
          </table:table-cell>
          <table:table-cell office:value-type="float" office:value="0.004" calcext:value-type="float">
            <text:p>0.004</text:p>
          </table:table-cell>
          <table:table-cell office:value-type="float" office:value="47.2371428571" calcext:value-type="float">
            <text:p>47.237142857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997920678571" calcext:value-type="float">
            <text:p>0.00997920678571</text:p>
          </table:table-cell>
          <table:table-cell office:value-type="float" office:value="-0.65070875" calcext:value-type="float">
            <text:p>-0.65070875</text:p>
          </table:table-cell>
          <table:table-cell office:value-type="float" office:value="0.759230392857" calcext:value-type="float">
            <text:p>0.759230392857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258778" calcext:value-type="float">
            <text:p>258778</text:p>
          </table:table-cell>
          <table:table-cell office:value-type="float" office:value="6762" calcext:value-type="float">
            <text:p>6762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9.3" calcext:value-type="float">
            <text:p>229.3</text:p>
          </table:table-cell>
          <table:table-cell office:value-type="float" office:value="4.19253" calcext:value-type="float">
            <text:p>4.19253</text:p>
          </table:table-cell>
          <table:table-cell office:value-type="float" office:value="236.115" calcext:value-type="float">
            <text:p>236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19.5752857143" calcext:value-type="float">
            <text:p>19.5752857143</text:p>
          </table:table-cell>
          <table:table-cell office:value-type="float" office:value="0.126" calcext:value-type="float">
            <text:p>0.126</text:p>
          </table:table-cell>
          <table:table-cell office:value-type="float" office:value="0.705246642857" calcext:value-type="float">
            <text:p>0.705246642857</text:p>
          </table:table-cell>
          <table:table-cell office:value-type="float" office:value="0.241649714286" calcext:value-type="float">
            <text:p>0.241649714286</text:p>
          </table:table-cell>
          <table:table-cell office:value-type="float" office:value="0.66649725" calcext:value-type="float">
            <text:p>0.66649725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258780" calcext:value-type="float">
            <text:p>258780</text:p>
          </table:table-cell>
          <table:table-cell office:value-type="float" office:value="7547" calcext:value-type="float">
            <text:p>7547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9.141" calcext:value-type="float">
            <text:p>229.141</text:p>
          </table:table-cell>
          <table:table-cell office:value-type="float" office:value="3.91321" calcext:value-type="float">
            <text:p>3.91321</text:p>
          </table:table-cell>
          <table:table-cell office:value-type="float" office:value="236.04" calcext:value-type="float">
            <text:p>236.04</text:p>
          </table:table-cell>
          <table:table-cell office:value-type="float" office:value="0.004" calcext:value-type="float">
            <text:p>0.004</text:p>
          </table:table-cell>
          <table:table-cell office:value-type="float" office:value="48.1557142857" calcext:value-type="float">
            <text:p>48.1557142857</text:p>
          </table:table-cell>
          <table:table-cell office:value-type="float" office:value="0.151" calcext:value-type="float">
            <text:p>0.151</text:p>
          </table:table-cell>
          <table:table-cell office:value-type="float" office:value="0.290852285714" calcext:value-type="float">
            <text:p>0.290852285714</text:p>
          </table:table-cell>
          <table:table-cell office:value-type="float" office:value="0.127342642857" calcext:value-type="float">
            <text:p>0.127342642857</text:p>
          </table:table-cell>
          <table:table-cell office:value-type="float" office:value="0.94822875" calcext:value-type="float">
            <text:p>0.9482287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258782" calcext:value-type="float">
            <text:p>258782</text:p>
          </table:table-cell>
          <table:table-cell office:value-type="float" office:value="8187" calcext:value-type="float">
            <text:p>818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29.935" calcext:value-type="float">
            <text:p>229.935</text:p>
          </table:table-cell>
          <table:table-cell office:value-type="float" office:value="4.13972" calcext:value-type="float">
            <text:p>4.13972</text:p>
          </table:table-cell>
          <table:table-cell office:value-type="float" office:value="236.882" calcext:value-type="float">
            <text:p>236.882</text:p>
          </table:table-cell>
          <table:table-cell office:value-type="float" office:value="0.004" calcext:value-type="float">
            <text:p>0.004</text:p>
          </table:table-cell>
          <table:table-cell office:value-type="float" office:value="29.5276190476" calcext:value-type="float">
            <text:p>29.5276190476</text:p>
          </table:table-cell>
          <table:table-cell office:value-type="float" office:value="0.129" calcext:value-type="float">
            <text:p>0.129</text:p>
          </table:table-cell>
          <table:table-cell office:value-type="float" office:value="0.590366714286" calcext:value-type="float">
            <text:p>0.590366714286</text:p>
          </table:table-cell>
          <table:table-cell office:value-type="float" office:value="-0.232335321429" calcext:value-type="float">
            <text:p>-0.232335321429</text:p>
          </table:table-cell>
          <table:table-cell office:value-type="float" office:value="0.772947357143" calcext:value-type="float">
            <text:p>0.772947357143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258784" calcext:value-type="float">
            <text:p>258784</text:p>
          </table:table-cell>
          <table:table-cell office:value-type="float" office:value="5530" calcext:value-type="float">
            <text:p>553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1.691" calcext:value-type="float">
            <text:p>231.691</text:p>
          </table:table-cell>
          <table:table-cell office:value-type="float" office:value="4.05878" calcext:value-type="float">
            <text:p>4.05878</text:p>
          </table:table-cell>
          <table:table-cell office:value-type="float" office:value="238.659" calcext:value-type="float">
            <text:p>238.659</text:p>
          </table:table-cell>
          <table:table-cell office:value-type="float" office:value="0.004" calcext:value-type="float">
            <text:p>0.004</text:p>
          </table:table-cell>
          <table:table-cell office:value-type="float" office:value="50.37675" calcext:value-type="float">
            <text:p>50.376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45132554545" calcext:value-type="float">
            <text:p>0.0145132554545</text:p>
          </table:table-cell>
          <table:table-cell office:value-type="float" office:value="0.720765181818" calcext:value-type="float">
            <text:p>0.720765181818</text:p>
          </table:table-cell>
          <table:table-cell office:value-type="float" office:value="0.692971545455" calcext:value-type="float">
            <text:p>0.692971545455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258787" calcext:value-type="float">
            <text:p>258787</text:p>
          </table:table-cell>
          <table:table-cell office:value-type="float" office:value="8698" calcext:value-type="float">
            <text:p>8698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3.893" calcext:value-type="float">
            <text:p>233.893</text:p>
          </table:table-cell>
          <table:table-cell office:value-type="float" office:value="4.08935" calcext:value-type="float">
            <text:p>4.08935</text:p>
          </table:table-cell>
          <table:table-cell office:value-type="float" office:value="241.058" calcext:value-type="float">
            <text:p>241.058</text:p>
          </table:table-cell>
          <table:table-cell office:value-type="float" office:value="0.004" calcext:value-type="float">
            <text:p>0.004</text:p>
          </table:table-cell>
          <table:table-cell office:value-type="float" office:value="53.5682857143" calcext:value-type="float">
            <text:p>53.5682857143</text:p>
          </table:table-cell>
          <table:table-cell office:value-type="float" office:value="0.147" calcext:value-type="float">
            <text:p>0.147</text:p>
          </table:table-cell>
          <table:table-cell office:value-type="float" office:value="-0.00730440892857" calcext:value-type="float">
            <text:p>-0.00730440892857</text:p>
          </table:table-cell>
          <table:table-cell office:value-type="float" office:value="0.31026725" calcext:value-type="float">
            <text:p>0.31026725</text:p>
          </table:table-cell>
          <table:table-cell office:value-type="float" office:value="0.950604785714" calcext:value-type="float">
            <text:p>0.950604785714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258793" calcext:value-type="float">
            <text:p>258793</text:p>
          </table:table-cell>
          <table:table-cell office:value-type="float" office:value="9310" calcext:value-type="float">
            <text:p>931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4.191" calcext:value-type="float">
            <text:p>234.191</text:p>
          </table:table-cell>
          <table:table-cell office:value-type="float" office:value="4.08446" calcext:value-type="float">
            <text:p>4.08446</text:p>
          </table:table-cell>
          <table:table-cell office:value-type="float" office:value="240.973" calcext:value-type="float">
            <text:p>240.973</text:p>
          </table:table-cell>
          <table:table-cell office:value-type="float" office:value="0.004" calcext:value-type="float">
            <text:p>0.004</text:p>
          </table:table-cell>
          <table:table-cell office:value-type="float" office:value="21.265952381" calcext:value-type="float">
            <text:p>21.26595238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24011428571" calcext:value-type="float">
            <text:p>0.324011428571</text:p>
          </table:table-cell>
          <table:table-cell office:value-type="float" office:value="0.526168142857" calcext:value-type="float">
            <text:p>0.526168142857</text:p>
          </table:table-cell>
          <table:table-cell office:value-type="float" office:value="0.786205821429" calcext:value-type="float">
            <text:p>0.786205821429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258797" calcext:value-type="float">
            <text:p>258797</text:p>
          </table:table-cell>
          <table:table-cell office:value-type="float" office:value="6135" calcext:value-type="float">
            <text:p>6135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231.19" calcext:value-type="float">
            <text:p>231.19</text:p>
          </table:table-cell>
          <table:table-cell office:value-type="float" office:value="4.0644" calcext:value-type="float">
            <text:p>4.0644</text:p>
          </table:table-cell>
          <table:table-cell office:value-type="float" office:value="238.239" calcext:value-type="float">
            <text:p>238.239</text:p>
          </table:table-cell>
          <table:table-cell office:value-type="float" office:value="0.004" calcext:value-type="float">
            <text:p>0.004</text:p>
          </table:table-cell>
          <table:table-cell office:value-type="float" office:value="54.23775" calcext:value-type="float">
            <text:p>54.23775</text:p>
          </table:table-cell>
          <table:table-cell office:value-type="float" office:value="0.128" calcext:value-type="float">
            <text:p>0.128</text:p>
          </table:table-cell>
          <table:table-cell office:value-type="float" office:value="-0.681042772727" calcext:value-type="float">
            <text:p>-0.681042772727</text:p>
          </table:table-cell>
          <table:table-cell office:value-type="float" office:value="0.238615772727" calcext:value-type="float">
            <text:p>0.238615772727</text:p>
          </table:table-cell>
          <table:table-cell office:value-type="float" office:value="0.69223" calcext:value-type="float">
            <text:p>0.69223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258799" calcext:value-type="float">
            <text:p>258799</text:p>
          </table:table-cell>
          <table:table-cell office:value-type="float" office:value="6285" calcext:value-type="float">
            <text:p>628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29.07" calcext:value-type="float">
            <text:p>229.07</text:p>
          </table:table-cell>
          <table:table-cell office:value-type="float" office:value="4.07649" calcext:value-type="float">
            <text:p>4.07649</text:p>
          </table:table-cell>
          <table:table-cell office:value-type="float" office:value="236.037" calcext:value-type="float">
            <text:p>236.037</text:p>
          </table:table-cell>
          <table:table-cell office:value-type="float" office:value="0.004" calcext:value-type="float">
            <text:p>0.004</text:p>
          </table:table-cell>
          <table:table-cell office:value-type="float" office:value="58.0914761905" calcext:value-type="float">
            <text:p>58.0914761905</text:p>
          </table:table-cell>
          <table:table-cell office:value-type="float" office:value="0.155" calcext:value-type="float">
            <text:p>0.155</text:p>
          </table:table-cell>
          <table:table-cell office:value-type="float" office:value="-0.297330928571" calcext:value-type="float">
            <text:p>-0.297330928571</text:p>
          </table:table-cell>
          <table:table-cell office:value-type="float" office:value="0.0743596142857" calcext:value-type="float">
            <text:p>0.0743596142857</text:p>
          </table:table-cell>
          <table:table-cell office:value-type="float" office:value="0.951863857143" calcext:value-type="float">
            <text:p>0.95186385714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258801" calcext:value-type="float">
            <text:p>258801</text:p>
          </table:table-cell>
          <table:table-cell office:value-type="float" office:value="7700" calcext:value-type="float">
            <text:p>770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981" calcext:value-type="float">
            <text:p>232.981</text:p>
          </table:table-cell>
          <table:table-cell office:value-type="float" office:value="4.03233" calcext:value-type="float">
            <text:p>4.03233</text:p>
          </table:table-cell>
          <table:table-cell office:value-type="float" office:value="240.019" calcext:value-type="float">
            <text:p>24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64.9586190476" calcext:value-type="float">
            <text:p>64.9586190476</text:p>
          </table:table-cell>
          <table:table-cell office:value-type="float" office:value="0.14" calcext:value-type="float">
            <text:p>0.14</text:p>
          </table:table-cell>
          <table:table-cell office:value-type="float" office:value="-0.327060392857" calcext:value-type="float">
            <text:p>-0.327060392857</text:p>
          </table:table-cell>
          <table:table-cell office:value-type="float" office:value="0.525105964286" calcext:value-type="float">
            <text:p>0.525105964286</text:p>
          </table:table-cell>
          <table:table-cell office:value-type="float" office:value="0.785666178571" calcext:value-type="float">
            <text:p>0.78566617857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258803" calcext:value-type="float">
            <text:p>258803</text:p>
          </table:table-cell>
          <table:table-cell office:value-type="float" office:value="5272" calcext:value-type="float">
            <text:p>5272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office:value-type="float" office:value="234.163" calcext:value-type="float">
            <text:p>234.163</text:p>
          </table:table-cell>
          <table:table-cell office:value-type="float" office:value="4.11108" calcext:value-type="float">
            <text:p>4.11108</text:p>
          </table:table-cell>
          <table:table-cell office:value-type="float" office:value="241.276" calcext:value-type="float">
            <text:p>241.276</text:p>
          </table:table-cell>
          <table:table-cell office:value-type="float" office:value="0.004" calcext:value-type="float">
            <text:p>0.004</text:p>
          </table:table-cell>
          <table:table-cell office:value-type="float" office:value="25.6311904762" calcext:value-type="float">
            <text:p>25.6311904762</text:p>
          </table:table-cell>
          <table:table-cell office:value-type="float" office:value="0.137" calcext:value-type="float">
            <text:p>0.137</text:p>
          </table:table-cell>
          <table:table-cell office:value-type="float" office:value="-0.625640428571" calcext:value-type="float">
            <text:p>-0.625640428571</text:p>
          </table:table-cell>
          <table:table-cell office:value-type="float" office:value="-0.196869071429" calcext:value-type="float">
            <text:p>-0.196869071429</text:p>
          </table:table-cell>
          <table:table-cell office:value-type="float" office:value="0.754811142857" calcext:value-type="float">
            <text:p>0.75481114285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258809" calcext:value-type="float">
            <text:p>258809</text:p>
          </table:table-cell>
          <table:table-cell office:value-type="float" office:value="8975" calcext:value-type="float">
            <text:p>897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27.859" calcext:value-type="float">
            <text:p>227.859</text:p>
          </table:table-cell>
          <table:table-cell office:value-type="float" office:value="4.12152" calcext:value-type="float">
            <text:p>4.12152</text:p>
          </table:table-cell>
          <table:table-cell office:value-type="float" office:value="235.034" calcext:value-type="float">
            <text:p>235.034</text:p>
          </table:table-cell>
          <table:table-cell office:value-type="float" office:value="0.004" calcext:value-type="float">
            <text:p>0.004</text:p>
          </table:table-cell>
          <table:table-cell office:value-type="float" office:value="31.7422380952" calcext:value-type="float">
            <text:p>31.7422380952</text:p>
          </table:table-cell>
          <table:table-cell office:value-type="float" office:value="0.147" calcext:value-type="float">
            <text:p>0.147</text:p>
          </table:table-cell>
          <table:table-cell office:value-type="float" office:value="-0.373386035714" calcext:value-type="float">
            <text:p>-0.373386035714</text:p>
          </table:table-cell>
          <table:table-cell office:value-type="float" office:value="0.470507464286" calcext:value-type="float">
            <text:p>0.470507464286</text:p>
          </table:table-cell>
          <table:table-cell office:value-type="float" office:value="0.7994825" calcext:value-type="float">
            <text:p>0.7994825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258719" calcext:value-type="float">
            <text:p>258719</text:p>
          </table:table-cell>
          <table:table-cell office:value-type="float" office:value="8130" calcext:value-type="float">
            <text:p>8130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office:value-type="float" office:value="232.411" calcext:value-type="float">
            <text:p>232.411</text:p>
          </table:table-cell>
          <table:table-cell office:value-type="float" office:value="4.39525" calcext:value-type="float">
            <text:p>4.39525</text:p>
          </table:table-cell>
          <table:table-cell office:value-type="float" office:value="239.534" calcext:value-type="float">
            <text:p>239.534</text:p>
          </table:table-cell>
          <table:table-cell office:value-type="float" office:value="0.005" calcext:value-type="float">
            <text:p>0.005</text:p>
          </table:table-cell>
          <table:table-cell office:value-type="float" office:value="42.6010952381" calcext:value-type="float">
            <text:p>42.601095238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571290464286" calcext:value-type="float">
            <text:p>-0.571290464286</text:p>
          </table:table-cell>
          <table:table-cell office:value-type="float" office:value="0.785289785714" calcext:value-type="float">
            <text:p>0.785289785714</text:p>
          </table:table-cell>
          <table:table-cell office:value-type="float" office:value="0.238567464286" calcext:value-type="float">
            <text:p>0.238567464286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258671" calcext:value-type="float">
            <text:p>258671</text:p>
          </table:table-cell>
          <table:table-cell office:value-type="float" office:value="6912" calcext:value-type="float">
            <text:p>6912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27.703" calcext:value-type="float">
            <text:p>227.703</text:p>
          </table:table-cell>
          <table:table-cell office:value-type="float" office:value="4.01694" calcext:value-type="float">
            <text:p>4.01694</text:p>
          </table:table-cell>
          <table:table-cell office:value-type="float" office:value="233.5" calcext:value-type="float">
            <text:p>233.5</text:p>
          </table:table-cell>
          <table:table-cell office:value-type="float" office:value="0.004" calcext:value-type="float">
            <text:p>0.004</text:p>
          </table:table-cell>
          <table:table-cell office:value-type="float" office:value="30.160047619" calcext:value-type="float">
            <text:p>30.160047619</text:p>
          </table:table-cell>
          <table:table-cell office:value-type="float" office:value="0.096" calcext:value-type="float">
            <text:p>0.096</text:p>
          </table:table-cell>
          <table:table-cell office:value-type="float" office:value="0.981728857143" calcext:value-type="float">
            <text:p>0.981728857143</text:p>
          </table:table-cell>
          <table:table-cell office:value-type="float" office:value="0.0875474357143" calcext:value-type="float">
            <text:p>0.0875474357143</text:p>
          </table:table-cell>
          <table:table-cell office:value-type="float" office:value="0.168914642857" calcext:value-type="float">
            <text:p>0.168914642857</text:p>
          </table:table-cell>
          <table:table-cell table:number-columns-repeated="47"/>
        </table:table-row>
      </table:table>
      <table:table table:name="May 2020_new_ang" table:style-name="ta1">
        <table:table-column table:style-name="co1" table:default-cell-style-name="ce21"/>
        <table:table-column table:style-name="co1" table:number-columns-repeated="61" table:default-cell-style-name="Default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258566" calcext:value-type="float">
            <text:p>258566</text:p>
          </table:table-cell>
          <table:table-cell office:value-type="float" office:value="4490" calcext:value-type="float">
            <text:p>449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6.011" calcext:value-type="float">
            <text:p>236.011</text:p>
          </table:table-cell>
          <table:table-cell office:value-type="float" office:value="4.02448" calcext:value-type="float">
            <text:p>4.02448</text:p>
          </table:table-cell>
          <table:table-cell office:value-type="float" office:value="242.263" calcext:value-type="float">
            <text:p>242.263</text:p>
          </table:table-cell>
          <table:table-cell office:value-type="float" office:value="0.004" calcext:value-type="float">
            <text:p>0.004</text:p>
          </table:table-cell>
          <table:table-cell office:value-type="float" office:value="29.255" calcext:value-type="float">
            <text:p>29.255</text:p>
          </table:table-cell>
          <table:table-cell office:value-type="float" office:value="0.144" calcext:value-type="float">
            <text:p>0.144</text:p>
          </table:table-cell>
          <table:table-cell office:value-type="float" office:value="-0.128157464286" calcext:value-type="float">
            <text:p>-0.128157464286</text:p>
          </table:table-cell>
          <table:table-cell office:value-type="float" office:value="-0.179200928571" calcext:value-type="float">
            <text:p>-0.179200928571</text:p>
          </table:table-cell>
          <table:table-cell office:value-type="float" office:value="-0.975323142857" calcext:value-type="float">
            <text:p>-0.975323142857</text:p>
          </table:table-cell>
          <table:table-cell table:number-columns-repeated="3"/>
          <table:table-cell table:style-name="ce16" table:number-columns-repeated="44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258568" calcext:value-type="float">
            <text:p>258568</text:p>
          </table:table-cell>
          <table:table-cell office:value-type="float" office:value="7451" calcext:value-type="float">
            <text:p>7451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0.457" calcext:value-type="float">
            <text:p>230.457</text:p>
          </table:table-cell>
          <table:table-cell office:value-type="float" office:value="4.01915" calcext:value-type="float">
            <text:p>4.01915</text:p>
          </table:table-cell>
          <table:table-cell office:value-type="float" office:value="236.757" calcext:value-type="float">
            <text:p>236.757</text:p>
          </table:table-cell>
          <table:table-cell office:value-type="float" office:value="0.004" calcext:value-type="float">
            <text:p>0.004</text:p>
          </table:table-cell>
          <table:table-cell office:value-type="float" office:value="26.463" calcext:value-type="float">
            <text:p>26.463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604232678571" calcext:value-type="float">
            <text:p>-0.00604232678571</text:p>
          </table:table-cell>
          <table:table-cell office:value-type="float" office:value="-0.396157464286" calcext:value-type="float">
            <text:p>-0.396157464286</text:p>
          </table:table-cell>
          <table:table-cell office:value-type="float" office:value="-0.917982857143" calcext:value-type="float">
            <text:p>-0.917982857143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258570" calcext:value-type="float">
            <text:p>258570</text:p>
          </table:table-cell>
          <table:table-cell office:value-type="float" office:value="6952" calcext:value-type="float">
            <text:p>6952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29.959" calcext:value-type="float">
            <text:p>229.959</text:p>
          </table:table-cell>
          <table:table-cell office:value-type="float" office:value="4.01802" calcext:value-type="float">
            <text:p>4.01802</text:p>
          </table:table-cell>
          <table:table-cell office:value-type="float" office:value="236.132" calcext:value-type="float">
            <text:p>236.132</text:p>
          </table:table-cell>
          <table:table-cell office:value-type="float" office:value="0.004" calcext:value-type="float">
            <text:p>0.004</text:p>
          </table:table-cell>
          <table:table-cell office:value-type="float" office:value="41.793" calcext:value-type="float">
            <text:p>41.793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138755535714" calcext:value-type="float">
            <text:p>-0.0138755535714</text:p>
          </table:table-cell>
          <table:table-cell office:value-type="float" office:value="-0.645714821429" calcext:value-type="float">
            <text:p>-0.645714821429</text:p>
          </table:table-cell>
          <table:table-cell office:value-type="float" office:value="-0.763344964286" calcext:value-type="float">
            <text:p>-0.763344964286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258576" calcext:value-type="float">
            <text:p>258576</text:p>
          </table:table-cell>
          <table:table-cell office:value-type="float" office:value="8105" calcext:value-type="float">
            <text:p>810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27.501" calcext:value-type="float">
            <text:p>227.501</text:p>
          </table:table-cell>
          <table:table-cell office:value-type="float" office:value="4.19828" calcext:value-type="float">
            <text:p>4.19828</text:p>
          </table:table-cell>
          <table:table-cell office:value-type="float" office:value="234.221" calcext:value-type="float">
            <text:p>234.221</text:p>
          </table:table-cell>
          <table:table-cell office:value-type="float" office:value="0.004" calcext:value-type="float">
            <text:p>0.004</text:p>
          </table:table-cell>
          <table:table-cell office:value-type="float" office:value="98.278" calcext:value-type="float">
            <text:p>98.278</text:p>
          </table:table-cell>
          <table:table-cell office:value-type="float" office:value="0.119" calcext:value-type="float">
            <text:p>0.119</text:p>
          </table:table-cell>
          <table:table-cell office:value-type="float" office:value="0.296403892857" calcext:value-type="float">
            <text:p>0.296403892857</text:p>
          </table:table-cell>
          <table:table-cell office:value-type="float" office:value="-0.811291892857" calcext:value-type="float">
            <text:p>-0.811291892857</text:p>
          </table:table-cell>
          <table:table-cell office:value-type="float" office:value="-0.503926642857" calcext:value-type="float">
            <text:p>-0.503926642857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258578" calcext:value-type="float">
            <text:p>258578</text:p>
          </table:table-cell>
          <table:table-cell office:value-type="float" office:value="7925" calcext:value-type="float">
            <text:p>7925</text:p>
          </table:table-cell>
          <table:table-cell office:value-type="float" office:value="900" calcext:value-type="float">
            <text:p>900</text:p>
          </table:table-cell>
          <table:table-cell office:value-type="float" office:value="16.5" calcext:value-type="float">
            <text:p>16.5</text:p>
          </table:table-cell>
          <table:table-cell office:value-type="float" office:value="228.691" calcext:value-type="float">
            <text:p>228.691</text:p>
          </table:table-cell>
          <table:table-cell office:value-type="float" office:value="4.26834" calcext:value-type="float">
            <text:p>4.26834</text:p>
          </table:table-cell>
          <table:table-cell office:value-type="float" office:value="235.03" calcext:value-type="float">
            <text:p>235.03</text:p>
          </table:table-cell>
          <table:table-cell office:value-type="float" office:value="0.004" calcext:value-type="float">
            <text:p>0.004</text:p>
          </table:table-cell>
          <table:table-cell office:value-type="float" office:value="99.191" calcext:value-type="float">
            <text:p>99.1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669017678571" calcext:value-type="float">
            <text:p>0.669017678571</text:p>
          </table:table-cell>
          <table:table-cell office:value-type="float" office:value="-0.562975678571" calcext:value-type="float">
            <text:p>-0.562975678571</text:p>
          </table:table-cell>
          <table:table-cell office:value-type="float" office:value="-0.485254964286" calcext:value-type="float">
            <text:p>-0.485254964286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258580" calcext:value-type="float">
            <text:p>258580</text:p>
          </table:table-cell>
          <table:table-cell office:value-type="float" office:value="7697" calcext:value-type="float">
            <text:p>7697</text:p>
          </table:table-cell>
          <table:table-cell office:value-type="float" office:value="900" calcext:value-type="float">
            <text:p>900</text:p>
          </table:table-cell>
          <table:table-cell office:value-type="float" office:value="20.75" calcext:value-type="float">
            <text:p>20.75</text:p>
          </table:table-cell>
          <table:table-cell office:value-type="float" office:value="229.745" calcext:value-type="float">
            <text:p>229.745</text:p>
          </table:table-cell>
          <table:table-cell office:value-type="float" office:value="4.83593" calcext:value-type="float">
            <text:p>4.83593</text:p>
          </table:table-cell>
          <table:table-cell office:value-type="float" office:value="235.32" calcext:value-type="float">
            <text:p>235.32</text:p>
          </table:table-cell>
          <table:table-cell office:value-type="float" office:value="0.004" calcext:value-type="float">
            <text:p>0.004</text:p>
          </table:table-cell>
          <table:table-cell office:value-type="float" office:value="101.478" calcext:value-type="float">
            <text:p>101.478</text:p>
          </table:table-cell>
          <table:table-cell office:value-type="float" office:value="0.102" calcext:value-type="float">
            <text:p>0.102</text:p>
          </table:table-cell>
          <table:table-cell office:value-type="float" office:value="0.838973035714" calcext:value-type="float">
            <text:p>0.838973035714</text:p>
          </table:table-cell>
          <table:table-cell office:value-type="float" office:value="-0.247066785714" calcext:value-type="float">
            <text:p>-0.247066785714</text:p>
          </table:table-cell>
          <table:table-cell office:value-type="float" office:value="-0.484850035714" calcext:value-type="float">
            <text:p>-0.484850035714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258582" calcext:value-type="float">
            <text:p>258582</text:p>
          </table:table-cell>
          <table:table-cell office:value-type="float" office:value="7200" calcext:value-type="float">
            <text:p>7200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29.276" calcext:value-type="float">
            <text:p>229.276</text:p>
          </table:table-cell>
          <table:table-cell office:value-type="float" office:value="3.96412" calcext:value-type="float">
            <text:p>3.96412</text:p>
          </table:table-cell>
          <table:table-cell office:value-type="float" office:value="235.459" calcext:value-type="float">
            <text:p>235.459</text:p>
          </table:table-cell>
          <table:table-cell office:value-type="float" office:value="0.004" calcext:value-type="float">
            <text:p>0.004</text:p>
          </table:table-cell>
          <table:table-cell office:value-type="float" office:value="80.009" calcext:value-type="float">
            <text:p>80.009</text:p>
          </table:table-cell>
          <table:table-cell office:value-type="float" office:value="0.154" calcext:value-type="float">
            <text:p>0.154</text:p>
          </table:table-cell>
          <table:table-cell office:value-type="float" office:value="0.640709535714" calcext:value-type="float">
            <text:p>0.640709535714</text:p>
          </table:table-cell>
          <table:table-cell office:value-type="float" office:value="-0.248634714286" calcext:value-type="float">
            <text:p>-0.248634714286</text:p>
          </table:table-cell>
          <table:table-cell office:value-type="float" office:value="-0.725898714286" calcext:value-type="float">
            <text:p>-0.725898714286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258584" calcext:value-type="float">
            <text:p>258584</text:p>
          </table:table-cell>
          <table:table-cell office:value-type="float" office:value="8150" calcext:value-type="float">
            <text:p>815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29.365" calcext:value-type="float">
            <text:p>229.365</text:p>
          </table:table-cell>
          <table:table-cell office:value-type="float" office:value="3.98109" calcext:value-type="float">
            <text:p>3.98109</text:p>
          </table:table-cell>
          <table:table-cell office:value-type="float" office:value="235.668" calcext:value-type="float">
            <text:p>235.668</text:p>
          </table:table-cell>
          <table:table-cell office:value-type="float" office:value="0.004" calcext:value-type="float">
            <text:p>0.004</text:p>
          </table:table-cell>
          <table:table-cell office:value-type="float" office:value="32.353" calcext:value-type="float">
            <text:p>32.35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15119785714" calcext:value-type="float">
            <text:p>0.315119785714</text:p>
          </table:table-cell>
          <table:table-cell office:value-type="float" office:value="-0.0678872071429" calcext:value-type="float">
            <text:p>-0.0678872071429</text:p>
          </table:table-cell>
          <table:table-cell office:value-type="float" office:value="-0.946540107143" calcext:value-type="float">
            <text:p>-0.946540107143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258586" calcext:value-type="float">
            <text:p>258586</text:p>
          </table:table-cell>
          <table:table-cell office:value-type="float" office:value="7018" calcext:value-type="float">
            <text:p>7018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30.369" calcext:value-type="float">
            <text:p>230.369</text:p>
          </table:table-cell>
          <table:table-cell office:value-type="float" office:value="4.08633" calcext:value-type="float">
            <text:p>4.08633</text:p>
          </table:table-cell>
          <table:table-cell office:value-type="float" office:value="236.918" calcext:value-type="float">
            <text:p>236.918</text:p>
          </table:table-cell>
          <table:table-cell office:value-type="float" office:value="0.004" calcext:value-type="float">
            <text:p>0.004</text:p>
          </table:table-cell>
          <table:table-cell office:value-type="float" office:value="21.913" calcext:value-type="float">
            <text:p>21.9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57005214286" calcext:value-type="float">
            <text:p>0.357005214286</text:p>
          </table:table-cell>
          <table:table-cell office:value-type="float" office:value="-0.460133321429" calcext:value-type="float">
            <text:p>-0.460133321429</text:p>
          </table:table-cell>
          <table:table-cell office:value-type="float" office:value="-0.81240975" calcext:value-type="float">
            <text:p>-0.81240975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258588" calcext:value-type="float">
            <text:p>258588</text:p>
          </table:table-cell>
          <table:table-cell office:value-type="float" office:value="6780" calcext:value-type="float">
            <text:p>678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8.906" calcext:value-type="float">
            <text:p>228.906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235.089" calcext:value-type="float">
            <text:p>235.089</text:p>
          </table:table-cell>
          <table:table-cell office:value-type="float" office:value="0.006" calcext:value-type="float">
            <text:p>0.006</text:p>
          </table:table-cell>
          <table:table-cell office:value-type="float" office:value="86.01" calcext:value-type="float">
            <text:p>86.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8581485" calcext:value-type="float">
            <text:p>0.8581485</text:p>
          </table:table-cell>
          <table:table-cell office:value-type="float" office:value="0.0097207825" calcext:value-type="float">
            <text:p>0.0097207825</text:p>
          </table:table-cell>
          <table:table-cell office:value-type="float" office:value="-0.513305714286" calcext:value-type="float">
            <text:p>-0.513305714286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258590" calcext:value-type="float">
            <text:p>258590</text:p>
          </table:table-cell>
          <table:table-cell office:value-type="float" office:value="5980" calcext:value-type="float">
            <text:p>598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216" calcext:value-type="float">
            <text:p>232.216</text:p>
          </table:table-cell>
          <table:table-cell office:value-type="float" office:value="4.33885" calcext:value-type="float">
            <text:p>4.33885</text:p>
          </table:table-cell>
          <table:table-cell office:value-type="float" office:value="238.286" calcext:value-type="float">
            <text:p>238.286</text:p>
          </table:table-cell>
          <table:table-cell office:value-type="float" office:value="0.004" calcext:value-type="float">
            <text:p>0.004</text:p>
          </table:table-cell>
          <table:table-cell office:value-type="float" office:value="94.535" calcext:value-type="float">
            <text:p>94.535</text:p>
          </table:table-cell>
          <table:table-cell office:value-type="float" office:value="0.113" calcext:value-type="float">
            <text:p>0.113</text:p>
          </table:table-cell>
          <table:table-cell office:value-type="float" office:value="0.760328285714" calcext:value-type="float">
            <text:p>0.760328285714</text:p>
          </table:table-cell>
          <table:table-cell office:value-type="float" office:value="0.43109775" calcext:value-type="float">
            <text:p>0.43109775</text:p>
          </table:table-cell>
          <table:table-cell office:value-type="float" office:value="-0.485847892857" calcext:value-type="float">
            <text:p>-0.485847892857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258592" calcext:value-type="float">
            <text:p>258592</text:p>
          </table:table-cell>
          <table:table-cell office:value-type="float" office:value="8090" calcext:value-type="float">
            <text:p>809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463" calcext:value-type="float">
            <text:p>232.463</text:p>
          </table:table-cell>
          <table:table-cell office:value-type="float" office:value="5.12819" calcext:value-type="float">
            <text:p>5.12819</text:p>
          </table:table-cell>
          <table:table-cell office:value-type="float" office:value="235.648" calcext:value-type="float">
            <text:p>235.648</text:p>
          </table:table-cell>
          <table:table-cell office:value-type="float" office:value="0.004" calcext:value-type="float">
            <text:p>0.004</text:p>
          </table:table-cell>
          <table:table-cell office:value-type="float" office:value="117.072" calcext:value-type="float">
            <text:p>117.072</text:p>
          </table:table-cell>
          <table:table-cell office:value-type="float" office:value="0.093" calcext:value-type="float">
            <text:p>0.093</text:p>
          </table:table-cell>
          <table:table-cell office:value-type="float" office:value="0.490411678571" calcext:value-type="float">
            <text:p>0.490411678571</text:p>
          </table:table-cell>
          <table:table-cell office:value-type="float" office:value="0.773801964286" calcext:value-type="float">
            <text:p>0.773801964286</text:p>
          </table:table-cell>
          <table:table-cell office:value-type="float" office:value="-0.40089775" calcext:value-type="float">
            <text:p>-0.40089775</text:p>
          </table:table-cell>
          <table:table-cell table:number-columns-repeated="47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258594" calcext:value-type="float">
            <text:p>258594</text:p>
          </table:table-cell>
          <table:table-cell office:value-type="float" office:value="4638" calcext:value-type="float">
            <text:p>4638</text:p>
          </table:table-cell>
          <table:table-cell office:value-type="float" office:value="900" calcext:value-type="float">
            <text:p>900</text:p>
          </table:table-cell>
          <table:table-cell office:value-type="float" office:value="10.75" calcext:value-type="float">
            <text:p>10.75</text:p>
          </table:table-cell>
          <table:table-cell office:value-type="float" office:value="229.786" calcext:value-type="float">
            <text:p>229.786</text:p>
          </table:table-cell>
          <table:table-cell office:value-type="float" office:value="3.95025" calcext:value-type="float">
            <text:p>3.95025</text:p>
          </table:table-cell>
          <table:table-cell office:value-type="float" office:value="235.969" calcext:value-type="float">
            <text:p>235.969</text:p>
          </table:table-cell>
          <table:table-cell office:value-type="float" office:value="0.004" calcext:value-type="float">
            <text:p>0.004</text:p>
          </table:table-cell>
          <table:table-cell office:value-type="float" office:value="56.753" calcext:value-type="float">
            <text:p>56.753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1070964286" calcext:value-type="float">
            <text:p>0.401070964286</text:p>
          </table:table-cell>
          <table:table-cell office:value-type="float" office:value="0.52232275" calcext:value-type="float">
            <text:p>0.52232275</text:p>
          </table:table-cell>
          <table:table-cell office:value-type="float" office:value="-0.752159464286" calcext:value-type="float">
            <text:p>-0.752159464286</text:p>
          </table:table-cell>
          <table:table-cell table:number-columns-repeated="47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258596" calcext:value-type="float">
            <text:p>258596</text:p>
          </table:table-cell>
          <table:table-cell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8.836" calcext:value-type="float">
            <text:p>228.836</text:p>
          </table:table-cell>
          <table:table-cell office:value-type="float" office:value="3.95727" calcext:value-type="float">
            <text:p>3.95727</text:p>
          </table:table-cell>
          <table:table-cell office:value-type="float" office:value="235.237" calcext:value-type="float">
            <text:p>235.237</text:p>
          </table:table-cell>
          <table:table-cell office:value-type="float" office:value="0.004" calcext:value-type="float">
            <text:p>0.004</text:p>
          </table:table-cell>
          <table:table-cell office:value-type="float" office:value="63.99" calcext:value-type="float">
            <text:p>63.99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7751464286" calcext:value-type="float">
            <text:p>0.227751464286</text:p>
          </table:table-cell>
          <table:table-cell office:value-type="float" office:value="0.264776535714" calcext:value-type="float">
            <text:p>0.264776535714</text:p>
          </table:table-cell>
          <table:table-cell office:value-type="float" office:value="-0.936882821429" calcext:value-type="float">
            <text:p>-0.936882821429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258811" calcext:value-type="float">
            <text:p>258811</text:p>
          </table:table-cell>
          <table:table-cell office:value-type="float" office:value="5590" calcext:value-type="float">
            <text:p>559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0.626" calcext:value-type="float">
            <text:p>230.626</text:p>
          </table:table-cell>
          <table:table-cell office:value-type="float" office:value="3.97228" calcext:value-type="float">
            <text:p>3.97228</text:p>
          </table:table-cell>
          <table:table-cell office:value-type="float" office:value="237.06" calcext:value-type="float">
            <text:p>237.06</text:p>
          </table:table-cell>
          <table:table-cell office:value-type="float" office:value="0.004" calcext:value-type="float">
            <text:p>0.004</text:p>
          </table:table-cell>
          <table:table-cell office:value-type="float" office:value="31.155" calcext:value-type="float">
            <text:p>31.155</text:p>
          </table:table-cell>
          <table:table-cell office:value-type="float" office:value="0.149" calcext:value-type="float">
            <text:p>0.149</text:p>
          </table:table-cell>
          <table:table-cell office:value-type="float" office:value="0.539235178571" calcext:value-type="float">
            <text:p>0.539235178571</text:p>
          </table:table-cell>
          <table:table-cell office:value-type="float" office:value="0.196208857143" calcext:value-type="float">
            <text:p>0.196208857143</text:p>
          </table:table-cell>
          <table:table-cell office:value-type="float" office:value="-0.818390178571" calcext:value-type="float">
            <text:p>-0.818390178571</text:p>
          </table:table-cell>
          <table:table-cell table:number-columns-repeated="47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258602" calcext:value-type="float">
            <text:p>258602</text:p>
          </table:table-cell>
          <table:table-cell office:value-type="float" office:value="10880" calcext:value-type="float">
            <text:p>10880</text:p>
          </table:table-cell>
          <table:table-cell office:value-type="float" office:value="900" calcext:value-type="float">
            <text:p>900</text:p>
          </table:table-cell>
          <table:table-cell office:value-type="float" office:value="14.25" calcext:value-type="float">
            <text:p>14.25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4.18685" calcext:value-type="float">
            <text:p>4.18685</text:p>
          </table:table-cell>
          <table:table-cell office:value-type="float" office:value="235.345" calcext:value-type="float">
            <text:p>235.345</text:p>
          </table:table-cell>
          <table:table-cell office:value-type="float" office:value="0.005" calcext:value-type="float">
            <text:p>0.005</text:p>
          </table:table-cell>
          <table:table-cell office:value-type="float" office:value="91.108" calcext:value-type="float">
            <text:p>91.108</text:p>
          </table:table-cell>
          <table:table-cell office:value-type="float" office:value="0.131" calcext:value-type="float">
            <text:p>0.131</text:p>
          </table:table-cell>
          <table:table-cell office:value-type="float" office:value="0.25046" calcext:value-type="float">
            <text:p>0.25046</text:p>
          </table:table-cell>
          <table:table-cell office:value-type="float" office:value="0.826105107143" calcext:value-type="float">
            <text:p>0.826105107143</text:p>
          </table:table-cell>
          <table:table-cell office:value-type="float" office:value="-0.504789678571" calcext:value-type="float">
            <text:p>-0.504789678571</text:p>
          </table:table-cell>
          <table:table-cell table:number-columns-repeated="47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258608" calcext:value-type="float">
            <text:p>258608</text:p>
          </table:table-cell>
          <table:table-cell office:value-type="float" office:value="6220" calcext:value-type="float">
            <text:p>6220</text:p>
          </table:table-cell>
          <table:table-cell office:value-type="float" office:value="900" calcext:value-type="float">
            <text:p>900</text:p>
          </table:table-cell>
          <table:table-cell office:value-type="float" office:value="14.5" calcext:value-type="float">
            <text:p>14.5</text:p>
          </table:table-cell>
          <table:table-cell office:value-type="float" office:value="228.233" calcext:value-type="float">
            <text:p>228.233</text:p>
          </table:table-cell>
          <table:table-cell office:value-type="float" office:value="4.40604" calcext:value-type="float">
            <text:p>4.40604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0.005" calcext:value-type="float">
            <text:p>0.005</text:p>
          </table:table-cell>
          <table:table-cell office:value-type="float" office:value="91.613" calcext:value-type="float">
            <text:p>91.613</text:p>
          </table:table-cell>
          <table:table-cell office:value-type="float" office:value="0.133" calcext:value-type="float">
            <text:p>0.133</text:p>
          </table:table-cell>
          <table:table-cell office:value-type="float" office:value="-0.161469928571" calcext:value-type="float">
            <text:p>-0.161469928571</text:p>
          </table:table-cell>
          <table:table-cell office:value-type="float" office:value="0.853776321429" calcext:value-type="float">
            <text:p>0.853776321429</text:p>
          </table:table-cell>
          <table:table-cell office:value-type="float" office:value="-0.494963107143" calcext:value-type="float">
            <text:p>-0.494963107143</text:p>
          </table:table-cell>
          <table:table-cell table:number-columns-repeated="47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258610" calcext:value-type="float">
            <text:p>258610</text:p>
          </table:table-cell>
          <table:table-cell office:value-type="float" office:value="5983" calcext:value-type="float">
            <text:p>5983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5.19058" calcext:value-type="float">
            <text:p>5.19058</text:p>
          </table:table-cell>
          <table:table-cell office:value-type="float" office:value="235.229" calcext:value-type="float">
            <text:p>235.229</text:p>
          </table:table-cell>
          <table:table-cell office:value-type="float" office:value="0.004" calcext:value-type="float">
            <text:p>0.004</text:p>
          </table:table-cell>
          <table:table-cell office:value-type="float" office:value="113.274" calcext:value-type="float">
            <text:p>113.27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563422571429" calcext:value-type="float">
            <text:p>-0.563422571429</text:p>
          </table:table-cell>
          <table:table-cell office:value-type="float" office:value="0.719954857143" calcext:value-type="float">
            <text:p>0.719954857143</text:p>
          </table:table-cell>
          <table:table-cell office:value-type="float" office:value="-0.405234321429" calcext:value-type="float">
            <text:p>-0.40523432142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258612" calcext:value-type="float">
            <text:p>258612</text:p>
          </table:table-cell>
          <table:table-cell office:value-type="float" office:value="8650" calcext:value-type="float">
            <text:p>865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1.049" calcext:value-type="float">
            <text:p>231.049</text:p>
          </table:table-cell>
          <table:table-cell office:value-type="float" office:value="4.17612" calcext:value-type="float">
            <text:p>4.17612</text:p>
          </table:table-cell>
          <table:table-cell office:value-type="float" office:value="237.272" calcext:value-type="float">
            <text:p>237.272</text:p>
          </table:table-cell>
          <table:table-cell office:value-type="float" office:value="0.004" calcext:value-type="float">
            <text:p>0.004</text:p>
          </table:table-cell>
          <table:table-cell office:value-type="float" office:value="46.092" calcext:value-type="float">
            <text:p>46.092</text:p>
          </table:table-cell>
          <table:table-cell office:value-type="float" office:value="0.145" calcext:value-type="float">
            <text:p>0.145</text:p>
          </table:table-cell>
          <table:table-cell office:value-type="float" office:value="-0.414254107143" calcext:value-type="float">
            <text:p>-0.414254107143</text:p>
          </table:table-cell>
          <table:table-cell office:value-type="float" office:value="0.515440142857" calcext:value-type="float">
            <text:p>0.515440142857</text:p>
          </table:table-cell>
          <table:table-cell office:value-type="float" office:value="-0.749612714286" calcext:value-type="float">
            <text:p>-0.749612714286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258614" calcext:value-type="float">
            <text:p>258614</text:p>
          </table:table-cell>
          <table:table-cell office:value-type="float" office:value="6175" calcext:value-type="float">
            <text:p>617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0.042" calcext:value-type="float">
            <text:p>230.042</text:p>
          </table:table-cell>
          <table:table-cell office:value-type="float" office:value="4.00785" calcext:value-type="float">
            <text:p>4.00785</text:p>
          </table:table-cell>
          <table:table-cell office:value-type="float" office:value="236.424" calcext:value-type="float">
            <text:p>236.424</text:p>
          </table:table-cell>
          <table:table-cell office:value-type="float" office:value="0.008" calcext:value-type="float">
            <text:p>0.008</text:p>
          </table:table-cell>
          <table:table-cell office:value-type="float" office:value="45.718" calcext:value-type="float">
            <text:p>45.718</text:p>
          </table:table-cell>
          <table:table-cell office:value-type="float" office:value="0.409" calcext:value-type="float">
            <text:p>0.409</text:p>
          </table:table-cell>
          <table:table-cell office:value-type="float" office:value="-0.172196035714" calcext:value-type="float">
            <text:p>-0.172196035714</text:p>
          </table:table-cell>
          <table:table-cell office:value-type="float" office:value="0.285955857143" calcext:value-type="float">
            <text:p>0.285955857143</text:p>
          </table:table-cell>
          <table:table-cell office:value-type="float" office:value="-0.942517" calcext:value-type="float">
            <text:p>-0.942517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258616" calcext:value-type="float">
            <text:p>258616</text:p>
          </table:table-cell>
          <table:table-cell office:value-type="float" office:value="6015" calcext:value-type="float">
            <text:p>6015</text:p>
          </table:table-cell>
          <table:table-cell office:value-type="float" office:value="900" calcext:value-type="float">
            <text:p>900</text:p>
          </table:table-cell>
          <table:table-cell office:value-type="float" office:value="14.75" calcext:value-type="float">
            <text:p>14.75</text:p>
          </table:table-cell>
          <table:table-cell office:value-type="float" office:value="229.78" calcext:value-type="float">
            <text:p>229.78</text:p>
          </table:table-cell>
          <table:table-cell office:value-type="float" office:value="4.02291" calcext:value-type="float">
            <text:p>4.02291</text:p>
          </table:table-cell>
          <table:table-cell office:value-type="float" office:value="236.025" calcext:value-type="float">
            <text:p>236.025</text:p>
          </table:table-cell>
          <table:table-cell office:value-type="float" office:value="0.004" calcext:value-type="float">
            <text:p>0.004</text:p>
          </table:table-cell>
          <table:table-cell office:value-type="float" office:value="41.586" calcext:value-type="float">
            <text:p>41.586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0704197" calcext:value-type="float">
            <text:p>-0.00704197</text:p>
          </table:table-cell>
          <table:table-cell office:value-type="float" office:value="0.577042928571" calcext:value-type="float">
            <text:p>0.577042928571</text:p>
          </table:table-cell>
          <table:table-cell office:value-type="float" office:value="-0.816184107143" calcext:value-type="float">
            <text:p>-0.816184107143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258618" calcext:value-type="float">
            <text:p>258618</text:p>
          </table:table-cell>
          <table:table-cell office:value-type="float" office:value="6575" calcext:value-type="float">
            <text:p>6575</text:p>
          </table:table-cell>
          <table:table-cell office:value-type="float" office:value="900" calcext:value-type="float">
            <text:p>900</text:p>
          </table:table-cell>
          <table:table-cell office:value-type="float" office:value="7.5" calcext:value-type="float">
            <text:p>7.5</text:p>
          </table:table-cell>
          <table:table-cell office:value-type="float" office:value="228.597" calcext:value-type="float">
            <text:p>228.597</text:p>
          </table:table-cell>
          <table:table-cell office:value-type="float" office:value="4.18065" calcext:value-type="float">
            <text:p>4.18065</text:p>
          </table:table-cell>
          <table:table-cell office:value-type="float" office:value="234.904" calcext:value-type="float">
            <text:p>234.904</text:p>
          </table:table-cell>
          <table:table-cell office:value-type="float" office:value="0.005" calcext:value-type="float">
            <text:p>0.005</text:p>
          </table:table-cell>
          <table:table-cell office:value-type="float" office:value="79.162" calcext:value-type="float">
            <text:p>79.162</text:p>
          </table:table-cell>
          <table:table-cell office:value-type="float" office:value="0.138" calcext:value-type="float">
            <text:p>0.138</text:p>
          </table:table-cell>
          <table:table-cell office:value-type="float" office:value="-0.694882035714" calcext:value-type="float">
            <text:p>-0.694882035714</text:p>
          </table:table-cell>
          <table:table-cell office:value-type="float" office:value="0.503897964286" calcext:value-type="float">
            <text:p>0.503897964286</text:p>
          </table:table-cell>
          <table:table-cell office:value-type="float" office:value="-0.513050107143" calcext:value-type="float">
            <text:p>-0.51305010714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258621" calcext:value-type="float">
            <text:p>258621</text:p>
          </table:table-cell>
          <table:table-cell office:value-type="float" office:value="5920" calcext:value-type="float">
            <text:p>5920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229.979" calcext:value-type="float">
            <text:p>229.979</text:p>
          </table:table-cell>
          <table:table-cell office:value-type="float" office:value="4.4944" calcext:value-type="float">
            <text:p>4.4944</text:p>
          </table:table-cell>
          <table:table-cell office:value-type="float" office:value="236.244" calcext:value-type="float">
            <text:p>236.244</text:p>
          </table:table-cell>
          <table:table-cell office:value-type="float" office:value="0.004" calcext:value-type="float">
            <text:p>0.004</text:p>
          </table:table-cell>
          <table:table-cell office:value-type="float" office:value="103.929" calcext:value-type="float">
            <text:p>103.929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75204892857" calcext:value-type="float">
            <text:p>-0.875204892857</text:p>
          </table:table-cell>
          <table:table-cell office:value-type="float" office:value="0.0737189928571" calcext:value-type="float">
            <text:p>0.0737189928571</text:p>
          </table:table-cell>
          <table:table-cell office:value-type="float" office:value="-0.478093357143" calcext:value-type="float">
            <text:p>-0.478093357143</text:p>
          </table:table-cell>
          <table:table-cell table:number-columns-repeated="47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258623" calcext:value-type="float">
            <text:p>258623</text:p>
          </table:table-cell>
          <table:table-cell office:value-type="float" office:value="6875" calcext:value-type="float">
            <text:p>6875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27.851" calcext:value-type="float">
            <text:p>227.851</text:p>
          </table:table-cell>
          <table:table-cell office:value-type="float" office:value="4.23338" calcext:value-type="float">
            <text:p>4.23338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0.004" calcext:value-type="float">
            <text:p>0.004</text:p>
          </table:table-cell>
          <table:table-cell office:value-type="float" office:value="100.385" calcext:value-type="float">
            <text:p>100.38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81531525" calcext:value-type="float">
            <text:p>-0.81531525</text:p>
          </table:table-cell>
          <table:table-cell office:value-type="float" office:value="-0.312286678571" calcext:value-type="float">
            <text:p>-0.312286678571</text:p>
          </table:table-cell>
          <table:table-cell office:value-type="float" office:value="-0.487577678571" calcext:value-type="float">
            <text:p>-0.487577678571</text:p>
          </table:table-cell>
          <table:table-cell table:number-columns-repeated="47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258807" calcext:value-type="float">
            <text:p>258807</text:p>
          </table:table-cell>
          <table:table-cell office:value-type="float" office:value="8875" calcext:value-type="float">
            <text:p>887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5.204" calcext:value-type="float">
            <text:p>225.204</text:p>
          </table:table-cell>
          <table:table-cell office:value-type="float" office:value="4.06698" calcext:value-type="float">
            <text:p>4.06698</text:p>
          </table:table-cell>
          <table:table-cell office:value-type="float" office:value="231.657" calcext:value-type="float">
            <text:p>231.657</text:p>
          </table:table-cell>
          <table:table-cell office:value-type="float" office:value="0.004" calcext:value-type="float">
            <text:p>0.004</text:p>
          </table:table-cell>
          <table:table-cell office:value-type="float" office:value="28.572" calcext:value-type="float">
            <text:p>28.572</text:p>
          </table:table-cell>
          <table:table-cell office:value-type="float" office:value="0.142" calcext:value-type="float">
            <text:p>0.142</text:p>
          </table:table-cell>
          <table:table-cell office:value-type="float" office:value="-0.547482214286" calcext:value-type="float">
            <text:p>-0.547482214286</text:p>
          </table:table-cell>
          <table:table-cell office:value-type="float" office:value="0.1480475" calcext:value-type="float">
            <text:p>0.1480475</text:p>
          </table:table-cell>
          <table:table-cell office:value-type="float" office:value="-0.823175035714" calcext:value-type="float">
            <text:p>-0.823175035714</text:p>
          </table:table-cell>
          <table:table-cell table:number-columns-repeated="47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258631" calcext:value-type="float">
            <text:p>258631</text:p>
          </table:table-cell>
          <table:table-cell office:value-type="float" office:value="6920" calcext:value-type="float">
            <text:p>6920</text:p>
          </table:table-cell>
          <table:table-cell office:value-type="float" office:value="900" calcext:value-type="float">
            <text:p>900</text:p>
          </table:table-cell>
          <table:table-cell office:value-type="float" office:value="8.25" calcext:value-type="float">
            <text:p>8.25</text:p>
          </table:table-cell>
          <table:table-cell office:value-type="float" office:value="230.501" calcext:value-type="float">
            <text:p>230.501</text:p>
          </table:table-cell>
          <table:table-cell office:value-type="float" office:value="3.94433" calcext:value-type="float">
            <text:p>3.94433</text:p>
          </table:table-cell>
          <table:table-cell office:value-type="float" office:value="236.743" calcext:value-type="float">
            <text:p>236.743</text:p>
          </table:table-cell>
          <table:table-cell office:value-type="float" office:value="0.004" calcext:value-type="float">
            <text:p>0.004</text:p>
          </table:table-cell>
          <table:table-cell office:value-type="float" office:value="29.393" calcext:value-type="float">
            <text:p>29.393</text:p>
          </table:table-cell>
          <table:table-cell office:value-type="float" office:value="0.133" calcext:value-type="float">
            <text:p>0.133</text:p>
          </table:table-cell>
          <table:table-cell office:value-type="float" office:value="-0.335879928571" calcext:value-type="float">
            <text:p>-0.335879928571</text:p>
          </table:table-cell>
          <table:table-cell office:value-type="float" office:value="-0.0677250857143" calcext:value-type="float">
            <text:p>-0.0677250857143</text:p>
          </table:table-cell>
          <table:table-cell office:value-type="float" office:value="-0.939343" calcext:value-type="float">
            <text:p>-0.939343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258627" calcext:value-type="float">
            <text:p>258627</text:p>
          </table:table-cell>
          <table:table-cell office:value-type="float" office:value="8425" calcext:value-type="float">
            <text:p>8425</text:p>
          </table:table-cell>
          <table:table-cell office:value-type="float" office:value="900" calcext:value-type="float">
            <text:p>900</text:p>
          </table:table-cell>
          <table:table-cell office:value-type="float" office:value="17.25" calcext:value-type="float">
            <text:p>17.25</text:p>
          </table:table-cell>
          <table:table-cell office:value-type="float" office:value="229.297" calcext:value-type="float">
            <text:p>229.297</text:p>
          </table:table-cell>
          <table:table-cell office:value-type="float" office:value="4.06231" calcext:value-type="float">
            <text:p>4.06231</text:p>
          </table:table-cell>
          <table:table-cell office:value-type="float" office:value="235.384" calcext:value-type="float">
            <text:p>235.384</text:p>
          </table:table-cell>
          <table:table-cell office:value-type="float" office:value="0.004" calcext:value-type="float">
            <text:p>0.004</text:p>
          </table:table-cell>
          <table:table-cell office:value-type="float" office:value="79.582" calcext:value-type="float">
            <text:p>79.582</text:p>
          </table:table-cell>
          <table:table-cell office:value-type="float" office:value="0.144" calcext:value-type="float">
            <text:p>0.144</text:p>
          </table:table-cell>
          <table:table-cell office:value-type="float" office:value="-0.620267428571" calcext:value-type="float">
            <text:p>-0.620267428571</text:p>
          </table:table-cell>
          <table:table-cell office:value-type="float" office:value="-0.225815571429" calcext:value-type="float">
            <text:p>-0.225815571429</text:p>
          </table:table-cell>
          <table:table-cell office:value-type="float" office:value="-0.750727964286" calcext:value-type="float">
            <text:p>-0.750727964286</text:p>
          </table:table-cell>
          <table:table-cell table:number-columns-repeated="47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258635" calcext:value-type="float">
            <text:p>258635</text:p>
          </table:table-cell>
          <table:table-cell office:value-type="float" office:value="5650" calcext:value-type="float">
            <text:p>565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28.237" calcext:value-type="float">
            <text:p>228.237</text:p>
          </table:table-cell>
          <table:table-cell office:value-type="float" office:value="4.13212" calcext:value-type="float">
            <text:p>4.13212</text:p>
          </table:table-cell>
          <table:table-cell office:value-type="float" office:value="234.6" calcext:value-type="float">
            <text:p>234.6</text:p>
          </table:table-cell>
          <table:table-cell office:value-type="float" office:value="0.004" calcext:value-type="float">
            <text:p>0.004</text:p>
          </table:table-cell>
          <table:table-cell office:value-type="float" office:value="78.381" calcext:value-type="float">
            <text:p>78.381</text:p>
          </table:table-cell>
          <table:table-cell office:value-type="float" office:value="0.124" calcext:value-type="float">
            <text:p>0.124</text:p>
          </table:table-cell>
          <table:table-cell office:value-type="float" office:value="-0.683187392857" calcext:value-type="float">
            <text:p>-0.683187392857</text:p>
          </table:table-cell>
          <table:table-cell office:value-type="float" office:value="-0.515712428571" calcext:value-type="float">
            <text:p>-0.515712428571</text:p>
          </table:table-cell>
          <table:table-cell office:value-type="float" office:value="-0.517000035714" calcext:value-type="float">
            <text:p>-0.517000035714</text:p>
          </table:table-cell>
          <table:table-cell table:number-columns-repeated="47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258637" calcext:value-type="float">
            <text:p>258637</text:p>
          </table:table-cell>
          <table:table-cell office:value-type="float" office:value="6590" calcext:value-type="float">
            <text:p>6590</text:p>
          </table:table-cell>
          <table:table-cell office:value-type="float" office:value="900" calcext:value-type="float">
            <text:p>900</text:p>
          </table:table-cell>
          <table:table-cell office:value-type="float" office:value="5.75" calcext:value-type="float">
            <text:p>5.75</text:p>
          </table:table-cell>
          <table:table-cell office:value-type="float" office:value="229.889" calcext:value-type="float">
            <text:p>229.889</text:p>
          </table:table-cell>
          <table:table-cell office:value-type="float" office:value="5.07065" calcext:value-type="float">
            <text:p>5.07065</text:p>
          </table:table-cell>
          <table:table-cell office:value-type="float" office:value="235.153" calcext:value-type="float">
            <text:p>235.153</text:p>
          </table:table-cell>
          <table:table-cell office:value-type="float" office:value="0.004" calcext:value-type="float">
            <text:p>0.004</text:p>
          </table:table-cell>
          <table:table-cell office:value-type="float" office:value="99.608" calcext:value-type="float">
            <text:p>99.60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88108678571" calcext:value-type="float">
            <text:p>-0.388108678571</text:p>
          </table:table-cell>
          <table:table-cell office:value-type="float" office:value="-0.791927607143" calcext:value-type="float">
            <text:p>-0.791927607143</text:p>
          </table:table-cell>
          <table:table-cell office:value-type="float" office:value="-0.471400142857" calcext:value-type="float">
            <text:p>-0.471400142857</text:p>
          </table:table-cell>
          <table:table-cell table:number-columns-repeated="47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258639" calcext:value-type="float">
            <text:p>258639</text:p>
          </table:table-cell>
          <table:table-cell office:value-type="float" office:value="8205" calcext:value-type="float">
            <text:p>820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29.843" calcext:value-type="float">
            <text:p>229.843</text:p>
          </table:table-cell>
          <table:table-cell office:value-type="float" office:value="3.98816" calcext:value-type="float">
            <text:p>3.98816</text:p>
          </table:table-cell>
          <table:table-cell office:value-type="float" office:value="236.203" calcext:value-type="float">
            <text:p>236.203</text:p>
          </table:table-cell>
          <table:table-cell office:value-type="float" office:value="0.004" calcext:value-type="float">
            <text:p>0.004</text:p>
          </table:table-cell>
          <table:table-cell office:value-type="float" office:value="31.846" calcext:value-type="float">
            <text:p>31.846</text:p>
          </table:table-cell>
          <table:table-cell office:value-type="float" office:value="0.151" calcext:value-type="float">
            <text:p>0.151</text:p>
          </table:table-cell>
          <table:table-cell office:value-type="float" office:value="-0.322815785714" calcext:value-type="float">
            <text:p>-0.322815785714</text:p>
          </table:table-cell>
          <table:table-cell office:value-type="float" office:value="-0.474096535714" calcext:value-type="float">
            <text:p>-0.474096535714</text:p>
          </table:table-cell>
          <table:table-cell office:value-type="float" office:value="-0.818607035714" calcext:value-type="float">
            <text:p>-0.818607035714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258641" calcext:value-type="float">
            <text:p>258641</text:p>
          </table:table-cell>
          <table:table-cell office:value-type="float" office:value="6340" calcext:value-type="float">
            <text:p>634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30.398" calcext:value-type="float">
            <text:p>230.398</text:p>
          </table:table-cell>
          <table:table-cell office:value-type="float" office:value="5.65511" calcext:value-type="float">
            <text:p>5.65511</text:p>
          </table:table-cell>
          <table:table-cell office:value-type="float" office:value="240.28" calcext:value-type="float">
            <text:p>24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.063" calcext:value-type="float">
            <text:p>6.06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96091142857" calcext:value-type="float">
            <text:p>0.196091142857</text:p>
          </table:table-cell>
          <table:table-cell office:value-type="float" office:value="-0.974492035714" calcext:value-type="float">
            <text:p>-0.974492035714</text:p>
          </table:table-cell>
          <table:table-cell office:value-type="float" office:value="-0.109061107143" calcext:value-type="float">
            <text:p>-0.109061107143</text:p>
          </table:table-cell>
          <table:table-cell table:number-columns-repeated="47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258643" calcext:value-type="float">
            <text:p>258643</text:p>
          </table:table-cell>
          <table:table-cell office:value-type="float" office:value="5820" calcext:value-type="float">
            <text:p>5820</text:p>
          </table:table-cell>
          <table:table-cell office:value-type="float" office:value="900" calcext:value-type="float">
            <text:p>900</text:p>
          </table:table-cell>
          <table:table-cell office:value-type="float" office:value="12.75" calcext:value-type="float">
            <text:p>12.75</text:p>
          </table:table-cell>
          <table:table-cell office:value-type="float" office:value="227.043" calcext:value-type="float">
            <text:p>227.043</text:p>
          </table:table-cell>
          <table:table-cell office:value-type="float" office:value="4.12259" calcext:value-type="float">
            <text:p>4.12259</text:p>
          </table:table-cell>
          <table:table-cell office:value-type="float" office:value="233.389" calcext:value-type="float">
            <text:p>233.389</text:p>
          </table:table-cell>
          <table:table-cell office:value-type="float" office:value="0.004" calcext:value-type="float">
            <text:p>0.004</text:p>
          </table:table-cell>
          <table:table-cell office:value-type="float" office:value="71.802" calcext:value-type="float">
            <text:p>71.8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382023607143" calcext:value-type="float">
            <text:p>0.382023607143</text:p>
          </table:table-cell>
          <table:table-cell office:value-type="float" office:value="-0.918372357143" calcext:value-type="float">
            <text:p>-0.918372357143</text:p>
          </table:table-cell>
          <table:table-cell office:value-type="float" office:value="0.103078928571" calcext:value-type="float">
            <text:p>0.103078928571</text:p>
          </table:table-cell>
          <table:table-cell table:number-columns-repeated="47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258645" calcext:value-type="float">
            <text:p>258645</text:p>
          </table:table-cell>
          <table:table-cell office:value-type="float" office:value="7180" calcext:value-type="float">
            <text:p>718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0.039" calcext:value-type="float">
            <text:p>230.039</text:p>
          </table:table-cell>
          <table:table-cell office:value-type="float" office:value="4.57903" calcext:value-type="float">
            <text:p>4.57903</text:p>
          </table:table-cell>
          <table:table-cell office:value-type="float" office:value="237.044" calcext:value-type="float">
            <text:p>237.044</text:p>
          </table:table-cell>
          <table:table-cell office:value-type="float" office:value="0.004" calcext:value-type="float">
            <text:p>0.004</text:p>
          </table:table-cell>
          <table:table-cell office:value-type="float" office:value="18.525" calcext:value-type="float">
            <text:p>18.5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568138142857" calcext:value-type="float">
            <text:p>0.568138142857</text:p>
          </table:table-cell>
          <table:table-cell office:value-type="float" office:value="-0.693482071429" calcext:value-type="float">
            <text:p>-0.693482071429</text:p>
          </table:table-cell>
          <table:table-cell office:value-type="float" office:value="0.443044285714" calcext:value-type="float">
            <text:p>0.443044285714</text:p>
          </table:table-cell>
          <table:table-cell table:number-columns-repeated="47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258647" calcext:value-type="float">
            <text:p>258647</text:p>
          </table:table-cell>
          <table:table-cell office:value-type="float" office:value="6475" calcext:value-type="float">
            <text:p>6475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7.083" calcext:value-type="float">
            <text:p>237.083</text:p>
          </table:table-cell>
          <table:table-cell office:value-type="float" office:value="4.35668" calcext:value-type="float">
            <text:p>4.35668</text:p>
          </table:table-cell>
          <table:table-cell office:value-type="float" office:value="244.452" calcext:value-type="float">
            <text:p>244.452</text:p>
          </table:table-cell>
          <table:table-cell office:value-type="float" office:value="0.004" calcext:value-type="float">
            <text:p>0.004</text:p>
          </table:table-cell>
          <table:table-cell office:value-type="float" office:value="35.387" calcext:value-type="float">
            <text:p>35.387</text:p>
          </table:table-cell>
          <table:table-cell office:value-type="float" office:value="0.11" calcext:value-type="float">
            <text:p>0.11</text:p>
          </table:table-cell>
          <table:table-cell office:value-type="float" office:value="0.183731785714" calcext:value-type="float">
            <text:p>0.183731785714</text:p>
          </table:table-cell>
          <table:table-cell office:value-type="float" office:value="-0.816661964286" calcext:value-type="float">
            <text:p>-0.816661964286</text:p>
          </table:table-cell>
          <table:table-cell office:value-type="float" office:value="0.547059607143" calcext:value-type="float">
            <text:p>0.54705960714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258649" calcext:value-type="float">
            <text:p>258649</text:p>
          </table:table-cell>
          <table:table-cell office:value-type="float" office:value="7970" calcext:value-type="float">
            <text:p>797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29.129" calcext:value-type="float">
            <text:p>229.129</text:p>
          </table:table-cell>
          <table:table-cell office:value-type="float" office:value="4.44893" calcext:value-type="float">
            <text:p>4.44893</text:p>
          </table:table-cell>
          <table:table-cell office:value-type="float" office:value="236.327" calcext:value-type="float">
            <text:p>236.327</text:p>
          </table:table-cell>
          <table:table-cell office:value-type="float" office:value="0.004" calcext:value-type="float">
            <text:p>0.004</text:p>
          </table:table-cell>
          <table:table-cell office:value-type="float" office:value="16.065" calcext:value-type="float">
            <text:p>16.065</text:p>
          </table:table-cell>
          <table:table-cell office:value-type="float" office:value="0.128" calcext:value-type="float">
            <text:p>0.128</text:p>
          </table:table-cell>
          <table:table-cell office:value-type="float" office:value="-0.23233525" calcext:value-type="float">
            <text:p>-0.23233525</text:p>
          </table:table-cell>
          <table:table-cell office:value-type="float" office:value="-0.804940464286" calcext:value-type="float">
            <text:p>-0.804940464286</text:p>
          </table:table-cell>
          <table:table-cell office:value-type="float" office:value="0.545963571429" calcext:value-type="float">
            <text:p>0.545963571429</text:p>
          </table:table-cell>
          <table:table-cell table:number-columns-repeated="47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258651" calcext:value-type="float">
            <text:p>258651</text:p>
          </table:table-cell>
          <table:table-cell office:value-type="float" office:value="8155" calcext:value-type="float">
            <text:p>8155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29.683" calcext:value-type="float">
            <text:p>229.683</text:p>
          </table:table-cell>
          <table:table-cell office:value-type="float" office:value="4.34347" calcext:value-type="float">
            <text:p>4.34347</text:p>
          </table:table-cell>
          <table:table-cell office:value-type="float" office:value="236.582" calcext:value-type="float">
            <text:p>236.582</text:p>
          </table:table-cell>
          <table:table-cell office:value-type="float" office:value="0.004" calcext:value-type="float">
            <text:p>0.004</text:p>
          </table:table-cell>
          <table:table-cell office:value-type="float" office:value="55.367" calcext:value-type="float">
            <text:p>55.367</text:p>
          </table:table-cell>
          <table:table-cell office:value-type="float" office:value="0.115" calcext:value-type="float">
            <text:p>0.115</text:p>
          </table:table-cell>
          <table:table-cell office:value-type="float" office:value="-0.498514892857" calcext:value-type="float">
            <text:p>-0.498514892857</text:p>
          </table:table-cell>
          <table:table-cell office:value-type="float" office:value="-0.722507285714" calcext:value-type="float">
            <text:p>-0.722507285714</text:p>
          </table:table-cell>
          <table:table-cell office:value-type="float" office:value="0.479016535714" calcext:value-type="float">
            <text:p>0.479016535714</text:p>
          </table:table-cell>
          <table:table-cell table:number-columns-repeated="47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258653" calcext:value-type="float">
            <text:p>258653</text:p>
          </table:table-cell>
          <table:table-cell office:value-type="float" office:value="8920" calcext:value-type="float">
            <text:p>8920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27.598" calcext:value-type="float">
            <text:p>227.598</text:p>
          </table:table-cell>
          <table:table-cell office:value-type="float" office:value="4.40248" calcext:value-type="float">
            <text:p>4.40248</text:p>
          </table:table-cell>
          <table:table-cell office:value-type="float" office:value="233.474" calcext:value-type="float">
            <text:p>233.474</text:p>
          </table:table-cell>
          <table:table-cell office:value-type="float" office:value="0.005" calcext:value-type="float">
            <text:p>0.005</text:p>
          </table:table-cell>
          <table:table-cell office:value-type="float" office:value="63.029" calcext:value-type="float">
            <text:p>63.02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387326857143" calcext:value-type="float">
            <text:p>-0.387326857143</text:p>
          </table:table-cell>
          <table:table-cell office:value-type="float" office:value="-0.909356892857" calcext:value-type="float">
            <text:p>-0.909356892857</text:p>
          </table:table-cell>
          <table:table-cell office:value-type="float" office:value="0.1517675" calcext:value-type="float">
            <text:p>0.1517675</text:p>
          </table:table-cell>
          <table:table-cell table:number-columns-repeated="47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258655" calcext:value-type="float">
            <text:p>258655</text:p>
          </table:table-cell>
          <table:table-cell office:value-type="float" office:value="6812" calcext:value-type="float">
            <text:p>6812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5.44236" calcext:value-type="float">
            <text:p>5.44236</text:p>
          </table:table-cell>
          <table:table-cell office:value-type="float" office:value="245.927" calcext:value-type="float">
            <text:p>245.927</text:p>
          </table:table-cell>
          <table:table-cell office:value-type="float" office:value="0.005" calcext:value-type="float">
            <text:p>0.005</text:p>
          </table:table-cell>
          <table:table-cell office:value-type="float" office:value="19.116" calcext:value-type="float">
            <text:p>19.116</text:p>
          </table:table-cell>
          <table:table-cell office:value-type="float" office:value="0.146" calcext:value-type="float">
            <text:p>0.146</text:p>
          </table:table-cell>
          <table:table-cell office:value-type="float" office:value="-0.209892928571" calcext:value-type="float">
            <text:p>-0.209892928571</text:p>
          </table:table-cell>
          <table:table-cell office:value-type="float" office:value="-0.968796357143" calcext:value-type="float">
            <text:p>-0.968796357143</text:p>
          </table:table-cell>
          <table:table-cell office:value-type="float" office:value="-0.131763678571" calcext:value-type="float">
            <text:p>-0.131763678571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258657" calcext:value-type="float">
            <text:p>258657</text:p>
          </table:table-cell>
          <table:table-cell office:value-type="float" office:value="7040" calcext:value-type="float">
            <text:p>7040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26.865" calcext:value-type="float">
            <text:p>226.865</text:p>
          </table:table-cell>
          <table:table-cell office:value-type="float" office:value="4.52749" calcext:value-type="float">
            <text:p>4.52749</text:p>
          </table:table-cell>
          <table:table-cell office:value-type="float" office:value="233.532" calcext:value-type="float">
            <text:p>233.532</text:p>
          </table:table-cell>
          <table:table-cell office:value-type="float" office:value="0.005" calcext:value-type="float">
            <text:p>0.005</text:p>
          </table:table-cell>
          <table:table-cell office:value-type="float" office:value="73.972" calcext:value-type="float">
            <text:p>73.9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87092821429" calcext:value-type="float">
            <text:p>0.0287092821429</text:p>
          </table:table-cell>
          <table:table-cell office:value-type="float" office:value="-0.977343785714" calcext:value-type="float">
            <text:p>-0.977343785714</text:p>
          </table:table-cell>
          <table:table-cell office:value-type="float" office:value="0.209694142857" calcext:value-type="float">
            <text:p>0.209694142857</text:p>
          </table:table-cell>
          <table:table-cell table:number-columns-repeated="47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258659" calcext:value-type="float">
            <text:p>258659</text:p>
          </table:table-cell>
          <table:table-cell office:value-type="float" office:value="7977" calcext:value-type="float">
            <text:p>7977</text:p>
          </table:table-cell>
          <table:table-cell office:value-type="float" office:value="900" calcext:value-type="float">
            <text:p>900</text:p>
          </table:table-cell>
          <table:table-cell office:value-type="float" office:value="18.75" calcext:value-type="float">
            <text:p>18.75</text:p>
          </table:table-cell>
          <table:table-cell office:value-type="float" office:value="232.546" calcext:value-type="float">
            <text:p>232.546</text:p>
          </table:table-cell>
          <table:table-cell office:value-type="float" office:value="5.39598" calcext:value-type="float">
            <text:p>5.39598</text:p>
          </table:table-cell>
          <table:table-cell office:value-type="float" office:value="239.497" calcext:value-type="float">
            <text:p>239.497</text:p>
          </table:table-cell>
          <table:table-cell office:value-type="float" office:value="0.005" calcext:value-type="float">
            <text:p>0.005</text:p>
          </table:table-cell>
          <table:table-cell office:value-type="float" office:value="77.905" calcext:value-type="float">
            <text:p>77.9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845527642857" calcext:value-type="float">
            <text:p>0.845527642857</text:p>
          </table:table-cell>
          <table:table-cell office:value-type="float" office:value="-0.495041357143" calcext:value-type="float">
            <text:p>-0.495041357143</text:p>
          </table:table-cell>
          <table:table-cell office:value-type="float" office:value="-0.200020285714" calcext:value-type="float">
            <text:p>-0.200020285714</text:p>
          </table:table-cell>
          <table:table-cell table:number-columns-repeated="47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258661" calcext:value-type="float">
            <text:p>258661</text:p>
          </table:table-cell>
          <table:table-cell office:value-type="float" office:value="7557" calcext:value-type="float">
            <text:p>7557</text:p>
          </table:table-cell>
          <table:table-cell office:value-type="float" office:value="900" calcext:value-type="float">
            <text:p>900</text:p>
          </table:table-cell>
          <table:table-cell office:value-type="float" office:value="15.25" calcext:value-type="float">
            <text:p>15.25</text:p>
          </table:table-cell>
          <table:table-cell office:value-type="float" office:value="227.414" calcext:value-type="float">
            <text:p>227.414</text:p>
          </table:table-cell>
          <table:table-cell office:value-type="float" office:value="4.18884" calcext:value-type="float">
            <text:p>4.18884</text:p>
          </table:table-cell>
          <table:table-cell office:value-type="float" office:value="233.5" calcext:value-type="float">
            <text:p>233.5</text:p>
          </table:table-cell>
          <table:table-cell office:value-type="float" office:value="0.005" calcext:value-type="float">
            <text:p>0.005</text:p>
          </table:table-cell>
          <table:table-cell office:value-type="float" office:value="89.213" calcext:value-type="float">
            <text:p>89.2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752600428571" calcext:value-type="float">
            <text:p>0.752600428571</text:p>
          </table:table-cell>
          <table:table-cell office:value-type="float" office:value="-0.652626107143" calcext:value-type="float">
            <text:p>-0.652626107143</text:p>
          </table:table-cell>
          <table:table-cell office:value-type="float" office:value="0.08750425" calcext:value-type="float">
            <text:p>0.08750425</text:p>
          </table:table-cell>
          <table:table-cell table:number-columns-repeated="47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258663" calcext:value-type="float">
            <text:p>258663</text:p>
          </table:table-cell>
          <table:table-cell office:value-type="float" office:value="5762" calcext:value-type="float">
            <text:p>5762</text:p>
          </table:table-cell>
          <table:table-cell office:value-type="float" office:value="900" calcext:value-type="float">
            <text:p>900</text:p>
          </table:table-cell>
          <table:table-cell office:value-type="float" office:value="13.5" calcext:value-type="float">
            <text:p>13.5</text:p>
          </table:table-cell>
          <table:table-cell office:value-type="float" office:value="231.893" calcext:value-type="float">
            <text:p>231.893</text:p>
          </table:table-cell>
          <table:table-cell office:value-type="float" office:value="5.26509" calcext:value-type="float">
            <text:p>5.26509</text:p>
          </table:table-cell>
          <table:table-cell office:value-type="float" office:value="240.204" calcext:value-type="float">
            <text:p>240.204</text:p>
          </table:table-cell>
          <table:table-cell office:value-type="float" office:value="0.006" calcext:value-type="float">
            <text:p>0.006</text:p>
          </table:table-cell>
          <table:table-cell office:value-type="float" office:value="71.014" calcext:value-type="float">
            <text:p>71.014</text:p>
          </table:table-cell>
          <table:table-cell office:value-type="float" office:value="0.174" calcext:value-type="float">
            <text:p>0.174</text:p>
          </table:table-cell>
          <table:table-cell office:value-type="float" office:value="0.570704035714" calcext:value-type="float">
            <text:p>0.570704035714</text:p>
          </table:table-cell>
          <table:table-cell office:value-type="float" office:value="-0.808696035714" calcext:value-type="float">
            <text:p>-0.808696035714</text:p>
          </table:table-cell>
          <table:table-cell office:value-type="float" office:value="-0.142376178571" calcext:value-type="float">
            <text:p>-0.142376178571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258665" calcext:value-type="float">
            <text:p>258665</text:p>
          </table:table-cell>
          <table:table-cell office:value-type="float" office:value="5692" calcext:value-type="float">
            <text:p>5692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4.124" calcext:value-type="float">
            <text:p>234.124</text:p>
          </table:table-cell>
          <table:table-cell office:value-type="float" office:value="4.37049" calcext:value-type="float">
            <text:p>4.37049</text:p>
          </table:table-cell>
          <table:table-cell office:value-type="float" office:value="241.138" calcext:value-type="float">
            <text:p>241.138</text:p>
          </table:table-cell>
          <table:table-cell office:value-type="float" office:value="0.004" calcext:value-type="float">
            <text:p>0.004</text:p>
          </table:table-cell>
          <table:table-cell office:value-type="float" office:value="19.936" calcext:value-type="float">
            <text:p>19.936</text:p>
          </table:table-cell>
          <table:table-cell office:value-type="float" office:value="0.119" calcext:value-type="float">
            <text:p>0.119</text:p>
          </table:table-cell>
          <table:table-cell office:value-type="float" office:value="0.687217857143" calcext:value-type="float">
            <text:p>0.687217857143</text:p>
          </table:table-cell>
          <table:table-cell office:value-type="float" office:value="-0.49191975" calcext:value-type="float">
            <text:p>-0.49191975</text:p>
          </table:table-cell>
          <table:table-cell office:value-type="float" office:value="0.534543928571" calcext:value-type="float">
            <text:p>0.534543928571</text:p>
          </table:table-cell>
          <table:table-cell table:number-columns-repeated="47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258667" calcext:value-type="float">
            <text:p>258667</text:p>
          </table:table-cell>
          <table:table-cell office:value-type="float" office:value="7850" calcext:value-type="float">
            <text:p>7850</text:p>
          </table:table-cell>
          <table:table-cell office:value-type="float" office:value="900" calcext:value-type="float">
            <text:p>900</text:p>
          </table:table-cell>
          <table:table-cell office:value-type="float" office:value="19.75" calcext:value-type="float">
            <text:p>19.75</text:p>
          </table:table-cell>
          <table:table-cell office:value-type="float" office:value="233.47" calcext:value-type="float">
            <text:p>233.47</text:p>
          </table:table-cell>
          <table:table-cell office:value-type="float" office:value="4.50379" calcext:value-type="float">
            <text:p>4.50379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004" calcext:value-type="float">
            <text:p>0.004</text:p>
          </table:table-cell>
          <table:table-cell office:value-type="float" office:value="-61.731" calcext:value-type="float">
            <text:p>-61.731</text:p>
          </table:table-cell>
          <table:table-cell office:value-type="float" office:value="0.1" calcext:value-type="float">
            <text:p>0.1</text:p>
          </table:table-cell>
          <table:table-cell office:value-type="float" office:value="0.842257142857" calcext:value-type="float">
            <text:p>0.842257142857</text:p>
          </table:table-cell>
          <table:table-cell office:value-type="float" office:value="-0.0718339821429" calcext:value-type="float">
            <text:p>-0.0718339821429</text:p>
          </table:table-cell>
          <table:table-cell office:value-type="float" office:value="0.534257857143" calcext:value-type="float">
            <text:p>0.534257857143</text:p>
          </table:table-cell>
          <table:table-cell table:number-columns-repeated="47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258669" calcext:value-type="float">
            <text:p>258669</text:p>
          </table:table-cell>
          <table:table-cell office:value-type="float" office:value="8655" calcext:value-type="float">
            <text:p>8655</text:p>
          </table:table-cell>
          <table:table-cell office:value-type="float" office:value="900" calcext:value-type="float">
            <text:p>900</text:p>
          </table:table-cell>
          <table:table-cell office:value-type="float" office:value="21.25" calcext:value-type="float">
            <text:p>21.25</text:p>
          </table:table-cell>
          <table:table-cell office:value-type="float" office:value="233.307" calcext:value-type="float">
            <text:p>233.307</text:p>
          </table:table-cell>
          <table:table-cell office:value-type="float" office:value="4.35496" calcext:value-type="float">
            <text:p>4.35496</text:p>
          </table:table-cell>
          <table:table-cell office:value-type="float" office:value="239.647" calcext:value-type="float">
            <text:p>239.647</text:p>
          </table:table-cell>
          <table:table-cell office:value-type="float" office:value="0.004" calcext:value-type="float">
            <text:p>0.004</text:p>
          </table:table-cell>
          <table:table-cell office:value-type="float" office:value="38.841" calcext:value-type="float">
            <text:p>38.841</text:p>
          </table:table-cell>
          <table:table-cell office:value-type="float" office:value="0.118" calcext:value-type="float">
            <text:p>0.118</text:p>
          </table:table-cell>
          <table:table-cell office:value-type="float" office:value="0.853909892857" calcext:value-type="float">
            <text:p>0.853909892857</text:p>
          </table:table-cell>
          <table:table-cell office:value-type="float" office:value="0.314855071429" calcext:value-type="float">
            <text:p>0.314855071429</text:p>
          </table:table-cell>
          <table:table-cell office:value-type="float" office:value="0.414360214286" calcext:value-type="float">
            <text:p>0.414360214286</text:p>
          </table:table-cell>
          <table:table-cell table:number-columns-repeated="47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258805" calcext:value-type="float">
            <text:p>258805</text:p>
          </table:table-cell>
          <table:table-cell office:value-type="float" office:value="7305" calcext:value-type="float">
            <text:p>7305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7.479" calcext:value-type="float">
            <text:p>227.479</text:p>
          </table:table-cell>
          <table:table-cell office:value-type="float" office:value="4.16659" calcext:value-type="float">
            <text:p>4.16659</text:p>
          </table:table-cell>
          <table:table-cell office:value-type="float" office:value="233.545" calcext:value-type="float">
            <text:p>233.545</text:p>
          </table:table-cell>
          <table:table-cell office:value-type="float" office:value="0.004" calcext:value-type="float">
            <text:p>0.004</text:p>
          </table:table-cell>
          <table:table-cell office:value-type="float" office:value="50.373" calcext:value-type="float">
            <text:p>50.37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305517464286" calcext:value-type="float">
            <text:p>-0.0305517464286</text:p>
          </table:table-cell>
          <table:table-cell office:value-type="float" office:value="0.577494714286" calcext:value-type="float">
            <text:p>0.577494714286</text:p>
          </table:table-cell>
          <table:table-cell office:value-type="float" office:value="-0.815499892857" calcext:value-type="float">
            <text:p>-0.81549989285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258673" calcext:value-type="float">
            <text:p>258673</text:p>
          </table:table-cell>
          <table:table-cell office:value-type="float" office:value="8900" calcext:value-type="float">
            <text:p>890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3.498" calcext:value-type="float">
            <text:p>233.498</text:p>
          </table:table-cell>
          <table:table-cell office:value-type="float" office:value="5.23114" calcext:value-type="float">
            <text:p>5.23114</text:p>
          </table:table-cell>
          <table:table-cell office:value-type="float" office:value="240.2" calcext:value-type="float">
            <text:p>240.2</text:p>
          </table:table-cell>
          <table:table-cell office:value-type="float" office:value="0.006" calcext:value-type="float">
            <text:p>0.006</text:p>
          </table:table-cell>
          <table:table-cell office:value-type="float" office:value="82.329" calcext:value-type="float">
            <text:p>82.3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967337892857" calcext:value-type="float">
            <text:p>0.967337892857</text:p>
          </table:table-cell>
          <table:table-cell office:value-type="float" office:value="-0.147541714286" calcext:value-type="float">
            <text:p>-0.147541714286</text:p>
          </table:table-cell>
          <table:table-cell office:value-type="float" office:value="-0.206083107143" calcext:value-type="float">
            <text:p>-0.206083107143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258675" calcext:value-type="float">
            <text:p>258675</text:p>
          </table:table-cell>
          <table:table-cell office:value-type="float" office:value="6403" calcext:value-type="float">
            <text:p>6403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26.746" calcext:value-type="float">
            <text:p>226.746</text:p>
          </table:table-cell>
          <table:table-cell office:value-type="float" office:value="4.24601" calcext:value-type="float">
            <text:p>4.24601</text:p>
          </table:table-cell>
          <table:table-cell office:value-type="float" office:value="233.051" calcext:value-type="float">
            <text:p>233.051</text:p>
          </table:table-cell>
          <table:table-cell office:value-type="float" office:value="0.004" calcext:value-type="float">
            <text:p>0.004</text:p>
          </table:table-cell>
          <table:table-cell office:value-type="float" office:value="81.281" calcext:value-type="float">
            <text:p>81.281</text:p>
          </table:table-cell>
          <table:table-cell office:value-type="float" office:value="0.098" calcext:value-type="float">
            <text:p>0.098</text:p>
          </table:table-cell>
          <table:table-cell office:value-type="float" office:value="0.934482785714" calcext:value-type="float">
            <text:p>0.934482785714</text:p>
          </table:table-cell>
          <table:table-cell office:value-type="float" office:value="-0.313170178571" calcext:value-type="float">
            <text:p>-0.313170178571</text:p>
          </table:table-cell>
          <table:table-cell office:value-type="float" office:value="0.169286571429" calcext:value-type="float">
            <text:p>0.169286571429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258677" calcext:value-type="float">
            <text:p>258677</text:p>
          </table:table-cell>
          <table:table-cell office:value-type="float" office:value="5555" calcext:value-type="float">
            <text:p>5555</text:p>
          </table:table-cell>
          <table:table-cell office:value-type="float" office:value="900" calcext:value-type="float">
            <text:p>900</text:p>
          </table:table-cell>
          <table:table-cell office:value-type="float" office:value="19.25" calcext:value-type="float">
            <text:p>19.25</text:p>
          </table:table-cell>
          <table:table-cell office:value-type="float" office:value="233.391" calcext:value-type="float">
            <text:p>233.391</text:p>
          </table:table-cell>
          <table:table-cell office:value-type="float" office:value="5.30857" calcext:value-type="float">
            <text:p>5.30857</text:p>
          </table:table-cell>
          <table:table-cell office:value-type="float" office:value="243.587" calcext:value-type="float">
            <text:p>243.587</text:p>
          </table:table-cell>
          <table:table-cell office:value-type="float" office:value="0.005" calcext:value-type="float">
            <text:p>0.005</text:p>
          </table:table-cell>
          <table:table-cell office:value-type="float" office:value="6.054" calcext:value-type="float">
            <text:p>6.054</text:p>
          </table:table-cell>
          <table:table-cell office:value-type="float" office:value="0.15" calcext:value-type="float">
            <text:p>0.15</text:p>
          </table:table-cell>
          <table:table-cell office:value-type="float" office:value="0.713654107143" calcext:value-type="float">
            <text:p>0.713654107143</text:p>
          </table:table-cell>
          <table:table-cell office:value-type="float" office:value="0.69080825" calcext:value-type="float">
            <text:p>0.69080825</text:p>
          </table:table-cell>
          <table:table-cell office:value-type="float" office:value="-0.116008714286" calcext:value-type="float">
            <text:p>-0.116008714286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258679" calcext:value-type="float">
            <text:p>258679</text:p>
          </table:table-cell>
          <table:table-cell office:value-type="float" office:value="7268" calcext:value-type="float">
            <text:p>7268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231.561" calcext:value-type="float">
            <text:p>231.561</text:p>
          </table:table-cell>
          <table:table-cell office:value-type="float" office:value="4.10146" calcext:value-type="float">
            <text:p>4.10146</text:p>
          </table:table-cell>
          <table:table-cell office:value-type="float" office:value="237.498" calcext:value-type="float">
            <text:p>237.498</text:p>
          </table:table-cell>
          <table:table-cell office:value-type="float" office:value="0.004" calcext:value-type="float">
            <text:p>0.004</text:p>
          </table:table-cell>
          <table:table-cell office:value-type="float" office:value="82.932" calcext:value-type="float">
            <text:p>82.9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876385857143" calcext:value-type="float">
            <text:p>0.876385857143</text:p>
          </table:table-cell>
          <table:table-cell office:value-type="float" office:value="0.463318607143" calcext:value-type="float">
            <text:p>0.463318607143</text:p>
          </table:table-cell>
          <table:table-cell office:value-type="float" office:value="0.13135775" calcext:value-type="float">
            <text:p>0.13135775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258681" calcext:value-type="float">
            <text:p>258681</text:p>
          </table:table-cell>
          <table:table-cell office:value-type="float" office:value="6800" calcext:value-type="float">
            <text:p>680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3.348" calcext:value-type="float">
            <text:p>233.348</text:p>
          </table:table-cell>
          <table:table-cell office:value-type="float" office:value="4.5386" calcext:value-type="float">
            <text:p>4.5386</text:p>
          </table:table-cell>
          <table:table-cell office:value-type="float" office:value="239.513" calcext:value-type="float">
            <text:p>239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112.319" calcext:value-type="float">
            <text:p>112.3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943819857143" calcext:value-type="float">
            <text:p>0.943819857143</text:p>
          </table:table-cell>
          <table:table-cell office:value-type="float" office:value="0.261876857143" calcext:value-type="float">
            <text:p>0.261876857143</text:p>
          </table:table-cell>
          <table:table-cell office:value-type="float" office:value="-0.201542178571" calcext:value-type="float">
            <text:p>-0.201542178571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258683" calcext:value-type="float">
            <text:p>258683</text:p>
          </table:table-cell>
          <table:table-cell office:value-type="float" office:value="5680" calcext:value-type="float">
            <text:p>5680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28.716" calcext:value-type="float">
            <text:p>228.716</text:p>
          </table:table-cell>
          <table:table-cell office:value-type="float" office:value="4.3144" calcext:value-type="float">
            <text:p>4.3144</text:p>
          </table:table-cell>
          <table:table-cell office:value-type="float" office:value="235.805" calcext:value-type="float">
            <text:p>235.805</text:p>
          </table:table-cell>
          <table:table-cell office:value-type="float" office:value="0.004" calcext:value-type="float">
            <text:p>0.004</text:p>
          </table:table-cell>
          <table:table-cell office:value-type="float" office:value="30.676" calcext:value-type="float">
            <text:p>30.6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6720325" calcext:value-type="float">
            <text:p>0.6720325</text:p>
          </table:table-cell>
          <table:table-cell office:value-type="float" office:value="0.5125545" calcext:value-type="float">
            <text:p>0.5125545</text:p>
          </table:table-cell>
          <table:table-cell office:value-type="float" office:value="0.534447678571" calcext:value-type="float">
            <text:p>0.534447678571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258685" calcext:value-type="float">
            <text:p>258685</text:p>
          </table:table-cell>
          <table:table-cell office:value-type="float" office:value="5882" calcext:value-type="float">
            <text:p>5882</text:p>
          </table:table-cell>
          <table:table-cell office:value-type="float" office:value="900" calcext:value-type="float">
            <text:p>900</text:p>
          </table:table-cell>
          <table:table-cell office:value-type="float" office:value="15.5" calcext:value-type="float">
            <text:p>15.5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4.50007" calcext:value-type="float">
            <text:p>4.50007</text:p>
          </table:table-cell>
          <table:table-cell office:value-type="float" office:value="235.046" calcext:value-type="float">
            <text:p>235.046</text:p>
          </table:table-cell>
          <table:table-cell office:value-type="float" office:value="0.004" calcext:value-type="float">
            <text:p>0.004</text:p>
          </table:table-cell>
          <table:table-cell office:value-type="float" office:value="56.524" calcext:value-type="float">
            <text:p>56.5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16914" calcext:value-type="float">
            <text:p>0.316914</text:p>
          </table:table-cell>
          <table:table-cell office:value-type="float" office:value="0.812938642857" calcext:value-type="float">
            <text:p>0.812938642857</text:p>
          </table:table-cell>
          <table:table-cell office:value-type="float" office:value="0.488551857143" calcext:value-type="float">
            <text:p>0.488551857143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258687" calcext:value-type="float">
            <text:p>258687</text:p>
          </table:table-cell>
          <table:table-cell office:value-type="float" office:value="7380" calcext:value-type="float">
            <text:p>738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2.452" calcext:value-type="float">
            <text:p>232.452</text:p>
          </table:table-cell>
          <table:table-cell office:value-type="float" office:value="4.49783" calcext:value-type="float">
            <text:p>4.49783</text:p>
          </table:table-cell>
          <table:table-cell office:value-type="float" office:value="238.521" calcext:value-type="float">
            <text:p>238.521</text:p>
          </table:table-cell>
          <table:table-cell office:value-type="float" office:value="0.004" calcext:value-type="float">
            <text:p>0.004</text:p>
          </table:table-cell>
          <table:table-cell office:value-type="float" office:value="75.551" calcext:value-type="float">
            <text:p>75.55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268181742143" calcext:value-type="float">
            <text:p>0.00268181742143</text:p>
          </table:table-cell>
          <table:table-cell office:value-type="float" office:value="0.917118357143" calcext:value-type="float">
            <text:p>0.917118357143</text:p>
          </table:table-cell>
          <table:table-cell office:value-type="float" office:value="0.398590107143" calcext:value-type="float">
            <text:p>0.398590107143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258691" calcext:value-type="float">
            <text:p>258691</text:p>
          </table:table-cell>
          <table:table-cell office:value-type="float" office:value="8525" calcext:value-type="float">
            <text:p>8525</text:p>
          </table:table-cell>
          <table:table-cell office:value-type="float" office:value="900" calcext:value-type="float">
            <text:p>900</text:p>
          </table:table-cell>
          <table:table-cell office:value-type="float" office:value="9.5" calcext:value-type="float">
            <text:p>9.5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4.33853" calcext:value-type="float">
            <text:p>4.33853</text:p>
          </table:table-cell>
          <table:table-cell office:value-type="float" office:value="232.465" calcext:value-type="float">
            <text:p>232.465</text:p>
          </table:table-cell>
          <table:table-cell office:value-type="float" office:value="0.004" calcext:value-type="float">
            <text:p>0.004</text:p>
          </table:table-cell>
          <table:table-cell office:value-type="float" office:value="84.731" calcext:value-type="float">
            <text:p>84.7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221513357143" calcext:value-type="float">
            <text:p>0.221513357143</text:p>
          </table:table-cell>
          <table:table-cell office:value-type="float" office:value="0.964642464286" calcext:value-type="float">
            <text:p>0.964642464286</text:p>
          </table:table-cell>
          <table:table-cell office:value-type="float" office:value="0.142721642857" calcext:value-type="float">
            <text:p>0.142721642857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258693" calcext:value-type="float">
            <text:p>258693</text:p>
          </table:table-cell>
          <table:table-cell office:value-type="float" office:value="8820" calcext:value-type="float">
            <text:p>8820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231.329" calcext:value-type="float">
            <text:p>231.329</text:p>
          </table:table-cell>
          <table:table-cell office:value-type="float" office:value="4.97207" calcext:value-type="float">
            <text:p>4.97207</text:p>
          </table:table-cell>
          <table:table-cell office:value-type="float" office:value="240.867" calcext:value-type="float">
            <text:p>240.867</text:p>
          </table:table-cell>
          <table:table-cell office:value-type="float" office:value="0.005" calcext:value-type="float">
            <text:p>0.005</text:p>
          </table:table-cell>
          <table:table-cell office:value-type="float" office:value="35.718" calcext:value-type="float">
            <text:p>35.7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435417178571" calcext:value-type="float">
            <text:p>0.435417178571</text:p>
          </table:table-cell>
          <table:table-cell office:value-type="float" office:value="0.88971775" calcext:value-type="float">
            <text:p>0.88971775</text:p>
          </table:table-cell>
          <table:table-cell office:value-type="float" office:value="-0.137086285714" calcext:value-type="float">
            <text:p>-0.137086285714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258695" calcext:value-type="float">
            <text:p>258695</text:p>
          </table:table-cell>
          <table:table-cell office:value-type="float" office:value="8505" calcext:value-type="float">
            <text:p>850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8.473" calcext:value-type="float">
            <text:p>228.473</text:p>
          </table:table-cell>
          <table:table-cell office:value-type="float" office:value="4.31703" calcext:value-type="float">
            <text:p>4.31703</text:p>
          </table:table-cell>
          <table:table-cell office:value-type="float" office:value="234.477" calcext:value-type="float">
            <text:p>234.477</text:p>
          </table:table-cell>
          <table:table-cell office:value-type="float" office:value="0.005" calcext:value-type="float">
            <text:p>0.005</text:p>
          </table:table-cell>
          <table:table-cell office:value-type="float" office:value="60.725" calcext:value-type="float">
            <text:p>60.725</text:p>
          </table:table-cell>
          <table:table-cell office:value-type="float" office:value="0.12" calcext:value-type="float">
            <text:p>0.12</text:p>
          </table:table-cell>
          <table:table-cell office:value-type="float" office:value="0.589542642857" calcext:value-type="float">
            <text:p>0.589542642857</text:p>
          </table:table-cell>
          <table:table-cell office:value-type="float" office:value="0.790284892857" calcext:value-type="float">
            <text:p>0.790284892857</text:p>
          </table:table-cell>
          <table:table-cell office:value-type="float" office:value="0.166957678571" calcext:value-type="float">
            <text:p>0.166957678571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258697" calcext:value-type="float">
            <text:p>258697</text:p>
          </table:table-cell>
          <table:table-cell office:value-type="float" office:value="8715" calcext:value-type="float">
            <text:p>871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33.574" calcext:value-type="float">
            <text:p>233.574</text:p>
          </table:table-cell>
          <table:table-cell office:value-type="float" office:value="5.9281" calcext:value-type="float">
            <text:p>5.9281</text:p>
          </table:table-cell>
          <table:table-cell office:value-type="float" office:value="243.05" calcext:value-type="float">
            <text:p>243.05</text:p>
          </table:table-cell>
          <table:table-cell office:value-type="float" office:value="0.005" calcext:value-type="float">
            <text:p>0.005</text:p>
          </table:table-cell>
          <table:table-cell office:value-type="float" office:value="1.436" calcext:value-type="float">
            <text:p>1.436</text:p>
          </table:table-cell>
          <table:table-cell office:value-type="float" office:value="0.124" calcext:value-type="float">
            <text:p>0.124</text:p>
          </table:table-cell>
          <table:table-cell office:value-type="float" office:value="-0.394177142857" calcext:value-type="float">
            <text:p>-0.394177142857</text:p>
          </table:table-cell>
          <table:table-cell office:value-type="float" office:value="0.908181607143" calcext:value-type="float">
            <text:p>0.908181607143</text:p>
          </table:table-cell>
          <table:table-cell office:value-type="float" office:value="-0.140771714286" calcext:value-type="float">
            <text:p>-0.140771714286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258702" calcext:value-type="float">
            <text:p>258702</text:p>
          </table:table-cell>
          <table:table-cell office:value-type="float" office:value="6030" calcext:value-type="float">
            <text:p>603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28.274" calcext:value-type="float">
            <text:p>228.274</text:p>
          </table:table-cell>
          <table:table-cell office:value-type="float" office:value="4.27812" calcext:value-type="float">
            <text:p>4.27812</text:p>
          </table:table-cell>
          <table:table-cell office:value-type="float" office:value="233.991" calcext:value-type="float">
            <text:p>233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61.757" calcext:value-type="float">
            <text:p>61.757</text:p>
          </table:table-cell>
          <table:table-cell office:value-type="float" office:value="0.12" calcext:value-type="float">
            <text:p>0.12</text:p>
          </table:table-cell>
          <table:table-cell office:value-type="float" office:value="-0.170512964286" calcext:value-type="float">
            <text:p>-0.170512964286</text:p>
          </table:table-cell>
          <table:table-cell office:value-type="float" office:value="0.974854928571" calcext:value-type="float">
            <text:p>0.974854928571</text:p>
          </table:table-cell>
          <table:table-cell office:value-type="float" office:value="0.143381071429" calcext:value-type="float">
            <text:p>0.14338107142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258704" calcext:value-type="float">
            <text:p>258704</text:p>
          </table:table-cell>
          <table:table-cell office:value-type="float" office:value="6170" calcext:value-type="float">
            <text:p>6170</text:p>
          </table:table-cell>
          <table:table-cell office:value-type="float" office:value="900" calcext:value-type="float">
            <text:p>900</text:p>
          </table:table-cell>
          <table:table-cell office:value-type="float" office:value="21.5" calcext:value-type="float">
            <text:p>21.5</text:p>
          </table:table-cell>
          <table:table-cell office:value-type="float" office:value="235.43" calcext:value-type="float">
            <text:p>235.43</text:p>
          </table:table-cell>
          <table:table-cell office:value-type="float" office:value="4.67044" calcext:value-type="float">
            <text:p>4.67044</text:p>
          </table:table-cell>
          <table:table-cell office:value-type="float" office:value="242.75" calcext:value-type="float">
            <text:p>242.75</text:p>
          </table:table-cell>
          <table:table-cell office:value-type="float" office:value="0.005" calcext:value-type="float">
            <text:p>0.005</text:p>
          </table:table-cell>
          <table:table-cell office:value-type="float" office:value="112.075" calcext:value-type="float">
            <text:p>112.07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251574821429" calcext:value-type="float">
            <text:p>0.0251574821429</text:p>
          </table:table-cell>
          <table:table-cell office:value-type="float" office:value="0.988359678571" calcext:value-type="float">
            <text:p>0.988359678571</text:p>
          </table:table-cell>
          <table:table-cell office:value-type="float" office:value="-0.15002475" calcext:value-type="float">
            <text:p>-0.15002475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258706" calcext:value-type="float">
            <text:p>258706</text:p>
          </table:table-cell>
          <table:table-cell office:value-type="float" office:value="6160" calcext:value-type="float">
            <text:p>616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2.823" calcext:value-type="float">
            <text:p>232.823</text:p>
          </table:table-cell>
          <table:table-cell office:value-type="float" office:value="4.20727" calcext:value-type="float">
            <text:p>4.20727</text:p>
          </table:table-cell>
          <table:table-cell office:value-type="float" office:value="239.198" calcext:value-type="float">
            <text:p>239.198</text:p>
          </table:table-cell>
          <table:table-cell office:value-type="float" office:value="0.004" calcext:value-type="float">
            <text:p>0.004</text:p>
          </table:table-cell>
          <table:table-cell office:value-type="float" office:value="32.984" calcext:value-type="float">
            <text:p>32.984</text:p>
          </table:table-cell>
          <table:table-cell office:value-type="float" office:value="0.118" calcext:value-type="float">
            <text:p>0.118</text:p>
          </table:table-cell>
          <table:table-cell office:value-type="float" office:value="-0.275132964286" calcext:value-type="float">
            <text:p>-0.275132964286</text:p>
          </table:table-cell>
          <table:table-cell office:value-type="float" office:value="0.823258714286" calcext:value-type="float">
            <text:p>0.823258714286</text:p>
          </table:table-cell>
          <table:table-cell office:value-type="float" office:value="0.496528178571" calcext:value-type="float">
            <text:p>0.496528178571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258708" calcext:value-type="float">
            <text:p>258708</text:p>
          </table:table-cell>
          <table:table-cell office:value-type="float" office:value="5705" calcext:value-type="float">
            <text:p>5705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32.956" calcext:value-type="float">
            <text:p>232.956</text:p>
          </table:table-cell>
          <table:table-cell office:value-type="float" office:value="4.43043" calcext:value-type="float">
            <text:p>4.43043</text:p>
          </table:table-cell>
          <table:table-cell office:value-type="float" office:value="239.694" calcext:value-type="float">
            <text:p>239.694</text:p>
          </table:table-cell>
          <table:table-cell office:value-type="float" office:value="0.005" calcext:value-type="float">
            <text:p>0.005</text:p>
          </table:table-cell>
          <table:table-cell office:value-type="float" office:value="28.211" calcext:value-type="float">
            <text:p>28.211</text:p>
          </table:table-cell>
          <table:table-cell office:value-type="float" office:value="0.132" calcext:value-type="float">
            <text:p>0.132</text:p>
          </table:table-cell>
          <table:table-cell office:value-type="float" office:value="-0.628888714286" calcext:value-type="float">
            <text:p>-0.628888714286</text:p>
          </table:table-cell>
          <table:table-cell office:value-type="float" office:value="0.608632428571" calcext:value-type="float">
            <text:p>0.608632428571</text:p>
          </table:table-cell>
          <table:table-cell office:value-type="float" office:value="0.483784107143" calcext:value-type="float">
            <text:p>0.483784107143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258712" calcext:value-type="float">
            <text:p>258712</text:p>
          </table:table-cell>
          <table:table-cell office:value-type="float" office:value="7710" calcext:value-type="float">
            <text:p>771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737" calcext:value-type="float">
            <text:p>232.737</text:p>
          </table:table-cell>
          <table:table-cell office:value-type="float" office:value="4.53031" calcext:value-type="float">
            <text:p>4.53031</text:p>
          </table:table-cell>
          <table:table-cell office:value-type="float" office:value="240.113" calcext:value-type="float">
            <text:p>240.113</text:p>
          </table:table-cell>
          <table:table-cell office:value-type="float" office:value="0.004" calcext:value-type="float">
            <text:p>0.004</text:p>
          </table:table-cell>
          <table:table-cell office:value-type="float" office:value="34.244" calcext:value-type="float">
            <text:p>34.244</text:p>
          </table:table-cell>
          <table:table-cell office:value-type="float" office:value="0.106" calcext:value-type="float">
            <text:p>0.106</text:p>
          </table:table-cell>
          <table:table-cell office:value-type="float" office:value="-0.809962607143" calcext:value-type="float">
            <text:p>-0.809962607143</text:p>
          </table:table-cell>
          <table:table-cell office:value-type="float" office:value="0.323614892857" calcext:value-type="float">
            <text:p>0.323614892857</text:p>
          </table:table-cell>
          <table:table-cell office:value-type="float" office:value="0.489084892857" calcext:value-type="float">
            <text:p>0.489084892857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258714" calcext:value-type="float">
            <text:p>258714</text:p>
          </table:table-cell>
          <table:table-cell office:value-type="float" office:value="6270" calcext:value-type="float">
            <text:p>627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1.721" calcext:value-type="float">
            <text:p>231.721</text:p>
          </table:table-cell>
          <table:table-cell office:value-type="float" office:value="3.99844" calcext:value-type="float">
            <text:p>3.99844</text:p>
          </table:table-cell>
          <table:table-cell office:value-type="float" office:value="237.779" calcext:value-type="float">
            <text:p>237.779</text:p>
          </table:table-cell>
          <table:table-cell office:value-type="float" office:value="0.004" calcext:value-type="float">
            <text:p>0.004</text:p>
          </table:table-cell>
          <table:table-cell office:value-type="float" office:value="69.7" calcext:value-type="float">
            <text:p>69.7</text:p>
          </table:table-cell>
          <table:table-cell office:value-type="float" office:value="0.094" calcext:value-type="float">
            <text:p>0.094</text:p>
          </table:table-cell>
          <table:table-cell office:value-type="float" office:value="-0.854178318182" calcext:value-type="float">
            <text:p>-0.854178318182</text:p>
          </table:table-cell>
          <table:table-cell office:value-type="float" office:value="0.503976863636" calcext:value-type="float">
            <text:p>0.503976863636</text:p>
          </table:table-cell>
          <table:table-cell office:value-type="float" office:value="0.127975772727" calcext:value-type="float">
            <text:p>0.127975772727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258716" calcext:value-type="float">
            <text:p>258716</text:p>
          </table:table-cell>
          <table:table-cell office:value-type="float" office:value="9600" calcext:value-type="float">
            <text:p>9600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2.285" calcext:value-type="float">
            <text:p>232.285</text:p>
          </table:table-cell>
          <table:table-cell office:value-type="float" office:value="5.03931" calcext:value-type="float">
            <text:p>5.03931</text:p>
          </table:table-cell>
          <table:table-cell office:value-type="float" office:value="240.018" calcext:value-type="float">
            <text:p>24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55.018" calcext:value-type="float">
            <text:p>55.018</text:p>
          </table:table-cell>
          <table:table-cell office:value-type="float" office:value="0.135" calcext:value-type="float">
            <text:p>0.135</text:p>
          </table:table-cell>
          <table:table-cell office:value-type="float" office:value="-0.694341642857" calcext:value-type="float">
            <text:p>-0.694341642857</text:p>
          </table:table-cell>
          <table:table-cell office:value-type="float" office:value="0.701566892857" calcext:value-type="float">
            <text:p>0.701566892857</text:p>
          </table:table-cell>
          <table:table-cell office:value-type="float" office:value="-0.160225107143" calcext:value-type="float">
            <text:p>-0.160225107143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258633" calcext:value-type="float">
            <text:p>258633</text:p>
          </table:table-cell>
          <table:table-cell office:value-type="float" office:value="5770" calcext:value-type="float">
            <text:p>5770</text:p>
          </table:table-cell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  <table:table-cell office:value-type="float" office:value="235.925" calcext:value-type="float">
            <text:p>235.925</text:p>
          </table:table-cell>
          <table:table-cell office:value-type="float" office:value="3.94988" calcext:value-type="float">
            <text:p>3.94988</text:p>
          </table:table-cell>
          <table:table-cell office:value-type="float" office:value="242.335" calcext:value-type="float">
            <text:p>242.335</text:p>
          </table:table-cell>
          <table:table-cell office:value-type="float" office:value="0.004" calcext:value-type="float">
            <text:p>0.004</text:p>
          </table:table-cell>
          <table:table-cell office:value-type="float" office:value="19.557" calcext:value-type="float">
            <text:p>19.557</text:p>
          </table:table-cell>
          <table:table-cell office:value-type="float" office:value="0.15" calcext:value-type="float">
            <text:p>0.15</text:p>
          </table:table-cell>
          <table:table-cell office:value-type="float" office:value="-0.630080857143" calcext:value-type="float">
            <text:p>-0.630080857143</text:p>
          </table:table-cell>
          <table:table-cell office:value-type="float" office:value="0.161896428571" calcext:value-type="float">
            <text:p>0.161896428571</text:p>
          </table:table-cell>
          <table:table-cell office:value-type="float" office:value="-0.75916225" calcext:value-type="float">
            <text:p>-0.75916225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258721" calcext:value-type="float">
            <text:p>258721</text:p>
          </table:table-cell>
          <table:table-cell office:value-type="float" office:value="6560" calcext:value-type="float">
            <text:p>6560</text:p>
          </table:table-cell>
          <table:table-cell office:value-type="float" office:value="900" calcext:value-type="float">
            <text:p>900</text:p>
          </table:table-cell>
          <table:table-cell office:value-type="float" office:value="18.25" calcext:value-type="float">
            <text:p>18.25</text:p>
          </table:table-cell>
          <table:table-cell office:value-type="float" office:value="237.354" calcext:value-type="float">
            <text:p>237.354</text:p>
          </table:table-cell>
          <table:table-cell office:value-type="float" office:value="4.20207" calcext:value-type="float">
            <text:p>4.20207</text:p>
          </table:table-cell>
          <table:table-cell office:value-type="float" office:value="245.056" calcext:value-type="float">
            <text:p>245.056</text:p>
          </table:table-cell>
          <table:table-cell office:value-type="float" office:value="0.008" calcext:value-type="float">
            <text:p>0.008</text:p>
          </table:table-cell>
          <table:table-cell office:value-type="float" office:value="42.755" calcext:value-type="float">
            <text:p>42.755</text:p>
          </table:table-cell>
          <table:table-cell office:value-type="float" office:value="0.267" calcext:value-type="float">
            <text:p>0.267</text:p>
          </table:table-cell>
          <table:table-cell office:value-type="float" office:value="-0.989275428571" calcext:value-type="float">
            <text:p>-0.989275428571</text:p>
          </table:table-cell>
          <table:table-cell office:value-type="float" office:value="-0.0678143285714" calcext:value-type="float">
            <text:p>-0.0678143285714</text:p>
          </table:table-cell>
          <table:table-cell office:value-type="float" office:value="-0.129293964286" calcext:value-type="float">
            <text:p>-0.129293964286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258723" calcext:value-type="float">
            <text:p>258723</text:p>
          </table:table-cell>
          <table:table-cell office:value-type="float" office:value="7950" calcext:value-type="float">
            <text:p>795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0.664" calcext:value-type="float">
            <text:p>230.664</text:p>
          </table:table-cell>
          <table:table-cell office:value-type="float" office:value="4.16953" calcext:value-type="float">
            <text:p>4.16953</text:p>
          </table:table-cell>
          <table:table-cell office:value-type="float" office:value="236.648" calcext:value-type="float">
            <text:p>236.648</text:p>
          </table:table-cell>
          <table:table-cell office:value-type="float" office:value="0.005" calcext:value-type="float">
            <text:p>0.005</text:p>
          </table:table-cell>
          <table:table-cell office:value-type="float" office:value="69.787" calcext:value-type="float">
            <text:p>69.787</text:p>
          </table:table-cell>
          <table:table-cell office:value-type="float" office:value="0.115" calcext:value-type="float">
            <text:p>0.115</text:p>
          </table:table-cell>
          <table:table-cell office:value-type="float" office:value="-0.974824642857" calcext:value-type="float">
            <text:p>-0.974824642857</text:p>
          </table:table-cell>
          <table:table-cell office:value-type="float" office:value="0.161171964286" calcext:value-type="float">
            <text:p>0.161171964286</text:p>
          </table:table-cell>
          <table:table-cell office:value-type="float" office:value="0.154046" calcext:value-type="float">
            <text:p>0.154046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258727" calcext:value-type="float">
            <text:p>258727</text:p>
          </table:table-cell>
          <table:table-cell office:value-type="float" office:value="6715" calcext:value-type="float">
            <text:p>6715</text:p>
          </table:table-cell>
          <table:table-cell office:value-type="float" office:value="900" calcext:value-type="float">
            <text:p>900</text:p>
          </table:table-cell>
          <table:table-cell office:value-type="float" office:value="16.75" calcext:value-type="float">
            <text:p>16.75</text:p>
          </table:table-cell>
          <table:table-cell office:value-type="float" office:value="236.09" calcext:value-type="float">
            <text:p>236.09</text:p>
          </table:table-cell>
          <table:table-cell office:value-type="float" office:value="5.82411" calcext:value-type="float">
            <text:p>5.82411</text:p>
          </table:table-cell>
          <table:table-cell office:value-type="float" office:value="241.795" calcext:value-type="float">
            <text:p>241.795</text:p>
          </table:table-cell>
          <table:table-cell office:value-type="float" office:value="0.007" calcext:value-type="float">
            <text:p>0.007</text:p>
          </table:table-cell>
          <table:table-cell office:value-type="float" office:value="65.114" calcext:value-type="float">
            <text:p>65.114</text:p>
          </table:table-cell>
          <table:table-cell office:value-type="float" office:value="0.171" calcext:value-type="float">
            <text:p>0.171</text:p>
          </table:table-cell>
          <table:table-cell office:value-type="float" office:value="-0.932328964286" calcext:value-type="float">
            <text:p>-0.932328964286</text:p>
          </table:table-cell>
          <table:table-cell office:value-type="float" office:value="0.3242495" calcext:value-type="float">
            <text:p>0.3242495</text:p>
          </table:table-cell>
          <table:table-cell office:value-type="float" office:value="-0.160045714286" calcext:value-type="float">
            <text:p>-0.160045714286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258747" calcext:value-type="float">
            <text:p>258747</text:p>
          </table:table-cell>
          <table:table-cell office:value-type="float" office:value="6398" calcext:value-type="float">
            <text:p>6398</text:p>
          </table:table-cell>
          <table:table-cell office:value-type="float" office:value="900" calcext:value-type="float">
            <text:p>900</text:p>
          </table:table-cell>
          <table:table-cell office:value-type="float" office:value="11.75" calcext:value-type="float">
            <text:p>11.75</text:p>
          </table:table-cell>
          <table:table-cell office:value-type="float" office:value="232.165" calcext:value-type="float">
            <text:p>232.165</text:p>
          </table:table-cell>
          <table:table-cell office:value-type="float" office:value="4.1904" calcext:value-type="float">
            <text:p>4.1904</text:p>
          </table:table-cell>
          <table:table-cell office:value-type="float" office:value="238.981" calcext:value-type="float">
            <text:p>238.981</text:p>
          </table:table-cell>
          <table:table-cell office:value-type="float" office:value="0.004" calcext:value-type="float">
            <text:p>0.004</text:p>
          </table:table-cell>
          <table:table-cell office:value-type="float" office:value="42.207" calcext:value-type="float">
            <text:p>42.207</text:p>
          </table:table-cell>
          <table:table-cell office:value-type="float" office:value="0.115" calcext:value-type="float">
            <text:p>0.115</text:p>
          </table:table-cell>
          <table:table-cell office:value-type="float" office:value="-0.849143321429" calcext:value-type="float">
            <text:p>-0.849143321429</text:p>
          </table:table-cell>
          <table:table-cell office:value-type="float" office:value="-0.109755821429" calcext:value-type="float">
            <text:p>-0.109755821429</text:p>
          </table:table-cell>
          <table:table-cell office:value-type="float" office:value="0.516624607143" calcext:value-type="float">
            <text:p>0.516624607143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258749" calcext:value-type="float">
            <text:p>258749</text:p>
          </table:table-cell>
          <table:table-cell office:value-type="float" office:value="7533" calcext:value-type="float">
            <text:p>7533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32.777" calcext:value-type="float">
            <text:p>232.777</text:p>
          </table:table-cell>
          <table:table-cell office:value-type="float" office:value="4.38891" calcext:value-type="float">
            <text:p>4.38891</text:p>
          </table:table-cell>
          <table:table-cell office:value-type="float" office:value="239.567" calcext:value-type="float">
            <text:p>239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50.571" calcext:value-type="float">
            <text:p>50.57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727001" calcext:value-type="float">
            <text:p>-0.727001</text:p>
          </table:table-cell>
          <table:table-cell office:value-type="float" office:value="-0.482965142857" calcext:value-type="float">
            <text:p>-0.482965142857</text:p>
          </table:table-cell>
          <table:table-cell office:value-type="float" office:value="0.488062321429" calcext:value-type="float">
            <text:p>0.488062321429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258751" calcext:value-type="float">
            <text:p>258751</text:p>
          </table:table-cell>
          <table:table-cell office:value-type="float" office:value="6990" calcext:value-type="float">
            <text:p>6990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28.123" calcext:value-type="float">
            <text:p>228.123</text:p>
          </table:table-cell>
          <table:table-cell office:value-type="float" office:value="4.24515" calcext:value-type="float">
            <text:p>4.24515</text:p>
          </table:table-cell>
          <table:table-cell office:value-type="float" office:value="233.907" calcext:value-type="float">
            <text:p>233.907</text:p>
          </table:table-cell>
          <table:table-cell office:value-type="float" office:value="0.004" calcext:value-type="float">
            <text:p>0.004</text:p>
          </table:table-cell>
          <table:table-cell office:value-type="float" office:value="74.636" calcext:value-type="float">
            <text:p>74.636</text:p>
          </table:table-cell>
          <table:table-cell office:value-type="float" office:value="0.1" calcext:value-type="float">
            <text:p>0.1</text:p>
          </table:table-cell>
          <table:table-cell office:value-type="float" office:value="-0.729625928571" calcext:value-type="float">
            <text:p>-0.729625928571</text:p>
          </table:table-cell>
          <table:table-cell office:value-type="float" office:value="-0.673349964286" calcext:value-type="float">
            <text:p>-0.673349964286</text:p>
          </table:table-cell>
          <table:table-cell office:value-type="float" office:value="0.119045" calcext:value-type="float">
            <text:p>0.119045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258754" calcext:value-type="float">
            <text:p>258754</text:p>
          </table:table-cell>
          <table:table-cell office:value-type="float" office:value="6025" calcext:value-type="float">
            <text:p>6025</text:p>
          </table:table-cell>
          <table:table-cell office:value-type="float" office:value="900" calcext:value-type="float">
            <text:p>900</text:p>
          </table:table-cell>
          <table:table-cell office:value-type="float" office:value="11.5" calcext:value-type="float">
            <text:p>11.5</text:p>
          </table:table-cell>
          <table:table-cell office:value-type="float" office:value="232.505" calcext:value-type="float">
            <text:p>232.505</text:p>
          </table:table-cell>
          <table:table-cell office:value-type="float" office:value="5.53737" calcext:value-type="float">
            <text:p>5.53737</text:p>
          </table:table-cell>
          <table:table-cell office:value-type="float" office:value="241.45" calcext:value-type="float">
            <text:p>241.45</text:p>
          </table:table-cell>
          <table:table-cell office:value-type="float" office:value="0.006" calcext:value-type="float">
            <text:p>0.006</text:p>
          </table:table-cell>
          <table:table-cell office:value-type="float" office:value="41.403" calcext:value-type="float">
            <text:p>41.403</text:p>
          </table:table-cell>
          <table:table-cell office:value-type="float" office:value="0.17" calcext:value-type="float">
            <text:p>0.17</text:p>
          </table:table-cell>
          <table:table-cell office:value-type="float" office:value="-0.845944178571" calcext:value-type="float">
            <text:p>-0.845944178571</text:p>
          </table:table-cell>
          <table:table-cell office:value-type="float" office:value="-0.515437321429" calcext:value-type="float">
            <text:p>-0.515437321429</text:p>
          </table:table-cell>
          <table:table-cell office:value-type="float" office:value="-0.136670964286" calcext:value-type="float">
            <text:p>-0.136670964286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258756" calcext:value-type="float">
            <text:p>258756</text:p>
          </table:table-cell>
          <table:table-cell office:value-type="float" office:value="6627" calcext:value-type="float">
            <text:p>6627</text:p>
          </table:table-cell>
          <table:table-cell office:value-type="float" office:value="900" calcext:value-type="float">
            <text:p>900</text:p>
          </table:table-cell>
          <table:table-cell office:value-type="float" office:value="15.75" calcext:value-type="float">
            <text:p>15.75</text:p>
          </table:table-cell>
          <table:table-cell office:value-type="float" office:value="227.241" calcext:value-type="float">
            <text:p>227.241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233.774" calcext:value-type="float">
            <text:p>233.774</text:p>
          </table:table-cell>
          <table:table-cell office:value-type="float" office:value="0.004" calcext:value-type="float">
            <text:p>0.004</text:p>
          </table:table-cell>
          <table:table-cell office:value-type="float" office:value="71.635" calcext:value-type="float">
            <text:p>71.635</text:p>
          </table:table-cell>
          <table:table-cell office:value-type="float" office:value="0.108" calcext:value-type="float">
            <text:p>0.108</text:p>
          </table:table-cell>
          <table:table-cell office:value-type="float" office:value="-0.917581178571" calcext:value-type="float">
            <text:p>-0.917581178571</text:p>
          </table:table-cell>
          <table:table-cell office:value-type="float" office:value="-0.34783025" calcext:value-type="float">
            <text:p>-0.34783025</text:p>
          </table:table-cell>
          <table:table-cell office:value-type="float" office:value="0.192498964286" calcext:value-type="float">
            <text:p>0.192498964286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258760" calcext:value-type="float">
            <text:p>258760</text:p>
          </table:table-cell>
          <table:table-cell office:value-type="float" office:value="6440" calcext:value-type="float">
            <text:p>6440</text:p>
          </table:table-cell>
          <table:table-cell office:value-type="float" office:value="900" calcext:value-type="float">
            <text:p>900</text:p>
          </table:table-cell>
          <table:table-cell office:value-type="float" office:value="18.5" calcext:value-type="float">
            <text:p>18.5</text:p>
          </table:table-cell>
          <table:table-cell office:value-type="float" office:value="235.629" calcext:value-type="float">
            <text:p>235.629</text:p>
          </table:table-cell>
          <table:table-cell office:value-type="float" office:value="5.98869" calcext:value-type="float">
            <text:p>5.98869</text:p>
          </table:table-cell>
          <table:table-cell office:value-type="float" office:value="242.769" calcext:value-type="float">
            <text:p>242.769</text:p>
          </table:table-cell>
          <table:table-cell office:value-type="float" office:value="0.005" calcext:value-type="float">
            <text:p>0.005</text:p>
          </table:table-cell>
          <table:table-cell office:value-type="float" office:value="22.252" calcext:value-type="float">
            <text:p>22.252</text:p>
          </table:table-cell>
          <table:table-cell office:value-type="float" office:value="0.151" calcext:value-type="float">
            <text:p>0.151</text:p>
          </table:table-cell>
          <table:table-cell office:value-type="float" office:value="-0.585811392857" calcext:value-type="float">
            <text:p>-0.585811392857</text:p>
          </table:table-cell>
          <table:table-cell office:value-type="float" office:value="-0.800551571429" calcext:value-type="float">
            <text:p>-0.800551571429</text:p>
          </table:table-cell>
          <table:table-cell office:value-type="float" office:value="-0.125427928571" calcext:value-type="float">
            <text:p>-0.125427928571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258762" calcext:value-type="float">
            <text:p>258762</text:p>
          </table:table-cell>
          <table:table-cell office:value-type="float" office:value="6903" calcext:value-type="float">
            <text:p>6903</text:p>
          </table:table-cell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33.479" calcext:value-type="float">
            <text:p>233.479</text:p>
          </table:table-cell>
          <table:table-cell office:value-type="float" office:value="4.03687" calcext:value-type="float">
            <text:p>4.03687</text:p>
          </table:table-cell>
          <table:table-cell office:value-type="float" office:value="240.641" calcext:value-type="float">
            <text:p>240.641</text:p>
          </table:table-cell>
          <table:table-cell office:value-type="float" office:value="0.004" calcext:value-type="float">
            <text:p>0.004</text:p>
          </table:table-cell>
          <table:table-cell office:value-type="float" office:value="28.835" calcext:value-type="float">
            <text:p>28.835</text:p>
          </table:table-cell>
          <table:table-cell office:value-type="float" office:value="0.132" calcext:value-type="float">
            <text:p>0.132</text:p>
          </table:table-cell>
          <table:table-cell office:value-type="float" office:value="-0.443665321429" calcext:value-type="float">
            <text:p>-0.443665321429</text:p>
          </table:table-cell>
          <table:table-cell office:value-type="float" office:value="-0.556812214286" calcext:value-type="float">
            <text:p>-0.556812214286</text:p>
          </table:table-cell>
          <table:table-cell office:value-type="float" office:value="0.702198535714" calcext:value-type="float">
            <text:p>0.70219853571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258764" calcext:value-type="float">
            <text:p>258764</text:p>
          </table:table-cell>
          <table:table-cell office:value-type="float" office:value="6600" calcext:value-type="float">
            <text:p>660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office:value-type="float" office:value="233.823" calcext:value-type="float">
            <text:p>233.823</text:p>
          </table:table-cell>
          <table:table-cell office:value-type="float" office:value="3.999" calcext:value-type="float">
            <text:p>3.999</text:p>
          </table:table-cell>
          <table:table-cell office:value-type="float" office:value="240.737" calcext:value-type="float">
            <text:p>240.737</text:p>
          </table:table-cell>
          <table:table-cell office:value-type="float" office:value="0.004" calcext:value-type="float">
            <text:p>0.004</text:p>
          </table:table-cell>
          <table:table-cell office:value-type="float" office:value="31.562" calcext:value-type="float">
            <text:p>31.56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71617821429" calcext:value-type="float">
            <text:p>-0.171617821429</text:p>
          </table:table-cell>
          <table:table-cell office:value-type="float" office:value="-0.250777892857" calcext:value-type="float">
            <text:p>-0.250777892857</text:p>
          </table:table-cell>
          <table:table-cell office:value-type="float" office:value="0.952698928571" calcext:value-type="float">
            <text:p>0.952698928571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258766" calcext:value-type="float">
            <text:p>258766</text:p>
          </table:table-cell>
          <table:table-cell office:value-type="float" office:value="6100" calcext:value-type="float">
            <text:p>6100</text:p>
          </table:table-cell>
          <table:table-cell office:value-type="float" office:value="900" calcext:value-type="float">
            <text:p>900</text:p>
          </table:table-cell>
          <table:table-cell office:value-type="float" office:value="16.25" calcext:value-type="float">
            <text:p>16.25</text:p>
          </table:table-cell>
          <table:table-cell office:value-type="float" office:value="233.234" calcext:value-type="float">
            <text:p>233.234</text:p>
          </table:table-cell>
          <table:table-cell office:value-type="float" office:value="3.96521" calcext:value-type="float">
            <text:p>3.96521</text:p>
          </table:table-cell>
          <table:table-cell office:value-type="float" office:value="239.897" calcext:value-type="float">
            <text:p>239.897</text:p>
          </table:table-cell>
          <table:table-cell office:value-type="float" office:value="0.004" calcext:value-type="float">
            <text:p>0.004</text:p>
          </table:table-cell>
          <table:table-cell office:value-type="float" office:value="12.857" calcext:value-type="float">
            <text:p>12.857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525146035714" calcext:value-type="float">
            <text:p>-0.0525146035714</text:p>
          </table:table-cell>
          <table:table-cell office:value-type="float" office:value="0.0150777964286" calcext:value-type="float">
            <text:p>0.0150777964286</text:p>
          </table:table-cell>
          <table:table-cell office:value-type="float" office:value="0.998504285714" calcext:value-type="float">
            <text:p>0.99850428571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258772" calcext:value-type="float">
            <text:p>258772</text:p>
          </table:table-cell>
          <table:table-cell office:value-type="float" office:value="6828" calcext:value-type="float">
            <text:p>6828</text:p>
          </table:table-cell>
          <table:table-cell office:value-type="float" office:value="900" calcext:value-type="float">
            <text:p>900</text:p>
          </table:table-cell>
          <table:table-cell office:value-type="float" office:value="9.75" calcext:value-type="float">
            <text:p>9.75</text:p>
          </table:table-cell>
          <table:table-cell office:value-type="float" office:value="229.489" calcext:value-type="float">
            <text:p>229.489</text:p>
          </table:table-cell>
          <table:table-cell office:value-type="float" office:value="4.0947" calcext:value-type="float">
            <text:p>4.0947</text:p>
          </table:table-cell>
          <table:table-cell office:value-type="float" office:value="236.344" calcext:value-type="float">
            <text:p>236.344</text:p>
          </table:table-cell>
          <table:table-cell office:value-type="float" office:value="0.004" calcext:value-type="float">
            <text:p>0.004</text:p>
          </table:table-cell>
          <table:table-cell office:value-type="float" office:value="25.344" calcext:value-type="float">
            <text:p>25.344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9501321429" calcext:value-type="float">
            <text:p>0.149501321429</text:p>
          </table:table-cell>
          <table:table-cell office:value-type="float" office:value="-0.243263464286" calcext:value-type="float">
            <text:p>-0.243263464286</text:p>
          </table:table-cell>
          <table:table-cell office:value-type="float" office:value="0.958353428571" calcext:value-type="float">
            <text:p>0.95835342857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258774" calcext:value-type="float">
            <text:p>258774</text:p>
          </table:table-cell>
          <table:table-cell office:value-type="float" office:value="6365" calcext:value-type="float">
            <text:p>6365</text:p>
          </table:table-cell>
          <table:table-cell office:value-type="float" office:value="900" calcext:value-type="float">
            <text:p>900</text:p>
          </table:table-cell>
          <table:table-cell office:value-type="float" office:value="12.5" calcext:value-type="float">
            <text:p>12.5</text:p>
          </table:table-cell>
          <table:table-cell office:value-type="float" office:value="228.446" calcext:value-type="float">
            <text:p>228.446</text:p>
          </table:table-cell>
          <table:table-cell office:value-type="float" office:value="3.97334" calcext:value-type="float">
            <text:p>3.97334</text:p>
          </table:table-cell>
          <table:table-cell office:value-type="float" office:value="235.686" calcext:value-type="float">
            <text:p>235.686</text:p>
          </table:table-cell>
          <table:table-cell office:value-type="float" office:value="0.004" calcext:value-type="float">
            <text:p>0.004</text:p>
          </table:table-cell>
          <table:table-cell office:value-type="float" office:value="37.184" calcext:value-type="float">
            <text:p>37.1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393483285714" calcext:value-type="float">
            <text:p>0.393483285714</text:p>
          </table:table-cell>
          <table:table-cell office:value-type="float" office:value="-0.546774142857" calcext:value-type="float">
            <text:p>-0.546774142857</text:p>
          </table:table-cell>
          <table:table-cell office:value-type="float" office:value="0.739033714286" calcext:value-type="float">
            <text:p>0.739033714286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258776" calcext:value-type="float">
            <text:p>258776</text:p>
          </table:table-cell>
          <table:table-cell office:value-type="float" office:value="8755" calcext:value-type="float">
            <text:p>8755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9.042" calcext:value-type="float">
            <text:p>229.042</text:p>
          </table:table-cell>
          <table:table-cell office:value-type="float" office:value="4.02048" calcext:value-type="float">
            <text:p>4.02048</text:p>
          </table:table-cell>
          <table:table-cell office:value-type="float" office:value="236.204" calcext:value-type="float">
            <text:p>236.204</text:p>
          </table:table-cell>
          <table:table-cell office:value-type="float" office:value="0.004" calcext:value-type="float">
            <text:p>0.004</text:p>
          </table:table-cell>
          <table:table-cell office:value-type="float" office:value="38.309" calcext:value-type="float">
            <text:p>38.30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997920678571" calcext:value-type="float">
            <text:p>0.00997920678571</text:p>
          </table:table-cell>
          <table:table-cell office:value-type="float" office:value="-0.65070875" calcext:value-type="float">
            <text:p>-0.65070875</text:p>
          </table:table-cell>
          <table:table-cell office:value-type="float" office:value="0.759230392857" calcext:value-type="float">
            <text:p>0.759230392857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258778" calcext:value-type="float">
            <text:p>258778</text:p>
          </table:table-cell>
          <table:table-cell office:value-type="float" office:value="6762" calcext:value-type="float">
            <text:p>6762</text:p>
          </table:table-cell>
          <table:table-cell office:value-type="float" office:value="900" calcext:value-type="float">
            <text:p>900</text:p>
          </table:table-cell>
          <table:table-cell office:value-type="float" office:value="13.75" calcext:value-type="float">
            <text:p>13.75</text:p>
          </table:table-cell>
          <table:table-cell office:value-type="float" office:value="229.3" calcext:value-type="float">
            <text:p>229.3</text:p>
          </table:table-cell>
          <table:table-cell office:value-type="float" office:value="4.19253" calcext:value-type="float">
            <text:p>4.19253</text:p>
          </table:table-cell>
          <table:table-cell office:value-type="float" office:value="236.115" calcext:value-type="float">
            <text:p>236.115</text:p>
          </table:table-cell>
          <table:table-cell office:value-type="float" office:value="0.004" calcext:value-type="float">
            <text:p>0.004</text:p>
          </table:table-cell>
          <table:table-cell office:value-type="float" office:value="12.305" calcext:value-type="float">
            <text:p>12.3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705246642857" calcext:value-type="float">
            <text:p>0.705246642857</text:p>
          </table:table-cell>
          <table:table-cell office:value-type="float" office:value="0.241649714286" calcext:value-type="float">
            <text:p>0.241649714286</text:p>
          </table:table-cell>
          <table:table-cell office:value-type="float" office:value="0.66649725" calcext:value-type="float">
            <text:p>0.66649725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258780" calcext:value-type="float">
            <text:p>258780</text:p>
          </table:table-cell>
          <table:table-cell office:value-type="float" office:value="7547" calcext:value-type="float">
            <text:p>7547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229.141" calcext:value-type="float">
            <text:p>229.141</text:p>
          </table:table-cell>
          <table:table-cell office:value-type="float" office:value="3.91321" calcext:value-type="float">
            <text:p>3.91321</text:p>
          </table:table-cell>
          <table:table-cell office:value-type="float" office:value="236.04" calcext:value-type="float">
            <text:p>236.04</text:p>
          </table:table-cell>
          <table:table-cell office:value-type="float" office:value="0.004" calcext:value-type="float">
            <text:p>0.004</text:p>
          </table:table-cell>
          <table:table-cell office:value-type="float" office:value="41.812" calcext:value-type="float">
            <text:p>41.812</text:p>
          </table:table-cell>
          <table:table-cell office:value-type="float" office:value="0.151" calcext:value-type="float">
            <text:p>0.151</text:p>
          </table:table-cell>
          <table:table-cell office:value-type="float" office:value="0.290852285714" calcext:value-type="float">
            <text:p>0.290852285714</text:p>
          </table:table-cell>
          <table:table-cell office:value-type="float" office:value="0.127342642857" calcext:value-type="float">
            <text:p>0.127342642857</text:p>
          </table:table-cell>
          <table:table-cell office:value-type="float" office:value="0.94822875" calcext:value-type="float">
            <text:p>0.9482287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258782" calcext:value-type="float">
            <text:p>258782</text:p>
          </table:table-cell>
          <table:table-cell office:value-type="float" office:value="8187" calcext:value-type="float">
            <text:p>818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29.935" calcext:value-type="float">
            <text:p>229.935</text:p>
          </table:table-cell>
          <table:table-cell office:value-type="float" office:value="4.13972" calcext:value-type="float">
            <text:p>4.13972</text:p>
          </table:table-cell>
          <table:table-cell office:value-type="float" office:value="236.882" calcext:value-type="float">
            <text:p>236.882</text:p>
          </table:table-cell>
          <table:table-cell office:value-type="float" office:value="0.004" calcext:value-type="float">
            <text:p>0.004</text:p>
          </table:table-cell>
          <table:table-cell office:value-type="float" office:value="15.566" calcext:value-type="float">
            <text:p>15.566</text:p>
          </table:table-cell>
          <table:table-cell office:value-type="float" office:value="0.129" calcext:value-type="float">
            <text:p>0.129</text:p>
          </table:table-cell>
          <table:table-cell office:value-type="float" office:value="0.590366714286" calcext:value-type="float">
            <text:p>0.590366714286</text:p>
          </table:table-cell>
          <table:table-cell office:value-type="float" office:value="-0.232335321429" calcext:value-type="float">
            <text:p>-0.232335321429</text:p>
          </table:table-cell>
          <table:table-cell office:value-type="float" office:value="0.772947357143" calcext:value-type="float">
            <text:p>0.772947357143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258784" calcext:value-type="float">
            <text:p>258784</text:p>
          </table:table-cell>
          <table:table-cell office:value-type="float" office:value="5530" calcext:value-type="float">
            <text:p>5530</text:p>
          </table:table-cell>
          <table:table-cell office:value-type="float" office:value="900" calcext:value-type="float">
            <text:p>900</text:p>
          </table:table-cell>
          <table:table-cell office:value-type="float" office:value="12.25" calcext:value-type="float">
            <text:p>12.25</text:p>
          </table:table-cell>
          <table:table-cell office:value-type="float" office:value="231.691" calcext:value-type="float">
            <text:p>231.691</text:p>
          </table:table-cell>
          <table:table-cell office:value-type="float" office:value="4.05878" calcext:value-type="float">
            <text:p>4.05878</text:p>
          </table:table-cell>
          <table:table-cell office:value-type="float" office:value="238.659" calcext:value-type="float">
            <text:p>238.659</text:p>
          </table:table-cell>
          <table:table-cell office:value-type="float" office:value="0.004" calcext:value-type="float">
            <text:p>0.004</text:p>
          </table:table-cell>
          <table:table-cell office:value-type="float" office:value="47.494" calcext:value-type="float">
            <text:p>47.49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45132554545" calcext:value-type="float">
            <text:p>0.0145132554545</text:p>
          </table:table-cell>
          <table:table-cell office:value-type="float" office:value="0.720765181818" calcext:value-type="float">
            <text:p>0.720765181818</text:p>
          </table:table-cell>
          <table:table-cell office:value-type="float" office:value="0.692971545455" calcext:value-type="float">
            <text:p>0.692971545455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258787" calcext:value-type="float">
            <text:p>258787</text:p>
          </table:table-cell>
          <table:table-cell office:value-type="float" office:value="8698" calcext:value-type="float">
            <text:p>8698</text:p>
          </table:table-cell>
          <table:table-cell office:value-type="float" office:value="900" calcext:value-type="float">
            <text:p>900</text:p>
          </table:table-cell>
          <table:table-cell office:value-type="float" office:value="22.5" calcext:value-type="float">
            <text:p>22.5</text:p>
          </table:table-cell>
          <table:table-cell office:value-type="float" office:value="233.893" calcext:value-type="float">
            <text:p>233.893</text:p>
          </table:table-cell>
          <table:table-cell office:value-type="float" office:value="4.08935" calcext:value-type="float">
            <text:p>4.08935</text:p>
          </table:table-cell>
          <table:table-cell office:value-type="float" office:value="241.058" calcext:value-type="float">
            <text:p>241.058</text:p>
          </table:table-cell>
          <table:table-cell office:value-type="float" office:value="0.004" calcext:value-type="float">
            <text:p>0.004</text:p>
          </table:table-cell>
          <table:table-cell office:value-type="float" office:value="41.116" calcext:value-type="float">
            <text:p>41.116</text:p>
          </table:table-cell>
          <table:table-cell office:value-type="float" office:value="0.147" calcext:value-type="float">
            <text:p>0.147</text:p>
          </table:table-cell>
          <table:table-cell office:value-type="float" office:value="-0.00730440892857" calcext:value-type="float">
            <text:p>-0.00730440892857</text:p>
          </table:table-cell>
          <table:table-cell office:value-type="float" office:value="0.31026725" calcext:value-type="float">
            <text:p>0.31026725</text:p>
          </table:table-cell>
          <table:table-cell office:value-type="float" office:value="0.950604785714" calcext:value-type="float">
            <text:p>0.950604785714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258793" calcext:value-type="float">
            <text:p>258793</text:p>
          </table:table-cell>
          <table:table-cell office:value-type="float" office:value="9310" calcext:value-type="float">
            <text:p>9310</text:p>
          </table:table-cell>
          <table:table-cell office:value-type="float" office:value="900" calcext:value-type="float">
            <text:p>900</text:p>
          </table:table-cell>
          <table:table-cell office:value-type="float" office:value="20.5" calcext:value-type="float">
            <text:p>20.5</text:p>
          </table:table-cell>
          <table:table-cell office:value-type="float" office:value="234.191" calcext:value-type="float">
            <text:p>234.191</text:p>
          </table:table-cell>
          <table:table-cell office:value-type="float" office:value="4.08446" calcext:value-type="float">
            <text:p>4.08446</text:p>
          </table:table-cell>
          <table:table-cell office:value-type="float" office:value="240.973" calcext:value-type="float">
            <text:p>240.973</text:p>
          </table:table-cell>
          <table:table-cell office:value-type="float" office:value="0.004" calcext:value-type="float">
            <text:p>0.004</text:p>
          </table:table-cell>
          <table:table-cell office:value-type="float" office:value="14.474" calcext:value-type="float">
            <text:p>14.47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24011428571" calcext:value-type="float">
            <text:p>0.324011428571</text:p>
          </table:table-cell>
          <table:table-cell office:value-type="float" office:value="0.526168142857" calcext:value-type="float">
            <text:p>0.526168142857</text:p>
          </table:table-cell>
          <table:table-cell office:value-type="float" office:value="0.786205821429" calcext:value-type="float">
            <text:p>0.786205821429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258797" calcext:value-type="float">
            <text:p>258797</text:p>
          </table:table-cell>
          <table:table-cell office:value-type="float" office:value="6135" calcext:value-type="float">
            <text:p>6135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231.19" calcext:value-type="float">
            <text:p>231.19</text:p>
          </table:table-cell>
          <table:table-cell office:value-type="float" office:value="4.0644" calcext:value-type="float">
            <text:p>4.0644</text:p>
          </table:table-cell>
          <table:table-cell office:value-type="float" office:value="238.239" calcext:value-type="float">
            <text:p>238.239</text:p>
          </table:table-cell>
          <table:table-cell office:value-type="float" office:value="0.004" calcext:value-type="float">
            <text:p>0.004</text:p>
          </table:table-cell>
          <table:table-cell office:value-type="float" office:value="41.774" calcext:value-type="float">
            <text:p>41.774</text:p>
          </table:table-cell>
          <table:table-cell office:value-type="float" office:value="0.128" calcext:value-type="float">
            <text:p>0.128</text:p>
          </table:table-cell>
          <table:table-cell office:value-type="float" office:value="-0.681042772727" calcext:value-type="float">
            <text:p>-0.681042772727</text:p>
          </table:table-cell>
          <table:table-cell office:value-type="float" office:value="0.238615772727" calcext:value-type="float">
            <text:p>0.238615772727</text:p>
          </table:table-cell>
          <table:table-cell office:value-type="float" office:value="0.69223" calcext:value-type="float">
            <text:p>0.69223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258799" calcext:value-type="float">
            <text:p>258799</text:p>
          </table:table-cell>
          <table:table-cell office:value-type="float" office:value="6285" calcext:value-type="float">
            <text:p>6285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29.07" calcext:value-type="float">
            <text:p>229.07</text:p>
          </table:table-cell>
          <table:table-cell office:value-type="float" office:value="4.07649" calcext:value-type="float">
            <text:p>4.07649</text:p>
          </table:table-cell>
          <table:table-cell office:value-type="float" office:value="236.037" calcext:value-type="float">
            <text:p>236.037</text:p>
          </table:table-cell>
          <table:table-cell office:value-type="float" office:value="0.004" calcext:value-type="float">
            <text:p>0.004</text:p>
          </table:table-cell>
          <table:table-cell office:value-type="float" office:value="54.658" calcext:value-type="float">
            <text:p>54.658</text:p>
          </table:table-cell>
          <table:table-cell office:value-type="float" office:value="0.155" calcext:value-type="float">
            <text:p>0.155</text:p>
          </table:table-cell>
          <table:table-cell office:value-type="float" office:value="-0.297330928571" calcext:value-type="float">
            <text:p>-0.297330928571</text:p>
          </table:table-cell>
          <table:table-cell office:value-type="float" office:value="0.0743596142857" calcext:value-type="float">
            <text:p>0.0743596142857</text:p>
          </table:table-cell>
          <table:table-cell office:value-type="float" office:value="0.951863857143" calcext:value-type="float">
            <text:p>0.95186385714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258801" calcext:value-type="float">
            <text:p>258801</text:p>
          </table:table-cell>
          <table:table-cell office:value-type="float" office:value="7700" calcext:value-type="float">
            <text:p>7700</text:p>
          </table:table-cell>
          <table:table-cell office:value-type="float" office:value="900" calcext:value-type="float">
            <text:p>900</text:p>
          </table:table-cell>
          <table:table-cell office:value-type="float" office:value="17.75" calcext:value-type="float">
            <text:p>17.75</text:p>
          </table:table-cell>
          <table:table-cell office:value-type="float" office:value="232.981" calcext:value-type="float">
            <text:p>232.981</text:p>
          </table:table-cell>
          <table:table-cell office:value-type="float" office:value="4.03233" calcext:value-type="float">
            <text:p>4.03233</text:p>
          </table:table-cell>
          <table:table-cell office:value-type="float" office:value="240.019" calcext:value-type="float">
            <text:p>24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55.733" calcext:value-type="float">
            <text:p>55.733</text:p>
          </table:table-cell>
          <table:table-cell office:value-type="float" office:value="0.14" calcext:value-type="float">
            <text:p>0.14</text:p>
          </table:table-cell>
          <table:table-cell office:value-type="float" office:value="-0.327060392857" calcext:value-type="float">
            <text:p>-0.327060392857</text:p>
          </table:table-cell>
          <table:table-cell office:value-type="float" office:value="0.525105964286" calcext:value-type="float">
            <text:p>0.525105964286</text:p>
          </table:table-cell>
          <table:table-cell office:value-type="float" office:value="0.785666178571" calcext:value-type="float">
            <text:p>0.78566617857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258803" calcext:value-type="float">
            <text:p>258803</text:p>
          </table:table-cell>
          <table:table-cell office:value-type="float" office:value="5272" calcext:value-type="float">
            <text:p>5272</text:p>
          </table:table-cell>
          <table:table-cell office:value-type="float" office:value="900" calcext:value-type="float">
            <text:p>900</text:p>
          </table:table-cell>
          <table:table-cell office:value-type="float" office:value="24.25" calcext:value-type="float">
            <text:p>24.25</text:p>
          </table:table-cell>
          <table:table-cell office:value-type="float" office:value="234.163" calcext:value-type="float">
            <text:p>234.163</text:p>
          </table:table-cell>
          <table:table-cell office:value-type="float" office:value="4.11108" calcext:value-type="float">
            <text:p>4.11108</text:p>
          </table:table-cell>
          <table:table-cell office:value-type="float" office:value="241.276" calcext:value-type="float">
            <text:p>241.276</text:p>
          </table:table-cell>
          <table:table-cell office:value-type="float" office:value="0.004" calcext:value-type="float">
            <text:p>0.004</text:p>
          </table:table-cell>
          <table:table-cell office:value-type="float" office:value="12.345" calcext:value-type="float">
            <text:p>12.345</text:p>
          </table:table-cell>
          <table:table-cell office:value-type="float" office:value="0.137" calcext:value-type="float">
            <text:p>0.137</text:p>
          </table:table-cell>
          <table:table-cell office:value-type="float" office:value="-0.625640428571" calcext:value-type="float">
            <text:p>-0.625640428571</text:p>
          </table:table-cell>
          <table:table-cell office:value-type="float" office:value="-0.196869071429" calcext:value-type="float">
            <text:p>-0.196869071429</text:p>
          </table:table-cell>
          <table:table-cell office:value-type="float" office:value="0.754811142857" calcext:value-type="float">
            <text:p>0.75481114285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258809" calcext:value-type="float">
            <text:p>258809</text:p>
          </table:table-cell>
          <table:table-cell office:value-type="float" office:value="8975" calcext:value-type="float">
            <text:p>8975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227.859" calcext:value-type="float">
            <text:p>227.859</text:p>
          </table:table-cell>
          <table:table-cell office:value-type="float" office:value="4.12152" calcext:value-type="float">
            <text:p>4.12152</text:p>
          </table:table-cell>
          <table:table-cell office:value-type="float" office:value="235.034" calcext:value-type="float">
            <text:p>235.034</text:p>
          </table:table-cell>
          <table:table-cell office:value-type="float" office:value="0.004" calcext:value-type="float">
            <text:p>0.004</text:p>
          </table:table-cell>
          <table:table-cell office:value-type="float" office:value="21.746" calcext:value-type="float">
            <text:p>21.746</text:p>
          </table:table-cell>
          <table:table-cell office:value-type="float" office:value="0.147" calcext:value-type="float">
            <text:p>0.147</text:p>
          </table:table-cell>
          <table:table-cell office:value-type="float" office:value="-0.373386035714" calcext:value-type="float">
            <text:p>-0.373386035714</text:p>
          </table:table-cell>
          <table:table-cell office:value-type="float" office:value="0.470507464286" calcext:value-type="float">
            <text:p>0.470507464286</text:p>
          </table:table-cell>
          <table:table-cell office:value-type="float" office:value="0.7994825" calcext:value-type="float">
            <text:p>0.7994825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258719" calcext:value-type="float">
            <text:p>258719</text:p>
          </table:table-cell>
          <table:table-cell office:value-type="float" office:value="8130" calcext:value-type="float">
            <text:p>8130</text:p>
          </table:table-cell>
          <table:table-cell office:value-type="float" office:value="900" calcext:value-type="float">
            <text:p>900</text:p>
          </table:table-cell>
          <table:table-cell office:value-type="float" office:value="3.25" calcext:value-type="float">
            <text:p>3.25</text:p>
          </table:table-cell>
          <table:table-cell office:value-type="float" office:value="232.411" calcext:value-type="float">
            <text:p>232.411</text:p>
          </table:table-cell>
          <table:table-cell office:value-type="float" office:value="4.39525" calcext:value-type="float">
            <text:p>4.39525</text:p>
          </table:table-cell>
          <table:table-cell office:value-type="float" office:value="239.534" calcext:value-type="float">
            <text:p>239.534</text:p>
          </table:table-cell>
          <table:table-cell office:value-type="float" office:value="0.005" calcext:value-type="float">
            <text:p>0.005</text:p>
          </table:table-cell>
          <table:table-cell office:value-type="float" office:value="53.51" calcext:value-type="float">
            <text:p>53.5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571290464286" calcext:value-type="float">
            <text:p>-0.571290464286</text:p>
          </table:table-cell>
          <table:table-cell office:value-type="float" office:value="0.785289785714" calcext:value-type="float">
            <text:p>0.785289785714</text:p>
          </table:table-cell>
          <table:table-cell office:value-type="float" office:value="0.238567464286" calcext:value-type="float">
            <text:p>0.238567464286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258671" calcext:value-type="float">
            <text:p>258671</text:p>
          </table:table-cell>
          <table:table-cell office:value-type="float" office:value="6912" calcext:value-type="float">
            <text:p>6912</text:p>
          </table:table-cell>
          <table:table-cell office:value-type="float" office:value="900" calcext:value-type="float">
            <text:p>900</text:p>
          </table:table-cell>
          <table:table-cell office:value-type="float" office:value="20.25" calcext:value-type="float">
            <text:p>20.25</text:p>
          </table:table-cell>
          <table:table-cell office:value-type="float" office:value="227.703" calcext:value-type="float">
            <text:p>227.703</text:p>
          </table:table-cell>
          <table:table-cell office:value-type="float" office:value="4.01694" calcext:value-type="float">
            <text:p>4.01694</text:p>
          </table:table-cell>
          <table:table-cell office:value-type="float" office:value="233.5" calcext:value-type="float">
            <text:p>233.5</text:p>
          </table:table-cell>
          <table:table-cell office:value-type="float" office:value="0.004" calcext:value-type="float">
            <text:p>0.004</text:p>
          </table:table-cell>
          <table:table-cell office:value-type="float" office:value="66.077" calcext:value-type="float">
            <text:p>66.077</text:p>
          </table:table-cell>
          <table:table-cell office:value-type="float" office:value="0.096" calcext:value-type="float">
            <text:p>0.096</text:p>
          </table:table-cell>
          <table:table-cell office:value-type="float" office:value="0.981728857143" calcext:value-type="float">
            <text:p>0.981728857143</text:p>
          </table:table-cell>
          <table:table-cell office:value-type="float" office:value="0.0875474357143" calcext:value-type="float">
            <text:p>0.0875474357143</text:p>
          </table:table-cell>
          <table:table-cell office:value-type="float" office:value="0.168914642857" calcext:value-type="float">
            <text:p>0.168914642857</text:p>
          </table:table-cell>
          <table:table-cell table:number-columns-repeated="47"/>
        </table:table-row>
      </table:table>
      <table:table table:name="June 2017 OLD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style-name="ce15"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102260" calcext:value-type="float">
            <text:p>102260</text:p>
          </table:table-cell>
          <table:table-cell office:value-type="float" office:value="8400" calcext:value-type="float">
            <text:p>840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91.121" calcext:value-type="float">
            <text:p>191.121</text:p>
          </table:table-cell>
          <table:table-cell office:value-type="float" office:value="4.41872" calcext:value-type="float">
            <text:p>4.41872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006" calcext:value-type="float">
            <text:p>0.006</text:p>
          </table:table-cell>
          <table:table-cell office:value-type="float" office:value="25.463" calcext:value-type="float">
            <text:p>25.463</text:p>
          </table:table-cell>
          <table:table-cell office:value-type="float" office:value="0.225" calcext:value-type="float">
            <text:p>0.225</text:p>
          </table:table-cell>
          <table:table-cell office:value-type="float" office:value="-0.117785" calcext:value-type="float">
            <text:p>-0.117785</text:p>
          </table:table-cell>
          <table:table-cell office:value-type="float" office:value="-0.157207" calcext:value-type="float">
            <text:p>-0.157207</text:p>
          </table:table-cell>
          <table:table-cell office:value-type="float" office:value="-0.980517" calcext:value-type="float">
            <text:p>-0.980517</text:p>
          </table:table-cell>
          <table:table-cell office:value-type="float" office:value="-1024.576" calcext:value-type="float">
            <text:p>-1024.576</text:p>
          </table:table-cell>
          <table:table-cell office:value-type="float" office:value="-937.952" calcext:value-type="float">
            <text:p>-937.952</text:p>
          </table:table-cell>
          <table:table-cell office:value-type="float" office:value="-8291.162" calcext:value-type="float">
            <text:p>-8291.162</text:p>
          </table:table-cell>
          <table:table-cell table:number-columns-repeated="46"/>
        </table:table-row>
        <table:table-row table:style-name="ro1">
          <table:table-cell table:style-name="ce15"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102264" calcext:value-type="float">
            <text:p>102264</text:p>
          </table:table-cell>
          <table:table-cell office:value-type="float" office:value="7275" calcext:value-type="float">
            <text:p>727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office:value-type="float" office:value="190.891" calcext:value-type="float">
            <text:p>190.891</text:p>
          </table:table-cell>
          <table:table-cell office:value-type="float" office:value="4.37565" calcext:value-type="float">
            <text:p>4.37565</text:p>
          </table:table-cell>
          <table:table-cell office:value-type="float" office:value="-0.949" calcext:value-type="float">
            <text:p>-0.949</text:p>
          </table:table-cell>
          <table:table-cell office:value-type="float" office:value="0.005" calcext:value-type="float">
            <text:p>0.005</text:p>
          </table:table-cell>
          <table:table-cell office:value-type="float" office:value="23.525" calcext:value-type="float">
            <text:p>23.525</text:p>
          </table:table-cell>
          <table:table-cell office:value-type="float" office:value="0.163" calcext:value-type="float">
            <text:p>0.163</text:p>
          </table:table-cell>
          <table:table-cell office:value-type="float" office:value="-0.0182159" calcext:value-type="float">
            <text:p>-0.0182159</text:p>
          </table:table-cell>
          <table:table-cell office:value-type="float" office:value="-0.39557" calcext:value-type="float">
            <text:p>-0.39557</text:p>
          </table:table-cell>
          <table:table-cell office:value-type="float" office:value="-0.918255" calcext:value-type="float">
            <text:p>-0.918255</text:p>
          </table:table-cell>
          <table:table-cell office:value-type="float" office:value="-696.686" calcext:value-type="float">
            <text:p>-696.686</text:p>
          </table:table-cell>
          <table:table-cell office:value-type="float" office:value="-3777.451" calcext:value-type="float">
            <text:p>-3777.451</text:p>
          </table:table-cell>
          <table:table-cell office:value-type="float" office:value="-7477.828" calcext:value-type="float">
            <text:p>-7477.828</text:p>
          </table:table-cell>
          <table:table-cell table:number-columns-repeated="46"/>
        </table:table-row>
        <table:table-row table:style-name="ro1">
          <table:table-cell table:style-name="ce15"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102268" calcext:value-type="float">
            <text:p>102268</text:p>
          </table:table-cell>
          <table:table-cell office:value-type="float" office:value="7000" calcext:value-type="float">
            <text:p>7000</text:p>
          </table:table-cell>
          <table:table-cell office:value-type="float" office:value="650" calcext:value-type="float">
            <text:p>650</text:p>
          </table:table-cell>
          <table:table-cell office:value-type="float" office:value="16.5" calcext:value-type="float">
            <text:p>16.5</text:p>
          </table:table-cell>
          <table:table-cell office:value-type="float" office:value="190.322" calcext:value-type="float">
            <text:p>190.322</text:p>
          </table:table-cell>
          <table:table-cell office:value-type="float" office:value="4.34289" calcext:value-type="float">
            <text:p>4.34289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004" calcext:value-type="float">
            <text:p>0.004</text:p>
          </table:table-cell>
          <table:table-cell office:value-type="float" office:value="28.058" calcext:value-type="float">
            <text:p>28.058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201957" calcext:value-type="float">
            <text:p>-0.0201957</text:p>
          </table:table-cell>
          <table:table-cell office:value-type="float" office:value="-0.641505" calcext:value-type="float">
            <text:p>-0.641505</text:p>
          </table:table-cell>
          <table:table-cell office:value-type="float" office:value="-0.766853" calcext:value-type="float">
            <text:p>-0.766853</text:p>
          </table:table-cell>
          <table:table-cell office:value-type="float" office:value="52.782" calcext:value-type="float">
            <text:p>52.782</text:p>
          </table:table-cell>
          <table:table-cell office:value-type="float" office:value="-4966.931" calcext:value-type="float">
            <text:p>-4966.931</text:p>
          </table:table-cell>
          <table:table-cell office:value-type="float" office:value="-6782.54" calcext:value-type="float">
            <text:p>-6782.54</text:p>
          </table:table-cell>
          <table:table-cell table:number-columns-repeated="46"/>
        </table:table-row>
        <table:table-row table:style-name="ro1">
          <table:table-cell table:style-name="ce15" office:value-type="float" office:value="4" calcext:value-type="float">
            <text:p>004</text:p>
          </table:table-cell>
          <table:table-cell office:value-type="string" calcext:value-type="string">
            <text:p>FT004A</text:p>
          </table:table-cell>
          <table:table-cell office:value-type="float" office:value="102161" calcext:value-type="float">
            <text:p>102161</text:p>
          </table:table-cell>
          <table:table-cell office:value-type="float" office:value="7800" calcext:value-type="float">
            <text:p>7800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189.228" calcext:value-type="float">
            <text:p>189.228</text:p>
          </table:table-cell>
          <table:table-cell office:value-type="float" office:value="4.24133" calcext:value-type="float">
            <text:p>4.24133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004" calcext:value-type="float">
            <text:p>0.004</text:p>
          </table:table-cell>
          <table:table-cell office:value-type="float" office:value="51.931" calcext:value-type="float">
            <text:p>51.9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17066" calcext:value-type="float">
            <text:p>0.0117066</text:p>
          </table:table-cell>
          <table:table-cell office:value-type="float" office:value="-0.875758" calcext:value-type="float">
            <text:p>-0.875758</text:p>
          </table:table-cell>
          <table:table-cell office:value-type="float" office:value="-0.482609" calcext:value-type="float">
            <text:p>-0.482609</text:p>
          </table:table-cell>
          <table:table-cell office:value-type="float" office:value="130.05" calcext:value-type="float">
            <text:p>130.05</text:p>
          </table:table-cell>
          <table:table-cell office:value-type="float" office:value="-7385.147" calcext:value-type="float">
            <text:p>-7385.147</text:p>
          </table:table-cell>
          <table:table-cell office:value-type="float" office:value="-4012.735" calcext:value-type="float">
            <text:p>-4012.735</text:p>
          </table:table-cell>
          <table:table-cell table:number-columns-repeated="46"/>
        </table:table-row>
        <table:table-row table:style-name="ro1">
          <table:table-cell table:style-name="ce15"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102274" calcext:value-type="float">
            <text:p>102274</text:p>
          </table:table-cell>
          <table:table-cell office:value-type="float" office:value="7925" calcext:value-type="float">
            <text:p>792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4.28514" calcext:value-type="float">
            <text:p>4.28514</text:p>
          </table:table-cell>
          <table:table-cell office:value-type="float" office:value="-1.221" calcext:value-type="float">
            <text:p>-1.221</text:p>
          </table:table-cell>
          <table:table-cell office:value-type="float" office:value="0.004" calcext:value-type="float">
            <text:p>0.004</text:p>
          </table:table-cell>
          <table:table-cell office:value-type="float" office:value="56.276" calcext:value-type="float">
            <text:p>56.2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291244" calcext:value-type="float">
            <text:p>0.291244</text:p>
          </table:table-cell>
          <table:table-cell office:value-type="float" office:value="-0.813599" calcext:value-type="float">
            <text:p>-0.813599</text:p>
          </table:table-cell>
          <table:table-cell office:value-type="float" office:value="-0.503223" calcext:value-type="float">
            <text:p>-0.503223</text:p>
          </table:table-cell>
          <table:table-cell office:value-type="float" office:value="1921.374" calcext:value-type="float">
            <text:p>1921.374</text:p>
          </table:table-cell>
          <table:table-cell office:value-type="float" office:value="-6875.501" calcext:value-type="float">
            <text:p>-6875.501</text:p>
          </table:table-cell>
          <table:table-cell office:value-type="float" office:value="-4438.582" calcext:value-type="float">
            <text:p>-4438.582</text:p>
          </table:table-cell>
          <table:table-cell table:number-columns-repeated="46"/>
        </table:table-row>
        <table:table-row table:style-name="ro1">
          <table:table-cell table:style-name="ce15"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102278" calcext:value-type="float">
            <text:p>102278</text:p>
          </table:table-cell>
          <table:table-cell office:value-type="float" office:value="7975" calcext:value-type="float">
            <text:p>7975</text:p>
          </table:table-cell>
          <table:table-cell office:value-type="float" office:value="650" calcext:value-type="float">
            <text:p>650</text:p>
          </table:table-cell>
          <table:table-cell office:value-type="float" office:value="16.5" calcext:value-type="float">
            <text:p>16.5</text:p>
          </table:table-cell>
          <table:table-cell office:value-type="float" office:value="190.718" calcext:value-type="float">
            <text:p>190.718</text:p>
          </table:table-cell>
          <table:table-cell office:value-type="float" office:value="4.31077" calcext:value-type="float">
            <text:p>4.31077</text:p>
          </table:table-cell>
          <table:table-cell office:value-type="float" office:value="-0.982" calcext:value-type="float">
            <text:p>-0.982</text:p>
          </table:table-cell>
          <table:table-cell office:value-type="float" office:value="0.005" calcext:value-type="float">
            <text:p>0.005</text:p>
          </table:table-cell>
          <table:table-cell office:value-type="float" office:value="31.429" calcext:value-type="float">
            <text:p>31.429</text:p>
          </table:table-cell>
          <table:table-cell office:value-type="float" office:value="0.165" calcext:value-type="float">
            <text:p>0.165</text:p>
          </table:table-cell>
          <table:table-cell office:value-type="float" office:value="0.669189" calcext:value-type="float">
            <text:p>0.669189</text:p>
          </table:table-cell>
          <table:table-cell office:value-type="float" office:value="-0.565447" calcext:value-type="float">
            <text:p>-0.565447</text:p>
          </table:table-cell>
          <table:table-cell office:value-type="float" office:value="-0.482137" calcext:value-type="float">
            <text:p>-0.482137</text:p>
          </table:table-cell>
          <table:table-cell office:value-type="float" office:value="5718.998" calcext:value-type="float">
            <text:p>5718.998</text:p>
          </table:table-cell>
          <table:table-cell office:value-type="float" office:value="-4601.355" calcext:value-type="float">
            <text:p>-4601.355</text:p>
          </table:table-cell>
          <table:table-cell office:value-type="float" office:value="-4097.963" calcext:value-type="float">
            <text:p>-4097.963</text:p>
          </table:table-cell>
          <table:table-cell table:number-columns-repeated="46"/>
        </table:table-row>
        <table:table-row table:style-name="ro1">
          <table:table-cell table:style-name="ce15"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102281" calcext:value-type="float">
            <text:p>102281</text:p>
          </table:table-cell>
          <table:table-cell office:value-type="float" office:value="7500" calcext:value-type="float">
            <text:p>7500</text:p>
          </table:table-cell>
          <table:table-cell office:value-type="float" office:value="650" calcext:value-type="float">
            <text:p>650</text:p>
          </table:table-cell>
          <table:table-cell office:value-type="float" office:value="20.75" calcext:value-type="float">
            <text:p>20.75</text:p>
          </table:table-cell>
          <table:table-cell office:value-type="float" office:value="190.847" calcext:value-type="float">
            <text:p>190.847</text:p>
          </table:table-cell>
          <table:table-cell office:value-type="float" office:value="4.28707" calcext:value-type="float">
            <text:p>4.28707</text:p>
          </table:table-cell>
          <table:table-cell office:value-type="float" office:value="-0.847" calcext:value-type="float">
            <text:p>-0.847</text:p>
          </table:table-cell>
          <table:table-cell office:value-type="float" office:value="0.005" calcext:value-type="float">
            <text:p>0.005</text:p>
          </table:table-cell>
          <table:table-cell office:value-type="float" office:value="26.799" calcext:value-type="float">
            <text:p>26.799</text:p>
          </table:table-cell>
          <table:table-cell office:value-type="float" office:value="0.157" calcext:value-type="float">
            <text:p>0.157</text:p>
          </table:table-cell>
          <table:table-cell office:value-type="float" office:value="0.839189" calcext:value-type="float">
            <text:p>0.839189</text:p>
          </table:table-cell>
          <table:table-cell office:value-type="float" office:value="-0.248235" calcext:value-type="float">
            <text:p>-0.248235</text:p>
          </table:table-cell>
          <table:table-cell office:value-type="float" office:value="-0.483882" calcext:value-type="float">
            <text:p>-0.483882</text:p>
          </table:table-cell>
          <table:table-cell office:value-type="float" office:value="7108.091" calcext:value-type="float">
            <text:p>7108.091</text:p>
          </table:table-cell>
          <table:table-cell office:value-type="float" office:value="-1968.96" calcext:value-type="float">
            <text:p>-1968.96</text:p>
          </table:table-cell>
          <table:table-cell office:value-type="float" office:value="-4033.685" calcext:value-type="float">
            <text:p>-4033.685</text:p>
          </table:table-cell>
          <table:table-cell table:number-columns-repeated="46"/>
        </table:table-row>
        <table:table-row table:style-name="ro1">
          <table:table-cell table:style-name="ce15"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102286" calcext:value-type="float">
            <text:p>102286</text:p>
          </table:table-cell>
          <table:table-cell office:value-type="float" office:value="7025" calcext:value-type="float">
            <text:p>7025</text:p>
          </table:table-cell>
          <table:table-cell office:value-type="float" office:value="650" calcext:value-type="float">
            <text:p>650</text:p>
          </table:table-cell>
          <table:table-cell office:value-type="float" office:value="17.25" calcext:value-type="float">
            <text:p>17.25</text:p>
          </table:table-cell>
          <table:table-cell office:value-type="float" office:value="190.16" calcext:value-type="float">
            <text:p>190.16</text:p>
          </table:table-cell>
          <table:table-cell office:value-type="float" office:value="4.16089" calcext:value-type="float">
            <text:p>4.16089</text:p>
          </table:table-cell>
          <table:table-cell office:value-type="float" office:value="-1.262" calcext:value-type="float">
            <text:p>-1.262</text:p>
          </table:table-cell>
          <table:table-cell office:value-type="float" office:value="0.004" calcext:value-type="float">
            <text:p>0.004</text:p>
          </table:table-cell>
          <table:table-cell office:value-type="float" office:value="59.015" calcext:value-type="float">
            <text:p>59.0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634615" calcext:value-type="float">
            <text:p>0.634615</text:p>
          </table:table-cell>
          <table:table-cell office:value-type="float" office:value="-0.245283" calcext:value-type="float">
            <text:p>-0.245283</text:p>
          </table:table-cell>
          <table:table-cell office:value-type="float" office:value="-0.732871" calcext:value-type="float">
            <text:p>-0.732871</text:p>
          </table:table-cell>
          <table:table-cell office:value-type="float" office:value="5378.772" calcext:value-type="float">
            <text:p>5378.772</text:p>
          </table:table-cell>
          <table:table-cell office:value-type="float" office:value="-1998.712" calcext:value-type="float">
            <text:p>-1998.712</text:p>
          </table:table-cell>
          <table:table-cell office:value-type="float" office:value="-6144.235" calcext:value-type="float">
            <text:p>-6144.235</text:p>
          </table:table-cell>
          <table:table-cell table:number-columns-repeated="46"/>
        </table:table-row>
        <table:table-row table:style-name="ro1">
          <table:table-cell table:style-name="ce15"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102290" calcext:value-type="float">
            <text:p>102290</text:p>
          </table:table-cell>
          <table:table-cell office:value-type="float" office:value="8000" calcext:value-type="float">
            <text:p>8000</text:p>
          </table:table-cell>
          <table:table-cell office:value-type="float" office:value="650" calcext:value-type="float">
            <text:p>650</text:p>
          </table:table-cell>
          <table:table-cell office:value-type="float" office:value="21.5" calcext:value-type="float">
            <text:p>21.5</text:p>
          </table:table-cell>
          <table:table-cell office:value-type="float" office:value="190.1" calcext:value-type="float">
            <text:p>190.1</text:p>
          </table:table-cell>
          <table:table-cell office:value-type="float" office:value="4.30222" calcext:value-type="float">
            <text:p>4.30222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004" calcext:value-type="float">
            <text:p>0.004</text:p>
          </table:table-cell>
          <table:table-cell office:value-type="float" office:value="27.323" calcext:value-type="float">
            <text:p>27.323</text:p>
          </table:table-cell>
          <table:table-cell office:value-type="float" office:value="0.14" calcext:value-type="float">
            <text:p>0.14</text:p>
          </table:table-cell>
          <table:table-cell office:value-type="float" office:value="0.334161" calcext:value-type="float">
            <text:p>0.334161</text:p>
          </table:table-cell>
          <table:table-cell office:value-type="float" office:value="-0.072872" calcext:value-type="float">
            <text:p>-0.072872</text:p>
          </table:table-cell>
          <table:table-cell office:value-type="float" office:value="-0.939695" calcext:value-type="float">
            <text:p>-0.939695</text:p>
          </table:table-cell>
          <table:table-cell office:value-type="float" office:value="3236.157" calcext:value-type="float">
            <text:p>3236.157</text:p>
          </table:table-cell>
          <table:table-cell office:value-type="float" office:value="-446.655" calcext:value-type="float">
            <text:p>-446.655</text:p>
          </table:table-cell>
          <table:table-cell office:value-type="float" office:value="-7745.693" calcext:value-type="float">
            <text:p>-7745.693</text:p>
          </table:table-cell>
          <table:table-cell table:number-columns-repeated="46"/>
        </table:table-row>
        <table:table-row table:style-name="ro1">
          <table:table-cell table:style-name="ce15"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102165" calcext:value-type="float">
            <text:p>102165</text:p>
          </table:table-cell>
          <table:table-cell office:value-type="float" office:value="6850" calcext:value-type="float">
            <text:p>6850</text:p>
          </table:table-cell>
          <table:table-cell office:value-type="float" office:value="650" calcext:value-type="float">
            <text:p>650</text:p>
          </table:table-cell>
          <table:table-cell office:value-type="float" office:value="14.75" calcext:value-type="float">
            <text:p>14.75</text:p>
          </table:table-cell>
          <table:table-cell office:value-type="float" office:value="191.233" calcext:value-type="float">
            <text:p>191.233</text:p>
          </table:table-cell>
          <table:table-cell office:value-type="float" office:value="4.34016" calcext:value-type="float">
            <text:p>4.34016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004" calcext:value-type="float">
            <text:p>0.004</text:p>
          </table:table-cell>
          <table:table-cell office:value-type="float" office:value="29.786" calcext:value-type="float">
            <text:p>29.786</text:p>
          </table:table-cell>
          <table:table-cell office:value-type="float" office:value="0.145" calcext:value-type="float">
            <text:p>0.145</text:p>
          </table:table-cell>
          <table:table-cell office:value-type="float" office:value="0.351909" calcext:value-type="float">
            <text:p>0.351909</text:p>
          </table:table-cell>
          <table:table-cell office:value-type="float" office:value="-0.449751" calcext:value-type="float">
            <text:p>-0.449751</text:p>
          </table:table-cell>
          <table:table-cell office:value-type="float" office:value="-0.820904" calcext:value-type="float">
            <text:p>-0.820904</text:p>
          </table:table-cell>
          <table:table-cell office:value-type="float" office:value="3518.27" calcext:value-type="float">
            <text:p>3518.27</text:p>
          </table:table-cell>
          <table:table-cell office:value-type="float" office:value="-3622.262" calcext:value-type="float">
            <text:p>-3622.262</text:p>
          </table:table-cell>
          <table:table-cell office:value-type="float" office:value="-6720.693" calcext:value-type="float">
            <text:p>-6720.693</text:p>
          </table:table-cell>
          <table:table-cell table:number-columns-repeated="46"/>
        </table:table-row>
        <table:table-row table:style-name="ro1">
          <table:table-cell table:style-name="ce15"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102293" calcext:value-type="float">
            <text:p>102293</text:p>
          </table:table-cell>
          <table:table-cell office:value-type="float" office:value="6975" calcext:value-type="float">
            <text:p>697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190.531" calcext:value-type="float">
            <text:p>190.531</text:p>
          </table:table-cell>
          <table:table-cell office:value-type="float" office:value="4.31279" calcext:value-type="float">
            <text:p>4.31279</text:p>
          </table:table-cell>
          <table:table-cell office:value-type="float" office:value="-0.684" calcext:value-type="float">
            <text:p>-0.684</text:p>
          </table:table-cell>
          <table:table-cell office:value-type="float" office:value="0.005" calcext:value-type="float">
            <text:p>0.005</text:p>
          </table:table-cell>
          <table:table-cell office:value-type="float" office:value="19.674" calcext:value-type="float">
            <text:p>19.674</text:p>
          </table:table-cell>
          <table:table-cell office:value-type="float" office:value="0.197" calcext:value-type="float">
            <text:p>0.197</text:p>
          </table:table-cell>
          <table:table-cell office:value-type="float" office:value="0.858499" calcext:value-type="float">
            <text:p>0.858499</text:p>
          </table:table-cell>
          <table:table-cell office:value-type="float" office:value="0.0091468" calcext:value-type="float">
            <text:p>0.0091468</text:p>
          </table:table-cell>
          <table:table-cell office:value-type="float" office:value="-0.512734" calcext:value-type="float">
            <text:p>-0.512734</text:p>
          </table:table-cell>
          <table:table-cell office:value-type="float" office:value="7022.979" calcext:value-type="float">
            <text:p>7022.979</text:p>
          </table:table-cell>
          <table:table-cell office:value-type="float" office:value="-573.155" calcext:value-type="float">
            <text:p>-573.155</text:p>
          </table:table-cell>
          <table:table-cell office:value-type="float" office:value="-4585.505" calcext:value-type="float">
            <text:p>-4585.505</text:p>
          </table:table-cell>
          <table:table-cell table:number-columns-repeated="46"/>
        </table:table-row>
        <table:table-row table:style-name="ro1">
          <table:table-cell table:style-name="ce15"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102296" calcext:value-type="float">
            <text:p>102296</text:p>
          </table:table-cell>
          <table:table-cell office:value-type="float" office:value="8550" calcext:value-type="float">
            <text:p>855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9.623" calcext:value-type="float">
            <text:p>189.623</text:p>
          </table:table-cell>
          <table:table-cell office:value-type="float" office:value="4.33833" calcext:value-type="float">
            <text:p>4.33833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007" calcext:value-type="float">
            <text:p>0.007</text:p>
          </table:table-cell>
          <table:table-cell office:value-type="float" office:value="31.421" calcext:value-type="float">
            <text:p>31.421</text:p>
          </table:table-cell>
          <table:table-cell office:value-type="float" office:value="0.287" calcext:value-type="float">
            <text:p>0.287</text:p>
          </table:table-cell>
          <table:table-cell office:value-type="float" office:value="0.758091" calcext:value-type="float">
            <text:p>0.758091</text:p>
          </table:table-cell>
          <table:table-cell office:value-type="float" office:value="0.435532" calcext:value-type="float">
            <text:p>0.435532</text:p>
          </table:table-cell>
          <table:table-cell office:value-type="float" office:value="-0.485397" calcext:value-type="float">
            <text:p>-0.485397</text:p>
          </table:table-cell>
          <table:table-cell office:value-type="float" office:value="6372.884" calcext:value-type="float">
            <text:p>6372.884</text:p>
          </table:table-cell>
          <table:table-cell office:value-type="float" office:value="3578.352" calcext:value-type="float">
            <text:p>3578.352</text:p>
          </table:table-cell>
          <table:table-cell office:value-type="float" office:value="-4154.071" calcext:value-type="float">
            <text:p>-4154.071</text:p>
          </table:table-cell>
          <table:table-cell table:number-columns-repeated="46"/>
        </table:table-row>
        <table:table-row table:style-name="ro1">
          <table:table-cell table:style-name="ce15"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102300" calcext:value-type="float">
            <text:p>102300</text:p>
          </table:table-cell>
          <table:table-cell office:value-type="float" office:value="7975" calcext:value-type="float">
            <text:p>797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90.204" calcext:value-type="float">
            <text:p>190.204</text:p>
          </table:table-cell>
          <table:table-cell office:value-type="float" office:value="4.32149" calcext:value-type="float">
            <text:p>4.32149</text:p>
          </table:table-cell>
          <table:table-cell office:value-type="float" office:value="-0.762" calcext:value-type="float">
            <text:p>-0.762</text:p>
          </table:table-cell>
          <table:table-cell office:value-type="float" office:value="0.004" calcext:value-type="float">
            <text:p>0.004</text:p>
          </table:table-cell>
          <table:table-cell office:value-type="float" office:value="21.723" calcext:value-type="float">
            <text:p>21.723</text:p>
          </table:table-cell>
          <table:table-cell office:value-type="float" office:value="0.143" calcext:value-type="float">
            <text:p>0.143</text:p>
          </table:table-cell>
          <table:table-cell office:value-type="float" office:value="0.494661" calcext:value-type="float">
            <text:p>0.494661</text:p>
          </table:table-cell>
          <table:table-cell office:value-type="float" office:value="0.770977" calcext:value-type="float">
            <text:p>0.770977</text:p>
          </table:table-cell>
          <table:table-cell office:value-type="float" office:value="-0.40113" calcext:value-type="float">
            <text:p>-0.40113</text:p>
          </table:table-cell>
          <table:table-cell office:value-type="float" office:value="4185.466" calcext:value-type="float">
            <text:p>4185.466</text:p>
          </table:table-cell>
          <table:table-cell office:value-type="float" office:value="6759.286" calcext:value-type="float">
            <text:p>6759.286</text:p>
          </table:table-cell>
          <table:table-cell office:value-type="float" office:value="-2731.674" calcext:value-type="float">
            <text:p>-2731.674</text:p>
          </table:table-cell>
          <table:table-cell table:number-columns-repeated="46"/>
        </table:table-row>
        <table:table-row table:style-name="ro1">
          <table:table-cell table:style-name="ce15"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102304" calcext:value-type="float">
            <text:p>102304</text:p>
          </table:table-cell>
          <table:table-cell office:value-type="float" office:value="4575" calcext:value-type="float">
            <text:p>4575</text:p>
          </table:table-cell>
          <table:table-cell office:value-type="float" office:value="650" calcext:value-type="float">
            <text:p>650</text:p>
          </table:table-cell>
          <table:table-cell office:value-type="float" office:value="10.75" calcext:value-type="float">
            <text:p>10.75</text:p>
          </table:table-cell>
          <table:table-cell office:value-type="float" office:value="190.763" calcext:value-type="float">
            <text:p>190.763</text:p>
          </table:table-cell>
          <table:table-cell office:value-type="float" office:value="4.26001" calcext:value-type="float">
            <text:p>4.26001</text:p>
          </table:table-cell>
          <table:table-cell office:value-type="float" office:value="-0.913" calcext:value-type="float">
            <text:p>-0.913</text:p>
          </table:table-cell>
          <table:table-cell office:value-type="float" office:value="0.005" calcext:value-type="float">
            <text:p>0.005</text:p>
          </table:table-cell>
          <table:table-cell office:value-type="float" office:value="41.966" calcext:value-type="float">
            <text:p>41.96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98667" calcext:value-type="float">
            <text:p>0.398667</text:p>
          </table:table-cell>
          <table:table-cell office:value-type="float" office:value="0.519174" calcext:value-type="float">
            <text:p>0.519174</text:p>
          </table:table-cell>
          <table:table-cell office:value-type="float" office:value="-0.755991" calcext:value-type="float">
            <text:p>-0.755991</text:p>
          </table:table-cell>
          <table:table-cell office:value-type="float" office:value="2970.867" calcext:value-type="float">
            <text:p>2970.867</text:p>
          </table:table-cell>
          <table:table-cell office:value-type="float" office:value="4259.201" calcext:value-type="float">
            <text:p>4259.201</text:p>
          </table:table-cell>
          <table:table-cell office:value-type="float" office:value="-6611.379" calcext:value-type="float">
            <text:p>-6611.379</text:p>
          </table:table-cell>
          <table:table-cell table:number-columns-repeated="46"/>
        </table:table-row>
        <table:table-row table:style-name="ro1">
          <table:table-cell table:style-name="ce15"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102168" calcext:value-type="float">
            <text:p>102168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190.753" calcext:value-type="float">
            <text:p>190.753</text:p>
          </table:table-cell>
          <table:table-cell office:value-type="float" office:value="4.2969" calcext:value-type="float">
            <text:p>4.2969</text:p>
          </table:table-cell>
          <table:table-cell office:value-type="float" office:value="-1.06" calcext:value-type="float">
            <text:p>-1.06</text:p>
          </table:table-cell>
          <table:table-cell office:value-type="float" office:value="0.005" calcext:value-type="float">
            <text:p>0.005</text:p>
          </table:table-cell>
          <table:table-cell office:value-type="float" office:value="57.436" calcext:value-type="float">
            <text:p>57.436</text:p>
          </table:table-cell>
          <table:table-cell office:value-type="float" office:value="0.201" calcext:value-type="float">
            <text:p>0.201</text:p>
          </table:table-cell>
          <table:table-cell office:value-type="float" office:value="0.226439" calcext:value-type="float">
            <text:p>0.226439</text:p>
          </table:table-cell>
          <table:table-cell office:value-type="float" office:value="0.265425" calcext:value-type="float">
            <text:p>0.265425</text:p>
          </table:table-cell>
          <table:table-cell office:value-type="float" office:value="-0.937163" calcext:value-type="float">
            <text:p>-0.937163</text:p>
          </table:table-cell>
          <table:table-cell office:value-type="float" office:value="1815.463" calcext:value-type="float">
            <text:p>1815.463</text:p>
          </table:table-cell>
          <table:table-cell office:value-type="float" office:value="2378.541" calcext:value-type="float">
            <text:p>2378.541</text:p>
          </table:table-cell>
          <table:table-cell office:value-type="float" office:value="-7856.244" calcext:value-type="float">
            <text:p>-7856.244</text:p>
          </table:table-cell>
          <table:table-cell table:number-columns-repeated="46"/>
        </table:table-row>
        <table:table-row table:style-name="ro1">
          <table:table-cell table:style-name="ce15"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102306" calcext:value-type="float">
            <text:p>102306</text:p>
          </table:table-cell>
          <table:table-cell office:value-type="float" office:value="5600" calcext:value-type="float">
            <text:p>5600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office:value-type="float" office:value="190.787" calcext:value-type="float">
            <text:p>190.787</text:p>
          </table:table-cell>
          <table:table-cell office:value-type="float" office:value="4.39805" calcext:value-type="float">
            <text:p>4.39805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005" calcext:value-type="float">
            <text:p>0.005</text:p>
          </table:table-cell>
          <table:table-cell office:value-type="float" office:value="28.57" calcext:value-type="float">
            <text:p>28.57</text:p>
          </table:table-cell>
          <table:table-cell office:value-type="float" office:value="0.205" calcext:value-type="float">
            <text:p>0.205</text:p>
          </table:table-cell>
          <table:table-cell office:value-type="float" office:value="0.526819" calcext:value-type="float">
            <text:p>0.526819</text:p>
          </table:table-cell>
          <table:table-cell office:value-type="float" office:value="0.198183" calcext:value-type="float">
            <text:p>0.198183</text:p>
          </table:table-cell>
          <table:table-cell office:value-type="float" office:value="-0.82655" calcext:value-type="float">
            <text:p>-0.82655</text:p>
          </table:table-cell>
          <table:table-cell office:value-type="float" office:value="4369.874" calcext:value-type="float">
            <text:p>4369.874</text:p>
          </table:table-cell>
          <table:table-cell office:value-type="float" office:value="2268.019" calcext:value-type="float">
            <text:p>2268.019</text:p>
          </table:table-cell>
          <table:table-cell office:value-type="float" office:value="-6814.364" calcext:value-type="float">
            <text:p>-6814.364</text:p>
          </table:table-cell>
          <table:table-cell table:number-columns-repeated="46"/>
        </table:table-row>
        <table:table-row table:style-name="ro1">
          <table:table-cell table:style-name="ce15"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102310" calcext:value-type="float">
            <text:p>102310</text:p>
          </table:table-cell>
          <table:table-cell office:value-type="float" office:value="10700" calcext:value-type="float">
            <text:p>10700</text:p>
          </table:table-cell>
          <table:table-cell office:value-type="float" office:value="650" calcext:value-type="float">
            <text:p>650</text:p>
          </table:table-cell>
          <table:table-cell office:value-type="float" office:value="14.25" calcext:value-type="float">
            <text:p>14.25</text:p>
          </table:table-cell>
          <table:table-cell office:value-type="float" office:value="190.774" calcext:value-type="float">
            <text:p>190.774</text:p>
          </table:table-cell>
          <table:table-cell office:value-type="float" office:value="4.26893" calcext:value-type="float">
            <text:p>4.26893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04" calcext:value-type="float">
            <text:p>0.004</text:p>
          </table:table-cell>
          <table:table-cell office:value-type="float" office:value="31.654" calcext:value-type="float">
            <text:p>31.654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6288" calcext:value-type="float">
            <text:p>0.256288</text:p>
          </table:table-cell>
          <table:table-cell office:value-type="float" office:value="0.824847" calcext:value-type="float">
            <text:p>0.824847</text:p>
          </table:table-cell>
          <table:table-cell office:value-type="float" office:value="-0.503929" calcext:value-type="float">
            <text:p>-0.503929</text:p>
          </table:table-cell>
          <table:table-cell office:value-type="float" office:value="2712.34" calcext:value-type="float">
            <text:p>2712.34</text:p>
          </table:table-cell>
          <table:table-cell office:value-type="float" office:value="6601.696" calcext:value-type="float">
            <text:p>6601.696</text:p>
          </table:table-cell>
          <table:table-cell office:value-type="float" office:value="-4442.117" calcext:value-type="float">
            <text:p>-4442.117</text:p>
          </table:table-cell>
          <table:table-cell table:number-columns-repeated="46"/>
        </table:table-row>
        <table:table-row table:style-name="ro1">
          <table:table-cell table:style-name="ce15"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102313" calcext:value-type="float">
            <text:p>102313</text:p>
          </table:table-cell>
          <table:table-cell office:value-type="float" office:value="6050" calcext:value-type="float">
            <text:p>6050</text:p>
          </table:table-cell>
          <table:table-cell office:value-type="float" office:value="650" calcext:value-type="float">
            <text:p>650</text:p>
          </table:table-cell>
          <table:table-cell office:value-type="float" office:value="14.5" calcext:value-type="float">
            <text:p>14.5</text:p>
          </table:table-cell>
          <table:table-cell office:value-type="float" office:value="190.625" calcext:value-type="float">
            <text:p>190.625</text:p>
          </table:table-cell>
          <table:table-cell office:value-type="float" office:value="4.30885" calcext:value-type="float">
            <text:p>4.30885</text:p>
          </table:table-cell>
          <table:table-cell office:value-type="float" office:value="-0.796" calcext:value-type="float">
            <text:p>-0.796</text:p>
          </table:table-cell>
          <table:table-cell office:value-type="float" office:value="0.005" calcext:value-type="float">
            <text:p>0.005</text:p>
          </table:table-cell>
          <table:table-cell office:value-type="float" office:value="26.836" calcext:value-type="float">
            <text:p>26.836</text:p>
          </table:table-cell>
          <table:table-cell office:value-type="float" office:value="0.185" calcext:value-type="float">
            <text:p>0.185</text:p>
          </table:table-cell>
          <table:table-cell office:value-type="float" office:value="-0.156289" calcext:value-type="float">
            <text:p>-0.156289</text:p>
          </table:table-cell>
          <table:table-cell office:value-type="float" office:value="0.853895" calcext:value-type="float">
            <text:p>0.853895</text:p>
          </table:table-cell>
          <table:table-cell office:value-type="float" office:value="-0.496424" calcext:value-type="float">
            <text:p>-0.496424</text:p>
          </table:table-cell>
          <table:table-cell office:value-type="float" office:value="-1034.216" calcext:value-type="float">
            <text:p>-1034.216</text:p>
          </table:table-cell>
          <table:table-cell office:value-type="float" office:value="7128.833" calcext:value-type="float">
            <text:p>7128.833</text:p>
          </table:table-cell>
          <table:table-cell office:value-type="float" office:value="-4333.855" calcext:value-type="float">
            <text:p>-4333.855</text:p>
          </table:table-cell>
          <table:table-cell table:number-columns-repeated="46"/>
        </table:table-row>
        <table:table-row table:style-name="ro1">
          <table:table-cell table:style-name="ce15"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102315" calcext:value-type="float">
            <text:p>102315</text:p>
          </table:table-cell>
          <table:table-cell office:value-type="float" office:value="5850" calcext:value-type="float">
            <text:p>5850</text:p>
          </table:table-cell>
          <table:table-cell office:value-type="float" office:value="650" calcext:value-type="float">
            <text:p>650</text:p>
          </table:table-cell>
          <table:table-cell office:value-type="float" office:value="15.5" calcext:value-type="float">
            <text:p>15.5</text:p>
          </table:table-cell>
          <table:table-cell office:value-type="float" office:value="190.163" calcext:value-type="float">
            <text:p>190.163</text:p>
          </table:table-cell>
          <table:table-cell office:value-type="float" office:value="4.3217" calcext:value-type="float">
            <text:p>4.3217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05" calcext:value-type="float">
            <text:p>0.005</text:p>
          </table:table-cell>
          <table:table-cell office:value-type="float" office:value="28.51" calcext:value-type="float">
            <text:p>28.51</text:p>
          </table:table-cell>
          <table:table-cell office:value-type="float" office:value="0.2" calcext:value-type="float">
            <text:p>0.2</text:p>
          </table:table-cell>
          <table:table-cell office:value-type="float" office:value="-0.561451" calcext:value-type="float">
            <text:p>-0.561451</text:p>
          </table:table-cell>
          <table:table-cell office:value-type="float" office:value="0.719514" calcext:value-type="float">
            <text:p>0.719514</text:p>
          </table:table-cell>
          <table:table-cell office:value-type="float" office:value="-0.408745" calcext:value-type="float">
            <text:p>-0.408745</text:p>
          </table:table-cell>
          <table:table-cell office:value-type="float" office:value="-4825.034" calcext:value-type="float">
            <text:p>-4825.034</text:p>
          </table:table-cell>
          <table:table-cell office:value-type="float" office:value="6259.895" calcext:value-type="float">
            <text:p>6259.895</text:p>
          </table:table-cell>
          <table:table-cell office:value-type="float" office:value="-2864.56" calcext:value-type="float">
            <text:p>-2864.56</text:p>
          </table:table-cell>
          <table:table-cell table:number-columns-repeated="46"/>
        </table:table-row>
        <table:table-row table:style-name="ro1">
          <table:table-cell table:style-name="ce15"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101374" calcext:value-type="float">
            <text:p>101374</text:p>
          </table:table-cell>
          <table:table-cell office:value-type="float" office:value="8650" calcext:value-type="float">
            <text:p>8650</text:p>
          </table:table-cell>
          <table:table-cell office:value-type="float" office:value="700" calcext:value-type="float">
            <text:p>700</text:p>
          </table:table-cell>
          <table:table-cell office:value-type="float" office:value="20.5" calcext:value-type="float">
            <text:p>20.5</text:p>
          </table:table-cell>
          <table:table-cell office:value-type="float" office:value="134.415" calcext:value-type="float">
            <text:p>134.415</text:p>
          </table:table-cell>
          <table:table-cell office:value-type="float" office:value="4.3884" calcext:value-type="float">
            <text:p>4.3884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34.023" calcext:value-type="float">
            <text:p>34.023</text:p>
          </table:table-cell>
          <table:table-cell office:value-type="float" office:value="0.161" calcext:value-type="float">
            <text:p>0.161</text:p>
          </table:table-cell>
          <table:table-cell office:value-type="float" office:value="-0.407617" calcext:value-type="float">
            <text:p>-0.407617</text:p>
          </table:table-cell>
          <table:table-cell office:value-type="float" office:value="0.506078" calcext:value-type="float">
            <text:p>0.506078</text:p>
          </table:table-cell>
          <table:table-cell office:value-type="float" office:value="-0.760088" calcext:value-type="float">
            <text:p>-0.760088</text:p>
          </table:table-cell>
          <table:table-cell office:value-type="float" office:value="-3406.585" calcext:value-type="float">
            <text:p>-3406.585</text:p>
          </table:table-cell>
          <table:table-cell office:value-type="float" office:value="4191.936" calcext:value-type="float">
            <text:p>4191.936</text:p>
          </table:table-cell>
          <table:table-cell office:value-type="float" office:value="-6441.611" calcext:value-type="float">
            <text:p>-6441.611</text:p>
          </table:table-cell>
          <table:table-cell table:number-columns-repeated="46"/>
        </table:table-row>
        <table:table-row table:style-name="ro1">
          <table:table-cell table:style-name="ce15"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101381" calcext:value-type="float">
            <text:p>101381</text:p>
          </table:table-cell>
          <table:table-cell office:value-type="float" office:value="6275" calcext:value-type="float">
            <text:p>6275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float" office:value="134.296" calcext:value-type="float">
            <text:p>134.296</text:p>
          </table:table-cell>
          <table:table-cell office:value-type="float" office:value="4.6461" calcext:value-type="float">
            <text:p>4.6461</text:p>
          </table:table-cell>
          <table:table-cell office:value-type="float" office:value="-0.952" calcext:value-type="float">
            <text:p>-0.952</text:p>
          </table:table-cell>
          <table:table-cell office:value-type="float" office:value="0.013" calcext:value-type="float">
            <text:p>0.013</text:p>
          </table:table-cell>
          <table:table-cell office:value-type="float" office:value="19.939" calcext:value-type="float">
            <text:p>19.939</text:p>
          </table:table-cell>
          <table:table-cell office:value-type="float" office:value="0.721" calcext:value-type="float">
            <text:p>0.721</text:p>
          </table:table-cell>
          <table:table-cell office:value-type="float" office:value="-0.20235" calcext:value-type="float">
            <text:p>-0.20235</text:p>
          </table:table-cell>
          <table:table-cell office:value-type="float" office:value="0.278234" calcext:value-type="float">
            <text:p>0.278234</text:p>
          </table:table-cell>
          <table:table-cell office:value-type="float" office:value="-0.938957" calcext:value-type="float">
            <text:p>-0.938957</text:p>
          </table:table-cell>
          <table:table-cell office:value-type="float" office:value="-1957.772" calcext:value-type="float">
            <text:p>-1957.772</text:p>
          </table:table-cell>
          <table:table-cell office:value-type="float" office:value="2024.059" calcext:value-type="float">
            <text:p>2024.059</text:p>
          </table:table-cell>
          <table:table-cell office:value-type="float" office:value="-7921.042" calcext:value-type="float">
            <text:p>-7921.042</text:p>
          </table:table-cell>
          <table:table-cell table:number-columns-repeated="46"/>
        </table:table-row>
        <table:table-row table:style-name="ro1">
          <table:table-cell table:style-name="ce15"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101386" calcext:value-type="float">
            <text:p>101386</text:p>
          </table:table-cell>
          <table:table-cell office:value-type="float" office:value="6000" calcext:value-type="float">
            <text:p>6000</text:p>
          </table:table-cell>
          <table:table-cell office:value-type="float" office:value="700" calcext:value-type="float">
            <text:p>700</text:p>
          </table:table-cell>
          <table:table-cell office:value-type="float" office:value="14.75" calcext:value-type="float">
            <text:p>14.75</text:p>
          </table:table-cell>
          <table:table-cell office:value-type="float" office:value="133.305" calcext:value-type="float">
            <text:p>133.305</text:p>
          </table:table-cell>
          <table:table-cell office:value-type="float" office:value="4.3601" calcext:value-type="float">
            <text:p>4.3601</text:p>
          </table:table-cell>
          <table:table-cell office:value-type="float" office:value="-0.877" calcext:value-type="float">
            <text:p>-0.877</text:p>
          </table:table-cell>
          <table:table-cell office:value-type="float" office:value="0.005" calcext:value-type="float">
            <text:p>0.005</text:p>
          </table:table-cell>
          <table:table-cell office:value-type="float" office:value="34.281" calcext:value-type="float">
            <text:p>34.281</text:p>
          </table:table-cell>
          <table:table-cell office:value-type="float" office:value="0.196" calcext:value-type="float">
            <text:p>0.196</text:p>
          </table:table-cell>
          <table:table-cell office:value-type="float" office:value="-0.0092141" calcext:value-type="float">
            <text:p>-0.0092141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-0.825223" calcext:value-type="float">
            <text:p>-0.825223</text:p>
          </table:table-cell>
          <table:table-cell office:value-type="float" office:value="-531.117" calcext:value-type="float">
            <text:p>-531.117</text:p>
          </table:table-cell>
          <table:table-cell office:value-type="float" office:value="4907.02" calcext:value-type="float">
            <text:p>4907.02</text:p>
          </table:table-cell>
          <table:table-cell office:value-type="float" office:value="-6805.403" calcext:value-type="float">
            <text:p>-6805.403</text:p>
          </table:table-cell>
          <table:table-cell table:number-columns-repeated="46"/>
        </table:table-row>
        <table:table-row table:style-name="ro1">
          <table:table-cell table:style-name="ce15"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101391" calcext:value-type="float">
            <text:p>101391</text:p>
          </table:table-cell>
          <table:table-cell office:value-type="float" office:value="6400" calcext:value-type="float">
            <text:p>6400</text:p>
          </table:table-cell>
          <table:table-cell office:value-type="float" office:value="700" calcext:value-type="float">
            <text:p>700</text:p>
          </table:table-cell>
          <table:table-cell office:value-type="float" office:value="7.5" calcext:value-type="float">
            <text:p>7.5</text:p>
          </table:table-cell>
          <table:table-cell office:value-type="float" office:value="133.146" calcext:value-type="float">
            <text:p>133.146</text:p>
          </table:table-cell>
          <table:table-cell office:value-type="float" office:value="4.34753" calcext:value-type="float">
            <text:p>4.34753</text:p>
          </table:table-cell>
          <table:table-cell office:value-type="float" office:value="-0.65" calcext:value-type="float">
            <text:p>-0.65</text:p>
          </table:table-cell>
          <table:table-cell office:value-type="float" office:value="0.006" calcext:value-type="float">
            <text:p>0.006</text:p>
          </table:table-cell>
          <table:table-cell office:value-type="float" office:value="20.818" calcext:value-type="float">
            <text:p>20.818</text:p>
          </table:table-cell>
          <table:table-cell office:value-type="float" office:value="0.219" calcext:value-type="float">
            <text:p>0.219</text:p>
          </table:table-cell>
          <table:table-cell office:value-type="float" office:value="-0.692972" calcext:value-type="float">
            <text:p>-0.692972</text:p>
          </table:table-cell>
          <table:table-cell office:value-type="float" office:value="0.503087" calcext:value-type="float">
            <text:p>0.503087</text:p>
          </table:table-cell>
          <table:table-cell office:value-type="float" office:value="-0.516424" calcext:value-type="float">
            <text:p>-0.516424</text:p>
          </table:table-cell>
          <table:table-cell office:value-type="float" office:value="-5217.75" calcext:value-type="float">
            <text:p>-5217.75</text:p>
          </table:table-cell>
          <table:table-cell office:value-type="float" office:value="4682.333" calcext:value-type="float">
            <text:p>4682.333</text:p>
          </table:table-cell>
          <table:table-cell office:value-type="float" office:value="-4639.362" calcext:value-type="float">
            <text:p>-4639.362</text:p>
          </table:table-cell>
          <table:table-cell table:number-columns-repeated="46"/>
        </table:table-row>
        <table:table-row table:style-name="ro1">
          <table:table-cell table:style-name="ce15"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101404" calcext:value-type="float">
            <text:p>101404</text:p>
          </table:table-cell>
          <table:table-cell office:value-type="float" office:value="6075" calcext:value-type="float">
            <text:p>6075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133.443" calcext:value-type="float">
            <text:p>133.443</text:p>
          </table:table-cell>
          <table:table-cell office:value-type="float" office:value="4.30182" calcext:value-type="float">
            <text:p>4.30182</text:p>
          </table:table-cell>
          <table:table-cell office:value-type="float" office:value="-0.995" calcext:value-type="float">
            <text:p>-0.995</text:p>
          </table:table-cell>
          <table:table-cell office:value-type="float" office:value="0.005" calcext:value-type="float">
            <text:p>0.005</text:p>
          </table:table-cell>
          <table:table-cell office:value-type="float" office:value="47.954" calcext:value-type="float">
            <text:p>47.954</text:p>
          </table:table-cell>
          <table:table-cell office:value-type="float" office:value="0.175" calcext:value-type="float">
            <text:p>0.175</text:p>
          </table:table-cell>
          <table:table-cell office:value-type="float" office:value="-0.871451" calcext:value-type="float">
            <text:p>-0.871451</text:p>
          </table:table-cell>
          <table:table-cell office:value-type="float" office:value="0.0678685" calcext:value-type="float">
            <text:p>0.0678685</text:p>
          </table:table-cell>
          <table:table-cell office:value-type="float" office:value="-0.485764" calcext:value-type="float">
            <text:p>-0.485764</text:p>
          </table:table-cell>
          <table:table-cell office:value-type="float" office:value="-7271.822" calcext:value-type="float">
            <text:p>-7271.822</text:p>
          </table:table-cell>
          <table:table-cell office:value-type="float" office:value="563.891" calcext:value-type="float">
            <text:p>563.891</text:p>
          </table:table-cell>
          <table:table-cell office:value-type="float" office:value="-4179.431" calcext:value-type="float">
            <text:p>-4179.431</text:p>
          </table:table-cell>
          <table:table-cell table:number-columns-repeated="46"/>
        </table:table-row>
        <table:table-row table:style-name="ro1">
          <table:table-cell table:style-name="ce15"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101410" calcext:value-type="float">
            <text:p>101410</text:p>
          </table:table-cell>
          <table:table-cell office:value-type="float" office:value="6850" calcext:value-type="float">
            <text:p>6850</text:p>
          </table:table-cell>
          <table:table-cell office:value-type="float" office:value="700" calcext:value-type="float">
            <text:p>700</text:p>
          </table:table-cell>
          <table:table-cell office:value-type="float" office:value="15.5" calcext:value-type="float">
            <text:p>15.5</text:p>
          </table:table-cell>
          <table:table-cell office:value-type="float" office:value="132.121" calcext:value-type="float">
            <text:p>132.121</text:p>
          </table:table-cell>
          <table:table-cell office:value-type="float" office:value="4.18468" calcext:value-type="float">
            <text:p>4.18468</text:p>
          </table:table-cell>
          <table:table-cell office:value-type="float" office:value="-0.975" calcext:value-type="float">
            <text:p>-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51.744" calcext:value-type="float">
            <text:p>51.744</text:p>
          </table:table-cell>
          <table:table-cell office:value-type="float" office:value="0.173" calcext:value-type="float">
            <text:p>0.173</text:p>
          </table:table-cell>
          <table:table-cell office:value-type="float" office:value="-0.810295" calcext:value-type="float">
            <text:p>-0.810295</text:p>
          </table:table-cell>
          <table:table-cell office:value-type="float" office:value="-0.315263" calcext:value-type="float">
            <text:p>-0.315263</text:p>
          </table:table-cell>
          <table:table-cell office:value-type="float" office:value="-0.493996" calcext:value-type="float">
            <text:p>-0.493996</text:p>
          </table:table-cell>
          <table:table-cell office:value-type="float" office:value="-6679.652" calcext:value-type="float">
            <text:p>-6679.652</text:p>
          </table:table-cell>
          <table:table-cell office:value-type="float" office:value="-2727.75" calcext:value-type="float">
            <text:p>-2727.75</text:p>
          </table:table-cell>
          <table:table-cell office:value-type="float" office:value="-4313.63" calcext:value-type="float">
            <text:p>-4313.63</text:p>
          </table:table-cell>
          <table:table-cell table:number-columns-repeated="46"/>
        </table:table-row>
        <table:table-row table:style-name="ro1">
          <table:table-cell table:style-name="ce15"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101414" calcext:value-type="float">
            <text:p>101414</text:p>
          </table:table-cell>
          <table:table-cell office:value-type="float" office:value="4475" calcext:value-type="float">
            <text:p>4475</text:p>
          </table:table-cell>
          <table:table-cell office:value-type="float" office:value="700" calcext:value-type="float">
            <text:p>700</text:p>
          </table:table-cell>
          <table:table-cell office:value-type="float" office:value="13.75" calcext:value-type="float">
            <text:p>13.75</text:p>
          </table:table-cell>
          <table:table-cell office:value-type="float" office:value="133.918" calcext:value-type="float">
            <text:p>133.918</text:p>
          </table:table-cell>
          <table:table-cell office:value-type="float" office:value="4.45517" calcext:value-type="float">
            <text:p>4.45517</text:p>
          </table:table-cell>
          <table:table-cell office:value-type="float" office:value="-0.881" calcext:value-type="float">
            <text:p>-0.881</text:p>
          </table:table-cell>
          <table:table-cell office:value-type="float" office:value="0.005" calcext:value-type="float">
            <text:p>0.005</text:p>
          </table:table-cell>
          <table:table-cell office:value-type="float" office:value="27.36" calcext:value-type="float">
            <text:p>27.36</text:p>
          </table:table-cell>
          <table:table-cell office:value-type="float" office:value="0.188" calcext:value-type="float">
            <text:p>0.188</text:p>
          </table:table-cell>
          <table:table-cell office:value-type="float" office:value="-0.534931" calcext:value-type="float">
            <text:p>-0.534931</text:p>
          </table:table-cell>
          <table:table-cell office:value-type="float" office:value="0.137886" calcext:value-type="float">
            <text:p>0.137886</text:p>
          </table:table-cell>
          <table:table-cell office:value-type="float" office:value="-0.833568" calcext:value-type="float">
            <text:p>-0.833568</text:p>
          </table:table-cell>
          <table:table-cell office:value-type="float" office:value="-4734.117" calcext:value-type="float">
            <text:p>-4734.117</text:p>
          </table:table-cell>
          <table:table-cell office:value-type="float" office:value="541.167" calcext:value-type="float">
            <text:p>541.167</text:p>
          </table:table-cell>
          <table:table-cell office:value-type="float" office:value="-6924.975" calcext:value-type="float">
            <text:p>-6924.975</text:p>
          </table:table-cell>
          <table:table-cell table:number-columns-repeated="46"/>
        </table:table-row>
        <table:table-row table:style-name="ro1">
          <table:table-cell table:style-name="ce15"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101498" calcext:value-type="float">
            <text:p>101498</text:p>
          </table:table-cell>
          <table:table-cell office:value-type="float" office:value="6950" calcext:value-type="float">
            <text:p>6950</text:p>
          </table:table-cell>
          <table:table-cell office:value-type="float" office:value="700" calcext:value-type="float">
            <text:p>700</text:p>
          </table:table-cell>
          <table:table-cell office:value-type="float" office:value="8.25" calcext:value-type="float">
            <text:p>8.25</text:p>
          </table:table-cell>
          <table:table-cell office:value-type="float" office:value="133.425" calcext:value-type="float">
            <text:p>133.425</text:p>
          </table:table-cell>
          <table:table-cell office:value-type="float" office:value="4.35707" calcext:value-type="float">
            <text:p>4.35707</text:p>
          </table:table-cell>
          <table:table-cell office:value-type="float" office:value="-0.935" calcext:value-type="float">
            <text:p>-0.935</text:p>
          </table:table-cell>
          <table:table-cell office:value-type="float" office:value="0.006" calcext:value-type="float">
            <text:p>0.006</text:p>
          </table:table-cell>
          <table:table-cell office:value-type="float" office:value="23.792" calcext:value-type="float">
            <text:p>23.792</text:p>
          </table:table-cell>
          <table:table-cell office:value-type="float" office:value="0.214" calcext:value-type="float">
            <text:p>0.214</text:p>
          </table:table-cell>
          <table:table-cell office:value-type="float" office:value="-0.344509" calcext:value-type="float">
            <text:p>-0.344509</text:p>
          </table:table-cell>
          <table:table-cell office:value-type="float" office:value="-0.0669507" calcext:value-type="float">
            <text:p>-0.0669507</text:p>
          </table:table-cell>
          <table:table-cell office:value-type="float" office:value="-0.936393" calcext:value-type="float">
            <text:p>-0.936393</text:p>
          </table:table-cell>
          <table:table-cell office:value-type="float" office:value="-2956.768" calcext:value-type="float">
            <text:p>-2956.768</text:p>
          </table:table-cell>
          <table:table-cell office:value-type="float" office:value="-610.41" calcext:value-type="float">
            <text:p>-610.41</text:p>
          </table:table-cell>
          <table:table-cell office:value-type="float" office:value="-7845.444" calcext:value-type="float">
            <text:p>-7845.444</text:p>
          </table:table-cell>
          <table:table-cell table:number-columns-repeated="46"/>
        </table:table-row>
        <table:table-row table:style-name="ro1">
          <table:table-cell table:style-name="ce15"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101500" calcext:value-type="float">
            <text:p>101500</text:p>
          </table:table-cell>
          <table:table-cell office:value-type="float" office:value="8600" calcext:value-type="float">
            <text:p>8600</text:p>
          </table:table-cell>
          <table:table-cell office:value-type="float" office:value="700" calcext:value-type="float">
            <text:p>700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449" calcext:value-type="float">
            <text:p>132.449</text:p>
          </table:table-cell>
          <table:table-cell office:value-type="float" office:value="4.3124" calcext:value-type="float">
            <text:p>4.3124</text:p>
          </table:table-cell>
          <table:table-cell office:value-type="float" office:value="-1.16" calcext:value-type="float">
            <text:p>-1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6.193" calcext:value-type="float">
            <text:p>56.193</text:p>
          </table:table-cell>
          <table:table-cell office:value-type="float" office:value="0.142" calcext:value-type="float">
            <text:p>0.142</text:p>
          </table:table-cell>
          <table:table-cell office:value-type="float" office:value="-0.609527" calcext:value-type="float">
            <text:p>-0.609527</text:p>
          </table:table-cell>
          <table:table-cell office:value-type="float" office:value="-0.21779" calcext:value-type="float">
            <text:p>-0.21779</text:p>
          </table:table-cell>
          <table:table-cell office:value-type="float" office:value="-0.762263" calcext:value-type="float">
            <text:p>-0.762263</text:p>
          </table:table-cell>
          <table:table-cell office:value-type="float" office:value="-4905.939" calcext:value-type="float">
            <text:p>-4905.939</text:p>
          </table:table-cell>
          <table:table-cell office:value-type="float" office:value="-2200.345" calcext:value-type="float">
            <text:p>-2200.345</text:p>
          </table:table-cell>
          <table:table-cell office:value-type="float" office:value="-6461.726" calcext:value-type="float">
            <text:p>-6461.726</text:p>
          </table:table-cell>
          <table:table-cell table:number-columns-repeated="46"/>
        </table:table-row>
        <table:table-row table:style-name="ro1">
          <table:table-cell table:style-name="ce15"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101502" calcext:value-type="float">
            <text:p>101502</text:p>
          </table:table-cell>
          <table:table-cell office:value-type="float" office:value="5850" calcext:value-type="float">
            <text:p>5850</text:p>
          </table:table-cell>
          <table:table-cell office:value-type="float" office:value="700" calcext:value-type="float">
            <text:p>700</text:p>
          </table:table-cell>
          <table:table-cell office:value-type="float" office:value="18.25" calcext:value-type="float">
            <text:p>18.25</text:p>
          </table:table-cell>
          <table:table-cell office:value-type="float" office:value="132.908" calcext:value-type="float">
            <text:p>132.908</text:p>
          </table:table-cell>
          <table:table-cell office:value-type="float" office:value="4.24028" calcext:value-type="float">
            <text:p>4.24028</text:p>
          </table:table-cell>
          <table:table-cell office:value-type="float" office:value="-0.697" calcext:value-type="float">
            <text:p>-0.697</text:p>
          </table:table-cell>
          <table:table-cell office:value-type="float" office:value="0.005" calcext:value-type="float">
            <text:p>0.005</text:p>
          </table:table-cell>
          <table:table-cell office:value-type="float" office:value="25.759" calcext:value-type="float">
            <text:p>25.75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682427" calcext:value-type="float">
            <text:p>-0.682427</text:p>
          </table:table-cell>
          <table:table-cell office:value-type="float" office:value="-0.509311" calcext:value-type="float">
            <text:p>-0.509311</text:p>
          </table:table-cell>
          <table:table-cell office:value-type="float" office:value="-0.524305" calcext:value-type="float">
            <text:p>-0.524305</text:p>
          </table:table-cell>
          <table:table-cell office:value-type="float" office:value="-5899.79" calcext:value-type="float">
            <text:p>-5899.79</text:p>
          </table:table-cell>
          <table:table-cell office:value-type="float" office:value="-3614.569" calcext:value-type="float">
            <text:p>-3614.569</text:p>
          </table:table-cell>
          <table:table-cell office:value-type="float" office:value="-4774.774" calcext:value-type="float">
            <text:p>-4774.774</text:p>
          </table:table-cell>
          <table:table-cell table:number-columns-repeated="46"/>
        </table:table-row>
        <table:table-row table:style-name="ro1">
          <table:table-cell table:style-name="ce15"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101505" calcext:value-type="float">
            <text:p>101505</text:p>
          </table:table-cell>
          <table:table-cell office:value-type="float" office:value="6500" calcext:value-type="float">
            <text:p>6500</text:p>
          </table:table-cell>
          <table:table-cell office:value-type="float" office:value="650" calcext:value-type="float">
            <text:p>650</text:p>
          </table:table-cell>
          <table:table-cell office:value-type="float" office:value="5.75" calcext:value-type="float">
            <text:p>5.75</text:p>
          </table:table-cell>
          <table:table-cell office:value-type="float" office:value="183.006" calcext:value-type="float">
            <text:p>183.006</text:p>
          </table:table-cell>
          <table:table-cell office:value-type="float" office:value="4.40955" calcext:value-type="float">
            <text:p>4.40955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006" calcext:value-type="float">
            <text:p>0.006</text:p>
          </table:table-cell>
          <table:table-cell office:value-type="float" office:value="22.176" calcext:value-type="float">
            <text:p>22.176</text:p>
          </table:table-cell>
          <table:table-cell office:value-type="float" office:value="0.226" calcext:value-type="float">
            <text:p>0.226</text:p>
          </table:table-cell>
          <table:table-cell office:value-type="float" office:value="-0.388577" calcext:value-type="float">
            <text:p>-0.388577</text:p>
          </table:table-cell>
          <table:table-cell office:value-type="float" office:value="-0.788334" calcext:value-type="float">
            <text:p>-0.788334</text:p>
          </table:table-cell>
          <table:table-cell office:value-type="float" office:value="-0.477009" calcext:value-type="float">
            <text:p>-0.477009</text:p>
          </table:table-cell>
          <table:table-cell office:value-type="float" office:value="-3573.256" calcext:value-type="float">
            <text:p>-3573.256</text:p>
          </table:table-cell>
          <table:table-cell office:value-type="float" office:value="-6469.079" calcext:value-type="float">
            <text:p>-6469.079</text:p>
          </table:table-cell>
          <table:table-cell office:value-type="float" office:value="-4006.906" calcext:value-type="float">
            <text:p>-4006.906</text:p>
          </table:table-cell>
          <table:table-cell table:number-columns-repeated="46"/>
        </table:table-row>
        <table:table-row table:style-name="ro1">
          <table:table-cell table:style-name="ce15"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101509" calcext:value-type="float">
            <text:p>101509</text:p>
          </table:table-cell>
          <table:table-cell office:value-type="float" office:value="8150" calcext:value-type="float">
            <text:p>8150</text:p>
          </table:table-cell>
          <table:table-cell office:value-type="float" office:value="650" calcext:value-type="float">
            <text:p>650</text:p>
          </table:table-cell>
          <table:table-cell office:value-type="float" office:value="19.25" calcext:value-type="float">
            <text:p>19.25</text:p>
          </table:table-cell>
          <table:table-cell office:value-type="float" office:value="182.894" calcext:value-type="float">
            <text:p>182.894</text:p>
          </table:table-cell>
          <table:table-cell office:value-type="float" office:value="4.33075" calcext:value-type="float">
            <text:p>4.33075</text:p>
          </table:table-cell>
          <table:table-cell office:value-type="float" office:value="-0.754" calcext:value-type="float">
            <text:p>-0.754</text:p>
          </table:table-cell>
          <table:table-cell office:value-type="float" office:value="0.004" calcext:value-type="float">
            <text:p>0.004</text:p>
          </table:table-cell>
          <table:table-cell office:value-type="float" office:value="22.763" calcext:value-type="float">
            <text:p>22.763</text:p>
          </table:table-cell>
          <table:table-cell office:value-type="float" office:value="0.142" calcext:value-type="float">
            <text:p>0.142</text:p>
          </table:table-cell>
          <table:table-cell office:value-type="float" office:value="-0.321594" calcext:value-type="float">
            <text:p>-0.321594</text:p>
          </table:table-cell>
          <table:table-cell office:value-type="float" office:value="-0.455416" calcext:value-type="float">
            <text:p>-0.455416</text:p>
          </table:table-cell>
          <table:table-cell office:value-type="float" office:value="-0.830165" calcext:value-type="float">
            <text:p>-0.830165</text:p>
          </table:table-cell>
          <table:table-cell office:value-type="float" office:value="-2407.409" calcext:value-type="float">
            <text:p>-2407.409</text:p>
          </table:table-cell>
          <table:table-cell office:value-type="float" office:value="-4168.647" calcext:value-type="float">
            <text:p>-4168.647</text:p>
          </table:table-cell>
          <table:table-cell office:value-type="float" office:value="-6891.482" calcext:value-type="float">
            <text:p>-6891.482</text:p>
          </table:table-cell>
          <table:table-cell table:number-columns-repeated="46"/>
        </table:table-row>
        <table:table-row table:style-name="ro1">
          <table:table-cell table:style-name="ce15"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101512" calcext:value-type="float">
            <text:p>101512</text:p>
          </table:table-cell>
          <table:table-cell office:value-type="float" office:value="6325" calcext:value-type="float">
            <text:p>6325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float" office:value="182.842" calcext:value-type="float">
            <text:p>182.842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5" calcext:value-type="float">
            <text:p>0.005</text:p>
          </table:table-cell>
          <table:table-cell office:value-type="float" office:value="46.329" calcext:value-type="float">
            <text:p>46.32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0634" calcext:value-type="float">
            <text:p>0.200634</text:p>
          </table:table-cell>
          <table:table-cell office:value-type="float" office:value="-0.973037" calcext:value-type="float">
            <text:p>-0.973037</text:p>
          </table:table-cell>
          <table:table-cell office:value-type="float" office:value="-0.113774" calcext:value-type="float">
            <text:p>-0.113774</text:p>
          </table:table-cell>
          <table:table-cell office:value-type="float" office:value="1273.468" calcext:value-type="float">
            <text:p>1273.468</text:p>
          </table:table-cell>
          <table:table-cell office:value-type="float" office:value="-8287.252" calcext:value-type="float">
            <text:p>-8287.252</text:p>
          </table:table-cell>
          <table:table-cell office:value-type="float" office:value="-612.871" calcext:value-type="float">
            <text:p>-612.871</text:p>
          </table:table-cell>
          <table:table-cell table:number-columns-repeated="46"/>
        </table:table-row>
        <table:table-row table:style-name="ro1">
          <table:table-cell table:style-name="ce15"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101515" calcext:value-type="float">
            <text:p>101515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2.75" calcext:value-type="float">
            <text:p>12.75</text:p>
          </table:table-cell>
          <table:table-cell office:value-type="float" office:value="183.762" calcext:value-type="float">
            <text:p>183.762</text:p>
          </table:table-cell>
          <table:table-cell office:value-type="float" office:value="4.30845" calcext:value-type="float">
            <text:p>4.30845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004" calcext:value-type="float">
            <text:p>0.004</text:p>
          </table:table-cell>
          <table:table-cell office:value-type="float" office:value="25.536" calcext:value-type="float">
            <text:p>25.5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38218" calcext:value-type="float">
            <text:p>0.38218</text:p>
          </table:table-cell>
          <table:table-cell office:value-type="float" office:value="-0.918381" calcext:value-type="float">
            <text:p>-0.918381</text:p>
          </table:table-cell>
          <table:table-cell office:value-type="float" office:value="0.102545" calcext:value-type="float">
            <text:p>0.102545</text:p>
          </table:table-cell>
          <table:table-cell office:value-type="float" office:value="3107.8" calcext:value-type="float">
            <text:p>3107.8</text:p>
          </table:table-cell>
          <table:table-cell office:value-type="float" office:value="-7779.95" calcext:value-type="float">
            <text:p>-7779.95</text:p>
          </table:table-cell>
          <table:table-cell office:value-type="float" office:value="696.528" calcext:value-type="float">
            <text:p>696.528</text:p>
          </table:table-cell>
          <table:table-cell table:number-columns-repeated="46"/>
        </table:table-row>
        <table:table-row table:style-name="ro1">
          <table:table-cell table:style-name="ce15"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101530" calcext:value-type="float">
            <text:p>101530</text:p>
          </table:table-cell>
          <table:table-cell office:value-type="float" office:value="9350" calcext:value-type="float">
            <text:p>9350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office:value-type="float" office:value="184.047" calcext:value-type="float">
            <text:p>184.047</text:p>
          </table:table-cell>
          <table:table-cell office:value-type="float" office:value="4.30842" calcext:value-type="float">
            <text:p>4.30842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005" calcext:value-type="float">
            <text:p>0.005</text:p>
          </table:table-cell>
          <table:table-cell office:value-type="float" office:value="23.932" calcext:value-type="float">
            <text:p>23.932</text:p>
          </table:table-cell>
          <table:table-cell office:value-type="float" office:value="0.18" calcext:value-type="float">
            <text:p>0.18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-0.694384" calcext:value-type="float">
            <text:p>-0.694384</text:p>
          </table:table-cell>
          <table:table-cell office:value-type="float" office:value="0.441372" calcext:value-type="float">
            <text:p>0.441372</text:p>
          </table:table-cell>
          <table:table-cell office:value-type="float" office:value="4807.272" calcext:value-type="float">
            <text:p>4807.272</text:p>
          </table:table-cell>
          <table:table-cell office:value-type="float" office:value="-5764.966" calcext:value-type="float">
            <text:p>-5764.966</text:p>
          </table:table-cell>
          <table:table-cell office:value-type="float" office:value="3785.902" calcext:value-type="float">
            <text:p>3785.902</text:p>
          </table:table-cell>
          <table:table-cell table:number-columns-repeated="46"/>
        </table:table-row>
        <table:table-row table:style-name="ro1">
          <table:table-cell table:style-name="ce15"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101533" calcext:value-type="float">
            <text:p>101533</text:p>
          </table:table-cell>
          <table:table-cell office:value-type="float" office:value="7125" calcext:value-type="float">
            <text:p>7125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3.416" calcext:value-type="float">
            <text:p>183.416</text:p>
          </table:table-cell>
          <table:table-cell office:value-type="float" office:value="4.31873" calcext:value-type="float">
            <text:p>4.31873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004" calcext:value-type="float">
            <text:p>0.004</text:p>
          </table:table-cell>
          <table:table-cell office:value-type="float" office:value="53.858" calcext:value-type="float">
            <text:p>53.8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1754" calcext:value-type="float">
            <text:p>0.181754</text:p>
          </table:table-cell>
          <table:table-cell office:value-type="float" office:value="-0.818463" calcext:value-type="float">
            <text:p>-0.818463</text:p>
          </table:table-cell>
          <table:table-cell office:value-type="float" office:value="0.545053" calcext:value-type="float">
            <text:p>0.545053</text:p>
          </table:table-cell>
          <table:table-cell office:value-type="float" office:value="1023.605" calcext:value-type="float">
            <text:p>1023.605</text:p>
          </table:table-cell>
          <table:table-cell office:value-type="float" office:value="-6863.04" calcext:value-type="float">
            <text:p>-6863.04</text:p>
          </table:table-cell>
          <table:table-cell office:value-type="float" office:value="4746.768" calcext:value-type="float">
            <text:p>4746.768</text:p>
          </table:table-cell>
          <table:table-cell table:number-columns-repeated="46"/>
        </table:table-row>
        <table:table-row table:style-name="ro1">
          <table:table-cell table:style-name="ce15"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101528" calcext:value-type="float">
            <text:p>101528</text:p>
          </table:table-cell>
          <table:table-cell office:value-type="float" office:value="7925" calcext:value-type="float">
            <text:p>792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183.138" calcext:value-type="float">
            <text:p>183.138</text:p>
          </table:table-cell>
          <table:table-cell office:value-type="float" office:value="4.43164" calcext:value-type="float">
            <text:p>4.43164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004" calcext:value-type="float">
            <text:p>0.004</text:p>
          </table:table-cell>
          <table:table-cell office:value-type="float" office:value="29.625" calcext:value-type="float">
            <text:p>29.625</text:p>
          </table:table-cell>
          <table:table-cell office:value-type="float" office:value="0.14" calcext:value-type="float">
            <text:p>0.14</text:p>
          </table:table-cell>
          <table:table-cell office:value-type="float" office:value="-0.232372" calcext:value-type="float">
            <text:p>-0.232372</text:p>
          </table:table-cell>
          <table:table-cell office:value-type="float" office:value="-0.806592" calcext:value-type="float">
            <text:p>-0.806592</text:p>
          </table:table-cell>
          <table:table-cell office:value-type="float" office:value="0.543519" calcext:value-type="float">
            <text:p>0.543519</text:p>
          </table:table-cell>
          <table:table-cell office:value-type="float" office:value="-2034.549" calcext:value-type="float">
            <text:p>-2034.549</text:p>
          </table:table-cell>
          <table:table-cell office:value-type="float" office:value="-6802.735" calcext:value-type="float">
            <text:p>-6802.735</text:p>
          </table:table-cell>
          <table:table-cell office:value-type="float" office:value="4501.366" calcext:value-type="float">
            <text:p>4501.366</text:p>
          </table:table-cell>
          <table:table-cell table:number-columns-repeated="46"/>
        </table:table-row>
        <table:table-row table:style-name="ro1">
          <table:table-cell table:style-name="ce15"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101537" calcext:value-type="float">
            <text:p>101537</text:p>
          </table:table-cell>
          <table:table-cell office:value-type="float" office:value="8175" calcext:value-type="float">
            <text:p>817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4.326" calcext:value-type="float">
            <text:p>184.326</text:p>
          </table:table-cell>
          <table:table-cell office:value-type="float" office:value="4.29742" calcext:value-type="float">
            <text:p>4.29742</text:p>
          </table:table-cell>
          <table:table-cell office:value-type="float" office:value="-1.053" calcext:value-type="float">
            <text:p>-1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63.409" calcext:value-type="float">
            <text:p>63.409</text:p>
          </table:table-cell>
          <table:table-cell office:value-type="float" office:value="0.18" calcext:value-type="float">
            <text:p>0.18</text:p>
          </table:table-cell>
          <table:table-cell office:value-type="float" office:value="-0.499031" calcext:value-type="float">
            <text:p>-0.499031</text:p>
          </table:table-cell>
          <table:table-cell office:value-type="float" office:value="-0.722645" calcext:value-type="float">
            <text:p>-0.722645</text:p>
          </table:table-cell>
          <table:table-cell office:value-type="float" office:value="0.478281" calcext:value-type="float">
            <text:p>0.478281</text:p>
          </table:table-cell>
          <table:table-cell office:value-type="float" office:value="-4284.046" calcext:value-type="float">
            <text:p>-4284.046</text:p>
          </table:table-cell>
          <table:table-cell office:value-type="float" office:value="-5985.927" calcext:value-type="float">
            <text:p>-5985.927</text:p>
          </table:table-cell>
          <table:table-cell office:value-type="float" office:value="4060.46" calcext:value-type="float">
            <text:p>4060.46</text:p>
          </table:table-cell>
          <table:table-cell table:number-columns-repeated="46"/>
        </table:table-row>
        <table:table-row table:style-name="ro1">
          <table:table-cell table:style-name="ce15"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101543" calcext:value-type="float">
            <text:p>101543</text:p>
          </table:table-cell>
          <table:table-cell office:value-type="float" office:value="8925" calcext:value-type="float">
            <text:p>892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office:value-type="float" office:value="183.306" calcext:value-type="float">
            <text:p>183.306</text:p>
          </table:table-cell>
          <table:table-cell office:value-type="float" office:value="4.39166" calcext:value-type="float">
            <text:p>4.39166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5" calcext:value-type="float">
            <text:p>0.005</text:p>
          </table:table-cell>
          <table:table-cell office:value-type="float" office:value="23.623" calcext:value-type="float">
            <text:p>23.62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384076" calcext:value-type="float">
            <text:p>-0.384076</text:p>
          </table:table-cell>
          <table:table-cell office:value-type="float" office:value="-0.911148" calcext:value-type="float">
            <text:p>-0.911148</text:p>
          </table:table-cell>
          <table:table-cell office:value-type="float" office:value="0.149313" calcext:value-type="float">
            <text:p>0.149313</text:p>
          </table:table-cell>
          <table:table-cell office:value-type="float" office:value="-2722.35" calcext:value-type="float">
            <text:p>-2722.35</text:p>
          </table:table-cell>
          <table:table-cell office:value-type="float" office:value="-7856.621" calcext:value-type="float">
            <text:p>-7856.621</text:p>
          </table:table-cell>
          <table:table-cell office:value-type="float" office:value="1238.295" calcext:value-type="float">
            <text:p>1238.295</text:p>
          </table:table-cell>
          <table:table-cell table:number-columns-repeated="46"/>
        </table:table-row>
        <table:table-row table:style-name="ro1">
          <table:table-cell table:style-name="ce15"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101548" calcext:value-type="float">
            <text:p>101548</text:p>
          </table:table-cell>
          <table:table-cell office:value-type="float" office:value="6800" calcext:value-type="float">
            <text:p>6800</text:p>
          </table:table-cell>
          <table:table-cell office:value-type="float" office:value="650" calcext:value-type="float">
            <text:p>650</text:p>
          </table:table-cell>
          <table:table-cell office:value-type="float" office:value="18" calcext:value-type="float">
            <text:p>18</text:p>
          </table:table-cell>
          <table:table-cell office:value-type="float" office:value="185.426" calcext:value-type="float">
            <text:p>185.426</text:p>
          </table:table-cell>
          <table:table-cell office:value-type="float" office:value="4.37173" calcext:value-type="float">
            <text:p>4.37173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05" calcext:value-type="float">
            <text:p>0.005</text:p>
          </table:table-cell>
          <table:table-cell office:value-type="float" office:value="51.286" calcext:value-type="float">
            <text:p>51.286</text:p>
          </table:table-cell>
          <table:table-cell office:value-type="float" office:value="0.166" calcext:value-type="float">
            <text:p>0.166</text:p>
          </table:table-cell>
          <table:table-cell office:value-type="float" office:value="-0.211667" calcext:value-type="float">
            <text:p>-0.211667</text:p>
          </table:table-cell>
          <table:table-cell office:value-type="float" office:value="-0.968285" calcext:value-type="float">
            <text:p>-0.968285</text:p>
          </table:table-cell>
          <table:table-cell office:value-type="float" office:value="-0.132749" calcext:value-type="float">
            <text:p>-0.132749</text:p>
          </table:table-cell>
          <table:table-cell office:value-type="float" office:value="-2196.873" calcext:value-type="float">
            <text:p>-2196.873</text:p>
          </table:table-cell>
          <table:table-cell office:value-type="float" office:value="-8057.334" calcext:value-type="float">
            <text:p>-8057.334</text:p>
          </table:table-cell>
          <table:table-cell office:value-type="float" office:value="-961.772" calcext:value-type="float">
            <text:p>-961.772</text:p>
          </table:table-cell>
          <table:table-cell table:number-columns-repeated="46"/>
        </table:table-row>
        <table:table-row table:style-name="ro1">
          <table:table-cell table:style-name="ce15"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101553" calcext:value-type="float">
            <text:p>101553</text:p>
          </table:table-cell>
          <table:table-cell office:value-type="float" office:value="7000" calcext:value-type="float">
            <text:p>7000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82.564" calcext:value-type="float">
            <text:p>182.564</text:p>
          </table:table-cell>
          <table:table-cell office:value-type="float" office:value="4.34325" calcext:value-type="float">
            <text:p>4.34325</text:p>
          </table:table-cell>
          <table:table-cell office:value-type="float" office:value="-0.8" calcext:value-type="float">
            <text:p>-0.8</text:p>
          </table:table-cell>
          <table:table-cell office:value-type="float" office:value="0.005" calcext:value-type="float">
            <text:p>0.005</text:p>
          </table:table-cell>
          <table:table-cell office:value-type="float" office:value="62.68" calcext:value-type="float">
            <text:p>62.68</text:p>
          </table:table-cell>
          <table:table-cell office:value-type="float" office:value="0.207" calcext:value-type="float">
            <text:p>0.207</text:p>
          </table:table-cell>
          <table:table-cell office:value-type="float" office:value="0.0291234" calcext:value-type="float">
            <text:p>0.0291234</text:p>
          </table:table-cell>
          <table:table-cell office:value-type="float" office:value="-0.977753" calcext:value-type="float">
            <text:p>-0.977753</text:p>
          </table:table-cell>
          <table:table-cell office:value-type="float" office:value="0.207726" calcext:value-type="float">
            <text:p>0.207726</text:p>
          </table:table-cell>
          <table:table-cell office:value-type="float" office:value="-257.41" calcext:value-type="float">
            <text:p>-257.41</text:p>
          </table:table-cell>
          <table:table-cell office:value-type="float" office:value="-8180.94" calcext:value-type="float">
            <text:p>-8180.94</text:p>
          </table:table-cell>
          <table:table-cell office:value-type="float" office:value="1919.183" calcext:value-type="float">
            <text:p>1919.183</text:p>
          </table:table-cell>
          <table:table-cell table:number-columns-repeated="46"/>
        </table:table-row>
        <table:table-row table:style-name="ro1">
          <table:table-cell table:style-name="ce15"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101558" calcext:value-type="float">
            <text:p>101558</text:p>
          </table:table-cell>
          <table:table-cell office:value-type="float" office:value="7950" calcext:value-type="float">
            <text:p>7950</text:p>
          </table:table-cell>
          <table:table-cell office:value-type="float" office:value="650" calcext:value-type="float">
            <text:p>650</text:p>
          </table:table-cell>
          <table:table-cell office:value-type="float" office:value="18.75" calcext:value-type="float">
            <text:p>18.75</text:p>
          </table:table-cell>
          <table:table-cell office:value-type="float" office:value="183.006" calcext:value-type="float">
            <text:p>183.006</text:p>
          </table:table-cell>
          <table:table-cell office:value-type="float" office:value="4.29367" calcext:value-type="float">
            <text:p>4.29367</text:p>
          </table:table-cell>
          <table:table-cell office:value-type="float" office:value="-0.714" calcext:value-type="float">
            <text:p>-0.714</text:p>
          </table:table-cell>
          <table:table-cell office:value-type="float" office:value="0.006" calcext:value-type="float">
            <text:p>0.006</text:p>
          </table:table-cell>
          <table:table-cell office:value-type="float" office:value="30.142" calcext:value-type="float">
            <text:p>30.142</text:p>
          </table:table-cell>
          <table:table-cell office:value-type="float" office:value="0.271" calcext:value-type="float">
            <text:p>0.271</text:p>
          </table:table-cell>
          <table:table-cell office:value-type="float" office:value="0.843733" calcext:value-type="float">
            <text:p>0.843733</text:p>
          </table:table-cell>
          <table:table-cell office:value-type="float" office:value="-0.497804" calcext:value-type="float">
            <text:p>-0.497804</text:p>
          </table:table-cell>
          <table:table-cell office:value-type="float" office:value="-0.200763" calcext:value-type="float">
            <text:p>-0.200763</text:p>
          </table:table-cell>
          <table:table-cell office:value-type="float" office:value="7099.882" calcext:value-type="float">
            <text:p>7099.882</text:p>
          </table:table-cell>
          <table:table-cell office:value-type="float" office:value="-3925.77" calcext:value-type="float">
            <text:p>-3925.77</text:p>
          </table:table-cell>
          <table:table-cell office:value-type="float" office:value="-2204.111" calcext:value-type="float">
            <text:p>-2204.111</text:p>
          </table:table-cell>
          <table:table-cell table:number-columns-repeated="46"/>
        </table:table-row>
        <table:table-row table:style-name="ro1">
          <table:table-cell table:style-name="ce15"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101560" calcext:value-type="float">
            <text:p>101560</text:p>
          </table:table-cell>
          <table:table-cell office:value-type="float" office:value="7500" calcext:value-type="float">
            <text:p>7500</text:p>
          </table:table-cell>
          <table:table-cell office:value-type="float" office:value="650" calcext:value-type="float">
            <text:p>650</text:p>
          </table:table-cell>
          <table:table-cell office:value-type="float" office:value="15.25" calcext:value-type="float">
            <text:p>15.25</text:p>
          </table:table-cell>
          <table:table-cell office:value-type="float" office:value="183.968" calcext:value-type="float">
            <text:p>183.968</text:p>
          </table:table-cell>
          <table:table-cell office:value-type="float" office:value="4.38349" calcext:value-type="float">
            <text:p>4.38349</text:p>
          </table:table-cell>
          <table:table-cell office:value-type="float" office:value="-1.078" calcext:value-type="float">
            <text:p>-1.078</text:p>
          </table:table-cell>
          <table:table-cell office:value-type="float" office:value="0.006" calcext:value-type="float">
            <text:p>0.006</text:p>
          </table:table-cell>
          <table:table-cell office:value-type="float" office:value="50.126" calcext:value-type="float">
            <text:p>50.1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749826" calcext:value-type="float">
            <text:p>0.749826</text:p>
          </table:table-cell>
          <table:table-cell office:value-type="float" office:value="-0.655342" calcext:value-type="float">
            <text:p>-0.655342</text:p>
          </table:table-cell>
          <table:table-cell office:value-type="float" office:value="0.0910427" calcext:value-type="float">
            <text:p>0.0910427</text:p>
          </table:table-cell>
          <table:table-cell office:value-type="float" office:value="6202.496" calcext:value-type="float">
            <text:p>6202.496</text:p>
          </table:table-cell>
          <table:table-cell office:value-type="float" office:value="-5662.87" calcext:value-type="float">
            <text:p>-5662.87</text:p>
          </table:table-cell>
          <table:table-cell office:value-type="float" office:value="364.614" calcext:value-type="float">
            <text:p>364.614</text:p>
          </table:table-cell>
          <table:table-cell table:number-columns-repeated="46"/>
        </table:table-row>
        <table:table-row table:style-name="ro1">
          <table:table-cell table:style-name="ce15"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101564" calcext:value-type="float">
            <text:p>101564</text:p>
          </table:table-cell>
          <table:table-cell office:value-type="float" office:value="5725" calcext:value-type="float">
            <text:p>5725</text:p>
          </table:table-cell>
          <table:table-cell office:value-type="float" office:value="650" calcext:value-type="float">
            <text:p>650</text:p>
          </table:table-cell>
          <table:table-cell office:value-type="float" office:value="13.5" calcext:value-type="float">
            <text:p>13.5</text:p>
          </table:table-cell>
          <table:table-cell office:value-type="float" office:value="183.364" calcext:value-type="float">
            <text:p>183.364</text:p>
          </table:table-cell>
          <table:table-cell office:value-type="float" office:value="4.35942" calcext:value-type="float">
            <text:p>4.35942</text:p>
          </table:table-cell>
          <table:table-cell office:value-type="float" office:value="-0.88" calcext:value-type="float">
            <text:p>-0.88</text:p>
          </table:table-cell>
          <table:table-cell office:value-type="float" office:value="0.005" calcext:value-type="float">
            <text:p>0.005</text:p>
          </table:table-cell>
          <table:table-cell office:value-type="float" office:value="42.836" calcext:value-type="float">
            <text:p>42.836</text:p>
          </table:table-cell>
          <table:table-cell office:value-type="float" office:value="0.196" calcext:value-type="float">
            <text:p>0.196</text:p>
          </table:table-cell>
          <table:table-cell office:value-type="float" office:value="0.588259" calcext:value-type="float">
            <text:p>0.588259</text:p>
          </table:table-cell>
          <table:table-cell office:value-type="float" office:value="-0.796365" calcext:value-type="float">
            <text:p>-0.796365</text:p>
          </table:table-cell>
          <table:table-cell office:value-type="float" office:value="-0.140552" calcext:value-type="float">
            <text:p>-0.140552</text:p>
          </table:table-cell>
          <table:table-cell office:value-type="float" office:value="5264.361" calcext:value-type="float">
            <text:p>5264.361</text:p>
          </table:table-cell>
          <table:table-cell office:value-type="float" office:value="-6396.97" calcext:value-type="float">
            <text:p>-6396.97</text:p>
          </table:table-cell>
          <table:table-cell office:value-type="float" office:value="-1425.98" calcext:value-type="float">
            <text:p>-1425.98</text:p>
          </table:table-cell>
          <table:table-cell table:number-columns-repeated="46"/>
        </table:table-row>
        <table:table-row table:style-name="ro1">
          <table:table-cell table:style-name="ce15"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101567" calcext:value-type="float">
            <text:p>101567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5.214" calcext:value-type="float">
            <text:p>185.214</text:p>
          </table:table-cell>
          <table:table-cell office:value-type="float" office:value="4.32673" calcext:value-type="float">
            <text:p>4.32673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005" calcext:value-type="float">
            <text:p>0.005</text:p>
          </table:table-cell>
          <table:table-cell office:value-type="float" office:value="31.971" calcext:value-type="float">
            <text:p>31.971</text:p>
          </table:table-cell>
          <table:table-cell office:value-type="float" office:value="0.196" calcext:value-type="float">
            <text:p>0.196</text:p>
          </table:table-cell>
          <table:table-cell office:value-type="float" office:value="0.686168" calcext:value-type="float">
            <text:p>0.686168</text:p>
          </table:table-cell>
          <table:table-cell office:value-type="float" office:value="-0.492428" calcext:value-type="float">
            <text:p>-0.492428</text:p>
          </table:table-cell>
          <table:table-cell office:value-type="float" office:value="0.535433" calcext:value-type="float">
            <text:p>0.535433</text:p>
          </table:table-cell>
          <table:table-cell office:value-type="float" office:value="5520.544" calcext:value-type="float">
            <text:p>5520.544</text:p>
          </table:table-cell>
          <table:table-cell office:value-type="float" office:value="-4649.199" calcext:value-type="float">
            <text:p>-4649.199</text:p>
          </table:table-cell>
          <table:table-cell office:value-type="float" office:value="4311.22" calcext:value-type="float">
            <text:p>4311.22</text:p>
          </table:table-cell>
          <table:table-cell table:number-columns-repeated="46"/>
        </table:table-row>
        <table:table-row table:style-name="ro1">
          <table:table-cell table:style-name="ce15"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101570" calcext:value-type="float">
            <text:p>101570</text:p>
          </table:table-cell>
          <table:table-cell office:value-type="float" office:value="7950" calcext:value-type="float">
            <text:p>7950</text:p>
          </table:table-cell>
          <table:table-cell office:value-type="float" office:value="650" calcext:value-type="float">
            <text:p>650</text:p>
          </table:table-cell>
          <table:table-cell office:value-type="float" office:value="19.75" calcext:value-type="float">
            <text:p>19.75</text:p>
          </table:table-cell>
          <table:table-cell office:value-type="float" office:value="184.711" calcext:value-type="float">
            <text:p>184.711</text:p>
          </table:table-cell>
          <table:table-cell office:value-type="float" office:value="4.25635" calcext:value-type="float">
            <text:p>4.2563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005" calcext:value-type="float">
            <text:p>0.005</text:p>
          </table:table-cell>
          <table:table-cell office:value-type="float" office:value="32.569" calcext:value-type="float">
            <text:p>32.569</text:p>
          </table:table-cell>
          <table:table-cell office:value-type="float" office:value="0.164" calcext:value-type="float">
            <text:p>0.164</text:p>
          </table:table-cell>
          <table:table-cell office:value-type="float" office:value="0.841088" calcext:value-type="float">
            <text:p>0.841088</text:p>
          </table:table-cell>
          <table:table-cell office:value-type="float" office:value="-0.0733293" calcext:value-type="float">
            <text:p>-0.0733293</text:p>
          </table:table-cell>
          <table:table-cell office:value-type="float" office:value="0.535905" calcext:value-type="float">
            <text:p>0.535905</text:p>
          </table:table-cell>
          <table:table-cell office:value-type="float" office:value="6960.886" calcext:value-type="float">
            <text:p>6960.886</text:p>
          </table:table-cell>
          <table:table-cell office:value-type="float" office:value="-1035.018" calcext:value-type="float">
            <text:p>-1035.018</text:p>
          </table:table-cell>
          <table:table-cell office:value-type="float" office:value="4598.382" calcext:value-type="float">
            <text:p>4598.382</text:p>
          </table:table-cell>
          <table:table-cell table:number-columns-repeated="46"/>
        </table:table-row>
        <table:table-row table:style-name="ro1">
          <table:table-cell table:style-name="ce15"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101579" calcext:value-type="float">
            <text:p>101579</text:p>
          </table:table-cell>
          <table:table-cell office:value-type="float" office:value="9900" calcext:value-type="float">
            <text:p>9900</text:p>
          </table:table-cell>
          <table:table-cell office:value-type="float" office:value="650" calcext:value-type="float">
            <text:p>650</text:p>
          </table:table-cell>
          <table:table-cell office:value-type="float" office:value="21.25" calcext:value-type="float">
            <text:p>21.25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4.32192" calcext:value-type="float">
            <text:p>4.32192</text:p>
          </table:table-cell>
          <table:table-cell office:value-type="float" office:value="-0.462" calcext:value-type="float">
            <text:p>-0.462</text:p>
          </table:table-cell>
          <table:table-cell office:value-type="float" office:value="0.006" calcext:value-type="float">
            <text:p>0.006</text:p>
          </table:table-cell>
          <table:table-cell office:value-type="float" office:value="36.442" calcext:value-type="float">
            <text:p>36.4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854583" calcext:value-type="float">
            <text:p>0.854583</text:p>
          </table:table-cell>
          <table:table-cell office:value-type="float" office:value="0.316233" calcext:value-type="float">
            <text:p>0.316233</text:p>
          </table:table-cell>
          <table:table-cell office:value-type="float" office:value="0.411928" calcext:value-type="float">
            <text:p>0.411928</text:p>
          </table:table-cell>
          <table:table-cell office:value-type="float" office:value="7170.832" calcext:value-type="float">
            <text:p>7170.832</text:p>
          </table:table-cell>
          <table:table-cell office:value-type="float" office:value="3291.555" calcext:value-type="float">
            <text:p>3291.555</text:p>
          </table:table-cell>
          <table:table-cell office:value-type="float" office:value="2901.633" calcext:value-type="float">
            <text:p>2901.633</text:p>
          </table:table-cell>
          <table:table-cell table:number-columns-repeated="46"/>
        </table:table-row>
        <table:table-row table:style-name="ro1">
          <table:table-cell table:style-name="ce15"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101944" calcext:value-type="float">
            <text:p>101944</text:p>
          </table:table-cell>
          <table:table-cell office:value-type="float" office:value="4500" calcext:value-type="float">
            <text:p>4500</text:p>
          </table:table-cell>
          <table:table-cell office:value-type="float" office:value="650" calcext:value-type="float">
            <text:p>650</text:p>
          </table:table-cell>
          <table:table-cell office:value-type="float" office:value="13.75" calcext:value-type="float">
            <text:p>13.75</text:p>
          </table:table-cell>
          <table:table-cell office:value-type="float" office:value="195.504" calcext:value-type="float">
            <text:p>195.504</text:p>
          </table:table-cell>
          <table:table-cell office:value-type="float" office:value="4.96906" calcext:value-type="float">
            <text:p>4.96906</text:p>
          </table:table-cell>
          <table:table-cell office:value-type="float" office:value="-0.462" calcext:value-type="float">
            <text:p>-0.462</text:p>
          </table:table-cell>
          <table:table-cell office:value-type="float" office:value="0.006" calcext:value-type="float">
            <text:p>0.006</text:p>
          </table:table-cell>
          <table:table-cell office:value-type="float" office:value="36.442" calcext:value-type="float">
            <text:p>36.442</text:p>
          </table:table-cell>
          <table:table-cell office:value-type="float" office:value="0.249" calcext:value-type="float">
            <text:p>0.249</text:p>
          </table:table-cell>
          <table:table-cell office:value-type="float" office:value="-0.0524682" calcext:value-type="float">
            <text:p>-0.0524682</text:p>
          </table:table-cell>
          <table:table-cell office:value-type="float" office:value="0.617316" calcext:value-type="float">
            <text:p>0.617316</text:p>
          </table:table-cell>
          <table:table-cell office:value-type="float" office:value="-0.784964" calcext:value-type="float">
            <text:p>-0.784964</text:p>
          </table:table-cell>
          <table:table-cell office:value-type="float" office:value="-134.625" calcext:value-type="float">
            <text:p>-134.625</text:p>
          </table:table-cell>
          <table:table-cell office:value-type="float" office:value="5283.552" calcext:value-type="float">
            <text:p>5283.552</text:p>
          </table:table-cell>
          <table:table-cell office:value-type="float" office:value="-6537.141" calcext:value-type="float">
            <text:p>-6537.141</text:p>
          </table:table-cell>
          <table:table-cell table:number-columns-repeated="46"/>
        </table:table-row>
        <table:table-row table:style-name="ro1">
          <table:table-cell table:style-name="ce15"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101705" calcext:value-type="float">
            <text:p>101705</text:p>
          </table:table-cell>
          <table:table-cell office:value-type="float" office:value="9000" calcext:value-type="float">
            <text:p>9000</text:p>
          </table:table-cell>
          <table:table-cell office:value-type="float" office:value="650" calcext:value-type="float">
            <text:p>650</text:p>
          </table:table-cell>
          <table:table-cell office:value-type="float" office:value="20.5" calcext:value-type="float">
            <text:p>20.5</text:p>
          </table:table-cell>
          <table:table-cell office:value-type="float" office:value="188.829" calcext:value-type="float">
            <text:p>188.829</text:p>
          </table:table-cell>
          <table:table-cell office:value-type="float" office:value="4.36821" calcext:value-type="float">
            <text:p>4.36821</text:p>
          </table:table-cell>
          <table:table-cell office:value-type="float" office:value="-0.828" calcext:value-type="float">
            <text:p>-0.828</text:p>
          </table:table-cell>
          <table:table-cell office:value-type="float" office:value="0.008" calcext:value-type="float">
            <text:p>0.008</text:p>
          </table:table-cell>
          <table:table-cell office:value-type="float" office:value="34.996" calcext:value-type="float">
            <text:p>34.996</text:p>
          </table:table-cell>
          <table:table-cell office:value-type="float" office:value="0.38" calcext:value-type="float">
            <text:p>0.38</text:p>
          </table:table-cell>
          <table:table-cell office:value-type="float" office:value="0.966517" calcext:value-type="float">
            <text:p>0.966517</text:p>
          </table:table-cell>
          <table:table-cell office:value-type="float" office:value="-0.158883" calcext:value-type="float">
            <text:p>-0.158883</text:p>
          </table:table-cell>
          <table:table-cell office:value-type="float" office:value="-0.201498" calcext:value-type="float">
            <text:p>-0.201498</text:p>
          </table:table-cell>
          <table:table-cell office:value-type="float" office:value="7963.109" calcext:value-type="float">
            <text:p>7963.109</text:p>
          </table:table-cell>
          <table:table-cell office:value-type="float" office:value="-1499.837" calcext:value-type="float">
            <text:p>-1499.837</text:p>
          </table:table-cell>
          <table:table-cell office:value-type="float" office:value="-2238.992" calcext:value-type="float">
            <text:p>-2238.992</text:p>
          </table:table-cell>
          <table:table-cell table:number-columns-repeated="46"/>
        </table:table-row>
        <table:table-row table:style-name="ro1">
          <table:table-cell table:style-name="ce15"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101717" calcext:value-type="float">
            <text:p>101717</text:p>
          </table:table-cell>
          <table:table-cell office:value-type="float" office:value="5650" calcext:value-type="float">
            <text:p>56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8.233" calcext:value-type="float">
            <text:p>188.233</text:p>
          </table:table-cell>
          <table:table-cell office:value-type="float" office:value="4.22571" calcext:value-type="float">
            <text:p>4.22571</text:p>
          </table:table-cell>
          <table:table-cell office:value-type="float" office:value="-0.815" calcext:value-type="float">
            <text:p>-0.815</text:p>
          </table:table-cell>
          <table:table-cell office:value-type="float" office:value="0.004" calcext:value-type="float">
            <text:p>0.004</text:p>
          </table:table-cell>
          <table:table-cell office:value-type="float" office:value="59.049" calcext:value-type="float">
            <text:p>59.0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-0.318778" calcext:value-type="float">
            <text:p>-0.318778</text:p>
          </table:table-cell>
          <table:table-cell office:value-type="float" office:value="0.162112" calcext:value-type="float">
            <text:p>0.162112</text:p>
          </table:table-cell>
          <table:table-cell office:value-type="float" office:value="8061.622" calcext:value-type="float">
            <text:p>8061.622</text:p>
          </table:table-cell>
          <table:table-cell office:value-type="float" office:value="-2092.937" calcext:value-type="float">
            <text:p>-2092.937</text:p>
          </table:table-cell>
          <table:table-cell office:value-type="float" office:value="1142.116" calcext:value-type="float">
            <text:p>1142.116</text:p>
          </table:table-cell>
          <table:table-cell table:number-columns-repeated="46"/>
        </table:table-row>
        <table:table-row table:style-name="ro1">
          <table:table-cell table:style-name="ce15"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101721" calcext:value-type="float">
            <text:p>101721</text:p>
          </table:table-cell>
          <table:table-cell office:value-type="float" office:value="5525" calcext:value-type="float">
            <text:p>5525</text:p>
          </table:table-cell>
          <table:table-cell office:value-type="float" office:value="650" calcext:value-type="float">
            <text:p>650</text:p>
          </table:table-cell>
          <table:table-cell office:value-type="float" office:value="19.25" calcext:value-type="float">
            <text:p>19.25</text:p>
          </table:table-cell>
          <table:table-cell office:value-type="float" office:value="188.67" calcext:value-type="float">
            <text:p>188.67</text:p>
          </table:table-cell>
          <table:table-cell office:value-type="float" office:value="4.24535" calcext:value-type="float">
            <text:p>4.24535</text:p>
          </table:table-cell>
          <table:table-cell office:value-type="float" office:value="-0.83" calcext:value-type="float">
            <text:p>-0.83</text:p>
          </table:table-cell>
          <table:table-cell office:value-type="float" office:value="0.005" calcext:value-type="float">
            <text:p>0.005</text:p>
          </table:table-cell>
          <table:table-cell office:value-type="float" office:value="46.18" calcext:value-type="float">
            <text:p>46.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692161" calcext:value-type="float">
            <text:p>0.692161</text:p>
          </table:table-cell>
          <table:table-cell office:value-type="float" office:value="-0.10579" calcext:value-type="float">
            <text:p>-0.10579</text:p>
          </table:table-cell>
          <table:table-cell office:value-type="float" office:value="5840.644" calcext:value-type="float">
            <text:p>5840.644</text:p>
          </table:table-cell>
          <table:table-cell office:value-type="float" office:value="5998.61" calcext:value-type="float">
            <text:p>5998.61</text:p>
          </table:table-cell>
          <table:table-cell office:value-type="float" office:value="-756.397" calcext:value-type="float">
            <text:p>-756.397</text:p>
          </table:table-cell>
          <table:table-cell table:number-columns-repeated="46"/>
        </table:table-row>
        <table:table-row table:style-name="ro1">
          <table:table-cell table:style-name="ce15"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101726" calcext:value-type="float">
            <text:p>101726</text:p>
          </table:table-cell>
          <table:table-cell office:value-type="float" office:value="7275" calcext:value-type="float">
            <text:p>7275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188.619" calcext:value-type="float">
            <text:p>188.619</text:p>
          </table:table-cell>
          <table:table-cell office:value-type="float" office:value="4.17723" calcext:value-type="float">
            <text:p>4.17723</text:p>
          </table:table-cell>
          <table:table-cell office:value-type="float" office:value="-0.851" calcext:value-type="float">
            <text:p>-0.851</text:p>
          </table:table-cell>
          <table:table-cell office:value-type="float" office:value="0.005" calcext:value-type="float">
            <text:p>0.005</text:p>
          </table:table-cell>
          <table:table-cell office:value-type="float" office:value="57.678" calcext:value-type="float">
            <text:p>57.678</text:p>
          </table:table-cell>
          <table:table-cell office:value-type="float" office:value="0.162" calcext:value-type="float">
            <text:p>0.162</text:p>
          </table:table-cell>
          <table:table-cell office:value-type="float" office:value="0.879209" calcext:value-type="float">
            <text:p>0.879209</text:p>
          </table:table-cell>
          <table:table-cell office:value-type="float" office:value="0.453378" calcext:value-type="float">
            <text:p>0.453378</text:p>
          </table:table-cell>
          <table:table-cell office:value-type="float" office:value="0.146422" calcext:value-type="float">
            <text:p>0.146422</text:p>
          </table:table-cell>
          <table:table-cell office:value-type="float" office:value="7471.572" calcext:value-type="float">
            <text:p>7471.572</text:p>
          </table:table-cell>
          <table:table-cell office:value-type="float" office:value="3768.782" calcext:value-type="float">
            <text:p>3768.782</text:p>
          </table:table-cell>
          <table:table-cell office:value-type="float" office:value="803.244" calcext:value-type="float">
            <text:p>803.244</text:p>
          </table:table-cell>
          <table:table-cell table:number-columns-repeated="46"/>
        </table:table-row>
        <table:table-row table:style-name="ro1">
          <table:table-cell table:style-name="ce15"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101730" calcext:value-type="float">
            <text:p>101730</text:p>
          </table:table-cell>
          <table:table-cell office:value-type="float" office:value="6750" calcext:value-type="float">
            <text:p>675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office:value-type="float" office:value="189.455" calcext:value-type="float">
            <text:p>189.455</text:p>
          </table:table-cell>
          <table:table-cell office:value-type="float" office:value="4.4084" calcext:value-type="float">
            <text:p>4.4084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006" calcext:value-type="float">
            <text:p>0.006</text:p>
          </table:table-cell>
          <table:table-cell office:value-type="float" office:value="32.287" calcext:value-type="float">
            <text:p>32.287</text:p>
          </table:table-cell>
          <table:table-cell office:value-type="float" office:value="0.228" calcext:value-type="float">
            <text:p>0.228</text:p>
          </table:table-cell>
          <table:table-cell office:value-type="float" office:value="0.944178" calcext:value-type="float">
            <text:p>0.944178</text:p>
          </table:table-cell>
          <table:table-cell office:value-type="float" office:value="0.26202" calcext:value-type="float">
            <text:p>0.26202</text:p>
          </table:table-cell>
          <table:table-cell office:value-type="float" office:value="-0.199682" calcext:value-type="float">
            <text:p>-0.199682</text:p>
          </table:table-cell>
          <table:table-cell office:value-type="float" office:value="7759.052" calcext:value-type="float">
            <text:p>7759.052</text:p>
          </table:table-cell>
          <table:table-cell office:value-type="float" office:value="2159.849" calcext:value-type="float">
            <text:p>2159.849</text:p>
          </table:table-cell>
          <table:table-cell office:value-type="float" office:value="-2408.915" calcext:value-type="float">
            <text:p>-2408.915</text:p>
          </table:table-cell>
          <table:table-cell table:number-columns-repeated="46"/>
        </table:table-row>
        <table:table-row table:style-name="ro1">
          <table:table-cell table:style-name="ce15"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101735" calcext:value-type="float">
            <text:p>101735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2.5" calcext:value-type="float">
            <text:p>12.5</text:p>
          </table:table-cell>
          <table:table-cell office:value-type="float" office:value="187.809" calcext:value-type="float">
            <text:p>187.809</text:p>
          </table:table-cell>
          <table:table-cell office:value-type="float" office:value="4.27779" calcext:value-type="float">
            <text:p>4.27779</text:p>
          </table:table-cell>
          <table:table-cell office:value-type="float" office:value="-0.536" calcext:value-type="float">
            <text:p>-0.536</text:p>
          </table:table-cell>
          <table:table-cell office:value-type="float" office:value="0.006" calcext:value-type="float">
            <text:p>0.006</text:p>
          </table:table-cell>
          <table:table-cell office:value-type="float" office:value="42.179" calcext:value-type="float">
            <text:p>42.179</text:p>
          </table:table-cell>
          <table:table-cell office:value-type="float" office:value="0.219" calcext:value-type="float">
            <text:p>0.219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513228" calcext:value-type="float">
            <text:p>0.513228</text:p>
          </table:table-cell>
          <table:table-cell office:value-type="float" office:value="0.533755" calcext:value-type="float">
            <text:p>0.533755</text:p>
          </table:table-cell>
          <table:table-cell office:value-type="float" office:value="5998.012" calcext:value-type="float">
            <text:p>5998.012</text:p>
          </table:table-cell>
          <table:table-cell office:value-type="float" office:value="4035.643" calcext:value-type="float">
            <text:p>4035.643</text:p>
          </table:table-cell>
          <table:table-cell office:value-type="float" office:value="4290.436" calcext:value-type="float">
            <text:p>4290.436</text:p>
          </table:table-cell>
          <table:table-cell table:number-columns-repeated="46"/>
        </table:table-row>
        <table:table-row table:style-name="ro1">
          <table:table-cell table:style-name="ce15"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101740" calcext:value-type="float">
            <text:p>101740</text:p>
          </table:table-cell>
          <table:table-cell office:value-type="float" office:value="5675" calcext:value-type="float">
            <text:p>5675</text:p>
          </table:table-cell>
          <table:table-cell office:value-type="float" office:value="650" calcext:value-type="float">
            <text:p>650</text:p>
          </table:table-cell>
          <table:table-cell office:value-type="float" office:value="15.5" calcext:value-type="float">
            <text:p>15.5</text:p>
          </table:table-cell>
          <table:table-cell office:value-type="float" office:value="187.368" calcext:value-type="float">
            <text:p>187.368</text:p>
          </table:table-cell>
          <table:table-cell office:value-type="float" office:value="4.38592" calcext:value-type="float">
            <text:p>4.38592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005" calcext:value-type="float">
            <text:p>0.005</text:p>
          </table:table-cell>
          <table:table-cell office:value-type="float" office:value="61.642" calcext:value-type="float">
            <text:p>61.642</text:p>
          </table:table-cell>
          <table:table-cell office:value-type="float" office:value="0.187" calcext:value-type="float">
            <text:p>0.187</text:p>
          </table:table-cell>
          <table:table-cell office:value-type="float" office:value="0.31479" calcext:value-type="float">
            <text:p>0.31479</text:p>
          </table:table-cell>
          <table:table-cell office:value-type="float" office:value="0.813801" calcext:value-type="float">
            <text:p>0.813801</text:p>
          </table:table-cell>
          <table:table-cell office:value-type="float" office:value="0.488503" calcext:value-type="float">
            <text:p>0.488503</text:p>
          </table:table-cell>
          <table:table-cell office:value-type="float" office:value="2324.169" calcext:value-type="float">
            <text:p>2324.169</text:p>
          </table:table-cell>
          <table:table-cell office:value-type="float" office:value="6898.93" calcext:value-type="float">
            <text:p>6898.93</text:p>
          </table:table-cell>
          <table:table-cell office:value-type="float" office:value="4203.642" calcext:value-type="float">
            <text:p>4203.642</text:p>
          </table:table-cell>
          <table:table-cell table:number-columns-repeated="46"/>
        </table:table-row>
        <table:table-row table:style-name="ro1">
          <table:table-cell table:style-name="ce15"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101745" calcext:value-type="float">
            <text:p>101745</text:p>
          </table:table-cell>
          <table:table-cell office:value-type="float" office:value="7335" calcext:value-type="float">
            <text:p>7335</text:p>
          </table:table-cell>
          <table:table-cell office:value-type="float" office:value="650" calcext:value-type="float">
            <text:p>650</text:p>
          </table:table-cell>
          <table:table-cell office:value-type="float" office:value="18.25" calcext:value-type="float">
            <text:p>18.25</text:p>
          </table:table-cell>
          <table:table-cell office:value-type="float" office:value="189.223" calcext:value-type="float">
            <text:p>189.223</text:p>
          </table:table-cell>
          <table:table-cell office:value-type="float" office:value="4.28628" calcext:value-type="float">
            <text:p>4.28628</text:p>
          </table:table-cell>
          <table:table-cell office:value-type="float" office:value="-1.012" calcext:value-type="float">
            <text:p>-1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62.028" calcext:value-type="float">
            <text:p>62.028</text:p>
          </table:table-cell>
          <table:table-cell office:value-type="float" office:value="0.172" calcext:value-type="float">
            <text:p>0.172</text:p>
          </table:table-cell>
          <table:table-cell office:value-type="float" office:value="-0.000473714" calcext:value-type="float">
            <text:p>-0.000473714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397793" calcext:value-type="float">
            <text:p>0.397793</text:p>
          </table:table-cell>
          <table:table-cell office:value-type="float" office:value="-384.909" calcext:value-type="float">
            <text:p>-384.909</text:p>
          </table:table-cell>
          <table:table-cell office:value-type="float" office:value="7829.279" calcext:value-type="float">
            <text:p>7829.279</text:p>
          </table:table-cell>
          <table:table-cell office:value-type="float" office:value="3037.053" calcext:value-type="float">
            <text:p>3037.053</text:p>
          </table:table-cell>
          <table:table-cell table:number-columns-repeated="46"/>
        </table:table-row>
        <table:table-row table:style-name="ro1">
          <table:table-cell table:style-name="ce15"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101749" calcext:value-type="float">
            <text:p>101749</text:p>
          </table:table-cell>
          <table:table-cell office:value-type="float" office:value="8925" calcext:value-type="float">
            <text:p>8925</text:p>
          </table:table-cell>
          <table:table-cell office:value-type="float" office:value="650" calcext:value-type="float">
            <text:p>650</text:p>
          </table:table-cell>
          <table:table-cell office:value-type="float" office:value="9.5" calcext:value-type="float">
            <text:p>9.5</text:p>
          </table:table-cell>
          <table:table-cell office:value-type="float" office:value="186.726" calcext:value-type="float">
            <text:p>186.726</text:p>
          </table:table-cell>
          <table:table-cell office:value-type="float" office:value="4.26503" calcext:value-type="float">
            <text:p>4.26503</text:p>
          </table:table-cell>
          <table:table-cell office:value-type="float" office:value="-0.796" calcext:value-type="float">
            <text:p>-0.796</text:p>
          </table:table-cell>
          <table:table-cell office:value-type="float" office:value="0.005" calcext:value-type="float">
            <text:p>0.005</text:p>
          </table:table-cell>
          <table:table-cell office:value-type="float" office:value="54.957" calcext:value-type="float">
            <text:p>54.957</text:p>
          </table:table-cell>
          <table:table-cell office:value-type="float" office:value="0.165" calcext:value-type="float">
            <text:p>0.165</text:p>
          </table:table-cell>
          <table:table-cell office:value-type="float" office:value="0.21543" calcext:value-type="float">
            <text:p>0.21543</text:p>
          </table:table-cell>
          <table:table-cell office:value-type="float" office:value="0.965918" calcext:value-type="float">
            <text:p>0.965918</text:p>
          </table:table-cell>
          <table:table-cell office:value-type="float" office:value="0.1435" calcext:value-type="float">
            <text:p>0.1435</text:p>
          </table:table-cell>
          <table:table-cell office:value-type="float" office:value="1624.724" calcext:value-type="float">
            <text:p>1624.724</text:p>
          </table:table-cell>
          <table:table-cell office:value-type="float" office:value="8215.6" calcext:value-type="float">
            <text:p>8215.6</text:p>
          </table:table-cell>
          <table:table-cell office:value-type="float" office:value="729.412" calcext:value-type="float">
            <text:p>729.412</text:p>
          </table:table-cell>
          <table:table-cell table:number-columns-repeated="46"/>
        </table:table-row>
        <table:table-row table:style-name="ro1">
          <table:table-cell table:style-name="ce15"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101756" calcext:value-type="float">
            <text:p>101756</text:p>
          </table:table-cell>
          <table:table-cell office:value-type="float" office:value="8825" calcext:value-type="float">
            <text:p>8825</text:p>
          </table:table-cell>
          <table:table-cell office:value-type="float" office:value="650" calcext:value-type="float">
            <text:p>650</text:p>
          </table:table-cell>
          <table:table-cell office:value-type="float" office:value="21" calcext:value-type="float">
            <text:p>21</text:p>
          </table:table-cell>
          <table:table-cell office:value-type="float" office:value="186.711" calcext:value-type="float">
            <text:p>186.711</text:p>
          </table:table-cell>
          <table:table-cell office:value-type="float" office:value="4.22542" calcext:value-type="float">
            <text:p>4.22542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05" calcext:value-type="float">
            <text:p>0.005</text:p>
          </table:table-cell>
          <table:table-cell office:value-type="float" office:value="49.538" calcext:value-type="float">
            <text:p>49.538</text:p>
          </table:table-cell>
          <table:table-cell office:value-type="float" office:value="0.178" calcext:value-type="float">
            <text:p>0.178</text:p>
          </table:table-cell>
          <table:table-cell office:value-type="float" office:value="0.425739" calcext:value-type="float">
            <text:p>0.425739</text:p>
          </table:table-cell>
          <table:table-cell office:value-type="float" office:value="0.895165" calcext:value-type="float">
            <text:p>0.895165</text:p>
          </table:table-cell>
          <table:table-cell office:value-type="float" office:value="-0.132004" calcext:value-type="float">
            <text:p>-0.132004</text:p>
          </table:table-cell>
          <table:table-cell office:value-type="float" office:value="3571.831" calcext:value-type="float">
            <text:p>3571.831</text:p>
          </table:table-cell>
          <table:table-cell office:value-type="float" office:value="7513.673" calcext:value-type="float">
            <text:p>7513.673</text:p>
          </table:table-cell>
          <table:table-cell office:value-type="float" office:value="-1203.868" calcext:value-type="float">
            <text:p>-1203.868</text:p>
          </table:table-cell>
          <table:table-cell table:number-columns-repeated="46"/>
        </table:table-row>
        <table:table-row table:style-name="ro1">
          <table:table-cell table:style-name="ce15"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101759" calcext:value-type="float">
            <text:p>101759</text:p>
          </table:table-cell>
          <table:table-cell office:value-type="float" office:value="8425" calcext:value-type="float">
            <text:p>842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87.939" calcext:value-type="float">
            <text:p>187.939</text:p>
          </table:table-cell>
          <table:table-cell office:value-type="float" office:value="4.40007" calcext:value-type="float">
            <text:p>4.40007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5" calcext:value-type="float">
            <text:p>0.005</text:p>
          </table:table-cell>
          <table:table-cell office:value-type="float" office:value="28.279" calcext:value-type="float">
            <text:p>28.2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596235" calcext:value-type="float">
            <text:p>0.596235</text:p>
          </table:table-cell>
          <table:table-cell office:value-type="float" office:value="0.786806" calcext:value-type="float">
            <text:p>0.786806</text:p>
          </table:table-cell>
          <table:table-cell office:value-type="float" office:value="0.159498" calcext:value-type="float">
            <text:p>0.159498</text:p>
          </table:table-cell>
          <table:table-cell office:value-type="float" office:value="4559.44" calcext:value-type="float">
            <text:p>4559.44</text:p>
          </table:table-cell>
          <table:table-cell office:value-type="float" office:value="6976.461" calcext:value-type="float">
            <text:p>6976.461</text:p>
          </table:table-cell>
          <table:table-cell office:value-type="float" office:value="1099.143" calcext:value-type="float">
            <text:p>1099.143</text:p>
          </table:table-cell>
          <table:table-cell table:number-columns-repeated="46"/>
        </table:table-row>
        <table:table-row table:style-name="ro1">
          <table:table-cell table:style-name="ce15"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101763" calcext:value-type="float">
            <text:p>101763</text:p>
          </table:table-cell>
          <table:table-cell office:value-type="float" office:value="8675" calcext:value-type="float">
            <text:p>867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office:value-type="float" office:value="187.342" calcext:value-type="float">
            <text:p>187.342</text:p>
          </table:table-cell>
          <table:table-cell office:value-type="float" office:value="4.3609" calcext:value-type="float">
            <text:p>4.3609</text:p>
          </table:table-cell>
          <table:table-cell office:value-type="float" office:value="-0.471" calcext:value-type="float">
            <text:p>-0.471</text:p>
          </table:table-cell>
          <table:table-cell office:value-type="float" office:value="0.005" calcext:value-type="float">
            <text:p>0.005</text:p>
          </table:table-cell>
          <table:table-cell office:value-type="float" office:value="14.324" calcext:value-type="float">
            <text:p>14.324</text:p>
          </table:table-cell>
          <table:table-cell office:value-type="float" office:value="0.181" calcext:value-type="float">
            <text:p>0.181</text:p>
          </table:table-cell>
          <table:table-cell office:value-type="float" office:value="-0.398477" calcext:value-type="float">
            <text:p>-0.398477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-0.147276" calcext:value-type="float">
            <text:p>-0.147276</text:p>
          </table:table-cell>
          <table:table-cell office:value-type="float" office:value="-2969.992" calcext:value-type="float">
            <text:p>-2969.992</text:p>
          </table:table-cell>
          <table:table-cell office:value-type="float" office:value="7771.67" calcext:value-type="float">
            <text:p>7771.67</text:p>
          </table:table-cell>
          <table:table-cell office:value-type="float" office:value="-1206.318" calcext:value-type="float">
            <text:p>-1206.318</text:p>
          </table:table-cell>
          <table:table-cell table:number-columns-repeated="46"/>
        </table:table-row>
        <table:table-row table:style-name="ro1">
          <table:table-cell table:style-name="ce15"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101771" calcext:value-type="float">
            <text:p>101771</text:p>
          </table:table-cell>
          <table:table-cell office:value-type="float" office:value="5950" calcext:value-type="float">
            <text:p>59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8.131" calcext:value-type="float">
            <text:p>188.131</text:p>
          </table:table-cell>
          <table:table-cell office:value-type="float" office:value="4.32872" calcext:value-type="float">
            <text:p>4.32872</text:p>
          </table:table-cell>
          <table:table-cell office:value-type="float" office:value="-0.475" calcext:value-type="float">
            <text:p>-0.475</text:p>
          </table:table-cell>
          <table:table-cell office:value-type="float" office:value="0.004" calcext:value-type="float">
            <text:p>0.004</text:p>
          </table:table-cell>
          <table:table-cell office:value-type="float" office:value="23.072" calcext:value-type="float">
            <text:p>23.072</text:p>
          </table:table-cell>
          <table:table-cell office:value-type="float" office:value="0.13" calcext:value-type="float">
            <text:p>0.13</text:p>
          </table:table-cell>
          <table:table-cell office:value-type="float" office:value="-0.166101" calcext:value-type="float">
            <text:p>-0.166101</text:p>
          </table:table-cell>
          <table:table-cell office:value-type="float" office:value="0.977598" calcext:value-type="float">
            <text:p>0.977598</text:p>
          </table:table-cell>
          <table:table-cell office:value-type="float" office:value="0.129279" calcext:value-type="float">
            <text:p>0.129279</text:p>
          </table:table-cell>
          <table:table-cell office:value-type="float" office:value="-1383.55" calcext:value-type="float">
            <text:p>-1383.55</text:p>
          </table:table-cell>
          <table:table-cell office:value-type="float" office:value="8276.133" calcext:value-type="float">
            <text:p>8276.133</text:p>
          </table:table-cell>
          <table:table-cell office:value-type="float" office:value="513.181" calcext:value-type="float">
            <text:p>513.181</text:p>
          </table:table-cell>
          <table:table-cell table:number-columns-repeated="46"/>
        </table:table-row>
        <table:table-row table:style-name="ro1">
          <table:table-cell table:style-name="ce15"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101774" calcext:value-type="float">
            <text:p>101774</text:p>
          </table:table-cell>
          <table:table-cell office:value-type="float" office:value="6200" calcext:value-type="float">
            <text:p>6200</text:p>
          </table:table-cell>
          <table:table-cell office:value-type="float" office:value="650" calcext:value-type="float">
            <text:p>650</text:p>
          </table:table-cell>
          <table:table-cell office:value-type="float" office:value="21.5" calcext:value-type="float">
            <text:p>21.5</text:p>
          </table:table-cell>
          <table:table-cell office:value-type="float" office:value="188.49" calcext:value-type="float">
            <text:p>188.49</text:p>
          </table:table-cell>
          <table:table-cell office:value-type="float" office:value="4.24057" calcext:value-type="float">
            <text:p>4.24057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4" calcext:value-type="float">
            <text:p>0.004</text:p>
          </table:table-cell>
          <table:table-cell office:value-type="float" office:value="61.341" calcext:value-type="float">
            <text:p>61.341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87569" calcext:value-type="float">
            <text:p>0.0287569</text:p>
          </table:table-cell>
          <table:table-cell office:value-type="float" office:value="0.987773" calcext:value-type="float">
            <text:p>0.987773</text:p>
          </table:table-cell>
          <table:table-cell office:value-type="float" office:value="-0.153222" calcext:value-type="float">
            <text:p>-0.153222</text:p>
          </table:table-cell>
          <table:table-cell office:value-type="float" office:value="114.108" calcext:value-type="float">
            <text:p>114.108</text:p>
          </table:table-cell>
          <table:table-cell office:value-type="float" office:value="8244.158" calcext:value-type="float">
            <text:p>8244.158</text:p>
          </table:table-cell>
          <table:table-cell office:value-type="float" office:value="-1640.159" calcext:value-type="float">
            <text:p>-1640.159</text:p>
          </table:table-cell>
          <table:table-cell table:number-columns-repeated="46"/>
        </table:table-row>
        <table:table-row table:style-name="ro1">
          <table:table-cell table:style-name="ce15"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101780" calcext:value-type="float">
            <text:p>101780</text:p>
          </table:table-cell>
          <table:table-cell office:value-type="float" office:value="6200" calcext:value-type="float">
            <text:p>620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9.219" calcext:value-type="float">
            <text:p>189.219</text:p>
          </table:table-cell>
          <table:table-cell office:value-type="float" office:value="4.33193" calcext:value-type="float">
            <text:p>4.33193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004" calcext:value-type="float">
            <text:p>0.004</text:p>
          </table:table-cell>
          <table:table-cell office:value-type="float" office:value="22.617" calcext:value-type="float">
            <text:p>22.617</text:p>
          </table:table-cell>
          <table:table-cell office:value-type="float" office:value="0.131" calcext:value-type="float">
            <text:p>0.131</text:p>
          </table:table-cell>
          <table:table-cell office:value-type="float" office:value="-0.278402" calcext:value-type="float">
            <text:p>-0.278402</text:p>
          </table:table-cell>
          <table:table-cell office:value-type="float" office:value="0.821607" calcext:value-type="float">
            <text:p>0.821607</text:p>
          </table:table-cell>
          <table:table-cell office:value-type="float" office:value="0.497448" calcext:value-type="float">
            <text:p>0.497448</text:p>
          </table:table-cell>
          <table:table-cell office:value-type="float" office:value="-1938.787" calcext:value-type="float">
            <text:p>-1938.787</text:p>
          </table:table-cell>
          <table:table-cell office:value-type="float" office:value="7316.162" calcext:value-type="float">
            <text:p>7316.162</text:p>
          </table:table-cell>
          <table:table-cell office:value-type="float" office:value="3659.569" calcext:value-type="float">
            <text:p>3659.569</text:p>
          </table:table-cell>
          <table:table-cell table:number-columns-repeated="46"/>
        </table:table-row>
        <table:table-row table:style-name="ro1">
          <table:table-cell table:style-name="ce15"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101787" calcext:value-type="float">
            <text:p>101787</text:p>
          </table:table-cell>
          <table:table-cell office:value-type="float" office:value="5700" calcext:value-type="float">
            <text:p>5700</text:p>
          </table:table-cell>
          <table:table-cell office:value-type="float" office:value="650" calcext:value-type="float">
            <text:p>650</text:p>
          </table:table-cell>
          <table:table-cell office:value-type="float" office:value="20.25" calcext:value-type="float">
            <text:p>20.25</text:p>
          </table:table-cell>
          <table:table-cell office:value-type="float" office:value="188.925" calcext:value-type="float">
            <text:p>188.925</text:p>
          </table:table-cell>
          <table:table-cell office:value-type="float" office:value="4.42669" calcext:value-type="float">
            <text:p>4.42669</text:p>
          </table:table-cell>
          <table:table-cell office:value-type="float" office:value="-0.651" calcext:value-type="float">
            <text:p>-0.651</text:p>
          </table:table-cell>
          <table:table-cell office:value-type="float" office:value="0.007" calcext:value-type="float">
            <text:p>0.007</text:p>
          </table:table-cell>
          <table:table-cell office:value-type="float" office:value="36.994" calcext:value-type="float">
            <text:p>36.994</text:p>
          </table:table-cell>
          <table:table-cell office:value-type="float" office:value="0.354" calcext:value-type="float">
            <text:p>0.354</text:p>
          </table:table-cell>
          <table:table-cell office:value-type="float" office:value="-0.629083" calcext:value-type="float">
            <text:p>-0.629083</text:p>
          </table:table-cell>
          <table:table-cell office:value-type="float" office:value="0.607851" calcext:value-type="float">
            <text:p>0.607851</text:p>
          </table:table-cell>
          <table:table-cell office:value-type="float" office:value="0.484533" calcext:value-type="float">
            <text:p>0.484533</text:p>
          </table:table-cell>
          <table:table-cell office:value-type="float" office:value="-5250.478" calcext:value-type="float">
            <text:p>-5250.478</text:p>
          </table:table-cell>
          <table:table-cell office:value-type="float" office:value="5206.429" calcext:value-type="float">
            <text:p>5206.429</text:p>
          </table:table-cell>
          <table:table-cell office:value-type="float" office:value="4000.088" calcext:value-type="float">
            <text:p>4000.088</text:p>
          </table:table-cell>
          <table:table-cell table:number-columns-repeated="46"/>
        </table:table-row>
        <table:table-row table:style-name="ro1">
          <table:table-cell table:style-name="ce15"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101793" calcext:value-type="float">
            <text:p>101793</text:p>
          </table:table-cell>
          <table:table-cell office:value-type="float" office:value="7875" calcext:value-type="float">
            <text:p>7875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8.609" calcext:value-type="float">
            <text:p>188.609</text:p>
          </table:table-cell>
          <table:table-cell office:value-type="float" office:value="4.32505" calcext:value-type="float">
            <text:p>4.32505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005" calcext:value-type="float">
            <text:p>0.005</text:p>
          </table:table-cell>
          <table:table-cell office:value-type="float" office:value="47.691" calcext:value-type="float">
            <text:p>47.691</text:p>
          </table:table-cell>
          <table:table-cell office:value-type="float" office:value="0.159" calcext:value-type="float">
            <text:p>0.159</text:p>
          </table:table-cell>
          <table:table-cell office:value-type="float" office:value="-0.808956" calcext:value-type="float">
            <text:p>-0.808956</text:p>
          </table:table-cell>
          <table:table-cell office:value-type="float" office:value="0.327217" calcext:value-type="float">
            <text:p>0.327217</text:p>
          </table:table-cell>
          <table:table-cell office:value-type="float" office:value="0.488384" calcext:value-type="float">
            <text:p>0.488384</text:p>
          </table:table-cell>
          <table:table-cell office:value-type="float" office:value="-6620.366" calcext:value-type="float">
            <text:p>-6620.366</text:p>
          </table:table-cell>
          <table:table-cell office:value-type="float" office:value="2845.786" calcext:value-type="float">
            <text:p>2845.786</text:p>
          </table:table-cell>
          <table:table-cell office:value-type="float" office:value="4329.746" calcext:value-type="float">
            <text:p>4329.746</text:p>
          </table:table-cell>
          <table:table-cell table:number-columns-repeated="46"/>
        </table:table-row>
        <table:table-row table:style-name="ro1">
          <table:table-cell table:style-name="ce15"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101795" calcext:value-type="float">
            <text:p>101795</text:p>
          </table:table-cell>
          <table:table-cell office:value-type="float" office:value="6250" calcext:value-type="float">
            <text:p>625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8.944" calcext:value-type="float">
            <text:p>188.944</text:p>
          </table:table-cell>
          <table:table-cell office:value-type="float" office:value="4.29169" calcext:value-type="float">
            <text:p>4.29169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5" calcext:value-type="float">
            <text:p>0.005</text:p>
          </table:table-cell>
          <table:table-cell office:value-type="float" office:value="36.375" calcext:value-type="float">
            <text:p>36.375</text:p>
          </table:table-cell>
          <table:table-cell office:value-type="float" office:value="0.203" calcext:value-type="float">
            <text:p>0.203</text:p>
          </table:table-cell>
          <table:table-cell office:value-type="float" office:value="-0.848959" calcext:value-type="float">
            <text:p>-0.848959</text:p>
          </table:table-cell>
          <table:table-cell office:value-type="float" office:value="0.512902" calcext:value-type="float">
            <text:p>0.512902</text:p>
          </table:table-cell>
          <table:table-cell office:value-type="float" office:value="0.127281" calcext:value-type="float">
            <text:p>0.127281</text:p>
          </table:table-cell>
          <table:table-cell office:value-type="float" office:value="-7266.16" calcext:value-type="float">
            <text:p>-7266.16</text:p>
          </table:table-cell>
          <table:table-cell office:value-type="float" office:value="4143.694" calcext:value-type="float">
            <text:p>4143.694</text:p>
          </table:table-cell>
          <table:table-cell office:value-type="float" office:value="842.642" calcext:value-type="float">
            <text:p>842.642</text:p>
          </table:table-cell>
          <table:table-cell table:number-columns-repeated="46"/>
        </table:table-row>
        <table:table-row table:style-name="ro1">
          <table:table-cell table:style-name="ce15"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101799" calcext:value-type="float">
            <text:p>101799</text:p>
          </table:table-cell>
          <table:table-cell office:value-type="float" office:value="9500" calcext:value-type="float">
            <text:p>950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office:value-type="float" office:value="187.267" calcext:value-type="float">
            <text:p>187.267</text:p>
          </table:table-cell>
          <table:table-cell office:value-type="float" office:value="4.29055" calcext:value-type="float">
            <text:p>4.29055</text:p>
          </table:table-cell>
          <table:table-cell office:value-type="float" office:value="-0.735" calcext:value-type="float">
            <text:p>-0.735</text:p>
          </table:table-cell>
          <table:table-cell office:value-type="float" office:value="0.004" calcext:value-type="float">
            <text:p>0.004</text:p>
          </table:table-cell>
          <table:table-cell office:value-type="float" office:value="22.547" calcext:value-type="float">
            <text:p>22.547</text:p>
          </table:table-cell>
          <table:table-cell office:value-type="float" office:value="0.136" calcext:value-type="float">
            <text:p>0.136</text:p>
          </table:table-cell>
          <table:table-cell office:value-type="float" office:value="-0.688539" calcext:value-type="float">
            <text:p>-0.688539</text:p>
          </table:table-cell>
          <table:table-cell office:value-type="float" office:value="0.705565" calcext:value-type="float">
            <text:p>0.705565</text:p>
          </table:table-cell>
          <table:table-cell office:value-type="float" office:value="-0.167608" calcext:value-type="float">
            <text:p>-0.167608</text:p>
          </table:table-cell>
          <table:table-cell office:value-type="float" office:value="-5495.751" calcext:value-type="float">
            <text:p>-5495.751</text:p>
          </table:table-cell>
          <table:table-cell office:value-type="float" office:value="6101.898" calcext:value-type="float">
            <text:p>6101.898</text:p>
          </table:table-cell>
          <table:table-cell office:value-type="float" office:value="-1797.602" calcext:value-type="float">
            <text:p>-1797.602</text:p>
          </table:table-cell>
          <table:table-cell table:number-columns-repeated="46"/>
        </table:table-row>
        <table:table-row table:style-name="ro1">
          <table:table-cell table:style-name="ce15"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102183" calcext:value-type="float">
            <text:p>102183</text:p>
          </table:table-cell>
          <table:table-cell office:value-type="float" office:value="5625" calcext:value-type="float">
            <text:p>5625</text:p>
          </table:table-cell>
          <table:table-cell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float" office:value="195.799" calcext:value-type="float">
            <text:p>195.799</text:p>
          </table:table-cell>
          <table:table-cell office:value-type="float" office:value="4.25457" calcext:value-type="float">
            <text:p>4.25457</text:p>
          </table:table-cell>
          <table:table-cell office:value-type="float" office:value="-0.873" calcext:value-type="float">
            <text:p>-0.873</text:p>
          </table:table-cell>
          <table:table-cell office:value-type="float" office:value="0.004" calcext:value-type="float">
            <text:p>0.004</text:p>
          </table:table-cell>
          <table:table-cell office:value-type="float" office:value="18.189" calcext:value-type="float">
            <text:p>18.189</text:p>
          </table:table-cell>
          <table:table-cell office:value-type="float" office:value="0.143" calcext:value-type="float">
            <text:p>0.143</text:p>
          </table:table-cell>
          <table:table-cell office:value-type="float" office:value="-0.621893" calcext:value-type="float">
            <text:p>-0.621893</text:p>
          </table:table-cell>
          <table:table-cell office:value-type="float" office:value="0.145265" calcext:value-type="float">
            <text:p>0.145265</text:p>
          </table:table-cell>
          <table:table-cell office:value-type="float" office:value="-0.769511" calcext:value-type="float">
            <text:p>-0.769511</text:p>
          </table:table-cell>
          <table:table-cell office:value-type="float" office:value="-5379.189" calcext:value-type="float">
            <text:p>-5379.189</text:p>
          </table:table-cell>
          <table:table-cell office:value-type="float" office:value="1579.496" calcext:value-type="float">
            <text:p>1579.496</text:p>
          </table:table-cell>
          <table:table-cell office:value-type="float" office:value="-6263.667" calcext:value-type="float">
            <text:p>-6263.667</text:p>
          </table:table-cell>
          <table:table-cell table:number-columns-repeated="46"/>
        </table:table-row>
        <table:table-row table:style-name="ro1">
          <table:table-cell table:style-name="ce15"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101806" calcext:value-type="float">
            <text:p>101806</text:p>
          </table:table-cell>
          <table:table-cell office:value-type="float" office:value="6725" calcext:value-type="float">
            <text:p>6725</text:p>
          </table:table-cell>
          <table:table-cell office:value-type="float" office:value="650" calcext:value-type="float">
            <text:p>650</text:p>
          </table:table-cell>
          <table:table-cell office:value-type="float" office:value="18.25" calcext:value-type="float">
            <text:p>18.25</text:p>
          </table:table-cell>
          <table:table-cell office:value-type="float" office:value="189.196" calcext:value-type="float">
            <text:p>189.196</text:p>
          </table:table-cell>
          <table:table-cell office:value-type="float" office:value="4.25137" calcext:value-type="float">
            <text:p>4.25137</text:p>
          </table:table-cell>
          <table:table-cell office:value-type="float" office:value="-1.032" calcext:value-type="float">
            <text:p>-1.032</text:p>
          </table:table-cell>
          <table:table-cell office:value-type="float" office:value="0.004" calcext:value-type="float">
            <text:p>0.004</text:p>
          </table:table-cell>
          <table:table-cell office:value-type="float" office:value="58.85" calcext:value-type="float">
            <text:p>58.85</text:p>
          </table:table-cell>
          <table:table-cell office:value-type="float" office:value="0.137" calcext:value-type="float">
            <text:p>0.137</text:p>
          </table:table-cell>
          <table:table-cell office:value-type="float" office:value="-0.98964" calcext:value-type="float">
            <text:p>-0.98964</text:p>
          </table:table-cell>
          <table:table-cell office:value-type="float" office:value="-0.0730546" calcext:value-type="float">
            <text:p>-0.0730546</text:p>
          </table:table-cell>
          <table:table-cell office:value-type="float" office:value="-0.123592" calcext:value-type="float">
            <text:p>-0.123592</text:p>
          </table:table-cell>
          <table:table-cell office:value-type="float" office:value="-8338.63" calcext:value-type="float">
            <text:p>-8338.63</text:p>
          </table:table-cell>
          <table:table-cell office:value-type="float" office:value="-725.254" calcext:value-type="float">
            <text:p>-725.254</text:p>
          </table:table-cell>
          <table:table-cell office:value-type="float" office:value="-786.148" calcext:value-type="float">
            <text:p>-786.148</text:p>
          </table:table-cell>
          <table:table-cell table:number-columns-repeated="46"/>
        </table:table-row>
        <table:table-row table:style-name="ro1">
          <table:table-cell table:style-name="ce15"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101809" calcext:value-type="float">
            <text:p>101809</text:p>
          </table:table-cell>
          <table:table-cell office:value-type="float" office:value="8100" calcext:value-type="float">
            <text:p>8100</text:p>
          </table:table-cell>
          <table:table-cell office:value-type="float" office:value="650" calcext:value-type="float">
            <text:p>650</text:p>
          </table:table-cell>
          <table:table-cell office:value-type="float" office:value="12.25" calcext:value-type="float">
            <text:p>12.25</text:p>
          </table:table-cell>
          <table:table-cell office:value-type="float" office:value="187.244" calcext:value-type="float">
            <text:p>187.244</text:p>
          </table:table-cell>
          <table:table-cell office:value-type="float" office:value="4.30274" calcext:value-type="float">
            <text:p>4.30274</text:p>
          </table:table-cell>
          <table:table-cell office:value-type="float" office:value="-0.738" calcext:value-type="float">
            <text:p>-0.738</text:p>
          </table:table-cell>
          <table:table-cell office:value-type="float" office:value="0.005" calcext:value-type="float">
            <text:p>0.005</text:p>
          </table:table-cell>
          <table:table-cell office:value-type="float" office:value="39.374" calcext:value-type="float">
            <text:p>39.374</text:p>
          </table:table-cell>
          <table:table-cell office:value-type="float" office:value="0.145" calcext:value-type="float">
            <text:p>0.145</text:p>
          </table:table-cell>
          <table:table-cell office:value-type="float" office:value="-0.974643" calcext:value-type="float">
            <text:p>-0.974643</text:p>
          </table:table-cell>
          <table:table-cell office:value-type="float" office:value="0.166097" calcext:value-type="float">
            <text:p>0.166097</text:p>
          </table:table-cell>
          <table:table-cell office:value-type="float" office:value="0.149942" calcext:value-type="float">
            <text:p>0.149942</text:p>
          </table:table-cell>
          <table:table-cell office:value-type="float" office:value="-8203.235" calcext:value-type="float">
            <text:p>-8203.235</text:p>
          </table:table-cell>
          <table:table-cell office:value-type="float" office:value="1687.775" calcext:value-type="float">
            <text:p>1687.775</text:p>
          </table:table-cell>
          <table:table-cell office:value-type="float" office:value="728.314" calcext:value-type="float">
            <text:p>728.314</text:p>
          </table:table-cell>
          <table:table-cell table:number-columns-repeated="46"/>
        </table:table-row>
        <table:table-row table:style-name="ro1">
          <table:table-cell table:style-name="ce15"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101811" calcext:value-type="float">
            <text:p>101811</text:p>
          </table:table-cell>
          <table:table-cell office:value-type="float" office:value="6800" calcext:value-type="float">
            <text:p>6800</text:p>
          </table:table-cell>
          <table:table-cell office:value-type="float" office:value="650" calcext:value-type="float">
            <text:p>650</text:p>
          </table:table-cell>
          <table:table-cell office:value-type="float" office:value="16.75" calcext:value-type="float">
            <text:p>16.75</text:p>
          </table:table-cell>
          <table:table-cell office:value-type="float" office:value="187.75" calcext:value-type="float">
            <text:p>187.75</text:p>
          </table:table-cell>
          <table:table-cell office:value-type="float" office:value="4.44965" calcext:value-type="float">
            <text:p>4.44965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01" calcext:value-type="float">
            <text:p>0.01</text:p>
          </table:table-cell>
          <table:table-cell office:value-type="float" office:value="24.11" calcext:value-type="float">
            <text:p>24.11</text:p>
          </table:table-cell>
          <table:table-cell office:value-type="float" office:value="0.57" calcext:value-type="float">
            <text:p>0.57</text:p>
          </table:table-cell>
          <table:table-cell office:value-type="float" office:value="-0.934028" calcext:value-type="float">
            <text:p>-0.934028</text:p>
          </table:table-cell>
          <table:table-cell office:value-type="float" office:value="0.322224" calcext:value-type="float">
            <text:p>0.322224</text:p>
          </table:table-cell>
          <table:table-cell office:value-type="float" office:value="-0.154158" calcext:value-type="float">
            <text:p>-0.154158</text:p>
          </table:table-cell>
          <table:table-cell office:value-type="float" office:value="-7859.539" calcext:value-type="float">
            <text:p>-7859.539</text:p>
          </table:table-cell>
          <table:table-cell office:value-type="float" office:value="2480.883" calcext:value-type="float">
            <text:p>2480.883</text:p>
          </table:table-cell>
          <table:table-cell office:value-type="float" office:value="-1655.131" calcext:value-type="float">
            <text:p>-1655.131</text:p>
          </table:table-cell>
          <table:table-cell table:number-columns-repeated="46"/>
        </table:table-row>
        <table:table-row table:style-name="ro1">
          <table:table-cell table:style-name="ce15"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101815" calcext:value-type="float">
            <text:p>101815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1.75" calcext:value-type="float">
            <text:p>11.75</text:p>
          </table:table-cell>
          <table:table-cell office:value-type="float" office:value="188.411" calcext:value-type="float">
            <text:p>188.411</text:p>
          </table:table-cell>
          <table:table-cell office:value-type="float" office:value="4.2408" calcext:value-type="float">
            <text:p>4.2408</text:p>
          </table:table-cell>
          <table:table-cell office:value-type="float" office:value="-0.611" calcext:value-type="float">
            <text:p>-0.611</text:p>
          </table:table-cell>
          <table:table-cell office:value-type="float" office:value="0.004" calcext:value-type="float">
            <text:p>0.004</text:p>
          </table:table-cell>
          <table:table-cell office:value-type="float" office:value="49.854" calcext:value-type="float">
            <text:p>49.854</text:p>
          </table:table-cell>
          <table:table-cell office:value-type="float" office:value="0.13" calcext:value-type="float">
            <text:p>0.13</text:p>
          </table:table-cell>
          <table:table-cell office:value-type="float" office:value="-0.850089" calcext:value-type="float">
            <text:p>-0.850089</text:p>
          </table:table-cell>
          <table:table-cell office:value-type="float" office:value="-0.112256" calcext:value-type="float">
            <text:p>-0.112256</text:p>
          </table:table-cell>
          <table:table-cell office:value-type="float" office:value="0.514536" calcext:value-type="float">
            <text:p>0.514536</text:p>
          </table:table-cell>
          <table:table-cell office:value-type="float" office:value="-7279.998" calcext:value-type="float">
            <text:p>-7279.998</text:p>
          </table:table-cell>
          <table:table-cell office:value-type="float" office:value="-1042.752" calcext:value-type="float">
            <text:p>-1042.752</text:p>
          </table:table-cell>
          <table:table-cell office:value-type="float" office:value="4072.435" calcext:value-type="float">
            <text:p>4072.435</text:p>
          </table:table-cell>
          <table:table-cell table:number-columns-repeated="46"/>
        </table:table-row>
        <table:table-row table:style-name="ro1">
          <table:table-cell table:style-name="ce15"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101819" calcext:value-type="float">
            <text:p>101819</text:p>
          </table:table-cell>
          <table:table-cell office:value-type="float" office:value="7375" calcext:value-type="float">
            <text:p>737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89.195" calcext:value-type="float">
            <text:p>189.195</text:p>
          </table:table-cell>
          <table:table-cell office:value-type="float" office:value="4.29068" calcext:value-type="float">
            <text:p>4.29068</text:p>
          </table:table-cell>
          <table:table-cell office:value-type="float" office:value="-0.874" calcext:value-type="float">
            <text:p>-0.874</text:p>
          </table:table-cell>
          <table:table-cell office:value-type="float" office:value="0.004" calcext:value-type="float">
            <text:p>0.004</text:p>
          </table:table-cell>
          <table:table-cell office:value-type="float" office:value="56.606" calcext:value-type="float">
            <text:p>56.606</text:p>
          </table:table-cell>
          <table:table-cell office:value-type="float" office:value="0.143" calcext:value-type="float">
            <text:p>0.143</text:p>
          </table:table-cell>
          <table:table-cell office:value-type="float" office:value="-0.726164" calcext:value-type="float">
            <text:p>-0.726164</text:p>
          </table:table-cell>
          <table:table-cell office:value-type="float" office:value="-0.484468" calcext:value-type="float">
            <text:p>-0.484468</text:p>
          </table:table-cell>
          <table:table-cell office:value-type="float" office:value="0.487829" calcext:value-type="float">
            <text:p>0.487829</text:p>
          </table:table-cell>
          <table:table-cell office:value-type="float" office:value="-5813.27" calcext:value-type="float">
            <text:p>-5813.27</text:p>
          </table:table-cell>
          <table:table-cell office:value-type="float" office:value="-4397.343" calcext:value-type="float">
            <text:p>-4397.343</text:p>
          </table:table-cell>
          <table:table-cell office:value-type="float" office:value="4187.559" calcext:value-type="float">
            <text:p>4187.559</text:p>
          </table:table-cell>
          <table:table-cell table:number-columns-repeated="46"/>
        </table:table-row>
        <table:table-row table:style-name="ro1">
          <table:table-cell table:style-name="ce15"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101822" calcext:value-type="float">
            <text:p>101822</text:p>
          </table:table-cell>
          <table:table-cell office:value-type="float" office:value="7025" calcext:value-type="float">
            <text:p>7025</text:p>
          </table:table-cell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float" office:value="188.236" calcext:value-type="float">
            <text:p>188.236</text:p>
          </table:table-cell>
          <table:table-cell office:value-type="float" office:value="4.34396" calcext:value-type="float">
            <text:p>4.34396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004" calcext:value-type="float">
            <text:p>0.004</text:p>
          </table:table-cell>
          <table:table-cell office:value-type="float" office:value="46.201" calcext:value-type="float">
            <text:p>46.201</text:p>
          </table:table-cell>
          <table:table-cell office:value-type="float" office:value="0.133" calcext:value-type="float">
            <text:p>0.133</text:p>
          </table:table-cell>
          <table:table-cell office:value-type="float" office:value="-0.730322" calcext:value-type="float">
            <text:p>-0.730322</text:p>
          </table:table-cell>
          <table:table-cell office:value-type="float" office:value="-0.671843" calcext:value-type="float">
            <text:p>-0.671843</text:p>
          </table:table-cell>
          <table:table-cell office:value-type="float" office:value="0.123519" calcext:value-type="float">
            <text:p>0.123519</text:p>
          </table:table-cell>
          <table:table-cell office:value-type="float" office:value="-5836.458" calcext:value-type="float">
            <text:p>-5836.458</text:p>
          </table:table-cell>
          <table:table-cell office:value-type="float" office:value="-6000.077" calcext:value-type="float">
            <text:p>-6000.077</text:p>
          </table:table-cell>
          <table:table-cell office:value-type="float" office:value="776.594" calcext:value-type="float">
            <text:p>776.594</text:p>
          </table:table-cell>
          <table:table-cell table:number-columns-repeated="46"/>
        </table:table-row>
        <table:table-row table:style-name="ro1">
          <table:table-cell table:style-name="ce15"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101824" calcext:value-type="float">
            <text:p>101824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1.5" calcext:value-type="float">
            <text:p>11.5</text:p>
          </table:table-cell>
          <table:table-cell office:value-type="float" office:value="187.28" calcext:value-type="float">
            <text:p>187.28</text:p>
          </table:table-cell>
          <table:table-cell office:value-type="float" office:value="4.29516" calcext:value-type="float">
            <text:p>4.29516</text:p>
          </table:table-cell>
          <table:table-cell office:value-type="float" office:value="-0.842" calcext:value-type="float">
            <text:p>-0.842</text:p>
          </table:table-cell>
          <table:table-cell office:value-type="float" office:value="0.007" calcext:value-type="float">
            <text:p>0.007</text:p>
          </table:table-cell>
          <table:table-cell office:value-type="float" office:value="44.478" calcext:value-type="float">
            <text:p>44.478</text:p>
          </table:table-cell>
          <table:table-cell office:value-type="float" office:value="0.259" calcext:value-type="float">
            <text:p>0.259</text:p>
          </table:table-cell>
          <table:table-cell office:value-type="float" office:value="-0.840281" calcext:value-type="float">
            <text:p>-0.840281</text:p>
          </table:table-cell>
          <table:table-cell office:value-type="float" office:value="-0.526345" calcext:value-type="float">
            <text:p>-0.526345</text:p>
          </table:table-cell>
          <table:table-cell office:value-type="float" office:value="-0.129954" calcext:value-type="float">
            <text:p>-0.129954</text:p>
          </table:table-cell>
          <table:table-cell office:value-type="float" office:value="-6859.638" calcext:value-type="float">
            <text:p>-6859.638</text:p>
          </table:table-cell>
          <table:table-cell office:value-type="float" office:value="-4719.602" calcext:value-type="float">
            <text:p>-4719.602</text:p>
          </table:table-cell>
          <table:table-cell office:value-type="float" office:value="-1156.278" calcext:value-type="float">
            <text:p>-1156.278</text:p>
          </table:table-cell>
          <table:table-cell table:number-columns-repeated="46"/>
        </table:table-row>
        <table:table-row table:style-name="ro1">
          <table:table-cell table:style-name="ce15"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101827" calcext:value-type="float">
            <text:p>101827</text:p>
          </table:table-cell>
          <table:table-cell office:value-type="float" office:value="6650" calcext:value-type="float">
            <text:p>6650</text:p>
          </table:table-cell>
          <table:table-cell office:value-type="float" office:value="650" calcext:value-type="float">
            <text:p>650</text:p>
          </table:table-cell>
          <table:table-cell office:value-type="float" office:value="15.75" calcext:value-type="float">
            <text:p>15.75</text:p>
          </table:table-cell>
          <table:table-cell office:value-type="float" office:value="187.563" calcext:value-type="float">
            <text:p>187.563</text:p>
          </table:table-cell>
          <table:table-cell office:value-type="float" office:value="4.23962" calcext:value-type="float">
            <text:p>4.23962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005" calcext:value-type="float">
            <text:p>0.005</text:p>
          </table:table-cell>
          <table:table-cell office:value-type="float" office:value="47.656" calcext:value-type="float">
            <text:p>47.656</text:p>
          </table:table-cell>
          <table:table-cell office:value-type="float" office:value="0.169" calcext:value-type="float">
            <text:p>0.169</text:p>
          </table:table-cell>
          <table:table-cell office:value-type="float" office:value="-0.917771" calcext:value-type="float">
            <text:p>-0.917771</text:p>
          </table:table-cell>
          <table:table-cell office:value-type="float" office:value="-0.344362" calcext:value-type="float">
            <text:p>-0.344362</text:p>
          </table:table-cell>
          <table:table-cell office:value-type="float" office:value="0.197767" calcext:value-type="float">
            <text:p>0.197767</text:p>
          </table:table-cell>
          <table:table-cell office:value-type="float" office:value="-7821.736" calcext:value-type="float">
            <text:p>-7821.736</text:p>
          </table:table-cell>
          <table:table-cell office:value-type="float" office:value="-2531.7" calcext:value-type="float">
            <text:p>-2531.7</text:p>
          </table:table-cell>
          <table:table-cell office:value-type="float" office:value="1755.413" calcext:value-type="float">
            <text:p>1755.413</text:p>
          </table:table-cell>
          <table:table-cell table:number-columns-repeated="46"/>
        </table:table-row>
        <table:table-row table:style-name="ro1">
          <table:table-cell table:style-name="ce15"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101831" calcext:value-type="float">
            <text:p>101831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8.5" calcext:value-type="float">
            <text:p>18.5</text:p>
          </table:table-cell>
          <table:table-cell office:value-type="float" office:value="189.85" calcext:value-type="float">
            <text:p>189.85</text:p>
          </table:table-cell>
          <table:table-cell office:value-type="float" office:value="4.62944" calcext:value-type="float">
            <text:p>4.62944</text:p>
          </table:table-cell>
          <table:table-cell office:value-type="float" office:value="-0.279" calcext:value-type="float">
            <text:p>-0.279</text:p>
          </table:table-cell>
          <table:table-cell office:value-type="float" office:value="0.021" calcext:value-type="float">
            <text:p>0.021</text:p>
          </table:table-cell>
          <table:table-cell office:value-type="float" office:value="1.34" calcext:value-type="float">
            <text:p>1.34</text:p>
          </table:table-cell>
          <table:table-cell office:value-type="float" office:value="0.655" calcext:value-type="float">
            <text:p>0.655</text:p>
          </table:table-cell>
          <table:table-cell office:value-type="float" office:value="-0.547268" calcext:value-type="float">
            <text:p>-0.547268</text:p>
          </table:table-cell>
          <table:table-cell office:value-type="float" office:value="-0.827164" calcext:value-type="float">
            <text:p>-0.827164</text:p>
          </table:table-cell>
          <table:table-cell office:value-type="float" office:value="-0.127662" calcext:value-type="float">
            <text:p>-0.127662</text:p>
          </table:table-cell>
          <table:table-cell office:value-type="float" office:value="-3962.4" calcext:value-type="float">
            <text:p>-3962.4</text:p>
          </table:table-cell>
          <table:table-cell office:value-type="float" office:value="-7315.14" calcext:value-type="float">
            <text:p>-7315.14</text:p>
          </table:table-cell>
          <table:table-cell office:value-type="float" office:value="-1205.401" calcext:value-type="float">
            <text:p>-1205.401</text:p>
          </table:table-cell>
          <table:table-cell table:number-columns-repeated="46"/>
        </table:table-row>
        <table:table-row table:style-name="ro1">
          <table:table-cell table:style-name="ce15"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101834" calcext:value-type="float">
            <text:p>101834</text:p>
          </table:table-cell>
          <table:table-cell office:value-type="float" office:value="6900" calcext:value-type="float">
            <text:p>6900</text:p>
          </table:table-cell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189.036" calcext:value-type="float">
            <text:p>189.036</text:p>
          </table:table-cell>
          <table:table-cell office:value-type="float" office:value="4.29066" calcext:value-type="float">
            <text:p>4.29066</text:p>
          </table:table-cell>
          <table:table-cell office:value-type="float" office:value="-0.471" calcext:value-type="float">
            <text:p>-0.471</text:p>
          </table:table-cell>
          <table:table-cell office:value-type="float" office:value="0.005" calcext:value-type="float">
            <text:p>0.005</text:p>
          </table:table-cell>
          <table:table-cell office:value-type="float" office:value="42.217" calcext:value-type="float">
            <text:p>42.217</text:p>
          </table:table-cell>
          <table:table-cell office:value-type="float" office:value="0.175" calcext:value-type="float">
            <text:p>0.175</text:p>
          </table:table-cell>
          <table:table-cell office:value-type="float" office:value="-0.446644" calcext:value-type="float">
            <text:p>-0.446644</text:p>
          </table:table-cell>
          <table:table-cell office:value-type="float" office:value="-0.557417" calcext:value-type="float">
            <text:p>-0.557417</text:p>
          </table:table-cell>
          <table:table-cell office:value-type="float" office:value="0.699854" calcext:value-type="float">
            <text:p>0.699854</text:p>
          </table:table-cell>
          <table:table-cell office:value-type="float" office:value="-3842.484" calcext:value-type="float">
            <text:p>-3842.484</text:p>
          </table:table-cell>
          <table:table-cell office:value-type="float" office:value="-4991.839" calcext:value-type="float">
            <text:p>-4991.839</text:p>
          </table:table-cell>
          <table:table-cell office:value-type="float" office:value="5566.767" calcext:value-type="float">
            <text:p>5566.767</text:p>
          </table:table-cell>
          <table:table-cell table:number-columns-repeated="46"/>
        </table:table-row>
        <table:table-row table:style-name="ro1">
          <table:table-cell table:style-name="ce15"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101839" calcext:value-type="float">
            <text:p>101839</text:p>
          </table:table-cell>
          <table:table-cell office:value-type="float" office:value="6450" calcext:value-type="float">
            <text:p>6450</text:p>
          </table:table-cell>
          <table:table-cell office:value-type="float" office:value="650" calcext:value-type="float">
            <text:p>650</text:p>
          </table:table-cell>
          <table:table-cell office:value-type="float" office:value="8.5" calcext:value-type="float">
            <text:p>8.5</text:p>
          </table:table-cell>
          <table:table-cell office:value-type="float" office:value="189.08" calcext:value-type="float">
            <text:p>189.08</text:p>
          </table:table-cell>
          <table:table-cell office:value-type="float" office:value="4.23888" calcext:value-type="float">
            <text:p>4.23888</text:p>
          </table:table-cell>
          <table:table-cell office:value-type="float" office:value="-0.387" calcext:value-type="float">
            <text:p>-0.387</text:p>
          </table:table-cell>
          <table:table-cell office:value-type="float" office:value="0.005" calcext:value-type="float">
            <text:p>0.005</text:p>
          </table:table-cell>
          <table:table-cell office:value-type="float" office:value="40.554" calcext:value-type="float">
            <text:p>40.554</text:p>
          </table:table-cell>
          <table:table-cell office:value-type="float" office:value="0.153" calcext:value-type="float">
            <text:p>0.153</text:p>
          </table:table-cell>
          <table:table-cell office:value-type="float" office:value="-0.169753" calcext:value-type="float">
            <text:p>-0.169753</text:p>
          </table:table-cell>
          <table:table-cell office:value-type="float" office:value="-0.252277" calcext:value-type="float">
            <text:p>-0.252277</text:p>
          </table:table-cell>
          <table:table-cell office:value-type="float" office:value="0.952649" calcext:value-type="float">
            <text:p>0.952649</text:p>
          </table:table-cell>
          <table:table-cell office:value-type="float" office:value="-1407.409" calcext:value-type="float">
            <text:p>-1407.409</text:p>
          </table:table-cell>
          <table:table-cell office:value-type="float" office:value="-1583.845" calcext:value-type="float">
            <text:p>-1583.845</text:p>
          </table:table-cell>
          <table:table-cell office:value-type="float" office:value="8135.111" calcext:value-type="float">
            <text:p>8135.111</text:p>
          </table:table-cell>
          <table:table-cell table:number-columns-repeated="46"/>
        </table:table-row>
        <table:table-row table:style-name="ro1">
          <table:table-cell table:style-name="ce15"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101842" calcext:value-type="float">
            <text:p>101842</text:p>
          </table:table-cell>
          <table:table-cell office:value-type="float" office:value="6100" calcext:value-type="float">
            <text:p>6100</text:p>
          </table:table-cell>
          <table:table-cell office:value-type="float" office:value="650" calcext:value-type="float">
            <text:p>650</text:p>
          </table:table-cell>
          <table:table-cell office:value-type="float" office:value="16.25" calcext:value-type="float">
            <text:p>16.25</text:p>
          </table:table-cell>
          <table:table-cell office:value-type="float" office:value="188.049" calcext:value-type="float">
            <text:p>188.049</text:p>
          </table:table-cell>
          <table:table-cell office:value-type="float" office:value="4.31361" calcext:value-type="float">
            <text:p>4.31361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25.446" calcext:value-type="float">
            <text:p>25.446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517874" calcext:value-type="float">
            <text:p>-0.0517874</text:p>
          </table:table-cell>
          <table:table-cell office:value-type="float" office:value="0.0158905" calcext:value-type="float">
            <text:p>0.0158905</text:p>
          </table:table-cell>
          <table:table-cell office:value-type="float" office:value="0.998532" calcext:value-type="float">
            <text:p>0.998532</text:p>
          </table:table-cell>
          <table:table-cell office:value-type="float" office:value="-1096.396" calcext:value-type="float">
            <text:p>-1096.396</text:p>
          </table:table-cell>
          <table:table-cell office:value-type="float" office:value="-60.484" calcext:value-type="float">
            <text:p>-60.484</text:p>
          </table:table-cell>
          <table:table-cell office:value-type="float" office:value="8333.967" calcext:value-type="float">
            <text:p>8333.967</text:p>
          </table:table-cell>
          <table:table-cell table:number-columns-repeated="46"/>
        </table:table-row>
        <table:table-row table:style-name="ro1">
          <table:table-cell table:style-name="ce15"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101845" calcext:value-type="float">
            <text:p>101845</text:p>
          </table:table-cell>
          <table:table-cell office:value-type="float" office:value="6900" calcext:value-type="float">
            <text:p>6900</text:p>
          </table:table-cell>
          <table:table-cell office:value-type="float" office:value="650" calcext:value-type="float">
            <text:p>650</text:p>
          </table:table-cell>
          <table:table-cell office:value-type="float" office:value="9.75" calcext:value-type="float">
            <text:p>9.75</text:p>
          </table:table-cell>
          <table:table-cell office:value-type="float" office:value="187.276" calcext:value-type="float">
            <text:p>187.276</text:p>
          </table:table-cell>
          <table:table-cell office:value-type="float" office:value="4.3153" calcext:value-type="float">
            <text:p>4.3153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005" calcext:value-type="float">
            <text:p>0.005</text:p>
          </table:table-cell>
          <table:table-cell office:value-type="float" office:value="35.034" calcext:value-type="float">
            <text:p>35.03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51781" calcext:value-type="float">
            <text:p>0.151781</text:p>
          </table:table-cell>
          <table:table-cell office:value-type="float" office:value="-0.243923" calcext:value-type="float">
            <text:p>-0.243923</text:p>
          </table:table-cell>
          <table:table-cell office:value-type="float" office:value="0.957844" calcext:value-type="float">
            <text:p>0.957844</text:p>
          </table:table-cell>
          <table:table-cell office:value-type="float" office:value="465.339" calcext:value-type="float">
            <text:p>465.339</text:p>
          </table:table-cell>
          <table:table-cell office:value-type="float" office:value="-1892.386" calcext:value-type="float">
            <text:p>-1892.386</text:p>
          </table:table-cell>
          <table:table-cell office:value-type="float" office:value="8177.416" calcext:value-type="float">
            <text:p>8177.416</text:p>
          </table:table-cell>
          <table:table-cell table:number-columns-repeated="46"/>
        </table:table-row>
        <table:table-row table:style-name="ro1">
          <table:table-cell table:style-name="ce15"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101849" calcext:value-type="float">
            <text:p>101849</text:p>
          </table:table-cell>
          <table:table-cell office:value-type="float" office:value="6350" calcext:value-type="float">
            <text:p>6350</text:p>
          </table:table-cell>
          <table:table-cell office:value-type="float" office:value="650" calcext:value-type="float">
            <text:p>650</text:p>
          </table:table-cell>
          <table:table-cell office:value-type="float" office:value="12.5" calcext:value-type="float">
            <text:p>12.5</text:p>
          </table:table-cell>
          <table:table-cell office:value-type="float" office:value="187.071" calcext:value-type="float">
            <text:p>187.071</text:p>
          </table:table-cell>
          <table:table-cell office:value-type="float" office:value="4.21473" calcext:value-type="float">
            <text:p>4.21473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4" calcext:value-type="float">
            <text:p>0.004</text:p>
          </table:table-cell>
          <table:table-cell office:value-type="float" office:value="53.55" calcext:value-type="float">
            <text:p>53.5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4614" calcext:value-type="float">
            <text:p>0.394614</text:p>
          </table:table-cell>
          <table:table-cell office:value-type="float" office:value="-0.546902" calcext:value-type="float">
            <text:p>-0.546902</text:p>
          </table:table-cell>
          <table:table-cell office:value-type="float" office:value="0.738361" calcext:value-type="float">
            <text:p>0.738361</text:p>
          </table:table-cell>
          <table:table-cell office:value-type="float" office:value="3590.415" calcext:value-type="float">
            <text:p>3590.415</text:p>
          </table:table-cell>
          <table:table-cell office:value-type="float" office:value="-4577.603" calcext:value-type="float">
            <text:p>-4577.603</text:p>
          </table:table-cell>
          <table:table-cell office:value-type="float" office:value="6068.809" calcext:value-type="float">
            <text:p>6068.809</text:p>
          </table:table-cell>
          <table:table-cell table:number-columns-repeated="46"/>
        </table:table-row>
        <table:table-row table:style-name="ro1">
          <table:table-cell table:style-name="ce15"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101852" calcext:value-type="float">
            <text:p>101852</text:p>
          </table:table-cell>
          <table:table-cell office:value-type="float" office:value="8700" calcext:value-type="float">
            <text:p>8700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87.458" calcext:value-type="float">
            <text:p>187.458</text:p>
          </table:table-cell>
          <table:table-cell office:value-type="float" office:value="4.30172" calcext:value-type="float">
            <text:p>4.30172</text:p>
          </table:table-cell>
          <table:table-cell office:value-type="float" office:value="-0.28" calcext:value-type="float">
            <text:p>-0.28</text:p>
          </table:table-cell>
          <table:table-cell office:value-type="float" office:value="0.004" calcext:value-type="float">
            <text:p>0.004</text:p>
          </table:table-cell>
          <table:table-cell office:value-type="float" office:value="46.58" calcext:value-type="float">
            <text:p>46.5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961288" calcext:value-type="float">
            <text:p>0.00961288</text:p>
          </table:table-cell>
          <table:table-cell office:value-type="float" office:value="-0.652713" calcext:value-type="float">
            <text:p>-0.652713</text:p>
          </table:table-cell>
          <table:table-cell office:value-type="float" office:value="0.757544" calcext:value-type="float">
            <text:p>0.757544</text:p>
          </table:table-cell>
          <table:table-cell office:value-type="float" office:value="537.815" calcext:value-type="float">
            <text:p>537.815</text:p>
          </table:table-cell>
          <table:table-cell office:value-type="float" office:value="-5361.072" calcext:value-type="float">
            <text:p>-5361.072</text:p>
          </table:table-cell>
          <table:table-cell office:value-type="float" office:value="6453.145" calcext:value-type="float">
            <text:p>6453.145</text:p>
          </table:table-cell>
          <table:table-cell table:number-columns-repeated="46"/>
        </table:table-row>
        <table:table-row table:style-name="ro1">
          <table:table-cell table:style-name="ce15"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102178" calcext:value-type="float">
            <text:p>102178</text:p>
          </table:table-cell>
          <table:table-cell office:value-type="float" office:value="6700" calcext:value-type="float">
            <text:p>6700</text:p>
          </table:table-cell>
          <table:table-cell office:value-type="float" office:value="650" calcext:value-type="float">
            <text:p>650</text:p>
          </table:table-cell>
          <table:table-cell office:value-type="float" office:value="13.75" calcext:value-type="float">
            <text:p>13.75</text:p>
          </table:table-cell>
          <table:table-cell office:value-type="float" office:value="192.016" calcext:value-type="float">
            <text:p>192.016</text:p>
          </table:table-cell>
          <table:table-cell office:value-type="float" office:value="4.41411" calcext:value-type="float">
            <text:p>4.414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18.073" calcext:value-type="float">
            <text:p>18.07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0.242946" calcext:value-type="float">
            <text:p>0.242946</text:p>
          </table:table-cell>
          <table:table-cell office:value-type="float" office:value="0.667039" calcext:value-type="float">
            <text:p>0.667039</text:p>
          </table:table-cell>
          <table:table-cell office:value-type="float" office:value="6239.502" calcext:value-type="float">
            <text:p>6239.502</text:p>
          </table:table-cell>
          <table:table-cell office:value-type="float" office:value="2674.598" calcext:value-type="float">
            <text:p>2674.598</text:p>
          </table:table-cell>
          <table:table-cell office:value-type="float" office:value="4958.44" calcext:value-type="float">
            <text:p>4958.44</text:p>
          </table:table-cell>
          <table:table-cell table:number-columns-repeated="46"/>
        </table:table-row>
        <table:table-row table:style-name="ro1">
          <table:table-cell table:style-name="ce15"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101889" calcext:value-type="float">
            <text:p>101889</text:p>
          </table:table-cell>
          <table:table-cell office:value-type="float" office:value="7525" calcext:value-type="float">
            <text:p>7525</text:p>
          </table:table-cell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office:value-type="float" office:value="187.352" calcext:value-type="float">
            <text:p>187.352</text:p>
          </table:table-cell>
          <table:table-cell office:value-type="float" office:value="4.25588" calcext:value-type="float">
            <text:p>4.25588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005" calcext:value-type="float">
            <text:p>0.005</text:p>
          </table:table-cell>
          <table:table-cell office:value-type="float" office:value="47.715" calcext:value-type="float">
            <text:p>47.71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4813" calcext:value-type="float">
            <text:p>0.294813</text:p>
          </table:table-cell>
          <table:table-cell office:value-type="float" office:value="0.129066" calcext:value-type="float">
            <text:p>0.129066</text:p>
          </table:table-cell>
          <table:table-cell office:value-type="float" office:value="0.946798" calcext:value-type="float">
            <text:p>0.946798</text:p>
          </table:table-cell>
          <table:table-cell office:value-type="float" office:value="2230.26" calcext:value-type="float">
            <text:p>2230.26</text:p>
          </table:table-cell>
          <table:table-cell office:value-type="float" office:value="872.163" calcext:value-type="float">
            <text:p>872.163</text:p>
          </table:table-cell>
          <table:table-cell office:value-type="float" office:value="8057.472" calcext:value-type="float">
            <text:p>8057.472</text:p>
          </table:table-cell>
          <table:table-cell table:number-columns-repeated="46"/>
        </table:table-row>
        <table:table-row table:style-name="ro1">
          <table:table-cell table:style-name="ce15"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101892" calcext:value-type="float">
            <text:p>101892</text:p>
          </table:table-cell>
          <table:table-cell office:value-type="float" office:value="8150" calcext:value-type="float">
            <text:p>815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88.39" calcext:value-type="float">
            <text:p>188.39</text:p>
          </table:table-cell>
          <table:table-cell office:value-type="float" office:value="4.32799" calcext:value-type="float">
            <text:p>4.32799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26.597" calcext:value-type="float">
            <text:p>26.597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6517" calcext:value-type="float">
            <text:p>0.586517</text:p>
          </table:table-cell>
          <table:table-cell office:value-type="float" office:value="-0.229654" calcext:value-type="float">
            <text:p>-0.229654</text:p>
          </table:table-cell>
          <table:table-cell office:value-type="float" office:value="0.776697" calcext:value-type="float">
            <text:p>0.776697</text:p>
          </table:table-cell>
          <table:table-cell office:value-type="float" office:value="5574.946" calcext:value-type="float">
            <text:p>5574.946</text:p>
          </table:table-cell>
          <table:table-cell office:value-type="float" office:value="-2076.707" calcext:value-type="float">
            <text:p>-2076.707</text:p>
          </table:table-cell>
          <table:table-cell office:value-type="float" office:value="5939.458" calcext:value-type="float">
            <text:p>5939.458</text:p>
          </table:table-cell>
          <table:table-cell table:number-columns-repeated="46"/>
        </table:table-row>
        <table:table-row table:style-name="ro1">
          <table:table-cell table:style-name="ce15"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101895" calcext:value-type="float">
            <text:p>101895</text:p>
          </table:table-cell>
          <table:table-cell office:value-type="float" office:value="5475" calcext:value-type="float">
            <text:p>5475</text:p>
          </table:table-cell>
          <table:table-cell office:value-type="float" office:value="650" calcext:value-type="float">
            <text:p>650</text:p>
          </table:table-cell>
          <table:table-cell office:value-type="float" office:value="12.25" calcext:value-type="float">
            <text:p>12.25</text:p>
          </table:table-cell>
          <table:table-cell office:value-type="float" office:value="187.881" calcext:value-type="float">
            <text:p>187.881</text:p>
          </table:table-cell>
          <table:table-cell office:value-type="float" office:value="4.35455" calcext:value-type="float">
            <text:p>4.35455</text:p>
          </table:table-cell>
          <table:table-cell office:value-type="float" office:value="-0.7" calcext:value-type="float">
            <text:p>-0.7</text:p>
          </table:table-cell>
          <table:table-cell office:value-type="float" office:value="0.004" calcext:value-type="float">
            <text:p>0.004</text:p>
          </table:table-cell>
          <table:table-cell office:value-type="float" office:value="50.625" calcext:value-type="float">
            <text:p>50.6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30183" calcext:value-type="float">
            <text:p>0.0130183</text:p>
          </table:table-cell>
          <table:table-cell office:value-type="float" office:value="0.717625" calcext:value-type="float">
            <text:p>0.717625</text:p>
          </table:table-cell>
          <table:table-cell office:value-type="float" office:value="0.696308" calcext:value-type="float">
            <text:p>0.696308</text:p>
          </table:table-cell>
          <table:table-cell office:value-type="float" office:value="83.713" calcext:value-type="float">
            <text:p>83.713</text:p>
          </table:table-cell>
          <table:table-cell office:value-type="float" office:value="6059.581" calcext:value-type="float">
            <text:p>6059.581</text:p>
          </table:table-cell>
          <table:table-cell office:value-type="float" office:value="5826.931" calcext:value-type="float">
            <text:p>5826.931</text:p>
          </table:table-cell>
          <table:table-cell table:number-columns-repeated="46"/>
        </table:table-row>
        <table:table-row table:style-name="ro1">
          <table:table-cell table:style-name="ce15"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101898" calcext:value-type="float">
            <text:p>101898</text:p>
          </table:table-cell>
          <table:table-cell office:value-type="float" office:value="8850" calcext:value-type="float">
            <text:p>8850</text:p>
          </table:table-cell>
          <table:table-cell office:value-type="float" office:value="650" calcext:value-type="float">
            <text:p>650</text:p>
          </table:table-cell>
          <table:table-cell office:value-type="float" office:value="22.5" calcext:value-type="float">
            <text:p>22.5</text:p>
          </table:table-cell>
          <table:table-cell office:value-type="float" office:value="189.305" calcext:value-type="float">
            <text:p>189.305</text:p>
          </table:table-cell>
          <table:table-cell office:value-type="float" office:value="4.30518" calcext:value-type="float">
            <text:p>4.30518</text:p>
          </table:table-cell>
          <table:table-cell office:value-type="float" office:value="-0.529" calcext:value-type="float">
            <text:p>-0.529</text:p>
          </table:table-cell>
          <table:table-cell office:value-type="float" office:value="0.004" calcext:value-type="float">
            <text:p>0.004</text:p>
          </table:table-cell>
          <table:table-cell office:value-type="float" office:value="50.407" calcext:value-type="float">
            <text:p>50.40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845071" calcext:value-type="float">
            <text:p>-0.00845071</text:p>
          </table:table-cell>
          <table:table-cell office:value-type="float" office:value="0.315332" calcext:value-type="float">
            <text:p>0.315332</text:p>
          </table:table-cell>
          <table:table-cell office:value-type="float" office:value="0.948944" calcext:value-type="float">
            <text:p>0.948944</text:p>
          </table:table-cell>
          <table:table-cell office:value-type="float" office:value="249.567" calcext:value-type="float">
            <text:p>249.567</text:p>
          </table:table-cell>
          <table:table-cell office:value-type="float" office:value="2303.443" calcext:value-type="float">
            <text:p>2303.443</text:p>
          </table:table-cell>
          <table:table-cell office:value-type="float" office:value="8080.703" calcext:value-type="float">
            <text:p>8080.703</text:p>
          </table:table-cell>
          <table:table-cell table:number-columns-repeated="46"/>
        </table:table-row>
        <table:table-row table:style-name="ro1">
          <table:table-cell table:style-name="ce15"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101903" calcext:value-type="float">
            <text:p>101903</text:p>
          </table:table-cell>
          <table:table-cell office:value-type="float" office:value="9050" calcext:value-type="float">
            <text:p>9050</text:p>
          </table:table-cell>
          <table:table-cell office:value-type="float" office:value="650" calcext:value-type="float">
            <text:p>650</text:p>
          </table:table-cell>
          <table:table-cell office:value-type="float" office:value="20.5" calcext:value-type="float">
            <text:p>20.5</text:p>
          </table:table-cell>
          <table:table-cell office:value-type="float" office:value="188.964" calcext:value-type="float">
            <text:p>188.964</text:p>
          </table:table-cell>
          <table:table-cell office:value-type="float" office:value="4.3499" calcext:value-type="float">
            <text:p>4.3499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006" calcext:value-type="float">
            <text:p>0.006</text:p>
          </table:table-cell>
          <table:table-cell office:value-type="float" office:value="24.333" calcext:value-type="float">
            <text:p>24.333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0308" calcext:value-type="float">
            <text:p>0.320308</text:p>
          </table:table-cell>
          <table:table-cell office:value-type="float" office:value="0.525917" calcext:value-type="float">
            <text:p>0.525917</text:p>
          </table:table-cell>
          <table:table-cell office:value-type="float" office:value="0.787917" calcext:value-type="float">
            <text:p>0.787917</text:p>
          </table:table-cell>
          <table:table-cell office:value-type="float" office:value="2359.856" calcext:value-type="float">
            <text:p>2359.856</text:p>
          </table:table-cell>
          <table:table-cell office:value-type="float" office:value="5289.645" calcext:value-type="float">
            <text:p>5289.645</text:p>
          </table:table-cell>
          <table:table-cell office:value-type="float" office:value="6092.58" calcext:value-type="float">
            <text:p>6092.58</text:p>
          </table:table-cell>
          <table:table-cell table:number-columns-repeated="46"/>
        </table:table-row>
        <table:table-row table:style-name="ro1">
          <table:table-cell table:style-name="ce15"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101905" calcext:value-type="float">
            <text:p>101905</text:p>
          </table:table-cell>
          <table:table-cell office:value-type="float" office:value="6000" calcext:value-type="float">
            <text:p>6000</text:p>
          </table:table-cell>
          <table:table-cell office:value-type="float" office:value="650" calcext:value-type="float">
            <text:p>650</text:p>
          </table:table-cell>
          <table:table-cell office:value-type="float" office:value="12" calcext:value-type="float">
            <text:p>12</text:p>
          </table:table-cell>
          <table:table-cell office:value-type="float" office:value="187.466" calcext:value-type="float">
            <text:p>187.466</text:p>
          </table:table-cell>
          <table:table-cell office:value-type="float" office:value="4.22469" calcext:value-type="float">
            <text:p>4.22469</text:p>
          </table:table-cell>
          <table:table-cell office:value-type="float" office:value="-0.723" calcext:value-type="float">
            <text:p>-0.723</text:p>
          </table:table-cell>
          <table:table-cell office:value-type="float" office:value="0.005" calcext:value-type="float">
            <text:p>0.005</text:p>
          </table:table-cell>
          <table:table-cell office:value-type="float" office:value="50.981" calcext:value-type="float">
            <text:p>50.981</text:p>
          </table:table-cell>
          <table:table-cell office:value-type="float" office:value="0.165" calcext:value-type="float">
            <text:p>0.165</text:p>
          </table:table-cell>
          <table:table-cell office:value-type="float" office:value="-0.683441" calcext:value-type="float">
            <text:p>-0.683441</text:p>
          </table:table-cell>
          <table:table-cell office:value-type="float" office:value="0.242081" calcext:value-type="float">
            <text:p>0.242081</text:p>
          </table:table-cell>
          <table:table-cell office:value-type="float" office:value="0.688698" calcext:value-type="float">
            <text:p>0.688698</text:p>
          </table:table-cell>
          <table:table-cell office:value-type="float" office:value="-6177.675" calcext:value-type="float">
            <text:p>-6177.675</text:p>
          </table:table-cell>
          <table:table-cell office:value-type="float" office:value="1931.392" calcext:value-type="float">
            <text:p>1931.392</text:p>
          </table:table-cell>
          <table:table-cell office:value-type="float" office:value="5365.374" calcext:value-type="float">
            <text:p>5365.374</text:p>
          </table:table-cell>
          <table:table-cell table:number-columns-repeated="46"/>
        </table:table-row>
        <table:table-row table:style-name="ro1">
          <table:table-cell table:style-name="ce15"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101910" calcext:value-type="float">
            <text:p>101910</text:p>
          </table:table-cell>
          <table:table-cell office:value-type="float" office:value="6325" calcext:value-type="float">
            <text:p>632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87.739" calcext:value-type="float">
            <text:p>187.739</text:p>
          </table:table-cell>
          <table:table-cell office:value-type="float" office:value="4.37828" calcext:value-type="float">
            <text:p>4.37828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5" calcext:value-type="float">
            <text:p>0.005</text:p>
          </table:table-cell>
          <table:table-cell office:value-type="float" office:value="60.513" calcext:value-type="float">
            <text:p>60.513</text:p>
          </table:table-cell>
          <table:table-cell office:value-type="float" office:value="0.18" calcext:value-type="float">
            <text:p>0.18</text:p>
          </table:table-cell>
          <table:table-cell office:value-type="float" office:value="-0.295148" calcext:value-type="float">
            <text:p>-0.295148</text:p>
          </table:table-cell>
          <table:table-cell office:value-type="float" office:value="0.077895" calcext:value-type="float">
            <text:p>0.077895</text:p>
          </table:table-cell>
          <table:table-cell office:value-type="float" office:value="0.952271" calcext:value-type="float">
            <text:p>0.952271</text:p>
          </table:table-cell>
          <table:table-cell office:value-type="float" office:value="-1988.864" calcext:value-type="float">
            <text:p>-1988.864</text:p>
          </table:table-cell>
          <table:table-cell office:value-type="float" office:value="755.593" calcext:value-type="float">
            <text:p>755.593</text:p>
          </table:table-cell>
          <table:table-cell office:value-type="float" office:value="8132.929" calcext:value-type="float">
            <text:p>8132.929</text:p>
          </table:table-cell>
          <table:table-cell table:number-columns-repeated="46"/>
        </table:table-row>
        <table:table-row table:style-name="ro1">
          <table:table-cell table:style-name="ce15"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101913" calcext:value-type="float">
            <text:p>101913</text:p>
          </table:table-cell>
          <table:table-cell office:value-type="float" office:value="7700" calcext:value-type="float">
            <text:p>7700</text:p>
          </table:table-cell>
          <table:table-cell office:value-type="float" office:value="650" calcext:value-type="float">
            <text:p>650</text:p>
          </table:table-cell>
          <table:table-cell office:value-type="float" office:value="17.75" calcext:value-type="float">
            <text:p>17.75</text:p>
          </table:table-cell>
          <table:table-cell office:value-type="float" office:value="188.958" calcext:value-type="float">
            <text:p>188.958</text:p>
          </table:table-cell>
          <table:table-cell office:value-type="float" office:value="4.27981" calcext:value-type="float">
            <text:p>4.27981</text:p>
          </table:table-cell>
          <table:table-cell office:value-type="float" office:value="-0.941" calcext:value-type="float">
            <text:p>-0.941</text:p>
          </table:table-cell>
          <table:table-cell office:value-type="float" office:value="0.004" calcext:value-type="float">
            <text:p>0.004</text:p>
          </table:table-cell>
          <table:table-cell office:value-type="float" office:value="61.764" calcext:value-type="float">
            <text:p>61.764</text:p>
          </table:table-cell>
          <table:table-cell office:value-type="float" office:value="0.161" calcext:value-type="float">
            <text:p>0.161</text:p>
          </table:table-cell>
          <table:table-cell office:value-type="float" office:value="-0.326062" calcext:value-type="float">
            <text:p>-0.326062</text:p>
          </table:table-cell>
          <table:table-cell office:value-type="float" office:value="0.523398" calcext:value-type="float">
            <text:p>0.523398</text:p>
          </table:table-cell>
          <table:table-cell office:value-type="float" office:value="0.787234" calcext:value-type="float">
            <text:p>0.787234</text:p>
          </table:table-cell>
          <table:table-cell office:value-type="float" office:value="-3074.529" calcext:value-type="float">
            <text:p>-3074.529</text:p>
          </table:table-cell>
          <table:table-cell office:value-type="float" office:value="4852.948" calcext:value-type="float">
            <text:p>4852.948</text:p>
          </table:table-cell>
          <table:table-cell office:value-type="float" office:value="6138.093" calcext:value-type="float">
            <text:p>6138.093</text:p>
          </table:table-cell>
          <table:table-cell table:number-columns-repeated="46"/>
        </table:table-row>
        <table:table-row table:style-name="ro1">
          <table:table-cell table:style-name="ce15"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101915" calcext:value-type="float">
            <text:p>101915</text:p>
          </table:table-cell>
          <table:table-cell office:value-type="float" office:value="5300" calcext:value-type="float">
            <text:p>5300</text:p>
          </table:table-cell>
          <table:table-cell office:value-type="float" office:value="650" calcext:value-type="float">
            <text:p>650</text:p>
          </table:table-cell>
          <table:table-cell office:value-type="float" office:value="24.25" calcext:value-type="float">
            <text:p>24.25</text:p>
          </table:table-cell>
          <table:table-cell office:value-type="float" office:value="189.204" calcext:value-type="float">
            <text:p>189.204</text:p>
          </table:table-cell>
          <table:table-cell office:value-type="float" office:value="4.38071" calcext:value-type="float">
            <text:p>4.38071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6" calcext:value-type="float">
            <text:p>0.006</text:p>
          </table:table-cell>
          <table:table-cell office:value-type="float" office:value="28.067" calcext:value-type="float">
            <text:p>28.067</text:p>
          </table:table-cell>
          <table:table-cell office:value-type="float" office:value="0.235" calcext:value-type="float">
            <text:p>0.235</text:p>
          </table:table-cell>
          <table:table-cell office:value-type="float" office:value="-0.627341" calcext:value-type="float">
            <text:p>-0.627341</text:p>
          </table:table-cell>
          <table:table-cell office:value-type="float" office:value="-0.200054" calcext:value-type="float">
            <text:p>-0.200054</text:p>
          </table:table-cell>
          <table:table-cell office:value-type="float" office:value="0.752609" calcext:value-type="float">
            <text:p>0.752609</text:p>
          </table:table-cell>
          <table:table-cell office:value-type="float" office:value="-5100.156" calcext:value-type="float">
            <text:p>-5100.156</text:p>
          </table:table-cell>
          <table:table-cell office:value-type="float" office:value="-1989.921" calcext:value-type="float">
            <text:p>-1989.921</text:p>
          </table:table-cell>
          <table:table-cell office:value-type="float" office:value="6379.781" calcext:value-type="float">
            <text:p>6379.781</text:p>
          </table:table-cell>
          <table:table-cell table:number-columns-repeated="46"/>
        </table:table-row>
        <table:table-row table:style-name="ro1">
          <table:table-cell table:style-name="ce15"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101929" calcext:value-type="float">
            <text:p>101929</text:p>
          </table:table-cell>
          <table:table-cell office:value-type="float" office:value="5925" calcext:value-type="float">
            <text:p>5925</text:p>
          </table:table-cell>
          <table:table-cell office:value-type="float" office:value="650" calcext:value-type="float">
            <text:p>650</text:p>
          </table:table-cell>
          <table:table-cell office:value-type="float" office:value="17.5" calcext:value-type="float">
            <text:p>17.5</text:p>
          </table:table-cell>
          <table:table-cell office:value-type="float" office:value="187.9" calcext:value-type="float">
            <text:p>187.9</text:p>
          </table:table-cell>
          <table:table-cell office:value-type="float" office:value="4.41418" calcext:value-type="float">
            <text:p>4.41418</text:p>
          </table:table-cell>
          <table:table-cell office:value-type="float" office:value="-0.559" calcext:value-type="float">
            <text:p>-0.559</text:p>
          </table:table-cell>
          <table:table-cell office:value-type="float" office:value="0.004" calcext:value-type="float">
            <text:p>0.004</text:p>
          </table:table-cell>
          <table:table-cell office:value-type="float" office:value="28.272" calcext:value-type="float">
            <text:p>28.272</text:p>
          </table:table-cell>
          <table:table-cell office:value-type="float" office:value="0.152" calcext:value-type="float">
            <text:p>0.152</text:p>
          </table:table-cell>
          <table:table-cell office:value-type="float" office:value="-0.373693" calcext:value-type="float">
            <text:p>-0.373693</text:p>
          </table:table-cell>
          <table:table-cell office:value-type="float" office:value="0.471293" calcext:value-type="float">
            <text:p>0.471293</text:p>
          </table:table-cell>
          <table:table-cell office:value-type="float" office:value="0.798897" calcext:value-type="float">
            <text:p>0.798897</text:p>
          </table:table-cell>
          <table:table-cell office:value-type="float" office:value="-2676.632" calcext:value-type="float">
            <text:p>-2676.632</text:p>
          </table:table-cell>
          <table:table-cell office:value-type="float" office:value="4230.841" calcext:value-type="float">
            <text:p>4230.841</text:p>
          </table:table-cell>
          <table:table-cell office:value-type="float" office:value="6753.779" calcext:value-type="float">
            <text:p>6753.779</text:p>
          </table:table-cell>
          <table:table-cell table:number-columns-repeated="46"/>
        </table:table-row>
        <table:table-row table:style-name="ro1">
          <table:table-cell table:style-name="ce15"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101933" calcext:value-type="float">
            <text:p>101933</text:p>
          </table:table-cell>
          <table:table-cell office:value-type="float" office:value="8100" calcext:value-type="float">
            <text:p>8100</text:p>
          </table:table-cell>
          <table:table-cell office:value-type="float" office:value="650" calcext:value-type="float">
            <text:p>650</text:p>
          </table:table-cell>
          <table:table-cell office:value-type="float" office:value="3.25" calcext:value-type="float">
            <text:p>3.25</text:p>
          </table:table-cell>
          <table:table-cell office:value-type="float" office:value="189.283" calcext:value-type="float">
            <text:p>189.283</text:p>
          </table:table-cell>
          <table:table-cell office:value-type="float" office:value="4.26053" calcext:value-type="float">
            <text:p>4.26053</text:p>
          </table:table-cell>
          <table:table-cell office:value-type="float" office:value="-0.727" calcext:value-type="float">
            <text:p>-0.727</text:p>
          </table:table-cell>
          <table:table-cell office:value-type="float" office:value="0.005" calcext:value-type="float">
            <text:p>0.005</text:p>
          </table:table-cell>
          <table:table-cell office:value-type="float" office:value="42.438" calcext:value-type="float">
            <text:p>42.438</text:p>
          </table:table-cell>
          <table:table-cell office:value-type="float" office:value="0.17" calcext:value-type="float">
            <text:p>0.17</text:p>
          </table:table-cell>
          <table:table-cell office:value-type="float" office:value="-0.574438" calcext:value-type="float">
            <text:p>-0.574438</text:p>
          </table:table-cell>
          <table:table-cell office:value-type="float" office:value="0.782672" calcext:value-type="float">
            <text:p>0.782672</text:p>
          </table:table-cell>
          <table:table-cell office:value-type="float" office:value="0.239678" calcext:value-type="float">
            <text:p>0.239678</text:p>
          </table:table-cell>
          <table:table-cell office:value-type="float" office:value="-4172.474" calcext:value-type="float">
            <text:p>-4172.474</text:p>
          </table:table-cell>
          <table:table-cell office:value-type="float" office:value="6877.469" calcext:value-type="float">
            <text:p>6877.469</text:p>
          </table:table-cell>
          <table:table-cell office:value-type="float" office:value="2442.269" calcext:value-type="float">
            <text:p>2442.269</text:p>
          </table:table-cell>
          <table:table-cell table:number-columns-repeated="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102157" calcext:value-type="float">
            <text:p>102157</text:p>
          </table:table-cell>
          <table:table-cell office:value-type="float" office:value="7600" calcext:value-type="float">
            <text:p>7600</text:p>
          </table:table-cell>
          <table:table-cell office:value-type="float" office:value="650" calcext:value-type="float">
            <text:p>650</text:p>
          </table:table-cell>
          <table:table-cell office:value-type="float" office:value="20.25" calcext:value-type="float">
            <text:p>20.25</text:p>
          </table:table-cell>
          <table:table-cell office:value-type="float" office:value="190.704" calcext:value-type="float">
            <text:p>190.704</text:p>
          </table:table-cell>
          <table:table-cell office:value-type="float" office:value="4.1329" calcext:value-type="float">
            <text:p>4.1329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04" calcext:value-type="float">
            <text:p>0.004</text:p>
          </table:table-cell>
          <table:table-cell office:value-type="float" office:value="30.837" calcext:value-type="float">
            <text:p>30.837</text:p>
          </table:table-cell>
          <table:table-cell office:value-type="float" office:value="0.14" calcext:value-type="float">
            <text:p>0.14</text:p>
          </table:table-cell>
          <table:table-cell office:value-type="float" office:value="0.980882" calcext:value-type="float">
            <text:p>0.980882</text:p>
          </table:table-cell>
          <table:table-cell office:value-type="float" office:value="0.0842912" calcext:value-type="float">
            <text:p>0.0842912</text:p>
          </table:table-cell>
          <table:table-cell office:value-type="float" office:value="0.1754" calcext:value-type="float">
            <text:p>0.1754</text:p>
          </table:table-cell>
          <table:table-cell office:value-type="float" office:value="8268.083" calcext:value-type="float">
            <text:p>8268.083</text:p>
          </table:table-cell>
          <table:table-cell office:value-type="float" office:value="839.488" calcext:value-type="float">
            <text:p>839.488</text:p>
          </table:table-cell>
          <table:table-cell office:value-type="float" office:value="1269.311" calcext:value-type="float">
            <text:p>1269.311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ch 2018 OLD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61" table:default-cell-style-name="ce16"/>
        <table:table-row table:style-name="ro1">
          <table:table-cell table:style-name="ce14" office:value-type="string" calcext:value-type="string">
            <text:p>fibre_index</text:p>
          </table:table-cell>
          <table:table-cell table:style-name="ce14" office:value-type="string" calcext:value-type="string">
            <text:p>fibre</text:p>
          </table:table-cell>
          <table:table-cell table:style-name="ce14" office:value-type="string" calcext:value-type="string">
            <text:p>run_number_used</text:p>
          </table:table-cell>
          <table:table-cell table:style-name="ce14" office:value-type="string" calcext:value-type="string">
            <text:p>pulse_width</text:p>
          </table:table-cell>
          <table:table-cell table:style-name="ce14" office:value-type="string" calcext:value-type="string">
            <text:p>trigger_delay</text:p>
          </table:table-cell>
          <table:table-cell table:style-name="ce14" office:value-type="string" calcext:value-type="string">
            <text:p>fibre_delay</text:p>
          </table:table-cell>
          <table:table-cell table:style-name="ce14" office:value-type="string" calcext:value-type="string">
            <text:p>pca_offset</text:p>
          </table:table-cell>
          <table:table-cell table:style-name="ce14" office:value-type="string" calcext:value-type="string">
            <text:p>pca_offset_width</text:p>
          </table:table-cell>
          <table:table-cell table:style-name="ce14" office:value-type="string" calcext:value-type="string">
            <text:p>ang_a</text:p>
          </table:table-cell>
          <table:table-cell table:style-name="ce14" office:value-type="string" calcext:value-type="string">
            <text:p>ang_a_err</text:p>
          </table:table-cell>
          <table:table-cell table:style-name="ce14" office:value-type="string" calcext:value-type="string">
            <text:p>ang_b</text:p>
          </table:table-cell>
          <table:table-cell table:style-name="ce14" office:value-type="string" calcext:value-type="string">
            <text:p>ang_b_err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number-columns-repeated="46"/>
        </table:table-row>
        <table:table-row table:style-name="ro1">
          <table:table-cell table:style-name="ce15" office:value-type="float" office:value="1" calcext:value-type="float">
            <text:p>001</text:p>
          </table:table-cell>
          <table:table-cell office:value-type="string" calcext:value-type="string">
            <text:p>FT001A</text:p>
          </table:table-cell>
          <table:table-cell office:value-type="float" office:value="110264" calcext:value-type="float">
            <text:p>110264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2.623" calcext:value-type="float">
            <text:p>132.623</text:p>
          </table:table-cell>
          <table:table-cell office:value-type="float" office:value="3.97869" calcext:value-type="float">
            <text:p>3.97869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004" calcext:value-type="float">
            <text:p>0.004</text:p>
          </table:table-cell>
          <table:table-cell office:value-type="float" office:value="25.257" calcext:value-type="float">
            <text:p>25.257</text:p>
          </table:table-cell>
          <table:table-cell office:value-type="float" office:value="0.121" calcext:value-type="float">
            <text:p>0.121</text:p>
          </table:table-cell>
          <table:table-cell office:value-type="float" office:value="-0.124149" calcext:value-type="float">
            <text:p>-0.124149</text:p>
          </table:table-cell>
          <table:table-cell office:value-type="float" office:value="-0.17585" calcext:value-type="float">
            <text:p>-0.17585</text:p>
          </table:table-cell>
          <table:table-cell office:value-type="float" office:value="-0.976557" calcext:value-type="float">
            <text:p>-0.976557</text:p>
          </table:table-cell>
          <table:table-cell office:value-type="float" office:value="-999.558" calcext:value-type="float">
            <text:p>-999.558</text:p>
          </table:table-cell>
          <table:table-cell office:value-type="float" office:value="-1511.96" calcext:value-type="float">
            <text:p>-1511.96</text:p>
          </table:table-cell>
          <table:table-cell office:value-type="float" office:value="-8209.523" calcext:value-type="float">
            <text:p>-8209.523</text:p>
          </table:table-cell>
          <table:table-cell table:number-columns-repeated="46"/>
        </table:table-row>
        <table:table-row table:style-name="ro1">
          <table:table-cell table:style-name="ce15" office:value-type="float" office:value="2" calcext:value-type="float">
            <text:p>002</text:p>
          </table:table-cell>
          <table:table-cell office:value-type="string" calcext:value-type="string">
            <text:p>FT002A</text:p>
          </table:table-cell>
          <table:table-cell office:value-type="float" office:value="110266" calcext:value-type="float">
            <text:p>110266</text:p>
          </table:table-cell>
          <table:table-cell office:value-type="float" office:value="7540" calcext:value-type="float">
            <text:p>754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office:value-type="float" office:value="132.504" calcext:value-type="float">
            <text:p>132.504</text:p>
          </table:table-cell>
          <table:table-cell office:value-type="float" office:value="4.02512" calcext:value-type="float">
            <text:p>4.02512</text:p>
          </table:table-cell>
          <table:table-cell office:value-type="float" office:value="-0.767" calcext:value-type="float">
            <text:p>-0.767</text:p>
          </table:table-cell>
          <table:table-cell office:value-type="float" office:value="0.003" calcext:value-type="float">
            <text:p>0.003</text:p>
          </table:table-cell>
          <table:table-cell office:value-type="float" office:value="23.781" calcext:value-type="float">
            <text:p>23.78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01926" calcext:value-type="float">
            <text:p>-0.0101926</text:p>
          </table:table-cell>
          <table:table-cell office:value-type="float" office:value="-0.386419" calcext:value-type="float">
            <text:p>-0.386419</text:p>
          </table:table-cell>
          <table:table-cell office:value-type="float" office:value="-0.922267" calcext:value-type="float">
            <text:p>-0.922267</text:p>
          </table:table-cell>
          <table:table-cell office:value-type="float" office:value="-511.529" calcext:value-type="float">
            <text:p>-511.529</text:p>
          </table:table-cell>
          <table:table-cell office:value-type="float" office:value="-3768.851" calcext:value-type="float">
            <text:p>-3768.851</text:p>
          </table:table-cell>
          <table:table-cell office:value-type="float" office:value="-7497.149" calcext:value-type="float">
            <text:p>-7497.149</text:p>
          </table:table-cell>
          <table:table-cell table:number-columns-repeated="46"/>
        </table:table-row>
        <table:table-row table:style-name="ro1">
          <table:table-cell table:style-name="ce15" office:value-type="float" office:value="3" calcext:value-type="float">
            <text:p>003</text:p>
          </table:table-cell>
          <table:table-cell office:value-type="string" calcext:value-type="string">
            <text:p>FT003A</text:p>
          </table:table-cell>
          <table:table-cell office:value-type="float" office:value="110268" calcext:value-type="float">
            <text:p>110268</text:p>
          </table:table-cell>
          <table:table-cell office:value-type="float" office:value="7320" calcext:value-type="float">
            <text:p>7320</text:p>
          </table:table-cell>
          <table:table-cell office:value-type="float" office:value="1000" calcext:value-type="float">
            <text:p>1000</text:p>
          </table:table-cell>
          <table:table-cell office:value-type="float" office:value="16.5" calcext:value-type="float">
            <text:p>16.5</text:p>
          </table:table-cell>
          <table:table-cell office:value-type="float" office:value="132.557" calcext:value-type="float">
            <text:p>132.557</text:p>
          </table:table-cell>
          <table:table-cell office:value-type="float" office:value="4.05135" calcext:value-type="float">
            <text:p>4.05135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003" calcext:value-type="float">
            <text:p>0.003</text:p>
          </table:table-cell>
          <table:table-cell office:value-type="float" office:value="25.343" calcext:value-type="float">
            <text:p>25.343</text:p>
          </table:table-cell>
          <table:table-cell office:value-type="float" office:value="0.11" calcext:value-type="float">
            <text:p>0.11</text:p>
          </table:table-cell>
          <table:table-cell office:value-type="float" office:value="-0.0158474" calcext:value-type="float">
            <text:p>-0.0158474</text:p>
          </table:table-cell>
          <table:table-cell office:value-type="float" office:value="-0.640596" calcext:value-type="float">
            <text:p>-0.640596</text:p>
          </table:table-cell>
          <table:table-cell office:value-type="float" office:value="-0.767714" calcext:value-type="float">
            <text:p>-0.767714</text:p>
          </table:table-cell>
          <table:table-cell office:value-type="float" office:value="44.204" calcext:value-type="float">
            <text:p>44.204</text:p>
          </table:table-cell>
          <table:table-cell office:value-type="float" office:value="-4995.978" calcext:value-type="float">
            <text:p>-4995.978</text:p>
          </table:table-cell>
          <table:table-cell office:value-type="float" office:value="-6761.066" calcext:value-type="float">
            <text:p>-6761.066</text:p>
          </table:table-cell>
          <table:table-cell table:number-columns-repeated="46"/>
        </table:table-row>
        <table:table-row table:style-name="ro1">
          <table:table-cell table:style-name="ce15" office:value-type="float" office:value="4" calcext:value-type="float">
            <text:p>004</text:p>
          </table:table-cell>
          <table:table-cell office:value-type="string" calcext:value-type="string">
            <text:p>FT004A</text:p>
          </table:table-cell>
          <table:table-cell office:value-type="float" office:value="110269" calcext:value-type="float">
            <text:p>110269</text:p>
          </table:table-cell>
          <table:table-cell office:value-type="float" office:value="8030" calcext:value-type="float">
            <text:p>803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31.234" calcext:value-type="float">
            <text:p>131.234</text:p>
          </table:table-cell>
          <table:table-cell office:value-type="float" office:value="3.99078" calcext:value-type="float">
            <text:p>3.99078</text:p>
          </table:table-cell>
          <table:table-cell office:value-type="float" office:value="-1.552" calcext:value-type="float">
            <text:p>-1.552</text:p>
          </table:table-cell>
          <table:table-cell office:value-type="float" office:value="0.003" calcext:value-type="float">
            <text:p>0.003</text:p>
          </table:table-cell>
          <table:table-cell office:value-type="float" office:value="52.204" calcext:value-type="float">
            <text:p>52.20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-0.87646" calcext:value-type="float">
            <text:p>-0.87646</text:p>
          </table:table-cell>
          <table:table-cell office:value-type="float" office:value="-0.481222" calcext:value-type="float">
            <text:p>-0.481222</text:p>
          </table:table-cell>
          <table:table-cell office:value-type="float" office:value="148.844" calcext:value-type="float">
            <text:p>148.844</text:p>
          </table:table-cell>
          <table:table-cell office:value-type="float" office:value="-7408.932" calcext:value-type="float">
            <text:p>-7408.932</text:p>
          </table:table-cell>
          <table:table-cell office:value-type="float" office:value="-3968.097" calcext:value-type="float">
            <text:p>-3968.097</text:p>
          </table:table-cell>
          <table:table-cell table:number-columns-repeated="46"/>
        </table:table-row>
        <table:table-row table:style-name="ro1">
          <table:table-cell table:style-name="ce15" office:value-type="float" office:value="5" calcext:value-type="float">
            <text:p>005</text:p>
          </table:table-cell>
          <table:table-cell office:value-type="string" calcext:value-type="string">
            <text:p>FT005A</text:p>
          </table:table-cell>
          <table:table-cell office:value-type="float" office:value="110282" calcext:value-type="float">
            <text:p>110282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1.944" calcext:value-type="float">
            <text:p>131.944</text:p>
          </table:table-cell>
          <table:table-cell office:value-type="float" office:value="4.0183" calcext:value-type="float">
            <text:p>4.0183</text:p>
          </table:table-cell>
          <table:table-cell office:value-type="float" office:value="-1.566" calcext:value-type="float">
            <text:p>-1.566</text:p>
          </table:table-cell>
          <table:table-cell office:value-type="float" office:value="0.003" calcext:value-type="float">
            <text:p>0.003</text:p>
          </table:table-cell>
          <table:table-cell office:value-type="float" office:value="53.8" calcext:value-type="float">
            <text:p>53.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94844" calcext:value-type="float">
            <text:p>0.294844</text:p>
          </table:table-cell>
          <table:table-cell office:value-type="float" office:value="-0.810984" calcext:value-type="float">
            <text:p>-0.810984</text:p>
          </table:table-cell>
          <table:table-cell office:value-type="float" office:value="-0.505344" calcext:value-type="float">
            <text:p>-0.505344</text:p>
          </table:table-cell>
          <table:table-cell office:value-type="float" office:value="1985.843" calcext:value-type="float">
            <text:p>1985.843</text:p>
          </table:table-cell>
          <table:table-cell office:value-type="float" office:value="-6943.329" calcext:value-type="float">
            <text:p>-6943.329</text:p>
          </table:table-cell>
          <table:table-cell office:value-type="float" office:value="-4303.389" calcext:value-type="float">
            <text:p>-4303.389</text:p>
          </table:table-cell>
          <table:table-cell table:number-columns-repeated="46"/>
        </table:table-row>
        <table:table-row table:style-name="ro1">
          <table:table-cell table:style-name="ce15" office:value-type="float" office:value="6" calcext:value-type="float">
            <text:p>006</text:p>
          </table:table-cell>
          <table:table-cell office:value-type="string" calcext:value-type="string">
            <text:p>FT006A</text:p>
          </table:table-cell>
          <table:table-cell office:value-type="float" office:value="110289" calcext:value-type="float">
            <text:p>110289</text:p>
          </table:table-cell>
          <table:table-cell office:value-type="float" office:value="8190" calcext:value-type="float">
            <text:p>8190</text:p>
          </table:table-cell>
          <table:table-cell office:value-type="float" office:value="1000" calcext:value-type="float">
            <text:p>1000</text:p>
          </table:table-cell>
          <table:table-cell office:value-type="float" office:value="16.5" calcext:value-type="float">
            <text:p>16.5</text:p>
          </table:table-cell>
          <table:table-cell office:value-type="float" office:value="132.413" calcext:value-type="float">
            <text:p>132.413</text:p>
          </table:table-cell>
          <table:table-cell office:value-type="float" office:value="4.01487" calcext:value-type="float">
            <text:p>4.01487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003" calcext:value-type="float">
            <text:p>0.003</text:p>
          </table:table-cell>
          <table:table-cell office:value-type="float" office:value="38.111" calcext:value-type="float">
            <text:p>38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670575" calcext:value-type="float">
            <text:p>0.670575</text:p>
          </table:table-cell>
          <table:table-cell office:value-type="float" office:value="-0.56217" calcext:value-type="float">
            <text:p>-0.56217</text:p>
          </table:table-cell>
          <table:table-cell office:value-type="float" office:value="-0.484039" calcext:value-type="float">
            <text:p>-0.484039</text:p>
          </table:table-cell>
          <table:table-cell office:value-type="float" office:value="5777.086" calcext:value-type="float">
            <text:p>5777.086</text:p>
          </table:table-cell>
          <table:table-cell office:value-type="float" office:value="-4764.334" calcext:value-type="float">
            <text:p>-4764.334</text:p>
          </table:table-cell>
          <table:table-cell office:value-type="float" office:value="-3821.45" calcext:value-type="float">
            <text:p>-3821.45</text:p>
          </table:table-cell>
          <table:table-cell table:number-columns-repeated="46"/>
        </table:table-row>
        <table:table-row table:style-name="ro1">
          <table:table-cell table:style-name="ce15" office:value-type="float" office:value="7" calcext:value-type="float">
            <text:p>007</text:p>
          </table:table-cell>
          <table:table-cell office:value-type="string" calcext:value-type="string">
            <text:p>FT007A</text:p>
          </table:table-cell>
          <table:table-cell office:value-type="float" office:value="110293" calcext:value-type="float">
            <text:p>110293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office:value-type="float" office:value="20.75" calcext:value-type="float">
            <text:p>20.75</text:p>
          </table:table-cell>
          <table:table-cell office:value-type="float" office:value="132.577" calcext:value-type="float">
            <text:p>132.577</text:p>
          </table:table-cell>
          <table:table-cell office:value-type="float" office:value="3.9791" calcext:value-type="float">
            <text:p>3.9791</text:p>
          </table:table-cell>
          <table:table-cell office:value-type="float" office:value="-0.902" calcext:value-type="float">
            <text:p>-0.902</text:p>
          </table:table-cell>
          <table:table-cell office:value-type="float" office:value="0.003" calcext:value-type="float">
            <text:p>0.003</text:p>
          </table:table-cell>
          <table:table-cell office:value-type="float" office:value="26.882" calcext:value-type="float">
            <text:p>26.8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839024" calcext:value-type="float">
            <text:p>0.839024</text:p>
          </table:table-cell>
          <table:table-cell office:value-type="float" office:value="-0.24816" calcext:value-type="float">
            <text:p>-0.24816</text:p>
          </table:table-cell>
          <table:table-cell office:value-type="float" office:value="-0.484206" calcext:value-type="float">
            <text:p>-0.484206</text:p>
          </table:table-cell>
          <table:table-cell office:value-type="float" office:value="7196.734" calcext:value-type="float">
            <text:p>7196.734</text:p>
          </table:table-cell>
          <table:table-cell office:value-type="float" office:value="-2081.752" calcext:value-type="float">
            <text:p>-2081.752</text:p>
          </table:table-cell>
          <table:table-cell office:value-type="float" office:value="-3814.443" calcext:value-type="float">
            <text:p>-3814.443</text:p>
          </table:table-cell>
          <table:table-cell table:number-columns-repeated="46"/>
        </table:table-row>
        <table:table-row table:style-name="ro1">
          <table:table-cell table:style-name="ce15" office:value-type="float" office:value="8" calcext:value-type="float">
            <text:p>008</text:p>
          </table:table-cell>
          <table:table-cell office:value-type="string" calcext:value-type="string">
            <text:p>FT008A</text:p>
          </table:table-cell>
          <table:table-cell office:value-type="float" office:value="110932" calcext:value-type="float">
            <text:p>110932</text:p>
          </table:table-cell>
          <table:table-cell office:value-type="float" office:value="7300" calcext:value-type="float">
            <text:p>7300</text:p>
          </table:table-cell>
          <table:table-cell office:value-type="float" office:value="1000" calcext:value-type="float">
            <text:p>1000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226" calcext:value-type="float">
            <text:p>132.226</text:p>
          </table:table-cell>
          <table:table-cell office:value-type="float" office:value="3.93238" calcext:value-type="float">
            <text:p>3.93238</text:p>
          </table:table-cell>
          <table:table-cell office:value-type="float" office:value="-1.631" calcext:value-type="float">
            <text:p>-1.631</text:p>
          </table:table-cell>
          <table:table-cell office:value-type="float" office:value="0.003" calcext:value-type="float">
            <text:p>0.003</text:p>
          </table:table-cell>
          <table:table-cell office:value-type="float" office:value="61.323" calcext:value-type="float">
            <text:p>61.3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632136" calcext:value-type="float">
            <text:p>0.632136</text:p>
          </table:table-cell>
          <table:table-cell office:value-type="float" office:value="-0.24467" calcext:value-type="float">
            <text:p>-0.24467</text:p>
          </table:table-cell>
          <table:table-cell office:value-type="float" office:value="-0.735214" calcext:value-type="float">
            <text:p>-0.735214</text:p>
          </table:table-cell>
          <table:table-cell office:value-type="float" office:value="5299.552" calcext:value-type="float">
            <text:p>5299.552</text:p>
          </table:table-cell>
          <table:table-cell office:value-type="float" office:value="-1989.964" calcext:value-type="float">
            <text:p>-1989.964</text:p>
          </table:table-cell>
          <table:table-cell office:value-type="float" office:value="-6216.131" calcext:value-type="float">
            <text:p>-6216.131</text:p>
          </table:table-cell>
          <table:table-cell table:number-columns-repeated="46"/>
        </table:table-row>
        <table:table-row table:style-name="ro1">
          <table:table-cell table:style-name="ce15" office:value-type="float" office:value="9" calcext:value-type="float">
            <text:p>009</text:p>
          </table:table-cell>
          <table:table-cell office:value-type="string" calcext:value-type="string">
            <text:p>FT009A</text:p>
          </table:table-cell>
          <table:table-cell office:value-type="float" office:value="110303" calcext:value-type="float">
            <text:p>110303</text:p>
          </table:table-cell>
          <table:table-cell office:value-type="float" office:value="8260" calcext:value-type="float">
            <text:p>8260</text:p>
          </table:table-cell>
          <table:table-cell office:value-type="float" office:value="1000" calcext:value-type="float">
            <text:p>1000</text:p>
          </table:table-cell>
          <table:table-cell office:value-type="float" office:value="21.5" calcext:value-type="float">
            <text:p>21.5</text:p>
          </table:table-cell>
          <table:table-cell office:value-type="float" office:value="132.007" calcext:value-type="float">
            <text:p>132.007</text:p>
          </table:table-cell>
          <table:table-cell office:value-type="float" office:value="3.92812" calcext:value-type="float">
            <text:p>3.92812</text:p>
          </table:table-cell>
          <table:table-cell office:value-type="float" office:value="-0.885" calcext:value-type="float">
            <text:p>-0.885</text:p>
          </table:table-cell>
          <table:table-cell office:value-type="float" office:value="0.003" calcext:value-type="float">
            <text:p>0.003</text:p>
          </table:table-cell>
          <table:table-cell office:value-type="float" office:value="29.264" calcext:value-type="float">
            <text:p>29.2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02815" calcext:value-type="float">
            <text:p>0.302815</text:p>
          </table:table-cell>
          <table:table-cell office:value-type="float" office:value="-0.0617971" calcext:value-type="float">
            <text:p>-0.0617971</text:p>
          </table:table-cell>
          <table:table-cell office:value-type="float" office:value="-0.951044" calcext:value-type="float">
            <text:p>-0.951044</text:p>
          </table:table-cell>
          <table:table-cell office:value-type="float" office:value="2707.722" calcext:value-type="float">
            <text:p>2707.722</text:p>
          </table:table-cell>
          <table:table-cell office:value-type="float" office:value="-468.581" calcext:value-type="float">
            <text:p>-468.581</text:p>
          </table:table-cell>
          <table:table-cell office:value-type="float" office:value="-7945.277" calcext:value-type="float">
            <text:p>-7945.277</text:p>
          </table:table-cell>
          <table:table-cell table:number-columns-repeated="46"/>
        </table:table-row>
        <table:table-row table:style-name="ro1">
          <table:table-cell table:style-name="ce15" office:value-type="float" office:value="10" calcext:value-type="float">
            <text:p>010</text:p>
          </table:table-cell>
          <table:table-cell office:value-type="string" calcext:value-type="string">
            <text:p>FT010A</text:p>
          </table:table-cell>
          <table:table-cell office:value-type="float" office:value="110309" calcext:value-type="float">
            <text:p>110309</text:p>
          </table:table-cell>
          <table:table-cell office:value-type="float" office:value="7130" calcext:value-type="float">
            <text:p>7130</text:p>
          </table:table-cell>
          <table:table-cell office:value-type="float" office:value="1000" calcext:value-type="float">
            <text:p>1000</text:p>
          </table:table-cell>
          <table:table-cell office:value-type="float" office:value="14.75" calcext:value-type="float">
            <text:p>14.75</text:p>
          </table:table-cell>
          <table:table-cell office:value-type="float" office:value="132.314" calcext:value-type="float">
            <text:p>132.314</text:p>
          </table:table-cell>
          <table:table-cell office:value-type="float" office:value="4.00122" calcext:value-type="float">
            <text:p>4.00122</text:p>
          </table:table-cell>
          <table:table-cell office:value-type="float" office:value="-0.802" calcext:value-type="float">
            <text:p>-0.802</text:p>
          </table:table-cell>
          <table:table-cell office:value-type="float" office:value="0.003" calcext:value-type="float">
            <text:p>0.003</text:p>
          </table:table-cell>
          <table:table-cell office:value-type="float" office:value="24.462" calcext:value-type="float">
            <text:p>24.462</text:p>
          </table:table-cell>
          <table:table-cell office:value-type="float" office:value="0.104" calcext:value-type="float">
            <text:p>0.104</text:p>
          </table:table-cell>
          <table:table-cell office:value-type="float" office:value="0.351407" calcext:value-type="float">
            <text:p>0.351407</text:p>
          </table:table-cell>
          <table:table-cell office:value-type="float" office:value="-0.447309" calcext:value-type="float">
            <text:p>-0.447309</text:p>
          </table:table-cell>
          <table:table-cell office:value-type="float" office:value="-0.822452" calcext:value-type="float">
            <text:p>-0.822452</text:p>
          </table:table-cell>
          <table:table-cell office:value-type="float" office:value="3320.912" calcext:value-type="float">
            <text:p>3320.912</text:p>
          </table:table-cell>
          <table:table-cell office:value-type="float" office:value="-3661.217" calcext:value-type="float">
            <text:p>-3661.217</text:p>
          </table:table-cell>
          <table:table-cell office:value-type="float" office:value="-6800.001" calcext:value-type="float">
            <text:p>-6800.001</text:p>
          </table:table-cell>
          <table:table-cell table:number-columns-repeated="46"/>
        </table:table-row>
        <table:table-row table:style-name="ro1">
          <table:table-cell table:style-name="ce15" office:value-type="float" office:value="11" calcext:value-type="float">
            <text:p>011</text:p>
          </table:table-cell>
          <table:table-cell office:value-type="string" calcext:value-type="string">
            <text:p>FT011A</text:p>
          </table:table-cell>
          <table:table-cell office:value-type="float" office:value="110314" calcext:value-type="float">
            <text:p>110314</text:p>
          </table:table-cell>
          <table:table-cell office:value-type="float" office:value="7180" calcext:value-type="float">
            <text:p>718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32.201" calcext:value-type="float">
            <text:p>132.201</text:p>
          </table:table-cell>
          <table:table-cell office:value-type="float" office:value="3.93266" calcext:value-type="float">
            <text:p>3.93266</text:p>
          </table:table-cell>
          <table:table-cell office:value-type="float" office:value="-0.712" calcext:value-type="float">
            <text:p>-0.712</text:p>
          </table:table-cell>
          <table:table-cell office:value-type="float" office:value="0.003" calcext:value-type="float">
            <text:p>0.003</text:p>
          </table:table-cell>
          <table:table-cell office:value-type="float" office:value="19.08" calcext:value-type="float">
            <text:p>19.08</text:p>
          </table:table-cell>
          <table:table-cell office:value-type="float" office:value="0.109" calcext:value-type="float">
            <text:p>0.109</text:p>
          </table:table-cell>
          <table:table-cell office:value-type="float" office:value="0.857912" calcext:value-type="float">
            <text:p>0.857912</text:p>
          </table:table-cell>
          <table:table-cell office:value-type="float" office:value="0.0121912" calcext:value-type="float">
            <text:p>0.0121912</text:p>
          </table:table-cell>
          <table:table-cell office:value-type="float" office:value="-0.513652" calcext:value-type="float">
            <text:p>-0.513652</text:p>
          </table:table-cell>
          <table:table-cell office:value-type="float" office:value="7125.632" calcext:value-type="float">
            <text:p>7125.632</text:p>
          </table:table-cell>
          <table:table-cell office:value-type="float" office:value="-530.762" calcext:value-type="float">
            <text:p>-530.762</text:p>
          </table:table-cell>
          <table:table-cell office:value-type="float" office:value="-4430.066" calcext:value-type="float">
            <text:p>-4430.066</text:p>
          </table:table-cell>
          <table:table-cell table:number-columns-repeated="46"/>
        </table:table-row>
        <table:table-row table:style-name="ro1">
          <table:table-cell table:style-name="ce15" office:value-type="float" office:value="12" calcext:value-type="float">
            <text:p>012</text:p>
          </table:table-cell>
          <table:table-cell office:value-type="string" calcext:value-type="string">
            <text:p>FT012A</text:p>
          </table:table-cell>
          <table:table-cell office:value-type="float" office:value="110321" calcext:value-type="float">
            <text:p>110321</text:p>
          </table:table-cell>
          <table:table-cell office:value-type="float" office:value="8790" calcext:value-type="float">
            <text:p>879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2.076" calcext:value-type="float">
            <text:p>132.076</text:p>
          </table:table-cell>
          <table:table-cell office:value-type="float" office:value="3.91181" calcext:value-type="float">
            <text:p>3.91181</text:p>
          </table:table-cell>
          <table:table-cell office:value-type="float" office:value="-0.811" calcext:value-type="float">
            <text:p>-0.811</text:p>
          </table:table-cell>
          <table:table-cell office:value-type="float" office:value="0.003" calcext:value-type="float">
            <text:p>0.003</text:p>
          </table:table-cell>
          <table:table-cell office:value-type="float" office:value="23.619" calcext:value-type="float">
            <text:p>23.619</text:p>
          </table:table-cell>
          <table:table-cell office:value-type="float" office:value="0.103" calcext:value-type="float">
            <text:p>0.103</text:p>
          </table:table-cell>
          <table:table-cell office:value-type="float" office:value="0.760928" calcext:value-type="float">
            <text:p>0.760928</text:p>
          </table:table-cell>
          <table:table-cell office:value-type="float" office:value="0.430062" calcext:value-type="float">
            <text:p>0.430062</text:p>
          </table:table-cell>
          <table:table-cell office:value-type="float" office:value="-0.485834" calcext:value-type="float">
            <text:p>-0.485834</text:p>
          </table:table-cell>
          <table:table-cell office:value-type="float" office:value="6506.159" calcext:value-type="float">
            <text:p>6506.159</text:p>
          </table:table-cell>
          <table:table-cell office:value-type="float" office:value="3465.247" calcext:value-type="float">
            <text:p>3465.247</text:p>
          </table:table-cell>
          <table:table-cell office:value-type="float" office:value="-4042.092" calcext:value-type="float">
            <text:p>-4042.092</text:p>
          </table:table-cell>
          <table:table-cell table:number-columns-repeated="46"/>
        </table:table-row>
        <table:table-row table:style-name="ro1">
          <table:table-cell table:style-name="ce15" office:value-type="float" office:value="13" calcext:value-type="float">
            <text:p>013</text:p>
          </table:table-cell>
          <table:table-cell office:value-type="string" calcext:value-type="string">
            <text:p>FT013A</text:p>
          </table:table-cell>
          <table:table-cell office:value-type="float" office:value="110329" calcext:value-type="float">
            <text:p>110329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2.498" calcext:value-type="float">
            <text:p>132.498</text:p>
          </table:table-cell>
          <table:table-cell office:value-type="float" office:value="3.95586" calcext:value-type="float">
            <text:p>3.95586</text:p>
          </table:table-cell>
          <table:table-cell office:value-type="float" office:value="-0.854" calcext:value-type="float">
            <text:p>-0.854</text:p>
          </table:table-cell>
          <table:table-cell office:value-type="float" office:value="0.003" calcext:value-type="float">
            <text:p>0.003</text:p>
          </table:table-cell>
          <table:table-cell office:value-type="float" office:value="24.275" calcext:value-type="float">
            <text:p>24.275</text:p>
          </table:table-cell>
          <table:table-cell office:value-type="float" office:value="0.1" calcext:value-type="float">
            <text:p>0.1</text:p>
          </table:table-cell>
          <table:table-cell office:value-type="float" office:value="0.494331" calcext:value-type="float">
            <text:p>0.494331</text:p>
          </table:table-cell>
          <table:table-cell office:value-type="float" office:value="0.774327" calcext:value-type="float">
            <text:p>0.774327</text:p>
          </table:table-cell>
          <table:table-cell office:value-type="float" office:value="-0.395037" calcext:value-type="float">
            <text:p>-0.395037</text:p>
          </table:table-cell>
          <table:table-cell office:value-type="float" office:value="4226.713" calcext:value-type="float">
            <text:p>4226.713</text:p>
          </table:table-cell>
          <table:table-cell office:value-type="float" office:value="6851.335" calcext:value-type="float">
            <text:p>6851.335</text:p>
          </table:table-cell>
          <table:table-cell office:value-type="float" office:value="-2421.674" calcext:value-type="float">
            <text:p>-2421.674</text:p>
          </table:table-cell>
          <table:table-cell table:number-columns-repeated="46"/>
        </table:table-row>
        <table:table-row table:style-name="ro1">
          <table:table-cell table:style-name="ce15" office:value-type="float" office:value="14" calcext:value-type="float">
            <text:p>014</text:p>
          </table:table-cell>
          <table:table-cell office:value-type="string" calcext:value-type="string">
            <text:p>FT014A</text:p>
          </table:table-cell>
          <table:table-cell office:value-type="float" office:value="110337" calcext:value-type="float">
            <text:p>110337</text:p>
          </table:table-cell>
          <table:table-cell office:value-type="float" office:value="4910" calcext:value-type="float">
            <text:p>4910</text:p>
          </table:table-cell>
          <table:table-cell office:value-type="float" office:value="1000" calcext:value-type="float">
            <text:p>1000</text:p>
          </table:table-cell>
          <table:table-cell office:value-type="float" office:value="10.75" calcext:value-type="float">
            <text:p>10.75</text:p>
          </table:table-cell>
          <table:table-cell office:value-type="float" office:value="132.468" calcext:value-type="float">
            <text:p>132.468</text:p>
          </table:table-cell>
          <table:table-cell office:value-type="float" office:value="3.91498" calcext:value-type="float">
            <text:p>3.91498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003" calcext:value-type="float">
            <text:p>0.003</text:p>
          </table:table-cell>
          <table:table-cell office:value-type="float" office:value="40.628" calcext:value-type="float">
            <text:p>40.6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93896" calcext:value-type="float">
            <text:p>0.393896</text:p>
          </table:table-cell>
          <table:table-cell office:value-type="float" office:value="0.511025" calcext:value-type="float">
            <text:p>0.511025</text:p>
          </table:table-cell>
          <table:table-cell office:value-type="float" office:value="-0.764003" calcext:value-type="float">
            <text:p>-0.764003</text:p>
          </table:table-cell>
          <table:table-cell office:value-type="float" office:value="2779.934" calcext:value-type="float">
            <text:p>2779.934</text:p>
          </table:table-cell>
          <table:table-cell office:value-type="float" office:value="4117" calcext:value-type="float">
            <text:p>4117</text:p>
          </table:table-cell>
          <table:table-cell office:value-type="float" office:value="-6782.954" calcext:value-type="float">
            <text:p>-6782.954</text:p>
          </table:table-cell>
          <table:table-cell table:number-columns-repeated="46"/>
        </table:table-row>
        <table:table-row table:style-name="ro1">
          <table:table-cell table:style-name="ce15" office:value-type="float" office:value="15" calcext:value-type="float">
            <text:p>015</text:p>
          </table:table-cell>
          <table:table-cell office:value-type="string" calcext:value-type="string">
            <text:p>FT015A</text:p>
          </table:table-cell>
          <table:table-cell office:value-type="float" office:value="110342" calcext:value-type="float">
            <text:p>110342</text:p>
          </table:table-cell>
          <table:table-cell office:value-type="float" office:value="6210" calcext:value-type="float">
            <text:p>6210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32.313" calcext:value-type="float">
            <text:p>132.313</text:p>
          </table:table-cell>
          <table:table-cell office:value-type="float" office:value="3.9859" calcext:value-type="float">
            <text:p>3.9859</text:p>
          </table:table-cell>
          <table:table-cell office:value-type="float" office:value="-1.581" calcext:value-type="float">
            <text:p>-1.581</text:p>
          </table:table-cell>
          <table:table-cell office:value-type="float" office:value="0.003" calcext:value-type="float">
            <text:p>0.003</text:p>
          </table:table-cell>
          <table:table-cell office:value-type="float" office:value="53.31" calcext:value-type="float">
            <text:p>53.3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20046" calcext:value-type="float">
            <text:p>0.220046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-0.941817" calcext:value-type="float">
            <text:p>-0.941817</text:p>
          </table:table-cell>
          <table:table-cell office:value-type="float" office:value="1636.391" calcext:value-type="float">
            <text:p>1636.391</text:p>
          </table:table-cell>
          <table:table-cell office:value-type="float" office:value="2189.37" calcext:value-type="float">
            <text:p>2189.37</text:p>
          </table:table-cell>
          <table:table-cell office:value-type="float" office:value="-7950.31" calcext:value-type="float">
            <text:p>-7950.31</text:p>
          </table:table-cell>
          <table:table-cell table:number-columns-repeated="46"/>
        </table:table-row>
        <table:table-row table:style-name="ro1">
          <table:table-cell table:style-name="ce15" office:value-type="float" office:value="16" calcext:value-type="float">
            <text:p>016</text:p>
          </table:table-cell>
          <table:table-cell office:value-type="string" calcext:value-type="string">
            <text:p>FT016A</text:p>
          </table:table-cell>
          <table:table-cell office:value-type="float" office:value="110347" calcext:value-type="float">
            <text:p>110347</text:p>
          </table:table-cell>
          <table:table-cell office:value-type="float" office:value="5870" calcext:value-type="float">
            <text:p>587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office:value-type="float" office:value="132.664" calcext:value-type="float">
            <text:p>132.664</text:p>
          </table:table-cell>
          <table:table-cell office:value-type="float" office:value="3.96649" calcext:value-type="float">
            <text:p>3.96649</text:p>
          </table:table-cell>
          <table:table-cell office:value-type="float" office:value="-0.792" calcext:value-type="float">
            <text:p>-0.792</text:p>
          </table:table-cell>
          <table:table-cell office:value-type="float" office:value="0.003" calcext:value-type="float">
            <text:p>0.003</text:p>
          </table:table-cell>
          <table:table-cell office:value-type="float" office:value="21.998" calcext:value-type="float">
            <text:p>21.998</text:p>
          </table:table-cell>
          <table:table-cell office:value-type="float" office:value="0.102" calcext:value-type="float">
            <text:p>0.102</text:p>
          </table:table-cell>
          <table:table-cell office:value-type="float" office:value="0.52496" calcext:value-type="float">
            <text:p>0.52496</text:p>
          </table:table-cell>
          <table:table-cell office:value-type="float" office:value="0.194411" calcext:value-type="float">
            <text:p>0.194411</text:p>
          </table:table-cell>
          <table:table-cell office:value-type="float" office:value="-0.828626" calcext:value-type="float">
            <text:p>-0.828626</text:p>
          </table:table-cell>
          <table:table-cell office:value-type="float" office:value="4372.174" calcext:value-type="float">
            <text:p>4372.174</text:p>
          </table:table-cell>
          <table:table-cell office:value-type="float" office:value="2153.358" calcext:value-type="float">
            <text:p>2153.358</text:p>
          </table:table-cell>
          <table:table-cell office:value-type="float" office:value="-6850.574" calcext:value-type="float">
            <text:p>-6850.574</text:p>
          </table:table-cell>
          <table:table-cell table:number-columns-repeated="46"/>
        </table:table-row>
        <table:table-row table:style-name="ro1">
          <table:table-cell table:style-name="ce15" office:value-type="float" office:value="17" calcext:value-type="float">
            <text:p>017</text:p>
          </table:table-cell>
          <table:table-cell office:value-type="string" calcext:value-type="string">
            <text:p>FT017A</text:p>
          </table:table-cell>
          <table:table-cell office:value-type="float" office:value="110350" calcext:value-type="float">
            <text:p>110350</text:p>
          </table:table-cell>
          <table:table-cell office:value-type="float" office:value="10870" calcext:value-type="float">
            <text:p>10870</text:p>
          </table:table-cell>
          <table:table-cell office:value-type="float" office:value="1000" calcext:value-type="float">
            <text:p>1000</text:p>
          </table:table-cell>
          <table:table-cell office:value-type="float" office:value="14.25" calcext:value-type="float">
            <text:p>14.25</text:p>
          </table:table-cell>
          <table:table-cell office:value-type="float" office:value="132.337" calcext:value-type="float">
            <text:p>132.337</text:p>
          </table:table-cell>
          <table:table-cell office:value-type="float" office:value="3.8855" calcext:value-type="float">
            <text:p>3.8855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003" calcext:value-type="float">
            <text:p>0.003</text:p>
          </table:table-cell>
          <table:table-cell office:value-type="float" office:value="32.849" calcext:value-type="float">
            <text:p>32.849</text:p>
          </table:table-cell>
          <table:table-cell office:value-type="float" office:value="0.094" calcext:value-type="float">
            <text:p>0.094</text:p>
          </table:table-cell>
          <table:table-cell office:value-type="float" office:value="0.25104" calcext:value-type="float">
            <text:p>0.25104</text:p>
          </table:table-cell>
          <table:table-cell office:value-type="float" office:value="0.8275" calcext:value-type="float">
            <text:p>0.8275</text:p>
          </table:table-cell>
          <table:table-cell office:value-type="float" office:value="-0.502218" calcext:value-type="float">
            <text:p>-0.502218</text:p>
          </table:table-cell>
          <table:table-cell office:value-type="float" office:value="2442.357" calcext:value-type="float">
            <text:p>2442.357</text:p>
          </table:table-cell>
          <table:table-cell office:value-type="float" office:value="6671.037" calcext:value-type="float">
            <text:p>6671.037</text:p>
          </table:table-cell>
          <table:table-cell office:value-type="float" office:value="-4494.934" calcext:value-type="float">
            <text:p>-4494.934</text:p>
          </table:table-cell>
          <table:table-cell table:number-columns-repeated="46"/>
        </table:table-row>
        <table:table-row table:style-name="ro1">
          <table:table-cell table:style-name="ce15" office:value-type="float" office:value="18" calcext:value-type="float">
            <text:p>018</text:p>
          </table:table-cell>
          <table:table-cell office:value-type="string" calcext:value-type="string">
            <text:p>FT018A</text:p>
          </table:table-cell>
          <table:table-cell office:value-type="float" office:value="110357" calcext:value-type="float">
            <text:p>110357</text:p>
          </table:table-cell>
          <table:table-cell office:value-type="float" office:value="6220" calcext:value-type="float">
            <text:p>6220</text:p>
          </table:table-cell>
          <table:table-cell office:value-type="float" office:value="1000" calcext:value-type="float">
            <text:p>1000</text:p>
          </table:table-cell>
          <table:table-cell office:value-type="float" office:value="14.5" calcext:value-type="float">
            <text:p>14.5</text:p>
          </table:table-cell>
          <table:table-cell office:value-type="float" office:value="132.802" calcext:value-type="float">
            <text:p>132.802</text:p>
          </table:table-cell>
          <table:table-cell office:value-type="float" office:value="3.99633" calcext:value-type="float">
            <text:p>3.99633</text:p>
          </table:table-cell>
          <table:table-cell office:value-type="float" office:value="-0.825" calcext:value-type="float">
            <text:p>-0.825</text:p>
          </table:table-cell>
          <table:table-cell office:value-type="float" office:value="0.003" calcext:value-type="float">
            <text:p>0.003</text:p>
          </table:table-cell>
          <table:table-cell office:value-type="float" office:value="24.843" calcext:value-type="float">
            <text:p>24.843</text:p>
          </table:table-cell>
          <table:table-cell office:value-type="float" office:value="0.101" calcext:value-type="float">
            <text:p>0.101</text:p>
          </table:table-cell>
          <table:table-cell office:value-type="float" office:value="-0.164967" calcext:value-type="float">
            <text:p>-0.164967</text:p>
          </table:table-cell>
          <table:table-cell office:value-type="float" office:value="0.854288" calcext:value-type="float">
            <text:p>0.854288</text:p>
          </table:table-cell>
          <table:table-cell office:value-type="float" office:value="-0.492928" calcext:value-type="float">
            <text:p>-0.492928</text:p>
          </table:table-cell>
          <table:table-cell office:value-type="float" office:value="-1325.144" calcext:value-type="float">
            <text:p>-1325.144</text:p>
          </table:table-cell>
          <table:table-cell office:value-type="float" office:value="7124.406" calcext:value-type="float">
            <text:p>7124.406</text:p>
          </table:table-cell>
          <table:table-cell office:value-type="float" office:value="-4261.583" calcext:value-type="float">
            <text:p>-4261.583</text:p>
          </table:table-cell>
          <table:table-cell table:number-columns-repeated="46"/>
        </table:table-row>
        <table:table-row table:style-name="ro1">
          <table:table-cell table:style-name="ce15" office:value-type="float" office:value="19" calcext:value-type="float">
            <text:p>019</text:p>
          </table:table-cell>
          <table:table-cell office:value-type="string" calcext:value-type="string">
            <text:p>FT019A</text:p>
          </table:table-cell>
          <table:table-cell office:value-type="float" office:value="110363" calcext:value-type="float">
            <text:p>110363</text:p>
          </table:table-cell>
          <table:table-cell office:value-type="float" office:value="6080" calcext:value-type="float">
            <text:p>6080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office:value-type="float" office:value="131.666" calcext:value-type="float">
            <text:p>131.666</text:p>
          </table:table-cell>
          <table:table-cell office:value-type="float" office:value="3.94206" calcext:value-type="float">
            <text:p>3.94206</text:p>
          </table:table-cell>
          <table:table-cell office:value-type="float" office:value="-0.588" calcext:value-type="float">
            <text:p>-0.588</text:p>
          </table:table-cell>
          <table:table-cell office:value-type="float" office:value="0.003" calcext:value-type="float">
            <text:p>0.003</text:p>
          </table:table-cell>
          <table:table-cell office:value-type="float" office:value="17.402" calcext:value-type="float">
            <text:p>17.402</text:p>
          </table:table-cell>
          <table:table-cell office:value-type="float" office:value="0.107" calcext:value-type="float">
            <text:p>0.107</text:p>
          </table:table-cell>
          <table:table-cell office:value-type="float" office:value="-0.56438" calcext:value-type="float">
            <text:p>-0.56438</text:p>
          </table:table-cell>
          <table:table-cell office:value-type="float" office:value="0.718318" calcext:value-type="float">
            <text:p>0.718318</text:p>
          </table:table-cell>
          <table:table-cell office:value-type="float" office:value="-0.40681" calcext:value-type="float">
            <text:p>-0.40681</text:p>
          </table:table-cell>
          <table:table-cell office:value-type="float" office:value="-5093.809" calcext:value-type="float">
            <text:p>-5093.809</text:p>
          </table:table-cell>
          <table:table-cell office:value-type="float" office:value="6161.118" calcext:value-type="float">
            <text:p>6161.118</text:p>
          </table:table-cell>
          <table:table-cell office:value-type="float" office:value="-2601.31" calcext:value-type="float">
            <text:p>-2601.31</text:p>
          </table:table-cell>
          <table:table-cell table:number-columns-repeated="46"/>
        </table:table-row>
        <table:table-row table:style-name="ro1">
          <table:table-cell table:style-name="ce15" office:value-type="float" office:value="20" calcext:value-type="float">
            <text:p>020</text:p>
          </table:table-cell>
          <table:table-cell office:value-type="string" calcext:value-type="string">
            <text:p>FT020A</text:p>
          </table:table-cell>
          <table:table-cell office:value-type="float" office:value="110367" calcext:value-type="float">
            <text:p>110367</text:p>
          </table:table-cell>
          <table:table-cell office:value-type="float" office:value="8800" calcext:value-type="float">
            <text:p>880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office:value-type="float" office:value="133.513" calcext:value-type="float">
            <text:p>133.513</text:p>
          </table:table-cell>
          <table:table-cell office:value-type="float" office:value="4.13161" calcext:value-type="float">
            <text:p>4.13161</text:p>
          </table:table-cell>
          <table:table-cell office:value-type="float" office:value="-1.026" calcext:value-type="float">
            <text:p>-1.026</text:p>
          </table:table-cell>
          <table:table-cell office:value-type="float" office:value="0.004" calcext:value-type="float">
            <text:p>0.004</text:p>
          </table:table-cell>
          <table:table-cell office:value-type="float" office:value="28.411" calcext:value-type="float">
            <text:p>28.411</text:p>
          </table:table-cell>
          <table:table-cell office:value-type="float" office:value="0.115" calcext:value-type="float">
            <text:p>0.115</text:p>
          </table:table-cell>
          <table:table-cell office:value-type="float" office:value="-0.410183" calcext:value-type="float">
            <text:p>-0.410183</text:p>
          </table:table-cell>
          <table:table-cell office:value-type="float" office:value="0.504707" calcext:value-type="float">
            <text:p>0.504707</text:p>
          </table:table-cell>
          <table:table-cell office:value-type="float" office:value="-0.759619" calcext:value-type="float">
            <text:p>-0.759619</text:p>
          </table:table-cell>
          <table:table-cell office:value-type="float" office:value="-3664.125" calcext:value-type="float">
            <text:p>-3664.125</text:p>
          </table:table-cell>
          <table:table-cell office:value-type="float" office:value="4032.381" calcext:value-type="float">
            <text:p>4032.381</text:p>
          </table:table-cell>
          <table:table-cell office:value-type="float" office:value="-6402.343" calcext:value-type="float">
            <text:p>-6402.343</text:p>
          </table:table-cell>
          <table:table-cell table:number-columns-repeated="46"/>
        </table:table-row>
        <table:table-row table:style-name="ro1">
          <table:table-cell table:style-name="ce15" office:value-type="float" office:value="21" calcext:value-type="float">
            <text:p>021</text:p>
          </table:table-cell>
          <table:table-cell office:value-type="string" calcext:value-type="string">
            <text:p>FT021A</text:p>
          </table:table-cell>
          <table:table-cell office:value-type="float" office:value="110372" calcext:value-type="float">
            <text:p>110372</text:p>
          </table:table-cell>
          <table:table-cell office:value-type="float" office:value="6380" calcext:value-type="float">
            <text:p>638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3.086" calcext:value-type="float">
            <text:p>133.086</text:p>
          </table:table-cell>
          <table:table-cell office:value-type="float" office:value="4.14245" calcext:value-type="float">
            <text:p>4.14245</text:p>
          </table:table-cell>
          <table:table-cell office:value-type="float" office:value="-0.942" calcext:value-type="float">
            <text:p>-0.942</text:p>
          </table:table-cell>
          <table:table-cell office:value-type="float" office:value="0.006" calcext:value-type="float">
            <text:p>0.006</text:p>
          </table:table-cell>
          <table:table-cell office:value-type="float" office:value="26.582" calcext:value-type="float">
            <text:p>26.582</text:p>
          </table:table-cell>
          <table:table-cell office:value-type="float" office:value="0.188" calcext:value-type="float">
            <text:p>0.188</text:p>
          </table:table-cell>
          <table:table-cell office:value-type="float" office:value="-0.159972" calcext:value-type="float">
            <text:p>-0.159972</text:p>
          </table:table-cell>
          <table:table-cell office:value-type="float" office:value="0.278611" calcext:value-type="float">
            <text:p>0.278611</text:p>
          </table:table-cell>
          <table:table-cell office:value-type="float" office:value="-0.946987" calcext:value-type="float">
            <text:p>-0.946987</text:p>
          </table:table-cell>
          <table:table-cell office:value-type="float" office:value="-1474.046" calcext:value-type="float">
            <text:p>-1474.046</text:p>
          </table:table-cell>
          <table:table-cell office:value-type="float" office:value="1855.764" calcext:value-type="float">
            <text:p>1855.764</text:p>
          </table:table-cell>
          <table:table-cell office:value-type="float" office:value="-8065.692" calcext:value-type="float">
            <text:p>-8065.692</text:p>
          </table:table-cell>
          <table:table-cell table:number-columns-repeated="46"/>
        </table:table-row>
        <table:table-row table:style-name="ro1">
          <table:table-cell table:style-name="ce15" office:value-type="float" office:value="22" calcext:value-type="float">
            <text:p>022</text:p>
          </table:table-cell>
          <table:table-cell office:value-type="string" calcext:value-type="string">
            <text:p>FT022A</text:p>
          </table:table-cell>
          <table:table-cell office:value-type="float" office:value="110376" calcext:value-type="float">
            <text:p>110376</text:p>
          </table:table-cell>
          <table:table-cell office:value-type="float" office:value="6120" calcext:value-type="float">
            <text:p>6120</text:p>
          </table:table-cell>
          <table:table-cell office:value-type="float" office:value="1000" calcext:value-type="float">
            <text:p>1000</text:p>
          </table:table-cell>
          <table:table-cell office:value-type="float" office:value="14.75" calcext:value-type="float">
            <text:p>14.75</text:p>
          </table:table-cell>
          <table:table-cell office:value-type="float" office:value="132.263" calcext:value-type="float">
            <text:p>132.263</text:p>
          </table:table-cell>
          <table:table-cell office:value-type="float" office:value="3.9136" calcext:value-type="float">
            <text:p>3.9136</text:p>
          </table:table-cell>
          <table:table-cell office:value-type="float" office:value="-0.698" calcext:value-type="float">
            <text:p>-0.698</text:p>
          </table:table-cell>
          <table:table-cell office:value-type="float" office:value="0.003" calcext:value-type="float">
            <text:p>0.003</text:p>
          </table:table-cell>
          <table:table-cell office:value-type="float" office:value="25.148" calcext:value-type="float">
            <text:p>25.148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104281" calcext:value-type="float">
            <text:p>-0.0104281</text:p>
          </table:table-cell>
          <table:table-cell office:value-type="float" office:value="0.563425" calcext:value-type="float">
            <text:p>0.563425</text:p>
          </table:table-cell>
          <table:table-cell office:value-type="float" office:value="-0.826101" calcext:value-type="float">
            <text:p>-0.826101</text:p>
          </table:table-cell>
          <table:table-cell office:value-type="float" office:value="-402.013" calcext:value-type="float">
            <text:p>-402.013</text:p>
          </table:table-cell>
          <table:table-cell office:value-type="float" office:value="5085.809" calcext:value-type="float">
            <text:p>5085.809</text:p>
          </table:table-cell>
          <table:table-cell office:value-type="float" office:value="-6681.732" calcext:value-type="float">
            <text:p>-6681.732</text:p>
          </table:table-cell>
          <table:table-cell table:number-columns-repeated="46"/>
        </table:table-row>
        <table:table-row table:style-name="ro1">
          <table:table-cell table:style-name="ce15" office:value-type="float" office:value="23" calcext:value-type="float">
            <text:p>023</text:p>
          </table:table-cell>
          <table:table-cell office:value-type="string" calcext:value-type="string">
            <text:p>FT023A</text:p>
          </table:table-cell>
          <table:table-cell office:value-type="float" office:value="110385" calcext:value-type="float">
            <text:p>110385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7.5" calcext:value-type="float">
            <text:p>7.5</text:p>
          </table:table-cell>
          <table:table-cell office:value-type="float" office:value="132.33" calcext:value-type="float">
            <text:p>132.33</text:p>
          </table:table-cell>
          <table:table-cell office:value-type="float" office:value="3.98406" calcext:value-type="float">
            <text:p>3.98406</text:p>
          </table:table-cell>
          <table:table-cell office:value-type="float" office:value="-0.812" calcext:value-type="float">
            <text:p>-0.812</text:p>
          </table:table-cell>
          <table:table-cell office:value-type="float" office:value="0.004" calcext:value-type="float">
            <text:p>0.004</text:p>
          </table:table-cell>
          <table:table-cell office:value-type="float" office:value="23.943" calcext:value-type="float">
            <text:p>23.943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95092" calcext:value-type="float">
            <text:p>-0.695092</text:p>
          </table:table-cell>
          <table:table-cell office:value-type="float" office:value="0.503996" calcext:value-type="float">
            <text:p>0.503996</text:p>
          </table:table-cell>
          <table:table-cell office:value-type="float" office:value="-0.512675" calcext:value-type="float">
            <text:p>-0.512675</text:p>
          </table:table-cell>
          <table:table-cell office:value-type="float" office:value="-5508.117" calcext:value-type="float">
            <text:p>-5508.117</text:p>
          </table:table-cell>
          <table:table-cell office:value-type="float" office:value="4636.124" calcext:value-type="float">
            <text:p>4636.124</text:p>
          </table:table-cell>
          <table:table-cell office:value-type="float" office:value="-4340.884" calcext:value-type="float">
            <text:p>-4340.884</text:p>
          </table:table-cell>
          <table:table-cell table:number-columns-repeated="46"/>
        </table:table-row>
        <table:table-row table:style-name="ro1">
          <table:table-cell table:style-name="ce15" office:value-type="float" office:value="24" calcext:value-type="float">
            <text:p>024</text:p>
          </table:table-cell>
          <table:table-cell office:value-type="string" calcext:value-type="string">
            <text:p>FT024A</text:p>
          </table:table-cell>
          <table:table-cell office:value-type="float" office:value="110392" calcext:value-type="float">
            <text:p>110392</text:p>
          </table:table-cell>
          <table:table-cell office:value-type="float" office:value="6220" calcext:value-type="float">
            <text:p>622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32.657" calcext:value-type="float">
            <text:p>132.657</text:p>
          </table:table-cell>
          <table:table-cell office:value-type="float" office:value="3.90337" calcext:value-type="float">
            <text:p>3.90337</text:p>
          </table:table-cell>
          <table:table-cell office:value-type="float" office:value="-1.335" calcext:value-type="float">
            <text:p>-1.335</text:p>
          </table:table-cell>
          <table:table-cell office:value-type="float" office:value="0.003" calcext:value-type="float">
            <text:p>0.003</text:p>
          </table:table-cell>
          <table:table-cell office:value-type="float" office:value="47.232" calcext:value-type="float">
            <text:p>47.232</text:p>
          </table:table-cell>
          <table:table-cell office:value-type="float" office:value="0.095" calcext:value-type="float">
            <text:p>0.095</text:p>
          </table:table-cell>
          <table:table-cell office:value-type="float" office:value="-0.874326" calcext:value-type="float">
            <text:p>-0.874326</text:p>
          </table:table-cell>
          <table:table-cell office:value-type="float" office:value="0.0765833" calcext:value-type="float">
            <text:p>0.0765833</text:p>
          </table:table-cell>
          <table:table-cell office:value-type="float" office:value="-0.479259" calcext:value-type="float">
            <text:p>-0.479259</text:p>
          </table:table-cell>
          <table:table-cell office:value-type="float" office:value="-7455.196" calcext:value-type="float">
            <text:p>-7455.196</text:p>
          </table:table-cell>
          <table:table-cell office:value-type="float" office:value="760.116" calcext:value-type="float">
            <text:p>760.116</text:p>
          </table:table-cell>
          <table:table-cell office:value-type="float" office:value="-3810.579" calcext:value-type="float">
            <text:p>-3810.579</text:p>
          </table:table-cell>
          <table:table-cell table:number-columns-repeated="46"/>
        </table:table-row>
        <table:table-row table:style-name="ro1">
          <table:table-cell table:style-name="ce15" office:value-type="float" office:value="25" calcext:value-type="float">
            <text:p>025</text:p>
          </table:table-cell>
          <table:table-cell office:value-type="string" calcext:value-type="string">
            <text:p>FT025A</text:p>
          </table:table-cell>
          <table:table-cell office:value-type="float" office:value="110398" calcext:value-type="float">
            <text:p>110398</text:p>
          </table:table-cell>
          <table:table-cell office:value-type="float" office:value="6960" calcext:value-type="float">
            <text:p>6960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office:value-type="float" office:value="132.149" calcext:value-type="float">
            <text:p>132.149</text:p>
          </table:table-cell>
          <table:table-cell office:value-type="float" office:value="3.87314" calcext:value-type="float">
            <text:p>3.87314</text:p>
          </table:table-cell>
          <table:table-cell office:value-type="float" office:value="-1.36" calcext:value-type="float">
            <text:p>-1.36</text:p>
          </table:table-cell>
          <table:table-cell office:value-type="float" office:value="0.003" calcext:value-type="float">
            <text:p>0.003</text:p>
          </table:table-cell>
          <table:table-cell office:value-type="float" office:value="50.723" calcext:value-type="float">
            <text:p>50.723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15611" calcext:value-type="float">
            <text:p>-0.815611</text:p>
          </table:table-cell>
          <table:table-cell office:value-type="float" office:value="-0.311763" calcext:value-type="float">
            <text:p>-0.311763</text:p>
          </table:table-cell>
          <table:table-cell office:value-type="float" office:value="-0.487425" calcext:value-type="float">
            <text:p>-0.487425</text:p>
          </table:table-cell>
          <table:table-cell office:value-type="float" office:value="-6842.553" calcext:value-type="float">
            <text:p>-6842.553</text:p>
          </table:table-cell>
          <table:table-cell office:value-type="float" office:value="-2818.034" calcext:value-type="float">
            <text:p>-2818.034</text:p>
          </table:table-cell>
          <table:table-cell office:value-type="float" office:value="-3989.34" calcext:value-type="float">
            <text:p>-3989.34</text:p>
          </table:table-cell>
          <table:table-cell table:number-columns-repeated="46"/>
        </table:table-row>
        <table:table-row table:style-name="ro1">
          <table:table-cell table:style-name="ce15" office:value-type="float" office:value="26" calcext:value-type="float">
            <text:p>026</text:p>
          </table:table-cell>
          <table:table-cell office:value-type="string" calcext:value-type="string">
            <text:p>FT026A</text:p>
          </table:table-cell>
          <table:table-cell office:value-type="float" office:value="110403" calcext:value-type="float">
            <text:p>110403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office:value-type="float" office:value="132.775" calcext:value-type="float">
            <text:p>132.775</text:p>
          </table:table-cell>
          <table:table-cell office:value-type="float" office:value="4.04123" calcext:value-type="float">
            <text:p>4.04123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003" calcext:value-type="float">
            <text:p>0.003</text:p>
          </table:table-cell>
          <table:table-cell office:value-type="float" office:value="24.679" calcext:value-type="float">
            <text:p>24.679</text:p>
          </table:table-cell>
          <table:table-cell office:value-type="float" office:value="0.101" calcext:value-type="float">
            <text:p>0.101</text:p>
          </table:table-cell>
          <table:table-cell office:value-type="float" office:value="-0.534739" calcext:value-type="float">
            <text:p>-0.534739</text:p>
          </table:table-cell>
          <table:table-cell office:value-type="float" office:value="0.145671" calcext:value-type="float">
            <text:p>0.145671</text:p>
          </table:table-cell>
          <table:table-cell office:value-type="float" office:value="-0.832366" calcext:value-type="float">
            <text:p>-0.832366</text:p>
          </table:table-cell>
          <table:table-cell office:value-type="float" office:value="-4811.694" calcext:value-type="float">
            <text:p>-4811.694</text:p>
          </table:table-cell>
          <table:table-cell office:value-type="float" office:value="707.181" calcext:value-type="float">
            <text:p>707.181</text:p>
          </table:table-cell>
          <table:table-cell office:value-type="float" office:value="-6857.147" calcext:value-type="float">
            <text:p>-6857.147</text:p>
          </table:table-cell>
          <table:table-cell table:number-columns-repeated="46"/>
        </table:table-row>
        <table:table-row table:style-name="ro1">
          <table:table-cell table:style-name="ce15" office:value-type="float" office:value="27" calcext:value-type="float">
            <text:p>027</text:p>
          </table:table-cell>
          <table:table-cell office:value-type="string" calcext:value-type="string">
            <text:p>FT027A</text:p>
          </table:table-cell>
          <table:table-cell office:value-type="float" office:value="110407" calcext:value-type="float">
            <text:p>110407</text:p>
          </table:table-cell>
          <table:table-cell office:value-type="float" office:value="7090" calcext:value-type="float">
            <text:p>7090</text:p>
          </table:table-cell>
          <table:table-cell office:value-type="float" office:value="1000" calcext:value-type="float">
            <text:p>1000</text:p>
          </table:table-cell>
          <table:table-cell office:value-type="float" office:value="8.25" calcext:value-type="float">
            <text:p>8.25</text:p>
          </table:table-cell>
          <table:table-cell office:value-type="float" office:value="132.595" calcext:value-type="float">
            <text:p>132.595</text:p>
          </table:table-cell>
          <table:table-cell office:value-type="float" office:value="3.92965" calcext:value-type="float">
            <text:p>3.92965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003" calcext:value-type="float">
            <text:p>0.003</text:p>
          </table:table-cell>
          <table:table-cell office:value-type="float" office:value="23.944" calcext:value-type="float">
            <text:p>23.944</text:p>
          </table:table-cell>
          <table:table-cell office:value-type="float" office:value="0.113" calcext:value-type="float">
            <text:p>0.113</text:p>
          </table:table-cell>
          <table:table-cell office:value-type="float" office:value="-0.328795" calcext:value-type="float">
            <text:p>-0.328795</text:p>
          </table:table-cell>
          <table:table-cell office:value-type="float" office:value="-0.0657352" calcext:value-type="float">
            <text:p>-0.0657352</text:p>
          </table:table-cell>
          <table:table-cell office:value-type="float" office:value="-0.942111" calcext:value-type="float">
            <text:p>-0.942111</text:p>
          </table:table-cell>
          <table:table-cell office:value-type="float" office:value="-2778.217" calcext:value-type="float">
            <text:p>-2778.217</text:p>
          </table:table-cell>
          <table:table-cell office:value-type="float" office:value="-804.015" calcext:value-type="float">
            <text:p>-804.015</text:p>
          </table:table-cell>
          <table:table-cell office:value-type="float" office:value="-7893.615" calcext:value-type="float">
            <text:p>-7893.615</text:p>
          </table:table-cell>
          <table:table-cell table:number-columns-repeated="46"/>
        </table:table-row>
        <table:table-row table:style-name="ro1">
          <table:table-cell table:style-name="ce15" office:value-type="float" office:value="28" calcext:value-type="float">
            <text:p>028</text:p>
          </table:table-cell>
          <table:table-cell office:value-type="string" calcext:value-type="string">
            <text:p>FT028A</text:p>
          </table:table-cell>
          <table:table-cell office:value-type="float" office:value="110413" calcext:value-type="float">
            <text:p>110413</text:p>
          </table:table-cell>
          <table:table-cell office:value-type="float" office:value="8730" calcext:value-type="float">
            <text:p>8730</text:p>
          </table:table-cell>
          <table:table-cell office:value-type="float" office:value="1000" calcext:value-type="float">
            <text:p>1000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279" calcext:value-type="float">
            <text:p>132.279</text:p>
          </table:table-cell>
          <table:table-cell office:value-type="float" office:value="4.03408" calcext:value-type="float">
            <text:p>4.03408</text:p>
          </table:table-cell>
          <table:table-cell office:value-type="float" office:value="-1.55" calcext:value-type="float">
            <text:p>-1.55</text:p>
          </table:table-cell>
          <table:table-cell office:value-type="float" office:value="0.003" calcext:value-type="float">
            <text:p>0.003</text:p>
          </table:table-cell>
          <table:table-cell office:value-type="float" office:value="55.089" calcext:value-type="float">
            <text:p>55.089</text:p>
          </table:table-cell>
          <table:table-cell office:value-type="float" office:value="0.105" calcext:value-type="float">
            <text:p>0.105</text:p>
          </table:table-cell>
          <table:table-cell office:value-type="float" office:value="-0.609894" calcext:value-type="float">
            <text:p>-0.609894</text:p>
          </table:table-cell>
          <table:table-cell office:value-type="float" office:value="-0.222348" calcext:value-type="float">
            <text:p>-0.222348</text:p>
          </table:table-cell>
          <table:table-cell office:value-type="float" office:value="-0.760652" calcext:value-type="float">
            <text:p>-0.760652</text:p>
          </table:table-cell>
          <table:table-cell office:value-type="float" office:value="-5035.048" calcext:value-type="float">
            <text:p>-5035.048</text:p>
          </table:table-cell>
          <table:table-cell office:value-type="float" office:value="-2450.305" calcext:value-type="float">
            <text:p>-2450.305</text:p>
          </table:table-cell>
          <table:table-cell office:value-type="float" office:value="-6270.608" calcext:value-type="float">
            <text:p>-6270.608</text:p>
          </table:table-cell>
          <table:table-cell table:number-columns-repeated="46"/>
        </table:table-row>
        <table:table-row table:style-name="ro1">
          <table:table-cell table:style-name="ce15" office:value-type="float" office:value="29" calcext:value-type="float">
            <text:p>029</text:p>
          </table:table-cell>
          <table:table-cell office:value-type="string" calcext:value-type="string">
            <text:p>FT029A</text:p>
          </table:table-cell>
          <table:table-cell office:value-type="float" office:value="110415" calcext:value-type="float">
            <text:p>110415</text:p>
          </table:table-cell>
          <table:table-cell office:value-type="float" office:value="5966" calcext:value-type="float">
            <text:p>5966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office:value-type="float" office:value="132.158" calcext:value-type="float">
            <text:p>132.158</text:p>
          </table:table-cell>
          <table:table-cell office:value-type="float" office:value="3.91397" calcext:value-type="float">
            <text:p>3.91397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003" calcext:value-type="float">
            <text:p>0.003</text:p>
          </table:table-cell>
          <table:table-cell office:value-type="float" office:value="24.793" calcext:value-type="float">
            <text:p>24.793</text:p>
          </table:table-cell>
          <table:table-cell office:value-type="float" office:value="0.108" calcext:value-type="float">
            <text:p>0.108</text:p>
          </table:table-cell>
          <table:table-cell office:value-type="float" office:value="-0.684628" calcext:value-type="float">
            <text:p>-0.684628</text:p>
          </table:table-cell>
          <table:table-cell office:value-type="float" office:value="-0.514491" calcext:value-type="float">
            <text:p>-0.514491</text:p>
          </table:table-cell>
          <table:table-cell office:value-type="float" office:value="-0.516316" calcext:value-type="float">
            <text:p>-0.516316</text:p>
          </table:table-cell>
          <table:table-cell office:value-type="float" office:value="-5992.125" calcext:value-type="float">
            <text:p>-5992.125</text:p>
          </table:table-cell>
          <table:table-cell office:value-type="float" office:value="-3833.988" calcext:value-type="float">
            <text:p>-3833.988</text:p>
          </table:table-cell>
          <table:table-cell office:value-type="float" office:value="-4480.04" calcext:value-type="float">
            <text:p>-4480.04</text:p>
          </table:table-cell>
          <table:table-cell table:number-columns-repeated="46"/>
        </table:table-row>
        <table:table-row table:style-name="ro1">
          <table:table-cell table:style-name="ce15" office:value-type="float" office:value="30" calcext:value-type="float">
            <text:p>030</text:p>
          </table:table-cell>
          <table:table-cell office:value-type="string" calcext:value-type="string">
            <text:p>FT030A</text:p>
          </table:table-cell>
          <table:table-cell office:value-type="float" office:value="110426" calcext:value-type="float">
            <text:p>110426</text:p>
          </table:table-cell>
          <table:table-cell office:value-type="float" office:value="6590" calcext:value-type="float">
            <text:p>6590</text:p>
          </table:table-cell>
          <table:table-cell office:value-type="float" office:value="1000" calcext:value-type="float">
            <text:p>1000</text:p>
          </table:table-cell>
          <table:table-cell office:value-type="float" office:value="5.75" calcext:value-type="float">
            <text:p>5.75</text:p>
          </table:table-cell>
          <table:table-cell office:value-type="float" office:value="132.419" calcext:value-type="float">
            <text:p>132.419</text:p>
          </table:table-cell>
          <table:table-cell office:value-type="float" office:value="3.99387" calcext:value-type="float">
            <text:p>3.99387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003" calcext:value-type="float">
            <text:p>0.003</text:p>
          </table:table-cell>
          <table:table-cell office:value-type="float" office:value="20.001" calcext:value-type="float">
            <text:p>20.001</text:p>
          </table:table-cell>
          <table:table-cell office:value-type="float" office:value="0.107" calcext:value-type="float">
            <text:p>0.107</text:p>
          </table:table-cell>
          <table:table-cell office:value-type="float" office:value="-0.389034" calcext:value-type="float">
            <text:p>-0.389034</text:p>
          </table:table-cell>
          <table:table-cell office:value-type="float" office:value="-0.791293" calcext:value-type="float">
            <text:p>-0.791293</text:p>
          </table:table-cell>
          <table:table-cell office:value-type="float" office:value="-0.471708" calcext:value-type="float">
            <text:p>-0.471708</text:p>
          </table:table-cell>
          <table:table-cell office:value-type="float" office:value="-3655.336" calcext:value-type="float">
            <text:p>-3655.336</text:p>
          </table:table-cell>
          <table:table-cell office:value-type="float" office:value="-6444.518" calcext:value-type="float">
            <text:p>-6444.518</text:p>
          </table:table-cell>
          <table:table-cell office:value-type="float" office:value="-3972.325" calcext:value-type="float">
            <text:p>-3972.325</text:p>
          </table:table-cell>
          <table:table-cell table:number-columns-repeated="46"/>
        </table:table-row>
        <table:table-row table:style-name="ro1">
          <table:table-cell table:style-name="ce15" office:value-type="float" office:value="31" calcext:value-type="float">
            <text:p>031</text:p>
          </table:table-cell>
          <table:table-cell office:value-type="string" calcext:value-type="string">
            <text:p>FT031A</text:p>
          </table:table-cell>
          <table:table-cell office:value-type="float" office:value="110430" calcext:value-type="float">
            <text:p>110430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32.42" calcext:value-type="float">
            <text:p>132.42</text:p>
          </table:table-cell>
          <table:table-cell office:value-type="float" office:value="3.97285" calcext:value-type="float">
            <text:p>3.97285</text:p>
          </table:table-cell>
          <table:table-cell office:value-type="float" office:value="-0.719" calcext:value-type="float">
            <text:p>-0.719</text:p>
          </table:table-cell>
          <table:table-cell office:value-type="float" office:value="0.003" calcext:value-type="float">
            <text:p>0.003</text:p>
          </table:table-cell>
          <table:table-cell office:value-type="float" office:value="21.15" calcext:value-type="float">
            <text:p>21.15</text:p>
          </table:table-cell>
          <table:table-cell office:value-type="float" office:value="0.098" calcext:value-type="float">
            <text:p>0.098</text:p>
          </table:table-cell>
          <table:table-cell office:value-type="float" office:value="-0.311192" calcext:value-type="float">
            <text:p>-0.311192</text:p>
          </table:table-cell>
          <table:table-cell office:value-type="float" office:value="-0.465322" calcext:value-type="float">
            <text:p>-0.465322</text:p>
          </table:table-cell>
          <table:table-cell office:value-type="float" office:value="-0.828634" calcext:value-type="float">
            <text:p>-0.828634</text:p>
          </table:table-cell>
          <table:table-cell office:value-type="float" office:value="-2209.028" calcext:value-type="float">
            <text:p>-2209.028</text:p>
          </table:table-cell>
          <table:table-cell office:value-type="float" office:value="-4413.555" calcext:value-type="float">
            <text:p>-4413.555</text:p>
          </table:table-cell>
          <table:table-cell office:value-type="float" office:value="-6805.212" calcext:value-type="float">
            <text:p>-6805.212</text:p>
          </table:table-cell>
          <table:table-cell table:number-columns-repeated="46"/>
        </table:table-row>
        <table:table-row table:style-name="ro1">
          <table:table-cell table:style-name="ce15" office:value-type="float" office:value="32" calcext:value-type="float">
            <text:p>032</text:p>
          </table:table-cell>
          <table:table-cell office:value-type="string" calcext:value-type="string">
            <text:p>FT032A</text:p>
          </table:table-cell>
          <table:table-cell office:value-type="float" office:value="110434" calcext:value-type="float">
            <text:p>110434</text:p>
          </table:table-cell>
          <table:table-cell office:value-type="float" office:value="6410" calcext:value-type="float">
            <text:p>641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132.682" calcext:value-type="float">
            <text:p>132.682</text:p>
          </table:table-cell>
          <table:table-cell office:value-type="float" office:value="4.05815" calcext:value-type="float">
            <text:p>4.05815</text:p>
          </table:table-cell>
          <table:table-cell office:value-type="float" office:value="-1.539" calcext:value-type="float">
            <text:p>-1.539</text:p>
          </table:table-cell>
          <table:table-cell office:value-type="float" office:value="0.003" calcext:value-type="float">
            <text:p>0.003</text:p>
          </table:table-cell>
          <table:table-cell office:value-type="float" office:value="48.553" calcext:value-type="float">
            <text:p>48.55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8533" calcext:value-type="float">
            <text:p>0.198533</text:p>
          </table:table-cell>
          <table:table-cell office:value-type="float" office:value="-0.974341" calcext:value-type="float">
            <text:p>-0.974341</text:p>
          </table:table-cell>
          <table:table-cell office:value-type="float" office:value="-0.106036" calcext:value-type="float">
            <text:p>-0.106036</text:p>
          </table:table-cell>
          <table:table-cell office:value-type="float" office:value="1280.917" calcext:value-type="float">
            <text:p>1280.917</text:p>
          </table:table-cell>
          <table:table-cell office:value-type="float" office:value="-8293.186" calcext:value-type="float">
            <text:p>-8293.186</text:p>
          </table:table-cell>
          <table:table-cell office:value-type="float" office:value="-505.719" calcext:value-type="float">
            <text:p>-505.719</text:p>
          </table:table-cell>
          <table:table-cell table:number-columns-repeated="46"/>
        </table:table-row>
        <table:table-row table:style-name="ro1">
          <table:table-cell table:style-name="ce15" office:value-type="float" office:value="33" calcext:value-type="float">
            <text:p>033</text:p>
          </table:table-cell>
          <table:table-cell office:value-type="string" calcext:value-type="string">
            <text:p>FT033A</text:p>
          </table:table-cell>
          <table:table-cell office:value-type="float" office:value="110440" calcext:value-type="float">
            <text:p>110440</text:p>
          </table:table-cell>
          <table:table-cell office:value-type="float" office:value="6060" calcext:value-type="float">
            <text:p>6060</text:p>
          </table:table-cell>
          <table:table-cell office:value-type="float" office:value="1000" calcext:value-type="float">
            <text:p>1000</text:p>
          </table:table-cell>
          <table:table-cell office:value-type="float" office:value="12.75" calcext:value-type="float">
            <text:p>12.75</text:p>
          </table:table-cell>
          <table:table-cell office:value-type="float" office:value="133.271" calcext:value-type="float">
            <text:p>133.271</text:p>
          </table:table-cell>
          <table:table-cell office:value-type="float" office:value="3.96299" calcext:value-type="float">
            <text:p>3.96299</text:p>
          </table:table-cell>
          <table:table-cell office:value-type="float" office:value="-0.879" calcext:value-type="float">
            <text:p>-0.879</text:p>
          </table:table-cell>
          <table:table-cell office:value-type="float" office:value="0.003" calcext:value-type="float">
            <text:p>0.003</text:p>
          </table:table-cell>
          <table:table-cell office:value-type="float" office:value="25.483" calcext:value-type="float">
            <text:p>25.4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378814" calcext:value-type="float">
            <text:p>0.378814</text:p>
          </table:table-cell>
          <table:table-cell office:value-type="float" office:value="-0.920046" calcext:value-type="float">
            <text:p>-0.920046</text:p>
          </table:table-cell>
          <table:table-cell office:value-type="float" office:value="0.100076" calcext:value-type="float">
            <text:p>0.100076</text:p>
          </table:table-cell>
          <table:table-cell office:value-type="float" office:value="3079.061" calcext:value-type="float">
            <text:p>3079.061</text:p>
          </table:table-cell>
          <table:table-cell office:value-type="float" office:value="-7796.478" calcext:value-type="float">
            <text:p>-7796.478</text:p>
          </table:table-cell>
          <table:table-cell office:value-type="float" office:value="637.077" calcext:value-type="float">
            <text:p>637.077</text:p>
          </table:table-cell>
          <table:table-cell table:number-columns-repeated="46"/>
        </table:table-row>
        <table:table-row table:style-name="ro1">
          <table:table-cell table:style-name="ce15" office:value-type="float" office:value="34" calcext:value-type="float">
            <text:p>034</text:p>
          </table:table-cell>
          <table:table-cell office:value-type="string" calcext:value-type="string">
            <text:p>FT034A</text:p>
          </table:table-cell>
          <table:table-cell office:value-type="float" office:value="110964" calcext:value-type="float">
            <text:p>110964</text:p>
          </table:table-cell>
          <table:table-cell office:value-type="float" office:value="9380" calcext:value-type="float">
            <text:p>938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33.418" calcext:value-type="float">
            <text:p>133.418</text:p>
          </table:table-cell>
          <table:table-cell office:value-type="float" office:value="3.98021" calcext:value-type="float">
            <text:p>3.98021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003" calcext:value-type="float">
            <text:p>0.003</text:p>
          </table:table-cell>
          <table:table-cell office:value-type="float" office:value="23.021" calcext:value-type="float">
            <text:p>23.02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6873" calcext:value-type="float">
            <text:p>0.56873</text:p>
          </table:table-cell>
          <table:table-cell office:value-type="float" office:value="-0.693015" calcext:value-type="float">
            <text:p>-0.693015</text:p>
          </table:table-cell>
          <table:table-cell office:value-type="float" office:value="0.44303" calcext:value-type="float">
            <text:p>0.44303</text:p>
          </table:table-cell>
          <table:table-cell office:value-type="float" office:value="4732.034" calcext:value-type="float">
            <text:p>4732.034</text:p>
          </table:table-cell>
          <table:table-cell office:value-type="float" office:value="-5781.309" calcext:value-type="float">
            <text:p>-5781.309</text:p>
          </table:table-cell>
          <table:table-cell office:value-type="float" office:value="3854.89" calcext:value-type="float">
            <text:p>3854.89</text:p>
          </table:table-cell>
          <table:table-cell table:number-columns-repeated="46"/>
        </table:table-row>
        <table:table-row table:style-name="ro1">
          <table:table-cell table:style-name="ce15" office:value-type="float" office:value="35" calcext:value-type="float">
            <text:p>035</text:p>
          </table:table-cell>
          <table:table-cell office:value-type="string" calcext:value-type="string">
            <text:p>FT035A</text:p>
          </table:table-cell>
          <table:table-cell office:value-type="float" office:value="110972" calcext:value-type="float">
            <text:p>110972</text:p>
          </table:table-cell>
          <table:table-cell office:value-type="float" office:value="7270" calcext:value-type="float">
            <text:p>727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3.074" calcext:value-type="float">
            <text:p>133.074</text:p>
          </table:table-cell>
          <table:table-cell office:value-type="float" office:value="4.11552" calcext:value-type="float">
            <text:p>4.11552</text:p>
          </table:table-cell>
          <table:table-cell office:value-type="float" office:value="-1.643" calcext:value-type="float">
            <text:p>-1.643</text:p>
          </table:table-cell>
          <table:table-cell office:value-type="float" office:value="0.003" calcext:value-type="float">
            <text:p>0.003</text:p>
          </table:table-cell>
          <table:table-cell office:value-type="float" office:value="55.986" calcext:value-type="float">
            <text:p>55.986</text:p>
          </table:table-cell>
          <table:table-cell office:value-type="float" office:value="0.1" calcext:value-type="float">
            <text:p>0.1</text:p>
          </table:table-cell>
          <table:table-cell office:value-type="float" office:value="0.187563" calcext:value-type="float">
            <text:p>0.187563</text:p>
          </table:table-cell>
          <table:table-cell office:value-type="float" office:value="-0.817055" calcext:value-type="float">
            <text:p>-0.817055</text:p>
          </table:table-cell>
          <table:table-cell office:value-type="float" office:value="0.545199" calcext:value-type="float">
            <text:p>0.545199</text:p>
          </table:table-cell>
          <table:table-cell office:value-type="float" office:value="1166.801" calcext:value-type="float">
            <text:p>1166.801</text:p>
          </table:table-cell>
          <table:table-cell office:value-type="float" office:value="-6892.18" calcext:value-type="float">
            <text:p>-6892.18</text:p>
          </table:table-cell>
          <table:table-cell office:value-type="float" office:value="4671.051" calcext:value-type="float">
            <text:p>4671.051</text:p>
          </table:table-cell>
          <table:table-cell table:number-columns-repeated="46"/>
        </table:table-row>
        <table:table-row table:style-name="ro1">
          <table:table-cell table:style-name="ce15" office:value-type="float" office:value="36" calcext:value-type="float">
            <text:p>036</text:p>
          </table:table-cell>
          <table:table-cell office:value-type="string" calcext:value-type="string">
            <text:p>FT036A</text:p>
          </table:table-cell>
          <table:table-cell office:value-type="float" office:value="110468" calcext:value-type="float">
            <text:p>110468</text:p>
          </table:table-cell>
          <table:table-cell office:value-type="float" office:value="8075" calcext:value-type="float">
            <text:p>8075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32.95" calcext:value-type="float">
            <text:p>132.95</text:p>
          </table:table-cell>
          <table:table-cell office:value-type="float" office:value="4.10766" calcext:value-type="float">
            <text:p>4.10766</text:p>
          </table:table-cell>
          <table:table-cell office:value-type="float" office:value="-0.933" calcext:value-type="float">
            <text:p>-0.933</text:p>
          </table:table-cell>
          <table:table-cell office:value-type="float" office:value="0.003" calcext:value-type="float">
            <text:p>0.003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112" calcext:value-type="float">
            <text:p>0.112</text:p>
          </table:table-cell>
          <table:table-cell office:value-type="float" office:value="-0.229763" calcext:value-type="float">
            <text:p>-0.229763</text:p>
          </table:table-cell>
          <table:table-cell office:value-type="float" office:value="-0.806622" calcext:value-type="float">
            <text:p>-0.806622</text:p>
          </table:table-cell>
          <table:table-cell office:value-type="float" office:value="0.544582" calcext:value-type="float">
            <text:p>0.544582</text:p>
          </table:table-cell>
          <table:table-cell office:value-type="float" office:value="-1930.495" calcext:value-type="float">
            <text:p>-1930.495</text:p>
          </table:table-cell>
          <table:table-cell office:value-type="float" office:value="-6798.09" calcext:value-type="float">
            <text:p>-6798.09</text:p>
          </table:table-cell>
          <table:table-cell office:value-type="float" office:value="4554.346" calcext:value-type="float">
            <text:p>4554.346</text:p>
          </table:table-cell>
          <table:table-cell table:number-columns-repeated="46"/>
        </table:table-row>
        <table:table-row table:style-name="ro1">
          <table:table-cell table:style-name="ce15" office:value-type="float" office:value="37" calcext:value-type="float">
            <text:p>037</text:p>
          </table:table-cell>
          <table:table-cell office:value-type="string" calcext:value-type="string">
            <text:p>FT037A</text:p>
          </table:table-cell>
          <table:table-cell office:value-type="float" office:value="110477" calcext:value-type="float">
            <text:p>110477</text:p>
          </table:table-cell>
          <table:table-cell office:value-type="float" office:value="8320" calcext:value-type="float">
            <text:p>832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3.909" calcext:value-type="float">
            <text:p>133.909</text:p>
          </table:table-cell>
          <table:table-cell office:value-type="float" office:value="4.10786" calcext:value-type="float">
            <text:p>4.10786</text:p>
          </table:table-cell>
          <table:table-cell office:value-type="float" office:value="-2.004" calcext:value-type="float">
            <text:p>-2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64.016" calcext:value-type="float">
            <text:p>64.016</text:p>
          </table:table-cell>
          <table:table-cell office:value-type="float" office:value="0.104" calcext:value-type="float">
            <text:p>0.104</text:p>
          </table:table-cell>
          <table:table-cell office:value-type="float" office:value="-0.499229" calcext:value-type="float">
            <text:p>-0.499229</text:p>
          </table:table-cell>
          <table:table-cell office:value-type="float" office:value="-0.721659" calcext:value-type="float">
            <text:p>-0.721659</text:p>
          </table:table-cell>
          <table:table-cell office:value-type="float" office:value="0.479561" calcext:value-type="float">
            <text:p>0.479561</text:p>
          </table:table-cell>
          <table:table-cell office:value-type="float" office:value="-4325.6" calcext:value-type="float">
            <text:p>-4325.6</text:p>
          </table:table-cell>
          <table:table-cell office:value-type="float" office:value="-5871.284" calcext:value-type="float">
            <text:p>-5871.284</text:p>
          </table:table-cell>
          <table:table-cell office:value-type="float" office:value="4182.536" calcext:value-type="float">
            <text:p>4182.536</text:p>
          </table:table-cell>
          <table:table-cell table:number-columns-repeated="46"/>
        </table:table-row>
        <table:table-row table:style-name="ro1">
          <table:table-cell table:style-name="ce15" office:value-type="float" office:value="38" calcext:value-type="float">
            <text:p>038</text:p>
          </table:table-cell>
          <table:table-cell office:value-type="string" calcext:value-type="string">
            <text:p>FT038A</text:p>
          </table:table-cell>
          <table:table-cell office:value-type="float" office:value="110481" calcext:value-type="float">
            <text:p>110481</text:p>
          </table:table-cell>
          <table:table-cell office:value-type="float" office:value="8975" calcext:value-type="float">
            <text:p>8975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office:value-type="float" office:value="133.049" calcext:value-type="float">
            <text:p>133.049</text:p>
          </table:table-cell>
          <table:table-cell office:value-type="float" office:value="4.07111" calcext:value-type="float">
            <text:p>4.07111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003" calcext:value-type="float">
            <text:p>0.003</text:p>
          </table:table-cell>
          <table:table-cell office:value-type="float" office:value="23.143" calcext:value-type="float">
            <text:p>23.143</text:p>
          </table:table-cell>
          <table:table-cell office:value-type="float" office:value="0.107" calcext:value-type="float">
            <text:p>0.107</text:p>
          </table:table-cell>
          <table:table-cell office:value-type="float" office:value="-0.390104" calcext:value-type="float">
            <text:p>-0.390104</text:p>
          </table:table-cell>
          <table:table-cell office:value-type="float" office:value="-0.90833" calcext:value-type="float">
            <text:p>-0.90833</text:p>
          </table:table-cell>
          <table:table-cell office:value-type="float" office:value="0.150853" calcext:value-type="float">
            <text:p>0.150853</text:p>
          </table:table-cell>
          <table:table-cell office:value-type="float" office:value="-2932.112" calcext:value-type="float">
            <text:p>-2932.112</text:p>
          </table:table-cell>
          <table:table-cell office:value-type="float" office:value="-7773.045" calcext:value-type="float">
            <text:p>-7773.045</text:p>
          </table:table-cell>
          <table:table-cell office:value-type="float" office:value="1287.245" calcext:value-type="float">
            <text:p>1287.245</text:p>
          </table:table-cell>
          <table:table-cell table:number-columns-repeated="46"/>
        </table:table-row>
        <table:table-row table:style-name="ro1">
          <table:table-cell table:style-name="ce15" office:value-type="float" office:value="39" calcext:value-type="float">
            <text:p>039</text:p>
          </table:table-cell>
          <table:table-cell office:value-type="string" calcext:value-type="string">
            <text:p>FT039A</text:p>
          </table:table-cell>
          <table:table-cell office:value-type="float" office:value="110487" calcext:value-type="float">
            <text:p>110487</text:p>
          </table:table-cell>
          <table:table-cell office:value-type="float" office:value="6920" calcext:value-type="float">
            <text:p>692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38.158" calcext:value-type="float">
            <text:p>138.158</text:p>
          </table:table-cell>
          <table:table-cell office:value-type="float" office:value="4.14062" calcext:value-type="float">
            <text:p>4.14062</text:p>
          </table:table-cell>
          <table:table-cell office:value-type="float" office:value="-1.604" calcext:value-type="float">
            <text:p>-1.604</text:p>
          </table:table-cell>
          <table:table-cell office:value-type="float" office:value="0.004" calcext:value-type="float">
            <text:p>0.004</text:p>
          </table:table-cell>
          <table:table-cell office:value-type="float" office:value="51.651" calcext:value-type="float">
            <text:p>51.651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11236" calcext:value-type="float">
            <text:p>-0.211236</text:p>
          </table:table-cell>
          <table:table-cell office:value-type="float" office:value="-0.968997" calcext:value-type="float">
            <text:p>-0.968997</text:p>
          </table:table-cell>
          <table:table-cell office:value-type="float" office:value="-0.128154" calcext:value-type="float">
            <text:p>-0.128154</text:p>
          </table:table-cell>
          <table:table-cell office:value-type="float" office:value="-2435.319" calcext:value-type="float">
            <text:p>-2435.319</text:p>
          </table:table-cell>
          <table:table-cell office:value-type="float" office:value="-7999.136" calcext:value-type="float">
            <text:p>-7999.136</text:p>
          </table:table-cell>
          <table:table-cell office:value-type="float" office:value="-870.183" calcext:value-type="float">
            <text:p>-870.183</text:p>
          </table:table-cell>
          <table:table-cell table:number-columns-repeated="46"/>
        </table:table-row>
        <table:table-row table:style-name="ro1">
          <table:table-cell table:style-name="ce15" office:value-type="float" office:value="40" calcext:value-type="float">
            <text:p>040</text:p>
          </table:table-cell>
          <table:table-cell office:value-type="string" calcext:value-type="string">
            <text:p>FT040A</text:p>
          </table:table-cell>
          <table:table-cell office:value-type="float" office:value="110496" calcext:value-type="float">
            <text:p>110496</text:p>
          </table:table-cell>
          <table:table-cell office:value-type="float" office:value="7075" calcext:value-type="float">
            <text:p>7075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132.55" calcext:value-type="float">
            <text:p>132.55</text:p>
          </table:table-cell>
          <table:table-cell office:value-type="float" office:value="4.12452" calcext:value-type="float">
            <text:p>4.12452</text:p>
          </table:table-cell>
          <table:table-cell office:value-type="float" office:value="-1.743" calcext:value-type="float">
            <text:p>-1.743</text:p>
          </table:table-cell>
          <table:table-cell office:value-type="float" office:value="0.003" calcext:value-type="float">
            <text:p>0.003</text:p>
          </table:table-cell>
          <table:table-cell office:value-type="float" office:value="62.004" calcext:value-type="float">
            <text:p>62.0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90828" calcext:value-type="float">
            <text:p>0.0290828</text:p>
          </table:table-cell>
          <table:table-cell office:value-type="float" office:value="-0.977088" calcext:value-type="float">
            <text:p>-0.977088</text:p>
          </table:table-cell>
          <table:table-cell office:value-type="float" office:value="0.210841" calcext:value-type="float">
            <text:p>0.210841</text:p>
          </table:table-cell>
          <table:table-cell office:value-type="float" office:value="-300.239" calcext:value-type="float">
            <text:p>-300.239</text:p>
          </table:table-cell>
          <table:table-cell office:value-type="float" office:value="-8110.928" calcext:value-type="float">
            <text:p>-8110.928</text:p>
          </table:table-cell>
          <table:table-cell office:value-type="float" office:value="2191.473" calcext:value-type="float">
            <text:p>2191.473</text:p>
          </table:table-cell>
          <table:table-cell table:number-columns-repeated="46"/>
        </table:table-row>
        <table:table-row table:style-name="ro1">
          <table:table-cell table:style-name="ce15" office:value-type="float" office:value="41" calcext:value-type="float">
            <text:p>041</text:p>
          </table:table-cell>
          <table:table-cell office:value-type="string" calcext:value-type="string">
            <text:p>FT041A</text:p>
          </table:table-cell>
          <table:table-cell office:value-type="float" office:value="110501" calcext:value-type="float">
            <text:p>110501</text:p>
          </table:table-cell>
          <table:table-cell office:value-type="float" office:value="8110" calcext:value-type="float">
            <text:p>8110</text:p>
          </table:table-cell>
          <table:table-cell office:value-type="float" office:value="1000" calcext:value-type="float">
            <text:p>1000</text:p>
          </table:table-cell>
          <table:table-cell office:value-type="float" office:value="18.75" calcext:value-type="float">
            <text:p>18.75</text:p>
          </table:table-cell>
          <table:table-cell office:value-type="float" office:value="135.188" calcext:value-type="float">
            <text:p>135.188</text:p>
          </table:table-cell>
          <table:table-cell office:value-type="float" office:value="4.01846" calcext:value-type="float">
            <text:p>4.01846</text:p>
          </table:table-cell>
          <table:table-cell office:value-type="float" office:value="-0.795" calcext:value-type="float">
            <text:p>-0.795</text:p>
          </table:table-cell>
          <table:table-cell office:value-type="float" office:value="0.003" calcext:value-type="float">
            <text:p>0.003</text:p>
          </table:table-cell>
          <table:table-cell office:value-type="float" office:value="24.476" calcext:value-type="float">
            <text:p>24.476</text:p>
          </table:table-cell>
          <table:table-cell office:value-type="float" office:value="0.113" calcext:value-type="float">
            <text:p>0.113</text:p>
          </table:table-cell>
          <table:table-cell office:value-type="float" office:value="0.845204" calcext:value-type="float">
            <text:p>0.845204</text:p>
          </table:table-cell>
          <table:table-cell office:value-type="float" office:value="-0.496106" calcext:value-type="float">
            <text:p>-0.496106</text:p>
          </table:table-cell>
          <table:table-cell office:value-type="float" office:value="-0.198769" calcext:value-type="float">
            <text:p>-0.198769</text:p>
          </table:table-cell>
          <table:table-cell office:value-type="float" office:value="7121.344" calcext:value-type="float">
            <text:p>7121.344</text:p>
          </table:table-cell>
          <table:table-cell office:value-type="float" office:value="-3945.43" calcext:value-type="float">
            <text:p>-3945.43</text:p>
          </table:table-cell>
          <table:table-cell office:value-type="float" office:value="-2097.758" calcext:value-type="float">
            <text:p>-2097.758</text:p>
          </table:table-cell>
          <table:table-cell table:number-columns-repeated="46"/>
        </table:table-row>
        <table:table-row table:style-name="ro1">
          <table:table-cell table:style-name="ce15" office:value-type="float" office:value="42" calcext:value-type="float">
            <text:p>042</text:p>
          </table:table-cell>
          <table:table-cell office:value-type="string" calcext:value-type="string">
            <text:p>FT042A</text:p>
          </table:table-cell>
          <table:table-cell office:value-type="float" office:value="110507" calcext:value-type="float">
            <text:p>110507</text:p>
          </table:table-cell>
          <table:table-cell office:value-type="float" office:value="7630" calcext:value-type="float">
            <text:p>7630</text:p>
          </table:table-cell>
          <table:table-cell office:value-type="float" office:value="1000" calcext:value-type="float">
            <text:p>1000</text:p>
          </table:table-cell>
          <table:table-cell office:value-type="float" office:value="15.25" calcext:value-type="float">
            <text:p>15.25</text:p>
          </table:table-cell>
          <table:table-cell office:value-type="float" office:value="133.03" calcext:value-type="float">
            <text:p>133.03</text:p>
          </table:table-cell>
          <table:table-cell office:value-type="float" office:value="4.12647" calcext:value-type="float">
            <text:p>4.12647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004" calcext:value-type="float">
            <text:p>0.004</text:p>
          </table:table-cell>
          <table:table-cell office:value-type="float" office:value="50.418" calcext:value-type="float">
            <text:p>50.4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50878" calcext:value-type="float">
            <text:p>0.750878</text:p>
          </table:table-cell>
          <table:table-cell office:value-type="float" office:value="-0.654317" calcext:value-type="float">
            <text:p>-0.654317</text:p>
          </table:table-cell>
          <table:table-cell office:value-type="float" office:value="0.0897272" calcext:value-type="float">
            <text:p>0.0897272</text:p>
          </table:table-cell>
          <table:table-cell office:value-type="float" office:value="6242.812" calcext:value-type="float">
            <text:p>6242.812</text:p>
          </table:table-cell>
          <table:table-cell office:value-type="float" office:value="-5621.543" calcext:value-type="float">
            <text:p>-5621.543</text:p>
          </table:table-cell>
          <table:table-cell office:value-type="float" office:value="313.98" calcext:value-type="float">
            <text:p>313.98</text:p>
          </table:table-cell>
          <table:table-cell table:number-columns-repeated="46"/>
        </table:table-row>
        <table:table-row table:style-name="ro1">
          <table:table-cell table:style-name="ce15" office:value-type="float" office:value="43" calcext:value-type="float">
            <text:p>043</text:p>
          </table:table-cell>
          <table:table-cell office:value-type="string" calcext:value-type="string">
            <text:p>FT043A</text:p>
          </table:table-cell>
          <table:table-cell office:value-type="float" office:value="110510" calcext:value-type="float">
            <text:p>110510</text:p>
          </table:table-cell>
          <table:table-cell office:value-type="float" office:value="5855" calcext:value-type="float">
            <text:p>5855</text:p>
          </table:table-cell>
          <table:table-cell office:value-type="float" office:value="1000" calcext:value-type="float">
            <text:p>1000</text:p>
          </table:table-cell>
          <table:table-cell office:value-type="float" office:value="13.5" calcext:value-type="float">
            <text:p>13.5</text:p>
          </table:table-cell>
          <table:table-cell office:value-type="float" office:value="135.573" calcext:value-type="float">
            <text:p>135.573</text:p>
          </table:table-cell>
          <table:table-cell office:value-type="float" office:value="4.11646" calcext:value-type="float">
            <text:p>4.11646</text:p>
          </table:table-cell>
          <table:table-cell office:value-type="float" office:value="-1.286" calcext:value-type="float">
            <text:p>-1.286</text:p>
          </table:table-cell>
          <table:table-cell office:value-type="float" office:value="0.004" calcext:value-type="float">
            <text:p>0.004</text:p>
          </table:table-cell>
          <table:table-cell office:value-type="float" office:value="46.813" calcext:value-type="float">
            <text:p>46.813</text:p>
          </table:table-cell>
          <table:table-cell office:value-type="float" office:value="0.136" calcext:value-type="float">
            <text:p>0.136</text:p>
          </table:table-cell>
          <table:table-cell office:value-type="float" office:value="0.575024" calcext:value-type="float">
            <text:p>0.575024</text:p>
          </table:table-cell>
          <table:table-cell office:value-type="float" office:value="-0.805895" calcext:value-type="float">
            <text:p>-0.805895</text:p>
          </table:table-cell>
          <table:table-cell office:value-type="float" office:value="-0.140998" calcext:value-type="float">
            <text:p>-0.140998</text:p>
          </table:table-cell>
          <table:table-cell office:value-type="float" office:value="5159.37" calcext:value-type="float">
            <text:p>5159.37</text:p>
          </table:table-cell>
          <table:table-cell office:value-type="float" office:value="-6496.52" calcext:value-type="float">
            <text:p>-6496.52</text:p>
          </table:table-cell>
          <table:table-cell office:value-type="float" office:value="-1358.925" calcext:value-type="float">
            <text:p>-1358.925</text:p>
          </table:table-cell>
          <table:table-cell table:number-columns-repeated="46"/>
        </table:table-row>
        <table:table-row table:style-name="ro1">
          <table:table-cell table:style-name="ce15" office:value-type="float" office:value="44" calcext:value-type="float">
            <text:p>044</text:p>
          </table:table-cell>
          <table:table-cell office:value-type="string" calcext:value-type="string">
            <text:p>FT044A</text:p>
          </table:table-cell>
          <table:table-cell office:value-type="float" office:value="110516" calcext:value-type="float">
            <text:p>110516</text:p>
          </table:table-cell>
          <table:table-cell office:value-type="float" office:value="5795" calcext:value-type="float">
            <text:p>5795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7.161" calcext:value-type="float">
            <text:p>137.161</text:p>
          </table:table-cell>
          <table:table-cell office:value-type="float" office:value="4.04175" calcext:value-type="float">
            <text:p>4.04175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003" calcext:value-type="float">
            <text:p>0.003</text:p>
          </table:table-cell>
          <table:table-cell office:value-type="float" office:value="29.557" calcext:value-type="float">
            <text:p>29.557</text:p>
          </table:table-cell>
          <table:table-cell office:value-type="float" office:value="0.106" calcext:value-type="float">
            <text:p>0.106</text:p>
          </table:table-cell>
          <table:table-cell office:value-type="float" office:value="0.68633" calcext:value-type="float">
            <text:p>0.68633</text:p>
          </table:table-cell>
          <table:table-cell office:value-type="float" office:value="-0.490575" calcext:value-type="float">
            <text:p>-0.490575</text:p>
          </table:table-cell>
          <table:table-cell office:value-type="float" office:value="0.536924" calcext:value-type="float">
            <text:p>0.536924</text:p>
          </table:table-cell>
          <table:table-cell office:value-type="float" office:value="5458.575" calcext:value-type="float">
            <text:p>5458.575</text:p>
          </table:table-cell>
          <table:table-cell office:value-type="float" office:value="-4607.258" calcext:value-type="float">
            <text:p>-4607.258</text:p>
          </table:table-cell>
          <table:table-cell office:value-type="float" office:value="4433.417" calcext:value-type="float">
            <text:p>4433.417</text:p>
          </table:table-cell>
          <table:table-cell table:number-columns-repeated="46"/>
        </table:table-row>
        <table:table-row table:style-name="ro1">
          <table:table-cell table:style-name="ce15" office:value-type="float" office:value="45" calcext:value-type="float">
            <text:p>045</text:p>
          </table:table-cell>
          <table:table-cell office:value-type="string" calcext:value-type="string">
            <text:p>FT045A</text:p>
          </table:table-cell>
          <table:table-cell office:value-type="float" office:value="110520" calcext:value-type="float">
            <text:p>110520</text:p>
          </table:table-cell>
          <table:table-cell office:value-type="float" office:value="8110" calcext:value-type="float">
            <text:p>8110</text:p>
          </table:table-cell>
          <table:table-cell office:value-type="float" office:value="1000" calcext:value-type="float">
            <text:p>1000</text:p>
          </table:table-cell>
          <table:table-cell office:value-type="float" office:value="19.75" calcext:value-type="float">
            <text:p>19.75</text:p>
          </table:table-cell>
          <table:table-cell office:value-type="float" office:value="136.443" calcext:value-type="float">
            <text:p>136.443</text:p>
          </table:table-cell>
          <table:table-cell office:value-type="float" office:value="4.05576" calcext:value-type="float">
            <text:p>4.05576</text:p>
          </table:table-cell>
          <table:table-cell office:value-type="float" office:value="-1.067" calcext:value-type="float">
            <text:p>-1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33.138" calcext:value-type="float">
            <text:p>33.138</text:p>
          </table:table-cell>
          <table:table-cell office:value-type="float" office:value="0.107" calcext:value-type="float">
            <text:p>0.107</text:p>
          </table:table-cell>
          <table:table-cell office:value-type="float" office:value="0.841897" calcext:value-type="float">
            <text:p>0.841897</text:p>
          </table:table-cell>
          <table:table-cell office:value-type="float" office:value="-0.0736" calcext:value-type="float">
            <text:p>-0.0736</text:p>
          </table:table-cell>
          <table:table-cell office:value-type="float" office:value="0.534595" calcext:value-type="float">
            <text:p>0.534595</text:p>
          </table:table-cell>
          <table:table-cell office:value-type="float" office:value="6986.946" calcext:value-type="float">
            <text:p>6986.946</text:p>
          </table:table-cell>
          <table:table-cell office:value-type="float" office:value="-1366.276" calcext:value-type="float">
            <text:p>-1366.276</text:p>
          </table:table-cell>
          <table:table-cell office:value-type="float" office:value="4470.825" calcext:value-type="float">
            <text:p>4470.825</text:p>
          </table:table-cell>
          <table:table-cell table:number-columns-repeated="46"/>
        </table:table-row>
        <table:table-row table:style-name="ro1">
          <table:table-cell table:style-name="ce15" office:value-type="float" office:value="46" calcext:value-type="float">
            <text:p>046</text:p>
          </table:table-cell>
          <table:table-cell office:value-type="string" calcext:value-type="string">
            <text:p>FT046A</text:p>
          </table:table-cell>
          <table:table-cell office:value-type="float" office:value="110997" calcext:value-type="float">
            <text:p>110997</text:p>
          </table:table-cell>
          <table:table-cell office:value-type="float" office:value="9488" calcext:value-type="float">
            <text:p>9488</text:p>
          </table:table-cell>
          <table:table-cell office:value-type="float" office:value="1000" calcext:value-type="float">
            <text:p>1000</text:p>
          </table:table-cell>
          <table:table-cell office:value-type="float" office:value="21.25" calcext:value-type="float">
            <text:p>21.25</text:p>
          </table:table-cell>
          <table:table-cell office:value-type="float" office:value="137.16" calcext:value-type="float">
            <text:p>137.16</text:p>
          </table:table-cell>
          <table:table-cell office:value-type="float" office:value="4.0337" calcext:value-type="float">
            <text:p>4.0337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31.921" calcext:value-type="float">
            <text:p>31.921</text:p>
          </table:table-cell>
          <table:table-cell office:value-type="float" office:value="0.12" calcext:value-type="float">
            <text:p>0.12</text:p>
          </table:table-cell>
          <table:table-cell office:value-type="float" office:value="0.854544" calcext:value-type="float">
            <text:p>0.854544</text:p>
          </table:table-cell>
          <table:table-cell office:value-type="float" office:value="0.317983" calcext:value-type="float">
            <text:p>0.317983</text:p>
          </table:table-cell>
          <table:table-cell office:value-type="float" office:value="0.410661" calcext:value-type="float">
            <text:p>0.410661</text:p>
          </table:table-cell>
          <table:table-cell office:value-type="float" office:value="7254.975" calcext:value-type="float">
            <text:p>7254.975</text:p>
          </table:table-cell>
          <table:table-cell office:value-type="float" office:value="3367.641" calcext:value-type="float">
            <text:p>3367.641</text:p>
          </table:table-cell>
          <table:table-cell office:value-type="float" office:value="2588.733" calcext:value-type="float">
            <text:p>2588.733</text:p>
          </table:table-cell>
          <table:table-cell table:number-columns-repeated="46"/>
        </table:table-row>
        <table:table-row table:style-name="ro1">
          <table:table-cell table:style-name="ce15" office:value-type="float" office:value="47" calcext:value-type="float">
            <text:p>047</text:p>
          </table:table-cell>
          <table:table-cell office:value-type="string" calcext:value-type="string">
            <text:p>FT047B</text:p>
          </table:table-cell>
          <table:table-cell office:value-type="float" office:value="110578" calcext:value-type="float">
            <text:p>110578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office:value-type="float" office:value="137.495" calcext:value-type="float">
            <text:p>137.495</text:p>
          </table:table-cell>
          <table:table-cell office:value-type="float" office:value="4.04903" calcext:value-type="float">
            <text:p>4.04903</text:p>
          </table:table-cell>
          <table:table-cell office:value-type="float" office:value="-0.798" calcext:value-type="float">
            <text:p>-0.798</text:p>
          </table:table-cell>
          <table:table-cell office:value-type="float" office:value="0.003" calcext:value-type="float">
            <text:p>0.003</text:p>
          </table:table-cell>
          <table:table-cell office:value-type="float" office:value="26.698" calcext:value-type="float">
            <text:p>26.698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304831" calcext:value-type="float">
            <text:p>-0.0304831</text:p>
          </table:table-cell>
          <table:table-cell office:value-type="float" office:value="0.565587" calcext:value-type="float">
            <text:p>0.565587</text:p>
          </table:table-cell>
          <table:table-cell office:value-type="float" office:value="-0.824125" calcext:value-type="float">
            <text:p>-0.824125</text:p>
          </table:table-cell>
          <table:table-cell office:value-type="float" office:value="328.263" calcext:value-type="float">
            <text:p>328.263</text:p>
          </table:table-cell>
          <table:table-cell office:value-type="float" office:value="4692.142" calcext:value-type="float">
            <text:p>4692.142</text:p>
          </table:table-cell>
          <table:table-cell office:value-type="float" office:value="-6967.846" calcext:value-type="float">
            <text:p>-6967.846</text:p>
          </table:table-cell>
          <table:table-cell table:number-columns-repeated="46"/>
        </table:table-row>
        <table:table-row table:style-name="ro1">
          <table:table-cell table:style-name="ce15" office:value-type="float" office:value="48" calcext:value-type="float">
            <text:p>048</text:p>
          </table:table-cell>
          <table:table-cell office:value-type="string" calcext:value-type="string">
            <text:p>FT048A</text:p>
          </table:table-cell>
          <table:table-cell office:value-type="float" office:value="110587" calcext:value-type="float">
            <text:p>110587</text:p>
          </table:table-cell>
          <table:table-cell office:value-type="float" office:value="9070" calcext:value-type="float">
            <text:p>907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office:value-type="float" office:value="136.763" calcext:value-type="float">
            <text:p>136.763</text:p>
          </table:table-cell>
          <table:table-cell office:value-type="float" office:value="4.05193" calcext:value-type="float">
            <text:p>4.05193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003" calcext:value-type="float">
            <text:p>0.003</text:p>
          </table:table-cell>
          <table:table-cell office:value-type="float" office:value="29.194" calcext:value-type="float">
            <text:p>29.194</text:p>
          </table:table-cell>
          <table:table-cell office:value-type="float" office:value="0.109" calcext:value-type="float">
            <text:p>0.109</text:p>
          </table:table-cell>
          <table:table-cell office:value-type="float" office:value="0.967687" calcext:value-type="float">
            <text:p>0.967687</text:p>
          </table:table-cell>
          <table:table-cell office:value-type="float" office:value="-0.148263" calcext:value-type="float">
            <text:p>-0.148263</text:p>
          </table:table-cell>
          <table:table-cell office:value-type="float" office:value="-0.203959" calcext:value-type="float">
            <text:p>-0.203959</text:p>
          </table:table-cell>
          <table:table-cell office:value-type="float" office:value="8027.968" calcext:value-type="float">
            <text:p>8027.968</text:p>
          </table:table-cell>
          <table:table-cell office:value-type="float" office:value="-1293.282" calcext:value-type="float">
            <text:p>-1293.282</text:p>
          </table:table-cell>
          <table:table-cell office:value-type="float" office:value="-2133.858" calcext:value-type="float">
            <text:p>-2133.858</text:p>
          </table:table-cell>
          <table:table-cell table:number-columns-repeated="46"/>
        </table:table-row>
        <table:table-row table:style-name="ro1">
          <table:table-cell table:style-name="ce15" office:value-type="float" office:value="49" calcext:value-type="float">
            <text:p>049</text:p>
          </table:table-cell>
          <table:table-cell office:value-type="string" calcext:value-type="string">
            <text:p>FT049A</text:p>
          </table:table-cell>
          <table:table-cell office:value-type="float" office:value="111033" calcext:value-type="float">
            <text:p>111033</text:p>
          </table:table-cell>
          <table:table-cell office:value-type="float" office:value="5705" calcext:value-type="float">
            <text:p>5705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3.542" calcext:value-type="float">
            <text:p>133.542</text:p>
          </table:table-cell>
          <table:table-cell office:value-type="float" office:value="3.99351" calcext:value-type="float">
            <text:p>3.99351</text:p>
          </table:table-cell>
          <table:table-cell office:value-type="float" office:value="-1.696" calcext:value-type="float">
            <text:p>-1.696</text:p>
          </table:table-cell>
          <table:table-cell office:value-type="float" office:value="0.003" calcext:value-type="float">
            <text:p>0.003</text:p>
          </table:table-cell>
          <table:table-cell office:value-type="float" office:value="60.876" calcext:value-type="float">
            <text:p>60.876</text:p>
          </table:table-cell>
          <table:table-cell office:value-type="float" office:value="0.094" calcext:value-type="float">
            <text:p>0.094</text:p>
          </table:table-cell>
          <table:table-cell office:value-type="float" office:value="0.933703" calcext:value-type="float">
            <text:p>0.933703</text:p>
          </table:table-cell>
          <table:table-cell office:value-type="float" office:value="-0.316344" calcext:value-type="float">
            <text:p>-0.316344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8097.132" calcext:value-type="float">
            <text:p>8097.132</text:p>
          </table:table-cell>
          <table:table-cell office:value-type="float" office:value="-1967.73" calcext:value-type="float">
            <text:p>-1967.73</text:p>
          </table:table-cell>
          <table:table-cell office:value-type="float" office:value="1112.866" calcext:value-type="float">
            <text:p>1112.866</text:p>
          </table:table-cell>
          <table:table-cell table:number-columns-repeated="46"/>
        </table:table-row>
        <table:table-row table:style-name="ro1">
          <table:table-cell table:style-name="ce15" office:value-type="float" office:value="50" calcext:value-type="float">
            <text:p>050</text:p>
          </table:table-cell>
          <table:table-cell office:value-type="string" calcext:value-type="string">
            <text:p>FT050A</text:p>
          </table:table-cell>
          <table:table-cell office:value-type="float" office:value="110608" calcext:value-type="float">
            <text:p>110608</text:p>
          </table:table-cell>
          <table:table-cell office:value-type="float" office:value="5665" calcext:value-type="float">
            <text:p>5665</text:p>
          </table:table-cell>
          <table:table-cell office:value-type="float" office:value="1000" calcext:value-type="float">
            <text:p>1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36.735" calcext:value-type="float">
            <text:p>136.735</text:p>
          </table:table-cell>
          <table:table-cell office:value-type="float" office:value="3.94504" calcext:value-type="float">
            <text:p>3.94504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003" calcext:value-type="float">
            <text:p>0.003</text:p>
          </table:table-cell>
          <table:table-cell office:value-type="float" office:value="46.083" calcext:value-type="float">
            <text:p>46.083</text:p>
          </table:table-cell>
          <table:table-cell office:value-type="float" office:value="0.097" calcext:value-type="float">
            <text:p>0.097</text:p>
          </table:table-cell>
          <table:table-cell office:value-type="float" office:value="0.710831" calcext:value-type="float">
            <text:p>0.710831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-0.114559" calcext:value-type="float">
            <text:p>-0.114559</text:p>
          </table:table-cell>
          <table:table-cell office:value-type="float" office:value="5899.098" calcext:value-type="float">
            <text:p>5899.098</text:p>
          </table:table-cell>
          <table:table-cell office:value-type="float" office:value="5927.225" calcext:value-type="float">
            <text:p>5927.225</text:p>
          </table:table-cell>
          <table:table-cell office:value-type="float" office:value="-858.296" calcext:value-type="float">
            <text:p>-858.296</text:p>
          </table:table-cell>
          <table:table-cell table:number-columns-repeated="46"/>
        </table:table-row>
        <table:table-row table:style-name="ro1">
          <table:table-cell table:style-name="ce15" office:value-type="float" office:value="51" calcext:value-type="float">
            <text:p>051</text:p>
          </table:table-cell>
          <table:table-cell office:value-type="string" calcext:value-type="string">
            <text:p>FT051A</text:p>
          </table:table-cell>
          <table:table-cell office:value-type="float" office:value="110614" calcext:value-type="float">
            <text:p>110614</text:p>
          </table:table-cell>
          <table:table-cell office:value-type="float" office:value="7415" calcext:value-type="float">
            <text:p>741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36.778" calcext:value-type="float">
            <text:p>136.778</text:p>
          </table:table-cell>
          <table:table-cell office:value-type="float" office:value="3.96497" calcext:value-type="float">
            <text:p>3.96497</text:p>
          </table:table-cell>
          <table:table-cell office:value-type="float" office:value="-1.488" calcext:value-type="float">
            <text:p>-1.488</text:p>
          </table:table-cell>
          <table:table-cell office:value-type="float" office:value="0.003" calcext:value-type="float">
            <text:p>0.003</text:p>
          </table:table-cell>
          <table:table-cell office:value-type="float" office:value="56.785" calcext:value-type="float">
            <text:p>56.785</text:p>
          </table:table-cell>
          <table:table-cell office:value-type="float" office:value="0.105" calcext:value-type="float">
            <text:p>0.105</text:p>
          </table:table-cell>
          <table:table-cell office:value-type="float" office:value="0.875857" calcext:value-type="float">
            <text:p>0.875857</text:p>
          </table:table-cell>
          <table:table-cell office:value-type="float" office:value="0.462973" calcext:value-type="float">
            <text:p>0.462973</text:p>
          </table:table-cell>
          <table:table-cell office:value-type="float" office:value="0.136129" calcext:value-type="float">
            <text:p>0.136129</text:p>
          </table:table-cell>
          <table:table-cell office:value-type="float" office:value="7486.184" calcext:value-type="float">
            <text:p>7486.184</text:p>
          </table:table-cell>
          <table:table-cell office:value-type="float" office:value="3778.785" calcext:value-type="float">
            <text:p>3778.785</text:p>
          </table:table-cell>
          <table:table-cell office:value-type="float" office:value="590.288" calcext:value-type="float">
            <text:p>590.288</text:p>
          </table:table-cell>
          <table:table-cell table:number-columns-repeated="46"/>
        </table:table-row>
        <table:table-row table:style-name="ro1">
          <table:table-cell table:style-name="ce15" office:value-type="float" office:value="52" calcext:value-type="float">
            <text:p>052</text:p>
          </table:table-cell>
          <table:table-cell office:value-type="string" calcext:value-type="string">
            <text:p>FT052A</text:p>
          </table:table-cell>
          <table:table-cell office:value-type="float" office:value="110619" calcext:value-type="float">
            <text:p>110619</text:p>
          </table:table-cell>
          <table:table-cell office:value-type="float" office:value="6875" calcext:value-type="float">
            <text:p>6875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office:value-type="float" office:value="137.368" calcext:value-type="float">
            <text:p>137.368</text:p>
          </table:table-cell>
          <table:table-cell office:value-type="float" office:value="4.01895" calcext:value-type="float">
            <text:p>4.01895</text:p>
          </table:table-cell>
          <table:table-cell office:value-type="float" office:value="-0.695" calcext:value-type="float">
            <text:p>-0.695</text:p>
          </table:table-cell>
          <table:table-cell office:value-type="float" office:value="0.003" calcext:value-type="float">
            <text:p>0.003</text:p>
          </table:table-cell>
          <table:table-cell office:value-type="float" office:value="24.007" calcext:value-type="float">
            <text:p>24.0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943532" calcext:value-type="float">
            <text:p>0.943532</text:p>
          </table:table-cell>
          <table:table-cell office:value-type="float" office:value="0.262885" calcext:value-type="float">
            <text:p>0.262885</text:p>
          </table:table-cell>
          <table:table-cell office:value-type="float" office:value="-0.201591" calcext:value-type="float">
            <text:p>-0.201591</text:p>
          </table:table-cell>
          <table:table-cell office:value-type="float" office:value="7789.644" calcext:value-type="float">
            <text:p>7789.644</text:p>
          </table:table-cell>
          <table:table-cell office:value-type="float" office:value="2337.749" calcext:value-type="float">
            <text:p>2337.749</text:p>
          </table:table-cell>
          <table:table-cell office:value-type="float" office:value="-2128.115" calcext:value-type="float">
            <text:p>-2128.115</text:p>
          </table:table-cell>
          <table:table-cell table:number-columns-repeated="46"/>
        </table:table-row>
        <table:table-row table:style-name="ro1">
          <table:table-cell table:style-name="ce15" office:value-type="float" office:value="53" calcext:value-type="float">
            <text:p>053</text:p>
          </table:table-cell>
          <table:table-cell office:value-type="string" calcext:value-type="string">
            <text:p>FT053A</text:p>
          </table:table-cell>
          <table:table-cell office:value-type="float" office:value="110625" calcext:value-type="float">
            <text:p>110625</text:p>
          </table:table-cell>
          <table:table-cell office:value-type="float" office:value="5772" calcext:value-type="float">
            <text:p>5772</text:p>
          </table:table-cell>
          <table:table-cell office:value-type="float" office:value="1000" calcext:value-type="float">
            <text:p>1000</text:p>
          </table:table-cell>
          <table:table-cell office:value-type="float" office:value="12.5" calcext:value-type="float">
            <text:p>12.5</text:p>
          </table:table-cell>
          <table:table-cell office:value-type="float" office:value="132.753" calcext:value-type="float">
            <text:p>132.753</text:p>
          </table:table-cell>
          <table:table-cell office:value-type="float" office:value="3.98927" calcext:value-type="float">
            <text:p>3.98927</text:p>
          </table:table-cell>
          <table:table-cell office:value-type="float" office:value="-1.28" calcext:value-type="float">
            <text:p>-1.28</text:p>
          </table:table-cell>
          <table:table-cell office:value-type="float" office:value="0.003" calcext:value-type="float">
            <text:p>0.003</text:p>
          </table:table-cell>
          <table:table-cell office:value-type="float" office:value="42.453" calcext:value-type="float">
            <text:p>42.4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516293" calcext:value-type="float">
            <text:p>0.516293</text:p>
          </table:table-cell>
          <table:table-cell office:value-type="float" office:value="0.528153" calcext:value-type="float">
            <text:p>0.528153</text:p>
          </table:table-cell>
          <table:table-cell office:value-type="float" office:value="6211.677" calcext:value-type="float">
            <text:p>6211.677</text:p>
          </table:table-cell>
          <table:table-cell office:value-type="float" office:value="4082.847" calcext:value-type="float">
            <text:p>4082.847</text:p>
          </table:table-cell>
          <table:table-cell office:value-type="float" office:value="3927.106" calcext:value-type="float">
            <text:p>3927.106</text:p>
          </table:table-cell>
          <table:table-cell table:number-columns-repeated="46"/>
        </table:table-row>
        <table:table-row table:style-name="ro1">
          <table:table-cell table:style-name="ce15" office:value-type="float" office:value="54" calcext:value-type="float">
            <text:p>054</text:p>
          </table:table-cell>
          <table:table-cell office:value-type="string" calcext:value-type="string">
            <text:p>FT054A</text:p>
          </table:table-cell>
          <table:table-cell office:value-type="float" office:value="110637" calcext:value-type="float">
            <text:p>110637</text:p>
          </table:table-cell>
          <table:table-cell office:value-type="float" office:value="5845" calcext:value-type="float">
            <text:p>5845</text:p>
          </table:table-cell>
          <table:table-cell office:value-type="float" office:value="1000" calcext:value-type="float">
            <text:p>1000</text:p>
          </table:table-cell>
          <table:table-cell office:value-type="float" office:value="15.5" calcext:value-type="float">
            <text:p>15.5</text:p>
          </table:table-cell>
          <table:table-cell office:value-type="float" office:value="133.028" calcext:value-type="float">
            <text:p>133.028</text:p>
          </table:table-cell>
          <table:table-cell office:value-type="float" office:value="4.13413" calcext:value-type="float">
            <text:p>4.13413</text:p>
          </table:table-cell>
          <table:table-cell office:value-type="float" office:value="-1.841" calcext:value-type="float">
            <text:p>-1.841</text:p>
          </table:table-cell>
          <table:table-cell office:value-type="float" office:value="0.003" calcext:value-type="float">
            <text:p>0.003</text:p>
          </table:table-cell>
          <table:table-cell office:value-type="float" office:value="61.6" calcext:value-type="float">
            <text:p>61.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13803" calcext:value-type="float">
            <text:p>0.313803</text:p>
          </table:table-cell>
          <table:table-cell office:value-type="float" office:value="0.814653" calcext:value-type="float">
            <text:p>0.814653</text:p>
          </table:table-cell>
          <table:table-cell office:value-type="float" office:value="0.487717" calcext:value-type="float">
            <text:p>0.487717</text:p>
          </table:table-cell>
          <table:table-cell office:value-type="float" office:value="2023.378" calcext:value-type="float">
            <text:p>2023.378</text:p>
          </table:table-cell>
          <table:table-cell office:value-type="float" office:value="7018.924" calcext:value-type="float">
            <text:p>7018.924</text:p>
          </table:table-cell>
          <table:table-cell office:value-type="float" office:value="4161.24" calcext:value-type="float">
            <text:p>4161.24</text:p>
          </table:table-cell>
          <table:table-cell table:number-columns-repeated="46"/>
        </table:table-row>
        <table:table-row table:style-name="ro1">
          <table:table-cell table:style-name="ce15" office:value-type="float" office:value="55" calcext:value-type="float">
            <text:p>055</text:p>
          </table:table-cell>
          <table:table-cell office:value-type="string" calcext:value-type="string">
            <text:p>FT055A</text:p>
          </table:table-cell>
          <table:table-cell office:value-type="float" office:value="110645" calcext:value-type="float">
            <text:p>110645</text:p>
          </table:table-cell>
          <table:table-cell office:value-type="float" office:value="7485" calcext:value-type="float">
            <text:p>7485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office:value-type="float" office:value="136.982" calcext:value-type="float">
            <text:p>136.982</text:p>
          </table:table-cell>
          <table:table-cell office:value-type="float" office:value="4.00591" calcext:value-type="float">
            <text:p>4.00591</text:p>
          </table:table-cell>
          <table:table-cell office:value-type="float" office:value="-1.66" calcext:value-type="float">
            <text:p>-1.66</text:p>
          </table:table-cell>
          <table:table-cell office:value-type="float" office:value="0.003" calcext:value-type="float">
            <text:p>0.003</text:p>
          </table:table-cell>
          <table:table-cell office:value-type="float" office:value="62.145" calcext:value-type="float">
            <text:p>62.1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480647" calcext:value-type="float">
            <text:p>0.00480647</text:p>
          </table:table-cell>
          <table:table-cell office:value-type="float" office:value="0.916251" calcext:value-type="float">
            <text:p>0.916251</text:p>
          </table:table-cell>
          <table:table-cell office:value-type="float" office:value="0.400575" calcext:value-type="float">
            <text:p>0.400575</text:p>
          </table:table-cell>
          <table:table-cell office:value-type="float" office:value="-475.631" calcext:value-type="float">
            <text:p>-475.631</text:p>
          </table:table-cell>
          <table:table-cell office:value-type="float" office:value="7761.466" calcext:value-type="float">
            <text:p>7761.466</text:p>
          </table:table-cell>
          <table:table-cell office:value-type="float" office:value="3195.016" calcext:value-type="float">
            <text:p>3195.016</text:p>
          </table:table-cell>
          <table:table-cell table:number-columns-repeated="46"/>
        </table:table-row>
        <table:table-row table:style-name="ro1">
          <table:table-cell table:style-name="ce15" office:value-type="float" office:value="56" calcext:value-type="float">
            <text:p>056</text:p>
          </table:table-cell>
          <table:table-cell office:value-type="string" calcext:value-type="string">
            <text:p>FT056A</text:p>
          </table:table-cell>
          <table:table-cell office:value-type="float" office:value="110650" calcext:value-type="float">
            <text:p>110650</text:p>
          </table:table-cell>
          <table:table-cell office:value-type="float" office:value="8945" calcext:value-type="float">
            <text:p>8945</text:p>
          </table:table-cell>
          <table:table-cell office:value-type="float" office:value="1000" calcext:value-type="float">
            <text:p>1000</text:p>
          </table:table-cell>
          <table:table-cell office:value-type="float" office:value="9.5" calcext:value-type="float">
            <text:p>9.5</text:p>
          </table:table-cell>
          <table:table-cell office:value-type="float" office:value="132.578" calcext:value-type="float">
            <text:p>132.578</text:p>
          </table:table-cell>
          <table:table-cell office:value-type="float" office:value="4.10294" calcext:value-type="float">
            <text:p>4.10294</text:p>
          </table:table-cell>
          <table:table-cell office:value-type="float" office:value="-1.723" calcext:value-type="float">
            <text:p>-1.723</text:p>
          </table:table-cell>
          <table:table-cell office:value-type="float" office:value="0.003" calcext:value-type="float">
            <text:p>0.003</text:p>
          </table:table-cell>
          <table:table-cell office:value-type="float" office:value="56.163" calcext:value-type="float">
            <text:p>56.163</text:p>
          </table:table-cell>
          <table:table-cell office:value-type="float" office:value="0.106" calcext:value-type="float">
            <text:p>0.106</text:p>
          </table:table-cell>
          <table:table-cell office:value-type="float" office:value="0.220859" calcext:value-type="float">
            <text:p>0.220859</text:p>
          </table:table-cell>
          <table:table-cell office:value-type="float" office:value="0.964785" calcext:value-type="float">
            <text:p>0.964785</text:p>
          </table:table-cell>
          <table:table-cell office:value-type="float" office:value="0.142866" calcext:value-type="float">
            <text:p>0.142866</text:p>
          </table:table-cell>
          <table:table-cell office:value-type="float" office:value="1550.353" calcext:value-type="float">
            <text:p>1550.353</text:p>
          </table:table-cell>
          <table:table-cell office:value-type="float" office:value="8219.031" calcext:value-type="float">
            <text:p>8219.031</text:p>
          </table:table-cell>
          <table:table-cell office:value-type="float" office:value="842.699" calcext:value-type="float">
            <text:p>842.699</text:p>
          </table:table-cell>
          <table:table-cell table:number-columns-repeated="46"/>
        </table:table-row>
        <table:table-row table:style-name="ro1">
          <table:table-cell table:style-name="ce15" office:value-type="float" office:value="57" calcext:value-type="float">
            <text:p>057</text:p>
          </table:table-cell>
          <table:table-cell office:value-type="string" calcext:value-type="string">
            <text:p>FT057A</text:p>
          </table:table-cell>
          <table:table-cell office:value-type="float" office:value="110660" calcext:value-type="float">
            <text:p>110660</text:p>
          </table:table-cell>
          <table:table-cell office:value-type="float" office:value="8922" calcext:value-type="float">
            <text:p>8922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135.423" calcext:value-type="float">
            <text:p>135.423</text:p>
          </table:table-cell>
          <table:table-cell office:value-type="float" office:value="3.92236" calcext:value-type="float">
            <text:p>3.92236</text:p>
          </table:table-cell>
          <table:table-cell office:value-type="float" office:value="-1.462" calcext:value-type="float">
            <text:p>-1.462</text:p>
          </table:table-cell>
          <table:table-cell office:value-type="float" office:value="0.003" calcext:value-type="float">
            <text:p>0.003</text:p>
          </table:table-cell>
          <table:table-cell office:value-type="float" office:value="53.822" calcext:value-type="float">
            <text:p>53.8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432213" calcext:value-type="float">
            <text:p>0.432213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-0.134683" calcext:value-type="float">
            <text:p>-0.134683</text:p>
          </table:table-cell>
          <table:table-cell office:value-type="float" office:value="3687.39" calcext:value-type="float">
            <text:p>3687.39</text:p>
          </table:table-cell>
          <table:table-cell office:value-type="float" office:value="7459.05" calcext:value-type="float">
            <text:p>7459.05</text:p>
          </table:table-cell>
          <table:table-cell office:value-type="float" office:value="-1194.458" calcext:value-type="float">
            <text:p>-1194.458</text:p>
          </table:table-cell>
          <table:table-cell table:number-columns-repeated="46"/>
        </table:table-row>
        <table:table-row table:style-name="ro1">
          <table:table-cell table:style-name="ce15" office:value-type="float" office:value="58" calcext:value-type="float">
            <text:p>058</text:p>
          </table:table-cell>
          <table:table-cell office:value-type="string" calcext:value-type="string">
            <text:p>FT058A</text:p>
          </table:table-cell>
          <table:table-cell office:value-type="float" office:value="110666" calcext:value-type="float">
            <text:p>110666</text:p>
          </table:table-cell>
          <table:table-cell office:value-type="float" office:value="8560" calcext:value-type="float">
            <text:p>8560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3.038" calcext:value-type="float">
            <text:p>133.038</text:p>
          </table:table-cell>
          <table:table-cell office:value-type="float" office:value="4.09493" calcext:value-type="float">
            <text:p>4.09493</text:p>
          </table:table-cell>
          <table:table-cell office:value-type="float" office:value="-0.92" calcext:value-type="float">
            <text:p>-0.92</text:p>
          </table:table-cell>
          <table:table-cell office:value-type="float" office:value="0.003" calcext:value-type="float">
            <text:p>0.003</text:p>
          </table:table-cell>
          <table:table-cell office:value-type="float" office:value="27.833" calcext:value-type="float">
            <text:p>27.8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590597" calcext:value-type="float">
            <text:p>0.590597</text:p>
          </table:table-cell>
          <table:table-cell office:value-type="float" office:value="0.789574" calcext:value-type="float">
            <text:p>0.789574</text:p>
          </table:table-cell>
          <table:table-cell office:value-type="float" office:value="0.166635" calcext:value-type="float">
            <text:p>0.166635</text:p>
          </table:table-cell>
          <table:table-cell office:value-type="float" office:value="4552.899" calcext:value-type="float">
            <text:p>4552.899</text:p>
          </table:table-cell>
          <table:table-cell office:value-type="float" office:value="6959.6" calcext:value-type="float">
            <text:p>6959.6</text:p>
          </table:table-cell>
          <table:table-cell office:value-type="float" office:value="1226.893" calcext:value-type="float">
            <text:p>1226.893</text:p>
          </table:table-cell>
          <table:table-cell table:number-columns-repeated="46"/>
        </table:table-row>
        <table:table-row table:style-name="ro1">
          <table:table-cell table:style-name="ce15" office:value-type="float" office:value="59" calcext:value-type="float">
            <text:p>059</text:p>
          </table:table-cell>
          <table:table-cell office:value-type="string" calcext:value-type="string">
            <text:p>FT059A</text:p>
          </table:table-cell>
          <table:table-cell office:value-type="float" office:value="110671" calcext:value-type="float">
            <text:p>110671</text:p>
          </table:table-cell>
          <table:table-cell office:value-type="float" office:value="8840" calcext:value-type="float">
            <text:p>884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office:value-type="float" office:value="134.994" calcext:value-type="float">
            <text:p>134.994</text:p>
          </table:table-cell>
          <table:table-cell office:value-type="float" office:value="3.97611" calcext:value-type="float">
            <text:p>3.97611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004" calcext:value-type="float">
            <text:p>0.004</text:p>
          </table:table-cell>
          <table:table-cell office:value-type="float" office:value="14.256" calcext:value-type="float">
            <text:p>14.256</text:p>
          </table:table-cell>
          <table:table-cell office:value-type="float" office:value="0.113" calcext:value-type="float">
            <text:p>0.113</text:p>
          </table:table-cell>
          <table:table-cell office:value-type="float" office:value="-0.392589" calcext:value-type="float">
            <text:p>-0.392589</text:p>
          </table:table-cell>
          <table:table-cell office:value-type="float" office:value="0.90935" calcext:value-type="float">
            <text:p>0.90935</text:p>
          </table:table-cell>
          <table:table-cell office:value-type="float" office:value="-0.137687" calcext:value-type="float">
            <text:p>-0.137687</text:p>
          </table:table-cell>
          <table:table-cell office:value-type="float" office:value="-2966.543" calcext:value-type="float">
            <text:p>-2966.543</text:p>
          </table:table-cell>
          <table:table-cell office:value-type="float" office:value="7828.97" calcext:value-type="float">
            <text:p>7828.97</text:p>
          </table:table-cell>
          <table:table-cell office:value-type="float" office:value="-760.728" calcext:value-type="float">
            <text:p>-760.728</text:p>
          </table:table-cell>
          <table:table-cell table:number-columns-repeated="46"/>
        </table:table-row>
        <table:table-row table:style-name="ro1">
          <table:table-cell table:style-name="ce15" office:value-type="float" office:value="60" calcext:value-type="float">
            <text:p>060</text:p>
          </table:table-cell>
          <table:table-cell office:value-type="string" calcext:value-type="string">
            <text:p>FT060A</text:p>
          </table:table-cell>
          <table:table-cell office:value-type="float" office:value="111036" calcext:value-type="float">
            <text:p>111036</text:p>
          </table:table-cell>
          <table:table-cell office:value-type="float" office:value="6180" calcext:value-type="float">
            <text:p>618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2.806" calcext:value-type="float">
            <text:p>132.806</text:p>
          </table:table-cell>
          <table:table-cell office:value-type="float" office:value="4.00075" calcext:value-type="float">
            <text:p>4.00075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003" calcext:value-type="float">
            <text:p>0.003</text:p>
          </table:table-cell>
          <table:table-cell office:value-type="float" office:value="25.426" calcext:value-type="float">
            <text:p>25.426</text:p>
          </table:table-cell>
          <table:table-cell office:value-type="float" office:value="0.107" calcext:value-type="float">
            <text:p>0.107</text:p>
          </table:table-cell>
          <table:table-cell office:value-type="float" office:value="-0.166858" calcext:value-type="float">
            <text:p>-0.166858</text:p>
          </table:table-cell>
          <table:table-cell office:value-type="float" office:value="0.97526" calcext:value-type="float">
            <text:p>0.97526</text:p>
          </table:table-cell>
          <table:table-cell office:value-type="float" office:value="0.145003" calcext:value-type="float">
            <text:p>0.145003</text:p>
          </table:table-cell>
          <table:table-cell office:value-type="float" office:value="-1555.82" calcext:value-type="float">
            <text:p>-1555.82</text:p>
          </table:table-cell>
          <table:table-cell office:value-type="float" office:value="8212.647" calcext:value-type="float">
            <text:p>8212.647</text:p>
          </table:table-cell>
          <table:table-cell office:value-type="float" office:value="896.885" calcext:value-type="float">
            <text:p>896.885</text:p>
          </table:table-cell>
          <table:table-cell table:number-columns-repeated="46"/>
        </table:table-row>
        <table:table-row table:style-name="ro1">
          <table:table-cell table:style-name="ce15" office:value-type="float" office:value="61" calcext:value-type="float">
            <text:p>061</text:p>
          </table:table-cell>
          <table:table-cell office:value-type="string" calcext:value-type="string">
            <text:p>FT061A</text:p>
          </table:table-cell>
          <table:table-cell office:value-type="float" office:value="111042" calcext:value-type="float">
            <text:p>111042</text:p>
          </table:table-cell>
          <table:table-cell office:value-type="float" office:value="6300" calcext:value-type="float">
            <text:p>6300</text:p>
          </table:table-cell>
          <table:table-cell office:value-type="float" office:value="1000" calcext:value-type="float">
            <text:p>1000</text:p>
          </table:table-cell>
          <table:table-cell office:value-type="float" office:value="21.5" calcext:value-type="float">
            <text:p>21.5</text:p>
          </table:table-cell>
          <table:table-cell office:value-type="float" office:value="136.917" calcext:value-type="float">
            <text:p>136.917</text:p>
          </table:table-cell>
          <table:table-cell office:value-type="float" office:value="4.04385" calcext:value-type="float">
            <text:p>4.04385</text:p>
          </table:table-cell>
          <table:table-cell office:value-type="float" office:value="-1.74" calcext:value-type="float">
            <text:p>-1.74</text:p>
          </table:table-cell>
          <table:table-cell office:value-type="float" office:value="0.003" calcext:value-type="float">
            <text:p>0.003</text:p>
          </table:table-cell>
          <table:table-cell office:value-type="float" office:value="59.914" calcext:value-type="float">
            <text:p>59.9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53053" calcext:value-type="float">
            <text:p>0.0253053</text:p>
          </table:table-cell>
          <table:table-cell office:value-type="float" office:value="0.988138" calcext:value-type="float">
            <text:p>0.988138</text:p>
          </table:table-cell>
          <table:table-cell office:value-type="float" office:value="-0.151466" calcext:value-type="float">
            <text:p>-0.151466</text:p>
          </table:table-cell>
          <table:table-cell office:value-type="float" office:value="-140.187" calcext:value-type="float">
            <text:p>-140.187</text:p>
          </table:table-cell>
          <table:table-cell office:value-type="float" office:value="8306.035" calcext:value-type="float">
            <text:p>8306.035</text:p>
          </table:table-cell>
          <table:table-cell office:value-type="float" office:value="-1287.675" calcext:value-type="float">
            <text:p>-1287.675</text:p>
          </table:table-cell>
          <table:table-cell table:number-columns-repeated="46"/>
        </table:table-row>
        <table:table-row table:style-name="ro1">
          <table:table-cell table:style-name="ce15" office:value-type="float" office:value="62" calcext:value-type="float">
            <text:p>062</text:p>
          </table:table-cell>
          <table:table-cell office:value-type="string" calcext:value-type="string">
            <text:p>FT062A</text:p>
          </table:table-cell>
          <table:table-cell office:value-type="float" office:value="110700" calcext:value-type="float">
            <text:p>110700</text:p>
          </table:table-cell>
          <table:table-cell office:value-type="float" office:value="6333" calcext:value-type="float">
            <text:p>6333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6.229" calcext:value-type="float">
            <text:p>136.229</text:p>
          </table:table-cell>
          <table:table-cell office:value-type="float" office:value="3.91657" calcext:value-type="float">
            <text:p>3.91657</text:p>
          </table:table-cell>
          <table:table-cell office:value-type="float" office:value="-0.709" calcext:value-type="float">
            <text:p>-0.709</text:p>
          </table:table-cell>
          <table:table-cell office:value-type="float" office:value="0.003" calcext:value-type="float">
            <text:p>0.003</text:p>
          </table:table-cell>
          <table:table-cell office:value-type="float" office:value="22.294" calcext:value-type="float">
            <text:p>22.294</text:p>
          </table:table-cell>
          <table:table-cell office:value-type="float" office:value="0.103" calcext:value-type="float">
            <text:p>0.103</text:p>
          </table:table-cell>
          <table:table-cell office:value-type="float" office:value="-0.272729" calcext:value-type="float">
            <text:p>-0.272729</text:p>
          </table:table-cell>
          <table:table-cell office:value-type="float" office:value="0.823033" calcext:value-type="float">
            <text:p>0.823033</text:p>
          </table:table-cell>
          <table:table-cell office:value-type="float" office:value="0.498231" calcext:value-type="float">
            <text:p>0.498231</text:p>
          </table:table-cell>
          <table:table-cell office:value-type="float" office:value="-1946.836" calcext:value-type="float">
            <text:p>-1946.836</text:p>
          </table:table-cell>
          <table:table-cell office:value-type="float" office:value="7270.242" calcext:value-type="float">
            <text:p>7270.242</text:p>
          </table:table-cell>
          <table:table-cell office:value-type="float" office:value="3746.74" calcext:value-type="float">
            <text:p>3746.74</text:p>
          </table:table-cell>
          <table:table-cell table:number-columns-repeated="46"/>
        </table:table-row>
        <table:table-row table:style-name="ro1">
          <table:table-cell table:style-name="ce15" office:value-type="float" office:value="63" calcext:value-type="float">
            <text:p>063</text:p>
          </table:table-cell>
          <table:table-cell office:value-type="string" calcext:value-type="string">
            <text:p>FT063A</text:p>
          </table:table-cell>
          <table:table-cell office:value-type="float" office:value="111044" calcext:value-type="float">
            <text:p>111044</text:p>
          </table:table-cell>
          <table:table-cell office:value-type="float" office:value="5925" calcext:value-type="float">
            <text:p>5925</text:p>
          </table:table-cell>
          <table:table-cell office:value-type="float" office:value="1000" calcext:value-type="float">
            <text:p>1000</text:p>
          </table:table-cell>
          <table:table-cell office:value-type="float" office:value="20.25" calcext:value-type="float">
            <text:p>20.25</text:p>
          </table:table-cell>
          <table:table-cell office:value-type="float" office:value="136.273" calcext:value-type="float">
            <text:p>136.273</text:p>
          </table:table-cell>
          <table:table-cell office:value-type="float" office:value="4.0581" calcext:value-type="float">
            <text:p>4.0581</text:p>
          </table:table-cell>
          <table:table-cell office:value-type="float" office:value="-0.93" calcext:value-type="float">
            <text:p>-0.93</text:p>
          </table:table-cell>
          <table:table-cell office:value-type="float" office:value="0.004" calcext:value-type="float">
            <text:p>0.004</text:p>
          </table:table-cell>
          <table:table-cell office:value-type="float" office:value="28.606" calcext:value-type="float">
            <text:p>28.606</text:p>
          </table:table-cell>
          <table:table-cell office:value-type="float" office:value="0.119" calcext:value-type="float">
            <text:p>0.119</text:p>
          </table:table-cell>
          <table:table-cell office:value-type="float" office:value="-0.630202" calcext:value-type="float">
            <text:p>-0.630202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480702" calcext:value-type="float">
            <text:p>0.480702</text:p>
          </table:table-cell>
          <table:table-cell office:value-type="float" office:value="-5291.26" calcext:value-type="float">
            <text:p>-5291.26</text:p>
          </table:table-cell>
          <table:table-cell office:value-type="float" office:value="5206.084" calcext:value-type="float">
            <text:p>5206.084</text:p>
          </table:table-cell>
          <table:table-cell office:value-type="float" office:value="3947.366" calcext:value-type="float">
            <text:p>3947.366</text:p>
          </table:table-cell>
          <table:table-cell table:number-columns-repeated="46"/>
        </table:table-row>
        <table:table-row table:style-name="ro1">
          <table:table-cell table:style-name="ce15" office:value-type="float" office:value="64" calcext:value-type="float">
            <text:p>064</text:p>
          </table:table-cell>
          <table:table-cell office:value-type="string" calcext:value-type="string">
            <text:p>FT064A</text:p>
          </table:table-cell>
          <table:table-cell office:value-type="float" office:value="110725" calcext:value-type="float">
            <text:p>110725</text:p>
          </table:table-cell>
          <table:table-cell office:value-type="float" office:value="8055" calcext:value-type="float">
            <text:p>8055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6.115" calcext:value-type="float">
            <text:p>136.115</text:p>
          </table:table-cell>
          <table:table-cell office:value-type="float" office:value="4.06359" calcext:value-type="float">
            <text:p>4.06359</text:p>
          </table:table-cell>
          <table:table-cell office:value-type="float" office:value="-1.383" calcext:value-type="float">
            <text:p>-1.383</text:p>
          </table:table-cell>
          <table:table-cell office:value-type="float" office:value="0.003" calcext:value-type="float">
            <text:p>0.003</text:p>
          </table:table-cell>
          <table:table-cell office:value-type="float" office:value="48.064" calcext:value-type="float">
            <text:p>48.064</text:p>
          </table:table-cell>
          <table:table-cell office:value-type="float" office:value="0.099" calcext:value-type="float">
            <text:p>0.099</text:p>
          </table:table-cell>
          <table:table-cell office:value-type="float" office:value="-0.812638" calcext:value-type="float">
            <text:p>-0.812638</text:p>
          </table:table-cell>
          <table:table-cell office:value-type="float" office:value="0.324191" calcext:value-type="float">
            <text:p>0.324191</text:p>
          </table:table-cell>
          <table:table-cell office:value-type="float" office:value="0.484273" calcext:value-type="float">
            <text:p>0.484273</text:p>
          </table:table-cell>
          <table:table-cell office:value-type="float" office:value="-6674.615" calcext:value-type="float">
            <text:p>-6674.615</text:p>
          </table:table-cell>
          <table:table-cell office:value-type="float" office:value="2821.373" calcext:value-type="float">
            <text:p>2821.373</text:p>
          </table:table-cell>
          <table:table-cell office:value-type="float" office:value="4262.586" calcext:value-type="float">
            <text:p>4262.586</text:p>
          </table:table-cell>
          <table:table-cell table:number-columns-repeated="46"/>
        </table:table-row>
        <table:table-row table:style-name="ro1">
          <table:table-cell table:style-name="ce15" office:value-type="float" office:value="65" calcext:value-type="float">
            <text:p>065</text:p>
          </table:table-cell>
          <table:table-cell office:value-type="string" calcext:value-type="string">
            <text:p>FT065A</text:p>
          </table:table-cell>
          <table:table-cell office:value-type="float" office:value="110731" calcext:value-type="float">
            <text:p>110731</text:p>
          </table:table-cell>
          <table:table-cell office:value-type="float" office:value="6380" calcext:value-type="float">
            <text:p>638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6.361" calcext:value-type="float">
            <text:p>136.361</text:p>
          </table:table-cell>
          <table:table-cell office:value-type="float" office:value="3.93026" calcext:value-type="float">
            <text:p>3.93026</text:p>
          </table:table-cell>
          <table:table-cell office:value-type="float" office:value="-1.343" calcext:value-type="float">
            <text:p>-1.343</text:p>
          </table:table-cell>
          <table:table-cell office:value-type="float" office:value="0.003" calcext:value-type="float">
            <text:p>0.003</text:p>
          </table:table-cell>
          <table:table-cell office:value-type="float" office:value="45.026" calcext:value-type="float">
            <text:p>45.026</text:p>
          </table:table-cell>
          <table:table-cell office:value-type="float" office:value="0.102" calcext:value-type="float">
            <text:p>0.102</text:p>
          </table:table-cell>
          <table:table-cell office:value-type="float" office:value="-0.854263" calcext:value-type="float">
            <text:p>-0.854263</text:p>
          </table:table-cell>
          <table:table-cell office:value-type="float" office:value="0.503651" calcext:value-type="float">
            <text:p>0.503651</text:p>
          </table:table-cell>
          <table:table-cell office:value-type="float" office:value="0.128727" calcext:value-type="float">
            <text:p>0.128727</text:p>
          </table:table-cell>
          <table:table-cell office:value-type="float" office:value="-7363.8" calcext:value-type="float">
            <text:p>-7363.8</text:p>
          </table:table-cell>
          <table:table-cell office:value-type="float" office:value="3960.787" calcext:value-type="float">
            <text:p>3960.787</text:p>
          </table:table-cell>
          <table:table-cell office:value-type="float" office:value="874.251" calcext:value-type="float">
            <text:p>874.251</text:p>
          </table:table-cell>
          <table:table-cell table:number-columns-repeated="46"/>
        </table:table-row>
        <table:table-row table:style-name="ro1">
          <table:table-cell table:style-name="ce15" office:value-type="float" office:value="66" calcext:value-type="float">
            <text:p>066</text:p>
          </table:table-cell>
          <table:table-cell office:value-type="string" calcext:value-type="string">
            <text:p>FT066A</text:p>
          </table:table-cell>
          <table:table-cell office:value-type="float" office:value="110736" calcext:value-type="float">
            <text:p>110736</text:p>
          </table:table-cell>
          <table:table-cell office:value-type="float" office:value="9633" calcext:value-type="float">
            <text:p>9633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office:value-type="float" office:value="135.236" calcext:value-type="float">
            <text:p>135.236</text:p>
          </table:table-cell>
          <table:table-cell office:value-type="float" office:value="3.84576" calcext:value-type="float">
            <text:p>3.84576</text:p>
          </table:table-cell>
          <table:table-cell office:value-type="float" office:value="-0.754" calcext:value-type="float">
            <text:p>-0.754</text:p>
          </table:table-cell>
          <table:table-cell office:value-type="float" office:value="0.003" calcext:value-type="float">
            <text:p>0.003</text:p>
          </table:table-cell>
          <table:table-cell office:value-type="float" office:value="23.366" calcext:value-type="float">
            <text:p>23.36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693906" calcext:value-type="float">
            <text:p>-0.693906</text:p>
          </table:table-cell>
          <table:table-cell office:value-type="float" office:value="0.702784" calcext:value-type="float">
            <text:p>0.702784</text:p>
          </table:table-cell>
          <table:table-cell office:value-type="float" office:value="-0.156807" calcext:value-type="float">
            <text:p>-0.156807</text:p>
          </table:table-cell>
          <table:table-cell office:value-type="float" office:value="-5797.617" calcext:value-type="float">
            <text:p>-5797.617</text:p>
          </table:table-cell>
          <table:table-cell office:value-type="float" office:value="5934.292" calcext:value-type="float">
            <text:p>5934.292</text:p>
          </table:table-cell>
          <table:table-cell office:value-type="float" office:value="-1355.953" calcext:value-type="float">
            <text:p>-1355.953</text:p>
          </table:table-cell>
          <table:table-cell table:number-columns-repeated="46"/>
        </table:table-row>
        <table:table-row table:style-name="ro1">
          <table:table-cell table:style-name="ce15" office:value-type="float" office:value="67" calcext:value-type="float">
            <text:p>067</text:p>
          </table:table-cell>
          <table:table-cell office:value-type="string" calcext:value-type="string">
            <text:p>FT067A</text:p>
          </table:table-cell>
          <table:table-cell office:value-type="float" office:value="110744" calcext:value-type="float">
            <text:p>110744</text:p>
          </table:table-cell>
          <table:table-cell office:value-type="float" office:value="5825" calcext:value-type="float">
            <text:p>5825</text:p>
          </table:table-cell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137.038" calcext:value-type="float">
            <text:p>137.038</text:p>
          </table:table-cell>
          <table:table-cell office:value-type="float" office:value="3.77452" calcext:value-type="float">
            <text:p>3.77452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003" calcext:value-type="float">
            <text:p>0.003</text:p>
          </table:table-cell>
          <table:table-cell office:value-type="float" office:value="15.587" calcext:value-type="float">
            <text:p>15.587</text:p>
          </table:table-cell>
          <table:table-cell office:value-type="float" office:value="0.098" calcext:value-type="float">
            <text:p>0.098</text:p>
          </table:table-cell>
          <table:table-cell office:value-type="float" office:value="-0.620586" calcext:value-type="float">
            <text:p>-0.620586</text:p>
          </table:table-cell>
          <table:table-cell office:value-type="float" office:value="0.162421" calcext:value-type="float">
            <text:p>0.162421</text:p>
          </table:table-cell>
          <table:table-cell office:value-type="float" office:value="-0.767133" calcext:value-type="float">
            <text:p>-0.767133</text:p>
          </table:table-cell>
          <table:table-cell office:value-type="float" office:value="-5537.368" calcext:value-type="float">
            <text:p>-5537.368</text:p>
          </table:table-cell>
          <table:table-cell office:value-type="float" office:value="1962.494" calcext:value-type="float">
            <text:p>1962.494</text:p>
          </table:table-cell>
          <table:table-cell office:value-type="float" office:value="-6013.453" calcext:value-type="float">
            <text:p>-6013.453</text:p>
          </table:table-cell>
          <table:table-cell table:number-columns-repeated="46"/>
        </table:table-row>
        <table:table-row table:style-name="ro1">
          <table:table-cell table:style-name="ce15" office:value-type="float" office:value="68" calcext:value-type="float">
            <text:p>068</text:p>
          </table:table-cell>
          <table:table-cell office:value-type="string" calcext:value-type="string">
            <text:p>FT068A</text:p>
          </table:table-cell>
          <table:table-cell office:value-type="float" office:value="110757" calcext:value-type="float">
            <text:p>110757</text:p>
          </table:table-cell>
          <table:table-cell office:value-type="float" office:value="6865" calcext:value-type="float">
            <text:p>6865</text:p>
          </table:table-cell>
          <table:table-cell office:value-type="float" office:value="1000" calcext:value-type="float">
            <text:p>1000</text:p>
          </table:table-cell>
          <table:table-cell office:value-type="float" office:value="18.25" calcext:value-type="float">
            <text:p>18.25</text:p>
          </table:table-cell>
          <table:table-cell office:value-type="float" office:value="137.228" calcext:value-type="float">
            <text:p>137.228</text:p>
          </table:table-cell>
          <table:table-cell office:value-type="float" office:value="4.04759" calcext:value-type="float">
            <text:p>4.04759</text:p>
          </table:table-cell>
          <table:table-cell office:value-type="float" office:value="-1.741" calcext:value-type="float">
            <text:p>-1.741</text:p>
          </table:table-cell>
          <table:table-cell office:value-type="float" office:value="0.003" calcext:value-type="float">
            <text:p>0.003</text:p>
          </table:table-cell>
          <table:table-cell office:value-type="float" office:value="59.744" calcext:value-type="float">
            <text:p>59.744</text:p>
          </table:table-cell>
          <table:table-cell office:value-type="float" office:value="0.107" calcext:value-type="float">
            <text:p>0.107</text:p>
          </table:table-cell>
          <table:table-cell office:value-type="float" office:value="-0.98915" calcext:value-type="float">
            <text:p>-0.98915</text:p>
          </table:table-cell>
          <table:table-cell office:value-type="float" office:value="-0.0721153" calcext:value-type="float">
            <text:p>-0.0721153</text:p>
          </table:table-cell>
          <table:table-cell office:value-type="float" office:value="-0.127991" calcext:value-type="float">
            <text:p>-0.127991</text:p>
          </table:table-cell>
          <table:table-cell office:value-type="float" office:value="-8335.898" calcext:value-type="float">
            <text:p>-8335.898</text:p>
          </table:table-cell>
          <table:table-cell office:value-type="float" office:value="-709.482" calcext:value-type="float">
            <text:p>-709.482</text:p>
          </table:table-cell>
          <table:table-cell office:value-type="float" office:value="-830.954" calcext:value-type="float">
            <text:p>-830.954</text:p>
          </table:table-cell>
          <table:table-cell table:number-columns-repeated="46"/>
        </table:table-row>
        <table:table-row table:style-name="ro1">
          <table:table-cell table:style-name="ce15" office:value-type="float" office:value="69" calcext:value-type="float">
            <text:p>069</text:p>
          </table:table-cell>
          <table:table-cell office:value-type="string" calcext:value-type="string">
            <text:p>FT069A</text:p>
          </table:table-cell>
          <table:table-cell office:value-type="float" office:value="110762" calcext:value-type="float">
            <text:p>110762</text:p>
          </table:table-cell>
          <table:table-cell office:value-type="float" office:value="8255" calcext:value-type="float">
            <text:p>8255</text:p>
          </table:table-cell>
          <table:table-cell office:value-type="float" office:value="1000" calcext:value-type="float">
            <text:p>1000</text:p>
          </table:table-cell>
          <table:table-cell office:value-type="float" office:value="12.25" calcext:value-type="float">
            <text:p>12.25</text:p>
          </table:table-cell>
          <table:table-cell office:value-type="float" office:value="135.154" calcext:value-type="float">
            <text:p>135.154</text:p>
          </table:table-cell>
          <table:table-cell office:value-type="float" office:value="4.07077" calcext:value-type="float">
            <text:p>4.07077</text:p>
          </table:table-cell>
          <table:table-cell office:value-type="float" office:value="-1.335" calcext:value-type="float">
            <text:p>-1.335</text:p>
          </table:table-cell>
          <table:table-cell office:value-type="float" office:value="0.003" calcext:value-type="float">
            <text:p>0.003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03" calcext:value-type="float">
            <text:p>0.103</text:p>
          </table:table-cell>
          <table:table-cell office:value-type="float" office:value="-0.975317" calcext:value-type="float">
            <text:p>-0.975317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-8221.404" calcext:value-type="float">
            <text:p>-8221.404</text:p>
          </table:table-cell>
          <table:table-cell office:value-type="float" office:value="1545.792" calcext:value-type="float">
            <text:p>1545.792</text:p>
          </table:table-cell>
          <table:table-cell office:value-type="float" office:value="832.857" calcext:value-type="float">
            <text:p>832.857</text:p>
          </table:table-cell>
          <table:table-cell table:number-columns-repeated="46"/>
        </table:table-row>
        <table:table-row table:style-name="ro1">
          <table:table-cell table:style-name="ce15" office:value-type="float" office:value="70" calcext:value-type="float">
            <text:p>070</text:p>
          </table:table-cell>
          <table:table-cell office:value-type="string" calcext:value-type="string">
            <text:p>FT070A</text:p>
          </table:table-cell>
          <table:table-cell office:value-type="float" office:value="110768" calcext:value-type="float">
            <text:p>110768</text:p>
          </table:table-cell>
          <table:table-cell office:value-type="float" office:value="6830" calcext:value-type="float">
            <text:p>6830</text:p>
          </table:table-cell>
          <table:table-cell office:value-type="float" office:value="1000" calcext:value-type="float">
            <text:p>1000</text:p>
          </table:table-cell>
          <table:table-cell office:value-type="float" office:value="16.75" calcext:value-type="float">
            <text:p>16.75</text:p>
          </table:table-cell>
          <table:table-cell office:value-type="float" office:value="135.495" calcext:value-type="float">
            <text:p>135.495</text:p>
          </table:table-cell>
          <table:table-cell office:value-type="float" office:value="4.07482" calcext:value-type="float">
            <text:p>4.07482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005" calcext:value-type="float">
            <text:p>0.005</text:p>
          </table:table-cell>
          <table:table-cell office:value-type="float" office:value="16.173" calcext:value-type="float">
            <text:p>16.173</text:p>
          </table:table-cell>
          <table:table-cell office:value-type="float" office:value="0.131" calcext:value-type="float">
            <text:p>0.131</text:p>
          </table:table-cell>
          <table:table-cell office:value-type="float" office:value="-0.934564" calcext:value-type="float">
            <text:p>-0.934564</text:p>
          </table:table-cell>
          <table:table-cell office:value-type="float" office:value="0.319404" calcext:value-type="float">
            <text:p>0.319404</text:p>
          </table:table-cell>
          <table:table-cell office:value-type="float" office:value="-0.15675" calcext:value-type="float">
            <text:p>-0.15675</text:p>
          </table:table-cell>
          <table:table-cell office:value-type="float" office:value="-7891.674" calcext:value-type="float">
            <text:p>-7891.674</text:p>
          </table:table-cell>
          <table:table-cell office:value-type="float" office:value="2476.338" calcext:value-type="float">
            <text:p>2476.338</text:p>
          </table:table-cell>
          <table:table-cell office:value-type="float" office:value="-1503.461" calcext:value-type="float">
            <text:p>-1503.461</text:p>
          </table:table-cell>
          <table:table-cell table:number-columns-repeated="46"/>
        </table:table-row>
        <table:table-row table:style-name="ro1">
          <table:table-cell table:style-name="ce15" office:value-type="float" office:value="71" calcext:value-type="float">
            <text:p>071</text:p>
          </table:table-cell>
          <table:table-cell office:value-type="string" calcext:value-type="string">
            <text:p>FT071A</text:p>
          </table:table-cell>
          <table:table-cell office:value-type="float" office:value="110773" calcext:value-type="float">
            <text:p>110773</text:p>
          </table:table-cell>
          <table:table-cell office:value-type="float" office:value="6490" calcext:value-type="float">
            <text:p>6490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office:value-type="float" office:value="135.751" calcext:value-type="float">
            <text:p>135.751</text:p>
          </table:table-cell>
          <table:table-cell office:value-type="float" office:value="3.936" calcext:value-type="float">
            <text:p>3.936</text:p>
          </table:table-cell>
          <table:table-cell office:value-type="float" office:value="-1.521" calcext:value-type="float">
            <text:p>-1.521</text:p>
          </table:table-cell>
          <table:table-cell office:value-type="float" office:value="0.003" calcext:value-type="float">
            <text:p>0.003</text:p>
          </table:table-cell>
          <table:table-cell office:value-type="float" office:value="54.962" calcext:value-type="float">
            <text:p>54.96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849402" calcext:value-type="float">
            <text:p>-0.849402</text:p>
          </table:table-cell>
          <table:table-cell office:value-type="float" office:value="-0.109695" calcext:value-type="float">
            <text:p>-0.109695</text:p>
          </table:table-cell>
          <table:table-cell office:value-type="float" office:value="0.51622" calcext:value-type="float">
            <text:p>0.51622</text:p>
          </table:table-cell>
          <table:table-cell office:value-type="float" office:value="-7283.566" calcext:value-type="float">
            <text:p>-7283.566</text:p>
          </table:table-cell>
          <table:table-cell office:value-type="float" office:value="-926.307" calcext:value-type="float">
            <text:p>-926.307</text:p>
          </table:table-cell>
          <table:table-cell office:value-type="float" office:value="4094.891" calcext:value-type="float">
            <text:p>4094.891</text:p>
          </table:table-cell>
          <table:table-cell table:number-columns-repeated="46"/>
        </table:table-row>
        <table:table-row table:style-name="ro1">
          <table:table-cell table:style-name="ce15" office:value-type="float" office:value="72" calcext:value-type="float">
            <text:p>072</text:p>
          </table:table-cell>
          <table:table-cell office:value-type="string" calcext:value-type="string">
            <text:p>FT072A</text:p>
          </table:table-cell>
          <table:table-cell office:value-type="float" office:value="110777" calcext:value-type="float">
            <text:p>110777</text:p>
          </table:table-cell>
          <table:table-cell office:value-type="float" office:value="7565" calcext:value-type="float">
            <text:p>7565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6.471" calcext:value-type="float">
            <text:p>136.471</text:p>
          </table:table-cell>
          <table:table-cell office:value-type="float" office:value="4.06064" calcext:value-type="float">
            <text:p>4.06064</text:p>
          </table:table-cell>
          <table:table-cell office:value-type="float" office:value="-1.73" calcext:value-type="float">
            <text:p>-1.73</text:p>
          </table:table-cell>
          <table:table-cell office:value-type="float" office:value="0.003" calcext:value-type="float">
            <text:p>0.003</text:p>
          </table:table-cell>
          <table:table-cell office:value-type="float" office:value="57.221" calcext:value-type="float">
            <text:p>57.221</text:p>
          </table:table-cell>
          <table:table-cell office:value-type="float" office:value="0.109" calcext:value-type="float">
            <text:p>0.109</text:p>
          </table:table-cell>
          <table:table-cell office:value-type="float" office:value="-0.728182" calcext:value-type="float">
            <text:p>-0.728182</text:p>
          </table:table-cell>
          <table:table-cell office:value-type="float" office:value="-0.481678" calcext:value-type="float">
            <text:p>-0.481678</text:p>
          </table:table-cell>
          <table:table-cell office:value-type="float" office:value="0.487583" calcext:value-type="float">
            <text:p>0.487583</text:p>
          </table:table-cell>
          <table:table-cell office:value-type="float" office:value="-5852.349" calcext:value-type="float">
            <text:p>-5852.349</text:p>
          </table:table-cell>
          <table:table-cell office:value-type="float" office:value="-4305.864" calcext:value-type="float">
            <text:p>-4305.864</text:p>
          </table:table-cell>
          <table:table-cell office:value-type="float" office:value="4228.881" calcext:value-type="float">
            <text:p>4228.881</text:p>
          </table:table-cell>
          <table:table-cell table:number-columns-repeated="46"/>
        </table:table-row>
        <table:table-row table:style-name="ro1">
          <table:table-cell table:style-name="ce15" office:value-type="float" office:value="73" calcext:value-type="float">
            <text:p>073</text:p>
          </table:table-cell>
          <table:table-cell office:value-type="string" calcext:value-type="string">
            <text:p>FT073A</text:p>
          </table:table-cell>
          <table:table-cell office:value-type="float" office:value="110781" calcext:value-type="float">
            <text:p>110781</text:p>
          </table:table-cell>
          <table:table-cell office:value-type="float" office:value="7075" calcext:value-type="float">
            <text:p>7075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134.086" calcext:value-type="float">
            <text:p>134.086</text:p>
          </table:table-cell>
          <table:table-cell office:value-type="float" office:value="4.13113" calcext:value-type="float">
            <text:p>4.13113</text:p>
          </table:table-cell>
          <table:table-cell office:value-type="float" office:value="-1.512" calcext:value-type="float">
            <text:p>-1.512</text:p>
          </table:table-cell>
          <table:table-cell office:value-type="float" office:value="0.003" calcext:value-type="float">
            <text:p>0.003</text:p>
          </table:table-cell>
          <table:table-cell office:value-type="float" office:value="46.566" calcext:value-type="float">
            <text:p>46.566</text:p>
          </table:table-cell>
          <table:table-cell office:value-type="float" office:value="0.094" calcext:value-type="float">
            <text:p>0.094</text:p>
          </table:table-cell>
          <table:table-cell office:value-type="float" office:value="-0.731027" calcext:value-type="float">
            <text:p>-0.731027</text:p>
          </table:table-cell>
          <table:table-cell office:value-type="float" office:value="-0.671694" calcext:value-type="float">
            <text:p>-0.671694</text:p>
          </table:table-cell>
          <table:table-cell office:value-type="float" office:value="0.120112" calcext:value-type="float">
            <text:p>0.120112</text:p>
          </table:table-cell>
          <table:table-cell office:value-type="float" office:value="-5905.368" calcext:value-type="float">
            <text:p>-5905.368</text:p>
          </table:table-cell>
          <table:table-cell office:value-type="float" office:value="-5942.928" calcext:value-type="float">
            <text:p>-5942.928</text:p>
          </table:table-cell>
          <table:table-cell office:value-type="float" office:value="693.29" calcext:value-type="float">
            <text:p>693.29</text:p>
          </table:table-cell>
          <table:table-cell table:number-columns-repeated="46"/>
        </table:table-row>
        <table:table-row table:style-name="ro1">
          <table:table-cell table:style-name="ce15" office:value-type="float" office:value="74" calcext:value-type="float">
            <text:p>074</text:p>
          </table:table-cell>
          <table:table-cell office:value-type="string" calcext:value-type="string">
            <text:p>FT074A</text:p>
          </table:table-cell>
          <table:table-cell office:value-type="float" office:value="110785" calcext:value-type="float">
            <text:p>110785</text:p>
          </table:table-cell>
          <table:table-cell office:value-type="float" office:value="6395" calcext:value-type="float">
            <text:p>6395</text:p>
          </table:table-cell>
          <table:table-cell office:value-type="float" office:value="1000" calcext:value-type="float">
            <text:p>1000</text:p>
          </table:table-cell>
          <table:table-cell office:value-type="float" office:value="11.5" calcext:value-type="float">
            <text:p>11.5</text:p>
          </table:table-cell>
          <table:table-cell office:value-type="float" office:value="135.274" calcext:value-type="float">
            <text:p>135.274</text:p>
          </table:table-cell>
          <table:table-cell office:value-type="float" office:value="4.03241" calcext:value-type="float">
            <text:p>4.03241</text:p>
          </table:table-cell>
          <table:table-cell office:value-type="float" office:value="-1.348" calcext:value-type="float">
            <text:p>-1.348</text:p>
          </table:table-cell>
          <table:table-cell office:value-type="float" office:value="0.004" calcext:value-type="float">
            <text:p>0.004</text:p>
          </table:table-cell>
          <table:table-cell office:value-type="float" office:value="47.143" calcext:value-type="float">
            <text:p>47.143</text:p>
          </table:table-cell>
          <table:table-cell office:value-type="float" office:value="0.124" calcext:value-type="float">
            <text:p>0.124</text:p>
          </table:table-cell>
          <table:table-cell office:value-type="float" office:value="-0.846345" calcext:value-type="float">
            <text:p>-0.846345</text:p>
          </table:table-cell>
          <table:table-cell office:value-type="float" office:value="-0.516624" calcext:value-type="float">
            <text:p>-0.516624</text:p>
          </table:table-cell>
          <table:table-cell office:value-type="float" office:value="-0.129613" calcext:value-type="float">
            <text:p>-0.129613</text:p>
          </table:table-cell>
          <table:table-cell office:value-type="float" office:value="-7026.169" calcext:value-type="float">
            <text:p>-7026.169</text:p>
          </table:table-cell>
          <table:table-cell office:value-type="float" office:value="-4475.756" calcext:value-type="float">
            <text:p>-4475.756</text:p>
          </table:table-cell>
          <table:table-cell office:value-type="float" office:value="-1128.699" calcext:value-type="float">
            <text:p>-1128.699</text:p>
          </table:table-cell>
          <table:table-cell table:number-columns-repeated="46"/>
        </table:table-row>
        <table:table-row table:style-name="ro1">
          <table:table-cell table:style-name="ce15" office:value-type="float" office:value="75" calcext:value-type="float">
            <text:p>075</text:p>
          </table:table-cell>
          <table:table-cell office:value-type="string" calcext:value-type="string">
            <text:p>FT075A</text:p>
          </table:table-cell>
          <table:table-cell office:value-type="float" office:value="110793" calcext:value-type="float">
            <text:p>110793</text:p>
          </table:table-cell>
          <table:table-cell office:value-type="float" office:value="6720" calcext:value-type="float">
            <text:p>6720</text:p>
          </table:table-cell>
          <table:table-cell office:value-type="float" office:value="1000" calcext:value-type="float">
            <text:p>1000</text:p>
          </table:table-cell>
          <table:table-cell office:value-type="float" office:value="15.75" calcext:value-type="float">
            <text:p>15.75</text:p>
          </table:table-cell>
          <table:table-cell office:value-type="float" office:value="133.274" calcext:value-type="float">
            <text:p>133.274</text:p>
          </table:table-cell>
          <table:table-cell office:value-type="float" office:value="3.98292" calcext:value-type="float">
            <text:p>3.98292</text:p>
          </table:table-cell>
          <table:table-cell office:value-type="float" office:value="-1.421" calcext:value-type="float">
            <text:p>-1.421</text:p>
          </table:table-cell>
          <table:table-cell office:value-type="float" office:value="0.003" calcext:value-type="float">
            <text:p>0.003</text:p>
          </table:table-cell>
          <table:table-cell office:value-type="float" office:value="49.034" calcext:value-type="float">
            <text:p>49.034</text:p>
          </table:table-cell>
          <table:table-cell office:value-type="float" office:value="0.109" calcext:value-type="float">
            <text:p>0.109</text:p>
          </table:table-cell>
          <table:table-cell office:value-type="float" office:value="-0.917745" calcext:value-type="float">
            <text:p>-0.917745</text:p>
          </table:table-cell>
          <table:table-cell office:value-type="float" office:value="-0.346582" calcext:value-type="float">
            <text:p>-0.346582</text:p>
          </table:table-cell>
          <table:table-cell office:value-type="float" office:value="0.193974" calcext:value-type="float">
            <text:p>0.193974</text:p>
          </table:table-cell>
          <table:table-cell office:value-type="float" office:value="-7817.896" calcext:value-type="float">
            <text:p>-7817.896</text:p>
          </table:table-cell>
          <table:table-cell office:value-type="float" office:value="-2605.01" calcext:value-type="float">
            <text:p>-2605.01</text:p>
          </table:table-cell>
          <table:table-cell office:value-type="float" office:value="1664.378" calcext:value-type="float">
            <text:p>1664.378</text:p>
          </table:table-cell>
          <table:table-cell table:number-columns-repeated="46"/>
        </table:table-row>
        <table:table-row table:style-name="ro1">
          <table:table-cell table:style-name="ce15" office:value-type="float" office:value="76" calcext:value-type="float">
            <text:p>076</text:p>
          </table:table-cell>
          <table:table-cell office:value-type="string" calcext:value-type="string">
            <text:p>FT076A</text:p>
          </table:table-cell>
          <table:table-cell office:value-type="float" office:value="110796" calcext:value-type="float">
            <text:p>110796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  <table:table-cell office:value-type="float" office:value="18.5" calcext:value-type="float">
            <text:p>18.5</text:p>
          </table:table-cell>
          <table:table-cell office:value-type="float" office:value="136.652" calcext:value-type="float">
            <text:p>136.652</text:p>
          </table:table-cell>
          <table:table-cell office:value-type="float" office:value="4.14837" calcext:value-type="float">
            <text:p>4.148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0.007" calcext:value-type="float">
            <text:p>0.007</text:p>
          </table:table-cell>
          <table:table-cell office:value-type="float" office:value="6.627" calcext:value-type="float">
            <text:p>6.627</text:p>
          </table:table-cell>
          <table:table-cell office:value-type="float" office:value="0.234" calcext:value-type="float">
            <text:p>0.234</text:p>
          </table:table-cell>
          <table:table-cell office:value-type="float" office:value="-0.578457" calcext:value-type="float">
            <text:p>-0.578457</text:p>
          </table:table-cell>
          <table:table-cell office:value-type="float" office:value="-0.806551" calcext:value-type="float">
            <text:p>-0.806551</text:p>
          </table:table-cell>
          <table:table-cell office:value-type="float" office:value="-0.121914" calcext:value-type="float">
            <text:p>-0.121914</text:p>
          </table:table-cell>
          <table:table-cell office:value-type="float" office:value="-4912.161" calcext:value-type="float">
            <text:p>-4912.161</text:p>
          </table:table-cell>
          <table:table-cell office:value-type="float" office:value="-6738.625" calcext:value-type="float">
            <text:p>-6738.625</text:p>
          </table:table-cell>
          <table:table-cell office:value-type="float" office:value="-1063.5" calcext:value-type="float">
            <text:p>-1063.5</text:p>
          </table:table-cell>
          <table:table-cell table:number-columns-repeated="46"/>
        </table:table-row>
        <table:table-row table:style-name="ro1">
          <table:table-cell table:style-name="ce15" office:value-type="float" office:value="77" calcext:value-type="float">
            <text:p>077</text:p>
          </table:table-cell>
          <table:table-cell office:value-type="string" calcext:value-type="string">
            <text:p>FT077A</text:p>
          </table:table-cell>
          <table:table-cell office:value-type="float" office:value="110800" calcext:value-type="float">
            <text:p>1108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36.711" calcext:value-type="float">
            <text:p>136.711</text:p>
          </table:table-cell>
          <table:table-cell office:value-type="float" office:value="3.88118" calcext:value-type="float">
            <text:p>3.88118</text:p>
          </table:table-cell>
          <table:table-cell office:value-type="float" office:value="-1.312" calcext:value-type="float">
            <text:p>-1.312</text:p>
          </table:table-cell>
          <table:table-cell office:value-type="float" office:value="0.003" calcext:value-type="float">
            <text:p>0.003</text:p>
          </table:table-cell>
          <table:table-cell office:value-type="float" office:value="43.16" calcext:value-type="float">
            <text:p>43.16</text:p>
          </table:table-cell>
          <table:table-cell office:value-type="float" office:value="0.103" calcext:value-type="float">
            <text:p>0.103</text:p>
          </table:table-cell>
          <table:table-cell office:value-type="float" office:value="-0.445619" calcext:value-type="float">
            <text:p>-0.445619</text:p>
          </table:table-cell>
          <table:table-cell office:value-type="float" office:value="-0.557633" calcext:value-type="float">
            <text:p>-0.557633</text:p>
          </table:table-cell>
          <table:table-cell office:value-type="float" office:value="0.700335" calcext:value-type="float">
            <text:p>0.700335</text:p>
          </table:table-cell>
          <table:table-cell office:value-type="float" office:value="-3937.414" calcext:value-type="float">
            <text:p>-3937.414</text:p>
          </table:table-cell>
          <table:table-cell office:value-type="float" office:value="-4889.592" calcext:value-type="float">
            <text:p>-4889.592</text:p>
          </table:table-cell>
          <table:table-cell office:value-type="float" office:value="5591.94" calcext:value-type="float">
            <text:p>5591.94</text:p>
          </table:table-cell>
          <table:table-cell table:number-columns-repeated="46"/>
        </table:table-row>
        <table:table-row table:style-name="ro1">
          <table:table-cell table:style-name="ce15" office:value-type="float" office:value="78" calcext:value-type="float">
            <text:p>078</text:p>
          </table:table-cell>
          <table:table-cell office:value-type="string" calcext:value-type="string">
            <text:p>FT078A</text:p>
          </table:table-cell>
          <table:table-cell office:value-type="float" office:value="111050" calcext:value-type="float">
            <text:p>111050</text:p>
          </table:table-cell>
          <table:table-cell office:value-type="float" office:value="6520" calcext:value-type="float">
            <text:p>6520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.5</text:p>
          </table:table-cell>
          <table:table-cell office:value-type="float" office:value="136.323" calcext:value-type="float">
            <text:p>136.323</text:p>
          </table:table-cell>
          <table:table-cell office:value-type="float" office:value="3.88057" calcext:value-type="float">
            <text:p>3.88057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003" calcext:value-type="float">
            <text:p>0.003</text:p>
          </table:table-cell>
          <table:table-cell office:value-type="float" office:value="40.963" calcext:value-type="float">
            <text:p>40.963</text:p>
          </table:table-cell>
          <table:table-cell office:value-type="float" office:value="0.096" calcext:value-type="float">
            <text:p>0.096</text:p>
          </table:table-cell>
          <table:table-cell office:value-type="float" office:value="-0.17002" calcext:value-type="float">
            <text:p>-0.17002</text:p>
          </table:table-cell>
          <table:table-cell office:value-type="float" office:value="-0.252632" calcext:value-type="float">
            <text:p>-0.252632</text:p>
          </table:table-cell>
          <table:table-cell office:value-type="float" office:value="0.952507" calcext:value-type="float">
            <text:p>0.952507</text:p>
          </table:table-cell>
          <table:table-cell office:value-type="float" office:value="-1556.104" calcext:value-type="float">
            <text:p>-1556.104</text:p>
          </table:table-cell>
          <table:table-cell office:value-type="float" office:value="-1534.488" calcext:value-type="float">
            <text:p>-1534.488</text:p>
          </table:table-cell>
          <table:table-cell office:value-type="float" office:value="8117.777" calcext:value-type="float">
            <text:p>8117.777</text:p>
          </table:table-cell>
          <table:table-cell table:number-columns-repeated="46"/>
        </table:table-row>
        <table:table-row table:style-name="ro1">
          <table:table-cell table:style-name="ce15" office:value-type="float" office:value="79" calcext:value-type="float">
            <text:p>079</text:p>
          </table:table-cell>
          <table:table-cell office:value-type="string" calcext:value-type="string">
            <text:p>FT079A</text:p>
          </table:table-cell>
          <table:table-cell office:value-type="float" office:value="110823" calcext:value-type="float">
            <text:p>110823</text:p>
          </table:table-cell>
          <table:table-cell office:value-type="float" office:value="6200" calcext:value-type="float">
            <text:p>6200</text:p>
          </table:table-cell>
          <table:table-cell office:value-type="float" office:value="1000" calcext:value-type="float">
            <text:p>1000</text:p>
          </table:table-cell>
          <table:table-cell office:value-type="float" office:value="16.25" calcext:value-type="float">
            <text:p>16.25</text:p>
          </table:table-cell>
          <table:table-cell office:value-type="float" office:value="135.27" calcext:value-type="float">
            <text:p>135.27</text:p>
          </table:table-cell>
          <table:table-cell office:value-type="float" office:value="3.89087" calcext:value-type="float">
            <text:p>3.89087</text:p>
          </table:table-cell>
          <table:table-cell office:value-type="float" office:value="-0.747" calcext:value-type="float">
            <text:p>-0.747</text:p>
          </table:table-cell>
          <table:table-cell office:value-type="float" office:value="0.003" calcext:value-type="float">
            <text:p>0.003</text:p>
          </table:table-cell>
          <table:table-cell office:value-type="float" office:value="22.67" calcext:value-type="float">
            <text:p>22.67</text:p>
          </table:table-cell>
          <table:table-cell office:value-type="float" office:value="0.101" calcext:value-type="float">
            <text:p>0.101</text:p>
          </table:table-cell>
          <table:table-cell office:value-type="float" office:value="-0.0506797" calcext:value-type="float">
            <text:p>-0.0506797</text:p>
          </table:table-cell>
          <table:table-cell office:value-type="float" office:value="0.0150661" calcext:value-type="float">
            <text:p>0.0150661</text:p>
          </table:table-cell>
          <table:table-cell office:value-type="float" office:value="0.998601" calcext:value-type="float">
            <text:p>0.998601</text:p>
          </table:table-cell>
          <table:table-cell office:value-type="float" office:value="-1069.603" calcext:value-type="float">
            <text:p>-1069.603</text:p>
          </table:table-cell>
          <table:table-cell office:value-type="float" office:value="-42.27" calcext:value-type="float">
            <text:p>-42.27</text:p>
          </table:table-cell>
          <table:table-cell office:value-type="float" office:value="8338.178" calcext:value-type="float">
            <text:p>8338.178</text:p>
          </table:table-cell>
          <table:table-cell table:number-columns-repeated="46"/>
        </table:table-row>
        <table:table-row table:style-name="ro1">
          <table:table-cell table:style-name="ce15" office:value-type="float" office:value="80" calcext:value-type="float">
            <text:p>080</text:p>
          </table:table-cell>
          <table:table-cell office:value-type="string" calcext:value-type="string">
            <text:p>FT080A</text:p>
          </table:table-cell>
          <table:table-cell office:value-type="float" office:value="110833" calcext:value-type="float">
            <text:p>110833</text:p>
          </table:table-cell>
          <table:table-cell office:value-type="float" office:value="6947" calcext:value-type="float">
            <text:p>6947</text:p>
          </table:table-cell>
          <table:table-cell office:value-type="float" office:value="1000" calcext:value-type="float">
            <text:p>1000</text:p>
          </table:table-cell>
          <table:table-cell office:value-type="float" office:value="9.75" calcext:value-type="float">
            <text:p>9.75</text:p>
          </table:table-cell>
          <table:table-cell office:value-type="float" office:value="133.04" calcext:value-type="float">
            <text:p>133.04</text:p>
          </table:table-cell>
          <table:table-cell office:value-type="float" office:value="4.03803" calcext:value-type="float">
            <text:p>4.03803</text:p>
          </table:table-cell>
          <table:table-cell office:value-type="float" office:value="-1.067" calcext:value-type="float">
            <text:p>-1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33.543" calcext:value-type="float">
            <text:p>33.54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2616" calcext:value-type="float">
            <text:p>0.152616</text:p>
          </table:table-cell>
          <table:table-cell office:value-type="float" office:value="-0.24524" calcext:value-type="float">
            <text:p>-0.24524</text:p>
          </table:table-cell>
          <table:table-cell office:value-type="float" office:value="0.957374" calcext:value-type="float">
            <text:p>0.957374</text:p>
          </table:table-cell>
          <table:table-cell office:value-type="float" office:value="512.638" calcext:value-type="float">
            <text:p>512.638</text:p>
          </table:table-cell>
          <table:table-cell office:value-type="float" office:value="-1693.585" calcext:value-type="float">
            <text:p>-1693.585</text:p>
          </table:table-cell>
          <table:table-cell office:value-type="float" office:value="8218.391" calcext:value-type="float">
            <text:p>8218.391</text:p>
          </table:table-cell>
          <table:table-cell table:number-columns-repeated="46"/>
        </table:table-row>
        <table:table-row table:style-name="ro1">
          <table:table-cell table:style-name="ce15" office:value-type="float" office:value="81" calcext:value-type="float">
            <text:p>081</text:p>
          </table:table-cell>
          <table:table-cell office:value-type="string" calcext:value-type="string">
            <text:p>FT081A</text:p>
          </table:table-cell>
          <table:table-cell office:value-type="float" office:value="110841" calcext:value-type="float">
            <text:p>110841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12.5" calcext:value-type="float">
            <text:p>12.5</text:p>
          </table:table-cell>
          <table:table-cell office:value-type="float" office:value="132.426" calcext:value-type="float">
            <text:p>132.426</text:p>
          </table:table-cell>
          <table:table-cell office:value-type="float" office:value="3.935" calcext:value-type="float">
            <text:p>3.935</text:p>
          </table:table-cell>
          <table:table-cell office:value-type="float" office:value="-1.662" calcext:value-type="float">
            <text:p>-1.662</text:p>
          </table:table-cell>
          <table:table-cell office:value-type="float" office:value="0.003" calcext:value-type="float">
            <text:p>0.003</text:p>
          </table:table-cell>
          <table:table-cell office:value-type="float" office:value="56.337" calcext:value-type="float">
            <text:p>56.337</text:p>
          </table:table-cell>
          <table:table-cell office:value-type="float" office:value="0.107" calcext:value-type="float">
            <text:p>0.107</text:p>
          </table:table-cell>
          <table:table-cell office:value-type="float" office:value="0.39522" calcext:value-type="float">
            <text:p>0.39522</text:p>
          </table:table-cell>
          <table:table-cell office:value-type="float" office:value="-0.547348" calcext:value-type="float">
            <text:p>-0.547348</text:p>
          </table:table-cell>
          <table:table-cell office:value-type="float" office:value="0.737707" calcext:value-type="float">
            <text:p>0.737707</text:p>
          </table:table-cell>
          <table:table-cell office:value-type="float" office:value="3779.193" calcext:value-type="float">
            <text:p>3779.193</text:p>
          </table:table-cell>
          <table:table-cell office:value-type="float" office:value="-4646.733" calcext:value-type="float">
            <text:p>-4646.733</text:p>
          </table:table-cell>
          <table:table-cell office:value-type="float" office:value="5899.475" calcext:value-type="float">
            <text:p>5899.475</text:p>
          </table:table-cell>
          <table:table-cell table:number-columns-repeated="46"/>
        </table:table-row>
        <table:table-row table:style-name="ro1">
          <table:table-cell table:style-name="ce15" office:value-type="float" office:value="82" calcext:value-type="float">
            <text:p>082</text:p>
          </table:table-cell>
          <table:table-cell office:value-type="string" calcext:value-type="string">
            <text:p>FT082A</text:p>
          </table:table-cell>
          <table:table-cell office:value-type="float" office:value="110847" calcext:value-type="float">
            <text:p>110847</text:p>
          </table:table-cell>
          <table:table-cell office:value-type="float" office:value="8855" calcext:value-type="float">
            <text:p>8855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2.838" calcext:value-type="float">
            <text:p>132.838</text:p>
          </table:table-cell>
          <table:table-cell office:value-type="float" office:value="3.92746" calcext:value-type="float">
            <text:p>3.92746</text:p>
          </table:table-cell>
          <table:table-cell office:value-type="float" office:value="-1.291" calcext:value-type="float">
            <text:p>-1.291</text:p>
          </table:table-cell>
          <table:table-cell office:value-type="float" office:value="0.003" calcext:value-type="float">
            <text:p>0.003</text:p>
          </table:table-cell>
          <table:table-cell office:value-type="float" office:value="45.282" calcext:value-type="float">
            <text:p>45.2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65668" calcext:value-type="float">
            <text:p>0.0165668</text:p>
          </table:table-cell>
          <table:table-cell office:value-type="float" office:value="-0.652108" calcext:value-type="float">
            <text:p>-0.652108</text:p>
          </table:table-cell>
          <table:table-cell office:value-type="float" office:value="0.757945" calcext:value-type="float">
            <text:p>0.757945</text:p>
          </table:table-cell>
          <table:table-cell office:value-type="float" office:value="619.391" calcext:value-type="float">
            <text:p>619.391</text:p>
          </table:table-cell>
          <table:table-cell office:value-type="float" office:value="-5429.585" calcext:value-type="float">
            <text:p>-5429.585</text:p>
          </table:table-cell>
          <table:table-cell office:value-type="float" office:value="6388.796" calcext:value-type="float">
            <text:p>6388.796</text:p>
          </table:table-cell>
          <table:table-cell table:number-columns-repeated="46"/>
        </table:table-row>
        <table:table-row table:style-name="ro1">
          <table:table-cell table:style-name="ce15" office:value-type="float" office:value="83" calcext:value-type="float">
            <text:p>083</text:p>
          </table:table-cell>
          <table:table-cell office:value-type="string" calcext:value-type="string">
            <text:p>FT083A</text:p>
          </table:table-cell>
          <table:table-cell office:value-type="float" office:value="110854" calcext:value-type="float">
            <text:p>110854</text:p>
          </table:table-cell>
          <table:table-cell office:value-type="float" office:value="6830" calcext:value-type="float">
            <text:p>6830</text:p>
          </table:table-cell>
          <table:table-cell office:value-type="float" office:value="1000" calcext:value-type="float">
            <text:p>1000</text:p>
          </table:table-cell>
          <table:table-cell office:value-type="float" office:value="13.75" calcext:value-type="float">
            <text:p>13.75</text:p>
          </table:table-cell>
          <table:table-cell office:value-type="float" office:value="133.422" calcext:value-type="float">
            <text:p>133.422</text:p>
          </table:table-cell>
          <table:table-cell office:value-type="float" office:value="4.05292" calcext:value-type="float">
            <text:p>4.05292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3" calcext:value-type="float">
            <text:p>0.003</text:p>
          </table:table-cell>
          <table:table-cell office:value-type="float" office:value="19.902" calcext:value-type="float">
            <text:p>19.9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707509" calcext:value-type="float">
            <text:p>0.707509</text:p>
          </table:table-cell>
          <table:table-cell office:value-type="float" office:value="0.241746" calcext:value-type="float">
            <text:p>0.241746</text:p>
          </table:table-cell>
          <table:table-cell office:value-type="float" office:value="0.664071" calcext:value-type="float">
            <text:p>0.664071</text:p>
          </table:table-cell>
          <table:table-cell office:value-type="float" office:value="6447.277" calcext:value-type="float">
            <text:p>6447.277</text:p>
          </table:table-cell>
          <table:table-cell office:value-type="float" office:value="2590.588" calcext:value-type="float">
            <text:p>2590.588</text:p>
          </table:table-cell>
          <table:table-cell office:value-type="float" office:value="4732.596" calcext:value-type="float">
            <text:p>4732.596</text:p>
          </table:table-cell>
          <table:table-cell table:number-columns-repeated="46"/>
        </table:table-row>
        <table:table-row table:style-name="ro1">
          <table:table-cell table:style-name="ce15" office:value-type="float" office:value="84" calcext:value-type="float">
            <text:p>084</text:p>
          </table:table-cell>
          <table:table-cell office:value-type="string" calcext:value-type="string">
            <text:p>FT084A</text:p>
          </table:table-cell>
          <table:table-cell office:value-type="float" office:value="110858" calcext:value-type="float">
            <text:p>110858</text:p>
          </table:table-cell>
          <table:table-cell office:value-type="float" office:value="7662" calcext:value-type="float">
            <text:p>7662</text:p>
          </table:table-cell>
          <table:table-cell office:value-type="float" office:value="1000" calcext:value-type="float">
            <text:p>1000</text:p>
          </table:table-cell>
          <table:table-cell office:value-type="float" office:value="17" calcext:value-type="float">
            <text:p>17</text:p>
          </table:table-cell>
          <table:table-cell office:value-type="float" office:value="132.559" calcext:value-type="float">
            <text:p>132.559</text:p>
          </table:table-cell>
          <table:table-cell office:value-type="float" office:value="3.94542" calcext:value-type="float">
            <text:p>3.94542</text:p>
          </table:table-cell>
          <table:table-cell office:value-type="float" office:value="-1.497" calcext:value-type="float">
            <text:p>-1.497</text:p>
          </table:table-cell>
          <table:table-cell office:value-type="float" office:value="0.003" calcext:value-type="float">
            <text:p>0.003</text:p>
          </table:table-cell>
          <table:table-cell office:value-type="float" office:value="52.029" calcext:value-type="float">
            <text:p>52.029</text:p>
          </table:table-cell>
          <table:table-cell office:value-type="float" office:value="0.103" calcext:value-type="float">
            <text:p>0.103</text:p>
          </table:table-cell>
          <table:table-cell office:value-type="float" office:value="0.292582" calcext:value-type="float">
            <text:p>0.292582</text:p>
          </table:table-cell>
          <table:table-cell office:value-type="float" office:value="0.126471" calcext:value-type="float">
            <text:p>0.126471</text:p>
          </table:table-cell>
          <table:table-cell office:value-type="float" office:value="0.94784" calcext:value-type="float">
            <text:p>0.94784</text:p>
          </table:table-cell>
          <table:table-cell office:value-type="float" office:value="2105.215" calcext:value-type="float">
            <text:p>2105.215</text:p>
          </table:table-cell>
          <table:table-cell office:value-type="float" office:value="670.123" calcext:value-type="float">
            <text:p>670.123</text:p>
          </table:table-cell>
          <table:table-cell office:value-type="float" office:value="8110.616" calcext:value-type="float">
            <text:p>8110.616</text:p>
          </table:table-cell>
          <table:table-cell table:number-columns-repeated="46"/>
        </table:table-row>
        <table:table-row table:style-name="ro1">
          <table:table-cell table:style-name="ce15" office:value-type="float" office:value="85" calcext:value-type="float">
            <text:p>085</text:p>
          </table:table-cell>
          <table:table-cell office:value-type="string" calcext:value-type="string">
            <text:p>FT085A</text:p>
          </table:table-cell>
          <table:table-cell office:value-type="float" office:value="110865" calcext:value-type="float">
            <text:p>110865</text:p>
          </table:table-cell>
          <table:table-cell office:value-type="float" office:value="8253" calcext:value-type="float">
            <text:p>82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3.211" calcext:value-type="float">
            <text:p>133.211</text:p>
          </table:table-cell>
          <table:table-cell office:value-type="float" office:value="3.97373" calcext:value-type="float">
            <text:p>3.97373</text:p>
          </table:table-cell>
          <table:table-cell office:value-type="float" office:value="-0.851" calcext:value-type="float">
            <text:p>-0.851</text:p>
          </table:table-cell>
          <table:table-cell office:value-type="float" office:value="0.003" calcext:value-type="float">
            <text:p>0.003</text:p>
          </table:table-cell>
          <table:table-cell office:value-type="float" office:value="28.23" calcext:value-type="float">
            <text:p>28.23</text:p>
          </table:table-cell>
          <table:table-cell office:value-type="float" office:value="0.104" calcext:value-type="float">
            <text:p>0.104</text:p>
          </table:table-cell>
          <table:table-cell office:value-type="float" office:value="0.589879" calcext:value-type="float">
            <text:p>0.589879</text:p>
          </table:table-cell>
          <table:table-cell office:value-type="float" office:value="-0.234382" calcext:value-type="float">
            <text:p>-0.234382</text:p>
          </table:table-cell>
          <table:table-cell office:value-type="float" office:value="0.772728" calcext:value-type="float">
            <text:p>0.772728</text:p>
          </table:table-cell>
          <table:table-cell office:value-type="float" office:value="5587.443" calcext:value-type="float">
            <text:p>5587.443</text:p>
          </table:table-cell>
          <table:table-cell office:value-type="float" office:value="-2195.052" calcext:value-type="float">
            <text:p>-2195.052</text:p>
          </table:table-cell>
          <table:table-cell office:value-type="float" office:value="5885.04" calcext:value-type="float">
            <text:p>5885.04</text:p>
          </table:table-cell>
          <table:table-cell table:number-columns-repeated="46"/>
        </table:table-row>
        <table:table-row table:style-name="ro1">
          <table:table-cell table:style-name="ce15" office:value-type="float" office:value="86" calcext:value-type="float">
            <text:p>086</text:p>
          </table:table-cell>
          <table:table-cell office:value-type="string" calcext:value-type="string">
            <text:p>FT086A</text:p>
          </table:table-cell>
          <table:table-cell office:value-type="float" office:value="110872" calcext:value-type="float">
            <text:p>110872</text:p>
          </table:table-cell>
          <table:table-cell office:value-type="float" office:value="5575" calcext:value-type="float">
            <text:p>5575</text:p>
          </table:table-cell>
          <table:table-cell office:value-type="float" office:value="1000" calcext:value-type="float">
            <text:p>1000</text:p>
          </table:table-cell>
          <table:table-cell office:value-type="float" office:value="12.25" calcext:value-type="float">
            <text:p>12.25</text:p>
          </table:table-cell>
          <table:table-cell office:value-type="float" office:value="135.118" calcext:value-type="float">
            <text:p>135.118</text:p>
          </table:table-cell>
          <table:table-cell office:value-type="float" office:value="3.899" calcext:value-type="float">
            <text:p>3.899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003" calcext:value-type="float">
            <text:p>0.003</text:p>
          </table:table-cell>
          <table:table-cell office:value-type="float" office:value="50.466" calcext:value-type="float">
            <text:p>50.46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157951" calcext:value-type="float">
            <text:p>0.0157951</text:p>
          </table:table-cell>
          <table:table-cell office:value-type="float" office:value="0.725014" calcext:value-type="float">
            <text:p>0.725014</text:p>
          </table:table-cell>
          <table:table-cell office:value-type="float" office:value="0.688553" calcext:value-type="float">
            <text:p>0.688553</text:p>
          </table:table-cell>
          <table:table-cell office:value-type="float" office:value="-61.846" calcext:value-type="float">
            <text:p>-61.846</text:p>
          </table:table-cell>
          <table:table-cell office:value-type="float" office:value="6158.675" calcext:value-type="float">
            <text:p>6158.675</text:p>
          </table:table-cell>
          <table:table-cell office:value-type="float" office:value="5723.711" calcext:value-type="float">
            <text:p>5723.711</text:p>
          </table:table-cell>
          <table:table-cell table:number-columns-repeated="46"/>
        </table:table-row>
        <table:table-row table:style-name="ro1">
          <table:table-cell table:style-name="ce15" office:value-type="float" office:value="87" calcext:value-type="float">
            <text:p>087</text:p>
          </table:table-cell>
          <table:table-cell office:value-type="string" calcext:value-type="string">
            <text:p>FT087A</text:p>
          </table:table-cell>
          <table:table-cell office:value-type="float" office:value="110878" calcext:value-type="float">
            <text:p>110878</text:p>
          </table:table-cell>
          <table:table-cell office:value-type="float" office:value="9040" calcext:value-type="float">
            <text:p>9040</text:p>
          </table:table-cell>
          <table:table-cell office:value-type="float" office:value="1000" calcext:value-type="float">
            <text:p>1000</text:p>
          </table:table-cell>
          <table:table-cell office:value-type="float" office:value="22.5" calcext:value-type="float">
            <text:p>22.5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3.98647" calcext:value-type="float">
            <text:p>3.98647</text:p>
          </table:table-cell>
          <table:table-cell office:value-type="float" office:value="-1.533" calcext:value-type="float">
            <text:p>-1.533</text:p>
          </table:table-cell>
          <table:table-cell office:value-type="float" office:value="0.003" calcext:value-type="float">
            <text:p>0.003</text:p>
          </table:table-cell>
          <table:table-cell office:value-type="float" office:value="51.738" calcext:value-type="float">
            <text:p>51.738</text:p>
          </table:table-cell>
          <table:table-cell office:value-type="float" office:value="0.1" calcext:value-type="float">
            <text:p>0.1</text:p>
          </table:table-cell>
          <table:table-cell office:value-type="float" office:value="-0.00910221" calcext:value-type="float">
            <text:p>-0.00910221</text:p>
          </table:table-cell>
          <table:table-cell office:value-type="float" office:value="0.313212" calcext:value-type="float">
            <text:p>0.313212</text:p>
          </table:table-cell>
          <table:table-cell office:value-type="float" office:value="0.94964" calcext:value-type="float">
            <text:p>0.94964</text:p>
          </table:table-cell>
          <table:table-cell office:value-type="float" office:value="139.037" calcext:value-type="float">
            <text:p>139.037</text:p>
          </table:table-cell>
          <table:table-cell office:value-type="float" office:value="2259.196" calcext:value-type="float">
            <text:p>2259.196</text:p>
          </table:table-cell>
          <table:table-cell office:value-type="float" office:value="8096.849" calcext:value-type="float">
            <text:p>8096.849</text:p>
          </table:table-cell>
          <table:table-cell table:number-columns-repeated="46"/>
        </table:table-row>
        <table:table-row table:style-name="ro1">
          <table:table-cell table:style-name="ce15" office:value-type="float" office:value="88" calcext:value-type="float">
            <text:p>088</text:p>
          </table:table-cell>
          <table:table-cell office:value-type="string" calcext:value-type="string">
            <text:p>FT088A</text:p>
          </table:table-cell>
          <table:table-cell office:value-type="float" office:value="111058" calcext:value-type="float">
            <text:p>111058</text:p>
          </table:table-cell>
          <table:table-cell office:value-type="float" office:value="9050" calcext:value-type="float">
            <text:p>9050</text:p>
          </table:table-cell>
          <table:table-cell office:value-type="float" office:value="1000" calcext:value-type="float">
            <text:p>1000</text:p>
          </table:table-cell>
          <table:table-cell office:value-type="float" office:value="20.5" calcext:value-type="float">
            <text:p>20.5</text:p>
          </table:table-cell>
          <table:table-cell office:value-type="float" office:value="136.913" calcext:value-type="float">
            <text:p>136.913</text:p>
          </table:table-cell>
          <table:table-cell office:value-type="float" office:value="3.95423" calcext:value-type="float">
            <text:p>3.95423</text:p>
          </table:table-cell>
          <table:table-cell office:value-type="float" office:value="-0.733" calcext:value-type="float">
            <text:p>-0.733</text:p>
          </table:table-cell>
          <table:table-cell office:value-type="float" office:value="0.003" calcext:value-type="float">
            <text:p>0.003</text:p>
          </table:table-cell>
          <table:table-cell office:value-type="float" office:value="21.586" calcext:value-type="float">
            <text:p>21.5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320484" calcext:value-type="float">
            <text:p>0.320484</text:p>
          </table:table-cell>
          <table:table-cell office:value-type="float" office:value="0.533281" calcext:value-type="float">
            <text:p>0.533281</text:p>
          </table:table-cell>
          <table:table-cell office:value-type="float" office:value="0.78288" calcext:value-type="float">
            <text:p>0.78288</text:p>
          </table:table-cell>
          <table:table-cell office:value-type="float" office:value="2050.94" calcext:value-type="float">
            <text:p>2050.94</text:p>
          </table:table-cell>
          <table:table-cell office:value-type="float" office:value="5461.41" calcext:value-type="float">
            <text:p>5461.41</text:p>
          </table:table-cell>
          <table:table-cell office:value-type="float" office:value="6053.598" calcext:value-type="float">
            <text:p>6053.598</text:p>
          </table:table-cell>
          <table:table-cell table:number-columns-repeated="46"/>
        </table:table-row>
        <table:table-row table:style-name="ro1">
          <table:table-cell table:style-name="ce15" office:value-type="float" office:value="89" calcext:value-type="float">
            <text:p>089</text:p>
          </table:table-cell>
          <table:table-cell office:value-type="string" calcext:value-type="string">
            <text:p>FT089A</text:p>
          </table:table-cell>
          <table:table-cell office:value-type="float" office:value="110891" calcext:value-type="float">
            <text:p>110891</text:p>
          </table:table-cell>
          <table:table-cell office:value-type="float" office:value="6105" calcext:value-type="float">
            <text:p>6105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34.862" calcext:value-type="float">
            <text:p>134.862</text:p>
          </table:table-cell>
          <table:table-cell office:value-type="float" office:value="3.9702" calcext:value-type="float">
            <text:p>3.9702</text:p>
          </table:table-cell>
          <table:table-cell office:value-type="float" office:value="-1.458" calcext:value-type="float">
            <text:p>-1.458</text:p>
          </table:table-cell>
          <table:table-cell office:value-type="float" office:value="0.003" calcext:value-type="float">
            <text:p>0.003</text:p>
          </table:table-cell>
          <table:table-cell office:value-type="float" office:value="52.058" calcext:value-type="float">
            <text:p>52.058</text:p>
          </table:table-cell>
          <table:table-cell office:value-type="float" office:value="0.11" calcext:value-type="float">
            <text:p>0.11</text:p>
          </table:table-cell>
          <table:table-cell office:value-type="float" office:value="-0.684751" calcext:value-type="float">
            <text:p>-0.684751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688924" calcext:value-type="float">
            <text:p>0.688924</text:p>
          </table:table-cell>
          <table:table-cell office:value-type="float" office:value="-6214.547" calcext:value-type="float">
            <text:p>-6214.547</text:p>
          </table:table-cell>
          <table:table-cell office:value-type="float" office:value="1860.593" calcext:value-type="float">
            <text:p>1860.593</text:p>
          </table:table-cell>
          <table:table-cell office:value-type="float" office:value="5348.335" calcext:value-type="float">
            <text:p>5348.335</text:p>
          </table:table-cell>
          <table:table-cell table:number-columns-repeated="46"/>
        </table:table-row>
        <table:table-row table:style-name="ro1">
          <table:table-cell table:style-name="ce15" office:value-type="float" office:value="90" calcext:value-type="float">
            <text:p>090</text:p>
          </table:table-cell>
          <table:table-cell office:value-type="string" calcext:value-type="string">
            <text:p>FT090A</text:p>
          </table:table-cell>
          <table:table-cell office:value-type="float" office:value="110896" calcext:value-type="float">
            <text:p>110896</text:p>
          </table:table-cell>
          <table:table-cell office:value-type="float" office:value="6450" calcext:value-type="float">
            <text:p>645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132.766" calcext:value-type="float">
            <text:p>132.766</text:p>
          </table:table-cell>
          <table:table-cell office:value-type="float" office:value="4.1049" calcext:value-type="float">
            <text:p>4.1049</text:p>
          </table:table-cell>
          <table:table-cell office:value-type="float" office:value="-1.797" calcext:value-type="float">
            <text:p>-1.797</text:p>
          </table:table-cell>
          <table:table-cell office:value-type="float" office:value="0.003" calcext:value-type="float">
            <text:p>0.003</text:p>
          </table:table-cell>
          <table:table-cell office:value-type="float" office:value="61.44" calcext:value-type="float">
            <text:p>61.44</text:p>
          </table:table-cell>
          <table:table-cell office:value-type="float" office:value="0.107" calcext:value-type="float">
            <text:p>0.107</text:p>
          </table:table-cell>
          <table:table-cell office:value-type="float" office:value="-0.29792" calcext:value-type="float">
            <text:p>-0.29792</text:p>
          </table:table-cell>
          <table:table-cell office:value-type="float" office:value="0.0752601" calcext:value-type="float">
            <text:p>0.0752601</text:p>
          </table:table-cell>
          <table:table-cell office:value-type="float" office:value="0.95162" calcext:value-type="float">
            <text:p>0.95162</text:p>
          </table:table-cell>
          <table:table-cell office:value-type="float" office:value="-2155.165" calcext:value-type="float">
            <text:p>-2155.165</text:p>
          </table:table-cell>
          <table:table-cell office:value-type="float" office:value="705.678" calcext:value-type="float">
            <text:p>705.678</text:p>
          </table:table-cell>
          <table:table-cell office:value-type="float" office:value="8095.598" calcext:value-type="float">
            <text:p>8095.598</text:p>
          </table:table-cell>
          <table:table-cell table:number-columns-repeated="46"/>
        </table:table-row>
        <table:table-row table:style-name="ro1">
          <table:table-cell table:style-name="ce15" office:value-type="float" office:value="91" calcext:value-type="float">
            <text:p>091</text:p>
          </table:table-cell>
          <table:table-cell office:value-type="string" calcext:value-type="string">
            <text:p>FT091A</text:p>
          </table:table-cell>
          <table:table-cell office:value-type="float" office:value="110902" calcext:value-type="float">
            <text:p>110902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36.693" calcext:value-type="float">
            <text:p>136.693</text:p>
          </table:table-cell>
          <table:table-cell office:value-type="float" office:value="3.92644" calcext:value-type="float">
            <text:p>3.92644</text:p>
          </table:table-cell>
          <table:table-cell office:value-type="float" office:value="-1.636" calcext:value-type="float">
            <text:p>-1.636</text:p>
          </table:table-cell>
          <table:table-cell office:value-type="float" office:value="0.003" calcext:value-type="float">
            <text:p>0.003</text:p>
          </table:table-cell>
          <table:table-cell office:value-type="float" office:value="59.9" calcext:value-type="float">
            <text:p>59.9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26265" calcext:value-type="float">
            <text:p>-0.326265</text:p>
          </table:table-cell>
          <table:table-cell office:value-type="float" office:value="0.528509" calcext:value-type="float">
            <text:p>0.528509</text:p>
          </table:table-cell>
          <table:table-cell office:value-type="float" office:value="0.783728" calcext:value-type="float">
            <text:p>0.783728</text:p>
          </table:table-cell>
          <table:table-cell office:value-type="float" office:value="-3172.47" calcext:value-type="float">
            <text:p>-3172.47</text:p>
          </table:table-cell>
          <table:table-cell office:value-type="float" office:value="4902.864" calcext:value-type="float">
            <text:p>4902.864</text:p>
          </table:table-cell>
          <table:table-cell office:value-type="float" office:value="6049.129" calcext:value-type="float">
            <text:p>6049.129</text:p>
          </table:table-cell>
          <table:table-cell table:number-columns-repeated="46"/>
        </table:table-row>
        <table:table-row table:style-name="ro1">
          <table:table-cell table:style-name="ce15" office:value-type="float" office:value="92" calcext:value-type="float">
            <text:p>092</text:p>
          </table:table-cell>
          <table:table-cell office:value-type="string" calcext:value-type="string">
            <text:p>FT092A</text:p>
          </table:table-cell>
          <table:table-cell office:value-type="float" office:value="110910" calcext:value-type="float">
            <text:p>110910</text:p>
          </table:table-cell>
          <table:table-cell office:value-type="float" office:value="5405" calcext:value-type="float">
            <text:p>5405</text:p>
          </table:table-cell>
          <table:table-cell office:value-type="float" office:value="1000" calcext:value-type="float">
            <text:p>1000</text:p>
          </table:table-cell>
          <table:table-cell office:value-type="float" office:value="24.25" calcext:value-type="float">
            <text:p>24.25</text:p>
          </table:table-cell>
          <table:table-cell office:value-type="float" office:value="136.658" calcext:value-type="float">
            <text:p>136.658</text:p>
          </table:table-cell>
          <table:table-cell office:value-type="float" office:value="3.98796" calcext:value-type="float">
            <text:p>3.98796</text:p>
          </table:table-cell>
          <table:table-cell office:value-type="float" office:value="-0.873" calcext:value-type="float">
            <text:p>-0.873</text:p>
          </table:table-cell>
          <table:table-cell office:value-type="float" office:value="0.003" calcext:value-type="float">
            <text:p>0.003</text:p>
          </table:table-cell>
          <table:table-cell office:value-type="float" office:value="28.05" calcext:value-type="float">
            <text:p>28.0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629748" calcext:value-type="float">
            <text:p>-0.629748</text:p>
          </table:table-cell>
          <table:table-cell office:value-type="float" office:value="-0.198877" calcext:value-type="float">
            <text:p>-0.198877</text:p>
          </table:table-cell>
          <table:table-cell office:value-type="float" office:value="0.75091" calcext:value-type="float">
            <text:p>0.75091</text:p>
          </table:table-cell>
          <table:table-cell office:value-type="float" office:value="-5174.443" calcext:value-type="float">
            <text:p>-5174.443</text:p>
          </table:table-cell>
          <table:table-cell office:value-type="float" office:value="-1948.045" calcext:value-type="float">
            <text:p>-1948.045</text:p>
          </table:table-cell>
          <table:table-cell office:value-type="float" office:value="6333.444" calcext:value-type="float">
            <text:p>6333.444</text:p>
          </table:table-cell>
          <table:table-cell table:number-columns-repeated="46"/>
        </table:table-row>
        <table:table-row table:style-name="ro1">
          <table:table-cell table:style-name="ce15" office:value-type="float" office:value="93" calcext:value-type="float">
            <text:p>093</text:p>
          </table:table-cell>
          <table:table-cell office:value-type="string" calcext:value-type="string">
            <text:p>FT093A</text:p>
          </table:table-cell>
          <table:table-cell office:value-type="float" office:value="110905" calcext:value-type="float">
            <text:p>110905</text:p>
          </table:table-cell>
          <table:table-cell office:value-type="float" office:value="6100" calcext:value-type="float">
            <text:p>6100</text:p>
          </table:table-cell>
          <table:table-cell office:value-type="float" office:value="1000" calcext:value-type="float">
            <text:p>1000</text:p>
          </table:table-cell>
          <table:table-cell office:value-type="float" office:value="17.5" calcext:value-type="float">
            <text:p>17.5</text:p>
          </table:table-cell>
          <table:table-cell office:value-type="float" office:value="134.444" calcext:value-type="float">
            <text:p>134.444</text:p>
          </table:table-cell>
          <table:table-cell office:value-type="float" office:value="3.99202" calcext:value-type="float">
            <text:p>3.99202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003" calcext:value-type="float">
            <text:p>0.003</text:p>
          </table:table-cell>
          <table:table-cell office:value-type="float" office:value="27.585" calcext:value-type="float">
            <text:p>27.585</text:p>
          </table:table-cell>
          <table:table-cell office:value-type="float" office:value="0.106" calcext:value-type="float">
            <text:p>0.106</text:p>
          </table:table-cell>
          <table:table-cell office:value-type="float" office:value="-0.370995" calcext:value-type="float">
            <text:p>-0.370995</text:p>
          </table:table-cell>
          <table:table-cell office:value-type="float" office:value="0.475879" calcext:value-type="float">
            <text:p>0.475879</text:p>
          </table:table-cell>
          <table:table-cell office:value-type="float" office:value="0.797435" calcext:value-type="float">
            <text:p>0.797435</text:p>
          </table:table-cell>
          <table:table-cell office:value-type="float" office:value="-2672.88" calcext:value-type="float">
            <text:p>-2672.88</text:p>
          </table:table-cell>
          <table:table-cell office:value-type="float" office:value="4321.996" calcext:value-type="float">
            <text:p>4321.996</text:p>
          </table:table-cell>
          <table:table-cell office:value-type="float" office:value="6698.331" calcext:value-type="float">
            <text:p>6698.331</text:p>
          </table:table-cell>
          <table:table-cell table:number-columns-repeated="46"/>
        </table:table-row>
        <table:table-row table:style-name="ro1">
          <table:table-cell table:style-name="ce15" office:value-type="float" office:value="94" calcext:value-type="float">
            <text:p>094</text:p>
          </table:table-cell>
          <table:table-cell office:value-type="string" calcext:value-type="string">
            <text:p>FT094A</text:p>
          </table:table-cell>
          <table:table-cell office:value-type="float" office:value="110751" calcext:value-type="float">
            <text:p>110751</text:p>
          </table:table-cell>
          <table:table-cell office:value-type="float" office:value="8217" calcext:value-type="float">
            <text:p>8217</text:p>
          </table:table-cell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.25</text:p>
          </table:table-cell>
          <table:table-cell office:value-type="float" office:value="136.768" calcext:value-type="float">
            <text:p>136.768</text:p>
          </table:table-cell>
          <table:table-cell office:value-type="float" office:value="3.96778" calcext:value-type="float">
            <text:p>3.96778</text:p>
          </table:table-cell>
          <table:table-cell office:value-type="float" office:value="-1.203" calcext:value-type="float">
            <text:p>-1.203</text:p>
          </table:table-cell>
          <table:table-cell office:value-type="float" office:value="0.003" calcext:value-type="float">
            <text:p>0.003</text:p>
          </table:table-cell>
          <table:table-cell office:value-type="float" office:value="44.989" calcext:value-type="float">
            <text:p>44.989</text:p>
          </table:table-cell>
          <table:table-cell office:value-type="float" office:value="0.113" calcext:value-type="float">
            <text:p>0.113</text:p>
          </table:table-cell>
          <table:table-cell office:value-type="float" office:value="-0.576555" calcext:value-type="float">
            <text:p>-0.576555</text:p>
          </table:table-cell>
          <table:table-cell office:value-type="float" office:value="0.782922" calcext:value-type="float">
            <text:p>0.782922</text:p>
          </table:table-cell>
          <table:table-cell office:value-type="float" office:value="0.233704" calcext:value-type="float">
            <text:p>0.233704</text:p>
          </table:table-cell>
          <table:table-cell office:value-type="float" office:value="-4432.264" calcext:value-type="float">
            <text:p>-4432.264</text:p>
          </table:table-cell>
          <table:table-cell office:value-type="float" office:value="6765.363" calcext:value-type="float">
            <text:p>6765.363</text:p>
          </table:table-cell>
          <table:table-cell office:value-type="float" office:value="2294.008" calcext:value-type="float">
            <text:p>2294.008</text:p>
          </table:table-cell>
          <table:table-cell table:number-columns-repeated="46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office:value-type="string" calcext:value-type="string">
            <text:p>FT101A</text:p>
          </table:table-cell>
          <table:table-cell office:value-type="float" office:value="111022" calcext:value-type="float">
            <text:p>111022</text:p>
          </table:table-cell>
          <table:table-cell office:value-type="float" office:value="7739" calcext:value-type="float">
            <text:p>7739</text:p>
          </table:table-cell>
          <table:table-cell office:value-type="float" office:value="1000" calcext:value-type="float">
            <text:p>1000</text:p>
          </table:table-cell>
          <table:table-cell office:value-type="float" office:value="20.25" calcext:value-type="float">
            <text:p>20.25</text:p>
          </table:table-cell>
          <table:table-cell office:value-type="float" office:value="132.232" calcext:value-type="float">
            <text:p>132.232</text:p>
          </table:table-cell>
          <table:table-cell office:value-type="float" office:value="3.69563" calcext:value-type="float">
            <text:p>3.69563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003" calcext:value-type="float">
            <text:p>0.003</text:p>
          </table:table-cell>
          <table:table-cell office:value-type="float" office:value="31.443" calcext:value-type="float">
            <text:p>31.443</text:p>
          </table:table-cell>
          <table:table-cell office:value-type="float" office:value="0.087" calcext:value-type="float">
            <text:p>0.087</text:p>
          </table:table-cell>
          <table:table-cell office:value-type="float" office:value="0.981156" calcext:value-type="float">
            <text:p>0.981156</text:p>
          </table:table-cell>
          <table:table-cell office:value-type="float" office:value="0.082204" calcext:value-type="float">
            <text:p>0.082204</text:p>
          </table:table-cell>
          <table:table-cell office:value-type="float" office:value="0.174857" calcext:value-type="float">
            <text:p>0.174857</text:p>
          </table:table-cell>
          <table:table-cell office:value-type="float" office:value="8288.251" calcext:value-type="float">
            <text:p>8288.251</text:p>
          </table:table-cell>
          <table:table-cell office:value-type="float" office:value="803.863" calcext:value-type="float">
            <text:p>803.863</text:p>
          </table:table-cell>
          <table:table-cell office:value-type="float" office:value="1155.722" calcext:value-type="float">
            <text:p>1155.722</text:p>
          </table:table-cell>
          <table:table-cell table:number-columns-repeated="46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2" table:style-name="ta1">
        <table:table-column table:style-name="co1" table:number-columns-repeated="3" table:default-cell-style-name="Default"/>
        <table:table-row table:style-name="ro1">
          <table:table-cell office:value-type="float" office:value="258566" calcext:value-type="float">
            <text:p>258566</text:p>
          </table:table-cell>
          <table:table-cell office:value-type="float" office:value="236.011" calcext:value-type="float">
            <text:p>236.011</text:p>
          </table:table-cell>
          <table:table-cell office:value-type="float" office:value="4.02448" calcext:value-type="float">
            <text:p>4.02448</text:p>
          </table:table-cell>
        </table:table-row>
        <table:table-row table:style-name="ro1">
          <table:table-cell office:value-type="float" office:value="258568" calcext:value-type="float">
            <text:p>258568</text:p>
          </table:table-cell>
          <table:table-cell office:value-type="float" office:value="230.457" calcext:value-type="float">
            <text:p>230.457</text:p>
          </table:table-cell>
          <table:table-cell office:value-type="float" office:value="4.01915" calcext:value-type="float">
            <text:p>4.01915</text:p>
          </table:table-cell>
        </table:table-row>
        <table:table-row table:style-name="ro1">
          <table:table-cell office:value-type="float" office:value="258570" calcext:value-type="float">
            <text:p>258570</text:p>
          </table:table-cell>
          <table:table-cell office:value-type="float" office:value="229.959" calcext:value-type="float">
            <text:p>229.959</text:p>
          </table:table-cell>
          <table:table-cell office:value-type="float" office:value="4.01802" calcext:value-type="float">
            <text:p>4.01802</text:p>
          </table:table-cell>
        </table:table-row>
        <table:table-row table:style-name="ro1">
          <table:table-cell office:value-type="float" office:value="258576" calcext:value-type="float">
            <text:p>258576</text:p>
          </table:table-cell>
          <table:table-cell office:value-type="float" office:value="227.501" calcext:value-type="float">
            <text:p>227.501</text:p>
          </table:table-cell>
          <table:table-cell office:value-type="float" office:value="4.19828" calcext:value-type="float">
            <text:p>4.19828</text:p>
          </table:table-cell>
        </table:table-row>
        <table:table-row table:style-name="ro1">
          <table:table-cell office:value-type="float" office:value="258578" calcext:value-type="float">
            <text:p>258578</text:p>
          </table:table-cell>
          <table:table-cell office:value-type="float" office:value="228.691" calcext:value-type="float">
            <text:p>228.691</text:p>
          </table:table-cell>
          <table:table-cell office:value-type="float" office:value="4.26834" calcext:value-type="float">
            <text:p>4.26834</text:p>
          </table:table-cell>
        </table:table-row>
        <table:table-row table:style-name="ro1">
          <table:table-cell office:value-type="float" office:value="258580" calcext:value-type="float">
            <text:p>258580</text:p>
          </table:table-cell>
          <table:table-cell office:value-type="float" office:value="229.745" calcext:value-type="float">
            <text:p>229.745</text:p>
          </table:table-cell>
          <table:table-cell office:value-type="float" office:value="4.83593" calcext:value-type="float">
            <text:p>4.83593</text:p>
          </table:table-cell>
        </table:table-row>
        <table:table-row table:style-name="ro1">
          <table:table-cell office:value-type="float" office:value="258582" calcext:value-type="float">
            <text:p>258582</text:p>
          </table:table-cell>
          <table:table-cell office:value-type="float" office:value="229.276" calcext:value-type="float">
            <text:p>229.276</text:p>
          </table:table-cell>
          <table:table-cell office:value-type="float" office:value="3.96412" calcext:value-type="float">
            <text:p>3.96412</text:p>
          </table:table-cell>
        </table:table-row>
        <table:table-row table:style-name="ro1">
          <table:table-cell office:value-type="float" office:value="258584" calcext:value-type="float">
            <text:p>258584</text:p>
          </table:table-cell>
          <table:table-cell office:value-type="float" office:value="229.365" calcext:value-type="float">
            <text:p>229.365</text:p>
          </table:table-cell>
          <table:table-cell office:value-type="float" office:value="3.98109" calcext:value-type="float">
            <text:p>3.98109</text:p>
          </table:table-cell>
        </table:table-row>
        <table:table-row table:style-name="ro1">
          <table:table-cell office:value-type="float" office:value="258586" calcext:value-type="float">
            <text:p>258586</text:p>
          </table:table-cell>
          <table:table-cell office:value-type="float" office:value="230.369" calcext:value-type="float">
            <text:p>230.369</text:p>
          </table:table-cell>
          <table:table-cell office:value-type="float" office:value="4.08633" calcext:value-type="float">
            <text:p>4.08633</text:p>
          </table:table-cell>
        </table:table-row>
        <table:table-row table:style-name="ro1">
          <table:table-cell office:value-type="float" office:value="258588" calcext:value-type="float">
            <text:p>258588</text:p>
          </table:table-cell>
          <table:table-cell office:value-type="float" office:value="228.906" calcext:value-type="float">
            <text:p>228.906</text:p>
          </table:table-cell>
          <table:table-cell office:value-type="float" office:value="4.08087" calcext:value-type="float">
            <text:p>4.08087</text:p>
          </table:table-cell>
        </table:table-row>
        <table:table-row table:style-name="ro1">
          <table:table-cell office:value-type="float" office:value="258590" calcext:value-type="float">
            <text:p>258590</text:p>
          </table:table-cell>
          <table:table-cell office:value-type="float" office:value="232.216" calcext:value-type="float">
            <text:p>232.216</text:p>
          </table:table-cell>
          <table:table-cell office:value-type="float" office:value="4.33885" calcext:value-type="float">
            <text:p>4.33885</text:p>
          </table:table-cell>
        </table:table-row>
        <table:table-row table:style-name="ro1">
          <table:table-cell office:value-type="float" office:value="258592" calcext:value-type="float">
            <text:p>258592</text:p>
          </table:table-cell>
          <table:table-cell office:value-type="float" office:value="232.463" calcext:value-type="float">
            <text:p>232.463</text:p>
          </table:table-cell>
          <table:table-cell office:value-type="float" office:value="5.12819" calcext:value-type="float">
            <text:p>5.12819</text:p>
          </table:table-cell>
        </table:table-row>
        <table:table-row table:style-name="ro1">
          <table:table-cell office:value-type="float" office:value="258594" calcext:value-type="float">
            <text:p>258594</text:p>
          </table:table-cell>
          <table:table-cell office:value-type="float" office:value="229.786" calcext:value-type="float">
            <text:p>229.786</text:p>
          </table:table-cell>
          <table:table-cell office:value-type="float" office:value="3.95025" calcext:value-type="float">
            <text:p>3.95025</text:p>
          </table:table-cell>
        </table:table-row>
        <table:table-row table:style-name="ro1">
          <table:table-cell office:value-type="float" office:value="258596" calcext:value-type="float">
            <text:p>258596</text:p>
          </table:table-cell>
          <table:table-cell office:value-type="float" office:value="228.836" calcext:value-type="float">
            <text:p>228.836</text:p>
          </table:table-cell>
          <table:table-cell office:value-type="float" office:value="3.95727" calcext:value-type="float">
            <text:p>3.95727</text:p>
          </table:table-cell>
        </table:table-row>
        <table:table-row table:style-name="ro1">
          <table:table-cell office:value-type="float" office:value="258602" calcext:value-type="float">
            <text:p>258602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4.18685" calcext:value-type="float">
            <text:p>4.18685</text:p>
          </table:table-cell>
        </table:table-row>
        <table:table-row table:style-name="ro1">
          <table:table-cell office:value-type="float" office:value="258608" calcext:value-type="float">
            <text:p>258608</text:p>
          </table:table-cell>
          <table:table-cell office:value-type="float" office:value="228.233" calcext:value-type="float">
            <text:p>228.233</text:p>
          </table:table-cell>
          <table:table-cell office:value-type="float" office:value="4.40604" calcext:value-type="float">
            <text:p>4.40604</text:p>
          </table:table-cell>
        </table:table-row>
        <table:table-row table:style-name="ro1">
          <table:table-cell office:value-type="float" office:value="258610" calcext:value-type="float">
            <text:p>258610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5.19058" calcext:value-type="float">
            <text:p>5.19058</text:p>
          </table:table-cell>
        </table:table-row>
        <table:table-row table:style-name="ro1">
          <table:table-cell office:value-type="float" office:value="258612" calcext:value-type="float">
            <text:p>258612</text:p>
          </table:table-cell>
          <table:table-cell office:value-type="float" office:value="231.049" calcext:value-type="float">
            <text:p>231.049</text:p>
          </table:table-cell>
          <table:table-cell office:value-type="float" office:value="4.17612" calcext:value-type="float">
            <text:p>4.17612</text:p>
          </table:table-cell>
        </table:table-row>
        <table:table-row table:style-name="ro1">
          <table:table-cell office:value-type="float" office:value="258614" calcext:value-type="float">
            <text:p>258614</text:p>
          </table:table-cell>
          <table:table-cell office:value-type="float" office:value="230.042" calcext:value-type="float">
            <text:p>230.042</text:p>
          </table:table-cell>
          <table:table-cell office:value-type="float" office:value="4.00785" calcext:value-type="float">
            <text:p>4.00785</text:p>
          </table:table-cell>
        </table:table-row>
        <table:table-row table:style-name="ro1">
          <table:table-cell office:value-type="float" office:value="258616" calcext:value-type="float">
            <text:p>258616</text:p>
          </table:table-cell>
          <table:table-cell office:value-type="float" office:value="229.78" calcext:value-type="float">
            <text:p>229.78</text:p>
          </table:table-cell>
          <table:table-cell office:value-type="float" office:value="4.02291" calcext:value-type="float">
            <text:p>4.02291</text:p>
          </table:table-cell>
        </table:table-row>
        <table:table-row table:style-name="ro1">
          <table:table-cell office:value-type="float" office:value="258618" calcext:value-type="float">
            <text:p>258618</text:p>
          </table:table-cell>
          <table:table-cell office:value-type="float" office:value="228.597" calcext:value-type="float">
            <text:p>228.597</text:p>
          </table:table-cell>
          <table:table-cell office:value-type="float" office:value="4.18065" calcext:value-type="float">
            <text:p>4.18065</text:p>
          </table:table-cell>
        </table:table-row>
        <table:table-row table:style-name="ro1">
          <table:table-cell office:value-type="float" office:value="258621" calcext:value-type="float">
            <text:p>258621</text:p>
          </table:table-cell>
          <table:table-cell office:value-type="float" office:value="229.979" calcext:value-type="float">
            <text:p>229.979</text:p>
          </table:table-cell>
          <table:table-cell office:value-type="float" office:value="4.4944" calcext:value-type="float">
            <text:p>4.4944</text:p>
          </table:table-cell>
        </table:table-row>
        <table:table-row table:style-name="ro1">
          <table:table-cell office:value-type="float" office:value="258623" calcext:value-type="float">
            <text:p>258623</text:p>
          </table:table-cell>
          <table:table-cell office:value-type="float" office:value="227.851" calcext:value-type="float">
            <text:p>227.851</text:p>
          </table:table-cell>
          <table:table-cell office:value-type="float" office:value="4.23338" calcext:value-type="float">
            <text:p>4.23338</text:p>
          </table:table-cell>
        </table:table-row>
        <table:table-row table:style-name="ro1">
          <table:table-cell office:value-type="float" office:value="258627" calcext:value-type="float">
            <text:p>258627</text:p>
          </table:table-cell>
          <table:table-cell office:value-type="float" office:value="229.297" calcext:value-type="float">
            <text:p>229.297</text:p>
          </table:table-cell>
          <table:table-cell office:value-type="float" office:value="4.06231" calcext:value-type="float">
            <text:p>4.06231</text:p>
          </table:table-cell>
        </table:table-row>
        <table:table-row table:style-name="ro1">
          <table:table-cell office:value-type="float" office:value="258631" calcext:value-type="float">
            <text:p>258631</text:p>
          </table:table-cell>
          <table:table-cell office:value-type="float" office:value="230.501" calcext:value-type="float">
            <text:p>230.501</text:p>
          </table:table-cell>
          <table:table-cell office:value-type="float" office:value="3.94433" calcext:value-type="float">
            <text:p>3.94433</text:p>
          </table:table-cell>
        </table:table-row>
        <table:table-row table:style-name="ro1">
          <table:table-cell office:value-type="float" office:value="258633" calcext:value-type="float">
            <text:p>258633</text:p>
          </table:table-cell>
          <table:table-cell office:value-type="float" office:value="235.925" calcext:value-type="float">
            <text:p>235.925</text:p>
          </table:table-cell>
          <table:table-cell office:value-type="float" office:value="3.94988" calcext:value-type="float">
            <text:p>3.94988</text:p>
          </table:table-cell>
        </table:table-row>
        <table:table-row table:style-name="ro1">
          <table:table-cell office:value-type="float" office:value="258635" calcext:value-type="float">
            <text:p>258635</text:p>
          </table:table-cell>
          <table:table-cell office:value-type="float" office:value="228.237" calcext:value-type="float">
            <text:p>228.237</text:p>
          </table:table-cell>
          <table:table-cell office:value-type="float" office:value="4.13212" calcext:value-type="float">
            <text:p>4.13212</text:p>
          </table:table-cell>
        </table:table-row>
        <table:table-row table:style-name="ro1">
          <table:table-cell office:value-type="float" office:value="258637" calcext:value-type="float">
            <text:p>258637</text:p>
          </table:table-cell>
          <table:table-cell office:value-type="float" office:value="229.889" calcext:value-type="float">
            <text:p>229.889</text:p>
          </table:table-cell>
          <table:table-cell office:value-type="float" office:value="5.07065" calcext:value-type="float">
            <text:p>5.07065</text:p>
          </table:table-cell>
        </table:table-row>
        <table:table-row table:style-name="ro1">
          <table:table-cell office:value-type="float" office:value="258639" calcext:value-type="float">
            <text:p>258639</text:p>
          </table:table-cell>
          <table:table-cell office:value-type="float" office:value="229.843" calcext:value-type="float">
            <text:p>229.843</text:p>
          </table:table-cell>
          <table:table-cell office:value-type="float" office:value="3.98816" calcext:value-type="float">
            <text:p>3.98816</text:p>
          </table:table-cell>
        </table:table-row>
        <table:table-row table:style-name="ro1">
          <table:table-cell office:value-type="float" office:value="258641" calcext:value-type="float">
            <text:p>258641</text:p>
          </table:table-cell>
          <table:table-cell office:value-type="float" office:value="230.398" calcext:value-type="float">
            <text:p>230.398</text:p>
          </table:table-cell>
          <table:table-cell office:value-type="float" office:value="5.65511" calcext:value-type="float">
            <text:p>5.65511</text:p>
          </table:table-cell>
        </table:table-row>
        <table:table-row table:style-name="ro1">
          <table:table-cell office:value-type="float" office:value="258643" calcext:value-type="float">
            <text:p>258643</text:p>
          </table:table-cell>
          <table:table-cell office:value-type="float" office:value="227.043" calcext:value-type="float">
            <text:p>227.043</text:p>
          </table:table-cell>
          <table:table-cell office:value-type="float" office:value="4.12259" calcext:value-type="float">
            <text:p>4.12259</text:p>
          </table:table-cell>
        </table:table-row>
        <table:table-row table:style-name="ro1">
          <table:table-cell office:value-type="float" office:value="258645" calcext:value-type="float">
            <text:p>258645</text:p>
          </table:table-cell>
          <table:table-cell office:value-type="float" office:value="230.039" calcext:value-type="float">
            <text:p>230.039</text:p>
          </table:table-cell>
          <table:table-cell office:value-type="float" office:value="4.57903" calcext:value-type="float">
            <text:p>4.57903</text:p>
          </table:table-cell>
        </table:table-row>
        <table:table-row table:style-name="ro1">
          <table:table-cell office:value-type="float" office:value="258647" calcext:value-type="float">
            <text:p>258647</text:p>
          </table:table-cell>
          <table:table-cell office:value-type="float" office:value="237.083" calcext:value-type="float">
            <text:p>237.083</text:p>
          </table:table-cell>
          <table:table-cell office:value-type="float" office:value="4.35668" calcext:value-type="float">
            <text:p>4.35668</text:p>
          </table:table-cell>
        </table:table-row>
        <table:table-row table:style-name="ro1">
          <table:table-cell office:value-type="float" office:value="258649" calcext:value-type="float">
            <text:p>258649</text:p>
          </table:table-cell>
          <table:table-cell office:value-type="float" office:value="229.129" calcext:value-type="float">
            <text:p>229.129</text:p>
          </table:table-cell>
          <table:table-cell office:value-type="float" office:value="4.44893" calcext:value-type="float">
            <text:p>4.44893</text:p>
          </table:table-cell>
        </table:table-row>
        <table:table-row table:style-name="ro1">
          <table:table-cell office:value-type="float" office:value="258651" calcext:value-type="float">
            <text:p>258651</text:p>
          </table:table-cell>
          <table:table-cell office:value-type="float" office:value="229.683" calcext:value-type="float">
            <text:p>229.683</text:p>
          </table:table-cell>
          <table:table-cell office:value-type="float" office:value="4.34347" calcext:value-type="float">
            <text:p>4.34347</text:p>
          </table:table-cell>
        </table:table-row>
        <table:table-row table:style-name="ro1">
          <table:table-cell office:value-type="float" office:value="258653" calcext:value-type="float">
            <text:p>258653</text:p>
          </table:table-cell>
          <table:table-cell office:value-type="float" office:value="227.598" calcext:value-type="float">
            <text:p>227.598</text:p>
          </table:table-cell>
          <table:table-cell office:value-type="float" office:value="4.40248" calcext:value-type="float">
            <text:p>4.40248</text:p>
          </table:table-cell>
        </table:table-row>
        <table:table-row table:style-name="ro1">
          <table:table-cell office:value-type="float" office:value="258655" calcext:value-type="float">
            <text:p>258655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5.44236" calcext:value-type="float">
            <text:p>5.44236</text:p>
          </table:table-cell>
        </table:table-row>
        <table:table-row table:style-name="ro1">
          <table:table-cell office:value-type="float" office:value="258657" calcext:value-type="float">
            <text:p>258657</text:p>
          </table:table-cell>
          <table:table-cell office:value-type="float" office:value="226.865" calcext:value-type="float">
            <text:p>226.865</text:p>
          </table:table-cell>
          <table:table-cell office:value-type="float" office:value="4.52749" calcext:value-type="float">
            <text:p>4.52749</text:p>
          </table:table-cell>
        </table:table-row>
        <table:table-row table:style-name="ro1">
          <table:table-cell office:value-type="float" office:value="258659" calcext:value-type="float">
            <text:p>258659</text:p>
          </table:table-cell>
          <table:table-cell office:value-type="float" office:value="232.546" calcext:value-type="float">
            <text:p>232.546</text:p>
          </table:table-cell>
          <table:table-cell office:value-type="float" office:value="5.39598" calcext:value-type="float">
            <text:p>5.39598</text:p>
          </table:table-cell>
        </table:table-row>
        <table:table-row table:style-name="ro1">
          <table:table-cell office:value-type="float" office:value="258661" calcext:value-type="float">
            <text:p>258661</text:p>
          </table:table-cell>
          <table:table-cell office:value-type="float" office:value="227.414" calcext:value-type="float">
            <text:p>227.414</text:p>
          </table:table-cell>
          <table:table-cell office:value-type="float" office:value="4.18884" calcext:value-type="float">
            <text:p>4.18884</text:p>
          </table:table-cell>
        </table:table-row>
        <table:table-row table:style-name="ro1">
          <table:table-cell office:value-type="float" office:value="258663" calcext:value-type="float">
            <text:p>258663</text:p>
          </table:table-cell>
          <table:table-cell office:value-type="float" office:value="231.893" calcext:value-type="float">
            <text:p>231.893</text:p>
          </table:table-cell>
          <table:table-cell office:value-type="float" office:value="5.26509" calcext:value-type="float">
            <text:p>5.26509</text:p>
          </table:table-cell>
        </table:table-row>
        <table:table-row table:style-name="ro1">
          <table:table-cell office:value-type="float" office:value="258665" calcext:value-type="float">
            <text:p>258665</text:p>
          </table:table-cell>
          <table:table-cell office:value-type="float" office:value="234.124" calcext:value-type="float">
            <text:p>234.124</text:p>
          </table:table-cell>
          <table:table-cell office:value-type="float" office:value="4.37049" calcext:value-type="float">
            <text:p>4.37049</text:p>
          </table:table-cell>
        </table:table-row>
        <table:table-row table:style-name="ro1">
          <table:table-cell office:value-type="float" office:value="258667" calcext:value-type="float">
            <text:p>258667</text:p>
          </table:table-cell>
          <table:table-cell office:value-type="float" office:value="233.47" calcext:value-type="float">
            <text:p>233.47</text:p>
          </table:table-cell>
          <table:table-cell office:value-type="float" office:value="4.50379" calcext:value-type="float">
            <text:p>4.50379</text:p>
          </table:table-cell>
        </table:table-row>
        <table:table-row table:style-name="ro1">
          <table:table-cell office:value-type="float" office:value="258669" calcext:value-type="float">
            <text:p>258669</text:p>
          </table:table-cell>
          <table:table-cell office:value-type="float" office:value="233.307" calcext:value-type="float">
            <text:p>233.307</text:p>
          </table:table-cell>
          <table:table-cell office:value-type="float" office:value="4.35496" calcext:value-type="float">
            <text:p>4.35496</text:p>
          </table:table-cell>
        </table:table-row>
        <table:table-row table:style-name="ro1">
          <table:table-cell office:value-type="float" office:value="258671" calcext:value-type="float">
            <text:p>258671</text:p>
          </table:table-cell>
          <table:table-cell office:value-type="float" office:value="227.703" calcext:value-type="float">
            <text:p>227.703</text:p>
          </table:table-cell>
          <table:table-cell office:value-type="float" office:value="4.01694" calcext:value-type="float">
            <text:p>4.01694</text:p>
          </table:table-cell>
        </table:table-row>
        <table:table-row table:style-name="ro1">
          <table:table-cell office:value-type="float" office:value="258673" calcext:value-type="float">
            <text:p>258673</text:p>
          </table:table-cell>
          <table:table-cell office:value-type="float" office:value="233.498" calcext:value-type="float">
            <text:p>233.498</text:p>
          </table:table-cell>
          <table:table-cell office:value-type="float" office:value="5.23114" calcext:value-type="float">
            <text:p>5.23114</text:p>
          </table:table-cell>
        </table:table-row>
        <table:table-row table:style-name="ro1">
          <table:table-cell office:value-type="float" office:value="258675" calcext:value-type="float">
            <text:p>258675</text:p>
          </table:table-cell>
          <table:table-cell office:value-type="float" office:value="226.746" calcext:value-type="float">
            <text:p>226.746</text:p>
          </table:table-cell>
          <table:table-cell office:value-type="float" office:value="4.24601" calcext:value-type="float">
            <text:p>4.24601</text:p>
          </table:table-cell>
        </table:table-row>
        <table:table-row table:style-name="ro1">
          <table:table-cell office:value-type="float" office:value="258677" calcext:value-type="float">
            <text:p>258677</text:p>
          </table:table-cell>
          <table:table-cell office:value-type="float" office:value="233.391" calcext:value-type="float">
            <text:p>233.391</text:p>
          </table:table-cell>
          <table:table-cell office:value-type="float" office:value="5.30857" calcext:value-type="float">
            <text:p>5.30857</text:p>
          </table:table-cell>
        </table:table-row>
        <table:table-row table:style-name="ro1">
          <table:table-cell office:value-type="float" office:value="258679" calcext:value-type="float">
            <text:p>258679</text:p>
          </table:table-cell>
          <table:table-cell office:value-type="float" office:value="231.561" calcext:value-type="float">
            <text:p>231.561</text:p>
          </table:table-cell>
          <table:table-cell office:value-type="float" office:value="4.10146" calcext:value-type="float">
            <text:p>4.10146</text:p>
          </table:table-cell>
        </table:table-row>
        <table:table-row table:style-name="ro1">
          <table:table-cell office:value-type="float" office:value="258681" calcext:value-type="float">
            <text:p>258681</text:p>
          </table:table-cell>
          <table:table-cell office:value-type="float" office:value="233.348" calcext:value-type="float">
            <text:p>233.348</text:p>
          </table:table-cell>
          <table:table-cell office:value-type="float" office:value="4.5386" calcext:value-type="float">
            <text:p>4.5386</text:p>
          </table:table-cell>
        </table:table-row>
        <table:table-row table:style-name="ro1">
          <table:table-cell office:value-type="float" office:value="258683" calcext:value-type="float">
            <text:p>258683</text:p>
          </table:table-cell>
          <table:table-cell office:value-type="float" office:value="228.716" calcext:value-type="float">
            <text:p>228.716</text:p>
          </table:table-cell>
          <table:table-cell office:value-type="float" office:value="4.3144" calcext:value-type="float">
            <text:p>4.3144</text:p>
          </table:table-cell>
        </table:table-row>
        <table:table-row table:style-name="ro1">
          <table:table-cell office:value-type="float" office:value="258685" calcext:value-type="float">
            <text:p>258685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4.50007" calcext:value-type="float">
            <text:p>4.50007</text:p>
          </table:table-cell>
        </table:table-row>
        <table:table-row table:style-name="ro1">
          <table:table-cell office:value-type="float" office:value="258687" calcext:value-type="float">
            <text:p>258687</text:p>
          </table:table-cell>
          <table:table-cell office:value-type="float" office:value="232.452" calcext:value-type="float">
            <text:p>232.452</text:p>
          </table:table-cell>
          <table:table-cell office:value-type="float" office:value="4.49783" calcext:value-type="float">
            <text:p>4.49783</text:p>
          </table:table-cell>
        </table:table-row>
        <table:table-row table:style-name="ro1">
          <table:table-cell office:value-type="float" office:value="258691" calcext:value-type="float">
            <text:p>258691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4.33853" calcext:value-type="float">
            <text:p>4.33853</text:p>
          </table:table-cell>
        </table:table-row>
        <table:table-row table:style-name="ro1">
          <table:table-cell office:value-type="float" office:value="258693" calcext:value-type="float">
            <text:p>258693</text:p>
          </table:table-cell>
          <table:table-cell office:value-type="float" office:value="231.329" calcext:value-type="float">
            <text:p>231.329</text:p>
          </table:table-cell>
          <table:table-cell office:value-type="float" office:value="4.97207" calcext:value-type="float">
            <text:p>4.97207</text:p>
          </table:table-cell>
        </table:table-row>
        <table:table-row table:style-name="ro1">
          <table:table-cell office:value-type="float" office:value="258695" calcext:value-type="float">
            <text:p>258695</text:p>
          </table:table-cell>
          <table:table-cell office:value-type="float" office:value="228.473" calcext:value-type="float">
            <text:p>228.473</text:p>
          </table:table-cell>
          <table:table-cell office:value-type="float" office:value="4.31703" calcext:value-type="float">
            <text:p>4.31703</text:p>
          </table:table-cell>
        </table:table-row>
        <table:table-row table:style-name="ro1">
          <table:table-cell office:value-type="float" office:value="258697" calcext:value-type="float">
            <text:p>258697</text:p>
          </table:table-cell>
          <table:table-cell office:value-type="float" office:value="233.574" calcext:value-type="float">
            <text:p>233.574</text:p>
          </table:table-cell>
          <table:table-cell office:value-type="float" office:value="5.9281" calcext:value-type="float">
            <text:p>5.9281</text:p>
          </table:table-cell>
        </table:table-row>
        <table:table-row table:style-name="ro1">
          <table:table-cell office:value-type="float" office:value="258702" calcext:value-type="float">
            <text:p>258702</text:p>
          </table:table-cell>
          <table:table-cell office:value-type="float" office:value="228.274" calcext:value-type="float">
            <text:p>228.274</text:p>
          </table:table-cell>
          <table:table-cell office:value-type="float" office:value="4.27812" calcext:value-type="float">
            <text:p>4.27812</text:p>
          </table:table-cell>
        </table:table-row>
        <table:table-row table:style-name="ro1">
          <table:table-cell office:value-type="float" office:value="258704" calcext:value-type="float">
            <text:p>258704</text:p>
          </table:table-cell>
          <table:table-cell office:value-type="float" office:value="235.43" calcext:value-type="float">
            <text:p>235.43</text:p>
          </table:table-cell>
          <table:table-cell office:value-type="float" office:value="4.67044" calcext:value-type="float">
            <text:p>4.67044</text:p>
          </table:table-cell>
        </table:table-row>
        <table:table-row table:style-name="ro1">
          <table:table-cell office:value-type="float" office:value="258706" calcext:value-type="float">
            <text:p>258706</text:p>
          </table:table-cell>
          <table:table-cell office:value-type="float" office:value="232.823" calcext:value-type="float">
            <text:p>232.823</text:p>
          </table:table-cell>
          <table:table-cell office:value-type="float" office:value="4.20727" calcext:value-type="float">
            <text:p>4.20727</text:p>
          </table:table-cell>
        </table:table-row>
        <table:table-row table:style-name="ro1">
          <table:table-cell office:value-type="float" office:value="258708" calcext:value-type="float">
            <text:p>258708</text:p>
          </table:table-cell>
          <table:table-cell office:value-type="float" office:value="232.956" calcext:value-type="float">
            <text:p>232.956</text:p>
          </table:table-cell>
          <table:table-cell office:value-type="float" office:value="4.43043" calcext:value-type="float">
            <text:p>4.43043</text:p>
          </table:table-cell>
        </table:table-row>
        <table:table-row table:style-name="ro1">
          <table:table-cell office:value-type="float" office:value="258712" calcext:value-type="float">
            <text:p>258712</text:p>
          </table:table-cell>
          <table:table-cell office:value-type="float" office:value="232.737" calcext:value-type="float">
            <text:p>232.737</text:p>
          </table:table-cell>
          <table:table-cell office:value-type="float" office:value="4.53031" calcext:value-type="float">
            <text:p>4.53031</text:p>
          </table:table-cell>
        </table:table-row>
        <table:table-row table:style-name="ro1">
          <table:table-cell office:value-type="float" office:value="258714" calcext:value-type="float">
            <text:p>258714</text:p>
          </table:table-cell>
          <table:table-cell office:value-type="float" office:value="231.721" calcext:value-type="float">
            <text:p>231.721</text:p>
          </table:table-cell>
          <table:table-cell office:value-type="float" office:value="3.99844" calcext:value-type="float">
            <text:p>3.99844</text:p>
          </table:table-cell>
        </table:table-row>
        <table:table-row table:style-name="ro1">
          <table:table-cell office:value-type="float" office:value="258716" calcext:value-type="float">
            <text:p>258716</text:p>
          </table:table-cell>
          <table:table-cell office:value-type="float" office:value="232.285" calcext:value-type="float">
            <text:p>232.285</text:p>
          </table:table-cell>
          <table:table-cell office:value-type="float" office:value="5.03931" calcext:value-type="float">
            <text:p>5.03931</text:p>
          </table:table-cell>
        </table:table-row>
        <table:table-row table:style-name="ro1">
          <table:table-cell office:value-type="float" office:value="258719" calcext:value-type="float">
            <text:p>258719</text:p>
          </table:table-cell>
          <table:table-cell office:value-type="float" office:value="232.411" calcext:value-type="float">
            <text:p>232.411</text:p>
          </table:table-cell>
          <table:table-cell office:value-type="float" office:value="4.39525" calcext:value-type="float">
            <text:p>4.39525</text:p>
          </table:table-cell>
        </table:table-row>
        <table:table-row table:style-name="ro1">
          <table:table-cell office:value-type="float" office:value="258721" calcext:value-type="float">
            <text:p>258721</text:p>
          </table:table-cell>
          <table:table-cell office:value-type="float" office:value="237.354" calcext:value-type="float">
            <text:p>237.354</text:p>
          </table:table-cell>
          <table:table-cell office:value-type="float" office:value="4.20207" calcext:value-type="float">
            <text:p>4.20207</text:p>
          </table:table-cell>
        </table:table-row>
        <table:table-row table:style-name="ro1">
          <table:table-cell office:value-type="float" office:value="258723" calcext:value-type="float">
            <text:p>258723</text:p>
          </table:table-cell>
          <table:table-cell office:value-type="float" office:value="230.664" calcext:value-type="float">
            <text:p>230.664</text:p>
          </table:table-cell>
          <table:table-cell office:value-type="float" office:value="4.16953" calcext:value-type="float">
            <text:p>4.16953</text:p>
          </table:table-cell>
        </table:table-row>
        <table:table-row table:style-name="ro1">
          <table:table-cell office:value-type="float" office:value="258727" calcext:value-type="float">
            <text:p>258727</text:p>
          </table:table-cell>
          <table:table-cell office:value-type="float" office:value="236.09" calcext:value-type="float">
            <text:p>236.09</text:p>
          </table:table-cell>
          <table:table-cell office:value-type="float" office:value="5.82411" calcext:value-type="float">
            <text:p>5.82411</text:p>
          </table:table-cell>
        </table:table-row>
        <table:table-row table:style-name="ro1">
          <table:table-cell office:value-type="float" office:value="258747" calcext:value-type="float">
            <text:p>258747</text:p>
          </table:table-cell>
          <table:table-cell office:value-type="float" office:value="232.165" calcext:value-type="float">
            <text:p>232.165</text:p>
          </table:table-cell>
          <table:table-cell office:value-type="float" office:value="4.1904" calcext:value-type="float">
            <text:p>4.1904</text:p>
          </table:table-cell>
        </table:table-row>
        <table:table-row table:style-name="ro1">
          <table:table-cell office:value-type="float" office:value="258749" calcext:value-type="float">
            <text:p>258749</text:p>
          </table:table-cell>
          <table:table-cell office:value-type="float" office:value="232.777" calcext:value-type="float">
            <text:p>232.777</text:p>
          </table:table-cell>
          <table:table-cell office:value-type="float" office:value="4.38891" calcext:value-type="float">
            <text:p>4.38891</text:p>
          </table:table-cell>
        </table:table-row>
        <table:table-row table:style-name="ro1">
          <table:table-cell office:value-type="float" office:value="258751" calcext:value-type="float">
            <text:p>258751</text:p>
          </table:table-cell>
          <table:table-cell office:value-type="float" office:value="228.123" calcext:value-type="float">
            <text:p>228.123</text:p>
          </table:table-cell>
          <table:table-cell office:value-type="float" office:value="4.24515" calcext:value-type="float">
            <text:p>4.24515</text:p>
          </table:table-cell>
        </table:table-row>
        <table:table-row table:style-name="ro1">
          <table:table-cell office:value-type="float" office:value="258754" calcext:value-type="float">
            <text:p>258754</text:p>
          </table:table-cell>
          <table:table-cell office:value-type="float" office:value="232.505" calcext:value-type="float">
            <text:p>232.505</text:p>
          </table:table-cell>
          <table:table-cell office:value-type="float" office:value="5.53737" calcext:value-type="float">
            <text:p>5.53737</text:p>
          </table:table-cell>
        </table:table-row>
        <table:table-row table:style-name="ro1">
          <table:table-cell office:value-type="float" office:value="258756" calcext:value-type="float">
            <text:p>258756</text:p>
          </table:table-cell>
          <table:table-cell office:value-type="float" office:value="227.241" calcext:value-type="float">
            <text:p>227.241</text:p>
          </table:table-cell>
          <table:table-cell office:value-type="float" office:value="4.12409" calcext:value-type="float">
            <text:p>4.12409</text:p>
          </table:table-cell>
        </table:table-row>
        <table:table-row table:style-name="ro1">
          <table:table-cell office:value-type="float" office:value="258760" calcext:value-type="float">
            <text:p>258760</text:p>
          </table:table-cell>
          <table:table-cell office:value-type="float" office:value="235.629" calcext:value-type="float">
            <text:p>235.629</text:p>
          </table:table-cell>
          <table:table-cell office:value-type="float" office:value="5.98869" calcext:value-type="float">
            <text:p>5.98869</text:p>
          </table:table-cell>
        </table:table-row>
        <table:table-row table:style-name="ro1">
          <table:table-cell office:value-type="float" office:value="258762" calcext:value-type="float">
            <text:p>258762</text:p>
          </table:table-cell>
          <table:table-cell office:value-type="float" office:value="233.479" calcext:value-type="float">
            <text:p>233.479</text:p>
          </table:table-cell>
          <table:table-cell office:value-type="float" office:value="4.03687" calcext:value-type="float">
            <text:p>4.03687</text:p>
          </table:table-cell>
        </table:table-row>
        <table:table-row table:style-name="ro1">
          <table:table-cell office:value-type="float" office:value="258764" calcext:value-type="float">
            <text:p>258764</text:p>
          </table:table-cell>
          <table:table-cell office:value-type="float" office:value="233.823" calcext:value-type="float">
            <text:p>233.823</text:p>
          </table:table-cell>
          <table:table-cell office:value-type="float" office:value="3.999" calcext:value-type="float">
            <text:p>3.999</text:p>
          </table:table-cell>
        </table:table-row>
        <table:table-row table:style-name="ro1">
          <table:table-cell office:value-type="float" office:value="258766" calcext:value-type="float">
            <text:p>258766</text:p>
          </table:table-cell>
          <table:table-cell office:value-type="float" office:value="233.234" calcext:value-type="float">
            <text:p>233.234</text:p>
          </table:table-cell>
          <table:table-cell office:value-type="float" office:value="3.96521" calcext:value-type="float">
            <text:p>3.96521</text:p>
          </table:table-cell>
        </table:table-row>
        <table:table-row table:style-name="ro1">
          <table:table-cell office:value-type="float" office:value="258772" calcext:value-type="float">
            <text:p>258772</text:p>
          </table:table-cell>
          <table:table-cell office:value-type="float" office:value="229.489" calcext:value-type="float">
            <text:p>229.489</text:p>
          </table:table-cell>
          <table:table-cell office:value-type="float" office:value="4.0947" calcext:value-type="float">
            <text:p>4.0947</text:p>
          </table:table-cell>
        </table:table-row>
        <table:table-row table:style-name="ro1">
          <table:table-cell office:value-type="float" office:value="258774" calcext:value-type="float">
            <text:p>258774</text:p>
          </table:table-cell>
          <table:table-cell office:value-type="float" office:value="228.446" calcext:value-type="float">
            <text:p>228.446</text:p>
          </table:table-cell>
          <table:table-cell office:value-type="float" office:value="3.97334" calcext:value-type="float">
            <text:p>3.97334</text:p>
          </table:table-cell>
        </table:table-row>
        <table:table-row table:style-name="ro1">
          <table:table-cell office:value-type="float" office:value="258776" calcext:value-type="float">
            <text:p>258776</text:p>
          </table:table-cell>
          <table:table-cell office:value-type="float" office:value="229.042" calcext:value-type="float">
            <text:p>229.042</text:p>
          </table:table-cell>
          <table:table-cell office:value-type="float" office:value="4.02048" calcext:value-type="float">
            <text:p>4.02048</text:p>
          </table:table-cell>
        </table:table-row>
        <table:table-row table:style-name="ro1">
          <table:table-cell office:value-type="float" office:value="258778" calcext:value-type="float">
            <text:p>258778</text:p>
          </table:table-cell>
          <table:table-cell office:value-type="float" office:value="229.3" calcext:value-type="float">
            <text:p>229.3</text:p>
          </table:table-cell>
          <table:table-cell office:value-type="float" office:value="4.19253" calcext:value-type="float">
            <text:p>4.19253</text:p>
          </table:table-cell>
        </table:table-row>
        <table:table-row table:style-name="ro1">
          <table:table-cell office:value-type="float" office:value="258780" calcext:value-type="float">
            <text:p>258780</text:p>
          </table:table-cell>
          <table:table-cell office:value-type="float" office:value="229.141" calcext:value-type="float">
            <text:p>229.141</text:p>
          </table:table-cell>
          <table:table-cell office:value-type="float" office:value="3.91321" calcext:value-type="float">
            <text:p>3.91321</text:p>
          </table:table-cell>
        </table:table-row>
        <table:table-row table:style-name="ro1">
          <table:table-cell office:value-type="float" office:value="258782" calcext:value-type="float">
            <text:p>258782</text:p>
          </table:table-cell>
          <table:table-cell office:value-type="float" office:value="229.935" calcext:value-type="float">
            <text:p>229.935</text:p>
          </table:table-cell>
          <table:table-cell office:value-type="float" office:value="4.13972" calcext:value-type="float">
            <text:p>4.13972</text:p>
          </table:table-cell>
        </table:table-row>
        <table:table-row table:style-name="ro1">
          <table:table-cell office:value-type="float" office:value="258784" calcext:value-type="float">
            <text:p>258784</text:p>
          </table:table-cell>
          <table:table-cell office:value-type="float" office:value="231.691" calcext:value-type="float">
            <text:p>231.691</text:p>
          </table:table-cell>
          <table:table-cell office:value-type="float" office:value="4.05878" calcext:value-type="float">
            <text:p>4.05878</text:p>
          </table:table-cell>
        </table:table-row>
        <table:table-row table:style-name="ro1">
          <table:table-cell office:value-type="float" office:value="258787" calcext:value-type="float">
            <text:p>258787</text:p>
          </table:table-cell>
          <table:table-cell office:value-type="float" office:value="233.893" calcext:value-type="float">
            <text:p>233.893</text:p>
          </table:table-cell>
          <table:table-cell office:value-type="float" office:value="4.08935" calcext:value-type="float">
            <text:p>4.08935</text:p>
          </table:table-cell>
        </table:table-row>
        <table:table-row table:style-name="ro1">
          <table:table-cell office:value-type="float" office:value="258793" calcext:value-type="float">
            <text:p>258793</text:p>
          </table:table-cell>
          <table:table-cell office:value-type="float" office:value="234.191" calcext:value-type="float">
            <text:p>234.191</text:p>
          </table:table-cell>
          <table:table-cell office:value-type="float" office:value="4.08446" calcext:value-type="float">
            <text:p>4.08446</text:p>
          </table:table-cell>
        </table:table-row>
        <table:table-row table:style-name="ro1">
          <table:table-cell office:value-type="float" office:value="258797" calcext:value-type="float">
            <text:p>258797</text:p>
          </table:table-cell>
          <table:table-cell office:value-type="float" office:value="231.19" calcext:value-type="float">
            <text:p>231.19</text:p>
          </table:table-cell>
          <table:table-cell office:value-type="float" office:value="4.0644" calcext:value-type="float">
            <text:p>4.0644</text:p>
          </table:table-cell>
        </table:table-row>
        <table:table-row table:style-name="ro1">
          <table:table-cell office:value-type="float" office:value="258799" calcext:value-type="float">
            <text:p>258799</text:p>
          </table:table-cell>
          <table:table-cell office:value-type="float" office:value="229.07" calcext:value-type="float">
            <text:p>229.07</text:p>
          </table:table-cell>
          <table:table-cell office:value-type="float" office:value="4.07649" calcext:value-type="float">
            <text:p>4.07649</text:p>
          </table:table-cell>
        </table:table-row>
        <table:table-row table:style-name="ro1">
          <table:table-cell office:value-type="float" office:value="258801" calcext:value-type="float">
            <text:p>258801</text:p>
          </table:table-cell>
          <table:table-cell office:value-type="float" office:value="232.981" calcext:value-type="float">
            <text:p>232.981</text:p>
          </table:table-cell>
          <table:table-cell office:value-type="float" office:value="4.03233" calcext:value-type="float">
            <text:p>4.03233</text:p>
          </table:table-cell>
        </table:table-row>
        <table:table-row table:style-name="ro1">
          <table:table-cell office:value-type="float" office:value="258803" calcext:value-type="float">
            <text:p>258803</text:p>
          </table:table-cell>
          <table:table-cell office:value-type="float" office:value="234.163" calcext:value-type="float">
            <text:p>234.163</text:p>
          </table:table-cell>
          <table:table-cell office:value-type="float" office:value="4.11108" calcext:value-type="float">
            <text:p>4.11108</text:p>
          </table:table-cell>
        </table:table-row>
        <table:table-row table:style-name="ro1">
          <table:table-cell office:value-type="float" office:value="258805" calcext:value-type="float">
            <text:p>258805</text:p>
          </table:table-cell>
          <table:table-cell office:value-type="float" office:value="227.479" calcext:value-type="float">
            <text:p>227.479</text:p>
          </table:table-cell>
          <table:table-cell office:value-type="float" office:value="4.16659" calcext:value-type="float">
            <text:p>4.16659</text:p>
          </table:table-cell>
        </table:table-row>
        <table:table-row table:style-name="ro1">
          <table:table-cell office:value-type="float" office:value="258807" calcext:value-type="float">
            <text:p>258807</text:p>
          </table:table-cell>
          <table:table-cell office:value-type="float" office:value="225.204" calcext:value-type="float">
            <text:p>225.204</text:p>
          </table:table-cell>
          <table:table-cell office:value-type="float" office:value="4.06698" calcext:value-type="float">
            <text:p>4.06698</text:p>
          </table:table-cell>
        </table:table-row>
        <table:table-row table:style-name="ro1">
          <table:table-cell office:value-type="float" office:value="258809" calcext:value-type="float">
            <text:p>258809</text:p>
          </table:table-cell>
          <table:table-cell office:value-type="float" office:value="227.859" calcext:value-type="float">
            <text:p>227.859</text:p>
          </table:table-cell>
          <table:table-cell office:value-type="float" office:value="4.12152" calcext:value-type="float">
            <text:p>4.12152</text:p>
          </table:table-cell>
        </table:table-row>
        <table:table-row table:style-name="ro1">
          <table:table-cell office:value-type="float" office:value="258811" calcext:value-type="float">
            <text:p>258811</text:p>
          </table:table-cell>
          <table:table-cell office:value-type="float" office:value="230.626" calcext:value-type="float">
            <text:p>230.626</text:p>
          </table:table-cell>
          <table:table-cell office:value-type="float" office:value="3.97228" calcext:value-type="float">
            <text:p>3.97228</text:p>
          </table:table-cell>
        </table:table-row>
      </table:table>
      <table:named-expressions/>
      <table:database-ranges>
        <table:database-range table:name="__Anonymous_Sheet_DB__0" table:target-range-address="'June 2017'.A1:'June 2017'.R96">
          <table:sort>
            <table:sort-by table:field-number="0" table:data-type="automatic"/>
          </table:sort>
        </table:database-range>
        <table:database-range table:name="__Anonymous_Sheet_DB__1" table:target-range-address="'March 2018'.A1:'March 2018'.R96">
          <table:sort>
            <table:sort-by table:field-number="0" table:data-type="automatic"/>
          </table:sort>
        </table:database-range>
        <table:database-range table:name="__Anonymous_Sheet_DB__2" table:target-range-address="'June 2018'.A1:'June 2018'.R96">
          <table:sort>
            <table:sort-by table:field-number="0" table:data-type="automatic"/>
          </table:sort>
        </table:database-range>
        <table:database-range table:name="__Anonymous_Sheet_DB__3" table:target-range-address="'September 2018'.A1:'September 2018'.R96">
          <table:sort>
            <table:sort-by table:field-number="0" table:data-type="automatic"/>
          </table:sort>
        </table:database-range>
        <table:database-range table:name="__Anonymous_Sheet_DB__4" table:target-range-address="'December 2018'.A1:'December 2018'.R96">
          <table:sort>
            <table:sort-by table:field-number="0" table:data-type="automatic"/>
          </table:sort>
        </table:database-range>
        <table:database-range table:name="__Anonymous_Sheet_DB__5" table:target-range-address="'March 2019'.A1:'March 2019'.R93">
          <table:sort>
            <table:sort-by table:field-number="0" table:data-type="automatic"/>
          </table:sort>
        </table:database-range>
        <table:database-range table:name="__Anonymous_Sheet_DB__6" table:target-range-address="'December 2019'.A1:'December 2019'.R96">
          <table:sort>
            <table:sort-by table:field-number="0" table:data-type="automatic"/>
          </table:sort>
        </table:database-range>
        <table:database-range table:name="__Anonymous_Sheet_DB__7" table:target-range-address="'May 2020'.A1:'May 2020'.R95">
          <table:sort>
            <table:sort-by table:field-number="0" table:data-type="automatic"/>
          </table:sort>
        </table:database-range>
        <table:database-range table:name="__Anonymous_Sheet_DB__8" table:target-range-address="'May 2020_new_ang'.A1:'May 2020_new_ang'.R95">
          <table:sort>
            <table:sort-by table:field-number="0" table:data-type="automatic"/>
          </table:sort>
        </table:database-range>
        <table:database-range table:name="__Anonymous_Sheet_DB__11" table:target-range-address="Sheet12.A1:Sheet12.C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3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7:13:16.125614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15T10:23:41.848782120</meta:creation-date>
    <dc:date>2020-05-25T17:15:29.312013717</dc:date>
    <meta:editing-duration>PT8H21M25S</meta:editing-duration>
    <meta:editing-cycles>90</meta:editing-cycles>
    <meta:generator>LibreOffice/6.4.3.2$Linux_X86_64 LibreOffice_project/40$Build-2</meta:generator>
    <meta:document-statistic meta:table-count="12" meta:cell-count="18636" meta:object-count="0"/>
  </office:meta>
</office:document-meta>
</file>